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Times New Roman&quot;" svg:font-family="'&quot;Times New Roman&quot;'"/>
    <style:font-face style:name="Arial" svg:font-family="Arial"/>
    <style:font-face style:name="Roboto" svg:font-family="Roboto"/>
    <style:font-face style:name="Times New Roman" svg:font-family="'Times New Roman'"/>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80.16pt"/>
    </style:style>
    <style:style style:name="co2" style:family="table-column">
      <style:table-column-properties fo:break-before="auto" style:column-width="192.1pt"/>
    </style:style>
    <style:style style:name="co3" style:family="table-column">
      <style:table-column-properties fo:break-before="auto" style:column-width="96.86pt"/>
    </style:style>
    <style:style style:name="co4" style:family="table-column">
      <style:table-column-properties fo:break-before="auto" style:column-width="130.14pt"/>
    </style:style>
    <style:style style:name="co5" style:family="table-column">
      <style:table-column-properties fo:break-before="auto" style:column-width="382.59pt"/>
    </style:style>
    <style:style style:name="co6" style:family="table-column">
      <style:table-column-properties fo:break-before="auto" style:column-width="345.26pt"/>
    </style:style>
    <style:style style:name="co7" style:family="table-column">
      <style:table-column-properties fo:break-before="auto" style:column-width="494.5pt"/>
    </style:style>
    <style:style style:name="co8" style:family="table-column">
      <style:table-column-properties fo:break-before="auto" style:column-width="242.84pt"/>
    </style:style>
    <style:style style:name="co9" style:family="table-column">
      <style:table-column-properties fo:break-before="auto" style:column-width="182.61pt"/>
    </style:style>
    <style:style style:name="co10" style:family="table-column">
      <style:table-column-properties fo:break-before="auto" style:column-width="513.5pt"/>
    </style:style>
    <style:style style:name="co11" style:family="table-column">
      <style:table-column-properties fo:break-before="auto" style:column-width="68.29pt"/>
    </style:style>
    <style:style style:name="co12" style:family="table-column">
      <style:table-column-properties fo:break-before="auto" style:column-width="156.36pt"/>
    </style:style>
    <style:style style:name="co13" style:family="table-column">
      <style:table-column-properties fo:break-before="auto" style:column-width="101.59pt"/>
    </style:style>
    <style:style style:name="ro1" style:family="table-row">
      <style:table-row-properties style:row-height="15.76pt" fo:break-before="auto" style:use-optimal-row-height="false"/>
    </style:style>
    <style:style style:name="ro2" style:family="table-row">
      <style:table-row-properties style:row-height="15.76pt" fo:break-before="auto" style:use-optimal-row-height="true"/>
    </style:style>
    <style:style style:name="ta1" style:family="table" style:master-page-name="PageStyle_5f_README">
      <style:table-properties table:display="true" style:writing-mode="lr-tb"/>
    </style:style>
    <style:style style:name="ta2" style:family="table" style:master-page-name="PageStyle_5f_Section_20_6">
      <style:table-properties table:display="true" style:writing-mode="lr-tb"/>
    </style:style>
    <style:style style:name="ta3" style:family="table" style:master-page-name="PageStyle_5f_Section_20_7">
      <style:table-properties table:display="true" style:writing-mode="lr-tb"/>
    </style:style>
    <style:style style:name="ta4" style:family="table" style:master-page-name="PageStyle_5f_Section_20_8">
      <style:table-properties table:display="true" style:writing-mode="lr-tb"/>
    </style:style>
    <number:text-style style:name="N100">
      <number:text-content/>
    </number:text-style>
    <style:style style:name="ce1"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fo:background-color="#ff00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7" style:family="table-cell" style:parent-style-name="Default" style:data-style-name="N100">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quot;Times New Roman&quot;" fo:font-size="12pt" fo:font-style="normal" fo:text-shadow="none" style:text-underline-style="none" fo:font-weight="normal" style:font-size-asian="12pt" style:font-style-asian="normal" style:font-weight-asian="normal" style:font-name-complex="&quot;Times New Roman&quot;" style:font-size-complex="12pt" style:font-style-complex="normal" style:font-weight-complex="normal"/>
    </style:style>
    <style:style style:name="ce12"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fo:background-color="#ffffff"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data-style-name="N100">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data-style-name="N100">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8" style:family="table-cell" style:parent-style-name="Default" style:data-style-name="N100">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data-style-name="N100">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data-style-name="N100">
      <style:table-cell-properties fo:background-color="#ffffff"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2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28" style:family="table-cell" style:parent-style-name="Default">
      <style:table-cell-properties style:rotation-align="non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Default">
      <style:table-cell-properties fo:background-color="#34a85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table-cell-properties fo:background-color="#ea4335"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32"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 style:family="table-cell" style:parent-style-name="Default">
      <style:table-cell-properties fo:background-color="#ff0000"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 style:family="table-cell" style:parent-style-name="Default" style:data-style-name="N125">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 style:family="table-cell" style:parent-style-name="Default" style:data-style-name="N100">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 style:family="table-cell" style:parent-style-name="Default">
      <style:table-cell-properties fo:background-color="#ffffff"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 style:family="table-cell" style:parent-style-name="Default" style:data-style-name="N100">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4"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quot;Times New Roman&quot;" fo:font-size="10pt" fo:font-style="normal" fo:text-shadow="none" style:text-underline-style="none" fo:font-weight="normal" style:font-size-asian="10pt" style:font-style-asian="normal" style:font-weight-asian="normal" style:font-name-complex="&quot;Times New Roman&quot;" style:font-size-complex="10pt" style:font-style-complex="normal" style:font-weight-complex="normal"/>
    </style:style>
    <style:style style:name="ce48" style:family="table-cell" style:parent-style-name="Default" style:data-style-name="N100">
      <style:table-cell-properties fo:background-color="#ff0000" style:text-align-source="fix" style:repeat-content="false" fo:wrap-option="no-wrap"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9"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top" loext:vertical-justify="auto"/>
      <style:paragraph-properties fo:text-align="end" css3t:text-justify="auto" fo:margin-left="0pt" style:writing-mode="page"/>
      <style:text-properties fo:color="#000000" style:text-outline="false" style:text-line-through-style="none" style:text-line-through-type="none" style:font-name="&quot;Times New Roman&quot;" fo:font-size="10pt" fo:font-style="normal" fo:text-shadow="none" style:text-underline-style="none" fo:font-weight="normal" style:font-size-asian="10pt" style:font-style-asian="normal" style:font-weight-asian="normal" style:font-name-complex="&quot;Times New Roman&quot;" style:font-size-complex="10pt" style:font-style-complex="normal" style:font-weight-complex="normal"/>
    </style:style>
    <style:style style:name="ce50"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top" loext:vertical-justify="auto"/>
      <style:paragraph-properties fo:text-align="end" css3t:text-justify="auto" fo:margin-left="0pt" style:writing-mode="page"/>
      <style:text-properties fo:color="#000000" style:text-outline="false" style:text-line-through-style="none" style:text-line-through-type="none" style:font-name="&quot;Times New Roman&quot;" fo:font-size="10pt" fo:font-style="normal" fo:text-shadow="none" style:text-underline-style="none" fo:font-weight="normal" style:font-size-asian="10pt" style:font-style-asian="normal" style:font-weight-asian="normal" style:font-name-complex="&quot;Times New Roman&quot;" style:font-size-complex="10pt" style:font-style-complex="normal" style:font-weight-complex="normal"/>
    </style:style>
    <style:style style:name="ce51" style:family="table-cell" style:parent-style-name="Default" style:data-style-name="N100">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top" loext:vertical-justify="auto"/>
      <style:paragraph-properties fo:text-align="end" css3t:text-justify="auto" fo:margin-left="0pt" style:writing-mode="page"/>
      <style:text-properties fo:color="#000000" style:text-outline="false" style:text-line-through-style="none" style:text-line-through-type="none" style:font-name="&quot;Times New Roman&quot;" fo:font-size="10pt" fo:font-style="normal" fo:text-shadow="none" style:text-underline-style="none" fo:font-weight="normal" style:font-size-asian="10pt" style:font-style-asian="normal" style:font-weight-asian="normal" style:font-name-complex="&quot;Times New Roman&quot;" style:font-size-complex="10pt" style:font-style-complex="normal" style:font-weight-complex="normal"/>
    </style:style>
    <style:style style:name="ce52" style:family="table-cell" style:parent-style-name="Default" style:data-style-name="N100">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top" loext:vertical-justify="auto"/>
      <style:paragraph-properties fo:text-align="end" css3t:text-justify="auto" fo:margin-left="0pt" style:writing-mode="page"/>
      <style:text-properties fo:color="#000000" style:text-outline="false" style:text-line-through-style="none" style:text-line-through-type="none" style:font-name="&quot;Times New Roman&quot;" fo:font-size="10pt" fo:font-style="normal" fo:text-shadow="none" style:text-underline-style="none" fo:font-weight="normal" style:font-size-asian="10pt" style:font-style-asian="normal" style:font-weight-asian="normal" style:font-name-complex="&quot;Times New Roman&quot;" style:font-size-complex="10pt" style:font-style-complex="normal" style:font-weight-complex="normal"/>
    </style:style>
    <style:style style:name="ce53"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top" loext:vertical-justify="auto"/>
      <style:paragraph-properties fo:text-align="center" css3t:text-justify="auto" fo:margin-left="0pt" style:writing-mode="page"/>
      <style:text-properties fo:color="#000000" style:text-outline="false" style:text-line-through-style="none" style:text-line-through-type="none" style:font-name="&quot;Times New Roman&quot;" fo:font-size="10pt" fo:font-style="normal" fo:text-shadow="none" style:text-underline-style="none" fo:font-weight="normal" style:font-size-asian="10pt" style:font-style-asian="normal" style:font-weight-asian="normal" style:font-name-complex="&quot;Times New Roman&quot;" style:font-size-complex="10pt" style:font-style-complex="normal" style:font-weight-complex="normal"/>
    </style:style>
    <style:style style:name="ce54"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top" loext:vertical-justify="auto"/>
      <style:paragraph-properties fo:text-align="center" css3t:text-justify="auto" fo:margin-left="0pt" style:writing-mode="page"/>
      <style:text-properties fo:color="#000000" style:text-outline="false" style:text-line-through-style="none" style:text-line-through-type="none" style:font-name="&quot;Times New Roman&quot;" fo:font-size="10pt" fo:font-style="normal" fo:text-shadow="none" style:text-underline-style="none" fo:font-weight="normal" style:font-size-asian="10pt" style:font-style-asian="normal" style:font-weight-asian="normal" style:font-name-complex="&quot;Times New Roman&quot;" style:font-size-complex="10pt" style:font-style-complex="normal" style:font-weight-complex="normal"/>
    </style:style>
    <style:style style:name="ce55"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pt" style:writing-mode="page"/>
      <style:text-properties fo:color="#000000" style:text-outline="false" style:text-line-through-style="none" style:text-line-through-type="none" style:font-name="&quot;Times New Roman&quot;" fo:font-size="10pt" fo:font-style="normal" fo:text-shadow="none" style:text-underline-style="none" fo:font-weight="normal" style:font-size-asian="10pt" style:font-style-asian="normal" style:font-weight-asian="normal" style:font-name-complex="&quot;Times New Roman&quot;" style:font-size-complex="10pt" style:font-style-complex="normal" style:font-weight-complex="normal"/>
    </style:style>
    <style:style style:name="ce56"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quot;Times New Roman&quot;" fo:font-size="10pt" fo:font-style="normal" fo:text-shadow="none" style:text-underline-style="none" fo:font-weight="normal" style:font-size-asian="10pt" style:font-style-asian="normal" style:font-weight-asian="normal" style:font-name-complex="&quot;Times New Roman&quot;" style:font-size-complex="10pt" style:font-style-complex="normal" style:font-weight-complex="normal"/>
    </style:style>
    <style:style style:name="ce57"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quot;Times New Roman&quot;" fo:font-size="10pt" fo:font-style="normal" fo:text-shadow="none" style:text-underline-style="none" fo:font-weight="normal" style:font-size-asian="10pt" style:font-style-asian="normal" style:font-weight-asian="normal" style:font-name-complex="&quot;Times New Roman&quot;" style:font-size-complex="10pt" style:font-style-complex="normal" style:font-weight-complex="normal"/>
    </style:style>
    <style:style style:name="ce5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quot;Times New Roman&quot;" fo:font-size="10pt" fo:font-style="normal" fo:text-shadow="none" style:text-underline-style="none" fo:font-weight="normal" style:font-size-asian="10pt" style:font-style-asian="normal" style:font-weight-asian="normal" style:font-name-complex="&quot;Times New Roman&quot;" style:font-size-complex="10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README" table:style-name="ta1">
        <office:forms form:automatic-focus="false" form:apply-design-mode="false"/>
        <table:table-column table:style-name="co1" table:number-columns-repeated="1024" table:default-cell-style-name="Default"/>
        <table:table-row table:style-name="ro1" table:number-rows-repeated="1048575">
          <table:table-cell table:number-columns-repeated="1024"/>
        </table:table-row>
        <table:table-row table:style-name="ro1">
          <table:table-cell table:number-columns-repeated="1024"/>
        </table:table-row>
      </table:table>
      <table:table table:name="Section 6" table:style-name="ta2">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number-columns-repeated="1020" table:default-cell-style-name="Default"/>
        <table:table-row table:style-name="ro2">
          <table:table-cell table:style-name="ce1"/>
          <table:table-cell table:style-name="ce6" office:value-type="string" calcext:value-type="string">
            <text:p>Code</text:p>
          </table:table-cell>
          <table:table-cell table:style-name="ce6" office:value-type="string" calcext:value-type="string">
            <text:p>Date emission</text:p>
          </table:table-cell>
          <table:table-cell table:style-name="ce6" office:value-type="string" calcext:value-type="string">
            <text:p>Type</text:p>
          </table:table-cell>
          <table:table-cell table:number-columns-repeated="1020"/>
        </table:table-row>
        <table:table-row table:style-name="ro2">
          <table:table-cell table:style-name="ce2" office:value-type="string" calcext:value-type="string">
            <text:p>Justificatif de domicile</text:p>
          </table:table-cell>
          <table:table-cell table:style-name="ce7" office:value-type="string" calcext:value-type="string">
            <text:p>00</text:p>
          </table:table-cell>
          <table:table-cell table:style-name="ce2" office:value-type="string" calcext:value-type="string">
            <text:p>O</text:p>
          </table:table-cell>
          <table:table-cell table:style-name="ce10" office:value-type="string" calcext:value-type="string">
            <text:p>Document émis spécifiquement pour servir de justificatif de domicile.</text:p>
          </table:table-cell>
          <table:table-cell table:number-columns-repeated="1020"/>
        </table:table-row>
        <table:table-row table:style-name="ro2">
          <table:table-cell table:style-name="ce2" office:value-type="string" calcext:value-type="string">
            <text:p>Justificatif de domicile</text:p>
          </table:table-cell>
          <table:table-cell table:style-name="ce7" office:value-type="string" calcext:value-type="string">
            <text:p>01</text:p>
          </table:table-cell>
          <table:table-cell table:style-name="ce2" office:value-type="string" calcext:value-type="string">
            <text:p>O</text:p>
          </table:table-cell>
          <table:table-cell table:style-name="ce10" office:value-type="string" calcext:value-type="string">
            <text:p>Factures de fournisseur d’énergie</text:p>
            <text:p>Factures de téléphonie</text:p>
            <text:p>Factures de fournisseur d’accès internet</text:p>
            <text:p>Factures de fournisseur d’eau</text:p>
          </table:table-cell>
          <table:table-cell table:number-columns-repeated="1020"/>
        </table:table-row>
        <table:table-row table:style-name="ro2">
          <table:table-cell table:style-name="ce2" office:value-type="string" calcext:value-type="string">
            <text:p>Justificatif de domicile</text:p>
          </table:table-cell>
          <table:table-cell table:style-name="ce7" office:value-type="string" calcext:value-type="string">
            <text:p>02</text:p>
          </table:table-cell>
          <table:table-cell table:style-name="ce2" office:value-type="string" calcext:value-type="string">
            <text:p>O</text:p>
          </table:table-cell>
          <table:table-cell table:style-name="ce10" office:value-type="string" calcext:value-type="string">
            <text:p>Avis de taxe d’habitation</text:p>
          </table:table-cell>
          <table:table-cell/>
          <table:table-cell table:style-name="ce11"/>
          <table:table-cell table:number-columns-repeated="1018"/>
        </table:table-row>
        <table:table-row table:style-name="ro2">
          <table:table-cell table:style-name="ce2" office:value-type="string" calcext:value-type="string">
            <text:p>Justificatif de domiciliation bancaire</text:p>
          </table:table-cell>
          <table:table-cell table:style-name="ce7" office:value-type="string" calcext:value-type="string">
            <text:p>03</text:p>
          </table:table-cell>
          <table:table-cell table:style-name="ce2" office:value-type="string" calcext:value-type="string">
            <text:p>N</text:p>
          </table:table-cell>
          <table:table-cell table:style-name="ce10" office:value-type="string" calcext:value-type="string">
            <text:p>Relevé d’identité bancaire.</text:p>
          </table:table-cell>
          <table:table-cell/>
          <table:table-cell table:style-name="ce11"/>
          <table:table-cell table:number-columns-repeated="1018"/>
        </table:table-row>
        <table:table-row table:style-name="ro2">
          <table:table-cell table:style-name="ce2" office:value-type="string" calcext:value-type="string">
            <text:p>Justificatif de domiciliation bancaire</text:p>
          </table:table-cell>
          <table:table-cell table:style-name="ce7" office:value-type="string" calcext:value-type="string">
            <text:p>05</text:p>
          </table:table-cell>
          <table:table-cell table:style-name="ce2" office:value-type="string" calcext:value-type="string">
            <text:p>N</text:p>
          </table:table-cell>
          <table:table-cell table:style-name="ce10" office:value-type="string" calcext:value-type="string">
            <text:p>Relevé d’Identité SEPAmail</text:p>
          </table:table-cell>
          <table:table-cell/>
          <table:table-cell table:style-name="ce11"/>
          <table:table-cell table:number-columns-repeated="1018"/>
        </table:table-row>
        <table:table-row table:style-name="ro2">
          <table:table-cell table:style-name="ce2" office:value-type="string" calcext:value-type="string">
            <text:p>Justificatif de ressources</text:p>
          </table:table-cell>
          <table:table-cell table:style-name="ce7" office:value-type="string" calcext:value-type="string">
            <text:p>04</text:p>
          </table:table-cell>
          <table:table-cell table:style-name="ce2" office:value-type="string" calcext:value-type="string">
            <text:p>O</text:p>
          </table:table-cell>
          <table:table-cell table:style-name="ce10" office:value-type="string" calcext:value-type="string">
            <text:p>Avis d’impôt sur le revenu</text:p>
          </table:table-cell>
          <table:table-cell/>
          <table:table-cell table:style-name="ce11"/>
          <table:table-cell table:number-columns-repeated="1018"/>
        </table:table-row>
        <table:table-row table:style-name="ro2">
          <table:table-cell table:style-name="ce2" office:value-type="string" calcext:value-type="string">
            <text:p>Justificatif de ressources</text:p>
          </table:table-cell>
          <table:table-cell table:style-name="ce7" office:value-type="string" calcext:value-type="string">
            <text:p>06</text:p>
          </table:table-cell>
          <table:table-cell table:style-name="ce2" office:value-type="string" calcext:value-type="string">
            <text:p>O</text:p>
          </table:table-cell>
          <table:table-cell table:style-name="ce10" office:value-type="string" calcext:value-type="string">
            <text:p>Bulletin de salaire</text:p>
          </table:table-cell>
          <table:table-cell/>
          <table:table-cell table:style-name="ce11"/>
          <table:table-cell table:number-columns-repeated="4"/>
          <table:table-cell table:style-name="ce11"/>
          <table:table-cell table:number-columns-repeated="1013"/>
        </table:table-row>
        <table:table-row table:style-name="ro2">
          <table:table-cell table:style-name="ce2" office:value-type="string" calcext:value-type="string">
            <text:p>Justificatif de ressources</text:p>
          </table:table-cell>
          <table:table-cell table:style-name="ce7" office:value-type="string" calcext:value-type="string">
            <text:p>11</text:p>
          </table:table-cell>
          <table:table-cell table:style-name="ce2" office:value-type="string" calcext:value-type="string">
            <text:p>O</text:p>
          </table:table-cell>
          <table:table-cell table:style-name="ce10" office:value-type="string" calcext:value-type="string">
            <text:p>Relevé de compte</text:p>
          </table:table-cell>
          <table:table-cell/>
          <table:table-cell table:style-name="ce11"/>
          <table:table-cell table:number-columns-repeated="4"/>
          <table:table-cell table:style-name="ce11"/>
          <table:table-cell table:number-columns-repeated="1013"/>
        </table:table-row>
        <table:table-row table:style-name="ro2">
          <table:table-cell table:style-name="ce2" office:value-type="string" calcext:value-type="string">
            <text:p>Justificatif d’identité</text:p>
          </table:table-cell>
          <table:table-cell table:style-name="ce7" office:value-type="string" calcext:value-type="string">
            <text:p>07</text:p>
          </table:table-cell>
          <table:table-cell table:style-name="ce2" office:value-type="string" calcext:value-type="string">
            <text:p>O</text:p>
          </table:table-cell>
          <table:table-cell table:style-name="ce3" office:value-type="string" calcext:value-type="string">
            <text:p>Titre d’identité</text:p>
          </table:table-cell>
          <table:table-cell/>
          <table:table-cell table:style-name="ce11"/>
          <table:table-cell table:number-columns-repeated="4"/>
          <table:table-cell table:style-name="ce11"/>
          <table:table-cell table:number-columns-repeated="1013"/>
        </table:table-row>
        <table:table-row table:style-name="ro2">
          <table:table-cell table:style-name="ce2" office:value-type="string" calcext:value-type="string">
            <text:p>Justificatif d’identité</text:p>
          </table:table-cell>
          <table:table-cell table:style-name="ce7" office:value-type="string" calcext:value-type="string">
            <text:p>08</text:p>
          </table:table-cell>
          <table:table-cell table:style-name="ce2" office:value-type="string" calcext:value-type="string">
            <text:p>O</text:p>
          </table:table-cell>
          <table:table-cell table:style-name="ce3" office:value-type="string" calcext:value-type="string">
            <text:p>MRZ</text:p>
          </table:table-cell>
          <table:table-cell/>
          <table:table-cell table:style-name="ce11"/>
          <table:table-cell table:number-columns-repeated="4"/>
          <table:table-cell table:style-name="ce11"/>
          <table:table-cell table:number-columns-repeated="1013"/>
        </table:table-row>
        <table:table-row table:style-name="ro2">
          <table:table-cell table:style-name="ce2" office:value-type="string" calcext:value-type="string">
            <text:p>Justificatif d’identité</text:p>
          </table:table-cell>
          <table:table-cell table:style-name="ce7" office:value-type="string" calcext:value-type="string">
            <text:p>13</text:p>
          </table:table-cell>
          <table:table-cell table:style-name="ce2" office:value-type="string" calcext:value-type="string">
            <text:p>O</text:p>
          </table:table-cell>
          <table:table-cell table:style-name="ce10" office:value-type="string" calcext:value-type="string">
            <text:p>Document étranger</text:p>
          </table:table-cell>
          <table:table-cell/>
          <table:table-cell table:style-name="ce11"/>
          <table:table-cell table:number-columns-repeated="4"/>
          <table:table-cell table:style-name="ce11"/>
          <table:table-cell table:number-columns-repeated="1013"/>
        </table:table-row>
        <table:table-row table:style-name="ro2">
          <table:table-cell table:style-name="ce2" office:value-type="string" calcext:value-type="string">
            <text:p>Justificatif fiscal</text:p>
          </table:table-cell>
          <table:table-cell table:style-name="ce7" office:value-type="string" calcext:value-type="string">
            <text:p>09</text:p>
          </table:table-cell>
          <table:table-cell table:style-name="ce2" office:value-type="string" calcext:value-type="string">
            <text:p>O</text:p>
          </table:table-cell>
          <table:table-cell table:style-name="ce3" office:value-type="string" calcext:value-type="string">
            <text:p>Facture étendue</text:p>
          </table:table-cell>
          <table:table-cell/>
          <table:table-cell table:style-name="ce11"/>
          <table:table-cell table:number-columns-repeated="4"/>
          <table:table-cell table:style-name="ce11"/>
          <table:table-cell table:number-columns-repeated="1013"/>
        </table:table-row>
        <table:table-row table:style-name="ro2">
          <table:table-cell table:style-name="ce2" office:value-type="string" calcext:value-type="string">
            <text:p>Justificatif d’emploi</text:p>
          </table:table-cell>
          <table:table-cell table:style-name="ce7" office:value-type="string" calcext:value-type="string">
            <text:p>10</text:p>
          </table:table-cell>
          <table:table-cell table:style-name="ce2" office:value-type="string" calcext:value-type="string">
            <text:p>O</text:p>
          </table:table-cell>
          <table:table-cell table:style-name="ce10" office:value-type="string" calcext:value-type="string">
            <text:p>Contrat de travail</text:p>
          </table:table-cell>
          <table:table-cell/>
          <table:table-cell table:style-name="ce11"/>
          <table:table-cell table:number-columns-repeated="4"/>
          <table:table-cell table:style-name="ce11"/>
          <table:table-cell table:number-columns-repeated="1013"/>
        </table:table-row>
        <table:table-row table:style-name="ro2">
          <table:table-cell table:style-name="ce2" office:value-type="string" calcext:value-type="string">
            <text:p>Justificatif d’emploi</text:p>
          </table:table-cell>
          <table:table-cell table:style-name="ce7" office:value-type="string" calcext:value-type="string">
            <text:p>15</text:p>
          </table:table-cell>
          <table:table-cell table:style-name="ce2" office:value-type="string" calcext:value-type="string">
            <text:p>O</text:p>
          </table:table-cell>
          <table:table-cell table:style-name="ce10" office:value-type="string" calcext:value-type="string">
            <text:p>Attestation de décision favorable d'une demande d'autorisation de travail</text:p>
          </table:table-cell>
          <table:table-cell/>
          <table:table-cell table:style-name="ce11"/>
          <table:table-cell table:number-columns-repeated="4"/>
          <table:table-cell table:style-name="ce11"/>
          <table:table-cell table:number-columns-repeated="1013"/>
        </table:table-row>
        <table:table-row table:style-name="ro2">
          <table:table-cell table:style-name="ce2" office:value-type="string" calcext:value-type="string">
            <text:p>Justificatif de véhicule</text:p>
          </table:table-cell>
          <table:table-cell table:style-name="ce7" office:value-type="string" calcext:value-type="string">
            <text:p>A0</text:p>
          </table:table-cell>
          <table:table-cell table:style-name="ce2" office:value-type="string" calcext:value-type="string">
            <text:p>O</text:p>
          </table:table-cell>
          <table:table-cell table:style-name="ce10" office:value-type="string" calcext:value-type="string">
            <text:p>Certificat de qualité de l’air</text:p>
          </table:table-cell>
          <table:table-cell/>
          <table:table-cell table:style-name="ce11"/>
          <table:table-cell table:number-columns-repeated="4"/>
          <table:table-cell table:style-name="ce11"/>
          <table:table-cell table:number-columns-repeated="1013"/>
        </table:table-row>
        <table:table-row table:style-name="ro2">
          <table:table-cell table:style-name="ce2" office:value-type="string" calcext:value-type="string">
            <text:p>Justificatif de véhicule</text:p>
          </table:table-cell>
          <table:table-cell table:style-name="ce7" office:value-type="string" calcext:value-type="string">
            <text:p>A7</text:p>
          </table:table-cell>
          <table:table-cell table:style-name="ce2" office:value-type="string" calcext:value-type="string">
            <text:p>O</text:p>
          </table:table-cell>
          <table:table-cell table:style-name="ce10" office:value-type="string" calcext:value-type="string">
            <text:p>Certificat de qualité de l’air (V2)</text:p>
          </table:table-cell>
          <table:table-cell/>
          <table:table-cell table:style-name="ce11"/>
          <table:table-cell table:number-columns-repeated="4"/>
          <table:table-cell table:style-name="ce11"/>
          <table:table-cell table:number-columns-repeated="1013"/>
        </table:table-row>
        <table:table-row table:style-name="ro2">
          <table:table-cell table:style-name="ce2" office:value-type="string" calcext:value-type="string">
            <text:p>Justificatif de véhicule</text:p>
          </table:table-cell>
          <table:table-cell table:style-name="ce7" office:value-type="string" calcext:value-type="string">
            <text:p>14</text:p>
          </table:table-cell>
          <table:table-cell table:style-name="ce2" office:value-type="string" calcext:value-type="string">
            <text:p>O</text:p>
          </table:table-cell>
          <table:table-cell table:style-name="ce10" office:value-type="string" calcext:value-type="string">
            <text:p>Attestation DICEM</text:p>
          </table:table-cell>
          <table:table-cell/>
          <table:table-cell table:style-name="ce11"/>
          <table:table-cell table:number-columns-repeated="4"/>
          <table:table-cell table:style-name="ce11"/>
          <table:table-cell table:number-columns-repeated="1013"/>
        </table:table-row>
        <table:table-row table:style-name="ro2">
          <table:table-cell table:style-name="ce2" office:value-type="string" calcext:value-type="string">
            <text:p>Justificatif permis de conduire</text:p>
          </table:table-cell>
          <table:table-cell table:style-name="ce7" office:value-type="string" calcext:value-type="string">
            <text:p>A1</text:p>
          </table:table-cell>
          <table:table-cell table:style-name="ce2" office:value-type="string" calcext:value-type="string">
            <text:p>O</text:p>
          </table:table-cell>
          <table:table-cell table:style-name="ce10" office:value-type="string" calcext:value-type="string">
            <text:p>Courrier Permis à Points</text:p>
          </table:table-cell>
          <table:table-cell/>
          <table:table-cell table:style-name="ce11"/>
          <table:table-cell table:number-columns-repeated="4"/>
          <table:table-cell table:style-name="ce11"/>
          <table:table-cell table:number-columns-repeated="1013"/>
        </table:table-row>
        <table:table-row table:style-name="ro2">
          <table:table-cell table:style-name="ce3" office:value-type="string" calcext:value-type="string">
            <text:p>Justificatif permis de conduire</text:p>
          </table:table-cell>
          <table:table-cell table:style-name="ce8" office:value-type="string" calcext:value-type="string">
            <text:p>AA</text:p>
          </table:table-cell>
          <table:table-cell table:style-name="ce2" office:value-type="string" calcext:value-type="string">
            <text:p>O</text:p>
          </table:table-cell>
          <table:table-cell table:style-name="ce3" office:value-type="string" calcext:value-type="string">
            <text:p>Arrêtés Permis de conduire</text:p>
          </table:table-cell>
          <table:table-cell/>
          <table:table-cell table:style-name="ce11" office:value-type="float" office:value="1" calcext:value-type="float">
            <text:p>1</text:p>
          </table:table-cell>
          <table:table-cell table:number-columns-repeated="4"/>
          <table:table-cell table:style-name="ce11"/>
          <table:table-cell table:number-columns-repeated="1013"/>
        </table:table-row>
        <table:table-row table:style-name="ro2">
          <table:table-cell table:style-name="ce3" office:value-type="string" calcext:value-type="string">
            <text:p>Justificatif permis de conduire</text:p>
          </table:table-cell>
          <table:table-cell table:style-name="ce8" office:value-type="string" calcext:value-type="string">
            <text:p>AB</text:p>
          </table:table-cell>
          <table:table-cell table:style-name="ce2" office:value-type="string" calcext:value-type="string">
            <text:p>N</text:p>
          </table:table-cell>
          <table:table-cell table:style-name="ce3" office:value-type="string" calcext:value-type="string">
            <text:p>Relevé d’Information Permis de conduire</text:p>
          </table:table-cell>
          <table:table-cell/>
          <table:table-cell table:style-name="ce11" office:value-type="float" office:value="1" calcext:value-type="float">
            <text:p>1</text:p>
          </table:table-cell>
          <table:table-cell table:number-columns-repeated="4"/>
          <table:table-cell table:style-name="ce11"/>
          <table:table-cell table:number-columns-repeated="1013"/>
        </table:table-row>
        <table:table-row table:style-name="ro2">
          <table:table-cell table:style-name="ce2" office:value-type="string" calcext:value-type="string">
            <text:p>Justificatif de santé</text:p>
          </table:table-cell>
          <table:table-cell table:style-name="ce7" office:value-type="string" calcext:value-type="string">
            <text:p>A2</text:p>
          </table:table-cell>
          <table:table-cell table:style-name="ce2" office:value-type="string" calcext:value-type="string">
            <text:p>O</text:p>
          </table:table-cell>
          <table:table-cell table:style-name="ce10" office:value-type="string" calcext:value-type="string">
            <text:p>Carte Mobilité Inclusion (CMI)</text:p>
          </table:table-cell>
          <table:table-cell/>
          <table:table-cell table:style-name="ce11"/>
          <table:table-cell table:number-columns-repeated="4"/>
          <table:table-cell table:style-name="ce11"/>
          <table:table-cell table:number-columns-repeated="1013"/>
        </table:table-row>
        <table:table-row table:style-name="ro2">
          <table:table-cell table:style-name="ce2" office:value-type="string" calcext:value-type="string">
            <text:p>Justificatif d’activité</text:p>
          </table:table-cell>
          <table:table-cell table:style-name="ce7" office:value-type="string" calcext:value-type="string">
            <text:p>A3</text:p>
          </table:table-cell>
          <table:table-cell table:style-name="ce2" office:value-type="string" calcext:value-type="string">
            <text:p>N</text:p>
          </table:table-cell>
          <table:table-cell table:style-name="ce10" office:value-type="string" calcext:value-type="string">
            <text:p>Macaron VTC (Véhicule de Transport avec Chauffeur)</text:p>
          </table:table-cell>
          <table:table-cell/>
          <table:table-cell table:style-name="ce11"/>
          <table:table-cell table:number-columns-repeated="4"/>
          <table:table-cell table:style-name="ce11"/>
          <table:table-cell table:number-columns-repeated="1013"/>
        </table:table-row>
        <table:table-row table:style-name="ro2">
          <table:table-cell table:style-name="ce2" office:value-type="string" calcext:value-type="string">
            <text:p>Justificatif d’activité</text:p>
          </table:table-cell>
          <table:table-cell table:style-name="ce7" office:value-type="string" calcext:value-type="string">
            <text:p>A5</text:p>
          </table:table-cell>
          <table:table-cell table:style-name="ce2" office:value-type="string" calcext:value-type="string">
            <text:p>N</text:p>
          </table:table-cell>
          <table:table-cell table:style-name="ce10" office:value-type="string" calcext:value-type="string">
            <text:p>Carte T3P (Transport Public Particulier de Personnes)</text:p>
          </table:table-cell>
          <table:table-cell/>
          <table:table-cell table:style-name="ce11"/>
          <table:table-cell table:number-columns-repeated="4"/>
          <table:table-cell table:style-name="ce11"/>
          <table:table-cell table:number-columns-repeated="1013"/>
        </table:table-row>
        <table:table-row table:style-name="ro2">
          <table:table-cell table:style-name="ce2" office:value-type="string" calcext:value-type="string">
            <text:p>Justificatif d’activité</text:p>
          </table:table-cell>
          <table:table-cell table:style-name="ce7" office:value-type="string" calcext:value-type="string">
            <text:p>A6</text:p>
          </table:table-cell>
          <table:table-cell table:style-name="ce2" office:value-type="string" calcext:value-type="string">
            <text:p>N</text:p>
          </table:table-cell>
          <table:table-cell table:style-name="ce10" office:value-type="string" calcext:value-type="string">
            <text:p>Carte Professionnelle Sapeur-Pompier</text:p>
          </table:table-cell>
          <table:table-cell/>
          <table:table-cell table:style-name="ce11"/>
          <table:table-cell table:number-columns-repeated="4"/>
          <table:table-cell table:style-name="ce11"/>
          <table:table-cell table:number-columns-repeated="1013"/>
        </table:table-row>
        <table:table-row table:style-name="ro2">
          <table:table-cell table:style-name="ce2" office:value-type="string" calcext:value-type="string">
            <text:p>Justificatif d’activité</text:p>
          </table:table-cell>
          <table:table-cell table:style-name="ce7" office:value-type="string" calcext:value-type="string">
            <text:p>A9</text:p>
          </table:table-cell>
          <table:table-cell table:style-name="ce2" office:value-type="string" calcext:value-type="string">
            <text:p>O</text:p>
          </table:table-cell>
          <table:table-cell table:style-name="ce10" office:value-type="string" calcext:value-type="string">
            <text:p>Permis de chasser</text:p>
          </table:table-cell>
          <table:table-cell/>
          <table:table-cell table:style-name="ce11"/>
          <table:table-cell table:number-columns-repeated="4"/>
          <table:table-cell table:style-name="ce11"/>
          <table:table-cell table:number-columns-repeated="1013"/>
        </table:table-row>
        <table:table-row table:style-name="ro2">
          <table:table-cell table:style-name="ce2" office:value-type="string" calcext:value-type="string">
            <text:p>Justificatif d’activité</text:p>
          </table:table-cell>
          <table:table-cell table:style-name="ce7" office:value-type="string" calcext:value-type="string">
            <text:p>AC</text:p>
          </table:table-cell>
          <table:table-cell table:style-name="ce2" office:value-type="string" calcext:value-type="string">
            <text:p>O</text:p>
          </table:table-cell>
          <table:table-cell table:style-name="ce10" office:value-type="string" calcext:value-type="string">
            <text:p>Licence de conducteur de train</text:p>
          </table:table-cell>
          <table:table-cell/>
          <table:table-cell table:style-name="ce11"/>
          <table:table-cell table:number-columns-repeated="4"/>
          <table:table-cell table:style-name="ce11"/>
          <table:table-cell table:number-columns-repeated="1013"/>
        </table:table-row>
        <table:table-row table:style-name="ro2">
          <table:table-cell table:style-name="ce2" office:value-type="string" calcext:value-type="string">
            <text:p>Justificatif médical</text:p>
          </table:table-cell>
          <table:table-cell table:style-name="ce7" office:value-type="string" calcext:value-type="string">
            <text:p>A4</text:p>
          </table:table-cell>
          <table:table-cell table:style-name="ce2" office:value-type="string" calcext:value-type="string">
            <text:p>O</text:p>
          </table:table-cell>
          <table:table-cell table:style-name="ce10" office:value-type="string" calcext:value-type="string">
            <text:p>Certificat de décès</text:p>
          </table:table-cell>
          <table:table-cell/>
          <table:table-cell table:style-name="ce11"/>
          <table:table-cell table:number-columns-repeated="4"/>
          <table:table-cell table:style-name="ce11"/>
          <table:table-cell table:number-columns-repeated="1013"/>
        </table:table-row>
        <table:table-row table:style-name="ro2">
          <table:table-cell table:style-name="ce2" office:value-type="string" calcext:value-type="string">
            <text:p>Justificatif académique</text:p>
          </table:table-cell>
          <table:table-cell table:style-name="ce7" office:value-type="string" calcext:value-type="string">
            <text:p>B0</text:p>
          </table:table-cell>
          <table:table-cell table:style-name="ce2" office:value-type="string" calcext:value-type="string">
            <text:p>O</text:p>
          </table:table-cell>
          <table:table-cell table:style-name="ce3" office:value-type="string" calcext:value-type="string">
            <text:p>Diplôme</text:p>
          </table:table-cell>
          <table:table-cell/>
          <table:table-cell table:style-name="ce11"/>
          <table:table-cell table:number-columns-repeated="4"/>
          <table:table-cell table:style-name="ce11"/>
          <table:table-cell table:number-columns-repeated="1013"/>
        </table:table-row>
        <table:table-row table:style-name="ro2">
          <table:table-cell table:style-name="ce2" office:value-type="string" calcext:value-type="string">
            <text:p>Justificatif académique</text:p>
          </table:table-cell>
          <table:table-cell table:style-name="ce7" office:value-type="string" calcext:value-type="string">
            <text:p>B1</text:p>
          </table:table-cell>
          <table:table-cell table:style-name="ce2" office:value-type="string" calcext:value-type="string">
            <text:p>O</text:p>
          </table:table-cell>
          <table:table-cell table:style-name="ce10" office:value-type="string" calcext:value-type="string">
            <text:p>Attestation de Versement de la Contribution à la Vie Etudiante</text:p>
          </table:table-cell>
          <table:table-cell/>
          <table:table-cell table:style-name="ce11"/>
          <table:table-cell table:number-columns-repeated="4"/>
          <table:table-cell table:style-name="ce11"/>
          <table:table-cell table:number-columns-repeated="1013"/>
        </table:table-row>
        <table:table-row table:style-name="ro2">
          <table:table-cell table:style-name="ce2" office:value-type="string" calcext:value-type="string">
            <text:p>Justificatif juridique/judiciaire</text:p>
          </table:table-cell>
          <table:table-cell table:style-name="ce7" office:value-type="string" calcext:value-type="string">
            <text:p>12</text:p>
          </table:table-cell>
          <table:table-cell table:style-name="ce2" office:value-type="string" calcext:value-type="string">
            <text:p>O</text:p>
          </table:table-cell>
          <table:table-cell table:style-name="ce3" office:value-type="string" calcext:value-type="string">
            <text:p>Acte d’huissier</text:p>
          </table:table-cell>
          <table:table-cell/>
          <table:table-cell table:style-name="ce11"/>
          <table:table-cell table:number-columns-repeated="4"/>
          <table:table-cell table:style-name="ce11"/>
          <table:table-cell table:number-columns-repeated="1013"/>
        </table:table-row>
        <table:table-row table:style-name="ro2">
          <table:table-cell table:style-name="ce2" office:value-type="string" calcext:value-type="string">
            <text:p>Certificat d’immatriculation</text:p>
          </table:table-cell>
          <table:table-cell table:style-name="ce7" office:value-type="string" calcext:value-type="string">
            <text:p>A8</text:p>
          </table:table-cell>
          <table:table-cell table:style-name="ce2" office:value-type="string" calcext:value-type="string">
            <text:p>O</text:p>
          </table:table-cell>
          <table:table-cell table:style-name="ce10" office:value-type="string" calcext:value-type="string">
            <text:p>Certificat de cession électronique</text:p>
          </table:table-cell>
          <table:table-cell/>
          <table:table-cell table:style-name="ce11"/>
          <table:table-cell table:number-columns-repeated="4"/>
          <table:table-cell table:style-name="ce11"/>
          <table:table-cell table:number-columns-repeated="1013"/>
        </table:table-row>
        <table:table-row table:style-name="ro2">
          <table:table-cell table:style-name="ce2" office:value-type="string" calcext:value-type="string">
            <text:p>Autorisations douanières</text:p>
          </table:table-cell>
          <table:table-cell table:style-name="ce7" office:value-type="string" calcext:value-type="string">
            <text:p>C1</text:p>
          </table:table-cell>
          <table:table-cell table:style-name="ce2" office:value-type="string" calcext:value-type="string">
            <text:p>O</text:p>
          </table:table-cell>
          <table:table-cell table:style-name="ce10" office:value-type="string" calcext:value-type="string">
            <text:p>Renseignement Tarifaire Contraignant</text:p>
          </table:table-cell>
          <table:table-cell/>
          <table:table-cell table:style-name="ce11"/>
          <table:table-cell table:number-columns-repeated="4"/>
          <table:table-cell table:style-name="ce11"/>
          <table:table-cell table:number-columns-repeated="1013"/>
        </table:table-row>
        <table:table-row table:style-name="ro2">
          <table:table-cell table:style-name="ce2" office:value-type="string" calcext:value-type="string">
            <text:p>Autorisations douanières</text:p>
          </table:table-cell>
          <table:table-cell table:style-name="ce7" office:value-type="string" calcext:value-type="string">
            <text:p>C2</text:p>
          </table:table-cell>
          <table:table-cell table:style-name="ce2" office:value-type="string" calcext:value-type="string">
            <text:p>O</text:p>
          </table:table-cell>
          <table:table-cell table:style-name="ce10" office:value-type="string" calcext:value-type="string">
            <text:p>Accord Préalable pour le transfert d’armes</text:p>
          </table:table-cell>
          <table:table-cell/>
          <table:table-cell table:style-name="ce11"/>
          <table:table-cell table:number-columns-repeated="4"/>
          <table:table-cell table:style-name="ce11"/>
          <table:table-cell table:number-columns-repeated="1013"/>
        </table:table-row>
        <table:table-row table:style-name="ro2">
          <table:table-cell table:style-name="ce2" office:value-type="string" calcext:value-type="string">
            <text:p>Autorisations douanières</text:p>
          </table:table-cell>
          <table:table-cell table:style-name="ce7" office:value-type="string" calcext:value-type="string">
            <text:p>C3</text:p>
          </table:table-cell>
          <table:table-cell table:style-name="ce2" office:value-type="string" calcext:value-type="string">
            <text:p>O</text:p>
          </table:table-cell>
          <table:table-cell table:style-name="ce10" office:value-type="string" calcext:value-type="string">
            <text:p>Permis de transfert d’armes à feu et de munitions</text:p>
          </table:table-cell>
          <table:table-cell/>
          <table:table-cell table:style-name="ce11"/>
          <table:table-cell table:number-columns-repeated="4"/>
          <table:table-cell table:style-name="ce11"/>
          <table:table-cell table:number-columns-repeated="1013"/>
        </table:table-row>
        <table:table-row table:style-name="ro2">
          <table:table-cell table:style-name="ce2" office:value-type="string" calcext:value-type="string">
            <text:p>Autorisations douanières</text:p>
          </table:table-cell>
          <table:table-cell table:style-name="ce7" office:value-type="string" calcext:value-type="string">
            <text:p>C4</text:p>
          </table:table-cell>
          <table:table-cell table:style-name="ce2" office:value-type="string" calcext:value-type="string">
            <text:p>O</text:p>
          </table:table-cell>
          <table:table-cell table:style-name="ce10" office:value-type="string" calcext:value-type="string">
            <text:p>Autorisation d’importation de matériels de guerre</text:p>
          </table:table-cell>
          <table:table-cell/>
          <table:table-cell table:style-name="ce11"/>
          <table:table-cell table:number-columns-repeated="4"/>
          <table:table-cell table:style-name="ce11"/>
          <table:table-cell table:number-columns-repeated="1013"/>
        </table:table-row>
        <table:table-row table:style-name="ro2">
          <table:table-cell table:style-name="ce2" office:value-type="string" calcext:value-type="string">
            <text:p>Autorisations douanières</text:p>
          </table:table-cell>
          <table:table-cell table:style-name="ce7" office:value-type="string" calcext:value-type="string">
            <text:p>C5</text:p>
          </table:table-cell>
          <table:table-cell table:style-name="ce2" office:value-type="string" calcext:value-type="string">
            <text:p>O</text:p>
          </table:table-cell>
          <table:table-cell table:style-name="ce10" office:value-type="string" calcext:value-type="string">
            <text:p>Licence d’exportation d’armes à feu</text:p>
          </table:table-cell>
          <table:table-cell/>
          <table:table-cell table:style-name="ce11"/>
          <table:table-cell table:number-columns-repeated="4"/>
          <table:table-cell table:style-name="ce11"/>
          <table:table-cell table:number-columns-repeated="1013"/>
        </table:table-row>
        <table:table-row table:style-name="ro2">
          <table:table-cell table:style-name="ce2" office:value-type="string" calcext:value-type="string">
            <text:p>Autorisations douanières</text:p>
          </table:table-cell>
          <table:table-cell table:style-name="ce7" office:value-type="string" calcext:value-type="string">
            <text:p>C6</text:p>
          </table:table-cell>
          <table:table-cell table:style-name="ce2" office:value-type="string" calcext:value-type="string">
            <text:p>O</text:p>
          </table:table-cell>
          <table:table-cell table:style-name="ce10" office:value-type="string" calcext:value-type="string">
            <text:p>Agrément de transfert d’armes à feu et de munitions</text:p>
          </table:table-cell>
          <table:table-cell/>
          <table:table-cell table:style-name="ce11"/>
          <table:table-cell table:number-columns-repeated="4"/>
          <table:table-cell table:style-name="ce11"/>
          <table:table-cell table:number-columns-repeated="1013"/>
        </table:table-row>
        <table:table-row table:style-name="ro2">
          <table:table-cell table:style-name="ce2" office:value-type="string" calcext:value-type="string">
            <text:p>Résultats des tests virologiques</text:p>
          </table:table-cell>
          <table:table-cell table:style-name="ce7" office:value-type="string" calcext:value-type="string">
            <text:p>B2</text:p>
          </table:table-cell>
          <table:table-cell table:style-name="ce2" office:value-type="string" calcext:value-type="string">
            <text:p>O</text:p>
          </table:table-cell>
          <table:table-cell table:style-name="ce3" office:value-type="string" calcext:value-type="string">
            <text:p>Test COVID</text:p>
          </table:table-cell>
          <table:table-cell/>
          <table:table-cell table:style-name="ce11"/>
          <table:table-cell table:number-columns-repeated="4"/>
          <table:table-cell table:style-name="ce11"/>
          <table:table-cell table:number-columns-repeated="1013"/>
        </table:table-row>
        <table:table-row table:style-name="ro2">
          <table:table-cell table:style-name="ce2" office:value-type="string" calcext:value-type="string">
            <text:p>Attestation Vaccinale</text:p>
          </table:table-cell>
          <table:table-cell table:style-name="ce7" office:value-type="string" calcext:value-type="string">
            <text:p>L1</text:p>
          </table:table-cell>
          <table:table-cell table:style-name="ce2" office:value-type="string" calcext:value-type="string">
            <text:p>O</text:p>
          </table:table-cell>
          <table:table-cell table:style-name="ce10" office:value-type="string" calcext:value-type="string">
            <text:p>Attestation Vaccinale</text:p>
          </table:table-cell>
          <table:table-cell/>
          <table:table-cell table:style-name="ce11"/>
          <table:table-cell table:number-columns-repeated="4"/>
          <table:table-cell table:style-name="ce11"/>
          <table:table-cell table:number-columns-repeated="1013"/>
        </table:table-row>
        <table:table-row table:style-name="ro2">
          <table:table-cell table:style-name="ce3" office:value-type="string" calcext:value-type="string">
            <text:p>Justificatif d’Asile</text:p>
          </table:table-cell>
          <table:table-cell table:style-name="ce9" office:value-type="float" office:value="16" calcext:value-type="float">
            <text:p>16</text:p>
          </table:table-cell>
          <table:table-cell table:style-name="ce3" office:value-type="string" calcext:value-type="string">
            <text:p>N</text:p>
          </table:table-cell>
          <table:table-cell table:style-name="ce3" office:value-type="string" calcext:value-type="string">
            <text:p>Attestation de Demande d’Asile</text:p>
          </table:table-cell>
          <table:table-cell table:style-name="ce11" table:number-columns-repeated="2"/>
          <table:table-cell table:number-columns-repeated="4"/>
          <table:table-cell table:style-name="ce11"/>
          <table:table-cell table:number-columns-repeated="1013"/>
        </table:table-row>
        <table:table-row table:style-name="ro2">
          <table:table-cell table:style-name="ce4"/>
          <table:table-cell table:number-columns-repeated="3"/>
          <table:table-cell table:style-name="ce11" table:number-columns-repeated="2"/>
          <table:table-cell table:number-columns-repeated="4"/>
          <table:table-cell table:style-name="ce11"/>
          <table:table-cell table:number-columns-repeated="1013"/>
        </table:table-row>
        <table:table-row table:style-name="ro2">
          <table:table-cell table:style-name="ce5"/>
          <table:table-cell table:style-name="ce3" office:value-type="string" calcext:value-type="string">
            <text:p>JSON: </text:p>
          </table:table-cell>
          <table:table-cell table:style-name="ce3" office:value-type="string" calcext:value-type="string">
            <text:p>{"10":{"type":"Justificatif d’emploi","date_emission":true,"description":"Contrat de travail"},"11":{"type":"Justificatif de ressources","date_emission":true,"description":"Relevé de compte"},"12":{"type":"Justificatif juridique/judiciaire","date_emission":true,"description":"Acte d’huissier"},"13":{"type":"Justificatif d’identité","date_emission":true,"description":"Document étranger"},"14":{"type":"Justificatif de véhicule","date_emission":true,"description":"Attestation DICEM"},"15":{"type":"Justificatif d’emploi","date_emission":true,"description":"Attestation de décision favorable d'une demande d'autorisation de travail"},"16":{"type":"Justificatif d’Asile","date_emission":false,"description":"Attestation de Demande d’Asile"},"00":{"type":"Justificatif de domicile","date_emission":true,"description":"Document émis spécifiquement pour servir de justificatif de domicile."},"01":{"type":"Justificatif de domicile","date_emission":true,"description":"Factures de fournisseur d’énergie\nFactures de téléphonie\nFactures de fournisseur d’accès internet\nFactures de fournisseur d’eau"},"02":{"type":"Justificatif de domicile","date_emission":true,"description":"Avis de taxe d’habitation"},"03":{"type":"Justificatif de domiciliation bancaire","date_emission":false,"description":"Relevé d’identité bancaire."},"05":{"type":"Justificatif de domiciliation bancaire","date_emission":false,"description":"Relevé d’Identité SEPAmail"},"04":{"type":"Justificatif de ressources","date_emission":true,"description":"Avis d’impôt sur le revenu"},"06":{"type":"Justificatif de ressources","date_emission":true,"description":"Bulletin de salaire"},"07":{"type":"Justificatif d’identité","date_emission":true,"description":"Titre d’identité"},"08":{"type":"Justificatif d’identité","date_emission":true,"description":"MRZ"},"09":{"type":"Justificatif fiscal","date_emission":true,"description":"Facture étendue"},"A0":{"type":"Justificatif de véhicule","date_emission":true,"description":"Certificat de qualité de l’air"},"A7":{"type":"Justificatif de véhicule","date_emission":true,"description":"Certificat de qualité de l’air (V2)"},"A1":{"type":"Justificatif permis de conduire","date_emission":true,"description":"Courrier Permis à Points"},"A2":{"type":"Justificatif de santé","date_emission":true,"description":"Carte Mobilité Inclusion (CMI)"},"A3":{"type":"Justificatif d’activité","date_emission":false,"description":"Macaron VTC (Véhicule de Transport avec Chauffeur)"},"A5":{"type":"Justificatif d’activité","date_emission":false,"description":"Carte T3P (Transport Public Particulier de Personnes)"},"A6":{"type":"Justificatif d’activité","date_emission":false,"description":"Carte Professionnelle Sapeur-Pompier"},"A9":{"type":"Justificatif d’activité","date_emission":true,"description":"Permis de chasser"},"A4":{"type":"Justificatif médical","date_emission":true,"description":"Certificat de décès"},"B0":{"type":"Justificatif académique","date_emission":true,"description":"Diplôme"},"B1":{"type":"Justificatif académique","date_emission":true,"description":"Attestation de Versement de la Contribution à la Vie Etudiante"},"A8":{"type":"Certificat d’immatriculation","date_emission":true,"description":"Certificat de cession électronique"},"C1":{"type":"Autorisations douanières","date_emission":true,"description":"Renseignement Tarifaire Contraignant"},"C2":{"type":"Autorisations douanières","date_emission":true,"description":"Accord Préalable pour le transfert d’armes"},"C3":{"type":"Autorisations douanières","date_emission":true,"description":"Permis de transfert d’armes à feu et de munitions"},"C4":{"type":"Autorisations douanières","date_emission":true,"description":"Autorisation d’importation de matériels de guerre"},"C5":{"type":"Autorisations douanières","date_emission":true,"description":"Licence d’exportation d’armes à feu"},"C6":{"type":"Autorisations douanières","date_emission":true,"description":"Agrément de transfert d’armes à feu et de munitions"},"B2":{"type":"Résultats des tests virologiques","date_emission":true,"description":"Test COVID"},"L1":{"type":"Attestation Vaccinale","date_emission":true,"description":"Attestation Vaccinale"}}</text:p>
          </table:table-cell>
          <table:table-cell/>
          <table:table-cell table:style-name="ce11" table:number-columns-repeated="2"/>
          <table:table-cell table:number-columns-repeated="4"/>
          <table:table-cell table:style-name="ce11"/>
          <table:table-cell table:number-columns-repeated="1013"/>
        </table:table-row>
        <table:table-row table:style-name="ro2">
          <table:table-cell table:style-name="ce5"/>
          <table:table-cell table:style-name="ce3" office:value-type="string" calcext:value-type="string">
            <text:p>JSON: </text:p>
          </table:table-cell>
          <table:table-cell table:style-name="ce3" office:value-type="string" calcext:value-type="string">
            <text:p>{"10":{"type":"Justificatif d’emploi","date_emission":true,"description":"Contrat de travail"},"11":{"type":"Justificatif de ressources","date_emission":true,"description":"Relevé de compte"},"12":{"type":"Justificatif juridique/judiciaire","date_emission":true,"description":"Acte d’huissier"},"13":{"type":"Justificatif d’identité","date_emission":true,"description":"Document étranger"},"14":{"type":"Justificatif de véhicule","date_emission":true,"description":"Attestation DICEM"},"15":{"type":"Justificatif d’emploi","date_emission":true,"description":"Attestation de décision favorable d'une demande d'autorisation de travail"},"16":{"type":"Justificatif d’Asile","date_emission":false,"description":"Attestation de Demande d’Asile"},"00":{"type":"Justificatif de domicile","date_emission":true,"description":"Document émis spécifiquement pour servir de justificatif de domicile."},"01":{"type":"Justificatif de domicile","date_emission":true,"description":"Factures de fournisseur d’énergie\nFactures de téléphonie\nFactures de fournisseur d’accès internet\nFactures de fournisseur d’eau"},"02":{"type":"Justificatif de domicile","date_emission":true,"description":"Avis de taxe d’habitation"},"03":{"type":"Justificatif de domiciliation bancaire","date_emission":false,"description":"Relevé d’identité bancaire."},"05":{"type":"Justificatif de domiciliation bancaire","date_emission":false,"description":"Relevé d’Identité SEPAmail"},"04":{"type":"Justificatif de ressources","date_emission":true,"description":"Avis d’impôt sur le revenu"},"06":{"type":"Justificatif de ressources","date_emission":true,"description":"Bulletin de salaire"},"07":{"type":"Justificatif d’identité","date_emission":true,"description":"Titre d’identité"},"08":{"type":"Justificatif d’identité","date_emission":true,"description":"MRZ"},"09":{"type":"Justificatif fiscal","date_emission":true,"description":"Facture étendue"},"A0":{"type":"Justificatif de véhicule","date_emission":true,"description":"Certificat de qualité de l’air"},"A7":{"type":"Justificatif de véhicule","date_emission":true,"description":"Certificat de qualité de l’air (V2)"},"A1":{"type":"Justificatif permis de conduire","date_emission":true,"description":"Courrier Permis à Points"},"A2":{"type":"Justificatif de santé","date_emission":true,"description":"Carte Mobilité Inclusion (CMI)"},"A3":{"type":"Justificatif d’activité","date_emission":false,"description":"Macaron VTC (Véhicule de Transport avec Chauffeur)"},"A5":{"type":"Justificatif d’activité","date_emission":false,"description":"Carte T3P (Transport Public Particulier de Personnes)"},"A6":{"type":"Justificatif d’activité","date_emission":false,"description":"Carte Professionnelle Sapeur-Pompier"},"A9":{"type":"Justificatif d’activité","date_emission":true,"description":"Permis de chasser"},"AC":{"type":"Justificatif d’activité","date_emission":true,"description":"Licence de conducteur de train"},"A4":{"type":"Justificatif médical","date_emission":true,"description":"Certificat de décès"},"B0":{"type":"Justificatif académique","date_emission":true,"description":"Diplôme"},"B1":{"type":"Justificatif académique","date_emission":true,"description":"Attestation de Versement de la Contribution à la Vie Etudiante"},"A8":{"type":"Certificat d’immatriculation","date_emission":true,"description":"Certificat de cession électronique"},"C1":{"type":"Autorisations douanières","date_emission":true,"description":"Renseignement Tarifaire Contraignant"},"C2":{"type":"Autorisations douanières","date_emission":true,"description":"Accord Préalable pour le transfert d’armes"},"C3":{"type":"Autorisations douanières","date_emission":true,"description":"Permis de transfert d’armes à feu et de munitions"},"C4":{"type":"Autorisations douanières","date_emission":true,"description":"Autorisation d’importation de matériels de guerre"},"C5":{"type":"Autorisations douanières","date_emission":true,"description":"Licence d’exportation d’armes à feu"},"C6":{"type":"Autorisations douanières","date_emission":true,"description":"Agrément de transfert d’armes à feu et de munitions"},"B2":{"type":"Résultats des tests virologiques","date_emission":true,"description":"Test COVID"},"L1":{"type":"Attestation Vaccinale","date_emission":true,"description":"Attestation Vaccinale"}}</text:p>
          </table:table-cell>
          <table:table-cell table:number-columns-repeated="7"/>
          <table:table-cell table:style-name="ce11"/>
          <table:table-cell table:number-columns-repeated="1013"/>
        </table:table-row>
        <table:table-row table:style-name="ro2">
          <table:table-cell table:style-name="ce5"/>
          <table:table-cell table:style-name="ce3" office:value-type="string" calcext:value-type="string">
            <text:p>JSON: </text:p>
          </table:table-cell>
          <table:table-cell table:style-name="ce3" office:value-type="string" calcext:value-type="string">
            <text:p>{"10":{"type":"Justificatif d’emploi","date_emission":true,"description":"Contrat de travail"},"11":{"type":"Justificatif de ressources","date_emission":true,"description":"Relevé de compte"},"12":{"type":"Justificatif juridique/judiciaire","date_emission":true,"description":"Acte d’huissier"},"13":{"type":"Justificatif d’identité","date_emission":true,"description":"Document étranger"},"14":{"type":"Justificatif de véhicule","date_emission":true,"description":"Attestation DICEM"},"15":{"type":"Justificatif d’emploi","date_emission":true,"description":"Attestation de décision favorable d'une demande d'autorisation de travail"},"16":{"type":"Justificatif d’Asile","date_emission":false,"description":"Attestation de Demande d’Asile"},"00":{"type":"Justificatif de domicile","date_emission":true,"description":"Document émis spécifiquement pour servir de justificatif de domicile."},"01":{"type":"Justificatif de domicile","date_emission":true,"description":"Factures de fournisseur d’énergie\nFactures de téléphonie\nFactures de fournisseur d’accès internet\nFactures de fournisseur d’eau"},"02":{"type":"Justificatif de domicile","date_emission":true,"description":"Avis de taxe d’habitation"},"03":{"type":"Justificatif de domiciliation bancaire","date_emission":false,"description":"Relevé d’identité bancaire."},"05":{"type":"Justificatif de domiciliation bancaire","date_emission":false,"description":"Relevé d’Identité SEPAmail"},"04":{"type":"Justificatif de ressources","date_emission":true,"description":"Avis d’impôt sur le revenu"},"06":{"type":"Justificatif de ressources","date_emission":true,"description":"Bulletin de salaire"},"07":{"type":"Justificatif d’identité","date_emission":true,"description":"Titre d’identité"},"08":{"type":"Justificatif d’identité","date_emission":true,"description":"MRZ"},"09":{"type":"Justificatif fiscal","date_emission":true,"description":"Facture étendue"},"A0":{"type":"Justificatif de véhicule","date_emission":true,"description":"Certificat de qualité de l’air"},"A7":{"type":"Justificatif de véhicule","date_emission":true,"description":"Certificat de qualité de l’air (V2)"},"A1":{"type":"Justificatif permis de conduire","date_emission":true,"description":"Courrier Permis à Points"},"A2":{"type":"Justificatif de santé","date_emission":true,"description":"Carte Mobilité Inclusion (CMI)"},"A3":{"type":"Justificatif d’activité","date_emission":false,"description":"Macaron VTC (Véhicule de Transport avec Chauffeur)"},"A5":{"type":"Justificatif d’activité","date_emission":false,"description":"Carte T3P (Transport Public Particulier de Personnes)"},"A6":{"type":"Justificatif d’activité","date_emission":false,"description":"Carte Professionnelle Sapeur-Pompier"},"A9":{"type":"Justificatif d’activité","date_emission":true,"description":"Permis de chasser"},"AC":{"type":"Justificatif d’activité","date_emission":true,"description":"Licence de conducteur de train"},"A4":{"type":"Justificatif médical","date_emission":true,"description":"Certificat de décès"},"B0":{"type":"Justificatif académique","date_emission":true,"description":"Diplôme"},"B1":{"type":"Justificatif académique","date_emission":true,"description":"Attestation de Versement de la Contribution à la Vie Etudiante"},"A8":{"type":"Certificat d’immatriculation","date_emission":true,"description":"Certificat de cession électronique"},"C1":{"type":"Autorisations douanières","date_emission":true,"description":"Renseignement Tarifaire Contraignant"},"C2":{"type":"Autorisations douanières","date_emission":true,"description":"Accord Préalable pour le transfert d’armes"},"C3":{"type":"Autorisations douanières","date_emission":true,"description":"Permis de transfert d’armes à feu et de munitions"},"C4":{"type":"Autorisations douanières","date_emission":true,"description":"Autorisation d’importation de matériels de guerre"},"C5":{"type":"Autorisations douanières","date_emission":true,"description":"Licence d’exportation d’armes à feu"},"C6":{"type":"Autorisations douanières","date_emission":true,"description":"Agrément de transfert d’armes à feu et de munitions"},"B2":{"type":"Résultats des tests virologiques","date_emission":true,"description":"Test COVID"},"L1":{"type":"Attestation Vaccinale","date_emission":true,"description":"Attestation Vaccinale"}}</text:p>
          </table:table-cell>
          <table:table-cell table:number-columns-repeated="7"/>
          <table:table-cell table:style-name="ce11"/>
          <table:table-cell table:number-columns-repeated="1013"/>
        </table:table-row>
        <table:table-row table:style-name="ro2">
          <table:table-cell table:style-name="ce5"/>
          <table:table-cell table:style-name="ce3" office:value-type="string" calcext:value-type="string">
            <text:p>JSON: </text:p>
          </table:table-cell>
          <table:table-cell table:style-name="ce3" office:value-type="string" calcext:value-type="string">
            <text:p>{"10":{"type":"Justificatif d’emploi","date_emission":true,"description":"Contrat de travail"},"11":{"type":"Justificatif de ressources","date_emission":true,"description":"Relevé de compte"},"12":{"type":"Justificatif juridique/judiciaire","date_emission":true,"description":"Acte d’huissier"},"13":{"type":"Justificatif d’identité","date_emission":true,"description":"Document étranger"},"14":{"type":"Justificatif de véhicule","date_emission":true,"description":"Attestation DICEM"},"15":{"type":"Justificatif d’emploi","date_emission":true,"description":"Attestation de décision favorable d'une demande d'autorisation de travail"},"16":{"type":"Justificatif d’Asile","date_emission":false,"description":"Attestation de Demande d’Asile"},"00":{"type":"Justificatif de domicile","date_emission":true,"description":"Document émis spécifiquement pour servir de justificatif de domicile."},"01":{"type":"Justificatif de domicile","date_emission":true,"description":"Factures de fournisseur d’énergie\nFactures de téléphonie\nFactures de fournisseur d’accès internet\nFactures de fournisseur d’eau"},"02":{"type":"Justificatif de domicile","date_emission":true,"description":"Avis de taxe d’habitation"},"03":{"type":"Justificatif de domiciliation bancaire","date_emission":false,"description":"Relevé d’identité bancaire."},"05":{"type":"Justificatif de domiciliation bancaire","date_emission":false,"description":"Relevé d’Identité SEPAmail"},"04":{"type":"Justificatif de ressources","date_emission":true,"description":"Avis d’impôt sur le revenu"},"06":{"type":"Justificatif de ressources","date_emission":true,"description":"Bulletin de salaire"},"07":{"type":"Justificatif d’identité","date_emission":true,"description":"Titre d’identité"},"08":{"type":"Justificatif d’identité","date_emission":true,"description":"MRZ"},"09":{"type":"Justificatif fiscal","date_emission":true,"description":"Facture étendue"},"A0":{"type":"Justificatif de véhicule","date_emission":true,"description":"Certificat de qualité de l’air"},"A7":{"type":"Justificatif de véhicule","date_emission":true,"description":"Certificat de qualité de l’air (V2)"},"A1":{"type":"Justificatif permis de conduire","date_emission":true,"description":"Courrier Permis à Points"},"A2":{"type":"Justificatif de santé","date_emission":true,"description":"Carte Mobilité Inclusion (CMI)"},"A3":{"type":"Justificatif d’activité","date_emission":false,"description":"Macaron VTC (Véhicule de Transport avec Chauffeur)"},"A5":{"type":"Justificatif d’activité","date_emission":false,"description":"Carte T3P (Transport Public Particulier de Personnes)"},"A6":{"type":"Justificatif d’activité","date_emission":false,"description":"Carte Professionnelle Sapeur-Pompier"},"A9":{"type":"Justificatif d’activité","date_emission":true,"description":"Permis de chasser"},"AC":{"type":"Justificatif d’activité","date_emission":true,"description":"Licence de conducteur de train"},"A4":{"type":"Justificatif médical","date_emission":true,"description":"Certificat de décès"},"B0":{"type":"Justificatif académique","date_emission":true,"description":"Diplôme"},"B1":{"type":"Justificatif académique","date_emission":true,"description":"Attestation de Versement de la Contribution à la Vie Etudiante"},"A8":{"type":"Certificat d’immatriculation","date_emission":true,"description":"Certificat de cession électronique"},"C1":{"type":"Autorisations douanières","date_emission":true,"description":"Renseignement Tarifaire Contraignant"},"C2":{"type":"Autorisations douanières","date_emission":true,"description":"Accord Préalable pour le transfert d’armes"},"C3":{"type":"Autorisations douanières","date_emission":true,"description":"Permis de transfert d’armes à feu et de munitions"},"C4":{"type":"Autorisations douanières","date_emission":true,"description":"Autorisation d’importation de matériels de guerre"},"C5":{"type":"Autorisations douanières","date_emission":true,"description":"Licence d’exportation d’armes à feu"},"C6":{"type":"Autorisations douanières","date_emission":true,"description":"Agrément de transfert d’armes à feu et de munitions"},"B2":{"type":"Résultats des tests virologiques","date_emission":true,"description":"Test COVID"},"L1":{"type":"Attestation Vaccinale","date_emission":true,"description":"Attestation Vaccinale"}}</text:p>
          </table:table-cell>
          <table:table-cell table:number-columns-repeated="7"/>
          <table:table-cell table:style-name="ce11"/>
          <table:table-cell table:number-columns-repeated="1013"/>
        </table:table-row>
        <table:table-row table:style-name="ro2">
          <table:table-cell table:style-name="ce5"/>
          <table:table-cell table:style-name="ce3" office:value-type="string" calcext:value-type="string">
            <text:p>JSON: </text:p>
          </table:table-cell>
          <table:table-cell table:style-name="ce3" office:value-type="string" calcext:value-type="string">
            <text:p>{"10":{"type":"Justificatif d’emploi","date_emission":true,"description":"Contrat de travail"},"11":{"type":"Justificatif de ressources","date_emission":true,"description":"Relevé de compte"},"12":{"type":"Justificatif juridique/judiciaire","date_emission":true,"description":"Acte d’huissier"},"13":{"type":"Justificatif d’identité","date_emission":true,"description":"Document étranger"},"14":{"type":"Justificatif de véhicule","date_emission":true,"description":"Attestation DICEM"},"15":{"type":"Justificatif d’emploi","date_emission":true,"description":"Attestation de décision favorable d'une demande d'autorisation de travail"},"16":{"type":"Justificatif d’Asile","date_emission":false,"description":"Attestation de Demande d’Asile"},"00":{"type":"Justificatif de domicile","date_emission":true,"description":"Document émis spécifiquement pour servir de justificatif de domicile."},"01":{"type":"Justificatif de domicile","date_emission":true,"description":"Factures de fournisseur d’énergie\nFactures de téléphonie\nFactures de fournisseur d’accès internet\nFactures de fournisseur d’eau"},"02":{"type":"Justificatif de domicile","date_emission":true,"description":"Avis de taxe d’habitation"},"03":{"type":"Justificatif de domiciliation bancaire","date_emission":false,"description":"Relevé d’identité bancaire."},"05":{"type":"Justificatif de domiciliation bancaire","date_emission":false,"description":"Relevé d’Identité SEPAmail"},"04":{"type":"Justificatif de ressources","date_emission":true,"description":"Avis d’impôt sur le revenu"},"06":{"type":"Justificatif de ressources","date_emission":true,"description":"Bulletin de salaire"},"07":{"type":"Justificatif d’identité","date_emission":true,"description":"Titre d’identité"},"08":{"type":"Justificatif d’identité","date_emission":true,"description":"MRZ"},"09":{"type":"Justificatif fiscal","date_emission":true,"description":"Facture étendue"},"A0":{"type":"Justificatif de véhicule","date_emission":true,"description":"Certificat de qualité de l’air"},"A7":{"type":"Justificatif de véhicule","date_emission":true,"description":"Certificat de qualité de l’air (V2)"},"A1":{"type":"Justificatif permis de conduire","date_emission":true,"description":"Courrier Permis à Points"},"AA":{"type":"Justificatif permis de conduire","date_emission":true,"description":"Arrêtés Permis de conduire"},"AB":{"type":"Justificatif permis de conduire","date_emission":false,"description":"Relevé d’Information Permis de conduire"},"A2":{"type":"Justificatif de santé","date_emission":true,"description":"Carte Mobilité Inclusion (CMI)"},"A3":{"type":"Justificatif d’activité","date_emission":false,"description":"Macaron VTC (Véhicule de Transport avec Chauffeur)"},"A5":{"type":"Justificatif d’activité","date_emission":false,"description":"Carte T3P (Transport Public Particulier de Personnes)"},"A6":{"type":"Justificatif d’activité","date_emission":false,"description":"Carte Professionnelle Sapeur-Pompier"},"A9":{"type":"Justificatif d’activité","date_emission":true,"description":"Permis de chasser"},"AC":{"type":"Justificatif d’activité","date_emission":true,"description":"Licence de conducteur de train"},"A4":{"type":"Justificatif médical","date_emission":true,"description":"Certificat de décès"},"B0":{"type":"Justificatif académique","date_emission":true,"description":"Diplôme"},"B1":{"type":"Justificatif académique","date_emission":true,"description":"Attestation de Versement de la Contribution à la Vie Etudiante"},"A8":{"type":"Certificat d’immatriculation","date_emission":true,"description":"Certificat de cession électronique"},"C1":{"type":"Autorisations douanières","date_emission":true,"description":"Renseignement Tarifaire Contraignant"},"C2":{"type":"Autorisations douanières","date_emission":true,"description":"Accord Préalable pour le transfert d’armes"},"C3":{"type":"Autorisations douanières","date_emission":true,"description":"Permis de transfert d’armes à feu et de munitions"},"C4":{"type":"Autorisations douanières","date_emission":true,"description":"Autorisation d’importation de matériels de guerre"},"C5":{"type":"Autorisations douanières","date_emission":true,"description":"Licence d’exportation d’armes à feu"},"C6":{"type":"Autorisations douanières","date_emission":true,"description":"Agrément de transfert d’armes à feu et de munitions"},"B2":{"type":"Résultats des tests virologiques","date_emission":true,"description":"Test COVID"},"L1":{"type":"Attestation Vaccinale","date_emission":true,"description":"Attestation Vaccinale"}}</text:p>
          </table:table-cell>
          <table:table-cell table:number-columns-repeated="1021"/>
        </table:table-row>
        <table:table-row table:style-name="ro2">
          <table:table-cell table:style-name="ce5"/>
          <table:table-cell table:style-name="ce3" office:value-type="string" calcext:value-type="string">
            <text:p>JSON: </text:p>
          </table:table-cell>
          <table:table-cell table:style-name="ce3" office:value-type="string" calcext:value-type="string">
            <text:p>{"10":{"type":"Justificatif d’emploi","date_emission":true,"description":"Contrat de travail"},"11":{"type":"Justificatif de ressources","date_emission":true,"description":"Relevé de compte"},"12":{"type":"Justificatif juridique/judiciaire","date_emission":true,"description":"Acte d’huissier"},"13":{"type":"Justificatif d’identité","date_emission":true,"description":"Document étranger"},"14":{"type":"Justificatif de véhicule","date_emission":true,"description":"Attestation DICEM"},"15":{"type":"Justificatif d’emploi","date_emission":true,"description":"Attestation de décision favorable d'une demande d'autorisation de travail"},"16":{"type":"Justificatif d’Asile","date_emission":false,"description":"Attestation de Demande d’Asile"},"00":{"type":"Justificatif de domicile","date_emission":true,"description":"Document émis spécifiquement pour servir de justificatif de domicile."},"01":{"type":"Justificatif de domicile","date_emission":true,"description":"Factures de fournisseur d’énergie\nFactures de téléphonie\nFactures de fournisseur d’accès internet\nFactures de fournisseur d’eau"},"02":{"type":"Justificatif de domicile","date_emission":true,"description":"Avis de taxe d’habitation"},"03":{"type":"Justificatif de domiciliation bancaire","date_emission":false,"description":"Relevé d’identité bancaire."},"05":{"type":"Justificatif de domiciliation bancaire","date_emission":false,"description":"Relevé d’Identité SEPAmail"},"04":{"type":"Justificatif de ressources","date_emission":true,"description":"Avis d’impôt sur le revenu"},"06":{"type":"Justificatif de ressources","date_emission":true,"description":"Bulletin de salaire"},"07":{"type":"Justificatif d’identité","date_emission":true,"description":"Titre d’identité"},"08":{"type":"Justificatif d’identité","date_emission":true,"description":"MRZ"},"09":{"type":"Justificatif fiscal","date_emission":true,"description":"Facture étendue"},"A0":{"type":"Justificatif de véhicule","date_emission":true,"description":"Certificat de qualité de l’air"},"A7":{"type":"Justificatif de véhicule","date_emission":true,"description":"Certificat de qualité de l’air (V2)"},"A1":{"type":"Justificatif permis de conduire","date_emission":true,"description":"Courrier Permis à Points"},"AA":{"type":"Justificatif permis de conduire","date_emission":true,"description":"Arrêtés Permis de conduire"},"AB":{"type":"Justificatif permis de conduire","date_emission":false,"description":"Relevé d’Information Permis de conduire"},"A2":{"type":"Justificatif de santé","date_emission":true,"description":"Carte Mobilité Inclusion (CMI)"},"A3":{"type":"Justificatif d’activité","date_emission":false,"description":"Macaron VTC (Véhicule de Transport avec Chauffeur)"},"A5":{"type":"Justificatif d’activité","date_emission":false,"description":"Carte T3P (Transport Public Particulier de Personnes)"},"A6":{"type":"Justificatif d’activité","date_emission":false,"description":"Carte Professionnelle Sapeur-Pompier"},"A9":{"type":"Justificatif d’activité","date_emission":true,"description":"Permis de chasser"},"AC":{"type":"Justificatif d’activité","date_emission":true,"description":"Licence de conducteur de train"},"A4":{"type":"Justificatif médical","date_emission":true,"description":"Certificat de décès"},"B0":{"type":"Justificatif académique","date_emission":true,"description":"Diplôme"},"B1":{"type":"Justificatif académique","date_emission":true,"description":"Attestation de Versement de la Contribution à la Vie Etudiante"},"A8":{"type":"Certificat d’immatriculation","date_emission":true,"description":"Certificat de cession électronique"},"C1":{"type":"Autorisations douanières","date_emission":true,"description":"Renseignement Tarifaire Contraignant"},"C2":{"type":"Autorisations douanières","date_emission":true,"description":"Accord Préalable pour le transfert d’armes"},"C3":{"type":"Autorisations douanières","date_emission":true,"description":"Permis de transfert d’armes à feu et de munitions"},"C4":{"type":"Autorisations douanières","date_emission":true,"description":"Autorisation d’importation de matériels de guerre"},"C5":{"type":"Autorisations douanières","date_emission":true,"description":"Licence d’exportation d’armes à feu"},"C6":{"type":"Autorisations douanières","date_emission":true,"description":"Agrément de transfert d’armes à feu et de munitions"},"B2":{"type":"Résultats des tests virologiques","date_emission":true,"description":"Test COVID"},"L1":{"type":"Attestation Vaccinale","date_emission":true,"description":"Attestation Vaccinale"}}</text:p>
          </table:table-cell>
          <table:table-cell table:number-columns-repeated="1021"/>
        </table:table-row>
        <table:table-row table:style-name="ro2" table:number-rows-repeated="13">
          <table:table-cell table:style-name="ce5"/>
          <table:table-cell table:number-columns-repeated="1023"/>
        </table:table-row>
        <table:table-row table:style-name="ro1" table:number-rows-repeated="1048514">
          <table:table-cell table:number-columns-repeated="1024"/>
        </table:table-row>
        <table:table-row table:style-name="ro1">
          <table:table-cell table:number-columns-repeated="1024"/>
        </table:table-row>
      </table:table>
      <table:table table:name="Section 7" table:style-name="ta3">
        <table:table-column table:style-name="co1" table:default-cell-style-name="Default"/>
        <table:table-column table:style-name="co6" table:default-cell-style-name="Default"/>
        <table:table-column table:style-name="co7" table:default-cell-style-name="Default"/>
        <table:table-column table:style-name="co8" table:default-cell-style-name="Default"/>
        <table:table-column table:style-name="co1"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 table:number-columns-repeated="1013" table:default-cell-style-name="Default"/>
        <table:table-row table:style-name="ro2">
          <table:table-cell table:style-name="ce4"/>
          <table:table-cell table:style-name="ce3"/>
          <table:table-cell table:style-name="ce15" office:value-type="string" calcext:value-type="string" table:number-columns-spanned="4" table:number-rows-spanned="1">
            <text:p>Identifiants de données complémentaires du code 2D-DOC</text:p>
          </table:table-cell>
          <table:covered-table-cell table:number-columns-repeated="3"/>
          <table:table-cell table:number-columns-repeated="1018"/>
        </table:table-row>
        <table:table-row table:style-name="ro2">
          <table:table-cell table:style-name="ce5"/>
          <table:table-cell/>
          <table:table-cell table:style-name="ce16"/>
          <table:table-cell table:number-columns-repeated="1021"/>
        </table:table-row>
        <table:table-row table:style-name="ro2">
          <table:table-cell table:style-name="ce5"/>
          <table:table-cell/>
          <table:table-cell table:style-name="ce16"/>
          <table:table-cell table:number-columns-repeated="8"/>
          <table:table-cell table:style-name="ce3" office:value-type="string" calcext:value-type="string">
            <text:p>ICI</text:p>
          </table:table-cell>
          <table:table-cell table:number-columns-repeated="1012"/>
        </table:table-row>
        <table:table-row table:style-name="ro2">
          <table:table-cell table:style-name="ce5"/>
          <table:table-cell/>
          <table:table-cell table:style-name="ce16"/>
          <table:table-cell/>
          <table:table-cell table:style-name="ce3" office:value-type="string" calcext:value-type="string">
            <text:p>Aucune: -1</text:p>
          </table:table-cell>
          <table:table-cell/>
          <table:table-cell table:style-name="ce3" office:value-type="string" calcext:value-type="string">
            <text:p>Alphanumérique et symboles</text:p>
          </table:table-cell>
          <table:table-cell table:number-columns-repeated="1017"/>
        </table:table-row>
        <table:table-row table:style-name="ro2">
          <table:table-cell table:style-name="ce5"/>
          <table:table-cell/>
          <table:table-cell table:style-name="ce16"/>
          <table:table-cell table:number-columns-repeated="3"/>
          <table:table-cell table:style-name="ce3" office:value-type="string" calcext:value-type="string">
            <text:p>Alphanumérique/symboles</text:p>
          </table:table-cell>
          <table:table-cell/>
          <table:table-cell table:style-name="ce3" office:value-type="string" calcext:value-type="string">
            <text:p>s =&gt; SET / f =&gt; Fonction</text:p>
          </table:table-cell>
          <table:table-cell table:number-columns-repeated="2"/>
          <table:table-cell table:style-name="ce3" office:value-type="string" calcext:value-type="string">
            <text:p>Types conditions</text:p>
          </table:table-cell>
          <table:table-cell table:number-columns-repeated="1012"/>
        </table:table-row>
        <table:table-row table:style-name="ro2">
          <table:table-cell table:style-name="ce1"/>
          <table:table-cell table:style-name="ce6" office:value-type="string" calcext:value-type="string">
            <text:p>Type</text:p>
          </table:table-cell>
          <table:table-cell table:style-name="ce17" office:value-type="string" calcext:value-type="string">
            <text:p>ID</text:p>
          </table:table-cell>
          <table:table-cell table:style-name="ce6" office:value-type="string" calcext:value-type="string">
            <text:p>Nom</text:p>
          </table:table-cell>
          <table:table-cell table:style-name="ce6" office:value-type="string" calcext:value-type="string">
            <text:p>Taille Min</text:p>
          </table:table-cell>
          <table:table-cell table:style-name="ce6" office:value-type="string" calcext:value-type="string">
            <text:p>Taille Max</text:p>
          </table:table-cell>
          <table:table-cell table:style-name="ce6" office:value-type="string" calcext:value-type="string">
            <text:p>Type</text:p>
          </table:table-cell>
          <table:table-cell table:style-name="ce6" office:value-type="string" calcext:value-type="string">
            <text:p>Description</text:p>
          </table:table-cell>
          <table:table-cell table:style-name="ce3" office:value-type="string" calcext:value-type="string">
            <text:p>CONDITIONS_TYPE</text:p>
          </table:table-cell>
          <table:table-cell table:style-name="ce3" office:value-type="string" calcext:value-type="string">
            <text:p>CONDITIONS</text:p>
          </table:table-cell>
          <table:table-cell table:style-name="ce3" office:value-type="string" calcext:value-type="string">
            <text:p>CONDITIONS info</text:p>
          </table:table-cell>
          <table:table-cell table:style-name="ce3" office:value-type="string" calcext:value-type="string">
            <text:p>MAJ+CHIFFRES+VIRGULE+ENCODE_HEXADECIMALE+ENCODE_8CHIFFRES+TIRET+ESPACE+CONDTION_DEPASSEMENT+ENCODE_ISO3166-1+ENCODE_SPECIFIQUE+SLASH+BINAIRE+TIRET+ENCODE_BASE36+ENCODE_DECIMAL</text:p>
          </table:table-cell>
          <table:table-cell table:number-columns-repeated="1012"/>
        </table:table-row>
        <table:table-row table:style-name="ro2">
          <table:table-cell table:style-name="ce12" office:value-type="string" calcext:value-type="string">
            <text:p>7.0</text:p>
          </table:table-cell>
          <table:table-cell table:style-name="ce3" office:value-type="string" calcext:value-type="string">
            <text:p>Identifiants de données complémentaires du code 2D-DOC</text:p>
          </table:table-cell>
          <table:table-cell table:style-name="ce18" office:value-type="string" calcext:value-type="string">
            <text:p>01</text:p>
          </table:table-cell>
          <table:table-cell table:style-name="ce21" office:value-type="string" calcext:value-type="string">
            <text:p>Identifiant unique du document.</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Alphanumérique</text:p>
          </table:table-cell>
          <table:table-cell table:style-name="ce21" office:value-type="string" calcext:value-type="string">
            <text:p>Cet identifiant permet en fonction de l’émetteur (si celui-ci fournit le service) de récupérer le document correspondant. Cette donnée est encodée en utilisant uniquement des lettres majuscules non accentuées [A-Z] et des chiffres [0-9].</text:p>
          </table:table-cell>
          <table:table-cell table:style-name="ce3" office:value-type="string" calcext:value-type="string">
            <text:p>S</text:p>
          </table:table-cell>
          <table:table-cell table:style-name="ce3" office:value-type="string" calcext:value-type="string">
            <text:p>MAJ+CHIFFRES</text:p>
          </table:table-cell>
          <table:table-cell table:number-columns-repeated="1014"/>
        </table:table-row>
        <table:table-row table:style-name="ro2">
          <table:table-cell table:style-name="ce12" office:value-type="string" calcext:value-type="string">
            <text:p>7.0</text:p>
          </table:table-cell>
          <table:table-cell table:style-name="ce3" office:value-type="string" calcext:value-type="string">
            <text:p>Identifiants de données complémentaires du code 2D-DOC</text:p>
          </table:table-cell>
          <table:table-cell table:style-name="ce18" office:value-type="string" calcext:value-type="string">
            <text:p>02</text:p>
          </table:table-cell>
          <table:table-cell table:style-name="ce21" office:value-type="string" calcext:value-type="string">
            <text:p>Catégorie de document</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Alphanumérique</text:p>
          </table:table-cell>
          <table:table-cell table:style-name="ce21" office:value-type="string" calcext:value-type="string">
            <text:p>Cette donnée est encodée en utilisant uniquement des lettres majuscules non accentuées [A-Z], des chiffres [0-9] et des espaces.</text:p>
          </table:table-cell>
          <table:table-cell table:style-name="ce3" office:value-type="string" calcext:value-type="string">
            <text:p>S</text:p>
          </table:table-cell>
          <table:table-cell table:style-name="ce3" office:value-type="string" calcext:value-type="string">
            <text:p>MAJ+CHIFFRES+ESPACE</text:p>
          </table:table-cell>
          <table:table-cell/>
          <table:table-cell table:style-name="ce3" office:value-type="string" calcext:value-type="string">
            <text:p>Condition_type</text:p>
          </table:table-cell>
          <table:table-cell table:number-columns-repeated="1012"/>
        </table:table-row>
        <table:table-row table:style-name="ro2">
          <table:table-cell table:style-name="ce12" office:value-type="string" calcext:value-type="string">
            <text:p>7.0</text:p>
          </table:table-cell>
          <table:table-cell table:style-name="ce3" office:value-type="string" calcext:value-type="string">
            <text:p>Identifiants de données complémentaires du code 2D-DOC</text:p>
          </table:table-cell>
          <table:table-cell table:style-name="ce18" office:value-type="string" calcext:value-type="string">
            <text:p>03</text:p>
          </table:table-cell>
          <table:table-cell table:style-name="ce21" office:value-type="string" calcext:value-type="string">
            <text:p>Sous-catégorie de document</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Alphanumérique</text:p>
          </table:table-cell>
          <table:table-cell table:style-name="ce21" office:value-type="string" calcext:value-type="string">
            <text:p>Cette donnée est encodée en utilisant uniquement des lettres majuscules non accentuées [A-Z], des chiffres [0-9] et des espaces.</text:p>
          </table:table-cell>
          <table:table-cell table:style-name="ce3" office:value-type="string" calcext:value-type="string">
            <text:p>S</text:p>
          </table:table-cell>
          <table:table-cell table:style-name="ce3" office:value-type="string" calcext:value-type="string">
            <text:p>MAJ+CHIFFRES+ESPACE</text:p>
          </table:table-cell>
          <table:table-cell/>
          <table:table-cell table:style-name="ce3" office:value-type="string" calcext:value-type="string">
            <text:p>S</text:p>
          </table:table-cell>
          <table:table-cell table:style-name="ce3"/>
          <table:table-cell table:style-name="ce3" office:value-type="string" calcext:value-type="string">
            <text:p>Set</text:p>
          </table:table-cell>
          <table:table-cell table:style-name="ce3"/>
          <table:table-cell table:number-columns-repeated="1009"/>
        </table:table-row>
        <table:table-row table:style-name="ro2">
          <table:table-cell table:style-name="ce12" office:value-type="string" calcext:value-type="string">
            <text:p>7.0</text:p>
          </table:table-cell>
          <table:table-cell table:style-name="ce3" office:value-type="string" calcext:value-type="string">
            <text:p>Identifiants de données complémentaires du code 2D-DOC</text:p>
          </table:table-cell>
          <table:table-cell table:style-name="ce18" office:value-type="string" calcext:value-type="string">
            <text:p>04</text:p>
          </table:table-cell>
          <table:table-cell table:style-name="ce21" office:value-type="string" calcext:value-type="string">
            <text:p>Application de composition</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Alphanumérique</text:p>
          </table:table-cell>
          <table:table-cell table:style-name="ce21" office:value-type="string" calcext:value-type="string">
            <text:p>Cette donnée est encodée en utilisant uniquement des lettres majuscules non accentuées [A-Z], des chiffres [0-9] et des espaces.</text:p>
          </table:table-cell>
          <table:table-cell table:style-name="ce3" office:value-type="string" calcext:value-type="string">
            <text:p>S</text:p>
          </table:table-cell>
          <table:table-cell table:style-name="ce3" office:value-type="string" calcext:value-type="string">
            <text:p>MAJ+CHIFFRES+ESPACE</text:p>
          </table:table-cell>
          <table:table-cell/>
          <table:table-cell table:style-name="ce3" office:value-type="string" calcext:value-type="string">
            <text:p>F</text:p>
          </table:table-cell>
          <table:table-cell table:style-name="ce3"/>
          <table:table-cell table:style-name="ce3" office:value-type="string" calcext:value-type="string">
            <text:p>Fonction</text:p>
          </table:table-cell>
          <table:table-cell table:style-name="ce3"/>
          <table:table-cell table:number-columns-repeated="1009"/>
        </table:table-row>
        <table:table-row table:style-name="ro2">
          <table:table-cell table:style-name="ce12" office:value-type="string" calcext:value-type="string">
            <text:p>7.0</text:p>
          </table:table-cell>
          <table:table-cell table:style-name="ce3" office:value-type="string" calcext:value-type="string">
            <text:p>Identifiants de données complémentaires du code 2D-DOC</text:p>
          </table:table-cell>
          <table:table-cell table:style-name="ce18" office:value-type="string" calcext:value-type="string">
            <text:p>05</text:p>
          </table:table-cell>
          <table:table-cell table:style-name="ce21" office:value-type="string" calcext:value-type="string">
            <text:p>Version de l’application de composition</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Alphanumérique</text:p>
          </table:table-cell>
          <table:table-cell table:style-name="ce21" office:value-type="string" calcext:value-type="string">
            <text:p>Cette donnée est encodée en utilisant uniquement des lettres majuscules non accentuées [A-Z], des chiffres [0-9] et des espaces.</text:p>
          </table:table-cell>
          <table:table-cell table:style-name="ce3" office:value-type="string" calcext:value-type="string">
            <text:p>S</text:p>
          </table:table-cell>
          <table:table-cell table:style-name="ce3" office:value-type="string" calcext:value-type="string">
            <text:p>MAJ+CHIFFRES+ESPACE</text:p>
          </table:table-cell>
          <table:table-cell table:number-columns-repeated="1014"/>
        </table:table-row>
        <table:table-row table:style-name="ro2">
          <table:table-cell table:style-name="ce12" office:value-type="string" calcext:value-type="string">
            <text:p>7.0</text:p>
          </table:table-cell>
          <table:table-cell table:style-name="ce3" office:value-type="string" calcext:value-type="string">
            <text:p>Identifiants de données complémentaires du code 2D-DOC</text:p>
          </table:table-cell>
          <table:table-cell table:style-name="ce18" office:value-type="string" calcext:value-type="string">
            <text:p>06</text:p>
          </table:table-cell>
          <table:table-cell table:style-name="ce21" office:value-type="string" calcext:value-type="string">
            <text:p>Date de l’association entre le document et le code 2D-Doc.</text:p>
          </table:table-cell>
          <table:table-cell table:number-columns-repeated="2" table:style-name="ce21" office:value-type="float" office:value="4" calcext:value-type="float">
            <text:p>4</text:p>
          </table:table-cell>
          <table:table-cell table:style-name="ce21" office:value-type="string" calcext:value-type="string">
            <text:p>Alphanumérique</text:p>
          </table:table-cell>
          <table:table-cell table:style-name="ce21" office:value-type="string" calcext:value-type="string">
            <text:p>Cette date est indiquée par le nombre de jours encodé en hexadécimal depuis le 1er janvier 2000 de la même manière que les dates fournies dans l’en-tête.</text:p>
          </table:table-cell>
          <table:table-cell table:style-name="ce3" office:value-type="string" calcext:value-type="string">
            <text:p>S</text:p>
          </table:table-cell>
          <table:table-cell table:style-name="ce3" office:value-type="string" calcext:value-type="string">
            <text:p>HEXA</text:p>
          </table:table-cell>
          <table:table-cell/>
          <table:table-cell table:style-name="ce3" office:value-type="string" calcext:value-type="string">
            <text:p>Sets</text:p>
          </table:table-cell>
          <table:table-cell table:style-name="ce3"/>
          <table:table-cell table:style-name="ce3" office:value-type="string" calcext:value-type="string">
            <text:p>Fonctions</text:p>
          </table:table-cell>
          <table:table-cell table:style-name="ce3"/>
          <table:table-cell table:number-columns-repeated="1009"/>
        </table:table-row>
        <table:table-row table:style-name="ro2">
          <table:table-cell table:style-name="ce12" office:value-type="string" calcext:value-type="string">
            <text:p>7.0</text:p>
          </table:table-cell>
          <table:table-cell table:style-name="ce3" office:value-type="string" calcext:value-type="string">
            <text:p>Identifiants de données complémentaires du code 2D-DOC</text:p>
          </table:table-cell>
          <table:table-cell table:style-name="ce18" office:value-type="string" calcext:value-type="string">
            <text:p>07</text:p>
          </table:table-cell>
          <table:table-cell table:style-name="ce21" office:value-type="string" calcext:value-type="string">
            <text:p>Heure de l’association entre le document et le code 2D-Doc.</text:p>
          </table:table-cell>
          <table:table-cell table:number-columns-repeated="2" table:style-name="ce21" office:value-type="float" office:value="6" calcext:value-type="float">
            <text:p>6</text:p>
          </table:table-cell>
          <table:table-cell table:style-name="ce21" office:value-type="string" calcext:value-type="string">
            <text:p>Numérique</text:p>
          </table:table-cell>
          <table:table-cell table:style-name="ce21" office:value-type="string" calcext:value-type="string">
            <text:p>Cette donnée est composée uniquement de 6 chiffres au format HHMMSS où HH représente l’heure, MM les minutes et SS les secondes. Les heures, les minutes et les secondes sont encodées sur 2 chiffres préfixés par 0 si nécessaire.</text:p>
          </table:table-cell>
          <table:table-cell table:style-name="ce3" office:value-type="string" calcext:value-type="string">
            <text:p>F</text:p>
          </table:table-cell>
          <table:table-cell table:style-name="ce3" office:value-type="string" calcext:value-type="string">
            <text:p>HHMMSS</text:p>
          </table:table-cell>
          <table:table-cell/>
          <table:table-cell table:style-name="ce3" office:value-type="string" calcext:value-type="string">
            <text:p>MAJ</text:p>
          </table:table-cell>
          <table:table-cell table:style-name="ce3"/>
          <table:table-cell table:style-name="ce29" office:value-type="string" calcext:value-type="string">
            <text:p>URL</text:p>
          </table:table-cell>
          <table:table-cell table:style-name="ce3"/>
          <table:table-cell table:number-columns-repeated="1009"/>
        </table:table-row>
        <table:table-row table:style-name="ro2">
          <table:table-cell table:style-name="ce12" office:value-type="string" calcext:value-type="string">
            <text:p>7.0</text:p>
          </table:table-cell>
          <table:table-cell table:style-name="ce3" office:value-type="string" calcext:value-type="string">
            <text:p>Identifiants de données complémentaires du code 2D-DOC</text:p>
          </table:table-cell>
          <table:table-cell table:style-name="ce18" office:value-type="string" calcext:value-type="string">
            <text:p>08</text:p>
          </table:table-cell>
          <table:table-cell table:style-name="ce21" office:value-type="string" calcext:value-type="string">
            <text:p>Date d’expiration du document</text:p>
          </table:table-cell>
          <table:table-cell table:number-columns-repeated="2" table:style-name="ce21" office:value-type="float" office:value="4" calcext:value-type="float">
            <text:p>4</text:p>
          </table:table-cell>
          <table:table-cell table:style-name="ce21" office:value-type="string" calcext:value-type="string">
            <text:p>Alphanumérique</text:p>
          </table:table-cell>
          <table:table-cell table:style-name="ce21" office:value-type="string" calcext:value-type="string">
            <text:p>Cette date est indiquée par le nombre de jours encodé en hexadécimal depuis le 1er janvier 2000 de la même manière que les dates fournies dans l’en-tête.</text:p>
          </table:table-cell>
          <table:table-cell table:style-name="ce3" office:value-type="string" calcext:value-type="string">
            <text:p>S</text:p>
          </table:table-cell>
          <table:table-cell table:style-name="ce3" office:value-type="string" calcext:value-type="string">
            <text:p>HEXA</text:p>
          </table:table-cell>
          <table:table-cell/>
          <table:table-cell table:style-name="ce3" office:value-type="string" calcext:value-type="string">
            <text:p>CHIFFRES</text:p>
          </table:table-cell>
          <table:table-cell table:style-name="ce3"/>
          <table:table-cell table:style-name="ce29" office:value-type="string" calcext:value-type="string">
            <text:p>DATEHEURE</text:p>
          </table:table-cell>
          <table:table-cell table:style-name="ce3"/>
          <table:table-cell table:number-columns-repeated="1009"/>
        </table:table-row>
        <table:table-row table:style-name="ro2">
          <table:table-cell table:style-name="ce12" office:value-type="string" calcext:value-type="string">
            <text:p>7.0</text:p>
          </table:table-cell>
          <table:table-cell table:style-name="ce3" office:value-type="string" calcext:value-type="string">
            <text:p>Identifiants de données complémentaires du code 2D-DOC</text:p>
          </table:table-cell>
          <table:table-cell table:style-name="ce18" office:value-type="string" calcext:value-type="string">
            <text:p>09</text:p>
          </table:table-cell>
          <table:table-cell table:style-name="ce21" office:value-type="string" calcext:value-type="string">
            <text:p>Nombre de pages du document</text:p>
          </table:table-cell>
          <table:table-cell table:number-columns-repeated="2" table:style-name="ce21" office:value-type="float" office:value="4" calcext:value-type="float">
            <text:p>4</text:p>
          </table:table-cell>
          <table:table-cell table:style-name="ce21" office:value-type="string" calcext:value-type="string">
            <text:p>Numérique</text:p>
          </table:table-cell>
          <table:table-cell table:style-name="ce21" office:value-type="string" calcext:value-type="string">
            <text:p>Cette donnée est encodée en utilisant uniquement des chiffres [0-9]. Le nombre devra être préfixé par des 0 si nécessaire.</text:p>
          </table:table-cell>
          <table:table-cell table:style-name="ce3" office:value-type="string" calcext:value-type="string">
            <text:p>S</text:p>
          </table:table-cell>
          <table:table-cell table:style-name="ce3" office:value-type="string" calcext:value-type="string">
            <text:p>CHIFFRES</text:p>
          </table:table-cell>
          <table:table-cell/>
          <table:table-cell table:style-name="ce3" office:value-type="string" calcext:value-type="string">
            <text:p>SLASH</text:p>
          </table:table-cell>
          <table:table-cell table:style-name="ce3"/>
          <table:table-cell table:style-name="ce29" office:value-type="string" calcext:value-type="string">
            <text:p>DATE</text:p>
          </table:table-cell>
          <table:table-cell table:style-name="ce3"/>
          <table:table-cell table:style-name="ce3" office:value-type="string" calcext:value-type="string">
            <text:p>.LUNAIRE</text:p>
          </table:table-cell>
          <table:table-cell table:style-name="ce3" office:value-type="string" calcext:value-type="string">
            <text:p>.INCONNUE</text:p>
          </table:table-cell>
          <table:table-cell table:number-columns-repeated="1007"/>
        </table:table-row>
        <table:table-row table:style-name="ro2">
          <table:table-cell table:style-name="ce12" office:value-type="string" calcext:value-type="string">
            <text:p>7.0</text:p>
          </table:table-cell>
          <table:table-cell table:style-name="ce3" office:value-type="string" calcext:value-type="string">
            <text:p>Identifiants de données complémentaires du code 2D-DOC</text:p>
          </table:table-cell>
          <table:table-cell table:style-name="ce18" office:value-type="string" calcext:value-type="string">
            <text:p>0A</text:p>
          </table:table-cell>
          <table:table-cell table:style-name="ce21" office:value-type="string" calcext:value-type="string">
            <text:p>Editeur du 2D-Doc</text:p>
          </table:table-cell>
          <table:table-cell table:number-columns-repeated="2" table:style-name="ce21" office:value-type="float" office:value="9" calcext:value-type="float">
            <text:p>9</text:p>
          </table:table-cell>
          <table:table-cell table:style-name="ce21" office:value-type="string" calcext:value-type="string">
            <text:p>Numérique</text:p>
          </table:table-cell>
          <table:table-cell table:style-name="ce21" office:value-type="string" calcext:value-type="string">
            <text:p>Correspond au numéro de SIREN de l’éditeur, sur 9 caractères numériques.</text:p>
          </table:table-cell>
          <table:table-cell table:style-name="ce3" office:value-type="string" calcext:value-type="string">
            <text:p>S</text:p>
          </table:table-cell>
          <table:table-cell table:style-name="ce3" office:value-type="string" calcext:value-type="string">
            <text:p>CHIFFRES</text:p>
          </table:table-cell>
          <table:table-cell/>
          <table:table-cell table:style-name="ce3" office:value-type="string" calcext:value-type="string">
            <text:p>ESPACE</text:p>
          </table:table-cell>
          <table:table-cell table:style-name="ce3"/>
          <table:table-cell table:style-name="ce29" office:value-type="string" calcext:value-type="string">
            <text:p>HHMMSS</text:p>
          </table:table-cell>
          <table:table-cell table:style-name="ce3"/>
          <table:table-cell table:number-columns-repeated="1009"/>
        </table:table-row>
        <table:table-row table:style-name="ro2">
          <table:table-cell table:style-name="ce12" office:value-type="string" calcext:value-type="string">
            <text:p>7.0</text:p>
          </table:table-cell>
          <table:table-cell table:style-name="ce3" office:value-type="string" calcext:value-type="string">
            <text:p>Identifiants de données complémentaires du code 2D-DOC</text:p>
          </table:table-cell>
          <table:table-cell table:style-name="ce18" office:value-type="string" calcext:value-type="string">
            <text:p>0B</text:p>
          </table:table-cell>
          <table:table-cell table:style-name="ce21" office:value-type="string" calcext:value-type="string">
            <text:p>Intégrateur du 2D-Doc</text:p>
          </table:table-cell>
          <table:table-cell table:number-columns-repeated="2" table:style-name="ce21" office:value-type="float" office:value="9" calcext:value-type="float">
            <text:p>9</text:p>
          </table:table-cell>
          <table:table-cell table:style-name="ce21" office:value-type="string" calcext:value-type="string">
            <text:p>Numérique</text:p>
          </table:table-cell>
          <table:table-cell table:style-name="ce21" office:value-type="string" calcext:value-type="string">
            <text:p>Correspond au numéro de SIREN de l’intégrateur, sur 9 caractères numériques.</text:p>
          </table:table-cell>
          <table:table-cell table:style-name="ce3" office:value-type="string" calcext:value-type="string">
            <text:p>S</text:p>
          </table:table-cell>
          <table:table-cell table:style-name="ce3" office:value-type="string" calcext:value-type="string">
            <text:p>CHIFFRES</text:p>
          </table:table-cell>
          <table:table-cell/>
          <table:table-cell table:style-name="ce3" office:value-type="string" calcext:value-type="string">
            <text:p>TIRET</text:p>
          </table:table-cell>
          <table:table-cell/>
          <table:table-cell table:style-name="ce29" office:value-type="string" calcext:value-type="string">
            <text:p>LOINC</text:p>
          </table:table-cell>
          <table:table-cell table:style-name="ce3" office:value-type="string" calcext:value-type="string">
            <text:p>any</text:p>
          </table:table-cell>
          <table:table-cell table:number-columns-repeated="1009"/>
        </table:table-row>
        <table:table-row table:style-name="ro2">
          <table:table-cell table:style-name="ce12" office:value-type="string" calcext:value-type="string">
            <text:p>7.0</text:p>
          </table:table-cell>
          <table:table-cell table:style-name="ce3" office:value-type="string" calcext:value-type="string">
            <text:p>Identifiants de données complémentaires du code 2D-DOC</text:p>
          </table:table-cell>
          <table:table-cell table:style-name="ce18" office:value-type="string" calcext:value-type="string">
            <text:p>0C</text:p>
          </table:table-cell>
          <table:table-cell table:style-name="ce21" office:value-type="string" calcext:value-type="string">
            <text:p>URL du document</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Alphanumérique/symboles</text:p>
          </table:table-cell>
          <table:table-cell table:style-name="ce21" office:value-type="string" calcext:value-type="string">
            <text:p>L’URL étant sensible à la casse, il n’est pas possible de réduire cela à l’ensemble des caractères majuscules. Pour permettre le stockage de cette donnée au format C40, l’URL ne subit aucune modification et son encodage UTF-8 est encodé en Base32. Cependant, une URL tronquée n’ayant pas de sens, ce champ ne devra pas être tronqué.</text:p>
          </table:table-cell>
          <table:table-cell table:style-name="ce3" office:value-type="string" calcext:value-type="string">
            <text:p>F</text:p>
          </table:table-cell>
          <table:table-cell table:style-name="ce3" office:value-type="string" calcext:value-type="string">
            <text:p>URL</text:p>
          </table:table-cell>
          <table:table-cell/>
          <table:table-cell table:style-name="ce3" office:value-type="string" calcext:value-type="string">
            <text:p>VIRGULE</text:p>
          </table:table-cell>
          <table:table-cell/>
          <table:table-cell table:style-name="ce29" office:value-type="string" calcext:value-type="string">
            <text:p>CLASSE_VEHICULE</text:p>
          </table:table-cell>
          <table:table-cell table:number-columns-repeated="1010"/>
        </table:table-row>
        <table:table-row table:style-name="ro2">
          <table:table-cell table:style-name="ce12" office:value-type="string" calcext:value-type="string">
            <text:p>7.1</text:p>
          </table:table-cell>
          <table:table-cell table:style-name="ce3" office:value-type="string" calcext:value-type="string">
            <text:p>Identifiants de données propres aux factures</text:p>
          </table:table-cell>
          <table:table-cell table:style-name="ce18" office:value-type="string" calcext:value-type="string">
            <text:p>10</text:p>
          </table:table-cell>
          <table:table-cell table:style-name="ce21" office:value-type="string" calcext:value-type="string">
            <text:p>Ligne 1 de la norme adresse postale du bénéficiaire de la prestation</text:p>
          </table:table-cell>
          <table:table-cell table:style-name="ce21" office:value-type="float" office:value="0" calcext:value-type="float">
            <text:p>0</text:p>
          </table:table-cell>
          <table:table-cell table:style-name="ce21" office:value-type="float" office:value="38" calcext:value-type="float">
            <text:p>38</text:p>
          </table:table-cell>
          <table:table-cell table:style-name="ce21" office:value-type="string" calcext:value-type="string">
            <text:p>Alphanumérique</text:p>
          </table:table-cell>
          <table:table-cell table:style-name="ce21" office:value-type="string" calcext:value-type="string">
            <text:p>Qualité – Nom – Prénom – éventuellement titre ou profession du bénéficiaire de la prestation. Les items Qualité, Nom et Prénom doivent être indiqués dans cet ordre et peuvent être séparés par le caractère ‘/’ pour faciliter leur lecture. Cette donnée est encodée en utilisant uniquement des lettres majuscules non accentuées [A-Z], des chiffres [0-9], des espaces et éventuellement des ‘/’ pour séparer les zones Qualité, Nom et Prénom. Dans le cas, d’un nom de société, il n’est pas nécessaire d’utiliser des séparateurs.</text:p>
          </table:table-cell>
          <table:table-cell table:style-name="ce3" office:value-type="string" calcext:value-type="string">
            <text:p>S</text:p>
          </table:table-cell>
          <table:table-cell table:style-name="ce3" office:value-type="string" calcext:value-type="string">
            <text:p>MAJ+CHIFFRES+ESPACE+SLASH</text:p>
          </table:table-cell>
          <table:table-cell/>
          <table:table-cell table:style-name="ce3" office:value-type="string" calcext:value-type="string">
            <text:p>HEXA</text:p>
          </table:table-cell>
          <table:table-cell/>
          <table:table-cell table:style-name="ce29" office:value-type="string" calcext:value-type="string">
            <text:p>PIECE_IDENTITE_TYPE</text:p>
          </table:table-cell>
          <table:table-cell table:number-columns-repeated="1010"/>
        </table:table-row>
        <table:table-row table:style-name="ro2">
          <table:table-cell table:style-name="ce12" office:value-type="string" calcext:value-type="string">
            <text:p>7.1</text:p>
          </table:table-cell>
          <table:table-cell table:style-name="ce3" office:value-type="string" calcext:value-type="string">
            <text:p>Identifiants de données propres aux factures</text:p>
          </table:table-cell>
          <table:table-cell table:style-name="ce18" office:value-type="string" calcext:value-type="string">
            <text:p>11</text:p>
          </table:table-cell>
          <table:table-cell table:style-name="ce21" office:value-type="string" calcext:value-type="string">
            <text:p>Qualité et/ou titre de la personne bénéficiaire de la prestation</text:p>
          </table:table-cell>
          <table:table-cell table:style-name="ce21" office:value-type="float" office:value="0" calcext:value-type="float">
            <text:p>0</text:p>
          </table:table-cell>
          <table:table-cell table:style-name="ce21" office:value-type="float" office:value="38" calcext:value-type="float">
            <text:p>38</text:p>
          </table:table-cell>
          <table:table-cell table:style-name="ce21" office:value-type="string" calcext:value-type="string">
            <text:p>Alphanumérique</text:p>
          </table:table-cell>
          <table:table-cell table:style-name="ce21" office:value-type="string" calcext:value-type="string">
            <text:p>Cette donnée est encodée en utilisant uniquement des lettres majuscules non accentuées [A-Z] et des espaces.</text:p>
          </table:table-cell>
          <table:table-cell table:style-name="ce3" office:value-type="string" calcext:value-type="string">
            <text:p>S</text:p>
          </table:table-cell>
          <table:table-cell table:style-name="ce3" office:value-type="string" calcext:value-type="string">
            <text:p>MAJ+ESPACE</text:p>
          </table:table-cell>
          <table:table-cell/>
          <table:table-cell table:style-name="ce3" office:value-type="string" calcext:value-type="string">
            <text:p>POINT</text:p>
          </table:table-cell>
          <table:table-cell/>
          <table:table-cell table:style-name="ce3" office:value-type="string" calcext:value-type="string">
            <text:p>PROCEDURE</text:p>
          </table:table-cell>
          <table:table-cell table:style-name="ce13" office:value-type="string" calcext:value-type="string">
            <text:p>PN/PA/PD</text:p>
          </table:table-cell>
          <table:table-cell table:number-columns-repeated="1009"/>
        </table:table-row>
        <table:table-row table:style-name="ro2">
          <table:table-cell table:style-name="ce12" office:value-type="string" calcext:value-type="string">
            <text:p>7.1</text:p>
          </table:table-cell>
          <table:table-cell table:style-name="ce3" office:value-type="string" calcext:value-type="string">
            <text:p>Identifiants de données propres aux factures</text:p>
          </table:table-cell>
          <table:table-cell table:style-name="ce18" office:value-type="string" calcext:value-type="string">
            <text:p>12</text:p>
          </table:table-cell>
          <table:table-cell table:style-name="ce21" office:value-type="string" calcext:value-type="string">
            <text:p>Prénom de la personne bénéficiaire de la prestation</text:p>
          </table:table-cell>
          <table:table-cell table:style-name="ce21" office:value-type="float" office:value="0" calcext:value-type="float">
            <text:p>0</text:p>
          </table:table-cell>
          <table:table-cell table:style-name="ce21" office:value-type="float" office:value="38" calcext:value-type="float">
            <text:p>38</text:p>
          </table:table-cell>
          <table:table-cell table:style-name="ce21" office:value-type="string" calcext:value-type="string">
            <text:p>Alphanumérique</text:p>
          </table:table-cell>
          <table:table-cell table:style-name="ce21" office:value-type="string" calcext:value-type="string">
            <text:p>Cette donnée est encodée en utilisant uniquement des lettres majuscules non accentuées [A-Z] et des espaces.</text:p>
          </table:table-cell>
          <table:table-cell table:style-name="ce3" office:value-type="string" calcext:value-type="string">
            <text:p>S</text:p>
          </table:table-cell>
          <table:table-cell table:style-name="ce3" office:value-type="string" calcext:value-type="string">
            <text:p>MAJ+ESPACE</text:p>
          </table:table-cell>
          <table:table-cell/>
          <table:table-cell table:style-name="ce25" office:value-type="string" calcext:value-type="string">
            <text:p>APOSTROPHE</text:p>
          </table:table-cell>
          <table:table-cell/>
          <table:table-cell table:style-name="ce3" office:value-type="string" calcext:value-type="string">
            <text:p>REGIONS</text:p>
          </table:table-cell>
          <table:table-cell table:style-name="ce13" office:value-type="string" calcext:value-type="string">
            <text:p>KO/AR/BF/BR/CV/GE/HF/IF/NO/NA/OC/PL/PA</text:p>
          </table:table-cell>
          <table:table-cell table:number-columns-repeated="1009"/>
        </table:table-row>
        <table:table-row table:style-name="ro2">
          <table:table-cell table:style-name="ce12" office:value-type="string" calcext:value-type="string">
            <text:p>7.1</text:p>
          </table:table-cell>
          <table:table-cell table:style-name="ce3" office:value-type="string" calcext:value-type="string">
            <text:p>Identifiants de données propres aux factures</text:p>
          </table:table-cell>
          <table:table-cell table:style-name="ce18" office:value-type="string" calcext:value-type="string">
            <text:p>13</text:p>
          </table:table-cell>
          <table:table-cell table:style-name="ce21" office:value-type="string" calcext:value-type="string">
            <text:p>Nom de la personne bénéficiaire de la prestation</text:p>
          </table:table-cell>
          <table:table-cell table:style-name="ce21" office:value-type="float" office:value="0" calcext:value-type="float">
            <text:p>0</text:p>
          </table:table-cell>
          <table:table-cell table:style-name="ce21" office:value-type="float" office:value="38" calcext:value-type="float">
            <text:p>38</text:p>
          </table:table-cell>
          <table:table-cell table:style-name="ce21" office:value-type="string" calcext:value-type="string">
            <text:p>Alphanumérique</text:p>
          </table:table-cell>
          <table:table-cell table:style-name="ce21" office:value-type="string" calcext:value-type="string">
            <text:p>Cette donnée est encodée en utilisant uniquement des lettres majuscules non accentuées [A-Z] et des espaces.</text:p>
          </table:table-cell>
          <table:table-cell table:style-name="ce3" office:value-type="string" calcext:value-type="string">
            <text:p>S</text:p>
          </table:table-cell>
          <table:table-cell table:style-name="ce3" office:value-type="string" calcext:value-type="string">
            <text:p>MAJ+ESPACE</text:p>
          </table:table-cell>
          <table:table-cell/>
          <table:table-cell table:style-name="ce3" office:value-type="string" calcext:value-type="string">
            <text:p>BIERE</text:p>
          </table:table-cell>
          <table:table-cell table:style-name="ce3" office:value-type="string" calcext:value-type="string">
            <text:p>O/S/H</text:p>
          </table:table-cell>
          <table:table-cell table:style-name="ce3" office:value-type="string" calcext:value-type="string">
            <text:p>DIPLOME_TYPE</text:p>
          </table:table-cell>
          <table:table-cell table:style-name="ce32" office:value-type="string" calcext:value-type="string">
            <text:p>BR/CA/BE/BA/BP/BS/BT/DU/LC/LP/DE/MA/MB/IN/DR</text:p>
          </table:table-cell>
          <table:table-cell table:number-columns-repeated="1009"/>
        </table:table-row>
        <table:table-row table:style-name="ro2">
          <table:table-cell table:style-name="ce12" office:value-type="string" calcext:value-type="string">
            <text:p>7.1</text:p>
          </table:table-cell>
          <table:table-cell table:style-name="ce3" office:value-type="string" calcext:value-type="string">
            <text:p>Identifiants de données propres aux factures</text:p>
          </table:table-cell>
          <table:table-cell table:style-name="ce18" office:value-type="string" calcext:value-type="string">
            <text:p>14</text:p>
          </table:table-cell>
          <table:table-cell table:style-name="ce21" office:value-type="string" calcext:value-type="string">
            <text:p>Ligne 1 de la norme adresse postale du destinataire de la facture</text:p>
          </table:table-cell>
          <table:table-cell table:style-name="ce21" office:value-type="float" office:value="0" calcext:value-type="float">
            <text:p>0</text:p>
          </table:table-cell>
          <table:table-cell table:style-name="ce21" office:value-type="float" office:value="38" calcext:value-type="float">
            <text:p>38</text:p>
          </table:table-cell>
          <table:table-cell table:style-name="ce21" office:value-type="string" calcext:value-type="string">
            <text:p>Alphanumérique</text:p>
          </table:table-cell>
          <table:table-cell table:style-name="ce21" office:value-type="string" calcext:value-type="string">
            <text:p>Qualité – Nom – Prénom – éventuellement titre ou profession du destinataire de la facture. Les items Qualité, Nom et Prénom doivent être indiqués dans cet ordre et peuvent être séparés par le caractère ‘/’ pour faciliter leur lecture. Cette donnée est encodée en utilisant uniquement des lettres majuscules non accentuées [A-Z], des chiffres [0-9], des espaces et éventuellement des ‘/’ pour séparer les zones Qualité, Nom et Prénom. Dans le cas, d’un nom de société, il n’est pas nécessaire d’utiliser des séparateurs.</text:p>
          </table:table-cell>
          <table:table-cell table:style-name="ce3" office:value-type="string" calcext:value-type="string">
            <text:p>S</text:p>
          </table:table-cell>
          <table:table-cell table:style-name="ce3" office:value-type="string" calcext:value-type="string">
            <text:p>MAJ+CHIFFRES+ESPACE+SLASH</text:p>
          </table:table-cell>
          <table:table-cell/>
          <table:table-cell table:style-name="ce3" office:value-type="string" calcext:value-type="string">
            <text:p>BINAIRE</text:p>
          </table:table-cell>
          <table:table-cell table:style-name="ce3" office:value-type="string" calcext:value-type="string">
            <text:p>0/1</text:p>
          </table:table-cell>
          <table:table-cell table:style-name="ce3" office:value-type="string" calcext:value-type="string">
            <text:p>HEURE</text:p>
          </table:table-cell>
          <table:table-cell table:number-columns-repeated="1010"/>
        </table:table-row>
        <table:table-row table:style-name="ro2">
          <table:table-cell table:style-name="ce12" office:value-type="string" calcext:value-type="string">
            <text:p>7.1</text:p>
          </table:table-cell>
          <table:table-cell table:style-name="ce3" office:value-type="string" calcext:value-type="string">
            <text:p>Identifiants de données propres aux factures</text:p>
          </table:table-cell>
          <table:table-cell table:style-name="ce18" office:value-type="string" calcext:value-type="string">
            <text:p>15</text:p>
          </table:table-cell>
          <table:table-cell table:style-name="ce21" office:value-type="string" calcext:value-type="string">
            <text:p>Qualité et/ou titre de la personne destinataire de la facture</text:p>
          </table:table-cell>
          <table:table-cell table:style-name="ce21" office:value-type="float" office:value="0" calcext:value-type="float">
            <text:p>0</text:p>
          </table:table-cell>
          <table:table-cell table:style-name="ce21" office:value-type="float" office:value="38" calcext:value-type="float">
            <text:p>38</text:p>
          </table:table-cell>
          <table:table-cell table:style-name="ce21" office:value-type="string" calcext:value-type="string">
            <text:p>Alphanumérique</text:p>
          </table:table-cell>
          <table:table-cell table:style-name="ce21" office:value-type="string" calcext:value-type="string">
            <text:p>Cette donnée est encodée en utilisant uniquement des lettres majuscules non accentuées [A-Z] et des espaces.</text:p>
          </table:table-cell>
          <table:table-cell table:style-name="ce3" office:value-type="string" calcext:value-type="string">
            <text:p>S</text:p>
          </table:table-cell>
          <table:table-cell table:style-name="ce3" office:value-type="string" calcext:value-type="string">
            <text:p>MAJ+ESPACE</text:p>
          </table:table-cell>
          <table:table-cell/>
          <table:table-cell table:style-name="ce3" office:value-type="string" calcext:value-type="string">
            <text:p>PROPRIETAIRE</text:p>
          </table:table-cell>
          <table:table-cell table:style-name="ce12" office:value-type="string" calcext:value-type="string">
            <text:p>1/2</text:p>
          </table:table-cell>
          <table:table-cell table:style-name="ce30" office:value-type="string" calcext:value-type="string">
            <text:p>AAAAMMJJ</text:p>
          </table:table-cell>
          <table:table-cell table:number-columns-repeated="1010"/>
        </table:table-row>
        <table:table-row table:style-name="ro2">
          <table:table-cell table:style-name="ce12" office:value-type="string" calcext:value-type="string">
            <text:p>7.1</text:p>
          </table:table-cell>
          <table:table-cell table:style-name="ce3" office:value-type="string" calcext:value-type="string">
            <text:p>Identifiants de données propres aux factures</text:p>
          </table:table-cell>
          <table:table-cell table:style-name="ce18" office:value-type="string" calcext:value-type="string">
            <text:p>16</text:p>
          </table:table-cell>
          <table:table-cell table:style-name="ce21" office:value-type="string" calcext:value-type="string">
            <text:p>Prénom de la personne destinataire de la facture</text:p>
          </table:table-cell>
          <table:table-cell table:style-name="ce21" office:value-type="float" office:value="0" calcext:value-type="float">
            <text:p>0</text:p>
          </table:table-cell>
          <table:table-cell table:style-name="ce21" office:value-type="float" office:value="38" calcext:value-type="float">
            <text:p>38</text:p>
          </table:table-cell>
          <table:table-cell table:style-name="ce21" office:value-type="string" calcext:value-type="string">
            <text:p>Alphanumérique</text:p>
          </table:table-cell>
          <table:table-cell table:style-name="ce21" office:value-type="string" calcext:value-type="string">
            <text:p>Cette donnée est encodée en utilisant uniquement des lettres majuscules non accentuées [A-Z] et des espaces.</text:p>
          </table:table-cell>
          <table:table-cell table:style-name="ce3" office:value-type="string" calcext:value-type="string">
            <text:p>S</text:p>
          </table:table-cell>
          <table:table-cell table:style-name="ce3" office:value-type="string" calcext:value-type="string">
            <text:p>MAJ+ESPACE</text:p>
          </table:table-cell>
          <table:table-cell/>
          <table:table-cell table:style-name="ce3" office:value-type="string" calcext:value-type="string">
            <text:p>DIPLOME</text:p>
          </table:table-cell>
          <table:table-cell table:style-name="ce3" office:value-type="string" calcext:value-type="string">
            <text:p>4/5/6/7/8</text:p>
          </table:table-cell>
          <table:table-cell table:style-name="ce31" office:value-type="string" calcext:value-type="string">
            <text:p>DATE_INCONNUE</text:p>
          </table:table-cell>
          <table:table-cell table:number-columns-repeated="1010"/>
        </table:table-row>
        <table:table-row table:style-name="ro2">
          <table:table-cell table:style-name="ce12" office:value-type="string" calcext:value-type="string">
            <text:p>7.1</text:p>
          </table:table-cell>
          <table:table-cell table:style-name="ce3" office:value-type="string" calcext:value-type="string">
            <text:p>Identifiants de données propres aux factures</text:p>
          </table:table-cell>
          <table:table-cell table:style-name="ce18" office:value-type="string" calcext:value-type="string">
            <text:p>17</text:p>
          </table:table-cell>
          <table:table-cell table:style-name="ce21" office:value-type="string" calcext:value-type="string">
            <text:p>Nom de la personne destinataire de la facture</text:p>
          </table:table-cell>
          <table:table-cell table:style-name="ce21" office:value-type="float" office:value="0" calcext:value-type="float">
            <text:p>0</text:p>
          </table:table-cell>
          <table:table-cell table:style-name="ce21" office:value-type="float" office:value="38" calcext:value-type="float">
            <text:p>38</text:p>
          </table:table-cell>
          <table:table-cell table:style-name="ce21" office:value-type="string" calcext:value-type="string">
            <text:p>Alphanumérique</text:p>
          </table:table-cell>
          <table:table-cell table:style-name="ce21" office:value-type="string" calcext:value-type="string">
            <text:p>Cette donnée est encodée en utilisant uniquement des lettres majuscules non accentuées [A-Z] et des espaces.</text:p>
          </table:table-cell>
          <table:table-cell table:style-name="ce3" office:value-type="string" calcext:value-type="string">
            <text:p>S</text:p>
          </table:table-cell>
          <table:table-cell table:style-name="ce3" office:value-type="string" calcext:value-type="string">
            <text:p>MAJ+ESPACE</text:p>
          </table:table-cell>
          <table:table-cell/>
          <table:table-cell table:style-name="ce3" office:value-type="string" calcext:value-type="string">
            <text:p>GENRE</text:p>
          </table:table-cell>
          <table:table-cell table:style-name="ce3" office:value-type="string" calcext:value-type="string">
            <text:p>M/F</text:p>
          </table:table-cell>
          <table:table-cell table:style-name="ce3" office:value-type="string" calcext:value-type="string">
            <text:p>DATE_LUNAIRE</text:p>
          </table:table-cell>
          <table:table-cell table:number-columns-repeated="1010"/>
        </table:table-row>
        <table:table-row table:style-name="ro2">
          <table:table-cell table:style-name="ce12" office:value-type="string" calcext:value-type="string">
            <text:p>7.1</text:p>
          </table:table-cell>
          <table:table-cell table:style-name="ce3" office:value-type="string" calcext:value-type="string">
            <text:p>Identifiants de données propres aux factures</text:p>
          </table:table-cell>
          <table:table-cell table:style-name="ce18" office:value-type="string" calcext:value-type="string">
            <text:p>18</text:p>
          </table:table-cell>
          <table:table-cell table:style-name="ce21" office:value-type="string" calcext:value-type="string">
            <text:p>Numéro de la facture</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Alphanumérique</text:p>
          </table:table-cell>
          <table:table-cell table:style-name="ce21" office:value-type="string" calcext:value-type="string">
            <text:p>Cette donnée est encodée en utilisant uniquement des lettres majuscules non accentuées [A-Z] et des chiffres [0-9].</text:p>
          </table:table-cell>
          <table:table-cell table:style-name="ce3" office:value-type="string" calcext:value-type="string">
            <text:p>S</text:p>
          </table:table-cell>
          <table:table-cell table:style-name="ce3" office:value-type="string" calcext:value-type="string">
            <text:p>MAJ+CHIFFRES</text:p>
          </table:table-cell>
          <table:table-cell/>
          <table:table-cell table:style-name="ce3" office:value-type="string" calcext:value-type="string">
            <text:p>GENRE_AUTRE</text:p>
          </table:table-cell>
          <table:table-cell table:style-name="ce3" office:value-type="string" calcext:value-type="string">
            <text:p>X</text:p>
          </table:table-cell>
          <table:table-cell table:style-name="ce25" office:value-type="string" calcext:value-type="string">
            <text:p>PERMIS_TYPE</text:p>
          </table:table-cell>
          <table:table-cell table:number-columns-repeated="1010"/>
        </table:table-row>
        <table:table-row table:style-name="ro2">
          <table:table-cell table:style-name="ce12" office:value-type="string" calcext:value-type="string">
            <text:p>7.1</text:p>
          </table:table-cell>
          <table:table-cell table:style-name="ce3" office:value-type="string" calcext:value-type="string">
            <text:p>Identifiants de données propres aux factures</text:p>
          </table:table-cell>
          <table:table-cell table:style-name="ce18" office:value-type="string" calcext:value-type="string">
            <text:p>19</text:p>
          </table:table-cell>
          <table:table-cell table:style-name="ce21" office:value-type="string" calcext:value-type="string">
            <text:p>Numéro de client</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Alphanumérique</text:p>
          </table:table-cell>
          <table:table-cell table:style-name="ce21" office:value-type="string" calcext:value-type="string">
            <text:p>Cette donnée est encodée en utilisant uniquement des lettres majuscules non accentuées [A-Z] et des chiffres [0-9].</text:p>
          </table:table-cell>
          <table:table-cell table:style-name="ce3" office:value-type="string" calcext:value-type="string">
            <text:p>S</text:p>
          </table:table-cell>
          <table:table-cell table:style-name="ce3" office:value-type="string" calcext:value-type="string">
            <text:p>MAJ+CHIFFRES</text:p>
          </table:table-cell>
          <table:table-cell/>
          <table:table-cell table:style-name="ce3" office:value-type="string" calcext:value-type="string">
            <text:p>CONTRAT</text:p>
          </table:table-cell>
          <table:table-cell table:style-name="ce3" office:value-type="string" calcext:value-type="string">
            <text:p>0/1/2/3</text:p>
          </table:table-cell>
          <table:table-cell table:style-name="ce25" office:value-type="string" calcext:value-type="string">
            <text:p>PERMIS_CATEGORIE</text:p>
          </table:table-cell>
          <table:table-cell table:number-columns-repeated="1010"/>
        </table:table-row>
        <table:table-row table:style-name="ro2">
          <table:table-cell table:style-name="ce12" office:value-type="string" calcext:value-type="string">
            <text:p>7.1</text:p>
          </table:table-cell>
          <table:table-cell table:style-name="ce3" office:value-type="string" calcext:value-type="string">
            <text:p>Identifiants de données propres aux factures</text:p>
          </table:table-cell>
          <table:table-cell table:style-name="ce18" office:value-type="string" calcext:value-type="string">
            <text:p>1A</text:p>
          </table:table-cell>
          <table:table-cell table:style-name="ce21" office:value-type="string" calcext:value-type="string">
            <text:p>Numéro du contrat</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Alphanumérique</text:p>
          </table:table-cell>
          <table:table-cell table:style-name="ce21" office:value-type="string" calcext:value-type="string">
            <text:p>Cette donnée est encodée en utilisant uniquement des lettres majuscules non accentuées [A-Z] et des chiffres [0-9].</text:p>
          </table:table-cell>
          <table:table-cell table:style-name="ce3" office:value-type="string" calcext:value-type="string">
            <text:p>S</text:p>
          </table:table-cell>
          <table:table-cell table:style-name="ce3" office:value-type="string" calcext:value-type="string">
            <text:p>MAJ+CHIFFRES</text:p>
          </table:table-cell>
          <table:table-cell/>
          <table:table-cell table:style-name="ce25" office:value-type="string" calcext:value-type="string">
            <text:p>GENRE_UNKNOWN</text:p>
          </table:table-cell>
          <table:table-cell table:style-name="ce3" office:value-type="string" calcext:value-type="string">
            <text:p>U</text:p>
          </table:table-cell>
          <table:table-cell table:style-name="ce3" office:value-type="string" calcext:value-type="string">
            <text:p>PERMIS_ARRETE</text:p>
          </table:table-cell>
          <table:table-cell table:number-columns-repeated="1010"/>
        </table:table-row>
        <table:table-row table:style-name="ro2">
          <table:table-cell table:style-name="ce12" office:value-type="string" calcext:value-type="string">
            <text:p>7.1</text:p>
          </table:table-cell>
          <table:table-cell table:style-name="ce3" office:value-type="string" calcext:value-type="string">
            <text:p>Identifiants de données propres aux factures</text:p>
          </table:table-cell>
          <table:table-cell table:style-name="ce18" office:value-type="string" calcext:value-type="string">
            <text:p>1B</text:p>
          </table:table-cell>
          <table:table-cell table:style-name="ce21" office:value-type="string" calcext:value-type="string">
            <text:p>Identifiant du souscripteur du contrat</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Alphanumérique</text:p>
          </table:table-cell>
          <table:table-cell table:style-name="ce21" office:value-type="string" calcext:value-type="string">
            <text:p>Cette donnée est encodée en utilisant uniquement des lettres majuscules non accentuées [A-Z] et des chiffres [0-9].</text:p>
          </table:table-cell>
          <table:table-cell table:style-name="ce3" office:value-type="string" calcext:value-type="string">
            <text:p>S</text:p>
          </table:table-cell>
          <table:table-cell table:style-name="ce3" office:value-type="string" calcext:value-type="string">
            <text:p>MAJ+CHIFFRES</text:p>
          </table:table-cell>
          <table:table-cell/>
          <table:table-cell table:style-name="ce3" office:value-type="string" calcext:value-type="string">
            <text:p>PRELEVEMENT</text:p>
          </table:table-cell>
          <table:table-cell table:style-name="ce3" office:value-type="string" calcext:value-type="string">
            <text:p>P/N/X</text:p>
          </table:table-cell>
          <table:table-cell table:number-columns-repeated="1011"/>
        </table:table-row>
        <table:table-row table:style-name="ro2">
          <table:table-cell table:style-name="ce12" office:value-type="string" calcext:value-type="string">
            <text:p>7.1</text:p>
          </table:table-cell>
          <table:table-cell table:style-name="ce3" office:value-type="string" calcext:value-type="string">
            <text:p>Identifiants de données propres aux factures</text:p>
          </table:table-cell>
          <table:table-cell table:style-name="ce18" office:value-type="string" calcext:value-type="string">
            <text:p>1C</text:p>
          </table:table-cell>
          <table:table-cell table:style-name="ce21" office:value-type="string" calcext:value-type="string">
            <text:p>Date d’effet du contrat</text:p>
          </table:table-cell>
          <table:table-cell table:number-columns-repeated="2" table:style-name="ce21" office:value-type="float" office:value="8" calcext:value-type="float">
            <text:p>8</text:p>
          </table:table-cell>
          <table:table-cell table:style-name="ce21" office:value-type="string" calcext:value-type="string">
            <text:p>Numérique</text:p>
          </table:table-cell>
          <table:table-cell table:style-name="ce21" office:value-type="string" calcext:value-type="string">
            <text:p>Cette date est composée uniquement de 8 chiffres au format JJMMAAAA où JJ représente le jour dans le mois, MM le mois et AAAA l’année. Le jour et le numéro du mois sont encodés sur 2 chiffres préfixés par 0 si nécessaire.</text:p>
          </table:table-cell>
          <table:table-cell table:style-name="ce3" office:value-type="string" calcext:value-type="string">
            <text:p>F</text:p>
          </table:table-cell>
          <table:table-cell table:style-name="ce3" office:value-type="string" calcext:value-type="string">
            <text:p>DATE</text:p>
          </table:table-cell>
          <table:table-cell/>
          <table:table-cell table:style-name="ce3" office:value-type="string" calcext:value-type="string">
            <text:p>SEJOUR</text:p>
          </table:table-cell>
          <table:table-cell table:style-name="ce12" office:value-type="string" calcext:value-type="string">
            <text:p>1/2/3</text:p>
          </table:table-cell>
          <table:table-cell table:number-columns-repeated="1011"/>
        </table:table-row>
        <table:table-row table:style-name="ro2">
          <table:table-cell table:style-name="ce12" office:value-type="string" calcext:value-type="string">
            <text:p>7.1</text:p>
          </table:table-cell>
          <table:table-cell table:style-name="ce3" office:value-type="string" calcext:value-type="string">
            <text:p>Identifiants de données propres aux factures</text:p>
          </table:table-cell>
          <table:table-cell table:style-name="ce18" office:value-type="string" calcext:value-type="string">
            <text:p>1D</text:p>
          </table:table-cell>
          <table:table-cell table:style-name="ce21" office:value-type="string" calcext:value-type="string">
            <text:p>Montant TTC de la facture</text:p>
          </table:table-cell>
          <table:table-cell table:style-name="ce21" office:value-type="float" office:value="0" calcext:value-type="float">
            <text:p>0</text:p>
          </table:table-cell>
          <table:table-cell table:style-name="ce21" office:value-type="float" office:value="16" calcext:value-type="float">
            <text:p>16</text:p>
          </table:table-cell>
          <table:table-cell table:style-name="ce21" office:value-type="string" calcext:value-type="string">
            <text:p>Numérique</text:p>
          </table:table-cell>
          <table:table-cell table:style-name="ce21" office:value-type="string" calcext:value-type="string">
            <text:p>Le montant est un nombre avec au plus deux décimales et peut être positif ou négatif. Il est encodé en utilisant uniquement des chiffres [0-9], au plus une virgule et au plus un tiret [,-].</text:p>
          </table:table-cell>
          <table:table-cell table:style-name="ce3" office:value-type="string" calcext:value-type="string">
            <text:p>S</text:p>
          </table:table-cell>
          <table:table-cell table:style-name="ce3" office:value-type="string" calcext:value-type="string">
            <text:p>CHIFFRES+VIRGULE+TIRET</text:p>
          </table:table-cell>
          <table:table-cell/>
          <table:table-cell table:style-name="ce3" office:value-type="string" calcext:value-type="string">
            <text:p>MENTIONS</text:p>
          </table:table-cell>
          <table:table-cell table:style-name="ce3" office:value-type="string" calcext:value-type="string">
            <text:p>1/2/3/4/5/6</text:p>
          </table:table-cell>
          <table:table-cell table:number-columns-repeated="1011"/>
        </table:table-row>
        <table:table-row table:style-name="ro2">
          <table:table-cell table:style-name="ce12" office:value-type="string" calcext:value-type="string">
            <text:p>7.1</text:p>
          </table:table-cell>
          <table:table-cell table:style-name="ce3" office:value-type="string" calcext:value-type="string">
            <text:p>Identifiants de données propres aux factures</text:p>
          </table:table-cell>
          <table:table-cell table:style-name="ce18" office:value-type="string" calcext:value-type="string">
            <text:p>1E</text:p>
          </table:table-cell>
          <table:table-cell table:style-name="ce21" office:value-type="string" calcext:value-type="string">
            <text:p>Numéro de téléphone du bénéficiaire de la prestation</text:p>
          </table:table-cell>
          <table:table-cell table:style-name="ce21" office:value-type="float" office:value="0" calcext:value-type="float">
            <text:p>0</text:p>
          </table:table-cell>
          <table:table-cell table:style-name="ce21" office:value-type="float" office:value="30" calcext:value-type="float">
            <text:p>30</text:p>
          </table:table-cell>
          <table:table-cell table:style-name="ce21" office:value-type="string" calcext:value-type="string">
            <text:p>Numérique</text:p>
          </table:table-cell>
          <table:table-cell table:style-name="ce21" office:value-type="string" calcext:value-type="string">
            <text:p>Il est encodé en utilisant uniquement des chiffres [0-9]. Il commence par le code international, par exemple 33177935210 pour encoder le numéro français 01.77.93.52.10.</text:p>
          </table:table-cell>
          <table:table-cell table:style-name="ce3" office:value-type="string" calcext:value-type="string">
            <text:p>S</text:p>
          </table:table-cell>
          <table:table-cell table:style-name="ce3" office:value-type="string" calcext:value-type="string">
            <text:p>CHIFFRES</text:p>
          </table:table-cell>
          <table:table-cell table:number-columns-repeated="1014"/>
        </table:table-row>
        <table:table-row table:style-name="ro2">
          <table:table-cell table:style-name="ce12" office:value-type="string" calcext:value-type="string">
            <text:p>7.1</text:p>
          </table:table-cell>
          <table:table-cell table:style-name="ce3" office:value-type="string" calcext:value-type="string">
            <text:p>Identifiants de données propres aux factures</text:p>
          </table:table-cell>
          <table:table-cell table:style-name="ce18" office:value-type="string" calcext:value-type="string">
            <text:p>1F</text:p>
          </table:table-cell>
          <table:table-cell table:style-name="ce21" office:value-type="string" calcext:value-type="string">
            <text:p>Numéro de téléphone du destinataire de la facture</text:p>
          </table:table-cell>
          <table:table-cell table:style-name="ce21" office:value-type="float" office:value="0" calcext:value-type="float">
            <text:p>0</text:p>
          </table:table-cell>
          <table:table-cell table:style-name="ce21" office:value-type="float" office:value="30" calcext:value-type="float">
            <text:p>30</text:p>
          </table:table-cell>
          <table:table-cell table:style-name="ce21" office:value-type="string" calcext:value-type="string">
            <text:p>Numérique</text:p>
          </table:table-cell>
          <table:table-cell table:style-name="ce21" office:value-type="string" calcext:value-type="string">
            <text:p>Il est encodé en utilisant uniquement des chiffres [0-9]. Il commence par le code international, par exemple 33177935210 pour encoder le numéro français 01.77.93.52.10.</text:p>
          </table:table-cell>
          <table:table-cell table:style-name="ce3" office:value-type="string" calcext:value-type="string">
            <text:p>S</text:p>
          </table:table-cell>
          <table:table-cell table:style-name="ce3" office:value-type="string" calcext:value-type="string">
            <text:p>CHIFFRES</text:p>
          </table:table-cell>
          <table:table-cell table:number-columns-repeated="1014"/>
        </table:table-row>
        <table:table-row table:style-name="ro2">
          <table:table-cell table:style-name="ce12" office:value-type="string" calcext:value-type="string">
            <text:p>7.1</text:p>
          </table:table-cell>
          <table:table-cell table:style-name="ce3" office:value-type="string" calcext:value-type="string">
            <text:p>Identifiants de données propres aux factures</text:p>
          </table:table-cell>
          <table:table-cell table:style-name="ce18" office:value-type="string" calcext:value-type="string">
            <text:p>1G</text:p>
          </table:table-cell>
          <table:table-cell table:style-name="ce21" office:value-type="string" calcext:value-type="string">
            <text:p>Présence d’un co-bénéficiaire de la prestation non mentionné dans le code</text:p>
          </table:table-cell>
          <table:table-cell table:number-columns-repeated="2" table:style-name="ce21" office:value-type="float" office:value="1" calcext:value-type="float">
            <text:p>1</text:p>
          </table:table-cell>
          <table:table-cell table:style-name="ce21" office:value-type="string" calcext:value-type="string">
            <text:p>Numérique</text:p>
          </table:table-cell>
          <table:table-cell table:style-name="ce21" office:value-type="string" calcext:value-type="string">
            <text:p>Permet d’indiquer la présence d’un ou plusieurs co-bénéficiaires de la prestation non mentionnés dans le code.</text:p>
            <text:p> Cette donnée est représentée par un numérique : 0 = faux et 1 = vrai.</text:p>
          </table:table-cell>
          <table:table-cell table:style-name="ce3" office:value-type="string" calcext:value-type="string">
            <text:p>S</text:p>
          </table:table-cell>
          <table:table-cell table:style-name="ce3" office:value-type="string" calcext:value-type="string">
            <text:p>BINAIRE</text:p>
          </table:table-cell>
          <table:table-cell table:number-columns-repeated="1014"/>
        </table:table-row>
        <table:table-row table:style-name="ro2">
          <table:table-cell table:style-name="ce12" office:value-type="string" calcext:value-type="string">
            <text:p>7.1</text:p>
          </table:table-cell>
          <table:table-cell table:style-name="ce3" office:value-type="string" calcext:value-type="string">
            <text:p>Identifiants de données propres aux factures</text:p>
          </table:table-cell>
          <table:table-cell table:style-name="ce18" office:value-type="string" calcext:value-type="string">
            <text:p>1H</text:p>
          </table:table-cell>
          <table:table-cell table:style-name="ce21" office:value-type="string" calcext:value-type="string">
            <text:p>Présence d’un co-destinataire de la facture non mentionné dans le code</text:p>
          </table:table-cell>
          <table:table-cell table:number-columns-repeated="2" table:style-name="ce21" office:value-type="float" office:value="1" calcext:value-type="float">
            <text:p>1</text:p>
          </table:table-cell>
          <table:table-cell table:style-name="ce21" office:value-type="string" calcext:value-type="string">
            <text:p>Numérique</text:p>
          </table:table-cell>
          <table:table-cell table:style-name="ce21" office:value-type="string" calcext:value-type="string">
            <text:p>Permet d’indiquer la présence d’un ou plusieurs co-destinataires de la facture non mentionnés dans le code.</text:p>
            <text:p> Cette donnée est représentée par un numérique : 0 = faux et 1 = vrai.</text:p>
          </table:table-cell>
          <table:table-cell table:style-name="ce3" office:value-type="string" calcext:value-type="string">
            <text:p>S</text:p>
          </table:table-cell>
          <table:table-cell table:style-name="ce3" office:value-type="string" calcext:value-type="string">
            <text:p>BINAIRE</text:p>
          </table:table-cell>
          <table:table-cell table:number-columns-repeated="1014"/>
        </table:table-row>
        <table:table-row table:style-name="ro2">
          <table:table-cell table:style-name="ce12" office:value-type="string" calcext:value-type="string">
            <text:p>7.1</text:p>
          </table:table-cell>
          <table:table-cell table:style-name="ce3" office:value-type="string" calcext:value-type="string">
            <text:p>Identifiants de données propres aux factures</text:p>
          </table:table-cell>
          <table:table-cell table:style-name="ce18" office:value-type="string" calcext:value-type="string">
            <text:p>1I</text:p>
          </table:table-cell>
          <table:table-cell table:style-name="ce21" office:value-type="string" calcext:value-type="string">
            <text:p>Ligne 1 de la norme adresse postale du co-bénéficiaire de la prestation.</text:p>
          </table:table-cell>
          <table:table-cell table:style-name="ce21" office:value-type="float" office:value="0" calcext:value-type="float">
            <text:p>0</text:p>
          </table:table-cell>
          <table:table-cell table:style-name="ce21" office:value-type="float" office:value="38" calcext:value-type="float">
            <text:p>38</text:p>
          </table:table-cell>
          <table:table-cell table:style-name="ce21" office:value-type="string" calcext:value-type="string">
            <text:p>Alphanumérique</text:p>
          </table:table-cell>
          <table:table-cell table:style-name="ce21" office:value-type="string" calcext:value-type="string">
            <text:p>Qualité – Nom – Prénom – éventuellement titre ou profession du co-bénéficiaire de la prestation. Les items Qualité, Nom et Prénom doivent être indiqués dans cet ordre et peuvent être séparés par le caractère ‘/’ pour faciliter leur lecture. Cette donnée est encodée en utilisant uniquement des lettres majuscules non accentuées [A-Z], des chiffres [0-9], des espaces et éventuellement des ‘/’ pour séparer les zones Qualité, Nom et Prénom. Dans le cas, d’un nom de société, il n’est pas nécessaire d’utiliser des séparateurs.</text:p>
          </table:table-cell>
          <table:table-cell table:style-name="ce3" office:value-type="string" calcext:value-type="string">
            <text:p>S</text:p>
          </table:table-cell>
          <table:table-cell table:style-name="ce3" office:value-type="string" calcext:value-type="string">
            <text:p>MAJ+CHIFFRES+ESPACE+SLASH</text:p>
          </table:table-cell>
          <table:table-cell table:number-columns-repeated="1014"/>
        </table:table-row>
        <table:table-row table:style-name="ro2">
          <table:table-cell table:style-name="ce12" office:value-type="string" calcext:value-type="string">
            <text:p>7.1</text:p>
          </table:table-cell>
          <table:table-cell table:style-name="ce3" office:value-type="string" calcext:value-type="string">
            <text:p>Identifiants de données propres aux factures</text:p>
          </table:table-cell>
          <table:table-cell table:style-name="ce18" office:value-type="string" calcext:value-type="string">
            <text:p>1J</text:p>
          </table:table-cell>
          <table:table-cell table:style-name="ce21" office:value-type="string" calcext:value-type="string">
            <text:p>Qualité et/ou titre du co-bénéficiaire de la prestation.</text:p>
          </table:table-cell>
          <table:table-cell table:style-name="ce21" office:value-type="float" office:value="0" calcext:value-type="float">
            <text:p>0</text:p>
          </table:table-cell>
          <table:table-cell table:style-name="ce21" office:value-type="float" office:value="38" calcext:value-type="float">
            <text:p>38</text:p>
          </table:table-cell>
          <table:table-cell table:style-name="ce21" office:value-type="string" calcext:value-type="string">
            <text:p>Alphanumérique</text:p>
          </table:table-cell>
          <table:table-cell table:style-name="ce21" office:value-type="string" calcext:value-type="string">
            <text:p>Cette donnée est encodée en utilisant uniquement des lettres majuscules non accentuées [A-Z] et des espaces.</text:p>
          </table:table-cell>
          <table:table-cell table:style-name="ce3" office:value-type="string" calcext:value-type="string">
            <text:p>S</text:p>
          </table:table-cell>
          <table:table-cell table:style-name="ce3" office:value-type="string" calcext:value-type="string">
            <text:p>MAJ+ESPACE</text:p>
          </table:table-cell>
          <table:table-cell table:number-columns-repeated="1014"/>
        </table:table-row>
        <table:table-row table:style-name="ro2">
          <table:table-cell table:style-name="ce12" office:value-type="string" calcext:value-type="string">
            <text:p>7.1</text:p>
          </table:table-cell>
          <table:table-cell table:style-name="ce3" office:value-type="string" calcext:value-type="string">
            <text:p>Identifiants de données propres aux factures</text:p>
          </table:table-cell>
          <table:table-cell table:style-name="ce18" office:value-type="string" calcext:value-type="string">
            <text:p>1K</text:p>
          </table:table-cell>
          <table:table-cell table:style-name="ce21" office:value-type="string" calcext:value-type="string">
            <text:p>Prénom du co-bénéficiaire de la prestation.</text:p>
          </table:table-cell>
          <table:table-cell table:style-name="ce21" office:value-type="float" office:value="0" calcext:value-type="float">
            <text:p>0</text:p>
          </table:table-cell>
          <table:table-cell table:style-name="ce21" office:value-type="float" office:value="38" calcext:value-type="float">
            <text:p>38</text:p>
          </table:table-cell>
          <table:table-cell table:style-name="ce21" office:value-type="string" calcext:value-type="string">
            <text:p>Alphanumérique</text:p>
          </table:table-cell>
          <table:table-cell table:style-name="ce21" office:value-type="string" calcext:value-type="string">
            <text:p>Cette donnée est encodée en utilisant uniquement des lettres majuscules non accentuées [A-Z] et des espaces.</text:p>
          </table:table-cell>
          <table:table-cell table:style-name="ce3" office:value-type="string" calcext:value-type="string">
            <text:p>S</text:p>
          </table:table-cell>
          <table:table-cell table:style-name="ce3" office:value-type="string" calcext:value-type="string">
            <text:p>MAJ+ESPACE</text:p>
          </table:table-cell>
          <table:table-cell table:number-columns-repeated="1014"/>
        </table:table-row>
        <table:table-row table:style-name="ro2">
          <table:table-cell table:style-name="ce12" office:value-type="string" calcext:value-type="string">
            <text:p>7.1</text:p>
          </table:table-cell>
          <table:table-cell table:style-name="ce3" office:value-type="string" calcext:value-type="string">
            <text:p>Identifiants de données propres aux factures</text:p>
          </table:table-cell>
          <table:table-cell table:style-name="ce18" office:value-type="string" calcext:value-type="string">
            <text:p>1L</text:p>
          </table:table-cell>
          <table:table-cell table:style-name="ce21" office:value-type="string" calcext:value-type="string">
            <text:p>Nom du co-bénéficiaire de la prestation.</text:p>
          </table:table-cell>
          <table:table-cell table:style-name="ce21" office:value-type="float" office:value="0" calcext:value-type="float">
            <text:p>0</text:p>
          </table:table-cell>
          <table:table-cell table:style-name="ce21" office:value-type="float" office:value="38" calcext:value-type="float">
            <text:p>38</text:p>
          </table:table-cell>
          <table:table-cell table:style-name="ce21" office:value-type="string" calcext:value-type="string">
            <text:p>Alphanumérique</text:p>
          </table:table-cell>
          <table:table-cell table:style-name="ce21" office:value-type="string" calcext:value-type="string">
            <text:p>Cette donnée est encodée en utilisant uniquement des lettres majuscules non accentuées [A-Z] et des espaces.</text:p>
          </table:table-cell>
          <table:table-cell table:style-name="ce3" office:value-type="string" calcext:value-type="string">
            <text:p>S</text:p>
          </table:table-cell>
          <table:table-cell table:style-name="ce3" office:value-type="string" calcext:value-type="string">
            <text:p>MAJ+ESPACE</text:p>
          </table:table-cell>
          <table:table-cell table:number-columns-repeated="1014"/>
        </table:table-row>
        <table:table-row table:style-name="ro2">
          <table:table-cell table:style-name="ce12" office:value-type="string" calcext:value-type="string">
            <text:p>7.1</text:p>
          </table:table-cell>
          <table:table-cell table:style-name="ce3" office:value-type="string" calcext:value-type="string">
            <text:p>Identifiants de données propres aux factures</text:p>
          </table:table-cell>
          <table:table-cell table:style-name="ce18" office:value-type="string" calcext:value-type="string">
            <text:p>1M</text:p>
          </table:table-cell>
          <table:table-cell table:style-name="ce21" office:value-type="string" calcext:value-type="string">
            <text:p>Ligne 1 de la norme adresse postale du co-destinataire de la facture.</text:p>
          </table:table-cell>
          <table:table-cell table:style-name="ce21" office:value-type="float" office:value="0" calcext:value-type="float">
            <text:p>0</text:p>
          </table:table-cell>
          <table:table-cell table:style-name="ce21" office:value-type="float" office:value="38" calcext:value-type="float">
            <text:p>38</text:p>
          </table:table-cell>
          <table:table-cell table:style-name="ce21" office:value-type="string" calcext:value-type="string">
            <text:p>Alphanumérique</text:p>
          </table:table-cell>
          <table:table-cell table:style-name="ce21" office:value-type="string" calcext:value-type="string">
            <text:p>Qualité – Nom – Prénom – éventuellement titre ou profession du co-destinataire de la facture. Les items Qualité, Nom et Prénom doivent être indiqués dans cet ordre et peuvent être séparés par le caractère ‘/’ pour faciliter leur lecture. Cette donnée est encodée en utilisant uniquement des lettres majuscules non accentuées [A-Z], des chiffres [0-9], des espaces et éventuellement des ‘/’ pour séparer les zones Qualité, Nom et Prénom. Dans le cas, d’un nom de société, il n’est pas nécessaire d’utiliser des séparateurs.</text:p>
          </table:table-cell>
          <table:table-cell table:style-name="ce3" office:value-type="string" calcext:value-type="string">
            <text:p>S</text:p>
          </table:table-cell>
          <table:table-cell table:style-name="ce3" office:value-type="string" calcext:value-type="string">
            <text:p>MAJ+CHIFFRES+ESPACE+SLASH</text:p>
          </table:table-cell>
          <table:table-cell table:number-columns-repeated="1014"/>
        </table:table-row>
        <table:table-row table:style-name="ro2">
          <table:table-cell table:style-name="ce12" office:value-type="string" calcext:value-type="string">
            <text:p>7.1</text:p>
          </table:table-cell>
          <table:table-cell table:style-name="ce3" office:value-type="string" calcext:value-type="string">
            <text:p>Identifiants de données propres aux factures</text:p>
          </table:table-cell>
          <table:table-cell table:style-name="ce18" office:value-type="string" calcext:value-type="string">
            <text:p>1N</text:p>
          </table:table-cell>
          <table:table-cell table:style-name="ce21" office:value-type="string" calcext:value-type="string">
            <text:p>Qualité et/ou titre du co-destinataire de la facture.</text:p>
          </table:table-cell>
          <table:table-cell table:style-name="ce21" office:value-type="float" office:value="0" calcext:value-type="float">
            <text:p>0</text:p>
          </table:table-cell>
          <table:table-cell table:style-name="ce21" office:value-type="float" office:value="38" calcext:value-type="float">
            <text:p>38</text:p>
          </table:table-cell>
          <table:table-cell table:style-name="ce21" office:value-type="string" calcext:value-type="string">
            <text:p>Alphanumérique</text:p>
          </table:table-cell>
          <table:table-cell table:style-name="ce21" office:value-type="string" calcext:value-type="string">
            <text:p>Cette donnée est encodée en utilisant uniquement des lettres majuscules non accentuées [A-Z] et des espaces.</text:p>
          </table:table-cell>
          <table:table-cell table:style-name="ce3" office:value-type="string" calcext:value-type="string">
            <text:p>S</text:p>
          </table:table-cell>
          <table:table-cell table:style-name="ce3" office:value-type="string" calcext:value-type="string">
            <text:p>MAJ+ESPACE</text:p>
          </table:table-cell>
          <table:table-cell table:number-columns-repeated="1014"/>
        </table:table-row>
        <table:table-row table:style-name="ro2">
          <table:table-cell table:style-name="ce12" office:value-type="string" calcext:value-type="string">
            <text:p>7.1</text:p>
          </table:table-cell>
          <table:table-cell table:style-name="ce3" office:value-type="string" calcext:value-type="string">
            <text:p>Identifiants de données propres aux factures</text:p>
          </table:table-cell>
          <table:table-cell table:style-name="ce18" office:value-type="string" calcext:value-type="string">
            <text:p>1O</text:p>
          </table:table-cell>
          <table:table-cell table:style-name="ce21" office:value-type="string" calcext:value-type="string">
            <text:p>Prénom du co-destinataire de la facture.</text:p>
          </table:table-cell>
          <table:table-cell table:style-name="ce21" office:value-type="float" office:value="0" calcext:value-type="float">
            <text:p>0</text:p>
          </table:table-cell>
          <table:table-cell table:style-name="ce21" office:value-type="float" office:value="38" calcext:value-type="float">
            <text:p>38</text:p>
          </table:table-cell>
          <table:table-cell table:style-name="ce21" office:value-type="string" calcext:value-type="string">
            <text:p>Alphanumérique</text:p>
          </table:table-cell>
          <table:table-cell table:style-name="ce21" office:value-type="string" calcext:value-type="string">
            <text:p>Cette donnée est encodée en utilisant uniquement des lettres majuscules non accentuées [A-Z] et des espaces.</text:p>
          </table:table-cell>
          <table:table-cell table:style-name="ce3" office:value-type="string" calcext:value-type="string">
            <text:p>S</text:p>
          </table:table-cell>
          <table:table-cell table:style-name="ce3" office:value-type="string" calcext:value-type="string">
            <text:p>MAJ+ESPACE</text:p>
          </table:table-cell>
          <table:table-cell table:number-columns-repeated="1014"/>
        </table:table-row>
        <table:table-row table:style-name="ro2">
          <table:table-cell table:style-name="ce12" office:value-type="string" calcext:value-type="string">
            <text:p>7.1</text:p>
          </table:table-cell>
          <table:table-cell table:style-name="ce3" office:value-type="string" calcext:value-type="string">
            <text:p>Identifiants de données propres aux factures</text:p>
          </table:table-cell>
          <table:table-cell table:style-name="ce18" office:value-type="string" calcext:value-type="string">
            <text:p>1P</text:p>
          </table:table-cell>
          <table:table-cell table:style-name="ce21" office:value-type="string" calcext:value-type="string">
            <text:p>Nom du co-destinataire de la facture.</text:p>
          </table:table-cell>
          <table:table-cell table:style-name="ce21" office:value-type="float" office:value="0" calcext:value-type="float">
            <text:p>0</text:p>
          </table:table-cell>
          <table:table-cell table:style-name="ce21" office:value-type="float" office:value="38" calcext:value-type="float">
            <text:p>38</text:p>
          </table:table-cell>
          <table:table-cell table:style-name="ce21" office:value-type="string" calcext:value-type="string">
            <text:p>Alphanumérique</text:p>
          </table:table-cell>
          <table:table-cell table:style-name="ce21" office:value-type="string" calcext:value-type="string">
            <text:p>Cette donnée est encodée en utilisant uniquement des lettres majuscules non accentuées [A-Z] et des espaces.</text:p>
          </table:table-cell>
          <table:table-cell table:style-name="ce3" office:value-type="string" calcext:value-type="string">
            <text:p>S</text:p>
          </table:table-cell>
          <table:table-cell table:style-name="ce3" office:value-type="string" calcext:value-type="string">
            <text:p>MAJ+ESPACE</text:p>
          </table:table-cell>
          <table:table-cell table:number-columns-repeated="1014"/>
        </table:table-row>
        <table:table-row table:style-name="ro2">
          <table:table-cell table:style-name="ce12" office:value-type="string" calcext:value-type="string">
            <text:p>7.1</text:p>
          </table:table-cell>
          <table:table-cell table:style-name="ce3" office:value-type="string" calcext:value-type="string">
            <text:p>Identifiants de données propres aux factures</text:p>
          </table:table-cell>
          <table:table-cell table:style-name="ce18" office:value-type="string" calcext:value-type="string">
            <text:p>20</text:p>
          </table:table-cell>
          <table:table-cell table:style-name="ce21" office:value-type="string" calcext:value-type="string">
            <text:p>Ligne 2 de la norme adresse postale du point de service des prestations</text:p>
          </table:table-cell>
          <table:table-cell table:style-name="ce21" office:value-type="float" office:value="0" calcext:value-type="float">
            <text:p>0</text:p>
          </table:table-cell>
          <table:table-cell table:style-name="ce21" office:value-type="float" office:value="38" calcext:value-type="float">
            <text:p>38</text:p>
          </table:table-cell>
          <table:table-cell table:style-name="ce21" office:value-type="string" calcext:value-type="string">
            <text:p>Alphanumérique</text:p>
          </table:table-cell>
          <table:table-cell table:style-name="ce21" office:value-type="string" calcext:value-type="string">
            <text:p>Cette donnée est encodée en utilisant uniquement des lettres majuscules non accentuées [A-Z], des chiffres [0-9] et des espaces. Il faut utiliser les méthodes de compression définies en section 10.9 du document en cas de dépassement de la donnée.</text:p>
          </table:table-cell>
          <table:table-cell table:style-name="ce3" office:value-type="string" calcext:value-type="string">
            <text:p>S</text:p>
          </table:table-cell>
          <table:table-cell table:style-name="ce3" office:value-type="string" calcext:value-type="string">
            <text:p>MAJ+CHIFFRES+ESPACE</text:p>
          </table:table-cell>
          <table:table-cell table:style-name="ce24" office:value-type="string" calcext:value-type="string">
            <text:p>Depassement</text:p>
          </table:table-cell>
          <table:table-cell table:number-columns-repeated="1013"/>
        </table:table-row>
        <table:table-row table:style-name="ro2">
          <table:table-cell table:style-name="ce12" office:value-type="string" calcext:value-type="string">
            <text:p>7.1</text:p>
          </table:table-cell>
          <table:table-cell table:style-name="ce3" office:value-type="string" calcext:value-type="string">
            <text:p>Identifiants de données propres aux factures</text:p>
          </table:table-cell>
          <table:table-cell table:style-name="ce18" office:value-type="string" calcext:value-type="string">
            <text:p>21</text:p>
          </table:table-cell>
          <table:table-cell table:style-name="ce21" office:value-type="string" calcext:value-type="string">
            <text:p>Ligne 3 de la norme adresse postale du point de service des prestations</text:p>
          </table:table-cell>
          <table:table-cell table:style-name="ce21" office:value-type="float" office:value="0" calcext:value-type="float">
            <text:p>0</text:p>
          </table:table-cell>
          <table:table-cell table:style-name="ce21" office:value-type="float" office:value="38" calcext:value-type="float">
            <text:p>38</text:p>
          </table:table-cell>
          <table:table-cell table:style-name="ce21" office:value-type="string" calcext:value-type="string">
            <text:p>Alphanumérique</text:p>
          </table:table-cell>
          <table:table-cell table:style-name="ce21" office:value-type="string" calcext:value-type="string">
            <text:p>Cette donnée est encodée en utilisant uniquement des lettres majuscules non accentuées [A-Z], des chiffres [0-9] et des espaces. Il faut utiliser les méthodes de compression définies en section 10.9 du document en cas de dépassement de la donnée.</text:p>
          </table:table-cell>
          <table:table-cell table:style-name="ce3" office:value-type="string" calcext:value-type="string">
            <text:p>S</text:p>
          </table:table-cell>
          <table:table-cell table:style-name="ce3" office:value-type="string" calcext:value-type="string">
            <text:p>MAJ+CHIFFRES+ESPACE</text:p>
          </table:table-cell>
          <table:table-cell table:style-name="ce24" office:value-type="string" calcext:value-type="string">
            <text:p>Depassement</text:p>
          </table:table-cell>
          <table:table-cell table:number-columns-repeated="1013"/>
        </table:table-row>
        <table:table-row table:style-name="ro2">
          <table:table-cell table:style-name="ce12" office:value-type="string" calcext:value-type="string">
            <text:p>7.1</text:p>
          </table:table-cell>
          <table:table-cell table:style-name="ce3" office:value-type="string" calcext:value-type="string">
            <text:p>Identifiants de données propres aux factures</text:p>
          </table:table-cell>
          <table:table-cell table:style-name="ce18" office:value-type="string" calcext:value-type="string">
            <text:p>22</text:p>
          </table:table-cell>
          <table:table-cell table:style-name="ce21" office:value-type="string" calcext:value-type="string">
            <text:p>Ligne 4 de la norme adresse postale du point de service des prestations</text:p>
          </table:table-cell>
          <table:table-cell table:style-name="ce21" office:value-type="float" office:value="0" calcext:value-type="float">
            <text:p>0</text:p>
          </table:table-cell>
          <table:table-cell table:style-name="ce21" office:value-type="float" office:value="38" calcext:value-type="float">
            <text:p>38</text:p>
          </table:table-cell>
          <table:table-cell table:style-name="ce21" office:value-type="string" calcext:value-type="string">
            <text:p>Alphanumérique</text:p>
          </table:table-cell>
          <table:table-cell table:style-name="ce21" office:value-type="string" calcext:value-type="string">
            <text:p>Numéro dans la voie + type et nom de la voie. Cette donnée est encodée en utilisant uniquement des lettres majuscules non accentuées [A-Z], des chiffres [0-9] et des espaces. Il faut utiliser les méthodes de compression définies en section 10.9 du document en cas de dépassement de la donnée.</text:p>
          </table:table-cell>
          <table:table-cell table:style-name="ce3" office:value-type="string" calcext:value-type="string">
            <text:p>S</text:p>
          </table:table-cell>
          <table:table-cell table:style-name="ce3" office:value-type="string" calcext:value-type="string">
            <text:p>MAJ+CHIFFRES+ESPACE</text:p>
          </table:table-cell>
          <table:table-cell table:style-name="ce3" office:value-type="string" calcext:value-type="string">
            <text:p>compression</text:p>
          </table:table-cell>
          <table:table-cell table:number-columns-repeated="1013"/>
        </table:table-row>
        <table:table-row table:style-name="ro2">
          <table:table-cell table:style-name="ce12" office:value-type="string" calcext:value-type="string">
            <text:p>7.1</text:p>
          </table:table-cell>
          <table:table-cell table:style-name="ce3" office:value-type="string" calcext:value-type="string">
            <text:p>Identifiants de données propres aux factures</text:p>
          </table:table-cell>
          <table:table-cell table:style-name="ce18" office:value-type="string" calcext:value-type="string">
            <text:p>23</text:p>
          </table:table-cell>
          <table:table-cell table:style-name="ce21" office:value-type="string" calcext:value-type="string">
            <text:p>Ligne 5 de la norme adresse postale du point de service des prestations</text:p>
          </table:table-cell>
          <table:table-cell table:style-name="ce21" office:value-type="float" office:value="0" calcext:value-type="float">
            <text:p>0</text:p>
          </table:table-cell>
          <table:table-cell table:style-name="ce21" office:value-type="float" office:value="38" calcext:value-type="float">
            <text:p>38</text:p>
          </table:table-cell>
          <table:table-cell table:style-name="ce21" office:value-type="string" calcext:value-type="string">
            <text:p>Alphanumérique</text:p>
          </table:table-cell>
          <table:table-cell table:style-name="ce21" office:value-type="string" calcext:value-type="string">
            <text:p>Mention de distribution (BP) suivie du libellé de la localité de destination dans le cas où celle-ci serait différente du libellé cedex lieu-dit ou hameau. Cette donnée est encodée en utilisant uniquement des lettres majuscules non accentuées [A-Z], des chiffres [0-9] et des espaces. Il faut utiliser les méthodes de compression définies en section 10.9 du document en cas de dépassement de la donnée.</text:p>
          </table:table-cell>
          <table:table-cell table:style-name="ce3" office:value-type="string" calcext:value-type="string">
            <text:p>S</text:p>
          </table:table-cell>
          <table:table-cell table:style-name="ce3" office:value-type="string" calcext:value-type="string">
            <text:p>MAJ+CHIFFRES</text:p>
          </table:table-cell>
          <table:table-cell table:style-name="ce3" office:value-type="string" calcext:value-type="string">
            <text:p>compression</text:p>
          </table:table-cell>
          <table:table-cell table:number-columns-repeated="1013"/>
        </table:table-row>
        <table:table-row table:style-name="ro2">
          <table:table-cell table:style-name="ce12" office:value-type="string" calcext:value-type="string">
            <text:p>7.1</text:p>
          </table:table-cell>
          <table:table-cell table:style-name="ce3" office:value-type="string" calcext:value-type="string">
            <text:p>Identifiants de données propres aux factures</text:p>
          </table:table-cell>
          <table:table-cell table:style-name="ce18" office:value-type="string" calcext:value-type="string">
            <text:p>24</text:p>
          </table:table-cell>
          <table:table-cell table:style-name="ce21" office:value-type="string" calcext:value-type="string">
            <text:p>Code postal ou code cedex du point de service des prestations</text:p>
          </table:table-cell>
          <table:table-cell table:number-columns-repeated="2" table:style-name="ce21" office:value-type="float" office:value="5" calcext:value-type="float">
            <text:p>5</text:p>
          </table:table-cell>
          <table:table-cell table:style-name="ce21" office:value-type="string" calcext:value-type="string">
            <text:p>Numérique</text:p>
          </table:table-cell>
          <table:table-cell table:style-name="ce21" office:value-type="string" calcext:value-type="string">
            <text:p>Compris dans la ligne 6 de la norme adresse postale. Cette donnée est encodée en utilisant uniquement des chiffres ou des espaces si la donnée n’est pas renseignée (par exemple, dans le cas d’un pays ne disposant pas de code postal).</text:p>
          </table:table-cell>
          <table:table-cell table:style-name="ce3" office:value-type="string" calcext:value-type="string">
            <text:p>S</text:p>
          </table:table-cell>
          <table:table-cell table:style-name="ce3" office:value-type="string" calcext:value-type="string">
            <text:p>CHIFFRES+ESPACE</text:p>
          </table:table-cell>
          <table:table-cell table:number-columns-repeated="1014"/>
        </table:table-row>
        <table:table-row table:style-name="ro2">
          <table:table-cell table:style-name="ce12" office:value-type="string" calcext:value-type="string">
            <text:p>7.1</text:p>
          </table:table-cell>
          <table:table-cell table:style-name="ce3" office:value-type="string" calcext:value-type="string">
            <text:p>Identifiants de données propres aux factures</text:p>
          </table:table-cell>
          <table:table-cell table:style-name="ce18" office:value-type="string" calcext:value-type="string">
            <text:p>25</text:p>
          </table:table-cell>
          <table:table-cell table:style-name="ce21" office:value-type="string" calcext:value-type="string">
            <text:p>Localité de destination ou libellé cedex du point de service des prestations</text:p>
          </table:table-cell>
          <table:table-cell table:style-name="ce21" office:value-type="float" office:value="0" calcext:value-type="float">
            <text:p>0</text:p>
          </table:table-cell>
          <table:table-cell table:style-name="ce21" office:value-type="float" office:value="32" calcext:value-type="float">
            <text:p>32</text:p>
          </table:table-cell>
          <table:table-cell table:style-name="ce21" office:value-type="string" calcext:value-type="string">
            <text:p>Numérique</text:p>
          </table:table-cell>
          <table:table-cell table:style-name="ce21" office:value-type="string" calcext:value-type="string">
            <text:p>Compris dans la ligne 6 de la norme adresse postale. Cette donnée est encodée en utilisant uniquement des lettres majuscules non accentuées [A-Z] et des espaces.</text:p>
          </table:table-cell>
          <table:table-cell table:style-name="ce3" office:value-type="string" calcext:value-type="string">
            <text:p>S</text:p>
          </table:table-cell>
          <table:table-cell table:style-name="ce3" office:value-type="string" calcext:value-type="string">
            <text:p>MAJ</text:p>
          </table:table-cell>
          <table:table-cell table:number-columns-repeated="1014"/>
        </table:table-row>
        <table:table-row table:style-name="ro2">
          <table:table-cell table:style-name="ce12" office:value-type="string" calcext:value-type="string">
            <text:p>7.1</text:p>
          </table:table-cell>
          <table:table-cell table:style-name="ce3" office:value-type="string" calcext:value-type="string">
            <text:p>Identifiants de données propres aux factures</text:p>
          </table:table-cell>
          <table:table-cell table:style-name="ce18" office:value-type="string" calcext:value-type="string">
            <text:p>26</text:p>
          </table:table-cell>
          <table:table-cell table:style-name="ce21" office:value-type="string" calcext:value-type="string">
            <text:p>Pays de service des prestations</text:p>
          </table:table-cell>
          <table:table-cell table:number-columns-repeated="2" table:style-name="ce21" office:value-type="float" office:value="2" calcext:value-type="float">
            <text:p>2</text:p>
          </table:table-cell>
          <table:table-cell table:style-name="ce21" office:value-type="string" calcext:value-type="string">
            <text:p>Alphanumérique</text:p>
          </table:table-cell>
          <table:table-cell table:style-name="ce21" office:value-type="string" calcext:value-type="string">
            <text:p>Le pays est encodé en utilisant son code pays au format ISO3166-1 Alpha 2</text:p>
          </table:table-cell>
          <table:table-cell table:style-name="ce3" office:value-type="string" calcext:value-type="string">
            <text:p>S</text:p>
          </table:table-cell>
          <table:table-cell table:style-name="ce23" office:value-type="string" calcext:value-type="string">
            <text:p>MAJ</text:p>
          </table:table-cell>
          <table:table-cell table:style-name="ce23" office:value-type="string" calcext:value-type="string">
            <text:p>ISO3166-1 Alpha 2</text:p>
          </table:table-cell>
          <table:table-cell table:number-columns-repeated="1013"/>
        </table:table-row>
        <table:table-row table:style-name="ro2">
          <table:table-cell table:style-name="ce12" office:value-type="string" calcext:value-type="string">
            <text:p>7.1</text:p>
          </table:table-cell>
          <table:table-cell table:style-name="ce3" office:value-type="string" calcext:value-type="string">
            <text:p>Identifiants de données propres aux factures</text:p>
          </table:table-cell>
          <table:table-cell table:style-name="ce18" office:value-type="string" calcext:value-type="string">
            <text:p>27</text:p>
          </table:table-cell>
          <table:table-cell table:style-name="ce21" office:value-type="string" calcext:value-type="string">
            <text:p>Ligne 2 de la norme adresse postale du destinataire de la facture</text:p>
          </table:table-cell>
          <table:table-cell table:style-name="ce21" office:value-type="float" office:value="0" calcext:value-type="float">
            <text:p>0</text:p>
          </table:table-cell>
          <table:table-cell table:style-name="ce21" office:value-type="float" office:value="38" calcext:value-type="float">
            <text:p>38</text:p>
          </table:table-cell>
          <table:table-cell table:style-name="ce21" office:value-type="string" calcext:value-type="string">
            <text:p>Alphanumérique</text:p>
          </table:table-cell>
          <table:table-cell table:style-name="ce21" office:value-type="string" calcext:value-type="string">
            <text:p>Cette donnée est encodée en utilisant uniquement des lettres majuscules non accentuées [A-Z], des chiffres [0-9] et des espaces. Il faut utiliser les méthodes de compression définies en partie 2 de la norme.</text:p>
          </table:table-cell>
          <table:table-cell table:style-name="ce3" office:value-type="string" calcext:value-type="string">
            <text:p>S</text:p>
          </table:table-cell>
          <table:table-cell table:style-name="ce3" office:value-type="string" calcext:value-type="string">
            <text:p>MAJ+CHIFFRES+ESPACE</text:p>
          </table:table-cell>
          <table:table-cell table:style-name="ce24" office:value-type="string" calcext:value-type="string">
            <text:p>Depassement</text:p>
          </table:table-cell>
          <table:table-cell table:number-columns-repeated="1013"/>
        </table:table-row>
        <table:table-row table:style-name="ro2">
          <table:table-cell table:style-name="ce12" office:value-type="string" calcext:value-type="string">
            <text:p>7.1</text:p>
          </table:table-cell>
          <table:table-cell table:style-name="ce3" office:value-type="string" calcext:value-type="string">
            <text:p>Identifiants de données propres aux factures</text:p>
          </table:table-cell>
          <table:table-cell table:style-name="ce18" office:value-type="string" calcext:value-type="string">
            <text:p>28</text:p>
          </table:table-cell>
          <table:table-cell table:style-name="ce21" office:value-type="string" calcext:value-type="string">
            <text:p>Ligne 3 de la norme adresse postale du destinataire de la facture</text:p>
          </table:table-cell>
          <table:table-cell table:style-name="ce21" office:value-type="float" office:value="0" calcext:value-type="float">
            <text:p>0</text:p>
          </table:table-cell>
          <table:table-cell table:style-name="ce21" office:value-type="float" office:value="38" calcext:value-type="float">
            <text:p>38</text:p>
          </table:table-cell>
          <table:table-cell table:style-name="ce21" office:value-type="string" calcext:value-type="string">
            <text:p>Alphanumérique</text:p>
          </table:table-cell>
          <table:table-cell table:style-name="ce21" office:value-type="string" calcext:value-type="string">
            <text:p>Cette donnée est encodée en utilisant uniquement des lettres majuscules non accentuées [A-Z], des chiffres [0-9] et des espaces. Il faut utiliser les méthodes de compression définies en section 10.9 du document en cas de dépassement de la donnée.</text:p>
          </table:table-cell>
          <table:table-cell table:style-name="ce3" office:value-type="string" calcext:value-type="string">
            <text:p>S</text:p>
          </table:table-cell>
          <table:table-cell table:style-name="ce3" office:value-type="string" calcext:value-type="string">
            <text:p>MAJ+CHIFFRES+ESPACE</text:p>
          </table:table-cell>
          <table:table-cell table:style-name="ce24" office:value-type="string" calcext:value-type="string">
            <text:p>Depassement</text:p>
          </table:table-cell>
          <table:table-cell table:number-columns-repeated="1013"/>
        </table:table-row>
        <table:table-row table:style-name="ro2">
          <table:table-cell table:style-name="ce12" office:value-type="string" calcext:value-type="string">
            <text:p>7.1</text:p>
          </table:table-cell>
          <table:table-cell table:style-name="ce3" office:value-type="string" calcext:value-type="string">
            <text:p>Identifiants de données propres aux factures</text:p>
          </table:table-cell>
          <table:table-cell table:style-name="ce18" office:value-type="string" calcext:value-type="string">
            <text:p>29</text:p>
          </table:table-cell>
          <table:table-cell table:style-name="ce21" office:value-type="string" calcext:value-type="string">
            <text:p>Ligne 4 de la norme adresse postale du destinataire de la facture</text:p>
          </table:table-cell>
          <table:table-cell table:style-name="ce21" office:value-type="float" office:value="0" calcext:value-type="float">
            <text:p>0</text:p>
          </table:table-cell>
          <table:table-cell table:style-name="ce21" office:value-type="float" office:value="38" calcext:value-type="float">
            <text:p>38</text:p>
          </table:table-cell>
          <table:table-cell table:style-name="ce21" office:value-type="string" calcext:value-type="string">
            <text:p>Alphanumérique</text:p>
          </table:table-cell>
          <table:table-cell table:style-name="ce21" office:value-type="string" calcext:value-type="string">
            <text:p>Numéro dans la voie + type et nom de la voie. Cette donnée est encodée en utilisant uniquement des lettres majuscules non accentuées [A-Z], des chiffres [0-9] et des espaces. Il faut utiliser les méthodes de compression définies en section 10.9 du document en cas de dépassement de la donnée.</text:p>
          </table:table-cell>
          <table:table-cell table:style-name="ce3" office:value-type="string" calcext:value-type="string">
            <text:p>S</text:p>
          </table:table-cell>
          <table:table-cell table:style-name="ce3" office:value-type="string" calcext:value-type="string">
            <text:p>MAJ+CHIFFRES+ESPACE</text:p>
          </table:table-cell>
          <table:table-cell table:style-name="ce3" office:value-type="string" calcext:value-type="string">
            <text:p>compression</text:p>
          </table:table-cell>
          <table:table-cell table:number-columns-repeated="1013"/>
        </table:table-row>
        <table:table-row table:style-name="ro2">
          <table:table-cell table:style-name="ce12" office:value-type="string" calcext:value-type="string">
            <text:p>7.1</text:p>
          </table:table-cell>
          <table:table-cell table:style-name="ce3" office:value-type="string" calcext:value-type="string">
            <text:p>Identifiants de données propres aux factures</text:p>
          </table:table-cell>
          <table:table-cell table:style-name="ce18" office:value-type="string" calcext:value-type="string">
            <text:p>2A</text:p>
          </table:table-cell>
          <table:table-cell table:style-name="ce21" office:value-type="string" calcext:value-type="string">
            <text:p>Ligne 5 de la norme adresse postale du destinataire de la facture</text:p>
          </table:table-cell>
          <table:table-cell table:style-name="ce21" office:value-type="float" office:value="0" calcext:value-type="float">
            <text:p>0</text:p>
          </table:table-cell>
          <table:table-cell table:style-name="ce21" office:value-type="float" office:value="38" calcext:value-type="float">
            <text:p>38</text:p>
          </table:table-cell>
          <table:table-cell table:style-name="ce21" office:value-type="string" calcext:value-type="string">
            <text:p>Alphanumérique</text:p>
          </table:table-cell>
          <table:table-cell table:style-name="ce21" office:value-type="string" calcext:value-type="string">
            <text:p>Mention de distribution (BP) suivie du libellé de la localité de destination dans le cas où celle-ci serait différente du libellé cedex lieu-dit ou hameau. Cette donnée est encodée en utilisant uniquement des lettres majuscules non accentuées [A-Z], des chiffres [0-9] et des espaces. Il faut utiliser les méthodes de compression définies en section 10.9 du document en cas de dépassement de la donnée.</text:p>
          </table:table-cell>
          <table:table-cell table:style-name="ce3" office:value-type="string" calcext:value-type="string">
            <text:p>S</text:p>
          </table:table-cell>
          <table:table-cell table:style-name="ce3" office:value-type="string" calcext:value-type="string">
            <text:p>MAJ+CHIFFRES</text:p>
          </table:table-cell>
          <table:table-cell table:style-name="ce3" office:value-type="string" calcext:value-type="string">
            <text:p>compression</text:p>
          </table:table-cell>
          <table:table-cell table:number-columns-repeated="1013"/>
        </table:table-row>
        <table:table-row table:style-name="ro2">
          <table:table-cell table:style-name="ce12" office:value-type="string" calcext:value-type="string">
            <text:p>7.1</text:p>
          </table:table-cell>
          <table:table-cell table:style-name="ce3" office:value-type="string" calcext:value-type="string">
            <text:p>Identifiants de données propres aux factures</text:p>
          </table:table-cell>
          <table:table-cell table:style-name="ce18" office:value-type="string" calcext:value-type="string">
            <text:p>2B</text:p>
          </table:table-cell>
          <table:table-cell table:style-name="ce21" office:value-type="string" calcext:value-type="string">
            <text:p>Code postal ou code cedex du destinataire de la facture</text:p>
          </table:table-cell>
          <table:table-cell table:number-columns-repeated="2" table:style-name="ce21" office:value-type="float" office:value="5" calcext:value-type="float">
            <text:p>5</text:p>
          </table:table-cell>
          <table:table-cell table:style-name="ce21" office:value-type="string" calcext:value-type="string">
            <text:p>Numérique</text:p>
          </table:table-cell>
          <table:table-cell table:style-name="ce21" office:value-type="string" calcext:value-type="string">
            <text:p>Compris dans la ligne 6 de la norme adresse postale. Cette donnée est encodée en utilisant uniquement des chiffres ou des espaces si la donnée n’est pas renseignée (par exemple, dans le cas d’un pays ne disposant pas de code postal).</text:p>
          </table:table-cell>
          <table:table-cell table:style-name="ce3" office:value-type="string" calcext:value-type="string">
            <text:p>S</text:p>
          </table:table-cell>
          <table:table-cell table:style-name="ce3" office:value-type="string" calcext:value-type="string">
            <text:p>CHIFFRES+ESPACE</text:p>
          </table:table-cell>
          <table:table-cell table:number-columns-repeated="1014"/>
        </table:table-row>
        <table:table-row table:style-name="ro2">
          <table:table-cell table:style-name="ce12" office:value-type="string" calcext:value-type="string">
            <text:p>7.1</text:p>
          </table:table-cell>
          <table:table-cell table:style-name="ce3" office:value-type="string" calcext:value-type="string">
            <text:p>Identifiants de données propres aux factures</text:p>
          </table:table-cell>
          <table:table-cell table:style-name="ce18" office:value-type="string" calcext:value-type="string">
            <text:p>2C</text:p>
          </table:table-cell>
          <table:table-cell table:style-name="ce21" office:value-type="string" calcext:value-type="string">
            <text:p>Localité de destination ou libellé cedex du destinataire de la facture</text:p>
          </table:table-cell>
          <table:table-cell table:style-name="ce21" office:value-type="float" office:value="0" calcext:value-type="float">
            <text:p>0</text:p>
          </table:table-cell>
          <table:table-cell table:style-name="ce21" office:value-type="float" office:value="32" calcext:value-type="float">
            <text:p>32</text:p>
          </table:table-cell>
          <table:table-cell table:style-name="ce21" office:value-type="string" calcext:value-type="string">
            <text:p>Numérique</text:p>
          </table:table-cell>
          <table:table-cell table:style-name="ce21" office:value-type="string" calcext:value-type="string">
            <text:p>Compris dans la ligne 6 de la norme adresse postale. Cette donnée est encodée en utilisant uniquement des lettres majuscules non accentuées [A-Z] et des espaces.</text:p>
          </table:table-cell>
          <table:table-cell table:style-name="ce3" office:value-type="string" calcext:value-type="string">
            <text:p>S</text:p>
          </table:table-cell>
          <table:table-cell table:style-name="ce3" office:value-type="string" calcext:value-type="string">
            <text:p>MAJ</text:p>
          </table:table-cell>
          <table:table-cell table:number-columns-repeated="1014"/>
        </table:table-row>
        <table:table-row table:style-name="ro2">
          <table:table-cell table:style-name="ce12" office:value-type="string" calcext:value-type="string">
            <text:p>7.1</text:p>
          </table:table-cell>
          <table:table-cell table:style-name="ce3" office:value-type="string" calcext:value-type="string">
            <text:p>Identifiants de données propres aux factures</text:p>
          </table:table-cell>
          <table:table-cell table:style-name="ce18" office:value-type="string" calcext:value-type="string">
            <text:p>2D</text:p>
          </table:table-cell>
          <table:table-cell table:style-name="ce21" office:value-type="string" calcext:value-type="string">
            <text:p>Pays du destinataire de la facture</text:p>
          </table:table-cell>
          <table:table-cell table:number-columns-repeated="2" table:style-name="ce21" office:value-type="float" office:value="2" calcext:value-type="float">
            <text:p>2</text:p>
          </table:table-cell>
          <table:table-cell table:style-name="ce21" office:value-type="string" calcext:value-type="string">
            <text:p>Alphanumérique</text:p>
          </table:table-cell>
          <table:table-cell table:style-name="ce21" office:value-type="string" calcext:value-type="string">
            <text:p>Le pays est encodé en utilisant son code pays au format ISO3166-1 Alpha 2</text:p>
          </table:table-cell>
          <table:table-cell table:style-name="ce3" office:value-type="string" calcext:value-type="string">
            <text:p>S</text:p>
          </table:table-cell>
          <table:table-cell table:style-name="ce23" office:value-type="string" calcext:value-type="string">
            <text:p>MAJ</text:p>
          </table:table-cell>
          <table:table-cell table:style-name="ce23" office:value-type="string" calcext:value-type="string">
            <text:p>ISO3166-1 Alpha 2</text:p>
          </table:table-cell>
          <table:table-cell table:number-columns-repeated="1013"/>
        </table:table-row>
        <table:table-row table:style-name="ro2">
          <table:table-cell table:style-name="ce12" office:value-type="string" calcext:value-type="string">
            <text:p>7.2</text:p>
          </table:table-cell>
          <table:table-cell table:style-name="ce3" office:value-type="string" calcext:value-type="string">
            <text:p>Identifiants de données bancaires</text:p>
          </table:table-cell>
          <table:table-cell table:style-name="ce18" office:value-type="string" calcext:value-type="string">
            <text:p>30</text:p>
          </table:table-cell>
          <table:table-cell table:style-name="ce21" office:value-type="string" calcext:value-type="string">
            <text:p>Qualité Nom et Prénom.</text:p>
          </table:table-cell>
          <table:table-cell table:style-name="ce21" office:value-type="float" office:value="0" calcext:value-type="float">
            <text:p>0</text:p>
          </table:table-cell>
          <table:table-cell table:style-name="ce21" office:value-type="float" office:value="140" calcext:value-type="float">
            <text:p>140</text:p>
          </table:table-cell>
          <table:table-cell table:style-name="ce21" office:value-type="string" calcext:value-type="string">
            <text:p>Alphanumérique</text:p>
          </table:table-cell>
          <table:table-cell table:style-name="ce21" office:value-type="string" calcext:value-type="string">
            <text:p>Les items Qualité, Nom et Prénom sont indiqués sans ordre prédéfini.</text:p>
            <text:p> L’utilisation du séparateur ‘/’ est possible ; dans ce cas, l’ordre est obligatoirement Qualité/Nom/Prénom. Cette donnée est encodée en utilisant uniquement des lettres majuscules non accentuées [A-Z], des chiffres [0-9] des espaces et éventuellement des ‘/’ pour séparer les zones Qualité, Nom et Prénom. Dans le cas, d’un nom de société, il n’est pas nécessaire d’utiliser des séparateurs.</text:p>
          </table:table-cell>
          <table:table-cell table:style-name="ce3" office:value-type="string" calcext:value-type="string">
            <text:p>S</text:p>
          </table:table-cell>
          <table:table-cell table:style-name="ce3" office:value-type="string" calcext:value-type="string">
            <text:p>MAJ+CHIFFRES+ESPACE+SLASH</text:p>
          </table:table-cell>
          <table:table-cell table:number-columns-repeated="1014"/>
        </table:table-row>
        <table:table-row table:style-name="ro2">
          <table:table-cell table:style-name="ce12" office:value-type="string" calcext:value-type="string">
            <text:p>7.2</text:p>
          </table:table-cell>
          <table:table-cell table:style-name="ce3" office:value-type="string" calcext:value-type="string">
            <text:p>Identifiants de données bancaires</text:p>
          </table:table-cell>
          <table:table-cell table:style-name="ce18" office:value-type="string" calcext:value-type="string">
            <text:p>31</text:p>
          </table:table-cell>
          <table:table-cell table:style-name="ce21" office:value-type="string" calcext:value-type="string">
            <text:p>Code IBAN</text:p>
          </table:table-cell>
          <table:table-cell table:style-name="ce21" office:value-type="float" office:value="14" calcext:value-type="float">
            <text:p>14</text:p>
          </table:table-cell>
          <table:table-cell table:style-name="ce21" office:value-type="float" office:value="38" calcext:value-type="float">
            <text:p>38</text:p>
          </table:table-cell>
          <table:table-cell table:style-name="ce21" office:value-type="string" calcext:value-type="string">
            <text:p>Alphanumérique</text:p>
          </table:table-cell>
          <table:table-cell table:style-name="ce21" office:value-type="string" calcext:value-type="string">
            <text:p>Cette donnée est encodée en utilisant uniquement des lettres majuscules non accentuées [A-Z] et des chiffres [0-9] (cf. norme ISO 13616). S’il y a des espaces, ils sont retirés.</text:p>
          </table:table-cell>
          <table:table-cell table:style-name="ce3" office:value-type="string" calcext:value-type="string">
            <text:p>S</text:p>
          </table:table-cell>
          <table:table-cell table:style-name="ce3" office:value-type="string" calcext:value-type="string">
            <text:p>MAJ+CHIFFRES</text:p>
          </table:table-cell>
          <table:table-cell table:style-name="ce26" office:value-type="string" calcext:value-type="string">
            <text:p>ISO 13616</text:p>
          </table:table-cell>
          <table:table-cell table:style-name="ce28"/>
          <table:table-cell table:number-columns-repeated="1012"/>
        </table:table-row>
        <table:table-row table:style-name="ro2">
          <table:table-cell table:style-name="ce12" office:value-type="string" calcext:value-type="string">
            <text:p>7.2</text:p>
          </table:table-cell>
          <table:table-cell table:style-name="ce3" office:value-type="string" calcext:value-type="string">
            <text:p>Identifiants de données bancaires</text:p>
          </table:table-cell>
          <table:table-cell table:style-name="ce18" office:value-type="string" calcext:value-type="string">
            <text:p>32</text:p>
          </table:table-cell>
          <table:table-cell table:style-name="ce21" office:value-type="string" calcext:value-type="string">
            <text:p>Code BIC/SWIFT</text:p>
          </table:table-cell>
          <table:table-cell table:style-name="ce21" office:value-type="float" office:value="8" calcext:value-type="float">
            <text:p>8</text:p>
          </table:table-cell>
          <table:table-cell table:style-name="ce21" office:value-type="float" office:value="11" calcext:value-type="float">
            <text:p>11</text:p>
          </table:table-cell>
          <table:table-cell table:style-name="ce21" office:value-type="string" calcext:value-type="string">
            <text:p>Alphanumérique</text:p>
          </table:table-cell>
          <table:table-cell table:style-name="ce21" office:value-type="string" calcext:value-type="string">
            <text:p>Cette donnée est encodée en utilisant uniquement des lettres majuscules non accentuées [A-Z] et des chiffres (cf. norme ISO 9362). Ce code peut faire 8 ou 11 caractères. Il n’est jamais complété par des caractères.</text:p>
          </table:table-cell>
          <table:table-cell table:style-name="ce3" office:value-type="string" calcext:value-type="string">
            <text:p>S</text:p>
          </table:table-cell>
          <table:table-cell table:style-name="ce3" office:value-type="string" calcext:value-type="string">
            <text:p>MAJ+CHIFFRES</text:p>
          </table:table-cell>
          <table:table-cell table:style-name="ce26" office:value-type="string" calcext:value-type="string">
            <text:p>ISO 9362</text:p>
          </table:table-cell>
          <table:table-cell table:number-columns-repeated="1013"/>
        </table:table-row>
        <table:table-row table:style-name="ro2">
          <table:table-cell table:style-name="ce12" office:value-type="string" calcext:value-type="string">
            <text:p>7.2</text:p>
          </table:table-cell>
          <table:table-cell table:style-name="ce3" office:value-type="string" calcext:value-type="string">
            <text:p>Identifiants de données bancaires</text:p>
          </table:table-cell>
          <table:table-cell table:style-name="ce18" office:value-type="string" calcext:value-type="string">
            <text:p>33</text:p>
          </table:table-cell>
          <table:table-cell table:style-name="ce21" office:value-type="string" calcext:value-type="string">
            <text:p>Code BBAN</text:p>
          </table:table-cell>
          <table:table-cell table:style-name="ce21" office:value-type="float" office:value="0" calcext:value-type="float">
            <text:p>0</text:p>
          </table:table-cell>
          <table:table-cell table:style-name="ce21" office:value-type="float" office:value="30" calcext:value-type="float">
            <text:p>30</text:p>
          </table:table-cell>
          <table:table-cell table:style-name="ce21" office:value-type="string" calcext:value-type="string">
            <text:p>Alphanumérique</text:p>
          </table:table-cell>
          <table:table-cell table:style-name="ce21" office:value-type="string" calcext:value-type="string">
            <text:p>Cette donnée est encodée en utilisant uniquement des lettres majuscules non accentuées [A-Z] et des chiffres [0-9]. S’il y a des espaces, ils sont retirés.</text:p>
          </table:table-cell>
          <table:table-cell table:style-name="ce3" office:value-type="string" calcext:value-type="string">
            <text:p>S</text:p>
          </table:table-cell>
          <table:table-cell table:style-name="ce3" office:value-type="string" calcext:value-type="string">
            <text:p>MAJ+CHIFFRES</text:p>
          </table:table-cell>
          <table:table-cell table:style-name="ce23"/>
          <table:table-cell table:style-name="ce23" office:value-type="string" calcext:value-type="string">
            <text:p>S’il y a des espaces, ils sont retirés.</text:p>
          </table:table-cell>
          <table:table-cell table:number-columns-repeated="1012"/>
        </table:table-row>
        <table:table-row table:style-name="ro2">
          <table:table-cell table:style-name="ce12" office:value-type="string" calcext:value-type="string">
            <text:p>7.2</text:p>
          </table:table-cell>
          <table:table-cell table:style-name="ce3" office:value-type="string" calcext:value-type="string">
            <text:p>Identifiants de données bancaires</text:p>
          </table:table-cell>
          <table:table-cell table:style-name="ce18" office:value-type="string" calcext:value-type="string">
            <text:p>34</text:p>
          </table:table-cell>
          <table:table-cell table:style-name="ce21" office:value-type="string" calcext:value-type="string">
            <text:p>Pays de localisation du compte</text:p>
          </table:table-cell>
          <table:table-cell table:number-columns-repeated="2" table:style-name="ce21" office:value-type="float" office:value="2" calcext:value-type="float">
            <text:p>2</text:p>
          </table:table-cell>
          <table:table-cell table:style-name="ce21" office:value-type="string" calcext:value-type="string">
            <text:p>Alphanumérique</text:p>
          </table:table-cell>
          <table:table-cell table:style-name="ce21" office:value-type="string" calcext:value-type="string">
            <text:p>Le pays est encodé en utilisant son code pays au format ISO3166-1 Alpha 2</text:p>
          </table:table-cell>
          <table:table-cell table:style-name="ce3" office:value-type="string" calcext:value-type="string">
            <text:p>S</text:p>
          </table:table-cell>
          <table:table-cell table:style-name="ce23" office:value-type="string" calcext:value-type="string">
            <text:p>MAJ</text:p>
          </table:table-cell>
          <table:table-cell table:style-name="ce23" office:value-type="string" calcext:value-type="string">
            <text:p>ISO3166-1 Alpha 2</text:p>
          </table:table-cell>
          <table:table-cell table:number-columns-repeated="1013"/>
        </table:table-row>
        <table:table-row table:style-name="ro2">
          <table:table-cell table:style-name="ce12" office:value-type="string" calcext:value-type="string">
            <text:p>7.2</text:p>
          </table:table-cell>
          <table:table-cell table:style-name="ce3" office:value-type="string" calcext:value-type="string">
            <text:p>Identifiants de données bancaires</text:p>
          </table:table-cell>
          <table:table-cell table:style-name="ce18" office:value-type="string" calcext:value-type="string">
            <text:p>35</text:p>
          </table:table-cell>
          <table:table-cell table:style-name="ce21" office:value-type="string" calcext:value-type="string">
            <text:p>Identifiant SEPAmail (QXBAN)</text:p>
          </table:table-cell>
          <table:table-cell table:style-name="ce21" office:value-type="float" office:value="14" calcext:value-type="float">
            <text:p>14</text:p>
          </table:table-cell>
          <table:table-cell table:style-name="ce21" office:value-type="float" office:value="34" calcext:value-type="float">
            <text:p>34</text:p>
          </table:table-cell>
          <table:table-cell table:style-name="ce21" office:value-type="string" calcext:value-type="string">
            <text:p>Alphanumérique</text:p>
          </table:table-cell>
          <table:table-cell table:style-name="ce21" office:value-type="string" calcext:value-type="string">
            <text:p>Cette donnée est encodée en utilisant uniquement des lettres majuscules non accentuées [A-Z] et des chiffres [0-9] (cf. norme ISO 13616). S’il y a des espaces, ils sont retirés.</text:p>
          </table:table-cell>
          <table:table-cell table:style-name="ce3" office:value-type="string" calcext:value-type="string">
            <text:p>S</text:p>
          </table:table-cell>
          <table:table-cell table:style-name="ce3" office:value-type="string" calcext:value-type="string">
            <text:p>MAJ+CHIFFRES</text:p>
          </table:table-cell>
          <table:table-cell table:style-name="ce26" office:value-type="string" calcext:value-type="string">
            <text:p>ISO 13616</text:p>
          </table:table-cell>
          <table:table-cell table:style-name="ce27" office:value-type="string" calcext:value-type="string">
            <text:p>S’il y a des espaces, ils sont retirés.</text:p>
          </table:table-cell>
          <table:table-cell table:number-columns-repeated="1012"/>
        </table:table-row>
        <table:table-row table:style-name="ro2">
          <table:table-cell table:style-name="ce12" office:value-type="string" calcext:value-type="string">
            <text:p>7.2</text:p>
          </table:table-cell>
          <table:table-cell table:style-name="ce3" office:value-type="string" calcext:value-type="string">
            <text:p>Identifiants de données bancaires</text:p>
          </table:table-cell>
          <table:table-cell table:style-name="ce18" office:value-type="string" calcext:value-type="string">
            <text:p>36</text:p>
          </table:table-cell>
          <table:table-cell table:style-name="ce21" office:value-type="string" calcext:value-type="string">
            <text:p>Date de début de période</text:p>
          </table:table-cell>
          <table:table-cell table:number-columns-repeated="2" table:style-name="ce21" office:value-type="float" office:value="4" calcext:value-type="float">
            <text:p>4</text:p>
          </table:table-cell>
          <table:table-cell table:style-name="ce21" office:value-type="string" calcext:value-type="string">
            <text:p>Alphanumérique</text:p>
          </table:table-cell>
          <table:table-cell table:style-name="ce21" office:value-type="string" calcext:value-type="string">
            <text:p>Cette donnée correspond au nombre de jours écoulés depuis le 1er janvier 2000. Elle est encodée en hexadécimal en utilisant uniquement des lettres majuscules non accentuées [A-F] et des chiffres [0-9].</text:p>
          </table:table-cell>
          <table:table-cell table:style-name="ce3" office:value-type="string" calcext:value-type="string">
            <text:p>S</text:p>
          </table:table-cell>
          <table:table-cell table:style-name="ce3" office:value-type="string" calcext:value-type="string">
            <text:p>HEXA</text:p>
          </table:table-cell>
          <table:table-cell table:number-columns-repeated="1014"/>
        </table:table-row>
        <table:table-row table:style-name="ro2">
          <table:table-cell table:style-name="ce12" office:value-type="string" calcext:value-type="string">
            <text:p>7.2</text:p>
          </table:table-cell>
          <table:table-cell table:style-name="ce3" office:value-type="string" calcext:value-type="string">
            <text:p>Identifiants de données bancaires</text:p>
          </table:table-cell>
          <table:table-cell table:style-name="ce18" office:value-type="string" calcext:value-type="string">
            <text:p>37</text:p>
          </table:table-cell>
          <table:table-cell table:style-name="ce21" office:value-type="string" calcext:value-type="string">
            <text:p>Date de fin de période</text:p>
          </table:table-cell>
          <table:table-cell table:number-columns-repeated="2" table:style-name="ce21" office:value-type="float" office:value="4" calcext:value-type="float">
            <text:p>4</text:p>
          </table:table-cell>
          <table:table-cell table:style-name="ce21" office:value-type="string" calcext:value-type="string">
            <text:p>Alphanumérique</text:p>
          </table:table-cell>
          <table:table-cell table:style-name="ce21" office:value-type="string" calcext:value-type="string">
            <text:p>Cette donnée correspond au nombre de jours écoulés depuis le 1er janvier 2000. Elle est encodée en hexadécimal en utilisant uniquement des lettres majuscules non accentuées [A-F] et des chiffres [0-9].</text:p>
          </table:table-cell>
          <table:table-cell table:style-name="ce3" office:value-type="string" calcext:value-type="string">
            <text:p>S</text:p>
          </table:table-cell>
          <table:table-cell table:style-name="ce3" office:value-type="string" calcext:value-type="string">
            <text:p>HEXA</text:p>
          </table:table-cell>
          <table:table-cell table:number-columns-repeated="1014"/>
        </table:table-row>
        <table:table-row table:style-name="ro2">
          <table:table-cell table:style-name="ce12" office:value-type="string" calcext:value-type="string">
            <text:p>7.2</text:p>
          </table:table-cell>
          <table:table-cell table:style-name="ce3" office:value-type="string" calcext:value-type="string">
            <text:p>Identifiants de données bancaires</text:p>
          </table:table-cell>
          <table:table-cell table:style-name="ce18" office:value-type="string" calcext:value-type="string">
            <text:p>38</text:p>
          </table:table-cell>
          <table:table-cell table:style-name="ce21" office:value-type="string" calcext:value-type="string">
            <text:p>Solde compte début de période</text:p>
          </table:table-cell>
          <table:table-cell table:style-name="ce21" office:value-type="float" office:value="0" calcext:value-type="float">
            <text:p>0</text:p>
          </table:table-cell>
          <table:table-cell table:style-name="ce21" office:value-type="float" office:value="11" calcext:value-type="float">
            <text:p>11</text:p>
          </table:table-cell>
          <table:table-cell table:style-name="ce21" office:value-type="string" calcext:value-type="string">
            <text:p>Numérique</text:p>
          </table:table-cell>
          <table:table-cell table:style-name="ce21" office:value-type="string" calcext:value-type="string">
            <text:p>Cette donnée correspond à un solde positif ou négatif. Elle est encodée en utilisant uniquement des chiffres [0-9], des virgules et des tirets [,-].</text:p>
          </table:table-cell>
          <table:table-cell table:style-name="ce3" office:value-type="string" calcext:value-type="string">
            <text:p>S</text:p>
          </table:table-cell>
          <table:table-cell table:style-name="ce3" office:value-type="string" calcext:value-type="string">
            <text:p>CHIFFRES+VIRGULE+TIRET</text:p>
          </table:table-cell>
          <table:table-cell table:number-columns-repeated="1014"/>
        </table:table-row>
        <table:table-row table:style-name="ro2">
          <table:table-cell table:style-name="ce12" office:value-type="string" calcext:value-type="string">
            <text:p>7.2</text:p>
          </table:table-cell>
          <table:table-cell table:style-name="ce3" office:value-type="string" calcext:value-type="string">
            <text:p>Identifiants de données bancaires</text:p>
          </table:table-cell>
          <table:table-cell table:style-name="ce18" office:value-type="string" calcext:value-type="string">
            <text:p>39</text:p>
          </table:table-cell>
          <table:table-cell table:style-name="ce21" office:value-type="string" calcext:value-type="string">
            <text:p>Solde compte fin de période</text:p>
          </table:table-cell>
          <table:table-cell table:style-name="ce21" office:value-type="float" office:value="0" calcext:value-type="float">
            <text:p>0</text:p>
          </table:table-cell>
          <table:table-cell table:style-name="ce21" office:value-type="float" office:value="11" calcext:value-type="float">
            <text:p>11</text:p>
          </table:table-cell>
          <table:table-cell table:style-name="ce21" office:value-type="string" calcext:value-type="string">
            <text:p>Numérique</text:p>
          </table:table-cell>
          <table:table-cell table:style-name="ce21" office:value-type="string" calcext:value-type="string">
            <text:p>Cette donnée correspond à un solde positif ou négatif. Elle est encodée en utilisant uniquement des chiffres [0-9], des virgules et des tirets [,-].</text:p>
          </table:table-cell>
          <table:table-cell table:style-name="ce3" office:value-type="string" calcext:value-type="string">
            <text:p>S</text:p>
          </table:table-cell>
          <table:table-cell table:style-name="ce3" office:value-type="string" calcext:value-type="string">
            <text:p>CHIFFRES+VIRGULE+TIRET</text:p>
          </table:table-cell>
          <table:table-cell table:number-columns-repeated="1014"/>
        </table:table-row>
        <table:table-row table:style-name="ro2">
          <table:table-cell table:style-name="ce12" office:value-type="string" calcext:value-type="string">
            <text:p>7.3</text:p>
          </table:table-cell>
          <table:table-cell table:style-name="ce3" office:value-type="string" calcext:value-type="string">
            <text:p>Identifiants de données fiscales</text:p>
          </table:table-cell>
          <table:table-cell table:style-name="ce18" office:value-type="string" calcext:value-type="string">
            <text:p>40</text:p>
          </table:table-cell>
          <table:table-cell table:style-name="ce21" office:value-type="string" calcext:value-type="string">
            <text:p>Numéro fiscal</text:p>
          </table:table-cell>
          <table:table-cell table:number-columns-repeated="2" table:style-name="ce21" office:value-type="float" office:value="13" calcext:value-type="float">
            <text:p>13</text:p>
          </table:table-cell>
          <table:table-cell table:style-name="ce21" office:value-type="string" calcext:value-type="string">
            <text:p>Numérique</text:p>
          </table:table-cell>
          <table:table-cell table:style-name="ce21" office:value-type="string" calcext:value-type="string">
            <text:p>Cette donnée est encodée en utilisant uniquement des chiffres [0-9]. S’il y a des espaces, ils sont retirés.</text:p>
          </table:table-cell>
          <table:table-cell table:style-name="ce3" office:value-type="string" calcext:value-type="string">
            <text:p>S</text:p>
          </table:table-cell>
          <table:table-cell table:style-name="ce3" office:value-type="string" calcext:value-type="string">
            <text:p>CHIFFRES</text:p>
          </table:table-cell>
          <table:table-cell/>
          <table:table-cell table:style-name="ce23" office:value-type="string" calcext:value-type="string">
            <text:p>S’il y a des espaces, ils sont retirés.</text:p>
          </table:table-cell>
          <table:table-cell table:number-columns-repeated="1012"/>
        </table:table-row>
        <table:table-row table:style-name="ro2">
          <table:table-cell table:style-name="ce12" office:value-type="string" calcext:value-type="string">
            <text:p>7.3</text:p>
          </table:table-cell>
          <table:table-cell table:style-name="ce3" office:value-type="string" calcext:value-type="string">
            <text:p>Identifiants de données fiscales</text:p>
          </table:table-cell>
          <table:table-cell table:style-name="ce18" office:value-type="string" calcext:value-type="string">
            <text:p>41</text:p>
          </table:table-cell>
          <table:table-cell table:style-name="ce21" office:value-type="string" calcext:value-type="string">
            <text:p>Revenu fiscal de référence</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Numérique</text:p>
          </table:table-cell>
          <table:table-cell table:style-name="ce21" office:value-type="string" calcext:value-type="string">
            <text:p>Cette donnée est un nombre entier et est encodée en utilisant uniquement des chiffres [0-9].</text:p>
          </table:table-cell>
          <table:table-cell table:style-name="ce3" office:value-type="string" calcext:value-type="string">
            <text:p>S</text:p>
          </table:table-cell>
          <table:table-cell table:style-name="ce3" office:value-type="string" calcext:value-type="string">
            <text:p>CHIFFRES</text:p>
          </table:table-cell>
          <table:table-cell table:number-columns-repeated="1014"/>
        </table:table-row>
        <table:table-row table:style-name="ro2">
          <table:table-cell table:style-name="ce12" office:value-type="string" calcext:value-type="string">
            <text:p>7.3</text:p>
          </table:table-cell>
          <table:table-cell table:style-name="ce3" office:value-type="string" calcext:value-type="string">
            <text:p>Identifiants de données fiscales</text:p>
          </table:table-cell>
          <table:table-cell table:style-name="ce18" office:value-type="string" calcext:value-type="string">
            <text:p>42</text:p>
          </table:table-cell>
          <table:table-cell table:style-name="ce21" office:value-type="string" calcext:value-type="string">
            <text:p>Situation du foyer</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Alphanumérique</text:p>
          </table:table-cell>
          <table:table-cell table:style-name="ce21" office:value-type="string" calcext:value-type="string">
            <text:p>Cette donnée est encodée en utilisant uniquement des lettres majuscules non accentuées [A-Z] et des espaces.</text:p>
          </table:table-cell>
          <table:table-cell table:style-name="ce3" office:value-type="string" calcext:value-type="string">
            <text:p>S</text:p>
          </table:table-cell>
          <table:table-cell table:style-name="ce3" office:value-type="string" calcext:value-type="string">
            <text:p>MAJ+ESPACE</text:p>
          </table:table-cell>
          <table:table-cell table:number-columns-repeated="1014"/>
        </table:table-row>
        <table:table-row table:style-name="ro2">
          <table:table-cell table:style-name="ce12" office:value-type="string" calcext:value-type="string">
            <text:p>7.3</text:p>
          </table:table-cell>
          <table:table-cell table:style-name="ce3" office:value-type="string" calcext:value-type="string">
            <text:p>Identifiants de données fiscales</text:p>
          </table:table-cell>
          <table:table-cell table:style-name="ce18" office:value-type="string" calcext:value-type="string">
            <text:p>43</text:p>
          </table:table-cell>
          <table:table-cell table:style-name="ce21" office:value-type="string" calcext:value-type="string">
            <text:p>Nombre de parts</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Numérique</text:p>
          </table:table-cell>
          <table:table-cell table:style-name="ce21" office:value-type="string" calcext:value-type="string">
            <text:p>Le nombre de parts n’étant pas nécessairement un nombre entier, il est encodé en utilisant uniquement des chiffres [0-9] et le caractère « virgule » avec au plus deux décimales.</text:p>
          </table:table-cell>
          <table:table-cell table:style-name="ce3" office:value-type="string" calcext:value-type="string">
            <text:p>S</text:p>
          </table:table-cell>
          <table:table-cell table:style-name="ce3" office:value-type="string" calcext:value-type="string">
            <text:p>CHIFFRES+VIRGULE</text:p>
          </table:table-cell>
          <table:table-cell table:style-name="ce24" office:value-type="string" calcext:value-type="string">
            <text:p>max 2 decimales</text:p>
          </table:table-cell>
          <table:table-cell table:number-columns-repeated="1013"/>
        </table:table-row>
        <table:table-row table:style-name="ro2">
          <table:table-cell table:style-name="ce12" office:value-type="string" calcext:value-type="string">
            <text:p>7.3</text:p>
          </table:table-cell>
          <table:table-cell table:style-name="ce3" office:value-type="string" calcext:value-type="string">
            <text:p>Identifiants de données fiscales</text:p>
          </table:table-cell>
          <table:table-cell table:style-name="ce18" office:value-type="string" calcext:value-type="string">
            <text:p>44</text:p>
          </table:table-cell>
          <table:table-cell table:style-name="ce21" office:value-type="string" calcext:value-type="string">
            <text:p>Référence d’avis d’impôt</text:p>
          </table:table-cell>
          <table:table-cell table:number-columns-repeated="2" table:style-name="ce21" office:value-type="float" office:value="13" calcext:value-type="float">
            <text:p>13</text:p>
          </table:table-cell>
          <table:table-cell table:style-name="ce21" office:value-type="string" calcext:value-type="string">
            <text:p>Alphanumérique</text:p>
          </table:table-cell>
          <table:table-cell table:style-name="ce21" office:value-type="string" calcext:value-type="string">
            <text:p>Cette donnée est encodée en utilisant uniquement des lettres majuscules non accentuées [A-Z] et des chiffres [0-9]. S’il y a des espaces, ils sont retirés.</text:p>
          </table:table-cell>
          <table:table-cell table:style-name="ce3" office:value-type="string" calcext:value-type="string">
            <text:p>S</text:p>
          </table:table-cell>
          <table:table-cell table:style-name="ce3" office:value-type="string" calcext:value-type="string">
            <text:p>MAJ+CHIFFRES</text:p>
          </table:table-cell>
          <table:table-cell/>
          <table:table-cell table:style-name="ce23" office:value-type="string" calcext:value-type="string">
            <text:p>S’il y a des espaces, ils sont retirés.</text:p>
          </table:table-cell>
          <table:table-cell table:number-columns-repeated="1012"/>
        </table:table-row>
        <table:table-row table:style-name="ro2">
          <table:table-cell table:style-name="ce12" office:value-type="string" calcext:value-type="string">
            <text:p>7.4</text:p>
          </table:table-cell>
          <table:table-cell table:style-name="ce3" office:value-type="string" calcext:value-type="string">
            <text:p>Identifiants de données relatives à l’activité professionnelle</text:p>
          </table:table-cell>
          <table:table-cell table:style-name="ce18" office:value-type="string" calcext:value-type="string">
            <text:p>50</text:p>
          </table:table-cell>
          <table:table-cell table:style-name="ce21" office:value-type="string" calcext:value-type="string">
            <text:p>SIRET de l’employeur</text:p>
          </table:table-cell>
          <table:table-cell table:number-columns-repeated="2" table:style-name="ce21" office:value-type="float" office:value="14" calcext:value-type="float">
            <text:p>14</text:p>
          </table:table-cell>
          <table:table-cell table:style-name="ce21" office:value-type="string" calcext:value-type="string">
            <text:p>Numérique</text:p>
          </table:table-cell>
          <table:table-cell table:style-name="ce21" office:value-type="string" calcext:value-type="string">
            <text:p>Cette donnée est encodée en utilisant uniquement des chiffres [0-9].</text:p>
          </table:table-cell>
          <table:table-cell table:style-name="ce3" office:value-type="string" calcext:value-type="string">
            <text:p>S</text:p>
          </table:table-cell>
          <table:table-cell table:style-name="ce3" office:value-type="string" calcext:value-type="string">
            <text:p>CHIFFRES</text:p>
          </table:table-cell>
          <table:table-cell table:number-columns-repeated="1014"/>
        </table:table-row>
        <table:table-row table:style-name="ro2">
          <table:table-cell table:style-name="ce12" office:value-type="string" calcext:value-type="string">
            <text:p>7.4</text:p>
          </table:table-cell>
          <table:table-cell table:style-name="ce3" office:value-type="string" calcext:value-type="string">
            <text:p>Identifiants de données relatives à l’activité professionnelle</text:p>
          </table:table-cell>
          <table:table-cell table:style-name="ce18" office:value-type="string" calcext:value-type="string">
            <text:p>51</text:p>
          </table:table-cell>
          <table:table-cell table:style-name="ce21" office:value-type="string" calcext:value-type="string">
            <text:p>Nombre d’heures travaillées</text:p>
          </table:table-cell>
          <table:table-cell table:number-columns-repeated="2" table:style-name="ce21" office:value-type="float" office:value="6" calcext:value-type="float">
            <text:p>6</text:p>
          </table:table-cell>
          <table:table-cell table:style-name="ce21" office:value-type="string" calcext:value-type="string">
            <text:p>Numérique</text:p>
          </table:table-cell>
          <table:table-cell table:style-name="ce21" office:value-type="string" calcext:value-type="string">
            <text:p>Cette donnée est encodée en utilisant uniquement des chiffres et une virgule [0-9,].</text:p>
          </table:table-cell>
          <table:table-cell table:style-name="ce3" office:value-type="string" calcext:value-type="string">
            <text:p>S</text:p>
          </table:table-cell>
          <table:table-cell table:style-name="ce3" office:value-type="string" calcext:value-type="string">
            <text:p>CHIFFRES+VIRGULE</text:p>
          </table:table-cell>
          <table:table-cell table:number-columns-repeated="1014"/>
        </table:table-row>
        <table:table-row table:style-name="ro2">
          <table:table-cell table:style-name="ce12" office:value-type="string" calcext:value-type="string">
            <text:p>7.4</text:p>
          </table:table-cell>
          <table:table-cell table:style-name="ce3" office:value-type="string" calcext:value-type="string">
            <text:p>Identifiants de données relatives à l’activité professionnelle</text:p>
          </table:table-cell>
          <table:table-cell table:style-name="ce18" office:value-type="string" calcext:value-type="string">
            <text:p>52</text:p>
          </table:table-cell>
          <table:table-cell table:style-name="ce21" office:value-type="string" calcext:value-type="string">
            <text:p>Cumul du nombre d’heures travaillées</text:p>
          </table:table-cell>
          <table:table-cell table:number-columns-repeated="2" table:style-name="ce21" office:value-type="float" office:value="7" calcext:value-type="float">
            <text:p>7</text:p>
          </table:table-cell>
          <table:table-cell table:style-name="ce21" office:value-type="string" calcext:value-type="string">
            <text:p>Numérique</text:p>
          </table:table-cell>
          <table:table-cell table:style-name="ce21" office:value-type="string" calcext:value-type="string">
            <text:p>Cette donnée est encodée en utilisant uniquement des chiffres et une virgule [0-9,].</text:p>
          </table:table-cell>
          <table:table-cell table:style-name="ce3" office:value-type="string" calcext:value-type="string">
            <text:p>S</text:p>
          </table:table-cell>
          <table:table-cell table:style-name="ce3" office:value-type="string" calcext:value-type="string">
            <text:p>CHIFFRES+VIRGULE</text:p>
          </table:table-cell>
          <table:table-cell table:number-columns-repeated="1014"/>
        </table:table-row>
        <table:table-row table:style-name="ro2">
          <table:table-cell table:style-name="ce12" office:value-type="string" calcext:value-type="string">
            <text:p>7.4</text:p>
          </table:table-cell>
          <table:table-cell table:style-name="ce3" office:value-type="string" calcext:value-type="string">
            <text:p>Identifiants de données relatives à l’activité professionnelle</text:p>
          </table:table-cell>
          <table:table-cell table:style-name="ce18" office:value-type="string" calcext:value-type="string">
            <text:p>53</text:p>
          </table:table-cell>
          <table:table-cell table:style-name="ce21" office:value-type="string" calcext:value-type="string">
            <text:p>Début de période</text:p>
          </table:table-cell>
          <table:table-cell table:number-columns-repeated="2" table:style-name="ce21" office:value-type="float" office:value="4" calcext:value-type="float">
            <text:p>4</text:p>
          </table:table-cell>
          <table:table-cell table:style-name="ce21" office:value-type="string" calcext:value-type="string">
            <text:p>Alphanumérique</text:p>
          </table:table-cell>
          <table:table-cell table:style-name="ce21" office:value-type="string" calcext:value-type="string">
            <text:p>Cette donnée correspond au nombre de jours écoulés depuis le 1er janvier 2000. Ell est encodée en hexadécimal en utilisant uniquement des lettres majuscules non accentuées [A-F] et des chiffres [0-9].</text:p>
          </table:table-cell>
          <table:table-cell table:style-name="ce3" office:value-type="string" calcext:value-type="string">
            <text:p>S</text:p>
          </table:table-cell>
          <table:table-cell table:style-name="ce3" office:value-type="string" calcext:value-type="string">
            <text:p>HEXA</text:p>
          </table:table-cell>
          <table:table-cell table:number-columns-repeated="1014"/>
        </table:table-row>
        <table:table-row table:style-name="ro2">
          <table:table-cell table:style-name="ce12" office:value-type="string" calcext:value-type="string">
            <text:p>7.4</text:p>
          </table:table-cell>
          <table:table-cell table:style-name="ce3" office:value-type="string" calcext:value-type="string">
            <text:p>Identifiants de données relatives à l’activité professionnelle</text:p>
          </table:table-cell>
          <table:table-cell table:style-name="ce18" office:value-type="string" calcext:value-type="string">
            <text:p>54</text:p>
          </table:table-cell>
          <table:table-cell table:style-name="ce21" office:value-type="string" calcext:value-type="string">
            <text:p>Fin de période</text:p>
          </table:table-cell>
          <table:table-cell table:number-columns-repeated="2" table:style-name="ce21" office:value-type="float" office:value="4" calcext:value-type="float">
            <text:p>4</text:p>
          </table:table-cell>
          <table:table-cell table:style-name="ce21" office:value-type="string" calcext:value-type="string">
            <text:p>Alphanumérique</text:p>
          </table:table-cell>
          <table:table-cell table:style-name="ce21" office:value-type="string" calcext:value-type="string">
            <text:p>Cette donnée correspond au nombre de jours écoulés depuis le 1er janvier 2000. Elle est encodée en hexadécimal en utilisant uniquement des lettres majuscules non accentuées [A-F] et des chiffres [0-9].</text:p>
          </table:table-cell>
          <table:table-cell table:style-name="ce3" office:value-type="string" calcext:value-type="string">
            <text:p>S</text:p>
          </table:table-cell>
          <table:table-cell table:style-name="ce3" office:value-type="string" calcext:value-type="string">
            <text:p>HEXA</text:p>
          </table:table-cell>
          <table:table-cell table:number-columns-repeated="1014"/>
        </table:table-row>
        <table:table-row table:style-name="ro2">
          <table:table-cell table:style-name="ce12" office:value-type="string" calcext:value-type="string">
            <text:p>7.4</text:p>
          </table:table-cell>
          <table:table-cell table:style-name="ce3" office:value-type="string" calcext:value-type="string">
            <text:p>Identifiants de données relatives à l’activité professionnelle</text:p>
          </table:table-cell>
          <table:table-cell table:style-name="ce18" office:value-type="string" calcext:value-type="string">
            <text:p>55</text:p>
          </table:table-cell>
          <table:table-cell table:style-name="ce21" office:value-type="string" calcext:value-type="string">
            <text:p>Date de début de contrat</text:p>
          </table:table-cell>
          <table:table-cell table:number-columns-repeated="2" table:style-name="ce21" office:value-type="float" office:value="8" calcext:value-type="float">
            <text:p>8</text:p>
          </table:table-cell>
          <table:table-cell table:style-name="ce21" office:value-type="string" calcext:value-type="string">
            <text:p>Numérique</text:p>
          </table:table-cell>
          <table:table-cell table:style-name="ce21" office:value-type="string" calcext:value-type="string">
            <text:p>Cette date est composée uniquement de 8 chiffres au format JJMMAAAA où JJ représente le jour dans le mois, MM le mois et AAAA l’année. Le jour et le numéro du mois sont encodés sur 2 chiffres préfixés par 0 si nécessaire.</text:p>
          </table:table-cell>
          <table:table-cell table:style-name="ce3" office:value-type="string" calcext:value-type="string">
            <text:p>F</text:p>
          </table:table-cell>
          <table:table-cell table:style-name="ce3" office:value-type="string" calcext:value-type="string">
            <text:p>DATE</text:p>
          </table:table-cell>
          <table:table-cell table:number-columns-repeated="1014"/>
        </table:table-row>
        <table:table-row table:style-name="ro2">
          <table:table-cell table:style-name="ce12" office:value-type="string" calcext:value-type="string">
            <text:p>7.4</text:p>
          </table:table-cell>
          <table:table-cell table:style-name="ce3" office:value-type="string" calcext:value-type="string">
            <text:p>Identifiants de données relatives à l’activité professionnelle</text:p>
          </table:table-cell>
          <table:table-cell table:style-name="ce18" office:value-type="string" calcext:value-type="string">
            <text:p>56</text:p>
          </table:table-cell>
          <table:table-cell table:style-name="ce21" office:value-type="string" calcext:value-type="string">
            <text:p>Date de fin de contrat</text:p>
          </table:table-cell>
          <table:table-cell table:number-columns-repeated="2" table:style-name="ce21" office:value-type="float" office:value="4" calcext:value-type="float">
            <text:p>4</text:p>
          </table:table-cell>
          <table:table-cell table:style-name="ce21" office:value-type="string" calcext:value-type="string">
            <text:p>Alphanumérique</text:p>
          </table:table-cell>
          <table:table-cell table:style-name="ce21" office:value-type="string" calcext:value-type="string">
            <text:p>Cette donnée correspond au nombre de jours écoulés depuis le 1er janvier 2000. Elle est encodée en hexadécimal en utilisant uniquement des lettres majuscules non accentuées [A-F] et des chiffres [0-9].</text:p>
          </table:table-cell>
          <table:table-cell table:style-name="ce3" office:value-type="string" calcext:value-type="string">
            <text:p>S</text:p>
          </table:table-cell>
          <table:table-cell table:style-name="ce3" office:value-type="string" calcext:value-type="string">
            <text:p>HEXA</text:p>
          </table:table-cell>
          <table:table-cell table:number-columns-repeated="1014"/>
        </table:table-row>
        <table:table-row table:style-name="ro2">
          <table:table-cell table:style-name="ce12" office:value-type="string" calcext:value-type="string">
            <text:p>7.4</text:p>
          </table:table-cell>
          <table:table-cell table:style-name="ce3" office:value-type="string" calcext:value-type="string">
            <text:p>Identifiants de données relatives à l’activité professionnelle</text:p>
          </table:table-cell>
          <table:table-cell table:style-name="ce18" office:value-type="string" calcext:value-type="string">
            <text:p>57</text:p>
          </table:table-cell>
          <table:table-cell table:style-name="ce21" office:value-type="string" calcext:value-type="string">
            <text:p>Date de signature du contrat</text:p>
          </table:table-cell>
          <table:table-cell table:number-columns-repeated="2" table:style-name="ce21" office:value-type="float" office:value="8" calcext:value-type="float">
            <text:p>8</text:p>
          </table:table-cell>
          <table:table-cell table:style-name="ce21" office:value-type="string" calcext:value-type="string">
            <text:p>Numérique</text:p>
          </table:table-cell>
          <table:table-cell table:style-name="ce21" office:value-type="string" calcext:value-type="string">
            <text:p>Cette date est composée uniquement de 8 chiffres au format JJMMAAAA où JJ représente le jour dans le mois, MM le mois et AAAA l’année. Le jour et le numéro du mois sont encodés sur 2 chiffres préfixés par 0 si nécessaire.</text:p>
          </table:table-cell>
          <table:table-cell table:style-name="ce3" office:value-type="string" calcext:value-type="string">
            <text:p>F</text:p>
          </table:table-cell>
          <table:table-cell table:style-name="ce3" office:value-type="string" calcext:value-type="string">
            <text:p>DATE</text:p>
          </table:table-cell>
          <table:table-cell table:number-columns-repeated="1014"/>
        </table:table-row>
        <table:table-row table:style-name="ro2">
          <table:table-cell table:style-name="ce12" office:value-type="string" calcext:value-type="string">
            <text:p>7.4</text:p>
          </table:table-cell>
          <table:table-cell table:style-name="ce3" office:value-type="string" calcext:value-type="string">
            <text:p>Identifiants de données relatives à l’activité professionnelle</text:p>
          </table:table-cell>
          <table:table-cell table:style-name="ce18" office:value-type="string" calcext:value-type="string">
            <text:p>58</text:p>
          </table:table-cell>
          <table:table-cell table:style-name="ce21" office:value-type="string" calcext:value-type="string">
            <text:p>Salaire net imposable</text:p>
          </table:table-cell>
          <table:table-cell table:style-name="ce21" office:value-type="float" office:value="0" calcext:value-type="float">
            <text:p>0</text:p>
          </table:table-cell>
          <table:table-cell table:style-name="ce21" office:value-type="float" office:value="11" calcext:value-type="float">
            <text:p>11</text:p>
          </table:table-cell>
          <table:table-cell table:style-name="ce21" office:value-type="string" calcext:value-type="string">
            <text:p>Numérique</text:p>
          </table:table-cell>
          <table:table-cell table:style-name="ce21" office:value-type="string" calcext:value-type="string">
            <text:p>Cette donnée est un nombre positif ou négatif. Elle est encodée en utilisant uniquement des chiffres [0-9], au plus une virgule et au plus un tiret [,-].</text:p>
          </table:table-cell>
          <table:table-cell table:style-name="ce3" office:value-type="string" calcext:value-type="string">
            <text:p>S</text:p>
          </table:table-cell>
          <table:table-cell table:style-name="ce3" office:value-type="string" calcext:value-type="string">
            <text:p>CHIFFRES+VIRGULE+TIRET</text:p>
          </table:table-cell>
          <table:table-cell table:number-columns-repeated="1014"/>
        </table:table-row>
        <table:table-row table:style-name="ro2">
          <table:table-cell table:style-name="ce12" office:value-type="string" calcext:value-type="string">
            <text:p>7.4</text:p>
          </table:table-cell>
          <table:table-cell table:style-name="ce3" office:value-type="string" calcext:value-type="string">
            <text:p>Identifiants de données relatives à l’activité professionnelle</text:p>
          </table:table-cell>
          <table:table-cell table:style-name="ce18" office:value-type="string" calcext:value-type="string">
            <text:p>59</text:p>
          </table:table-cell>
          <table:table-cell table:style-name="ce21" office:value-type="string" calcext:value-type="string">
            <text:p>Cumul du salaire net imposable</text:p>
          </table:table-cell>
          <table:table-cell table:style-name="ce21" office:value-type="float" office:value="0" calcext:value-type="float">
            <text:p>0</text:p>
          </table:table-cell>
          <table:table-cell table:style-name="ce21" office:value-type="float" office:value="12" calcext:value-type="float">
            <text:p>12</text:p>
          </table:table-cell>
          <table:table-cell table:style-name="ce21" office:value-type="string" calcext:value-type="string">
            <text:p>Numérique</text:p>
          </table:table-cell>
          <table:table-cell table:style-name="ce21" office:value-type="string" calcext:value-type="string">
            <text:p>Cette donnée est un nombre positif ou négatif. Elle est encodée en utilisant uniquement des chiffres [0-9], au plus une virgule et au plus un tiret [,-].</text:p>
          </table:table-cell>
          <table:table-cell table:style-name="ce3" office:value-type="string" calcext:value-type="string">
            <text:p>S</text:p>
          </table:table-cell>
          <table:table-cell table:style-name="ce3" office:value-type="string" calcext:value-type="string">
            <text:p>CHIFFRES+VIRGULE+TIRET</text:p>
          </table:table-cell>
          <table:table-cell table:number-columns-repeated="1014"/>
        </table:table-row>
        <table:table-row table:style-name="ro2">
          <table:table-cell table:style-name="ce12" office:value-type="string" calcext:value-type="string">
            <text:p>7.4</text:p>
          </table:table-cell>
          <table:table-cell table:style-name="ce3" office:value-type="string" calcext:value-type="string">
            <text:p>Identifiants de données relatives à l’activité professionnelle</text:p>
          </table:table-cell>
          <table:table-cell table:style-name="ce18" office:value-type="string" calcext:value-type="string">
            <text:p>5A</text:p>
          </table:table-cell>
          <table:table-cell table:style-name="ce21" office:value-type="string" calcext:value-type="string">
            <text:p>Salaire brut du mois</text:p>
          </table:table-cell>
          <table:table-cell table:style-name="ce21" office:value-type="float" office:value="0" calcext:value-type="float">
            <text:p>0</text:p>
          </table:table-cell>
          <table:table-cell table:style-name="ce21" office:value-type="float" office:value="11" calcext:value-type="float">
            <text:p>11</text:p>
          </table:table-cell>
          <table:table-cell table:style-name="ce21" office:value-type="string" calcext:value-type="string">
            <text:p>Numérique</text:p>
          </table:table-cell>
          <table:table-cell table:style-name="ce21" office:value-type="string" calcext:value-type="string">
            <text:p>Cette donnée est encodée en utilisant uniquement des chiffres et une virgule [0-9,].</text:p>
          </table:table-cell>
          <table:table-cell table:style-name="ce3" office:value-type="string" calcext:value-type="string">
            <text:p>S</text:p>
          </table:table-cell>
          <table:table-cell table:style-name="ce3" office:value-type="string" calcext:value-type="string">
            <text:p>CHIFFRES+VIRGULE</text:p>
          </table:table-cell>
          <table:table-cell table:number-columns-repeated="1014"/>
        </table:table-row>
        <table:table-row table:style-name="ro2">
          <table:table-cell table:style-name="ce12" office:value-type="string" calcext:value-type="string">
            <text:p>7.4</text:p>
          </table:table-cell>
          <table:table-cell table:style-name="ce3" office:value-type="string" calcext:value-type="string">
            <text:p>Identifiants de données relatives à l’activité professionnelle</text:p>
          </table:table-cell>
          <table:table-cell table:style-name="ce18" office:value-type="string" calcext:value-type="string">
            <text:p>5B</text:p>
          </table:table-cell>
          <table:table-cell table:style-name="ce21" office:value-type="string" calcext:value-type="string">
            <text:p>Cumul du salaire brut</text:p>
          </table:table-cell>
          <table:table-cell table:style-name="ce21" office:value-type="float" office:value="0" calcext:value-type="float">
            <text:p>0</text:p>
          </table:table-cell>
          <table:table-cell table:style-name="ce21" office:value-type="float" office:value="12" calcext:value-type="float">
            <text:p>12</text:p>
          </table:table-cell>
          <table:table-cell table:style-name="ce21" office:value-type="string" calcext:value-type="string">
            <text:p>Numérique</text:p>
          </table:table-cell>
          <table:table-cell table:style-name="ce21" office:value-type="string" calcext:value-type="string">
            <text:p>Cette donnée est encodée en utilisant uniquement des chiffres et une virgule [0-9,].</text:p>
          </table:table-cell>
          <table:table-cell table:style-name="ce3" office:value-type="string" calcext:value-type="string">
            <text:p>S</text:p>
          </table:table-cell>
          <table:table-cell table:style-name="ce3" office:value-type="string" calcext:value-type="string">
            <text:p>CHIFFRES+VIRGULE</text:p>
          </table:table-cell>
          <table:table-cell table:number-columns-repeated="1014"/>
        </table:table-row>
        <table:table-row table:style-name="ro2">
          <table:table-cell table:style-name="ce12" office:value-type="string" calcext:value-type="string">
            <text:p>7.4</text:p>
          </table:table-cell>
          <table:table-cell table:style-name="ce3" office:value-type="string" calcext:value-type="string">
            <text:p>Identifiants de données relatives à l’activité professionnelle</text:p>
          </table:table-cell>
          <table:table-cell table:style-name="ce18" office:value-type="string" calcext:value-type="string">
            <text:p>5C</text:p>
          </table:table-cell>
          <table:table-cell table:style-name="ce21" office:value-type="string" calcext:value-type="string">
            <text:p>Salaire net</text:p>
          </table:table-cell>
          <table:table-cell table:style-name="ce21" office:value-type="float" office:value="0" calcext:value-type="float">
            <text:p>0</text:p>
          </table:table-cell>
          <table:table-cell table:style-name="ce21" office:value-type="float" office:value="11" calcext:value-type="float">
            <text:p>11</text:p>
          </table:table-cell>
          <table:table-cell table:style-name="ce21" office:value-type="string" calcext:value-type="string">
            <text:p>Numérique</text:p>
          </table:table-cell>
          <table:table-cell table:style-name="ce21" office:value-type="string" calcext:value-type="string">
            <text:p>Cette donnée est un nombre positif ou négatif. Elle est encodée en utilisant uniquement des chiffres [0-9], au plus une virgule et au plus un tiret [,-].</text:p>
          </table:table-cell>
          <table:table-cell table:style-name="ce3" office:value-type="string" calcext:value-type="string">
            <text:p>S</text:p>
          </table:table-cell>
          <table:table-cell table:style-name="ce3" office:value-type="string" calcext:value-type="string">
            <text:p>CHIFFRES+VIRGULE+TIRET</text:p>
          </table:table-cell>
          <table:table-cell table:number-columns-repeated="1014"/>
        </table:table-row>
        <table:table-row table:style-name="ro2">
          <table:table-cell table:style-name="ce12" office:value-type="string" calcext:value-type="string">
            <text:p>7.4</text:p>
          </table:table-cell>
          <table:table-cell table:style-name="ce3" office:value-type="string" calcext:value-type="string">
            <text:p>Identifiants de données relatives à l’activité professionnelle</text:p>
          </table:table-cell>
          <table:table-cell table:style-name="ce18" office:value-type="string" calcext:value-type="string">
            <text:p>5D</text:p>
          </table:table-cell>
          <table:table-cell table:style-name="ce21" office:value-type="string" calcext:value-type="string">
            <text:p>Ligne 2 de la norme adresse postale de l’employeur</text:p>
          </table:table-cell>
          <table:table-cell table:style-name="ce21" office:value-type="float" office:value="0" calcext:value-type="float">
            <text:p>0</text:p>
          </table:table-cell>
          <table:table-cell table:style-name="ce21" office:value-type="float" office:value="38" calcext:value-type="float">
            <text:p>38</text:p>
          </table:table-cell>
          <table:table-cell table:style-name="ce21" office:value-type="string" calcext:value-type="string">
            <text:p>Alphanumérique</text:p>
          </table:table-cell>
          <table:table-cell table:style-name="ce21" office:value-type="string" calcext:value-type="string">
            <text:p>Cette donnée est encodée en utilisant uniquement des lettres majuscules non accentuées [A-Z], des chiffres [0-9] et des espaces. Il faut utiliser les méthodes de compression définies en section 10.9 du document en cas de dépassement de la donnée.</text:p>
          </table:table-cell>
          <table:table-cell table:style-name="ce3" office:value-type="string" calcext:value-type="string">
            <text:p>S</text:p>
          </table:table-cell>
          <table:table-cell table:style-name="ce3" office:value-type="string" calcext:value-type="string">
            <text:p>MAJ+CHIFFRES+ESPACE</text:p>
          </table:table-cell>
          <table:table-cell table:style-name="ce24" office:value-type="string" calcext:value-type="string">
            <text:p>Depassement</text:p>
          </table:table-cell>
          <table:table-cell table:number-columns-repeated="1013"/>
        </table:table-row>
        <table:table-row table:style-name="ro2">
          <table:table-cell table:style-name="ce12" office:value-type="string" calcext:value-type="string">
            <text:p>7.4</text:p>
          </table:table-cell>
          <table:table-cell table:style-name="ce3" office:value-type="string" calcext:value-type="string">
            <text:p>Identifiants de données relatives à l’activité professionnelle</text:p>
          </table:table-cell>
          <table:table-cell table:style-name="ce18" office:value-type="string" calcext:value-type="string">
            <text:p>5E</text:p>
          </table:table-cell>
          <table:table-cell table:style-name="ce21" office:value-type="string" calcext:value-type="string">
            <text:p>Ligne 3 de la norme adresse postale de l’employeur</text:p>
          </table:table-cell>
          <table:table-cell table:style-name="ce21" office:value-type="float" office:value="0" calcext:value-type="float">
            <text:p>0</text:p>
          </table:table-cell>
          <table:table-cell table:style-name="ce21" office:value-type="float" office:value="38" calcext:value-type="float">
            <text:p>38</text:p>
          </table:table-cell>
          <table:table-cell table:style-name="ce21" office:value-type="string" calcext:value-type="string">
            <text:p>Alphanumérique</text:p>
          </table:table-cell>
          <table:table-cell table:style-name="ce21" office:value-type="string" calcext:value-type="string">
            <text:p>Cette donnée est encodée en utilisant uniquement des lettres majuscules non accentuées [A-Z], des chiffres [0-9] et des espaces. Il faut utiliser les méthodes de compression définies en section 10.9 du document en cas de dépassement de la donnée.</text:p>
          </table:table-cell>
          <table:table-cell table:style-name="ce3" office:value-type="string" calcext:value-type="string">
            <text:p>S</text:p>
          </table:table-cell>
          <table:table-cell table:style-name="ce3" office:value-type="string" calcext:value-type="string">
            <text:p>MAJ+CHIFFRES+ESPACE</text:p>
          </table:table-cell>
          <table:table-cell table:style-name="ce24" office:value-type="string" calcext:value-type="string">
            <text:p>Depassement</text:p>
          </table:table-cell>
          <table:table-cell table:number-columns-repeated="1013"/>
        </table:table-row>
        <table:table-row table:style-name="ro2">
          <table:table-cell table:style-name="ce12" office:value-type="string" calcext:value-type="string">
            <text:p>7.4</text:p>
          </table:table-cell>
          <table:table-cell table:style-name="ce3" office:value-type="string" calcext:value-type="string">
            <text:p>Identifiants de données relatives à l’activité professionnelle</text:p>
          </table:table-cell>
          <table:table-cell table:style-name="ce18" office:value-type="string" calcext:value-type="string">
            <text:p>5F</text:p>
          </table:table-cell>
          <table:table-cell table:style-name="ce21" office:value-type="string" calcext:value-type="string">
            <text:p>Ligne 4 de la norme adresse postale de l’employeur</text:p>
          </table:table-cell>
          <table:table-cell table:style-name="ce21" office:value-type="float" office:value="0" calcext:value-type="float">
            <text:p>0</text:p>
          </table:table-cell>
          <table:table-cell table:style-name="ce21" office:value-type="float" office:value="38" calcext:value-type="float">
            <text:p>38</text:p>
          </table:table-cell>
          <table:table-cell table:style-name="ce21" office:value-type="string" calcext:value-type="string">
            <text:p>Alphanumérique</text:p>
          </table:table-cell>
          <table:table-cell table:style-name="ce21" office:value-type="string" calcext:value-type="string">
            <text:p>Numéro dans la voie + type et nom de la voie. Cette donnée est encodée en utilisant uniquement des lettres majuscules non accentuées [A-Z], des chiffres [0-9] et des espaces. Il faut utiliser les méthodes de compression définies en section 10.9 du document en cas de dépassement de la donnée.</text:p>
          </table:table-cell>
          <table:table-cell table:style-name="ce3" office:value-type="string" calcext:value-type="string">
            <text:p>S</text:p>
          </table:table-cell>
          <table:table-cell table:style-name="ce3" office:value-type="string" calcext:value-type="string">
            <text:p>MAJ+CHIFFRES+ESPACE</text:p>
          </table:table-cell>
          <table:table-cell table:style-name="ce3" office:value-type="string" calcext:value-type="string">
            <text:p>compression</text:p>
          </table:table-cell>
          <table:table-cell table:number-columns-repeated="1013"/>
        </table:table-row>
        <table:table-row table:style-name="ro2">
          <table:table-cell table:style-name="ce12" office:value-type="string" calcext:value-type="string">
            <text:p>7.4</text:p>
          </table:table-cell>
          <table:table-cell table:style-name="ce3" office:value-type="string" calcext:value-type="string">
            <text:p>Identifiants de données relatives à l’activité professionnelle</text:p>
          </table:table-cell>
          <table:table-cell table:style-name="ce18" office:value-type="string" calcext:value-type="string">
            <text:p>5G</text:p>
          </table:table-cell>
          <table:table-cell table:style-name="ce21" office:value-type="string" calcext:value-type="string">
            <text:p>Ligne 5 de la norme adresse postale de l’employeur</text:p>
          </table:table-cell>
          <table:table-cell table:style-name="ce21" office:value-type="float" office:value="0" calcext:value-type="float">
            <text:p>0</text:p>
          </table:table-cell>
          <table:table-cell table:style-name="ce21" office:value-type="float" office:value="38" calcext:value-type="float">
            <text:p>38</text:p>
          </table:table-cell>
          <table:table-cell table:style-name="ce21" office:value-type="string" calcext:value-type="string">
            <text:p>Alphanumérique</text:p>
          </table:table-cell>
          <table:table-cell table:style-name="ce21" office:value-type="string" calcext:value-type="string">
            <text:p>Mention de distribution (BP) suivie du libellé de la localité de destination dans le cas où celle-ci serait différente du libellé cedex lieu-dit ou hameau. Cette donnée est encodée en utilisant uniquement des lettres majuscules non accentuées [A-Z], des chiffres [0-9] et des espaces. Il faut utiliser les méthodes de compression définies en section 10.9 du document en cas de dépassement de la donnée.</text:p>
          </table:table-cell>
          <table:table-cell table:style-name="ce3" office:value-type="string" calcext:value-type="string">
            <text:p>S</text:p>
          </table:table-cell>
          <table:table-cell table:style-name="ce3" office:value-type="string" calcext:value-type="string">
            <text:p>MAJ+CHIFFRES</text:p>
          </table:table-cell>
          <table:table-cell table:style-name="ce3" office:value-type="string" calcext:value-type="string">
            <text:p>compression</text:p>
          </table:table-cell>
          <table:table-cell table:number-columns-repeated="1013"/>
        </table:table-row>
        <table:table-row table:style-name="ro2">
          <table:table-cell table:style-name="ce12" office:value-type="string" calcext:value-type="string">
            <text:p>7.4</text:p>
          </table:table-cell>
          <table:table-cell table:style-name="ce3" office:value-type="string" calcext:value-type="string">
            <text:p>Identifiants de données relatives à l’activité professionnelle</text:p>
          </table:table-cell>
          <table:table-cell table:style-name="ce18" office:value-type="string" calcext:value-type="string">
            <text:p>5H</text:p>
          </table:table-cell>
          <table:table-cell table:style-name="ce21" office:value-type="string" calcext:value-type="string">
            <text:p>Code postal ou code cedex de l’employeur</text:p>
          </table:table-cell>
          <table:table-cell table:number-columns-repeated="2" table:style-name="ce21" office:value-type="float" office:value="5" calcext:value-type="float">
            <text:p>5</text:p>
          </table:table-cell>
          <table:table-cell table:style-name="ce21" office:value-type="string" calcext:value-type="string">
            <text:p>Numérique</text:p>
          </table:table-cell>
          <table:table-cell table:style-name="ce21" office:value-type="string" calcext:value-type="string">
            <text:p>Cette donnée est encodée en utilisant uniquement des chiffres ou des espaces si la donnée n’est pas renseignée (par exemple, dans le cas d’un pays ne disposant pas de code postal).</text:p>
          </table:table-cell>
          <table:table-cell table:style-name="ce3" office:value-type="string" calcext:value-type="string">
            <text:p>S</text:p>
          </table:table-cell>
          <table:table-cell table:style-name="ce3" office:value-type="string" calcext:value-type="string">
            <text:p>CHIFFRES+ESPACE</text:p>
          </table:table-cell>
          <table:table-cell table:number-columns-repeated="1014"/>
        </table:table-row>
        <table:table-row table:style-name="ro2">
          <table:table-cell table:style-name="ce12" office:value-type="string" calcext:value-type="string">
            <text:p>7.4</text:p>
          </table:table-cell>
          <table:table-cell table:style-name="ce3" office:value-type="string" calcext:value-type="string">
            <text:p>Identifiants de données relatives à l’activité professionnelle</text:p>
          </table:table-cell>
          <table:table-cell table:style-name="ce18" office:value-type="string" calcext:value-type="string">
            <text:p>5I</text:p>
          </table:table-cell>
          <table:table-cell table:style-name="ce21" office:value-type="string" calcext:value-type="string">
            <text:p>Localité de destination ou libellé cedex de l’employeur</text:p>
          </table:table-cell>
          <table:table-cell table:style-name="ce21" office:value-type="float" office:value="0" calcext:value-type="float">
            <text:p>0</text:p>
          </table:table-cell>
          <table:table-cell table:style-name="ce21" office:value-type="float" office:value="32" calcext:value-type="float">
            <text:p>32</text:p>
          </table:table-cell>
          <table:table-cell table:style-name="ce21" office:value-type="string" calcext:value-type="string">
            <text:p>Alphanumérique</text:p>
          </table:table-cell>
          <table:table-cell table:style-name="ce21" office:value-type="string" calcext:value-type="string">
            <text:p>Compris dans la ligne 6 de la norme adresse postale. Cette donnée est encodée en utilisant uniquement des lettres majuscules non accentuées [A-Z] et des espaces.</text:p>
          </table:table-cell>
          <table:table-cell table:style-name="ce3" office:value-type="string" calcext:value-type="string">
            <text:p>S</text:p>
          </table:table-cell>
          <table:table-cell table:style-name="ce3" office:value-type="string" calcext:value-type="string">
            <text:p>MAJ</text:p>
          </table:table-cell>
          <table:table-cell table:number-columns-repeated="1014"/>
        </table:table-row>
        <table:table-row table:style-name="ro2">
          <table:table-cell table:style-name="ce12" office:value-type="string" calcext:value-type="string">
            <text:p>7.4</text:p>
          </table:table-cell>
          <table:table-cell table:style-name="ce3" office:value-type="string" calcext:value-type="string">
            <text:p>Identifiants de données relatives à l’activité professionnelle</text:p>
          </table:table-cell>
          <table:table-cell table:style-name="ce18" office:value-type="string" calcext:value-type="string">
            <text:p>5J</text:p>
          </table:table-cell>
          <table:table-cell table:style-name="ce21" office:value-type="string" calcext:value-type="string">
            <text:p>Pays de l’employeur</text:p>
          </table:table-cell>
          <table:table-cell table:number-columns-repeated="2" table:style-name="ce21" office:value-type="float" office:value="2" calcext:value-type="float">
            <text:p>2</text:p>
          </table:table-cell>
          <table:table-cell table:style-name="ce21" office:value-type="string" calcext:value-type="string">
            <text:p>Alphanumérique</text:p>
          </table:table-cell>
          <table:table-cell table:style-name="ce21" office:value-type="string" calcext:value-type="string">
            <text:p>Le pays est encodé en utilisant son code pays au format ISO3166-1 Alpha 2</text:p>
          </table:table-cell>
          <table:table-cell table:style-name="ce3" office:value-type="string" calcext:value-type="string">
            <text:p>S</text:p>
          </table:table-cell>
          <table:table-cell table:style-name="ce23" office:value-type="string" calcext:value-type="string">
            <text:p>MAJ</text:p>
          </table:table-cell>
          <table:table-cell table:style-name="ce23" office:value-type="string" calcext:value-type="string">
            <text:p>ISO3166-1 Alpha 2</text:p>
          </table:table-cell>
          <table:table-cell table:number-columns-repeated="1013"/>
        </table:table-row>
        <table:table-row table:style-name="ro2">
          <table:table-cell table:style-name="ce12" office:value-type="string" calcext:value-type="string">
            <text:p>7.4</text:p>
          </table:table-cell>
          <table:table-cell table:style-name="ce3" office:value-type="string" calcext:value-type="string">
            <text:p>Identifiants de données relatives à l’activité professionnelle</text:p>
          </table:table-cell>
          <table:table-cell table:style-name="ce18" office:value-type="string" calcext:value-type="string">
            <text:p>5K</text:p>
          </table:table-cell>
          <table:table-cell table:style-name="ce21" office:value-type="string" calcext:value-type="string">
            <text:p>Identifiant Cotisant Prestations Sociales</text:p>
          </table:table-cell>
          <table:table-cell table:style-name="ce21" office:value-type="float" office:value="0" calcext:value-type="float">
            <text:p>0</text:p>
          </table:table-cell>
          <table:table-cell table:style-name="ce21" office:value-type="float" office:value="50" calcext:value-type="float">
            <text:p>50</text:p>
          </table:table-cell>
          <table:table-cell table:style-name="ce21" office:value-type="string" calcext:value-type="string">
            <text:p>Alphanumérique</text:p>
          </table:table-cell>
          <table:table-cell table:style-name="ce21" office:value-type="string" calcext:value-type="string">
            <text:p>Correspond en France au numéro URSSAF, au format de 18 chiffres.</text:p>
          </table:table-cell>
          <table:table-cell table:style-name="ce3" office:value-type="string" calcext:value-type="string">
            <text:p>S</text:p>
          </table:table-cell>
          <table:table-cell table:style-name="ce3" office:value-type="string" calcext:value-type="string">
            <text:p>MAJ+CHIFFRES</text:p>
          </table:table-cell>
          <table:table-cell table:number-columns-repeated="1014"/>
        </table:table-row>
        <table:table-row table:style-name="ro2">
          <table:table-cell table:style-name="ce12" office:value-type="string" calcext:value-type="string">
            <text:p>7.4</text:p>
          </table:table-cell>
          <table:table-cell table:style-name="ce3" office:value-type="string" calcext:value-type="string">
            <text:p>Identifiants de données relatives à l’activité professionnelle</text:p>
          </table:table-cell>
          <table:table-cell table:style-name="ce18" office:value-type="string" calcext:value-type="string">
            <text:p>5L</text:p>
          </table:table-cell>
          <table:table-cell table:style-name="ce21" office:value-type="string" calcext:value-type="string">
            <text:p>Numéro de SIRET ou RNA</text:p>
          </table:table-cell>
          <table:table-cell table:style-name="ce21" office:value-type="float" office:value="9" calcext:value-type="float">
            <text:p>9</text:p>
          </table:table-cell>
          <table:table-cell table:style-name="ce21" office:value-type="float" office:value="14" calcext:value-type="float">
            <text:p>14</text:p>
          </table:table-cell>
          <table:table-cell table:style-name="ce21" office:value-type="string" calcext:value-type="string">
            <text:p>Alphanumérique</text:p>
          </table:table-cell>
          <table:table-cell table:style-name="ce21" office:value-type="string" calcext:value-type="string">
            <text:p>Cette donnée est encodée en utilisant des lettres majuscules non accentuées [A-Z] et des chiffres [0-9].</text:p>
          </table:table-cell>
          <table:table-cell table:style-name="ce3" office:value-type="string" calcext:value-type="string">
            <text:p>S</text:p>
          </table:table-cell>
          <table:table-cell table:style-name="ce3" office:value-type="string" calcext:value-type="string">
            <text:p>MAJ+CHIFFRES</text:p>
          </table:table-cell>
          <table:table-cell table:number-columns-repeated="1014"/>
        </table:table-row>
        <table:table-row table:style-name="ro2">
          <table:table-cell table:style-name="ce12" office:value-type="string" calcext:value-type="string">
            <text:p>7.4</text:p>
          </table:table-cell>
          <table:table-cell table:style-name="ce3" office:value-type="string" calcext:value-type="string">
            <text:p>Identifiants de données relatives à l’activité professionnelle</text:p>
          </table:table-cell>
          <table:table-cell table:style-name="ce18" office:value-type="string" calcext:value-type="string">
            <text:p>5M</text:p>
          </table:table-cell>
          <table:table-cell table:style-name="ce21" office:value-type="string" calcext:value-type="string">
            <text:p>Dénomination sociale</text:p>
          </table:table-cell>
          <table:table-cell table:style-name="ce21" office:value-type="float" office:value="0" calcext:value-type="float">
            <text:p>0</text:p>
          </table:table-cell>
          <table:table-cell table:style-name="ce21" office:value-type="float" office:value="38" calcext:value-type="float">
            <text:p>38</text:p>
          </table:table-cell>
          <table:table-cell table:style-name="ce21" office:value-type="string" calcext:value-type="string">
            <text:p>Alphanumérique</text:p>
          </table:table-cell>
          <table:table-cell table:style-name="ce21" office:value-type="string" calcext:value-type="string">
            <text:p>Cette donnée est encodée en utilisant des lettres majuscules non accentuées [A-Z], des chiffres [0-9] et des espaces.</text:p>
          </table:table-cell>
          <table:table-cell table:style-name="ce3" office:value-type="string" calcext:value-type="string">
            <text:p>S</text:p>
          </table:table-cell>
          <table:table-cell table:style-name="ce3" office:value-type="string" calcext:value-type="string">
            <text:p>MAJ+CHIFFRES+ESPACE</text:p>
          </table:table-cell>
          <table:table-cell table:number-columns-repeated="1014"/>
        </table:table-row>
        <table:table-row table:style-name="ro2">
          <table:table-cell table:style-name="ce12" office:value-type="string" calcext:value-type="string">
            <text:p>7.4</text:p>
          </table:table-cell>
          <table:table-cell table:style-name="ce3" office:value-type="string" calcext:value-type="string">
            <text:p>Identifiants de données relatives à l’activité professionnelle</text:p>
          </table:table-cell>
          <table:table-cell table:style-name="ce18" office:value-type="string" calcext:value-type="string">
            <text:p>5N</text:p>
          </table:table-cell>
          <table:table-cell table:style-name="ce21" office:value-type="string" calcext:value-type="string">
            <text:p>Numéro de dossier d'autorisation de travail</text:p>
          </table:table-cell>
          <table:table-cell table:number-columns-repeated="2" table:style-name="ce21" office:value-type="float" office:value="21" calcext:value-type="float">
            <text:p>21</text:p>
          </table:table-cell>
          <table:table-cell table:style-name="ce21" office:value-type="string" calcext:value-type="string">
            <text:p>Numérique</text:p>
          </table:table-cell>
          <table:table-cell table:style-name="ce21" office:value-type="string" calcext:value-type="string">
            <text:p>Cette donnée est encodée en utilisant uniquement des chiffres [0-9].</text:p>
          </table:table-cell>
          <table:table-cell table:style-name="ce3" office:value-type="string" calcext:value-type="string">
            <text:p>S</text:p>
          </table:table-cell>
          <table:table-cell table:style-name="ce3" office:value-type="string" calcext:value-type="string">
            <text:p>CHIFFRES</text:p>
          </table:table-cell>
          <table:table-cell table:number-columns-repeated="1014"/>
        </table:table-row>
        <table:table-row table:style-name="ro2">
          <table:table-cell table:style-name="ce12" office:value-type="string" calcext:value-type="string">
            <text:p>7.4</text:p>
          </table:table-cell>
          <table:table-cell table:style-name="ce3" office:value-type="string" calcext:value-type="string">
            <text:p>Identifiants de données relatives à l’activité professionnelle</text:p>
          </table:table-cell>
          <table:table-cell table:style-name="ce18" office:value-type="string" calcext:value-type="string">
            <text:p>5O</text:p>
          </table:table-cell>
          <table:table-cell table:style-name="ce21" office:value-type="string" calcext:value-type="string">
            <text:p>Nom de l'employeur</text:p>
          </table:table-cell>
          <table:table-cell table:style-name="ce21" office:value-type="float" office:value="0" calcext:value-type="float">
            <text:p>0</text:p>
          </table:table-cell>
          <table:table-cell table:style-name="ce21" office:value-type="float" office:value="38" calcext:value-type="float">
            <text:p>38</text:p>
          </table:table-cell>
          <table:table-cell table:style-name="ce21" office:value-type="string" calcext:value-type="string">
            <text:p>Alphabétique</text:p>
          </table:table-cell>
          <table:table-cell table:style-name="ce21" office:value-type="string" calcext:value-type="string">
            <text:p>Cette donnée est encodée en utilisant des lettres majuscules non accentuées [A-Z] et des espaces.</text:p>
          </table:table-cell>
          <table:table-cell table:style-name="ce3" office:value-type="string" calcext:value-type="string">
            <text:p>S</text:p>
          </table:table-cell>
          <table:table-cell table:style-name="ce3" office:value-type="string" calcext:value-type="string">
            <text:p>MAJ+ESPACE</text:p>
          </table:table-cell>
          <table:table-cell table:number-columns-repeated="1014"/>
        </table:table-row>
        <table:table-row table:style-name="ro2">
          <table:table-cell table:style-name="ce12" office:value-type="string" calcext:value-type="string">
            <text:p>7.4</text:p>
          </table:table-cell>
          <table:table-cell table:style-name="ce3" office:value-type="string" calcext:value-type="string">
            <text:p>Identifiants de données relatives à l’activité professionnelle</text:p>
          </table:table-cell>
          <table:table-cell table:style-name="ce18" office:value-type="string" calcext:value-type="string">
            <text:p>5P</text:p>
          </table:table-cell>
          <table:table-cell table:style-name="ce21" office:value-type="string" calcext:value-type="string">
            <text:p>Prénom de l'employeur</text:p>
          </table:table-cell>
          <table:table-cell table:style-name="ce21" office:value-type="float" office:value="0" calcext:value-type="float">
            <text:p>0</text:p>
          </table:table-cell>
          <table:table-cell table:style-name="ce21" office:value-type="float" office:value="20" calcext:value-type="float">
            <text:p>20</text:p>
          </table:table-cell>
          <table:table-cell table:style-name="ce21" office:value-type="string" calcext:value-type="string">
            <text:p>Alphabétique</text:p>
          </table:table-cell>
          <table:table-cell table:style-name="ce21" office:value-type="string" calcext:value-type="string">
            <text:p>Cette donnée est encodée en utilisant des lettres majuscules non accentuées [A-Z] et des espaces.</text:p>
          </table:table-cell>
          <table:table-cell table:style-name="ce3" office:value-type="string" calcext:value-type="string">
            <text:p>S</text:p>
          </table:table-cell>
          <table:table-cell table:style-name="ce3" office:value-type="string" calcext:value-type="string">
            <text:p>MAJ+ESPACE</text:p>
          </table:table-cell>
          <table:table-cell table:number-columns-repeated="1014"/>
        </table:table-row>
        <table:table-row table:style-name="ro2">
          <table:table-cell table:style-name="ce12" office:value-type="string" calcext:value-type="string">
            <text:p>7.4</text:p>
          </table:table-cell>
          <table:table-cell table:style-name="ce3" office:value-type="string" calcext:value-type="string">
            <text:p>Identifiants de données relatives à l’activité professionnelle</text:p>
          </table:table-cell>
          <table:table-cell table:style-name="ce18" office:value-type="string" calcext:value-type="string">
            <text:p>5Q</text:p>
          </table:table-cell>
          <table:table-cell table:style-name="ce21" office:value-type="string" calcext:value-type="string">
            <text:p>Nom du déclarant</text:p>
          </table:table-cell>
          <table:table-cell table:style-name="ce21" office:value-type="float" office:value="0" calcext:value-type="float">
            <text:p>0</text:p>
          </table:table-cell>
          <table:table-cell table:style-name="ce21" office:value-type="float" office:value="38" calcext:value-type="float">
            <text:p>38</text:p>
          </table:table-cell>
          <table:table-cell table:style-name="ce21" office:value-type="string" calcext:value-type="string">
            <text:p>Alphabétique</text:p>
          </table:table-cell>
          <table:table-cell table:style-name="ce21" office:value-type="string" calcext:value-type="string">
            <text:p>Cette donnée est encodée en utilisant des lettres majuscules non accentuées [A-Z] et des espaces.</text:p>
          </table:table-cell>
          <table:table-cell table:style-name="ce3" office:value-type="string" calcext:value-type="string">
            <text:p>S</text:p>
          </table:table-cell>
          <table:table-cell table:style-name="ce3" office:value-type="string" calcext:value-type="string">
            <text:p>MAJ+ESPACE</text:p>
          </table:table-cell>
          <table:table-cell table:number-columns-repeated="1014"/>
        </table:table-row>
        <table:table-row table:style-name="ro2">
          <table:table-cell table:style-name="ce12" office:value-type="string" calcext:value-type="string">
            <text:p>7.4</text:p>
          </table:table-cell>
          <table:table-cell table:style-name="ce3" office:value-type="string" calcext:value-type="string">
            <text:p>Identifiants de données relatives à l’activité professionnelle</text:p>
          </table:table-cell>
          <table:table-cell table:style-name="ce18" office:value-type="string" calcext:value-type="string">
            <text:p>5R</text:p>
          </table:table-cell>
          <table:table-cell table:style-name="ce21" office:value-type="string" calcext:value-type="string">
            <text:p>Prénom du déclarant</text:p>
          </table:table-cell>
          <table:table-cell table:style-name="ce21" office:value-type="float" office:value="0" calcext:value-type="float">
            <text:p>0</text:p>
          </table:table-cell>
          <table:table-cell table:style-name="ce21" office:value-type="float" office:value="20" calcext:value-type="float">
            <text:p>20</text:p>
          </table:table-cell>
          <table:table-cell table:style-name="ce21" office:value-type="string" calcext:value-type="string">
            <text:p>Alphabétique</text:p>
          </table:table-cell>
          <table:table-cell table:style-name="ce21" office:value-type="string" calcext:value-type="string">
            <text:p>Cette donnée est encodée en utilisant des lettres majuscules non accentuées [A-Z] et des espaces.</text:p>
          </table:table-cell>
          <table:table-cell table:style-name="ce3" office:value-type="string" calcext:value-type="string">
            <text:p>S</text:p>
          </table:table-cell>
          <table:table-cell table:style-name="ce3" office:value-type="string" calcext:value-type="string">
            <text:p>MAJ+ESPACE</text:p>
          </table:table-cell>
          <table:table-cell table:number-columns-repeated="1014"/>
        </table:table-row>
        <table:table-row table:style-name="ro2">
          <table:table-cell table:style-name="ce12" office:value-type="string" calcext:value-type="string">
            <text:p>7.4</text:p>
          </table:table-cell>
          <table:table-cell table:style-name="ce3" office:value-type="string" calcext:value-type="string">
            <text:p>Identifiants de données relatives à l’activité professionnelle</text:p>
          </table:table-cell>
          <table:table-cell table:style-name="ce18" office:value-type="string" calcext:value-type="string">
            <text:p>5S</text:p>
          </table:table-cell>
          <table:table-cell table:style-name="ce21" office:value-type="string" calcext:value-type="string">
            <text:p>Fonction du déclarant</text:p>
          </table:table-cell>
          <table:table-cell table:style-name="ce21" office:value-type="float" office:value="0" calcext:value-type="float">
            <text:p>0</text:p>
          </table:table-cell>
          <table:table-cell table:style-name="ce21" office:value-type="float" office:value="40" calcext:value-type="float">
            <text:p>40</text:p>
          </table:table-cell>
          <table:table-cell table:style-name="ce21" office:value-type="string" calcext:value-type="string">
            <text:p>Alphabétique</text:p>
          </table:table-cell>
          <table:table-cell table:style-name="ce21" office:value-type="string" calcext:value-type="string">
            <text:p>Cette donnée est encodée en utilisant des lettres majuscules non accentuées [A-Z] et des espaces.</text:p>
          </table:table-cell>
          <table:table-cell table:style-name="ce3" office:value-type="string" calcext:value-type="string">
            <text:p>S</text:p>
          </table:table-cell>
          <table:table-cell table:style-name="ce3" office:value-type="string" calcext:value-type="string">
            <text:p>MAJ+ESPACE</text:p>
          </table:table-cell>
          <table:table-cell table:number-columns-repeated="1014"/>
        </table:table-row>
        <table:table-row table:style-name="ro2">
          <table:table-cell table:style-name="ce12" office:value-type="string" calcext:value-type="string">
            <text:p>7.4</text:p>
          </table:table-cell>
          <table:table-cell table:style-name="ce3" office:value-type="string" calcext:value-type="string">
            <text:p>Identifiants de données relatives à l’activité professionnelle</text:p>
          </table:table-cell>
          <table:table-cell table:style-name="ce18" office:value-type="string" calcext:value-type="string">
            <text:p>5T</text:p>
          </table:table-cell>
          <table:table-cell table:style-name="ce21" office:value-type="string" calcext:value-type="string">
            <text:p>Type de contrat de travail</text:p>
          </table:table-cell>
          <table:table-cell table:number-columns-repeated="2" table:style-name="ce21" office:value-type="float" office:value="1" calcext:value-type="float">
            <text:p>1</text:p>
          </table:table-cell>
          <table:table-cell table:style-name="ce21" office:value-type="string" calcext:value-type="string">
            <text:p>Numérique</text:p>
          </table:table-cell>
          <table:table-cell table:style-name="ce21" office:value-type="string" calcext:value-type="string">
            <text:p>Le type est encodé de la manière suivante : Encodage Signification</text:p>
            <text:p> 0 CDD</text:p>
            <text:p> 1 CDI</text:p>
            <text:p> 2 CTT</text:p>
            <text:p> 3 CAP</text:p>
          </table:table-cell>
          <table:table-cell table:style-name="ce3" office:value-type="string" calcext:value-type="string">
            <text:p>S</text:p>
          </table:table-cell>
          <table:table-cell table:style-name="ce3" office:value-type="string" calcext:value-type="string">
            <text:p>CONTRAT</text:p>
          </table:table-cell>
          <table:table-cell table:style-name="ce3" office:value-type="string" calcext:value-type="string">
            <text:p>CDD/CDI/CTT/CAP</text:p>
          </table:table-cell>
          <table:table-cell table:number-columns-repeated="1013"/>
        </table:table-row>
        <table:table-row table:style-name="ro2">
          <table:table-cell table:style-name="ce12" office:value-type="string" calcext:value-type="string">
            <text:p>7.4</text:p>
          </table:table-cell>
          <table:table-cell table:style-name="ce3" office:value-type="string" calcext:value-type="string">
            <text:p>Identifiants de données relatives à l’activité professionnelle</text:p>
          </table:table-cell>
          <table:table-cell table:style-name="ce18" office:value-type="string" calcext:value-type="string">
            <text:p>5U</text:p>
          </table:table-cell>
          <table:table-cell table:style-name="ce21" office:value-type="string" calcext:value-type="string">
            <text:p>Durée du contrat</text:p>
          </table:table-cell>
          <table:table-cell table:style-name="ce21" office:value-type="float" office:value="0" calcext:value-type="float">
            <text:p>0</text:p>
          </table:table-cell>
          <table:table-cell table:style-name="ce21" office:value-type="float" office:value="12" calcext:value-type="float">
            <text:p>12</text:p>
          </table:table-cell>
          <table:table-cell table:style-name="ce21" office:value-type="string" calcext:value-type="string">
            <text:p>Alphanumérique</text:p>
          </table:table-cell>
          <table:table-cell table:style-name="ce21" office:value-type="string" calcext:value-type="string">
            <text:p>Cette donnée est encodée en utilisant des lettres majuscules non accentuées [A-Z], des chiffres [0-9] et des espaces.</text:p>
          </table:table-cell>
          <table:table-cell table:style-name="ce3" office:value-type="string" calcext:value-type="string">
            <text:p>S</text:p>
          </table:table-cell>
          <table:table-cell table:style-name="ce3" office:value-type="string" calcext:value-type="string">
            <text:p>MAJ+CHIFFRES+ESPACE</text:p>
          </table:table-cell>
          <table:table-cell table:number-columns-repeated="1014"/>
        </table:table-row>
        <table:table-row table:style-name="ro2">
          <table:table-cell table:style-name="ce12" office:value-type="string" calcext:value-type="string">
            <text:p>7.5</text:p>
          </table:table-cell>
          <table:table-cell table:style-name="ce3" office:value-type="string" calcext:value-type="string">
            <text:p>Identifiants de données relatives aux titres d’identité</text:p>
          </table:table-cell>
          <table:table-cell table:style-name="ce12" office:value-type="string" calcext:value-type="string">
            <text:p>60</text:p>
          </table:table-cell>
          <table:table-cell table:style-name="ce3" office:value-type="string" calcext:value-type="string">
            <text:p>Liste des prénoms</text:p>
          </table:table-cell>
          <table:table-cell table:style-name="ce3" office:value-type="float" office:value="0" calcext:value-type="float">
            <text:p>0</text:p>
          </table:table-cell>
          <table:table-cell table:style-name="ce3" office:value-type="float" office:value="60" calcext:value-type="float">
            <text:p>60</text:p>
          </table:table-cell>
          <table:table-cell table:style-name="ce3" office:value-type="string" calcext:value-type="string">
            <text:p>Alphanumérique</text:p>
          </table:table-cell>
          <table:table-cell table:style-name="ce3" office:value-type="string" calcext:value-type="string">
            <text:p>Les prénoms composés sont séparés par un espace. Les différents prénoms sont séparés par ‘/’. Cette donnée est encodée en utilisant uniquement des lettres majuscules non accentuées [A-Z], des espaces et des ‘/’ s’il y a plusieurs prénoms (au maximum 6).</text:p>
          </table:table-cell>
          <table:table-cell table:style-name="ce3" office:value-type="string" calcext:value-type="string">
            <text:p>S</text:p>
          </table:table-cell>
          <table:table-cell table:style-name="ce3" office:value-type="string" calcext:value-type="string">
            <text:p>MAJ+ESPACE+SLASH</text:p>
          </table:table-cell>
          <table:table-cell table:number-columns-repeated="1014"/>
        </table:table-row>
        <table:table-row table:style-name="ro2">
          <table:table-cell table:style-name="ce12" office:value-type="string" calcext:value-type="string">
            <text:p>7.5</text:p>
          </table:table-cell>
          <table:table-cell table:style-name="ce3" office:value-type="string" calcext:value-type="string">
            <text:p>Identifiants de données relatives aux titres d’identité</text:p>
          </table:table-cell>
          <table:table-cell table:style-name="ce12" office:value-type="string" calcext:value-type="string">
            <text:p>61</text:p>
          </table:table-cell>
          <table:table-cell table:style-name="ce3" office:value-type="string" calcext:value-type="string">
            <text:p>Prénom</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string" calcext:value-type="string">
            <text:p>Alphanumérique</text:p>
          </table:table-cell>
          <table:table-cell table:style-name="ce3" office:value-type="string" calcext:value-type="string">
            <text:p>Ce champ correspond au premier prénom de l’état civil ou au prénom d’usage. Les prénoms composés sont séparés par un espace. Cette donnée est encodée en utilisant uniquement des lettres majuscules non accentuées [A-Z] et des espaces.</text:p>
          </table:table-cell>
          <table:table-cell table:style-name="ce3" office:value-type="string" calcext:value-type="string">
            <text:p>S</text:p>
          </table:table-cell>
          <table:table-cell table:style-name="ce3" office:value-type="string" calcext:value-type="string">
            <text:p>MAJ+ESPACE</text:p>
          </table:table-cell>
          <table:table-cell table:number-columns-repeated="1014"/>
        </table:table-row>
        <table:table-row table:style-name="ro2">
          <table:table-cell table:style-name="ce12" office:value-type="string" calcext:value-type="string">
            <text:p>7.5</text:p>
          </table:table-cell>
          <table:table-cell table:style-name="ce3" office:value-type="string" calcext:value-type="string">
            <text:p>Identifiants de données relatives aux titres d’identité</text:p>
          </table:table-cell>
          <table:table-cell table:style-name="ce12" office:value-type="string" calcext:value-type="string">
            <text:p>62</text:p>
          </table:table-cell>
          <table:table-cell table:style-name="ce3" office:value-type="string" calcext:value-type="string">
            <text:p>Nom patronymique</text:p>
          </table:table-cell>
          <table:table-cell table:style-name="ce3" office:value-type="float" office:value="0" calcext:value-type="float">
            <text:p>0</text:p>
          </table:table-cell>
          <table:table-cell table:style-name="ce3" office:value-type="float" office:value="38" calcext:value-type="float">
            <text:p>38</text:p>
          </table:table-cell>
          <table:table-cell table:style-name="ce3" office:value-type="string" calcext:value-type="string">
            <text:p>Alphanumérique</text:p>
          </table:table-cell>
          <table:table-cell table:style-name="ce3" office:value-type="string" calcext:value-type="string">
            <text:p>Cette donnée est encodée en utilisant uniquement des lettres majuscules non accentuées [A-Z] et des espaces. Les noms composés sont séparés par un espace.</text:p>
          </table:table-cell>
          <table:table-cell table:style-name="ce3" office:value-type="string" calcext:value-type="string">
            <text:p>S</text:p>
          </table:table-cell>
          <table:table-cell table:style-name="ce3" office:value-type="string" calcext:value-type="string">
            <text:p>MAJ+ESPACE</text:p>
          </table:table-cell>
          <table:table-cell table:number-columns-repeated="1014"/>
        </table:table-row>
        <table:table-row table:style-name="ro2">
          <table:table-cell table:style-name="ce12" office:value-type="string" calcext:value-type="string">
            <text:p>7.5</text:p>
          </table:table-cell>
          <table:table-cell table:style-name="ce3" office:value-type="string" calcext:value-type="string">
            <text:p>Identifiants de données relatives aux titres d’identité</text:p>
          </table:table-cell>
          <table:table-cell table:style-name="ce12" office:value-type="string" calcext:value-type="string">
            <text:p>63</text:p>
          </table:table-cell>
          <table:table-cell table:style-name="ce3" office:value-type="string" calcext:value-type="string">
            <text:p>Nom d’usage</text:p>
          </table:table-cell>
          <table:table-cell table:style-name="ce3" office:value-type="float" office:value="0" calcext:value-type="float">
            <text:p>0</text:p>
          </table:table-cell>
          <table:table-cell table:style-name="ce3" office:value-type="float" office:value="38" calcext:value-type="float">
            <text:p>38</text:p>
          </table:table-cell>
          <table:table-cell table:style-name="ce3" office:value-type="string" calcext:value-type="string">
            <text:p>Alphanumérique</text:p>
          </table:table-cell>
          <table:table-cell table:style-name="ce3" office:value-type="string" calcext:value-type="string">
            <text:p>Cette donnée est encodée en utilisant uniquement des lettres majuscules non accentuées [A-Z] et des espaces. Les noms composés sont séparés par un espace.</text:p>
          </table:table-cell>
          <table:table-cell table:style-name="ce3" office:value-type="string" calcext:value-type="string">
            <text:p>S</text:p>
          </table:table-cell>
          <table:table-cell table:style-name="ce3" office:value-type="string" calcext:value-type="string">
            <text:p>MAJ+ESPACE</text:p>
          </table:table-cell>
          <table:table-cell table:number-columns-repeated="1014"/>
        </table:table-row>
        <table:table-row table:style-name="ro2">
          <table:table-cell table:style-name="ce12" office:value-type="string" calcext:value-type="string">
            <text:p>7.5</text:p>
          </table:table-cell>
          <table:table-cell table:style-name="ce3" office:value-type="string" calcext:value-type="string">
            <text:p>Identifiants de données relatives aux titres d’identité</text:p>
          </table:table-cell>
          <table:table-cell table:style-name="ce12" office:value-type="string" calcext:value-type="string">
            <text:p>64</text:p>
          </table:table-cell>
          <table:table-cell table:style-name="ce3" office:value-type="string" calcext:value-type="string">
            <text:p>Nom d’épouse/époux</text:p>
          </table:table-cell>
          <table:table-cell table:style-name="ce3" office:value-type="float" office:value="0" calcext:value-type="float">
            <text:p>0</text:p>
          </table:table-cell>
          <table:table-cell table:style-name="ce3" office:value-type="float" office:value="38" calcext:value-type="float">
            <text:p>38</text:p>
          </table:table-cell>
          <table:table-cell table:style-name="ce3" office:value-type="string" calcext:value-type="string">
            <text:p>Alphanumérique</text:p>
          </table:table-cell>
          <table:table-cell table:style-name="ce3" office:value-type="string" calcext:value-type="string">
            <text:p>Cette donnée est encodée en utilisant uniquement des lettres majuscules non accentuées [A-Z] et des espaces. Les noms composés sont séparés par un espace.</text:p>
          </table:table-cell>
          <table:table-cell table:style-name="ce3" office:value-type="string" calcext:value-type="string">
            <text:p>S</text:p>
          </table:table-cell>
          <table:table-cell table:style-name="ce3" office:value-type="string" calcext:value-type="string">
            <text:p>MAJ+ESPACE</text:p>
          </table:table-cell>
          <table:table-cell table:number-columns-repeated="1014"/>
        </table:table-row>
        <table:table-row table:style-name="ro2">
          <table:table-cell table:style-name="ce12" office:value-type="string" calcext:value-type="string">
            <text:p>7.5</text:p>
          </table:table-cell>
          <table:table-cell table:style-name="ce3" office:value-type="string" calcext:value-type="string">
            <text:p>Identifiants de données relatives aux titres d’identité</text:p>
          </table:table-cell>
          <table:table-cell table:style-name="ce12" office:value-type="string" calcext:value-type="string">
            <text:p>65</text:p>
          </table:table-cell>
          <table:table-cell table:style-name="ce3" office:value-type="string" calcext:value-type="string">
            <text:p>Type de pièce d’identité</text:p>
          </table:table-cell>
          <table:table-cell table:number-columns-repeated="2" table:style-name="ce3" office:value-type="float" office:value="2" calcext:value-type="float">
            <text:p>2</text:p>
          </table:table-cell>
          <table:table-cell table:style-name="ce3" office:value-type="string" calcext:value-type="string">
            <text:p>Alphanumérique</text:p>
          </table:table-cell>
          <table:table-cell table:style-name="ce3" office:value-type="string" calcext:value-type="string">
            <text:p>Carte d’identité (ID), titre de séjour (IR), visa (V), permis de conduire (D), passeport (P). Une lettre supplémentaire peut être ajoutée à la discrétion de l’Etat pour les passeports (selon leur type) et pour les visas</text:p>
          </table:table-cell>
          <table:table-cell table:style-name="ce3" office:value-type="string" calcext:value-type="string">
            <text:p>F</text:p>
          </table:table-cell>
          <table:table-cell table:style-name="ce3" office:value-type="string" calcext:value-type="string">
            <text:p>PIECE_IDENTITE_TYPE</text:p>
          </table:table-cell>
          <table:table-cell table:style-name="ce3" office:value-type="string" calcext:value-type="string">
            <text:p>ID/IR/V/D/P+LETTRE supplémentaire</text:p>
          </table:table-cell>
          <table:table-cell table:number-columns-repeated="1013"/>
        </table:table-row>
        <table:table-row table:style-name="ro2">
          <table:table-cell table:style-name="ce12" office:value-type="string" calcext:value-type="string">
            <text:p>7.5</text:p>
          </table:table-cell>
          <table:table-cell table:style-name="ce3" office:value-type="string" calcext:value-type="string">
            <text:p>Identifiants de données relatives aux titres d’identité</text:p>
          </table:table-cell>
          <table:table-cell table:style-name="ce12" office:value-type="string" calcext:value-type="string">
            <text:p>66</text:p>
          </table:table-cell>
          <table:table-cell table:style-name="ce3" office:value-type="string" calcext:value-type="string">
            <text:p>Numéro de la pièce d’identité</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string" calcext:value-type="string">
            <text:p>Alphanumérique</text:p>
          </table:table-cell>
          <table:table-cell table:style-name="ce3" office:value-type="string" calcext:value-type="string">
            <text:p>Cette donnée est encodée en utilisant uniquement des lettres majuscules non accentuées [A-Z] et des chiffres [0-9].</text:p>
          </table:table-cell>
          <table:table-cell table:style-name="ce3" office:value-type="string" calcext:value-type="string">
            <text:p>S</text:p>
          </table:table-cell>
          <table:table-cell table:style-name="ce3" office:value-type="string" calcext:value-type="string">
            <text:p>MAJ+CHIFFRES</text:p>
          </table:table-cell>
          <table:table-cell table:number-columns-repeated="1014"/>
        </table:table-row>
        <table:table-row table:style-name="ro2">
          <table:table-cell table:style-name="ce12" office:value-type="string" calcext:value-type="string">
            <text:p>7.5</text:p>
          </table:table-cell>
          <table:table-cell table:style-name="ce3" office:value-type="string" calcext:value-type="string">
            <text:p>Identifiants de données relatives aux titres d’identité</text:p>
          </table:table-cell>
          <table:table-cell table:style-name="ce12" office:value-type="string" calcext:value-type="string">
            <text:p>67</text:p>
          </table:table-cell>
          <table:table-cell table:style-name="ce3" office:value-type="string" calcext:value-type="string">
            <text:p>Nationalité</text:p>
          </table:table-cell>
          <table:table-cell table:number-columns-repeated="2" table:style-name="ce3" office:value-type="float" office:value="2" calcext:value-type="float">
            <text:p>2</text:p>
          </table:table-cell>
          <table:table-cell table:style-name="ce3" office:value-type="string" calcext:value-type="string">
            <text:p>Alphanumérique</text:p>
          </table:table-cell>
          <table:table-cell table:style-name="ce3" office:value-type="string" calcext:value-type="string">
            <text:p>Le pays est encodé en utilisant son code pays au format ISO3166-1 Alpha 2</text:p>
          </table:table-cell>
          <table:table-cell table:style-name="ce3" office:value-type="string" calcext:value-type="string">
            <text:p>S</text:p>
          </table:table-cell>
          <table:table-cell table:style-name="ce23" office:value-type="string" calcext:value-type="string">
            <text:p>MAJ</text:p>
          </table:table-cell>
          <table:table-cell table:style-name="ce23" office:value-type="string" calcext:value-type="string">
            <text:p>ISO3166-1 Alpha 3</text:p>
          </table:table-cell>
          <table:table-cell table:number-columns-repeated="1013"/>
        </table:table-row>
        <table:table-row table:style-name="ro2">
          <table:table-cell table:style-name="ce12" office:value-type="string" calcext:value-type="string">
            <text:p>7.5</text:p>
          </table:table-cell>
          <table:table-cell table:style-name="ce3" office:value-type="string" calcext:value-type="string">
            <text:p>Identifiants de données relatives aux titres d’identité</text:p>
          </table:table-cell>
          <table:table-cell table:style-name="ce12" office:value-type="string" calcext:value-type="string">
            <text:p>68</text:p>
          </table:table-cell>
          <table:table-cell table:style-name="ce3" office:value-type="string" calcext:value-type="string">
            <text:p>Genre</text:p>
          </table:table-cell>
          <table:table-cell table:number-columns-repeated="2" table:style-name="ce3" office:value-type="float" office:value="1" calcext:value-type="float">
            <text:p>1</text:p>
          </table:table-cell>
          <table:table-cell table:style-name="ce3" office:value-type="string" calcext:value-type="string">
            <text:p>Alphanumérique</text:p>
          </table:table-cell>
          <table:table-cell table:style-name="ce3" office:value-type="string" calcext:value-type="string">
            <text:p>Genre masculin (M) ou féminin (F).</text:p>
          </table:table-cell>
          <table:table-cell table:style-name="ce3" office:value-type="string" calcext:value-type="string">
            <text:p>S</text:p>
          </table:table-cell>
          <table:table-cell table:style-name="ce3" office:value-type="string" calcext:value-type="string">
            <text:p>GENRE</text:p>
          </table:table-cell>
          <table:table-cell table:number-columns-repeated="1014"/>
        </table:table-row>
        <table:table-row table:style-name="ro2">
          <table:table-cell table:style-name="ce12" office:value-type="string" calcext:value-type="string">
            <text:p>7.5</text:p>
          </table:table-cell>
          <table:table-cell table:style-name="ce3" office:value-type="string" calcext:value-type="string">
            <text:p>Identifiants de données relatives aux titres d’identité</text:p>
          </table:table-cell>
          <table:table-cell table:style-name="ce12" office:value-type="string" calcext:value-type="string">
            <text:p>69</text:p>
          </table:table-cell>
          <table:table-cell table:style-name="ce3" office:value-type="string" calcext:value-type="string">
            <text:p>Date de naissance</text:p>
          </table:table-cell>
          <table:table-cell table:number-columns-repeated="2" table:style-name="ce3" office:value-type="float" office:value="8" calcext:value-type="float">
            <text:p>8</text:p>
          </table:table-cell>
          <table:table-cell table:style-name="ce3" office:value-type="string" calcext:value-type="string">
            <text:p>Numérique</text:p>
          </table:table-cell>
          <table:table-cell table:style-name="ce3" office:value-type="string" calcext:value-type="string">
            <text:p>Cette date est composée uniquement de 8 chiffres au format JJMMAAAA où JJ représente le jour dans le mois, MM le mois et AAAA l’année. Le jour et le numéro du mois sont encodés sur 2 chiffres préfixés par 0 si nécessaire. Lorsque le jour ou le jour et le mois ne sont pas connus, leurs valeurs sont remplacées par 00.</text:p>
          </table:table-cell>
          <table:table-cell table:style-name="ce3" office:value-type="string" calcext:value-type="string">
            <text:p>F</text:p>
          </table:table-cell>
          <table:table-cell table:style-name="ce23" office:value-type="string" calcext:value-type="string">
            <text:p>DATE_INCONNUE</text:p>
          </table:table-cell>
          <table:table-cell table:style-name="ce27" office:value-type="string" calcext:value-type="string">
            <text:p>DATE =&gt; 00/00</text:p>
          </table:table-cell>
          <table:table-cell table:number-columns-repeated="1013"/>
        </table:table-row>
        <table:table-row table:style-name="ro2">
          <table:table-cell table:style-name="ce12" office:value-type="string" calcext:value-type="string">
            <text:p>7.5</text:p>
          </table:table-cell>
          <table:table-cell table:style-name="ce3" office:value-type="string" calcext:value-type="string">
            <text:p>Identifiants de données relatives aux titres d’identité</text:p>
          </table:table-cell>
          <table:table-cell table:style-name="ce12" office:value-type="string" calcext:value-type="string">
            <text:p>6A</text:p>
          </table:table-cell>
          <table:table-cell table:style-name="ce3" office:value-type="string" calcext:value-type="string">
            <text:p>Lieu de naissance</text:p>
          </table:table-cell>
          <table:table-cell table:style-name="ce3" office:value-type="float" office:value="0" calcext:value-type="float">
            <text:p>0</text:p>
          </table:table-cell>
          <table:table-cell table:style-name="ce3" office:value-type="float" office:value="32" calcext:value-type="float">
            <text:p>32</text:p>
          </table:table-cell>
          <table:table-cell table:style-name="ce3" office:value-type="string" calcext:value-type="string">
            <text:p>Alphanumérique</text:p>
          </table:table-cell>
          <table:table-cell table:style-name="ce3" office:value-type="string" calcext:value-type="string">
            <text:p>Cette donnée est encodée en utilisant uniquement des lettres majuscules non accentuées [A-Z], des chiffres [0-9] et des espaces.</text:p>
          </table:table-cell>
          <table:table-cell table:style-name="ce3" office:value-type="string" calcext:value-type="string">
            <text:p>S</text:p>
          </table:table-cell>
          <table:table-cell table:style-name="ce3" office:value-type="string" calcext:value-type="string">
            <text:p>MAJ+CHIFFRES+ESPACE</text:p>
          </table:table-cell>
          <table:table-cell table:number-columns-repeated="1014"/>
        </table:table-row>
        <table:table-row table:style-name="ro2">
          <table:table-cell table:style-name="ce12" office:value-type="string" calcext:value-type="string">
            <text:p>7.5</text:p>
          </table:table-cell>
          <table:table-cell table:style-name="ce3" office:value-type="string" calcext:value-type="string">
            <text:p>Identifiants de données relatives aux titres d’identité</text:p>
          </table:table-cell>
          <table:table-cell table:style-name="ce12" office:value-type="string" calcext:value-type="string">
            <text:p>6B</text:p>
          </table:table-cell>
          <table:table-cell table:style-name="ce3" office:value-type="string" calcext:value-type="string">
            <text:p>Département du bureau émetteur</text:p>
          </table:table-cell>
          <table:table-cell table:number-columns-repeated="2" table:style-name="ce3" office:value-type="float" office:value="3" calcext:value-type="float">
            <text:p>3</text:p>
          </table:table-cell>
          <table:table-cell table:style-name="ce3" office:value-type="string" calcext:value-type="string">
            <text:p>Alphanumérique</text:p>
          </table:table-cell>
          <table:table-cell table:style-name="ce3" office:value-type="string" calcext:value-type="string">
            <text:p>Cette donnée est encodée en utilisant uniquement des lettres majuscules non accentuées [A-Z] et des chiffres [0-9]</text:p>
          </table:table-cell>
          <table:table-cell table:style-name="ce3" office:value-type="string" calcext:value-type="string">
            <text:p>S</text:p>
          </table:table-cell>
          <table:table-cell table:style-name="ce3" office:value-type="string" calcext:value-type="string">
            <text:p>MAJ+CHIFFRES</text:p>
          </table:table-cell>
          <table:table-cell table:number-columns-repeated="1014"/>
        </table:table-row>
        <table:table-row table:style-name="ro2">
          <table:table-cell table:style-name="ce12" office:value-type="string" calcext:value-type="string">
            <text:p>7.5</text:p>
          </table:table-cell>
          <table:table-cell table:style-name="ce3" office:value-type="string" calcext:value-type="string">
            <text:p>Identifiants de données relatives aux titres d’identité</text:p>
          </table:table-cell>
          <table:table-cell table:style-name="ce12" office:value-type="string" calcext:value-type="string">
            <text:p>6C</text:p>
          </table:table-cell>
          <table:table-cell table:style-name="ce3" office:value-type="string" calcext:value-type="string">
            <text:p>Pays de naissance</text:p>
          </table:table-cell>
          <table:table-cell table:number-columns-repeated="2" table:style-name="ce3" office:value-type="float" office:value="2" calcext:value-type="float">
            <text:p>2</text:p>
          </table:table-cell>
          <table:table-cell table:style-name="ce3" office:value-type="string" calcext:value-type="string">
            <text:p>Alphanumérique</text:p>
          </table:table-cell>
          <table:table-cell table:style-name="ce3" office:value-type="string" calcext:value-type="string">
            <text:p>Le pays est encodé en utilisant son code pays au format ISO3166-1 Alpha 2</text:p>
          </table:table-cell>
          <table:table-cell table:style-name="ce3" office:value-type="string" calcext:value-type="string">
            <text:p>S</text:p>
          </table:table-cell>
          <table:table-cell table:style-name="ce23" office:value-type="string" calcext:value-type="string">
            <text:p>MAJ</text:p>
          </table:table-cell>
          <table:table-cell table:style-name="ce23" office:value-type="string" calcext:value-type="string">
            <text:p>ISO3166-1 Alpha 4</text:p>
          </table:table-cell>
          <table:table-cell table:number-columns-repeated="1013"/>
        </table:table-row>
        <table:table-row table:style-name="ro2">
          <table:table-cell table:style-name="ce12" office:value-type="string" calcext:value-type="string">
            <text:p>7.5</text:p>
          </table:table-cell>
          <table:table-cell table:style-name="ce3" office:value-type="string" calcext:value-type="string">
            <text:p>Identifiants de données relatives aux titres d’identité</text:p>
          </table:table-cell>
          <table:table-cell table:style-name="ce12" office:value-type="string" calcext:value-type="string">
            <text:p>6D</text:p>
          </table:table-cell>
          <table:table-cell table:style-name="ce3" office:value-type="string" calcext:value-type="string">
            <text:p>Nom et prénom du père</text:p>
          </table:table-cell>
          <table:table-cell table:style-name="ce3" office:value-type="float" office:value="0" calcext:value-type="float">
            <text:p>0</text:p>
          </table:table-cell>
          <table:table-cell table:style-name="ce3" office:value-type="float" office:value="60" calcext:value-type="float">
            <text:p>60</text:p>
          </table:table-cell>
          <table:table-cell table:style-name="ce3" office:value-type="string" calcext:value-type="string">
            <text:p>Alphanumérique</text:p>
          </table:table-cell>
          <table:table-cell table:style-name="ce3" office:value-type="string" calcext:value-type="string">
            <text:p>Les items Nom et Prénom doivent être indiqués dans cet ordre et peuvent être séparés par le caractère ‘/’ pour faciliter leur lecture. Cette donnée est encodée en utilisant uniquement des lettres majuscules non accentuées [A-Z], des chiffres [0-9], des espaces et éventuellement des ‘/’ pour séparer les zones Nom et Prénom.</text:p>
          </table:table-cell>
          <table:table-cell table:style-name="ce3" office:value-type="string" calcext:value-type="string">
            <text:p>S</text:p>
          </table:table-cell>
          <table:table-cell table:style-name="ce3" office:value-type="string" calcext:value-type="string">
            <text:p>MAJ+CHIFFRES+ESPACE+SLASH</text:p>
          </table:table-cell>
          <table:table-cell table:number-columns-repeated="1014"/>
        </table:table-row>
        <table:table-row table:style-name="ro2">
          <table:table-cell table:style-name="ce12" office:value-type="string" calcext:value-type="string">
            <text:p>7.5</text:p>
          </table:table-cell>
          <table:table-cell table:style-name="ce3" office:value-type="string" calcext:value-type="string">
            <text:p>Identifiants de données relatives aux titres d’identité</text:p>
          </table:table-cell>
          <table:table-cell table:style-name="ce12" office:value-type="string" calcext:value-type="string">
            <text:p>6E</text:p>
          </table:table-cell>
          <table:table-cell table:style-name="ce3" office:value-type="string" calcext:value-type="string">
            <text:p>Nom et prénom de la mère</text:p>
          </table:table-cell>
          <table:table-cell table:style-name="ce3" office:value-type="float" office:value="0" calcext:value-type="float">
            <text:p>0</text:p>
          </table:table-cell>
          <table:table-cell table:style-name="ce3" office:value-type="float" office:value="60" calcext:value-type="float">
            <text:p>60</text:p>
          </table:table-cell>
          <table:table-cell table:style-name="ce3" office:value-type="string" calcext:value-type="string">
            <text:p>Alphanumérique</text:p>
          </table:table-cell>
          <table:table-cell table:style-name="ce3" office:value-type="string" calcext:value-type="string">
            <text:p>Les items Nom et Prénom doivent être indiqués dans cet ordre et peuvent être séparés par le caractère ‘/’ pour faciliter leur lecture. Cette donnée est encodée en utilisant uniquement des lettres majuscules non accentuées [A-Z], des chiffres [0-9], des espaces et éventuellement des ‘/’ pour séparer les zones Nom et Prénom.</text:p>
          </table:table-cell>
          <table:table-cell table:style-name="ce3" office:value-type="string" calcext:value-type="string">
            <text:p>S</text:p>
          </table:table-cell>
          <table:table-cell table:style-name="ce3" office:value-type="string" calcext:value-type="string">
            <text:p>MAJ+CHIFFRES+ESPACE+SLASH</text:p>
          </table:table-cell>
          <table:table-cell table:number-columns-repeated="1014"/>
        </table:table-row>
        <table:table-row table:style-name="ro2">
          <table:table-cell table:style-name="ce12" office:value-type="string" calcext:value-type="string">
            <text:p>7.5</text:p>
          </table:table-cell>
          <table:table-cell table:style-name="ce3" office:value-type="string" calcext:value-type="string">
            <text:p>Identifiants de données relatives aux titres d’identité</text:p>
          </table:table-cell>
          <table:table-cell table:style-name="ce12" office:value-type="string" calcext:value-type="string">
            <text:p>6F</text:p>
          </table:table-cell>
          <table:table-cell table:style-name="ce3" office:value-type="string" calcext:value-type="string">
            <text:p>Machine Readable Zone (Zone de Lecture Automatique, ZLA)</text:p>
          </table:table-cell>
          <table:table-cell table:style-name="ce3" office:value-type="float" office:value="0" calcext:value-type="float">
            <text:p>0</text:p>
          </table:table-cell>
          <table:table-cell table:style-name="ce3" office:value-type="float" office:value="90" calcext:value-type="float">
            <text:p>90</text:p>
          </table:table-cell>
          <table:table-cell table:style-name="ce3" office:value-type="string" calcext:value-type="string">
            <text:p>Alphanumérique</text:p>
          </table:table-cell>
          <table:table-cell table:style-name="ce3" office:value-type="string" calcext:value-type="string">
            <text:p>&lt; pour séparer les champs mais encodé en C40 comme un espace. Cette donnée est encodée en utilisant des majuscules non accentuées, des chiffres et des espaces [AZ0-9 ].</text:p>
          </table:table-cell>
          <table:table-cell table:style-name="ce3" office:value-type="string" calcext:value-type="string">
            <text:p>S</text:p>
          </table:table-cell>
          <table:table-cell table:style-name="ce3" office:value-type="string" calcext:value-type="string">
            <text:p>MAJ+CHIFFRES+ESPACE</text:p>
          </table:table-cell>
          <table:table-cell table:number-columns-repeated="1014"/>
        </table:table-row>
        <table:table-row table:style-name="ro2">
          <table:table-cell table:style-name="ce12" office:value-type="string" calcext:value-type="string">
            <text:p>7.5</text:p>
          </table:table-cell>
          <table:table-cell table:style-name="ce3" office:value-type="string" calcext:value-type="string">
            <text:p>Identifiants de données relatives aux titres d’identité</text:p>
          </table:table-cell>
          <table:table-cell table:style-name="ce12" office:value-type="string" calcext:value-type="string">
            <text:p>6G</text:p>
          </table:table-cell>
          <table:table-cell table:style-name="ce3" office:value-type="string" calcext:value-type="string">
            <text:p>Nom</text:p>
          </table:table-cell>
          <table:table-cell table:style-name="ce3" office:value-type="float" office:value="1" calcext:value-type="float">
            <text:p>1</text:p>
          </table:table-cell>
          <table:table-cell table:style-name="ce3" office:value-type="float" office:value="38" calcext:value-type="float">
            <text:p>38</text:p>
          </table:table-cell>
          <table:table-cell table:style-name="ce3" office:value-type="string" calcext:value-type="string">
            <text:p>Alphanumérique</text:p>
          </table:table-cell>
          <table:table-cell table:style-name="ce3" office:value-type="string" calcext:value-type="string">
            <text:p>Cette donnée est encodée en utilisant uniquement des lettres majuscules non accentuées [A-Z] et des espaces.</text:p>
          </table:table-cell>
          <table:table-cell table:style-name="ce3" office:value-type="string" calcext:value-type="string">
            <text:p>S</text:p>
          </table:table-cell>
          <table:table-cell table:style-name="ce3" office:value-type="string" calcext:value-type="string">
            <text:p>MAJ+ESPACE</text:p>
          </table:table-cell>
          <table:table-cell table:number-columns-repeated="1014"/>
        </table:table-row>
        <table:table-row table:style-name="ro2">
          <table:table-cell table:style-name="ce12" office:value-type="string" calcext:value-type="string">
            <text:p>7.5</text:p>
          </table:table-cell>
          <table:table-cell table:style-name="ce3" office:value-type="string" calcext:value-type="string">
            <text:p>Identifiants de données relatives aux titres d’identité</text:p>
          </table:table-cell>
          <table:table-cell table:style-name="ce12" office:value-type="string" calcext:value-type="string">
            <text:p>6H</text:p>
          </table:table-cell>
          <table:table-cell table:style-name="ce3" office:value-type="string" calcext:value-type="string">
            <text:p>Civilité</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string" calcext:value-type="string">
            <text:p>Alphanumérique</text:p>
          </table:table-cell>
          <table:table-cell table:style-name="ce3" office:value-type="string" calcext:value-type="string">
            <text:p>Cette donnée est encodée en utilisant uniquement des lettres majuscules non accentuées [A-Z] et des espaces.</text:p>
          </table:table-cell>
          <table:table-cell table:style-name="ce3" office:value-type="string" calcext:value-type="string">
            <text:p>S</text:p>
          </table:table-cell>
          <table:table-cell table:style-name="ce3" office:value-type="string" calcext:value-type="string">
            <text:p>MAJ+ESPACE</text:p>
          </table:table-cell>
          <table:table-cell table:number-columns-repeated="1014"/>
        </table:table-row>
        <table:table-row table:style-name="ro2">
          <table:table-cell table:style-name="ce12" office:value-type="string" calcext:value-type="string">
            <text:p>7.5</text:p>
          </table:table-cell>
          <table:table-cell table:style-name="ce3" office:value-type="string" calcext:value-type="string">
            <text:p>Identifiants de données relatives aux titres d’identité</text:p>
          </table:table-cell>
          <table:table-cell table:style-name="ce12" office:value-type="string" calcext:value-type="string">
            <text:p>6I</text:p>
          </table:table-cell>
          <table:table-cell table:style-name="ce3" office:value-type="string" calcext:value-type="string">
            <text:p>Pays émetteur</text:p>
          </table:table-cell>
          <table:table-cell table:number-columns-repeated="2" table:style-name="ce3" office:value-type="float" office:value="2" calcext:value-type="float">
            <text:p>2</text:p>
          </table:table-cell>
          <table:table-cell table:style-name="ce3" office:value-type="string" calcext:value-type="string">
            <text:p>Alphanumérique</text:p>
          </table:table-cell>
          <table:table-cell table:style-name="ce3" office:value-type="string" calcext:value-type="string">
            <text:p>Le pays est encodé en utilisant son code pays au format ISO3166-1 Alpha 2</text:p>
          </table:table-cell>
          <table:table-cell table:style-name="ce3" office:value-type="string" calcext:value-type="string">
            <text:p>S</text:p>
          </table:table-cell>
          <table:table-cell table:style-name="ce23" office:value-type="string" calcext:value-type="string">
            <text:p>MAJ</text:p>
          </table:table-cell>
          <table:table-cell table:style-name="ce23" office:value-type="string" calcext:value-type="string">
            <text:p>ISO3166-1 Alpha 5</text:p>
          </table:table-cell>
          <table:table-cell table:number-columns-repeated="1013"/>
        </table:table-row>
        <table:table-row table:style-name="ro2">
          <table:table-cell table:style-name="ce12" office:value-type="string" calcext:value-type="string">
            <text:p>7.5</text:p>
          </table:table-cell>
          <table:table-cell table:style-name="ce3" office:value-type="string" calcext:value-type="string">
            <text:p>Identifiants de données relatives aux titres d’identité</text:p>
          </table:table-cell>
          <table:table-cell table:style-name="ce12" office:value-type="string" calcext:value-type="string">
            <text:p>6J</text:p>
          </table:table-cell>
          <table:table-cell table:style-name="ce3" office:value-type="string" calcext:value-type="string">
            <text:p>Type de document étranger</text:p>
          </table:table-cell>
          <table:table-cell table:number-columns-repeated="2" table:style-name="ce3" office:value-type="float" office:value="1" calcext:value-type="float">
            <text:p>1</text:p>
          </table:table-cell>
          <table:table-cell table:style-name="ce3" office:value-type="string" calcext:value-type="string">
            <text:p>Numérique</text:p>
          </table:table-cell>
          <table:table-cell table:style-name="ce3" office:value-type="string" calcext:value-type="string">
            <text:p>Trois choix sont possibles : Encodage Signification 1 Attestation de dépôt d'une demande de titre de séjour 2 Attestation de prolongation d'instruction d'une demande de titre de séjour 3 Attestation favorable de décision d'une demande de titre de séjour 4 Attestation de dépôt d’un document de circulation pour étranger mineur 5 Document de circulation pour étranger mineur</text:p>
          </table:table-cell>
          <table:table-cell table:style-name="ce3" office:value-type="string" calcext:value-type="string">
            <text:p>S</text:p>
          </table:table-cell>
          <table:table-cell table:style-name="ce3" office:value-type="string" calcext:value-type="string">
            <text:p>SEJOUR</text:p>
          </table:table-cell>
          <table:table-cell table:style-name="ce3" office:value-type="string" calcext:value-type="string">
            <text:p>1 / 2 / 3 / 4 / 5 </text:p>
          </table:table-cell>
          <table:table-cell table:number-columns-repeated="1013"/>
        </table:table-row>
        <table:table-row table:style-name="ro2">
          <table:table-cell table:style-name="ce12" office:value-type="string" calcext:value-type="string">
            <text:p>7.5</text:p>
          </table:table-cell>
          <table:table-cell table:style-name="ce3" office:value-type="string" calcext:value-type="string">
            <text:p>Identifiants de données relatives aux titres d’identité</text:p>
          </table:table-cell>
          <table:table-cell table:style-name="ce12" office:value-type="string" calcext:value-type="string">
            <text:p>6K</text:p>
          </table:table-cell>
          <table:table-cell table:style-name="ce3" office:value-type="string" calcext:value-type="string">
            <text:p>Numéro de la demande de document étranger</text:p>
          </table:table-cell>
          <table:table-cell table:number-columns-repeated="2" table:style-name="ce3" office:value-type="float" office:value="19" calcext:value-type="float">
            <text:p>19</text:p>
          </table:table-cell>
          <table:table-cell table:style-name="ce3" office:value-type="string" calcext:value-type="string">
            <text:p>Numérique</text:p>
          </table:table-cell>
          <table:table-cell table:style-name="ce3" office:value-type="string" calcext:value-type="string">
            <text:p>Cette donnée est encodée en utilisant uniquement des chiffres [0-9].</text:p>
          </table:table-cell>
          <table:table-cell table:style-name="ce3" office:value-type="string" calcext:value-type="string">
            <text:p>S</text:p>
          </table:table-cell>
          <table:table-cell table:style-name="ce3" office:value-type="string" calcext:value-type="string">
            <text:p>CHIFFRES</text:p>
          </table:table-cell>
          <table:table-cell table:number-columns-repeated="1014"/>
        </table:table-row>
        <table:table-row table:style-name="ro2">
          <table:table-cell table:style-name="ce12" office:value-type="string" calcext:value-type="string">
            <text:p>7.5</text:p>
          </table:table-cell>
          <table:table-cell table:style-name="ce3" office:value-type="string" calcext:value-type="string">
            <text:p>Identifiants de données relatives aux titres d’identité</text:p>
          </table:table-cell>
          <table:table-cell table:style-name="ce12" office:value-type="string" calcext:value-type="string">
            <text:p>6L</text:p>
          </table:table-cell>
          <table:table-cell table:style-name="ce3" office:value-type="string" calcext:value-type="string">
            <text:p>Date de dépôt de la demande</text:p>
          </table:table-cell>
          <table:table-cell table:number-columns-repeated="2" table:style-name="ce3" office:value-type="float" office:value="8" calcext:value-type="float">
            <text:p>8</text:p>
          </table:table-cell>
          <table:table-cell table:style-name="ce3" office:value-type="string" calcext:value-type="string">
            <text:p>Alphanumérique</text:p>
          </table:table-cell>
          <table:table-cell table:style-name="ce3" office:value-type="string" calcext:value-type="string">
            <text:p>Cette date est composée uniquement de 8 chiffres au format JJMMAAAA où JJ représente le jour dans le mois, MM le mois et AAAA l’année. Le jour et le numéro du mois sont encodés sur 2 chiffres préfixés par 0 si nécessaire.</text:p>
          </table:table-cell>
          <table:table-cell table:style-name="ce3" office:value-type="string" calcext:value-type="string">
            <text:p>F</text:p>
          </table:table-cell>
          <table:table-cell table:style-name="ce3" office:value-type="string" calcext:value-type="string">
            <text:p>DATE</text:p>
          </table:table-cell>
          <table:table-cell table:number-columns-repeated="1014"/>
        </table:table-row>
        <table:table-row table:style-name="ro2">
          <table:table-cell table:style-name="ce12" office:value-type="string" calcext:value-type="string">
            <text:p>7.5</text:p>
          </table:table-cell>
          <table:table-cell table:style-name="ce3" office:value-type="string" calcext:value-type="string">
            <text:p>Identifiants de données relatives aux titres d’identité</text:p>
          </table:table-cell>
          <table:table-cell table:style-name="ce12" office:value-type="string" calcext:value-type="string">
            <text:p>6M</text:p>
          </table:table-cell>
          <table:table-cell table:style-name="ce3" office:value-type="string" calcext:value-type="string">
            <text:p>Catégorie du titre</text:p>
          </table:table-cell>
          <table:table-cell table:style-name="ce3" office:value-type="float" office:value="0" calcext:value-type="float">
            <text:p>0</text:p>
          </table:table-cell>
          <table:table-cell table:style-name="ce3" office:value-type="float" office:value="40" calcext:value-type="float">
            <text:p>40</text:p>
          </table:table-cell>
          <table:table-cell table:style-name="ce3" office:value-type="string" calcext:value-type="string">
            <text:p>Alphabétique</text:p>
          </table:table-cell>
          <table:table-cell table:style-name="ce3" office:value-type="string" calcext:value-type="string">
            <text:p>Cette donnée est encodée en utilisant uniquement des lettres majuscules non accentuées [A-Z] et des espaces.</text:p>
          </table:table-cell>
          <table:table-cell table:style-name="ce3" office:value-type="string" calcext:value-type="string">
            <text:p>S</text:p>
          </table:table-cell>
          <table:table-cell table:style-name="ce3" office:value-type="string" calcext:value-type="string">
            <text:p>MAJ+ESPACE</text:p>
          </table:table-cell>
          <table:table-cell table:number-columns-repeated="1014"/>
        </table:table-row>
        <table:table-row table:style-name="ro2">
          <table:table-cell table:style-name="ce12" office:value-type="string" calcext:value-type="string">
            <text:p>7.5</text:p>
          </table:table-cell>
          <table:table-cell table:style-name="ce3" office:value-type="string" calcext:value-type="string">
            <text:p>Identifiants de données relatives aux titres d’identité</text:p>
          </table:table-cell>
          <table:table-cell table:style-name="ce12" office:value-type="string" calcext:value-type="string">
            <text:p>6N</text:p>
          </table:table-cell>
          <table:table-cell table:style-name="ce3" office:value-type="string" calcext:value-type="string">
            <text:p>Date de début de validité</text:p>
          </table:table-cell>
          <table:table-cell table:number-columns-repeated="2" table:style-name="ce3" office:value-type="float" office:value="8" calcext:value-type="float">
            <text:p>8</text:p>
          </table:table-cell>
          <table:table-cell table:style-name="ce3" office:value-type="string" calcext:value-type="string">
            <text:p>Numérique</text:p>
          </table:table-cell>
          <table:table-cell table:style-name="ce3" office:value-type="string" calcext:value-type="string">
            <text:p>Cette date est composée uniquement de 8 chiffres au format JJMMAAAA où JJ représente le jour dans le mois, MM le mois et AAAA l’année. Le jour et le numéro du mois sont encodés sur 2 chiffres préfixés par 0 si nécessaire.</text:p>
          </table:table-cell>
          <table:table-cell table:style-name="ce3" office:value-type="string" calcext:value-type="string">
            <text:p>F</text:p>
          </table:table-cell>
          <table:table-cell table:style-name="ce3" office:value-type="string" calcext:value-type="string">
            <text:p>DATE</text:p>
          </table:table-cell>
          <table:table-cell table:number-columns-repeated="1014"/>
        </table:table-row>
        <table:table-row table:style-name="ro2">
          <table:table-cell table:style-name="ce12" office:value-type="string" calcext:value-type="string">
            <text:p>7.5</text:p>
          </table:table-cell>
          <table:table-cell table:style-name="ce3" office:value-type="string" calcext:value-type="string">
            <text:p>Identifiants de données relatives aux titres d’identité</text:p>
          </table:table-cell>
          <table:table-cell table:style-name="ce12" office:value-type="string" calcext:value-type="string">
            <text:p>6O</text:p>
          </table:table-cell>
          <table:table-cell table:style-name="ce3" office:value-type="string" calcext:value-type="string">
            <text:p>Date de fin de validité</text:p>
          </table:table-cell>
          <table:table-cell table:number-columns-repeated="2" table:style-name="ce3" office:value-type="float" office:value="8" calcext:value-type="float">
            <text:p>8</text:p>
          </table:table-cell>
          <table:table-cell table:style-name="ce3" office:value-type="string" calcext:value-type="string">
            <text:p>Numérique</text:p>
          </table:table-cell>
          <table:table-cell table:style-name="ce3" office:value-type="string" calcext:value-type="string">
            <text:p>Cette date est composée uniquement de 8 chiffres au format JJMMAAAA où JJ représente le jour dans le mois, MM le mois et AAAA l’année. Le jour et le numéro du mois sont encodés sur 2 chiffres préfixés par 0 si nécessaire.</text:p>
          </table:table-cell>
          <table:table-cell table:style-name="ce3" office:value-type="string" calcext:value-type="string">
            <text:p>F</text:p>
          </table:table-cell>
          <table:table-cell table:style-name="ce3" office:value-type="string" calcext:value-type="string">
            <text:p>DATE</text:p>
          </table:table-cell>
          <table:table-cell table:number-columns-repeated="1014"/>
        </table:table-row>
        <table:table-row table:style-name="ro2">
          <table:table-cell table:style-name="ce12" office:value-type="string" calcext:value-type="string">
            <text:p>7.5</text:p>
          </table:table-cell>
          <table:table-cell table:style-name="ce3" office:value-type="string" calcext:value-type="string">
            <text:p>Identifiants de données relatives aux titres d’identité</text:p>
          </table:table-cell>
          <table:table-cell table:style-name="ce12" office:value-type="string" calcext:value-type="string">
            <text:p>6P</text:p>
          </table:table-cell>
          <table:table-cell table:style-name="ce3" office:value-type="string" calcext:value-type="string">
            <text:p>Autorisation</text:p>
          </table:table-cell>
          <table:table-cell table:style-name="ce3" office:value-type="float" office:value="0" calcext:value-type="float">
            <text:p>0</text:p>
          </table:table-cell>
          <table:table-cell table:style-name="ce3" office:value-type="float" office:value="40" calcext:value-type="float">
            <text:p>40</text:p>
          </table:table-cell>
          <table:table-cell table:style-name="ce3" office:value-type="string" calcext:value-type="string">
            <text:p>Alphabétique</text:p>
          </table:table-cell>
          <table:table-cell table:style-name="ce3" office:value-type="string" calcext:value-type="string">
            <text:p>Cette donnée est encodée en utilisant uniquement des lettres majuscules non accentuées [A-Z] et des espaces.</text:p>
          </table:table-cell>
          <table:table-cell table:style-name="ce3" office:value-type="string" calcext:value-type="string">
            <text:p>S</text:p>
          </table:table-cell>
          <table:table-cell table:style-name="ce3" office:value-type="string" calcext:value-type="string">
            <text:p>MAJ+ESPACE</text:p>
          </table:table-cell>
          <table:table-cell table:number-columns-repeated="1014"/>
        </table:table-row>
        <table:table-row table:style-name="ro2">
          <table:table-cell table:style-name="ce12" office:value-type="string" calcext:value-type="string">
            <text:p>7.5</text:p>
          </table:table-cell>
          <table:table-cell table:style-name="ce3" office:value-type="string" calcext:value-type="string">
            <text:p>Identifiants de données relatives aux titres d’identité</text:p>
          </table:table-cell>
          <table:table-cell table:style-name="ce12" office:value-type="string" calcext:value-type="string">
            <text:p>6Q</text:p>
          </table:table-cell>
          <table:table-cell table:style-name="ce3" office:value-type="string" calcext:value-type="string">
            <text:p>Numéro d’étranger</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string" calcext:value-type="string">
            <text:p>Alphanumérique</text:p>
          </table:table-cell>
          <table:table-cell table:style-name="ce3" office:value-type="string" calcext:value-type="string">
            <text:p>Cette donnée est encodée en utilisant uniquement des lettres majuscules non accentuées [A-Z] et des chiffres [0-9].</text:p>
          </table:table-cell>
          <table:table-cell table:style-name="ce3" office:value-type="string" calcext:value-type="string">
            <text:p>S</text:p>
          </table:table-cell>
          <table:table-cell table:style-name="ce3" office:value-type="string" calcext:value-type="string">
            <text:p>MAJ+CHIFFRES</text:p>
          </table:table-cell>
          <table:table-cell table:number-columns-repeated="1014"/>
        </table:table-row>
        <table:table-row table:style-name="ro2">
          <table:table-cell table:style-name="ce12" office:value-type="string" calcext:value-type="string">
            <text:p>7.5</text:p>
          </table:table-cell>
          <table:table-cell table:style-name="ce3" office:value-type="string" calcext:value-type="string">
            <text:p>Identifiants de données relatives aux titres d’identité</text:p>
          </table:table-cell>
          <table:table-cell table:style-name="ce12" office:value-type="string" calcext:value-type="string">
            <text:p>6R</text:p>
          </table:table-cell>
          <table:table-cell table:style-name="ce3" office:value-type="string" calcext:value-type="string">
            <text:p>Numéro de visa</text:p>
          </table:table-cell>
          <table:table-cell table:number-columns-repeated="2" table:style-name="ce3" office:value-type="float" office:value="12" calcext:value-type="float">
            <text:p>12</text:p>
          </table:table-cell>
          <table:table-cell table:style-name="ce3" office:value-type="string" calcext:value-type="string">
            <text:p>Alphanumérique</text:p>
          </table:table-cell>
          <table:table-cell table:style-name="ce3" office:value-type="string" calcext:value-type="string">
            <text:p>Cette donnée est encodée en utilisant uniquement des lettres majuscules non accentuées [A-Z] et des chiffres [0-9].</text:p>
          </table:table-cell>
          <table:table-cell table:style-name="ce3" office:value-type="string" calcext:value-type="string">
            <text:p>S</text:p>
          </table:table-cell>
          <table:table-cell table:style-name="ce3" office:value-type="string" calcext:value-type="string">
            <text:p>MAJ+CHIFFRES</text:p>
          </table:table-cell>
          <table:table-cell table:number-columns-repeated="1014"/>
        </table:table-row>
        <table:table-row table:style-name="ro2">
          <table:table-cell table:style-name="ce12" office:value-type="string" calcext:value-type="string">
            <text:p>7.5</text:p>
          </table:table-cell>
          <table:table-cell table:style-name="ce3" office:value-type="string" calcext:value-type="string">
            <text:p>Identifiants de données relatives aux titres d’identité</text:p>
          </table:table-cell>
          <table:table-cell table:style-name="ce12" office:value-type="string" calcext:value-type="string">
            <text:p>6S</text:p>
          </table:table-cell>
          <table:table-cell table:style-name="ce3" office:value-type="string" calcext:value-type="string">
            <text:p>Ligne 2 de l'adresse postale du domicile</text:p>
          </table:table-cell>
          <table:table-cell table:style-name="ce3" office:value-type="float" office:value="0" calcext:value-type="float">
            <text:p>0</text:p>
          </table:table-cell>
          <table:table-cell table:style-name="ce3" office:value-type="float" office:value="38" calcext:value-type="float">
            <text:p>38</text:p>
          </table:table-cell>
          <table:table-cell table:style-name="ce3" office:value-type="string" calcext:value-type="string">
            <text:p>Alphanumérique</text:p>
          </table:table-cell>
          <table:table-cell table:style-name="ce3" office:value-type="string" calcext:value-type="string">
            <text:p>Cette donnée est encodée en utilisant uniquement des lettres majuscules non accentuées [A-Z], des chiffres [0-9] et des espaces. Il faut utiliser les méthodes de compression définies en annexe 11 de la norme en cas de dépassement de la donnée</text:p>
          </table:table-cell>
          <table:table-cell table:style-name="ce3" office:value-type="string" calcext:value-type="string">
            <text:p>S</text:p>
          </table:table-cell>
          <table:table-cell table:style-name="ce3" office:value-type="string" calcext:value-type="string">
            <text:p>MAJ+CHIFFRES+ESPACE</text:p>
          </table:table-cell>
          <table:table-cell table:style-name="ce24" office:value-type="string" calcext:value-type="string">
            <text:p>Depassement</text:p>
          </table:table-cell>
          <table:table-cell table:number-columns-repeated="1013"/>
        </table:table-row>
        <table:table-row table:style-name="ro2">
          <table:table-cell table:style-name="ce12" office:value-type="string" calcext:value-type="string">
            <text:p>7.5</text:p>
          </table:table-cell>
          <table:table-cell table:style-name="ce3" office:value-type="string" calcext:value-type="string">
            <text:p>Identifiants de données relatives aux titres d’identité</text:p>
          </table:table-cell>
          <table:table-cell table:style-name="ce12" office:value-type="string" calcext:value-type="string">
            <text:p>6T</text:p>
          </table:table-cell>
          <table:table-cell table:style-name="ce3" office:value-type="string" calcext:value-type="string">
            <text:p>Ligne 3 de l'adresse postale du domicile</text:p>
          </table:table-cell>
          <table:table-cell table:style-name="ce3" office:value-type="float" office:value="0" calcext:value-type="float">
            <text:p>0</text:p>
          </table:table-cell>
          <table:table-cell table:style-name="ce3" office:value-type="float" office:value="38" calcext:value-type="float">
            <text:p>38</text:p>
          </table:table-cell>
          <table:table-cell table:style-name="ce3" office:value-type="string" calcext:value-type="string">
            <text:p>Alphanumérique</text:p>
          </table:table-cell>
          <table:table-cell table:style-name="ce3" office:value-type="string" calcext:value-type="string">
            <text:p>Cette donnée est encodée en utilisant uniquement des lettres majuscules non accentuées [A-Z], des chiffres [0-9] et des espaces. Il faut utiliser les méthodes de compression définies en annexe 11 de la norme en cas de dépassement de la donnée</text:p>
          </table:table-cell>
          <table:table-cell table:style-name="ce3" office:value-type="string" calcext:value-type="string">
            <text:p>S</text:p>
          </table:table-cell>
          <table:table-cell table:style-name="ce3" office:value-type="string" calcext:value-type="string">
            <text:p>MAJ+CHIFFRES+ESPACE</text:p>
          </table:table-cell>
          <table:table-cell table:style-name="ce24" office:value-type="string" calcext:value-type="string">
            <text:p>Depassement</text:p>
          </table:table-cell>
          <table:table-cell table:number-columns-repeated="1013"/>
        </table:table-row>
        <table:table-row table:style-name="ro2">
          <table:table-cell table:style-name="ce12" office:value-type="string" calcext:value-type="string">
            <text:p>7.5</text:p>
          </table:table-cell>
          <table:table-cell table:style-name="ce3" office:value-type="string" calcext:value-type="string">
            <text:p>Identifiants de données relatives aux titres d’identité</text:p>
          </table:table-cell>
          <table:table-cell table:style-name="ce12" office:value-type="string" calcext:value-type="string">
            <text:p>6U</text:p>
          </table:table-cell>
          <table:table-cell table:style-name="ce3" office:value-type="string" calcext:value-type="string">
            <text:p>Ligne 4 de l'adresse postale du domicile</text:p>
          </table:table-cell>
          <table:table-cell table:style-name="ce3" office:value-type="float" office:value="0" calcext:value-type="float">
            <text:p>0</text:p>
          </table:table-cell>
          <table:table-cell table:style-name="ce3" office:value-type="float" office:value="38" calcext:value-type="float">
            <text:p>38</text:p>
          </table:table-cell>
          <table:table-cell table:style-name="ce3" office:value-type="string" calcext:value-type="string">
            <text:p>Alphanumérique</text:p>
          </table:table-cell>
          <table:table-cell table:style-name="ce3" office:value-type="string" calcext:value-type="string">
            <text:p>Cette donnée est encodée en utilisant uniquement des lettres majuscules non accentuées [A-Z], des chiffres [0-9] et des espaces. Il faut utiliser les méthodes de compression définies en annexe 11 de la norme en cas de dépassement de la donnée</text:p>
          </table:table-cell>
          <table:table-cell table:style-name="ce3" office:value-type="string" calcext:value-type="string">
            <text:p>S</text:p>
          </table:table-cell>
          <table:table-cell table:style-name="ce3" office:value-type="string" calcext:value-type="string">
            <text:p>MAJ+CHIFFRES+ESPACE</text:p>
          </table:table-cell>
          <table:table-cell table:style-name="ce24" office:value-type="string" calcext:value-type="string">
            <text:p>Depassement</text:p>
          </table:table-cell>
          <table:table-cell table:number-columns-repeated="1013"/>
        </table:table-row>
        <table:table-row table:style-name="ro2">
          <table:table-cell table:style-name="ce12" office:value-type="string" calcext:value-type="string">
            <text:p>7.5</text:p>
          </table:table-cell>
          <table:table-cell table:style-name="ce3" office:value-type="string" calcext:value-type="string">
            <text:p>Identifiants de données relatives aux titres d’identité</text:p>
          </table:table-cell>
          <table:table-cell table:style-name="ce12" office:value-type="string" calcext:value-type="string">
            <text:p>6V</text:p>
          </table:table-cell>
          <table:table-cell table:style-name="ce3" office:value-type="string" calcext:value-type="string">
            <text:p>Ligne 5 de l'adresse postale du domicile</text:p>
          </table:table-cell>
          <table:table-cell table:style-name="ce3" office:value-type="float" office:value="0" calcext:value-type="float">
            <text:p>0</text:p>
          </table:table-cell>
          <table:table-cell table:style-name="ce3" office:value-type="float" office:value="38" calcext:value-type="float">
            <text:p>38</text:p>
          </table:table-cell>
          <table:table-cell table:style-name="ce3" office:value-type="string" calcext:value-type="string">
            <text:p>Alphanumérique</text:p>
          </table:table-cell>
          <table:table-cell table:style-name="ce3" office:value-type="string" calcext:value-type="string">
            <text:p>Cette donnée est encodée en utilisant uniquement des lettres majuscules non accentuées [A-Z], des chiffres [0-9] et des espaces. Il faut utiliser les méthodes de compression définies en annexe 11 de la norme en cas de dépassement de la donnée</text:p>
          </table:table-cell>
          <table:table-cell table:style-name="ce3" office:value-type="string" calcext:value-type="string">
            <text:p>S</text:p>
          </table:table-cell>
          <table:table-cell table:style-name="ce3" office:value-type="string" calcext:value-type="string">
            <text:p>MAJ+CHIFFRES+ESPACE</text:p>
          </table:table-cell>
          <table:table-cell table:style-name="ce24" office:value-type="string" calcext:value-type="string">
            <text:p>Depassement</text:p>
          </table:table-cell>
          <table:table-cell table:number-columns-repeated="1013"/>
        </table:table-row>
        <table:table-row table:style-name="ro2">
          <table:table-cell table:style-name="ce12" office:value-type="string" calcext:value-type="string">
            <text:p>7.5</text:p>
          </table:table-cell>
          <table:table-cell table:style-name="ce3" office:value-type="string" calcext:value-type="string">
            <text:p>Identifiants de données relatives aux titres d’identité</text:p>
          </table:table-cell>
          <table:table-cell table:style-name="ce12" office:value-type="string" calcext:value-type="string">
            <text:p>6W</text:p>
          </table:table-cell>
          <table:table-cell table:style-name="ce3" office:value-type="string" calcext:value-type="string">
            <text:p>Code postal ou code cedex de l'adresse postale du domicile</text:p>
          </table:table-cell>
          <table:table-cell table:number-columns-repeated="2" table:style-name="ce3" office:value-type="float" office:value="5" calcext:value-type="float">
            <text:p>5</text:p>
          </table:table-cell>
          <table:table-cell table:style-name="ce3" office:value-type="string" calcext:value-type="string">
            <text:p>Numérique</text:p>
          </table:table-cell>
          <table:table-cell table:style-name="ce3" office:value-type="string" calcext:value-type="string">
            <text:p>Compris dans la ligne 6 de la norme adresse postale. Cette donnée est encodée en utilisant uniquement des chiffres ou des espaces si la donnée n’est pas renseignée (par exemple, dans le cas d’un pays ne disposant pas de code postal).</text:p>
          </table:table-cell>
          <table:table-cell table:style-name="ce3" office:value-type="string" calcext:value-type="string">
            <text:p>S</text:p>
          </table:table-cell>
          <table:table-cell table:style-name="ce3" office:value-type="string" calcext:value-type="string">
            <text:p>CHIFFRES+ESPACE</text:p>
          </table:table-cell>
          <table:table-cell table:number-columns-repeated="1014"/>
        </table:table-row>
        <table:table-row table:style-name="ro2">
          <table:table-cell table:style-name="ce12" office:value-type="string" calcext:value-type="string">
            <text:p>7.5</text:p>
          </table:table-cell>
          <table:table-cell table:style-name="ce3" office:value-type="string" calcext:value-type="string">
            <text:p>Identifiants de données relatives aux titres d’identité</text:p>
          </table:table-cell>
          <table:table-cell table:style-name="ce12" office:value-type="string" calcext:value-type="string">
            <text:p>6X</text:p>
          </table:table-cell>
          <table:table-cell table:style-name="ce3" office:value-type="string" calcext:value-type="string">
            <text:p>Commune de l'adresse postale du domicile</text:p>
          </table:table-cell>
          <table:table-cell table:style-name="ce3" office:value-type="float" office:value="0" calcext:value-type="float">
            <text:p>0</text:p>
          </table:table-cell>
          <table:table-cell table:style-name="ce3" office:value-type="float" office:value="32" calcext:value-type="float">
            <text:p>32</text:p>
          </table:table-cell>
          <table:table-cell table:style-name="ce3" office:value-type="string" calcext:value-type="string">
            <text:p>Alphabétique</text:p>
          </table:table-cell>
          <table:table-cell table:style-name="ce3" office:value-type="string" calcext:value-type="string">
            <text:p>Compris dans la ligne 6 de la norme adresse postale. Cette donnée est encodée en utilisant uniquement des lettres majuscules non accentuées [A-Z] et des espaces.</text:p>
          </table:table-cell>
          <table:table-cell table:style-name="ce3" office:value-type="string" calcext:value-type="string">
            <text:p>S</text:p>
          </table:table-cell>
          <table:table-cell table:style-name="ce3" office:value-type="string" calcext:value-type="string">
            <text:p>MAJ+ESPACE</text:p>
          </table:table-cell>
          <table:table-cell table:number-columns-repeated="1014"/>
        </table:table-row>
        <table:table-row table:style-name="ro2">
          <table:table-cell table:style-name="ce12" office:value-type="string" calcext:value-type="string">
            <text:p>7.5</text:p>
          </table:table-cell>
          <table:table-cell table:style-name="ce3" office:value-type="string" calcext:value-type="string">
            <text:p>Identifiants de données relatives aux titres d’identité</text:p>
          </table:table-cell>
          <table:table-cell table:style-name="ce12" office:value-type="string" calcext:value-type="string">
            <text:p>6Y</text:p>
          </table:table-cell>
          <table:table-cell table:style-name="ce3" office:value-type="string" calcext:value-type="string">
            <text:p>Code pays de l'adresse postale du domicile</text:p>
          </table:table-cell>
          <table:table-cell table:number-columns-repeated="2" table:style-name="ce3" office:value-type="float" office:value="2" calcext:value-type="float">
            <text:p>2</text:p>
          </table:table-cell>
          <table:table-cell table:style-name="ce3" office:value-type="string" calcext:value-type="string">
            <text:p>Alphabétique</text:p>
          </table:table-cell>
          <table:table-cell table:style-name="ce3" office:value-type="string" calcext:value-type="string">
            <text:p>Le pays est encodé en utilisant son code pays au format ISO3166-1 Alpha 2</text:p>
          </table:table-cell>
          <table:table-cell table:style-name="ce3" office:value-type="string" calcext:value-type="string">
            <text:p>S</text:p>
          </table:table-cell>
          <table:table-cell table:style-name="ce23" office:value-type="string" calcext:value-type="string">
            <text:p>MAJ</text:p>
          </table:table-cell>
          <table:table-cell table:style-name="ce23" office:value-type="string" calcext:value-type="string">
            <text:p>ISO3166-1 Alpha 6</text:p>
          </table:table-cell>
          <table:table-cell table:number-columns-repeated="1013"/>
        </table:table-row>
        <table:table-row table:style-name="ro2">
          <table:table-cell table:style-name="ce12" office:value-type="string" calcext:value-type="string">
            <text:p>7.5</text:p>
          </table:table-cell>
          <table:table-cell table:style-name="ce3" office:value-type="string" calcext:value-type="string">
            <text:p>Identifiants de données relatives aux titres d’identité</text:p>
          </table:table-cell>
          <table:table-cell table:style-name="ce12" office:value-type="string" calcext:value-type="string">
            <text:p>6Z</text:p>
          </table:table-cell>
          <table:table-cell table:style-name="ce3" office:value-type="string" calcext:value-type="string">
            <text:p>Numéro d'étranger de l'autorisation de travail</text:p>
          </table:table-cell>
          <table:table-cell table:style-name="ce3" office:value-type="float" office:value="9" calcext:value-type="float">
            <text:p>9</text:p>
          </table:table-cell>
          <table:table-cell table:style-name="ce3" office:value-type="float" office:value="11" calcext:value-type="float">
            <text:p>11</text:p>
          </table:table-cell>
          <table:table-cell table:style-name="ce3" office:value-type="string" calcext:value-type="string">
            <text:p>Alphanumérique</text:p>
          </table:table-cell>
          <table:table-cell table:style-name="ce3" office:value-type="string" calcext:value-type="string">
            <text:p>Cette donnée est encodée en utilisant des lettres majuscules non accentuées [A-Z] et des chiffres [0-9].</text:p>
          </table:table-cell>
          <table:table-cell table:style-name="ce3" office:value-type="string" calcext:value-type="string">
            <text:p>S</text:p>
          </table:table-cell>
          <table:table-cell table:style-name="ce3" office:value-type="string" calcext:value-type="string">
            <text:p>MAJ+CHIFFRES</text:p>
          </table:table-cell>
          <table:table-cell table:number-columns-repeated="1014"/>
        </table:table-row>
        <table:table-row table:style-name="ro2">
          <table:table-cell table:style-name="ce12" office:value-type="string" calcext:value-type="string">
            <text:p>7.6</text:p>
          </table:table-cell>
          <table:table-cell table:style-name="ce3" office:value-type="string" calcext:value-type="string">
            <text:p>Identifiants de données relatives aux données de santé</text:p>
          </table:table-cell>
          <table:table-cell table:style-name="ce12" office:value-type="string" calcext:value-type="string">
            <text:p>70</text:p>
          </table:table-cell>
          <table:table-cell table:style-name="ce3" office:value-type="string" calcext:value-type="string">
            <text:p>Date et heure du décès</text:p>
          </table:table-cell>
          <table:table-cell table:number-columns-repeated="2" table:style-name="ce3" office:value-type="float" office:value="12" calcext:value-type="float">
            <text:p>12</text:p>
          </table:table-cell>
          <table:table-cell table:style-name="ce3" office:value-type="string" calcext:value-type="string">
            <text:p>Numérique</text:p>
          </table:table-cell>
          <table:table-cell table:style-name="ce3" office:value-type="string" calcext:value-type="string">
            <text:p>Cette date est composée uniquement de 12 chiffres au format JJMMAAAAHHmm où JJ représente le jour dans le mois, MM le mois, AAAA l’année, HH l’heure et mm les minutes. Le jour, le numéro du mois, l’heure et les minutes sont encodés sur 2 chiffres préfixés par 0 si nécessaire.</text:p>
          </table:table-cell>
          <table:table-cell table:style-name="ce3" office:value-type="string" calcext:value-type="string">
            <text:p>F</text:p>
          </table:table-cell>
          <table:table-cell table:style-name="ce3" office:value-type="string" calcext:value-type="string">
            <text:p>DATEHEURE</text:p>
          </table:table-cell>
          <table:table-cell table:number-columns-repeated="1014"/>
        </table:table-row>
        <table:table-row table:style-name="ro2">
          <table:table-cell table:style-name="ce12" office:value-type="string" calcext:value-type="string">
            <text:p>7.6</text:p>
          </table:table-cell>
          <table:table-cell table:style-name="ce3" office:value-type="string" calcext:value-type="string">
            <text:p>Identifiants de données relatives aux données de santé</text:p>
          </table:table-cell>
          <table:table-cell table:style-name="ce12" office:value-type="string" calcext:value-type="string">
            <text:p>71</text:p>
          </table:table-cell>
          <table:table-cell table:style-name="ce3" office:value-type="string" calcext:value-type="string">
            <text:p>Date et heure du constat de décès</text:p>
          </table:table-cell>
          <table:table-cell table:number-columns-repeated="2" table:style-name="ce3" office:value-type="float" office:value="12" calcext:value-type="float">
            <text:p>12</text:p>
          </table:table-cell>
          <table:table-cell table:style-name="ce3" office:value-type="string" calcext:value-type="string">
            <text:p>Numérique</text:p>
          </table:table-cell>
          <table:table-cell table:style-name="ce3" office:value-type="string" calcext:value-type="string">
            <text:p>Cette date est composée uniquement de 12 chiffres au format JJMMAAAAHHmm où JJ représente le jour dans le mois, MM le mois, AAAA l’année, HH l’heure et mm les minutes. Le jour, le numéro du mois, l’heure et les minutes sont encodés sur 2 chiffres préfixés par 0 si nécessaire.</text:p>
          </table:table-cell>
          <table:table-cell table:style-name="ce3" office:value-type="string" calcext:value-type="string">
            <text:p>F</text:p>
          </table:table-cell>
          <table:table-cell table:style-name="ce3" office:value-type="string" calcext:value-type="string">
            <text:p>DATEHEURE</text:p>
          </table:table-cell>
          <table:table-cell table:number-columns-repeated="1014"/>
        </table:table-row>
        <table:table-row table:style-name="ro2">
          <table:table-cell table:style-name="ce12" office:value-type="string" calcext:value-type="string">
            <text:p>7.6</text:p>
          </table:table-cell>
          <table:table-cell table:style-name="ce3" office:value-type="string" calcext:value-type="string">
            <text:p>Identifiants de données relatives aux données de santé</text:p>
          </table:table-cell>
          <table:table-cell table:style-name="ce12" office:value-type="string" calcext:value-type="string">
            <text:p>72</text:p>
          </table:table-cell>
          <table:table-cell table:style-name="ce3" office:value-type="string" calcext:value-type="string">
            <text:p>Nom du défunt</text:p>
          </table:table-cell>
          <table:table-cell table:style-name="ce3" office:value-type="float" office:value="0" calcext:value-type="float">
            <text:p>0</text:p>
          </table:table-cell>
          <table:table-cell table:style-name="ce3" office:value-type="float" office:value="38" calcext:value-type="float">
            <text:p>38</text:p>
          </table:table-cell>
          <table:table-cell table:style-name="ce3" office:value-type="string" calcext:value-type="string">
            <text:p>Alphanumérique</text:p>
          </table:table-cell>
          <table:table-cell table:style-name="ce3" office:value-type="string" calcext:value-type="string">
            <text:p>Cette donnée est encodée en utilisant uniquement des lettres majuscules non accentuées [A-Z] et des espaces. Les noms composés sont séparés par un espace.</text:p>
          </table:table-cell>
          <table:table-cell table:style-name="ce3" office:value-type="string" calcext:value-type="string">
            <text:p>S</text:p>
          </table:table-cell>
          <table:table-cell table:style-name="ce3" office:value-type="string" calcext:value-type="string">
            <text:p>MAJ+ESPACE</text:p>
          </table:table-cell>
          <table:table-cell table:number-columns-repeated="1014"/>
        </table:table-row>
        <table:table-row table:style-name="ro2">
          <table:table-cell table:style-name="ce12" office:value-type="string" calcext:value-type="string">
            <text:p>7.6</text:p>
          </table:table-cell>
          <table:table-cell table:style-name="ce3" office:value-type="string" calcext:value-type="string">
            <text:p>Identifiants de données relatives aux données de santé</text:p>
          </table:table-cell>
          <table:table-cell table:style-name="ce12" office:value-type="string" calcext:value-type="string">
            <text:p>73</text:p>
          </table:table-cell>
          <table:table-cell table:style-name="ce3" office:value-type="string" calcext:value-type="string">
            <text:p>Prénoms du défunt</text:p>
          </table:table-cell>
          <table:table-cell table:style-name="ce3" office:value-type="float" office:value="0" calcext:value-type="float">
            <text:p>0</text:p>
          </table:table-cell>
          <table:table-cell table:style-name="ce3" office:value-type="float" office:value="60" calcext:value-type="float">
            <text:p>60</text:p>
          </table:table-cell>
          <table:table-cell table:style-name="ce3" office:value-type="string" calcext:value-type="string">
            <text:p>Alphanumérique</text:p>
          </table:table-cell>
          <table:table-cell table:style-name="ce3" office:value-type="string" calcext:value-type="string">
            <text:p>Les prénoms composés sont séparés par un espace. Les différents prénoms sont séparés par ‘/’. Cette donnée est encodée en utilisant uniquement des lettres majuscules non accentuées [A-Z], des espaces et des ‘/’ s’il y a plusieurs prénoms (au maximum 6).</text:p>
          </table:table-cell>
          <table:table-cell table:style-name="ce3" office:value-type="string" calcext:value-type="string">
            <text:p>S</text:p>
          </table:table-cell>
          <table:table-cell table:style-name="ce3" office:value-type="string" calcext:value-type="string">
            <text:p>MAJ+ESPACE+SLASH</text:p>
          </table:table-cell>
          <table:table-cell table:number-columns-repeated="1014"/>
        </table:table-row>
        <table:table-row table:style-name="ro2">
          <table:table-cell table:style-name="ce12" office:value-type="string" calcext:value-type="string">
            <text:p>7.6</text:p>
          </table:table-cell>
          <table:table-cell table:style-name="ce3" office:value-type="string" calcext:value-type="string">
            <text:p>Identifiants de données relatives aux données de santé</text:p>
          </table:table-cell>
          <table:table-cell table:style-name="ce12" office:value-type="string" calcext:value-type="string">
            <text:p>74</text:p>
          </table:table-cell>
          <table:table-cell table:style-name="ce3" office:value-type="string" calcext:value-type="string">
            <text:p>Nom de jeune fille du défunt</text:p>
          </table:table-cell>
          <table:table-cell table:style-name="ce3" office:value-type="float" office:value="0" calcext:value-type="float">
            <text:p>0</text:p>
          </table:table-cell>
          <table:table-cell table:style-name="ce3" office:value-type="float" office:value="38" calcext:value-type="float">
            <text:p>38</text:p>
          </table:table-cell>
          <table:table-cell table:style-name="ce3" office:value-type="string" calcext:value-type="string">
            <text:p>Alphanumérique</text:p>
          </table:table-cell>
          <table:table-cell table:style-name="ce3" office:value-type="string" calcext:value-type="string">
            <text:p>Cette donnée est encodée en utilisant uniquement des lettres majuscules non accentuées [A-Z] et des espaces. Les noms composés sont séparés par un espace.</text:p>
          </table:table-cell>
          <table:table-cell table:style-name="ce3" office:value-type="string" calcext:value-type="string">
            <text:p>S</text:p>
          </table:table-cell>
          <table:table-cell table:style-name="ce3" office:value-type="string" calcext:value-type="string">
            <text:p>MAJ+ESPACE</text:p>
          </table:table-cell>
          <table:table-cell table:number-columns-repeated="1014"/>
        </table:table-row>
        <table:table-row table:style-name="ro2">
          <table:table-cell table:style-name="ce12" office:value-type="string" calcext:value-type="string">
            <text:p>7.6</text:p>
          </table:table-cell>
          <table:table-cell table:style-name="ce3" office:value-type="string" calcext:value-type="string">
            <text:p>Identifiants de données relatives aux données de santé</text:p>
          </table:table-cell>
          <table:table-cell table:style-name="ce12" office:value-type="string" calcext:value-type="string">
            <text:p>75</text:p>
          </table:table-cell>
          <table:table-cell table:style-name="ce3" office:value-type="string" calcext:value-type="string">
            <text:p>Date de naissance du défunt</text:p>
          </table:table-cell>
          <table:table-cell table:number-columns-repeated="2" table:style-name="ce3" office:value-type="float" office:value="8" calcext:value-type="float">
            <text:p>8</text:p>
          </table:table-cell>
          <table:table-cell table:style-name="ce3" office:value-type="string" calcext:value-type="string">
            <text:p>Numérique</text:p>
          </table:table-cell>
          <table:table-cell table:style-name="ce3" office:value-type="string" calcext:value-type="string">
            <text:p>Cette date est composée uniquement de 8 chiffres au format JJMMAAAA où JJ représente le jour dans le mois, MM le mois et AAAA l’année. Le jour et le numéro du mois sont encodés sur 2 chiffres préfixés par 0 si nécessaire. Lorsque le jour ou le jour et le mois ne sont pas connus, leurs valeurs sont remplacées par 00.</text:p>
          </table:table-cell>
          <table:table-cell table:style-name="ce3" office:value-type="string" calcext:value-type="string">
            <text:p>F</text:p>
          </table:table-cell>
          <table:table-cell table:style-name="ce23" office:value-type="string" calcext:value-type="string">
            <text:p>DATE_INCONNUE</text:p>
          </table:table-cell>
          <table:table-cell table:number-columns-repeated="1014"/>
        </table:table-row>
        <table:table-row table:style-name="ro2">
          <table:table-cell table:style-name="ce12" office:value-type="string" calcext:value-type="string">
            <text:p>7.6</text:p>
          </table:table-cell>
          <table:table-cell table:style-name="ce3" office:value-type="string" calcext:value-type="string">
            <text:p>Identifiants de données relatives aux données de santé</text:p>
          </table:table-cell>
          <table:table-cell table:style-name="ce12" office:value-type="string" calcext:value-type="string">
            <text:p>76</text:p>
          </table:table-cell>
          <table:table-cell table:style-name="ce3" office:value-type="string" calcext:value-type="string">
            <text:p>Genre du défunt</text:p>
          </table:table-cell>
          <table:table-cell table:number-columns-repeated="2" table:style-name="ce3" office:value-type="float" office:value="1" calcext:value-type="float">
            <text:p>1</text:p>
          </table:table-cell>
          <table:table-cell table:style-name="ce3" office:value-type="string" calcext:value-type="string">
            <text:p>Alphanumérique</text:p>
          </table:table-cell>
          <table:table-cell table:style-name="ce3" office:value-type="string" calcext:value-type="string">
            <text:p>Genre masculin (M) ou féminin (F)</text:p>
          </table:table-cell>
          <table:table-cell table:style-name="ce3" office:value-type="string" calcext:value-type="string">
            <text:p>S</text:p>
          </table:table-cell>
          <table:table-cell table:style-name="ce3" office:value-type="string" calcext:value-type="string">
            <text:p>GENRE</text:p>
          </table:table-cell>
          <table:table-cell table:number-columns-repeated="1014"/>
        </table:table-row>
        <table:table-row table:style-name="ro2">
          <table:table-cell table:style-name="ce12" office:value-type="string" calcext:value-type="string">
            <text:p>7.6</text:p>
          </table:table-cell>
          <table:table-cell table:style-name="ce3" office:value-type="string" calcext:value-type="string">
            <text:p>Identifiants de données relatives aux données de santé</text:p>
          </table:table-cell>
          <table:table-cell table:style-name="ce12" office:value-type="string" calcext:value-type="string">
            <text:p>77</text:p>
          </table:table-cell>
          <table:table-cell table:style-name="ce3" office:value-type="string" calcext:value-type="string">
            <text:p>Commune de décès</text:p>
          </table:table-cell>
          <table:table-cell table:style-name="ce3" office:value-type="float" office:value="0" calcext:value-type="float">
            <text:p>0</text:p>
          </table:table-cell>
          <table:table-cell table:style-name="ce3" office:value-type="float" office:value="45" calcext:value-type="float">
            <text:p>45</text:p>
          </table:table-cell>
          <table:table-cell table:style-name="ce3" office:value-type="string" calcext:value-type="string">
            <text:p>Alphanumérique</text:p>
          </table:table-cell>
          <table:table-cell table:style-name="ce3" office:value-type="string" calcext:value-type="string">
            <text:p>Cette donnée est encodée en utilisant uniquement des lettres majuscules non accentuées [A-Z] et des espaces. Les noms composés sont séparés par un espace.</text:p>
          </table:table-cell>
          <table:table-cell table:style-name="ce3" office:value-type="string" calcext:value-type="string">
            <text:p>S</text:p>
          </table:table-cell>
          <table:table-cell table:style-name="ce3" office:value-type="string" calcext:value-type="string">
            <text:p>MAJ+ESPACE</text:p>
          </table:table-cell>
          <table:table-cell table:number-columns-repeated="1014"/>
        </table:table-row>
        <table:table-row table:style-name="ro2">
          <table:table-cell table:style-name="ce12" office:value-type="string" calcext:value-type="string">
            <text:p>7.6</text:p>
          </table:table-cell>
          <table:table-cell table:style-name="ce3" office:value-type="string" calcext:value-type="string">
            <text:p>Identifiants de données relatives aux données de santé</text:p>
          </table:table-cell>
          <table:table-cell table:style-name="ce12" office:value-type="string" calcext:value-type="string">
            <text:p>78</text:p>
          </table:table-cell>
          <table:table-cell table:style-name="ce3" office:value-type="string" calcext:value-type="string">
            <text:p>Code postal de la commune de décès</text:p>
          </table:table-cell>
          <table:table-cell table:number-columns-repeated="2" table:style-name="ce3" office:value-type="float" office:value="5" calcext:value-type="float">
            <text:p>5</text:p>
          </table:table-cell>
          <table:table-cell table:style-name="ce3" office:value-type="string" calcext:value-type="string">
            <text:p>Numérique</text:p>
          </table:table-cell>
          <table:table-cell table:style-name="ce3" office:value-type="string" calcext:value-type="string">
            <text:p>Cette donnée est encodée en utilisant uniquement des chiffres ou des espaces si la donnée n’est pas renseignée (par exemple, dans le cas d’un pays ne disposant pas de code postal).</text:p>
          </table:table-cell>
          <table:table-cell table:style-name="ce3" office:value-type="string" calcext:value-type="string">
            <text:p>S</text:p>
          </table:table-cell>
          <table:table-cell table:style-name="ce3" office:value-type="string" calcext:value-type="string">
            <text:p>CHIFFRES+ESPACE</text:p>
          </table:table-cell>
          <table:table-cell table:number-columns-repeated="1014"/>
        </table:table-row>
        <table:table-row table:style-name="ro2">
          <table:table-cell table:style-name="ce12" office:value-type="string" calcext:value-type="string">
            <text:p>7.6</text:p>
          </table:table-cell>
          <table:table-cell table:style-name="ce3" office:value-type="string" calcext:value-type="string">
            <text:p>Identifiants de données relatives aux données de santé</text:p>
          </table:table-cell>
          <table:table-cell table:style-name="ce12" office:value-type="string" calcext:value-type="string">
            <text:p>79</text:p>
          </table:table-cell>
          <table:table-cell table:style-name="ce3" office:value-type="string" calcext:value-type="string">
            <text:p>Adresse du domicile du défunt</text:p>
          </table:table-cell>
          <table:table-cell table:style-name="ce3" office:value-type="float" office:value="0" calcext:value-type="float">
            <text:p>0</text:p>
          </table:table-cell>
          <table:table-cell table:style-name="ce3" office:value-type="float" office:value="114" calcext:value-type="float">
            <text:p>114</text:p>
          </table:table-cell>
          <table:table-cell table:style-name="ce3" office:value-type="string" calcext:value-type="string">
            <text:p>Alphanumérique</text:p>
          </table:table-cell>
          <table:table-cell table:style-name="ce3" office:value-type="string" calcext:value-type="string">
            <text:p>Ce champ peut contenir plusieurs lignes d’adresse. Cette donnée est encodée en utilisant uniquement des lettres majuscules non accentuées [A-Z], des chiffres [0-9] et des espaces.</text:p>
          </table:table-cell>
          <table:table-cell table:style-name="ce3" office:value-type="string" calcext:value-type="string">
            <text:p>S</text:p>
          </table:table-cell>
          <table:table-cell table:style-name="ce24" office:value-type="string" calcext:value-type="string">
            <text:p>MAJ+CHIFFRES+ESPACE</text:p>
          </table:table-cell>
          <table:table-cell table:style-name="ce24" office:value-type="string" calcext:value-type="string">
            <text:p>newline ?</text:p>
          </table:table-cell>
          <table:table-cell table:number-columns-repeated="1013"/>
        </table:table-row>
        <table:table-row table:style-name="ro2">
          <table:table-cell table:style-name="ce12" office:value-type="string" calcext:value-type="string">
            <text:p>7.6</text:p>
          </table:table-cell>
          <table:table-cell table:style-name="ce3" office:value-type="string" calcext:value-type="string">
            <text:p>Identifiants de données relatives aux données de santé</text:p>
          </table:table-cell>
          <table:table-cell table:style-name="ce12" office:value-type="string" calcext:value-type="string">
            <text:p>7A</text:p>
          </table:table-cell>
          <table:table-cell table:style-name="ce3" office:value-type="string" calcext:value-type="string">
            <text:p>Code postal du domicile du défunt</text:p>
          </table:table-cell>
          <table:table-cell table:number-columns-repeated="2" table:style-name="ce3" office:value-type="float" office:value="5" calcext:value-type="float">
            <text:p>5</text:p>
          </table:table-cell>
          <table:table-cell table:style-name="ce3" office:value-type="string" calcext:value-type="string">
            <text:p>Numérique</text:p>
          </table:table-cell>
          <table:table-cell table:style-name="ce3" office:value-type="string" calcext:value-type="string">
            <text:p>Cette donnée est encodée en utilisant uniquement des chiffres ou des espaces si la donnée n’est pas renseignée (par exemple, dans le cas d’un pays ne disposant pas de code postal).</text:p>
          </table:table-cell>
          <table:table-cell table:style-name="ce3" office:value-type="string" calcext:value-type="string">
            <text:p>S</text:p>
          </table:table-cell>
          <table:table-cell table:style-name="ce3" office:value-type="string" calcext:value-type="string">
            <text:p>CHIFFRES+ESPACE</text:p>
          </table:table-cell>
          <table:table-cell table:number-columns-repeated="1014"/>
        </table:table-row>
        <table:table-row table:style-name="ro2">
          <table:table-cell table:style-name="ce12" office:value-type="string" calcext:value-type="string">
            <text:p>7.6</text:p>
          </table:table-cell>
          <table:table-cell table:style-name="ce3" office:value-type="string" calcext:value-type="string">
            <text:p>Identifiants de données relatives aux données de santé</text:p>
          </table:table-cell>
          <table:table-cell table:style-name="ce12" office:value-type="string" calcext:value-type="string">
            <text:p>7B</text:p>
          </table:table-cell>
          <table:table-cell table:style-name="ce3" office:value-type="string" calcext:value-type="string">
            <text:p>Commune du domicile du défunt</text:p>
          </table:table-cell>
          <table:table-cell table:style-name="ce3" office:value-type="float" office:value="0" calcext:value-type="float">
            <text:p>0</text:p>
          </table:table-cell>
          <table:table-cell table:style-name="ce3" office:value-type="float" office:value="45" calcext:value-type="float">
            <text:p>45</text:p>
          </table:table-cell>
          <table:table-cell table:style-name="ce3" office:value-type="string" calcext:value-type="string">
            <text:p>Alphanumérique</text:p>
          </table:table-cell>
          <table:table-cell table:style-name="ce3" office:value-type="string" calcext:value-type="string">
            <text:p>Cette donnée est encodée en utilisant uniquement des lettres majuscules non accentuées [A-Z] et des espaces. Les noms composés sont séparés par un espace.</text:p>
          </table:table-cell>
          <table:table-cell table:style-name="ce3" office:value-type="string" calcext:value-type="string">
            <text:p>S</text:p>
          </table:table-cell>
          <table:table-cell table:style-name="ce3" office:value-type="string" calcext:value-type="string">
            <text:p>MAJ+ESPACE</text:p>
          </table:table-cell>
          <table:table-cell table:number-columns-repeated="1014"/>
        </table:table-row>
        <table:table-row table:style-name="ro2">
          <table:table-cell table:style-name="ce12" office:value-type="string" calcext:value-type="string">
            <text:p>7.6</text:p>
          </table:table-cell>
          <table:table-cell table:style-name="ce3" office:value-type="string" calcext:value-type="string">
            <text:p>Identifiants de données relatives aux données de santé</text:p>
          </table:table-cell>
          <table:table-cell table:style-name="ce12" office:value-type="string" calcext:value-type="string">
            <text:p>7C</text:p>
          </table:table-cell>
          <table:table-cell table:style-name="ce3" office:value-type="string" calcext:value-type="string">
            <text:p>Obstacle médico-légal</text:p>
          </table:table-cell>
          <table:table-cell table:number-columns-repeated="2" table:style-name="ce3" office:value-type="float" office:value="1" calcext:value-type="float">
            <text:p>1</text:p>
          </table:table-cell>
          <table:table-cell table:style-name="ce3" office:value-type="string" calcext:value-type="string">
            <text:p>Numérique</text:p>
          </table:table-cell>
          <table:table-cell table:style-name="ce3" office:value-type="string" calcext:value-type="string">
            <text:p>Cette donnée est représentée par un numérique : 0 = faux et 1 = vrai.</text:p>
          </table:table-cell>
          <table:table-cell table:style-name="ce3" office:value-type="string" calcext:value-type="string">
            <text:p>S</text:p>
          </table:table-cell>
          <table:table-cell table:style-name="ce3" office:value-type="string" calcext:value-type="string">
            <text:p>BINAIRE</text:p>
          </table:table-cell>
          <table:table-cell table:number-columns-repeated="1014"/>
        </table:table-row>
        <table:table-row table:style-name="ro2">
          <table:table-cell table:style-name="ce12" office:value-type="string" calcext:value-type="string">
            <text:p>7.6</text:p>
          </table:table-cell>
          <table:table-cell table:style-name="ce3" office:value-type="string" calcext:value-type="string">
            <text:p>Identifiants de données relatives aux données de santé</text:p>
          </table:table-cell>
          <table:table-cell table:style-name="ce12" office:value-type="string" calcext:value-type="string">
            <text:p>7D</text:p>
          </table:table-cell>
          <table:table-cell table:style-name="ce3" office:value-type="string" calcext:value-type="string">
            <text:p>Mise en bière</text:p>
          </table:table-cell>
          <table:table-cell table:number-columns-repeated="2" table:style-name="ce3" office:value-type="float" office:value="1" calcext:value-type="float">
            <text:p>1</text:p>
          </table:table-cell>
          <table:table-cell table:style-name="ce3" office:value-type="string" calcext:value-type="string">
            <text:p>Alphanumérique</text:p>
          </table:table-cell>
          <table:table-cell table:style-name="ce3" office:value-type="string" calcext:value-type="string">
            <text:p>Cette donnée est représentée par un caractère : O = Pas de mise en bière, S = Mise en bière dans un cercueil simple, H = Mise en bière dans un cercueil hermétique.</text:p>
          </table:table-cell>
          <table:table-cell table:style-name="ce3" office:value-type="string" calcext:value-type="string">
            <text:p>S</text:p>
          </table:table-cell>
          <table:table-cell table:style-name="ce3" office:value-type="string" calcext:value-type="string">
            <text:p>BIERE</text:p>
          </table:table-cell>
          <table:table-cell table:style-name="ce24" office:value-type="string" calcext:value-type="string">
            <text:p>O/S/H</text:p>
          </table:table-cell>
          <table:table-cell table:number-columns-repeated="1013"/>
        </table:table-row>
        <table:table-row table:style-name="ro2">
          <table:table-cell table:style-name="ce12" office:value-type="string" calcext:value-type="string">
            <text:p>7.6</text:p>
          </table:table-cell>
          <table:table-cell table:style-name="ce3" office:value-type="string" calcext:value-type="string">
            <text:p>Identifiants de données relatives aux données de santé</text:p>
          </table:table-cell>
          <table:table-cell table:style-name="ce12" office:value-type="string" calcext:value-type="string">
            <text:p>7E</text:p>
          </table:table-cell>
          <table:table-cell table:style-name="ce3" office:value-type="string" calcext:value-type="string">
            <text:p>Obstacle aux soins de conservation</text:p>
          </table:table-cell>
          <table:table-cell table:number-columns-repeated="2" table:style-name="ce3" office:value-type="float" office:value="1" calcext:value-type="float">
            <text:p>1</text:p>
          </table:table-cell>
          <table:table-cell table:style-name="ce3" office:value-type="string" calcext:value-type="string">
            <text:p>Numérique</text:p>
          </table:table-cell>
          <table:table-cell table:style-name="ce3" office:value-type="string" calcext:value-type="string">
            <text:p>Cette donnée est représentée par un numérique : 0 = faux et 1 = vrai</text:p>
          </table:table-cell>
          <table:table-cell table:style-name="ce3" office:value-type="string" calcext:value-type="string">
            <text:p>S</text:p>
          </table:table-cell>
          <table:table-cell table:style-name="ce3" office:value-type="string" calcext:value-type="string">
            <text:p>BINAIRE</text:p>
          </table:table-cell>
          <table:table-cell table:number-columns-repeated="1014"/>
        </table:table-row>
        <table:table-row table:style-name="ro2">
          <table:table-cell table:style-name="ce12" office:value-type="string" calcext:value-type="string">
            <text:p>7.6</text:p>
          </table:table-cell>
          <table:table-cell table:style-name="ce3" office:value-type="string" calcext:value-type="string">
            <text:p>Identifiants de données relatives aux données de santé</text:p>
          </table:table-cell>
          <table:table-cell table:style-name="ce12" office:value-type="string" calcext:value-type="string">
            <text:p>7F</text:p>
          </table:table-cell>
          <table:table-cell table:style-name="ce3" office:value-type="string" calcext:value-type="string">
            <text:p>Obstacle aux dons du corps</text:p>
          </table:table-cell>
          <table:table-cell table:number-columns-repeated="2" table:style-name="ce3" office:value-type="float" office:value="1" calcext:value-type="float">
            <text:p>1</text:p>
          </table:table-cell>
          <table:table-cell table:style-name="ce3" office:value-type="string" calcext:value-type="string">
            <text:p>Numérique</text:p>
          </table:table-cell>
          <table:table-cell table:style-name="ce3" office:value-type="string" calcext:value-type="string">
            <text:p>Cette donnée est représentée par un numérique : 0 = faux et 1 = vrai</text:p>
          </table:table-cell>
          <table:table-cell table:style-name="ce3" office:value-type="string" calcext:value-type="string">
            <text:p>S</text:p>
          </table:table-cell>
          <table:table-cell table:style-name="ce3" office:value-type="string" calcext:value-type="string">
            <text:p>BINAIRE</text:p>
          </table:table-cell>
          <table:table-cell table:number-columns-repeated="1014"/>
        </table:table-row>
        <table:table-row table:style-name="ro2">
          <table:table-cell table:style-name="ce12" office:value-type="string" calcext:value-type="string">
            <text:p>7.6</text:p>
          </table:table-cell>
          <table:table-cell table:style-name="ce3" office:value-type="string" calcext:value-type="string">
            <text:p>Identifiants de données relatives aux données de santé</text:p>
          </table:table-cell>
          <table:table-cell table:style-name="ce12" office:value-type="string" calcext:value-type="string">
            <text:p>7G</text:p>
          </table:table-cell>
          <table:table-cell table:style-name="ce3" office:value-type="string" calcext:value-type="string">
            <text:p>Recherche de la cause du décès</text:p>
          </table:table-cell>
          <table:table-cell table:number-columns-repeated="2" table:style-name="ce3" office:value-type="float" office:value="1" calcext:value-type="float">
            <text:p>1</text:p>
          </table:table-cell>
          <table:table-cell table:style-name="ce3" office:value-type="string" calcext:value-type="string">
            <text:p>Numérique</text:p>
          </table:table-cell>
          <table:table-cell table:style-name="ce3" office:value-type="string" calcext:value-type="string">
            <text:p>Cette donnée est représentée par un numérique : 0 = faux et 1 = vrai</text:p>
          </table:table-cell>
          <table:table-cell table:style-name="ce3" office:value-type="string" calcext:value-type="string">
            <text:p>S</text:p>
          </table:table-cell>
          <table:table-cell table:style-name="ce3" office:value-type="string" calcext:value-type="string">
            <text:p>BINAIRE</text:p>
          </table:table-cell>
          <table:table-cell table:number-columns-repeated="1014"/>
        </table:table-row>
        <table:table-row table:style-name="ro2">
          <table:table-cell table:style-name="ce12" office:value-type="string" calcext:value-type="string">
            <text:p>7.6</text:p>
          </table:table-cell>
          <table:table-cell table:style-name="ce3" office:value-type="string" calcext:value-type="string">
            <text:p>Identifiants de données relatives aux données de santé</text:p>
          </table:table-cell>
          <table:table-cell table:style-name="ce12" office:value-type="string" calcext:value-type="string">
            <text:p>7H</text:p>
          </table:table-cell>
          <table:table-cell table:style-name="ce3" office:value-type="string" calcext:value-type="string">
            <text:p>Délai de transport du corps</text:p>
          </table:table-cell>
          <table:table-cell table:number-columns-repeated="2" table:style-name="ce3" office:value-type="float" office:value="2" calcext:value-type="float">
            <text:p>2</text:p>
          </table:table-cell>
          <table:table-cell table:style-name="ce3" office:value-type="string" calcext:value-type="string">
            <text:p>Alphanumérique</text:p>
          </table:table-cell>
          <table:table-cell table:style-name="ce3" office:value-type="string" calcext:value-type="string">
            <text:p>L’entier correspondant à cette donnée est encodée en hexadécimal préfixé par des 0 si nécessaire. Cette donnée est encodée en utilisant [0-9A-F].</text:p>
          </table:table-cell>
          <table:table-cell table:style-name="ce3" office:value-type="string" calcext:value-type="string">
            <text:p>S</text:p>
          </table:table-cell>
          <table:table-cell table:style-name="ce3" office:value-type="string" calcext:value-type="string">
            <text:p>HEXA</text:p>
          </table:table-cell>
          <table:table-cell table:number-columns-repeated="1014"/>
        </table:table-row>
        <table:table-row table:style-name="ro2">
          <table:table-cell table:style-name="ce12" office:value-type="string" calcext:value-type="string">
            <text:p>7.6</text:p>
          </table:table-cell>
          <table:table-cell table:style-name="ce3" office:value-type="string" calcext:value-type="string">
            <text:p>Identifiants de données relatives aux données de santé</text:p>
          </table:table-cell>
          <table:table-cell table:style-name="ce12" office:value-type="string" calcext:value-type="string">
            <text:p>7I</text:p>
          </table:table-cell>
          <table:table-cell table:style-name="ce3" office:value-type="string" calcext:value-type="string">
            <text:p>Prothèse avec pile</text:p>
          </table:table-cell>
          <table:table-cell table:number-columns-repeated="2" table:style-name="ce3" office:value-type="float" office:value="1" calcext:value-type="float">
            <text:p>1</text:p>
          </table:table-cell>
          <table:table-cell table:style-name="ce3" office:value-type="string" calcext:value-type="string">
            <text:p>Numérique</text:p>
          </table:table-cell>
          <table:table-cell table:style-name="ce3" office:value-type="string" calcext:value-type="string">
            <text:p>Cette donnée est représentée par un numérique : 0 = faux et 1 = vrai</text:p>
          </table:table-cell>
          <table:table-cell table:style-name="ce3" office:value-type="string" calcext:value-type="string">
            <text:p>S</text:p>
          </table:table-cell>
          <table:table-cell table:style-name="ce3" office:value-type="string" calcext:value-type="string">
            <text:p>BINAIRE</text:p>
          </table:table-cell>
          <table:table-cell table:number-columns-repeated="1014"/>
        </table:table-row>
        <table:table-row table:style-name="ro2">
          <table:table-cell table:style-name="ce12" office:value-type="string" calcext:value-type="string">
            <text:p>7.6</text:p>
          </table:table-cell>
          <table:table-cell table:style-name="ce3" office:value-type="string" calcext:value-type="string">
            <text:p>Identifiants de données relatives aux données de santé</text:p>
          </table:table-cell>
          <table:table-cell table:style-name="ce12" office:value-type="string" calcext:value-type="string">
            <text:p>7J</text:p>
          </table:table-cell>
          <table:table-cell table:style-name="ce3" office:value-type="string" calcext:value-type="string">
            <text:p>Retrait de la pile de prothèse</text:p>
          </table:table-cell>
          <table:table-cell table:number-columns-repeated="2" table:style-name="ce3" office:value-type="float" office:value="1" calcext:value-type="float">
            <text:p>1</text:p>
          </table:table-cell>
          <table:table-cell table:style-name="ce3" office:value-type="string" calcext:value-type="string">
            <text:p>Numérique</text:p>
          </table:table-cell>
          <table:table-cell table:style-name="ce3" office:value-type="string" calcext:value-type="string">
            <text:p>Cette donnée est représentée par un numérique : 0 = faux et 1 = vrai</text:p>
          </table:table-cell>
          <table:table-cell table:style-name="ce3" office:value-type="string" calcext:value-type="string">
            <text:p>S</text:p>
          </table:table-cell>
          <table:table-cell table:style-name="ce3" office:value-type="string" calcext:value-type="string">
            <text:p>BINAIRE</text:p>
          </table:table-cell>
          <table:table-cell table:number-columns-repeated="1014"/>
        </table:table-row>
        <table:table-row table:style-name="ro2">
          <table:table-cell table:style-name="ce12" office:value-type="string" calcext:value-type="string">
            <text:p>7.6</text:p>
          </table:table-cell>
          <table:table-cell table:style-name="ce3" office:value-type="string" calcext:value-type="string">
            <text:p>Identifiants de données relatives aux données de santé</text:p>
          </table:table-cell>
          <table:table-cell table:style-name="ce12" office:value-type="string" calcext:value-type="string">
            <text:p>7K</text:p>
          </table:table-cell>
          <table:table-cell table:style-name="ce3" office:value-type="string" calcext:value-type="string">
            <text:p>Code NNC</text:p>
          </table:table-cell>
          <table:table-cell table:number-columns-repeated="2" table:style-name="ce3" office:value-type="float" office:value="13" calcext:value-type="float">
            <text:p>13</text:p>
          </table:table-cell>
          <table:table-cell table:style-name="ce3" office:value-type="string" calcext:value-type="string">
            <text:p>Alphanumérique</text:p>
          </table:table-cell>
          <table:table-cell table:style-name="ce3" office:value-type="string" calcext:value-type="string">
            <text:p>Cette donnée est encodée en utilisant uniquement des lettres majuscules non accentuées [A-Z] et des chiffres [0-9].</text:p>
          </table:table-cell>
          <table:table-cell table:style-name="ce3" office:value-type="string" calcext:value-type="string">
            <text:p>S</text:p>
          </table:table-cell>
          <table:table-cell table:style-name="ce3" office:value-type="string" calcext:value-type="string">
            <text:p>MAJ+CHIFFRES</text:p>
          </table:table-cell>
          <table:table-cell table:number-columns-repeated="1014"/>
        </table:table-row>
        <table:table-row table:style-name="ro2">
          <table:table-cell table:style-name="ce12" office:value-type="string" calcext:value-type="string">
            <text:p>7.6</text:p>
          </table:table-cell>
          <table:table-cell table:style-name="ce3" office:value-type="string" calcext:value-type="string">
            <text:p>Identifiants de données relatives aux données de santé</text:p>
          </table:table-cell>
          <table:table-cell table:style-name="ce12" office:value-type="string" calcext:value-type="string">
            <text:p>7L</text:p>
          </table:table-cell>
          <table:table-cell table:style-name="ce3" office:value-type="string" calcext:value-type="string">
            <text:p>Code Finess de l'organisme agréé</text:p>
          </table:table-cell>
          <table:table-cell table:number-columns-repeated="2" table:style-name="ce3" office:value-type="float" office:value="9" calcext:value-type="float">
            <text:p>9</text:p>
          </table:table-cell>
          <table:table-cell table:style-name="ce3" office:value-type="string" calcext:value-type="string">
            <text:p>Alphanumérique</text:p>
          </table:table-cell>
          <table:table-cell table:style-name="ce3" office:value-type="string" calcext:value-type="string">
            <text:p>Cette donnée est encodée en utilisant uniquement des lettres majuscules non accentuées [A-Z] et des chiffres [0-9].</text:p>
          </table:table-cell>
          <table:table-cell table:style-name="ce3" office:value-type="string" calcext:value-type="string">
            <text:p>S</text:p>
          </table:table-cell>
          <table:table-cell table:style-name="ce3" office:value-type="string" calcext:value-type="string">
            <text:p>MAJ+CHIFFRES</text:p>
          </table:table-cell>
          <table:table-cell table:number-columns-repeated="1014"/>
        </table:table-row>
        <table:table-row table:style-name="ro2">
          <table:table-cell table:style-name="ce12" office:value-type="string" calcext:value-type="string">
            <text:p>7.6</text:p>
          </table:table-cell>
          <table:table-cell table:style-name="ce3" office:value-type="string" calcext:value-type="string">
            <text:p>Identifiants de données relatives aux données de santé</text:p>
          </table:table-cell>
          <table:table-cell table:style-name="ce12" office:value-type="string" calcext:value-type="string">
            <text:p>7M</text:p>
          </table:table-cell>
          <table:table-cell table:style-name="ce3" office:value-type="string" calcext:value-type="string">
            <text:p>Identification du médecin</text:p>
          </table:table-cell>
          <table:table-cell table:style-name="ce3" office:value-type="float" office:value="0" calcext:value-type="float">
            <text:p>0</text:p>
          </table:table-cell>
          <table:table-cell table:style-name="ce3" office:value-type="float" office:value="64" calcext:value-type="float">
            <text:p>64</text:p>
          </table:table-cell>
          <table:table-cell table:style-name="ce3" office:value-type="string" calcext:value-type="string">
            <text:p>Alphanumérique</text:p>
          </table:table-cell>
          <table:table-cell table:style-name="ce3" office:value-type="string" calcext:value-type="string">
            <text:p>Cette donnée contient soit un nom/prénom de médecin, soit un code d’identification du médecin. Cette donnée est encodée en utilisant uniquement des lettres majuscules non accentuées [A-Z], des chiffres [0-9] et des espaces.</text:p>
          </table:table-cell>
          <table:table-cell table:style-name="ce3" office:value-type="string" calcext:value-type="string">
            <text:p>S</text:p>
          </table:table-cell>
          <table:table-cell table:style-name="ce3" office:value-type="string" calcext:value-type="string">
            <text:p>MAJ+CHIFFRES+ESPACE</text:p>
          </table:table-cell>
          <table:table-cell table:number-columns-repeated="1014"/>
        </table:table-row>
        <table:table-row table:style-name="ro2">
          <table:table-cell table:style-name="ce12" office:value-type="string" calcext:value-type="string">
            <text:p>7.6</text:p>
          </table:table-cell>
          <table:table-cell table:style-name="ce3" office:value-type="string" calcext:value-type="string">
            <text:p>Identifiants de données relatives aux données de santé</text:p>
          </table:table-cell>
          <table:table-cell table:style-name="ce12" office:value-type="string" calcext:value-type="string">
            <text:p>7N</text:p>
          </table:table-cell>
          <table:table-cell table:style-name="ce3" office:value-type="string" calcext:value-type="string">
            <text:p>Lieu de validation du certificat de décès</text:p>
          </table:table-cell>
          <table:table-cell table:style-name="ce3" office:value-type="float" office:value="0" calcext:value-type="float">
            <text:p>0</text:p>
          </table:table-cell>
          <table:table-cell table:style-name="ce3" office:value-type="float" office:value="128" calcext:value-type="float">
            <text:p>128</text:p>
          </table:table-cell>
          <table:table-cell table:style-name="ce3" office:value-type="string" calcext:value-type="string">
            <text:p>Alphanumérique</text:p>
          </table:table-cell>
          <table:table-cell table:style-name="ce3" office:value-type="string" calcext:value-type="string">
            <text:p>Cette donnée contient la localisation de la signature du certificat de décès dont le format est variable : par exemple une adresse complète, un nom de commune, un nom d’établissement, etc. Cette donnée est encodée en utilisant uniquement des lettres majuscules non accentuées [A-Z], des chiffres [0-9] et des espaces.</text:p>
          </table:table-cell>
          <table:table-cell table:style-name="ce3" office:value-type="string" calcext:value-type="string">
            <text:p>S</text:p>
          </table:table-cell>
          <table:table-cell table:style-name="ce3" office:value-type="string" calcext:value-type="string">
            <text:p>MAJ+CHIFFRES+ESPACE</text:p>
          </table:table-cell>
          <table:table-cell table:number-columns-repeated="1014"/>
        </table:table-row>
        <table:table-row table:style-name="ro2">
          <table:table-cell table:style-name="ce12" office:value-type="string" calcext:value-type="string">
            <text:p>7.6</text:p>
          </table:table-cell>
          <table:table-cell table:style-name="ce3" office:value-type="string" calcext:value-type="string">
            <text:p>Identifiants de données relatives aux données de santé</text:p>
          </table:table-cell>
          <table:table-cell table:style-name="ce12" office:value-type="string" calcext:value-type="string">
            <text:p>7O</text:p>
          </table:table-cell>
          <table:table-cell table:style-name="ce3" office:value-type="string" calcext:value-type="string">
            <text:p>Certificat de décès supplémentaire</text:p>
          </table:table-cell>
          <table:table-cell table:number-columns-repeated="2" table:style-name="ce3" office:value-type="float" office:value="1" calcext:value-type="float">
            <text:p>1</text:p>
          </table:table-cell>
          <table:table-cell table:style-name="ce3" office:value-type="string" calcext:value-type="string">
            <text:p>Numérique</text:p>
          </table:table-cell>
          <table:table-cell table:style-name="ce3" office:value-type="string" calcext:value-type="string">
            <text:p>Cette donnée indique si une copie du certificat de décès a été fournie. Cette donnée est représentée par un numérique : 0 = faux et 1 = vrai.</text:p>
          </table:table-cell>
          <table:table-cell table:style-name="ce3" office:value-type="string" calcext:value-type="string">
            <text:p>S</text:p>
          </table:table-cell>
          <table:table-cell table:style-name="ce3" office:value-type="string" calcext:value-type="string">
            <text:p>BINAIRE</text:p>
          </table:table-cell>
          <table:table-cell table:number-columns-repeated="1014"/>
        </table:table-row>
        <table:table-row table:style-name="ro2">
          <table:table-cell table:style-name="ce12" office:value-type="string" calcext:value-type="string">
            <text:p>7.7</text:p>
          </table:table-cell>
          <table:table-cell table:style-name="ce3" office:value-type="string" calcext:value-type="string">
            <text:p>Identifiants relatifs aux activités professionnelles</text:p>
          </table:table-cell>
          <table:table-cell table:style-name="ce12" office:value-type="string" calcext:value-type="string">
            <text:p>80</text:p>
          </table:table-cell>
          <table:table-cell table:style-name="ce3" office:value-type="string" calcext:value-type="string">
            <text:p>Nom</text:p>
          </table:table-cell>
          <table:table-cell table:style-name="ce3" office:value-type="float" office:value="0" calcext:value-type="float">
            <text:p>0</text:p>
          </table:table-cell>
          <table:table-cell table:style-name="ce3" office:value-type="float" office:value="38" calcext:value-type="float">
            <text:p>38</text:p>
          </table:table-cell>
          <table:table-cell table:style-name="ce3" office:value-type="string" calcext:value-type="string">
            <text:p>Alphanumérique</text:p>
          </table:table-cell>
          <table:table-cell table:style-name="ce3" office:value-type="string" calcext:value-type="string">
            <text:p>Cette donnée est encodée en utilisant uniquement des lettres majuscules non accentuées [A-Z] et des espaces. Les noms composés sont séparés par un espace.</text:p>
          </table:table-cell>
          <table:table-cell table:style-name="ce3" office:value-type="string" calcext:value-type="string">
            <text:p>S</text:p>
          </table:table-cell>
          <table:table-cell table:style-name="ce3" office:value-type="string" calcext:value-type="string">
            <text:p>MAJ+ESPACE</text:p>
          </table:table-cell>
          <table:table-cell table:number-columns-repeated="1014"/>
        </table:table-row>
        <table:table-row table:style-name="ro2">
          <table:table-cell table:style-name="ce12" office:value-type="string" calcext:value-type="string">
            <text:p>7.7</text:p>
          </table:table-cell>
          <table:table-cell table:style-name="ce3" office:value-type="string" calcext:value-type="string">
            <text:p>Identifiants relatifs aux activités professionnelles</text:p>
          </table:table-cell>
          <table:table-cell table:style-name="ce12" office:value-type="string" calcext:value-type="string">
            <text:p>81</text:p>
          </table:table-cell>
          <table:table-cell table:style-name="ce3" office:value-type="string" calcext:value-type="string">
            <text:p>Prénoms</text:p>
          </table:table-cell>
          <table:table-cell table:style-name="ce3" office:value-type="float" office:value="0" calcext:value-type="float">
            <text:p>0</text:p>
          </table:table-cell>
          <table:table-cell table:style-name="ce3" office:value-type="float" office:value="60" calcext:value-type="float">
            <text:p>60</text:p>
          </table:table-cell>
          <table:table-cell table:style-name="ce3" office:value-type="string" calcext:value-type="string">
            <text:p>Alphanumérique</text:p>
          </table:table-cell>
          <table:table-cell table:style-name="ce3" office:value-type="string" calcext:value-type="string">
            <text:p>Les prénoms composés sont séparés par un espace. Les différents prénoms sont séparés par ‘/’. Cette donnée est encodée en utilisant uniquement des lettres majuscules non accentuées [A-Z], des espaces et des ‘/’ s’il y a plusieurs prénoms (au maximum 6).</text:p>
          </table:table-cell>
          <table:table-cell table:style-name="ce3" office:value-type="string" calcext:value-type="string">
            <text:p>S</text:p>
          </table:table-cell>
          <table:table-cell table:style-name="ce3" office:value-type="string" calcext:value-type="string">
            <text:p>MAJ+ESPACE+SLASH</text:p>
          </table:table-cell>
          <table:table-cell table:number-columns-repeated="1014"/>
        </table:table-row>
        <table:table-row table:style-name="ro2">
          <table:table-cell table:style-name="ce12" office:value-type="string" calcext:value-type="string">
            <text:p>7.7</text:p>
          </table:table-cell>
          <table:table-cell table:style-name="ce3" office:value-type="string" calcext:value-type="string">
            <text:p>Identifiants relatifs aux activités professionnelles</text:p>
          </table:table-cell>
          <table:table-cell table:style-name="ce12" office:value-type="string" calcext:value-type="string">
            <text:p>82</text:p>
          </table:table-cell>
          <table:table-cell table:style-name="ce3" office:value-type="string" calcext:value-type="string">
            <text:p>Numéro de carte</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string" calcext:value-type="string">
            <text:p>Alphanumérique</text:p>
          </table:table-cell>
          <table:table-cell table:style-name="ce3" office:value-type="string" calcext:value-type="string">
            <text:p>Cette donnée est encodée en utilisant uniquement des lettres majuscules non accentuées [A-Z], des chiffres [0-9] et des espaces.</text:p>
          </table:table-cell>
          <table:table-cell table:style-name="ce3" office:value-type="string" calcext:value-type="string">
            <text:p>S</text:p>
          </table:table-cell>
          <table:table-cell table:style-name="ce3" office:value-type="string" calcext:value-type="string">
            <text:p>MAJ+CHIFFRES+ESPACE</text:p>
          </table:table-cell>
          <table:table-cell table:number-columns-repeated="1014"/>
        </table:table-row>
        <table:table-row table:style-name="ro2">
          <table:table-cell table:style-name="ce12" office:value-type="string" calcext:value-type="string">
            <text:p>7.7</text:p>
          </table:table-cell>
          <table:table-cell table:style-name="ce3" office:value-type="string" calcext:value-type="string">
            <text:p>Identifiants relatifs aux activités professionnelles</text:p>
          </table:table-cell>
          <table:table-cell table:style-name="ce12" office:value-type="string" calcext:value-type="string">
            <text:p>83</text:p>
          </table:table-cell>
          <table:table-cell table:style-name="ce3" office:value-type="string" calcext:value-type="string">
            <text:p>Organisme de tutelle</text:p>
          </table:table-cell>
          <table:table-cell table:style-name="ce3" office:value-type="float" office:value="0" calcext:value-type="float">
            <text:p>0</text:p>
          </table:table-cell>
          <table:table-cell table:style-name="ce3" office:value-type="float" office:value="40" calcext:value-type="float">
            <text:p>40</text:p>
          </table:table-cell>
          <table:table-cell table:style-name="ce3" office:value-type="string" calcext:value-type="string">
            <text:p>Alphanumérique</text:p>
          </table:table-cell>
          <table:table-cell table:style-name="ce3" office:value-type="string" calcext:value-type="string">
            <text:p>Cette donnée est encodée en utilisant uniquement des lettres majuscules non accentuées [A-Z], des chiffres [0-9] et des espaces.</text:p>
          </table:table-cell>
          <table:table-cell table:style-name="ce3" office:value-type="string" calcext:value-type="string">
            <text:p>S</text:p>
          </table:table-cell>
          <table:table-cell table:style-name="ce3" office:value-type="string" calcext:value-type="string">
            <text:p>MAJ+CHIFFRES+ESPACE</text:p>
          </table:table-cell>
          <table:table-cell table:number-columns-repeated="1014"/>
        </table:table-row>
        <table:table-row table:style-name="ro2">
          <table:table-cell table:style-name="ce12" office:value-type="string" calcext:value-type="string">
            <text:p>7.7</text:p>
          </table:table-cell>
          <table:table-cell table:style-name="ce3" office:value-type="string" calcext:value-type="string">
            <text:p>Identifiants relatifs aux activités professionnelles</text:p>
          </table:table-cell>
          <table:table-cell table:style-name="ce12" office:value-type="string" calcext:value-type="string">
            <text:p>84</text:p>
          </table:table-cell>
          <table:table-cell table:style-name="ce3" office:value-type="string" calcext:value-type="string">
            <text:p>Profession</text:p>
          </table:table-cell>
          <table:table-cell table:style-name="ce3" office:value-type="float" office:value="0" calcext:value-type="float">
            <text:p>0</text:p>
          </table:table-cell>
          <table:table-cell table:style-name="ce3" office:value-type="float" office:value="40" calcext:value-type="float">
            <text:p>40</text:p>
          </table:table-cell>
          <table:table-cell table:style-name="ce3" office:value-type="string" calcext:value-type="string">
            <text:p>Alphanumérique</text:p>
          </table:table-cell>
          <table:table-cell table:style-name="ce3" office:value-type="string" calcext:value-type="string">
            <text:p>Cette donnée est encodée en utilisant uniquement des lettres majuscules non accentuées [A-Z], des chiffres [0-9] et des espaces.</text:p>
          </table:table-cell>
          <table:table-cell table:style-name="ce3" office:value-type="string" calcext:value-type="string">
            <text:p>S</text:p>
          </table:table-cell>
          <table:table-cell table:style-name="ce3" office:value-type="string" calcext:value-type="string">
            <text:p>MAJ+CHIFFRES+ESPACE</text:p>
          </table:table-cell>
          <table:table-cell table:number-columns-repeated="1014"/>
        </table:table-row>
        <table:table-row table:style-name="ro2">
          <table:table-cell table:style-name="ce12" office:value-type="string" calcext:value-type="string">
            <text:p>7.7</text:p>
          </table:table-cell>
          <table:table-cell table:style-name="ce3" office:value-type="string" calcext:value-type="string">
            <text:p>Identifiants relatifs aux activités professionnelles</text:p>
          </table:table-cell>
          <table:table-cell table:style-name="ce12" office:value-type="string" calcext:value-type="string">
            <text:p>85</text:p>
          </table:table-cell>
          <table:table-cell table:style-name="ce3" office:value-type="string" calcext:value-type="string">
            <text:p>Numéro de permis de chasser</text:p>
          </table:table-cell>
          <table:table-cell table:number-columns-repeated="2" table:style-name="ce3" office:value-type="float" office:value="17" calcext:value-type="float">
            <text:p>17</text:p>
          </table:table-cell>
          <table:table-cell table:style-name="ce3" office:value-type="string" calcext:value-type="string">
            <text:p>Alphanumérique</text:p>
          </table:table-cell>
          <table:table-cell table:style-name="ce3" office:value-type="string" calcext:value-type="string">
            <text:p>Cette donnée est encodée en utilisant uniquement des lettres majuscules non accentuées [A-Z], des chiffres [0-9] et des caractères ‘-‘. Le numéro du permis est de la forme XXXXXXXXXXXX-XX-X.</text:p>
          </table:table-cell>
          <table:table-cell table:style-name="ce3" office:value-type="string" calcext:value-type="string">
            <text:p>S</text:p>
          </table:table-cell>
          <table:table-cell table:style-name="ce3" office:value-type="string" calcext:value-type="string">
            <text:p>MAJ+CHIFFRES+TIRET</text:p>
          </table:table-cell>
          <table:table-cell table:number-columns-repeated="1014"/>
        </table:table-row>
        <table:table-row table:style-name="ro2">
          <table:table-cell table:style-name="ce12" office:value-type="string" calcext:value-type="string">
            <text:p>7.7</text:p>
          </table:table-cell>
          <table:table-cell table:style-name="ce3" office:value-type="string" calcext:value-type="string">
            <text:p>Identifiants relatifs aux activités professionnelles</text:p>
          </table:table-cell>
          <table:table-cell table:style-name="ce12" office:value-type="string" calcext:value-type="string">
            <text:p>86</text:p>
          </table:table-cell>
          <table:table-cell table:style-name="ce3" office:value-type="string" calcext:value-type="string">
            <text:p>Numéro de licence</text:p>
          </table:table-cell>
          <table:table-cell table:number-columns-repeated="2" table:style-name="ce3" office:value-type="float" office:value="12" calcext:value-type="float">
            <text:p>12</text:p>
          </table:table-cell>
          <table:table-cell table:style-name="ce3" office:value-type="string" calcext:value-type="string">
            <text:p>Alphanumérique</text:p>
          </table:table-cell>
          <table:table-cell table:style-name="ce3" office:value-type="string" calcext:value-type="string">
            <text:p>Cette donnée est encodée en utilisant uniquement des lettres majuscules non accentuées [A-Z] et des chiffres [0-9].</text:p>
          </table:table-cell>
          <table:table-cell table:style-name="ce3" office:value-type="string" calcext:value-type="string">
            <text:p>S</text:p>
          </table:table-cell>
          <table:table-cell table:style-name="ce3" office:value-type="string" calcext:value-type="string">
            <text:p>MAJ+CHIFFRES</text:p>
          </table:table-cell>
          <table:table-cell table:number-columns-repeated="1014"/>
        </table:table-row>
        <table:table-row table:style-name="ro2">
          <table:table-cell table:style-name="ce12" office:value-type="string" calcext:value-type="string">
            <text:p>7.8</text:p>
          </table:table-cell>
          <table:table-cell table:style-name="ce3" office:value-type="string" calcext:value-type="string">
            <text:p>Identifiants relatifs aux données juridiques/judiciaires</text:p>
          </table:table-cell>
          <table:table-cell table:style-name="ce12" office:value-type="string" calcext:value-type="string">
            <text:p>90</text:p>
          </table:table-cell>
          <table:table-cell table:style-name="ce3" office:value-type="string" calcext:value-type="string">
            <text:p>Identité de l'huissier de justice</text:p>
          </table:table-cell>
          <table:table-cell table:style-name="ce3" office:value-type="float" office:value="0" calcext:value-type="float">
            <text:p>0</text:p>
          </table:table-cell>
          <table:table-cell table:style-name="ce3" office:value-type="float" office:value="38" calcext:value-type="float">
            <text:p>38</text:p>
          </table:table-cell>
          <table:table-cell table:style-name="ce3" office:value-type="string" calcext:value-type="string">
            <text:p>Alphanumérique</text:p>
          </table:table-cell>
          <table:table-cell table:style-name="ce3" office:value-type="string" calcext:value-type="string">
            <text:p>L’Identité est séparée en Civilité (ou Titre), le Nom et le Prénom. Les éléments Civilité, Nom et Prénom doivent être indiqués dans cet ordre et peuvent être séparés par le caractère ‘/’ pour faciliter leur lecture. Cette donnée est encodée en utilisant uniquement des lettres majuscules non accentuées [A-Z], des espaces et éventuellement des ‘/’ pour séparer les zones Civilité, Nom et Prénom.</text:p>
          </table:table-cell>
          <table:table-cell table:style-name="ce3" office:value-type="string" calcext:value-type="string">
            <text:p>S</text:p>
          </table:table-cell>
          <table:table-cell table:style-name="ce3" office:value-type="string" calcext:value-type="string">
            <text:p>MAJ+ESPACE+SLASH</text:p>
          </table:table-cell>
          <table:table-cell table:number-columns-repeated="1014"/>
        </table:table-row>
        <table:table-row table:style-name="ro2">
          <table:table-cell table:style-name="ce12" office:value-type="string" calcext:value-type="string">
            <text:p>7.8</text:p>
          </table:table-cell>
          <table:table-cell table:style-name="ce3" office:value-type="string" calcext:value-type="string">
            <text:p>Identifiants relatifs aux données juridiques/judiciaires</text:p>
          </table:table-cell>
          <table:table-cell table:style-name="ce12" office:value-type="string" calcext:value-type="string">
            <text:p>91</text:p>
          </table:table-cell>
          <table:table-cell table:style-name="ce3" office:value-type="string" calcext:value-type="string">
            <text:p>Identité ou raison sociale du demandeur</text:p>
          </table:table-cell>
          <table:table-cell table:style-name="ce3" office:value-type="float" office:value="0" calcext:value-type="float">
            <text:p>0</text:p>
          </table:table-cell>
          <table:table-cell table:style-name="ce3" office:value-type="float" office:value="38" calcext:value-type="float">
            <text:p>38</text:p>
          </table:table-cell>
          <table:table-cell table:style-name="ce3" office:value-type="string" calcext:value-type="string">
            <text:p>Alphanumérique</text:p>
          </table:table-cell>
          <table:table-cell table:style-name="ce3" office:value-type="string" calcext:value-type="string">
            <text:p>L’Identité est séparée en Civilité, le Nom et le Prénom. Les éléments Civilité, Nom et Prénom doivent être indiqués dans cet ordre et peuvent être séparés par le caractère ‘/’ pour faciliter leur lecture. Cette donnée est encodée en utilisant uniquement des lettres majuscules non accentuées [A-Z], des espaces et éventuellement des ‘/’ pour séparer les zones Civilité, Nom et Prénom. Dans le cas d’un nom de société, il n’est pas nécessaire d’utiliser des séparateurs.</text:p>
          </table:table-cell>
          <table:table-cell table:style-name="ce3" office:value-type="string" calcext:value-type="string">
            <text:p>S</text:p>
          </table:table-cell>
          <table:table-cell table:style-name="ce3" office:value-type="string" calcext:value-type="string">
            <text:p>MAJ+ESPACE+SLASH</text:p>
          </table:table-cell>
          <table:table-cell table:style-name="ce23"/>
          <table:table-cell table:number-columns-repeated="1013"/>
        </table:table-row>
        <table:table-row table:style-name="ro2">
          <table:table-cell table:style-name="ce12" office:value-type="string" calcext:value-type="string">
            <text:p>7.8</text:p>
          </table:table-cell>
          <table:table-cell table:style-name="ce3" office:value-type="string" calcext:value-type="string">
            <text:p>Identifiants relatifs aux données juridiques/judiciaires</text:p>
          </table:table-cell>
          <table:table-cell table:style-name="ce12" office:value-type="string" calcext:value-type="string">
            <text:p>92</text:p>
          </table:table-cell>
          <table:table-cell table:style-name="ce3" office:value-type="string" calcext:value-type="string">
            <text:p>Identité ou raison sociale du destinataire</text:p>
          </table:table-cell>
          <table:table-cell table:style-name="ce3" office:value-type="float" office:value="0" calcext:value-type="float">
            <text:p>0</text:p>
          </table:table-cell>
          <table:table-cell table:style-name="ce3" office:value-type="float" office:value="38" calcext:value-type="float">
            <text:p>38</text:p>
          </table:table-cell>
          <table:table-cell table:style-name="ce3" office:value-type="string" calcext:value-type="string">
            <text:p>Alphanumérique</text:p>
          </table:table-cell>
          <table:table-cell table:style-name="ce3" office:value-type="string" calcext:value-type="string">
            <text:p>L’Identité est séparée en Civilité, le Nom et le Prénom. Les éléments Civilité, Nom et Prénom doivent être indiqués dans cet ordre et peuvent être séparés par le caractère ‘/’ pour faciliter leur lecture. Cette donnée est encodée en utilisant uniquement des lettres majuscules non accentuées [A-Z], des espaces et éventuellement des ‘/’ pour séparer les zones Civilité, Nom et Prénom. Dans le cas d’un nom de société, il n’est pas nécessaire d’utiliser des séparateurs.</text:p>
          </table:table-cell>
          <table:table-cell table:style-name="ce3" office:value-type="string" calcext:value-type="string">
            <text:p>S</text:p>
          </table:table-cell>
          <table:table-cell table:style-name="ce3" office:value-type="string" calcext:value-type="string">
            <text:p>MAJ+ESPACE+SLASH</text:p>
          </table:table-cell>
          <table:table-cell table:style-name="ce23"/>
          <table:table-cell table:number-columns-repeated="1013"/>
        </table:table-row>
        <table:table-row table:style-name="ro2">
          <table:table-cell table:style-name="ce12" office:value-type="string" calcext:value-type="string">
            <text:p>7.8</text:p>
          </table:table-cell>
          <table:table-cell table:style-name="ce3" office:value-type="string" calcext:value-type="string">
            <text:p>Identifiants relatifs aux données juridiques/judiciaires</text:p>
          </table:table-cell>
          <table:table-cell table:style-name="ce12" office:value-type="string" calcext:value-type="string">
            <text:p>93</text:p>
          </table:table-cell>
          <table:table-cell table:style-name="ce3" office:value-type="string" calcext:value-type="string">
            <text:p>Identité ou raison sociale de tiers concerné</text:p>
          </table:table-cell>
          <table:table-cell table:style-name="ce3" office:value-type="float" office:value="0" calcext:value-type="float">
            <text:p>0</text:p>
          </table:table-cell>
          <table:table-cell table:style-name="ce3" office:value-type="float" office:value="38" calcext:value-type="float">
            <text:p>38</text:p>
          </table:table-cell>
          <table:table-cell table:style-name="ce3" office:value-type="string" calcext:value-type="string">
            <text:p>Alphanumérique</text:p>
          </table:table-cell>
          <table:table-cell table:style-name="ce3" office:value-type="string" calcext:value-type="string">
            <text:p>L’Identité est séparée en Civilité, le Nom et le Prénom. Les éléments Civilité, Nom et Prénom doivent être indiqués dans cet ordre et peuvent être séparés par le caractère ‘/’ pour faciliter leur lecture. Cette donnée est encodée en utilisant uniquement des lettres majuscules non accentuées [A-Z], des espaces et éventuellement des ‘/’ pour séparer les zones Civilité, Nom et Prénom. Dans le cas d’un nom de société, il n’est pas nécessaire d’utiliser des séparateurs.</text:p>
          </table:table-cell>
          <table:table-cell table:style-name="ce3" office:value-type="string" calcext:value-type="string">
            <text:p>S</text:p>
          </table:table-cell>
          <table:table-cell table:style-name="ce3" office:value-type="string" calcext:value-type="string">
            <text:p>MAJ+ESPACE+SLASH</text:p>
          </table:table-cell>
          <table:table-cell table:style-name="ce23"/>
          <table:table-cell table:number-columns-repeated="1013"/>
        </table:table-row>
        <table:table-row table:style-name="ro2">
          <table:table-cell table:style-name="ce12" office:value-type="string" calcext:value-type="string">
            <text:p>7.8</text:p>
          </table:table-cell>
          <table:table-cell table:style-name="ce3" office:value-type="string" calcext:value-type="string">
            <text:p>Identifiants relatifs aux données juridiques/judiciaires</text:p>
          </table:table-cell>
          <table:table-cell table:style-name="ce12" office:value-type="string" calcext:value-type="string">
            <text:p>94</text:p>
          </table:table-cell>
          <table:table-cell table:style-name="ce3" office:value-type="string" calcext:value-type="string">
            <text:p>Intitulé de l'acte</text:p>
          </table:table-cell>
          <table:table-cell table:style-name="ce3" office:value-type="float" office:value="0" calcext:value-type="float">
            <text:p>0</text:p>
          </table:table-cell>
          <table:table-cell table:style-name="ce3" office:value-type="float" office:value="38" calcext:value-type="float">
            <text:p>38</text:p>
          </table:table-cell>
          <table:table-cell table:style-name="ce3" office:value-type="string" calcext:value-type="string">
            <text:p>Alphanumérique</text:p>
          </table:table-cell>
          <table:table-cell table:style-name="ce3" office:value-type="string" calcext:value-type="string">
            <text:p>Cette donnée est encodée en utilisant uniquement des lettres majuscules non accentuées [A-Z], des chiffres [0-9], des espaces.</text:p>
          </table:table-cell>
          <table:table-cell table:style-name="ce3" office:value-type="string" calcext:value-type="string">
            <text:p>S</text:p>
          </table:table-cell>
          <table:table-cell table:style-name="ce3" office:value-type="string" calcext:value-type="string">
            <text:p>MAJ+CHIFFRES+ESPACE</text:p>
          </table:table-cell>
          <table:table-cell table:number-columns-repeated="1014"/>
        </table:table-row>
        <table:table-row table:style-name="ro2">
          <table:table-cell table:style-name="ce12" office:value-type="string" calcext:value-type="string">
            <text:p>7.8</text:p>
          </table:table-cell>
          <table:table-cell table:style-name="ce3" office:value-type="string" calcext:value-type="string">
            <text:p>Identifiants relatifs aux données juridiques/judiciaires</text:p>
          </table:table-cell>
          <table:table-cell table:style-name="ce12" office:value-type="string" calcext:value-type="string">
            <text:p>95</text:p>
          </table:table-cell>
          <table:table-cell table:style-name="ce3" office:value-type="string" calcext:value-type="string">
            <text:p>Numéro de l'acte</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string" calcext:value-type="string">
            <text:p>Alphanumérique</text:p>
          </table:table-cell>
          <table:table-cell table:style-name="ce3" office:value-type="string" calcext:value-type="string">
            <text:p>Cette donnée est encodée en utilisant uniquement des lettres majuscules non accentuées [A-Z] et des chiffres [0-9].</text:p>
          </table:table-cell>
          <table:table-cell table:style-name="ce3" office:value-type="string" calcext:value-type="string">
            <text:p>S</text:p>
          </table:table-cell>
          <table:table-cell table:style-name="ce3" office:value-type="string" calcext:value-type="string">
            <text:p>MAJ+CHIFFRES</text:p>
          </table:table-cell>
          <table:table-cell table:number-columns-repeated="1014"/>
        </table:table-row>
        <table:table-row table:style-name="ro2">
          <table:table-cell table:style-name="ce12" office:value-type="string" calcext:value-type="string">
            <text:p>7.8</text:p>
          </table:table-cell>
          <table:table-cell table:style-name="ce3" office:value-type="string" calcext:value-type="string">
            <text:p>Identifiants relatifs aux données juridiques/judiciaires</text:p>
          </table:table-cell>
          <table:table-cell table:style-name="ce12" office:value-type="string" calcext:value-type="string">
            <text:p>96</text:p>
          </table:table-cell>
          <table:table-cell table:style-name="ce3" office:value-type="string" calcext:value-type="string">
            <text:p>Date de signature de l'acte</text:p>
          </table:table-cell>
          <table:table-cell table:number-columns-repeated="2" table:style-name="ce3" office:value-type="float" office:value="8" calcext:value-type="float">
            <text:p>8</text:p>
          </table:table-cell>
          <table:table-cell table:style-name="ce3" office:value-type="string" calcext:value-type="string">
            <text:p>Numérique</text:p>
          </table:table-cell>
          <table:table-cell table:style-name="ce3" office:value-type="string" calcext:value-type="string">
            <text:p>Cette date est composée uniquement de 8 chiffres au format JJMMAAAA où JJ représente le jour dans le mois, MM le mois et AAAA l’année.</text:p>
          </table:table-cell>
          <table:table-cell table:style-name="ce3" office:value-type="string" calcext:value-type="string">
            <text:p>F</text:p>
          </table:table-cell>
          <table:table-cell table:style-name="ce3" office:value-type="string" calcext:value-type="string">
            <text:p>DATE</text:p>
          </table:table-cell>
          <table:table-cell table:number-columns-repeated="1014"/>
        </table:table-row>
        <table:table-row table:style-name="ro2">
          <table:table-cell table:style-name="ce12" office:value-type="string" calcext:value-type="string">
            <text:p>7.9</text:p>
          </table:table-cell>
          <table:table-cell table:style-name="ce3" office:value-type="string" calcext:value-type="string">
            <text:p>Identifiants de données relatives aux véhicules</text:p>
          </table:table-cell>
          <table:table-cell table:style-name="ce12" office:value-type="string" calcext:value-type="string">
            <text:p>A0</text:p>
          </table:table-cell>
          <table:table-cell table:style-name="ce3" office:value-type="string" calcext:value-type="string">
            <text:p>Pays ayant émis l’immatriculation du véhicule.</text:p>
          </table:table-cell>
          <table:table-cell table:number-columns-repeated="2" table:style-name="ce3" office:value-type="float" office:value="2" calcext:value-type="float">
            <text:p>2</text:p>
          </table:table-cell>
          <table:table-cell table:style-name="ce3" office:value-type="string" calcext:value-type="string">
            <text:p>Alphanumérique</text:p>
          </table:table-cell>
          <table:table-cell table:style-name="ce3" office:value-type="string" calcext:value-type="string">
            <text:p>Le pays est encodé en utilisant son code pays au format ISO3166-1 Alpha 2</text:p>
          </table:table-cell>
          <table:table-cell table:style-name="ce3" office:value-type="string" calcext:value-type="string">
            <text:p>S</text:p>
          </table:table-cell>
          <table:table-cell table:style-name="ce23" office:value-type="string" calcext:value-type="string">
            <text:p>MAJ</text:p>
          </table:table-cell>
          <table:table-cell table:style-name="ce23" office:value-type="string" calcext:value-type="string">
            <text:p>ISO3166-1 Alpha 7</text:p>
          </table:table-cell>
          <table:table-cell table:number-columns-repeated="1013"/>
        </table:table-row>
        <table:table-row table:style-name="ro2">
          <table:table-cell table:style-name="ce12" office:value-type="string" calcext:value-type="string">
            <text:p>7.9</text:p>
          </table:table-cell>
          <table:table-cell table:style-name="ce3" office:value-type="string" calcext:value-type="string">
            <text:p>Identifiants de données relatives aux véhicules</text:p>
          </table:table-cell>
          <table:table-cell table:style-name="ce12" office:value-type="string" calcext:value-type="string">
            <text:p>A1</text:p>
          </table:table-cell>
          <table:table-cell table:style-name="ce3" office:value-type="string" calcext:value-type="string">
            <text:p>Immatriculation du véhicule</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string" calcext:value-type="string">
            <text:p>Alphanumérique</text:p>
          </table:table-cell>
          <table:table-cell table:style-name="ce3" office:value-type="string" calcext:value-type="string">
            <text:p>Cette donnée correspond au champ A du certificat d’immatriculation. Cette donnée est encodée en utilisant uniquement des lettres majuscules non accentuées [A-Z], des chiffres [0-9], des espaces ou des tirets ‘-‘.</text:p>
          </table:table-cell>
          <table:table-cell table:style-name="ce3" office:value-type="string" calcext:value-type="string">
            <text:p>S</text:p>
          </table:table-cell>
          <table:table-cell table:style-name="ce3" office:value-type="string" calcext:value-type="string">
            <text:p>MAJ+CHIFFRES+ESPACE+TIRET</text:p>
          </table:table-cell>
          <table:table-cell table:number-columns-repeated="1014"/>
        </table:table-row>
        <table:table-row table:style-name="ro2">
          <table:table-cell table:style-name="ce12" office:value-type="string" calcext:value-type="string">
            <text:p>7.9</text:p>
          </table:table-cell>
          <table:table-cell table:style-name="ce3" office:value-type="string" calcext:value-type="string">
            <text:p>Identifiants de données relatives aux véhicules</text:p>
          </table:table-cell>
          <table:table-cell table:style-name="ce12" office:value-type="string" calcext:value-type="string">
            <text:p>A2</text:p>
          </table:table-cell>
          <table:table-cell table:style-name="ce3" office:value-type="string" calcext:value-type="string">
            <text:p>Marque du véhicule.</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string" calcext:value-type="string">
            <text:p>Alphanumérique</text:p>
          </table:table-cell>
          <table:table-cell table:style-name="ce3" office:value-type="string" calcext:value-type="string">
            <text:p>Cette donnée correspond au champ D.1 du certificat d’immatriculation. Cette donnée est encodée en utilisant uniquement des lettres majuscules non accentuées [A-Z], des chiffres [0-9] ou des espaces.</text:p>
          </table:table-cell>
          <table:table-cell table:style-name="ce3" office:value-type="string" calcext:value-type="string">
            <text:p>S</text:p>
          </table:table-cell>
          <table:table-cell table:style-name="ce3" office:value-type="string" calcext:value-type="string">
            <text:p>MAJ+CHIFFRES+ESPACE</text:p>
          </table:table-cell>
          <table:table-cell table:number-columns-repeated="1014"/>
        </table:table-row>
        <table:table-row table:style-name="ro2">
          <table:table-cell table:style-name="ce12" office:value-type="string" calcext:value-type="string">
            <text:p>7.9</text:p>
          </table:table-cell>
          <table:table-cell table:style-name="ce3" office:value-type="string" calcext:value-type="string">
            <text:p>Identifiants de données relatives aux véhicules</text:p>
          </table:table-cell>
          <table:table-cell table:style-name="ce12" office:value-type="string" calcext:value-type="string">
            <text:p>A3</text:p>
          </table:table-cell>
          <table:table-cell table:style-name="ce3" office:value-type="string" calcext:value-type="string">
            <text:p>Nom commercial du véhicule.</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string" calcext:value-type="string">
            <text:p>Alphanumérique</text:p>
          </table:table-cell>
          <table:table-cell table:style-name="ce3" office:value-type="string" calcext:value-type="string">
            <text:p>Cette donnée correspond au champ D.1 du certificat d’immatriculation. Cette donnée est encodée en utilisant uniquement des lettres majuscules non accentuées [A-Z], des chiffres [0-9] ou des espaces.</text:p>
          </table:table-cell>
          <table:table-cell table:style-name="ce3" office:value-type="string" calcext:value-type="string">
            <text:p>S</text:p>
          </table:table-cell>
          <table:table-cell table:style-name="ce3" office:value-type="string" calcext:value-type="string">
            <text:p>MAJ+CHIFFRES+ESPACE</text:p>
          </table:table-cell>
          <table:table-cell table:number-columns-repeated="1014"/>
        </table:table-row>
        <table:table-row table:style-name="ro2">
          <table:table-cell table:style-name="ce12" office:value-type="string" calcext:value-type="string">
            <text:p>7.9</text:p>
          </table:table-cell>
          <table:table-cell table:style-name="ce3" office:value-type="string" calcext:value-type="string">
            <text:p>Identifiants de données relatives aux véhicules</text:p>
          </table:table-cell>
          <table:table-cell table:style-name="ce12" office:value-type="string" calcext:value-type="string">
            <text:p>A4</text:p>
          </table:table-cell>
          <table:table-cell table:style-name="ce3" office:value-type="string" calcext:value-type="string">
            <text:p>Numéro de série du véhicule (VIN).</text:p>
          </table:table-cell>
          <table:table-cell table:number-columns-repeated="2" table:style-name="ce3" office:value-type="float" office:value="17" calcext:value-type="float">
            <text:p>17</text:p>
          </table:table-cell>
          <table:table-cell table:style-name="ce3" office:value-type="string" calcext:value-type="string">
            <text:p>Alphanumérique</text:p>
          </table:table-cell>
          <table:table-cell table:style-name="ce3" office:value-type="string" calcext:value-type="string">
            <text:p>Cette donnée correspond au champ E du certificat d’immatriculation. Cette donnée est encodée en utilisant uniquement des lettres majuscules non accentuées [A-Z] et des chiffres [0-9]. Des espaces peuvent être utilisés pour suffixer les numéros de série ayant une taille inférieure à la taille du champ.</text:p>
          </table:table-cell>
          <table:table-cell table:style-name="ce3" office:value-type="string" calcext:value-type="string">
            <text:p>S</text:p>
          </table:table-cell>
          <table:table-cell table:style-name="ce3" office:value-type="string" calcext:value-type="string">
            <text:p>MAJ+CHIFFRES+ESPACE</text:p>
          </table:table-cell>
          <table:table-cell table:style-name="ce27" office:value-type="string" calcext:value-type="string">
            <text:p>ESPACE SUFFIXE</text:p>
          </table:table-cell>
          <table:table-cell table:number-columns-repeated="1013"/>
        </table:table-row>
        <table:table-row table:style-name="ro2">
          <table:table-cell table:style-name="ce12" office:value-type="string" calcext:value-type="string">
            <text:p>7.9</text:p>
          </table:table-cell>
          <table:table-cell table:style-name="ce3" office:value-type="string" calcext:value-type="string">
            <text:p>Identifiants de données relatives aux véhicules</text:p>
          </table:table-cell>
          <table:table-cell table:style-name="ce12" office:value-type="string" calcext:value-type="string">
            <text:p>A5</text:p>
          </table:table-cell>
          <table:table-cell table:style-name="ce3" office:value-type="string" calcext:value-type="string">
            <text:p>Catégorie du véhicule.</text:p>
          </table:table-cell>
          <table:table-cell table:number-columns-repeated="2" table:style-name="ce3" office:value-type="float" office:value="3" calcext:value-type="float">
            <text:p>3</text:p>
          </table:table-cell>
          <table:table-cell table:style-name="ce3" office:value-type="string" calcext:value-type="string">
            <text:p>Alphanumérique</text:p>
          </table:table-cell>
          <table:table-cell table:style-name="ce3" office:value-type="string" calcext:value-type="string">
            <text:p>Cette donnée est extraite du champ J du certificat d’immatriculation. Cette donnée est encodée en utilisant uniquement des lettres majuscules non accentuées [A-Z], des chiffres [0-9] et des espaces.</text:p>
          </table:table-cell>
          <table:table-cell table:style-name="ce3" office:value-type="string" calcext:value-type="string">
            <text:p>S</text:p>
          </table:table-cell>
          <table:table-cell table:style-name="ce3" office:value-type="string" calcext:value-type="string">
            <text:p>MAJ+CHIFFRES+ESPACE</text:p>
          </table:table-cell>
          <table:table-cell table:number-columns-repeated="1014"/>
        </table:table-row>
        <table:table-row table:style-name="ro2">
          <table:table-cell table:style-name="ce12" office:value-type="string" calcext:value-type="string">
            <text:p>7.9</text:p>
          </table:table-cell>
          <table:table-cell table:style-name="ce3" office:value-type="string" calcext:value-type="string">
            <text:p>Identifiants de données relatives aux véhicules</text:p>
          </table:table-cell>
          <table:table-cell table:style-name="ce12" office:value-type="string" calcext:value-type="string">
            <text:p>A6</text:p>
          </table:table-cell>
          <table:table-cell table:style-name="ce3" office:value-type="string" calcext:value-type="string">
            <text:p>Carburant.</text:p>
          </table:table-cell>
          <table:table-cell table:number-columns-repeated="2" table:style-name="ce3" office:value-type="float" office:value="2" calcext:value-type="float">
            <text:p>2</text:p>
          </table:table-cell>
          <table:table-cell table:style-name="ce3" office:value-type="string" calcext:value-type="string">
            <text:p>Alphanumérique</text:p>
          </table:table-cell>
          <table:table-cell table:style-name="ce3" office:value-type="string" calcext:value-type="string">
            <text:p>Cette donnée est extraite du champ P.3 du certificat d’immatriculation. Cette donnée est encodée en utilisant uniquement des lettres majuscules non accentuées [A-Z] et des chiffres [0-9].</text:p>
          </table:table-cell>
          <table:table-cell table:style-name="ce3" office:value-type="string" calcext:value-type="string">
            <text:p>S</text:p>
          </table:table-cell>
          <table:table-cell table:style-name="ce3" office:value-type="string" calcext:value-type="string">
            <text:p>MAJ+CHIFFRES</text:p>
          </table:table-cell>
          <table:table-cell table:number-columns-repeated="1014"/>
        </table:table-row>
        <table:table-row table:style-name="ro2">
          <table:table-cell table:style-name="ce12" office:value-type="string" calcext:value-type="string">
            <text:p>7.9</text:p>
          </table:table-cell>
          <table:table-cell table:style-name="ce3" office:value-type="string" calcext:value-type="string">
            <text:p>Identifiants de données relatives aux véhicules</text:p>
          </table:table-cell>
          <table:table-cell table:style-name="ce12" office:value-type="string" calcext:value-type="string">
            <text:p>A7</text:p>
          </table:table-cell>
          <table:table-cell table:style-name="ce3" office:value-type="string" calcext:value-type="string">
            <text:p>Taux d’émission de CO2 du véhicule (en g/km).</text:p>
          </table:table-cell>
          <table:table-cell table:number-columns-repeated="2" table:style-name="ce3" office:value-type="float" office:value="3" calcext:value-type="float">
            <text:p>3</text:p>
          </table:table-cell>
          <table:table-cell table:style-name="ce3" office:value-type="string" calcext:value-type="string">
            <text:p>Alphanumérique</text:p>
          </table:table-cell>
          <table:table-cell table:style-name="ce3" office:value-type="string" calcext:value-type="string">
            <text:p>Cette donnée correspond au champ V.7 du certificat d’immatriculation. L’entier correspondant à cette donnée est encodée en hexadécimal préfixé par des 0 si nécessaire. Cette donnée est encodée en utilisant [0-9A-F].</text:p>
          </table:table-cell>
          <table:table-cell table:style-name="ce3" office:value-type="string" calcext:value-type="string">
            <text:p>S</text:p>
          </table:table-cell>
          <table:table-cell table:style-name="ce3" office:value-type="string" calcext:value-type="string">
            <text:p>HEXA</text:p>
          </table:table-cell>
          <table:table-cell table:number-columns-repeated="1014"/>
        </table:table-row>
        <table:table-row table:style-name="ro2">
          <table:table-cell table:style-name="ce12" office:value-type="string" calcext:value-type="string">
            <text:p>7.9</text:p>
          </table:table-cell>
          <table:table-cell table:style-name="ce3" office:value-type="string" calcext:value-type="string">
            <text:p>Identifiants de données relatives aux véhicules</text:p>
          </table:table-cell>
          <table:table-cell table:style-name="ce12" office:value-type="string" calcext:value-type="string">
            <text:p>A8</text:p>
          </table:table-cell>
          <table:table-cell table:style-name="ce3" office:value-type="string" calcext:value-type="string">
            <text:p>Indication de la classe environnementale de réception CE.</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string" calcext:value-type="string">
            <text:p>Alphanumérique</text:p>
          </table:table-cell>
          <table:table-cell table:style-name="ce3" office:value-type="string" calcext:value-type="string">
            <text:p>Cette donnée est extraite du champ V.9 du certificat d’immatriculation. Cette donnée est encodée en utilisant uniquement des lettres majuscules non accentuées [A-Z], des chiffres [0-9], des espaces et des barres obliques ‘/’.</text:p>
          </table:table-cell>
          <table:table-cell table:style-name="ce3" office:value-type="string" calcext:value-type="string">
            <text:p>S</text:p>
          </table:table-cell>
          <table:table-cell table:style-name="ce3" office:value-type="string" calcext:value-type="string">
            <text:p>MAJ+CHIFFRES+ESPACE+SLASH</text:p>
          </table:table-cell>
          <table:table-cell table:number-columns-repeated="1014"/>
        </table:table-row>
        <table:table-row table:style-name="ro2">
          <table:table-cell table:style-name="ce12" office:value-type="string" calcext:value-type="string">
            <text:p>7.9</text:p>
          </table:table-cell>
          <table:table-cell table:style-name="ce3" office:value-type="string" calcext:value-type="string">
            <text:p>Identifiants de données relatives aux véhicules</text:p>
          </table:table-cell>
          <table:table-cell table:style-name="ce12" office:value-type="string" calcext:value-type="string">
            <text:p>A9</text:p>
          </table:table-cell>
          <table:table-cell table:style-name="ce3" office:value-type="string" calcext:value-type="string">
            <text:p>Classe d’émission polluante.</text:p>
          </table:table-cell>
          <table:table-cell table:number-columns-repeated="2" table:style-name="ce3" office:value-type="float" office:value="3" calcext:value-type="float">
            <text:p>3</text:p>
          </table:table-cell>
          <table:table-cell table:style-name="ce3" office:value-type="string" calcext:value-type="string">
            <text:p>Alphanumérique</text:p>
          </table:table-cell>
          <table:table-cell table:style-name="ce3" office:value-type="string" calcext:value-type="string">
            <text:p>Le champ classe d’émission polluante contient un agrégat de 3 valeurs chacune encodée sur un caractère alphanumérique majuscules sans accents dans l’ordre suivant : Le premier caractère indique la version de la spécification concernant la classe d’émission polluante. Actuellement, deux versions sont définies et autorisées : la version initiale à 0 et la version 1 (pouvant être utilisé dans le certificat de qualité de l’air v2). Le second caractère indique la classe du véhicule lui-même Le troisième caractère indique le motif de sur-classement du véhicule. Pour la version initiale, les valeurs possibles pour la classe du véhicule (du moins polluant au plus polluant) sont les suivantes : Encodage Signification E Véhicule électrique 1 Classe 1 2 Classe 2 3 Classe 3 4 Classe 4 5 Classe 5 6 Classe 6 La version initiale ne définit aucun motif de sur-classement du véhicule, donc la seule valeur autorisée est 0 indiquant l’absence de motif. Dans le cadre de la version 1, seule la valeur autorisée est 0 également, mais le motif de sur-classement doit être précisé dans un champ supplémentaire dont l’ID est AM.</text:p>
          </table:table-cell>
          <table:table-cell table:style-name="ce3" office:value-type="string" calcext:value-type="string">
            <text:p>F</text:p>
          </table:table-cell>
          <table:table-cell table:style-name="ce3" office:value-type="string" calcext:value-type="string">
            <text:p>CLASSE_VEHICULE</text:p>
          </table:table-cell>
          <table:table-cell table:style-name="ce24" office:value-type="string" calcext:value-type="string">
            <text:p>dur</text:p>
          </table:table-cell>
          <table:table-cell table:number-columns-repeated="1013"/>
        </table:table-row>
        <table:table-row table:style-name="ro2">
          <table:table-cell table:style-name="ce12" office:value-type="string" calcext:value-type="string">
            <text:p>7.9</text:p>
          </table:table-cell>
          <table:table-cell table:style-name="ce3" office:value-type="string" calcext:value-type="string">
            <text:p>Identifiants de données relatives aux véhicules</text:p>
          </table:table-cell>
          <table:table-cell table:style-name="ce12" office:value-type="string" calcext:value-type="string">
            <text:p>AA</text:p>
          </table:table-cell>
          <table:table-cell table:style-name="ce3" office:value-type="string" calcext:value-type="string">
            <text:p>Date de première immatriculation du véhicule.</text:p>
          </table:table-cell>
          <table:table-cell table:number-columns-repeated="2" table:style-name="ce3" office:value-type="float" office:value="8" calcext:value-type="float">
            <text:p>8</text:p>
          </table:table-cell>
          <table:table-cell table:style-name="ce3" office:value-type="string" calcext:value-type="string">
            <text:p>Numérique</text:p>
          </table:table-cell>
          <table:table-cell table:style-name="ce3" office:value-type="string" calcext:value-type="string">
            <text:p>Cette donnée correspond au champ B du certificat d’immatriculation. Cette date est composée uniquement de 8 chiffres au format JJMMAAAA où JJ représente le jour dans le mois, MM le mois et AAAA l’année. Le jour et le numéro du mois sont encodés sur 2 chiffres préfixés par 0 si nécessaire.</text:p>
          </table:table-cell>
          <table:table-cell table:style-name="ce3" office:value-type="string" calcext:value-type="string">
            <text:p>F</text:p>
          </table:table-cell>
          <table:table-cell table:style-name="ce3" office:value-type="string" calcext:value-type="string">
            <text:p>DATE</text:p>
          </table:table-cell>
          <table:table-cell table:number-columns-repeated="1014"/>
        </table:table-row>
        <table:table-row table:style-name="ro2">
          <table:table-cell table:style-name="ce12" office:value-type="string" calcext:value-type="string">
            <text:p>7.9</text:p>
          </table:table-cell>
          <table:table-cell table:style-name="ce3" office:value-type="string" calcext:value-type="string">
            <text:p>Identifiants de données relatives aux véhicules</text:p>
          </table:table-cell>
          <table:table-cell table:style-name="ce12" office:value-type="string" calcext:value-type="string">
            <text:p>AB</text:p>
          </table:table-cell>
          <table:table-cell table:style-name="ce3" office:value-type="string" calcext:value-type="string">
            <text:p>Type de lettre</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string" calcext:value-type="string">
            <text:p>Alphanumérique</text:p>
          </table:table-cell>
          <table:table-cell table:style-name="ce3" office:value-type="string" calcext:value-type="string">
            <text:p>Caractères autorisés (A-Z0-9)</text:p>
          </table:table-cell>
          <table:table-cell table:style-name="ce3" office:value-type="string" calcext:value-type="string">
            <text:p>S</text:p>
          </table:table-cell>
          <table:table-cell table:style-name="ce3" office:value-type="string" calcext:value-type="string">
            <text:p>MAJ+CHIFFRES</text:p>
          </table:table-cell>
          <table:table-cell table:number-columns-repeated="1014"/>
        </table:table-row>
        <table:table-row table:style-name="ro2">
          <table:table-cell table:style-name="ce12" office:value-type="string" calcext:value-type="string">
            <text:p>7.9</text:p>
          </table:table-cell>
          <table:table-cell table:style-name="ce3" office:value-type="string" calcext:value-type="string">
            <text:p>Identifiants de données relatives aux véhicules</text:p>
          </table:table-cell>
          <table:table-cell table:style-name="ce12" office:value-type="string" calcext:value-type="string">
            <text:p>AC</text:p>
          </table:table-cell>
          <table:table-cell table:style-name="ce3" office:value-type="string" calcext:value-type="string">
            <text:p>N° Dossier</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string" calcext:value-type="string">
            <text:p>Alphanumérique</text:p>
          </table:table-cell>
          <table:table-cell table:style-name="ce3" office:value-type="string" calcext:value-type="string">
            <text:p>Caractères autorisés (A-Z0-9)</text:p>
          </table:table-cell>
          <table:table-cell table:style-name="ce3" office:value-type="string" calcext:value-type="string">
            <text:p>S</text:p>
          </table:table-cell>
          <table:table-cell table:style-name="ce3" office:value-type="string" calcext:value-type="string">
            <text:p>MAJ+CHIFFRES</text:p>
          </table:table-cell>
          <table:table-cell table:number-columns-repeated="1014"/>
        </table:table-row>
        <table:table-row table:style-name="ro2">
          <table:table-cell table:style-name="ce12" office:value-type="string" calcext:value-type="string">
            <text:p>7.9</text:p>
          </table:table-cell>
          <table:table-cell table:style-name="ce3" office:value-type="string" calcext:value-type="string">
            <text:p>Identifiants de données relatives aux véhicules</text:p>
          </table:table-cell>
          <table:table-cell table:style-name="ce12" office:value-type="string" calcext:value-type="string">
            <text:p>AD</text:p>
          </table:table-cell>
          <table:table-cell table:style-name="ce3" office:value-type="string" calcext:value-type="string">
            <text:p>Date Infraction</text:p>
          </table:table-cell>
          <table:table-cell table:number-columns-repeated="2" table:style-name="ce3" office:value-type="float" office:value="4" calcext:value-type="float">
            <text:p>4</text:p>
          </table:table-cell>
          <table:table-cell table:style-name="ce3" office:value-type="string" calcext:value-type="string">
            <text:p>Alphanumérique</text:p>
          </table:table-cell>
          <table:table-cell table:style-name="ce3" office:value-type="string" calcext:value-type="string">
            <text:p>Date de l’infraction (nombre de jours après le 01/01/2000 encodée en hexadécimal).</text:p>
          </table:table-cell>
          <table:table-cell table:style-name="ce3" office:value-type="string" calcext:value-type="string">
            <text:p>S</text:p>
          </table:table-cell>
          <table:table-cell table:style-name="ce3" office:value-type="string" calcext:value-type="string">
            <text:p>HEXA</text:p>
          </table:table-cell>
          <table:table-cell table:number-columns-repeated="1014"/>
        </table:table-row>
        <table:table-row table:style-name="ro2">
          <table:table-cell table:style-name="ce12" office:value-type="string" calcext:value-type="string">
            <text:p>7.9</text:p>
          </table:table-cell>
          <table:table-cell table:style-name="ce3" office:value-type="string" calcext:value-type="string">
            <text:p>Identifiants de données relatives aux véhicules</text:p>
          </table:table-cell>
          <table:table-cell table:style-name="ce12" office:value-type="string" calcext:value-type="string">
            <text:p>AE</text:p>
          </table:table-cell>
          <table:table-cell table:style-name="ce3" office:value-type="string" calcext:value-type="string">
            <text:p>Heure de l’infraction</text:p>
          </table:table-cell>
          <table:table-cell table:number-columns-repeated="2" table:style-name="ce3" office:value-type="float" office:value="4" calcext:value-type="float">
            <text:p>4</text:p>
          </table:table-cell>
          <table:table-cell table:style-name="ce3" office:value-type="string" calcext:value-type="string">
            <text:p>Numérique</text:p>
          </table:table-cell>
          <table:table-cell table:style-name="ce3" office:value-type="string" calcext:value-type="string">
            <text:p>Heure au format HHmm éventuellement préfixé par des 0.</text:p>
          </table:table-cell>
          <table:table-cell table:style-name="ce3" office:value-type="string" calcext:value-type="string">
            <text:p>F</text:p>
          </table:table-cell>
          <table:table-cell table:style-name="ce3" office:value-type="string" calcext:value-type="string">
            <text:p>HEURE</text:p>
          </table:table-cell>
          <table:table-cell table:number-columns-repeated="1014"/>
        </table:table-row>
        <table:table-row table:style-name="ro2">
          <table:table-cell table:style-name="ce12" office:value-type="string" calcext:value-type="string">
            <text:p>7.9</text:p>
          </table:table-cell>
          <table:table-cell table:style-name="ce3" office:value-type="string" calcext:value-type="string">
            <text:p>Identifiants de données relatives aux véhicules</text:p>
          </table:table-cell>
          <table:table-cell table:style-name="ce12" office:value-type="string" calcext:value-type="string">
            <text:p>AF</text:p>
          </table:table-cell>
          <table:table-cell table:style-name="ce3" office:value-type="string" calcext:value-type="string">
            <text:p>Nombre de points retirés lors de l’infraction</text:p>
          </table:table-cell>
          <table:table-cell table:number-columns-repeated="2" table:style-name="ce3" office:value-type="float" office:value="1" calcext:value-type="float">
            <text:p>1</text:p>
          </table:table-cell>
          <table:table-cell table:style-name="ce3" office:value-type="string" calcext:value-type="string">
            <text:p>Alphanumérique</text:p>
          </table:table-cell>
          <table:table-cell table:style-name="ce3" office:value-type="string" calcext:value-type="string">
            <text:p>Valeur entre 0 à 35 points. Encodée en base 36 (0-9A-Z)</text:p>
          </table:table-cell>
          <table:table-cell table:style-name="ce3" office:value-type="string" calcext:value-type="string">
            <text:p>S</text:p>
          </table:table-cell>
          <table:table-cell table:style-name="ce3" office:value-type="string" calcext:value-type="string">
            <text:p>MAJ+CHIFFRES</text:p>
          </table:table-cell>
          <table:table-cell table:style-name="ce3" office:value-type="string" calcext:value-type="string">
            <text:p>base36</text:p>
          </table:table-cell>
          <table:table-cell table:number-columns-repeated="1013"/>
        </table:table-row>
        <table:table-row table:style-name="ro2">
          <table:table-cell table:style-name="ce12" office:value-type="string" calcext:value-type="string">
            <text:p>7.9</text:p>
          </table:table-cell>
          <table:table-cell table:style-name="ce3" office:value-type="string" calcext:value-type="string">
            <text:p>Identifiants de données relatives aux véhicules</text:p>
          </table:table-cell>
          <table:table-cell table:style-name="ce12" office:value-type="string" calcext:value-type="string">
            <text:p>AG</text:p>
          </table:table-cell>
          <table:table-cell table:style-name="ce3" office:value-type="string" calcext:value-type="string">
            <text:p>Solde de points</text:p>
          </table:table-cell>
          <table:table-cell table:number-columns-repeated="2" table:style-name="ce3" office:value-type="float" office:value="1" calcext:value-type="float">
            <text:p>1</text:p>
          </table:table-cell>
          <table:table-cell table:style-name="ce3" office:value-type="string" calcext:value-type="string">
            <text:p>Alphanumérique</text:p>
          </table:table-cell>
          <table:table-cell table:style-name="ce3" office:value-type="string" calcext:value-type="string">
            <text:p>Valeur entre 0 à 35 points. Encodée en base 36 (0-9A-Z)</text:p>
          </table:table-cell>
          <table:table-cell table:style-name="ce3" office:value-type="string" calcext:value-type="string">
            <text:p>S</text:p>
          </table:table-cell>
          <table:table-cell table:style-name="ce3" office:value-type="string" calcext:value-type="string">
            <text:p>MAJ+CHIFFRES</text:p>
          </table:table-cell>
          <table:table-cell table:style-name="ce3" office:value-type="string" calcext:value-type="string">
            <text:p>base36</text:p>
          </table:table-cell>
          <table:table-cell table:number-columns-repeated="1013"/>
        </table:table-row>
        <table:table-row table:style-name="ro2">
          <table:table-cell table:style-name="ce12" office:value-type="string" calcext:value-type="string">
            <text:p>7.9</text:p>
          </table:table-cell>
          <table:table-cell table:style-name="ce3" office:value-type="string" calcext:value-type="string">
            <text:p>Identifiants de données relatives aux véhicules</text:p>
          </table:table-cell>
          <table:table-cell table:style-name="ce12" office:value-type="string" calcext:value-type="string">
            <text:p>AH</text:p>
          </table:table-cell>
          <table:table-cell table:style-name="ce3" office:value-type="string" calcext:value-type="string">
            <text:p>Numéro de la carte</text:p>
          </table:table-cell>
          <table:table-cell table:style-name="ce3" office:value-type="float" office:value="0" calcext:value-type="float">
            <text:p>0</text:p>
          </table:table-cell>
          <table:table-cell table:style-name="ce3" office:value-type="float" office:value="30" calcext:value-type="float">
            <text:p>30</text:p>
          </table:table-cell>
          <table:table-cell table:style-name="ce3" office:value-type="string" calcext:value-type="string">
            <text:p>Alphanumérique</text:p>
          </table:table-cell>
          <table:table-cell table:style-name="ce3" office:value-type="string" calcext:value-type="string">
            <text:p>Cette donnée est encodée en utilisant uniquement des lettres majuscules non accentuées [A-Z] et des chiffres [0-9].</text:p>
          </table:table-cell>
          <table:table-cell table:style-name="ce3" office:value-type="string" calcext:value-type="string">
            <text:p>S</text:p>
          </table:table-cell>
          <table:table-cell table:style-name="ce3" office:value-type="string" calcext:value-type="string">
            <text:p>MAJ+CHIFFRES</text:p>
          </table:table-cell>
          <table:table-cell table:number-columns-repeated="1014"/>
        </table:table-row>
        <table:table-row table:style-name="ro2">
          <table:table-cell table:style-name="ce12" office:value-type="string" calcext:value-type="string">
            <text:p>7.9</text:p>
          </table:table-cell>
          <table:table-cell table:style-name="ce3" office:value-type="string" calcext:value-type="string">
            <text:p>Identifiants de données relatives aux véhicules</text:p>
          </table:table-cell>
          <table:table-cell table:style-name="ce12" office:value-type="string" calcext:value-type="string">
            <text:p>AI</text:p>
          </table:table-cell>
          <table:table-cell table:style-name="ce3" office:value-type="string" calcext:value-type="string">
            <text:p>Date d’expiration initiale</text:p>
          </table:table-cell>
          <table:table-cell table:number-columns-repeated="2" table:style-name="ce3" office:value-type="float" office:value="8" calcext:value-type="float">
            <text:p>8</text:p>
          </table:table-cell>
          <table:table-cell table:style-name="ce3" office:value-type="string" calcext:value-type="string">
            <text:p>Numérique</text:p>
          </table:table-cell>
          <table:table-cell table:style-name="ce3" office:value-type="string" calcext:value-type="string">
            <text:p>Cette date est composée uniquement de 8 chiffres au format JJMMAAAA où JJ représente le jour dans le mois, MM le mois et AAAA l’année. Le jour et le numéro du mois sont encodés sur 2 chiffres préfixés par 0 si nécessaire.</text:p>
          </table:table-cell>
          <table:table-cell table:style-name="ce3" office:value-type="string" calcext:value-type="string">
            <text:p>F</text:p>
          </table:table-cell>
          <table:table-cell table:style-name="ce3" office:value-type="string" calcext:value-type="string">
            <text:p>DATE</text:p>
          </table:table-cell>
          <table:table-cell table:number-columns-repeated="1014"/>
        </table:table-row>
        <table:table-row table:style-name="ro2">
          <table:table-cell table:style-name="ce12" office:value-type="string" calcext:value-type="string">
            <text:p>7.9</text:p>
          </table:table-cell>
          <table:table-cell table:style-name="ce3" office:value-type="string" calcext:value-type="string">
            <text:p>Identifiants de données relatives aux véhicules</text:p>
          </table:table-cell>
          <table:table-cell table:style-name="ce12" office:value-type="string" calcext:value-type="string">
            <text:p>AJ</text:p>
          </table:table-cell>
          <table:table-cell table:style-name="ce3" office:value-type="string" calcext:value-type="string">
            <text:p>Numéro EVTC</text:p>
          </table:table-cell>
          <table:table-cell table:number-columns-repeated="2" table:style-name="ce3" office:value-type="float" office:value="13" calcext:value-type="float">
            <text:p>13</text:p>
          </table:table-cell>
          <table:table-cell table:style-name="ce3" office:value-type="string" calcext:value-type="string">
            <text:p>Alphanumérique</text:p>
          </table:table-cell>
          <table:table-cell table:style-name="ce3" office:value-type="string" calcext:value-type="string">
            <text:p>Cette donnée est encodée en utilisant uniquement des lettres majuscules non accentuées [A-Z] et des chiffres [0-9].</text:p>
          </table:table-cell>
          <table:table-cell table:style-name="ce3" office:value-type="string" calcext:value-type="string">
            <text:p>S</text:p>
          </table:table-cell>
          <table:table-cell table:style-name="ce3" office:value-type="string" calcext:value-type="string">
            <text:p>MAJ+CHIFFRES</text:p>
          </table:table-cell>
          <table:table-cell table:number-columns-repeated="1014"/>
        </table:table-row>
        <table:table-row table:style-name="ro2">
          <table:table-cell table:style-name="ce12" office:value-type="string" calcext:value-type="string">
            <text:p>7.9</text:p>
          </table:table-cell>
          <table:table-cell table:style-name="ce3" office:value-type="string" calcext:value-type="string">
            <text:p>Identifiants de données relatives aux véhicules</text:p>
          </table:table-cell>
          <table:table-cell table:style-name="ce12" office:value-type="string" calcext:value-type="string">
            <text:p>AK</text:p>
          </table:table-cell>
          <table:table-cell table:style-name="ce3" office:value-type="string" calcext:value-type="string">
            <text:p>K Numéro de macaron</text:p>
          </table:table-cell>
          <table:table-cell table:number-columns-repeated="2" table:style-name="ce3" office:value-type="float" office:value="7" calcext:value-type="float">
            <text:p>7</text:p>
          </table:table-cell>
          <table:table-cell table:style-name="ce3" office:value-type="string" calcext:value-type="string">
            <text:p>Numérique</text:p>
          </table:table-cell>
          <table:table-cell table:style-name="ce3" office:value-type="string" calcext:value-type="string">
            <text:p>Cette donnée est encodée en utilisant uniquement des chiffres [0-9]. La valeur numérique est préfixée par des 0 si nécessaire.</text:p>
          </table:table-cell>
          <table:table-cell table:style-name="ce3" office:value-type="string" calcext:value-type="string">
            <text:p>S</text:p>
          </table:table-cell>
          <table:table-cell table:style-name="ce3" office:value-type="string" calcext:value-type="string">
            <text:p>CHIFFRES</text:p>
          </table:table-cell>
          <table:table-cell table:number-columns-repeated="1014"/>
        </table:table-row>
        <table:table-row table:style-name="ro2">
          <table:table-cell table:style-name="ce12" office:value-type="string" calcext:value-type="string">
            <text:p>7.9</text:p>
          </table:table-cell>
          <table:table-cell table:style-name="ce3" office:value-type="string" calcext:value-type="string">
            <text:p>Identifiants de données relatives aux véhicules</text:p>
          </table:table-cell>
          <table:table-cell table:style-name="ce12" office:value-type="string" calcext:value-type="string">
            <text:p>AL</text:p>
          </table:table-cell>
          <table:table-cell table:style-name="ce3" office:value-type="string" calcext:value-type="string">
            <text:p>Numéro de la carte</text:p>
          </table:table-cell>
          <table:table-cell table:number-columns-repeated="2" table:style-name="ce3" office:value-type="float" office:value="11" calcext:value-type="float">
            <text:p>11</text:p>
          </table:table-cell>
          <table:table-cell table:style-name="ce3" office:value-type="string" calcext:value-type="string">
            <text:p>Alphanumérique</text:p>
          </table:table-cell>
          <table:table-cell table:style-name="ce3" office:value-type="string" calcext:value-type="string">
            <text:p>Cette donnée est encodée en utilisant uniquement des lettres majuscules non accentuées [A-Z] et des chiffres [0-9].</text:p>
          </table:table-cell>
          <table:table-cell table:style-name="ce3" office:value-type="string" calcext:value-type="string">
            <text:p>S</text:p>
          </table:table-cell>
          <table:table-cell table:style-name="ce3" office:value-type="string" calcext:value-type="string">
            <text:p>MAJ+CHIFFRES</text:p>
          </table:table-cell>
          <table:table-cell table:number-columns-repeated="1014"/>
        </table:table-row>
        <table:table-row table:style-name="ro2">
          <table:table-cell table:style-name="ce12" office:value-type="string" calcext:value-type="string">
            <text:p>7.9</text:p>
          </table:table-cell>
          <table:table-cell table:style-name="ce3" office:value-type="string" calcext:value-type="string">
            <text:p>Identifiants de données relatives aux véhicules</text:p>
          </table:table-cell>
          <table:table-cell table:style-name="ce12" office:value-type="string" calcext:value-type="string">
            <text:p>AM</text:p>
          </table:table-cell>
          <table:table-cell table:style-name="ce3" office:value-type="string" calcext:value-type="string">
            <text:p>Motif de sur-classement</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string" calcext:value-type="string">
            <text:p>Alphanumérique</text:p>
          </table:table-cell>
          <table:table-cell table:style-name="ce3" office:value-type="string" calcext:value-type="string">
            <text:p>Cette donnée est encodée en utilisant uniquement des lettres majuscules non accentuées [A-Z], des chiffres [0-9] et des espaces. Lorsque ce champ est présent mais vide, cela signifie qu’il n’y a aucun motif de sur-classement.</text:p>
          </table:table-cell>
          <table:table-cell table:style-name="ce3" office:value-type="string" calcext:value-type="string">
            <text:p>S</text:p>
          </table:table-cell>
          <table:table-cell table:style-name="ce3" office:value-type="string" calcext:value-type="string">
            <text:p>MAJ+CHIFFRES+ESPACE</text:p>
          </table:table-cell>
          <table:table-cell table:style-name="ce24" office:value-type="string" calcext:value-type="string">
            <text:p>info</text:p>
          </table:table-cell>
          <table:table-cell table:style-name="ce23" office:value-type="string" calcext:value-type="string">
            <text:p>Lorsque ce champ est présent mais vide, cela signifie qu’il n’y a aucun motif de sur-classement.</text:p>
          </table:table-cell>
          <table:table-cell table:number-columns-repeated="1012"/>
        </table:table-row>
        <table:table-row table:style-name="ro2">
          <table:table-cell table:style-name="ce12" office:value-type="string" calcext:value-type="string">
            <text:p>7.9</text:p>
          </table:table-cell>
          <table:table-cell table:style-name="ce3" office:value-type="string" calcext:value-type="string">
            <text:p>Identifiants de données relatives aux véhicules</text:p>
          </table:table-cell>
          <table:table-cell table:style-name="ce12" office:value-type="string" calcext:value-type="string">
            <text:p>AN</text:p>
          </table:table-cell>
          <table:table-cell table:style-name="ce3" office:value-type="string" calcext:value-type="string">
            <text:p>Kilométrage</text:p>
          </table:table-cell>
          <table:table-cell table:number-columns-repeated="2" table:style-name="ce3" office:value-type="float" office:value="8" calcext:value-type="float">
            <text:p>8</text:p>
          </table:table-cell>
          <table:table-cell table:style-name="ce3" office:value-type="string" calcext:value-type="string">
            <text:p>Numérique</text:p>
          </table:table-cell>
          <table:table-cell table:style-name="ce3" office:value-type="string" calcext:value-type="string">
            <text:p>Cette donnée est encodée en utilisant uniquement des chiffres [0-9]. La valeur numérique est préfixée par des 0 si nécessaire.</text:p>
          </table:table-cell>
          <table:table-cell table:style-name="ce3" office:value-type="string" calcext:value-type="string">
            <text:p>S</text:p>
          </table:table-cell>
          <table:table-cell table:style-name="ce3" office:value-type="string" calcext:value-type="string">
            <text:p>CHIFFRES</text:p>
          </table:table-cell>
          <table:table-cell table:style-name="ce23" office:value-type="string" calcext:value-type="string">
            <text:p>Lorsque ce champ est présent mais vide, cela signifie qu’il n’y a aucun motif de sur-classement.</text:p>
          </table:table-cell>
          <table:table-cell table:number-columns-repeated="1013"/>
        </table:table-row>
        <table:table-row table:style-name="ro2">
          <table:table-cell table:style-name="ce12" office:value-type="string" calcext:value-type="string">
            <text:p>7.9</text:p>
          </table:table-cell>
          <table:table-cell table:style-name="ce3" office:value-type="string" calcext:value-type="string">
            <text:p>Identifiants de données relatives aux véhicules</text:p>
          </table:table-cell>
          <table:table-cell table:style-name="ce12" office:value-type="string" calcext:value-type="string">
            <text:p>AO</text:p>
          </table:table-cell>
          <table:table-cell table:style-name="ce3" office:value-type="string" calcext:value-type="string">
            <text:p>Numéro d’identification</text:p>
          </table:table-cell>
          <table:table-cell table:number-columns-repeated="2" table:style-name="ce3" office:value-type="float" office:value="6" calcext:value-type="float">
            <text:p>6</text:p>
          </table:table-cell>
          <table:table-cell table:style-name="ce3" office:value-type="string" calcext:value-type="string">
            <text:p>Numérique</text:p>
          </table:table-cell>
          <table:table-cell table:style-name="ce3" office:value-type="string" calcext:value-type="string">
            <text:p>L’entier correspondant à cette donnée est encodée en décimal préfixé par des 0 si nécessaire. Cette donnée est encodée en utilisant [0-9].</text:p>
          </table:table-cell>
          <table:table-cell table:style-name="ce3" office:value-type="string" calcext:value-type="string">
            <text:p>S</text:p>
          </table:table-cell>
          <table:table-cell table:style-name="ce3" office:value-type="string" calcext:value-type="string">
            <text:p>CHIFFRES</text:p>
          </table:table-cell>
          <table:table-cell table:style-name="ce23"/>
          <table:table-cell table:number-columns-repeated="1013"/>
        </table:table-row>
        <table:table-row table:style-name="ro2">
          <table:table-cell table:style-name="ce12" office:value-type="string" calcext:value-type="string">
            <text:p>7.9</text:p>
          </table:table-cell>
          <table:table-cell table:style-name="ce3" office:value-type="string" calcext:value-type="string">
            <text:p>Identifiants de données relatives aux véhicules</text:p>
          </table:table-cell>
          <table:table-cell table:style-name="ce12" office:value-type="string" calcext:value-type="string">
            <text:p>AP</text:p>
          </table:table-cell>
          <table:table-cell table:style-name="ce3" office:value-type="string" calcext:value-type="string">
            <text:p>Type d’engin</text:p>
          </table:table-cell>
          <table:table-cell table:style-name="ce3" office:value-type="float" office:value="0" calcext:value-type="float">
            <text:p>0</text:p>
          </table:table-cell>
          <table:table-cell table:style-name="ce3" office:value-type="float" office:value="60" calcext:value-type="float">
            <text:p>60</text:p>
          </table:table-cell>
          <table:table-cell table:style-name="ce3" office:value-type="string" calcext:value-type="string">
            <text:p>Alphabétique</text:p>
          </table:table-cell>
          <table:table-cell table:style-name="ce3" office:value-type="string" calcext:value-type="string">
            <text:p>Cette donnée est encodée en utilisant uniquement des lettres majuscules non accentuées [A-Z] et des espaces.</text:p>
          </table:table-cell>
          <table:table-cell table:style-name="ce3" office:value-type="string" calcext:value-type="string">
            <text:p>S</text:p>
          </table:table-cell>
          <table:table-cell table:style-name="ce3" office:value-type="string" calcext:value-type="string">
            <text:p>MAJ+ESPACE</text:p>
          </table:table-cell>
          <table:table-cell table:number-columns-repeated="1014"/>
        </table:table-row>
        <table:table-row table:style-name="ro2">
          <table:table-cell table:style-name="ce12" office:value-type="string" calcext:value-type="string">
            <text:p>7.9</text:p>
          </table:table-cell>
          <table:table-cell table:style-name="ce3" office:value-type="string" calcext:value-type="string">
            <text:p>Identifiants de données relatives aux véhicules</text:p>
          </table:table-cell>
          <table:table-cell table:style-name="ce12" office:value-type="string" calcext:value-type="string">
            <text:p>AQ</text:p>
          </table:table-cell>
          <table:table-cell table:style-name="ce3" office:value-type="string" calcext:value-type="string">
            <text:p>Numéro de série</text:p>
          </table:table-cell>
          <table:table-cell table:style-name="ce3" office:value-type="float" office:value="0" calcext:value-type="float">
            <text:p>0</text:p>
          </table:table-cell>
          <table:table-cell table:style-name="ce3" office:value-type="float" office:value="25" calcext:value-type="float">
            <text:p>25</text:p>
          </table:table-cell>
          <table:table-cell table:style-name="ce3" office:value-type="string" calcext:value-type="string">
            <text:p>Alphanumérique</text:p>
          </table:table-cell>
          <table:table-cell table:style-name="ce3" office:value-type="string" calcext:value-type="string">
            <text:p>Cette donnée est encodée en utilisant des lettres majuscules non accentuées [A-Z] et des chiffres [0-9].</text:p>
          </table:table-cell>
          <table:table-cell table:style-name="ce3" office:value-type="string" calcext:value-type="string">
            <text:p>S</text:p>
          </table:table-cell>
          <table:table-cell table:style-name="ce3" office:value-type="string" calcext:value-type="string">
            <text:p>MAJ+CHIFFRES</text:p>
          </table:table-cell>
          <table:table-cell table:number-columns-repeated="1014"/>
        </table:table-row>
        <table:table-row table:style-name="ro2">
          <table:table-cell table:style-name="ce12" office:value-type="string" calcext:value-type="string">
            <text:p>7.9</text:p>
          </table:table-cell>
          <table:table-cell table:style-name="ce3" office:value-type="string" calcext:value-type="string">
            <text:p>Identifiants de données relatives aux véhicules</text:p>
          </table:table-cell>
          <table:table-cell table:style-name="ce12" office:value-type="string" calcext:value-type="string">
            <text:p>AR</text:p>
          </table:table-cell>
          <table:table-cell table:style-name="ce3" office:value-type="string" calcext:value-type="string">
            <text:p>Modèle</text:p>
          </table:table-cell>
          <table:table-cell table:style-name="ce3" office:value-type="float" office:value="0" calcext:value-type="float">
            <text:p>0</text:p>
          </table:table-cell>
          <table:table-cell table:style-name="ce3" office:value-type="float" office:value="35" calcext:value-type="float">
            <text:p>35</text:p>
          </table:table-cell>
          <table:table-cell table:style-name="ce3" office:value-type="string" calcext:value-type="string">
            <text:p>Alphabétique</text:p>
          </table:table-cell>
          <table:table-cell table:style-name="ce3" office:value-type="string" calcext:value-type="string">
            <text:p>Cette donnée est encodée en utilisant des lettres majuscules non accentuées [A-Z], des chiffres [0-9] et des espaces.</text:p>
          </table:table-cell>
          <table:table-cell table:style-name="ce3" office:value-type="string" calcext:value-type="string">
            <text:p>S</text:p>
          </table:table-cell>
          <table:table-cell table:style-name="ce3" office:value-type="string" calcext:value-type="string">
            <text:p>MAJ+CHIFFRES+ESPACE</text:p>
          </table:table-cell>
          <table:table-cell table:number-columns-repeated="1014"/>
        </table:table-row>
        <table:table-row table:style-name="ro2">
          <table:table-cell table:style-name="ce12" office:value-type="string" calcext:value-type="string">
            <text:p>7.9</text:p>
          </table:table-cell>
          <table:table-cell table:style-name="ce3" office:value-type="string" calcext:value-type="string">
            <text:p>Identifiants de données relatives aux véhicules</text:p>
          </table:table-cell>
          <table:table-cell table:style-name="ce12" office:value-type="string" calcext:value-type="string">
            <text:p>AS</text:p>
          </table:table-cell>
          <table:table-cell table:style-name="ce3" office:value-type="string" calcext:value-type="string">
            <text:p>Couleur dominante</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string" calcext:value-type="string">
            <text:p>Alphabétique</text:p>
          </table:table-cell>
          <table:table-cell table:style-name="ce3" office:value-type="string" calcext:value-type="string">
            <text:p>Cette donnée est encodée en utilisant uniquement des lettres majuscules non accentuées [A-Z] et des espaces.</text:p>
          </table:table-cell>
          <table:table-cell table:style-name="ce3" office:value-type="string" calcext:value-type="string">
            <text:p>S</text:p>
          </table:table-cell>
          <table:table-cell table:style-name="ce3" office:value-type="string" calcext:value-type="string">
            <text:p>MAJ+ESPACE</text:p>
          </table:table-cell>
          <table:table-cell table:number-columns-repeated="1014"/>
        </table:table-row>
        <table:table-row table:style-name="ro2">
          <table:table-cell table:style-name="ce12" office:value-type="string" calcext:value-type="string">
            <text:p>7.9</text:p>
          </table:table-cell>
          <table:table-cell table:style-name="ce3" office:value-type="string" calcext:value-type="string">
            <text:p>Identifiants de données relatives aux véhicules</text:p>
          </table:table-cell>
          <table:table-cell table:style-name="ce12" office:value-type="string" calcext:value-type="string">
            <text:p>AT</text:p>
          </table:table-cell>
          <table:table-cell table:style-name="ce3" office:value-type="string" calcext:value-type="string">
            <text:p>Type de propriétaire</text:p>
          </table:table-cell>
          <table:table-cell table:number-columns-repeated="2" table:style-name="ce3" office:value-type="float" office:value="1" calcext:value-type="float">
            <text:p>1</text:p>
          </table:table-cell>
          <table:table-cell table:style-name="ce3" office:value-type="string" calcext:value-type="string">
            <text:p>Numérique</text:p>
          </table:table-cell>
          <table:table-cell table:style-name="ce3" office:value-type="string" calcext:value-type="string">
            <text:p>Deux choix sont possibles : • 1 = Personne physique • 2 = Personne morale</text:p>
          </table:table-cell>
          <table:table-cell table:style-name="ce3" office:value-type="string" calcext:value-type="string">
            <text:p>S</text:p>
          </table:table-cell>
          <table:table-cell table:style-name="ce3" office:value-type="string" calcext:value-type="string">
            <text:p>PROPRIETAIRE</text:p>
          </table:table-cell>
          <table:table-cell table:number-columns-repeated="1014"/>
        </table:table-row>
        <table:table-row table:style-name="ro2">
          <table:table-cell table:style-name="ce12" office:value-type="string" calcext:value-type="string">
            <text:p>7.9</text:p>
          </table:table-cell>
          <table:table-cell table:style-name="ce3" office:value-type="string" calcext:value-type="string">
            <text:p>Identifiants de données relatives aux véhicules</text:p>
          </table:table-cell>
          <table:table-cell table:style-name="ce12" office:value-type="string" calcext:value-type="string">
            <text:p>AU</text:p>
          </table:table-cell>
          <table:table-cell table:style-name="ce3" office:value-type="string" calcext:value-type="string">
            <text:p>Ligne 2 de l'adresse postale du propriétaire</text:p>
          </table:table-cell>
          <table:table-cell table:style-name="ce3" office:value-type="float" office:value="0" calcext:value-type="float">
            <text:p>0</text:p>
          </table:table-cell>
          <table:table-cell table:style-name="ce3" office:value-type="float" office:value="38" calcext:value-type="float">
            <text:p>38</text:p>
          </table:table-cell>
          <table:table-cell table:style-name="ce3" office:value-type="string" calcext:value-type="string">
            <text:p>Alphanumérique</text:p>
          </table:table-cell>
          <table:table-cell table:style-name="ce3" office:value-type="string" calcext:value-type="string">
            <text:p>Cette donnée est encodée en utilisant uniquement des lettres majuscules non accentuées [A-Z], des chiffres [0-9] et des espaces. Il faut utiliser les méthodes de compression définies en annexe 11 de la norme en cas de dépassement de la donnée</text:p>
          </table:table-cell>
          <table:table-cell table:style-name="ce3" office:value-type="string" calcext:value-type="string">
            <text:p>S</text:p>
          </table:table-cell>
          <table:table-cell table:style-name="ce3" office:value-type="string" calcext:value-type="string">
            <text:p>MAJ+CHIFFRES+ESPACE</text:p>
          </table:table-cell>
          <table:table-cell table:style-name="ce24" office:value-type="string" calcext:value-type="string">
            <text:p>Depassement</text:p>
          </table:table-cell>
          <table:table-cell table:number-columns-repeated="1013"/>
        </table:table-row>
        <table:table-row table:style-name="ro2">
          <table:table-cell table:style-name="ce12" office:value-type="string" calcext:value-type="string">
            <text:p>7.9</text:p>
          </table:table-cell>
          <table:table-cell table:style-name="ce3" office:value-type="string" calcext:value-type="string">
            <text:p>Identifiants de données relatives aux véhicules</text:p>
          </table:table-cell>
          <table:table-cell table:style-name="ce12" office:value-type="string" calcext:value-type="string">
            <text:p>AV</text:p>
          </table:table-cell>
          <table:table-cell table:style-name="ce3" office:value-type="string" calcext:value-type="string">
            <text:p>Ligne 3 de l'adresse postale du propriétaire</text:p>
          </table:table-cell>
          <table:table-cell table:style-name="ce3" office:value-type="float" office:value="0" calcext:value-type="float">
            <text:p>0</text:p>
          </table:table-cell>
          <table:table-cell table:style-name="ce3" office:value-type="float" office:value="38" calcext:value-type="float">
            <text:p>38</text:p>
          </table:table-cell>
          <table:table-cell table:style-name="ce3" office:value-type="string" calcext:value-type="string">
            <text:p>Alphanumérique</text:p>
          </table:table-cell>
          <table:table-cell table:style-name="ce3" office:value-type="string" calcext:value-type="string">
            <text:p>Cette donnée est encodée en utilisant uniquement des lettres majuscules non accentuées [A-Z], des chiffres [0-9] et des espaces. Il faut utiliser les méthodes de compression définies en annexe 11 de la norme en cas de dépassement de la donnée.</text:p>
          </table:table-cell>
          <table:table-cell table:style-name="ce3" office:value-type="string" calcext:value-type="string">
            <text:p>S</text:p>
          </table:table-cell>
          <table:table-cell table:style-name="ce3" office:value-type="string" calcext:value-type="string">
            <text:p>MAJ+CHIFFRES+ESPACE</text:p>
          </table:table-cell>
          <table:table-cell table:style-name="ce24" office:value-type="string" calcext:value-type="string">
            <text:p>Depassement</text:p>
          </table:table-cell>
          <table:table-cell table:number-columns-repeated="1013"/>
        </table:table-row>
        <table:table-row table:style-name="ro2">
          <table:table-cell table:style-name="ce12" office:value-type="string" calcext:value-type="string">
            <text:p>7.9</text:p>
          </table:table-cell>
          <table:table-cell table:style-name="ce3" office:value-type="string" calcext:value-type="string">
            <text:p>Identifiants de données relatives aux véhicules</text:p>
          </table:table-cell>
          <table:table-cell table:style-name="ce12" office:value-type="string" calcext:value-type="string">
            <text:p>AW</text:p>
          </table:table-cell>
          <table:table-cell table:style-name="ce3" office:value-type="string" calcext:value-type="string">
            <text:p>Ligne 4 de l'adresse postale du propriétaire</text:p>
          </table:table-cell>
          <table:table-cell table:style-name="ce3" office:value-type="float" office:value="0" calcext:value-type="float">
            <text:p>0</text:p>
          </table:table-cell>
          <table:table-cell table:style-name="ce3" office:value-type="float" office:value="38" calcext:value-type="float">
            <text:p>38</text:p>
          </table:table-cell>
          <table:table-cell table:style-name="ce3" office:value-type="string" calcext:value-type="string">
            <text:p>Alphanumérique</text:p>
          </table:table-cell>
          <table:table-cell table:style-name="ce3" office:value-type="string" calcext:value-type="string">
            <text:p>Numéro dans la voie + type et nom de la voie. Cette donnée est encodée en utilisant uniquement des lettres majuscules non accentuées [A-Z], des chiffres [0-9] et des espaces. Il faut utiliser les méthodes de compression définies en annexe 11 de la norme en cas de dépassement de la donnée.</text:p>
          </table:table-cell>
          <table:table-cell table:style-name="ce3" office:value-type="string" calcext:value-type="string">
            <text:p>S</text:p>
          </table:table-cell>
          <table:table-cell table:style-name="ce3" office:value-type="string" calcext:value-type="string">
            <text:p>MAJ+CHIFFRES+ESPACE</text:p>
          </table:table-cell>
          <table:table-cell table:style-name="ce3" office:value-type="string" calcext:value-type="string">
            <text:p>compression</text:p>
          </table:table-cell>
          <table:table-cell table:number-columns-repeated="1013"/>
        </table:table-row>
        <table:table-row table:style-name="ro2">
          <table:table-cell table:style-name="ce12" office:value-type="string" calcext:value-type="string">
            <text:p>7.9</text:p>
          </table:table-cell>
          <table:table-cell table:style-name="ce3" office:value-type="string" calcext:value-type="string">
            <text:p>Identifiants de données relatives aux véhicules</text:p>
          </table:table-cell>
          <table:table-cell table:style-name="ce12" office:value-type="string" calcext:value-type="string">
            <text:p>AX</text:p>
          </table:table-cell>
          <table:table-cell table:style-name="ce3" office:value-type="string" calcext:value-type="string">
            <text:p>Ligne 5 de l'adresse postale du propriétaire</text:p>
          </table:table-cell>
          <table:table-cell table:style-name="ce3" office:value-type="float" office:value="0" calcext:value-type="float">
            <text:p>0</text:p>
          </table:table-cell>
          <table:table-cell table:style-name="ce3" office:value-type="float" office:value="38" calcext:value-type="float">
            <text:p>38</text:p>
          </table:table-cell>
          <table:table-cell table:style-name="ce3" office:value-type="string" calcext:value-type="string">
            <text:p>Alphanumérique</text:p>
          </table:table-cell>
          <table:table-cell table:style-name="ce3" office:value-type="string" calcext:value-type="string">
            <text:p>Mention de distribution (BP) suivie du libellé de la localité de destination dans le cas où celle-ci serait différente du libellé cedex lieu-dit ou hameau. Cette donnée est encodée en utilisant uniquement des lettres majuscules non accentuées [A-Z], des chiffres [0-9] et des espaces. Il faut utiliser les méthodes de compression définies en annexe 11 de la norme en cas de dépassement de la donnée.</text:p>
          </table:table-cell>
          <table:table-cell table:style-name="ce3" office:value-type="string" calcext:value-type="string">
            <text:p>S</text:p>
          </table:table-cell>
          <table:table-cell table:style-name="ce3" office:value-type="string" calcext:value-type="string">
            <text:p>MAJ+CHIFFRES</text:p>
          </table:table-cell>
          <table:table-cell table:style-name="ce3" office:value-type="string" calcext:value-type="string">
            <text:p>compression</text:p>
          </table:table-cell>
          <table:table-cell table:number-columns-repeated="1013"/>
        </table:table-row>
        <table:table-row table:style-name="ro2">
          <table:table-cell table:style-name="ce12" office:value-type="string" calcext:value-type="string">
            <text:p>7.9</text:p>
          </table:table-cell>
          <table:table-cell table:style-name="ce3" office:value-type="string" calcext:value-type="string">
            <text:p>Identifiants de données relatives aux véhicules</text:p>
          </table:table-cell>
          <table:table-cell table:style-name="ce12" office:value-type="string" calcext:value-type="string">
            <text:p>AY</text:p>
          </table:table-cell>
          <table:table-cell table:style-name="ce3" office:value-type="string" calcext:value-type="string">
            <text:p>Code postal ou code cedex de l'adresse postale du propriétaire</text:p>
          </table:table-cell>
          <table:table-cell table:number-columns-repeated="2" table:style-name="ce3" office:value-type="float" office:value="5" calcext:value-type="float">
            <text:p>5</text:p>
          </table:table-cell>
          <table:table-cell table:style-name="ce3" office:value-type="string" calcext:value-type="string">
            <text:p>Numérique</text:p>
          </table:table-cell>
          <table:table-cell table:style-name="ce3" office:value-type="string" calcext:value-type="string">
            <text:p>Compris dans la ligne 6 de la norme adresse postale. Cette donnée est encodée en utilisant uniquement des chiffres ou des espaces si la donnée n’est pas renseignée (par exemple, dans le cas d’un pays ne disposant pas de code postal).</text:p>
          </table:table-cell>
          <table:table-cell table:style-name="ce3" office:value-type="string" calcext:value-type="string">
            <text:p>S</text:p>
          </table:table-cell>
          <table:table-cell table:style-name="ce3" office:value-type="string" calcext:value-type="string">
            <text:p>CHIFFRES+ESPACE</text:p>
          </table:table-cell>
          <table:table-cell table:number-columns-repeated="1014"/>
        </table:table-row>
        <table:table-row table:style-name="ro2">
          <table:table-cell table:style-name="ce12" office:value-type="string" calcext:value-type="string">
            <text:p>7.9</text:p>
          </table:table-cell>
          <table:table-cell table:style-name="ce3" office:value-type="string" calcext:value-type="string">
            <text:p>Identifiants de données relatives aux véhicules</text:p>
          </table:table-cell>
          <table:table-cell table:style-name="ce12" office:value-type="string" calcext:value-type="string">
            <text:p>AZ</text:p>
          </table:table-cell>
          <table:table-cell table:style-name="ce3" office:value-type="string" calcext:value-type="string">
            <text:p>Commune de l'adresse postale du propriétaire</text:p>
          </table:table-cell>
          <table:table-cell table:style-name="ce3" office:value-type="float" office:value="0" calcext:value-type="float">
            <text:p>0</text:p>
          </table:table-cell>
          <table:table-cell table:style-name="ce3" office:value-type="float" office:value="32" calcext:value-type="float">
            <text:p>32</text:p>
          </table:table-cell>
          <table:table-cell table:style-name="ce3" office:value-type="string" calcext:value-type="string">
            <text:p>Alphabétique</text:p>
          </table:table-cell>
          <table:table-cell table:style-name="ce3" office:value-type="string" calcext:value-type="string">
            <text:p>Compris dans la ligne 6 de la norme adresse postale. Cette donnée est encodée en utilisant uniquement des lettres majuscules non accentuées [A-Z] et des espaces.</text:p>
          </table:table-cell>
          <table:table-cell table:style-name="ce3" office:value-type="string" calcext:value-type="string">
            <text:p>S</text:p>
          </table:table-cell>
          <table:table-cell table:style-name="ce3" office:value-type="string" calcext:value-type="string">
            <text:p>MAJ+ESPACE</text:p>
          </table:table-cell>
          <table:table-cell table:number-columns-repeated="1014"/>
        </table:table-row>
        <table:table-row table:style-name="ro2">
          <table:table-cell table:style-name="ce12" office:value-type="string" calcext:value-type="string">
            <text:p>7.10</text:p>
          </table:table-cell>
          <table:table-cell table:style-name="ce3" office:value-type="string" calcext:value-type="string">
            <text:p>Identifiants de données pour les justificatifs académiques</text:p>
          </table:table-cell>
          <table:table-cell table:style-name="ce12" office:value-type="string" calcext:value-type="string">
            <text:p>B0</text:p>
          </table:table-cell>
          <table:table-cell table:style-name="ce3" office:value-type="string" calcext:value-type="string">
            <text:p>Liste des prénoms</text:p>
          </table:table-cell>
          <table:table-cell table:style-name="ce3" office:value-type="float" office:value="0" calcext:value-type="float">
            <text:p>0</text:p>
          </table:table-cell>
          <table:table-cell table:style-name="ce3" office:value-type="float" office:value="60" calcext:value-type="float">
            <text:p>60</text:p>
          </table:table-cell>
          <table:table-cell table:style-name="ce3" office:value-type="string" calcext:value-type="string">
            <text:p>Alphanumérique</text:p>
          </table:table-cell>
          <table:table-cell table:style-name="ce3" office:value-type="string" calcext:value-type="string">
            <text:p>Les prénoms composés sont séparés par un espace. Les différents prénoms sont séparés par '/'. Cette donnée est encodée en utilisant uniquement des lettres majuscules non accentuées [A-Z], des espaces et des '/' s'il y a plusieurs prénoms (au maximum 6).</text:p>
          </table:table-cell>
          <table:table-cell table:style-name="ce3" office:value-type="string" calcext:value-type="string">
            <text:p>S</text:p>
          </table:table-cell>
          <table:table-cell table:style-name="ce3" office:value-type="string" calcext:value-type="string">
            <text:p>MAJ+ESPACE+SLASH</text:p>
          </table:table-cell>
          <table:table-cell table:number-columns-repeated="1014"/>
        </table:table-row>
        <table:table-row table:style-name="ro2">
          <table:table-cell table:style-name="ce12" office:value-type="string" calcext:value-type="string">
            <text:p>7.10</text:p>
          </table:table-cell>
          <table:table-cell table:style-name="ce3" office:value-type="string" calcext:value-type="string">
            <text:p>Identifiants de données pour les justificatifs académiques</text:p>
          </table:table-cell>
          <table:table-cell table:style-name="ce12" office:value-type="string" calcext:value-type="string">
            <text:p>B1</text:p>
          </table:table-cell>
          <table:table-cell table:style-name="ce3" office:value-type="string" calcext:value-type="string">
            <text:p>Prénom</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string" calcext:value-type="string">
            <text:p>Alphanumérique</text:p>
          </table:table-cell>
          <table:table-cell table:style-name="ce3" office:value-type="string" calcext:value-type="string">
            <text:p>Ce champ correspond au premier prénom de l'état civil ou au prénom d'usage. Les prénoms composés sont séparés par un espace. Cette donnée est encodée en utilisant uniquement des lettres majuscules non accentuées [A-Z] et des espaces.</text:p>
          </table:table-cell>
          <table:table-cell table:style-name="ce3" office:value-type="string" calcext:value-type="string">
            <text:p>S</text:p>
          </table:table-cell>
          <table:table-cell table:style-name="ce3" office:value-type="string" calcext:value-type="string">
            <text:p>MAJ+ESPACE</text:p>
          </table:table-cell>
          <table:table-cell table:number-columns-repeated="1014"/>
        </table:table-row>
        <table:table-row table:style-name="ro2">
          <table:table-cell table:style-name="ce12" office:value-type="string" calcext:value-type="string">
            <text:p>7.10</text:p>
          </table:table-cell>
          <table:table-cell table:style-name="ce3" office:value-type="string" calcext:value-type="string">
            <text:p>Identifiants de données pour les justificatifs académiques</text:p>
          </table:table-cell>
          <table:table-cell table:style-name="ce12" office:value-type="string" calcext:value-type="string">
            <text:p>B2</text:p>
          </table:table-cell>
          <table:table-cell table:style-name="ce3" office:value-type="string" calcext:value-type="string">
            <text:p>Nom patronymique</text:p>
          </table:table-cell>
          <table:table-cell table:style-name="ce3" office:value-type="float" office:value="0" calcext:value-type="float">
            <text:p>0</text:p>
          </table:table-cell>
          <table:table-cell table:style-name="ce3" office:value-type="float" office:value="38" calcext:value-type="float">
            <text:p>38</text:p>
          </table:table-cell>
          <table:table-cell table:style-name="ce3" office:value-type="string" calcext:value-type="string">
            <text:p>Alphanumérique</text:p>
          </table:table-cell>
          <table:table-cell table:style-name="ce3" office:value-type="string" calcext:value-type="string">
            <text:p>Cette donnée est encodée en utilisant uniquement des lettres majuscules non accentuées [A-Z] et des espaces. Les noms composés sont séparés par un espace.</text:p>
          </table:table-cell>
          <table:table-cell table:style-name="ce3" office:value-type="string" calcext:value-type="string">
            <text:p>S</text:p>
          </table:table-cell>
          <table:table-cell table:style-name="ce3" office:value-type="string" calcext:value-type="string">
            <text:p>MAJ+ESPACE</text:p>
          </table:table-cell>
          <table:table-cell table:number-columns-repeated="1014"/>
        </table:table-row>
        <table:table-row table:style-name="ro2">
          <table:table-cell table:style-name="ce12" office:value-type="string" calcext:value-type="string">
            <text:p>7.10</text:p>
          </table:table-cell>
          <table:table-cell table:style-name="ce3" office:value-type="string" calcext:value-type="string">
            <text:p>Identifiants de données pour les justificatifs académiques</text:p>
          </table:table-cell>
          <table:table-cell table:style-name="ce12" office:value-type="string" calcext:value-type="string">
            <text:p>B3</text:p>
          </table:table-cell>
          <table:table-cell table:style-name="ce3" office:value-type="string" calcext:value-type="string">
            <text:p>Nom d'usage</text:p>
          </table:table-cell>
          <table:table-cell table:style-name="ce3" office:value-type="float" office:value="0" calcext:value-type="float">
            <text:p>0</text:p>
          </table:table-cell>
          <table:table-cell table:style-name="ce3" office:value-type="float" office:value="38" calcext:value-type="float">
            <text:p>38</text:p>
          </table:table-cell>
          <table:table-cell table:style-name="ce3" office:value-type="string" calcext:value-type="string">
            <text:p>Alphanumérique</text:p>
          </table:table-cell>
          <table:table-cell table:style-name="ce3" office:value-type="string" calcext:value-type="string">
            <text:p>Cette donnée est encodée en utilisant uniquement des lettres majuscules non accentuées [A-Z] et des espaces. Les noms composés sont séparés par un espace.</text:p>
          </table:table-cell>
          <table:table-cell table:style-name="ce3" office:value-type="string" calcext:value-type="string">
            <text:p>S</text:p>
          </table:table-cell>
          <table:table-cell table:style-name="ce3" office:value-type="string" calcext:value-type="string">
            <text:p>MAJ+ESPACE</text:p>
          </table:table-cell>
          <table:table-cell table:number-columns-repeated="1014"/>
        </table:table-row>
        <table:table-row table:style-name="ro2">
          <table:table-cell table:style-name="ce12" office:value-type="string" calcext:value-type="string">
            <text:p>7.10</text:p>
          </table:table-cell>
          <table:table-cell table:style-name="ce3" office:value-type="string" calcext:value-type="string">
            <text:p>Identifiants de données pour les justificatifs académiques</text:p>
          </table:table-cell>
          <table:table-cell table:style-name="ce12" office:value-type="string" calcext:value-type="string">
            <text:p>B4</text:p>
          </table:table-cell>
          <table:table-cell table:style-name="ce3" office:value-type="string" calcext:value-type="string">
            <text:p>Nom d'épouse/époux</text:p>
          </table:table-cell>
          <table:table-cell table:style-name="ce3" office:value-type="float" office:value="0" calcext:value-type="float">
            <text:p>0</text:p>
          </table:table-cell>
          <table:table-cell table:style-name="ce3" office:value-type="float" office:value="38" calcext:value-type="float">
            <text:p>38</text:p>
          </table:table-cell>
          <table:table-cell table:style-name="ce3" office:value-type="string" calcext:value-type="string">
            <text:p>Alphanumérique</text:p>
          </table:table-cell>
          <table:table-cell table:style-name="ce3" office:value-type="string" calcext:value-type="string">
            <text:p>Cette donnée est encodée en utilisant uniquement des lettres majuscules non accentuées [A-Z] et des espaces. Les noms composés sont séparés par un espace.</text:p>
          </table:table-cell>
          <table:table-cell table:style-name="ce3" office:value-type="string" calcext:value-type="string">
            <text:p>S</text:p>
          </table:table-cell>
          <table:table-cell table:style-name="ce3" office:value-type="string" calcext:value-type="string">
            <text:p>MAJ+ESPACE</text:p>
          </table:table-cell>
          <table:table-cell table:number-columns-repeated="1014"/>
        </table:table-row>
        <table:table-row table:style-name="ro2">
          <table:table-cell table:style-name="ce12" office:value-type="string" calcext:value-type="string">
            <text:p>7.10</text:p>
          </table:table-cell>
          <table:table-cell table:style-name="ce3" office:value-type="string" calcext:value-type="string">
            <text:p>Identifiants de données pour les justificatifs académiques</text:p>
          </table:table-cell>
          <table:table-cell table:style-name="ce12" office:value-type="string" calcext:value-type="string">
            <text:p>B5</text:p>
          </table:table-cell>
          <table:table-cell table:style-name="ce3" office:value-type="string" calcext:value-type="string">
            <text:p>Nationalité</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string" calcext:value-type="string">
            <text:p>Alphanumérique</text:p>
          </table:table-cell>
          <table:table-cell table:style-name="ce3" office:value-type="string" calcext:value-type="string">
            <text:p>Le pays est encodé en utilisant son code pays au format ISO3166-1 Alpha 2</text:p>
          </table:table-cell>
          <table:table-cell table:style-name="ce3" office:value-type="string" calcext:value-type="string">
            <text:p>S</text:p>
          </table:table-cell>
          <table:table-cell table:style-name="ce23" office:value-type="string" calcext:value-type="string">
            <text:p>MAJ</text:p>
          </table:table-cell>
          <table:table-cell table:style-name="ce23" office:value-type="string" calcext:value-type="string">
            <text:p>ISO3166-1 Alpha 8</text:p>
          </table:table-cell>
          <table:table-cell table:number-columns-repeated="1013"/>
        </table:table-row>
        <table:table-row table:style-name="ro2">
          <table:table-cell table:style-name="ce12" office:value-type="string" calcext:value-type="string">
            <text:p>7.10</text:p>
          </table:table-cell>
          <table:table-cell table:style-name="ce3" office:value-type="string" calcext:value-type="string">
            <text:p>Identifiants de données pour les justificatifs académiques</text:p>
          </table:table-cell>
          <table:table-cell table:style-name="ce12" office:value-type="string" calcext:value-type="string">
            <text:p>B6</text:p>
          </table:table-cell>
          <table:table-cell table:style-name="ce3" office:value-type="string" calcext:value-type="string">
            <text:p>Genre</text:p>
          </table:table-cell>
          <table:table-cell table:number-columns-repeated="2" table:style-name="ce3" office:value-type="float" office:value="1" calcext:value-type="float">
            <text:p>1</text:p>
          </table:table-cell>
          <table:table-cell table:style-name="ce3" office:value-type="string" calcext:value-type="string">
            <text:p>Alphanumérique</text:p>
          </table:table-cell>
          <table:table-cell table:style-name="ce3" office:value-type="string" calcext:value-type="string">
            <text:p>Genre masculin (M) ou féminin (F) ou autre (X).</text:p>
          </table:table-cell>
          <table:table-cell table:style-name="ce3" office:value-type="string" calcext:value-type="string">
            <text:p>S</text:p>
          </table:table-cell>
          <table:table-cell table:style-name="ce3" office:value-type="string" calcext:value-type="string">
            <text:p>GENRE+GENRE_AUTRE</text:p>
          </table:table-cell>
          <table:table-cell table:style-name="ce3" office:value-type="string" calcext:value-type="string">
            <text:p>X</text:p>
          </table:table-cell>
          <table:table-cell table:number-columns-repeated="1013"/>
        </table:table-row>
        <table:table-row table:style-name="ro2">
          <table:table-cell table:style-name="ce12" office:value-type="string" calcext:value-type="string">
            <text:p>7.10</text:p>
          </table:table-cell>
          <table:table-cell table:style-name="ce3" office:value-type="string" calcext:value-type="string">
            <text:p>Identifiants de données pour les justificatifs académiques</text:p>
          </table:table-cell>
          <table:table-cell table:style-name="ce12" office:value-type="string" calcext:value-type="string">
            <text:p>B7</text:p>
          </table:table-cell>
          <table:table-cell table:style-name="ce3" office:value-type="string" calcext:value-type="string">
            <text:p>Date de naissance</text:p>
          </table:table-cell>
          <table:table-cell table:number-columns-repeated="2" table:style-name="ce3" office:value-type="float" office:value="8" calcext:value-type="float">
            <text:p>8</text:p>
          </table:table-cell>
          <table:table-cell table:style-name="ce3" office:value-type="string" calcext:value-type="string">
            <text:p>Numérique</text:p>
          </table:table-cell>
          <table:table-cell table:style-name="ce3" office:value-type="string" calcext:value-type="string">
            <text:p>Cette date est composée uniquement de 8 chiffres au format JJMMAAAA où JJ représente le jour dans le mois, MM le mois et AAAA l'année. Le jour et le numéro du mois sont encodés sur 2 chiffres préfixés par 0 si nécessaire. Lorsque le jour ou le jour et le mois ne sont pas connus, leurs valeurs sont remplacées par 00.</text:p>
          </table:table-cell>
          <table:table-cell table:style-name="ce3" office:value-type="string" calcext:value-type="string">
            <text:p>F</text:p>
          </table:table-cell>
          <table:table-cell table:style-name="ce3" office:value-type="string" calcext:value-type="string">
            <text:p>DATE</text:p>
          </table:table-cell>
          <table:table-cell table:number-columns-repeated="1014"/>
        </table:table-row>
        <table:table-row table:style-name="ro2">
          <table:table-cell table:style-name="ce12" office:value-type="string" calcext:value-type="string">
            <text:p>7.10</text:p>
          </table:table-cell>
          <table:table-cell table:style-name="ce3" office:value-type="string" calcext:value-type="string">
            <text:p>Identifiants de données pour les justificatifs académiques</text:p>
          </table:table-cell>
          <table:table-cell table:style-name="ce12" office:value-type="string" calcext:value-type="string">
            <text:p>B8</text:p>
          </table:table-cell>
          <table:table-cell table:style-name="ce3" office:value-type="string" calcext:value-type="string">
            <text:p>Lieu de naissance</text:p>
          </table:table-cell>
          <table:table-cell table:style-name="ce3" office:value-type="float" office:value="0" calcext:value-type="float">
            <text:p>0</text:p>
          </table:table-cell>
          <table:table-cell table:style-name="ce3" office:value-type="float" office:value="32" calcext:value-type="float">
            <text:p>32</text:p>
          </table:table-cell>
          <table:table-cell table:style-name="ce3" office:value-type="string" calcext:value-type="string">
            <text:p>Alphanumérique</text:p>
          </table:table-cell>
          <table:table-cell table:style-name="ce3" office:value-type="string" calcext:value-type="string">
            <text:p>Cette donnée est encodée en utilisant uniquement des lettres majuscules non accentuées [A-Z], des chiffres [0-9] et des espaces.</text:p>
          </table:table-cell>
          <table:table-cell table:style-name="ce3" office:value-type="string" calcext:value-type="string">
            <text:p>S</text:p>
          </table:table-cell>
          <table:table-cell table:style-name="ce3" office:value-type="string" calcext:value-type="string">
            <text:p>MAJ+CHIFFRES+ESPACE</text:p>
          </table:table-cell>
          <table:table-cell table:number-columns-repeated="1014"/>
        </table:table-row>
        <table:table-row table:style-name="ro2">
          <table:table-cell table:style-name="ce12" office:value-type="string" calcext:value-type="string">
            <text:p>7.10</text:p>
          </table:table-cell>
          <table:table-cell table:style-name="ce3" office:value-type="string" calcext:value-type="string">
            <text:p>Identifiants de données pour les justificatifs académiques</text:p>
          </table:table-cell>
          <table:table-cell table:style-name="ce12" office:value-type="string" calcext:value-type="string">
            <text:p>B9</text:p>
          </table:table-cell>
          <table:table-cell table:style-name="ce3" office:value-type="string" calcext:value-type="string">
            <text:p>Pays de naissance</text:p>
          </table:table-cell>
          <table:table-cell table:number-columns-repeated="2" table:style-name="ce3" office:value-type="float" office:value="2" calcext:value-type="float">
            <text:p>2</text:p>
          </table:table-cell>
          <table:table-cell table:style-name="ce3" office:value-type="string" calcext:value-type="string">
            <text:p>Alphanumérique</text:p>
          </table:table-cell>
          <table:table-cell table:style-name="ce3" office:value-type="string" calcext:value-type="string">
            <text:p>Le pays est encodé en utilisant son code pays au format ISO3166-1 Alpha 2</text:p>
          </table:table-cell>
          <table:table-cell table:style-name="ce3" office:value-type="string" calcext:value-type="string">
            <text:p>S</text:p>
          </table:table-cell>
          <table:table-cell table:style-name="ce23" office:value-type="string" calcext:value-type="string">
            <text:p>MAJ</text:p>
          </table:table-cell>
          <table:table-cell table:style-name="ce23" office:value-type="string" calcext:value-type="string">
            <text:p>ISO3166-1 Alpha 9</text:p>
          </table:table-cell>
          <table:table-cell table:number-columns-repeated="1013"/>
        </table:table-row>
        <table:table-row table:style-name="ro2">
          <table:table-cell table:style-name="ce12" office:value-type="string" calcext:value-type="string">
            <text:p>7.10</text:p>
          </table:table-cell>
          <table:table-cell table:style-name="ce3" office:value-type="string" calcext:value-type="string">
            <text:p>Identifiants de données pour les justificatifs académiques</text:p>
          </table:table-cell>
          <table:table-cell table:style-name="ce12" office:value-type="string" calcext:value-type="string">
            <text:p>BA</text:p>
          </table:table-cell>
          <table:table-cell table:style-name="ce3" office:value-type="string" calcext:value-type="string">
            <text:p>Mention obtenue</text:p>
          </table:table-cell>
          <table:table-cell table:number-columns-repeated="2" table:style-name="ce3" office:value-type="float" office:value="1" calcext:value-type="float">
            <text:p>1</text:p>
          </table:table-cell>
          <table:table-cell table:style-name="ce3" office:value-type="string" calcext:value-type="string">
            <text:p>Numérique</text:p>
          </table:table-cell>
          <table:table-cell table:style-name="ce3" office:value-type="string" calcext:value-type="string">
            <text:p>0 aucune 1 Passable 2 Assez Bien 3 Bien 4 Très Bien 5 Très Honorable 6 Félicitations du jury</text:p>
          </table:table-cell>
          <table:table-cell table:style-name="ce3" office:value-type="string" calcext:value-type="string">
            <text:p>S</text:p>
          </table:table-cell>
          <table:table-cell table:style-name="ce3" office:value-type="string" calcext:value-type="string">
            <text:p>MENTIONS</text:p>
          </table:table-cell>
          <table:table-cell table:number-columns-repeated="1014"/>
        </table:table-row>
        <table:table-row table:style-name="ro2">
          <table:table-cell table:style-name="ce12" office:value-type="string" calcext:value-type="string">
            <text:p>7.10</text:p>
          </table:table-cell>
          <table:table-cell table:style-name="ce3" office:value-type="string" calcext:value-type="string">
            <text:p>Identifiants de données pour les justificatifs académiques</text:p>
          </table:table-cell>
          <table:table-cell table:style-name="ce12" office:value-type="string" calcext:value-type="string">
            <text:p>BB</text:p>
          </table:table-cell>
          <table:table-cell table:style-name="ce3" office:value-type="string" calcext:value-type="string">
            <text:p>Numéro ou code d'identification de l'étudiant</text:p>
          </table:table-cell>
          <table:table-cell table:style-name="ce3" office:value-type="float" office:value="0" calcext:value-type="float">
            <text:p>0</text:p>
          </table:table-cell>
          <table:table-cell table:style-name="ce3" office:value-type="float" office:value="50" calcext:value-type="float">
            <text:p>50</text:p>
          </table:table-cell>
          <table:table-cell table:style-name="ce3" office:value-type="string" calcext:value-type="string">
            <text:p>Alphanumérique</text:p>
          </table:table-cell>
          <table:table-cell table:style-name="ce3" office:value-type="string" calcext:value-type="string">
            <text:p>Correspond en France au numéro INE, ou à défaut d'un numéro interne à l'établissement mentionné sur le diplôme. Cette donnée est encodée en utilisant uniquement des lettres majuscules non accentuées [A-Z], des chiffres [0-9] et des espaces.</text:p>
          </table:table-cell>
          <table:table-cell table:style-name="ce3" office:value-type="string" calcext:value-type="string">
            <text:p>S</text:p>
          </table:table-cell>
          <table:table-cell table:style-name="ce3" office:value-type="string" calcext:value-type="string">
            <text:p>MAJ+CHIFFRES+ESPACE</text:p>
          </table:table-cell>
          <table:table-cell table:number-columns-repeated="1014"/>
        </table:table-row>
        <table:table-row table:style-name="ro2">
          <table:table-cell table:style-name="ce12" office:value-type="string" calcext:value-type="string">
            <text:p>7.10</text:p>
          </table:table-cell>
          <table:table-cell table:style-name="ce3" office:value-type="string" calcext:value-type="string">
            <text:p>Identifiants de données pour les justificatifs académiques</text:p>
          </table:table-cell>
          <table:table-cell table:style-name="ce12" office:value-type="string" calcext:value-type="string">
            <text:p>BC</text:p>
          </table:table-cell>
          <table:table-cell table:style-name="ce3" office:value-type="string" calcext:value-type="string">
            <text:p>Numéro du diplôme</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string" calcext:value-type="string">
            <text:p>Alphanumérique</text:p>
          </table:table-cell>
          <table:table-cell table:style-name="ce3" office:value-type="string" calcext:value-type="string">
            <text:p>Cette donnée est encodée en utilisant uniquement des lettres majuscules non accentuées [A-Z], des chiffres [0-9] et des espaces.</text:p>
          </table:table-cell>
          <table:table-cell table:style-name="ce3" office:value-type="string" calcext:value-type="string">
            <text:p>S</text:p>
          </table:table-cell>
          <table:table-cell table:style-name="ce3" office:value-type="string" calcext:value-type="string">
            <text:p>MAJ+CHIFFRES+ESPACE</text:p>
          </table:table-cell>
          <table:table-cell table:number-columns-repeated="1014"/>
        </table:table-row>
        <table:table-row table:style-name="ro2">
          <table:table-cell table:style-name="ce12" office:value-type="string" calcext:value-type="string">
            <text:p>7.10</text:p>
          </table:table-cell>
          <table:table-cell table:style-name="ce3" office:value-type="string" calcext:value-type="string">
            <text:p>Identifiants de données pour les justificatifs académiques</text:p>
          </table:table-cell>
          <table:table-cell table:style-name="ce12" office:value-type="string" calcext:value-type="string">
            <text:p>BD</text:p>
          </table:table-cell>
          <table:table-cell table:style-name="ce3" office:value-type="string" calcext:value-type="string">
            <text:p>Niveau du diplôme selon la classification CEC</text:p>
          </table:table-cell>
          <table:table-cell table:number-columns-repeated="2" table:style-name="ce3" office:value-type="float" office:value="1" calcext:value-type="float">
            <text:p>1</text:p>
          </table:table-cell>
          <table:table-cell table:style-name="ce3" office:value-type="string" calcext:value-type="string">
            <text:p>Numérique</text:p>
          </table:table-cell>
          <table:table-cell table:style-name="ce3" office:value-type="string" calcext:value-type="string">
            <text:p>Entre autres: Bac=4, BTS/DUT=5, Licence=6, Master=7, Doctorat=8</text:p>
          </table:table-cell>
          <table:table-cell table:style-name="ce3" office:value-type="string" calcext:value-type="string">
            <text:p>S</text:p>
          </table:table-cell>
          <table:table-cell table:style-name="ce3" office:value-type="string" calcext:value-type="string">
            <text:p>DIPLOME</text:p>
          </table:table-cell>
          <table:table-cell table:style-name="ce3" office:value-type="string" calcext:value-type="string">
            <text:p>4/5/6/7/8</text:p>
          </table:table-cell>
          <table:table-cell table:number-columns-repeated="1013"/>
        </table:table-row>
        <table:table-row table:style-name="ro2">
          <table:table-cell table:style-name="ce12" office:value-type="string" calcext:value-type="string">
            <text:p>7.10</text:p>
          </table:table-cell>
          <table:table-cell table:style-name="ce3" office:value-type="string" calcext:value-type="string">
            <text:p>Identifiants de données pour les justificatifs académiques</text:p>
          </table:table-cell>
          <table:table-cell table:style-name="ce12" office:value-type="string" calcext:value-type="string">
            <text:p>BE</text:p>
          </table:table-cell>
          <table:table-cell table:style-name="ce3" office:value-type="string" calcext:value-type="string">
            <text:p>Crédits ECTS obtenus</text:p>
          </table:table-cell>
          <table:table-cell table:number-columns-repeated="2" table:style-name="ce3" office:value-type="float" office:value="3" calcext:value-type="float">
            <text:p>3</text:p>
          </table:table-cell>
          <table:table-cell table:style-name="ce3" office:value-type="string" calcext:value-type="string">
            <text:p>Numérique</text:p>
          </table:table-cell>
          <table:table-cell table:style-name="ce3" office:value-type="string" calcext:value-type="string">
            <text:p>Entier positif.</text:p>
          </table:table-cell>
          <table:table-cell table:style-name="ce3" office:value-type="string" calcext:value-type="string">
            <text:p>S</text:p>
          </table:table-cell>
          <table:table-cell table:style-name="ce3" office:value-type="string" calcext:value-type="string">
            <text:p>CHIFFRES</text:p>
          </table:table-cell>
          <table:table-cell table:number-columns-repeated="1014"/>
        </table:table-row>
        <table:table-row table:style-name="ro2">
          <table:table-cell table:style-name="ce12" office:value-type="string" calcext:value-type="string">
            <text:p>7.10</text:p>
          </table:table-cell>
          <table:table-cell table:style-name="ce3" office:value-type="string" calcext:value-type="string">
            <text:p>Identifiants de données pour les justificatifs académiques</text:p>
          </table:table-cell>
          <table:table-cell table:style-name="ce12" office:value-type="string" calcext:value-type="string">
            <text:p>BF</text:p>
          </table:table-cell>
          <table:table-cell table:style-name="ce3" office:value-type="string" calcext:value-type="string">
            <text:p>Année universitaire</text:p>
          </table:table-cell>
          <table:table-cell table:number-columns-repeated="2" table:style-name="ce3" office:value-type="float" office:value="3" calcext:value-type="float">
            <text:p>3</text:p>
          </table:table-cell>
          <table:table-cell table:style-name="ce3" office:value-type="string" calcext:value-type="string">
            <text:p>Numérique</text:p>
          </table:table-cell>
          <table:table-cell table:style-name="ce3" office:value-type="string" calcext:value-type="string">
            <text:p>Pour l’année 2015-2016, l’année 2016 est encodée dans le champ au format hexadécimal. Les caractères encodés autorisés sont donc les chiffres [0-9] et les lettres [A-F].</text:p>
          </table:table-cell>
          <table:table-cell table:style-name="ce3" office:value-type="string" calcext:value-type="string">
            <text:p>S</text:p>
          </table:table-cell>
          <table:table-cell table:style-name="ce3" office:value-type="string" calcext:value-type="string">
            <text:p>HEXA</text:p>
          </table:table-cell>
          <table:table-cell table:number-columns-repeated="1014"/>
        </table:table-row>
        <table:table-row table:style-name="ro2">
          <table:table-cell table:style-name="ce12" office:value-type="string" calcext:value-type="string">
            <text:p>7.10</text:p>
          </table:table-cell>
          <table:table-cell table:style-name="ce3" office:value-type="string" calcext:value-type="string">
            <text:p>Identifiants de données pour les justificatifs académiques</text:p>
          </table:table-cell>
          <table:table-cell table:style-name="ce12" office:value-type="string" calcext:value-type="string">
            <text:p>BG</text:p>
          </table:table-cell>
          <table:table-cell table:style-name="ce3" office:value-type="string" calcext:value-type="string">
            <text:p>Type de diplôme</text:p>
          </table:table-cell>
          <table:table-cell table:number-columns-repeated="2" table:style-name="ce3" office:value-type="float" office:value="2" calcext:value-type="float">
            <text:p>2</text:p>
          </table:table-cell>
          <table:table-cell table:style-name="ce3" office:value-type="string" calcext:value-type="string">
            <text:p>Alphanumérique</text:p>
          </table:table-cell>
          <table:table-cell table:style-name="ce3" office:value-type="string" calcext:value-type="string">
            <text:p>Type de diplôme :</text:p>
            <text:p>BR = Brevet des Collèges</text:p>
            <text:p>CA = Certificat d'Aptitude Professionnelle (CAP)</text:p>
            <text:p>BE = Brevet d'Etudes Professionnelles (BEP)</text:p>
            <text:p>BA = Baccalauréat Général</text:p>
            <text:p>BP = Baccalauréat Professionnel</text:p>
            <text:p>BS = Baccalauréat Technologique</text:p>
            <text:p>BT = Brevet Technicien Supérieur (BTS)</text:p>
            <text:p>DU = Diplôme Universitaire de Technologie (DUT)</text:p>
            <text:p>LC = Licence</text:p>
            <text:p>LP = Licence Professionnelle</text:p>
            <text:p>DE = Diplôme Européen d'Etudes Supérieures (DEES)</text:p>
            <text:p>MA = Master</text:p>
            <text:p>MB = Maîtrise en Administration des Affaires (MBA)</text:p>
            <text:p>IN = Diplôme d'Ingénieur</text:p>
            <text:p>DR = Doctorat</text:p>
          </table:table-cell>
          <table:table-cell table:style-name="ce3" office:value-type="string" calcext:value-type="string">
            <text:p>F</text:p>
          </table:table-cell>
          <table:table-cell table:style-name="ce3" office:value-type="string" calcext:value-type="string">
            <text:p>DIPLOME_TYPE</text:p>
          </table:table-cell>
          <table:table-cell table:style-name="ce3" office:value-type="string" calcext:value-type="string">
            <text:p>BR/CA/BE/BA/BP/BS/BT/DU/LC/LP/DE/MA/MB/IN/DR</text:p>
          </table:table-cell>
          <table:table-cell table:number-columns-repeated="1013"/>
        </table:table-row>
        <table:table-row table:style-name="ro2">
          <table:table-cell table:style-name="ce12" office:value-type="string" calcext:value-type="string">
            <text:p>7.10</text:p>
          </table:table-cell>
          <table:table-cell table:style-name="ce3" office:value-type="string" calcext:value-type="string">
            <text:p>Identifiants de données pour les justificatifs académiques</text:p>
          </table:table-cell>
          <table:table-cell table:style-name="ce12" office:value-type="string" calcext:value-type="string">
            <text:p>BH</text:p>
          </table:table-cell>
          <table:table-cell table:style-name="ce3" office:value-type="string" calcext:value-type="string">
            <text:p>Domaine</text:p>
          </table:table-cell>
          <table:table-cell table:style-name="ce3" office:value-type="float" office:value="0" calcext:value-type="float">
            <text:p>0</text:p>
          </table:table-cell>
          <table:table-cell table:style-name="ce3" office:value-type="float" office:value="30" calcext:value-type="float">
            <text:p>30</text:p>
          </table:table-cell>
          <table:table-cell table:style-name="ce3" office:value-type="string" calcext:value-type="string">
            <text:p>Alphanumérique</text:p>
          </table:table-cell>
          <table:table-cell table:style-name="ce3" office:value-type="string" calcext:value-type="string">
            <text:p>Cette donnée est encodée en utilisant uniquement des lettres majuscules non accentuées [A-Z], des chiffres [0-9] et des espaces.</text:p>
          </table:table-cell>
          <table:table-cell table:style-name="ce3" office:value-type="string" calcext:value-type="string">
            <text:p>S</text:p>
          </table:table-cell>
          <table:table-cell table:style-name="ce3" office:value-type="string" calcext:value-type="string">
            <text:p>MAJ+CHIFFRES+ESPACE</text:p>
          </table:table-cell>
          <table:table-cell table:number-columns-repeated="1014"/>
        </table:table-row>
        <table:table-row table:style-name="ro2">
          <table:table-cell table:style-name="ce12" office:value-type="string" calcext:value-type="string">
            <text:p>7.10</text:p>
          </table:table-cell>
          <table:table-cell table:style-name="ce3" office:value-type="string" calcext:value-type="string">
            <text:p>Identifiants de données pour les justificatifs académiques</text:p>
          </table:table-cell>
          <table:table-cell table:style-name="ce12" office:value-type="string" calcext:value-type="string">
            <text:p>BI</text:p>
          </table:table-cell>
          <table:table-cell table:style-name="ce3" office:value-type="string" calcext:value-type="string">
            <text:p>Mention</text:p>
          </table:table-cell>
          <table:table-cell table:style-name="ce3" office:value-type="float" office:value="0" calcext:value-type="float">
            <text:p>0</text:p>
          </table:table-cell>
          <table:table-cell table:style-name="ce3" office:value-type="float" office:value="30" calcext:value-type="float">
            <text:p>30</text:p>
          </table:table-cell>
          <table:table-cell table:style-name="ce3" office:value-type="string" calcext:value-type="string">
            <text:p>Alphanumérique</text:p>
          </table:table-cell>
          <table:table-cell table:style-name="ce3" office:value-type="string" calcext:value-type="string">
            <text:p>Cette donnée est encodée en utilisant uniquement des lettres majuscules non accentuées [A-Z], des chiffres [0-9] et des espaces.</text:p>
          </table:table-cell>
          <table:table-cell table:style-name="ce3" office:value-type="string" calcext:value-type="string">
            <text:p>S</text:p>
          </table:table-cell>
          <table:table-cell table:style-name="ce3" office:value-type="string" calcext:value-type="string">
            <text:p>MAJ+CHIFFRES+ESPACE</text:p>
          </table:table-cell>
          <table:table-cell table:number-columns-repeated="1014"/>
        </table:table-row>
        <table:table-row table:style-name="ro2">
          <table:table-cell table:style-name="ce12" office:value-type="string" calcext:value-type="string">
            <text:p>7.10</text:p>
          </table:table-cell>
          <table:table-cell table:style-name="ce3" office:value-type="string" calcext:value-type="string">
            <text:p>Identifiants de données pour les justificatifs académiques</text:p>
          </table:table-cell>
          <table:table-cell table:style-name="ce12" office:value-type="string" calcext:value-type="string">
            <text:p>BJ</text:p>
          </table:table-cell>
          <table:table-cell table:style-name="ce3" office:value-type="string" calcext:value-type="string">
            <text:p>Spécialité</text:p>
          </table:table-cell>
          <table:table-cell table:style-name="ce3" office:value-type="float" office:value="0" calcext:value-type="float">
            <text:p>0</text:p>
          </table:table-cell>
          <table:table-cell table:style-name="ce3" office:value-type="float" office:value="30" calcext:value-type="float">
            <text:p>30</text:p>
          </table:table-cell>
          <table:table-cell table:style-name="ce3" office:value-type="string" calcext:value-type="string">
            <text:p>Alphanumérique</text:p>
          </table:table-cell>
          <table:table-cell table:style-name="ce3" office:value-type="string" calcext:value-type="string">
            <text:p>Cette donnée est encodée en utilisant uniquement des lettres majuscules non accentuées [A-Z], des chiffres [0-9] et des espaces.</text:p>
          </table:table-cell>
          <table:table-cell table:style-name="ce3" office:value-type="string" calcext:value-type="string">
            <text:p>S</text:p>
          </table:table-cell>
          <table:table-cell table:style-name="ce3" office:value-type="string" calcext:value-type="string">
            <text:p>MAJ+CHIFFRES+ESPACE</text:p>
          </table:table-cell>
          <table:table-cell table:number-columns-repeated="1014"/>
        </table:table-row>
        <table:table-row table:style-name="ro2">
          <table:table-cell table:style-name="ce12" office:value-type="string" calcext:value-type="string">
            <text:p>7.10</text:p>
          </table:table-cell>
          <table:table-cell table:style-name="ce3" office:value-type="string" calcext:value-type="string">
            <text:p>Identifiants de données pour les justificatifs académiques</text:p>
          </table:table-cell>
          <table:table-cell table:style-name="ce12" office:value-type="string" calcext:value-type="string">
            <text:p>BK</text:p>
          </table:table-cell>
          <table:table-cell table:style-name="ce3" office:value-type="string" calcext:value-type="string">
            <text:p>Numéro de l'Attestation de versement de la CVE</text:p>
          </table:table-cell>
          <table:table-cell table:style-name="ce3" office:value-type="float" office:value="0" calcext:value-type="float">
            <text:p>0</text:p>
          </table:table-cell>
          <table:table-cell table:style-name="ce3" office:value-type="float" office:value="30" calcext:value-type="float">
            <text:p>30</text:p>
          </table:table-cell>
          <table:table-cell table:style-name="ce3" office:value-type="string" calcext:value-type="string">
            <text:p>Alphanumérique</text:p>
          </table:table-cell>
          <table:table-cell table:style-name="ce3" office:value-type="string" calcext:value-type="string">
            <text:p>Cette donnée est encodée en utilisant uniquement des lettres majuscules non accentuées [A-Z], des chiffres [0-9] et des tirets [-].</text:p>
          </table:table-cell>
          <table:table-cell table:style-name="ce3" office:value-type="string" calcext:value-type="string">
            <text:p>S</text:p>
          </table:table-cell>
          <table:table-cell table:style-name="ce3" office:value-type="string" calcext:value-type="string">
            <text:p>MAJ+CHIFFRES+TIRET</text:p>
          </table:table-cell>
          <table:table-cell table:number-columns-repeated="1014"/>
        </table:table-row>
        <table:table-row table:style-name="ro2">
          <table:table-cell table:style-name="ce12" office:value-type="string" calcext:value-type="string">
            <text:p>7.11</text:p>
          </table:table-cell>
          <table:table-cell table:style-name="ce3" office:value-type="string" calcext:value-type="string">
            <text:p>Identifiants de données relatives au certificat de cession électronique</text:p>
          </table:table-cell>
          <table:table-cell table:style-name="ce12" office:value-type="string" calcext:value-type="string">
            <text:p>C0</text:p>
          </table:table-cell>
          <table:table-cell table:style-name="ce3" office:value-type="string" calcext:value-type="string">
            <text:p>Genre du vendeur</text:p>
          </table:table-cell>
          <table:table-cell table:number-columns-repeated="2" table:style-name="ce3" office:value-type="float" office:value="1" calcext:value-type="float">
            <text:p>1</text:p>
          </table:table-cell>
          <table:table-cell table:style-name="ce3" office:value-type="string" calcext:value-type="string">
            <text:p>Alphanumérique</text:p>
          </table:table-cell>
          <table:table-cell table:style-name="ce3" office:value-type="string" calcext:value-type="string">
            <text:p>Genre masculin (M) ou féminin (F).</text:p>
          </table:table-cell>
          <table:table-cell table:style-name="ce3" office:value-type="string" calcext:value-type="string">
            <text:p>S</text:p>
          </table:table-cell>
          <table:table-cell table:style-name="ce3" office:value-type="string" calcext:value-type="string">
            <text:p>GENRE</text:p>
          </table:table-cell>
          <table:table-cell table:number-columns-repeated="1014"/>
        </table:table-row>
        <table:table-row table:style-name="ro2">
          <table:table-cell table:style-name="ce12" office:value-type="string" calcext:value-type="string">
            <text:p>7.11</text:p>
          </table:table-cell>
          <table:table-cell table:style-name="ce3" office:value-type="string" calcext:value-type="string">
            <text:p>Identifiants de données relatives au certificat de cession électronique</text:p>
          </table:table-cell>
          <table:table-cell table:style-name="ce12" office:value-type="string" calcext:value-type="string">
            <text:p>C1</text:p>
          </table:table-cell>
          <table:table-cell table:style-name="ce3" office:value-type="string" calcext:value-type="string">
            <text:p>Nom patronymique du vendeur</text:p>
          </table:table-cell>
          <table:table-cell table:style-name="ce3" office:value-type="float" office:value="0" calcext:value-type="float">
            <text:p>0</text:p>
          </table:table-cell>
          <table:table-cell table:style-name="ce3" office:value-type="float" office:value="38" calcext:value-type="float">
            <text:p>38</text:p>
          </table:table-cell>
          <table:table-cell table:style-name="ce3" office:value-type="string" calcext:value-type="string">
            <text:p>Alphanumérique</text:p>
          </table:table-cell>
          <table:table-cell table:style-name="ce3" office:value-type="string" calcext:value-type="string">
            <text:p>Cette donnée est encodée en utilisant uniquement des lettres majuscules non accentuées [A-Z] et des espaces. Les noms composés sont séparés par un espace.</text:p>
          </table:table-cell>
          <table:table-cell table:style-name="ce3" office:value-type="string" calcext:value-type="string">
            <text:p>S</text:p>
          </table:table-cell>
          <table:table-cell table:style-name="ce3" office:value-type="string" calcext:value-type="string">
            <text:p>MAJ+ESPACE</text:p>
          </table:table-cell>
          <table:table-cell table:number-columns-repeated="1014"/>
        </table:table-row>
        <table:table-row table:style-name="ro2">
          <table:table-cell table:style-name="ce12" office:value-type="string" calcext:value-type="string">
            <text:p>7.11</text:p>
          </table:table-cell>
          <table:table-cell table:style-name="ce3" office:value-type="string" calcext:value-type="string">
            <text:p>Identifiants de données relatives au certificat de cession électronique</text:p>
          </table:table-cell>
          <table:table-cell table:style-name="ce12" office:value-type="string" calcext:value-type="string">
            <text:p>C2</text:p>
          </table:table-cell>
          <table:table-cell table:style-name="ce3" office:value-type="string" calcext:value-type="string">
            <text:p>Prénom du vendeur</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string" calcext:value-type="string">
            <text:p>Alphanumérique</text:p>
          </table:table-cell>
          <table:table-cell table:style-name="ce3" office:value-type="string" calcext:value-type="string">
            <text:p>Cette donnée est encodée en utilisant uniquement des lettres majuscules non accentuées [A-Z] et des espaces. Les prénoms composés sont séparés par un espace.</text:p>
          </table:table-cell>
          <table:table-cell table:style-name="ce3" office:value-type="string" calcext:value-type="string">
            <text:p>S</text:p>
          </table:table-cell>
          <table:table-cell table:style-name="ce3" office:value-type="string" calcext:value-type="string">
            <text:p>MAJ+ESPACE</text:p>
          </table:table-cell>
          <table:table-cell table:number-columns-repeated="1014"/>
        </table:table-row>
        <table:table-row table:style-name="ro2">
          <table:table-cell table:style-name="ce12" office:value-type="string" calcext:value-type="string">
            <text:p>7.11</text:p>
          </table:table-cell>
          <table:table-cell table:style-name="ce3" office:value-type="string" calcext:value-type="string">
            <text:p>Identifiants de données relatives au certificat de cession électronique</text:p>
          </table:table-cell>
          <table:table-cell table:style-name="ce12" office:value-type="string" calcext:value-type="string">
            <text:p>C3</text:p>
          </table:table-cell>
          <table:table-cell table:style-name="ce3" office:value-type="string" calcext:value-type="string">
            <text:p>Date et heure de la cession</text:p>
          </table:table-cell>
          <table:table-cell table:number-columns-repeated="2" table:style-name="ce3" office:value-type="float" office:value="12" calcext:value-type="float">
            <text:p>12</text:p>
          </table:table-cell>
          <table:table-cell table:style-name="ce3" office:value-type="string" calcext:value-type="string">
            <text:p>Numérique</text:p>
          </table:table-cell>
          <table:table-cell table:style-name="ce3" office:value-type="string" calcext:value-type="string">
            <text:p>Cette date est composée uniquement de 12 chiffres au format JJMMAAAAHHmm où JJ représente le jour dans le mois, MM le mois, AAAA l’année, HH l’heure et mm les minutes. Le jour, le numéro du mois, l’heure et les minutes sont encodés sur 2 chiffres préfixés par 0 si nécessaire.</text:p>
          </table:table-cell>
          <table:table-cell table:style-name="ce3" office:value-type="string" calcext:value-type="string">
            <text:p>F</text:p>
          </table:table-cell>
          <table:table-cell table:style-name="ce3" office:value-type="string" calcext:value-type="string">
            <text:p>DATEHEURE</text:p>
          </table:table-cell>
          <table:table-cell table:number-columns-repeated="1014"/>
        </table:table-row>
        <table:table-row table:style-name="ro2">
          <table:table-cell table:style-name="ce12" office:value-type="string" calcext:value-type="string">
            <text:p>7.11</text:p>
          </table:table-cell>
          <table:table-cell table:style-name="ce3" office:value-type="string" calcext:value-type="string">
            <text:p>Identifiants de données relatives au certificat de cession électronique</text:p>
          </table:table-cell>
          <table:table-cell table:style-name="ce12" office:value-type="string" calcext:value-type="string">
            <text:p>C4</text:p>
          </table:table-cell>
          <table:table-cell table:style-name="ce3" office:value-type="string" calcext:value-type="string">
            <text:p>Date de la signature du vendeur</text:p>
          </table:table-cell>
          <table:table-cell table:number-columns-repeated="2" table:style-name="ce3" office:value-type="float" office:value="8" calcext:value-type="float">
            <text:p>8</text:p>
          </table:table-cell>
          <table:table-cell table:style-name="ce3" office:value-type="string" calcext:value-type="string">
            <text:p>Numérique</text:p>
          </table:table-cell>
          <table:table-cell table:style-name="ce3" office:value-type="string" calcext:value-type="string">
            <text:p>Cette date est composée uniquement de 8 chiffres au format JJMMAAAA où JJ représente le jour dans le mois, MM le mois et AAAA l’année. Le jour et le numéro du mois sont encodés sur 2 chiffres préfixés par 0 si nécessaire. Lorsque le jour ou le jour et le mois ne sont pas connus, leurs valeurs sont remplacées par 00.</text:p>
          </table:table-cell>
          <table:table-cell table:style-name="ce3" office:value-type="string" calcext:value-type="string">
            <text:p>F</text:p>
          </table:table-cell>
          <table:table-cell table:style-name="ce23" office:value-type="string" calcext:value-type="string">
            <text:p>DATE_INCONNUE</text:p>
          </table:table-cell>
          <table:table-cell table:number-columns-repeated="1014"/>
        </table:table-row>
        <table:table-row table:style-name="ro2">
          <table:table-cell table:style-name="ce12" office:value-type="string" calcext:value-type="string">
            <text:p>7.11</text:p>
          </table:table-cell>
          <table:table-cell table:style-name="ce3" office:value-type="string" calcext:value-type="string">
            <text:p>Identifiants de données relatives au certificat de cession électronique</text:p>
          </table:table-cell>
          <table:table-cell table:style-name="ce12" office:value-type="string" calcext:value-type="string">
            <text:p>C5</text:p>
          </table:table-cell>
          <table:table-cell table:style-name="ce22" office:value-type="string" calcext:value-type="string">
            <text:p>Genre de l’acheteur</text:p>
          </table:table-cell>
          <table:table-cell table:number-columns-repeated="2" table:style-name="ce3" office:value-type="float" office:value="1" calcext:value-type="float">
            <text:p>1</text:p>
          </table:table-cell>
          <table:table-cell table:style-name="ce3" office:value-type="string" calcext:value-type="string">
            <text:p>Alphanumérique</text:p>
          </table:table-cell>
          <table:table-cell table:style-name="ce3" office:value-type="string" calcext:value-type="string">
            <text:p>Genre masculin (M) ou féminin (F).</text:p>
          </table:table-cell>
          <table:table-cell table:style-name="ce3" office:value-type="string" calcext:value-type="string">
            <text:p>S</text:p>
          </table:table-cell>
          <table:table-cell table:style-name="ce3" office:value-type="string" calcext:value-type="string">
            <text:p>GENRE</text:p>
          </table:table-cell>
          <table:table-cell table:number-columns-repeated="1014"/>
        </table:table-row>
        <table:table-row table:style-name="ro2">
          <table:table-cell table:style-name="ce12" office:value-type="string" calcext:value-type="string">
            <text:p>7.11</text:p>
          </table:table-cell>
          <table:table-cell table:style-name="ce3" office:value-type="string" calcext:value-type="string">
            <text:p>Identifiants de données relatives au certificat de cession électronique</text:p>
          </table:table-cell>
          <table:table-cell table:style-name="ce12" office:value-type="string" calcext:value-type="string">
            <text:p>C6</text:p>
          </table:table-cell>
          <table:table-cell table:style-name="ce3" office:value-type="string" calcext:value-type="string">
            <text:p>Nom patronymique de l’acheteur</text:p>
          </table:table-cell>
          <table:table-cell table:style-name="ce3" office:value-type="float" office:value="0" calcext:value-type="float">
            <text:p>0</text:p>
          </table:table-cell>
          <table:table-cell table:style-name="ce3" office:value-type="float" office:value="38" calcext:value-type="float">
            <text:p>38</text:p>
          </table:table-cell>
          <table:table-cell table:style-name="ce3" office:value-type="string" calcext:value-type="string">
            <text:p>Alphanumérique</text:p>
          </table:table-cell>
          <table:table-cell table:style-name="ce3" office:value-type="string" calcext:value-type="string">
            <text:p>Cette donnée est encodée en utilisant uniquement des lettres majuscules non accentuées [A-Z] et des espaces. Les noms composés sont séparés par un espace.</text:p>
          </table:table-cell>
          <table:table-cell table:style-name="ce3" office:value-type="string" calcext:value-type="string">
            <text:p>S</text:p>
          </table:table-cell>
          <table:table-cell table:style-name="ce3" office:value-type="string" calcext:value-type="string">
            <text:p>MAJ+ESPACE</text:p>
          </table:table-cell>
          <table:table-cell table:number-columns-repeated="1014"/>
        </table:table-row>
        <table:table-row table:style-name="ro2">
          <table:table-cell table:style-name="ce12" office:value-type="string" calcext:value-type="string">
            <text:p>7.11</text:p>
          </table:table-cell>
          <table:table-cell table:style-name="ce3" office:value-type="string" calcext:value-type="string">
            <text:p>Identifiants de données relatives au certificat de cession électronique</text:p>
          </table:table-cell>
          <table:table-cell table:style-name="ce12" office:value-type="string" calcext:value-type="string">
            <text:p>C7</text:p>
          </table:table-cell>
          <table:table-cell table:style-name="ce3" office:value-type="string" calcext:value-type="string">
            <text:p>Prénom de l’acheteur</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string" calcext:value-type="string">
            <text:p>Alphanumérique</text:p>
          </table:table-cell>
          <table:table-cell table:style-name="ce3" office:value-type="string" calcext:value-type="string">
            <text:p>Cette donnée est encodée en utilisant uniquement des lettres majuscules non accentuées [A-Z] et des espaces. Les prénoms composés sont séparés par un espace.</text:p>
          </table:table-cell>
          <table:table-cell table:style-name="ce3" office:value-type="string" calcext:value-type="string">
            <text:p>S</text:p>
          </table:table-cell>
          <table:table-cell table:style-name="ce3" office:value-type="string" calcext:value-type="string">
            <text:p>MAJ+ESPACE</text:p>
          </table:table-cell>
          <table:table-cell table:number-columns-repeated="1014"/>
        </table:table-row>
        <table:table-row table:style-name="ro2">
          <table:table-cell table:style-name="ce12" office:value-type="string" calcext:value-type="string">
            <text:p>7.11</text:p>
          </table:table-cell>
          <table:table-cell table:style-name="ce3" office:value-type="string" calcext:value-type="string">
            <text:p>Identifiants de données relatives au certificat de cession électronique</text:p>
          </table:table-cell>
          <table:table-cell table:style-name="ce12" office:value-type="string" calcext:value-type="string">
            <text:p>C8</text:p>
          </table:table-cell>
          <table:table-cell table:style-name="ce3" office:value-type="string" calcext:value-type="string">
            <text:p>Ligne 4 de la norme adresse postale du domicile de l’acheteur</text:p>
          </table:table-cell>
          <table:table-cell table:style-name="ce3" office:value-type="float" office:value="0" calcext:value-type="float">
            <text:p>0</text:p>
          </table:table-cell>
          <table:table-cell table:style-name="ce3" office:value-type="float" office:value="38" calcext:value-type="float">
            <text:p>38</text:p>
          </table:table-cell>
          <table:table-cell table:style-name="ce3" office:value-type="string" calcext:value-type="string">
            <text:p>Alphanumérique</text:p>
          </table:table-cell>
          <table:table-cell table:style-name="ce3" office:value-type="string" calcext:value-type="string">
            <text:p>Numéro dans la voie + type et nom de la voie. Cette donnée est encodée en utilisant uniquement des lettres majuscules non accentuées [A-Z], des chiffres [0-9] et des espaces. Il faut utiliser les méthodes de compression définies en section 10.9 du document en cas de dépassement de la donnée.</text:p>
          </table:table-cell>
          <table:table-cell table:style-name="ce3" office:value-type="string" calcext:value-type="string">
            <text:p>S</text:p>
          </table:table-cell>
          <table:table-cell table:style-name="ce3" office:value-type="string" calcext:value-type="string">
            <text:p>MAJ+CHIFFRES+ESPACE</text:p>
          </table:table-cell>
          <table:table-cell table:style-name="ce3" office:value-type="string" calcext:value-type="string">
            <text:p>compression</text:p>
          </table:table-cell>
          <table:table-cell table:number-columns-repeated="1013"/>
        </table:table-row>
        <table:table-row table:style-name="ro2">
          <table:table-cell table:style-name="ce12" office:value-type="string" calcext:value-type="string">
            <text:p>7.11</text:p>
          </table:table-cell>
          <table:table-cell table:style-name="ce3" office:value-type="string" calcext:value-type="string">
            <text:p>Identifiants de données relatives au certificat de cession électronique</text:p>
          </table:table-cell>
          <table:table-cell table:style-name="ce12" office:value-type="string" calcext:value-type="string">
            <text:p>C9</text:p>
          </table:table-cell>
          <table:table-cell table:style-name="ce3" office:value-type="string" calcext:value-type="string">
            <text:p>Code postal ou code cedex du domicile de l’acheteur</text:p>
          </table:table-cell>
          <table:table-cell table:number-columns-repeated="2" table:style-name="ce3" office:value-type="float" office:value="5" calcext:value-type="float">
            <text:p>5</text:p>
          </table:table-cell>
          <table:table-cell table:style-name="ce3" office:value-type="string" calcext:value-type="string">
            <text:p>Numérique</text:p>
          </table:table-cell>
          <table:table-cell table:style-name="ce3" office:value-type="string" calcext:value-type="string">
            <text:p>Compris dans la ligne 6 de la norme adresse postale. Cette donnée est encodée en utilisant uniquement des chiffres ou des espaces si la donnée n’est pas renseignée (par exemple, dans le cas d’un pays ne disposant pas de code postal).</text:p>
          </table:table-cell>
          <table:table-cell table:style-name="ce3" office:value-type="string" calcext:value-type="string">
            <text:p>S</text:p>
          </table:table-cell>
          <table:table-cell table:style-name="ce3" office:value-type="string" calcext:value-type="string">
            <text:p>CHIFFRES+ESPACE</text:p>
          </table:table-cell>
          <table:table-cell table:number-columns-repeated="1014"/>
        </table:table-row>
        <table:table-row table:style-name="ro2">
          <table:table-cell table:style-name="ce12" office:value-type="string" calcext:value-type="string">
            <text:p>7.11</text:p>
          </table:table-cell>
          <table:table-cell table:style-name="ce3" office:value-type="string" calcext:value-type="string">
            <text:p>Identifiants de données relatives au certificat de cession électronique</text:p>
          </table:table-cell>
          <table:table-cell table:style-name="ce12" office:value-type="string" calcext:value-type="string">
            <text:p>CA</text:p>
          </table:table-cell>
          <table:table-cell table:style-name="ce3" office:value-type="string" calcext:value-type="string">
            <text:p>Commune du domicile de l’acheteur</text:p>
          </table:table-cell>
          <table:table-cell table:style-name="ce3" office:value-type="float" office:value="0" calcext:value-type="float">
            <text:p>0</text:p>
          </table:table-cell>
          <table:table-cell table:style-name="ce3" office:value-type="float" office:value="45" calcext:value-type="float">
            <text:p>45</text:p>
          </table:table-cell>
          <table:table-cell table:style-name="ce3" office:value-type="string" calcext:value-type="string">
            <text:p>Alphanumérique</text:p>
          </table:table-cell>
          <table:table-cell table:style-name="ce3" office:value-type="string" calcext:value-type="string">
            <text:p>Cette donnée est encodée en utilisant uniquement des lettres majuscules non accentuées [A-Z] et des espaces. Les noms composés sont séparés par un espace.</text:p>
          </table:table-cell>
          <table:table-cell table:style-name="ce3" office:value-type="string" calcext:value-type="string">
            <text:p>S</text:p>
          </table:table-cell>
          <table:table-cell table:style-name="ce3" office:value-type="string" calcext:value-type="string">
            <text:p>MAJ+ESPACE</text:p>
          </table:table-cell>
          <table:table-cell table:number-columns-repeated="1014"/>
        </table:table-row>
        <table:table-row table:style-name="ro2">
          <table:table-cell table:style-name="ce12" office:value-type="string" calcext:value-type="string">
            <text:p>7.11</text:p>
          </table:table-cell>
          <table:table-cell table:style-name="ce3" office:value-type="string" calcext:value-type="string">
            <text:p>Identifiants de données relatives au certificat de cession électronique</text:p>
          </table:table-cell>
          <table:table-cell table:style-name="ce12" office:value-type="string" calcext:value-type="string">
            <text:p>CB</text:p>
          </table:table-cell>
          <table:table-cell table:style-name="ce3" office:value-type="string" calcext:value-type="string">
            <text:p>N° d’enregistrement</text:p>
          </table:table-cell>
          <table:table-cell table:number-columns-repeated="2" table:style-name="ce3" office:value-type="float" office:value="10" calcext:value-type="float">
            <text:p>10</text:p>
          </table:table-cell>
          <table:table-cell table:style-name="ce3" office:value-type="string" calcext:value-type="string">
            <text:p>Numérique</text:p>
          </table:table-cell>
          <table:table-cell table:style-name="ce3" office:value-type="string" calcext:value-type="string">
            <text:p>Cette donnée est encodée en utilisant uniquement des chiffres [0-9]. La valeur numérique est préfixée par des 0 si nécessaire.</text:p>
          </table:table-cell>
          <table:table-cell table:style-name="ce3" office:value-type="string" calcext:value-type="string">
            <text:p>S</text:p>
          </table:table-cell>
          <table:table-cell table:style-name="ce3" office:value-type="string" calcext:value-type="string">
            <text:p>CHIFFRES</text:p>
          </table:table-cell>
          <table:table-cell table:number-columns-repeated="1014"/>
        </table:table-row>
        <table:table-row table:style-name="ro2">
          <table:table-cell table:style-name="ce12" office:value-type="string" calcext:value-type="string">
            <text:p>7.11</text:p>
          </table:table-cell>
          <table:table-cell table:style-name="ce3" office:value-type="string" calcext:value-type="string">
            <text:p>Identifiants de données relatives au certificat de cession électronique</text:p>
          </table:table-cell>
          <table:table-cell table:style-name="ce12" office:value-type="string" calcext:value-type="string">
            <text:p>CC</text:p>
          </table:table-cell>
          <table:table-cell table:style-name="ce3" office:value-type="string" calcext:value-type="string">
            <text:p>Date et heure d'enregistrement dans le SIV</text:p>
          </table:table-cell>
          <table:table-cell table:number-columns-repeated="2" table:style-name="ce3" office:value-type="float" office:value="12" calcext:value-type="float">
            <text:p>12</text:p>
          </table:table-cell>
          <table:table-cell table:style-name="ce3" office:value-type="string" calcext:value-type="string">
            <text:p>Numérique</text:p>
          </table:table-cell>
          <table:table-cell table:style-name="ce3" office:value-type="string" calcext:value-type="string">
            <text:p>Cette date est composée uniquement de 12 chiffres au format JJMMAAAAHHmm où JJ représente le jour dans le mois, MM le mois, AAAA l’année, HH l’heure et mm les minutes. Le jour, le numéro du mois, l’heure et les minutes sont encodés sur 2 chiffres préfixés par 0 si nécessaire.</text:p>
          </table:table-cell>
          <table:table-cell table:style-name="ce3" office:value-type="string" calcext:value-type="string">
            <text:p>F</text:p>
          </table:table-cell>
          <table:table-cell table:style-name="ce3" office:value-type="string" calcext:value-type="string">
            <text:p>DATEHEURE</text:p>
          </table:table-cell>
          <table:table-cell table:number-columns-repeated="1014"/>
        </table:table-row>
        <table:table-row table:style-name="ro2">
          <table:table-cell table:style-name="ce12" office:value-type="string" calcext:value-type="string">
            <text:p>7.12</text:p>
          </table:table-cell>
          <table:table-cell table:style-name="ce3" office:value-type="string" calcext:value-type="string">
            <text:p>Identifiants de données relatives aux autorisations douanières</text:p>
          </table:table-cell>
          <table:table-cell table:style-name="ce12" office:value-type="string" calcext:value-type="string">
            <text:p>D0</text:p>
          </table:table-cell>
          <table:table-cell table:style-name="ce3" office:value-type="string" calcext:value-type="string">
            <text:p>Référence RTC</text:p>
          </table:table-cell>
          <table:table-cell table:number-columns-repeated="2" table:style-name="ce3" office:value-type="float" office:value="17" calcext:value-type="float">
            <text:p>17</text:p>
          </table:table-cell>
          <table:table-cell table:style-name="ce3" office:value-type="string" calcext:value-type="string">
            <text:p>Alphanumérique</text:p>
          </table:table-cell>
          <table:table-cell table:style-name="ce3" office:value-type="string" calcext:value-type="string">
            <text:p>Référence unique du document RTC (Renseignement Tarifaire Contraignant)</text:p>
            <text:p>Cette donnée est encodée en utilisant uniquement des lettres majuscules non accentuées [A-Z], des chiffres [0-9] et le caractère '-' pour séparer les sous-champs. Le format de ce champ est : XX-XXX-XXXX-XXXXX</text:p>
            <text:p>Ex : FR-BTI-2020-XXXXX</text:p>
          </table:table-cell>
          <table:table-cell table:style-name="ce3" office:value-type="string" calcext:value-type="string">
            <text:p>S</text:p>
          </table:table-cell>
          <table:table-cell table:style-name="ce3" office:value-type="string" calcext:value-type="string">
            <text:p>MAJ+CHIFFRES+TIRET</text:p>
          </table:table-cell>
          <table:table-cell table:number-columns-repeated="1014"/>
        </table:table-row>
        <table:table-row table:style-name="ro2">
          <table:table-cell table:style-name="ce12" office:value-type="string" calcext:value-type="string">
            <text:p>7.12</text:p>
          </table:table-cell>
          <table:table-cell table:style-name="ce3" office:value-type="string" calcext:value-type="string">
            <text:p>Identifiants de données relatives aux autorisations douanières</text:p>
          </table:table-cell>
          <table:table-cell table:style-name="ce12" office:value-type="string" calcext:value-type="string">
            <text:p>D1</text:p>
          </table:table-cell>
          <table:table-cell table:style-name="ce3" office:value-type="string" calcext:value-type="string">
            <text:p>Nom du titulaire</text:p>
          </table:table-cell>
          <table:table-cell table:style-name="ce3" office:value-type="float" office:value="0" calcext:value-type="float">
            <text:p>0</text:p>
          </table:table-cell>
          <table:table-cell table:style-name="ce3" office:value-type="float" office:value="50" calcext:value-type="float">
            <text:p>50</text:p>
          </table:table-cell>
          <table:table-cell table:style-name="ce3" office:value-type="string" calcext:value-type="string">
            <text:p>Alphanumérique</text:p>
          </table:table-cell>
          <table:table-cell table:style-name="ce3" office:value-type="string" calcext:value-type="string">
            <text:p>Cette donnée est encodée en utilisant uniquement des lettres majuscules non accentuées [A-Z], des espaces (‘ ’), des tirets (' - '), des apostrophes (' ' ') et des points (‘.’).</text:p>
          </table:table-cell>
          <table:table-cell table:style-name="ce3" office:value-type="string" calcext:value-type="string">
            <text:p>S</text:p>
          </table:table-cell>
          <table:table-cell table:style-name="ce3" office:value-type="string" calcext:value-type="string">
            <text:p>MAJ+TIRET+POINT+ESPACE+APOSTROPHE</text:p>
          </table:table-cell>
          <table:table-cell table:number-columns-repeated="1014"/>
        </table:table-row>
        <table:table-row table:style-name="ro2">
          <table:table-cell table:style-name="ce12" office:value-type="string" calcext:value-type="string">
            <text:p>7.12</text:p>
          </table:table-cell>
          <table:table-cell table:style-name="ce3" office:value-type="string" calcext:value-type="string">
            <text:p>Identifiants de données relatives aux autorisations douanières</text:p>
          </table:table-cell>
          <table:table-cell table:style-name="ce12" office:value-type="string" calcext:value-type="string">
            <text:p>D2</text:p>
          </table:table-cell>
          <table:table-cell table:style-name="ce3" office:value-type="string" calcext:value-type="string">
            <text:p>EORI</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string" calcext:value-type="string">
            <text:p>Alphanumérique</text:p>
          </table:table-cell>
          <table:table-cell table:style-name="ce3" office:value-type="string" calcext:value-type="string">
            <text:p>L’EORI (Economic Operator Registration and Identification) est encodé en utilisant uniquement des lettres majuscules non accentuées [A-Z] et des chiffres [0-9].</text:p>
            <text:p>Le format exact est : Code Pays sur 2 car + n car numériques</text:p>
            <text:p>Le code pays respecte la norme ISO 3166-1 Alpha 2</text:p>
            <text:p>NB : un opérateur étranger pouvant déposer une demande de RTC en France, il incombe d'élargir la taille du EORI (fixé à 17 car en France)</text:p>
          </table:table-cell>
          <table:table-cell table:style-name="ce3" office:value-type="string" calcext:value-type="string">
            <text:p>S</text:p>
          </table:table-cell>
          <table:table-cell table:style-name="ce3" office:value-type="string" calcext:value-type="string">
            <text:p>MAJ+CHIFFRES</text:p>
          </table:table-cell>
          <table:table-cell table:style-name="ce3" office:value-type="string" calcext:value-type="string">
            <text:p>EORI</text:p>
          </table:table-cell>
          <table:table-cell table:number-columns-repeated="1013"/>
        </table:table-row>
        <table:table-row table:style-name="ro2">
          <table:table-cell table:style-name="ce12" office:value-type="string" calcext:value-type="string">
            <text:p>7.12</text:p>
          </table:table-cell>
          <table:table-cell table:style-name="ce3" office:value-type="string" calcext:value-type="string">
            <text:p>Identifiants de données relatives aux autorisations douanières</text:p>
          </table:table-cell>
          <table:table-cell table:style-name="ce12" office:value-type="string" calcext:value-type="string">
            <text:p>D3</text:p>
          </table:table-cell>
          <table:table-cell table:style-name="ce3" office:value-type="string" calcext:value-type="string">
            <text:p>Date de début de validité</text:p>
          </table:table-cell>
          <table:table-cell table:number-columns-repeated="2" table:style-name="ce3" office:value-type="float" office:value="8" calcext:value-type="float">
            <text:p>8</text:p>
          </table:table-cell>
          <table:table-cell table:style-name="ce3" office:value-type="string" calcext:value-type="string">
            <text:p>Numérique</text:p>
          </table:table-cell>
          <table:table-cell table:style-name="ce3" office:value-type="string" calcext:value-type="string">
            <text:p>Date de début de validité du document.</text:p>
            <text:p>Cette date est composée uniquement de 8 chiffres au format AAAAMMMJJ où AAAA représente l’année, MM le mois et JJ le jour. Le numéro de mois et le jour sont encodés sur 2 chiffres préfixés par 0 si nécessaire.</text:p>
          </table:table-cell>
          <table:table-cell table:style-name="ce3" office:value-type="string" calcext:value-type="string">
            <text:p>F</text:p>
          </table:table-cell>
          <table:table-cell table:style-name="ce3" office:value-type="string" calcext:value-type="string">
            <text:p>AAAAMMJJ</text:p>
          </table:table-cell>
          <table:table-cell table:number-columns-repeated="1014"/>
        </table:table-row>
        <table:table-row table:style-name="ro2">
          <table:table-cell table:style-name="ce12" office:value-type="string" calcext:value-type="string">
            <text:p>7.12</text:p>
          </table:table-cell>
          <table:table-cell table:style-name="ce3" office:value-type="string" calcext:value-type="string">
            <text:p>Identifiants de données relatives aux autorisations douanières</text:p>
          </table:table-cell>
          <table:table-cell table:style-name="ce12" office:value-type="string" calcext:value-type="string">
            <text:p>D4</text:p>
          </table:table-cell>
          <table:table-cell table:style-name="ce3" office:value-type="string" calcext:value-type="string">
            <text:p>Date de fin de validité</text:p>
          </table:table-cell>
          <table:table-cell table:number-columns-repeated="2" table:style-name="ce3" office:value-type="float" office:value="8" calcext:value-type="float">
            <text:p>8</text:p>
          </table:table-cell>
          <table:table-cell table:style-name="ce3" office:value-type="string" calcext:value-type="string">
            <text:p>Numérique</text:p>
          </table:table-cell>
          <table:table-cell table:style-name="ce3" office:value-type="string" calcext:value-type="string">
            <text:p>Date de début de validité du document.</text:p>
            <text:p>Cette date est composée uniquement de 8 chiffres au format AAAAMMMJJ où AAAA représente l’année, MM le mois et JJ le jour. Le numéro de mois et le jour sont encodés sur 2 chiffres préfixés par 0 si nécessaire.</text:p>
          </table:table-cell>
          <table:table-cell table:style-name="ce3" office:value-type="string" calcext:value-type="string">
            <text:p>F</text:p>
          </table:table-cell>
          <table:table-cell table:style-name="ce3" office:value-type="string" calcext:value-type="string">
            <text:p>AAAAMMJJ</text:p>
          </table:table-cell>
          <table:table-cell table:number-columns-repeated="1014"/>
        </table:table-row>
        <table:table-row table:style-name="ro2">
          <table:table-cell table:style-name="ce12" office:value-type="string" calcext:value-type="string">
            <text:p>7.12</text:p>
          </table:table-cell>
          <table:table-cell table:style-name="ce3" office:value-type="string" calcext:value-type="string">
            <text:p>Identifiants de données relatives aux autorisations douanières</text:p>
          </table:table-cell>
          <table:table-cell table:style-name="ce12" office:value-type="string" calcext:value-type="string">
            <text:p>D5</text:p>
          </table:table-cell>
          <table:table-cell table:style-name="ce3" office:value-type="string" calcext:value-type="string">
            <text:p>Code marchandise</text:p>
          </table:table-cell>
          <table:table-cell table:style-name="ce3" office:value-type="float" office:value="8" calcext:value-type="float">
            <text:p>8</text:p>
          </table:table-cell>
          <table:table-cell table:style-name="ce3" office:value-type="float" office:value="10" calcext:value-type="float">
            <text:p>10</text:p>
          </table:table-cell>
          <table:table-cell table:style-name="ce3" office:value-type="string" calcext:value-type="string">
            <text:p>Alphanumérique</text:p>
          </table:table-cell>
          <table:table-cell table:style-name="ce3" office:value-type="string" calcext:value-type="string">
            <text:p>Code de la marchandise importée.</text:p>
            <text:p>Cette donnée est encodée en utilisant uniquement des lettres majuscules non accentuées [A-Z] et des chiffres [0-9]</text:p>
          </table:table-cell>
          <table:table-cell table:style-name="ce3" office:value-type="string" calcext:value-type="string">
            <text:p>S</text:p>
          </table:table-cell>
          <table:table-cell table:style-name="ce3" office:value-type="string" calcext:value-type="string">
            <text:p>MAJ+CHIFFRES</text:p>
          </table:table-cell>
          <table:table-cell table:number-columns-repeated="1014"/>
        </table:table-row>
        <table:table-row table:style-name="ro2">
          <table:table-cell table:style-name="ce12" office:value-type="string" calcext:value-type="string">
            <text:p>7.12</text:p>
          </table:table-cell>
          <table:table-cell table:style-name="ce3" office:value-type="string" calcext:value-type="string">
            <text:p>Identifiants de données relatives aux autorisations douanières</text:p>
          </table:table-cell>
          <table:table-cell table:style-name="ce12" office:value-type="string" calcext:value-type="string">
            <text:p>D6</text:p>
          </table:table-cell>
          <table:table-cell table:style-name="ce3" office:value-type="string" calcext:value-type="string">
            <text:p>Numéro de décision</text:p>
          </table:table-cell>
          <table:table-cell table:number-columns-repeated="2" table:style-name="ce3" office:value-type="float" office:value="8" calcext:value-type="float">
            <text:p>8</text:p>
          </table:table-cell>
          <table:table-cell table:style-name="ce3" office:value-type="string" calcext:value-type="string">
            <text:p>Numérique</text:p>
          </table:table-cell>
          <table:table-cell table:style-name="ce3" office:value-type="string" calcext:value-type="string">
            <text:p>Numéro de décision attribuée par la DGDDI</text:p>
            <text:p>Cette donnée de 8 caractères est encodée en utilisant uniquement des chiffres [0-9]</text:p>
          </table:table-cell>
          <table:table-cell table:style-name="ce3" office:value-type="string" calcext:value-type="string">
            <text:p>S</text:p>
          </table:table-cell>
          <table:table-cell table:style-name="ce3" office:value-type="string" calcext:value-type="string">
            <text:p>CHIFFRES</text:p>
          </table:table-cell>
          <table:table-cell table:number-columns-repeated="1014"/>
        </table:table-row>
        <table:table-row table:style-name="ro2">
          <table:table-cell table:style-name="ce12" office:value-type="string" calcext:value-type="string">
            <text:p>7.12</text:p>
          </table:table-cell>
          <table:table-cell table:style-name="ce3" office:value-type="string" calcext:value-type="string">
            <text:p>Identifiants de données relatives aux autorisations douanières</text:p>
          </table:table-cell>
          <table:table-cell table:style-name="ce12" office:value-type="string" calcext:value-type="string">
            <text:p>D7</text:p>
          </table:table-cell>
          <table:table-cell table:style-name="ce3" office:value-type="string" calcext:value-type="string">
            <text:p>Date de décision</text:p>
          </table:table-cell>
          <table:table-cell table:number-columns-repeated="2" table:style-name="ce3" office:value-type="float" office:value="8" calcext:value-type="float">
            <text:p>8</text:p>
          </table:table-cell>
          <table:table-cell table:style-name="ce3" office:value-type="string" calcext:value-type="string">
            <text:p>Numérique</text:p>
          </table:table-cell>
          <table:table-cell table:style-name="ce3" office:value-type="string" calcext:value-type="string">
            <text:p>Date de décision de la DGDDI.</text:p>
            <text:p>Cette date est composée uniquement de 8 chiffres au format JJMMAAAA où JJ représente le jour, MM le mois et AAAA représente l’année. Le numéro de jour et de mois sont encodés sur 2 chiffres préfixés par 0 si nécessaire.</text:p>
          </table:table-cell>
          <table:table-cell table:style-name="ce3" office:value-type="string" calcext:value-type="string">
            <text:p>F</text:p>
          </table:table-cell>
          <table:table-cell table:style-name="ce3" office:value-type="string" calcext:value-type="string">
            <text:p>DATE</text:p>
          </table:table-cell>
          <table:table-cell table:number-columns-repeated="1014"/>
        </table:table-row>
        <table:table-row table:style-name="ro2">
          <table:table-cell table:style-name="ce12" office:value-type="string" calcext:value-type="string">
            <text:p>7.12</text:p>
          </table:table-cell>
          <table:table-cell table:style-name="ce3" office:value-type="string" calcext:value-type="string">
            <text:p>Identifiants de données relatives aux autorisations douanières</text:p>
          </table:table-cell>
          <table:table-cell table:style-name="ce12" office:value-type="string" calcext:value-type="string">
            <text:p>D8</text:p>
          </table:table-cell>
          <table:table-cell table:style-name="ce3" office:value-type="string" calcext:value-type="string">
            <text:p>Durée de validité</text:p>
          </table:table-cell>
          <table:table-cell table:number-columns-repeated="2" table:style-name="ce3" office:value-type="float" office:value="2" calcext:value-type="float">
            <text:p>2</text:p>
          </table:table-cell>
          <table:table-cell table:style-name="ce3" office:value-type="string" calcext:value-type="string">
            <text:p>Numérique</text:p>
          </table:table-cell>
          <table:table-cell table:style-name="ce3" office:value-type="string" calcext:value-type="string">
            <text:p>Durée de validité du document. Cette durée est exprimée en nombre de mois.</text:p>
            <text:p>Cette donnée de 2 caractères (préfixés par 0 si nécessaire) est encodée en utilisant uniquement des chiffres [0-9]</text:p>
          </table:table-cell>
          <table:table-cell table:style-name="ce3" office:value-type="string" calcext:value-type="string">
            <text:p>S</text:p>
          </table:table-cell>
          <table:table-cell table:style-name="ce3" office:value-type="string" calcext:value-type="string">
            <text:p>CHIFFRES</text:p>
          </table:table-cell>
          <table:table-cell table:number-columns-repeated="1014"/>
        </table:table-row>
        <table:table-row table:style-name="ro2">
          <table:table-cell table:style-name="ce12" office:value-type="string" calcext:value-type="string">
            <text:p>7.12</text:p>
          </table:table-cell>
          <table:table-cell table:style-name="ce3" office:value-type="string" calcext:value-type="string">
            <text:p>Identifiants de données relatives aux autorisations douanières</text:p>
          </table:table-cell>
          <table:table-cell table:style-name="ce12" office:value-type="string" calcext:value-type="string">
            <text:p>D9</text:p>
          </table:table-cell>
          <table:table-cell table:style-name="ce3" office:value-type="string" calcext:value-type="string">
            <text:p>Date de fin de validité de la licence</text:p>
          </table:table-cell>
          <table:table-cell table:number-columns-repeated="2" table:style-name="ce3" office:value-type="float" office:value="8" calcext:value-type="float">
            <text:p>8</text:p>
          </table:table-cell>
          <table:table-cell table:style-name="ce3" office:value-type="string" calcext:value-type="string">
            <text:p>Numérique</text:p>
          </table:table-cell>
          <table:table-cell table:style-name="ce3" office:value-type="string" calcext:value-type="string">
            <text:p>Date de décision de la DGDDI.</text:p>
            <text:p>Cette date est composée uniquement de 8 chiffres au format JJMMAAAA où JJ représente le jour, MM le mois et AAAA représente l’année. Le numéro de jour et de mois sont encodés sur 2 chiffres préfixés par 0 si nécessaire.</text:p>
          </table:table-cell>
          <table:table-cell table:style-name="ce3" office:value-type="string" calcext:value-type="string">
            <text:p>F</text:p>
          </table:table-cell>
          <table:table-cell table:style-name="ce3" office:value-type="string" calcext:value-type="string">
            <text:p>DATE</text:p>
          </table:table-cell>
          <table:table-cell table:number-columns-repeated="1014"/>
        </table:table-row>
        <table:table-row table:style-name="ro2">
          <table:table-cell table:style-name="ce12" office:value-type="string" calcext:value-type="string">
            <text:p>7.12</text:p>
          </table:table-cell>
          <table:table-cell table:style-name="ce3" office:value-type="string" calcext:value-type="string">
            <text:p>Identifiants de données relatives aux autorisations douanières</text:p>
          </table:table-cell>
          <table:table-cell table:style-name="ce12" office:value-type="string" calcext:value-type="string">
            <text:p>DA</text:p>
          </table:table-cell>
          <table:table-cell table:style-name="ce3" office:value-type="string" calcext:value-type="string">
            <text:p>Numéro de licence</text:p>
          </table:table-cell>
          <table:table-cell table:number-columns-repeated="2" table:style-name="ce3" office:value-type="float" office:value="8" calcext:value-type="float">
            <text:p>8</text:p>
          </table:table-cell>
          <table:table-cell table:style-name="ce3" office:value-type="string" calcext:value-type="string">
            <text:p>Numérique</text:p>
          </table:table-cell>
          <table:table-cell table:style-name="ce3" office:value-type="string" calcext:value-type="string">
            <text:p>Numéro de la licence émise par la DGDDI</text:p>
            <text:p>Cette donnée de 8 caractères est encodée en utilisant uniquement des chiffres [0-9]</text:p>
          </table:table-cell>
          <table:table-cell table:style-name="ce3" office:value-type="string" calcext:value-type="string">
            <text:p>S</text:p>
          </table:table-cell>
          <table:table-cell table:style-name="ce3" office:value-type="string" calcext:value-type="string">
            <text:p>CHIFFRES</text:p>
          </table:table-cell>
          <table:table-cell table:number-columns-repeated="1014"/>
        </table:table-row>
        <table:table-row table:style-name="ro2">
          <table:table-cell table:style-name="ce12" office:value-type="string" calcext:value-type="string">
            <text:p>7.12</text:p>
          </table:table-cell>
          <table:table-cell table:style-name="ce3" office:value-type="string" calcext:value-type="string">
            <text:p>Identifiants de données relatives aux autorisations douanières</text:p>
          </table:table-cell>
          <table:table-cell table:style-name="ce12" office:value-type="string" calcext:value-type="string">
            <text:p>DB</text:p>
          </table:table-cell>
          <table:table-cell table:style-name="ce3" office:value-type="string" calcext:value-type="string">
            <text:p>Nom de l’expéditeur</text:p>
          </table:table-cell>
          <table:table-cell table:style-name="ce3" office:value-type="float" office:value="0" calcext:value-type="float">
            <text:p>0</text:p>
          </table:table-cell>
          <table:table-cell table:style-name="ce3" office:value-type="float" office:value="50" calcext:value-type="float">
            <text:p>50</text:p>
          </table:table-cell>
          <table:table-cell table:style-name="ce3" office:value-type="string" calcext:value-type="string">
            <text:p>Alphanumérique</text:p>
          </table:table-cell>
          <table:table-cell table:style-name="ce3" office:value-type="string" calcext:value-type="string">
            <text:p>Nom de l’expéditeur des armes/munitions</text:p>
            <text:p>Cette donnée est encodée en utilisant uniquement des lettres majuscules non accentués [A-Z] et des espaces (‘ ‘)</text:p>
          </table:table-cell>
          <table:table-cell table:style-name="ce3" office:value-type="string" calcext:value-type="string">
            <text:p>S</text:p>
          </table:table-cell>
          <table:table-cell table:style-name="ce3" office:value-type="string" calcext:value-type="string">
            <text:p>MAJ+ESPACE</text:p>
          </table:table-cell>
          <table:table-cell table:number-columns-repeated="1014"/>
        </table:table-row>
        <table:table-row table:style-name="ro2">
          <table:table-cell table:style-name="ce12" office:value-type="string" calcext:value-type="string">
            <text:p>7.12</text:p>
          </table:table-cell>
          <table:table-cell table:style-name="ce3" office:value-type="string" calcext:value-type="string">
            <text:p>Identifiants de données relatives aux autorisations douanières</text:p>
          </table:table-cell>
          <table:table-cell table:style-name="ce12" office:value-type="string" calcext:value-type="string">
            <text:p>DC</text:p>
          </table:table-cell>
          <table:table-cell table:style-name="ce3" office:value-type="string" calcext:value-type="string">
            <text:p>Prénom de l’expéditeur</text:p>
          </table:table-cell>
          <table:table-cell table:style-name="ce3" office:value-type="float" office:value="0" calcext:value-type="float">
            <text:p>0</text:p>
          </table:table-cell>
          <table:table-cell table:style-name="ce3" office:value-type="float" office:value="50" calcext:value-type="float">
            <text:p>50</text:p>
          </table:table-cell>
          <table:table-cell table:style-name="ce3" office:value-type="string" calcext:value-type="string">
            <text:p>Alphanumérique</text:p>
          </table:table-cell>
          <table:table-cell table:style-name="ce3" office:value-type="string" calcext:value-type="string">
            <text:p>Prénom de l’expéditeur des armes/munitions</text:p>
            <text:p>Cette donnée est encodée en utilisant uniquement des lettres majuscules non accentués [A-Z] et des espaces (‘ ‘)</text:p>
          </table:table-cell>
          <table:table-cell table:style-name="ce3" office:value-type="string" calcext:value-type="string">
            <text:p>S</text:p>
          </table:table-cell>
          <table:table-cell table:style-name="ce3" office:value-type="string" calcext:value-type="string">
            <text:p>MAJ+ESPACE</text:p>
          </table:table-cell>
          <table:table-cell table:number-columns-repeated="1014"/>
        </table:table-row>
        <table:table-row table:style-name="ro2">
          <table:table-cell table:style-name="ce12" office:value-type="string" calcext:value-type="string">
            <text:p>7.12</text:p>
          </table:table-cell>
          <table:table-cell table:style-name="ce3" office:value-type="string" calcext:value-type="string">
            <text:p>Identifiants de données relatives aux autorisations douanières</text:p>
          </table:table-cell>
          <table:table-cell table:style-name="ce12" office:value-type="string" calcext:value-type="string">
            <text:p>DD</text:p>
          </table:table-cell>
          <table:table-cell table:style-name="ce3" office:value-type="string" calcext:value-type="string">
            <text:p>Date de naissance de l’expéditeur</text:p>
          </table:table-cell>
          <table:table-cell table:number-columns-repeated="2" table:style-name="ce3" office:value-type="float" office:value="8" calcext:value-type="float">
            <text:p>8</text:p>
          </table:table-cell>
          <table:table-cell table:style-name="ce3" office:value-type="string" calcext:value-type="string">
            <text:p>Numérique</text:p>
          </table:table-cell>
          <table:table-cell table:style-name="ce3" office:value-type="string" calcext:value-type="string">
            <text:p>Date de naissance de l’expéditeur.</text:p>
            <text:p>Cette date est composée uniquement de 8 chiffres au format JJMMAAAA où JJ représente le jour, MM le mois et AAAA représente l’année. Le numéro de jour et de mois sont encodés sur 2 chiffres préfixés par 0 si nécessaire.</text:p>
          </table:table-cell>
          <table:table-cell table:style-name="ce3" office:value-type="string" calcext:value-type="string">
            <text:p>F</text:p>
          </table:table-cell>
          <table:table-cell table:style-name="ce3" office:value-type="string" calcext:value-type="string">
            <text:p>DATE</text:p>
          </table:table-cell>
          <table:table-cell table:number-columns-repeated="1014"/>
        </table:table-row>
        <table:table-row table:style-name="ro2">
          <table:table-cell table:style-name="ce12" office:value-type="string" calcext:value-type="string">
            <text:p>7.12</text:p>
          </table:table-cell>
          <table:table-cell table:style-name="ce3" office:value-type="string" calcext:value-type="string">
            <text:p>Identifiants de données relatives aux autorisations douanières</text:p>
          </table:table-cell>
          <table:table-cell table:style-name="ce12" office:value-type="string" calcext:value-type="string">
            <text:p>DE</text:p>
          </table:table-cell>
          <table:table-cell table:style-name="ce3" office:value-type="string" calcext:value-type="string">
            <text:p>Raison sociale de l’expéditeur</text:p>
          </table:table-cell>
          <table:table-cell table:style-name="ce3" office:value-type="float" office:value="0" calcext:value-type="float">
            <text:p>0</text:p>
          </table:table-cell>
          <table:table-cell table:style-name="ce3" office:value-type="float" office:value="50" calcext:value-type="float">
            <text:p>50</text:p>
          </table:table-cell>
          <table:table-cell table:style-name="ce3" office:value-type="string" calcext:value-type="string">
            <text:p>Alphanumérique</text:p>
          </table:table-cell>
          <table:table-cell table:style-name="ce3" office:value-type="string" calcext:value-type="string">
            <text:p>Raison sociale de la société expéditrice des armes/munitions</text:p>
            <text:p>Cette donnée est encodée en utilisant des lettres majuscules non accentués [A-Z] et des chiffres [0-9] et des espaces (‘ ’)</text:p>
          </table:table-cell>
          <table:table-cell table:style-name="ce3" office:value-type="string" calcext:value-type="string">
            <text:p>S</text:p>
          </table:table-cell>
          <table:table-cell table:style-name="ce3" office:value-type="string" calcext:value-type="string">
            <text:p>MAJ+CHIFFRES+ESPACE</text:p>
          </table:table-cell>
          <table:table-cell table:number-columns-repeated="1014"/>
        </table:table-row>
        <table:table-row table:style-name="ro2">
          <table:table-cell table:style-name="ce12" office:value-type="string" calcext:value-type="string">
            <text:p>7.12</text:p>
          </table:table-cell>
          <table:table-cell table:style-name="ce3" office:value-type="string" calcext:value-type="string">
            <text:p>Identifiants de données relatives aux autorisations douanières</text:p>
          </table:table-cell>
          <table:table-cell table:style-name="ce12" office:value-type="string" calcext:value-type="string">
            <text:p>DF</text:p>
          </table:table-cell>
          <table:table-cell table:style-name="ce3" office:value-type="string" calcext:value-type="string">
            <text:p>SIREN de l’expéditeur</text:p>
          </table:table-cell>
          <table:table-cell table:number-columns-repeated="2" table:style-name="ce3" office:value-type="float" office:value="9" calcext:value-type="float">
            <text:p>9</text:p>
          </table:table-cell>
          <table:table-cell table:style-name="ce3" office:value-type="string" calcext:value-type="string">
            <text:p>Numérique</text:p>
          </table:table-cell>
          <table:table-cell table:style-name="ce3" office:value-type="string" calcext:value-type="string">
            <text:p>SIREN de la société expéditrice des armes/munitions</text:p>
            <text:p>Cette donnée de 9 caractères est encodée en utilisant uniquement des chiffres [0-9]</text:p>
          </table:table-cell>
          <table:table-cell table:style-name="ce3" office:value-type="string" calcext:value-type="string">
            <text:p>S</text:p>
          </table:table-cell>
          <table:table-cell table:style-name="ce3" office:value-type="string" calcext:value-type="string">
            <text:p>CHIFFRES</text:p>
          </table:table-cell>
          <table:table-cell table:number-columns-repeated="1014"/>
        </table:table-row>
        <table:table-row table:style-name="ro2">
          <table:table-cell table:style-name="ce12" office:value-type="string" calcext:value-type="string">
            <text:p>7.12</text:p>
          </table:table-cell>
          <table:table-cell table:style-name="ce3" office:value-type="string" calcext:value-type="string">
            <text:p>Identifiants de données relatives aux autorisations douanières</text:p>
          </table:table-cell>
          <table:table-cell table:style-name="ce12" office:value-type="string" calcext:value-type="string">
            <text:p>DG</text:p>
          </table:table-cell>
          <table:table-cell table:style-name="ce3" office:value-type="string" calcext:value-type="string">
            <text:p>SIRET de l’expéditeur</text:p>
          </table:table-cell>
          <table:table-cell table:number-columns-repeated="2" table:style-name="ce3" office:value-type="float" office:value="14" calcext:value-type="float">
            <text:p>14</text:p>
          </table:table-cell>
          <table:table-cell table:style-name="ce3" office:value-type="string" calcext:value-type="string">
            <text:p>Numérique</text:p>
          </table:table-cell>
          <table:table-cell table:style-name="ce3" office:value-type="string" calcext:value-type="string">
            <text:p>SIRET de la société expéditrice des armes/munitions</text:p>
            <text:p>Cette donnée de 14 caractères est encodée en utilisant uniquement des chiffres [0-9]</text:p>
          </table:table-cell>
          <table:table-cell table:style-name="ce3" office:value-type="string" calcext:value-type="string">
            <text:p>S</text:p>
          </table:table-cell>
          <table:table-cell table:style-name="ce3" office:value-type="string" calcext:value-type="string">
            <text:p>CHIFFRES</text:p>
          </table:table-cell>
          <table:table-cell table:number-columns-repeated="1014"/>
        </table:table-row>
        <table:table-row table:style-name="ro2">
          <table:table-cell table:style-name="ce12" office:value-type="string" calcext:value-type="string">
            <text:p>7.12</text:p>
          </table:table-cell>
          <table:table-cell table:style-name="ce3" office:value-type="string" calcext:value-type="string">
            <text:p>Identifiants de données relatives aux autorisations douanières</text:p>
          </table:table-cell>
          <table:table-cell table:style-name="ce12" office:value-type="string" calcext:value-type="string">
            <text:p>DH</text:p>
          </table:table-cell>
          <table:table-cell table:style-name="ce3" office:value-type="string" calcext:value-type="string">
            <text:p>EORI de l’expéditeur</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string" calcext:value-type="string">
            <text:p>Alphanumérique</text:p>
          </table:table-cell>
          <table:table-cell table:style-name="ce3" office:value-type="string" calcext:value-type="string">
            <text:p>L’EORI (Economic Operator Registration and Identification) de la société expéditrice est encodé en utilisant uniquement des lettres majuscules non accentuées [A-Z] et des chiffres [0-9]</text:p>
            <text:p>Le format exact est : Code Pays sur 2 car + Identifiant unique de la société expéditrice dans ce pays (chaîne de caractères de longueur variable suivant le pays)</text:p>
            <text:p>Le code pays respecte la norme ISO 3166-1 Alpha 2</text:p>
          </table:table-cell>
          <table:table-cell table:style-name="ce3" office:value-type="string" calcext:value-type="string">
            <text:p>S</text:p>
          </table:table-cell>
          <table:table-cell table:style-name="ce3" office:value-type="string" calcext:value-type="string">
            <text:p>MAJ+CHIFFRES</text:p>
          </table:table-cell>
          <table:table-cell table:style-name="ce3" office:value-type="string" calcext:value-type="string">
            <text:p>EORI</text:p>
          </table:table-cell>
          <table:table-cell table:number-columns-repeated="1013"/>
        </table:table-row>
        <table:table-row table:style-name="ro2">
          <table:table-cell table:style-name="ce12" office:value-type="string" calcext:value-type="string">
            <text:p>7.12</text:p>
          </table:table-cell>
          <table:table-cell table:style-name="ce3" office:value-type="string" calcext:value-type="string">
            <text:p>Identifiants de données relatives aux autorisations douanières</text:p>
          </table:table-cell>
          <table:table-cell table:style-name="ce12" office:value-type="string" calcext:value-type="string">
            <text:p>DI</text:p>
          </table:table-cell>
          <table:table-cell table:style-name="ce3" office:value-type="string" calcext:value-type="string">
            <text:p>TIN de l’expéditeur</text:p>
          </table:table-cell>
          <table:table-cell table:style-name="ce3" office:value-type="float" office:value="4" calcext:value-type="float">
            <text:p>4</text:p>
          </table:table-cell>
          <table:table-cell table:style-name="ce3" office:value-type="float" office:value="30" calcext:value-type="float">
            <text:p>30</text:p>
          </table:table-cell>
          <table:table-cell table:style-name="ce3" office:value-type="string" calcext:value-type="string">
            <text:p>Alphanumérique</text:p>
          </table:table-cell>
          <table:table-cell table:style-name="ce3" office:value-type="string" calcext:value-type="string">
            <text:p>Le TIN (Tax Identification Number ou numéro d’identification fiscale européen) de la société expéditrice est encodé en utilisant uniquement des lettres majuscules non accentuées [A-Z] et des chiffres [0-9].</text:p>
          </table:table-cell>
          <table:table-cell table:style-name="ce3" office:value-type="string" calcext:value-type="string">
            <text:p>S</text:p>
          </table:table-cell>
          <table:table-cell table:style-name="ce3" office:value-type="string" calcext:value-type="string">
            <text:p>MAJ+CHIFFRES</text:p>
          </table:table-cell>
          <table:table-cell table:number-columns-repeated="1014"/>
        </table:table-row>
        <table:table-row table:style-name="ro2">
          <table:table-cell table:style-name="ce12" office:value-type="string" calcext:value-type="string">
            <text:p>7.12</text:p>
          </table:table-cell>
          <table:table-cell table:style-name="ce3" office:value-type="string" calcext:value-type="string">
            <text:p>Identifiants de données relatives aux autorisations douanières</text:p>
          </table:table-cell>
          <table:table-cell table:style-name="ce12" office:value-type="string" calcext:value-type="string">
            <text:p>DJ</text:p>
          </table:table-cell>
          <table:table-cell table:style-name="ce3" office:value-type="string" calcext:value-type="string">
            <text:p>Nom de l’exportateur</text:p>
          </table:table-cell>
          <table:table-cell table:style-name="ce3" office:value-type="float" office:value="0" calcext:value-type="float">
            <text:p>0</text:p>
          </table:table-cell>
          <table:table-cell table:style-name="ce3" office:value-type="float" office:value="50" calcext:value-type="float">
            <text:p>50</text:p>
          </table:table-cell>
          <table:table-cell table:style-name="ce3" office:value-type="string" calcext:value-type="string">
            <text:p>Alphanumérique</text:p>
          </table:table-cell>
          <table:table-cell table:style-name="ce3" office:value-type="string" calcext:value-type="string">
            <text:p>Nom de l’exportateur des armes</text:p>
            <text:p>Cette donnée est encodée en utilisant uniquement des lettres majuscules non accentués [A-Z] et des espaces (‘ ’)</text:p>
          </table:table-cell>
          <table:table-cell table:style-name="ce3" office:value-type="string" calcext:value-type="string">
            <text:p>S</text:p>
          </table:table-cell>
          <table:table-cell table:style-name="ce3" office:value-type="string" calcext:value-type="string">
            <text:p>MAJ+ESPACE</text:p>
          </table:table-cell>
          <table:table-cell table:number-columns-repeated="1014"/>
        </table:table-row>
        <table:table-row table:style-name="ro2">
          <table:table-cell table:style-name="ce12" office:value-type="string" calcext:value-type="string">
            <text:p>7.12</text:p>
          </table:table-cell>
          <table:table-cell table:style-name="ce3" office:value-type="string" calcext:value-type="string">
            <text:p>Identifiants de données relatives aux autorisations douanières</text:p>
          </table:table-cell>
          <table:table-cell table:style-name="ce12" office:value-type="string" calcext:value-type="string">
            <text:p>DK </text:p>
          </table:table-cell>
          <table:table-cell table:style-name="ce3" office:value-type="string" calcext:value-type="string">
            <text:p>Prénom de l’exportateur</text:p>
          </table:table-cell>
          <table:table-cell table:style-name="ce3" office:value-type="float" office:value="0" calcext:value-type="float">
            <text:p>0</text:p>
          </table:table-cell>
          <table:table-cell table:style-name="ce3" office:value-type="float" office:value="50" calcext:value-type="float">
            <text:p>50</text:p>
          </table:table-cell>
          <table:table-cell table:style-name="ce3" office:value-type="string" calcext:value-type="string">
            <text:p>Alphanumérique</text:p>
          </table:table-cell>
          <table:table-cell table:style-name="ce3" office:value-type="string" calcext:value-type="string">
            <text:p>Prénom de l’exportateur des armes</text:p>
            <text:p>Cette donnée est encodée en utilisant uniquement des lettres majuscules non accentués [A-Z] et des espaces (‘ ’)</text:p>
          </table:table-cell>
          <table:table-cell table:style-name="ce3" office:value-type="string" calcext:value-type="string">
            <text:p>S</text:p>
          </table:table-cell>
          <table:table-cell table:style-name="ce3" office:value-type="string" calcext:value-type="string">
            <text:p>MAJ+ESPACE</text:p>
          </table:table-cell>
          <table:table-cell table:number-columns-repeated="1014"/>
        </table:table-row>
        <table:table-row table:style-name="ro2">
          <table:table-cell table:style-name="ce12" office:value-type="string" calcext:value-type="string">
            <text:p>7.12</text:p>
          </table:table-cell>
          <table:table-cell table:style-name="ce3" office:value-type="string" calcext:value-type="string">
            <text:p>Identifiants de données relatives aux autorisations douanières</text:p>
          </table:table-cell>
          <table:table-cell table:style-name="ce12" office:value-type="string" calcext:value-type="string">
            <text:p>DL</text:p>
          </table:table-cell>
          <table:table-cell table:style-name="ce3" office:value-type="string" calcext:value-type="string">
            <text:p>Date de naissance de l’exportateur</text:p>
          </table:table-cell>
          <table:table-cell table:number-columns-repeated="2" table:style-name="ce3" office:value-type="float" office:value="8" calcext:value-type="float">
            <text:p>8</text:p>
          </table:table-cell>
          <table:table-cell table:style-name="ce3" office:value-type="string" calcext:value-type="string">
            <text:p>Numérique</text:p>
          </table:table-cell>
          <table:table-cell table:style-name="ce3" office:value-type="string" calcext:value-type="string">
            <text:p>Date de naissance de l’expéditeur.</text:p>
            <text:p>Cette date est composée uniquement de 8 chiffres au format JJMMAAAA où JJ représente le jour, MM le mois et AAAA représente l’année. Le numéro de jour et de mois sont encodés sur 2 chiffres préfixés par 0 si nécessaire.</text:p>
          </table:table-cell>
          <table:table-cell table:style-name="ce3" office:value-type="string" calcext:value-type="string">
            <text:p>F</text:p>
          </table:table-cell>
          <table:table-cell table:style-name="ce3" office:value-type="string" calcext:value-type="string">
            <text:p>DATE</text:p>
          </table:table-cell>
          <table:table-cell table:number-columns-repeated="1014"/>
        </table:table-row>
        <table:table-row table:style-name="ro2">
          <table:table-cell table:style-name="ce12" office:value-type="string" calcext:value-type="string">
            <text:p>7.12</text:p>
          </table:table-cell>
          <table:table-cell table:style-name="ce3" office:value-type="string" calcext:value-type="string">
            <text:p>Identifiants de données relatives aux autorisations douanières</text:p>
          </table:table-cell>
          <table:table-cell table:style-name="ce12" office:value-type="string" calcext:value-type="string">
            <text:p>DM</text:p>
          </table:table-cell>
          <table:table-cell table:style-name="ce3" office:value-type="string" calcext:value-type="string">
            <text:p>Raison sociale de l’exportateur</text:p>
          </table:table-cell>
          <table:table-cell table:style-name="ce3" office:value-type="float" office:value="0" calcext:value-type="float">
            <text:p>0</text:p>
          </table:table-cell>
          <table:table-cell table:style-name="ce3" office:value-type="float" office:value="50" calcext:value-type="float">
            <text:p>50</text:p>
          </table:table-cell>
          <table:table-cell table:style-name="ce3" office:value-type="string" calcext:value-type="string">
            <text:p>Alphanumérique</text:p>
          </table:table-cell>
          <table:table-cell table:style-name="ce3" office:value-type="string" calcext:value-type="string">
            <text:p>Raison sociale de la société exportatrice des armes</text:p>
            <text:p>Cette donnée est encodée en utilisant des lettres majuscules non accentués [A-Z] et des chiffres [0-9] et des espaces (‘ ’)</text:p>
          </table:table-cell>
          <table:table-cell table:style-name="ce3" office:value-type="string" calcext:value-type="string">
            <text:p>S</text:p>
          </table:table-cell>
          <table:table-cell table:style-name="ce3" office:value-type="string" calcext:value-type="string">
            <text:p>MAJ+CHIFFRES+ESPACE</text:p>
          </table:table-cell>
          <table:table-cell table:number-columns-repeated="1014"/>
        </table:table-row>
        <table:table-row table:style-name="ro2">
          <table:table-cell table:style-name="ce12" office:value-type="string" calcext:value-type="string">
            <text:p>7.12</text:p>
          </table:table-cell>
          <table:table-cell table:style-name="ce3" office:value-type="string" calcext:value-type="string">
            <text:p>Identifiants de données relatives aux autorisations douanières</text:p>
          </table:table-cell>
          <table:table-cell table:style-name="ce12" office:value-type="string" calcext:value-type="string">
            <text:p>DN</text:p>
          </table:table-cell>
          <table:table-cell table:style-name="ce3" office:value-type="string" calcext:value-type="string">
            <text:p>SIREN de l’exportateur</text:p>
          </table:table-cell>
          <table:table-cell table:number-columns-repeated="2" table:style-name="ce3" office:value-type="float" office:value="9" calcext:value-type="float">
            <text:p>9</text:p>
          </table:table-cell>
          <table:table-cell table:style-name="ce3" office:value-type="string" calcext:value-type="string">
            <text:p>Numérique</text:p>
          </table:table-cell>
          <table:table-cell table:style-name="ce3" office:value-type="string" calcext:value-type="string">
            <text:p>SIREN de la société exportatrice des armes</text:p>
            <text:p>Cette donnée de 9 caractères est encodée en utilisant uniquement des chiffres [0-9]</text:p>
          </table:table-cell>
          <table:table-cell table:style-name="ce3" office:value-type="string" calcext:value-type="string">
            <text:p>S</text:p>
          </table:table-cell>
          <table:table-cell table:style-name="ce3" office:value-type="string" calcext:value-type="string">
            <text:p>CHIFFRES</text:p>
          </table:table-cell>
          <table:table-cell table:number-columns-repeated="1014"/>
        </table:table-row>
        <table:table-row table:style-name="ro2">
          <table:table-cell table:style-name="ce12" office:value-type="string" calcext:value-type="string">
            <text:p>7.12</text:p>
          </table:table-cell>
          <table:table-cell table:style-name="ce3" office:value-type="string" calcext:value-type="string">
            <text:p>Identifiants de données relatives aux autorisations douanières</text:p>
          </table:table-cell>
          <table:table-cell table:style-name="ce12" office:value-type="string" calcext:value-type="string">
            <text:p>DO</text:p>
          </table:table-cell>
          <table:table-cell table:style-name="ce3" office:value-type="string" calcext:value-type="string">
            <text:p>SIRET de l’exportateur</text:p>
          </table:table-cell>
          <table:table-cell table:number-columns-repeated="2" table:style-name="ce3" office:value-type="float" office:value="14" calcext:value-type="float">
            <text:p>14</text:p>
          </table:table-cell>
          <table:table-cell table:style-name="ce3" office:value-type="string" calcext:value-type="string">
            <text:p>Numérique</text:p>
          </table:table-cell>
          <table:table-cell table:style-name="ce3" office:value-type="string" calcext:value-type="string">
            <text:p>SIRET de la société exportatrice des armes/munitions</text:p>
            <text:p>Cette donnée de 14 caractères est encodée en utilisant uniquement des chiffres [0-9]</text:p>
          </table:table-cell>
          <table:table-cell table:style-name="ce3" office:value-type="string" calcext:value-type="string">
            <text:p>S</text:p>
          </table:table-cell>
          <table:table-cell table:style-name="ce3" office:value-type="string" calcext:value-type="string">
            <text:p>CHIFFRES</text:p>
          </table:table-cell>
          <table:table-cell table:number-columns-repeated="1014"/>
        </table:table-row>
        <table:table-row table:style-name="ro2">
          <table:table-cell table:style-name="ce12" office:value-type="string" calcext:value-type="string">
            <text:p>7.12</text:p>
          </table:table-cell>
          <table:table-cell table:style-name="ce3" office:value-type="string" calcext:value-type="string">
            <text:p>Identifiants de données relatives aux autorisations douanières</text:p>
          </table:table-cell>
          <table:table-cell table:style-name="ce12" office:value-type="string" calcext:value-type="string">
            <text:p>DP</text:p>
          </table:table-cell>
          <table:table-cell table:style-name="ce3" office:value-type="string" calcext:value-type="string">
            <text:p>EORI de l’exportateur</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string" calcext:value-type="string">
            <text:p>Alphanumérique</text:p>
          </table:table-cell>
          <table:table-cell table:style-name="ce3" office:value-type="string" calcext:value-type="string">
            <text:p>L’EORI (Economic Operator Registration and Identification) de la société exportatrice est encodé en utilisant uniquement des lettres majuscules non accentuées [A-Z] etdes chiffres [0-9] .</text:p>
            <text:p>Le format exact est : Code Pays sur 2 car + Identifiant unique de la société exportatrice dans ce pays (chaîne de caractères de longueur variable suivant le pays).</text:p>
            <text:p>Le code pays respecte la norme ISO 3166-1 Alpha 2</text:p>
          </table:table-cell>
          <table:table-cell table:style-name="ce3" office:value-type="string" calcext:value-type="string">
            <text:p>S</text:p>
          </table:table-cell>
          <table:table-cell table:style-name="ce3" office:value-type="string" calcext:value-type="string">
            <text:p>MAJ+CHIFFRES</text:p>
          </table:table-cell>
          <table:table-cell table:style-name="ce3" office:value-type="string" calcext:value-type="string">
            <text:p>EORI</text:p>
          </table:table-cell>
          <table:table-cell table:number-columns-repeated="1013"/>
        </table:table-row>
        <table:table-row table:style-name="ro2">
          <table:table-cell table:style-name="ce12" office:value-type="string" calcext:value-type="string">
            <text:p>7.12</text:p>
          </table:table-cell>
          <table:table-cell table:style-name="ce3" office:value-type="string" calcext:value-type="string">
            <text:p>Identifiants de données relatives aux autorisations douanières</text:p>
          </table:table-cell>
          <table:table-cell table:style-name="ce12" office:value-type="string" calcext:value-type="string">
            <text:p>DQ</text:p>
          </table:table-cell>
          <table:table-cell table:style-name="ce3" office:value-type="string" calcext:value-type="string">
            <text:p>Nom du destinataire</text:p>
          </table:table-cell>
          <table:table-cell table:style-name="ce3" office:value-type="float" office:value="0" calcext:value-type="float">
            <text:p>0</text:p>
          </table:table-cell>
          <table:table-cell table:style-name="ce3" office:value-type="float" office:value="50" calcext:value-type="float">
            <text:p>50</text:p>
          </table:table-cell>
          <table:table-cell table:style-name="ce3" office:value-type="string" calcext:value-type="string">
            <text:p>Alphanumérique</text:p>
          </table:table-cell>
          <table:table-cell table:style-name="ce3" office:value-type="string" calcext:value-type="string">
            <text:p>Nom du destinataire des armes</text:p>
            <text:p>Cette donnée est encodée en utilisant uniquement des lettres majuscules non accentués [A-Z] et des espaces (‘ ’)</text:p>
          </table:table-cell>
          <table:table-cell table:style-name="ce3" office:value-type="string" calcext:value-type="string">
            <text:p>S</text:p>
          </table:table-cell>
          <table:table-cell table:style-name="ce3" office:value-type="string" calcext:value-type="string">
            <text:p>MAJ+ESPACE</text:p>
          </table:table-cell>
          <table:table-cell table:number-columns-repeated="1014"/>
        </table:table-row>
        <table:table-row table:style-name="ro2">
          <table:table-cell table:style-name="ce12" office:value-type="string" calcext:value-type="string">
            <text:p>7.12</text:p>
          </table:table-cell>
          <table:table-cell table:style-name="ce3" office:value-type="string" calcext:value-type="string">
            <text:p>Identifiants de données relatives aux autorisations douanières</text:p>
          </table:table-cell>
          <table:table-cell table:style-name="ce12" office:value-type="string" calcext:value-type="string">
            <text:p>DR</text:p>
          </table:table-cell>
          <table:table-cell table:style-name="ce3" office:value-type="string" calcext:value-type="string">
            <text:p>Prénom du destinataire</text:p>
          </table:table-cell>
          <table:table-cell table:style-name="ce3" office:value-type="float" office:value="0" calcext:value-type="float">
            <text:p>0</text:p>
          </table:table-cell>
          <table:table-cell table:style-name="ce3" office:value-type="float" office:value="50" calcext:value-type="float">
            <text:p>50</text:p>
          </table:table-cell>
          <table:table-cell table:style-name="ce3" office:value-type="string" calcext:value-type="string">
            <text:p>Alphanumérique</text:p>
          </table:table-cell>
          <table:table-cell table:style-name="ce3" office:value-type="string" calcext:value-type="string">
            <text:p>Prénom du destinataire des armes</text:p>
            <text:p>Cette donnée est encodée en utilisant uniquement des lettres majuscules non accentués [A-Z] et des espaces (‘ ’)</text:p>
          </table:table-cell>
          <table:table-cell table:style-name="ce3" office:value-type="string" calcext:value-type="string">
            <text:p>S</text:p>
          </table:table-cell>
          <table:table-cell table:style-name="ce3" office:value-type="string" calcext:value-type="string">
            <text:p>MAJ+ESPACE</text:p>
          </table:table-cell>
          <table:table-cell table:number-columns-repeated="1014"/>
        </table:table-row>
        <table:table-row table:style-name="ro2">
          <table:table-cell table:style-name="ce12" office:value-type="string" calcext:value-type="string">
            <text:p>7.12</text:p>
          </table:table-cell>
          <table:table-cell table:style-name="ce3" office:value-type="string" calcext:value-type="string">
            <text:p>Identifiants de données relatives aux autorisations douanières</text:p>
          </table:table-cell>
          <table:table-cell table:style-name="ce12" office:value-type="string" calcext:value-type="string">
            <text:p>DS</text:p>
          </table:table-cell>
          <table:table-cell table:style-name="ce3" office:value-type="string" calcext:value-type="string">
            <text:p>Date de naissance du destinataire</text:p>
          </table:table-cell>
          <table:table-cell table:number-columns-repeated="2" table:style-name="ce3" office:value-type="float" office:value="8" calcext:value-type="float">
            <text:p>8</text:p>
          </table:table-cell>
          <table:table-cell table:style-name="ce3" office:value-type="string" calcext:value-type="string">
            <text:p>Numérique</text:p>
          </table:table-cell>
          <table:table-cell table:style-name="ce3" office:value-type="string" calcext:value-type="string">
            <text:p>Date de naissance du destinataire</text:p>
            <text:p>Cette date est composée uniquement de 8 chiffres au format JJMMAAAA où JJ représente le jour, MM le mois et AAAA représente l’année. Le numéro de jour et de mois sont encodés sur 2 chiffres préfixés par 0 si nécessaire.</text:p>
          </table:table-cell>
          <table:table-cell table:style-name="ce3" office:value-type="string" calcext:value-type="string">
            <text:p>F</text:p>
          </table:table-cell>
          <table:table-cell table:style-name="ce3" office:value-type="string" calcext:value-type="string">
            <text:p>DATE</text:p>
          </table:table-cell>
          <table:table-cell table:number-columns-repeated="1014"/>
        </table:table-row>
        <table:table-row table:style-name="ro2">
          <table:table-cell table:style-name="ce12" office:value-type="string" calcext:value-type="string">
            <text:p>7.12</text:p>
          </table:table-cell>
          <table:table-cell table:style-name="ce3" office:value-type="string" calcext:value-type="string">
            <text:p>Identifiants de données relatives aux autorisations douanières</text:p>
          </table:table-cell>
          <table:table-cell table:style-name="ce12" office:value-type="string" calcext:value-type="string">
            <text:p>DT</text:p>
          </table:table-cell>
          <table:table-cell table:style-name="ce3" office:value-type="string" calcext:value-type="string">
            <text:p>Raison sociale du destinataire</text:p>
          </table:table-cell>
          <table:table-cell table:style-name="ce3" office:value-type="float" office:value="0" calcext:value-type="float">
            <text:p>0</text:p>
          </table:table-cell>
          <table:table-cell table:style-name="ce3" office:value-type="float" office:value="50" calcext:value-type="float">
            <text:p>50</text:p>
          </table:table-cell>
          <table:table-cell table:style-name="ce3" office:value-type="string" calcext:value-type="string">
            <text:p>Alphanumérique</text:p>
          </table:table-cell>
          <table:table-cell table:style-name="ce3" office:value-type="string" calcext:value-type="string">
            <text:p>Raison sociale de la société destinatrice des armes</text:p>
            <text:p>Cette donnée est encodée en utilisant des lettres majuscules non accentués [A-Z] et des chiffres [0-9] et des espaces (‘ ‘)</text:p>
          </table:table-cell>
          <table:table-cell table:style-name="ce3" office:value-type="string" calcext:value-type="string">
            <text:p>S</text:p>
          </table:table-cell>
          <table:table-cell table:style-name="ce3" office:value-type="string" calcext:value-type="string">
            <text:p>MAJ+CHIFFRES+ESPACE</text:p>
          </table:table-cell>
          <table:table-cell table:number-columns-repeated="1014"/>
        </table:table-row>
        <table:table-row table:style-name="ro2">
          <table:table-cell table:style-name="ce12" office:value-type="string" calcext:value-type="string">
            <text:p>7.12</text:p>
          </table:table-cell>
          <table:table-cell table:style-name="ce3" office:value-type="string" calcext:value-type="string">
            <text:p>Identifiants de données relatives aux autorisations douanières</text:p>
          </table:table-cell>
          <table:table-cell table:style-name="ce12" office:value-type="string" calcext:value-type="string">
            <text:p>DU</text:p>
          </table:table-cell>
          <table:table-cell table:style-name="ce3" office:value-type="string" calcext:value-type="string">
            <text:p>SIREN du destinataire</text:p>
          </table:table-cell>
          <table:table-cell table:number-columns-repeated="2" table:style-name="ce3" office:value-type="float" office:value="9" calcext:value-type="float">
            <text:p>9</text:p>
          </table:table-cell>
          <table:table-cell table:style-name="ce3" office:value-type="string" calcext:value-type="string">
            <text:p>Numérique</text:p>
          </table:table-cell>
          <table:table-cell table:style-name="ce3" office:value-type="string" calcext:value-type="string">
            <text:p>SIREN de la société destinatrice des armes</text:p>
            <text:p>Cette donnée de 9 caractères est encodée en utilisant uniquement des chiffres [0-9]</text:p>
          </table:table-cell>
          <table:table-cell table:style-name="ce3" office:value-type="string" calcext:value-type="string">
            <text:p>S</text:p>
          </table:table-cell>
          <table:table-cell table:style-name="ce3" office:value-type="string" calcext:value-type="string">
            <text:p>CHIFFRES</text:p>
          </table:table-cell>
          <table:table-cell table:number-columns-repeated="1014"/>
        </table:table-row>
        <table:table-row table:style-name="ro2">
          <table:table-cell table:style-name="ce12" office:value-type="string" calcext:value-type="string">
            <text:p>7.12</text:p>
          </table:table-cell>
          <table:table-cell table:style-name="ce3" office:value-type="string" calcext:value-type="string">
            <text:p>Identifiants de données relatives aux autorisations douanières</text:p>
          </table:table-cell>
          <table:table-cell table:style-name="ce12" office:value-type="string" calcext:value-type="string">
            <text:p>DV</text:p>
          </table:table-cell>
          <table:table-cell table:style-name="ce3" office:value-type="string" calcext:value-type="string">
            <text:p>SIRET du destinataire</text:p>
          </table:table-cell>
          <table:table-cell table:number-columns-repeated="2" table:style-name="ce3" office:value-type="float" office:value="14" calcext:value-type="float">
            <text:p>14</text:p>
          </table:table-cell>
          <table:table-cell table:style-name="ce3" office:value-type="string" calcext:value-type="string">
            <text:p>Numérique</text:p>
          </table:table-cell>
          <table:table-cell table:style-name="ce3" office:value-type="string" calcext:value-type="string">
            <text:p>SIRET de la société destinatrice des armes/munitions</text:p>
            <text:p>Cette donnée de 14 caractères est encodée en utilisant uniquement des chiffres [0-9]</text:p>
          </table:table-cell>
          <table:table-cell table:style-name="ce3" office:value-type="string" calcext:value-type="string">
            <text:p>S</text:p>
          </table:table-cell>
          <table:table-cell table:style-name="ce3" office:value-type="string" calcext:value-type="string">
            <text:p>CHIFFRES</text:p>
          </table:table-cell>
          <table:table-cell table:number-columns-repeated="1014"/>
        </table:table-row>
        <table:table-row table:style-name="ro2">
          <table:table-cell table:style-name="ce12" office:value-type="string" calcext:value-type="string">
            <text:p>7.12</text:p>
          </table:table-cell>
          <table:table-cell table:style-name="ce3" office:value-type="string" calcext:value-type="string">
            <text:p>Identifiants de données relatives aux autorisations douanières</text:p>
          </table:table-cell>
          <table:table-cell table:style-name="ce12" office:value-type="string" calcext:value-type="string">
            <text:p>DW</text:p>
          </table:table-cell>
          <table:table-cell table:style-name="ce3" office:value-type="string" calcext:value-type="string">
            <text:p>EORI du destinataire</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string" calcext:value-type="string">
            <text:p>Alphanumérique</text:p>
          </table:table-cell>
          <table:table-cell table:style-name="ce3" office:value-type="string" calcext:value-type="string">
            <text:p>L’EORI (Economic Operator Registration and Identification) de la société destinatrice est encodé en utilisant uniquement des lettres majuscules non accentuées [A-Z] et des chiffres [0-9] .</text:p>
            <text:p>Le format exact est : Code Pays sur 2 car + Identifiant unique de la société destinatrice dans ce pays (chaîne de caractères de longueur variable suivant le pays).</text:p>
            <text:p>Le code pays respecte la norme ISO 3166-1 Alpha 2</text:p>
          </table:table-cell>
          <table:table-cell table:style-name="ce3" office:value-type="string" calcext:value-type="string">
            <text:p>S</text:p>
          </table:table-cell>
          <table:table-cell table:style-name="ce3" office:value-type="string" calcext:value-type="string">
            <text:p>MAJ+CHIFFRES</text:p>
          </table:table-cell>
          <table:table-cell table:style-name="ce3" office:value-type="string" calcext:value-type="string">
            <text:p>EORI</text:p>
          </table:table-cell>
          <table:table-cell table:number-columns-repeated="1013"/>
        </table:table-row>
        <table:table-row table:style-name="ro2">
          <table:table-cell table:style-name="ce12" office:value-type="string" calcext:value-type="string">
            <text:p>7.12</text:p>
          </table:table-cell>
          <table:table-cell table:style-name="ce3" office:value-type="string" calcext:value-type="string">
            <text:p>Identifiants de données relatives aux autorisations douanières</text:p>
          </table:table-cell>
          <table:table-cell table:style-name="ce12" office:value-type="string" calcext:value-type="string">
            <text:p>DX</text:p>
          </table:table-cell>
          <table:table-cell table:style-name="ce3" office:value-type="string" calcext:value-type="string">
            <text:p>TIN du destinataire</text:p>
          </table:table-cell>
          <table:table-cell table:style-name="ce3" office:value-type="float" office:value="4" calcext:value-type="float">
            <text:p>4</text:p>
          </table:table-cell>
          <table:table-cell table:style-name="ce3" office:value-type="float" office:value="30" calcext:value-type="float">
            <text:p>30</text:p>
          </table:table-cell>
          <table:table-cell table:style-name="ce3" office:value-type="string" calcext:value-type="string">
            <text:p>Alphanumérique</text:p>
          </table:table-cell>
          <table:table-cell table:style-name="ce3" office:value-type="string" calcext:value-type="string">
            <text:p>Le TIN (Tax Identification Number ou numéro d’identification fiscale européen) de la société destinatrice est encodé en utilisant uniquement des lettres majuscules non accentuées [A-Z] et des chiffres [0-9].</text:p>
          </table:table-cell>
          <table:table-cell table:style-name="ce3" office:value-type="string" calcext:value-type="string">
            <text:p>S</text:p>
          </table:table-cell>
          <table:table-cell table:style-name="ce3" office:value-type="string" calcext:value-type="string">
            <text:p>MAJ+CHIFFRES</text:p>
          </table:table-cell>
          <table:table-cell table:number-columns-repeated="1014"/>
        </table:table-row>
        <table:table-row table:style-name="ro2">
          <table:table-cell table:style-name="ce12" office:value-type="string" calcext:value-type="string">
            <text:p>7.12</text:p>
          </table:table-cell>
          <table:table-cell table:style-name="ce3" office:value-type="string" calcext:value-type="string">
            <text:p>Identifiants de données relatives aux autorisations douanières</text:p>
          </table:table-cell>
          <table:table-cell table:style-name="ce12" office:value-type="string" calcext:value-type="string">
            <text:p>DY</text:p>
          </table:table-cell>
          <table:table-cell table:style-name="ce3" office:value-type="string" calcext:value-type="string">
            <text:p>Nombre de lignes articles</text:p>
          </table:table-cell>
          <table:table-cell table:number-columns-repeated="2" table:style-name="ce3" office:value-type="float" office:value="3" calcext:value-type="float">
            <text:p>3</text:p>
          </table:table-cell>
          <table:table-cell table:style-name="ce3" office:value-type="string" calcext:value-type="string">
            <text:p>Numérique</text:p>
          </table:table-cell>
          <table:table-cell table:style-name="ce3" office:value-type="string" calcext:value-type="string">
            <text:p>Nombre de lignes d’articles concernés par le transfert/importation/exportation</text:p>
            <text:p>Cette donnée de 3 caractères (préfixés par 0 si nécessaire) est encodée en utilisant uniquement des chiffres [0-9]</text:p>
          </table:table-cell>
          <table:table-cell table:style-name="ce3" office:value-type="string" calcext:value-type="string">
            <text:p>S</text:p>
          </table:table-cell>
          <table:table-cell table:style-name="ce3" office:value-type="string" calcext:value-type="string">
            <text:p>CHIFFRES</text:p>
          </table:table-cell>
          <table:table-cell table:number-columns-repeated="1014"/>
        </table:table-row>
        <table:table-row table:style-name="ro2">
          <table:table-cell table:style-name="ce12" office:value-type="string" calcext:value-type="string">
            <text:p>7.13</text:p>
          </table:table-cell>
          <table:table-cell table:style-name="ce3" office:value-type="string" calcext:value-type="string">
            <text:p>Identifiants de données relatives aux résultats des tests virologiques</text:p>
          </table:table-cell>
          <table:table-cell table:style-name="ce12" office:value-type="string" calcext:value-type="string">
            <text:p>F0</text:p>
          </table:table-cell>
          <table:table-cell table:style-name="ce3" office:value-type="string" calcext:value-type="string">
            <text:p>Liste des prénoms</text:p>
          </table:table-cell>
          <table:table-cell table:style-name="ce3" office:value-type="float" office:value="0" calcext:value-type="float">
            <text:p>0</text:p>
          </table:table-cell>
          <table:table-cell table:style-name="ce3" office:value-type="float" office:value="60" calcext:value-type="float">
            <text:p>60</text:p>
          </table:table-cell>
          <table:table-cell table:style-name="ce3" office:value-type="string" calcext:value-type="string">
            <text:p>Alphanumérique</text:p>
          </table:table-cell>
          <table:table-cell table:style-name="ce3" office:value-type="string" calcext:value-type="string">
            <text:p>Les prénoms composés sont séparés par un espace. Les différents prénoms sont séparés par ‘/’. Cette donnée est encodée en utilisant uniquement des lettres majuscules non accentuées [A-Z], des espaces et des ‘/’ s’il y a plusieurs prénoms (au maximum 6).</text:p>
          </table:table-cell>
          <table:table-cell table:style-name="ce3" office:value-type="string" calcext:value-type="string">
            <text:p>S</text:p>
          </table:table-cell>
          <table:table-cell table:style-name="ce3" office:value-type="string" calcext:value-type="string">
            <text:p>MAJ+ESPACE+SLASH</text:p>
          </table:table-cell>
          <table:table-cell table:number-columns-repeated="1014"/>
        </table:table-row>
        <table:table-row table:style-name="ro2">
          <table:table-cell table:style-name="ce12" office:value-type="string" calcext:value-type="string">
            <text:p>7.13</text:p>
          </table:table-cell>
          <table:table-cell table:style-name="ce3" office:value-type="string" calcext:value-type="string">
            <text:p>Identifiants de données relatives aux résultats des tests virologiques</text:p>
          </table:table-cell>
          <table:table-cell table:style-name="ce12" office:value-type="string" calcext:value-type="string">
            <text:p>F1</text:p>
          </table:table-cell>
          <table:table-cell table:style-name="ce3" office:value-type="string" calcext:value-type="string">
            <text:p>Nom patronymique</text:p>
          </table:table-cell>
          <table:table-cell table:style-name="ce3" office:value-type="float" office:value="0" calcext:value-type="float">
            <text:p>0</text:p>
          </table:table-cell>
          <table:table-cell table:style-name="ce3" office:value-type="float" office:value="38" calcext:value-type="float">
            <text:p>38</text:p>
          </table:table-cell>
          <table:table-cell table:style-name="ce3" office:value-type="string" calcext:value-type="string">
            <text:p>Alphanumérique</text:p>
          </table:table-cell>
          <table:table-cell table:style-name="ce3" office:value-type="string" calcext:value-type="string">
            <text:p>Cette donnée est encodée en utilisant uniquement des lettres majuscules non accentuées [A-Z] et des espaces. Les noms composés sont séparés par un espace.</text:p>
          </table:table-cell>
          <table:table-cell table:style-name="ce3" office:value-type="string" calcext:value-type="string">
            <text:p>S</text:p>
          </table:table-cell>
          <table:table-cell table:style-name="ce3" office:value-type="string" calcext:value-type="string">
            <text:p>MAJ+ESPACE</text:p>
          </table:table-cell>
          <table:table-cell table:number-columns-repeated="1014"/>
        </table:table-row>
        <table:table-row table:style-name="ro2">
          <table:table-cell table:style-name="ce12" office:value-type="string" calcext:value-type="string">
            <text:p>7.13</text:p>
          </table:table-cell>
          <table:table-cell table:style-name="ce3" office:value-type="string" calcext:value-type="string">
            <text:p>Identifiants de données relatives aux résultats des tests virologiques</text:p>
          </table:table-cell>
          <table:table-cell table:style-name="ce12" office:value-type="string" calcext:value-type="string">
            <text:p>F2</text:p>
          </table:table-cell>
          <table:table-cell table:style-name="ce3" office:value-type="string" calcext:value-type="string">
            <text:p>Date de naissance</text:p>
          </table:table-cell>
          <table:table-cell table:number-columns-repeated="2" table:style-name="ce3" office:value-type="float" office:value="8" calcext:value-type="float">
            <text:p>8</text:p>
          </table:table-cell>
          <table:table-cell table:style-name="ce3" office:value-type="string" calcext:value-type="string">
            <text:p>Numérique</text:p>
          </table:table-cell>
          <table:table-cell table:style-name="ce3" office:value-type="string" calcext:value-type="string">
            <text:p>Cette date est composée uniquement de 8 chiffres au format</text:p>
            <text:p>JJMMAAAA où JJ représente le jour dans le mois, MM le mois et</text:p>
            <text:p>AAAA l’année. Le jour et le numéro du mois sont encodés sur 2 chiffres préfixés par 0 si nécessaire. Lorsque le jour ou le jour et le mois ne sont pas connus, leurs valeurs sont remplacées par 00.</text:p>
          </table:table-cell>
          <table:table-cell table:style-name="ce3" office:value-type="string" calcext:value-type="string">
            <text:p>F</text:p>
          </table:table-cell>
          <table:table-cell table:style-name="ce3" office:value-type="string" calcext:value-type="string">
            <text:p>DATE</text:p>
          </table:table-cell>
          <table:table-cell table:number-columns-repeated="1014"/>
        </table:table-row>
        <table:table-row table:style-name="ro2">
          <table:table-cell table:style-name="ce12" office:value-type="string" calcext:value-type="string">
            <text:p>7.13</text:p>
          </table:table-cell>
          <table:table-cell table:style-name="ce3" office:value-type="string" calcext:value-type="string">
            <text:p>Identifiants de données relatives aux résultats des tests virologiques</text:p>
          </table:table-cell>
          <table:table-cell table:style-name="ce12" office:value-type="string" calcext:value-type="string">
            <text:p>F3</text:p>
          </table:table-cell>
          <table:table-cell table:style-name="ce3" office:value-type="string" calcext:value-type="string">
            <text:p>Genre</text:p>
          </table:table-cell>
          <table:table-cell table:number-columns-repeated="2" table:style-name="ce3" office:value-type="float" office:value="1" calcext:value-type="float">
            <text:p>1</text:p>
          </table:table-cell>
          <table:table-cell table:style-name="ce3" office:value-type="string" calcext:value-type="string">
            <text:p>Alphanumérique</text:p>
          </table:table-cell>
          <table:table-cell table:style-name="ce3" office:value-type="string" calcext:value-type="string">
            <text:p>M (genre masculin), F (féminin), U (unknown)</text:p>
          </table:table-cell>
          <table:table-cell table:style-name="ce3" office:value-type="string" calcext:value-type="string">
            <text:p>S</text:p>
          </table:table-cell>
          <table:table-cell table:style-name="ce3" office:value-type="string" calcext:value-type="string">
            <text:p>GENRE+GENRE_UNKNOWN</text:p>
          </table:table-cell>
          <table:table-cell table:number-columns-repeated="1014"/>
        </table:table-row>
        <table:table-row table:style-name="ro2">
          <table:table-cell table:style-name="ce12" office:value-type="string" calcext:value-type="string">
            <text:p>7.13</text:p>
          </table:table-cell>
          <table:table-cell table:style-name="ce3" office:value-type="string" calcext:value-type="string">
            <text:p>Identifiants de données relatives aux résultats des tests virologiques</text:p>
          </table:table-cell>
          <table:table-cell table:style-name="ce12" office:value-type="string" calcext:value-type="string">
            <text:p>F4</text:p>
          </table:table-cell>
          <table:table-cell table:style-name="ce3" office:value-type="string" calcext:value-type="string">
            <text:p>Code analyse</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string" calcext:value-type="string">
            <text:p>Alphanumérique</text:p>
          </table:table-cell>
          <table:table-cell table:style-name="ce3" office:value-type="string" calcext:value-type="string">
            <text:p>Code analyse défini par LOINC (https://loinc.org/)</text:p>
          </table:table-cell>
          <table:table-cell table:style-name="ce3" office:value-type="string" calcext:value-type="string">
            <text:p>F</text:p>
          </table:table-cell>
          <table:table-cell table:style-name="ce3" office:value-type="string" calcext:value-type="string">
            <text:p>LOINC</text:p>
          </table:table-cell>
          <table:table-cell table:style-name="ce3" office:value-type="string" calcext:value-type="string">
            <text:p>ANY? </text:p>
          </table:table-cell>
          <table:table-cell table:number-columns-repeated="1013"/>
        </table:table-row>
        <table:table-row table:style-name="ro2">
          <table:table-cell table:style-name="ce12" office:value-type="string" calcext:value-type="string">
            <text:p>7.13</text:p>
          </table:table-cell>
          <table:table-cell table:style-name="ce3" office:value-type="string" calcext:value-type="string">
            <text:p>Identifiants de données relatives aux résultats des tests virologiques</text:p>
          </table:table-cell>
          <table:table-cell table:style-name="ce12" office:value-type="string" calcext:value-type="string">
            <text:p>F5</text:p>
          </table:table-cell>
          <table:table-cell table:style-name="ce3" office:value-type="string" calcext:value-type="string">
            <text:p>Résultat de l’analyse</text:p>
          </table:table-cell>
          <table:table-cell table:number-columns-repeated="2" table:style-name="ce3" office:value-type="float" office:value="1" calcext:value-type="float">
            <text:p>1</text:p>
          </table:table-cell>
          <table:table-cell table:style-name="ce3" office:value-type="string" calcext:value-type="string">
            <text:p>Alphanumérique</text:p>
          </table:table-cell>
          <table:table-cell table:style-name="ce3" office:value-type="string" calcext:value-type="string">
            <text:p>P (résultat positif), N (négatif), I (indéterminé), X (prélèvement non conforme)</text:p>
          </table:table-cell>
          <table:table-cell table:style-name="ce3" office:value-type="string" calcext:value-type="string">
            <text:p>S</text:p>
          </table:table-cell>
          <table:table-cell table:style-name="ce3" office:value-type="string" calcext:value-type="string">
            <text:p>PRELEVEMENT</text:p>
          </table:table-cell>
          <table:table-cell table:style-name="ce3" office:value-type="string" calcext:value-type="string">
            <text:p>P/N/X</text:p>
          </table:table-cell>
          <table:table-cell table:number-columns-repeated="1013"/>
        </table:table-row>
        <table:table-row table:style-name="ro2">
          <table:table-cell table:style-name="ce12" office:value-type="string" calcext:value-type="string">
            <text:p>7.13</text:p>
          </table:table-cell>
          <table:table-cell table:style-name="ce3" office:value-type="string" calcext:value-type="string">
            <text:p>Identifiants de données relatives aux résultats des tests virologiques</text:p>
          </table:table-cell>
          <table:table-cell table:style-name="ce12" office:value-type="string" calcext:value-type="string">
            <text:p>F6</text:p>
          </table:table-cell>
          <table:table-cell table:style-name="ce3" office:value-type="string" calcext:value-type="string">
            <text:p>Date et heure du prélèvement</text:p>
          </table:table-cell>
          <table:table-cell table:number-columns-repeated="2" table:style-name="ce3" office:value-type="float" office:value="12" calcext:value-type="float">
            <text:p>12</text:p>
          </table:table-cell>
          <table:table-cell table:style-name="ce3" office:value-type="string" calcext:value-type="string">
            <text:p>Numérique</text:p>
          </table:table-cell>
          <table:table-cell table:style-name="ce3" office:value-type="string" calcext:value-type="string">
            <text:p>Cette date est composée uniquement de 12 chiffres au format JJMMAAAAHHmm où JJ représente le jour dans le mois, MM le mois, AAAA l’année, HH l’heure et mm les minutes. Le jour, le numéro du mois, l’heure et les minutes sont encodés sur 2 chiffres préfixés par 0 si nécessaire.</text:p>
          </table:table-cell>
          <table:table-cell table:style-name="ce3" office:value-type="string" calcext:value-type="string">
            <text:p>F</text:p>
          </table:table-cell>
          <table:table-cell table:style-name="ce3" office:value-type="string" calcext:value-type="string">
            <text:p>DATEHEURE</text:p>
          </table:table-cell>
          <table:table-cell table:number-columns-repeated="1014"/>
        </table:table-row>
        <table:table-row table:style-name="ro2">
          <table:table-cell table:style-name="ce12" office:value-type="string" calcext:value-type="string">
            <text:p>7.14</text:p>
          </table:table-cell>
          <table:table-cell table:style-name="ce3" office:value-type="string" calcext:value-type="string">
            <text:p>Identifiants de données relatives à une attestation vaccinale</text:p>
          </table:table-cell>
          <table:table-cell table:style-name="ce12" office:value-type="string" calcext:value-type="string">
            <text:p>L0</text:p>
          </table:table-cell>
          <table:table-cell table:style-name="ce3" office:value-type="string" calcext:value-type="string">
            <text:p>Nom Patronymique du patient</text:p>
          </table:table-cell>
          <table:table-cell table:style-name="ce3" office:value-type="float" office:value="0" calcext:value-type="float">
            <text:p>0</text:p>
          </table:table-cell>
          <table:table-cell table:style-name="ce3" office:value-type="float" office:value="80" calcext:value-type="float">
            <text:p>80</text:p>
          </table:table-cell>
          <table:table-cell table:style-name="ce3" office:value-type="string" calcext:value-type="string">
            <text:p>Alphanumérique</text:p>
          </table:table-cell>
          <table:table-cell table:style-name="ce3" office:value-type="string" calcext:value-type="string">
            <text:p>Cette donnée est encodée en utilisant uniquement des lettres majuscules non accentuées [A-Z] et des espaces. Les noms composés sont séparés par un espace.</text:p>
            <text:p>Les caractères spéciaux « - » (ascii 45), « . » (ascii 46), « / » (ascii 47) et ESPACE (ascii 32) sont autorisés.</text:p>
          </table:table-cell>
          <table:table-cell table:style-name="ce3" office:value-type="string" calcext:value-type="string">
            <text:p>S</text:p>
          </table:table-cell>
          <table:table-cell table:style-name="ce3" office:value-type="string" calcext:value-type="string">
            <text:p>MAJ+CHIFFRES+TIRET+POINT+SLASH+ESPACE</text:p>
          </table:table-cell>
          <table:table-cell table:number-columns-repeated="1014"/>
        </table:table-row>
        <table:table-row table:style-name="ro2">
          <table:table-cell table:style-name="ce12" office:value-type="string" calcext:value-type="string">
            <text:p>7.14</text:p>
          </table:table-cell>
          <table:table-cell table:style-name="ce3" office:value-type="string" calcext:value-type="string">
            <text:p>Identifiants de données relatives à une attestation vaccinale</text:p>
          </table:table-cell>
          <table:table-cell table:style-name="ce12" office:value-type="string" calcext:value-type="string">
            <text:p>L1</text:p>
          </table:table-cell>
          <table:table-cell table:style-name="ce3" office:value-type="string" calcext:value-type="string">
            <text:p>Liste des prénoms du patient</text:p>
          </table:table-cell>
          <table:table-cell table:style-name="ce3" office:value-type="float" office:value="0" calcext:value-type="float">
            <text:p>0</text:p>
          </table:table-cell>
          <table:table-cell table:style-name="ce3" office:value-type="float" office:value="80" calcext:value-type="float">
            <text:p>80</text:p>
          </table:table-cell>
          <table:table-cell table:style-name="ce3" office:value-type="string" calcext:value-type="string">
            <text:p>Alphanumérique</text:p>
          </table:table-cell>
          <table:table-cell table:style-name="ce3" office:value-type="string" calcext:value-type="string">
            <text:p>Les prénoms composés sont séparés par un espace. Les différents prénoms sont séparés par ‘/’. Cette donnée est encodée en utilisant uniquement des lettres majuscules non accentuées [A-Z], des espaces et des ‘/’ s’il y a plusieurs prénoms (au maximum 6).</text:p>
            <text:p>Les caractères spéciaux « - » (ascii 45), « . » (ascii 46), « / » (ascii 47) et ESPACE (ascii 32) sont autorisés.</text:p>
            <text:p>Remarque : seulement 1 prénom sur la première version.</text:p>
          </table:table-cell>
          <table:table-cell table:style-name="ce3" office:value-type="string" calcext:value-type="string">
            <text:p>S</text:p>
          </table:table-cell>
          <table:table-cell table:style-name="ce3" office:value-type="string" calcext:value-type="string">
            <text:p>MAJ+ESPACE+SLASH+TIRET+POINT</text:p>
          </table:table-cell>
          <table:table-cell table:style-name="ce3" office:value-type="string" calcext:value-type="string">
            <text:p>ascii 45,46,47</text:p>
          </table:table-cell>
          <table:table-cell table:number-columns-repeated="1013"/>
        </table:table-row>
        <table:table-row table:style-name="ro2">
          <table:table-cell table:style-name="ce12" office:value-type="string" calcext:value-type="string">
            <text:p>7.14</text:p>
          </table:table-cell>
          <table:table-cell table:style-name="ce3" office:value-type="string" calcext:value-type="string">
            <text:p>Identifiants de données relatives à une attestation vaccinale</text:p>
          </table:table-cell>
          <table:table-cell table:style-name="ce12" office:value-type="string" calcext:value-type="string">
            <text:p>L2</text:p>
          </table:table-cell>
          <table:table-cell table:style-name="ce3" office:value-type="string" calcext:value-type="string">
            <text:p>Date de naissance du patient</text:p>
          </table:table-cell>
          <table:table-cell table:number-columns-repeated="2" table:style-name="ce3" office:value-type="float" office:value="8" calcext:value-type="float">
            <text:p>8</text:p>
          </table:table-cell>
          <table:table-cell table:style-name="ce3" office:value-type="string" calcext:value-type="string">
            <text:p>Alphanumérique</text:p>
          </table:table-cell>
          <table:table-cell table:style-name="ce3" office:value-type="string" calcext:value-type="string">
            <text:p>Cette date est composée uniquement de 8 chiffres au format JJMMAAAA où JJ représente le jour dans le mois, MM le mois et AAAA l’année.</text:p>
            <text:p>Certaines valeurs peuvent être des dates lunaires :</text:p>
            <text:p>1 – 30 pour les jours</text:p>
            <text:p>1 – 50 pour les mois</text:p>
          </table:table-cell>
          <table:table-cell table:style-name="ce3" office:value-type="string" calcext:value-type="string">
            <text:p>F</text:p>
          </table:table-cell>
          <table:table-cell table:style-name="ce24" office:value-type="string" calcext:value-type="string">
            <text:p>DATE_LUNAIRE</text:p>
          </table:table-cell>
          <table:table-cell table:style-name="ce24" office:value-type="string" calcext:value-type="string">
            <text:p>J 0 -&gt; 30 / M 0 -&gt; 50</text:p>
          </table:table-cell>
          <table:table-cell table:number-columns-repeated="1013"/>
        </table:table-row>
        <table:table-row table:style-name="ro2">
          <table:table-cell table:style-name="ce12" office:value-type="string" calcext:value-type="string">
            <text:p>7.14</text:p>
          </table:table-cell>
          <table:table-cell table:style-name="ce3" office:value-type="string" calcext:value-type="string">
            <text:p>Identifiants de données relatives à une attestation vaccinale</text:p>
          </table:table-cell>
          <table:table-cell table:style-name="ce12" office:value-type="string" calcext:value-type="string">
            <text:p>L3</text:p>
          </table:table-cell>
          <table:table-cell table:style-name="ce3" office:value-type="string" calcext:value-type="string">
            <text:p>Nom de la maladie couverte</text:p>
          </table:table-cell>
          <table:table-cell table:style-name="ce3" office:value-type="float" office:value="0" calcext:value-type="float">
            <text:p>0</text:p>
          </table:table-cell>
          <table:table-cell table:style-name="ce3" office:value-type="float" office:value="30" calcext:value-type="float">
            <text:p>30</text:p>
          </table:table-cell>
          <table:table-cell table:style-name="ce3" office:value-type="string" calcext:value-type="string">
            <text:p>Alphanumérique</text:p>
          </table:table-cell>
          <table:table-cell table:style-name="ce3" office:value-type="string" calcext:value-type="string">
            <text:p>Cette donnée est encodée en utilisant uniquement des lettres majuscules non accentuées [A-Z] des chiffres [0-9] et les caractères spéciaux « - » (ascii 45), « . » (ascii 46), « / » (ascii 47) et ESPACE (ascii 32).</text:p>
            <text:p>Tout autre caractère spécial à l’origine de la génération du 2D-Doc sera remplacé par un ESPACE.</text:p>
            <text:p>Exemple pour la première version : COVID-19</text:p>
          </table:table-cell>
          <table:table-cell table:style-name="ce3" office:value-type="string" calcext:value-type="string">
            <text:p>S</text:p>
          </table:table-cell>
          <table:table-cell table:style-name="ce3" office:value-type="string" calcext:value-type="string">
            <text:p>MAJ+CHIFFRES+TIRET+POINT+SLASH+ESPACE</text:p>
          </table:table-cell>
          <table:table-cell table:number-columns-repeated="1014"/>
        </table:table-row>
        <table:table-row table:style-name="ro2">
          <table:table-cell table:style-name="ce12" office:value-type="string" calcext:value-type="string">
            <text:p>7.14</text:p>
          </table:table-cell>
          <table:table-cell table:style-name="ce3" office:value-type="string" calcext:value-type="string">
            <text:p>Identifiants de données relatives à une attestation vaccinale</text:p>
          </table:table-cell>
          <table:table-cell table:style-name="ce12" office:value-type="string" calcext:value-type="string">
            <text:p>L4</text:p>
          </table:table-cell>
          <table:table-cell table:style-name="ce3" office:value-type="string" calcext:value-type="string">
            <text:p>Agent prophylactique</text:p>
          </table:table-cell>
          <table:table-cell table:style-name="ce3" office:value-type="float" office:value="5" calcext:value-type="float">
            <text:p>5</text:p>
          </table:table-cell>
          <table:table-cell table:style-name="ce3" office:value-type="float" office:value="15" calcext:value-type="float">
            <text:p>15</text:p>
          </table:table-cell>
          <table:table-cell table:style-name="ce3" office:value-type="string" calcext:value-type="string">
            <text:p>Alphanumérique</text:p>
          </table:table-cell>
          <table:table-cell table:style-name="ce3" office:value-type="string" calcext:value-type="string">
            <text:p>Cette donnée est encodée en utilisant uniquement des lettres majuscules non accentuées [A-Z] des chiffres [0-9] et les caractères spéciaux « - » (ascii 45), « . » (ascii 46), « / » (ascii 47) et ESPACE (ascii 32).</text:p>
            <text:p>Tout autre caractère spécial à l’origine de la génération du 2D-Doc sera remplacé par un ESPACE.</text:p>
            <text:p>Exemple : J07BX03</text:p>
          </table:table-cell>
          <table:table-cell table:style-name="ce3" office:value-type="string" calcext:value-type="string">
            <text:p>S</text:p>
          </table:table-cell>
          <table:table-cell table:style-name="ce3" office:value-type="string" calcext:value-type="string">
            <text:p>MAJ+CHIFFRES+TIRET+POINT+SLASH+ESPACE</text:p>
          </table:table-cell>
          <table:table-cell table:number-columns-repeated="1014"/>
        </table:table-row>
        <table:table-row table:style-name="ro2">
          <table:table-cell table:style-name="ce12" office:value-type="string" calcext:value-type="string">
            <text:p>7.14</text:p>
          </table:table-cell>
          <table:table-cell table:style-name="ce3" office:value-type="string" calcext:value-type="string">
            <text:p>Identifiants de données relatives à une attestation vaccinale</text:p>
          </table:table-cell>
          <table:table-cell table:style-name="ce12" office:value-type="string" calcext:value-type="string">
            <text:p>L5</text:p>
          </table:table-cell>
          <table:table-cell table:style-name="ce3" office:value-type="string" calcext:value-type="string">
            <text:p>Nom du vaccin</text:p>
          </table:table-cell>
          <table:table-cell table:style-name="ce3" office:value-type="float" office:value="5" calcext:value-type="float">
            <text:p>5</text:p>
          </table:table-cell>
          <table:table-cell table:style-name="ce3" office:value-type="float" office:value="30" calcext:value-type="float">
            <text:p>30</text:p>
          </table:table-cell>
          <table:table-cell table:style-name="ce3" office:value-type="string" calcext:value-type="string">
            <text:p>Alphanumérique</text:p>
          </table:table-cell>
          <table:table-cell table:style-name="ce3" office:value-type="string" calcext:value-type="string">
            <text:p>Cette donnée est encodée en utilisant uniquement des lettres majuscules non accentuées [A-Z] des chiffres [0-9] et les caractères spéciaux « - » (ascii 45), « . » (ascii 46), « / » (ascii 47) et ESPACE (ascii 32).</text:p>
            <text:p>Tout autre caractère spécial à l’origine de la génération du 2D-Doc sera remplacé par un ESPACE.</text:p>
            <text:p>Exemple : COMIRNATY PFIZER/BIONTECH</text:p>
          </table:table-cell>
          <table:table-cell table:style-name="ce3" office:value-type="string" calcext:value-type="string">
            <text:p>S</text:p>
          </table:table-cell>
          <table:table-cell table:style-name="ce3" office:value-type="string" calcext:value-type="string">
            <text:p>MAJ+CHIFFRES+TIRET+POINT+SLASH+ESPACE</text:p>
          </table:table-cell>
          <table:table-cell table:number-columns-repeated="1014"/>
        </table:table-row>
        <table:table-row table:style-name="ro2">
          <table:table-cell table:style-name="ce12" office:value-type="string" calcext:value-type="string">
            <text:p>7.14</text:p>
          </table:table-cell>
          <table:table-cell table:style-name="ce3" office:value-type="string" calcext:value-type="string">
            <text:p>Identifiants de données relatives à une attestation vaccinale</text:p>
          </table:table-cell>
          <table:table-cell table:style-name="ce12" office:value-type="string" calcext:value-type="string">
            <text:p>L6</text:p>
          </table:table-cell>
          <table:table-cell table:style-name="ce3" office:value-type="string" calcext:value-type="string">
            <text:p>Fabricant du vaccin</text:p>
          </table:table-cell>
          <table:table-cell table:style-name="ce3" office:value-type="float" office:value="5" calcext:value-type="float">
            <text:p>5</text:p>
          </table:table-cell>
          <table:table-cell table:style-name="ce3" office:value-type="float" office:value="30" calcext:value-type="float">
            <text:p>30</text:p>
          </table:table-cell>
          <table:table-cell table:style-name="ce3" office:value-type="string" calcext:value-type="string">
            <text:p>Alphanumérique</text:p>
          </table:table-cell>
          <table:table-cell table:style-name="ce3" office:value-type="string" calcext:value-type="string">
            <text:p>Cette donnée est encodée en utilisant uniquement des lettres majuscules non accentuées [A-Z] des chiffres [0-9] et les caractères spéciaux « - » (ascii 45), « . » (ascii 46), « / » (ascii 47) et ESPACE (ascii 32).</text:p>
            <text:p>Tout autre caractère spécial à l’origine de la génération du 2D-Doc sera remplacé par un ESPACE.</text:p>
            <text:p>Exemple : COMIRNATY PFIZER/BIONTECH</text:p>
          </table:table-cell>
          <table:table-cell table:style-name="ce3" office:value-type="string" calcext:value-type="string">
            <text:p>S</text:p>
          </table:table-cell>
          <table:table-cell table:style-name="ce3" office:value-type="string" calcext:value-type="string">
            <text:p>MAJ+CHIFFRES+TIRET+POINT+SLASH+ESPACE</text:p>
          </table:table-cell>
          <table:table-cell table:number-columns-repeated="1014"/>
        </table:table-row>
        <table:table-row table:style-name="ro2">
          <table:table-cell table:style-name="ce12" office:value-type="string" calcext:value-type="string">
            <text:p>7.14</text:p>
          </table:table-cell>
          <table:table-cell table:style-name="ce3" office:value-type="string" calcext:value-type="string">
            <text:p>Identifiants de données relatives à une attestation vaccinale</text:p>
          </table:table-cell>
          <table:table-cell table:style-name="ce12" office:value-type="string" calcext:value-type="string">
            <text:p>L7</text:p>
          </table:table-cell>
          <table:table-cell table:style-name="ce3" office:value-type="string" calcext:value-type="string">
            <text:p>Rang du dernier état de vaccination effectué</text:p>
          </table:table-cell>
          <table:table-cell table:number-columns-repeated="2" table:style-name="ce3" office:value-type="float" office:value="1" calcext:value-type="float">
            <text:p>1</text:p>
          </table:table-cell>
          <table:table-cell table:style-name="ce3" office:value-type="string" calcext:value-type="string">
            <text:p>Numérique</text:p>
          </table:table-cell>
          <table:table-cell table:style-name="ce3" office:value-type="string" calcext:value-type="string">
            <text:p>Cette donnée de 1 caractère est encodée en utilisant uniquement des chiffres [0-9]</text:p>
          </table:table-cell>
          <table:table-cell table:style-name="ce3" office:value-type="string" calcext:value-type="string">
            <text:p>S</text:p>
          </table:table-cell>
          <table:table-cell table:style-name="ce3" office:value-type="string" calcext:value-type="string">
            <text:p>CHIFFRES</text:p>
          </table:table-cell>
          <table:table-cell table:number-columns-repeated="1014"/>
        </table:table-row>
        <table:table-row table:style-name="ro2">
          <table:table-cell table:style-name="ce12" office:value-type="string" calcext:value-type="string">
            <text:p>7.14</text:p>
          </table:table-cell>
          <table:table-cell table:style-name="ce3" office:value-type="string" calcext:value-type="string">
            <text:p>Identifiants de données relatives à une attestation vaccinale</text:p>
          </table:table-cell>
          <table:table-cell table:style-name="ce12" office:value-type="string" calcext:value-type="string">
            <text:p>L8</text:p>
          </table:table-cell>
          <table:table-cell table:style-name="ce3" office:value-type="string" calcext:value-type="string">
            <text:p>Nombre de doses attendues pour un cycle complet</text:p>
          </table:table-cell>
          <table:table-cell table:number-columns-repeated="2" table:style-name="ce3" office:value-type="float" office:value="1" calcext:value-type="float">
            <text:p>1</text:p>
          </table:table-cell>
          <table:table-cell table:style-name="ce3" office:value-type="string" calcext:value-type="string">
            <text:p>Numérique</text:p>
          </table:table-cell>
          <table:table-cell table:style-name="ce3" office:value-type="string" calcext:value-type="string">
            <text:p>Cette donnée de 1 caractère est encodée en utilisant uniquement des chiffres [0-9]</text:p>
          </table:table-cell>
          <table:table-cell table:style-name="ce3" office:value-type="string" calcext:value-type="string">
            <text:p>S</text:p>
          </table:table-cell>
          <table:table-cell table:style-name="ce3" office:value-type="string" calcext:value-type="string">
            <text:p>CHIFFRES</text:p>
          </table:table-cell>
          <table:table-cell table:number-columns-repeated="1014"/>
        </table:table-row>
        <table:table-row table:style-name="ro2">
          <table:table-cell table:style-name="ce12" office:value-type="string" calcext:value-type="string">
            <text:p>7.14</text:p>
          </table:table-cell>
          <table:table-cell table:style-name="ce3" office:value-type="string" calcext:value-type="string">
            <text:p>Identifiants de données relatives à une attestation vaccinale</text:p>
          </table:table-cell>
          <table:table-cell table:style-name="ce12" office:value-type="string" calcext:value-type="string">
            <text:p>L9</text:p>
          </table:table-cell>
          <table:table-cell table:style-name="ce3" office:value-type="string" calcext:value-type="string">
            <text:p>Date du dernier état du cycle de vaccination</text:p>
          </table:table-cell>
          <table:table-cell table:number-columns-repeated="2" table:style-name="ce3" office:value-type="float" office:value="8" calcext:value-type="float">
            <text:p>8</text:p>
          </table:table-cell>
          <table:table-cell table:style-name="ce3" office:value-type="string" calcext:value-type="string">
            <text:p>Numérique</text:p>
          </table:table-cell>
          <table:table-cell table:style-name="ce3" office:value-type="string" calcext:value-type="string">
            <text:p>Cette date est composée uniquement de 8 chiffres au format JJMMAAAA où JJ représente le jour dans le mois, MM le mois et AAAA l’année.</text:p>
            <text:p>Exemple : 31052021</text:p>
          </table:table-cell>
          <table:table-cell table:style-name="ce3" office:value-type="string" calcext:value-type="string">
            <text:p>F</text:p>
          </table:table-cell>
          <table:table-cell table:style-name="ce3" office:value-type="string" calcext:value-type="string">
            <text:p>DATE</text:p>
          </table:table-cell>
          <table:table-cell table:number-columns-repeated="1014"/>
        </table:table-row>
        <table:table-row table:style-name="ro2">
          <table:table-cell table:style-name="ce12" office:value-type="string" calcext:value-type="string">
            <text:p>7.14</text:p>
          </table:table-cell>
          <table:table-cell table:style-name="ce3" office:value-type="string" calcext:value-type="string">
            <text:p>Identifiants de données relatives à une attestation vaccinale</text:p>
          </table:table-cell>
          <table:table-cell table:style-name="ce12" office:value-type="string" calcext:value-type="string">
            <text:p>LA</text:p>
          </table:table-cell>
          <table:table-cell table:style-name="ce3" office:value-type="string" calcext:value-type="string">
            <text:p>Etat du cycle de vaccination</text:p>
          </table:table-cell>
          <table:table-cell table:number-columns-repeated="2" table:style-name="ce3" office:value-type="float" office:value="2" calcext:value-type="float">
            <text:p>2</text:p>
          </table:table-cell>
          <table:table-cell table:style-name="ce3" office:value-type="string" calcext:value-type="string">
            <text:p>Alphanumérique</text:p>
          </table:table-cell>
          <table:table-cell table:style-name="ce3" office:value-type="string" calcext:value-type="string">
            <text:p>Cette donnée de 2 caractères est encodée en utilisant uniquement des lettres majuscules non accentués [A-Z]</text:p>
            <text:p>Exemple : CO / TE</text:p>
          </table:table-cell>
          <table:table-cell table:style-name="ce3" office:value-type="string" calcext:value-type="string">
            <text:p>S</text:p>
          </table:table-cell>
          <table:table-cell table:style-name="ce3" office:value-type="string" calcext:value-type="string">
            <text:p>MAJ</text:p>
          </table:table-cell>
          <table:table-cell table:number-columns-repeated="1014"/>
        </table:table-row>
        <table:table-row table:style-name="ro2">
          <table:table-cell table:style-name="ce3" office:value-type="string" calcext:value-type="string">
            <text:p>7.15</text:p>
          </table:table-cell>
          <table:table-cell table:style-name="ce3" office:value-type="string" calcext:value-type="string">
            <text:p>Identifiants de données relatives à l’asile</text:p>
          </table:table-cell>
          <table:table-cell table:style-name="ce12" office:value-type="string" calcext:value-type="string">
            <text:p>G0</text:p>
          </table:table-cell>
          <table:table-cell table:style-name="ce3" office:value-type="string" calcext:value-type="string">
            <text:p>Type de procédure</text:p>
          </table:table-cell>
          <table:table-cell table:number-columns-repeated="2" table:style-name="ce3" office:value-type="float" office:value="2" calcext:value-type="float">
            <text:p>2</text:p>
          </table:table-cell>
          <table:table-cell table:style-name="ce3" office:value-type="string" calcext:value-type="string">
            <text:p>Alphabétique</text:p>
          </table:table-cell>
          <table:table-cell table:style-name="ce3" office:value-type="string" calcext:value-type="string">
            <text:p>Cette donnée peut uniquement contenir les éléments suivants : Encodage Valeur PN Procédure Normale PA Procédure Accélérée PD Procédure Dublin</text:p>
          </table:table-cell>
          <table:table-cell table:style-name="ce3" office:value-type="string" calcext:value-type="string">
            <text:p>F</text:p>
          </table:table-cell>
          <table:table-cell table:style-name="ce3" office:value-type="string" calcext:value-type="string">
            <text:p>PROCEDURE</text:p>
          </table:table-cell>
          <table:table-cell table:style-name="ce24" office:value-type="string" calcext:value-type="string">
            <text:p>PN/PA/PD</text:p>
          </table:table-cell>
          <table:table-cell table:number-columns-repeated="1013"/>
        </table:table-row>
        <table:table-row table:style-name="ro2">
          <table:table-cell table:style-name="ce3" office:value-type="string" calcext:value-type="string">
            <text:p>7.15</text:p>
          </table:table-cell>
          <table:table-cell table:style-name="ce3" office:value-type="string" calcext:value-type="string">
            <text:p>Identifiants de données relatives à l’asile</text:p>
          </table:table-cell>
          <table:table-cell table:style-name="ce12" office:value-type="string" calcext:value-type="string">
            <text:p>G1</text:p>
          </table:table-cell>
          <table:table-cell table:style-name="ce3" office:value-type="string" calcext:value-type="string">
            <text:p>Orientation régionale</text:p>
          </table:table-cell>
          <table:table-cell table:number-columns-repeated="2" table:style-name="ce3" office:value-type="float" office:value="2" calcext:value-type="float">
            <text:p>2</text:p>
          </table:table-cell>
          <table:table-cell table:style-name="ce3" office:value-type="string" calcext:value-type="string">
            <text:p>Alphabétique</text:p>
          </table:table-cell>
          <table:table-cell table:style-name="ce3" office:value-type="string" calcext:value-type="string">
            <text:p>Encodage Valeur KO Non (ou aucune orientation régionale) AR Auvergne-Rhône-Alpes BF Bourgogne-Franche-Comté BR Bretagne CV Centre-Val de Loire GE Grand Est HF Hauts-de-France IF Île-de-France NO Normandie NA Nouvelle-Aquitaine OC Occitanie PL Pays de la Loire PA Provence-Alpes-Côte d’Azur</text:p>
          </table:table-cell>
          <table:table-cell table:style-name="ce3" office:value-type="string" calcext:value-type="string">
            <text:p>F</text:p>
          </table:table-cell>
          <table:table-cell table:style-name="ce3" office:value-type="string" calcext:value-type="string">
            <text:p>REGIONS</text:p>
          </table:table-cell>
          <table:table-cell table:style-name="ce25" office:value-type="string" calcext:value-type="string">
            <text:p>KO Non (ou aucune orientation régionale) AR Auvergne-Rhône-Alpes BF Bourgogne-Franche-Comté BR Bretagne CV Centre-Val de Loire GE Grand Est HF Hauts-de-France IF Île-de-France NO Normandie NA Nouvelle-Aquitaine OC Occitanie PL Pays de la Loire PA Provence-Alpes-Côte d’Azur</text:p>
          </table:table-cell>
          <table:table-cell table:number-columns-repeated="1013"/>
        </table:table-row>
        <table:table-row table:style-name="ro2">
          <table:table-cell table:style-name="ce3" office:value-type="string" calcext:value-type="string">
            <text:p>7.15</text:p>
          </table:table-cell>
          <table:table-cell table:style-name="ce3" office:value-type="string" calcext:value-type="string">
            <text:p>Identifiants de données relatives à l’asile</text:p>
          </table:table-cell>
          <table:table-cell table:style-name="ce12" office:value-type="string" calcext:value-type="string">
            <text:p>G2</text:p>
          </table:table-cell>
          <table:table-cell table:style-name="ce3" office:value-type="string" calcext:value-type="string">
            <text:p>Numéro d’usager</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string" calcext:value-type="string">
            <text:p>Alphanumérique</text:p>
          </table:table-cell>
          <table:table-cell table:style-name="ce3" office:value-type="string" calcext:value-type="string">
            <text:p>Cette donnée est encodée en utilisant uniquement des lettres majuscules non accentuées [A-Z] et des chiffres [0-9].</text:p>
          </table:table-cell>
          <table:table-cell table:style-name="ce3" office:value-type="string" calcext:value-type="string">
            <text:p>S</text:p>
          </table:table-cell>
          <table:table-cell table:style-name="ce3" office:value-type="string" calcext:value-type="string">
            <text:p>MAJ+CHIFFRES</text:p>
          </table:table-cell>
          <table:table-cell table:number-columns-repeated="1014"/>
        </table:table-row>
        <table:table-row table:style-name="ro2">
          <table:table-cell table:style-name="ce13" office:value-type="string" calcext:value-type="string">
            <text:p>7.16</text:p>
          </table:table-cell>
          <table:table-cell table:style-name="ce3" office:value-type="string" calcext:value-type="string">
            <text:p>Identifiants de données relatives au permis de conduire</text:p>
          </table:table-cell>
          <table:table-cell table:style-name="ce3" office:value-type="string" calcext:value-type="string">
            <text:p>E0</text:p>
          </table:table-cell>
          <table:table-cell table:style-name="ce3" office:value-type="string" calcext:value-type="string">
            <text:p>Type d’arrêtés Permis de conduire</text:p>
          </table:table-cell>
          <table:table-cell table:number-columns-repeated="2" table:style-name="ce3" office:value-type="float" office:value="2" calcext:value-type="float">
            <text:p>2</text:p>
          </table:table-cell>
          <table:table-cell table:style-name="ce3" office:value-type="string" calcext:value-type="string">
            <text:p>Alphanumérique</text:p>
          </table:table-cell>
          <table:table-cell table:style-name="ce3" office:value-type="string" calcext:value-type="string">
            <text:p>Cette donnée est encodée en utilisant uniquement des lettres majuscules non accentuées [A-Z] et des chiffres [0-9]. Type d’arrêté : 1A = Restriction de conduire aux véhicules équipés d'un EAD 1B = Restriction de conduire aux véhicules équipés d'un EAD 1E = Interdiction temporaire de conduire en France 1F = Suspension provisoire du permis de conduire 2E = Interdiction temporaire d'urgence de conduire en France 2F = Suspension Provisoire d'urgence du permis de conduire 3A = Restriction immédiate de conduire aux véhicules équipés d'un EAD 3B = Restriction immédiate de conduire aux véhicules équipés d'un EAD 3E = Interdiction provisoire immédiate de conduire en France 3F = Suspension provisoire immédiate du permis de conduire 3I = Interdiction temporaire de passer un examen 43 = Récépissé de remise de certificat de conduite 44 = Récépissé de remise du titre 47 = Récupération de points suite à un stage 4X = Courrier de non-attribution de points suite à un stage</text:p>
          </table:table-cell>
          <table:table-cell table:style-name="ce3" office:value-type="string" calcext:value-type="string">
            <text:p>F</text:p>
          </table:table-cell>
          <table:table-cell table:style-name="ce3" office:value-type="string" calcext:value-type="string">
            <text:p>PERMIS_ARRETE</text:p>
          </table:table-cell>
          <table:table-cell table:number-columns-repeated="1014"/>
        </table:table-row>
        <table:table-row table:style-name="ro2">
          <table:table-cell table:style-name="ce13" office:value-type="string" calcext:value-type="string">
            <text:p>7.16</text:p>
          </table:table-cell>
          <table:table-cell table:style-name="ce3" office:value-type="string" calcext:value-type="string">
            <text:p>Identifiants de données relatives au permis de conduire</text:p>
          </table:table-cell>
          <table:table-cell table:style-name="ce3" office:value-type="string" calcext:value-type="string">
            <text:p>E1</text:p>
          </table:table-cell>
          <table:table-cell table:style-name="ce3" office:value-type="string" calcext:value-type="string">
            <text:p>Date édition du document</text:p>
          </table:table-cell>
          <table:table-cell table:number-columns-repeated="2" table:style-name="ce3" office:value-type="float" office:value="4" calcext:value-type="float">
            <text:p>4</text:p>
          </table:table-cell>
          <table:table-cell table:style-name="ce3" office:value-type="string" calcext:value-type="string">
            <text:p>Alphanumérique</text:p>
          </table:table-cell>
          <table:table-cell table:style-name="ce3" office:value-type="string" calcext:value-type="string">
            <text:p>Date de l’édition du document (nombre de jours après le 01/01/2000 encodée en hexadécimal).</text:p>
          </table:table-cell>
          <table:table-cell table:style-name="ce3" office:value-type="string" calcext:value-type="string">
            <text:p>S</text:p>
          </table:table-cell>
          <table:table-cell table:style-name="ce3" office:value-type="string" calcext:value-type="string">
            <text:p>HEXA</text:p>
          </table:table-cell>
          <table:table-cell table:number-columns-repeated="1014"/>
        </table:table-row>
        <table:table-row table:style-name="ro2">
          <table:table-cell table:style-name="ce13" office:value-type="string" calcext:value-type="string">
            <text:p>7.16</text:p>
          </table:table-cell>
          <table:table-cell table:style-name="ce3" office:value-type="string" calcext:value-type="string">
            <text:p>Identifiants de données relatives au permis de conduire</text:p>
          </table:table-cell>
          <table:table-cell table:style-name="ce3" office:value-type="string" calcext:value-type="string">
            <text:p>E2</text:p>
          </table:table-cell>
          <table:table-cell table:style-name="ce3" office:value-type="string" calcext:value-type="string">
            <text:p>Date de fin de sanction</text:p>
          </table:table-cell>
          <table:table-cell table:number-columns-repeated="2" table:style-name="ce3" office:value-type="float" office:value="4" calcext:value-type="float">
            <text:p>4</text:p>
          </table:table-cell>
          <table:table-cell table:style-name="ce3" office:value-type="string" calcext:value-type="string">
            <text:p>Alphanumérique</text:p>
          </table:table-cell>
          <table:table-cell table:style-name="ce3" office:value-type="string" calcext:value-type="string">
            <text:p>Date de fin de sanction (nombre de jours après le 01/01/2000 encodée en hexadécimal).</text:p>
          </table:table-cell>
          <table:table-cell table:style-name="ce3" office:value-type="string" calcext:value-type="string">
            <text:p>S</text:p>
          </table:table-cell>
          <table:table-cell table:style-name="ce3" office:value-type="string" calcext:value-type="string">
            <text:p>HEXA</text:p>
          </table:table-cell>
          <table:table-cell table:number-columns-repeated="1014"/>
        </table:table-row>
        <table:table-row table:style-name="ro2">
          <table:table-cell table:style-name="ce13" office:value-type="string" calcext:value-type="string">
            <text:p>7.16</text:p>
          </table:table-cell>
          <table:table-cell table:style-name="ce3" office:value-type="string" calcext:value-type="string">
            <text:p>Identifiants de données relatives au permis de conduire</text:p>
          </table:table-cell>
          <table:table-cell table:style-name="ce3" office:value-type="string" calcext:value-type="string">
            <text:p>E3</text:p>
          </table:table-cell>
          <table:table-cell table:style-name="ce3" office:value-type="string" calcext:value-type="string">
            <text:p>Date de notification</text:p>
          </table:table-cell>
          <table:table-cell table:number-columns-repeated="2" table:style-name="ce3" office:value-type="float" office:value="4" calcext:value-type="float">
            <text:p>4</text:p>
          </table:table-cell>
          <table:table-cell table:style-name="ce3" office:value-type="string" calcext:value-type="string">
            <text:p>Alphanumérique</text:p>
          </table:table-cell>
          <table:table-cell table:style-name="ce3" office:value-type="string" calcext:value-type="string">
            <text:p>Date de notification (nombre de jours après le 01/01/2000 encodée en hexadécimal).</text:p>
          </table:table-cell>
          <table:table-cell table:style-name="ce3" office:value-type="string" calcext:value-type="string">
            <text:p>S</text:p>
          </table:table-cell>
          <table:table-cell table:style-name="ce3" office:value-type="string" calcext:value-type="string">
            <text:p>HEXA</text:p>
          </table:table-cell>
          <table:table-cell table:number-columns-repeated="1014"/>
        </table:table-row>
        <table:table-row table:style-name="ro2">
          <table:table-cell table:style-name="ce13" office:value-type="string" calcext:value-type="string">
            <text:p>7.16</text:p>
          </table:table-cell>
          <table:table-cell table:style-name="ce3" office:value-type="string" calcext:value-type="string">
            <text:p>Identifiants de données relatives au permis de conduire</text:p>
          </table:table-cell>
          <table:table-cell table:style-name="ce3" office:value-type="string" calcext:value-type="string">
            <text:p>E4</text:p>
          </table:table-cell>
          <table:table-cell table:style-name="ce3" office:value-type="string" calcext:value-type="string">
            <text:p>Type de relevé de permis de conduire</text:p>
          </table:table-cell>
          <table:table-cell table:number-columns-repeated="2" table:style-name="ce3" office:value-type="float" office:value="3" calcext:value-type="float">
            <text:p>3</text:p>
          </table:table-cell>
          <table:table-cell table:style-name="ce3" office:value-type="string" calcext:value-type="string">
            <text:p>Alphabétique</text:p>
          </table:table-cell>
          <table:table-cell table:style-name="ce3" office:value-type="string" calcext:value-type="string">
            <text:p>Cette donnée peut uniquement contenir les éléments suivants : Encodage Valeur RII RII - Relevé d'Information Intégral RIR RIR - Relevé d'Information Restreint RRP RRP - Relevé de reconstitution du capital APC APC - Attestation de permis de conduire</text:p>
          </table:table-cell>
          <table:table-cell table:style-name="ce3" office:value-type="string" calcext:value-type="string">
            <text:p>F</text:p>
          </table:table-cell>
          <table:table-cell table:style-name="ce25" office:value-type="string" calcext:value-type="string">
            <text:p>PERMIS_TYPE</text:p>
          </table:table-cell>
          <table:table-cell table:number-columns-repeated="1014"/>
        </table:table-row>
        <table:table-row table:style-name="ro2">
          <table:table-cell table:style-name="ce13" office:value-type="string" calcext:value-type="string">
            <text:p>7.16</text:p>
          </table:table-cell>
          <table:table-cell table:style-name="ce3" office:value-type="string" calcext:value-type="string">
            <text:p>Identifiants de données relatives au permis de conduire</text:p>
          </table:table-cell>
          <table:table-cell table:style-name="ce3" office:value-type="string" calcext:value-type="string">
            <text:p>E5</text:p>
          </table:table-cell>
          <table:table-cell table:style-name="ce3" office:value-type="string" calcext:value-type="string">
            <text:p>Etat du permis de conduire du conducteur</text:p>
          </table:table-cell>
          <table:table-cell table:number-columns-repeated="2" table:style-name="ce3" office:value-type="float" office:value="2" calcext:value-type="float">
            <text:p>2</text:p>
          </table:table-cell>
          <table:table-cell table:style-name="ce3" office:value-type="string" calcext:value-type="string">
            <text:p>Numérique</text:p>
          </table:table-cell>
          <table:table-cell table:style-name="ce3" office:value-type="string" calcext:value-type="string">
            <text:p>Cette donnée est encodée en utilisant uniquement des chiffres [0-9]. Pour les détails de l’encodage des différentes valeurs de ce champ et de leur signification, voir l’annexe 13.</text:p>
          </table:table-cell>
          <table:table-cell table:style-name="ce3" office:value-type="string" calcext:value-type="string">
            <text:p>S</text:p>
          </table:table-cell>
          <table:table-cell table:style-name="ce3" office:value-type="string" calcext:value-type="string">
            <text:p>CHIFFRES</text:p>
          </table:table-cell>
          <table:table-cell table:number-columns-repeated="1014"/>
        </table:table-row>
        <table:table-row table:style-name="ro2">
          <table:table-cell table:style-name="ce13" office:value-type="string" calcext:value-type="string">
            <text:p>7.16</text:p>
          </table:table-cell>
          <table:table-cell table:style-name="ce3" office:value-type="string" calcext:value-type="string">
            <text:p>Identifiants de données relatives au permis de conduire</text:p>
          </table:table-cell>
          <table:table-cell table:style-name="ce3" office:value-type="string" calcext:value-type="string">
            <text:p>E6</text:p>
          </table:table-cell>
          <table:table-cell table:style-name="ce3" office:value-type="string" calcext:value-type="string">
            <text:p>Catégories présentes de permis de conduire</text:p>
          </table:table-cell>
          <table:table-cell table:style-name="ce3" office:value-type="float" office:value="0" calcext:value-type="float">
            <text:p>0</text:p>
          </table:table-cell>
          <table:table-cell table:style-name="ce3" office:value-type="float" office:value="65" calcext:value-type="float">
            <text:p>65</text:p>
          </table:table-cell>
          <table:table-cell table:style-name="ce3" office:value-type="string" calcext:value-type="string">
            <text:p>Alphanumérique</text:p>
          </table:table-cell>
          <table:table-cell table:style-name="ce3" office:value-type="string" calcext:value-type="string">
            <text:p>Cette donnée contient la liste des catégories de permis de conduire séparées par un espace. Par exemple, « A B A1 D1E ». Cette donnée est encodée en utilisant des lettres majuscules non accentuées [A-Z], des chiffres [0-9] et des espaces.</text:p>
          </table:table-cell>
          <table:table-cell table:style-name="ce3" office:value-type="string" calcext:value-type="string">
            <text:p>F</text:p>
          </table:table-cell>
          <table:table-cell table:style-name="ce23" office:value-type="string" calcext:value-type="string">
            <text:p>PERMIS_CATEGORIE</text:p>
          </table:table-cell>
          <table:table-cell table:number-columns-repeated="1014"/>
        </table:table-row>
        <table:table-row table:style-name="ro2">
          <table:table-cell table:style-name="ce13" office:value-type="string" calcext:value-type="string">
            <text:p>7.16</text:p>
          </table:table-cell>
          <table:table-cell table:style-name="ce3" office:value-type="string" calcext:value-type="string">
            <text:p>Identifiants de données relatives au permis de conduire</text:p>
          </table:table-cell>
          <table:table-cell table:style-name="ce3" office:value-type="string" calcext:value-type="string">
            <text:p>E7</text:p>
          </table:table-cell>
          <table:table-cell table:style-name="ce3" office:value-type="string" calcext:value-type="string">
            <text:p>SIREN du demandeur du document</text:p>
          </table:table-cell>
          <table:table-cell table:number-columns-repeated="2" table:style-name="ce3" office:value-type="float" office:value="9" calcext:value-type="float">
            <text:p>9</text:p>
          </table:table-cell>
          <table:table-cell table:style-name="ce3" office:value-type="string" calcext:value-type="string">
            <text:p>Numérique</text:p>
          </table:table-cell>
          <table:table-cell table:style-name="ce3" office:value-type="string" calcext:value-type="string">
            <text:p>Cette donnée est encodée en utilisant uniquement des chiffres [0-9].</text:p>
          </table:table-cell>
          <table:table-cell table:style-name="ce3" office:value-type="string" calcext:value-type="string">
            <text:p>S</text:p>
          </table:table-cell>
          <table:table-cell table:style-name="ce3" office:value-type="string" calcext:value-type="string">
            <text:p>CHIFFRES</text:p>
          </table:table-cell>
          <table:table-cell table:number-columns-repeated="1014"/>
        </table:table-row>
        <table:table-row table:style-name="ro2">
          <table:table-cell table:style-name="ce13" office:value-type="string" calcext:value-type="string">
            <text:p>7.16</text:p>
          </table:table-cell>
          <table:table-cell table:style-name="ce3" office:value-type="string" calcext:value-type="string">
            <text:p>Identifiants de données relatives au permis de conduire</text:p>
          </table:table-cell>
          <table:table-cell table:style-name="ce19" office:value-type="string" calcext:value-type="string">
            <text:p>E8</text:p>
          </table:table-cell>
          <table:table-cell table:style-name="ce3" office:value-type="string" calcext:value-type="string">
            <text:p>Date des données issues du SNCP</text:p>
          </table:table-cell>
          <table:table-cell table:number-columns-repeated="2" table:style-name="ce3" office:value-type="float" office:value="12" calcext:value-type="float">
            <text:p>12</text:p>
          </table:table-cell>
          <table:table-cell table:style-name="ce3" office:value-type="string" calcext:value-type="string">
            <text:p>Numérique</text:p>
          </table:table-cell>
          <table:table-cell table:style-name="ce3" office:value-type="string" calcext:value-type="string">
            <text:p>Cette date est composée uniquement de 12 chiffres au format JJMMAAAAHHmm où JJ représente le jour dans le mois, MM le mois, AAAA l’année, HH l’heure et mm les minutes. Le jour, le numéro du mois, l’heure et les minutes sont encodés sur 2 chiffres préfixés par 0 si nécessaire.</text:p>
          </table:table-cell>
          <table:table-cell table:style-name="ce3" office:value-type="string" calcext:value-type="string">
            <text:p>F</text:p>
          </table:table-cell>
          <table:table-cell table:style-name="ce3" office:value-type="string" calcext:value-type="string">
            <text:p>DATEHEURE</text:p>
          </table:table-cell>
          <table:table-cell table:number-columns-repeated="1014"/>
        </table:table-row>
        <table:table-row table:style-name="ro2" table:number-rows-repeated="2">
          <table:table-cell table:style-name="ce14"/>
          <table:table-cell/>
          <table:table-cell table:style-name="ce20"/>
          <table:table-cell table:number-columns-repeated="1021"/>
        </table:table-row>
        <table:table-row table:style-name="ro2" table:number-rows-repeated="2">
          <table:table-cell table:style-name="ce5"/>
          <table:table-cell/>
          <table:table-cell table:style-name="ce20"/>
          <table:table-cell table:number-columns-repeated="1021"/>
        </table:table-row>
        <table:table-row table:style-name="ro2">
          <table:table-cell table:style-name="ce5"/>
          <table:table-cell table:style-name="ce3" office:value-type="string" calcext:value-type="string">
            <text:p>JSON: </text:p>
          </table:table-cell>
          <table:table-cell table:style-name="ce13" office:value-type="string" calcext:value-type="string">
            <text:p>{"10":{"nom":"Ligne 1 de la norme adresse postale du bénéficiaire de la prestation","taille_min":0,"taille_max":38,"type":"Alphanumérique","description":"Qualité – Nom – Prénom – éventuellement titre ou profession du bénéficiaire de la prestation. Les items Qualité, Nom et Prénom doivent être indiqués dans cet ordre et peuvent être séparés par le caractère ‘/’ pour faciliter leur lecture. Cette donnée est encodée en utilisant uniquement des lettres majuscules non accentuées [A-Z], des chiffres [0-9], des espaces et éventuellement des ‘/’ pour séparer les zones Qualité, Nom et Prénom. Dans le cas, d’un nom de société, il n’est pas nécessaire d’utiliser des séparateurs.","condition_type":"S","condition":"MAJ+CHIFFRES+ESPACE+SLASH"},"11":{"nom":"Qualité et/ou titre de la personne bénéficiaire de la prestation","taille_min":0,"taille_max":38,"type":"Alphanumérique","description":"Cette donnée est encodée en utilisant uniquement des lettres majuscules non accentuées [A-Z] et des espaces.","condition_type":"S","condition":"MAJ+ESPACE"},"12":{"nom":"Prénom de la personne bénéficiaire de la prestation","taille_min":0,"taille_max":38,"type":"Alphanumérique","description":"Cette donnée est encodée en utilisant uniquement des lettres majuscules non accentuées [A-Z] et des espaces.","condition_type":"S","condition":"MAJ+ESPACE"},"13":{"nom":"Nom de la personne bénéficiaire de la prestation","taille_min":0,"taille_max":38,"type":"Alphanumérique","description":"Cette donnée est encodée en utilisant uniquement des lettres majuscules non accentuées [A-Z] et des espaces.","condition_type":"S","condition":"MAJ+ESPACE"},"14":{"nom":"Ligne 1 de la norme adresse postale du destinataire de la facture","taille_min":0,"taille_max":38,"type":"Alphanumérique","description":"Qualité – Nom – Prénom – éventuellement titre ou profession du destinataire de la facture. Les items Qualité, Nom et Prénom doivent être indiqués dans cet ordre et peuvent être séparés par le caractère ‘/’ pour faciliter leur lecture. Cette donnée est encodée en utilisant uniquement des lettres majuscules non accentuées [A-Z], des chiffres [0-9], des espaces et éventuellement des ‘/’ pour séparer les zones Qualité, Nom et Prénom. Dans le cas, d’un nom de société, il n’est pas nécessaire d’utiliser des séparateurs.","condition_type":"S","condition":"MAJ+CHIFFRES+ESPACE+SLASH"},"15":{"nom":"Qualité et/ou titre de la personne destinataire de la facture","taille_min":0,"taille_max":38,"type":"Alphanumérique","description":"Cette donnée est encodée en utilisant uniquement des lettres majuscules non accentuées [A-Z] et des espaces.","condition_type":"S","condition":"MAJ+ESPACE"},"16":{"nom":"Prénom de la personne destinataire de la facture","taille_min":0,"taille_max":38,"type":"Alphanumérique","description":"Cette donnée est encodée en utilisant uniquement des lettres majuscules non accentuées [A-Z] et des espaces.","condition_type":"S","condition":"MAJ+ESPACE"},"17":{"nom":"Nom de la personne destinataire de la facture","taille_min":0,"taille_max":38,"type":"Alphanumérique","description":"Cette donnée est encodée en utilisant uniquement des lettres majuscules non accentuées [A-Z] et des espaces.","condition_type":"S","condition":"MAJ+ESPACE"},"18":{"nom":"Numéro de la facture","taille_min":0,"taille_max":-1,"type":"Alphanumérique","description":"Cette donnée est encodée en utilisant uniquement des lettres majuscules non accentuées [A-Z] et des chiffres [0-9].","condition_type":"S","condition":"MAJ+CHIFFRES"},"19":{"nom":"Numéro de client","taille_min":0,"taille_max":-1,"type":"Alphanumérique","description":"Cette donnée est encodée en utilisant uniquement des lettres majuscules non accentuées [A-Z] et des chiffres [0-9].","condition_type":"S","condition":"MAJ+CHIFFRES"},"20":{"nom":"Ligne 2 de la norme adresse postale du point de service des prestations","taille_min":0,"taille_max":38,"type":"Alphanumérique","description":"Cette donnée est encodée en utilisant uniquement des lettres majuscules non accentuées [A-Z], des chiffres [0-9] et des espaces. Il faut utiliser les méthodes de compression définies en section 10.9 du document en cas de dépassement de la donnée.","condition_type":"S","condition":"MAJ+CHIFFRES+ESPACE"},"21":{"nom":"Ligne 3 de la norme adresse postale du point de service des prestations","taille_min":0,"taille_max":38,"type":"Alphanumérique","description":"Cette donnée est encodée en utilisant uniquement des lettres majuscules non accentuées [A-Z], des chiffres [0-9] et des espaces. Il faut utiliser les méthodes de compression définies en section 10.9 du document en cas de dépassement de la donnée.","condition_type":"S","condition":"MAJ+CHIFFRES+ESPACE"},"22":{"nom":"Ligne 4 de la norme adresse postale du point de service des prestations","taille_min":0,"taille_max":38,"type":"Alphanumérique","description":"Numéro dans la voie + type et nom de la voie. Cette donnée est encodée en utilisant uniquement des lettres majuscules non accentuées [A-Z], des chiffres [0-9] et des espaces. Il faut utiliser les méthodes de compression définies en section 10.9 du document en cas de dépassement de la donnée.","condition_type":"S","condition":"MAJ+CHIFFRES+ESPACE"},"23":{"nom":"Ligne 5 de la norme adresse postale du point de service des prestations","taille_min":0,"taille_max":38,"type":"Alphanumérique","description":"Mention de distribution (BP) suivie du libellé de la localité de destination dans le cas où celle-ci serait différente du libellé cedex lieu-dit ou hameau. Cette donnée est encodée en utilisant uniquement des lettres majuscules non accentuées [A-Z], des chiffres [0-9] et des espaces. Il faut utiliser les méthodes de compression définies en section 10.9 du document en cas de dépassement de la donnée.","condition_type":"S","condition":"MAJ+CHIFFRES"},"24":{"nom":"Code postal ou code cedex du point de service des prestations","taille_min":5,"taille_max":5,"type":"Numérique","description":"Compris dans la ligne 6 de la norme adresse postale. Cette donnée est encodée en utilisant uniquement des chiffres ou des espaces si la donnée n’est pas renseignée (par exemple, dans le cas d’un pays ne disposant pas de code postal).","condition_type":"S","condition":"CHIFFRES+ESPACE"},"25":{"nom":"Localité de destination ou libellé cedex du point de service des prestations","taille_min":0,"taille_max":32,"type":"Numérique","description":"Compris dans la ligne 6 de la norme adresse postale. Cette donnée est encodée en utilisant uniquement des lettres majuscules non accentuées [A-Z] et des espaces.","condition_type":"S","condition":"MAJ"},"26":{"nom":"Pays de service des prestations","taille_min":2,"taille_max":2,"type":"Alphanumérique","description":"Le pays est encodé en utilisant son code pays au format ISO3166-1 Alpha 2","condition_type":"S","condition":"MAJ"},"27":{"nom":"Ligne 2 de la norme adresse postale du destinataire de la facture","taille_min":0,"taille_max":38,"type":"Alphanumérique","description":"Cette donnée est encodée en utilisant uniquement des lettres majuscules non accentuées [A-Z], des chiffres [0-9] et des espaces. Il faut utiliser les méthodes de compression définies en partie 2 de la norme.","condition_type":"S","condition":"MAJ+CHIFFRES+ESPACE"},"28":{"nom":"Ligne 3 de la norme adresse postale du destinataire de la facture","taille_min":0,"taille_max":38,"type":"Alphanumérique","description":"Cette donnée est encodée en utilisant uniquement des lettres majuscules non accentuées [A-Z], des chiffres [0-9] et des espaces. Il faut utiliser les méthodes de compression définies en section 10.9 du document en cas de dépassement de la donnée.","condition_type":"S","condition":"MAJ+CHIFFRES+ESPACE"},"29":{"nom":"Ligne 4 de la norme adresse postale du destinataire de la facture","taille_min":0,"taille_max":38,"type":"Alphanumérique","description":"Numéro dans la voie + type et nom de la voie. Cette donnée est encodée en utilisant uniquement des lettres majuscules non accentuées [A-Z], des chiffres [0-9] et des espaces. Il faut utiliser les méthodes de compression définies en section 10.9 du document en cas de dépassement de la donnée.","condition_type":"S","condition":"MAJ+CHIFFRES+ESPACE"},"30":{"nom":"Qualité Nom et Prénom.","taille_min":0,"taille_max":140,"type":"Alphanumérique","description":"Les items Qualité, Nom et Prénom sont indiqués sans ordre prédéfini.\n L’utilisation du séparateur ‘/’ est possible ; dans ce cas, l’ordre est obligatoirement Qualité/Nom/Prénom. Cette donnée est encodée en utilisant uniquement des lettres majuscules non accentuées [A-Z], des chiffres [0-9] des espaces et éventuellement des ‘/’ pour séparer les zones Qualité, Nom et Prénom. Dans le cas, d’un nom de société, il n’est pas nécessaire d’utiliser des séparateurs.","condition_type":"S","condition":"MAJ+CHIFFRES+ESPACE+SLASH"},"31":{"nom":"Code IBAN","taille_min":14,"taille_max":38,"type":"Alphanumérique","description":"Cette donnée est encodée en utilisant uniquement des lettres majuscules non accentuées [A-Z] et des chiffres [0-9] (cf. norme ISO 13616). S’il y a des espaces, ils sont retirés.","condition_type":"S","condition":"MAJ+CHIFFRES"},"32":{"nom":"Code BIC/SWIFT","taille_min":8,"taille_max":11,"type":"Alphanumérique","description":"Cette donnée est encodée en utilisant uniquement des lettres majuscules non accentuées [A-Z] et des chiffres (cf. norme ISO 9362). Ce code peut faire 8 ou 11 caractères. Il n’est jamais complété par des caractères.","condition_type":"S","condition":"MAJ+CHIFFRES"},"33":{"nom":"Code BBAN","taille_min":0,"taille_max":30,"type":"Alphanumérique","description":"Cette donnée est encodée en utilisant uniquement des lettres majuscules non accentuées [A-Z] et des chiffres [0-9]. S’il y a des espaces, ils sont retirés.","condition_type":"S","condition":"MAJ+CHIFFRES"},"34":{"nom":"Pays de localisation du compte","taille_min":2,"taille_max":2,"type":"Alphanumérique","description":"Le pays est encodé en utilisant son code pays au format ISO3166-1 Alpha 2","condition_type":"S","condition":"MAJ"},"35":{"nom":"Identifiant SEPAmail (QXBAN)","taille_min":14,"taille_max":34,"type":"Alphanumérique","description":"Cette donnée est encodée en utilisant uniquement des lettres majuscules non accentuées [A-Z] et des chiffres [0-9] (cf. norme ISO 13616). S’il y a des espaces, ils sont retirés.","condition_type":"S","condition":"MAJ+CHIFFRES"},"36":{"nom":"Date de début de période","taille_min":4,"taille_max":4,"type":"Alphanumérique","description":"Cette donnée correspond au nombre de jours écoulés depuis le 1er janvier 2000. Elle est encodée en hexadécimal en utilisant uniquement des lettres majuscules non accentuées [A-F] et des chiffres [0-9].","condition_type":"S","condition":"HEXA"},"37":{"nom":"Date de fin de période","taille_min":4,"taille_max":4,"type":"Alphanumérique","description":"Cette donnée correspond au nombre de jours écoulés depuis le 1er janvier 2000. Elle est encodée en hexadécimal en utilisant uniquement des lettres majuscules non accentuées [A-F] et des chiffres [0-9].","condition_type":"S","condition":"HEXA"},"38":{"nom":"Solde compte début de période","taille_min":0,"taille_max":11,"type":"Numérique","description":"Cette donnée correspond à un solde positif ou négatif. Elle est encodée en utilisant uniquement des chiffres [0-9], des virgules et des tirets [,-].","condition_type":"S","condition":"CHIFFRES+VIRGULE+TIRET"},"39":{"nom":"Solde compte fin de période","taille_min":0,"taille_max":11,"type":"Numérique","description":"Cette donnée correspond à un solde positif ou négatif. Elle est encodée en utilisant uniquement des chiffres [0-9], des virgules et des tirets [,-].","condition_type":"S","condition":"CHIFFRES+VIRGULE+TIRET"},"40":{"nom":"Numéro fiscal","taille_min":13,"taille_max":13,"type":"Numérique","description":"Cette donnée est encodée en utilisant uniquement des chiffres [0-9]. S’il y a des espaces, ils sont retirés.","condition_type":"S","condition":"CHIFFRES"},"41":{"nom":"Revenu fiscal de référence","taille_min":0,"taille_max":-1,"type":"Numérique","description":"Cette donnée est un nombre entier et est encodée en utilisant uniquement des chiffres [0-9].","condition_type":"S","condition":"CHIFFRES"},"42":{"nom":"Situation du foyer","taille_min":0,"taille_max":-1,"type":"Alphanumérique","description":"Cette donnée est encodée en utilisant uniquement des lettres majuscules non accentuées [A-Z] et des espaces.","condition_type":"S","condition":"MAJ+ESPACE"},"43":{"nom":"Nombre de parts","taille_min":0,"taille_max":-1,"type":"Numérique","description":"Le nombre de parts n’étant pas nécessairement un nombre entier, il est encodé en utilisant uniquement des chiffres [0-9] et le caractère « virgule » avec au plus deux décimales.","condition_type":"S","condition":"CHIFFRES+VIRGULE"},"44":{"nom":"Référence d’avis d’impôt","taille_min":13,"taille_max":13,"type":"Alphanumérique","description":"Cette donnée est encodée en utilisant uniquement des lettres majuscules non accentuées [A-Z] et des chiffres [0-9]. S’il y a des espaces, ils sont retirés.","condition_type":"S","condition":"MAJ+CHIFFRES"},"50":{"nom":"SIRET de l’employeur","taille_min":14,"taille_max":14,"type":"Numérique","description":"Cette donnée est encodée en utilisant uniquement des chiffres [0-9].","condition_type":"S","condition":"CHIFFRES"},"51":{"nom":"Nombre d’heures travaillées","taille_min":6,"taille_max":6,"type":"Numérique","description":"Cette donnée est encodée en utilisant uniquement des chiffres et une virgule [0-9,].","condition_type":"S","condition":"CHIFFRES+VIRGULE"},"52":{"nom":"Cumul du nombre d’heures travaillées","taille_min":7,"taille_max":7,"type":"Numérique","description":"Cette donnée est encodée en utilisant uniquement des chiffres et une virgule [0-9,].","condition_type":"S","condition":"CHIFFRES+VIRGULE"},"53":{"nom":"Début de période","taille_min":4,"taille_max":4,"type":"Alphanumérique","description":"Cette donnée correspond au nombre de jours écoulés depuis le 1er janvier 2000. Ell est encodée en hexadécimal en utilisant uniquement des lettres majuscules non accentuées [A-F] et des chiffres [0-9].","condition_type":"S","condition":"HEXA"},"54":{"nom":"Fin de période","taille_min":4,"taille_max":4,"type":"Alphanumérique","description":"Cette donnée correspond au nombre de jours écoulés depuis le 1er janvier 2000. Elle est encodée en hexadécimal en utilisant uniquement des lettres majuscules non accentuées [A-F] et des chiffres [0-9].","condition_type":"S","condition":"HEXA"},"55":{"nom":"Date de début de contrat","taille_min":8,"taille_max":8,"type":"Numérique","description":"Cette date est composée uniquement de 8 chiffres au format JJMMAAAA où JJ représente le jour dans le mois, MM le mois et AAAA l’année. Le jour et le numéro du mois sont encodés sur 2 chiffres préfixés par 0 si nécessaire.","condition_type":"F","condition":"DATE"},"56":{"nom":"Date de fin de contrat","taille_min":4,"taille_max":4,"type":"Alphanumérique","description":"Cette donnée correspond au nombre de jours écoulés depuis le 1er janvier 2000. Elle est encodée en hexadécimal en utilisant uniquement des lettres majuscules non accentuées [A-F] et des chiffres [0-9].","condition_type":"S","condition":"HEXA"},"57":{"nom":"Date de signature du contrat","taille_min":8,"taille_max":8,"type":"Numérique","description":"Cette date est composée uniquement de 8 chiffres au format JJMMAAAA où JJ représente le jour dans le mois, MM le mois et AAAA l’année. Le jour et le numéro du mois sont encodés sur 2 chiffres préfixés par 0 si nécessaire.","condition_type":"F","condition":"DATE"},"58":{"nom":"Salaire net imposable","taille_min":0,"taille_max":11,"type":"Numérique","description":"Cette donnée est un nombre positif ou négatif. Elle est encodée en utilisant uniquement des chiffres [0-9], au plus une virgule et au plus un tiret [,-].","condition_type":"S","condition":"CHIFFRES+VIRGULE+TIRET"},"59":{"nom":"Cumul du salaire net imposable","taille_min":0,"taille_max":12,"type":"Numérique","description":"Cette donnée est un nombre positif ou négatif. Elle est encodée en utilisant uniquement des chiffres [0-9], au plus une virgule et au plus un tiret [,-].","condition_type":"S","condition":"CHIFFRES+VIRGULE+TIRET"},"60":{"nom":"Liste des prénoms","taille_min":0,"taille_max":60,"type":"Alphanumérique","description":"Les prénoms composés sont séparés par un espace. Les différents prénoms sont séparés par ‘/’. Cette donnée est encodée en utilisant uniquement des lettres majuscules non accentuées [A-Z], des espaces et des ‘/’ s’il y a plusieurs prénoms (au maximum 6).","condition_type":"S","condition":"MAJ+ESPACE+SLASH"},"61":{"nom":"Prénom","taille_min":0,"taille_max":20,"type":"Alphanumérique","description":"Ce champ correspond au premier prénom de l’état civil ou au prénom d’usage. Les prénoms composés sont séparés par un espace. Cette donnée est encodée en utilisant uniquement des lettres majuscules non accentuées [A-Z] et des espaces.","condition_type":"S","condition":"MAJ+ESPACE"},"62":{"nom":"Nom patronymique","taille_min":0,"taille_max":38,"type":"Alphanumérique","description":"Cette donnée est encodée en utilisant uniquement des lettres majuscules non accentuées [A-Z] et des espaces. Les noms composés sont séparés par un espace.","condition_type":"S","condition":"MAJ+ESPACE"},"63":{"nom":"Nom d’usage","taille_min":0,"taille_max":38,"type":"Alphanumérique","description":"Cette donnée est encodée en utilisant uniquement des lettres majuscules non accentuées [A-Z] et des espaces. Les noms composés sont séparés par un espace.","condition_type":"S","condition":"MAJ+ESPACE"},"64":{"nom":"Nom d’épouse/époux","taille_min":0,"taille_max":38,"type":"Alphanumérique","description":"Cette donnée est encodée en utilisant uniquement des lettres majuscules non accentuées [A-Z] et des espaces. Les noms composés sont séparés par un espace.","condition_type":"S","condition":"MAJ+ESPACE"},"65":{"nom":"Type de pièce d’identité","taille_min":2,"taille_max":2,"type":"Alphanumérique","description":"Carte d’identité (ID), titre de séjour (IR), visa (V), permis de conduire (D), passeport (P). Une lettre supplémentaire peut être ajoutée à la discrétion de l’Etat pour les passeports (selon leur type) et pour les visas","condition_type":"F","condition":"PIECE_IDENTITE_TYPE"},"66":{"nom":"Numéro de la pièce d’identité","taille_min":0,"taille_max":20,"type":"Alphanumérique","description":"Cette donnée est encodée en utilisant uniquement des lettres majuscules non accentuées [A-Z] et des chiffres [0-9].","condition_type":"S","condition":"MAJ+CHIFFRES"},"67":{"nom":"Nationalité","taille_min":2,"taille_max":2,"type":"Alphanumérique","description":"Le pays est encodé en utilisant son code pays au format ISO3166-1 Alpha 2","condition_type":"S","condition":"MAJ"},"68":{"nom":"Genre","taille_min":1,"taille_max":1,"type":"Alphanumérique","description":"Genre masculin (M) ou féminin (F).","condition_type":"S","condition":"GENRE"},"69":{"nom":"Date de naissance","taille_min":8,"taille_max":8,"type":"Numérique","description":"Cette date est composée uniquement de 8 chiffres au format JJMMAAAA où JJ représente le jour dans le mois, MM le mois et AAAA l’année. Le jour et le numéro du mois sont encodés sur 2 chiffres préfixés par 0 si nécessaire. Lorsque le jour ou le jour et le mois ne sont pas connus, leurs valeurs sont remplacées par 00.","condition_type":"F","condition":"DATE.INCCONUE"},"70":{"nom":"Date et heure du décès","taille_min":12,"taille_max":12,"type":"Numérique","description":"Cette date est composée uniquement de 12 chiffres au format JJMMAAAAHHmm où JJ représente le jour dans le mois, MM le mois, AAAA l’année, HH l’heure et mm les minutes. Le jour, le numéro du mois, l’heure et les minutes sont encodés sur 2 chiffres préfixés par 0 si nécessaire.","condition_type":"F","condition":"DATEHEURE"},"71":{"nom":"Date et heure du constat de décès","taille_min":12,"taille_max":12,"type":"Numérique","description":"Cette date est composée uniquement de 12 chiffres au format JJMMAAAAHHmm où JJ représente le jour dans le mois, MM le mois, AAAA l’année, HH l’heure et mm les minutes. Le jour, le numéro du mois, l’heure et les minutes sont encodés sur 2 chiffres préfixés par 0 si nécessaire.","condition_type":"F","condition":"DATEHEURE"},"72":{"nom":"Nom du défunt","taille_min":0,"taille_max":38,"type":"Alphanumérique","description":"Cette donnée est encodée en utilisant uniquement des lettres majuscules non accentuées [A-Z] et des espaces. Les noms composés sont séparés par un espace.","condition_type":"S","condition":"MAJ+ESPACE"},"73":{"nom":"Prénoms du défunt","taille_min":0,"taille_max":60,"type":"Alphanumérique","description":"Les prénoms composés sont séparés par un espace. Les différents prénoms sont séparés par ‘/’. Cette donnée est encodée en utilisant uniquement des lettres majuscules non accentuées [A-Z], des espaces et des ‘/’ s’il y a plusieurs prénoms (au maximum 6).","condition_type":"S","condition":"MAJ+ESPACE+SLASH"},"74":{"nom":"Nom de jeune fille du défunt","taille_min":0,"taille_max":38,"type":"Alphanumérique","description":"Cette donnée est encodée en utilisant uniquement des lettres majuscules non accentuées [A-Z] et des espaces. Les noms composés sont séparés par un espace.","condition_type":"S","condition":"MAJ+ESPACE"},"75":{"nom":"Date de naissance du défunt","taille_min":8,"taille_max":8,"type":"Numérique","description":"Cette date est composée uniquement de 8 chiffres au format JJMMAAAA où JJ représente le jour dans le mois, MM le mois et AAAA l’année. Le jour et le numéro du mois sont encodés sur 2 chiffres préfixés par 0 si nécessaire. Lorsque le jour ou le jour et le mois ne sont pas connus, leurs valeurs sont remplacées par 00.","condition_type":"F","condition":"DATE.INCCONUE"},"76":{"nom":"Genre du défunt","taille_min":1,"taille_max":1,"type":"Alphanumérique","description":"Genre masculin (M) ou féminin (F)","condition_type":"S","condition":"GENRE"},"77":{"nom":"Commune de décès","taille_min":0,"taille_max":45,"type":"Alphanumérique","description":"Cette donnée est encodée en utilisant uniquement des lettres majuscules non accentuées [A-Z] et des espaces. Les noms composés sont séparés par un espace.","condition_type":"S","condition":"MAJ+ESPACE"},"78":{"nom":"Code postal de la commune de décès","taille_min":5,"taille_max":5,"type":"Numérique","description":"Cette donnée est encodée en utilisant uniquement des chiffres ou des espaces si la donnée n’est pas renseignée (par exemple, dans le cas d’un pays ne disposant pas de code postal).","condition_type":"S","condition":"CHIFFRES+ESPACE"},"79":{"nom":"Adresse du domicile du défunt","taille_min":0,"taille_max":114,"type":"Alphanumérique","description":"Ce champ peut contenir plusieurs lignes d’adresse. Cette donnée est encodée en utilisant uniquement des lettres majuscules non accentuées [A-Z], des chiffres [0-9] et des espaces.","condition_type":"S","condition":"MAJ+CHIFFRES+ESPACE"},"80":{"nom":"Nom","taille_min":0,"taille_max":38,"type":"Alphanumérique","description":"Cette donnée est encodée en utilisant uniquement des lettres majuscules non accentuées [A-Z] et des espaces. Les noms composés sont séparés par un espace.","condition_type":"S","condition":"MAJ+ESPACE"},"81":{"nom":"Prénoms","taille_min":0,"taille_max":60,"type":"Alphanumérique","description":"Les prénoms composés sont séparés par un espace. Les différents prénoms sont séparés par ‘/’. Cette donnée est encodée en utilisant uniquement des lettres majuscules non accentuées [A-Z], des espaces et des ‘/’ s’il y a plusieurs prénoms (au maximum 6).","condition_type":"S","condition":"MAJ+ESPACE+SLASH"},"82":{"nom":"Numéro de carte","taille_min":0,"taille_max":20,"type":"Alphanumérique","description":"Cette donnée est encodée en utilisant uniquement des lettres majuscules non accentuées [A-Z], des chiffres [0-9] et des espaces.","condition_type":"S","condition":"MAJ+CHIFFRES+ESPACE"},"83":{"nom":"Organisme de tutelle","taille_min":0,"taille_max":40,"type":"Alphanumérique","description":"Cette donnée est encodée en utilisant uniquement des lettres majuscules non accentuées [A-Z], des chiffres [0-9] et des espaces.","condition_type":"S","condition":"MAJ+CHIFFRES+ESPACE"},"84":{"nom":"Profession","taille_min":0,"taille_max":40,"type":"Alphanumérique","description":"Cette donnée est encodée en utilisant uniquement des lettres majuscules non accentuées [A-Z], des chiffres [0-9] et des espaces.","condition_type":"S","condition":"MAJ+CHIFFRES+ESPACE"},"85":{"nom":"Numéro de permis de chasser","taille_min":17,"taille_max":17,"type":"Alphanumérique","description":"Cette donnée est encodée en utilisant uniquement des lettres majuscules non accentuées [A-Z], des chiffres [0-9] et des caractères ‘-‘. Le numéro du permis est de la forme XXXXXXXXXXXX-XX-X.","condition_type":"S","condition":"MAJ+CHIFFRES+TIRET"},"90":{"nom":"Identité de l'huissier de justice","taille_min":0,"taille_max":38,"type":"Alphanumérique","description":"L’Identité est séparée en Civilité (ou Titre), le Nom et le Prénom. Les éléments Civilité, Nom et Prénom doivent être indiqués dans cet ordre et peuvent être séparés par le caractère ‘/’ pour faciliter leur lecture. Cette donnée est encodée en utilisant uniquement des lettres majuscules non accentuées [A-Z], des espaces et éventuellement des ‘/’ pour séparer les zones Civilité, Nom et Prénom.","condition_type":"S","condition":"MAJ+ESPACE+SLASH"},"91":{"nom":"Identité ou raison sociale du demandeur","taille_min":0,"taille_max":38,"type":"Alphanumérique","description":"L’Identité est séparée en Civilité, le Nom et le Prénom. Les éléments Civilité, Nom et Prénom doivent être indiqués dans cet ordre et peuvent être séparés par le caractère ‘/’ pour faciliter leur lecture. Cette donnée est encodée en utilisant uniquement des lettres majuscules non accentuées [A-Z], des espaces et éventuellement des ‘/’ pour séparer les zones Civilité, Nom et Prénom. Dans le cas d’un nom de société, il n’est pas nécessaire d’utiliser des séparateurs.","condition_type":"S","condition":"MAJ+ESPACE+SLASH"},"92":{"nom":"Identité ou raison sociale du destinataire","taille_min":0,"taille_max":38,"type":"Alphanumérique","description":"L’Identité est séparée en Civilité, le Nom et le Prénom. Les éléments Civilité, Nom et Prénom doivent être indiqués dans cet ordre et peuvent être séparés par le caractère ‘/’ pour faciliter leur lecture. Cette donnée est encodée en utilisant uniquement des lettres majuscules non accentuées [A-Z], des espaces et éventuellement des ‘/’ pour séparer les zones Civilité, Nom et Prénom. Dans le cas d’un nom de société, il n’est pas nécessaire d’utiliser des séparateurs.","condition_type":"S","condition":"MAJ+ESPACE+SLASH"},"93":{"nom":"Identité ou raison sociale de tiers concerné","taille_min":0,"taille_max":38,"type":"Alphanumérique","description":"L’Identité est séparée en Civilité, le Nom et le Prénom. Les éléments Civilité, Nom et Prénom doivent être indiqués dans cet ordre et peuvent être séparés par le caractère ‘/’ pour faciliter leur lecture. Cette donnée est encodée en utilisant uniquement des lettres majuscules non accentuées [A-Z], des espaces et éventuellement des ‘/’ pour séparer les zones Civilité, Nom et Prénom. Dans le cas d’un nom de société, il n’est pas nécessaire d’utiliser des séparateurs.","condition_type":"S","condition":"MAJ+ESPACE+SLASH"},"94":{"nom":"Intitulé de l'acte","taille_min":0,"taille_max":38,"type":"Alphanumérique","description":"Cette donnée est encodée en utilisant uniquement des lettres majuscules non accentuées [A-Z], des chiffres [0-9], des espaces.","condition_type":"S","condition":"MAJ+CHIFFRES+ESPACE"},"95":{"nom":"Numéro de l'acte","taille_min":0,"taille_max":18,"type":"Alphanumérique","description":"Cette donnée est encodée en utilisant uniquement des lettres majuscules non accentuées [A-Z] et des chiffres [0-9].","condition_type":"S","condition":"MAJ+CHIFFRES"},"96":{"nom":"Date de signature de l'acte","taille_min":8,"taille_max":8,"type":"Numérique","description":"Cette date est composée uniquement de 8 chiffres au format JJMMAAAA où JJ représente le jour dans le mois, MM le mois et AAAA l’année.","condition_type":"F","condition":"DATE"},"01":{"nom":"Identifiant unique du document.","taille_min":0,"taille_max":-1,"type":"Alphanumérique","description":"Cet identifiant permet en fonction de l’émetteur (si celui-ci fournit le service) de récupérer le document correspondant. Cette donnée est encodée en utilisant uniquement des lettres majuscules non accentuées [A-Z] et des chiffres [0-9].","condition_type":"S","condition":"MAJ+CHIFFRES"},"02":{"nom":"Catégorie de document","taille_min":0,"taille_max":-1,"type":"Alphanumérique","description":"Cette donnée est encodée en utilisant uniquement des lettres majuscules non accentuées [A-Z], des chiffres [0-9] et des espaces.","condition_type":"S","condition":"MAJ+CHIFFRES+ESPACE"},"03":{"nom":"Sous-catégorie de document","taille_min":0,"taille_max":-1,"type":"Alphanumérique","description":"Cette donnée est encodée en utilisant uniquement des lettres majuscules non accentuées [A-Z], des chiffres [0-9] et des espaces.","condition_type":"S","condition":"MAJ+CHIFFRES+ESPACE"},"04":{"nom":"Application de composition","taille_min":0,"taille_max":-1,"type":"Alphanumérique","description":"Cette donnée est encodée en utilisant uniquement des lettres majuscules non accentuées [A-Z], des chiffres [0-9] et des espaces.","condition_type":"S","condition":"MAJ+CHIFFRES+ESPACE"},"05":{"nom":"Version de l’application de composition","taille_min":0,"taille_max":-1,"type":"Alphanumérique","description":"Cette donnée est encodée en utilisant uniquement des lettres majuscules non accentuées [A-Z], des chiffres [0-9] et des espaces.","condition_type":"S","condition":"MAJ+CHIFFRES+ESPACE"},"06":{"nom":"Date de l’association entre le document et le code 2D-Doc.","taille_min":4,"taille_max":4,"type":"Alphanumérique","description":"Cette date est indiquée par le nombre de jours encodé en hexadécimal depuis le 1er janvier 2000 de la même manière que les dates fournies dans l’en-tête.","condition_type":"S","condition":"HEXA"},"07":{"nom":"Heure de l’association entre le document et le code 2D-Doc.","taille_min":6,"taille_max":6,"type":"Numérique","description":"Cette donnée est composée uniquement de 6 chiffres au format HHMMSS où HH représente l’heure, MM les minutes et SS les secondes. Les heures, les minutes et les secondes sont encodées sur 2 chiffres préfixés par 0 si nécessaire.","condition_type":"F","condition":"HHMMSS"},"08":{"nom":"Date d’expiration du document","taille_min":4,"taille_max":4,"type":"Alphanumérique","description":"Cette date est indiquée par le nombre de jours encodé en hexadécimal depuis le 1er janvier 2000 de la même manière que les dates fournies dans l’en-tête.","condition_type":"S","condition":"HEXA"},"09":{"nom":"Nombre de pages du document","taille_min":4,"taille_max":4,"type":"Numérique","description":"Cette donnée est encodée en utilisant uniquement des chiffres [0-9]. Le nombre devra être préfixé par des 0 si nécessaire.","condition_type":"S","condition":"CHIFFRES"},"0A":{"nom":"Editeur du 2D-Doc","taille_min":9,"taille_max":9,"type":"Numérique","description":"Correspond au numéro de SIREN de l’éditeur, sur 9 caractères numériques.","condition_type":"S","condition":"CHIFFRES"},"0B":{"nom":"Intégrateur du 2D-Doc","taille_min":9,"taille_max":9,"type":"Numérique","description":"Correspond au numéro de SIREN de l’intégrateur, sur 9 caractères numériques.","condition_type":"S","condition":"CHIFFRES"},"0C":{"nom":"URL du document","taille_min":0,"taille_max":-1,"type":"Alphanumérique/symboles","description":"L’URL étant sensible à la casse, il n’est pas possible de réduire cela à l’ensemble des caractères majuscules. Pour permettre le stockage de cette donnée au format C40, l’URL ne subit aucune modification et son encodage UTF-8 est encodé en Base32. Cependant, une URL tronquée n’ayant pas de sens, ce champ ne devra pas être tronqué.","condition_type":"F","condition":"URL"},"1A":{"nom":"Numéro du contrat","taille_min":0,"taille_max":-1,"type":"Alphanumérique","description":"Cette donnée est encodée en utilisant uniquement des lettres majuscules non accentuées [A-Z] et des chiffres [0-9].","condition_type":"S","condition":"MAJ+CHIFFRES"},"1B":{"nom":"Identifiant du souscripteur du contrat","taille_min":0,"taille_max":-1,"type":"Alphanumérique","description":"Cette donnée est encodée en utilisant uniquement des lettres majuscules non accentuées [A-Z] et des chiffres [0-9].","condition_type":"S","condition":"MAJ+CHIFFRES"},"1C":{"nom":"Date d’effet du contrat","taille_min":8,"taille_max":8,"type":"Numérique","description":"Cette date est composée uniquement de 8 chiffres au format JJMMAAAA où JJ représente le jour dans le mois, MM le mois et AAAA l’année. Le jour et le numéro du mois sont encodés sur 2 chiffres préfixés par 0 si nécessaire.","condition_type":"F","condition":"DATE"},"1D":{"nom":"Montant TTC de la facture","taille_min":0,"taille_max":16,"type":"Numérique","description":"Le montant est un nombre avec au plus deux décimales et peut être positif ou négatif. Il est encodé en utilisant uniquement des chiffres [0-9], au plus une virgule et au plus un tiret [,-].","condition_type":"S","condition":"CHIFFRES+VIRGULE+TIRET"},"1E":{"nom":"Numéro de téléphone du bénéficiaire de la prestation","taille_min":0,"taille_max":30,"type":"Numérique","description":"Il est encodé en utilisant uniquement des chiffres [0-9]. Il commence par le code international, par exemple 33177935210 pour encoder le numéro français 01.77.93.52.10.","condition_type":"S","condition":"CHIFFRES"},"1F":{"nom":"Numéro de téléphone du destinataire de la facture","taille_min":0,"taille_max":30,"type":"Numérique","description":"Il est encodé en utilisant uniquement des chiffres [0-9]. Il commence par le code international, par exemple 33177935210 pour encoder le numéro français 01.77.93.52.10.","condition_type":"S","condition":"CHIFFRES"},"1G":{"nom":"Présence d’un co-bénéficiaire de la prestation non mentionné dans le code","taille_min":1,"taille_max":1,"type":"Numérique","description":"Permet d’indiquer la présence d’un ou plusieurs co-bénéficiaires de la prestation non mentionnés dans le code.\n Cette donnée est représentée par un numérique : 0 = faux et 1 = vrai.","condition_type":"S","condition":"BINAIRE"},"1H":{"nom":"Présence d’un co-destinataire de la facture non mentionné dans le code","taille_min":1,"taille_max":1,"type":"Numérique","description":"Permet d’indiquer la présence d’un ou plusieurs co-destinataires de la facture non mentionnés dans le code.\n Cette donnée est représentée par un numérique : 0 = faux et 1 = vrai.","condition_type":"S","condition":"BINAIRE"},"1I":{"nom":"Ligne 1 de la norme adresse postale du co-bénéficiaire de la prestation.","taille_min":0,"taille_max":38,"type":"Alphanumérique","description":"Qualité – Nom – Prénom – éventuellement titre ou profession du co-bénéficiaire de la prestation. Les items Qualité, Nom et Prénom doivent être indiqués dans cet ordre et peuvent être séparés par le caractère ‘/’ pour faciliter leur lecture. Cette donnée est encodée en utilisant uniquement des lettres majuscules non accentuées [A-Z], des chiffres [0-9], des espaces et éventuellement des ‘/’ pour séparer les zones Qualité, Nom et Prénom. Dans le cas, d’un nom de société, il n’est pas nécessaire d’utiliser des séparateurs.","condition_type":"S","condition":"MAJ+CHIFFRES+ESPACE+SLASH"},"1J":{"nom":"Qualité et/ou titre du co-bénéficiaire de la prestation.","taille_min":0,"taille_max":38,"type":"Alphanumérique","description":"Cette donnée est encodée en utilisant uniquement des lettres majuscules non accentuées [A-Z] et des espaces.","condition_type":"S","condition":"MAJ+ESPACE"},"1K":{"nom":"Prénom du co-bénéficiaire de la prestation.","taille_min":0,"taille_max":38,"type":"Alphanumérique","description":"Cette donnée est encodée en utilisant uniquement des lettres majuscules non accentuées [A-Z] et des espaces.","condition_type":"S","condition":"MAJ+ESPACE"},"1L":{"nom":"Nom du co-bénéficiaire de la prestation.","taille_min":0,"taille_max":38,"type":"Alphanumérique","description":"Cette donnée est encodée en utilisant uniquement des lettres majuscules non accentuées [A-Z] et des espaces.","condition_type":"S","condition":"MAJ+ESPACE"},"1M":{"nom":"Ligne 1 de la norme adresse postale du co-destinataire de la facture.","taille_min":0,"taille_max":38,"type":"Alphanumérique","description":"Qualité – Nom – Prénom – éventuellement titre ou profession du co-destinataire de la facture. Les items Qualité, Nom et Prénom doivent être indiqués dans cet ordre et peuvent être séparés par le caractère ‘/’ pour faciliter leur lecture. Cette donnée est encodée en utilisant uniquement des lettres majuscules non accentuées [A-Z], des chiffres [0-9], des espaces et éventuellement des ‘/’ pour séparer les zones Qualité, Nom et Prénom. Dans le cas, d’un nom de société, il n’est pas nécessaire d’utiliser des séparateurs.","condition_type":"S","condition":"MAJ+CHIFFRES+ESPACE+SLASH"},"1N":{"nom":"Qualité et/ou titre du co-destinataire de la facture.","taille_min":0,"taille_max":38,"type":"Alphanumérique","description":"Cette donnée est encodée en utilisant uniquement des lettres majuscules non accentuées [A-Z] et des espaces.","condition_type":"S","condition":"MAJ+ESPACE"},"1O":{"nom":"Prénom du co-destinataire de la facture.","taille_min":0,"taille_max":38,"type":"Alphanumérique","description":"Cette donnée est encodée en utilisant uniquement des lettres majuscules non accentuées [A-Z] et des espaces.","condition_type":"S","condition":"MAJ+ESPACE"},"1P":{"nom":"Nom du co-destinataire de la facture.","taille_min":0,"taille_max":38,"type":"Alphanumérique","description":"Cette donnée est encodée en utilisant uniquement des lettres majuscules non accentuées [A-Z] et des espaces.","condition_type":"S","condition":"MAJ+ESPACE"},"2A":{"nom":"Ligne 5 de la norme adresse postale du destinataire de la facture","taille_min":0,"taille_max":38,"type":"Alphanumérique","description":"Mention de distribution (BP) suivie du libellé de la localité de destination dans le cas où celle-ci serait différente du libellé cedex lieu-dit ou hameau. Cette donnée est encodée en utilisant uniquement des lettres majuscules non accentuées [A-Z], des chiffres [0-9] et des espaces. Il faut utiliser les méthodes de compression définies en section 10.9 du document en cas de dépassement de la donnée.","condition_type":"S","condition":"MAJ+CHIFFRES"},"2B":{"nom":"Code postal ou code cedex du destinataire de la facture","taille_min":5,"taille_max":5,"type":"Numérique","description":"Compris dans la ligne 6 de la norme adresse postale. Cette donnée est encodée en utilisant uniquement des chiffres ou des espaces si la donnée n’est pas renseignée (par exemple, dans le cas d’un pays ne disposant pas de code postal).","condition_type":"S","condition":"CHIFFRES+ESPACE"},"2C":{"nom":"Localité de destination ou libellé cedex du destinataire de la facture","taille_min":0,"taille_max":32,"type":"Numérique","description":"Compris dans la ligne 6 de la norme adresse postale. Cette donnée est encodée en utilisant uniquement des lettres majuscules non accentuées [A-Z] et des espaces.","condition_type":"S","condition":"MAJ"},"2D":{"nom":"Pays du destinataire de la facture","taille_min":2,"taille_max":2,"type":"Alphanumérique","description":"Le pays est encodé en utilisant son code pays au format ISO3166-1 Alpha 2","condition_type":"S","condition":"MAJ"},"5A":{"nom":"Salaire brut du mois","taille_min":0,"taille_max":11,"type":"Numérique","description":"Cette donnée est encodée en utilisant uniquement des chiffres et une virgule [0-9,].","condition_type":"S","condition":"CHIFFRES+VIRGULE"},"5B":{"nom":"Cumul du salaire brut","taille_min":0,"taille_max":12,"type":"Numérique","description":"Cette donnée est encodée en utilisant uniquement des chiffres et une virgule [0-9,].","condition_type":"S","condition":"CHIFFRES+VIRGULE"},"5C":{"nom":"Salaire net","taille_min":0,"taille_max":11,"type":"Numérique","description":"Cette donnée est un nombre positif ou négatif. Elle est encodée en utilisant uniquement des chiffres [0-9], au plus une virgule et au plus un tiret [,-].","condition_type":"S","condition":"CHIFFRES+VIRGULE+TIRET"},"5D":{"nom":"Ligne 2 de la norme adresse postale de l’employeur","taille_min":0,"taille_max":38,"type":"Alphanumérique","description":"Cette donnée est encodée en utilisant uniquement des lettres majuscules non accentuées [A-Z], des chiffres [0-9] et des espaces. Il faut utiliser les méthodes de compression définies en section 10.9 du document en cas de dépassement de la donnée.","condition_type":"S","condition":"MAJ+CHIFFRES+ESPACE"},"5E":{"nom":"Ligne 3 de la norme adresse postale de l’employeur","taille_min":0,"taille_max":38,"type":"Alphanumérique","description":"Cette donnée est encodée en utilisant uniquement des lettres majuscules non accentuées [A-Z], des chiffres [0-9] et des espaces. Il faut utiliser les méthodes de compression définies en section 10.9 du document en cas de dépassement de la donnée.","condition_type":"S","condition":"MAJ+CHIFFRES+ESPACE"},"5F":{"nom":"Ligne 4 de la norme adresse postale de l’employeur","taille_min":0,"taille_max":38,"type":"Alphanumérique","description":"Numéro dans la voie + type et nom de la voie. Cette donnée est encodée en utilisant uniquement des lettres majuscules non accentuées [A-Z], des chiffres [0-9] et des espaces. Il faut utiliser les méthodes de compression définies en section 10.9 du document en cas de dépassement de la donnée.","condition_type":"S","condition":"MAJ+CHIFFRES+ESPACE"},"5G":{"nom":"Ligne 5 de la norme adresse postale de l’employeur","taille_min":0,"taille_max":38,"type":"Alphanumérique","description":"Mention de distribution (BP) suivie du libellé de la localité de destination dans le cas où celle-ci serait différente du libellé cedex lieu-dit ou hameau. Cette donnée est encodée en utilisant uniquement des lettres majuscules non accentuées [A-Z], des chiffres [0-9] et des espaces. Il faut utiliser les méthodes de compression définies en section 10.9 du document en cas de dépassement de la donnée.","condition_type":"S","condition":"MAJ+CHIFFRES"},"5H":{"nom":"Code postal ou code cedex de l’employeur","taille_min":5,"taille_max":5,"type":"Numérique","description":"Cette donnée est encodée en utilisant uniquement des chiffres ou des espaces si la donnée n’est pas renseignée (par exemple, dans le cas d’un pays ne disposant pas de code postal).","condition_type":"S","condition":"CHIFFRES+ESPACE"},"5I":{"nom":"Localité de destination ou libellé cedex de l’employeur","taille_min":0,"taille_max":32,"type":"Alphanumérique","description":"Compris dans la ligne 6 de la norme adresse postale. Cette donnée est encodée en utilisant uniquement des lettres majuscules non accentuées [A-Z] et des espaces.","condition_type":"S","condition":"MAJ"},"5J":{"nom":"Pays de l’employeur","taille_min":2,"taille_max":2,"type":"Alphanumérique","description":"Le pays est encodé en utilisant son code pays au format ISO3166-1 Alpha 2","condition_type":"S","condition":"MAJ"},"5K":{"nom":"Identifiant Cotisant Prestations Sociales","taille_min":0,"taille_max":50,"type":"Alphanumérique","description":"Correspond en France au numéro URSSAF, au format de 18 chiffres.","condition_type":"S","condition":"MAJ+CHIFFRES"},"5L":{"nom":"Numéro de SIRET ou RNA","taille_min":9,"taille_max":14,"type":"Alphanumérique","description":"Cette donnée est encodée en utilisant des lettres majuscules non accentuées [A-Z] et des chiffres [0-9].","condition_type":"S","condition":"MAJ+CHIFFRES"},"5M":{"nom":"Dénomination sociale","taille_min":0,"taille_max":38,"type":"Alphanumérique","description":"Cette donnée est encodée en utilisant des lettres majuscules non accentuées [A-Z], des chiffres [0-9] et des espaces.","condition_type":"S","condition":"MAJ+CHIFFRES+ESPACE"},"5N":{"nom":"Numéro de dossier d'autorisation de travail","taille_min":21,"taille_max":21,"type":"Numérique","description":"Cette donnée est encodée en utilisant uniquement des chiffres [0-9].","condition_type":"S","condition":"CHIFFRES"},"5O":{"nom":"Nom de l'employeur","taille_min":0,"taille_max":38,"type":"Alphabétique","description":"Cette donnée est encodée en utilisant des lettres majuscules non accentuées [A-Z] et des espaces.","condition_type":"S","condition":"MAJ+ESPACE"},"5P":{"nom":"Prénom de l'employeur","taille_min":0,"taille_max":20,"type":"Alphabétique","description":"Cette donnée est encodée en utilisant des lettres majuscules non accentuées [A-Z] et des espaces.","condition_type":"S","condition":"MAJ+ESPACE"},"5Q":{"nom":"Nom du déclarant","taille_min":0,"taille_max":38,"type":"Alphabétique","description":"Cette donnée est encodée en utilisant des lettres majuscules non accentuées [A-Z] et des espaces.","condition_type":"S","condition":"MAJ+ESPACE"},"5R":{"nom":"Prénom du déclarant","taille_min":0,"taille_max":20,"type":"Alphabétique","description":"Cette donnée est encodée en utilisant des lettres majuscules non accentuées [A-Z] et des espaces.","condition_type":"S","condition":"MAJ+ESPACE"},"5S":{"nom":"Fonction du déclarant","taille_min":0,"taille_max":40,"type":"Alphabétique","description":"Cette donnée est encodée en utilisant des lettres majuscules non accentuées [A-Z] et des espaces.","condition_type":"S","condition":"MAJ+ESPACE"},"5T":{"nom":"Type de contrat de travail","taille_min":1,"taille_max":1,"type":"Numérique","description":"Le type est encodé de la manière suivante : Encodage Signification\n 0 CDD\n 1 CDI\n 2 CTT\n 3 CAP","condition_type":"S","condition":"CONTRAT"},"5U":{"nom":"Durée du contrat","taille_min":0,"taille_max":12,"type":"Alphanumérique","description":"Cette donnée est encodée en utilisant des lettres majuscules non accentuées [A-Z], des chiffres [0-9] et des espaces.","condition_type":"S","condition":"MAJ+CHIFFRES+ESPACE"},"6A":{"nom":"Lieu de naissance","taille_min":0,"taille_max":32,"type":"Alphanumérique","description":"Cette donnée est encodée en utilisant uniquement des lettres majuscules non accentuées [A-Z], des chiffres [0-9] et des espaces.","condition_type":"S","condition":"MAJ+CHIFFRES+ESPACE"},"6B":{"nom":"Département du bureau émetteur","taille_min":3,"taille_max":3,"type":"Alphanumérique","description":"Cette donnée est encodée en utilisant uniquement des lettres majuscules non accentuées [A-Z] et des chiffres [0-9]","condition_type":"S","condition":"MAJ+CHIFFRES"},"6C":{"nom":"Pays de naissance","taille_min":2,"taille_max":2,"type":"Alphanumérique","description":"Le pays est encodé en utilisant son code pays au format ISO3166-1 Alpha 2","condition_type":"S","condition":"MAJ"},"6D":{"nom":"Nom et prénom du père","taille_min":0,"taille_max":60,"type":"Alphanumérique","description":"Les items Nom et Prénom doivent être indiqués dans cet ordre et peuvent être séparés par le caractère ‘/’ pour faciliter leur lecture. Cette donnée est encodée en utilisant uniquement des lettres majuscules non accentuées [A-Z], des chiffres [0-9], des espaces et éventuellement des ‘/’ pour séparer les zones Nom et Prénom.","condition_type":"S","condition":"MAJ+CHIFFRES+ESPACE+SLASH"},"6E":{"nom":"Nom et prénom de la mère","taille_min":0,"taille_max":60,"type":"Alphanumérique","description":"Les items Nom et Prénom doivent être indiqués dans cet ordre et peuvent être séparés par le caractère ‘/’ pour faciliter leur lecture. Cette donnée est encodée en utilisant uniquement des lettres majuscules non accentuées [A-Z], des chiffres [0-9], des espaces et éventuellement des ‘/’ pour séparer les zones Nom et Prénom.","condition_type":"S","condition":"MAJ+CHIFFRES+ESPACE+SLASH"},"6F":{"nom":"Machine Readable Zone (Zone de Lecture Automatique, ZLA)","taille_min":0,"taille_max":90,"type":"Alphanumérique","description":"&lt; pour séparer les champs mais encodé en C40 comme un espace. Cette donnée est encodée en utilisant des majuscules non accentuées, des chiffres et des espaces [AZ0-9 ].","condition_type":"S","condition":"MAJ+CHIFFRES+ESPACE"},"6G":{"nom":"Nom","taille_min":1,"taille_max":38,"type":"Alphanumérique","description":"Cette donnée est encodée en utilisant uniquement des lettres majuscules non accentuées [A-Z] et des espaces.","condition_type":"S","condition":"MAJ+ESPACE"},"6H":{"nom":"Civilité","taille_min":1,"taille_max":10,"type":"Alphanumérique","description":"Cette donnée est encodée en utilisant uniquement des lettres majuscules non accentuées [A-Z] et des espaces.","condition_type":"S","condition":"MAJ+ESPACE"},"6I":{"nom":"Pays émetteur","taille_min":2,"taille_max":2,"type":"Alphanumérique","description":"Le pays est encodé en utilisant son code pays au format ISO3166-1 Alpha 2","condition_type":"S","condition":"MAJ"},"6J":{"nom":"Type de document étranger","taille_min":1,"taille_max":1,"type":"Numérique","description":"Trois choix sont possibles : Encodage Signification 1 Attestation de dépôt d'une demande de titre de séjour 2 Attestation de prolongation d'instruction d'une demande de titre de séjour 3 Attestation favorable de décision d'une demande de titre de séjour","condition_type":"S","condition":"SEJOUR"},"6K":{"nom":"Numéro de la demande de document étranger","taille_min":19,"taille_max":19,"type":"Numérique","description":"Cette donnée est encodée en utilisant uniquement des chiffres [0-9].","condition_type":"S","condition":"CHIFFRES"},"6L":{"nom":"Date de dépôt de la demande","taille_min":8,"taille_max":8,"type":"Alphanumérique","description":"Cette date est composée uniquement de 8 chiffres au format JJMMAAAA où JJ représente le jour dans le mois, MM le mois et AAAA l’année. Le jour et le numéro du mois sont encodés sur 2 chiffres préfixés par 0 si nécessaire.","condition_type":"F","condition":"DATE"},"6M":{"nom":"Catégorie du titre","taille_min":0,"taille_max":40,"type":"Alphabétique","description":"Cette donnée est encodée en utilisant uniquement des lettres majuscules non accentuées [A-Z] et des espaces.","condition_type":"S","condition":"MAJ+ESPACE"},"6N":{"nom":"Date de début de validité","taille_min":8,"taille_max":8,"type":"Numérique","description":"Cette date est composée uniquement de 8 chiffres au format JJMMAAAA où JJ représente le jour dans le mois, MM le mois et AAAA l’année. Le jour et le numéro du mois sont encodés sur 2 chiffres préfixés par 0 si nécessaire.","condition_type":"F","condition":"DATE"},"6O":{"nom":"Date de fin de validité","taille_min":8,"taille_max":8,"type":"Numérique","description":"Cette date est composée uniquement de 8 chiffres au format JJMMAAAA où JJ représente le jour dans le mois, MM le mois et AAAA l’année. Le jour et le numéro du mois sont encodés sur 2 chiffres préfixés par 0 si nécessaire.","condition_type":"F","condition":"DATE"},"6P":{"nom":"Autorisation","taille_min":0,"taille_max":40,"type":"Alphabétique","description":"Cette donnée est encodée en utilisant uniquement des lettres majuscules non accentuées [A-Z] et des espaces.","condition_type":"S","condition":"MAJ+ESPACE"},"6Q":{"nom":"Numéro d’étranger","taille_min":0,"taille_max":10,"type":"Alphanumérique","description":"Cette donnée est encodée en utilisant uniquement des lettres majuscules non accentuées [A-Z] et des chiffres [0-9].","condition_type":"S","condition":"MAJ+CHIFFRES"},"6R":{"nom":"Numéro de visa","taille_min":12,"taille_max":12,"type":"Alphanumérique","description":"Cette donnée est encodée en utilisant uniquement des lettres majuscules non accentuées [A-Z] et des chiffres [0-9].","condition_type":"S","condition":"MAJ+CHIFFRES"},"6S":{"nom":"Ligne 2 de l'adresse postale du domicile","taille_min":0,"taille_max":38,"type":"Alphanumérique","description":"Cette donnée est encodée en utilisant uniquement des lettres majuscules non accentuées [A-Z], des chiffres [0-9] et des espaces. Il faut utiliser les méthodes de compression définies en annexe 11 de la norme en cas de dépassement de la donnée","condition_type":"S","condition":"MAJ+CHIFFRES+ESPACE"},"6T":{"nom":"Ligne 3 de l'adresse postale du domicile","taille_min":0,"taille_max":38,"type":"Alphanumérique","description":"Cette donnée est encodée en utilisant uniquement des lettres majuscules non accentuées [A-Z], des chiffres [0-9] et des espaces. Il faut utiliser les méthodes de compression définies en annexe 11 de la norme en cas de dépassement de la donnée","condition_type":"S","condition":"MAJ+CHIFFRES+ESPACE"},"6U":{"nom":"Ligne 4 de l'adresse postale du domicile","taille_min":0,"taille_max":38,"type":"Alphanumérique","description":"Cette donnée est encodée en utilisant uniquement des lettres majuscules non accentuées [A-Z], des chiffres [0-9] et des espaces. Il faut utiliser les méthodes de compression définies en annexe 11 de la norme en cas de dépassement de la donnée","condition_type":"S","condition":"MAJ+CHIFFRES+ESPACE"},"6V":{"nom":"Ligne 5 de l'adresse postale du domicile","taille_min":0,"taille_max":38,"type":"Alphanumérique","description":"Cette donnée est encodée en utilisant uniquement des lettres majuscules non accentuées [A-Z], des chiffres [0-9] et des espaces. Il faut utiliser les méthodes de compression définies en annexe 11 de la norme en cas de dépassement de la donnée","condition_type":"S","condition":"MAJ+CHIFFRES+ESPACE"},"6W":{"nom":"Code postal ou code cedex de l'adresse postale du domicile","taille_min":5,"taille_max":5,"type":"Numérique","description":"Compris dans la ligne 6 de la norme adresse postale. Cette donnée est encodée en utilisant uniquement des chiffres ou des espaces si la donnée n’est pas renseignée (par exemple, dans le cas d’un pays ne disposant pas de code postal).","condition_type":"S","condition":"CHIFFRES+ESPACE"},"6X":{"nom":"Commune de l'adresse postale du domicile","taille_min":0,"taille_max":32,"type":"Alphabétique","description":"Compris dans la ligne 6 de la norme adresse postale. Cette donnée est encodée en utilisant uniquement des lettres majuscules non accentuées [A-Z] et des espaces.","condition_type":"S","condition":"MAJ+ESPACE"},"6Y":{"nom":"Code pays de l'adresse postale du domicile","taille_min":2,"taille_max":2,"type":"Alphabétique","description":"Le pays est encodé en utilisant son code pays au format ISO3166-1 Alpha 2","condition_type":"S","condition":"MAJ"},"6Z":{"nom":"Numéro d'étranger de l'autorisation de travail","taille_min":9,"taille_max":11,"type":"Alphanumérique","description":"Cette donnée est encodée en utilisant des lettres majuscules non accentuées [A-Z] et des chiffres [0-9].","condition_type":"S","condition":"MAJ+CHIFFRES"},"7A":{"nom":"Code postal du domicile du défunt","taille_min":5,"taille_max":5,"type":"Numérique","description":"Cette donnée est encodée en utilisant uniquement des chiffres ou des espaces si la donnée n’est pas renseignée (par exemple, dans le cas d’un pays ne disposant pas de code postal).","condition_type":"S","condition":"CHIFFRES+ESPACE"},"7B":{"nom":"Commune du domicile du défunt","taille_min":0,"taille_max":45,"type":"Alphanumérique","description":"Cette donnée est encodée en utilisant uniquement des lettres majuscules non accentuées [A-Z] et des espaces. Les noms composés sont séparés par un espace.","condition_type":"S","condition":"MAJ+ESPACE"},"7C":{"nom":"Obstacle médico-légal","taille_min":1,"taille_max":1,"type":"Numérique","description":"Cette donnée est représentée par un numérique : 0 = faux et 1 = vrai.","condition_type":"S","condition":"BINAIRE"},"7D":{"nom":"Mise en bière","taille_min":1,"taille_max":1,"type":"Alphanumérique","description":"Cette donnée est représentée par un caractère : O = Pas de mise en bière, S = Mise en bière dans un cercueil simple, H = Mise en bière dans un cercueil hermétique.","condition_type":"S","condition":"BIERE"},"7E":{"nom":"Obstacle aux soins de conservation","taille_min":1,"taille_max":1,"type":"Numérique","description":"Cette donnée est représentée par un numérique : 0 = faux et 1 = vrai","condition_type":"S","condition":"BINAIRE"},"7F":{"nom":"Obstacle aux dons du corps","taille_min":1,"taille_max":1,"type":"Numérique","description":"Cette donnée est représentée par un numérique : 0 = faux et 1 = vrai","condition_type":"S","condition":"BINAIRE"},"7G":{"nom":"Recherche de la cause du décès","taille_min":1,"taille_max":1,"type":"Numérique","description":"Cette donnée est représentée par un numérique : 0 = faux et 1 = vrai","condition_type":"S","condition":"BINAIRE"},"7H":{"nom":"Délai de transport du corps","taille_min":2,"taille_max":2,"type":"Alphanumérique","description":"L’entier correspondant à cette donnée est encodée en hexadécimal préfixé par des 0 si nécessaire. Cette donnée est encodée en utilisant [0-9A-F].","condition_type":"S","condition":"HEXA"},"7I":{"nom":"Prothèse avec pile","taille_min":1,"taille_max":1,"type":"Numérique","description":"Cette donnée est représentée par un numérique : 0 = faux et 1 = vrai","condition_type":"S","condition":"BINAIRE"},"7J":{"nom":"Retrait de la pile de prothèse","taille_min":1,"taille_max":1,"type":"Numérique","description":"Cette donnée est représentée par un numérique : 0 = faux et 1 = vrai","condition_type":"S","condition":"BINAIRE"},"7K":{"nom":"Code NNC","taille_min":13,"taille_max":13,"type":"Alphanumérique","description":"Cette donnée est encodée en utilisant uniquement des lettres majuscules non accentuées [A-Z] et des chiffres [0-9].","condition_type":"S","condition":"MAJ+CHIFFRES"},"7L":{"nom":"Code Finess de l'organisme agréé","taille_min":9,"taille_max":9,"type":"Alphanumérique","description":"Cette donnée est encodée en utilisant uniquement des lettres majuscules non accentuées [A-Z] et des chiffres [0-9].","condition_type":"S","condition":"MAJ+CHIFFRES"},"7M":{"nom":"Identification du médecin","taille_min":0,"taille_max":64,"type":"Alphanumérique","description":"Cette donnée contient soit un nom/prénom de médecin, soit un code d’identification du médecin. Cette donnée est encodée en utilisant uniquement des lettres majuscules non accentuées [A-Z], des chiffres [0-9] et des espaces.","condition_type":"S","condition":"MAJ+CHIFFRES+ESPACE"},"7N":{"nom":"Lieu de validation du certificat de décès","taille_min":0,"taille_max":128,"type":"Alphanumérique","description":"Cette donnée contient la localisation de la signature du certificat de décès dont le format est variable : par exemple une adresse complète, un nom de commune, un nom d’établissement, etc. Cette donnée est encodée en utilisant uniquement des lettres majuscules non accentuées [A-Z], des chiffres [0-9] et des espaces.","condition_type":"S","condition":"MAJ+CHIFFRES+ESPACE"},"7O":{"nom":"Certificat de décès supplémentaire","taille_min":1,"taille_max":1,"type":"Numérique","description":"Cette donnée indique si une copie du certificat de décès a été fournie. Cette donnée est représentée par un numérique : 0 = faux et 1 = vrai.","condition_type":"S","condition":"BINAIRE"},"A0":{"nom":"Pays ayant émis l’immatriculation du véhicule.","taille_min":2,"taille_max":2,"type":"Alphanumérique","description":"Le pays est encodé en utilisant son code pays au format ISO3166-1 Alpha 2","condition_type":"S","condition":"MAJ"},"A1":{"nom":"Immatriculation du véhicule","taille_min":0,"taille_max":17,"type":"Alphanumérique","description":"Cette donnée correspond au champ A du certificat d’immatriculation. Cette donnée est encodée en utilisant uniquement des lettres majuscules non accentuées [A-Z], des chiffres [0-9], des espaces ou des tirets ‘-‘.","condition_type":"S","condition":"MAJ+CHIFFRES+ESPACE+TIRET"},"A2":{"nom":"Marque du véhicule.","taille_min":0,"taille_max":17,"type":"Alphanumérique","description":"Cette donnée correspond au champ D.1 du certificat d’immatriculation. Cette donnée est encodée en utilisant uniquement des lettres majuscules non accentuées [A-Z], des chiffres [0-9] ou des espaces.","condition_type":"S","condition":"MAJ+CHIFFRES+ESPACE"},"A3":{"nom":"Nom commercial du véhicule.","taille_min":0,"taille_max":17,"type":"Alphanumérique","description":"Cette donnée correspond au champ D.1 du certificat d’immatriculation. Cette donnée est encodée en utilisant uniquement des lettres majuscules non accentuées [A-Z], des chiffres [0-9] ou des espaces.","condition_type":"S","condition":"MAJ+CHIFFRES+ESPACE"},"A4":{"nom":"Numéro de série du véhicule (VIN).","taille_min":17,"taille_max":17,"type":"Alphanumérique","description":"Cette donnée correspond au champ E du certificat d’immatriculation. Cette donnée est encodée en utilisant uniquement des lettres majuscules non accentuées [A-Z] et des chiffres [0-9]. Des espaces peuvent être utilisés pour suffixer les numéros de série ayant une taille inférieure à la taille du champ.","condition_type":"S","condition":"MAJ+CHIFFRES+ESPACE"},"A5":{"nom":"Catégorie du véhicule.","taille_min":3,"taille_max":3,"type":"Alphanumérique","description":"Cette donnée est extraite du champ J du certificat d’immatriculation. Cette donnée est encodée en utilisant uniquement des lettres majuscules non accentuées [A-Z], des chiffres [0-9] et des espaces.","condition_type":"S","condition":"MAJ+CHIFFRES+ESPACE"},"A6":{"nom":"Carburant.","taille_min":2,"taille_max":2,"type":"Alphanumérique","description":"Cette donnée est extraite du champ P.3 du certificat d’immatriculation. Cette donnée est encodée en utilisant uniquement des lettres majuscules non accentuées [A-Z] et des chiffres [0-9].","condition_type":"S","condition":"MAJ+CHIFFRES"},"A7":{"nom":"Taux d’émission de CO2 du véhicule (en g/km).","taille_min":3,"taille_max":3,"type":"Alphanumérique","description":"Cette donnée correspond au champ V.7 du certificat d’immatriculation. L’entier correspondant à cette donnée est encodée en hexadécimal préfixé par des 0 si nécessaire. Cette donnée est encodée en utilisant [0-9A-F].","condition_type":"S","condition":"HEXA"},"A8":{"nom":"Indication de la classe environnementale de réception CE.","taille_min":0,"taille_max":12,"type":"Alphanumérique","description":"Cette donnée est extraite du champ V.9 du certificat d’immatriculation. Cette donnée est encodée en utilisant uniquement des lettres majuscules non accentuées [A-Z], des chiffres [0-9], des espaces et des barres obliques ‘/’.","condition_type":"S","condition":"MAJ+CHIFFRES+ESPACE+SLASH"},"A9":{"nom":"Classe d’émission polluante.","taille_min":3,"taille_max":3,"type":"Alphanumérique","description":"Le champ classe d’émission polluante contient un agrégat de 3 valeurs chacune encodée sur un caractère alphanumérique majuscules sans accents dans l’ordre suivant : Le premier caractère indique la version de la spécification concernant la classe d’émission polluante. Actuellement, deux versions sont définies et autorisées : la version initiale à 0 et la version 1 (pouvant être utilisé dans le certificat de qualité de l’air v2). Le second caractère indique la classe du véhicule lui-même Le troisième caractère indique le motif de sur-classement du véhicule. Pour la version initiale, les valeurs possibles pour la classe du véhicule (du moins polluant au plus polluant) sont les suivantes : Encodage Signification E Véhicule électrique 1 Classe 1 2 Classe 2 3 Classe 3 4 Classe 4 5 Classe 5 6 Classe 6 La version initiale ne définit aucun motif de sur-classement du véhicule, donc la seule valeur autorisée est 0 indiquant l’absence de motif. Dans le cadre de la version 1, seule la valeur autorisée est 0 également, mais le motif de sur-classement doit être précisé dans un champ supplémentaire dont l’ID est AM.","condition_type":"F","condition":"CLASSE_VEHICULE"},"AA":{"nom":"Date de première immatriculation du véhicule.","taille_min":8,"taille_max":8,"type":"Numérique","description":"Cette donnée correspond au champ B du certificat d’immatriculation. Cette date est composée uniquement de 8 chiffres au format JJMMAAAA où JJ représente le jour dans le mois, MM le mois et AAAA l’année. Le jour et le numéro du mois sont encodés sur 2 chiffres préfixés par 0 si nécessaire.","condition_type":"F","condition":"DATE"},"AB":{"nom":"Type de lettre","taille_min":0,"taille_max":8,"type":"Alphanumérique","description":"Caractères autorisés (A-Z0-9)","condition_type":"S","condition":"MAJ+CHIFFRES"},"AC":{"nom":"N° Dossier","taille_min":0,"taille_max":19,"type":"Alphanumérique","description":"Caractères autorisés (A-Z0-9)","condition_type":"S","condition":"MAJ+CHIFFRES"},"AD":{"nom":"Date Infraction","taille_min":4,"taille_max":4,"type":"Alphanumérique","description":"Date de l’infraction (nombre de jours après le 01/01/2000 encodée en hexadécimal).","condition_type":"S","condition":"HEXA"},"AE":{"nom":"Heure de l’infraction","taille_min":4,"taille_max":4,"type":"Numérique","description":"Heure au format HHmm éventuellement préfixé par des 0.","condition_type":"S","condition":"HEURE"},"AF":{"nom":"Nombre de points retirés lors de l’infraction","taille_min":1,"taille_max":1,"type":"Alphanumérique","description":"Valeur entre 0 à 35 points. Encodée en base 36 (0-9A-Z)","condition_type":"S","condition":"MAJ+CHIFFRES"},"AG":{"nom":"Solde de points","taille_min":1,"taille_max":1,"type":"Alphanumérique","description":"Valeur entre 0 à 35 points. Encodée en base 36 (0-9A-Z)","condition_type":"S","condition":"MAJ+CHIFFRES"},"AH":{"nom":"Numéro de la carte","taille_min":0,"taille_max":30,"type":"Alphanumérique","description":"Cette donnée est encodée en utilisant uniquement des lettres majuscules non accentuées [A-Z] et des chiffres [0-9].","condition_type":"S","condition":"MAJ+CHIFFRES"},"AI":{"nom":"Date d’expiration initiale","taille_min":8,"taille_max":8,"type":"Numérique","description":"Cette date est composée uniquement de 8 chiffres au format JJMMAAAA où JJ représente le jour dans le mois, MM le mois et AAAA l’année. Le jour et le numéro du mois sont encodés sur 2 chiffres préfixés par 0 si nécessaire.","condition_type":"F","condition":"DATE"},"AJ":{"nom":"Numéro EVTC","taille_min":13,"taille_max":13,"type":"Alphanumérique","description":"Cette donnée est encodée en utilisant uniquement des lettres majuscules non accentuées [A-Z] et des chiffres [0-9].","condition_type":"S","condition":"MAJ+CHIFFRES"},"AK":{"nom":"K Numéro de macaron","taille_min":7,"taille_max":7,"type":"Numérique","description":"Cette donnée est encodée en utilisant uniquement des chiffres [0-9]. La valeur numérique est préfixée par des 0 si nécessaire.","condition_type":"S","condition":"CHIFFRES"},"AL":{"nom":"Numéro de la carte","taille_min":11,"taille_max":11,"type":"Alphanumérique","description":"Cette donnée est encodée en utilisant uniquement des lettres majuscules non accentuées [A-Z] et des chiffres [0-9].","condition_type":"S","condition":"MAJ+CHIFFRES"},"AM":{"nom":"Motif de sur-classement","taille_min":0,"taille_max":5,"type":"Alphanumérique","description":"Cette donnée est encodée en utilisant uniquement des lettres majuscules non accentuées [A-Z], des chiffres [0-9] et des espaces. Lorsque ce champ est présent mais vide, cela signifie qu’il n’y a aucun motif de sur-classement.","condition_type":"S","condition":"MAJ+CHIFFRES+ESPACE"},"AN":{"nom":"Kilométrage","taille_min":8,"taille_max":8,"type":"Numérique","description":"Cette donnée est encodée en utilisant uniquement des chiffres [0-9]. La valeur numérique est préfixée par des 0 si nécessaire.","condition_type":"S","condition":"CHIFFRES"},"AO":{"nom":"Numéro d’identification","taille_min":6,"taille_max":6,"type":"Numérique","description":"L’entier correspondant à cette donnée est encodée en décimal préfixé par des 0 si nécessaire. Cette donnée est encodée en utilisant [0-9].","condition_type":"S","condition":"CHIFFRES"},"AP":{"nom":"Type d’engin","taille_min":0,"taille_max":60,"type":"Alphabétique","description":"Cette donnée est encodée en utilisant uniquement des lettres majuscules non accentuées [A-Z] et des espaces.","condition_type":"S","condition":"MAJ+ESPACE"},"AQ":{"nom":"Numéro de série","taille_min":0,"taille_max":25,"type":"Alphanumérique","description":"Cette donnée est encodée en utilisant des lettres majuscules non accentuées [A-Z] et des chiffres [0-9].","condition_type":"S","condition":"MAJ+CHIFFRES"},"AR":{"nom":"Modèle","taille_min":0,"taille_max":35,"type":"Alphabétique","description":"Cette donnée est encodée en utilisant des lettres majuscules non accentuées [A-Z], des chiffres [0-9] et des espaces.","condition_type":"S","condition":"MAJ+CHIFFRES+ESPACE"},"AS":{"nom":"Couleur dominante","taille_min":0,"taille_max":10,"type":"Alphabétique","description":"Cette donnée est encodée en utilisant uniquement des lettres majuscules non accentuées [A-Z] et des espaces.","condition_type":"S","condition":"MAJ+ESPACE"},"AT":{"nom":"Type de propriétaire","taille_min":1,"taille_max":1,"type":"Numérique","description":"Deux choix sont possibles : • 1 = Personne physique • 2 = Personne morale","condition_type":"S","condition":"PROPRIETAIRE"},"AU":{"nom":"Ligne 2 de l'adresse postale du propriétaire","taille_min":0,"taille_max":38,"type":"Alphanumérique","description":"Cette donnée est encodée en utilisant uniquement des lettres majuscules non accentuées [A-Z], des chiffres [0-9] et des espaces. Il faut utiliser les méthodes de compression définies en annexe 11 de la norme en cas de dépassement de la donnée","condition_type":"S","condition":"MAJ+CHIFFRES+ESPACE"},"AV":{"nom":"Ligne 3 de l'adresse postale du propriétaire","taille_min":0,"taille_max":38,"type":"Alphanumérique","description":"Cette donnée est encodée en utilisant uniquement des lettres majuscules non accentuées [A-Z], des chiffres [0-9] et des espaces. Il faut utiliser les méthodes de compression définies en annexe 11 de la norme en cas de dépassement de la donnée.","condition_type":"S","condition":"MAJ+CHIFFRES+ESPACE"},"AW":{"nom":"Ligne 4 de l'adresse postale du propriétaire","taille_min":0,"taille_max":38,"type":"Alphanumérique","description":"Numéro dans la voie + type et nom de la voie. Cette donnée est encodée en utilisant uniquement des lettres majuscules non accentuées [A-Z], des chiffres [0-9] et des espaces. Il faut utiliser les méthodes de compression définies en annexe 11 de la norme en cas de dépassement de la donnée.","condition_type":"S","condition":"MAJ+CHIFFRES+ESPACE"},"AX":{"nom":"Ligne 5 de l'adresse postale du propriétaire","taille_min":0,"taille_max":38,"type":"Alphanumérique","description":"Mention de distribution (BP) suivie du libellé de la localité de destination dans le cas où celle-ci serait différente du libellé cedex lieu-dit ou hameau. Cette donnée est encodée en utilisant uniquement des lettres majuscules non accentuées [A-Z], des chiffres [0-9] et des espaces. Il faut utiliser les méthodes de compression définies en annexe 11 de la norme en cas de dépassement de la donnée.","condition_type":"S","condition":"MAJ+CHIFFRES"},"AY":{"nom":"Code postal ou code cedex de l'adresse postale du propriétaire","taille_min":5,"taille_max":5,"type":"Numérique","description":"Compris dans la ligne 6 de la norme adresse postale. Cette donnée est encodée en utilisant uniquement des chiffres ou des espaces si la donnée n’est pas renseignée (par exemple, dans le cas d’un pays ne disposant pas de code postal).","condition_type":"S","condition":"CHIFFRES+ESPACE"},"AZ":{"nom":"Commune de l'adresse postale du propriétaire","taille_min":0,"taille_max":32,"type":"Alphabétique","description":"Compris dans la ligne 6 de la norme adresse postale. Cette donnée est encodée en utilisant uniquement des lettres majuscules non accentuées [A-Z] et des espaces.","condition_type":"S","condition":"MAJ+ESPACE"},"B0":{"nom":"Liste des prénoms","taille_min":0,"taille_max":60,"type":"Alphanumérique","description":"Les prénoms composés sont séparés par un espace. Les différents prénoms sont séparés par '/'. Cette donnée est encodée en utilisant uniquement des lettres majuscules non accentuées [A-Z], des espaces et des '/' s'il y a plusieurs prénoms (au maximum 6).","condition_type":"S","condition":"MAJ+ESPACE+SLASH"},"B1":{"nom":"Prénom","taille_min":0,"taille_max":20,"type":"Alphanumérique","description":"Ce champ correspond au premier prénom de l'état civil ou au prénom d'usage. Les prénoms composés sont séparés par un espace. Cette donnée est encodée en utilisant uniquement des lettres majuscules non accentuées [A-Z] et des espaces.","condition_type":"S","condition":"MAJ+ESPACE"},"B2":{"nom":"Nom patronymique","taille_min":0,"taille_max":38,"type":"Alphanumérique","description":"Cette donnée est encodée en utilisant uniquement des lettres majuscules non accentuées [A-Z] et des espaces. Les noms composés sont séparés par un espace.","condition_type":"S","condition":"MAJ+ESPACE"},"B3":{"nom":"Nom d'usage","taille_min":0,"taille_max":38,"type":"Alphanumérique","description":"Cette donnée est encodée en utilisant uniquement des lettres majuscules non accentuées [A-Z] et des espaces. Les noms composés sont séparés par un espace.","condition_type":"S","condition":"MAJ+ESPACE"},"B4":{"nom":"Nom d'épouse/époux","taille_min":0,"taille_max":38,"type":"Alphanumérique","description":"Cette donnée est encodée en utilisant uniquement des lettres majuscules non accentuées [A-Z] et des espaces. Les noms composés sont séparés par un espace.","condition_type":"S","condition":"MAJ+ESPACE"},"B5":{"nom":"Nationalité","taille_min":0,"taille_max":2,"type":"Alphanumérique","description":"Le pays est encodé en utilisant son code pays au format ISO3166-1 Alpha 2","condition_type":"S","condition":"MAJ"},"B6":{"nom":"Genre","taille_min":1,"taille_max":1,"type":"Alphanumérique","description":"Genre masculin (M) ou féminin (F) ou autre (X).","condition_type":"S","condition":"GENRE+GENRE_AUTRE"},"B7":{"nom":"Date de naissance","taille_min":8,"taille_max":8,"type":"Numérique","description":"Cette date est composée uniquement de 8 chiffres au format JJMMAAAA où JJ représente le jour dans le mois, MM le mois et AAAA l'année. Le jour et le numéro du mois sont encodés sur 2 chiffres préfixés par 0 si nécessaire. Lorsque le jour ou le jour et le mois ne sont pas connus, leurs valeurs sont remplacées par 00.","condition_type":"F","condition":"DATE"},"B8":{"nom":"Lieu de naissance","taille_min":0,"taille_max":32,"type":"Alphanumérique","description":"Cette donnée est encodée en utilisant uniquement des lettres majuscules non accentuées [A-Z], des chiffres [0-9] et des espaces.","condition_type":"S","condition":"MAJ+CHIFFRES+ESPACE"},"B9":{"nom":"Pays de naissance","taille_min":2,"taille_max":2,"type":"Alphanumérique","description":"Le pays est encodé en utilisant son code pays au format ISO3166-1 Alpha 2","condition_type":"S","condition":"MAJ"},"BA":{"nom":"Mention obtenue","taille_min":1,"taille_max":1,"type":"Numérique","description":"0 aucune 1 Passable 2 Assez Bien 3 Bien 4 Très Bien 5 Très Honorable 6 Félicitations du jury","condition_type":"F","condition":"MENTIONS"},"BB":{"nom":"Numéro ou code d'identification de l'étudiant","taille_min":0,"taille_max":50,"type":"Alphanumérique","description":"Correspond en France au numéro INE, ou à défaut d'un numéro interne à l'établissement mentionné sur le diplôme. Cette donnée est encodée en utilisant uniquement des lettres majuscules non accentuées [A-Z], des chiffres [0-9] et des espaces.","condition_type":"S","condition":"MAJ+CHIFFRES+ESPACES"},"BC":{"nom":"Numéro du diplôme","taille_min":0,"taille_max":20,"type":"Alphanumérique","description":"Cette donnée est encodée en utilisant uniquement des lettres majuscules non accentuées [A-Z], des chiffres [0-9] et des espaces.","condition_type":"S","condition":"MAJ+CHIFFRES+ESPACE"},"BD":{"nom":"Niveau du diplôme selon la classification CEC","taille_min":1,"taille_max":1,"type":"Numérique","description":"Entre autres: Bac=4, BTS/DUT=5, Licence=6, Master=7, Doctorat=8","condition_type":"S","condition":"DIPLOME"},"BE":{"nom":"Crédits ECTS obtenus","taille_min":3,"taille_max":3,"type":"Numérique","description":"Entier positif.","condition_type":"S","condition":"CHIFFRES"},"BF":{"nom":"Année universitaire","taille_min":3,"taille_max":3,"type":"Numérique","description":"Pour l’année 2015-2016, l’année 2016 est encodée dans le champ au format hexadécimal. Les caractères encodés autorisés sont donc les chiffres [0-9] et les lettres [A-F].","condition_type":"S","condition":"HEXA"},"BG":{"nom":"Type de diplôme","taille_min":2,"taille_max":2,"type":"Alphanumérique","description":"Type de diplôme :\nBR = Brevet des Collèges\nCA = Certificat d'Aptitude Professionnelle (CAP)\nBE = Brevet d'Etudes Professionnelles (BEP)\nBA = Baccalauréat Général\nBP = Baccalauréat Professionnel\nBS = Baccalauréat Technologique\nBT = Brevet Technicien Supérieur (BTS)\nDU = Diplôme Universitaire de Technologie (DUT)\nLC = Licence\nLP = Licence Professionnelle\nDE = Diplôme Européen d'Etudes Supérieures (DEES)\nMA = Master\nMB = Maîtrise en Administration des Affaires (MBA)\nIN = Diplôme d'Ingénieur\nDR = Doctorat","condition_type":"S","condition":"DIPLOME_TYPE"},"BH":{"nom":"Domaine","taille_min":0,"taille_max":30,"type":"Alphanumérique","description":"Cette donnée est encodée en utilisant uniquement des lettres majuscules non accentuées [A-Z], des chiffres [0-9] et des espaces.","condition_type":"S","condition":"MAJ+CHIFFRES+ESPACE"},"BI":{"nom":"Mention","taille_min":0,"taille_max":30,"type":"Alphanumérique","description":"Cette donnée est encodée en utilisant uniquement des lettres majuscules non accentuées [A-Z], des chiffres [0-9] et des espaces.","condition_type":"S","condition":"MAJ+CHIFFRES+ESPACE"},"BJ":{"nom":"Spécialité","taille_min":0,"taille_max":30,"type":"Alphanumérique","description":"Cette donnée est encodée en utilisant uniquement des lettres majuscules non accentuées [A-Z], des chiffres [0-9] et des espaces.","condition_type":"S","condition":"MAJ+CHIFFRES+ESPACE"},"BK":{"nom":"Numéro de l'Attestation de versement de la CVE","taille_min":0,"taille_max":30,"type":"Alphanumérique","description":"Cette donnée est encodée en utilisant uniquement des lettres majuscules non accentuées [A-Z], des chiffres [0-9] et des tirets [-].","condition_type":"S","condition":"MAJ+CHIFFRES+TIRET"},"C0":{"nom":"Genre du vendeur","taille_min":1,"taille_max":1,"type":"Alphanumérique","description":"Genre masculin (M) ou féminin (F).","condition_type":"S","condition":"GENRE"},"C1":{"nom":"Nom patronymique du vendeur","taille_min":0,"taille_max":38,"type":"Alphanumérique","description":"Cette donnée est encodée en utilisant uniquement des lettres majuscules non accentuées [A-Z] et des espaces. Les noms composés sont séparés par un espace.","condition_type":"S","condition":"MAJ+ESPACE"},"C2":{"nom":"Prénom du vendeur","taille_min":0,"taille_max":20,"type":"Alphanumérique","description":"Cette donnée est encodée en utilisant uniquement des lettres majuscules non accentuées [A-Z] et des espaces. Les prénoms composés sont séparés par un espace.","condition_type":"S","condition":"MAJ+ESPACE"},"C3":{"nom":"Date et heure de la cession","taille_min":12,"taille_max":12,"type":"Numérique","description":"Cette date est composée uniquement de 12 chiffres au format JJMMAAAAHHmm où JJ représente le jour dans le mois, MM le mois, AAAA l’année, HH l’heure et mm les minutes. Le jour, le numéro du mois, l’heure et les minutes sont encodés sur 2 chiffres préfixés par 0 si nécessaire.","condition_type":"F","condition":"DATEHEURE"},"C4":{"nom":"Date de la signature du vendeur","taille_min":8,"taille_max":8,"type":"Numérique","description":"Cette date est composée uniquement de 8 chiffres au format JJMMAAAA où JJ représente le jour dans le mois, MM le mois et AAAA l’année. Le jour et le numéro du mois sont encodés sur 2 chiffres préfixés par 0 si nécessaire. Lorsque le jour ou le jour et le mois ne sont pas connus, leurs valeurs sont remplacées par 00.","condition_type":"F","condition":"DATE.INCCONUE"},"C5":{"nom":"Genre de l’acheteur","taille_min":1,"taille_max":1,"type":"Alphanumérique","description":"Genre masculin (M) ou féminin (F).","condition_type":"S","condition":"GENRE"},"C6":{"nom":"Nom patronymique de l’acheteur","taille_min":0,"taille_max":38,"type":"Alphanumérique","description":"Cette donnée est encodée en utilisant uniquement des lettres majuscules non accentuées [A-Z] et des espaces. Les noms composés sont séparés par un espace.","condition_type":"S","condition":"MAJ+ESPACE"},"C7":{"nom":"Prénom de l’acheteur","taille_min":0,"taille_max":20,"type":"Alphanumérique","description":"Cette donnée est encodée en utilisant uniquement des lettres majuscules non accentuées [A-Z] et des espaces. Les prénoms composés sont séparés par un espace.","condition_type":"S","condition":"MAJ+ESPACE"},"C8":{"nom":"Ligne 4 de la norme adresse postale du domicile de l’acheteur","taille_min":0,"taille_max":38,"type":"Alphanumérique","description":"Numéro dans la voie + type et nom de la voie. Cette donnée est encodée en utilisant uniquement des lettres majuscules non accentuées [A-Z], des chiffres [0-9] et des espaces. Il faut utiliser les méthodes de compression définies en section 10.9 du document en cas de dépassement de la donnée.","condition_type":"S","condition":"MAJ+CHIFFRES+ESPACE"},"C9":{"nom":"Code postal ou code cedex du domicile de l’acheteur","taille_min":5,"taille_max":5,"type":"Numérique","description":"Compris dans la ligne 6 de la norme adresse postale. Cette donnée est encodée en utilisant uniquement des chiffres ou des espaces si la donnée n’est pas renseignée (par exemple, dans le cas d’un pays ne disposant pas de code postal).","condition_type":"S","condition":"CHIFFRES+ESPACE"},"CA":{"nom":"Commune du domicile de l’acheteur","taille_min":0,"taille_max":45,"type":"Alphanumérique","description":"Cette donnée est encodée en utilisant uniquement des lettres majuscules non accentuées [A-Z] et des espaces. Les noms composés sont séparés par un espace.","condition_type":"S","condition":"MAJ+ESPACE"},"CB":{"nom":"N° d’enregistrement","taille_min":10,"taille_max":10,"type":"Numérique","description":"Cette donnée est encodée en utilisant uniquement des chiffres [0-9]. La valeur numérique est préfixée par des 0 si nécessaire.","condition_type":"S","condition":"CHIFFRES"},"CC":{"nom":"Date et heure d'enregistrement dans le SIV","taille_min":12,"taille_max":12,"type":"Numérique","description":"Cette date est composée uniquement de 12 chiffres au format JJMMAAAAHHmm où JJ représente le jour dans le mois, MM le mois, AAAA l’année, HH l’heure et mm les minutes. Le jour, le numéro du mois, l’heure et les minutes sont encodés sur 2 chiffres préfixés par 0 si nécessaire.","condition_type":"F","condition":"DATEHEURE"},"D0":{"nom":"Référence RTC","taille_min":17,"taille_max":17,"type":"Alphanumérique","description":"Référence unique du document RTC (Renseignement Tarifaire Contraignant)\r\nCette donnée est encodée en utilisant uniquement des lettres majuscules non accentuées [A-Z], des chiffres [0-9] et le caractère '-' pour séparer les sous-champs. Le format de ce champ est : XX-XXX-XXXX-XXXXX\r\nEx : FR-BTI-2020-XXXXX","condition_type":"S","condition":"MAJ+CHIFFRES+TIRET"},"D1":{"nom":"Nom du titulaire","taille_min":0,"taille_max":50,"type":"Alphanumérique","description":"Cette donnée est encodée en utilisant uniquement des lettres majuscules non accentuées [A-Z], des espaces (‘ ’), des tirets (' - '), des apostrophes (' ' ') et des points (‘.’).","condition_type":"S","condition":"MAJ+TIRET+POINT+ESPACE+APOSTROPHE"},"D2":{"nom":"EORI","taille_min":0,"taille_max":20,"type":"Alphanumérique","description":"L’EORI (Economic Operator Registration and Identification) est encodé en utilisant uniquement des lettres majuscules non accentuées [A-Z] et des chiffres [0-9].\nLe format exact est : Code Pays sur 2 car + n car numériques\nLe code pays respecte la norme ISO 3166-1 Alpha 2\nNB : un opérateur étranger pouvant déposer une demande de RTC en France, il incombe d'élargir la taille du EORI (fixé à 17 car en France)","condition_type":"S","condition":"MAJ+CHIFFRES"},"D3":{"nom":"Date de début de validité","taille_min":8,"taille_max":8,"type":"Numérique","description":"Date de début de validité du document.\r\nCette date est composée uniquement de 8 chiffres au format AAAAMMMJJ où AAAA représente l’année, MM le mois et JJ le jour. Le numéro de mois et le jour sont encodés sur 2 chiffres préfixés par 0 si nécessaire.","condition_type":"F","condition":"AAAAMMJJ"},"D4":{"nom":"Date de fin de validité","taille_min":8,"taille_max":8,"type":"Numérique","description":"Date de début de validité du document.\r\nCette date est composée uniquement de 8 chiffres au format AAAAMMMJJ où AAAA représente l’année, MM le mois et JJ le jour. Le numéro de mois et le jour sont encodés sur 2 chiffres préfixés par 0 si nécessaire.","condition_type":"F","condition":"AAAAMMJJ"},"D5":{"nom":"Code marchandise","taille_min":8,"taille_max":10,"type":"Alphanumérique","description":"Code de la marchandise importée.\r\nCette donnée est encodée en utilisant uniquement des lettres majuscules non accentuées [A-Z] et des chiffres [0-9]","condition_type":"S","condition":"MAJ+CHIFFRES"},"D6":{"nom":"Numéro de décision","taille_min":8,"taille_max":8,"type":"Numérique","description":"Numéro de décision attribuée par la DGDDI\r\nCette donnée de 8 caractères est encodée en utilisant uniquement des chiffres [0-9]","condition_type":"S","condition":"CHIFFRES"},"D7":{"nom":"Date de décision","taille_min":8,"taille_max":8,"type":"Numérique","description":"Date de décision de la DGDDI.\r\nCette date est composée uniquement de 8 chiffres au format JJMMAAAA où JJ représente le jour, MM le mois et AAAA représente l’année. Le numéro de jour et de mois sont encodés sur 2 chiffres préfixés par 0 si nécessaire.","condition_type":"F","condition":"JJMMAAAA"},"D8":{"nom":"Durée de validité","taille_min":2,"taille_max":2,"type":"Numérique","description":"Durée de validité du document. Cette durée est exprimée en nombre de mois.\r\nCette donnée de 2 caractères (préfixés par 0 si nécessaire) est encodée en utilisant uniquement des chiffres [0-9]","condition_type":"S","condition":"CHIFFRES"},"D9":{"nom":"Date de fin de validité de la licence","taille_min":8,"taille_max":8,"type":"Numérique","description":"Date de décision de la DGDDI.\r\nCette date est composée uniquement de 8 chiffres au format JJMMAAAA où JJ représente le jour, MM le mois et AAAA représente l’année. Le numéro de jour et de mois sont encodés sur 2 chiffres préfixés par 0 si nécessaire.","condition_type":"F","condition":"JJMMAAAA"},"DA":{"nom":"Numéro de licence","taille_min":8,"taille_max":8,"type":"Numérique","description":"Numéro de la licence émise par la DGDDI\r\nCette donnée de 8 caractères est encodée en utilisant uniquement des chiffres [0-9]","condition_type":"S","condition":"CHIFFRES"},"DB":{"nom":"Nom de l’expéditeur","taille_min":0,"taille_max":50,"type":"Alphanumérique","description":"Nom de l’expéditeur des armes/munitions\r\nCette donnée est encodée en utilisant uniquement des lettres majuscules non accentués [A-Z] et des espaces (‘ ‘)","condition_type":"S","condition":"MAJ+ESPACE"},"DC":{"nom":"Prénom de l’expéditeur","taille_min":0,"taille_max":50,"type":"Alphanumérique","description":"Prénom de l’expéditeur des armes/munitions\r\nCette donnée est encodée en utilisant uniquement des lettres majuscules non accentués [A-Z] et des espaces (‘ ‘)","condition_type":"S","condition":"MAJ+ESPACE"},"DD":{"nom":"Date de naissance de l’expéditeur","taille_min":8,"taille_max":8,"type":"Numérique","description":"Date de naissance de l’expéditeur.\r\nCette date est composée uniquement de 8 chiffres au format JJMMAAAA où JJ représente le jour, MM le mois et AAAA représente l’année. Le numéro de jour et de mois sont encodés sur 2 chiffres préfixés par 0 si nécessaire.","condition_type":"S","condition":"DATE"},"DE":{"nom":"Raison sociale de l’expéditeur","taille_min":0,"taille_max":50,"type":"Alphanumérique","description":"Raison sociale de la société expéditrice des armes/munitions\r\nCette donnée est encodée en utilisant des lettres majuscules non accentués [A-Z] et des chiffres [0-9] et des espaces (‘ ’)","condition_type":"S","condition":"MAJ+CHIFFRES+ESPACE"},"DF":{"nom":"SIREN de l’expéditeur","taille_min":9,"taille_max":9,"type":"Numérique","description":"SIREN de la société expéditrice des armes/munitions\r\nCette donnée de 9 caractères est encodée en utilisant uniquement des chiffres [0-9]","condition_type":"S","condition":"CHIFFRES"},"DG":{"nom":"SIRET de l’expéditeur","taille_min":14,"taille_max":14,"type":"Numérique","description":"SIRET de la société expéditrice des armes/munitions\r\nCette donnée de 14 caractères est encodée en utilisant uniquement des chiffres [0-9]","condition_type":"S","condition":"CHIFFRES"},"DH":{"nom":"EORI de l’expéditeur","taille_min":0,"taille_max":20,"type":"Alphanumérique","description":"L’EORI (Economic Operator Registration and Identification) de la société expéditrice est encodé en utilisant uniquement des lettres majuscules non accentuées [A-Z] et des chiffres [0-9]\r\nLe format exact est : Code Pays sur 2 car + Identifiant unique de la société expéditrice dans ce pays (chaîne de caractères de longueur variable suivant le pays)\r\nLe code pays respecte la norme ISO 3166-1 Alpha 2","condition_type":"S","condition":"MAJ+CHIFFRES"},"DI":{"nom":"TIN de l’expéditeur","taille_min":4,"taille_max":30,"type":"Alphanumérique","description":"Le TIN (Tax Identification Number ou numéro d’identification fiscale européen) de la société expéditrice est encodé en utilisant uniquement des lettres majuscules non accentuées [A-Z] et des chiffres [0-9].","condition_type":"S","condition":"MAJ+CHIIFFRES"},"DJ":{"nom":"Nom de l’exportateur","taille_min":0,"taille_max":50,"type":"Alphanumérique","description":"Nom de l’exportateur des armes\r\nCette donnée est encodée en utilisant uniquement des lettres majuscules non accentués [A-Z] et des espaces (‘ ’)","condition_type":"S","condition":"MAJ+ESPACE"},"DK ":{"nom":"Prénom de l’exportateur","taille_min":0,"taille_max":50,"type":"Alphanumérique","description":"Prénom de l’exportateur des armes\r\nCette donnée est encodée en utilisant uniquement des lettres majuscules non accentués [A-Z] et des espaces (‘ ’)","condition_type":"S","condition":"MAJ+ESPACE"},"DL":{"nom":"Date de naissance de l’exportateur","taille_min":8,"taille_max":8,"type":"Numérique","description":"Date de naissance de l’expéditeur.\r\nCette date est composée uniquement de 8 chiffres au format JJMMAAAA où JJ représente le jour, MM le mois et AAAA représente l’année. Le numéro de jour et de mois sont encodés sur 2 chiffres préfixés par 0 si nécessaire.","condition_type":"S","condition":"DATE"},"DM":{"nom":"Raison sociale de l’exportateur","taille_min":0,"taille_max":50,"type":"Alphanumérique","description":"Raison sociale de la société exportatrice des armes\r\nCette donnée est encodée en utilisant des lettres majuscules non accentués [A-Z] et des chiffres [0-9] et des espaces (‘ ’)","condition_type":"S","condition":"MAJ+CHIFFRES+ESPACE"},"DN":{"nom":"SIREN de l’exportateur","taille_min":9,"taille_max":9,"type":"Numérique","description":"SIREN de la société exportatrice des armes\r\nCette donnée de 9 caractères est encodée en utilisant uniquement des chiffres [0-9]","condition_type":"S","condition":"CHIFFRES"},"DO":{"nom":"SIRET de l’exportateur","taille_min":14,"taille_max":14,"type":"Numérique","description":"SIRET de la société exportatrice des armes/munitions\r\nCette donnée de 14 caractères est encodée en utilisant uniquement des chiffres [0-9]","condition_type":"S","condition":"CHIFFRES"},"DP":{"nom":"EORI de l’exportateur","taille_min":0,"taille_max":20,"type":"Alphanumérique","description":"L’EORI (Economic Operator Registration and Identification) de la société exportatrice est encodé en utilisant uniquement des lettres majuscules non accentuées [A-Z] etdes chiffres [0-9] .\r\nLe format exact est : Code Pays sur 2 car + Identifiant unique de la société exportatrice dans ce pays (chaîne de caractères de longueur variable suivant le pays).\r\nLe code pays respecte la norme ISO 3166-1 Alpha 2","condition_type":"S","condition":"MAJ+CHIFFRES"},"DQ":{"nom":"Nom du destinataire","taille_min":0,"taille_max":50,"type":"Alphanumérique","description":"Nom du destinataire des armes\r\nCette donnée est encodée en utilisant uniquement des lettres majuscules non accentués [A-Z] et des espaces (‘ ’)","condition_type":"S","condition":"MAJ+ESPACE"},"DR":{"nom":"Prénom du destinataire","taille_min":0,"taille_max":50,"type":"Alphanumérique","description":"Prénom du destinataire des armes\r\nCette donnée est encodée en utilisant uniquement des lettres majuscules non accentués [A-Z] et des espaces (‘ ’)","condition_type":"S","condition":"MAJ+ESPACE"},"DS":{"nom":"Date de naissance du destinataire","taille_min":8,"taille_max":8,"type":"Numérique","description":"Date de naissance du destinataire\r\nCette date est composée uniquement de 8 chiffres au format JJMMAAAA où JJ représente le jour, MM le mois et AAAA représente l’année. Le numéro de jour et de mois sont encodés sur 2 chiffres préfixés par 0 si nécessaire.","condition_type":"S","condition":"DATE"},"DT":{"nom":"Raison sociale du destinataire","taille_min":0,"taille_max":50,"type":"Alphanumérique","description":"Raison sociale de la société destinatrice des armes\r\nCette donnée est encodée en utilisant des lettres majuscules non accentués [A-Z] et des chiffres [0-9] et des espaces (‘ ‘)","condition_type":"S","condition":"MAJ+CHIFFRES+ESPACE"},"DU":{"nom":"SIREN du destinataire","taille_min":9,"taille_max":9,"type":"Numérique","description":"SIREN de la société destinatrice des armes\r\nCette donnée de 9 caractères est encodée en utilisant uniquement des chiffres [0-9]","condition_type":"S","condition":"CHIFFRES"},"DV":{"nom":"SIRET du destinataire","taille_min":14,"taille_max":14,"type":"Numérique","description":"SIRET de la société destinatrice des armes/munitions\r\nCette donnée de 14 caractères est encodée en utilisant uniquement des chiffres [0-9]","condition_type":"S","condition":"CHIFFRES"},"DW":{"nom":"EORI du destinataire","taille_min":0,"taille_max":20,"type":"Alphanumérique","description":"L’EORI (Economic Operator Registration and Identification) de la société destinatrice est encodé en utilisant uniquement des lettres majuscules non accentuées [A-Z] et des chiffres [0-9] .\nLe format exact est : Code Pays sur 2 car + Identifiant unique de la société destinatrice dans ce pays (chaîne de caractères de longueur variable suivant le pays).\nLe code pays respecte la norme ISO 3166-1 Alpha 2","condition_type":"S","condition":"MAJ+CHIFFRES"},"DX":{"nom":"TIN du destinataire","taille_min":4,"taille_max":30,"type":"Alphanumérique","description":"Le TIN (Tax Identification Number ou numéro d’identification fiscale européen) de la société destinatrice est encodé en utilisant uniquement des lettres majuscules non accentuées [A-Z] et des chiffres [0-9].","condition_type":"S","condition":"MAJ+CHIIFFRES"},"DY":{"nom":"Nombre de lignes articles","taille_min":3,"taille_max":3,"type":"Numérique","description":"Nombre de lignes d’articles concernés par le transfert/importation/exportation\r\nCette donnée de 3 caractères (préfixés par 0 si nécessaire) est encodée en utilisant uniquement des chiffres [0-9]","condition_type":"S","condition":"CHIFFRES"},"F0":{"nom":"Liste des prénoms","taille_min":0,"taille_max":60,"type":"Alphanumérique","description":"Les prénoms composés sont séparés par un espace. Les différents prénoms sont séparés par ‘/’. Cette donnée est encodée en utilisant uniquement des lettres majuscules non accentuées [A-Z], des espaces et des ‘/’ s’il y a plusieurs prénoms (au maximum 6).","condition_type":"S","condition":"MAJ+ESPACE+SLASH"},"F1":{"nom":"Nom patronymique","taille_min":0,"taille_max":38,"type":"Alphanumérique","description":"Cette donnée est encodée en utilisant uniquement des lettres majuscules non accentuées [A-Z] et des espaces. Les noms composés sont séparés par un espace.","condition_type":"S","condition":"MAJ+ESPACE"},"F2":{"nom":"Date de naissance","taille_min":8,"taille_max":8,"type":"Numérique","description":"Cette date est composée uniquement de 8 chiffres au format\r\nJJMMAAAA où JJ représente le jour dans le mois, MM le mois et\r\nAAAA l’année. Le jour et le numéro du mois sont encodés sur 2 chiffres préfixés par 0 si nécessaire. Lorsque le jour ou le jour et le mois ne sont pas connus, leurs valeurs sont remplacées par 00.","condition_type":"F","condition":"DATE"},"F3":{"nom":"Genre","taille_min":1,"taille_max":1,"type":"Alphanumérique","description":"M (genre masculin), F (féminin), U (unknown)","condition_type":"S","condition":"GENRE+GENRE_UNKNOWN"},"F4":{"nom":"Code analyse","taille_min":3,"taille_max":7,"type":"Alphanumérique","description":"Code analyse défini par LOINC (https://loinc.org/)","condition_type":"F","condition":"LOINC"},"F5":{"nom":"Résultat de l’analyse","taille_min":1,"taille_max":1,"type":"Alphanumérique","description":"P (résultat positif), N (négatif), I (indéterminé), X (prélèvement non conforme)","condition_type":"S","condition":"PRELEVEMENT"},"F6":{"nom":"Date et heure du prélèvement","taille_min":12,"taille_max":12,"type":"Numérique","description":"Cette date est composée uniquement de 12 chiffres au format JJMMAAAAHHmm où JJ représente le jour dans le mois, MM le mois, AAAA l’année, HH l’heure et mm les minutes. Le jour, le numéro du mois, l’heure et les minutes sont encodés sur 2 chiffres préfixés par 0 si nécessaire.","condition_type":"F","condition":"DATEHEURE"},"L0":{"nom":"Nom Patronymique du patient","taille_min":0,"taille_max":80,"type":"Alphanumérique","description":"Cette donnée est encodée en utilisant uniquement des lettres majuscules non accentuées [A-Z] et des espaces. Les noms composés sont séparés par un espace.\nLes caractères spéciaux « - » (ascii 45), « . » (ascii 46), « / » (ascii 47) et ESPACE (ascii 32) sont autorisés.","condition_type":"S","condition":"MAJ+CHIFFRES+TIRET+POINT+SLASH+ESPACE"},"L1":{"nom":"Liste des prénoms du patient","taille_min":0,"taille_max":80,"type":"Alphanumérique","description":"Les prénoms composés sont séparés par un espace. Les différents prénoms sont séparés par ‘/’. Cette donnée est encodée en utilisant uniquement des lettres majuscules non accentuées [A-Z], des espaces et des ‘/’ s’il y a plusieurs prénoms (au maximum 6).\r\nLes caractères spéciaux « - » (ascii 45), « . » (ascii 46), « / » (ascii 47) et ESPACE (ascii 32) sont autorisés.\r\nRemarque : seulement 1 prénom sur la première version.","condition_type":"S","condition":"MAJ+ESPACE+SLASH+TIRET+POINT"},"L2":{"nom":"Date de naissance du patient","taille_min":8,"taille_max":8,"type":"Alphanumérique","description":"Cette date est composée uniquement de 8 chiffres au format JJMMAAAA où JJ représente le jour dans le mois, MM le mois et AAAA l’année.\r\nCertaines valeurs peuvent être des dates lunaires :\r\n1 – 30 pour les jours\r\n1 – 50 pour les mois","condition_type":"F","condition":"DATE.LUNAIRE"},"L3":{"nom":"Nom de la maladie couverte","taille_min":0,"taille_max":30,"type":"Alphanumérique","description":"Cette donnée est encodée en utilisant uniquement des lettres majuscules non accentuées [A-Z] des chiffres [0-9] et les caractères spéciaux « - » (ascii 45), « . » (ascii 46), « / » (ascii 47) et ESPACE (ascii 32).\r\nTout autre caractère spécial à l’origine de la génération du 2D-Doc sera remplacé par un ESPACE.\r\nExemple pour la première version : COVID-19","condition_type":"S","condition":"MAJ+CHIFFRES+TIRET+POINT+SLASH+ESPACE"},"L4":{"nom":"Agent prophylactique","taille_min":5,"taille_max":15,"type":"Alphanumérique","description":"Cette donnée est encodée en utilisant uniquement des lettres majuscules non accentuées [A-Z] des chiffres [0-9] et les caractères spéciaux « - » (ascii 45), « . » (ascii 46), « / » (ascii 47) et ESPACE (ascii 32).\nTout autre caractère spécial à l’origine de la génération du 2D-Doc sera remplacé par un ESPACE.\nExemple : J07BX03","condition_type":"S","condition":"MAJ+CHIFFRES+TIRET+POINT+SLASH+ESPACE"},"L5":{"nom":"Nom du vaccin","taille_min":5,"taille_max":30,"type":"Alphanumérique","description":"Cette donnée est encodée en utilisant uniquement des lettres majuscules non accentuées [A-Z] des chiffres [0-9] et les caractères spéciaux « - » (ascii 45), « . » (ascii 46), « / » (ascii 47) et ESPACE (ascii 32).\r\nTout autre caractère spécial à l’origine de la génération du 2D-Doc sera remplacé par un ESPACE.\r\nExemple : COMIRNATY PFIZER/BIONTECH","condition_type":"S","condition":"MAJ+CHIFFRES+TIRET+POINT+SLASH+ESPACE"},"L6":{"nom":"Fabricant du vaccin","taille_min":5,"taille_max":30,"type":"Alphanumérique","description":"Cette donnée est encodée en utilisant uniquement des lettres majuscules non accentuées [A-Z] des chiffres [0-9] et les caractères spéciaux « - » (ascii 45), « . » (ascii 46), « / » (ascii 47) et ESPACE (ascii 32).\r\nTout autre caractère spécial à l’origine de la génération du 2D-Doc sera remplacé par un ESPACE.\r\nExemple : COMIRNATY PFIZER/BIONTECH","condition_type":"S","condition":"MAJ+CHIFFRES+TIRET+POINT+SLASH+ESPACE"},"L7":{"nom":"Rang du dernier état de vaccination effectué","taille_min":1,"taille_max":1,"type":"Numérique","description":"Cette donnée de 1 caractère est encodée en utilisant uniquement des chiffres [0-9]","condition_type":"S","condition":"CHIFFRES"},"L8":{"nom":"Nombre de doses attendues pour un cycle complet","taille_min":1,"taille_max":1,"type":"Numérique","description":"Cette donnée de 1 caractère est encodée en utilisant uniquement des chiffres [0-9]","condition_type":"S","condition":"CHIFFRES"},"L9":{"nom":"Date du dernier état du cycle de vaccination","taille_min":8,"taille_max":8,"type":"Numérique","description":"Cette date est composée uniquement de 8 chiffres au format JJMMAAAA où JJ représente le jour dans le mois, MM le mois et AAAA l’année.\r\nExemple : 31052021","condition_type":"F","condition":"DATE"},"LA":{"nom":"Etat du cycle de vaccination","taille_min":2,"taille_max":2,"type":"Alphanumérique","description":"Cette donnée de 2 caractères est encodée en utilisant uniquement des lettres majuscules non accentués [A-Z]\r\nExemple : CO / TE","condition_type":"S","condition":"MAJ"},"G0":{"nom":"Type de procédure","taille_min":2,"taille_max":2,"type":"Alphabétique","description":"Cette donnée peut uniquement contenir les éléments suivants : Encodage Valeur PN Procédure Normale PA Procédure Accélérée PD Procédure Dublin","condition_type":"S","condition":"PROCEDURE"},"G1":{"nom":"Orientation régionale","taille_min":2,"taille_max":2,"type":"Alphabétique","description":"Encodage Valeur KO Non (ou aucune orientation régionale) AR Auvergne-Rhône-Alpes BF Bourgogne-Franche-Comté BR Bretagne CV Centre-Val de Loire GE Grand Est HF Hauts-de-France IF Île-de-France NO Normandie NA Nouvelle-Aquitaine OC Occitanie PL Pays de la Loire PA Provence-Alpes-Côte d’Azur","condition_type":"S","condition":"REGIONS"},"G2":{"nom":"Numéro d’usager","taille_min":0,"taille_max":20,"type":"Alphanumérique","description":"Cette donnée est encodée en utilisant uniquement des lettres majuscules non accentuées [A-Z] et des chiffres [0-9].","condition_type":"S","condition":"MAJ+CHIFFRES"}}</text:p>
          </table:table-cell>
          <table:table-cell table:number-columns-repeated="1021"/>
        </table:table-row>
        <table:table-row table:style-name="ro2">
          <table:table-cell table:style-name="ce5"/>
          <table:table-cell table:style-name="ce3" office:value-type="string" calcext:value-type="string">
            <text:p>JSON: </text:p>
          </table:table-cell>
          <table:table-cell table:style-name="ce3" office:value-type="string" calcext:value-type="string">
            <text:p>{"10":{"nom":"Ligne 1 de la norme adresse postale du bénéficiaire de la prestation","taille_min":0,"taille_max":38,"type":"Alphanumérique","description":"Qualité – Nom – Prénom – éventuellement titre ou profession du bénéficiaire de la prestation. Les items Qualité, Nom et Prénom doivent être indiqués dans cet ordre et peuvent être séparés par le caractère ‘/’ pour faciliter leur lecture. Cette donnée est encodée en utilisant uniquement des lettres majuscules non accentuées [A-Z], des chiffres [0-9], des espaces et éventuellement des ‘/’ pour séparer les zones Qualité, Nom et Prénom. Dans le cas, d’un nom de société, il n’est pas nécessaire d’utiliser des séparateurs.","condition_type":"S","condition":"MAJ+CHIFFRES+ESPACE+SLASH"},"11":{"nom":"Qualité et/ou titre de la personne bénéficiaire de la prestation","taille_min":0,"taille_max":38,"type":"Alphanumérique","description":"Cette donnée est encodée en utilisant uniquement des lettres majuscules non accentuées [A-Z] et des espaces.","condition_type":"S","condition":"MAJ+ESPACE"},"12":{"nom":"Prénom de la personne bénéficiaire de la prestation","taille_min":0,"taille_max":38,"type":"Alphanumérique","description":"Cette donnée est encodée en utilisant uniquement des lettres majuscules non accentuées [A-Z] et des espaces.","condition_type":"S","condition":"MAJ+ESPACE"},"13":{"nom":"Nom de la personne bénéficiaire de la prestation","taille_min":0,"taille_max":38,"type":"Alphanumérique","description":"Cette donnée est encodée en utilisant uniquement des lettres majuscules non accentuées [A-Z] et des espaces.","condition_type":"S","condition":"MAJ+ESPACE"},"14":{"nom":"Ligne 1 de la norme adresse postale du destinataire de la facture","taille_min":0,"taille_max":38,"type":"Alphanumérique","description":"Qualité – Nom – Prénom – éventuellement titre ou profession du destinataire de la facture. Les items Qualité, Nom et Prénom doivent être indiqués dans cet ordre et peuvent être séparés par le caractère ‘/’ pour faciliter leur lecture. Cette donnée est encodée en utilisant uniquement des lettres majuscules non accentuées [A-Z], des chiffres [0-9], des espaces et éventuellement des ‘/’ pour séparer les zones Qualité, Nom et Prénom. Dans le cas, d’un nom de société, il n’est pas nécessaire d’utiliser des séparateurs.","condition_type":"S","condition":"MAJ+CHIFFRES+ESPACE+SLASH"},"15":{"nom":"Qualité et/ou titre de la personne destinataire de la facture","taille_min":0,"taille_max":38,"type":"Alphanumérique","description":"Cette donnée est encodée en utilisant uniquement des lettres majuscules non accentuées [A-Z] et des espaces.","condition_type":"S","condition":"MAJ+ESPACE"},"16":{"nom":"Prénom de la personne destinataire de la facture","taille_min":0,"taille_max":38,"type":"Alphanumérique","description":"Cette donnée est encodée en utilisant uniquement des lettres majuscules non accentuées [A-Z] et des espaces.","condition_type":"S","condition":"MAJ+ESPACE"},"17":{"nom":"Nom de la personne destinataire de la facture","taille_min":0,"taille_max":38,"type":"Alphanumérique","description":"Cette donnée est encodée en utilisant uniquement des lettres majuscules non accentuées [A-Z] et des espaces.","condition_type":"S","condition":"MAJ+ESPACE"},"18":{"nom":"Numéro de la facture","taille_min":0,"taille_max":-1,"type":"Alphanumérique","description":"Cette donnée est encodée en utilisant uniquement des lettres majuscules non accentuées [A-Z] et des chiffres [0-9].","condition_type":"S","condition":"MAJ+CHIFFRES"},"19":{"nom":"Numéro de client","taille_min":0,"taille_max":-1,"type":"Alphanumérique","description":"Cette donnée est encodée en utilisant uniquement des lettres majuscules non accentuées [A-Z] et des chiffres [0-9].","condition_type":"S","condition":"MAJ+CHIFFRES"},"20":{"nom":"Ligne 2 de la norme adresse postale du point de service des prestations","taille_min":0,"taille_max":38,"type":"Alphanumérique","description":"Cette donnée est encodée en utilisant uniquement des lettres majuscules non accentuées [A-Z], des chiffres [0-9] et des espaces. Il faut utiliser les méthodes de compression définies en section 10.9 du document en cas de dépassement de la donnée.","condition_type":"S","condition":"MAJ+CHIFFRES+ESPACE"},"21":{"nom":"Ligne 3 de la norme adresse postale du point de service des prestations","taille_min":0,"taille_max":38,"type":"Alphanumérique","description":"Cette donnée est encodée en utilisant uniquement des lettres majuscules non accentuées [A-Z], des chiffres [0-9] et des espaces. Il faut utiliser les méthodes de compression définies en section 10.9 du document en cas de dépassement de la donnée.","condition_type":"S","condition":"MAJ+CHIFFRES+ESPACE"},"22":{"nom":"Ligne 4 de la norme adresse postale du point de service des prestations","taille_min":0,"taille_max":38,"type":"Alphanumérique","description":"Numéro dans la voie + type et nom de la voie. Cette donnée est encodée en utilisant uniquement des lettres majuscules non accentuées [A-Z], des chiffres [0-9] et des espaces. Il faut utiliser les méthodes de compression définies en section 10.9 du document en cas de dépassement de la donnée.","condition_type":"S","condition":"MAJ+CHIFFRES+ESPACE"},"23":{"nom":"Ligne 5 de la norme adresse postale du point de service des prestations","taille_min":0,"taille_max":38,"type":"Alphanumérique","description":"Mention de distribution (BP) suivie du libellé de la localité de destination dans le cas où celle-ci serait différente du libellé cedex lieu-dit ou hameau. Cette donnée est encodée en utilisant uniquement des lettres majuscules non accentuées [A-Z], des chiffres [0-9] et des espaces. Il faut utiliser les méthodes de compression définies en section 10.9 du document en cas de dépassement de la donnée.","condition_type":"S","condition":"MAJ+CHIFFRES"},"24":{"nom":"Code postal ou code cedex du point de service des prestations","taille_min":5,"taille_max":5,"type":"Numérique","description":"Compris dans la ligne 6 de la norme adresse postale. Cette donnée est encodée en utilisant uniquement des chiffres ou des espaces si la donnée n’est pas renseignée (par exemple, dans le cas d’un pays ne disposant pas de code postal).","condition_type":"S","condition":"CHIFFRES+ESPACE"},"25":{"nom":"Localité de destination ou libellé cedex du point de service des prestations","taille_min":0,"taille_max":32,"type":"Numérique","description":"Compris dans la ligne 6 de la norme adresse postale. Cette donnée est encodée en utilisant uniquement des lettres majuscules non accentuées [A-Z] et des espaces.","condition_type":"S","condition":"MAJ"},"26":{"nom":"Pays de service des prestations","taille_min":2,"taille_max":2,"type":"Alphanumérique","description":"Le pays est encodé en utilisant son code pays au format ISO3166-1 Alpha 2","condition_type":"S","condition":"MAJ"},"27":{"nom":"Ligne 2 de la norme adresse postale du destinataire de la facture","taille_min":0,"taille_max":38,"type":"Alphanumérique","description":"Cette donnée est encodée en utilisant uniquement des lettres majuscules non accentuées [A-Z], des chiffres [0-9] et des espaces. Il faut utiliser les méthodes de compression définies en partie 2 de la norme.","condition_type":"S","condition":"MAJ+CHIFFRES+ESPACE"},"28":{"nom":"Ligne 3 de la norme adresse postale du destinataire de la facture","taille_min":0,"taille_max":38,"type":"Alphanumérique","description":"Cette donnée est encodée en utilisant uniquement des lettres majuscules non accentuées [A-Z], des chiffres [0-9] et des espaces. Il faut utiliser les méthodes de compression définies en section 10.9 du document en cas de dépassement de la donnée.","condition_type":"S","condition":"MAJ+CHIFFRES+ESPACE"},"29":{"nom":"Ligne 4 de la norme adresse postale du destinataire de la facture","taille_min":0,"taille_max":38,"type":"Alphanumérique","description":"Numéro dans la voie + type et nom de la voie. Cette donnée est encodée en utilisant uniquement des lettres majuscules non accentuées [A-Z], des chiffres [0-9] et des espaces. Il faut utiliser les méthodes de compression définies en section 10.9 du document en cas de dépassement de la donnée.","condition_type":"S","condition":"MAJ+CHIFFRES+ESPACE"},"30":{"nom":"Qualité Nom et Prénom.","taille_min":0,"taille_max":140,"type":"Alphanumérique","description":"Les items Qualité, Nom et Prénom sont indiqués sans ordre prédéfini.\n L’utilisation du séparateur ‘/’ est possible ; dans ce cas, l’ordre est obligatoirement Qualité/Nom/Prénom. Cette donnée est encodée en utilisant uniquement des lettres majuscules non accentuées [A-Z], des chiffres [0-9] des espaces et éventuellement des ‘/’ pour séparer les zones Qualité, Nom et Prénom. Dans le cas, d’un nom de société, il n’est pas nécessaire d’utiliser des séparateurs.","condition_type":"S","condition":"MAJ+CHIFFRES+ESPACE+SLASH"},"31":{"nom":"Code IBAN","taille_min":14,"taille_max":38,"type":"Alphanumérique","description":"Cette donnée est encodée en utilisant uniquement des lettres majuscules non accentuées [A-Z] et des chiffres [0-9] (cf. norme ISO 13616). S’il y a des espaces, ils sont retirés.","condition_type":"S","condition":"MAJ+CHIFFRES"},"32":{"nom":"Code BIC/SWIFT","taille_min":8,"taille_max":11,"type":"Alphanumérique","description":"Cette donnée est encodée en utilisant uniquement des lettres majuscules non accentuées [A-Z] et des chiffres (cf. norme ISO 9362). Ce code peut faire 8 ou 11 caractères. Il n’est jamais complété par des caractères.","condition_type":"S","condition":"MAJ+CHIFFRES"},"33":{"nom":"Code BBAN","taille_min":0,"taille_max":30,"type":"Alphanumérique","description":"Cette donnée est encodée en utilisant uniquement des lettres majuscules non accentuées [A-Z] et des chiffres [0-9]. S’il y a des espaces, ils sont retirés.","condition_type":"S","condition":"MAJ+CHIFFRES"},"34":{"nom":"Pays de localisation du compte","taille_min":2,"taille_max":2,"type":"Alphanumérique","description":"Le pays est encodé en utilisant son code pays au format ISO3166-1 Alpha 2","condition_type":"S","condition":"MAJ"},"35":{"nom":"Identifiant SEPAmail (QXBAN)","taille_min":14,"taille_max":34,"type":"Alphanumérique","description":"Cette donnée est encodée en utilisant uniquement des lettres majuscules non accentuées [A-Z] et des chiffres [0-9] (cf. norme ISO 13616). S’il y a des espaces, ils sont retirés.","condition_type":"S","condition":"MAJ+CHIFFRES"},"36":{"nom":"Date de début de période","taille_min":4,"taille_max":4,"type":"Alphanumérique","description":"Cette donnée correspond au nombre de jours écoulés depuis le 1er janvier 2000. Elle est encodée en hexadécimal en utilisant uniquement des lettres majuscules non accentuées [A-F] et des chiffres [0-9].","condition_type":"S","condition":"HEXA"},"37":{"nom":"Date de fin de période","taille_min":4,"taille_max":4,"type":"Alphanumérique","description":"Cette donnée correspond au nombre de jours écoulés depuis le 1er janvier 2000. Elle est encodée en hexadécimal en utilisant uniquement des lettres majuscules non accentuées [A-F] et des chiffres [0-9].","condition_type":"S","condition":"HEXA"},"38":{"nom":"Solde compte début de période","taille_min":0,"taille_max":11,"type":"Numérique","description":"Cette donnée correspond à un solde positif ou négatif. Elle est encodée en utilisant uniquement des chiffres [0-9], des virgules et des tirets [,-].","condition_type":"S","condition":"CHIFFRES+VIRGULE+TIRET"},"39":{"nom":"Solde compte fin de période","taille_min":0,"taille_max":11,"type":"Numérique","description":"Cette donnée correspond à un solde positif ou négatif. Elle est encodée en utilisant uniquement des chiffres [0-9], des virgules et des tirets [,-].","condition_type":"S","condition":"CHIFFRES+VIRGULE+TIRET"},"40":{"nom":"Numéro fiscal","taille_min":13,"taille_max":13,"type":"Numérique","description":"Cette donnée est encodée en utilisant uniquement des chiffres [0-9]. S’il y a des espaces, ils sont retirés.","condition_type":"S","condition":"CHIFFRES"},"41":{"nom":"Revenu fiscal de référence","taille_min":0,"taille_max":-1,"type":"Numérique","description":"Cette donnée est un nombre entier et est encodée en utilisant uniquement des chiffres [0-9].","condition_type":"S","condition":"CHIFFRES"},"42":{"nom":"Situation du foyer","taille_min":0,"taille_max":-1,"type":"Alphanumérique","description":"Cette donnée est encodée en utilisant uniquement des lettres majuscules non accentuées [A-Z] et des espaces.","condition_type":"S","condition":"MAJ+ESPACE"},"43":{"nom":"Nombre de parts","taille_min":0,"taille_max":-1,"type":"Numérique","description":"Le nombre de parts n’étant pas nécessairement un nombre entier, il est encodé en utilisant uniquement des chiffres [0-9] et le caractère « virgule » avec au plus deux décimales.","condition_type":"S","condition":"CHIFFRES+VIRGULE"},"44":{"nom":"Référence d’avis d’impôt","taille_min":13,"taille_max":13,"type":"Alphanumérique","description":"Cette donnée est encodée en utilisant uniquement des lettres majuscules non accentuées [A-Z] et des chiffres [0-9]. S’il y a des espaces, ils sont retirés.","condition_type":"S","condition":"MAJ+CHIFFRES"},"50":{"nom":"SIRET de l’employeur","taille_min":14,"taille_max":14,"type":"Numérique","description":"Cette donnée est encodée en utilisant uniquement des chiffres [0-9].","condition_type":"S","condition":"CHIFFRES"},"51":{"nom":"Nombre d’heures travaillées","taille_min":6,"taille_max":6,"type":"Numérique","description":"Cette donnée est encodée en utilisant uniquement des chiffres et une virgule [0-9,].","condition_type":"S","condition":"CHIFFRES+VIRGULE"},"52":{"nom":"Cumul du nombre d’heures travaillées","taille_min":7,"taille_max":7,"type":"Numérique","description":"Cette donnée est encodée en utilisant uniquement des chiffres et une virgule [0-9,].","condition_type":"S","condition":"CHIFFRES+VIRGULE"},"53":{"nom":"Début de période","taille_min":4,"taille_max":4,"type":"Alphanumérique","description":"Cette donnée correspond au nombre de jours écoulés depuis le 1er janvier 2000. Ell est encodée en hexadécimal en utilisant uniquement des lettres majuscules non accentuées [A-F] et des chiffres [0-9].","condition_type":"S","condition":"HEXA"},"54":{"nom":"Fin de période","taille_min":4,"taille_max":4,"type":"Alphanumérique","description":"Cette donnée correspond au nombre de jours écoulés depuis le 1er janvier 2000. Elle est encodée en hexadécimal en utilisant uniquement des lettres majuscules non accentuées [A-F] et des chiffres [0-9].","condition_type":"S","condition":"HEXA"},"55":{"nom":"Date de début de contrat","taille_min":8,"taille_max":8,"type":"Numérique","description":"Cette date est composée uniquement de 8 chiffres au format JJMMAAAA où JJ représente le jour dans le mois, MM le mois et AAAA l’année. Le jour et le numéro du mois sont encodés sur 2 chiffres préfixés par 0 si nécessaire.","condition_type":"F","condition":"DATE"},"56":{"nom":"Date de fin de contrat","taille_min":4,"taille_max":4,"type":"Alphanumérique","description":"Cette donnée correspond au nombre de jours écoulés depuis le 1er janvier 2000. Elle est encodée en hexadécimal en utilisant uniquement des lettres majuscules non accentuées [A-F] et des chiffres [0-9].","condition_type":"S","condition":"HEXA"},"57":{"nom":"Date de signature du contrat","taille_min":8,"taille_max":8,"type":"Numérique","description":"Cette date est composée uniquement de 8 chiffres au format JJMMAAAA où JJ représente le jour dans le mois, MM le mois et AAAA l’année. Le jour et le numéro du mois sont encodés sur 2 chiffres préfixés par 0 si nécessaire.","condition_type":"F","condition":"DATE"},"58":{"nom":"Salaire net imposable","taille_min":0,"taille_max":11,"type":"Numérique","description":"Cette donnée est un nombre positif ou négatif. Elle est encodée en utilisant uniquement des chiffres [0-9], au plus une virgule et au plus un tiret [,-].","condition_type":"S","condition":"CHIFFRES+VIRGULE+TIRET"},"59":{"nom":"Cumul du salaire net imposable","taille_min":0,"taille_max":12,"type":"Numérique","description":"Cette donnée est un nombre positif ou négatif. Elle est encodée en utilisant uniquement des chiffres [0-9], au plus une virgule et au plus un tiret [,-].","condition_type":"S","condition":"CHIFFRES+VIRGULE+TIRET"},"60":{"nom":"Liste des prénoms","taille_min":0,"taille_max":60,"type":"Alphanumérique","description":"Les prénoms composés sont séparés par un espace. Les différents prénoms sont séparés par ‘/’. Cette donnée est encodée en utilisant uniquement des lettres majuscules non accentuées [A-Z], des espaces et des ‘/’ s’il y a plusieurs prénoms (au maximum 6).","condition_type":"S","condition":"MAJ+ESPACE+SLASH"},"61":{"nom":"Prénom","taille_min":0,"taille_max":20,"type":"Alphanumérique","description":"Ce champ correspond au premier prénom de l’état civil ou au prénom d’usage. Les prénoms composés sont séparés par un espace. Cette donnée est encodée en utilisant uniquement des lettres majuscules non accentuées [A-Z] et des espaces.","condition_type":"S","condition":"MAJ+ESPACE"},"62":{"nom":"Nom patronymique","taille_min":0,"taille_max":38,"type":"Alphanumérique","description":"Cette donnée est encodée en utilisant uniquement des lettres majuscules non accentuées [A-Z] et des espaces. Les noms composés sont séparés par un espace.","condition_type":"S","condition":"MAJ+ESPACE"},"63":{"nom":"Nom d’usage","taille_min":0,"taille_max":38,"type":"Alphanumérique","description":"Cette donnée est encodée en utilisant uniquement des lettres majuscules non accentuées [A-Z] et des espaces. Les noms composés sont séparés par un espace.","condition_type":"S","condition":"MAJ+ESPACE"},"64":{"nom":"Nom d’épouse/époux","taille_min":0,"taille_max":38,"type":"Alphanumérique","description":"Cette donnée est encodée en utilisant uniquement des lettres majuscules non accentuées [A-Z] et des espaces. Les noms composés sont séparés par un espace.","condition_type":"S","condition":"MAJ+ESPACE"},"65":{"nom":"Type de pièce d’identité","taille_min":2,"taille_max":2,"type":"Alphanumérique","description":"Carte d’identité (ID), titre de séjour (IR), visa (V), permis de conduire (D), passeport (P). Une lettre supplémentaire peut être ajoutée à la discrétion de l’Etat pour les passeports (selon leur type) et pour les visas","condition_type":"F","condition":"PIECE_IDENTITE_TYPE"},"66":{"nom":"Numéro de la pièce d’identité","taille_min":0,"taille_max":20,"type":"Alphanumérique","description":"Cette donnée est encodée en utilisant uniquement des lettres majuscules non accentuées [A-Z] et des chiffres [0-9].","condition_type":"S","condition":"MAJ+CHIFFRES"},"67":{"nom":"Nationalité","taille_min":2,"taille_max":2,"type":"Alphanumérique","description":"Le pays est encodé en utilisant son code pays au format ISO3166-1 Alpha 2","condition_type":"S","condition":"MAJ"},"68":{"nom":"Genre","taille_min":1,"taille_max":1,"type":"Alphanumérique","description":"Genre masculin (M) ou féminin (F).","condition_type":"S","condition":"GENRE"},"69":{"nom":"Date de naissance","taille_min":8,"taille_max":8,"type":"Numérique","description":"Cette date est composée uniquement de 8 chiffres au format JJMMAAAA où JJ représente le jour dans le mois, MM le mois et AAAA l’année. Le jour et le numéro du mois sont encodés sur 2 chiffres préfixés par 0 si nécessaire. Lorsque le jour ou le jour et le mois ne sont pas connus, leurs valeurs sont remplacées par 00.","condition_type":"F","condition":"DATE.INCCONUE"},"70":{"nom":"Date et heure du décès","taille_min":12,"taille_max":12,"type":"Numérique","description":"Cette date est composée uniquement de 12 chiffres au format JJMMAAAAHHmm où JJ représente le jour dans le mois, MM le mois, AAAA l’année, HH l’heure et mm les minutes. Le jour, le numéro du mois, l’heure et les minutes sont encodés sur 2 chiffres préfixés par 0 si nécessaire.","condition_type":"F","condition":"DATEHEURE"},"71":{"nom":"Date et heure du constat de décès","taille_min":12,"taille_max":12,"type":"Numérique","description":"Cette date est composée uniquement de 12 chiffres au format JJMMAAAAHHmm où JJ représente le jour dans le mois, MM le mois, AAAA l’année, HH l’heure et mm les minutes. Le jour, le numéro du mois, l’heure et les minutes sont encodés sur 2 chiffres préfixés par 0 si nécessaire.","condition_type":"F","condition":"DATEHEURE"},"72":{"nom":"Nom du défunt","taille_min":0,"taille_max":38,"type":"Alphanumérique","description":"Cette donnée est encodée en utilisant uniquement des lettres majuscules non accentuées [A-Z] et des espaces. Les noms composés sont séparés par un espace.","condition_type":"S","condition":"MAJ+ESPACE"},"73":{"nom":"Prénoms du défunt","taille_min":0,"taille_max":60,"type":"Alphanumérique","description":"Les prénoms composés sont séparés par un espace. Les différents prénoms sont séparés par ‘/’. Cette donnée est encodée en utilisant uniquement des lettres majuscules non accentuées [A-Z], des espaces et des ‘/’ s’il y a plusieurs prénoms (au maximum 6).","condition_type":"S","condition":"MAJ+ESPACE+SLASH"},"74":{"nom":"Nom de jeune fille du défunt","taille_min":0,"taille_max":38,"type":"Alphanumérique","description":"Cette donnée est encodée en utilisant uniquement des lettres majuscules non accentuées [A-Z] et des espaces. Les noms composés sont séparés par un espace.","condition_type":"S","condition":"MAJ+ESPACE"},"75":{"nom":"Date de naissance du défunt","taille_min":8,"taille_max":8,"type":"Numérique","description":"Cette date est composée uniquement de 8 chiffres au format JJMMAAAA où JJ représente le jour dans le mois, MM le mois et AAAA l’année. Le jour et le numéro du mois sont encodés sur 2 chiffres préfixés par 0 si nécessaire. Lorsque le jour ou le jour et le mois ne sont pas connus, leurs valeurs sont remplacées par 00.","condition_type":"F","condition":"DATE.INCCONUE"},"76":{"nom":"Genre du défunt","taille_min":1,"taille_max":1,"type":"Alphanumérique","description":"Genre masculin (M) ou féminin (F)","condition_type":"S","condition":"GENRE"},"77":{"nom":"Commune de décès","taille_min":0,"taille_max":45,"type":"Alphanumérique","description":"Cette donnée est encodée en utilisant uniquement des lettres majuscules non accentuées [A-Z] et des espaces. Les noms composés sont séparés par un espace.","condition_type":"S","condition":"MAJ+ESPACE"},"78":{"nom":"Code postal de la commune de décès","taille_min":5,"taille_max":5,"type":"Numérique","description":"Cette donnée est encodée en utilisant uniquement des chiffres ou des espaces si la donnée n’est pas renseignée (par exemple, dans le cas d’un pays ne disposant pas de code postal).","condition_type":"S","condition":"CHIFFRES+ESPACE"},"79":{"nom":"Adresse du domicile du défunt","taille_min":0,"taille_max":114,"type":"Alphanumérique","description":"Ce champ peut contenir plusieurs lignes d’adresse. Cette donnée est encodée en utilisant uniquement des lettres majuscules non accentuées [A-Z], des chiffres [0-9] et des espaces.","condition_type":"S","condition":"MAJ+CHIFFRES+ESPACE"},"80":{"nom":"Nom","taille_min":0,"taille_max":38,"type":"Alphanumérique","description":"Cette donnée est encodée en utilisant uniquement des lettres majuscules non accentuées [A-Z] et des espaces. Les noms composés sont séparés par un espace.","condition_type":"S","condition":"MAJ+ESPACE"},"81":{"nom":"Prénoms","taille_min":0,"taille_max":60,"type":"Alphanumérique","description":"Les prénoms composés sont séparés par un espace. Les différents prénoms sont séparés par ‘/’. Cette donnée est encodée en utilisant uniquement des lettres majuscules non accentuées [A-Z], des espaces et des ‘/’ s’il y a plusieurs prénoms (au maximum 6).","condition_type":"S","condition":"MAJ+ESPACE+SLASH"},"82":{"nom":"Numéro de carte","taille_min":0,"taille_max":20,"type":"Alphanumérique","description":"Cette donnée est encodée en utilisant uniquement des lettres majuscules non accentuées [A-Z], des chiffres [0-9] et des espaces.","condition_type":"S","condition":"MAJ+CHIFFRES+ESPACE"},"83":{"nom":"Organisme de tutelle","taille_min":0,"taille_max":40,"type":"Alphanumérique","description":"Cette donnée est encodée en utilisant uniquement des lettres majuscules non accentuées [A-Z], des chiffres [0-9] et des espaces.","condition_type":"S","condition":"MAJ+CHIFFRES+ESPACE"},"84":{"nom":"Profession","taille_min":0,"taille_max":40,"type":"Alphanumérique","description":"Cette donnée est encodée en utilisant uniquement des lettres majuscules non accentuées [A-Z], des chiffres [0-9] et des espaces.","condition_type":"S","condition":"MAJ+CHIFFRES+ESPACE"},"85":{"nom":"Numéro de permis de chasser","taille_min":17,"taille_max":17,"type":"Alphanumérique","description":"Cette donnée est encodée en utilisant uniquement des lettres majuscules non accentuées [A-Z], des chiffres [0-9] et des caractères ‘-‘. Le numéro du permis est de la forme XXXXXXXXXXXX-XX-X.","condition_type":"S","condition":"MAJ+CHIFFRES+TIRET"},"86":{"nom":"Numéro de licence","taille_min":12,"taille_max":12,"type":"Alphanumérique","description":"Cette donnée est encodée en utilisant uniquement des lettres majuscules non accentuées [A-Z] et des chiffres [0-9].","condition_type":"S","condition":"MAJ+CHIFFRES"},"90":{"nom":"Identité de l'huissier de justice","taille_min":0,"taille_max":38,"type":"Alphanumérique","description":"L’Identité est séparée en Civilité (ou Titre), le Nom et le Prénom. Les éléments Civilité, Nom et Prénom doivent être indiqués dans cet ordre et peuvent être séparés par le caractère ‘/’ pour faciliter leur lecture. Cette donnée est encodée en utilisant uniquement des lettres majuscules non accentuées [A-Z], des espaces et éventuellement des ‘/’ pour séparer les zones Civilité, Nom et Prénom.","condition_type":"S","condition":"MAJ+ESPACE+SLASH"},"91":{"nom":"Identité ou raison sociale du demandeur","taille_min":0,"taille_max":38,"type":"Alphanumérique","description":"L’Identité est séparée en Civilité, le Nom et le Prénom. Les éléments Civilité, Nom et Prénom doivent être indiqués dans cet ordre et peuvent être séparés par le caractère ‘/’ pour faciliter leur lecture. Cette donnée est encodée en utilisant uniquement des lettres majuscules non accentuées [A-Z], des espaces et éventuellement des ‘/’ pour séparer les zones Civilité, Nom et Prénom. Dans le cas d’un nom de société, il n’est pas nécessaire d’utiliser des séparateurs.","condition_type":"S","condition":"MAJ+ESPACE+SLASH"},"92":{"nom":"Identité ou raison sociale du destinataire","taille_min":0,"taille_max":38,"type":"Alphanumérique","description":"L’Identité est séparée en Civilité, le Nom et le Prénom. Les éléments Civilité, Nom et Prénom doivent être indiqués dans cet ordre et peuvent être séparés par le caractère ‘/’ pour faciliter leur lecture. Cette donnée est encodée en utilisant uniquement des lettres majuscules non accentuées [A-Z], des espaces et éventuellement des ‘/’ pour séparer les zones Civilité, Nom et Prénom. Dans le cas d’un nom de société, il n’est pas nécessaire d’utiliser des séparateurs.","condition_type":"S","condition":"MAJ+ESPACE+SLASH"},"93":{"nom":"Identité ou raison sociale de tiers concerné","taille_min":0,"taille_max":38,"type":"Alphanumérique","description":"L’Identité est séparée en Civilité, le Nom et le Prénom. Les éléments Civilité, Nom et Prénom doivent être indiqués dans cet ordre et peuvent être séparés par le caractère ‘/’ pour faciliter leur lecture. Cette donnée est encodée en utilisant uniquement des lettres majuscules non accentuées [A-Z], des espaces et éventuellement des ‘/’ pour séparer les zones Civilité, Nom et Prénom. Dans le cas d’un nom de société, il n’est pas nécessaire d’utiliser des séparateurs.","condition_type":"S","condition":"MAJ+ESPACE+SLASH"},"94":{"nom":"Intitulé de l'acte","taille_min":0,"taille_max":38,"type":"Alphanumérique","description":"Cette donnée est encodée en utilisant uniquement des lettres majuscules non accentuées [A-Z], des chiffres [0-9], des espaces.","condition_type":"S","condition":"MAJ+CHIFFRES+ESPACE"},"95":{"nom":"Numéro de l'acte","taille_min":0,"taille_max":18,"type":"Alphanumérique","description":"Cette donnée est encodée en utilisant uniquement des lettres majuscules non accentuées [A-Z] et des chiffres [0-9].","condition_type":"S","condition":"MAJ+CHIFFRES"},"96":{"nom":"Date de signature de l'acte","taille_min":8,"taille_max":8,"type":"Numérique","description":"Cette date est composée uniquement de 8 chiffres au format JJMMAAAA où JJ représente le jour dans le mois, MM le mois et AAAA l’année.","condition_type":"F","condition":"DATE"},"01":{"nom":"Identifiant unique du document.","taille_min":0,"taille_max":-1,"type":"Alphanumérique","description":"Cet identifiant permet en fonction de l’émetteur (si celui-ci fournit le service) de récupérer le document correspondant. Cette donnée est encodée en utilisant uniquement des lettres majuscules non accentuées [A-Z] et des chiffres [0-9].","condition_type":"S","condition":"MAJ+CHIFFRES"},"02":{"nom":"Catégorie de document","taille_min":0,"taille_max":-1,"type":"Alphanumérique","description":"Cette donnée est encodée en utilisant uniquement des lettres majuscules non accentuées [A-Z], des chiffres [0-9] et des espaces.","condition_type":"S","condition":"MAJ+CHIFFRES+ESPACE"},"03":{"nom":"Sous-catégorie de document","taille_min":0,"taille_max":-1,"type":"Alphanumérique","description":"Cette donnée est encodée en utilisant uniquement des lettres majuscules non accentuées [A-Z], des chiffres [0-9] et des espaces.","condition_type":"S","condition":"MAJ+CHIFFRES+ESPACE"},"04":{"nom":"Application de composition","taille_min":0,"taille_max":-1,"type":"Alphanumérique","description":"Cette donnée est encodée en utilisant uniquement des lettres majuscules non accentuées [A-Z], des chiffres [0-9] et des espaces.","condition_type":"S","condition":"MAJ+CHIFFRES+ESPACE"},"05":{"nom":"Version de l’application de composition","taille_min":0,"taille_max":-1,"type":"Alphanumérique","description":"Cette donnée est encodée en utilisant uniquement des lettres majuscules non accentuées [A-Z], des chiffres [0-9] et des espaces.","condition_type":"S","condition":"MAJ+CHIFFRES+ESPACE"},"06":{"nom":"Date de l’association entre le document et le code 2D-Doc.","taille_min":4,"taille_max":4,"type":"Alphanumérique","description":"Cette date est indiquée par le nombre de jours encodé en hexadécimal depuis le 1er janvier 2000 de la même manière que les dates fournies dans l’en-tête.","condition_type":"S","condition":"HEXA"},"07":{"nom":"Heure de l’association entre le document et le code 2D-Doc.","taille_min":6,"taille_max":6,"type":"Numérique","description":"Cette donnée est composée uniquement de 6 chiffres au format HHMMSS où HH représente l’heure, MM les minutes et SS les secondes. Les heures, les minutes et les secondes sont encodées sur 2 chiffres préfixés par 0 si nécessaire.","condition_type":"F","condition":"HHMMSS"},"08":{"nom":"Date d’expiration du document","taille_min":4,"taille_max":4,"type":"Alphanumérique","description":"Cette date est indiquée par le nombre de jours encodé en hexadécimal depuis le 1er janvier 2000 de la même manière que les dates fournies dans l’en-tête.","condition_type":"S","condition":"HEXA"},"09":{"nom":"Nombre de pages du document","taille_min":4,"taille_max":4,"type":"Numérique","description":"Cette donnée est encodée en utilisant uniquement des chiffres [0-9]. Le nombre devra être préfixé par des 0 si nécessaire.","condition_type":"S","condition":"CHIFFRES"},"0A":{"nom":"Editeur du 2D-Doc","taille_min":9,"taille_max":9,"type":"Numérique","description":"Correspond au numéro de SIREN de l’éditeur, sur 9 caractères numériques.","condition_type":"S","condition":"CHIFFRES"},"0B":{"nom":"Intégrateur du 2D-Doc","taille_min":9,"taille_max":9,"type":"Numérique","description":"Correspond au numéro de SIREN de l’intégrateur, sur 9 caractères numériques.","condition_type":"S","condition":"CHIFFRES"},"0C":{"nom":"URL du document","taille_min":0,"taille_max":-1,"type":"Alphanumérique/symboles","description":"L’URL étant sensible à la casse, il n’est pas possible de réduire cela à l’ensemble des caractères majuscules. Pour permettre le stockage de cette donnée au format C40, l’URL ne subit aucune modification et son encodage UTF-8 est encodé en Base32. Cependant, une URL tronquée n’ayant pas de sens, ce champ ne devra pas être tronqué.","condition_type":"F","condition":"URL"},"1A":{"nom":"Numéro du contrat","taille_min":0,"taille_max":-1,"type":"Alphanumérique","description":"Cette donnée est encodée en utilisant uniquement des lettres majuscules non accentuées [A-Z] et des chiffres [0-9].","condition_type":"S","condition":"MAJ+CHIFFRES"},"1B":{"nom":"Identifiant du souscripteur du contrat","taille_min":0,"taille_max":-1,"type":"Alphanumérique","description":"Cette donnée est encodée en utilisant uniquement des lettres majuscules non accentuées [A-Z] et des chiffres [0-9].","condition_type":"S","condition":"MAJ+CHIFFRES"},"1C":{"nom":"Date d’effet du contrat","taille_min":8,"taille_max":8,"type":"Numérique","description":"Cette date est composée uniquement de 8 chiffres au format JJMMAAAA où JJ représente le jour dans le mois, MM le mois et AAAA l’année. Le jour et le numéro du mois sont encodés sur 2 chiffres préfixés par 0 si nécessaire.","condition_type":"F","condition":"DATE"},"1D":{"nom":"Montant TTC de la facture","taille_min":0,"taille_max":16,"type":"Numérique","description":"Le montant est un nombre avec au plus deux décimales et peut être positif ou négatif. Il est encodé en utilisant uniquement des chiffres [0-9], au plus une virgule et au plus un tiret [,-].","condition_type":"S","condition":"CHIFFRES+VIRGULE+TIRET"},"1E":{"nom":"Numéro de téléphone du bénéficiaire de la prestation","taille_min":0,"taille_max":30,"type":"Numérique","description":"Il est encodé en utilisant uniquement des chiffres [0-9]. Il commence par le code international, par exemple 33177935210 pour encoder le numéro français 01.77.93.52.10.","condition_type":"S","condition":"CHIFFRES"},"1F":{"nom":"Numéro de téléphone du destinataire de la facture","taille_min":0,"taille_max":30,"type":"Numérique","description":"Il est encodé en utilisant uniquement des chiffres [0-9]. Il commence par le code international, par exemple 33177935210 pour encoder le numéro français 01.77.93.52.10.","condition_type":"S","condition":"CHIFFRES"},"1G":{"nom":"Présence d’un co-bénéficiaire de la prestation non mentionné dans le code","taille_min":1,"taille_max":1,"type":"Numérique","description":"Permet d’indiquer la présence d’un ou plusieurs co-bénéficiaires de la prestation non mentionnés dans le code.\n Cette donnée est représentée par un numérique : 0 = faux et 1 = vrai.","condition_type":"S","condition":"BINAIRE"},"1H":{"nom":"Présence d’un co-destinataire de la facture non mentionné dans le code","taille_min":1,"taille_max":1,"type":"Numérique","description":"Permet d’indiquer la présence d’un ou plusieurs co-destinataires de la facture non mentionnés dans le code.\n Cette donnée est représentée par un numérique : 0 = faux et 1 = vrai.","condition_type":"S","condition":"BINAIRE"},"1I":{"nom":"Ligne 1 de la norme adresse postale du co-bénéficiaire de la prestation.","taille_min":0,"taille_max":38,"type":"Alphanumérique","description":"Qualité – Nom – Prénom – éventuellement titre ou profession du co-bénéficiaire de la prestation. Les items Qualité, Nom et Prénom doivent être indiqués dans cet ordre et peuvent être séparés par le caractère ‘/’ pour faciliter leur lecture. Cette donnée est encodée en utilisant uniquement des lettres majuscules non accentuées [A-Z], des chiffres [0-9], des espaces et éventuellement des ‘/’ pour séparer les zones Qualité, Nom et Prénom. Dans le cas, d’un nom de société, il n’est pas nécessaire d’utiliser des séparateurs.","condition_type":"S","condition":"MAJ+CHIFFRES+ESPACE+SLASH"},"1J":{"nom":"Qualité et/ou titre du co-bénéficiaire de la prestation.","taille_min":0,"taille_max":38,"type":"Alphanumérique","description":"Cette donnée est encodée en utilisant uniquement des lettres majuscules non accentuées [A-Z] et des espaces.","condition_type":"S","condition":"MAJ+ESPACE"},"1K":{"nom":"Prénom du co-bénéficiaire de la prestation.","taille_min":0,"taille_max":38,"type":"Alphanumérique","description":"Cette donnée est encodée en utilisant uniquement des lettres majuscules non accentuées [A-Z] et des espaces.","condition_type":"S","condition":"MAJ+ESPACE"},"1L":{"nom":"Nom du co-bénéficiaire de la prestation.","taille_min":0,"taille_max":38,"type":"Alphanumérique","description":"Cette donnée est encodée en utilisant uniquement des lettres majuscules non accentuées [A-Z] et des espaces.","condition_type":"S","condition":"MAJ+ESPACE"},"1M":{"nom":"Ligne 1 de la norme adresse postale du co-destinataire de la facture.","taille_min":0,"taille_max":38,"type":"Alphanumérique","description":"Qualité – Nom – Prénom – éventuellement titre ou profession du co-destinataire de la facture. Les items Qualité, Nom et Prénom doivent être indiqués dans cet ordre et peuvent être séparés par le caractère ‘/’ pour faciliter leur lecture. Cette donnée est encodée en utilisant uniquement des lettres majuscules non accentuées [A-Z], des chiffres [0-9], des espaces et éventuellement des ‘/’ pour séparer les zones Qualité, Nom et Prénom. Dans le cas, d’un nom de société, il n’est pas nécessaire d’utiliser des séparateurs.","condition_type":"S","condition":"MAJ+CHIFFRES+ESPACE+SLASH"},"1N":{"nom":"Qualité et/ou titre du co-destinataire de la facture.","taille_min":0,"taille_max":38,"type":"Alphanumérique","description":"Cette donnée est encodée en utilisant uniquement des lettres majuscules non accentuées [A-Z] et des espaces.","condition_type":"S","condition":"MAJ+ESPACE"},"1O":{"nom":"Prénom du co-destinataire de la facture.","taille_min":0,"taille_max":38,"type":"Alphanumérique","description":"Cette donnée est encodée en utilisant uniquement des lettres majuscules non accentuées [A-Z] et des espaces.","condition_type":"S","condition":"MAJ+ESPACE"},"1P":{"nom":"Nom du co-destinataire de la facture.","taille_min":0,"taille_max":38,"type":"Alphanumérique","description":"Cette donnée est encodée en utilisant uniquement des lettres majuscules non accentuées [A-Z] et des espaces.","condition_type":"S","condition":"MAJ+ESPACE"},"2A":{"nom":"Ligne 5 de la norme adresse postale du destinataire de la facture","taille_min":0,"taille_max":38,"type":"Alphanumérique","description":"Mention de distribution (BP) suivie du libellé de la localité de destination dans le cas où celle-ci serait différente du libellé cedex lieu-dit ou hameau. Cette donnée est encodée en utilisant uniquement des lettres majuscules non accentuées [A-Z], des chiffres [0-9] et des espaces. Il faut utiliser les méthodes de compression définies en section 10.9 du document en cas de dépassement de la donnée.","condition_type":"S","condition":"MAJ+CHIFFRES"},"2B":{"nom":"Code postal ou code cedex du destinataire de la facture","taille_min":5,"taille_max":5,"type":"Numérique","description":"Compris dans la ligne 6 de la norme adresse postale. Cette donnée est encodée en utilisant uniquement des chiffres ou des espaces si la donnée n’est pas renseignée (par exemple, dans le cas d’un pays ne disposant pas de code postal).","condition_type":"S","condition":"CHIFFRES+ESPACE"},"2C":{"nom":"Localité de destination ou libellé cedex du destinataire de la facture","taille_min":0,"taille_max":32,"type":"Numérique","description":"Compris dans la ligne 6 de la norme adresse postale. Cette donnée est encodée en utilisant uniquement des lettres majuscules non accentuées [A-Z] et des espaces.","condition_type":"S","condition":"MAJ"},"2D":{"nom":"Pays du destinataire de la facture","taille_min":2,"taille_max":2,"type":"Alphanumérique","description":"Le pays est encodé en utilisant son code pays au format ISO3166-1 Alpha 2","condition_type":"S","condition":"MAJ"},"5A":{"nom":"Salaire brut du mois","taille_min":0,"taille_max":11,"type":"Numérique","description":"Cette donnée est encodée en utilisant uniquement des chiffres et une virgule [0-9,].","condition_type":"S","condition":"CHIFFRES+VIRGULE"},"5B":{"nom":"Cumul du salaire brut","taille_min":0,"taille_max":12,"type":"Numérique","description":"Cette donnée est encodée en utilisant uniquement des chiffres et une virgule [0-9,].","condition_type":"S","condition":"CHIFFRES+VIRGULE"},"5C":{"nom":"Salaire net","taille_min":0,"taille_max":11,"type":"Numérique","description":"Cette donnée est un nombre positif ou négatif. Elle est encodée en utilisant uniquement des chiffres [0-9], au plus une virgule et au plus un tiret [,-].","condition_type":"S","condition":"CHIFFRES+VIRGULE+TIRET"},"5D":{"nom":"Ligne 2 de la norme adresse postale de l’employeur","taille_min":0,"taille_max":38,"type":"Alphanumérique","description":"Cette donnée est encodée en utilisant uniquement des lettres majuscules non accentuées [A-Z], des chiffres [0-9] et des espaces. Il faut utiliser les méthodes de compression définies en section 10.9 du document en cas de dépassement de la donnée.","condition_type":"S","condition":"MAJ+CHIFFRES+ESPACE"},"5E":{"nom":"Ligne 3 de la norme adresse postale de l’employeur","taille_min":0,"taille_max":38,"type":"Alphanumérique","description":"Cette donnée est encodée en utilisant uniquement des lettres majuscules non accentuées [A-Z], des chiffres [0-9] et des espaces. Il faut utiliser les méthodes de compression définies en section 10.9 du document en cas de dépassement de la donnée.","condition_type":"S","condition":"MAJ+CHIFFRES+ESPACE"},"5F":{"nom":"Ligne 4 de la norme adresse postale de l’employeur","taille_min":0,"taille_max":38,"type":"Alphanumérique","description":"Numéro dans la voie + type et nom de la voie. Cette donnée est encodée en utilisant uniquement des lettres majuscules non accentuées [A-Z], des chiffres [0-9] et des espaces. Il faut utiliser les méthodes de compression définies en section 10.9 du document en cas de dépassement de la donnée.","condition_type":"S","condition":"MAJ+CHIFFRES+ESPACE"},"5G":{"nom":"Ligne 5 de la norme adresse postale de l’employeur","taille_min":0,"taille_max":38,"type":"Alphanumérique","description":"Mention de distribution (BP) suivie du libellé de la localité de destination dans le cas où celle-ci serait différente du libellé cedex lieu-dit ou hameau. Cette donnée est encodée en utilisant uniquement des lettres majuscules non accentuées [A-Z], des chiffres [0-9] et des espaces. Il faut utiliser les méthodes de compression définies en section 10.9 du document en cas de dépassement de la donnée.","condition_type":"S","condition":"MAJ+CHIFFRES"},"5H":{"nom":"Code postal ou code cedex de l’employeur","taille_min":5,"taille_max":5,"type":"Numérique","description":"Cette donnée est encodée en utilisant uniquement des chiffres ou des espaces si la donnée n’est pas renseignée (par exemple, dans le cas d’un pays ne disposant pas de code postal).","condition_type":"S","condition":"CHIFFRES+ESPACE"},"5I":{"nom":"Localité de destination ou libellé cedex de l’employeur","taille_min":0,"taille_max":32,"type":"Alphanumérique","description":"Compris dans la ligne 6 de la norme adresse postale. Cette donnée est encodée en utilisant uniquement des lettres majuscules non accentuées [A-Z] et des espaces.","condition_type":"S","condition":"MAJ"},"5J":{"nom":"Pays de l’employeur","taille_min":2,"taille_max":2,"type":"Alphanumérique","description":"Le pays est encodé en utilisant son code pays au format ISO3166-1 Alpha 2","condition_type":"S","condition":"MAJ"},"5K":{"nom":"Identifiant Cotisant Prestations Sociales","taille_min":0,"taille_max":50,"type":"Alphanumérique","description":"Correspond en France au numéro URSSAF, au format de 18 chiffres.","condition_type":"S","condition":"MAJ+CHIFFRES"},"5L":{"nom":"Numéro de SIRET ou RNA","taille_min":9,"taille_max":14,"type":"Alphanumérique","description":"Cette donnée est encodée en utilisant des lettres majuscules non accentuées [A-Z] et des chiffres [0-9].","condition_type":"S","condition":"MAJ+CHIFFRES"},"5M":{"nom":"Dénomination sociale","taille_min":0,"taille_max":38,"type":"Alphanumérique","description":"Cette donnée est encodée en utilisant des lettres majuscules non accentuées [A-Z], des chiffres [0-9] et des espaces.","condition_type":"S","condition":"MAJ+CHIFFRES+ESPACE"},"5N":{"nom":"Numéro de dossier d'autorisation de travail","taille_min":21,"taille_max":21,"type":"Numérique","description":"Cette donnée est encodée en utilisant uniquement des chiffres [0-9].","condition_type":"S","condition":"CHIFFRES"},"5O":{"nom":"Nom de l'employeur","taille_min":0,"taille_max":38,"type":"Alphabétique","description":"Cette donnée est encodée en utilisant des lettres majuscules non accentuées [A-Z] et des espaces.","condition_type":"S","condition":"MAJ+ESPACE"},"5P":{"nom":"Prénom de l'employeur","taille_min":0,"taille_max":20,"type":"Alphabétique","description":"Cette donnée est encodée en utilisant des lettres majuscules non accentuées [A-Z] et des espaces.","condition_type":"S","condition":"MAJ+ESPACE"},"5Q":{"nom":"Nom du déclarant","taille_min":0,"taille_max":38,"type":"Alphabétique","description":"Cette donnée est encodée en utilisant des lettres majuscules non accentuées [A-Z] et des espaces.","condition_type":"S","condition":"MAJ+ESPACE"},"5R":{"nom":"Prénom du déclarant","taille_min":0,"taille_max":20,"type":"Alphabétique","description":"Cette donnée est encodée en utilisant des lettres majuscules non accentuées [A-Z] et des espaces.","condition_type":"S","condition":"MAJ+ESPACE"},"5S":{"nom":"Fonction du déclarant","taille_min":0,"taille_max":40,"type":"Alphabétique","description":"Cette donnée est encodée en utilisant des lettres majuscules non accentuées [A-Z] et des espaces.","condition_type":"S","condition":"MAJ+ESPACE"},"5T":{"nom":"Type de contrat de travail","taille_min":1,"taille_max":1,"type":"Numérique","description":"Le type est encodé de la manière suivante : Encodage Signification\n 0 CDD\n 1 CDI\n 2 CTT\n 3 CAP","condition_type":"S","condition":"CONTRAT"},"5U":{"nom":"Durée du contrat","taille_min":0,"taille_max":12,"type":"Alphanumérique","description":"Cette donnée est encodée en utilisant des lettres majuscules non accentuées [A-Z], des chiffres [0-9] et des espaces.","condition_type":"S","condition":"MAJ+CHIFFRES+ESPACE"},"6A":{"nom":"Lieu de naissance","taille_min":0,"taille_max":32,"type":"Alphanumérique","description":"Cette donnée est encodée en utilisant uniquement des lettres majuscules non accentuées [A-Z], des chiffres [0-9] et des espaces.","condition_type":"S","condition":"MAJ+CHIFFRES+ESPACE"},"6B":{"nom":"Département du bureau émetteur","taille_min":3,"taille_max":3,"type":"Alphanumérique","description":"Cette donnée est encodée en utilisant uniquement des lettres majuscules non accentuées [A-Z] et des chiffres [0-9]","condition_type":"S","condition":"MAJ+CHIFFRES"},"6C":{"nom":"Pays de naissance","taille_min":2,"taille_max":2,"type":"Alphanumérique","description":"Le pays est encodé en utilisant son code pays au format ISO3166-1 Alpha 2","condition_type":"S","condition":"MAJ"},"6D":{"nom":"Nom et prénom du père","taille_min":0,"taille_max":60,"type":"Alphanumérique","description":"Les items Nom et Prénom doivent être indiqués dans cet ordre et peuvent être séparés par le caractère ‘/’ pour faciliter leur lecture. Cette donnée est encodée en utilisant uniquement des lettres majuscules non accentuées [A-Z], des chiffres [0-9], des espaces et éventuellement des ‘/’ pour séparer les zones Nom et Prénom.","condition_type":"S","condition":"MAJ+CHIFFRES+ESPACE+SLASH"},"6E":{"nom":"Nom et prénom de la mère","taille_min":0,"taille_max":60,"type":"Alphanumérique","description":"Les items Nom et Prénom doivent être indiqués dans cet ordre et peuvent être séparés par le caractère ‘/’ pour faciliter leur lecture. Cette donnée est encodée en utilisant uniquement des lettres majuscules non accentuées [A-Z], des chiffres [0-9], des espaces et éventuellement des ‘/’ pour séparer les zones Nom et Prénom.","condition_type":"S","condition":"MAJ+CHIFFRES+ESPACE+SLASH"},"6F":{"nom":"Machine Readable Zone (Zone de Lecture Automatique, ZLA)","taille_min":0,"taille_max":90,"type":"Alphanumérique","description":"&lt; pour séparer les champs mais encodé en C40 comme un espace. Cette donnée est encodée en utilisant des majuscules non accentuées, des chiffres et des espaces [AZ0-9 ].","condition_type":"S","condition":"MAJ+CHIFFRES+ESPACE"},"6G":{"nom":"Nom","taille_min":1,"taille_max":38,"type":"Alphanumérique","description":"Cette donnée est encodée en utilisant uniquement des lettres majuscules non accentuées [A-Z] et des espaces.","condition_type":"S","condition":"MAJ+ESPACE"},"6H":{"nom":"Civilité","taille_min":1,"taille_max":10,"type":"Alphanumérique","description":"Cette donnée est encodée en utilisant uniquement des lettres majuscules non accentuées [A-Z] et des espaces.","condition_type":"S","condition":"MAJ+ESPACE"},"6I":{"nom":"Pays émetteur","taille_min":2,"taille_max":2,"type":"Alphanumérique","description":"Le pays est encodé en utilisant son code pays au format ISO3166-1 Alpha 2","condition_type":"S","condition":"MAJ"},"6J":{"nom":"Type de document étranger","taille_min":1,"taille_max":1,"type":"Numérique","description":"Trois choix sont possibles : Encodage Signification 1 Attestation de dépôt d'une demande de titre de séjour 2 Attestation de prolongation d'instruction d'une demande de titre de séjour 3 Attestation favorable de décision d'une demande de titre de séjour","condition_type":"S","condition":"SEJOUR"},"6K":{"nom":"Numéro de la demande de document étranger","taille_min":19,"taille_max":19,"type":"Numérique","description":"Cette donnée est encodée en utilisant uniquement des chiffres [0-9].","condition_type":"S","condition":"CHIFFRES"},"6L":{"nom":"Date de dépôt de la demande","taille_min":8,"taille_max":8,"type":"Alphanumérique","description":"Cette date est composée uniquement de 8 chiffres au format JJMMAAAA où JJ représente le jour dans le mois, MM le mois et AAAA l’année. Le jour et le numéro du mois sont encodés sur 2 chiffres préfixés par 0 si nécessaire.","condition_type":"F","condition":"DATE"},"6M":{"nom":"Catégorie du titre","taille_min":0,"taille_max":40,"type":"Alphabétique","description":"Cette donnée est encodée en utilisant uniquement des lettres majuscules non accentuées [A-Z] et des espaces.","condition_type":"S","condition":"MAJ+ESPACE"},"6N":{"nom":"Date de début de validité","taille_min":8,"taille_max":8,"type":"Numérique","description":"Cette date est composée uniquement de 8 chiffres au format JJMMAAAA où JJ représente le jour dans le mois, MM le mois et AAAA l’année. Le jour et le numéro du mois sont encodés sur 2 chiffres préfixés par 0 si nécessaire.","condition_type":"F","condition":"DATE"},"6O":{"nom":"Date de fin de validité","taille_min":8,"taille_max":8,"type":"Numérique","description":"Cette date est composée uniquement de 8 chiffres au format JJMMAAAA où JJ représente le jour dans le mois, MM le mois et AAAA l’année. Le jour et le numéro du mois sont encodés sur 2 chiffres préfixés par 0 si nécessaire.","condition_type":"F","condition":"DATE"},"6P":{"nom":"Autorisation","taille_min":0,"taille_max":40,"type":"Alphabétique","description":"Cette donnée est encodée en utilisant uniquement des lettres majuscules non accentuées [A-Z] et des espaces.","condition_type":"S","condition":"MAJ+ESPACE"},"6Q":{"nom":"Numéro d’étranger","taille_min":0,"taille_max":10,"type":"Alphanumérique","description":"Cette donnée est encodée en utilisant uniquement des lettres majuscules non accentuées [A-Z] et des chiffres [0-9].","condition_type":"S","condition":"MAJ+CHIFFRES"},"6R":{"nom":"Numéro de visa","taille_min":12,"taille_max":12,"type":"Alphanumérique","description":"Cette donnée est encodée en utilisant uniquement des lettres majuscules non accentuées [A-Z] et des chiffres [0-9].","condition_type":"S","condition":"MAJ+CHIFFRES"},"6S":{"nom":"Ligne 2 de l'adresse postale du domicile","taille_min":0,"taille_max":38,"type":"Alphanumérique","description":"Cette donnée est encodée en utilisant uniquement des lettres majuscules non accentuées [A-Z], des chiffres [0-9] et des espaces. Il faut utiliser les méthodes de compression définies en annexe 11 de la norme en cas de dépassement de la donnée","condition_type":"S","condition":"MAJ+CHIFFRES+ESPACE"},"6T":{"nom":"Ligne 3 de l'adresse postale du domicile","taille_min":0,"taille_max":38,"type":"Alphanumérique","description":"Cette donnée est encodée en utilisant uniquement des lettres majuscules non accentuées [A-Z], des chiffres [0-9] et des espaces. Il faut utiliser les méthodes de compression définies en annexe 11 de la norme en cas de dépassement de la donnée","condition_type":"S","condition":"MAJ+CHIFFRES+ESPACE"},"6U":{"nom":"Ligne 4 de l'adresse postale du domicile","taille_min":0,"taille_max":38,"type":"Alphanumérique","description":"Cette donnée est encodée en utilisant uniquement des lettres majuscules non accentuées [A-Z], des chiffres [0-9] et des espaces. Il faut utiliser les méthodes de compression définies en annexe 11 de la norme en cas de dépassement de la donnée","condition_type":"S","condition":"MAJ+CHIFFRES+ESPACE"},"6V":{"nom":"Ligne 5 de l'adresse postale du domicile","taille_min":0,"taille_max":38,"type":"Alphanumérique","description":"Cette donnée est encodée en utilisant uniquement des lettres majuscules non accentuées [A-Z], des chiffres [0-9] et des espaces. Il faut utiliser les méthodes de compression définies en annexe 11 de la norme en cas de dépassement de la donnée","condition_type":"S","condition":"MAJ+CHIFFRES+ESPACE"},"6W":{"nom":"Code postal ou code cedex de l'adresse postale du domicile","taille_min":5,"taille_max":5,"type":"Numérique","description":"Compris dans la ligne 6 de la norme adresse postale. Cette donnée est encodée en utilisant uniquement des chiffres ou des espaces si la donnée n’est pas renseignée (par exemple, dans le cas d’un pays ne disposant pas de code postal).","condition_type":"S","condition":"CHIFFRES+ESPACE"},"6X":{"nom":"Commune de l'adresse postale du domicile","taille_min":0,"taille_max":32,"type":"Alphabétique","description":"Compris dans la ligne 6 de la norme adresse postale. Cette donnée est encodée en utilisant uniquement des lettres majuscules non accentuées [A-Z] et des espaces.","condition_type":"S","condition":"MAJ+ESPACE"},"6Y":{"nom":"Code pays de l'adresse postale du domicile","taille_min":2,"taille_max":2,"type":"Alphabétique","description":"Le pays est encodé en utilisant son code pays au format ISO3166-1 Alpha 2","condition_type":"S","condition":"MAJ"},"6Z":{"nom":"Numéro d'étranger de l'autorisation de travail","taille_min":9,"taille_max":11,"type":"Alphanumérique","description":"Cette donnée est encodée en utilisant des lettres majuscules non accentuées [A-Z] et des chiffres [0-9].","condition_type":"S","condition":"MAJ+CHIFFRES"},"7A":{"nom":"Code postal du domicile du défunt","taille_min":5,"taille_max":5,"type":"Numérique","description":"Cette donnée est encodée en utilisant uniquement des chiffres ou des espaces si la donnée n’est pas renseignée (par exemple, dans le cas d’un pays ne disposant pas de code postal).","condition_type":"S","condition":"CHIFFRES+ESPACE"},"7B":{"nom":"Commune du domicile du défunt","taille_min":0,"taille_max":45,"type":"Alphanumérique","description":"Cette donnée est encodée en utilisant uniquement des lettres majuscules non accentuées [A-Z] et des espaces. Les noms composés sont séparés par un espace.","condition_type":"S","condition":"MAJ+ESPACE"},"7C":{"nom":"Obstacle médico-légal","taille_min":1,"taille_max":1,"type":"Numérique","description":"Cette donnée est représentée par un numérique : 0 = faux et 1 = vrai.","condition_type":"S","condition":"BINAIRE"},"7D":{"nom":"Mise en bière","taille_min":1,"taille_max":1,"type":"Alphanumérique","description":"Cette donnée est représentée par un caractère : O = Pas de mise en bière, S = Mise en bière dans un cercueil simple, H = Mise en bière dans un cercueil hermétique.","condition_type":"S","condition":"BIERE"},"7E":{"nom":"Obstacle aux soins de conservation","taille_min":1,"taille_max":1,"type":"Numérique","description":"Cette donnée est représentée par un numérique : 0 = faux et 1 = vrai","condition_type":"S","condition":"BINAIRE"},"7F":{"nom":"Obstacle aux dons du corps","taille_min":1,"taille_max":1,"type":"Numérique","description":"Cette donnée est représentée par un numérique : 0 = faux et 1 = vrai","condition_type":"S","condition":"BINAIRE"},"7G":{"nom":"Recherche de la cause du décès","taille_min":1,"taille_max":1,"type":"Numérique","description":"Cette donnée est représentée par un numérique : 0 = faux et 1 = vrai","condition_type":"S","condition":"BINAIRE"},"7H":{"nom":"Délai de transport du corps","taille_min":2,"taille_max":2,"type":"Alphanumérique","description":"L’entier correspondant à cette donnée est encodée en hexadécimal préfixé par des 0 si nécessaire. Cette donnée est encodée en utilisant [0-9A-F].","condition_type":"S","condition":"HEXA"},"7I":{"nom":"Prothèse avec pile","taille_min":1,"taille_max":1,"type":"Numérique","description":"Cette donnée est représentée par un numérique : 0 = faux et 1 = vrai","condition_type":"S","condition":"BINAIRE"},"7J":{"nom":"Retrait de la pile de prothèse","taille_min":1,"taille_max":1,"type":"Numérique","description":"Cette donnée est représentée par un numérique : 0 = faux et 1 = vrai","condition_type":"S","condition":"BINAIRE"},"7K":{"nom":"Code NNC","taille_min":13,"taille_max":13,"type":"Alphanumérique","description":"Cette donnée est encodée en utilisant uniquement des lettres majuscules non accentuées [A-Z] et des chiffres [0-9].","condition_type":"S","condition":"MAJ+CHIFFRES"},"7L":{"nom":"Code Finess de l'organisme agréé","taille_min":9,"taille_max":9,"type":"Alphanumérique","description":"Cette donnée est encodée en utilisant uniquement des lettres majuscules non accentuées [A-Z] et des chiffres [0-9].","condition_type":"S","condition":"MAJ+CHIFFRES"},"7M":{"nom":"Identification du médecin","taille_min":0,"taille_max":64,"type":"Alphanumérique","description":"Cette donnée contient soit un nom/prénom de médecin, soit un code d’identification du médecin. Cette donnée est encodée en utilisant uniquement des lettres majuscules non accentuées [A-Z], des chiffres [0-9] et des espaces.","condition_type":"S","condition":"MAJ+CHIFFRES+ESPACE"},"7N":{"nom":"Lieu de validation du certificat de décès","taille_min":0,"taille_max":128,"type":"Alphanumérique","description":"Cette donnée contient la localisation de la signature du certificat de décès dont le format est variable : par exemple une adresse complète, un nom de commune, un nom d’établissement, etc. Cette donnée est encodée en utilisant uniquement des lettres majuscules non accentuées [A-Z], des chiffres [0-9] et des espaces.","condition_type":"S","condition":"MAJ+CHIFFRES+ESPACE"},"7O":{"nom":"Certificat de décès supplémentaire","taille_min":1,"taille_max":1,"type":"Numérique","description":"Cette donnée indique si une copie du certificat de décès a été fournie. Cette donnée est représentée par un numérique : 0 = faux et 1 = vrai.","condition_type":"S","condition":"BINAIRE"},"A0":{"nom":"Pays ayant émis l’immatriculation du véhicule.","taille_min":2,"taille_max":2,"type":"Alphanumérique","description":"Le pays est encodé en utilisant son code pays au format ISO3166-1 Alpha 2","condition_type":"S","condition":"MAJ"},"A1":{"nom":"Immatriculation du véhicule","taille_min":0,"taille_max":17,"type":"Alphanumérique","description":"Cette donnée correspond au champ A du certificat d’immatriculation. Cette donnée est encodée en utilisant uniquement des lettres majuscules non accentuées [A-Z], des chiffres [0-9], des espaces ou des tirets ‘-‘.","condition_type":"S","condition":"MAJ+CHIFFRES+ESPACE+TIRET"},"A2":{"nom":"Marque du véhicule.","taille_min":0,"taille_max":17,"type":"Alphanumérique","description":"Cette donnée correspond au champ D.1 du certificat d’immatriculation. Cette donnée est encodée en utilisant uniquement des lettres majuscules non accentuées [A-Z], des chiffres [0-9] ou des espaces.","condition_type":"S","condition":"MAJ+CHIFFRES+ESPACE"},"A3":{"nom":"Nom commercial du véhicule.","taille_min":0,"taille_max":17,"type":"Alphanumérique","description":"Cette donnée correspond au champ D.1 du certificat d’immatriculation. Cette donnée est encodée en utilisant uniquement des lettres majuscules non accentuées [A-Z], des chiffres [0-9] ou des espaces.","condition_type":"S","condition":"MAJ+CHIFFRES+ESPACE"},"A4":{"nom":"Numéro de série du véhicule (VIN).","taille_min":17,"taille_max":17,"type":"Alphanumérique","description":"Cette donnée correspond au champ E du certificat d’immatriculation. Cette donnée est encodée en utilisant uniquement des lettres majuscules non accentuées [A-Z] et des chiffres [0-9]. Des espaces peuvent être utilisés pour suffixer les numéros de série ayant une taille inférieure à la taille du champ.","condition_type":"S","condition":"MAJ+CHIFFRES+ESPACE"},"A5":{"nom":"Catégorie du véhicule.","taille_min":3,"taille_max":3,"type":"Alphanumérique","description":"Cette donnée est extraite du champ J du certificat d’immatriculation. Cette donnée est encodée en utilisant uniquement des lettres majuscules non accentuées [A-Z], des chiffres [0-9] et des espaces.","condition_type":"S","condition":"MAJ+CHIFFRES+ESPACE"},"A6":{"nom":"Carburant.","taille_min":2,"taille_max":2,"type":"Alphanumérique","description":"Cette donnée est extraite du champ P.3 du certificat d’immatriculation. Cette donnée est encodée en utilisant uniquement des lettres majuscules non accentuées [A-Z] et des chiffres [0-9].","condition_type":"S","condition":"MAJ+CHIFFRES"},"A7":{"nom":"Taux d’émission de CO2 du véhicule (en g/km).","taille_min":3,"taille_max":3,"type":"Alphanumérique","description":"Cette donnée correspond au champ V.7 du certificat d’immatriculation. L’entier correspondant à cette donnée est encodée en hexadécimal préfixé par des 0 si nécessaire. Cette donnée est encodée en utilisant [0-9A-F].","condition_type":"S","condition":"HEXA"},"A8":{"nom":"Indication de la classe environnementale de réception CE.","taille_min":0,"taille_max":12,"type":"Alphanumérique","description":"Cette donnée est extraite du champ V.9 du certificat d’immatriculation. Cette donnée est encodée en utilisant uniquement des lettres majuscules non accentuées [A-Z], des chiffres [0-9], des espaces et des barres obliques ‘/’.","condition_type":"S","condition":"MAJ+CHIFFRES+ESPACE+SLASH"},"A9":{"nom":"Classe d’émission polluante.","taille_min":3,"taille_max":3,"type":"Alphanumérique","description":"Le champ classe d’émission polluante contient un agrégat de 3 valeurs chacune encodée sur un caractère alphanumérique majuscules sans accents dans l’ordre suivant : Le premier caractère indique la version de la spécification concernant la classe d’émission polluante. Actuellement, deux versions sont définies et autorisées : la version initiale à 0 et la version 1 (pouvant être utilisé dans le certificat de qualité de l’air v2). Le second caractère indique la classe du véhicule lui-même Le troisième caractère indique le motif de sur-classement du véhicule. Pour la version initiale, les valeurs possibles pour la classe du véhicule (du moins polluant au plus polluant) sont les suivantes : Encodage Signification E Véhicule électrique 1 Classe 1 2 Classe 2 3 Classe 3 4 Classe 4 5 Classe 5 6 Classe 6 La version initiale ne définit aucun motif de sur-classement du véhicule, donc la seule valeur autorisée est 0 indiquant l’absence de motif. Dans le cadre de la version 1, seule la valeur autorisée est 0 également, mais le motif de sur-classement doit être précisé dans un champ supplémentaire dont l’ID est AM.","condition_type":"F","condition":"CLASSE_VEHICULE"},"AA":{"nom":"Date de première immatriculation du véhicule.","taille_min":8,"taille_max":8,"type":"Numérique","description":"Cette donnée correspond au champ B du certificat d’immatriculation. Cette date est composée uniquement de 8 chiffres au format JJMMAAAA où JJ représente le jour dans le mois, MM le mois et AAAA l’année. Le jour et le numéro du mois sont encodés sur 2 chiffres préfixés par 0 si nécessaire.","condition_type":"F","condition":"DATE"},"AB":{"nom":"Type de lettre","taille_min":0,"taille_max":8,"type":"Alphanumérique","description":"Caractères autorisés (A-Z0-9)","condition_type":"S","condition":"MAJ+CHIFFRES"},"AC":{"nom":"N° Dossier","taille_min":0,"taille_max":19,"type":"Alphanumérique","description":"Caractères autorisés (A-Z0-9)","condition_type":"S","condition":"MAJ+CHIFFRES"},"AD":{"nom":"Date Infraction","taille_min":4,"taille_max":4,"type":"Alphanumérique","description":"Date de l’infraction (nombre de jours après le 01/01/2000 encodée en hexadécimal).","condition_type":"S","condition":"HEXA"},"AE":{"nom":"Heure de l’infraction","taille_min":4,"taille_max":4,"type":"Numérique","description":"Heure au format HHmm éventuellement préfixé par des 0.","condition_type":"F","condition":"HEURE"},"AF":{"nom":"Nombre de points retirés lors de l’infraction","taille_min":1,"taille_max":1,"type":"Alphanumérique","description":"Valeur entre 0 à 35 points. Encodée en base 36 (0-9A-Z)","condition_type":"S","condition":"MAJ+CHIFFRES"},"AG":{"nom":"Solde de points","taille_min":1,"taille_max":1,"type":"Alphanumérique","description":"Valeur entre 0 à 35 points. Encodée en base 36 (0-9A-Z)","condition_type":"S","condition":"MAJ+CHIFFRES"},"AH":{"nom":"Numéro de la carte","taille_min":0,"taille_max":30,"type":"Alphanumérique","description":"Cette donnée est encodée en utilisant uniquement des lettres majuscules non accentuées [A-Z] et des chiffres [0-9].","condition_type":"S","condition":"MAJ+CHIFFRES"},"AI":{"nom":"Date d’expiration initiale","taille_min":8,"taille_max":8,"type":"Numérique","description":"Cette date est composée uniquement de 8 chiffres au format JJMMAAAA où JJ représente le jour dans le mois, MM le mois et AAAA l’année. Le jour et le numéro du mois sont encodés sur 2 chiffres préfixés par 0 si nécessaire.","condition_type":"F","condition":"DATE"},"AJ":{"nom":"Numéro EVTC","taille_min":13,"taille_max":13,"type":"Alphanumérique","description":"Cette donnée est encodée en utilisant uniquement des lettres majuscules non accentuées [A-Z] et des chiffres [0-9].","condition_type":"S","condition":"MAJ+CHIFFRES"},"AK":{"nom":"K Numéro de macaron","taille_min":7,"taille_max":7,"type":"Numérique","description":"Cette donnée est encodée en utilisant uniquement des chiffres [0-9]. La valeur numérique est préfixée par des 0 si nécessaire.","condition_type":"S","condition":"CHIFFRES"},"AL":{"nom":"Numéro de la carte","taille_min":11,"taille_max":11,"type":"Alphanumérique","description":"Cette donnée est encodée en utilisant uniquement des lettres majuscules non accentuées [A-Z] et des chiffres [0-9].","condition_type":"S","condition":"MAJ+CHIFFRES"},"AM":{"nom":"Motif de sur-classement","taille_min":0,"taille_max":5,"type":"Alphanumérique","description":"Cette donnée est encodée en utilisant uniquement des lettres majuscules non accentuées [A-Z], des chiffres [0-9] et des espaces. Lorsque ce champ est présent mais vide, cela signifie qu’il n’y a aucun motif de sur-classement.","condition_type":"S","condition":"MAJ+CHIFFRES+ESPACE"},"AN":{"nom":"Kilométrage","taille_min":8,"taille_max":8,"type":"Numérique","description":"Cette donnée est encodée en utilisant uniquement des chiffres [0-9]. La valeur numérique est préfixée par des 0 si nécessaire.","condition_type":"S","condition":"CHIFFRES"},"AO":{"nom":"Numéro d’identification","taille_min":6,"taille_max":6,"type":"Numérique","description":"L’entier correspondant à cette donnée est encodée en décimal préfixé par des 0 si nécessaire. Cette donnée est encodée en utilisant [0-9].","condition_type":"S","condition":"CHIFFRES"},"AP":{"nom":"Type d’engin","taille_min":0,"taille_max":60,"type":"Alphabétique","description":"Cette donnée est encodée en utilisant uniquement des lettres majuscules non accentuées [A-Z] et des espaces.","condition_type":"S","condition":"MAJ+ESPACE"},"AQ":{"nom":"Numéro de série","taille_min":0,"taille_max":25,"type":"Alphanumérique","description":"Cette donnée est encodée en utilisant des lettres majuscules non accentuées [A-Z] et des chiffres [0-9].","condition_type":"S","condition":"MAJ+CHIFFRES"},"AR":{"nom":"Modèle","taille_min":0,"taille_max":35,"type":"Alphabétique","description":"Cette donnée est encodée en utilisant des lettres majuscules non accentuées [A-Z], des chiffres [0-9] et des espaces.","condition_type":"S","condition":"MAJ+CHIFFRES+ESPACE"},"AS":{"nom":"Couleur dominante","taille_min":0,"taille_max":10,"type":"Alphabétique","description":"Cette donnée est encodée en utilisant uniquement des lettres majuscules non accentuées [A-Z] et des espaces.","condition_type":"S","condition":"MAJ+ESPACE"},"AT":{"nom":"Type de propriétaire","taille_min":1,"taille_max":1,"type":"Numérique","description":"Deux choix sont possibles : • 1 = Personne physique • 2 = Personne morale","condition_type":"S","condition":"PROPRIETAIRE"},"AU":{"nom":"Ligne 2 de l'adresse postale du propriétaire","taille_min":0,"taille_max":38,"type":"Alphanumérique","description":"Cette donnée est encodée en utilisant uniquement des lettres majuscules non accentuées [A-Z], des chiffres [0-9] et des espaces. Il faut utiliser les méthodes de compression définies en annexe 11 de la norme en cas de dépassement de la donnée","condition_type":"S","condition":"MAJ+CHIFFRES+ESPACE"},"AV":{"nom":"Ligne 3 de l'adresse postale du propriétaire","taille_min":0,"taille_max":38,"type":"Alphanumérique","description":"Cette donnée est encodée en utilisant uniquement des lettres majuscules non accentuées [A-Z], des chiffres [0-9] et des espaces. Il faut utiliser les méthodes de compression définies en annexe 11 de la norme en cas de dépassement de la donnée.","condition_type":"S","condition":"MAJ+CHIFFRES+ESPACE"},"AW":{"nom":"Ligne 4 de l'adresse postale du propriétaire","taille_min":0,"taille_max":38,"type":"Alphanumérique","description":"Numéro dans la voie + type et nom de la voie. Cette donnée est encodée en utilisant uniquement des lettres majuscules non accentuées [A-Z], des chiffres [0-9] et des espaces. Il faut utiliser les méthodes de compression définies en annexe 11 de la norme en cas de dépassement de la donnée.","condition_type":"S","condition":"MAJ+CHIFFRES+ESPACE"},"AX":{"nom":"Ligne 5 de l'adresse postale du propriétaire","taille_min":0,"taille_max":38,"type":"Alphanumérique","description":"Mention de distribution (BP) suivie du libellé de la localité de destination dans le cas où celle-ci serait différente du libellé cedex lieu-dit ou hameau. Cette donnée est encodée en utilisant uniquement des lettres majuscules non accentuées [A-Z], des chiffres [0-9] et des espaces. Il faut utiliser les méthodes de compression définies en annexe 11 de la norme en cas de dépassement de la donnée.","condition_type":"S","condition":"MAJ+CHIFFRES"},"AY":{"nom":"Code postal ou code cedex de l'adresse postale du propriétaire","taille_min":5,"taille_max":5,"type":"Numérique","description":"Compris dans la ligne 6 de la norme adresse postale. Cette donnée est encodée en utilisant uniquement des chiffres ou des espaces si la donnée n’est pas renseignée (par exemple, dans le cas d’un pays ne disposant pas de code postal).","condition_type":"S","condition":"CHIFFRES+ESPACE"},"AZ":{"nom":"Commune de l'adresse postale du propriétaire","taille_min":0,"taille_max":32,"type":"Alphabétique","description":"Compris dans la ligne 6 de la norme adresse postale. Cette donnée est encodée en utilisant uniquement des lettres majuscules non accentuées [A-Z] et des espaces.","condition_type":"S","condition":"MAJ+ESPACE"},"B0":{"nom":"Liste des prénoms","taille_min":0,"taille_max":60,"type":"Alphanumérique","description":"Les prénoms composés sont séparés par un espace. Les différents prénoms sont séparés par '/'. Cette donnée est encodée en utilisant uniquement des lettres majuscules non accentuées [A-Z], des espaces et des '/' s'il y a plusieurs prénoms (au maximum 6).","condition_type":"S","condition":"MAJ+ESPACE+SLASH"},"B1":{"nom":"Prénom","taille_min":0,"taille_max":20,"type":"Alphanumérique","description":"Ce champ correspond au premier prénom de l'état civil ou au prénom d'usage. Les prénoms composés sont séparés par un espace. Cette donnée est encodée en utilisant uniquement des lettres majuscules non accentuées [A-Z] et des espaces.","condition_type":"S","condition":"MAJ+ESPACE"},"B2":{"nom":"Nom patronymique","taille_min":0,"taille_max":38,"type":"Alphanumérique","description":"Cette donnée est encodée en utilisant uniquement des lettres majuscules non accentuées [A-Z] et des espaces. Les noms composés sont séparés par un espace.","condition_type":"S","condition":"MAJ+ESPACE"},"B3":{"nom":"Nom d'usage","taille_min":0,"taille_max":38,"type":"Alphanumérique","description":"Cette donnée est encodée en utilisant uniquement des lettres majuscules non accentuées [A-Z] et des espaces. Les noms composés sont séparés par un espace.","condition_type":"S","condition":"MAJ+ESPACE"},"B4":{"nom":"Nom d'épouse/époux","taille_min":0,"taille_max":38,"type":"Alphanumérique","description":"Cette donnée est encodée en utilisant uniquement des lettres majuscules non accentuées [A-Z] et des espaces. Les noms composés sont séparés par un espace.","condition_type":"S","condition":"MAJ+ESPACE"},"B5":{"nom":"Nationalité","taille_min":0,"taille_max":2,"type":"Alphanumérique","description":"Le pays est encodé en utilisant son code pays au format ISO3166-1 Alpha 2","condition_type":"S","condition":"MAJ"},"B6":{"nom":"Genre","taille_min":1,"taille_max":1,"type":"Alphanumérique","description":"Genre masculin (M) ou féminin (F) ou autre (X).","condition_type":"S","condition":"GENRE+GENRE_AUTRE"},"B7":{"nom":"Date de naissance","taille_min":8,"taille_max":8,"type":"Numérique","description":"Cette date est composée uniquement de 8 chiffres au format JJMMAAAA où JJ représente le jour dans le mois, MM le mois et AAAA l'année. Le jour et le numéro du mois sont encodés sur 2 chiffres préfixés par 0 si nécessaire. Lorsque le jour ou le jour et le mois ne sont pas connus, leurs valeurs sont remplacées par 00.","condition_type":"F","condition":"DATE"},"B8":{"nom":"Lieu de naissance","taille_min":0,"taille_max":32,"type":"Alphanumérique","description":"Cette donnée est encodée en utilisant uniquement des lettres majuscules non accentuées [A-Z], des chiffres [0-9] et des espaces.","condition_type":"S","condition":"MAJ+CHIFFRES+ESPACE"},"B9":{"nom":"Pays de naissance","taille_min":2,"taille_max":2,"type":"Alphanumérique","description":"Le pays est encodé en utilisant son code pays au format ISO3166-1 Alpha 2","condition_type":"S","condition":"MAJ"},"BA":{"nom":"Mention obtenue","taille_min":1,"taille_max":1,"type":"Numérique","description":"0 aucune 1 Passable 2 Assez Bien 3 Bien 4 Très Bien 5 Très Honorable 6 Félicitations du jury","condition_type":"S","condition":"MENTIONS"},"BB":{"nom":"Numéro ou code d'identification de l'étudiant","taille_min":0,"taille_max":50,"type":"Alphanumérique","description":"Correspond en France au numéro INE, ou à défaut d'un numéro interne à l'établissement mentionné sur le diplôme. Cette donnée est encodée en utilisant uniquement des lettres majuscules non accentuées [A-Z], des chiffres [0-9] et des espaces.","condition_type":"S","condition":"MAJ+CHIFFRES+ESPACE"},"BC":{"nom":"Numéro du diplôme","taille_min":0,"taille_max":20,"type":"Alphanumérique","description":"Cette donnée est encodée en utilisant uniquement des lettres majuscules non accentuées [A-Z], des chiffres [0-9] et des espaces.","condition_type":"S","condition":"MAJ+CHIFFRES+ESPACE"},"BD":{"nom":"Niveau du diplôme selon la classification CEC","taille_min":1,"taille_max":1,"type":"Numérique","description":"Entre autres: Bac=4, BTS/DUT=5, Licence=6, Master=7, Doctorat=8","condition_type":"S","condition":"DIPLOME"},"BE":{"nom":"Crédits ECTS obtenus","taille_min":3,"taille_max":3,"type":"Numérique","description":"Entier positif.","condition_type":"S","condition":"CHIFFRES"},"BF":{"nom":"Année universitaire","taille_min":3,"taille_max":3,"type":"Numérique","description":"Pour l’année 2015-2016, l’année 2016 est encodée dans le champ au format hexadécimal. Les caractères encodés autorisés sont donc les chiffres [0-9] et les lettres [A-F].","condition_type":"S","condition":"HEXA"},"BG":{"nom":"Type de diplôme","taille_min":2,"taille_max":2,"type":"Alphanumérique","description":"Type de diplôme :\nBR = Brevet des Collèges\nCA = Certificat d'Aptitude Professionnelle (CAP)\nBE = Brevet d'Etudes Professionnelles (BEP)\nBA = Baccalauréat Général\nBP = Baccalauréat Professionnel\nBS = Baccalauréat Technologique\nBT = Brevet Technicien Supérieur (BTS)\nDU = Diplôme Universitaire de Technologie (DUT)\nLC = Licence\nLP = Licence Professionnelle\nDE = Diplôme Européen d'Etudes Supérieures (DEES)\nMA = Master\nMB = Maîtrise en Administration des Affaires (MBA)\nIN = Diplôme d'Ingénieur\nDR = Doctorat","condition_type":"F","condition":"DIPLOME_TYPE"},"BH":{"nom":"Domaine","taille_min":0,"taille_max":30,"type":"Alphanumérique","description":"Cette donnée est encodée en utilisant uniquement des lettres majuscules non accentuées [A-Z], des chiffres [0-9] et des espaces.","condition_type":"S","condition":"MAJ+CHIFFRES+ESPACE"},"BI":{"nom":"Mention","taille_min":0,"taille_max":30,"type":"Alphanumérique","description":"Cette donnée est encodée en utilisant uniquement des lettres majuscules non accentuées [A-Z], des chiffres [0-9] et des espaces.","condition_type":"S","condition":"MAJ+CHIFFRES+ESPACE"},"BJ":{"nom":"Spécialité","taille_min":0,"taille_max":30,"type":"Alphanumérique","description":"Cette donnée est encodée en utilisant uniquement des lettres majuscules non accentuées [A-Z], des chiffres [0-9] et des espaces.","condition_type":"S","condition":"MAJ+CHIFFRES+ESPACE"},"BK":{"nom":"Numéro de l'Attestation de versement de la CVE","taille_min":0,"taille_max":30,"type":"Alphanumérique","description":"Cette donnée est encodée en utilisant uniquement des lettres majuscules non accentuées [A-Z], des chiffres [0-9] et des tirets [-].","condition_type":"S","condition":"MAJ+CHIFFRES+TIRET"},"C0":{"nom":"Genre du vendeur","taille_min":1,"taille_max":1,"type":"Alphanumérique","description":"Genre masculin (M) ou féminin (F).","condition_type":"S","condition":"GENRE"},"C1":{"nom":"Nom patronymique du vendeur","taille_min":0,"taille_max":38,"type":"Alphanumérique","description":"Cette donnée est encodée en utilisant uniquement des lettres majuscules non accentuées [A-Z] et des espaces. Les noms composés sont séparés par un espace.","condition_type":"S","condition":"MAJ+ESPACE"},"C2":{"nom":"Prénom du vendeur","taille_min":0,"taille_max":20,"type":"Alphanumérique","description":"Cette donnée est encodée en utilisant uniquement des lettres majuscules non accentuées [A-Z] et des espaces. Les prénoms composés sont séparés par un espace.","condition_type":"S","condition":"MAJ+ESPACE"},"C3":{"nom":"Date et heure de la cession","taille_min":12,"taille_max":12,"type":"Numérique","description":"Cette date est composée uniquement de 12 chiffres au format JJMMAAAAHHmm où JJ représente le jour dans le mois, MM le mois, AAAA l’année, HH l’heure et mm les minutes. Le jour, le numéro du mois, l’heure et les minutes sont encodés sur 2 chiffres préfixés par 0 si nécessaire.","condition_type":"F","condition":"DATEHEURE"},"C4":{"nom":"Date de la signature du vendeur","taille_min":8,"taille_max":8,"type":"Numérique","description":"Cette date est composée uniquement de 8 chiffres au format JJMMAAAA où JJ représente le jour dans le mois, MM le mois et AAAA l’année. Le jour et le numéro du mois sont encodés sur 2 chiffres préfixés par 0 si nécessaire. Lorsque le jour ou le jour et le mois ne sont pas connus, leurs valeurs sont remplacées par 00.","condition_type":"F","condition":"DATE.INCCONUE"},"C5":{"nom":"Genre de l’acheteur","taille_min":1,"taille_max":1,"type":"Alphanumérique","description":"Genre masculin (M) ou féminin (F).","condition_type":"S","condition":"GENRE"},"C6":{"nom":"Nom patronymique de l’acheteur","taille_min":0,"taille_max":38,"type":"Alphanumérique","description":"Cette donnée est encodée en utilisant uniquement des lettres majuscules non accentuées [A-Z] et des espaces. Les noms composés sont séparés par un espace.","condition_type":"S","condition":"MAJ+ESPACE"},"C7":{"nom":"Prénom de l’acheteur","taille_min":0,"taille_max":20,"type":"Alphanumérique","description":"Cette donnée est encodée en utilisant uniquement des lettres majuscules non accentuées [A-Z] et des espaces. Les prénoms composés sont séparés par un espace.","condition_type":"S","condition":"MAJ+ESPACE"},"C8":{"nom":"Ligne 4 de la norme adresse postale du domicile de l’acheteur","taille_min":0,"taille_max":38,"type":"Alphanumérique","description":"Numéro dans la voie + type et nom de la voie. Cette donnée est encodée en utilisant uniquement des lettres majuscules non accentuées [A-Z], des chiffres [0-9] et des espaces. Il faut utiliser les méthodes de compression définies en section 10.9 du document en cas de dépassement de la donnée.","condition_type":"S","condition":"MAJ+CHIFFRES+ESPACE"},"C9":{"nom":"Code postal ou code cedex du domicile de l’acheteur","taille_min":5,"taille_max":5,"type":"Numérique","description":"Compris dans la ligne 6 de la norme adresse postale. Cette donnée est encodée en utilisant uniquement des chiffres ou des espaces si la donnée n’est pas renseignée (par exemple, dans le cas d’un pays ne disposant pas de code postal).","condition_type":"S","condition":"CHIFFRES+ESPACE"},"CA":{"nom":"Commune du domicile de l’acheteur","taille_min":0,"taille_max":45,"type":"Alphanumérique","description":"Cette donnée est encodée en utilisant uniquement des lettres majuscules non accentuées [A-Z] et des espaces. Les noms composés sont séparés par un espace.","condition_type":"S","condition":"MAJ+ESPACE"},"CB":{"nom":"N° d’enregistrement","taille_min":10,"taille_max":10,"type":"Numérique","description":"Cette donnée est encodée en utilisant uniquement des chiffres [0-9]. La valeur numérique est préfixée par des 0 si nécessaire.","condition_type":"S","condition":"CHIFFRES"},"CC":{"nom":"Date et heure d'enregistrement dans le SIV","taille_min":12,"taille_max":12,"type":"Numérique","description":"Cette date est composée uniquement de 12 chiffres au format JJMMAAAAHHmm où JJ représente le jour dans le mois, MM le mois, AAAA l’année, HH l’heure et mm les minutes. Le jour, le numéro du mois, l’heure et les minutes sont encodés sur 2 chiffres préfixés par 0 si nécessaire.","condition_type":"F","condition":"DATEHEURE"},"D0":{"nom":"Référence RTC","taille_min":17,"taille_max":17,"type":"Alphanumérique","description":"Référence unique du document RTC (Renseignement Tarifaire Contraignant)\r\nCette donnée est encodée en utilisant uniquement des lettres majuscules non accentuées [A-Z], des chiffres [0-9] et le caractère '-' pour séparer les sous-champs. Le format de ce champ est : XX-XXX-XXXX-XXXXX\r\nEx : FR-BTI-2020-XXXXX","condition_type":"S","condition":"MAJ+CHIFFRES+TIRET"},"D1":{"nom":"Nom du titulaire","taille_min":0,"taille_max":50,"type":"Alphanumérique","description":"Cette donnée est encodée en utilisant uniquement des lettres majuscules non accentuées [A-Z], des espaces (‘ ’), des tirets (' - '), des apostrophes (' ' ') et des points (‘.’).","condition_type":"S","condition":"MAJ+TIRET+POINT+ESPACE+APOSTROPHE"},"D2":{"nom":"EORI","taille_min":0,"taille_max":20,"type":"Alphanumérique","description":"L’EORI (Economic Operator Registration and Identification) est encodé en utilisant uniquement des lettres majuscules non accentuées [A-Z] et des chiffres [0-9].\nLe format exact est : Code Pays sur 2 car + n car numériques\nLe code pays respecte la norme ISO 3166-1 Alpha 2\nNB : un opérateur étranger pouvant déposer une demande de RTC en France, il incombe d'élargir la taille du EORI (fixé à 17 car en France)","condition_type":"S","condition":"MAJ+CHIFFRES"},"D3":{"nom":"Date de début de validité","taille_min":8,"taille_max":8,"type":"Numérique","description":"Date de début de validité du document.\r\nCette date est composée uniquement de 8 chiffres au format AAAAMMMJJ où AAAA représente l’année, MM le mois et JJ le jour. Le numéro de mois et le jour sont encodés sur 2 chiffres préfixés par 0 si nécessaire.","condition_type":"F","condition":"AAAAMMJJ"},"D4":{"nom":"Date de fin de validité","taille_min":8,"taille_max":8,"type":"Numérique","description":"Date de début de validité du document.\r\nCette date est composée uniquement de 8 chiffres au format AAAAMMMJJ où AAAA représente l’année, MM le mois et JJ le jour. Le numéro de mois et le jour sont encodés sur 2 chiffres préfixés par 0 si nécessaire.","condition_type":"F","condition":"AAAAMMJJ"},"D5":{"nom":"Code marchandise","taille_min":8,"taille_max":10,"type":"Alphanumérique","description":"Code de la marchandise importée.\r\nCette donnée est encodée en utilisant uniquement des lettres majuscules non accentuées [A-Z] et des chiffres [0-9]","condition_type":"S","condition":"MAJ+CHIFFRES"},"D6":{"nom":"Numéro de décision","taille_min":8,"taille_max":8,"type":"Numérique","description":"Numéro de décision attribuée par la DGDDI\r\nCette donnée de 8 caractères est encodée en utilisant uniquement des chiffres [0-9]","condition_type":"S","condition":"CHIFFRES"},"D7":{"nom":"Date de décision","taille_min":8,"taille_max":8,"type":"Numérique","description":"Date de décision de la DGDDI.\r\nCette date est composée uniquement de 8 chiffres au format JJMMAAAA où JJ représente le jour, MM le mois et AAAA représente l’année. Le numéro de jour et de mois sont encodés sur 2 chiffres préfixés par 0 si nécessaire.","condition_type":"F","condition":"DATE"},"D8":{"nom":"Durée de validité","taille_min":2,"taille_max":2,"type":"Numérique","description":"Durée de validité du document. Cette durée est exprimée en nombre de mois.\r\nCette donnée de 2 caractères (préfixés par 0 si nécessaire) est encodée en utilisant uniquement des chiffres [0-9]","condition_type":"S","condition":"CHIFFRES"},"D9":{"nom":"Date de fin de validité de la licence","taille_min":8,"taille_max":8,"type":"Numérique","description":"Date de décision de la DGDDI.\r\nCette date est composée uniquement de 8 chiffres au format JJMMAAAA où JJ représente le jour, MM le mois et AAAA représente l’année. Le numéro de jour et de mois sont encodés sur 2 chiffres préfixés par 0 si nécessaire.","condition_type":"F","condition":"DATE"},"DA":{"nom":"Numéro de licence","taille_min":8,"taille_max":8,"type":"Numérique","description":"Numéro de la licence émise par la DGDDI\r\nCette donnée de 8 caractères est encodée en utilisant uniquement des chiffres [0-9]","condition_type":"S","condition":"CHIFFRES"},"DB":{"nom":"Nom de l’expéditeur","taille_min":0,"taille_max":50,"type":"Alphanumérique","description":"Nom de l’expéditeur des armes/munitions\r\nCette donnée est encodée en utilisant uniquement des lettres majuscules non accentués [A-Z] et des espaces (‘ ‘)","condition_type":"S","condition":"MAJ+ESPACE"},"DC":{"nom":"Prénom de l’expéditeur","taille_min":0,"taille_max":50,"type":"Alphanumérique","description":"Prénom de l’expéditeur des armes/munitions\r\nCette donnée est encodée en utilisant uniquement des lettres majuscules non accentués [A-Z] et des espaces (‘ ‘)","condition_type":"S","condition":"MAJ+ESPACE"},"DD":{"nom":"Date de naissance de l’expéditeur","taille_min":8,"taille_max":8,"type":"Numérique","description":"Date de naissance de l’expéditeur.\r\nCette date est composée uniquement de 8 chiffres au format JJMMAAAA où JJ représente le jour, MM le mois et AAAA représente l’année. Le numéro de jour et de mois sont encodés sur 2 chiffres préfixés par 0 si nécessaire.","condition_type":"F","condition":"DATE"},"DE":{"nom":"Raison sociale de l’expéditeur","taille_min":0,"taille_max":50,"type":"Alphanumérique","description":"Raison sociale de la société expéditrice des armes/munitions\r\nCette donnée est encodée en utilisant des lettres majuscules non accentués [A-Z] et des chiffres [0-9] et des espaces (‘ ’)","condition_type":"S","condition":"MAJ+CHIFFRES+ESPACE"},"DF":{"nom":"SIREN de l’expéditeur","taille_min":9,"taille_max":9,"type":"Numérique","description":"SIREN de la société expéditrice des armes/munitions\r\nCette donnée de 9 caractères est encodée en utilisant uniquement des chiffres [0-9]","condition_type":"S","condition":"CHIFFRES"},"DG":{"nom":"SIRET de l’expéditeur","taille_min":14,"taille_max":14,"type":"Numérique","description":"SIRET de la société expéditrice des armes/munitions\r\nCette donnée de 14 caractères est encodée en utilisant uniquement des chiffres [0-9]","condition_type":"S","condition":"CHIFFRES"},"DH":{"nom":"EORI de l’expéditeur","taille_min":0,"taille_max":20,"type":"Alphanumérique","description":"L’EORI (Economic Operator Registration and Identification) de la société expéditrice est encodé en utilisant uniquement des lettres majuscules non accentuées [A-Z] et des chiffres [0-9]\r\nLe format exact est : Code Pays sur 2 car + Identifiant unique de la société expéditrice dans ce pays (chaîne de caractères de longueur variable suivant le pays)\r\nLe code pays respecte la norme ISO 3166-1 Alpha 2","condition_type":"S","condition":"MAJ+CHIFFRES"},"DI":{"nom":"TIN de l’expéditeur","taille_min":4,"taille_max":30,"type":"Alphanumérique","description":"Le TIN (Tax Identification Number ou numéro d’identification fiscale européen) de la société expéditrice est encodé en utilisant uniquement des lettres majuscules non accentuées [A-Z] et des chiffres [0-9].","condition_type":"S","condition":"MAJ+CHIFFRES"},"DJ":{"nom":"Nom de l’exportateur","taille_min":0,"taille_max":50,"type":"Alphanumérique","description":"Nom de l’exportateur des armes\r\nCette donnée est encodée en utilisant uniquement des lettres majuscules non accentués [A-Z] et des espaces (‘ ’)","condition_type":"S","condition":"MAJ+ESPACE"},"DK ":{"nom":"Prénom de l’exportateur","taille_min":0,"taille_max":50,"type":"Alphanumérique","description":"Prénom de l’exportateur des armes\r\nCette donnée est encodée en utilisant uniquement des lettres majuscules non accentués [A-Z] et des espaces (‘ ’)","condition_type":"S","condition":"MAJ+ESPACE"},"DL":{"nom":"Date de naissance de l’exportateur","taille_min":8,"taille_max":8,"type":"Numérique","description":"Date de naissance de l’expéditeur.\r\nCette date est composée uniquement de 8 chiffres au format JJMMAAAA où JJ représente le jour, MM le mois et AAAA représente l’année. Le numéro de jour et de mois sont encodés sur 2 chiffres préfixés par 0 si nécessaire.","condition_type":"F","condition":"DATE"},"DM":{"nom":"Raison sociale de l’exportateur","taille_min":0,"taille_max":50,"type":"Alphanumérique","description":"Raison sociale de la société exportatrice des armes\r\nCette donnée est encodée en utilisant des lettres majuscules non accentués [A-Z] et des chiffres [0-9] et des espaces (‘ ’)","condition_type":"S","condition":"MAJ+CHIFFRES+ESPACE"},"DN":{"nom":"SIREN de l’exportateur","taille_min":9,"taille_max":9,"type":"Numérique","description":"SIREN de la société exportatrice des armes\r\nCette donnée de 9 caractères est encodée en utilisant uniquement des chiffres [0-9]","condition_type":"S","condition":"CHIFFRES"},"DO":{"nom":"SIRET de l’exportateur","taille_min":14,"taille_max":14,"type":"Numérique","description":"SIRET de la société exportatrice des armes/munitions\r\nCette donnée de 14 caractères est encodée en utilisant uniquement des chiffres [0-9]","condition_type":"S","condition":"CHIFFRES"},"DP":{"nom":"EORI de l’exportateur","taille_min":0,"taille_max":20,"type":"Alphanumérique","description":"L’EORI (Economic Operator Registration and Identification) de la société exportatrice est encodé en utilisant uniquement des lettres majuscules non accentuées [A-Z] etdes chiffres [0-9] .\r\nLe format exact est : Code Pays sur 2 car + Identifiant unique de la société exportatrice dans ce pays (chaîne de caractères de longueur variable suivant le pays).\r\nLe code pays respecte la norme ISO 3166-1 Alpha 2","condition_type":"S","condition":"MAJ+CHIFFRES"},"DQ":{"nom":"Nom du destinataire","taille_min":0,"taille_max":50,"type":"Alphanumérique","description":"Nom du destinataire des armes\r\nCette donnée est encodée en utilisant uniquement des lettres majuscules non accentués [A-Z] et des espaces (‘ ’)","condition_type":"S","condition":"MAJ+ESPACE"},"DR":{"nom":"Prénom du destinataire","taille_min":0,"taille_max":50,"type":"Alphanumérique","description":"Prénom du destinataire des armes\r\nCette donnée est encodée en utilisant uniquement des lettres majuscules non accentués [A-Z] et des espaces (‘ ’)","condition_type":"S","condition":"MAJ+ESPACE"},"DS":{"nom":"Date de naissance du destinataire","taille_min":8,"taille_max":8,"type":"Numérique","description":"Date de naissance du destinataire\r\nCette date est composée uniquement de 8 chiffres au format JJMMAAAA où JJ représente le jour, MM le mois et AAAA représente l’année. Le numéro de jour et de mois sont encodés sur 2 chiffres préfixés par 0 si nécessaire.","condition_type":"F","condition":"DATE"},"DT":{"nom":"Raison sociale du destinataire","taille_min":0,"taille_max":50,"type":"Alphanumérique","description":"Raison sociale de la société destinatrice des armes\r\nCette donnée est encodée en utilisant des lettres majuscules non accentués [A-Z] et des chiffres [0-9] et des espaces (‘ ‘)","condition_type":"S","condition":"MAJ+CHIFFRES+ESPACE"},"DU":{"nom":"SIREN du destinataire","taille_min":9,"taille_max":9,"type":"Numérique","description":"SIREN de la société destinatrice des armes\r\nCette donnée de 9 caractères est encodée en utilisant uniquement des chiffres [0-9]","condition_type":"S","condition":"CHIFFRES"},"DV":{"nom":"SIRET du destinataire","taille_min":14,"taille_max":14,"type":"Numérique","description":"SIRET de la société destinatrice des armes/munitions\r\nCette donnée de 14 caractères est encodée en utilisant uniquement des chiffres [0-9]","condition_type":"S","condition":"CHIFFRES"},"DW":{"nom":"EORI du destinataire","taille_min":0,"taille_max":20,"type":"Alphanumérique","description":"L’EORI (Economic Operator Registration and Identification) de la société destinatrice est encodé en utilisant uniquement des lettres majuscules non accentuées [A-Z] et des chiffres [0-9] .\nLe format exact est : Code Pays sur 2 car + Identifiant unique de la société destinatrice dans ce pays (chaîne de caractères de longueur variable suivant le pays).\nLe code pays respecte la norme ISO 3166-1 Alpha 2","condition_type":"S","condition":"MAJ+CHIFFRES"},"DX":{"nom":"TIN du destinataire","taille_min":4,"taille_max":30,"type":"Alphanumérique","description":"Le TIN (Tax Identification Number ou numéro d’identification fiscale européen) de la société destinatrice est encodé en utilisant uniquement des lettres majuscules non accentuées [A-Z] et des chiffres [0-9].","condition_type":"S","condition":"MAJ+CHIFFRES"},"DY":{"nom":"Nombre de lignes articles","taille_min":3,"taille_max":3,"type":"Numérique","description":"Nombre de lignes d’articles concernés par le transfert/importation/exportation\r\nCette donnée de 3 caractères (préfixés par 0 si nécessaire) est encodée en utilisant uniquement des chiffres [0-9]","condition_type":"S","condition":"CHIFFRES"},"F0":{"nom":"Liste des prénoms","taille_min":0,"taille_max":60,"type":"Alphanumérique","description":"Les prénoms composés sont séparés par un espace. Les différents prénoms sont séparés par ‘/’. Cette donnée est encodée en utilisant uniquement des lettres majuscules non accentuées [A-Z], des espaces et des ‘/’ s’il y a plusieurs prénoms (au maximum 6).","condition_type":"S","condition":"MAJ+ESPACE+SLASH"},"F1":{"nom":"Nom patronymique","taille_min":0,"taille_max":38,"type":"Alphanumérique","description":"Cette donnée est encodée en utilisant uniquement des lettres majuscules non accentuées [A-Z] et des espaces. Les noms composés sont séparés par un espace.","condition_type":"S","condition":"MAJ+ESPACE"},"F2":{"nom":"Date de naissance","taille_min":8,"taille_max":8,"type":"Numérique","description":"Cette date est composée uniquement de 8 chiffres au format\r\nJJMMAAAA où JJ représente le jour dans le mois, MM le mois et\r\nAAAA l’année. Le jour et le numéro du mois sont encodés sur 2 chiffres préfixés par 0 si nécessaire. Lorsque le jour ou le jour et le mois ne sont pas connus, leurs valeurs sont remplacées par 00.","condition_type":"F","condition":"DATE"},"F3":{"nom":"Genre","taille_min":1,"taille_max":1,"type":"Alphanumérique","description":"M (genre masculin), F (féminin), U (unknown)","condition_type":"S","condition":"GENRE+GENRE_UNKNOWN"},"F4":{"nom":"Code analyse","taille_min":3,"taille_max":7,"type":"Alphanumérique","description":"Code analyse défini par LOINC (https://loinc.org/)","condition_type":"F","condition":"LOINC"},"F5":{"nom":"Résultat de l’analyse","taille_min":1,"taille_max":1,"type":"Alphanumérique","description":"P (résultat positif), N (négatif), I (indéterminé), X (prélèvement non conforme)","condition_type":"S","condition":"PRELEVEMENT"},"F6":{"nom":"Date et heure du prélèvement","taille_min":12,"taille_max":12,"type":"Numérique","description":"Cette date est composée uniquement de 12 chiffres au format JJMMAAAAHHmm où JJ représente le jour dans le mois, MM le mois, AAAA l’année, HH l’heure et mm les minutes. Le jour, le numéro du mois, l’heure et les minutes sont encodés sur 2 chiffres préfixés par 0 si nécessaire.","condition_type":"F","condition":"DATEHEURE"},"L0":{"nom":"Nom Patronymique du patient","taille_min":0,"taille_max":80,"type":"Alphanumérique","description":"Cette donnée est encodée en utilisant uniquement des lettres majuscules non accentuées [A-Z] et des espaces. Les noms composés sont séparés par un espace.\nLes caractères spéciaux « - » (ascii 45), « . » (ascii 46), « / » (ascii 47) et ESPACE (ascii 32) sont autorisés.","condition_type":"S","condition":"MAJ+CHIFFRES+TIRET+POINT+SLASH+ESPACE"},"L1":{"nom":"Liste des prénoms du patient","taille_min":0,"taille_max":80,"type":"Alphanumérique","description":"Les prénoms composés sont séparés par un espace. Les différents prénoms sont séparés par ‘/’. Cette donnée est encodée en utilisant uniquement des lettres majuscules non accentuées [A-Z], des espaces et des ‘/’ s’il y a plusieurs prénoms (au maximum 6).\r\nLes caractères spéciaux « - » (ascii 45), « . » (ascii 46), « / » (ascii 47) et ESPACE (ascii 32) sont autorisés.\r\nRemarque : seulement 1 prénom sur la première version.","condition_type":"S","condition":"MAJ+ESPACE+SLASH+TIRET+POINT"},"L2":{"nom":"Date de naissance du patient","taille_min":8,"taille_max":8,"type":"Alphanumérique","description":"Cette date est composée uniquement de 8 chiffres au format JJMMAAAA où JJ représente le jour dans le mois, MM le mois et AAAA l’année.\r\nCertaines valeurs peuvent être des dates lunaires :\r\n1 – 30 pour les jours\r\n1 – 50 pour les mois","condition_type":"F","condition":"DATE.LUNAIRE"},"L3":{"nom":"Nom de la maladie couverte","taille_min":0,"taille_max":30,"type":"Alphanumérique","description":"Cette donnée est encodée en utilisant uniquement des lettres majuscules non accentuées [A-Z] des chiffres [0-9] et les caractères spéciaux « - » (ascii 45), « . » (ascii 46), « / » (ascii 47) et ESPACE (ascii 32).\r\nTout autre caractère spécial à l’origine de la génération du 2D-Doc sera remplacé par un ESPACE.\r\nExemple pour la première version : COVID-19","condition_type":"S","condition":"MAJ+CHIFFRES+TIRET+POINT+SLASH+ESPACE"},"L4":{"nom":"Agent prophylactique","taille_min":5,"taille_max":15,"type":"Alphanumérique","description":"Cette donnée est encodée en utilisant uniquement des lettres majuscules non accentuées [A-Z] des chiffres [0-9] et les caractères spéciaux « - » (ascii 45), « . » (ascii 46), « / » (ascii 47) et ESPACE (ascii 32).\nTout autre caractère spécial à l’origine de la génération du 2D-Doc sera remplacé par un ESPACE.\nExemple : J07BX03","condition_type":"S","condition":"MAJ+CHIFFRES+TIRET+POINT+SLASH+ESPACE"},"L5":{"nom":"Nom du vaccin","taille_min":5,"taille_max":30,"type":"Alphanumérique","description":"Cette donnée est encodée en utilisant uniquement des lettres majuscules non accentuées [A-Z] des chiffres [0-9] et les caractères spéciaux « - » (ascii 45), « . » (ascii 46), « / » (ascii 47) et ESPACE (ascii 32).\r\nTout autre caractère spécial à l’origine de la génération du 2D-Doc sera remplacé par un ESPACE.\r\nExemple : COMIRNATY PFIZER/BIONTECH","condition_type":"S","condition":"MAJ+CHIFFRES+TIRET+POINT+SLASH+ESPACE"},"L6":{"nom":"Fabricant du vaccin","taille_min":5,"taille_max":30,"type":"Alphanumérique","description":"Cette donnée est encodée en utilisant uniquement des lettres majuscules non accentuées [A-Z] des chiffres [0-9] et les caractères spéciaux « - » (ascii 45), « . » (ascii 46), « / » (ascii 47) et ESPACE (ascii 32).\r\nTout autre caractère spécial à l’origine de la génération du 2D-Doc sera remplacé par un ESPACE.\r\nExemple : COMIRNATY PFIZER/BIONTECH","condition_type":"S","condition":"MAJ+CHIFFRES+TIRET+POINT+SLASH+ESPACE"},"L7":{"nom":"Rang du dernier état de vaccination effectué","taille_min":1,"taille_max":1,"type":"Numérique","description":"Cette donnée de 1 caractère est encodée en utilisant uniquement des chiffres [0-9]","condition_type":"S","condition":"CHIFFRES"},"L8":{"nom":"Nombre de doses attendues pour un cycle complet","taille_min":1,"taille_max":1,"type":"Numérique","description":"Cette donnée de 1 caractère est encodée en utilisant uniquement des chiffres [0-9]","condition_type":"S","condition":"CHIFFRES"},"L9":{"nom":"Date du dernier état du cycle de vaccination","taille_min":8,"taille_max":8,"type":"Numérique","description":"Cette date est composée uniquement de 8 chiffres au format JJMMAAAA où JJ représente le jour dans le mois, MM le mois et AAAA l’année.\r\nExemple : 31052021","condition_type":"F","condition":"DATE"},"LA":{"nom":"Etat du cycle de vaccination","taille_min":2,"taille_max":2,"type":"Alphanumérique","description":"Cette donnée de 2 caractères est encodée en utilisant uniquement des lettres majuscules non accentués [A-Z]\r\nExemple : CO / TE","condition_type":"S","condition":"MAJ"},"G0":{"nom":"Type de procédure","taille_min":2,"taille_max":2,"type":"Alphabétique","description":"Cette donnée peut uniquement contenir les éléments suivants : Encodage Valeur PN Procédure Normale PA Procédure Accélérée PD Procédure Dublin","condition_type":"F","condition":"PROCEDURE"},"G1":{"nom":"Orientation régionale","taille_min":2,"taille_max":2,"type":"Alphabétique","description":"Encodage Valeur KO Non (ou aucune orientation régionale) AR Auvergne-Rhône-Alpes BF Bourgogne-Franche-Comté BR Bretagne CV Centre-Val de Loire GE Grand Est HF Hauts-de-France IF Île-de-France NO Normandie NA Nouvelle-Aquitaine OC Occitanie PL Pays de la Loire PA Provence-Alpes-Côte d’Azur","condition_type":"F","condition":"REGIONS"},"G2":{"nom":"Numéro d’usager","taille_min":0,"taille_max":20,"type":"Alphanumérique","description":"Cette donnée est encodée en utilisant uniquement des lettres majuscules non accentuées [A-Z] et des chiffres [0-9].","condition_type":"S","condition":"MAJ+CHIFFRES"}}</text:p>
          </table:table-cell>
          <table:table-cell table:number-columns-repeated="1021"/>
        </table:table-row>
        <table:table-row table:style-name="ro2">
          <table:table-cell table:style-name="ce5"/>
          <table:table-cell table:style-name="ce3" office:value-type="string" calcext:value-type="string">
            <text:p>JSON: </text:p>
          </table:table-cell>
          <table:table-cell table:style-name="ce13" office:value-type="string" calcext:value-type="string">
            <text:p>{"10":{"nom":"Ligne 1 de la norme adresse postale du bénéficiaire de la prestation","taille_min":0,"taille_max":38,"type":"Alphanumérique","description":"Qualité – Nom – Prénom – éventuellement titre ou profession du bénéficiaire de la prestation. Les items Qualité, Nom et Prénom doivent être indiqués dans cet ordre et peuvent être séparés par le caractère ‘/’ pour faciliter leur lecture. Cette donnée est encodée en utilisant uniquement des lettres majuscules non accentuées [A-Z], des chiffres [0-9], des espaces et éventuellement des ‘/’ pour séparer les zones Qualité, Nom et Prénom. Dans le cas, d’un nom de société, il n’est pas nécessaire d’utiliser des séparateurs.","condition_type":"S","condition":"MAJ+CHIFFRES+ESPACE+SLASH"},"11":{"nom":"Qualité et/ou titre de la personne bénéficiaire de la prestation","taille_min":0,"taille_max":38,"type":"Alphanumérique","description":"Cette donnée est encodée en utilisant uniquement des lettres majuscules non accentuées [A-Z] et des espaces.","condition_type":"S","condition":"MAJ+ESPACE"},"12":{"nom":"Prénom de la personne bénéficiaire de la prestation","taille_min":0,"taille_max":38,"type":"Alphanumérique","description":"Cette donnée est encodée en utilisant uniquement des lettres majuscules non accentuées [A-Z] et des espaces.","condition_type":"S","condition":"MAJ+ESPACE"},"13":{"nom":"Nom de la personne bénéficiaire de la prestation","taille_min":0,"taille_max":38,"type":"Alphanumérique","description":"Cette donnée est encodée en utilisant uniquement des lettres majuscules non accentuées [A-Z] et des espaces.","condition_type":"S","condition":"MAJ+ESPACE"},"14":{"nom":"Ligne 1 de la norme adresse postale du destinataire de la facture","taille_min":0,"taille_max":38,"type":"Alphanumérique","description":"Qualité – Nom – Prénom – éventuellement titre ou profession du destinataire de la facture. Les items Qualité, Nom et Prénom doivent être indiqués dans cet ordre et peuvent être séparés par le caractère ‘/’ pour faciliter leur lecture. Cette donnée est encodée en utilisant uniquement des lettres majuscules non accentuées [A-Z], des chiffres [0-9], des espaces et éventuellement des ‘/’ pour séparer les zones Qualité, Nom et Prénom. Dans le cas, d’un nom de société, il n’est pas nécessaire d’utiliser des séparateurs.","condition_type":"S","condition":"MAJ+CHIFFRES+ESPACE+SLASH"},"15":{"nom":"Qualité et/ou titre de la personne destinataire de la facture","taille_min":0,"taille_max":38,"type":"Alphanumérique","description":"Cette donnée est encodée en utilisant uniquement des lettres majuscules non accentuées [A-Z] et des espaces.","condition_type":"S","condition":"MAJ+ESPACE"},"16":{"nom":"Prénom de la personne destinataire de la facture","taille_min":0,"taille_max":38,"type":"Alphanumérique","description":"Cette donnée est encodée en utilisant uniquement des lettres majuscules non accentuées [A-Z] et des espaces.","condition_type":"S","condition":"MAJ+ESPACE"},"17":{"nom":"Nom de la personne destinataire de la facture","taille_min":0,"taille_max":38,"type":"Alphanumérique","description":"Cette donnée est encodée en utilisant uniquement des lettres majuscules non accentuées [A-Z] et des espaces.","condition_type":"S","condition":"MAJ+ESPACE"},"18":{"nom":"Numéro de la facture","taille_min":0,"taille_max":-1,"type":"Alphanumérique","description":"Cette donnée est encodée en utilisant uniquement des lettres majuscules non accentuées [A-Z] et des chiffres [0-9].","condition_type":"S","condition":"MAJ+CHIFFRES"},"19":{"nom":"Numéro de client","taille_min":0,"taille_max":-1,"type":"Alphanumérique","description":"Cette donnée est encodée en utilisant uniquement des lettres majuscules non accentuées [A-Z] et des chiffres [0-9].","condition_type":"S","condition":"MAJ+CHIFFRES"},"20":{"nom":"Ligne 2 de la norme adresse postale du point de service des prestations","taille_min":0,"taille_max":38,"type":"Alphanumérique","description":"Cette donnée est encodée en utilisant uniquement des lettres majuscules non accentuées [A-Z], des chiffres [0-9] et des espaces. Il faut utiliser les méthodes de compression définies en section 10.9 du document en cas de dépassement de la donnée.","condition_type":"S","condition":"MAJ+CHIFFRES+ESPACE"},"21":{"nom":"Ligne 3 de la norme adresse postale du point de service des prestations","taille_min":0,"taille_max":38,"type":"Alphanumérique","description":"Cette donnée est encodée en utilisant uniquement des lettres majuscules non accentuées [A-Z], des chiffres [0-9] et des espaces. Il faut utiliser les méthodes de compression définies en section 10.9 du document en cas de dépassement de la donnée.","condition_type":"S","condition":"MAJ+CHIFFRES+ESPACE"},"22":{"nom":"Ligne 4 de la norme adresse postale du point de service des prestations","taille_min":0,"taille_max":38,"type":"Alphanumérique","description":"Numéro dans la voie + type et nom de la voie. Cette donnée est encodée en utilisant uniquement des lettres majuscules non accentuées [A-Z], des chiffres [0-9] et des espaces. Il faut utiliser les méthodes de compression définies en section 10.9 du document en cas de dépassement de la donnée.","condition_type":"S","condition":"MAJ+CHIFFRES+ESPACE"},"23":{"nom":"Ligne 5 de la norme adresse postale du point de service des prestations","taille_min":0,"taille_max":38,"type":"Alphanumérique","description":"Mention de distribution (BP) suivie du libellé de la localité de destination dans le cas où celle-ci serait différente du libellé cedex lieu-dit ou hameau. Cette donnée est encodée en utilisant uniquement des lettres majuscules non accentuées [A-Z], des chiffres [0-9] et des espaces. Il faut utiliser les méthodes de compression définies en section 10.9 du document en cas de dépassement de la donnée.","condition_type":"S","condition":"MAJ+CHIFFRES"},"24":{"nom":"Code postal ou code cedex du point de service des prestations","taille_min":5,"taille_max":5,"type":"Numérique","description":"Compris dans la ligne 6 de la norme adresse postale. Cette donnée est encodée en utilisant uniquement des chiffres ou des espaces si la donnée n’est pas renseignée (par exemple, dans le cas d’un pays ne disposant pas de code postal).","condition_type":"S","condition":"CHIFFRES+ESPACE"},"25":{"nom":"Localité de destination ou libellé cedex du point de service des prestations","taille_min":0,"taille_max":32,"type":"Numérique","description":"Compris dans la ligne 6 de la norme adresse postale. Cette donnée est encodée en utilisant uniquement des lettres majuscules non accentuées [A-Z] et des espaces.","condition_type":"S","condition":"MAJ"},"26":{"nom":"Pays de service des prestations","taille_min":2,"taille_max":2,"type":"Alphanumérique","description":"Le pays est encodé en utilisant son code pays au format ISO3166-1 Alpha 2","condition_type":"S","condition":"MAJ"},"27":{"nom":"Ligne 2 de la norme adresse postale du destinataire de la facture","taille_min":0,"taille_max":38,"type":"Alphanumérique","description":"Cette donnée est encodée en utilisant uniquement des lettres majuscules non accentuées [A-Z], des chiffres [0-9] et des espaces. Il faut utiliser les méthodes de compression définies en partie 2 de la norme.","condition_type":"S","condition":"MAJ+CHIFFRES+ESPACE"},"28":{"nom":"Ligne 3 de la norme adresse postale du destinataire de la facture","taille_min":0,"taille_max":38,"type":"Alphanumérique","description":"Cette donnée est encodée en utilisant uniquement des lettres majuscules non accentuées [A-Z], des chiffres [0-9] et des espaces. Il faut utiliser les méthodes de compression définies en section 10.9 du document en cas de dépassement de la donnée.","condition_type":"S","condition":"MAJ+CHIFFRES+ESPACE"},"29":{"nom":"Ligne 4 de la norme adresse postale du destinataire de la facture","taille_min":0,"taille_max":38,"type":"Alphanumérique","description":"Numéro dans la voie + type et nom de la voie. Cette donnée est encodée en utilisant uniquement des lettres majuscules non accentuées [A-Z], des chiffres [0-9] et des espaces. Il faut utiliser les méthodes de compression définies en section 10.9 du document en cas de dépassement de la donnée.","condition_type":"S","condition":"MAJ+CHIFFRES+ESPACE"},"30":{"nom":"Qualité Nom et Prénom.","taille_min":0,"taille_max":140,"type":"Alphanumérique","description":"Les items Qualité, Nom et Prénom sont indiqués sans ordre prédéfini.\n L’utilisation du séparateur ‘/’ est possible ; dans ce cas, l’ordre est obligatoirement Qualité/Nom/Prénom. Cette donnée est encodée en utilisant uniquement des lettres majuscules non accentuées [A-Z], des chiffres [0-9] des espaces et éventuellement des ‘/’ pour séparer les zones Qualité, Nom et Prénom. Dans le cas, d’un nom de société, il n’est pas nécessaire d’utiliser des séparateurs.","condition_type":"S","condition":"MAJ+CHIFFRES+ESPACE+SLASH"},"31":{"nom":"Code IBAN","taille_min":14,"taille_max":38,"type":"Alphanumérique","description":"Cette donnée est encodée en utilisant uniquement des lettres majuscules non accentuées [A-Z] et des chiffres [0-9] (cf. norme ISO 13616). S’il y a des espaces, ils sont retirés.","condition_type":"S","condition":"MAJ+CHIFFRES"},"32":{"nom":"Code BIC/SWIFT","taille_min":8,"taille_max":11,"type":"Alphanumérique","description":"Cette donnée est encodée en utilisant uniquement des lettres majuscules non accentuées [A-Z] et des chiffres (cf. norme ISO 9362). Ce code peut faire 8 ou 11 caractères. Il n’est jamais complété par des caractères.","condition_type":"S","condition":"MAJ+CHIFFRES"},"33":{"nom":"Code BBAN","taille_min":0,"taille_max":30,"type":"Alphanumérique","description":"Cette donnée est encodée en utilisant uniquement des lettres majuscules non accentuées [A-Z] et des chiffres [0-9]. S’il y a des espaces, ils sont retirés.","condition_type":"S","condition":"MAJ+CHIFFRES"},"34":{"nom":"Pays de localisation du compte","taille_min":2,"taille_max":2,"type":"Alphanumérique","description":"Le pays est encodé en utilisant son code pays au format ISO3166-1 Alpha 2","condition_type":"S","condition":"MAJ"},"35":{"nom":"Identifiant SEPAmail (QXBAN)","taille_min":14,"taille_max":34,"type":"Alphanumérique","description":"Cette donnée est encodée en utilisant uniquement des lettres majuscules non accentuées [A-Z] et des chiffres [0-9] (cf. norme ISO 13616). S’il y a des espaces, ils sont retirés.","condition_type":"S","condition":"MAJ+CHIFFRES"},"36":{"nom":"Date de début de période","taille_min":4,"taille_max":4,"type":"Alphanumérique","description":"Cette donnée correspond au nombre de jours écoulés depuis le 1er janvier 2000. Elle est encodée en hexadécimal en utilisant uniquement des lettres majuscules non accentuées [A-F] et des chiffres [0-9].","condition_type":"S","condition":"HEXA"},"37":{"nom":"Date de fin de période","taille_min":4,"taille_max":4,"type":"Alphanumérique","description":"Cette donnée correspond au nombre de jours écoulés depuis le 1er janvier 2000. Elle est encodée en hexadécimal en utilisant uniquement des lettres majuscules non accentuées [A-F] et des chiffres [0-9].","condition_type":"S","condition":"HEXA"},"38":{"nom":"Solde compte début de période","taille_min":0,"taille_max":11,"type":"Numérique","description":"Cette donnée correspond à un solde positif ou négatif. Elle est encodée en utilisant uniquement des chiffres [0-9], des virgules et des tirets [,-].","condition_type":"S","condition":"CHIFFRES+VIRGULE+TIRET"},"39":{"nom":"Solde compte fin de période","taille_min":0,"taille_max":11,"type":"Numérique","description":"Cette donnée correspond à un solde positif ou négatif. Elle est encodée en utilisant uniquement des chiffres [0-9], des virgules et des tirets [,-].","condition_type":"S","condition":"CHIFFRES+VIRGULE+TIRET"},"40":{"nom":"Numéro fiscal","taille_min":13,"taille_max":13,"type":"Numérique","description":"Cette donnée est encodée en utilisant uniquement des chiffres [0-9]. S’il y a des espaces, ils sont retirés.","condition_type":"S","condition":"CHIFFRES"},"41":{"nom":"Revenu fiscal de référence","taille_min":0,"taille_max":-1,"type":"Numérique","description":"Cette donnée est un nombre entier et est encodée en utilisant uniquement des chiffres [0-9].","condition_type":"S","condition":"CHIFFRES"},"42":{"nom":"Situation du foyer","taille_min":0,"taille_max":-1,"type":"Alphanumérique","description":"Cette donnée est encodée en utilisant uniquement des lettres majuscules non accentuées [A-Z] et des espaces.","condition_type":"S","condition":"MAJ+ESPACE"},"43":{"nom":"Nombre de parts","taille_min":0,"taille_max":-1,"type":"Numérique","description":"Le nombre de parts n’étant pas nécessairement un nombre entier, il est encodé en utilisant uniquement des chiffres [0-9] et le caractère « virgule » avec au plus deux décimales.","condition_type":"S","condition":"CHIFFRES+VIRGULE"},"44":{"nom":"Référence d’avis d’impôt","taille_min":13,"taille_max":13,"type":"Alphanumérique","description":"Cette donnée est encodée en utilisant uniquement des lettres majuscules non accentuées [A-Z] et des chiffres [0-9]. S’il y a des espaces, ils sont retirés.","condition_type":"S","condition":"MAJ+CHIFFRES"},"50":{"nom":"SIRET de l’employeur","taille_min":14,"taille_max":14,"type":"Numérique","description":"Cette donnée est encodée en utilisant uniquement des chiffres [0-9].","condition_type":"S","condition":"CHIFFRES"},"51":{"nom":"Nombre d’heures travaillées","taille_min":6,"taille_max":6,"type":"Numérique","description":"Cette donnée est encodée en utilisant uniquement des chiffres et une virgule [0-9,].","condition_type":"S","condition":"CHIFFRES+VIRGULE"},"52":{"nom":"Cumul du nombre d’heures travaillées","taille_min":7,"taille_max":7,"type":"Numérique","description":"Cette donnée est encodée en utilisant uniquement des chiffres et une virgule [0-9,].","condition_type":"S","condition":"CHIFFRES+VIRGULE"},"53":{"nom":"Début de période","taille_min":4,"taille_max":4,"type":"Alphanumérique","description":"Cette donnée correspond au nombre de jours écoulés depuis le 1er janvier 2000. Ell est encodée en hexadécimal en utilisant uniquement des lettres majuscules non accentuées [A-F] et des chiffres [0-9].","condition_type":"S","condition":"HEXA"},"54":{"nom":"Fin de période","taille_min":4,"taille_max":4,"type":"Alphanumérique","description":"Cette donnée correspond au nombre de jours écoulés depuis le 1er janvier 2000. Elle est encodée en hexadécimal en utilisant uniquement des lettres majuscules non accentuées [A-F] et des chiffres [0-9].","condition_type":"S","condition":"HEXA"},"55":{"nom":"Date de début de contrat","taille_min":8,"taille_max":8,"type":"Numérique","description":"Cette date est composée uniquement de 8 chiffres au format JJMMAAAA où JJ représente le jour dans le mois, MM le mois et AAAA l’année. Le jour et le numéro du mois sont encodés sur 2 chiffres préfixés par 0 si nécessaire.","condition_type":"F","condition":"DATE"},"56":{"nom":"Date de fin de contrat","taille_min":4,"taille_max":4,"type":"Alphanumérique","description":"Cette donnée correspond au nombre de jours écoulés depuis le 1er janvier 2000. Elle est encodée en hexadécimal en utilisant uniquement des lettres majuscules non accentuées [A-F] et des chiffres [0-9].","condition_type":"S","condition":"HEXA"},"57":{"nom":"Date de signature du contrat","taille_min":8,"taille_max":8,"type":"Numérique","description":"Cette date est composée uniquement de 8 chiffres au format JJMMAAAA où JJ représente le jour dans le mois, MM le mois et AAAA l’année. Le jour et le numéro du mois sont encodés sur 2 chiffres préfixés par 0 si nécessaire.","condition_type":"F","condition":"DATE"},"58":{"nom":"Salaire net imposable","taille_min":0,"taille_max":11,"type":"Numérique","description":"Cette donnée est un nombre positif ou négatif. Elle est encodée en utilisant uniquement des chiffres [0-9], au plus une virgule et au plus un tiret [,-].","condition_type":"S","condition":"CHIFFRES+VIRGULE+TIRET"},"59":{"nom":"Cumul du salaire net imposable","taille_min":0,"taille_max":12,"type":"Numérique","description":"Cette donnée est un nombre positif ou négatif. Elle est encodée en utilisant uniquement des chiffres [0-9], au plus une virgule et au plus un tiret [,-].","condition_type":"S","condition":"CHIFFRES+VIRGULE+TIRET"},"60":{"nom":"Liste des prénoms","taille_min":0,"taille_max":60,"type":"Alphanumérique","description":"Les prénoms composés sont séparés par un espace. Les différents prénoms sont séparés par ‘/’. Cette donnée est encodée en utilisant uniquement des lettres majuscules non accentuées [A-Z], des espaces et des ‘/’ s’il y a plusieurs prénoms (au maximum 6).","condition_type":"S","condition":"MAJ+ESPACE+SLASH"},"61":{"nom":"Prénom","taille_min":0,"taille_max":20,"type":"Alphanumérique","description":"Ce champ correspond au premier prénom de l’état civil ou au prénom d’usage. Les prénoms composés sont séparés par un espace. Cette donnée est encodée en utilisant uniquement des lettres majuscules non accentuées [A-Z] et des espaces.","condition_type":"S","condition":"MAJ+ESPACE"},"62":{"nom":"Nom patronymique","taille_min":0,"taille_max":38,"type":"Alphanumérique","description":"Cette donnée est encodée en utilisant uniquement des lettres majuscules non accentuées [A-Z] et des espaces. Les noms composés sont séparés par un espace.","condition_type":"S","condition":"MAJ+ESPACE"},"63":{"nom":"Nom d’usage","taille_min":0,"taille_max":38,"type":"Alphanumérique","description":"Cette donnée est encodée en utilisant uniquement des lettres majuscules non accentuées [A-Z] et des espaces. Les noms composés sont séparés par un espace.","condition_type":"S","condition":"MAJ+ESPACE"},"64":{"nom":"Nom d’épouse/époux","taille_min":0,"taille_max":38,"type":"Alphanumérique","description":"Cette donnée est encodée en utilisant uniquement des lettres majuscules non accentuées [A-Z] et des espaces. Les noms composés sont séparés par un espace.","condition_type":"S","condition":"MAJ+ESPACE"},"65":{"nom":"Type de pièce d’identité","taille_min":2,"taille_max":2,"type":"Alphanumérique","description":"Carte d’identité (ID), titre de séjour (IR), visa (V), permis de conduire (D), passeport (P). Une lettre supplémentaire peut être ajoutée à la discrétion de l’Etat pour les passeports (selon leur type) et pour les visas","condition_type":"F","condition":"PIECE_IDENTITE_TYPE"},"66":{"nom":"Numéro de la pièce d’identité","taille_min":0,"taille_max":20,"type":"Alphanumérique","description":"Cette donnée est encodée en utilisant uniquement des lettres majuscules non accentuées [A-Z] et des chiffres [0-9].","condition_type":"S","condition":"MAJ+CHIFFRES"},"67":{"nom":"Nationalité","taille_min":2,"taille_max":2,"type":"Alphanumérique","description":"Le pays est encodé en utilisant son code pays au format ISO3166-1 Alpha 2","condition_type":"S","condition":"MAJ"},"68":{"nom":"Genre","taille_min":1,"taille_max":1,"type":"Alphanumérique","description":"Genre masculin (M) ou féminin (F).","condition_type":"S","condition":"GENRE"},"69":{"nom":"Date de naissance","taille_min":8,"taille_max":8,"type":"Numérique","description":"Cette date est composée uniquement de 8 chiffres au format JJMMAAAA où JJ représente le jour dans le mois, MM le mois et AAAA l’année. Le jour et le numéro du mois sont encodés sur 2 chiffres préfixés par 0 si nécessaire. Lorsque le jour ou le jour et le mois ne sont pas connus, leurs valeurs sont remplacées par 00.","condition_type":"F","condition":"DATE_INCCONUE"},"70":{"nom":"Date et heure du décès","taille_min":12,"taille_max":12,"type":"Numérique","description":"Cette date est composée uniquement de 12 chiffres au format JJMMAAAAHHmm où JJ représente le jour dans le mois, MM le mois, AAAA l’année, HH l’heure et mm les minutes. Le jour, le numéro du mois, l’heure et les minutes sont encodés sur 2 chiffres préfixés par 0 si nécessaire.","condition_type":"F","condition":"DATEHEURE"},"71":{"nom":"Date et heure du constat de décès","taille_min":12,"taille_max":12,"type":"Numérique","description":"Cette date est composée uniquement de 12 chiffres au format JJMMAAAAHHmm où JJ représente le jour dans le mois, MM le mois, AAAA l’année, HH l’heure et mm les minutes. Le jour, le numéro du mois, l’heure et les minutes sont encodés sur 2 chiffres préfixés par 0 si nécessaire.","condition_type":"F","condition":"DATEHEURE"},"72":{"nom":"Nom du défunt","taille_min":0,"taille_max":38,"type":"Alphanumérique","description":"Cette donnée est encodée en utilisant uniquement des lettres majuscules non accentuées [A-Z] et des espaces. Les noms composés sont séparés par un espace.","condition_type":"S","condition":"MAJ+ESPACE"},"73":{"nom":"Prénoms du défunt","taille_min":0,"taille_max":60,"type":"Alphanumérique","description":"Les prénoms composés sont séparés par un espace. Les différents prénoms sont séparés par ‘/’. Cette donnée est encodée en utilisant uniquement des lettres majuscules non accentuées [A-Z], des espaces et des ‘/’ s’il y a plusieurs prénoms (au maximum 6).","condition_type":"S","condition":"MAJ+ESPACE+SLASH"},"74":{"nom":"Nom de jeune fille du défunt","taille_min":0,"taille_max":38,"type":"Alphanumérique","description":"Cette donnée est encodée en utilisant uniquement des lettres majuscules non accentuées [A-Z] et des espaces. Les noms composés sont séparés par un espace.","condition_type":"S","condition":"MAJ+ESPACE"},"75":{"nom":"Date de naissance du défunt","taille_min":8,"taille_max":8,"type":"Numérique","description":"Cette date est composée uniquement de 8 chiffres au format JJMMAAAA où JJ représente le jour dans le mois, MM le mois et AAAA l’année. Le jour et le numéro du mois sont encodés sur 2 chiffres préfixés par 0 si nécessaire. Lorsque le jour ou le jour et le mois ne sont pas connus, leurs valeurs sont remplacées par 00.","condition_type":"F","condition":"DATE_INCCONUE"},"76":{"nom":"Genre du défunt","taille_min":1,"taille_max":1,"type":"Alphanumérique","description":"Genre masculin (M) ou féminin (F)","condition_type":"S","condition":"GENRE"},"77":{"nom":"Commune de décès","taille_min":0,"taille_max":45,"type":"Alphanumérique","description":"Cette donnée est encodée en utilisant uniquement des lettres majuscules non accentuées [A-Z] et des espaces. Les noms composés sont séparés par un espace.","condition_type":"S","condition":"MAJ+ESPACE"},"78":{"nom":"Code postal de la commune de décès","taille_min":5,"taille_max":5,"type":"Numérique","description":"Cette donnée est encodée en utilisant uniquement des chiffres ou des espaces si la donnée n’est pas renseignée (par exemple, dans le cas d’un pays ne disposant pas de code postal).","condition_type":"S","condition":"CHIFFRES+ESPACE"},"79":{"nom":"Adresse du domicile du défunt","taille_min":0,"taille_max":114,"type":"Alphanumérique","description":"Ce champ peut contenir plusieurs lignes d’adresse. Cette donnée est encodée en utilisant uniquement des lettres majuscules non accentuées [A-Z], des chiffres [0-9] et des espaces.","condition_type":"S","condition":"MAJ+CHIFFRES+ESPACE"},"80":{"nom":"Nom","taille_min":0,"taille_max":38,"type":"Alphanumérique","description":"Cette donnée est encodée en utilisant uniquement des lettres majuscules non accentuées [A-Z] et des espaces. Les noms composés sont séparés par un espace.","condition_type":"S","condition":"MAJ+ESPACE"},"81":{"nom":"Prénoms","taille_min":0,"taille_max":60,"type":"Alphanumérique","description":"Les prénoms composés sont séparés par un espace. Les différents prénoms sont séparés par ‘/’. Cette donnée est encodée en utilisant uniquement des lettres majuscules non accentuées [A-Z], des espaces et des ‘/’ s’il y a plusieurs prénoms (au maximum 6).","condition_type":"S","condition":"MAJ+ESPACE+SLASH"},"82":{"nom":"Numéro de carte","taille_min":0,"taille_max":20,"type":"Alphanumérique","description":"Cette donnée est encodée en utilisant uniquement des lettres majuscules non accentuées [A-Z], des chiffres [0-9] et des espaces.","condition_type":"S","condition":"MAJ+CHIFFRES+ESPACE"},"83":{"nom":"Organisme de tutelle","taille_min":0,"taille_max":40,"type":"Alphanumérique","description":"Cette donnée est encodée en utilisant uniquement des lettres majuscules non accentuées [A-Z], des chiffres [0-9] et des espaces.","condition_type":"S","condition":"MAJ+CHIFFRES+ESPACE"},"84":{"nom":"Profession","taille_min":0,"taille_max":40,"type":"Alphanumérique","description":"Cette donnée est encodée en utilisant uniquement des lettres majuscules non accentuées [A-Z], des chiffres [0-9] et des espaces.","condition_type":"S","condition":"MAJ+CHIFFRES+ESPACE"},"85":{"nom":"Numéro de permis de chasser","taille_min":17,"taille_max":17,"type":"Alphanumérique","description":"Cette donnée est encodée en utilisant uniquement des lettres majuscules non accentuées [A-Z], des chiffres [0-9] et des caractères ‘-‘. Le numéro du permis est de la forme XXXXXXXXXXXX-XX-X.","condition_type":"S","condition":"MAJ+CHIFFRES+TIRET"},"86":{"nom":"Numéro de licence","taille_min":12,"taille_max":12,"type":"Alphanumérique","description":"Cette donnée est encodée en utilisant uniquement des lettres majuscules non accentuées [A-Z] et des chiffres [0-9].","condition_type":"S","condition":"MAJ+CHIFFRES"},"90":{"nom":"Identité de l'huissier de justice","taille_min":0,"taille_max":38,"type":"Alphanumérique","description":"L’Identité est séparée en Civilité (ou Titre), le Nom et le Prénom. Les éléments Civilité, Nom et Prénom doivent être indiqués dans cet ordre et peuvent être séparés par le caractère ‘/’ pour faciliter leur lecture. Cette donnée est encodée en utilisant uniquement des lettres majuscules non accentuées [A-Z], des espaces et éventuellement des ‘/’ pour séparer les zones Civilité, Nom et Prénom.","condition_type":"S","condition":"MAJ+ESPACE+SLASH"},"91":{"nom":"Identité ou raison sociale du demandeur","taille_min":0,"taille_max":38,"type":"Alphanumérique","description":"L’Identité est séparée en Civilité, le Nom et le Prénom. Les éléments Civilité, Nom et Prénom doivent être indiqués dans cet ordre et peuvent être séparés par le caractère ‘/’ pour faciliter leur lecture. Cette donnée est encodée en utilisant uniquement des lettres majuscules non accentuées [A-Z], des espaces et éventuellement des ‘/’ pour séparer les zones Civilité, Nom et Prénom. Dans le cas d’un nom de société, il n’est pas nécessaire d’utiliser des séparateurs.","condition_type":"S","condition":"MAJ+ESPACE+SLASH"},"92":{"nom":"Identité ou raison sociale du destinataire","taille_min":0,"taille_max":38,"type":"Alphanumérique","description":"L’Identité est séparée en Civilité, le Nom et le Prénom. Les éléments Civilité, Nom et Prénom doivent être indiqués dans cet ordre et peuvent être séparés par le caractère ‘/’ pour faciliter leur lecture. Cette donnée est encodée en utilisant uniquement des lettres majuscules non accentuées [A-Z], des espaces et éventuellement des ‘/’ pour séparer les zones Civilité, Nom et Prénom. Dans le cas d’un nom de société, il n’est pas nécessaire d’utiliser des séparateurs.","condition_type":"S","condition":"MAJ+ESPACE+SLASH"},"93":{"nom":"Identité ou raison sociale de tiers concerné","taille_min":0,"taille_max":38,"type":"Alphanumérique","description":"L’Identité est séparée en Civilité, le Nom et le Prénom. Les éléments Civilité, Nom et Prénom doivent être indiqués dans cet ordre et peuvent être séparés par le caractère ‘/’ pour faciliter leur lecture. Cette donnée est encodée en utilisant uniquement des lettres majuscules non accentuées [A-Z], des espaces et éventuellement des ‘/’ pour séparer les zones Civilité, Nom et Prénom. Dans le cas d’un nom de société, il n’est pas nécessaire d’utiliser des séparateurs.","condition_type":"S","condition":"MAJ+ESPACE+SLASH"},"94":{"nom":"Intitulé de l'acte","taille_min":0,"taille_max":38,"type":"Alphanumérique","description":"Cette donnée est encodée en utilisant uniquement des lettres majuscules non accentuées [A-Z], des chiffres [0-9], des espaces.","condition_type":"S","condition":"MAJ+CHIFFRES+ESPACE"},"95":{"nom":"Numéro de l'acte","taille_min":0,"taille_max":18,"type":"Alphanumérique","description":"Cette donnée est encodée en utilisant uniquement des lettres majuscules non accentuées [A-Z] et des chiffres [0-9].","condition_type":"S","condition":"MAJ+CHIFFRES"},"96":{"nom":"Date de signature de l'acte","taille_min":8,"taille_max":8,"type":"Numérique","description":"Cette date est composée uniquement de 8 chiffres au format JJMMAAAA où JJ représente le jour dans le mois, MM le mois et AAAA l’année.","condition_type":"F","condition":"DATE"},"01":{"nom":"Identifiant unique du document.","taille_min":0,"taille_max":-1,"type":"Alphanumérique","description":"Cet identifiant permet en fonction de l’émetteur (si celui-ci fournit le service) de récupérer le document correspondant. Cette donnée est encodée en utilisant uniquement des lettres majuscules non accentuées [A-Z] et des chiffres [0-9].","condition_type":"S","condition":"MAJ+CHIFFRES"},"02":{"nom":"Catégorie de document","taille_min":0,"taille_max":-1,"type":"Alphanumérique","description":"Cette donnée est encodée en utilisant uniquement des lettres majuscules non accentuées [A-Z], des chiffres [0-9] et des espaces.","condition_type":"S","condition":"MAJ+CHIFFRES+ESPACE"},"03":{"nom":"Sous-catégorie de document","taille_min":0,"taille_max":-1,"type":"Alphanumérique","description":"Cette donnée est encodée en utilisant uniquement des lettres majuscules non accentuées [A-Z], des chiffres [0-9] et des espaces.","condition_type":"S","condition":"MAJ+CHIFFRES+ESPACE"},"04":{"nom":"Application de composition","taille_min":0,"taille_max":-1,"type":"Alphanumérique","description":"Cette donnée est encodée en utilisant uniquement des lettres majuscules non accentuées [A-Z], des chiffres [0-9] et des espaces.","condition_type":"S","condition":"MAJ+CHIFFRES+ESPACE"},"05":{"nom":"Version de l’application de composition","taille_min":0,"taille_max":-1,"type":"Alphanumérique","description":"Cette donnée est encodée en utilisant uniquement des lettres majuscules non accentuées [A-Z], des chiffres [0-9] et des espaces.","condition_type":"S","condition":"MAJ+CHIFFRES+ESPACE"},"06":{"nom":"Date de l’association entre le document et le code 2D-Doc.","taille_min":4,"taille_max":4,"type":"Alphanumérique","description":"Cette date est indiquée par le nombre de jours encodé en hexadécimal depuis le 1er janvier 2000 de la même manière que les dates fournies dans l’en-tête.","condition_type":"S","condition":"HEXA"},"07":{"nom":"Heure de l’association entre le document et le code 2D-Doc.","taille_min":6,"taille_max":6,"type":"Numérique","description":"Cette donnée est composée uniquement de 6 chiffres au format HHMMSS où HH représente l’heure, MM les minutes et SS les secondes. Les heures, les minutes et les secondes sont encodées sur 2 chiffres préfixés par 0 si nécessaire.","condition_type":"F","condition":"HHMMSS"},"08":{"nom":"Date d’expiration du document","taille_min":4,"taille_max":4,"type":"Alphanumérique","description":"Cette date est indiquée par le nombre de jours encodé en hexadécimal depuis le 1er janvier 2000 de la même manière que les dates fournies dans l’en-tête.","condition_type":"S","condition":"HEXA"},"09":{"nom":"Nombre de pages du document","taille_min":4,"taille_max":4,"type":"Numérique","description":"Cette donnée est encodée en utilisant uniquement des chiffres [0-9]. Le nombre devra être préfixé par des 0 si nécessaire.","condition_type":"S","condition":"CHIFFRES"},"0A":{"nom":"Editeur du 2D-Doc","taille_min":9,"taille_max":9,"type":"Numérique","description":"Correspond au numéro de SIREN de l’éditeur, sur 9 caractères numériques.","condition_type":"S","condition":"CHIFFRES"},"0B":{"nom":"Intégrateur du 2D-Doc","taille_min":9,"taille_max":9,"type":"Numérique","description":"Correspond au numéro de SIREN de l’intégrateur, sur 9 caractères numériques.","condition_type":"S","condition":"CHIFFRES"},"0C":{"nom":"URL du document","taille_min":0,"taille_max":-1,"type":"Alphanumérique/symboles","description":"L’URL étant sensible à la casse, il n’est pas possible de réduire cela à l’ensemble des caractères majuscules. Pour permettre le stockage de cette donnée au format C40, l’URL ne subit aucune modification et son encodage UTF-8 est encodé en Base32. Cependant, une URL tronquée n’ayant pas de sens, ce champ ne devra pas être tronqué.","condition_type":"F","condition":"URL"},"1A":{"nom":"Numéro du contrat","taille_min":0,"taille_max":-1,"type":"Alphanumérique","description":"Cette donnée est encodée en utilisant uniquement des lettres majuscules non accentuées [A-Z] et des chiffres [0-9].","condition_type":"S","condition":"MAJ+CHIFFRES"},"1B":{"nom":"Identifiant du souscripteur du contrat","taille_min":0,"taille_max":-1,"type":"Alphanumérique","description":"Cette donnée est encodée en utilisant uniquement des lettres majuscules non accentuées [A-Z] et des chiffres [0-9].","condition_type":"S","condition":"MAJ+CHIFFRES"},"1C":{"nom":"Date d’effet du contrat","taille_min":8,"taille_max":8,"type":"Numérique","description":"Cette date est composée uniquement de 8 chiffres au format JJMMAAAA où JJ représente le jour dans le mois, MM le mois et AAAA l’année. Le jour et le numéro du mois sont encodés sur 2 chiffres préfixés par 0 si nécessaire.","condition_type":"F","condition":"DATE"},"1D":{"nom":"Montant TTC de la facture","taille_min":0,"taille_max":16,"type":"Numérique","description":"Le montant est un nombre avec au plus deux décimales et peut être positif ou négatif. Il est encodé en utilisant uniquement des chiffres [0-9], au plus une virgule et au plus un tiret [,-].","condition_type":"S","condition":"CHIFFRES+VIRGULE+TIRET"},"1E":{"nom":"Numéro de téléphone du bénéficiaire de la prestation","taille_min":0,"taille_max":30,"type":"Numérique","description":"Il est encodé en utilisant uniquement des chiffres [0-9]. Il commence par le code international, par exemple 33177935210 pour encoder le numéro français 01.77.93.52.10.","condition_type":"S","condition":"CHIFFRES"},"1F":{"nom":"Numéro de téléphone du destinataire de la facture","taille_min":0,"taille_max":30,"type":"Numérique","description":"Il est encodé en utilisant uniquement des chiffres [0-9]. Il commence par le code international, par exemple 33177935210 pour encoder le numéro français 01.77.93.52.10.","condition_type":"S","condition":"CHIFFRES"},"1G":{"nom":"Présence d’un co-bénéficiaire de la prestation non mentionné dans le code","taille_min":1,"taille_max":1,"type":"Numérique","description":"Permet d’indiquer la présence d’un ou plusieurs co-bénéficiaires de la prestation non mentionnés dans le code.\n Cette donnée est représentée par un numérique : 0 = faux et 1 = vrai.","condition_type":"S","condition":"BINAIRE"},"1H":{"nom":"Présence d’un co-destinataire de la facture non mentionné dans le code","taille_min":1,"taille_max":1,"type":"Numérique","description":"Permet d’indiquer la présence d’un ou plusieurs co-destinataires de la facture non mentionnés dans le code.\n Cette donnée est représentée par un numérique : 0 = faux et 1 = vrai.","condition_type":"S","condition":"BINAIRE"},"1I":{"nom":"Ligne 1 de la norme adresse postale du co-bénéficiaire de la prestation.","taille_min":0,"taille_max":38,"type":"Alphanumérique","description":"Qualité – Nom – Prénom – éventuellement titre ou profession du co-bénéficiaire de la prestation. Les items Qualité, Nom et Prénom doivent être indiqués dans cet ordre et peuvent être séparés par le caractère ‘/’ pour faciliter leur lecture. Cette donnée est encodée en utilisant uniquement des lettres majuscules non accentuées [A-Z], des chiffres [0-9], des espaces et éventuellement des ‘/’ pour séparer les zones Qualité, Nom et Prénom. Dans le cas, d’un nom de société, il n’est pas nécessaire d’utiliser des séparateurs.","condition_type":"S","condition":"MAJ+CHIFFRES+ESPACE+SLASH"},"1J":{"nom":"Qualité et/ou titre du co-bénéficiaire de la prestation.","taille_min":0,"taille_max":38,"type":"Alphanumérique","description":"Cette donnée est encodée en utilisant uniquement des lettres majuscules non accentuées [A-Z] et des espaces.","condition_type":"S","condition":"MAJ+ESPACE"},"1K":{"nom":"Prénom du co-bénéficiaire de la prestation.","taille_min":0,"taille_max":38,"type":"Alphanumérique","description":"Cette donnée est encodée en utilisant uniquement des lettres majuscules non accentuées [A-Z] et des espaces.","condition_type":"S","condition":"MAJ+ESPACE"},"1L":{"nom":"Nom du co-bénéficiaire de la prestation.","taille_min":0,"taille_max":38,"type":"Alphanumérique","description":"Cette donnée est encodée en utilisant uniquement des lettres majuscules non accentuées [A-Z] et des espaces.","condition_type":"S","condition":"MAJ+ESPACE"},"1M":{"nom":"Ligne 1 de la norme adresse postale du co-destinataire de la facture.","taille_min":0,"taille_max":38,"type":"Alphanumérique","description":"Qualité – Nom – Prénom – éventuellement titre ou profession du co-destinataire de la facture. Les items Qualité, Nom et Prénom doivent être indiqués dans cet ordre et peuvent être séparés par le caractère ‘/’ pour faciliter leur lecture. Cette donnée est encodée en utilisant uniquement des lettres majuscules non accentuées [A-Z], des chiffres [0-9], des espaces et éventuellement des ‘/’ pour séparer les zones Qualité, Nom et Prénom. Dans le cas, d’un nom de société, il n’est pas nécessaire d’utiliser des séparateurs.","condition_type":"S","condition":"MAJ+CHIFFRES+ESPACE+SLASH"},"1N":{"nom":"Qualité et/ou titre du co-destinataire de la facture.","taille_min":0,"taille_max":38,"type":"Alphanumérique","description":"Cette donnée est encodée en utilisant uniquement des lettres majuscules non accentuées [A-Z] et des espaces.","condition_type":"S","condition":"MAJ+ESPACE"},"1O":{"nom":"Prénom du co-destinataire de la facture.","taille_min":0,"taille_max":38,"type":"Alphanumérique","description":"Cette donnée est encodée en utilisant uniquement des lettres majuscules non accentuées [A-Z] et des espaces.","condition_type":"S","condition":"MAJ+ESPACE"},"1P":{"nom":"Nom du co-destinataire de la facture.","taille_min":0,"taille_max":38,"type":"Alphanumérique","description":"Cette donnée est encodée en utilisant uniquement des lettres majuscules non accentuées [A-Z] et des espaces.","condition_type":"S","condition":"MAJ+ESPACE"},"2A":{"nom":"Ligne 5 de la norme adresse postale du destinataire de la facture","taille_min":0,"taille_max":38,"type":"Alphanumérique","description":"Mention de distribution (BP) suivie du libellé de la localité de destination dans le cas où celle-ci serait différente du libellé cedex lieu-dit ou hameau. Cette donnée est encodée en utilisant uniquement des lettres majuscules non accentuées [A-Z], des chiffres [0-9] et des espaces. Il faut utiliser les méthodes de compression définies en section 10.9 du document en cas de dépassement de la donnée.","condition_type":"S","condition":"MAJ+CHIFFRES"},"2B":{"nom":"Code postal ou code cedex du destinataire de la facture","taille_min":5,"taille_max":5,"type":"Numérique","description":"Compris dans la ligne 6 de la norme adresse postale. Cette donnée est encodée en utilisant uniquement des chiffres ou des espaces si la donnée n’est pas renseignée (par exemple, dans le cas d’un pays ne disposant pas de code postal).","condition_type":"S","condition":"CHIFFRES+ESPACE"},"2C":{"nom":"Localité de destination ou libellé cedex du destinataire de la facture","taille_min":0,"taille_max":32,"type":"Numérique","description":"Compris dans la ligne 6 de la norme adresse postale. Cette donnée est encodée en utilisant uniquement des lettres majuscules non accentuées [A-Z] et des espaces.","condition_type":"S","condition":"MAJ"},"2D":{"nom":"Pays du destinataire de la facture","taille_min":2,"taille_max":2,"type":"Alphanumérique","description":"Le pays est encodé en utilisant son code pays au format ISO3166-1 Alpha 2","condition_type":"S","condition":"MAJ"},"5A":{"nom":"Salaire brut du mois","taille_min":0,"taille_max":11,"type":"Numérique","description":"Cette donnée est encodée en utilisant uniquement des chiffres et une virgule [0-9,].","condition_type":"S","condition":"CHIFFRES+VIRGULE"},"5B":{"nom":"Cumul du salaire brut","taille_min":0,"taille_max":12,"type":"Numérique","description":"Cette donnée est encodée en utilisant uniquement des chiffres et une virgule [0-9,].","condition_type":"S","condition":"CHIFFRES+VIRGULE"},"5C":{"nom":"Salaire net","taille_min":0,"taille_max":11,"type":"Numérique","description":"Cette donnée est un nombre positif ou négatif. Elle est encodée en utilisant uniquement des chiffres [0-9], au plus une virgule et au plus un tiret [,-].","condition_type":"S","condition":"CHIFFRES+VIRGULE+TIRET"},"5D":{"nom":"Ligne 2 de la norme adresse postale de l’employeur","taille_min":0,"taille_max":38,"type":"Alphanumérique","description":"Cette donnée est encodée en utilisant uniquement des lettres majuscules non accentuées [A-Z], des chiffres [0-9] et des espaces. Il faut utiliser les méthodes de compression définies en section 10.9 du document en cas de dépassement de la donnée.","condition_type":"S","condition":"MAJ+CHIFFRES+ESPACE"},"5E":{"nom":"Ligne 3 de la norme adresse postale de l’employeur","taille_min":0,"taille_max":38,"type":"Alphanumérique","description":"Cette donnée est encodée en utilisant uniquement des lettres majuscules non accentuées [A-Z], des chiffres [0-9] et des espaces. Il faut utiliser les méthodes de compression définies en section 10.9 du document en cas de dépassement de la donnée.","condition_type":"S","condition":"MAJ+CHIFFRES+ESPACE"},"5F":{"nom":"Ligne 4 de la norme adresse postale de l’employeur","taille_min":0,"taille_max":38,"type":"Alphanumérique","description":"Numéro dans la voie + type et nom de la voie. Cette donnée est encodée en utilisant uniquement des lettres majuscules non accentuées [A-Z], des chiffres [0-9] et des espaces. Il faut utiliser les méthodes de compression définies en section 10.9 du document en cas de dépassement de la donnée.","condition_type":"S","condition":"MAJ+CHIFFRES+ESPACE"},"5G":{"nom":"Ligne 5 de la norme adresse postale de l’employeur","taille_min":0,"taille_max":38,"type":"Alphanumérique","description":"Mention de distribution (BP) suivie du libellé de la localité de destination dans le cas où celle-ci serait différente du libellé cedex lieu-dit ou hameau. Cette donnée est encodée en utilisant uniquement des lettres majuscules non accentuées [A-Z], des chiffres [0-9] et des espaces. Il faut utiliser les méthodes de compression définies en section 10.9 du document en cas de dépassement de la donnée.","condition_type":"S","condition":"MAJ+CHIFFRES"},"5H":{"nom":"Code postal ou code cedex de l’employeur","taille_min":5,"taille_max":5,"type":"Numérique","description":"Cette donnée est encodée en utilisant uniquement des chiffres ou des espaces si la donnée n’est pas renseignée (par exemple, dans le cas d’un pays ne disposant pas de code postal).","condition_type":"S","condition":"CHIFFRES+ESPACE"},"5I":{"nom":"Localité de destination ou libellé cedex de l’employeur","taille_min":0,"taille_max":32,"type":"Alphanumérique","description":"Compris dans la ligne 6 de la norme adresse postale. Cette donnée est encodée en utilisant uniquement des lettres majuscules non accentuées [A-Z] et des espaces.","condition_type":"S","condition":"MAJ"},"5J":{"nom":"Pays de l’employeur","taille_min":2,"taille_max":2,"type":"Alphanumérique","description":"Le pays est encodé en utilisant son code pays au format ISO3166-1 Alpha 2","condition_type":"S","condition":"MAJ"},"5K":{"nom":"Identifiant Cotisant Prestations Sociales","taille_min":0,"taille_max":50,"type":"Alphanumérique","description":"Correspond en France au numéro URSSAF, au format de 18 chiffres.","condition_type":"S","condition":"MAJ+CHIFFRES"},"5L":{"nom":"Numéro de SIRET ou RNA","taille_min":9,"taille_max":14,"type":"Alphanumérique","description":"Cette donnée est encodée en utilisant des lettres majuscules non accentuées [A-Z] et des chiffres [0-9].","condition_type":"S","condition":"MAJ+CHIFFRES"},"5M":{"nom":"Dénomination sociale","taille_min":0,"taille_max":38,"type":"Alphanumérique","description":"Cette donnée est encodée en utilisant des lettres majuscules non accentuées [A-Z], des chiffres [0-9] et des espaces.","condition_type":"S","condition":"MAJ+CHIFFRES+ESPACE"},"5N":{"nom":"Numéro de dossier d'autorisation de travail","taille_min":21,"taille_max":21,"type":"Numérique","description":"Cette donnée est encodée en utilisant uniquement des chiffres [0-9].","condition_type":"S","condition":"CHIFFRES"},"5O":{"nom":"Nom de l'employeur","taille_min":0,"taille_max":38,"type":"Alphabétique","description":"Cette donnée est encodée en utilisant des lettres majuscules non accentuées [A-Z] et des espaces.","condition_type":"S","condition":"MAJ+ESPACE"},"5P":{"nom":"Prénom de l'employeur","taille_min":0,"taille_max":20,"type":"Alphabétique","description":"Cette donnée est encodée en utilisant des lettres majuscules non accentuées [A-Z] et des espaces.","condition_type":"S","condition":"MAJ+ESPACE"},"5Q":{"nom":"Nom du déclarant","taille_min":0,"taille_max":38,"type":"Alphabétique","description":"Cette donnée est encodée en utilisant des lettres majuscules non accentuées [A-Z] et des espaces.","condition_type":"S","condition":"MAJ+ESPACE"},"5R":{"nom":"Prénom du déclarant","taille_min":0,"taille_max":20,"type":"Alphabétique","description":"Cette donnée est encodée en utilisant des lettres majuscules non accentuées [A-Z] et des espaces.","condition_type":"S","condition":"MAJ+ESPACE"},"5S":{"nom":"Fonction du déclarant","taille_min":0,"taille_max":40,"type":"Alphabétique","description":"Cette donnée est encodée en utilisant des lettres majuscules non accentuées [A-Z] et des espaces.","condition_type":"S","condition":"MAJ+ESPACE"},"5T":{"nom":"Type de contrat de travail","taille_min":1,"taille_max":1,"type":"Numérique","description":"Le type est encodé de la manière suivante : Encodage Signification\n 0 CDD\n 1 CDI\n 2 CTT\n 3 CAP","condition_type":"S","condition":"CONTRAT"},"5U":{"nom":"Durée du contrat","taille_min":0,"taille_max":12,"type":"Alphanumérique","description":"Cette donnée est encodée en utilisant des lettres majuscules non accentuées [A-Z], des chiffres [0-9] et des espaces.","condition_type":"S","condition":"MAJ+CHIFFRES+ESPACE"},"6A":{"nom":"Lieu de naissance","taille_min":0,"taille_max":32,"type":"Alphanumérique","description":"Cette donnée est encodée en utilisant uniquement des lettres majuscules non accentuées [A-Z], des chiffres [0-9] et des espaces.","condition_type":"S","condition":"MAJ+CHIFFRES+ESPACE"},"6B":{"nom":"Département du bureau émetteur","taille_min":3,"taille_max":3,"type":"Alphanumérique","description":"Cette donnée est encodée en utilisant uniquement des lettres majuscules non accentuées [A-Z] et des chiffres [0-9]","condition_type":"S","condition":"MAJ+CHIFFRES"},"6C":{"nom":"Pays de naissance","taille_min":2,"taille_max":2,"type":"Alphanumérique","description":"Le pays est encodé en utilisant son code pays au format ISO3166-1 Alpha 2","condition_type":"S","condition":"MAJ"},"6D":{"nom":"Nom et prénom du père","taille_min":0,"taille_max":60,"type":"Alphanumérique","description":"Les items Nom et Prénom doivent être indiqués dans cet ordre et peuvent être séparés par le caractère ‘/’ pour faciliter leur lecture. Cette donnée est encodée en utilisant uniquement des lettres majuscules non accentuées [A-Z], des chiffres [0-9], des espaces et éventuellement des ‘/’ pour séparer les zones Nom et Prénom.","condition_type":"S","condition":"MAJ+CHIFFRES+ESPACE+SLASH"},"6E":{"nom":"Nom et prénom de la mère","taille_min":0,"taille_max":60,"type":"Alphanumérique","description":"Les items Nom et Prénom doivent être indiqués dans cet ordre et peuvent être séparés par le caractère ‘/’ pour faciliter leur lecture. Cette donnée est encodée en utilisant uniquement des lettres majuscules non accentuées [A-Z], des chiffres [0-9], des espaces et éventuellement des ‘/’ pour séparer les zones Nom et Prénom.","condition_type":"S","condition":"MAJ+CHIFFRES+ESPACE+SLASH"},"6F":{"nom":"Machine Readable Zone (Zone de Lecture Automatique, ZLA)","taille_min":0,"taille_max":90,"type":"Alphanumérique","description":"&lt; pour séparer les champs mais encodé en C40 comme un espace. Cette donnée est encodée en utilisant des majuscules non accentuées, des chiffres et des espaces [AZ0-9 ].","condition_type":"S","condition":"MAJ+CHIFFRES+ESPACE"},"6G":{"nom":"Nom","taille_min":1,"taille_max":38,"type":"Alphanumérique","description":"Cette donnée est encodée en utilisant uniquement des lettres majuscules non accentuées [A-Z] et des espaces.","condition_type":"S","condition":"MAJ+ESPACE"},"6H":{"nom":"Civilité","taille_min":1,"taille_max":10,"type":"Alphanumérique","description":"Cette donnée est encodée en utilisant uniquement des lettres majuscules non accentuées [A-Z] et des espaces.","condition_type":"S","condition":"MAJ+ESPACE"},"6I":{"nom":"Pays émetteur","taille_min":2,"taille_max":2,"type":"Alphanumérique","description":"Le pays est encodé en utilisant son code pays au format ISO3166-1 Alpha 2","condition_type":"S","condition":"MAJ"},"6J":{"nom":"Type de document étranger","taille_min":1,"taille_max":1,"type":"Numérique","description":"Trois choix sont possibles : Encodage Signification 1 Attestation de dépôt d'une demande de titre de séjour 2 Attestation de prolongation d'instruction d'une demande de titre de séjour 3 Attestation favorable de décision d'une demande de titre de séjour","condition_type":"S","condition":"SEJOUR"},"6K":{"nom":"Numéro de la demande de document étranger","taille_min":19,"taille_max":19,"type":"Numérique","description":"Cette donnée est encodée en utilisant uniquement des chiffres [0-9].","condition_type":"S","condition":"CHIFFRES"},"6L":{"nom":"Date de dépôt de la demande","taille_min":8,"taille_max":8,"type":"Alphanumérique","description":"Cette date est composée uniquement de 8 chiffres au format JJMMAAAA où JJ représente le jour dans le mois, MM le mois et AAAA l’année. Le jour et le numéro du mois sont encodés sur 2 chiffres préfixés par 0 si nécessaire.","condition_type":"F","condition":"DATE"},"6M":{"nom":"Catégorie du titre","taille_min":0,"taille_max":40,"type":"Alphabétique","description":"Cette donnée est encodée en utilisant uniquement des lettres majuscules non accentuées [A-Z] et des espaces.","condition_type":"S","condition":"MAJ+ESPACE"},"6N":{"nom":"Date de début de validité","taille_min":8,"taille_max":8,"type":"Numérique","description":"Cette date est composée uniquement de 8 chiffres au format JJMMAAAA où JJ représente le jour dans le mois, MM le mois et AAAA l’année. Le jour et le numéro du mois sont encodés sur 2 chiffres préfixés par 0 si nécessaire.","condition_type":"F","condition":"DATE"},"6O":{"nom":"Date de fin de validité","taille_min":8,"taille_max":8,"type":"Numérique","description":"Cette date est composée uniquement de 8 chiffres au format JJMMAAAA où JJ représente le jour dans le mois, MM le mois et AAAA l’année. Le jour et le numéro du mois sont encodés sur 2 chiffres préfixés par 0 si nécessaire.","condition_type":"F","condition":"DATE"},"6P":{"nom":"Autorisation","taille_min":0,"taille_max":40,"type":"Alphabétique","description":"Cette donnée est encodée en utilisant uniquement des lettres majuscules non accentuées [A-Z] et des espaces.","condition_type":"S","condition":"MAJ+ESPACE"},"6Q":{"nom":"Numéro d’étranger","taille_min":0,"taille_max":10,"type":"Alphanumérique","description":"Cette donnée est encodée en utilisant uniquement des lettres majuscules non accentuées [A-Z] et des chiffres [0-9].","condition_type":"S","condition":"MAJ+CHIFFRES"},"6R":{"nom":"Numéro de visa","taille_min":12,"taille_max":12,"type":"Alphanumérique","description":"Cette donnée est encodée en utilisant uniquement des lettres majuscules non accentuées [A-Z] et des chiffres [0-9].","condition_type":"S","condition":"MAJ+CHIFFRES"},"6S":{"nom":"Ligne 2 de l'adresse postale du domicile","taille_min":0,"taille_max":38,"type":"Alphanumérique","description":"Cette donnée est encodée en utilisant uniquement des lettres majuscules non accentuées [A-Z], des chiffres [0-9] et des espaces. Il faut utiliser les méthodes de compression définies en annexe 11 de la norme en cas de dépassement de la donnée","condition_type":"S","condition":"MAJ+CHIFFRES+ESPACE"},"6T":{"nom":"Ligne 3 de l'adresse postale du domicile","taille_min":0,"taille_max":38,"type":"Alphanumérique","description":"Cette donnée est encodée en utilisant uniquement des lettres majuscules non accentuées [A-Z], des chiffres [0-9] et des espaces. Il faut utiliser les méthodes de compression définies en annexe 11 de la norme en cas de dépassement de la donnée","condition_type":"S","condition":"MAJ+CHIFFRES+ESPACE"},"6U":{"nom":"Ligne 4 de l'adresse postale du domicile","taille_min":0,"taille_max":38,"type":"Alphanumérique","description":"Cette donnée est encodée en utilisant uniquement des lettres majuscules non accentuées [A-Z], des chiffres [0-9] et des espaces. Il faut utiliser les méthodes de compression définies en annexe 11 de la norme en cas de dépassement de la donnée","condition_type":"S","condition":"MAJ+CHIFFRES+ESPACE"},"6V":{"nom":"Ligne 5 de l'adresse postale du domicile","taille_min":0,"taille_max":38,"type":"Alphanumérique","description":"Cette donnée est encodée en utilisant uniquement des lettres majuscules non accentuées [A-Z], des chiffres [0-9] et des espaces. Il faut utiliser les méthodes de compression définies en annexe 11 de la norme en cas de dépassement de la donnée","condition_type":"S","condition":"MAJ+CHIFFRES+ESPACE"},"6W":{"nom":"Code postal ou code cedex de l'adresse postale du domicile","taille_min":5,"taille_max":5,"type":"Numérique","description":"Compris dans la ligne 6 de la norme adresse postale. Cette donnée est encodée en utilisant uniquement des chiffres ou des espaces si la donnée n’est pas renseignée (par exemple, dans le cas d’un pays ne disposant pas de code postal).","condition_type":"S","condition":"CHIFFRES+ESPACE"},"6X":{"nom":"Commune de l'adresse postale du domicile","taille_min":0,"taille_max":32,"type":"Alphabétique","description":"Compris dans la ligne 6 de la norme adresse postale. Cette donnée est encodée en utilisant uniquement des lettres majuscules non accentuées [A-Z] et des espaces.","condition_type":"S","condition":"MAJ+ESPACE"},"6Y":{"nom":"Code pays de l'adresse postale du domicile","taille_min":2,"taille_max":2,"type":"Alphabétique","description":"Le pays est encodé en utilisant son code pays au format ISO3166-1 Alpha 2","condition_type":"S","condition":"MAJ"},"6Z":{"nom":"Numéro d'étranger de l'autorisation de travail","taille_min":9,"taille_max":11,"type":"Alphanumérique","description":"Cette donnée est encodée en utilisant des lettres majuscules non accentuées [A-Z] et des chiffres [0-9].","condition_type":"S","condition":"MAJ+CHIFFRES"},"7A":{"nom":"Code postal du domicile du défunt","taille_min":5,"taille_max":5,"type":"Numérique","description":"Cette donnée est encodée en utilisant uniquement des chiffres ou des espaces si la donnée n’est pas renseignée (par exemple, dans le cas d’un pays ne disposant pas de code postal).","condition_type":"S","condition":"CHIFFRES+ESPACE"},"7B":{"nom":"Commune du domicile du défunt","taille_min":0,"taille_max":45,"type":"Alphanumérique","description":"Cette donnée est encodée en utilisant uniquement des lettres majuscules non accentuées [A-Z] et des espaces. Les noms composés sont séparés par un espace.","condition_type":"S","condition":"MAJ+ESPACE"},"7C":{"nom":"Obstacle médico-légal","taille_min":1,"taille_max":1,"type":"Numérique","description":"Cette donnée est représentée par un numérique : 0 = faux et 1 = vrai.","condition_type":"S","condition":"BINAIRE"},"7D":{"nom":"Mise en bière","taille_min":1,"taille_max":1,"type":"Alphanumérique","description":"Cette donnée est représentée par un caractère : O = Pas de mise en bière, S = Mise en bière dans un cercueil simple, H = Mise en bière dans un cercueil hermétique.","condition_type":"S","condition":"BIERE"},"7E":{"nom":"Obstacle aux soins de conservation","taille_min":1,"taille_max":1,"type":"Numérique","description":"Cette donnée est représentée par un numérique : 0 = faux et 1 = vrai","condition_type":"S","condition":"BINAIRE"},"7F":{"nom":"Obstacle aux dons du corps","taille_min":1,"taille_max":1,"type":"Numérique","description":"Cette donnée est représentée par un numérique : 0 = faux et 1 = vrai","condition_type":"S","condition":"BINAIRE"},"7G":{"nom":"Recherche de la cause du décès","taille_min":1,"taille_max":1,"type":"Numérique","description":"Cette donnée est représentée par un numérique : 0 = faux et 1 = vrai","condition_type":"S","condition":"BINAIRE"},"7H":{"nom":"Délai de transport du corps","taille_min":2,"taille_max":2,"type":"Alphanumérique","description":"L’entier correspondant à cette donnée est encodée en hexadécimal préfixé par des 0 si nécessaire. Cette donnée est encodée en utilisant [0-9A-F].","condition_type":"S","condition":"HEXA"},"7I":{"nom":"Prothèse avec pile","taille_min":1,"taille_max":1,"type":"Numérique","description":"Cette donnée est représentée par un numérique : 0 = faux et 1 = vrai","condition_type":"S","condition":"BINAIRE"},"7J":{"nom":"Retrait de la pile de prothèse","taille_min":1,"taille_max":1,"type":"Numérique","description":"Cette donnée est représentée par un numérique : 0 = faux et 1 = vrai","condition_type":"S","condition":"BINAIRE"},"7K":{"nom":"Code NNC","taille_min":13,"taille_max":13,"type":"Alphanumérique","description":"Cette donnée est encodée en utilisant uniquement des lettres majuscules non accentuées [A-Z] et des chiffres [0-9].","condition_type":"S","condition":"MAJ+CHIFFRES"},"7L":{"nom":"Code Finess de l'organisme agréé","taille_min":9,"taille_max":9,"type":"Alphanumérique","description":"Cette donnée est encodée en utilisant uniquement des lettres majuscules non accentuées [A-Z] et des chiffres [0-9].","condition_type":"S","condition":"MAJ+CHIFFRES"},"7M":{"nom":"Identification du médecin","taille_min":0,"taille_max":64,"type":"Alphanumérique","description":"Cette donnée contient soit un nom/prénom de médecin, soit un code d’identification du médecin. Cette donnée est encodée en utilisant uniquement des lettres majuscules non accentuées [A-Z], des chiffres [0-9] et des espaces.","condition_type":"S","condition":"MAJ+CHIFFRES+ESPACE"},"7N":{"nom":"Lieu de validation du certificat de décès","taille_min":0,"taille_max":128,"type":"Alphanumérique","description":"Cette donnée contient la localisation de la signature du certificat de décès dont le format est variable : par exemple une adresse complète, un nom de commune, un nom d’établissement, etc. Cette donnée est encodée en utilisant uniquement des lettres majuscules non accentuées [A-Z], des chiffres [0-9] et des espaces.","condition_type":"S","condition":"MAJ+CHIFFRES+ESPACE"},"7O":{"nom":"Certificat de décès supplémentaire","taille_min":1,"taille_max":1,"type":"Numérique","description":"Cette donnée indique si une copie du certificat de décès a été fournie. Cette donnée est représentée par un numérique : 0 = faux et 1 = vrai.","condition_type":"S","condition":"BINAIRE"},"A0":{"nom":"Pays ayant émis l’immatriculation du véhicule.","taille_min":2,"taille_max":2,"type":"Alphanumérique","description":"Le pays est encodé en utilisant son code pays au format ISO3166-1 Alpha 2","condition_type":"S","condition":"MAJ"},"A1":{"nom":"Immatriculation du véhicule","taille_min":0,"taille_max":17,"type":"Alphanumérique","description":"Cette donnée correspond au champ A du certificat d’immatriculation. Cette donnée est encodée en utilisant uniquement des lettres majuscules non accentuées [A-Z], des chiffres [0-9], des espaces ou des tirets ‘-‘.","condition_type":"S","condition":"MAJ+CHIFFRES+ESPACE+TIRET"},"A2":{"nom":"Marque du véhicule.","taille_min":0,"taille_max":17,"type":"Alphanumérique","description":"Cette donnée correspond au champ D.1 du certificat d’immatriculation. Cette donnée est encodée en utilisant uniquement des lettres majuscules non accentuées [A-Z], des chiffres [0-9] ou des espaces.","condition_type":"S","condition":"MAJ+CHIFFRES+ESPACE"},"A3":{"nom":"Nom commercial du véhicule.","taille_min":0,"taille_max":17,"type":"Alphanumérique","description":"Cette donnée correspond au champ D.1 du certificat d’immatriculation. Cette donnée est encodée en utilisant uniquement des lettres majuscules non accentuées [A-Z], des chiffres [0-9] ou des espaces.","condition_type":"S","condition":"MAJ+CHIFFRES+ESPACE"},"A4":{"nom":"Numéro de série du véhicule (VIN).","taille_min":17,"taille_max":17,"type":"Alphanumérique","description":"Cette donnée correspond au champ E du certificat d’immatriculation. Cette donnée est encodée en utilisant uniquement des lettres majuscules non accentuées [A-Z] et des chiffres [0-9]. Des espaces peuvent être utilisés pour suffixer les numéros de série ayant une taille inférieure à la taille du champ.","condition_type":"S","condition":"MAJ+CHIFFRES+ESPACE"},"A5":{"nom":"Catégorie du véhicule.","taille_min":3,"taille_max":3,"type":"Alphanumérique","description":"Cette donnée est extraite du champ J du certificat d’immatriculation. Cette donnée est encodée en utilisant uniquement des lettres majuscules non accentuées [A-Z], des chiffres [0-9] et des espaces.","condition_type":"S","condition":"MAJ+CHIFFRES+ESPACE"},"A6":{"nom":"Carburant.","taille_min":2,"taille_max":2,"type":"Alphanumérique","description":"Cette donnée est extraite du champ P.3 du certificat d’immatriculation. Cette donnée est encodée en utilisant uniquement des lettres majuscules non accentuées [A-Z] et des chiffres [0-9].","condition_type":"S","condition":"MAJ+CHIFFRES"},"A7":{"nom":"Taux d’émission de CO2 du véhicule (en g/km).","taille_min":3,"taille_max":3,"type":"Alphanumérique","description":"Cette donnée correspond au champ V.7 du certificat d’immatriculation. L’entier correspondant à cette donnée est encodée en hexadécimal préfixé par des 0 si nécessaire. Cette donnée est encodée en utilisant [0-9A-F].","condition_type":"S","condition":"HEXA"},"A8":{"nom":"Indication de la classe environnementale de réception CE.","taille_min":0,"taille_max":12,"type":"Alphanumérique","description":"Cette donnée est extraite du champ V.9 du certificat d’immatriculation. Cette donnée est encodée en utilisant uniquement des lettres majuscules non accentuées [A-Z], des chiffres [0-9], des espaces et des barres obliques ‘/’.","condition_type":"S","condition":"MAJ+CHIFFRES+ESPACE+SLASH"},"A9":{"nom":"Classe d’émission polluante.","taille_min":3,"taille_max":3,"type":"Alphanumérique","description":"Le champ classe d’émission polluante contient un agrégat de 3 valeurs chacune encodée sur un caractère alphanumérique majuscules sans accents dans l’ordre suivant : Le premier caractère indique la version de la spécification concernant la classe d’émission polluante. Actuellement, deux versions sont définies et autorisées : la version initiale à 0 et la version 1 (pouvant être utilisé dans le certificat de qualité de l’air v2). Le second caractère indique la classe du véhicule lui-même Le troisième caractère indique le motif de sur-classement du véhicule. Pour la version initiale, les valeurs possibles pour la classe du véhicule (du moins polluant au plus polluant) sont les suivantes : Encodage Signification E Véhicule électrique 1 Classe 1 2 Classe 2 3 Classe 3 4 Classe 4 5 Classe 5 6 Classe 6 La version initiale ne définit aucun motif de sur-classement du véhicule, donc la seule valeur autorisée est 0 indiquant l’absence de motif. Dans le cadre de la version 1, seule la valeur autorisée est 0 également, mais le motif de sur-classement doit être précisé dans un champ supplémentaire dont l’ID est AM.","condition_type":"F","condition":"CLASSE_VEHICULE"},"AA":{"nom":"Date de première immatriculation du véhicule.","taille_min":8,"taille_max":8,"type":"Numérique","description":"Cette donnée correspond au champ B du certificat d’immatriculation. Cette date est composée uniquement de 8 chiffres au format JJMMAAAA où JJ représente le jour dans le mois, MM le mois et AAAA l’année. Le jour et le numéro du mois sont encodés sur 2 chiffres préfixés par 0 si nécessaire.","condition_type":"F","condition":"DATE"},"AB":{"nom":"Type de lettre","taille_min":0,"taille_max":8,"type":"Alphanumérique","description":"Caractères autorisés (A-Z0-9)","condition_type":"S","condition":"MAJ+CHIFFRES"},"AC":{"nom":"N° Dossier","taille_min":0,"taille_max":19,"type":"Alphanumérique","description":"Caractères autorisés (A-Z0-9)","condition_type":"S","condition":"MAJ+CHIFFRES"},"AD":{"nom":"Date Infraction","taille_min":4,"taille_max":4,"type":"Alphanumérique","description":"Date de l’infraction (nombre de jours après le 01/01/2000 encodée en hexadécimal).","condition_type":"S","condition":"HEXA"},"AE":{"nom":"Heure de l’infraction","taille_min":4,"taille_max":4,"type":"Numérique","description":"Heure au format HHmm éventuellement préfixé par des 0.","condition_type":"F","condition":"HEURE"},"AF":{"nom":"Nombre de points retirés lors de l’infraction","taille_min":1,"taille_max":1,"type":"Alphanumérique","description":"Valeur entre 0 à 35 points. Encodée en base 36 (0-9A-Z)","condition_type":"S","condition":"MAJ+CHIFFRES"},"AG":{"nom":"Solde de points","taille_min":1,"taille_max":1,"type":"Alphanumérique","description":"Valeur entre 0 à 35 points. Encodée en base 36 (0-9A-Z)","condition_type":"S","condition":"MAJ+CHIFFRES"},"AH":{"nom":"Numéro de la carte","taille_min":0,"taille_max":30,"type":"Alphanumérique","description":"Cette donnée est encodée en utilisant uniquement des lettres majuscules non accentuées [A-Z] et des chiffres [0-9].","condition_type":"S","condition":"MAJ+CHIFFRES"},"AI":{"nom":"Date d’expiration initiale","taille_min":8,"taille_max":8,"type":"Numérique","description":"Cette date est composée uniquement de 8 chiffres au format JJMMAAAA où JJ représente le jour dans le mois, MM le mois et AAAA l’année. Le jour et le numéro du mois sont encodés sur 2 chiffres préfixés par 0 si nécessaire.","condition_type":"F","condition":"DATE"},"AJ":{"nom":"Numéro EVTC","taille_min":13,"taille_max":13,"type":"Alphanumérique","description":"Cette donnée est encodée en utilisant uniquement des lettres majuscules non accentuées [A-Z] et des chiffres [0-9].","condition_type":"S","condition":"MAJ+CHIFFRES"},"AK":{"nom":"K Numéro de macaron","taille_min":7,"taille_max":7,"type":"Numérique","description":"Cette donnée est encodée en utilisant uniquement des chiffres [0-9]. La valeur numérique est préfixée par des 0 si nécessaire.","condition_type":"S","condition":"CHIFFRES"},"AL":{"nom":"Numéro de la carte","taille_min":11,"taille_max":11,"type":"Alphanumérique","description":"Cette donnée est encodée en utilisant uniquement des lettres majuscules non accentuées [A-Z] et des chiffres [0-9].","condition_type":"S","condition":"MAJ+CHIFFRES"},"AM":{"nom":"Motif de sur-classement","taille_min":0,"taille_max":5,"type":"Alphanumérique","description":"Cette donnée est encodée en utilisant uniquement des lettres majuscules non accentuées [A-Z], des chiffres [0-9] et des espaces. Lorsque ce champ est présent mais vide, cela signifie qu’il n’y a aucun motif de sur-classement.","condition_type":"S","condition":"MAJ+CHIFFRES+ESPACE"},"AN":{"nom":"Kilométrage","taille_min":8,"taille_max":8,"type":"Numérique","description":"Cette donnée est encodée en utilisant uniquement des chiffres [0-9]. La valeur numérique est préfixée par des 0 si nécessaire.","condition_type":"S","condition":"CHIFFRES"},"AO":{"nom":"Numéro d’identification","taille_min":6,"taille_max":6,"type":"Numérique","description":"L’entier correspondant à cette donnée est encodée en décimal préfixé par des 0 si nécessaire. Cette donnée est encodée en utilisant [0-9].","condition_type":"S","condition":"CHIFFRES"},"AP":{"nom":"Type d’engin","taille_min":0,"taille_max":60,"type":"Alphabétique","description":"Cette donnée est encodée en utilisant uniquement des lettres majuscules non accentuées [A-Z] et des espaces.","condition_type":"S","condition":"MAJ+ESPACE"},"AQ":{"nom":"Numéro de série","taille_min":0,"taille_max":25,"type":"Alphanumérique","description":"Cette donnée est encodée en utilisant des lettres majuscules non accentuées [A-Z] et des chiffres [0-9].","condition_type":"S","condition":"MAJ+CHIFFRES"},"AR":{"nom":"Modèle","taille_min":0,"taille_max":35,"type":"Alphabétique","description":"Cette donnée est encodée en utilisant des lettres majuscules non accentuées [A-Z], des chiffres [0-9] et des espaces.","condition_type":"S","condition":"MAJ+CHIFFRES+ESPACE"},"AS":{"nom":"Couleur dominante","taille_min":0,"taille_max":10,"type":"Alphabétique","description":"Cette donnée est encodée en utilisant uniquement des lettres majuscules non accentuées [A-Z] et des espaces.","condition_type":"S","condition":"MAJ+ESPACE"},"AT":{"nom":"Type de propriétaire","taille_min":1,"taille_max":1,"type":"Numérique","description":"Deux choix sont possibles : • 1 = Personne physique • 2 = Personne morale","condition_type":"S","condition":"PROPRIETAIRE"},"AU":{"nom":"Ligne 2 de l'adresse postale du propriétaire","taille_min":0,"taille_max":38,"type":"Alphanumérique","description":"Cette donnée est encodée en utilisant uniquement des lettres majuscules non accentuées [A-Z], des chiffres [0-9] et des espaces. Il faut utiliser les méthodes de compression définies en annexe 11 de la norme en cas de dépassement de la donnée","condition_type":"S","condition":"MAJ+CHIFFRES+ESPACE"},"AV":{"nom":"Ligne 3 de l'adresse postale du propriétaire","taille_min":0,"taille_max":38,"type":"Alphanumérique","description":"Cette donnée est encodée en utilisant uniquement des lettres majuscules non accentuées [A-Z], des chiffres [0-9] et des espaces. Il faut utiliser les méthodes de compression définies en annexe 11 de la norme en cas de dépassement de la donnée.","condition_type":"S","condition":"MAJ+CHIFFRES+ESPACE"},"AW":{"nom":"Ligne 4 de l'adresse postale du propriétaire","taille_min":0,"taille_max":38,"type":"Alphanumérique","description":"Numéro dans la voie + type et nom de la voie. Cette donnée est encodée en utilisant uniquement des lettres majuscules non accentuées [A-Z], des chiffres [0-9] et des espaces. Il faut utiliser les méthodes de compression définies en annexe 11 de la norme en cas de dépassement de la donnée.","condition_type":"S","condition":"MAJ+CHIFFRES+ESPACE"},"AX":{"nom":"Ligne 5 de l'adresse postale du propriétaire","taille_min":0,"taille_max":38,"type":"Alphanumérique","description":"Mention de distribution (BP) suivie du libellé de la localité de destination dans le cas où celle-ci serait différente du libellé cedex lieu-dit ou hameau. Cette donnée est encodée en utilisant uniquement des lettres majuscules non accentuées [A-Z], des chiffres [0-9] et des espaces. Il faut utiliser les méthodes de compression définies en annexe 11 de la norme en cas de dépassement de la donnée.","condition_type":"S","condition":"MAJ+CHIFFRES"},"AY":{"nom":"Code postal ou code cedex de l'adresse postale du propriétaire","taille_min":5,"taille_max":5,"type":"Numérique","description":"Compris dans la ligne 6 de la norme adresse postale. Cette donnée est encodée en utilisant uniquement des chiffres ou des espaces si la donnée n’est pas renseignée (par exemple, dans le cas d’un pays ne disposant pas de code postal).","condition_type":"S","condition":"CHIFFRES+ESPACE"},"AZ":{"nom":"Commune de l'adresse postale du propriétaire","taille_min":0,"taille_max":32,"type":"Alphabétique","description":"Compris dans la ligne 6 de la norme adresse postale. Cette donnée est encodée en utilisant uniquement des lettres majuscules non accentuées [A-Z] et des espaces.","condition_type":"S","condition":"MAJ+ESPACE"},"B0":{"nom":"Liste des prénoms","taille_min":0,"taille_max":60,"type":"Alphanumérique","description":"Les prénoms composés sont séparés par un espace. Les différents prénoms sont séparés par '/'. Cette donnée est encodée en utilisant uniquement des lettres majuscules non accentuées [A-Z], des espaces et des '/' s'il y a plusieurs prénoms (au maximum 6).","condition_type":"S","condition":"MAJ+ESPACE+SLASH"},"B1":{"nom":"Prénom","taille_min":0,"taille_max":20,"type":"Alphanumérique","description":"Ce champ correspond au premier prénom de l'état civil ou au prénom d'usage. Les prénoms composés sont séparés par un espace. Cette donnée est encodée en utilisant uniquement des lettres majuscules non accentuées [A-Z] et des espaces.","condition_type":"S","condition":"MAJ+ESPACE"},"B2":{"nom":"Nom patronymique","taille_min":0,"taille_max":38,"type":"Alphanumérique","description":"Cette donnée est encodée en utilisant uniquement des lettres majuscules non accentuées [A-Z] et des espaces. Les noms composés sont séparés par un espace.","condition_type":"S","condition":"MAJ+ESPACE"},"B3":{"nom":"Nom d'usage","taille_min":0,"taille_max":38,"type":"Alphanumérique","description":"Cette donnée est encodée en utilisant uniquement des lettres majuscules non accentuées [A-Z] et des espaces. Les noms composés sont séparés par un espace.","condition_type":"S","condition":"MAJ+ESPACE"},"B4":{"nom":"Nom d'épouse/époux","taille_min":0,"taille_max":38,"type":"Alphanumérique","description":"Cette donnée est encodée en utilisant uniquement des lettres majuscules non accentuées [A-Z] et des espaces. Les noms composés sont séparés par un espace.","condition_type":"S","condition":"MAJ+ESPACE"},"B5":{"nom":"Nationalité","taille_min":0,"taille_max":2,"type":"Alphanumérique","description":"Le pays est encodé en utilisant son code pays au format ISO3166-1 Alpha 2","condition_type":"S","condition":"MAJ"},"B6":{"nom":"Genre","taille_min":1,"taille_max":1,"type":"Alphanumérique","description":"Genre masculin (M) ou féminin (F) ou autre (X).","condition_type":"S","condition":"GENRE+GENRE_AUTRE"},"B7":{"nom":"Date de naissance","taille_min":8,"taille_max":8,"type":"Numérique","description":"Cette date est composée uniquement de 8 chiffres au format JJMMAAAA où JJ représente le jour dans le mois, MM le mois et AAAA l'année. Le jour et le numéro du mois sont encodés sur 2 chiffres préfixés par 0 si nécessaire. Lorsque le jour ou le jour et le mois ne sont pas connus, leurs valeurs sont remplacées par 00.","condition_type":"F","condition":"DATE"},"B8":{"nom":"Lieu de naissance","taille_min":0,"taille_max":32,"type":"Alphanumérique","description":"Cette donnée est encodée en utilisant uniquement des lettres majuscules non accentuées [A-Z], des chiffres [0-9] et des espaces.","condition_type":"S","condition":"MAJ+CHIFFRES+ESPACE"},"B9":{"nom":"Pays de naissance","taille_min":2,"taille_max":2,"type":"Alphanumérique","description":"Le pays est encodé en utilisant son code pays au format ISO3166-1 Alpha 2","condition_type":"S","condition":"MAJ"},"BA":{"nom":"Mention obtenue","taille_min":1,"taille_max":1,"type":"Numérique","description":"0 aucune 1 Passable 2 Assez Bien 3 Bien 4 Très Bien 5 Très Honorable 6 Félicitations du jury","condition_type":"S","condition":"MENTIONS"},"BB":{"nom":"Numéro ou code d'identification de l'étudiant","taille_min":0,"taille_max":50,"type":"Alphanumérique","description":"Correspond en France au numéro INE, ou à défaut d'un numéro interne à l'établissement mentionné sur le diplôme. Cette donnée est encodée en utilisant uniquement des lettres majuscules non accentuées [A-Z], des chiffres [0-9] et des espaces.","condition_type":"S","condition":"MAJ+CHIFFRES+ESPACE"},"BC":{"nom":"Numéro du diplôme","taille_min":0,"taille_max":20,"type":"Alphanumérique","description":"Cette donnée est encodée en utilisant uniquement des lettres majuscules non accentuées [A-Z], des chiffres [0-9] et des espaces.","condition_type":"S","condition":"MAJ+CHIFFRES+ESPACE"},"BD":{"nom":"Niveau du diplôme selon la classification CEC","taille_min":1,"taille_max":1,"type":"Numérique","description":"Entre autres: Bac=4, BTS/DUT=5, Licence=6, Master=7, Doctorat=8","condition_type":"S","condition":"DIPLOME"},"BE":{"nom":"Crédits ECTS obtenus","taille_min":3,"taille_max":3,"type":"Numérique","description":"Entier positif.","condition_type":"S","condition":"CHIFFRES"},"BF":{"nom":"Année universitaire","taille_min":3,"taille_max":3,"type":"Numérique","description":"Pour l’année 2015-2016, l’année 2016 est encodée dans le champ au format hexadécimal. Les caractères encodés autorisés sont donc les chiffres [0-9] et les lettres [A-F].","condition_type":"S","condition":"HEXA"},"BG":{"nom":"Type de diplôme","taille_min":2,"taille_max":2,"type":"Alphanumérique","description":"Type de diplôme :\nBR = Brevet des Collèges\nCA = Certificat d'Aptitude Professionnelle (CAP)\nBE = Brevet d'Etudes Professionnelles (BEP)\nBA = Baccalauréat Général\nBP = Baccalauréat Professionnel\nBS = Baccalauréat Technologique\nBT = Brevet Technicien Supérieur (BTS)\nDU = Diplôme Universitaire de Technologie (DUT)\nLC = Licence\nLP = Licence Professionnelle\nDE = Diplôme Européen d'Etudes Supérieures (DEES)\nMA = Master\nMB = Maîtrise en Administration des Affaires (MBA)\nIN = Diplôme d'Ingénieur\nDR = Doctorat","condition_type":"F","condition":"DIPLOME_TYPE"},"BH":{"nom":"Domaine","taille_min":0,"taille_max":30,"type":"Alphanumérique","description":"Cette donnée est encodée en utilisant uniquement des lettres majuscules non accentuées [A-Z], des chiffres [0-9] et des espaces.","condition_type":"S","condition":"MAJ+CHIFFRES+ESPACE"},"BI":{"nom":"Mention","taille_min":0,"taille_max":30,"type":"Alphanumérique","description":"Cette donnée est encodée en utilisant uniquement des lettres majuscules non accentuées [A-Z], des chiffres [0-9] et des espaces.","condition_type":"S","condition":"MAJ+CHIFFRES+ESPACE"},"BJ":{"nom":"Spécialité","taille_min":0,"taille_max":30,"type":"Alphanumérique","description":"Cette donnée est encodée en utilisant uniquement des lettres majuscules non accentuées [A-Z], des chiffres [0-9] et des espaces.","condition_type":"S","condition":"MAJ+CHIFFRES+ESPACE"},"BK":{"nom":"Numéro de l'Attestation de versement de la CVE","taille_min":0,"taille_max":30,"type":"Alphanumérique","description":"Cette donnée est encodée en utilisant uniquement des lettres majuscules non accentuées [A-Z], des chiffres [0-9] et des tirets [-].","condition_type":"S","condition":"MAJ+CHIFFRES+TIRET"},"C0":{"nom":"Genre du vendeur","taille_min":1,"taille_max":1,"type":"Alphanumérique","description":"Genre masculin (M) ou féminin (F).","condition_type":"S","condition":"GENRE"},"C1":{"nom":"Nom patronymique du vendeur","taille_min":0,"taille_max":38,"type":"Alphanumérique","description":"Cette donnée est encodée en utilisant uniquement des lettres majuscules non accentuées [A-Z] et des espaces. Les noms composés sont séparés par un espace.","condition_type":"S","condition":"MAJ+ESPACE"},"C2":{"nom":"Prénom du vendeur","taille_min":0,"taille_max":20,"type":"Alphanumérique","description":"Cette donnée est encodée en utilisant uniquement des lettres majuscules non accentuées [A-Z] et des espaces. Les prénoms composés sont séparés par un espace.","condition_type":"S","condition":"MAJ+ESPACE"},"C3":{"nom":"Date et heure de la cession","taille_min":12,"taille_max":12,"type":"Numérique","description":"Cette date est composée uniquement de 12 chiffres au format JJMMAAAAHHmm où JJ représente le jour dans le mois, MM le mois, AAAA l’année, HH l’heure et mm les minutes. Le jour, le numéro du mois, l’heure et les minutes sont encodés sur 2 chiffres préfixés par 0 si nécessaire.","condition_type":"F","condition":"DATEHEURE"},"C4":{"nom":"Date de la signature du vendeur","taille_min":8,"taille_max":8,"type":"Numérique","description":"Cette date est composée uniquement de 8 chiffres au format JJMMAAAA où JJ représente le jour dans le mois, MM le mois et AAAA l’année. Le jour et le numéro du mois sont encodés sur 2 chiffres préfixés par 0 si nécessaire. Lorsque le jour ou le jour et le mois ne sont pas connus, leurs valeurs sont remplacées par 00.","condition_type":"F","condition":"DATE_INCCONUE"},"C5":{"nom":"Genre de l’acheteur","taille_min":1,"taille_max":1,"type":"Alphanumérique","description":"Genre masculin (M) ou féminin (F).","condition_type":"S","condition":"GENRE"},"C6":{"nom":"Nom patronymique de l’acheteur","taille_min":0,"taille_max":38,"type":"Alphanumérique","description":"Cette donnée est encodée en utilisant uniquement des lettres majuscules non accentuées [A-Z] et des espaces. Les noms composés sont séparés par un espace.","condition_type":"S","condition":"MAJ+ESPACE"},"C7":{"nom":"Prénom de l’acheteur","taille_min":0,"taille_max":20,"type":"Alphanumérique","description":"Cette donnée est encodée en utilisant uniquement des lettres majuscules non accentuées [A-Z] et des espaces. Les prénoms composés sont séparés par un espace.","condition_type":"S","condition":"MAJ+ESPACE"},"C8":{"nom":"Ligne 4 de la norme adresse postale du domicile de l’acheteur","taille_min":0,"taille_max":38,"type":"Alphanumérique","description":"Numéro dans la voie + type et nom de la voie. Cette donnée est encodée en utilisant uniquement des lettres majuscules non accentuées [A-Z], des chiffres [0-9] et des espaces. Il faut utiliser les méthodes de compression définies en section 10.9 du document en cas de dépassement de la donnée.","condition_type":"S","condition":"MAJ+CHIFFRES+ESPACE"},"C9":{"nom":"Code postal ou code cedex du domicile de l’acheteur","taille_min":5,"taille_max":5,"type":"Numérique","description":"Compris dans la ligne 6 de la norme adresse postale. Cette donnée est encodée en utilisant uniquement des chiffres ou des espaces si la donnée n’est pas renseignée (par exemple, dans le cas d’un pays ne disposant pas de code postal).","condition_type":"S","condition":"CHIFFRES+ESPACE"},"CA":{"nom":"Commune du domicile de l’acheteur","taille_min":0,"taille_max":45,"type":"Alphanumérique","description":"Cette donnée est encodée en utilisant uniquement des lettres majuscules non accentuées [A-Z] et des espaces. Les noms composés sont séparés par un espace.","condition_type":"S","condition":"MAJ+ESPACE"},"CB":{"nom":"N° d’enregistrement","taille_min":10,"taille_max":10,"type":"Numérique","description":"Cette donnée est encodée en utilisant uniquement des chiffres [0-9]. La valeur numérique est préfixée par des 0 si nécessaire.","condition_type":"S","condition":"CHIFFRES"},"CC":{"nom":"Date et heure d'enregistrement dans le SIV","taille_min":12,"taille_max":12,"type":"Numérique","description":"Cette date est composée uniquement de 12 chiffres au format JJMMAAAAHHmm où JJ représente le jour dans le mois, MM le mois, AAAA l’année, HH l’heure et mm les minutes. Le jour, le numéro du mois, l’heure et les minutes sont encodés sur 2 chiffres préfixés par 0 si nécessaire.","condition_type":"F","condition":"DATEHEURE"},"D0":{"nom":"Référence RTC","taille_min":17,"taille_max":17,"type":"Alphanumérique","description":"Référence unique du document RTC (Renseignement Tarifaire Contraignant)\r\nCette donnée est encodée en utilisant uniquement des lettres majuscules non accentuées [A-Z], des chiffres [0-9] et le caractère '-' pour séparer les sous-champs. Le format de ce champ est : XX-XXX-XXXX-XXXXX\r\nEx : FR-BTI-2020-XXXXX","condition_type":"S","condition":"MAJ+CHIFFRES+TIRET"},"D1":{"nom":"Nom du titulaire","taille_min":0,"taille_max":50,"type":"Alphanumérique","description":"Cette donnée est encodée en utilisant uniquement des lettres majuscules non accentuées [A-Z], des espaces (‘ ’), des tirets (' - '), des apostrophes (' ' ') et des points (‘.’).","condition_type":"S","condition":"MAJ+TIRET+POINT+ESPACE+APOSTROPHE"},"D2":{"nom":"EORI","taille_min":0,"taille_max":20,"type":"Alphanumérique","description":"L’EORI (Economic Operator Registration and Identification) est encodé en utilisant uniquement des lettres majuscules non accentuées [A-Z] et des chiffres [0-9].\nLe format exact est : Code Pays sur 2 car + n car numériques\nLe code pays respecte la norme ISO 3166-1 Alpha 2\nNB : un opérateur étranger pouvant déposer une demande de RTC en France, il incombe d'élargir la taille du EORI (fixé à 17 car en France)","condition_type":"S","condition":"MAJ+CHIFFRES"},"D3":{"nom":"Date de début de validité","taille_min":8,"taille_max":8,"type":"Numérique","description":"Date de début de validité du document.\r\nCette date est composée uniquement de 8 chiffres au format AAAAMMMJJ où AAAA représente l’année, MM le mois et JJ le jour. Le numéro de mois et le jour sont encodés sur 2 chiffres préfixés par 0 si nécessaire.","condition_type":"F","condition":"AAAAMMJJ"},"D4":{"nom":"Date de fin de validité","taille_min":8,"taille_max":8,"type":"Numérique","description":"Date de début de validité du document.\r\nCette date est composée uniquement de 8 chiffres au format AAAAMMMJJ où AAAA représente l’année, MM le mois et JJ le jour. Le numéro de mois et le jour sont encodés sur 2 chiffres préfixés par 0 si nécessaire.","condition_type":"F","condition":"AAAAMMJJ"},"D5":{"nom":"Code marchandise","taille_min":8,"taille_max":10,"type":"Alphanumérique","description":"Code de la marchandise importée.\r\nCette donnée est encodée en utilisant uniquement des lettres majuscules non accentuées [A-Z] et des chiffres [0-9]","condition_type":"S","condition":"MAJ+CHIFFRES"},"D6":{"nom":"Numéro de décision","taille_min":8,"taille_max":8,"type":"Numérique","description":"Numéro de décision attribuée par la DGDDI\r\nCette donnée de 8 caractères est encodée en utilisant uniquement des chiffres [0-9]","condition_type":"S","condition":"CHIFFRES"},"D7":{"nom":"Date de décision","taille_min":8,"taille_max":8,"type":"Numérique","description":"Date de décision de la DGDDI.\r\nCette date est composée uniquement de 8 chiffres au format JJMMAAAA où JJ représente le jour, MM le mois et AAAA représente l’année. Le numéro de jour et de mois sont encodés sur 2 chiffres préfixés par 0 si nécessaire.","condition_type":"F","condition":"DATE"},"D8":{"nom":"Durée de validité","taille_min":2,"taille_max":2,"type":"Numérique","description":"Durée de validité du document. Cette durée est exprimée en nombre de mois.\r\nCette donnée de 2 caractères (préfixés par 0 si nécessaire) est encodée en utilisant uniquement des chiffres [0-9]","condition_type":"S","condition":"CHIFFRES"},"D9":{"nom":"Date de fin de validité de la licence","taille_min":8,"taille_max":8,"type":"Numérique","description":"Date de décision de la DGDDI.\r\nCette date est composée uniquement de 8 chiffres au format JJMMAAAA où JJ représente le jour, MM le mois et AAAA représente l’année. Le numéro de jour et de mois sont encodés sur 2 chiffres préfixés par 0 si nécessaire.","condition_type":"F","condition":"DATE"},"DA":{"nom":"Numéro de licence","taille_min":8,"taille_max":8,"type":"Numérique","description":"Numéro de la licence émise par la DGDDI\r\nCette donnée de 8 caractères est encodée en utilisant uniquement des chiffres [0-9]","condition_type":"S","condition":"CHIFFRES"},"DB":{"nom":"Nom de l’expéditeur","taille_min":0,"taille_max":50,"type":"Alphanumérique","description":"Nom de l’expéditeur des armes/munitions\r\nCette donnée est encodée en utilisant uniquement des lettres majuscules non accentués [A-Z] et des espaces (‘ ‘)","condition_type":"S","condition":"MAJ+ESPACE"},"DC":{"nom":"Prénom de l’expéditeur","taille_min":0,"taille_max":50,"type":"Alphanumérique","description":"Prénom de l’expéditeur des armes/munitions\r\nCette donnée est encodée en utilisant uniquement des lettres majuscules non accentués [A-Z] et des espaces (‘ ‘)","condition_type":"S","condition":"MAJ+ESPACE"},"DD":{"nom":"Date de naissance de l’expéditeur","taille_min":8,"taille_max":8,"type":"Numérique","description":"Date de naissance de l’expéditeur.\r\nCette date est composée uniquement de 8 chiffres au format JJMMAAAA où JJ représente le jour, MM le mois et AAAA représente l’année. Le numéro de jour et de mois sont encodés sur 2 chiffres préfixés par 0 si nécessaire.","condition_type":"F","condition":"DATE"},"DE":{"nom":"Raison sociale de l’expéditeur","taille_min":0,"taille_max":50,"type":"Alphanumérique","description":"Raison sociale de la société expéditrice des armes/munitions\r\nCette donnée est encodée en utilisant des lettres majuscules non accentués [A-Z] et des chiffres [0-9] et des espaces (‘ ’)","condition_type":"S","condition":"MAJ+CHIFFRES+ESPACE"},"DF":{"nom":"SIREN de l’expéditeur","taille_min":9,"taille_max":9,"type":"Numérique","description":"SIREN de la société expéditrice des armes/munitions\r\nCette donnée de 9 caractères est encodée en utilisant uniquement des chiffres [0-9]","condition_type":"S","condition":"CHIFFRES"},"DG":{"nom":"SIRET de l’expéditeur","taille_min":14,"taille_max":14,"type":"Numérique","description":"SIRET de la société expéditrice des armes/munitions\r\nCette donnée de 14 caractères est encodée en utilisant uniquement des chiffres [0-9]","condition_type":"S","condition":"CHIFFRES"},"DH":{"nom":"EORI de l’expéditeur","taille_min":0,"taille_max":20,"type":"Alphanumérique","description":"L’EORI (Economic Operator Registration and Identification) de la société expéditrice est encodé en utilisant uniquement des lettres majuscules non accentuées [A-Z] et des chiffres [0-9]\r\nLe format exact est : Code Pays sur 2 car + Identifiant unique de la société expéditrice dans ce pays (chaîne de caractères de longueur variable suivant le pays)\r\nLe code pays respecte la norme ISO 3166-1 Alpha 2","condition_type":"S","condition":"MAJ+CHIFFRES"},"DI":{"nom":"TIN de l’expéditeur","taille_min":4,"taille_max":30,"type":"Alphanumérique","description":"Le TIN (Tax Identification Number ou numéro d’identification fiscale européen) de la société expéditrice est encodé en utilisant uniquement des lettres majuscules non accentuées [A-Z] et des chiffres [0-9].","condition_type":"S","condition":"MAJ+CHIFFRES"},"DJ":{"nom":"Nom de l’exportateur","taille_min":0,"taille_max":50,"type":"Alphanumérique","description":"Nom de l’exportateur des armes\r\nCette donnée est encodée en utilisant uniquement des lettres majuscules non accentués [A-Z] et des espaces (‘ ’)","condition_type":"S","condition":"MAJ+ESPACE"},"DK ":{"nom":"Prénom de l’exportateur","taille_min":0,"taille_max":50,"type":"Alphanumérique","description":"Prénom de l’exportateur des armes\r\nCette donnée est encodée en utilisant uniquement des lettres majuscules non accentués [A-Z] et des espaces (‘ ’)","condition_type":"S","condition":"MAJ+ESPACE"},"DL":{"nom":"Date de naissance de l’exportateur","taille_min":8,"taille_max":8,"type":"Numérique","description":"Date de naissance de l’expéditeur.\r\nCette date est composée uniquement de 8 chiffres au format JJMMAAAA où JJ représente le jour, MM le mois et AAAA représente l’année. Le numéro de jour et de mois sont encodés sur 2 chiffres préfixés par 0 si nécessaire.","condition_type":"F","condition":"DATE"},"DM":{"nom":"Raison sociale de l’exportateur","taille_min":0,"taille_max":50,"type":"Alphanumérique","description":"Raison sociale de la société exportatrice des armes\r\nCette donnée est encodée en utilisant des lettres majuscules non accentués [A-Z] et des chiffres [0-9] et des espaces (‘ ’)","condition_type":"S","condition":"MAJ+CHIFFRES+ESPACE"},"DN":{"nom":"SIREN de l’exportateur","taille_min":9,"taille_max":9,"type":"Numérique","description":"SIREN de la société exportatrice des armes\r\nCette donnée de 9 caractères est encodée en utilisant uniquement des chiffres [0-9]","condition_type":"S","condition":"CHIFFRES"},"DO":{"nom":"SIRET de l’exportateur","taille_min":14,"taille_max":14,"type":"Numérique","description":"SIRET de la société exportatrice des armes/munitions\r\nCette donnée de 14 caractères est encodée en utilisant uniquement des chiffres [0-9]","condition_type":"S","condition":"CHIFFRES"},"DP":{"nom":"EORI de l’exportateur","taille_min":0,"taille_max":20,"type":"Alphanumérique","description":"L’EORI (Economic Operator Registration and Identification) de la société exportatrice est encodé en utilisant uniquement des lettres majuscules non accentuées [A-Z] etdes chiffres [0-9] .\r\nLe format exact est : Code Pays sur 2 car + Identifiant unique de la société exportatrice dans ce pays (chaîne de caractères de longueur variable suivant le pays).\r\nLe code pays respecte la norme ISO 3166-1 Alpha 2","condition_type":"S","condition":"MAJ+CHIFFRES"},"DQ":{"nom":"Nom du destinataire","taille_min":0,"taille_max":50,"type":"Alphanumérique","description":"Nom du destinataire des armes\r\nCette donnée est encodée en utilisant uniquement des lettres majuscules non accentués [A-Z] et des espaces (‘ ’)","condition_type":"S","condition":"MAJ+ESPACE"},"DR":{"nom":"Prénom du destinataire","taille_min":0,"taille_max":50,"type":"Alphanumérique","description":"Prénom du destinataire des armes\r\nCette donnée est encodée en utilisant uniquement des lettres majuscules non accentués [A-Z] et des espaces (‘ ’)","condition_type":"S","condition":"MAJ+ESPACE"},"DS":{"nom":"Date de naissance du destinataire","taille_min":8,"taille_max":8,"type":"Numérique","description":"Date de naissance du destinataire\r\nCette date est composée uniquement de 8 chiffres au format JJMMAAAA où JJ représente le jour, MM le mois et AAAA représente l’année. Le numéro de jour et de mois sont encodés sur 2 chiffres préfixés par 0 si nécessaire.","condition_type":"F","condition":"DATE"},"DT":{"nom":"Raison sociale du destinataire","taille_min":0,"taille_max":50,"type":"Alphanumérique","description":"Raison sociale de la société destinatrice des armes\r\nCette donnée est encodée en utilisant des lettres majuscules non accentués [A-Z] et des chiffres [0-9] et des espaces (‘ ‘)","condition_type":"S","condition":"MAJ+CHIFFRES+ESPACE"},"DU":{"nom":"SIREN du destinataire","taille_min":9,"taille_max":9,"type":"Numérique","description":"SIREN de la société destinatrice des armes\r\nCette donnée de 9 caractères est encodée en utilisant uniquement des chiffres [0-9]","condition_type":"S","condition":"CHIFFRES"},"DV":{"nom":"SIRET du destinataire","taille_min":14,"taille_max":14,"type":"Numérique","description":"SIRET de la société destinatrice des armes/munitions\r\nCette donnée de 14 caractères est encodée en utilisant uniquement des chiffres [0-9]","condition_type":"S","condition":"CHIFFRES"},"DW":{"nom":"EORI du destinataire","taille_min":0,"taille_max":20,"type":"Alphanumérique","description":"L’EORI (Economic Operator Registration and Identification) de la société destinatrice est encodé en utilisant uniquement des lettres majuscules non accentuées [A-Z] et des chiffres [0-9] .\nLe format exact est : Code Pays sur 2 car + Identifiant unique de la société destinatrice dans ce pays (chaîne de caractères de longueur variable suivant le pays).\nLe code pays respecte la norme ISO 3166-1 Alpha 2","condition_type":"S","condition":"MAJ+CHIFFRES"},"DX":{"nom":"TIN du destinataire","taille_min":4,"taille_max":30,"type":"Alphanumérique","description":"Le TIN (Tax Identification Number ou numéro d’identification fiscale européen) de la société destinatrice est encodé en utilisant uniquement des lettres majuscules non accentuées [A-Z] et des chiffres [0-9].","condition_type":"S","condition":"MAJ+CHIFFRES"},"DY":{"nom":"Nombre de lignes articles","taille_min":3,"taille_max":3,"type":"Numérique","description":"Nombre de lignes d’articles concernés par le transfert/importation/exportation\r\nCette donnée de 3 caractères (préfixés par 0 si nécessaire) est encodée en utilisant uniquement des chiffres [0-9]","condition_type":"S","condition":"CHIFFRES"},"F0":{"nom":"Liste des prénoms","taille_min":0,"taille_max":60,"type":"Alphanumérique","description":"Les prénoms composés sont séparés par un espace. Les différents prénoms sont séparés par ‘/’. Cette donnée est encodée en utilisant uniquement des lettres majuscules non accentuées [A-Z], des espaces et des ‘/’ s’il y a plusieurs prénoms (au maximum 6).","condition_type":"S","condition":"MAJ+ESPACE+SLASH"},"F1":{"nom":"Nom patronymique","taille_min":0,"taille_max":38,"type":"Alphanumérique","description":"Cette donnée est encodée en utilisant uniquement des lettres majuscules non accentuées [A-Z] et des espaces. Les noms composés sont séparés par un espace.","condition_type":"S","condition":"MAJ+ESPACE"},"F2":{"nom":"Date de naissance","taille_min":8,"taille_max":8,"type":"Numérique","description":"Cette date est composée uniquement de 8 chiffres au format\r\nJJMMAAAA où JJ représente le jour dans le mois, MM le mois et\r\nAAAA l’année. Le jour et le numéro du mois sont encodés sur 2 chiffres préfixés par 0 si nécessaire. Lorsque le jour ou le jour et le mois ne sont pas connus, leurs valeurs sont remplacées par 00.","condition_type":"F","condition":"DATE"},"F3":{"nom":"Genre","taille_min":1,"taille_max":1,"type":"Alphanumérique","description":"M (genre masculin), F (féminin), U (unknown)","condition_type":"S","condition":"GENRE+GENRE_UNKNOWN"},"F4":{"nom":"Code analyse","taille_min":3,"taille_max":7,"type":"Alphanumérique","description":"Code analyse défini par LOINC (https://loinc.org/)","condition_type":"F","condition":"LOINC"},"F5":{"nom":"Résultat de l’analyse","taille_min":1,"taille_max":1,"type":"Alphanumérique","description":"P (résultat positif), N (négatif), I (indéterminé), X (prélèvement non conforme)","condition_type":"S","condition":"PRELEVEMENT"},"F6":{"nom":"Date et heure du prélèvement","taille_min":12,"taille_max":12,"type":"Numérique","description":"Cette date est composée uniquement de 12 chiffres au format JJMMAAAAHHmm où JJ représente le jour dans le mois, MM le mois, AAAA l’année, HH l’heure et mm les minutes. Le jour, le numéro du mois, l’heure et les minutes sont encodés sur 2 chiffres préfixés par 0 si nécessaire.","condition_type":"F","condition":"DATEHEURE"},"L0":{"nom":"Nom Patronymique du patient","taille_min":0,"taille_max":80,"type":"Alphanumérique","description":"Cette donnée est encodée en utilisant uniquement des lettres majuscules non accentuées [A-Z] et des espaces. Les noms composés sont séparés par un espace.\nLes caractères spéciaux « - » (ascii 45), « . » (ascii 46), « / » (ascii 47) et ESPACE (ascii 32) sont autorisés.","condition_type":"S","condition":"MAJ+CHIFFRES+TIRET+POINT+SLASH+ESPACE"},"L1":{"nom":"Liste des prénoms du patient","taille_min":0,"taille_max":80,"type":"Alphanumérique","description":"Les prénoms composés sont séparés par un espace. Les différents prénoms sont séparés par ‘/’. Cette donnée est encodée en utilisant uniquement des lettres majuscules non accentuées [A-Z], des espaces et des ‘/’ s’il y a plusieurs prénoms (au maximum 6).\r\nLes caractères spéciaux « - » (ascii 45), « . » (ascii 46), « / » (ascii 47) et ESPACE (ascii 32) sont autorisés.\r\nRemarque : seulement 1 prénom sur la première version.","condition_type":"S","condition":"MAJ+ESPACE+SLASH+TIRET+POINT"},"L2":{"nom":"Date de naissance du patient","taille_min":8,"taille_max":8,"type":"Alphanumérique","description":"Cette date est composée uniquement de 8 chiffres au format JJMMAAAA où JJ représente le jour dans le mois, MM le mois et AAAA l’année.\r\nCertaines valeurs peuvent être des dates lunaires :\r\n1 – 30 pour les jours\r\n1 – 50 pour les mois","condition_type":"F","condition":"DATE_LUNAIRE"},"L3":{"nom":"Nom de la maladie couverte","taille_min":0,"taille_max":30,"type":"Alphanumérique","description":"Cette donnée est encodée en utilisant uniquement des lettres majuscules non accentuées [A-Z] des chiffres [0-9] et les caractères spéciaux « - » (ascii 45), « . » (ascii 46), « / » (ascii 47) et ESPACE (ascii 32).\r\nTout autre caractère spécial à l’origine de la génération du 2D-Doc sera remplacé par un ESPACE.\r\nExemple pour la première version : COVID-19","condition_type":"S","condition":"MAJ+CHIFFRES+TIRET+POINT+SLASH+ESPACE"},"L4":{"nom":"Agent prophylactique","taille_min":5,"taille_max":15,"type":"Alphanumérique","description":"Cette donnée est encodée en utilisant uniquement des lettres majuscules non accentuées [A-Z] des chiffres [0-9] et les caractères spéciaux « - » (ascii 45), « . » (ascii 46), « / » (ascii 47) et ESPACE (ascii 32).\nTout autre caractère spécial à l’origine de la génération du 2D-Doc sera remplacé par un ESPACE.\nExemple : J07BX03","condition_type":"S","condition":"MAJ+CHIFFRES+TIRET+POINT+SLASH+ESPACE"},"L5":{"nom":"Nom du vaccin","taille_min":5,"taille_max":30,"type":"Alphanumérique","description":"Cette donnée est encodée en utilisant uniquement des lettres majuscules non accentuées [A-Z] des chiffres [0-9] et les caractères spéciaux « - » (ascii 45), « . » (ascii 46), « / » (ascii 47) et ESPACE (ascii 32).\r\nTout autre caractère spécial à l’origine de la génération du 2D-Doc sera remplacé par un ESPACE.\r\nExemple : COMIRNATY PFIZER/BIONTECH","condition_type":"S","condition":"MAJ+CHIFFRES+TIRET+POINT+SLASH+ESPACE"},"L6":{"nom":"Fabricant du vaccin","taille_min":5,"taille_max":30,"type":"Alphanumérique","description":"Cette donnée est encodée en utilisant uniquement des lettres majuscules non accentuées [A-Z] des chiffres [0-9] et les caractères spéciaux « - » (ascii 45), « . » (ascii 46), « / » (ascii 47) et ESPACE (ascii 32).\r\nTout autre caractère spécial à l’origine de la génération du 2D-Doc sera remplacé par un ESPACE.\r\nExemple : COMIRNATY PFIZER/BIONTECH","condition_type":"S","condition":"MAJ+CHIFFRES+TIRET+POINT+SLASH+ESPACE"},"L7":{"nom":"Rang du dernier état de vaccination effectué","taille_min":1,"taille_max":1,"type":"Numérique","description":"Cette donnée de 1 caractère est encodée en utilisant uniquement des chiffres [0-9]","condition_type":"S","condition":"CHIFFRES"},"L8":{"nom":"Nombre de doses attendues pour un cycle complet","taille_min":1,"taille_max":1,"type":"Numérique","description":"Cette donnée de 1 caractère est encodée en utilisant uniquement des chiffres [0-9]","condition_type":"S","condition":"CHIFFRES"},"L9":{"nom":"Date du dernier état du cycle de vaccination","taille_min":8,"taille_max":8,"type":"Numérique","description":"Cette date est composée uniquement de 8 chiffres au format JJMMAAAA où JJ représente le jour dans le mois, MM le mois et AAAA l’année.\r\nExemple : 31052021","condition_type":"F","condition":"DATE"},"LA":{"nom":"Etat du cycle de vaccination","taille_min":2,"taille_max":2,"type":"Alphanumérique","description":"Cette donnée de 2 caractères est encodée en utilisant uniquement des lettres majuscules non accentués [A-Z]\r\nExemple : CO / TE","condition_type":"S","condition":"MAJ"},"G0":{"nom":"Type de procédure","taille_min":2,"taille_max":2,"type":"Alphabétique","description":"Cette donnée peut uniquement contenir les éléments suivants : Encodage Valeur PN Procédure Normale PA Procédure Accélérée PD Procédure Dublin","condition_type":"F","condition":"PROCEDURE"},"G1":{"nom":"Orientation régionale","taille_min":2,"taille_max":2,"type":"Alphabétique","description":"Encodage Valeur KO Non (ou aucune orientation régionale) AR Auvergne-Rhône-Alpes BF Bourgogne-Franche-Comté BR Bretagne CV Centre-Val de Loire GE Grand Est HF Hauts-de-France IF Île-de-France NO Normandie NA Nouvelle-Aquitaine OC Occitanie PL Pays de la Loire PA Provence-Alpes-Côte d’Azur","condition_type":"F","condition":"REGIONS"},"G2":{"nom":"Numéro d’usager","taille_min":0,"taille_max":20,"type":"Alphanumérique","description":"Cette donnée est encodée en utilisant uniquement des lettres majuscules non accentuées [A-Z] et des chiffres [0-9].","condition_type":"S","condition":"MAJ+CHIFFRES"}}</text:p>
          </table:table-cell>
          <table:table-cell table:number-columns-repeated="1021"/>
        </table:table-row>
        <table:table-row table:style-name="ro2">
          <table:table-cell table:style-name="ce5"/>
          <table:table-cell table:style-name="ce3" office:value-type="string" calcext:value-type="string">
            <text:p>JSON: </text:p>
          </table:table-cell>
          <table:table-cell table:style-name="ce13" office:value-type="string" calcext:value-type="string">
            <text:p>{"10":{"nom":"Ligne 1 de la norme adresse postale du bénéficiaire de la prestation","taille_min":0,"taille_max":38,"type":"Alphanumérique","description":"Qualité – Nom – Prénom – éventuellement titre ou profession du bénéficiaire de la prestation. Les items Qualité, Nom et Prénom doivent être indiqués dans cet ordre et peuvent être séparés par le caractère ‘/’ pour faciliter leur lecture. Cette donnée est encodée en utilisant uniquement des lettres majuscules non accentuées [A-Z], des chiffres [0-9], des espaces et éventuellement des ‘/’ pour séparer les zones Qualité, Nom et Prénom. Dans le cas, d’un nom de société, il n’est pas nécessaire d’utiliser des séparateurs.","condition_type":"S","condition":"MAJ+CHIFFRES+ESPACE+SLASH"},"11":{"nom":"Qualité et/ou titre de la personne bénéficiaire de la prestation","taille_min":0,"taille_max":38,"type":"Alphanumérique","description":"Cette donnée est encodée en utilisant uniquement des lettres majuscules non accentuées [A-Z] et des espaces.","condition_type":"S","condition":"MAJ+ESPACE"},"12":{"nom":"Prénom de la personne bénéficiaire de la prestation","taille_min":0,"taille_max":38,"type":"Alphanumérique","description":"Cette donnée est encodée en utilisant uniquement des lettres majuscules non accentuées [A-Z] et des espaces.","condition_type":"S","condition":"MAJ+ESPACE"},"13":{"nom":"Nom de la personne bénéficiaire de la prestation","taille_min":0,"taille_max":38,"type":"Alphanumérique","description":"Cette donnée est encodée en utilisant uniquement des lettres majuscules non accentuées [A-Z] et des espaces.","condition_type":"S","condition":"MAJ+ESPACE"},"14":{"nom":"Ligne 1 de la norme adresse postale du destinataire de la facture","taille_min":0,"taille_max":38,"type":"Alphanumérique","description":"Qualité – Nom – Prénom – éventuellement titre ou profession du destinataire de la facture. Les items Qualité, Nom et Prénom doivent être indiqués dans cet ordre et peuvent être séparés par le caractère ‘/’ pour faciliter leur lecture. Cette donnée est encodée en utilisant uniquement des lettres majuscules non accentuées [A-Z], des chiffres [0-9], des espaces et éventuellement des ‘/’ pour séparer les zones Qualité, Nom et Prénom. Dans le cas, d’un nom de société, il n’est pas nécessaire d’utiliser des séparateurs.","condition_type":"S","condition":"MAJ+CHIFFRES+ESPACE+SLASH"},"15":{"nom":"Qualité et/ou titre de la personne destinataire de la facture","taille_min":0,"taille_max":38,"type":"Alphanumérique","description":"Cette donnée est encodée en utilisant uniquement des lettres majuscules non accentuées [A-Z] et des espaces.","condition_type":"S","condition":"MAJ+ESPACE"},"16":{"nom":"Prénom de la personne destinataire de la facture","taille_min":0,"taille_max":38,"type":"Alphanumérique","description":"Cette donnée est encodée en utilisant uniquement des lettres majuscules non accentuées [A-Z] et des espaces.","condition_type":"S","condition":"MAJ+ESPACE"},"17":{"nom":"Nom de la personne destinataire de la facture","taille_min":0,"taille_max":38,"type":"Alphanumérique","description":"Cette donnée est encodée en utilisant uniquement des lettres majuscules non accentuées [A-Z] et des espaces.","condition_type":"S","condition":"MAJ+ESPACE"},"18":{"nom":"Numéro de la facture","taille_min":0,"taille_max":-1,"type":"Alphanumérique","description":"Cette donnée est encodée en utilisant uniquement des lettres majuscules non accentuées [A-Z] et des chiffres [0-9].","condition_type":"S","condition":"MAJ+CHIFFRES"},"19":{"nom":"Numéro de client","taille_min":0,"taille_max":-1,"type":"Alphanumérique","description":"Cette donnée est encodée en utilisant uniquement des lettres majuscules non accentuées [A-Z] et des chiffres [0-9].","condition_type":"S","condition":"MAJ+CHIFFRES"},"20":{"nom":"Ligne 2 de la norme adresse postale du point de service des prestations","taille_min":0,"taille_max":38,"type":"Alphanumérique","description":"Cette donnée est encodée en utilisant uniquement des lettres majuscules non accentuées [A-Z], des chiffres [0-9] et des espaces. Il faut utiliser les méthodes de compression définies en section 10.9 du document en cas de dépassement de la donnée.","condition_type":"S","condition":"MAJ+CHIFFRES+ESPACE"},"21":{"nom":"Ligne 3 de la norme adresse postale du point de service des prestations","taille_min":0,"taille_max":38,"type":"Alphanumérique","description":"Cette donnée est encodée en utilisant uniquement des lettres majuscules non accentuées [A-Z], des chiffres [0-9] et des espaces. Il faut utiliser les méthodes de compression définies en section 10.9 du document en cas de dépassement de la donnée.","condition_type":"S","condition":"MAJ+CHIFFRES+ESPACE"},"22":{"nom":"Ligne 4 de la norme adresse postale du point de service des prestations","taille_min":0,"taille_max":38,"type":"Alphanumérique","description":"Numéro dans la voie + type et nom de la voie. Cette donnée est encodée en utilisant uniquement des lettres majuscules non accentuées [A-Z], des chiffres [0-9] et des espaces. Il faut utiliser les méthodes de compression définies en section 10.9 du document en cas de dépassement de la donnée.","condition_type":"S","condition":"MAJ+CHIFFRES+ESPACE"},"23":{"nom":"Ligne 5 de la norme adresse postale du point de service des prestations","taille_min":0,"taille_max":38,"type":"Alphanumérique","description":"Mention de distribution (BP) suivie du libellé de la localité de destination dans le cas où celle-ci serait différente du libellé cedex lieu-dit ou hameau. Cette donnée est encodée en utilisant uniquement des lettres majuscules non accentuées [A-Z], des chiffres [0-9] et des espaces. Il faut utiliser les méthodes de compression définies en section 10.9 du document en cas de dépassement de la donnée.","condition_type":"S","condition":"MAJ+CHIFFRES"},"24":{"nom":"Code postal ou code cedex du point de service des prestations","taille_min":5,"taille_max":5,"type":"Numérique","description":"Compris dans la ligne 6 de la norme adresse postale. Cette donnée est encodée en utilisant uniquement des chiffres ou des espaces si la donnée n’est pas renseignée (par exemple, dans le cas d’un pays ne disposant pas de code postal).","condition_type":"S","condition":"CHIFFRES+ESPACE"},"25":{"nom":"Localité de destination ou libellé cedex du point de service des prestations","taille_min":0,"taille_max":32,"type":"Numérique","description":"Compris dans la ligne 6 de la norme adresse postale. Cette donnée est encodée en utilisant uniquement des lettres majuscules non accentuées [A-Z] et des espaces.","condition_type":"S","condition":"MAJ"},"26":{"nom":"Pays de service des prestations","taille_min":2,"taille_max":2,"type":"Alphanumérique","description":"Le pays est encodé en utilisant son code pays au format ISO3166-1 Alpha 2","condition_type":"S","condition":"MAJ"},"27":{"nom":"Ligne 2 de la norme adresse postale du destinataire de la facture","taille_min":0,"taille_max":38,"type":"Alphanumérique","description":"Cette donnée est encodée en utilisant uniquement des lettres majuscules non accentuées [A-Z], des chiffres [0-9] et des espaces. Il faut utiliser les méthodes de compression définies en partie 2 de la norme.","condition_type":"S","condition":"MAJ+CHIFFRES+ESPACE"},"28":{"nom":"Ligne 3 de la norme adresse postale du destinataire de la facture","taille_min":0,"taille_max":38,"type":"Alphanumérique","description":"Cette donnée est encodée en utilisant uniquement des lettres majuscules non accentuées [A-Z], des chiffres [0-9] et des espaces. Il faut utiliser les méthodes de compression définies en section 10.9 du document en cas de dépassement de la donnée.","condition_type":"S","condition":"MAJ+CHIFFRES+ESPACE"},"29":{"nom":"Ligne 4 de la norme adresse postale du destinataire de la facture","taille_min":0,"taille_max":38,"type":"Alphanumérique","description":"Numéro dans la voie + type et nom de la voie. Cette donnée est encodée en utilisant uniquement des lettres majuscules non accentuées [A-Z], des chiffres [0-9] et des espaces. Il faut utiliser les méthodes de compression définies en section 10.9 du document en cas de dépassement de la donnée.","condition_type":"S","condition":"MAJ+CHIFFRES+ESPACE"},"30":{"nom":"Qualité Nom et Prénom.","taille_min":0,"taille_max":140,"type":"Alphanumérique","description":"Les items Qualité, Nom et Prénom sont indiqués sans ordre prédéfini.\n L’utilisation du séparateur ‘/’ est possible ; dans ce cas, l’ordre est obligatoirement Qualité/Nom/Prénom. Cette donnée est encodée en utilisant uniquement des lettres majuscules non accentuées [A-Z], des chiffres [0-9] des espaces et éventuellement des ‘/’ pour séparer les zones Qualité, Nom et Prénom. Dans le cas, d’un nom de société, il n’est pas nécessaire d’utiliser des séparateurs.","condition_type":"S","condition":"MAJ+CHIFFRES+ESPACE+SLASH"},"31":{"nom":"Code IBAN","taille_min":14,"taille_max":38,"type":"Alphanumérique","description":"Cette donnée est encodée en utilisant uniquement des lettres majuscules non accentuées [A-Z] et des chiffres [0-9] (cf. norme ISO 13616). S’il y a des espaces, ils sont retirés.","condition_type":"S","condition":"MAJ+CHIFFRES"},"32":{"nom":"Code BIC/SWIFT","taille_min":8,"taille_max":11,"type":"Alphanumérique","description":"Cette donnée est encodée en utilisant uniquement des lettres majuscules non accentuées [A-Z] et des chiffres (cf. norme ISO 9362). Ce code peut faire 8 ou 11 caractères. Il n’est jamais complété par des caractères.","condition_type":"S","condition":"MAJ+CHIFFRES"},"33":{"nom":"Code BBAN","taille_min":0,"taille_max":30,"type":"Alphanumérique","description":"Cette donnée est encodée en utilisant uniquement des lettres majuscules non accentuées [A-Z] et des chiffres [0-9]. S’il y a des espaces, ils sont retirés.","condition_type":"S","condition":"MAJ+CHIFFRES"},"34":{"nom":"Pays de localisation du compte","taille_min":2,"taille_max":2,"type":"Alphanumérique","description":"Le pays est encodé en utilisant son code pays au format ISO3166-1 Alpha 2","condition_type":"S","condition":"MAJ"},"35":{"nom":"Identifiant SEPAmail (QXBAN)","taille_min":14,"taille_max":34,"type":"Alphanumérique","description":"Cette donnée est encodée en utilisant uniquement des lettres majuscules non accentuées [A-Z] et des chiffres [0-9] (cf. norme ISO 13616). S’il y a des espaces, ils sont retirés.","condition_type":"S","condition":"MAJ+CHIFFRES"},"36":{"nom":"Date de début de période","taille_min":4,"taille_max":4,"type":"Alphanumérique","description":"Cette donnée correspond au nombre de jours écoulés depuis le 1er janvier 2000. Elle est encodée en hexadécimal en utilisant uniquement des lettres majuscules non accentuées [A-F] et des chiffres [0-9].","condition_type":"S","condition":"HEXA"},"37":{"nom":"Date de fin de période","taille_min":4,"taille_max":4,"type":"Alphanumérique","description":"Cette donnée correspond au nombre de jours écoulés depuis le 1er janvier 2000. Elle est encodée en hexadécimal en utilisant uniquement des lettres majuscules non accentuées [A-F] et des chiffres [0-9].","condition_type":"S","condition":"HEXA"},"38":{"nom":"Solde compte début de période","taille_min":0,"taille_max":11,"type":"Numérique","description":"Cette donnée correspond à un solde positif ou négatif. Elle est encodée en utilisant uniquement des chiffres [0-9], des virgules et des tirets [,-].","condition_type":"S","condition":"CHIFFRES+VIRGULE+TIRET"},"39":{"nom":"Solde compte fin de période","taille_min":0,"taille_max":11,"type":"Numérique","description":"Cette donnée correspond à un solde positif ou négatif. Elle est encodée en utilisant uniquement des chiffres [0-9], des virgules et des tirets [,-].","condition_type":"S","condition":"CHIFFRES+VIRGULE+TIRET"},"40":{"nom":"Numéro fiscal","taille_min":13,"taille_max":13,"type":"Numérique","description":"Cette donnée est encodée en utilisant uniquement des chiffres [0-9]. S’il y a des espaces, ils sont retirés.","condition_type":"S","condition":"CHIFFRES"},"41":{"nom":"Revenu fiscal de référence","taille_min":0,"taille_max":-1,"type":"Numérique","description":"Cette donnée est un nombre entier et est encodée en utilisant uniquement des chiffres [0-9].","condition_type":"S","condition":"CHIFFRES"},"42":{"nom":"Situation du foyer","taille_min":0,"taille_max":-1,"type":"Alphanumérique","description":"Cette donnée est encodée en utilisant uniquement des lettres majuscules non accentuées [A-Z] et des espaces.","condition_type":"S","condition":"MAJ+ESPACE"},"43":{"nom":"Nombre de parts","taille_min":0,"taille_max":-1,"type":"Numérique","description":"Le nombre de parts n’étant pas nécessairement un nombre entier, il est encodé en utilisant uniquement des chiffres [0-9] et le caractère « virgule » avec au plus deux décimales.","condition_type":"S","condition":"CHIFFRES+VIRGULE"},"44":{"nom":"Référence d’avis d’impôt","taille_min":13,"taille_max":13,"type":"Alphanumérique","description":"Cette donnée est encodée en utilisant uniquement des lettres majuscules non accentuées [A-Z] et des chiffres [0-9]. S’il y a des espaces, ils sont retirés.","condition_type":"S","condition":"MAJ+CHIFFRES"},"50":{"nom":"SIRET de l’employeur","taille_min":14,"taille_max":14,"type":"Numérique","description":"Cette donnée est encodée en utilisant uniquement des chiffres [0-9].","condition_type":"S","condition":"CHIFFRES"},"51":{"nom":"Nombre d’heures travaillées","taille_min":6,"taille_max":6,"type":"Numérique","description":"Cette donnée est encodée en utilisant uniquement des chiffres et une virgule [0-9,].","condition_type":"S","condition":"CHIFFRES+VIRGULE"},"52":{"nom":"Cumul du nombre d’heures travaillées","taille_min":7,"taille_max":7,"type":"Numérique","description":"Cette donnée est encodée en utilisant uniquement des chiffres et une virgule [0-9,].","condition_type":"S","condition":"CHIFFRES+VIRGULE"},"53":{"nom":"Début de période","taille_min":4,"taille_max":4,"type":"Alphanumérique","description":"Cette donnée correspond au nombre de jours écoulés depuis le 1er janvier 2000. Ell est encodée en hexadécimal en utilisant uniquement des lettres majuscules non accentuées [A-F] et des chiffres [0-9].","condition_type":"S","condition":"HEXA"},"54":{"nom":"Fin de période","taille_min":4,"taille_max":4,"type":"Alphanumérique","description":"Cette donnée correspond au nombre de jours écoulés depuis le 1er janvier 2000. Elle est encodée en hexadécimal en utilisant uniquement des lettres majuscules non accentuées [A-F] et des chiffres [0-9].","condition_type":"S","condition":"HEXA"},"55":{"nom":"Date de début de contrat","taille_min":8,"taille_max":8,"type":"Numérique","description":"Cette date est composée uniquement de 8 chiffres au format JJMMAAAA où JJ représente le jour dans le mois, MM le mois et AAAA l’année. Le jour et le numéro du mois sont encodés sur 2 chiffres préfixés par 0 si nécessaire.","condition_type":"F","condition":"DATE"},"56":{"nom":"Date de fin de contrat","taille_min":4,"taille_max":4,"type":"Alphanumérique","description":"Cette donnée correspond au nombre de jours écoulés depuis le 1er janvier 2000. Elle est encodée en hexadécimal en utilisant uniquement des lettres majuscules non accentuées [A-F] et des chiffres [0-9].","condition_type":"S","condition":"HEXA"},"57":{"nom":"Date de signature du contrat","taille_min":8,"taille_max":8,"type":"Numérique","description":"Cette date est composée uniquement de 8 chiffres au format JJMMAAAA où JJ représente le jour dans le mois, MM le mois et AAAA l’année. Le jour et le numéro du mois sont encodés sur 2 chiffres préfixés par 0 si nécessaire.","condition_type":"F","condition":"DATE"},"58":{"nom":"Salaire net imposable","taille_min":0,"taille_max":11,"type":"Numérique","description":"Cette donnée est un nombre positif ou négatif. Elle est encodée en utilisant uniquement des chiffres [0-9], au plus une virgule et au plus un tiret [,-].","condition_type":"S","condition":"CHIFFRES+VIRGULE+TIRET"},"59":{"nom":"Cumul du salaire net imposable","taille_min":0,"taille_max":12,"type":"Numérique","description":"Cette donnée est un nombre positif ou négatif. Elle est encodée en utilisant uniquement des chiffres [0-9], au plus une virgule et au plus un tiret [,-].","condition_type":"S","condition":"CHIFFRES+VIRGULE+TIRET"},"60":{"nom":"Liste des prénoms","taille_min":0,"taille_max":60,"type":"Alphanumérique","description":"Les prénoms composés sont séparés par un espace. Les différents prénoms sont séparés par ‘/’. Cette donnée est encodée en utilisant uniquement des lettres majuscules non accentuées [A-Z], des espaces et des ‘/’ s’il y a plusieurs prénoms (au maximum 6).","condition_type":"S","condition":"MAJ+ESPACE+SLASH"},"61":{"nom":"Prénom","taille_min":0,"taille_max":20,"type":"Alphanumérique","description":"Ce champ correspond au premier prénom de l’état civil ou au prénom d’usage. Les prénoms composés sont séparés par un espace. Cette donnée est encodée en utilisant uniquement des lettres majuscules non accentuées [A-Z] et des espaces.","condition_type":"S","condition":"MAJ+ESPACE"},"62":{"nom":"Nom patronymique","taille_min":0,"taille_max":38,"type":"Alphanumérique","description":"Cette donnée est encodée en utilisant uniquement des lettres majuscules non accentuées [A-Z] et des espaces. Les noms composés sont séparés par un espace.","condition_type":"S","condition":"MAJ+ESPACE"},"63":{"nom":"Nom d’usage","taille_min":0,"taille_max":38,"type":"Alphanumérique","description":"Cette donnée est encodée en utilisant uniquement des lettres majuscules non accentuées [A-Z] et des espaces. Les noms composés sont séparés par un espace.","condition_type":"S","condition":"MAJ+ESPACE"},"64":{"nom":"Nom d’épouse/époux","taille_min":0,"taille_max":38,"type":"Alphanumérique","description":"Cette donnée est encodée en utilisant uniquement des lettres majuscules non accentuées [A-Z] et des espaces. Les noms composés sont séparés par un espace.","condition_type":"S","condition":"MAJ+ESPACE"},"65":{"nom":"Type de pièce d’identité","taille_min":2,"taille_max":2,"type":"Alphanumérique","description":"Carte d’identité (ID), titre de séjour (IR), visa (V), permis de conduire (D), passeport (P). Une lettre supplémentaire peut être ajoutée à la discrétion de l’Etat pour les passeports (selon leur type) et pour les visas","condition_type":"F","condition":"PIECE_IDENTITE_TYPE"},"66":{"nom":"Numéro de la pièce d’identité","taille_min":0,"taille_max":20,"type":"Alphanumérique","description":"Cette donnée est encodée en utilisant uniquement des lettres majuscules non accentuées [A-Z] et des chiffres [0-9].","condition_type":"S","condition":"MAJ+CHIFFRES"},"67":{"nom":"Nationalité","taille_min":2,"taille_max":2,"type":"Alphanumérique","description":"Le pays est encodé en utilisant son code pays au format ISO3166-1 Alpha 2","condition_type":"S","condition":"MAJ"},"68":{"nom":"Genre","taille_min":1,"taille_max":1,"type":"Alphanumérique","description":"Genre masculin (M) ou féminin (F).","condition_type":"S","condition":"GENRE"},"69":{"nom":"Date de naissance","taille_min":8,"taille_max":8,"type":"Numérique","description":"Cette date est composée uniquement de 8 chiffres au format JJMMAAAA où JJ représente le jour dans le mois, MM le mois et AAAA l’année. Le jour et le numéro du mois sont encodés sur 2 chiffres préfixés par 0 si nécessaire. Lorsque le jour ou le jour et le mois ne sont pas connus, leurs valeurs sont remplacées par 00.","condition_type":"F","condition":"DATE_INCONNUE"},"70":{"nom":"Date et heure du décès","taille_min":12,"taille_max":12,"type":"Numérique","description":"Cette date est composée uniquement de 12 chiffres au format JJMMAAAAHHmm où JJ représente le jour dans le mois, MM le mois, AAAA l’année, HH l’heure et mm les minutes. Le jour, le numéro du mois, l’heure et les minutes sont encodés sur 2 chiffres préfixés par 0 si nécessaire.","condition_type":"F","condition":"DATEHEURE"},"71":{"nom":"Date et heure du constat de décès","taille_min":12,"taille_max":12,"type":"Numérique","description":"Cette date est composée uniquement de 12 chiffres au format JJMMAAAAHHmm où JJ représente le jour dans le mois, MM le mois, AAAA l’année, HH l’heure et mm les minutes. Le jour, le numéro du mois, l’heure et les minutes sont encodés sur 2 chiffres préfixés par 0 si nécessaire.","condition_type":"F","condition":"DATEHEURE"},"72":{"nom":"Nom du défunt","taille_min":0,"taille_max":38,"type":"Alphanumérique","description":"Cette donnée est encodée en utilisant uniquement des lettres majuscules non accentuées [A-Z] et des espaces. Les noms composés sont séparés par un espace.","condition_type":"S","condition":"MAJ+ESPACE"},"73":{"nom":"Prénoms du défunt","taille_min":0,"taille_max":60,"type":"Alphanumérique","description":"Les prénoms composés sont séparés par un espace. Les différents prénoms sont séparés par ‘/’. Cette donnée est encodée en utilisant uniquement des lettres majuscules non accentuées [A-Z], des espaces et des ‘/’ s’il y a plusieurs prénoms (au maximum 6).","condition_type":"S","condition":"MAJ+ESPACE+SLASH"},"74":{"nom":"Nom de jeune fille du défunt","taille_min":0,"taille_max":38,"type":"Alphanumérique","description":"Cette donnée est encodée en utilisant uniquement des lettres majuscules non accentuées [A-Z] et des espaces. Les noms composés sont séparés par un espace.","condition_type":"S","condition":"MAJ+ESPACE"},"75":{"nom":"Date de naissance du défunt","taille_min":8,"taille_max":8,"type":"Numérique","description":"Cette date est composée uniquement de 8 chiffres au format JJMMAAAA où JJ représente le jour dans le mois, MM le mois et AAAA l’année. Le jour et le numéro du mois sont encodés sur 2 chiffres préfixés par 0 si nécessaire. Lorsque le jour ou le jour et le mois ne sont pas connus, leurs valeurs sont remplacées par 00.","condition_type":"F","condition":"DATE_INCONNUE"},"76":{"nom":"Genre du défunt","taille_min":1,"taille_max":1,"type":"Alphanumérique","description":"Genre masculin (M) ou féminin (F)","condition_type":"S","condition":"GENRE"},"77":{"nom":"Commune de décès","taille_min":0,"taille_max":45,"type":"Alphanumérique","description":"Cette donnée est encodée en utilisant uniquement des lettres majuscules non accentuées [A-Z] et des espaces. Les noms composés sont séparés par un espace.","condition_type":"S","condition":"MAJ+ESPACE"},"78":{"nom":"Code postal de la commune de décès","taille_min":5,"taille_max":5,"type":"Numérique","description":"Cette donnée est encodée en utilisant uniquement des chiffres ou des espaces si la donnée n’est pas renseignée (par exemple, dans le cas d’un pays ne disposant pas de code postal).","condition_type":"S","condition":"CHIFFRES+ESPACE"},"79":{"nom":"Adresse du domicile du défunt","taille_min":0,"taille_max":114,"type":"Alphanumérique","description":"Ce champ peut contenir plusieurs lignes d’adresse. Cette donnée est encodée en utilisant uniquement des lettres majuscules non accentuées [A-Z], des chiffres [0-9] et des espaces.","condition_type":"S","condition":"MAJ+CHIFFRES+ESPACE"},"80":{"nom":"Nom","taille_min":0,"taille_max":38,"type":"Alphanumérique","description":"Cette donnée est encodée en utilisant uniquement des lettres majuscules non accentuées [A-Z] et des espaces. Les noms composés sont séparés par un espace.","condition_type":"S","condition":"MAJ+ESPACE"},"81":{"nom":"Prénoms","taille_min":0,"taille_max":60,"type":"Alphanumérique","description":"Les prénoms composés sont séparés par un espace. Les différents prénoms sont séparés par ‘/’. Cette donnée est encodée en utilisant uniquement des lettres majuscules non accentuées [A-Z], des espaces et des ‘/’ s’il y a plusieurs prénoms (au maximum 6).","condition_type":"S","condition":"MAJ+ESPACE+SLASH"},"82":{"nom":"Numéro de carte","taille_min":0,"taille_max":20,"type":"Alphanumérique","description":"Cette donnée est encodée en utilisant uniquement des lettres majuscules non accentuées [A-Z], des chiffres [0-9] et des espaces.","condition_type":"S","condition":"MAJ+CHIFFRES+ESPACE"},"83":{"nom":"Organisme de tutelle","taille_min":0,"taille_max":40,"type":"Alphanumérique","description":"Cette donnée est encodée en utilisant uniquement des lettres majuscules non accentuées [A-Z], des chiffres [0-9] et des espaces.","condition_type":"S","condition":"MAJ+CHIFFRES+ESPACE"},"84":{"nom":"Profession","taille_min":0,"taille_max":40,"type":"Alphanumérique","description":"Cette donnée est encodée en utilisant uniquement des lettres majuscules non accentuées [A-Z], des chiffres [0-9] et des espaces.","condition_type":"S","condition":"MAJ+CHIFFRES+ESPACE"},"85":{"nom":"Numéro de permis de chasser","taille_min":17,"taille_max":17,"type":"Alphanumérique","description":"Cette donnée est encodée en utilisant uniquement des lettres majuscules non accentuées [A-Z], des chiffres [0-9] et des caractères ‘-‘. Le numéro du permis est de la forme XXXXXXXXXXXX-XX-X.","condition_type":"S","condition":"MAJ+CHIFFRES+TIRET"},"86":{"nom":"Numéro de licence","taille_min":12,"taille_max":12,"type":"Alphanumérique","description":"Cette donnée est encodée en utilisant uniquement des lettres majuscules non accentuées [A-Z] et des chiffres [0-9].","condition_type":"S","condition":"MAJ+CHIFFRES"},"90":{"nom":"Identité de l'huissier de justice","taille_min":0,"taille_max":38,"type":"Alphanumérique","description":"L’Identité est séparée en Civilité (ou Titre), le Nom et le Prénom. Les éléments Civilité, Nom et Prénom doivent être indiqués dans cet ordre et peuvent être séparés par le caractère ‘/’ pour faciliter leur lecture. Cette donnée est encodée en utilisant uniquement des lettres majuscules non accentuées [A-Z], des espaces et éventuellement des ‘/’ pour séparer les zones Civilité, Nom et Prénom.","condition_type":"S","condition":"MAJ+ESPACE+SLASH"},"91":{"nom":"Identité ou raison sociale du demandeur","taille_min":0,"taille_max":38,"type":"Alphanumérique","description":"L’Identité est séparée en Civilité, le Nom et le Prénom. Les éléments Civilité, Nom et Prénom doivent être indiqués dans cet ordre et peuvent être séparés par le caractère ‘/’ pour faciliter leur lecture. Cette donnée est encodée en utilisant uniquement des lettres majuscules non accentuées [A-Z], des espaces et éventuellement des ‘/’ pour séparer les zones Civilité, Nom et Prénom. Dans le cas d’un nom de société, il n’est pas nécessaire d’utiliser des séparateurs.","condition_type":"S","condition":"MAJ+ESPACE+SLASH"},"92":{"nom":"Identité ou raison sociale du destinataire","taille_min":0,"taille_max":38,"type":"Alphanumérique","description":"L’Identité est séparée en Civilité, le Nom et le Prénom. Les éléments Civilité, Nom et Prénom doivent être indiqués dans cet ordre et peuvent être séparés par le caractère ‘/’ pour faciliter leur lecture. Cette donnée est encodée en utilisant uniquement des lettres majuscules non accentuées [A-Z], des espaces et éventuellement des ‘/’ pour séparer les zones Civilité, Nom et Prénom. Dans le cas d’un nom de société, il n’est pas nécessaire d’utiliser des séparateurs.","condition_type":"S","condition":"MAJ+ESPACE+SLASH"},"93":{"nom":"Identité ou raison sociale de tiers concerné","taille_min":0,"taille_max":38,"type":"Alphanumérique","description":"L’Identité est séparée en Civilité, le Nom et le Prénom. Les éléments Civilité, Nom et Prénom doivent être indiqués dans cet ordre et peuvent être séparés par le caractère ‘/’ pour faciliter leur lecture. Cette donnée est encodée en utilisant uniquement des lettres majuscules non accentuées [A-Z], des espaces et éventuellement des ‘/’ pour séparer les zones Civilité, Nom et Prénom. Dans le cas d’un nom de société, il n’est pas nécessaire d’utiliser des séparateurs.","condition_type":"S","condition":"MAJ+ESPACE+SLASH"},"94":{"nom":"Intitulé de l'acte","taille_min":0,"taille_max":38,"type":"Alphanumérique","description":"Cette donnée est encodée en utilisant uniquement des lettres majuscules non accentuées [A-Z], des chiffres [0-9], des espaces.","condition_type":"S","condition":"MAJ+CHIFFRES+ESPACE"},"95":{"nom":"Numéro de l'acte","taille_min":0,"taille_max":18,"type":"Alphanumérique","description":"Cette donnée est encodée en utilisant uniquement des lettres majuscules non accentuées [A-Z] et des chiffres [0-9].","condition_type":"S","condition":"MAJ+CHIFFRES"},"96":{"nom":"Date de signature de l'acte","taille_min":8,"taille_max":8,"type":"Numérique","description":"Cette date est composée uniquement de 8 chiffres au format JJMMAAAA où JJ représente le jour dans le mois, MM le mois et AAAA l’année.","condition_type":"F","condition":"DATE"},"01":{"nom":"Identifiant unique du document.","taille_min":0,"taille_max":-1,"type":"Alphanumérique","description":"Cet identifiant permet en fonction de l’émetteur (si celui-ci fournit le service) de récupérer le document correspondant. Cette donnée est encodée en utilisant uniquement des lettres majuscules non accentuées [A-Z] et des chiffres [0-9].","condition_type":"S","condition":"MAJ+CHIFFRES"},"02":{"nom":"Catégorie de document","taille_min":0,"taille_max":-1,"type":"Alphanumérique","description":"Cette donnée est encodée en utilisant uniquement des lettres majuscules non accentuées [A-Z], des chiffres [0-9] et des espaces.","condition_type":"S","condition":"MAJ+CHIFFRES+ESPACE"},"03":{"nom":"Sous-catégorie de document","taille_min":0,"taille_max":-1,"type":"Alphanumérique","description":"Cette donnée est encodée en utilisant uniquement des lettres majuscules non accentuées [A-Z], des chiffres [0-9] et des espaces.","condition_type":"S","condition":"MAJ+CHIFFRES+ESPACE"},"04":{"nom":"Application de composition","taille_min":0,"taille_max":-1,"type":"Alphanumérique","description":"Cette donnée est encodée en utilisant uniquement des lettres majuscules non accentuées [A-Z], des chiffres [0-9] et des espaces.","condition_type":"S","condition":"MAJ+CHIFFRES+ESPACE"},"05":{"nom":"Version de l’application de composition","taille_min":0,"taille_max":-1,"type":"Alphanumérique","description":"Cette donnée est encodée en utilisant uniquement des lettres majuscules non accentuées [A-Z], des chiffres [0-9] et des espaces.","condition_type":"S","condition":"MAJ+CHIFFRES+ESPACE"},"06":{"nom":"Date de l’association entre le document et le code 2D-Doc.","taille_min":4,"taille_max":4,"type":"Alphanumérique","description":"Cette date est indiquée par le nombre de jours encodé en hexadécimal depuis le 1er janvier 2000 de la même manière que les dates fournies dans l’en-tête.","condition_type":"S","condition":"HEXA"},"07":{"nom":"Heure de l’association entre le document et le code 2D-Doc.","taille_min":6,"taille_max":6,"type":"Numérique","description":"Cette donnée est composée uniquement de 6 chiffres au format HHMMSS où HH représente l’heure, MM les minutes et SS les secondes. Les heures, les minutes et les secondes sont encodées sur 2 chiffres préfixés par 0 si nécessaire.","condition_type":"F","condition":"HHMMSS"},"08":{"nom":"Date d’expiration du document","taille_min":4,"taille_max":4,"type":"Alphanumérique","description":"Cette date est indiquée par le nombre de jours encodé en hexadécimal depuis le 1er janvier 2000 de la même manière que les dates fournies dans l’en-tête.","condition_type":"S","condition":"HEXA"},"09":{"nom":"Nombre de pages du document","taille_min":4,"taille_max":4,"type":"Numérique","description":"Cette donnée est encodée en utilisant uniquement des chiffres [0-9]. Le nombre devra être préfixé par des 0 si nécessaire.","condition_type":"S","condition":"CHIFFRES"},"0A":{"nom":"Editeur du 2D-Doc","taille_min":9,"taille_max":9,"type":"Numérique","description":"Correspond au numéro de SIREN de l’éditeur, sur 9 caractères numériques.","condition_type":"S","condition":"CHIFFRES"},"0B":{"nom":"Intégrateur du 2D-Doc","taille_min":9,"taille_max":9,"type":"Numérique","description":"Correspond au numéro de SIREN de l’intégrateur, sur 9 caractères numériques.","condition_type":"S","condition":"CHIFFRES"},"0C":{"nom":"URL du document","taille_min":0,"taille_max":-1,"type":"Alphanumérique/symboles","description":"L’URL étant sensible à la casse, il n’est pas possible de réduire cela à l’ensemble des caractères majuscules. Pour permettre le stockage de cette donnée au format C40, l’URL ne subit aucune modification et son encodage UTF-8 est encodé en Base32. Cependant, une URL tronquée n’ayant pas de sens, ce champ ne devra pas être tronqué.","condition_type":"F","condition":"URL"},"1A":{"nom":"Numéro du contrat","taille_min":0,"taille_max":-1,"type":"Alphanumérique","description":"Cette donnée est encodée en utilisant uniquement des lettres majuscules non accentuées [A-Z] et des chiffres [0-9].","condition_type":"S","condition":"MAJ+CHIFFRES"},"1B":{"nom":"Identifiant du souscripteur du contrat","taille_min":0,"taille_max":-1,"type":"Alphanumérique","description":"Cette donnée est encodée en utilisant uniquement des lettres majuscules non accentuées [A-Z] et des chiffres [0-9].","condition_type":"S","condition":"MAJ+CHIFFRES"},"1C":{"nom":"Date d’effet du contrat","taille_min":8,"taille_max":8,"type":"Numérique","description":"Cette date est composée uniquement de 8 chiffres au format JJMMAAAA où JJ représente le jour dans le mois, MM le mois et AAAA l’année. Le jour et le numéro du mois sont encodés sur 2 chiffres préfixés par 0 si nécessaire.","condition_type":"F","condition":"DATE"},"1D":{"nom":"Montant TTC de la facture","taille_min":0,"taille_max":16,"type":"Numérique","description":"Le montant est un nombre avec au plus deux décimales et peut être positif ou négatif. Il est encodé en utilisant uniquement des chiffres [0-9], au plus une virgule et au plus un tiret [,-].","condition_type":"S","condition":"CHIFFRES+VIRGULE+TIRET"},"1E":{"nom":"Numéro de téléphone du bénéficiaire de la prestation","taille_min":0,"taille_max":30,"type":"Numérique","description":"Il est encodé en utilisant uniquement des chiffres [0-9]. Il commence par le code international, par exemple 33177935210 pour encoder le numéro français 01.77.93.52.10.","condition_type":"S","condition":"CHIFFRES"},"1F":{"nom":"Numéro de téléphone du destinataire de la facture","taille_min":0,"taille_max":30,"type":"Numérique","description":"Il est encodé en utilisant uniquement des chiffres [0-9]. Il commence par le code international, par exemple 33177935210 pour encoder le numéro français 01.77.93.52.10.","condition_type":"S","condition":"CHIFFRES"},"1G":{"nom":"Présence d’un co-bénéficiaire de la prestation non mentionné dans le code","taille_min":1,"taille_max":1,"type":"Numérique","description":"Permet d’indiquer la présence d’un ou plusieurs co-bénéficiaires de la prestation non mentionnés dans le code.\n Cette donnée est représentée par un numérique : 0 = faux et 1 = vrai.","condition_type":"S","condition":"BINAIRE"},"1H":{"nom":"Présence d’un co-destinataire de la facture non mentionné dans le code","taille_min":1,"taille_max":1,"type":"Numérique","description":"Permet d’indiquer la présence d’un ou plusieurs co-destinataires de la facture non mentionnés dans le code.\n Cette donnée est représentée par un numérique : 0 = faux et 1 = vrai.","condition_type":"S","condition":"BINAIRE"},"1I":{"nom":"Ligne 1 de la norme adresse postale du co-bénéficiaire de la prestation.","taille_min":0,"taille_max":38,"type":"Alphanumérique","description":"Qualité – Nom – Prénom – éventuellement titre ou profession du co-bénéficiaire de la prestation. Les items Qualité, Nom et Prénom doivent être indiqués dans cet ordre et peuvent être séparés par le caractère ‘/’ pour faciliter leur lecture. Cette donnée est encodée en utilisant uniquement des lettres majuscules non accentuées [A-Z], des chiffres [0-9], des espaces et éventuellement des ‘/’ pour séparer les zones Qualité, Nom et Prénom. Dans le cas, d’un nom de société, il n’est pas nécessaire d’utiliser des séparateurs.","condition_type":"S","condition":"MAJ+CHIFFRES+ESPACE+SLASH"},"1J":{"nom":"Qualité et/ou titre du co-bénéficiaire de la prestation.","taille_min":0,"taille_max":38,"type":"Alphanumérique","description":"Cette donnée est encodée en utilisant uniquement des lettres majuscules non accentuées [A-Z] et des espaces.","condition_type":"S","condition":"MAJ+ESPACE"},"1K":{"nom":"Prénom du co-bénéficiaire de la prestation.","taille_min":0,"taille_max":38,"type":"Alphanumérique","description":"Cette donnée est encodée en utilisant uniquement des lettres majuscules non accentuées [A-Z] et des espaces.","condition_type":"S","condition":"MAJ+ESPACE"},"1L":{"nom":"Nom du co-bénéficiaire de la prestation.","taille_min":0,"taille_max":38,"type":"Alphanumérique","description":"Cette donnée est encodée en utilisant uniquement des lettres majuscules non accentuées [A-Z] et des espaces.","condition_type":"S","condition":"MAJ+ESPACE"},"1M":{"nom":"Ligne 1 de la norme adresse postale du co-destinataire de la facture.","taille_min":0,"taille_max":38,"type":"Alphanumérique","description":"Qualité – Nom – Prénom – éventuellement titre ou profession du co-destinataire de la facture. Les items Qualité, Nom et Prénom doivent être indiqués dans cet ordre et peuvent être séparés par le caractère ‘/’ pour faciliter leur lecture. Cette donnée est encodée en utilisant uniquement des lettres majuscules non accentuées [A-Z], des chiffres [0-9], des espaces et éventuellement des ‘/’ pour séparer les zones Qualité, Nom et Prénom. Dans le cas, d’un nom de société, il n’est pas nécessaire d’utiliser des séparateurs.","condition_type":"S","condition":"MAJ+CHIFFRES+ESPACE+SLASH"},"1N":{"nom":"Qualité et/ou titre du co-destinataire de la facture.","taille_min":0,"taille_max":38,"type":"Alphanumérique","description":"Cette donnée est encodée en utilisant uniquement des lettres majuscules non accentuées [A-Z] et des espaces.","condition_type":"S","condition":"MAJ+ESPACE"},"1O":{"nom":"Prénom du co-destinataire de la facture.","taille_min":0,"taille_max":38,"type":"Alphanumérique","description":"Cette donnée est encodée en utilisant uniquement des lettres majuscules non accentuées [A-Z] et des espaces.","condition_type":"S","condition":"MAJ+ESPACE"},"1P":{"nom":"Nom du co-destinataire de la facture.","taille_min":0,"taille_max":38,"type":"Alphanumérique","description":"Cette donnée est encodée en utilisant uniquement des lettres majuscules non accentuées [A-Z] et des espaces.","condition_type":"S","condition":"MAJ+ESPACE"},"2A":{"nom":"Ligne 5 de la norme adresse postale du destinataire de la facture","taille_min":0,"taille_max":38,"type":"Alphanumérique","description":"Mention de distribution (BP) suivie du libellé de la localité de destination dans le cas où celle-ci serait différente du libellé cedex lieu-dit ou hameau. Cette donnée est encodée en utilisant uniquement des lettres majuscules non accentuées [A-Z], des chiffres [0-9] et des espaces. Il faut utiliser les méthodes de compression définies en section 10.9 du document en cas de dépassement de la donnée.","condition_type":"S","condition":"MAJ+CHIFFRES"},"2B":{"nom":"Code postal ou code cedex du destinataire de la facture","taille_min":5,"taille_max":5,"type":"Numérique","description":"Compris dans la ligne 6 de la norme adresse postale. Cette donnée est encodée en utilisant uniquement des chiffres ou des espaces si la donnée n’est pas renseignée (par exemple, dans le cas d’un pays ne disposant pas de code postal).","condition_type":"S","condition":"CHIFFRES+ESPACE"},"2C":{"nom":"Localité de destination ou libellé cedex du destinataire de la facture","taille_min":0,"taille_max":32,"type":"Numérique","description":"Compris dans la ligne 6 de la norme adresse postale. Cette donnée est encodée en utilisant uniquement des lettres majuscules non accentuées [A-Z] et des espaces.","condition_type":"S","condition":"MAJ"},"2D":{"nom":"Pays du destinataire de la facture","taille_min":2,"taille_max":2,"type":"Alphanumérique","description":"Le pays est encodé en utilisant son code pays au format ISO3166-1 Alpha 2","condition_type":"S","condition":"MAJ"},"5A":{"nom":"Salaire brut du mois","taille_min":0,"taille_max":11,"type":"Numérique","description":"Cette donnée est encodée en utilisant uniquement des chiffres et une virgule [0-9,].","condition_type":"S","condition":"CHIFFRES+VIRGULE"},"5B":{"nom":"Cumul du salaire brut","taille_min":0,"taille_max":12,"type":"Numérique","description":"Cette donnée est encodée en utilisant uniquement des chiffres et une virgule [0-9,].","condition_type":"S","condition":"CHIFFRES+VIRGULE"},"5C":{"nom":"Salaire net","taille_min":0,"taille_max":11,"type":"Numérique","description":"Cette donnée est un nombre positif ou négatif. Elle est encodée en utilisant uniquement des chiffres [0-9], au plus une virgule et au plus un tiret [,-].","condition_type":"S","condition":"CHIFFRES+VIRGULE+TIRET"},"5D":{"nom":"Ligne 2 de la norme adresse postale de l’employeur","taille_min":0,"taille_max":38,"type":"Alphanumérique","description":"Cette donnée est encodée en utilisant uniquement des lettres majuscules non accentuées [A-Z], des chiffres [0-9] et des espaces. Il faut utiliser les méthodes de compression définies en section 10.9 du document en cas de dépassement de la donnée.","condition_type":"S","condition":"MAJ+CHIFFRES+ESPACE"},"5E":{"nom":"Ligne 3 de la norme adresse postale de l’employeur","taille_min":0,"taille_max":38,"type":"Alphanumérique","description":"Cette donnée est encodée en utilisant uniquement des lettres majuscules non accentuées [A-Z], des chiffres [0-9] et des espaces. Il faut utiliser les méthodes de compression définies en section 10.9 du document en cas de dépassement de la donnée.","condition_type":"S","condition":"MAJ+CHIFFRES+ESPACE"},"5F":{"nom":"Ligne 4 de la norme adresse postale de l’employeur","taille_min":0,"taille_max":38,"type":"Alphanumérique","description":"Numéro dans la voie + type et nom de la voie. Cette donnée est encodée en utilisant uniquement des lettres majuscules non accentuées [A-Z], des chiffres [0-9] et des espaces. Il faut utiliser les méthodes de compression définies en section 10.9 du document en cas de dépassement de la donnée.","condition_type":"S","condition":"MAJ+CHIFFRES+ESPACE"},"5G":{"nom":"Ligne 5 de la norme adresse postale de l’employeur","taille_min":0,"taille_max":38,"type":"Alphanumérique","description":"Mention de distribution (BP) suivie du libellé de la localité de destination dans le cas où celle-ci serait différente du libellé cedex lieu-dit ou hameau. Cette donnée est encodée en utilisant uniquement des lettres majuscules non accentuées [A-Z], des chiffres [0-9] et des espaces. Il faut utiliser les méthodes de compression définies en section 10.9 du document en cas de dépassement de la donnée.","condition_type":"S","condition":"MAJ+CHIFFRES"},"5H":{"nom":"Code postal ou code cedex de l’employeur","taille_min":5,"taille_max":5,"type":"Numérique","description":"Cette donnée est encodée en utilisant uniquement des chiffres ou des espaces si la donnée n’est pas renseignée (par exemple, dans le cas d’un pays ne disposant pas de code postal).","condition_type":"S","condition":"CHIFFRES+ESPACE"},"5I":{"nom":"Localité de destination ou libellé cedex de l’employeur","taille_min":0,"taille_max":32,"type":"Alphanumérique","description":"Compris dans la ligne 6 de la norme adresse postale. Cette donnée est encodée en utilisant uniquement des lettres majuscules non accentuées [A-Z] et des espaces.","condition_type":"S","condition":"MAJ"},"5J":{"nom":"Pays de l’employeur","taille_min":2,"taille_max":2,"type":"Alphanumérique","description":"Le pays est encodé en utilisant son code pays au format ISO3166-1 Alpha 2","condition_type":"S","condition":"MAJ"},"5K":{"nom":"Identifiant Cotisant Prestations Sociales","taille_min":0,"taille_max":50,"type":"Alphanumérique","description":"Correspond en France au numéro URSSAF, au format de 18 chiffres.","condition_type":"S","condition":"MAJ+CHIFFRES"},"5L":{"nom":"Numéro de SIRET ou RNA","taille_min":9,"taille_max":14,"type":"Alphanumérique","description":"Cette donnée est encodée en utilisant des lettres majuscules non accentuées [A-Z] et des chiffres [0-9].","condition_type":"S","condition":"MAJ+CHIFFRES"},"5M":{"nom":"Dénomination sociale","taille_min":0,"taille_max":38,"type":"Alphanumérique","description":"Cette donnée est encodée en utilisant des lettres majuscules non accentuées [A-Z], des chiffres [0-9] et des espaces.","condition_type":"S","condition":"MAJ+CHIFFRES+ESPACE"},"5N":{"nom":"Numéro de dossier d'autorisation de travail","taille_min":21,"taille_max":21,"type":"Numérique","description":"Cette donnée est encodée en utilisant uniquement des chiffres [0-9].","condition_type":"S","condition":"CHIFFRES"},"5O":{"nom":"Nom de l'employeur","taille_min":0,"taille_max":38,"type":"Alphabétique","description":"Cette donnée est encodée en utilisant des lettres majuscules non accentuées [A-Z] et des espaces.","condition_type":"S","condition":"MAJ+ESPACE"},"5P":{"nom":"Prénom de l'employeur","taille_min":0,"taille_max":20,"type":"Alphabétique","description":"Cette donnée est encodée en utilisant des lettres majuscules non accentuées [A-Z] et des espaces.","condition_type":"S","condition":"MAJ+ESPACE"},"5Q":{"nom":"Nom du déclarant","taille_min":0,"taille_max":38,"type":"Alphabétique","description":"Cette donnée est encodée en utilisant des lettres majuscules non accentuées [A-Z] et des espaces.","condition_type":"S","condition":"MAJ+ESPACE"},"5R":{"nom":"Prénom du déclarant","taille_min":0,"taille_max":20,"type":"Alphabétique","description":"Cette donnée est encodée en utilisant des lettres majuscules non accentuées [A-Z] et des espaces.","condition_type":"S","condition":"MAJ+ESPACE"},"5S":{"nom":"Fonction du déclarant","taille_min":0,"taille_max":40,"type":"Alphabétique","description":"Cette donnée est encodée en utilisant des lettres majuscules non accentuées [A-Z] et des espaces.","condition_type":"S","condition":"MAJ+ESPACE"},"5T":{"nom":"Type de contrat de travail","taille_min":1,"taille_max":1,"type":"Numérique","description":"Le type est encodé de la manière suivante : Encodage Signification\n 0 CDD\n 1 CDI\n 2 CTT\n 3 CAP","condition_type":"S","condition":"CONTRAT"},"5U":{"nom":"Durée du contrat","taille_min":0,"taille_max":12,"type":"Alphanumérique","description":"Cette donnée est encodée en utilisant des lettres majuscules non accentuées [A-Z], des chiffres [0-9] et des espaces.","condition_type":"S","condition":"MAJ+CHIFFRES+ESPACE"},"6A":{"nom":"Lieu de naissance","taille_min":0,"taille_max":32,"type":"Alphanumérique","description":"Cette donnée est encodée en utilisant uniquement des lettres majuscules non accentuées [A-Z], des chiffres [0-9] et des espaces.","condition_type":"S","condition":"MAJ+CHIFFRES+ESPACE"},"6B":{"nom":"Département du bureau émetteur","taille_min":3,"taille_max":3,"type":"Alphanumérique","description":"Cette donnée est encodée en utilisant uniquement des lettres majuscules non accentuées [A-Z] et des chiffres [0-9]","condition_type":"S","condition":"MAJ+CHIFFRES"},"6C":{"nom":"Pays de naissance","taille_min":2,"taille_max":2,"type":"Alphanumérique","description":"Le pays est encodé en utilisant son code pays au format ISO3166-1 Alpha 2","condition_type":"S","condition":"MAJ"},"6D":{"nom":"Nom et prénom du père","taille_min":0,"taille_max":60,"type":"Alphanumérique","description":"Les items Nom et Prénom doivent être indiqués dans cet ordre et peuvent être séparés par le caractère ‘/’ pour faciliter leur lecture. Cette donnée est encodée en utilisant uniquement des lettres majuscules non accentuées [A-Z], des chiffres [0-9], des espaces et éventuellement des ‘/’ pour séparer les zones Nom et Prénom.","condition_type":"S","condition":"MAJ+CHIFFRES+ESPACE+SLASH"},"6E":{"nom":"Nom et prénom de la mère","taille_min":0,"taille_max":60,"type":"Alphanumérique","description":"Les items Nom et Prénom doivent être indiqués dans cet ordre et peuvent être séparés par le caractère ‘/’ pour faciliter leur lecture. Cette donnée est encodée en utilisant uniquement des lettres majuscules non accentuées [A-Z], des chiffres [0-9], des espaces et éventuellement des ‘/’ pour séparer les zones Nom et Prénom.","condition_type":"S","condition":"MAJ+CHIFFRES+ESPACE+SLASH"},"6F":{"nom":"Machine Readable Zone (Zone de Lecture Automatique, ZLA)","taille_min":0,"taille_max":90,"type":"Alphanumérique","description":"&lt; pour séparer les champs mais encodé en C40 comme un espace. Cette donnée est encodée en utilisant des majuscules non accentuées, des chiffres et des espaces [AZ0-9 ].","condition_type":"S","condition":"MAJ+CHIFFRES+ESPACE"},"6G":{"nom":"Nom","taille_min":1,"taille_max":38,"type":"Alphanumérique","description":"Cette donnée est encodée en utilisant uniquement des lettres majuscules non accentuées [A-Z] et des espaces.","condition_type":"S","condition":"MAJ+ESPACE"},"6H":{"nom":"Civilité","taille_min":1,"taille_max":10,"type":"Alphanumérique","description":"Cette donnée est encodée en utilisant uniquement des lettres majuscules non accentuées [A-Z] et des espaces.","condition_type":"S","condition":"MAJ+ESPACE"},"6I":{"nom":"Pays émetteur","taille_min":2,"taille_max":2,"type":"Alphanumérique","description":"Le pays est encodé en utilisant son code pays au format ISO3166-1 Alpha 2","condition_type":"S","condition":"MAJ"},"6J":{"nom":"Type de document étranger","taille_min":1,"taille_max":1,"type":"Numérique","description":"Trois choix sont possibles : Encodage Signification 1 Attestation de dépôt d'une demande de titre de séjour 2 Attestation de prolongation d'instruction d'une demande de titre de séjour 3 Attestation favorable de décision d'une demande de titre de séjour","condition_type":"S","condition":"SEJOUR"},"6K":{"nom":"Numéro de la demande de document étranger","taille_min":19,"taille_max":19,"type":"Numérique","description":"Cette donnée est encodée en utilisant uniquement des chiffres [0-9].","condition_type":"S","condition":"CHIFFRES"},"6L":{"nom":"Date de dépôt de la demande","taille_min":8,"taille_max":8,"type":"Alphanumérique","description":"Cette date est composée uniquement de 8 chiffres au format JJMMAAAA où JJ représente le jour dans le mois, MM le mois et AAAA l’année. Le jour et le numéro du mois sont encodés sur 2 chiffres préfixés par 0 si nécessaire.","condition_type":"F","condition":"DATE"},"6M":{"nom":"Catégorie du titre","taille_min":0,"taille_max":40,"type":"Alphabétique","description":"Cette donnée est encodée en utilisant uniquement des lettres majuscules non accentuées [A-Z] et des espaces.","condition_type":"S","condition":"MAJ+ESPACE"},"6N":{"nom":"Date de début de validité","taille_min":8,"taille_max":8,"type":"Numérique","description":"Cette date est composée uniquement de 8 chiffres au format JJMMAAAA où JJ représente le jour dans le mois, MM le mois et AAAA l’année. Le jour et le numéro du mois sont encodés sur 2 chiffres préfixés par 0 si nécessaire.","condition_type":"F","condition":"DATE"},"6O":{"nom":"Date de fin de validité","taille_min":8,"taille_max":8,"type":"Numérique","description":"Cette date est composée uniquement de 8 chiffres au format JJMMAAAA où JJ représente le jour dans le mois, MM le mois et AAAA l’année. Le jour et le numéro du mois sont encodés sur 2 chiffres préfixés par 0 si nécessaire.","condition_type":"F","condition":"DATE"},"6P":{"nom":"Autorisation","taille_min":0,"taille_max":40,"type":"Alphabétique","description":"Cette donnée est encodée en utilisant uniquement des lettres majuscules non accentuées [A-Z] et des espaces.","condition_type":"S","condition":"MAJ+ESPACE"},"6Q":{"nom":"Numéro d’étranger","taille_min":0,"taille_max":10,"type":"Alphanumérique","description":"Cette donnée est encodée en utilisant uniquement des lettres majuscules non accentuées [A-Z] et des chiffres [0-9].","condition_type":"S","condition":"MAJ+CHIFFRES"},"6R":{"nom":"Numéro de visa","taille_min":12,"taille_max":12,"type":"Alphanumérique","description":"Cette donnée est encodée en utilisant uniquement des lettres majuscules non accentuées [A-Z] et des chiffres [0-9].","condition_type":"S","condition":"MAJ+CHIFFRES"},"6S":{"nom":"Ligne 2 de l'adresse postale du domicile","taille_min":0,"taille_max":38,"type":"Alphanumérique","description":"Cette donnée est encodée en utilisant uniquement des lettres majuscules non accentuées [A-Z], des chiffres [0-9] et des espaces. Il faut utiliser les méthodes de compression définies en annexe 11 de la norme en cas de dépassement de la donnée","condition_type":"S","condition":"MAJ+CHIFFRES+ESPACE"},"6T":{"nom":"Ligne 3 de l'adresse postale du domicile","taille_min":0,"taille_max":38,"type":"Alphanumérique","description":"Cette donnée est encodée en utilisant uniquement des lettres majuscules non accentuées [A-Z], des chiffres [0-9] et des espaces. Il faut utiliser les méthodes de compression définies en annexe 11 de la norme en cas de dépassement de la donnée","condition_type":"S","condition":"MAJ+CHIFFRES+ESPACE"},"6U":{"nom":"Ligne 4 de l'adresse postale du domicile","taille_min":0,"taille_max":38,"type":"Alphanumérique","description":"Cette donnée est encodée en utilisant uniquement des lettres majuscules non accentuées [A-Z], des chiffres [0-9] et des espaces. Il faut utiliser les méthodes de compression définies en annexe 11 de la norme en cas de dépassement de la donnée","condition_type":"S","condition":"MAJ+CHIFFRES+ESPACE"},"6V":{"nom":"Ligne 5 de l'adresse postale du domicile","taille_min":0,"taille_max":38,"type":"Alphanumérique","description":"Cette donnée est encodée en utilisant uniquement des lettres majuscules non accentuées [A-Z], des chiffres [0-9] et des espaces. Il faut utiliser les méthodes de compression définies en annexe 11 de la norme en cas de dépassement de la donnée","condition_type":"S","condition":"MAJ+CHIFFRES+ESPACE"},"6W":{"nom":"Code postal ou code cedex de l'adresse postale du domicile","taille_min":5,"taille_max":5,"type":"Numérique","description":"Compris dans la ligne 6 de la norme adresse postale. Cette donnée est encodée en utilisant uniquement des chiffres ou des espaces si la donnée n’est pas renseignée (par exemple, dans le cas d’un pays ne disposant pas de code postal).","condition_type":"S","condition":"CHIFFRES+ESPACE"},"6X":{"nom":"Commune de l'adresse postale du domicile","taille_min":0,"taille_max":32,"type":"Alphabétique","description":"Compris dans la ligne 6 de la norme adresse postale. Cette donnée est encodée en utilisant uniquement des lettres majuscules non accentuées [A-Z] et des espaces.","condition_type":"S","condition":"MAJ+ESPACE"},"6Y":{"nom":"Code pays de l'adresse postale du domicile","taille_min":2,"taille_max":2,"type":"Alphabétique","description":"Le pays est encodé en utilisant son code pays au format ISO3166-1 Alpha 2","condition_type":"S","condition":"MAJ"},"6Z":{"nom":"Numéro d'étranger de l'autorisation de travail","taille_min":9,"taille_max":11,"type":"Alphanumérique","description":"Cette donnée est encodée en utilisant des lettres majuscules non accentuées [A-Z] et des chiffres [0-9].","condition_type":"S","condition":"MAJ+CHIFFRES"},"7A":{"nom":"Code postal du domicile du défunt","taille_min":5,"taille_max":5,"type":"Numérique","description":"Cette donnée est encodée en utilisant uniquement des chiffres ou des espaces si la donnée n’est pas renseignée (par exemple, dans le cas d’un pays ne disposant pas de code postal).","condition_type":"S","condition":"CHIFFRES+ESPACE"},"7B":{"nom":"Commune du domicile du défunt","taille_min":0,"taille_max":45,"type":"Alphanumérique","description":"Cette donnée est encodée en utilisant uniquement des lettres majuscules non accentuées [A-Z] et des espaces. Les noms composés sont séparés par un espace.","condition_type":"S","condition":"MAJ+ESPACE"},"7C":{"nom":"Obstacle médico-légal","taille_min":1,"taille_max":1,"type":"Numérique","description":"Cette donnée est représentée par un numérique : 0 = faux et 1 = vrai.","condition_type":"S","condition":"BINAIRE"},"7D":{"nom":"Mise en bière","taille_min":1,"taille_max":1,"type":"Alphanumérique","description":"Cette donnée est représentée par un caractère : O = Pas de mise en bière, S = Mise en bière dans un cercueil simple, H = Mise en bière dans un cercueil hermétique.","condition_type":"S","condition":"BIERE"},"7E":{"nom":"Obstacle aux soins de conservation","taille_min":1,"taille_max":1,"type":"Numérique","description":"Cette donnée est représentée par un numérique : 0 = faux et 1 = vrai","condition_type":"S","condition":"BINAIRE"},"7F":{"nom":"Obstacle aux dons du corps","taille_min":1,"taille_max":1,"type":"Numérique","description":"Cette donnée est représentée par un numérique : 0 = faux et 1 = vrai","condition_type":"S","condition":"BINAIRE"},"7G":{"nom":"Recherche de la cause du décès","taille_min":1,"taille_max":1,"type":"Numérique","description":"Cette donnée est représentée par un numérique : 0 = faux et 1 = vrai","condition_type":"S","condition":"BINAIRE"},"7H":{"nom":"Délai de transport du corps","taille_min":2,"taille_max":2,"type":"Alphanumérique","description":"L’entier correspondant à cette donnée est encodée en hexadécimal préfixé par des 0 si nécessaire. Cette donnée est encodée en utilisant [0-9A-F].","condition_type":"S","condition":"HEXA"},"7I":{"nom":"Prothèse avec pile","taille_min":1,"taille_max":1,"type":"Numérique","description":"Cette donnée est représentée par un numérique : 0 = faux et 1 = vrai","condition_type":"S","condition":"BINAIRE"},"7J":{"nom":"Retrait de la pile de prothèse","taille_min":1,"taille_max":1,"type":"Numérique","description":"Cette donnée est représentée par un numérique : 0 = faux et 1 = vrai","condition_type":"S","condition":"BINAIRE"},"7K":{"nom":"Code NNC","taille_min":13,"taille_max":13,"type":"Alphanumérique","description":"Cette donnée est encodée en utilisant uniquement des lettres majuscules non accentuées [A-Z] et des chiffres [0-9].","condition_type":"S","condition":"MAJ+CHIFFRES"},"7L":{"nom":"Code Finess de l'organisme agréé","taille_min":9,"taille_max":9,"type":"Alphanumérique","description":"Cette donnée est encodée en utilisant uniquement des lettres majuscules non accentuées [A-Z] et des chiffres [0-9].","condition_type":"S","condition":"MAJ+CHIFFRES"},"7M":{"nom":"Identification du médecin","taille_min":0,"taille_max":64,"type":"Alphanumérique","description":"Cette donnée contient soit un nom/prénom de médecin, soit un code d’identification du médecin. Cette donnée est encodée en utilisant uniquement des lettres majuscules non accentuées [A-Z], des chiffres [0-9] et des espaces.","condition_type":"S","condition":"MAJ+CHIFFRES+ESPACE"},"7N":{"nom":"Lieu de validation du certificat de décès","taille_min":0,"taille_max":128,"type":"Alphanumérique","description":"Cette donnée contient la localisation de la signature du certificat de décès dont le format est variable : par exemple une adresse complète, un nom de commune, un nom d’établissement, etc. Cette donnée est encodée en utilisant uniquement des lettres majuscules non accentuées [A-Z], des chiffres [0-9] et des espaces.","condition_type":"S","condition":"MAJ+CHIFFRES+ESPACE"},"7O":{"nom":"Certificat de décès supplémentaire","taille_min":1,"taille_max":1,"type":"Numérique","description":"Cette donnée indique si une copie du certificat de décès a été fournie. Cette donnée est représentée par un numérique : 0 = faux et 1 = vrai.","condition_type":"S","condition":"BINAIRE"},"A0":{"nom":"Pays ayant émis l’immatriculation du véhicule.","taille_min":2,"taille_max":2,"type":"Alphanumérique","description":"Le pays est encodé en utilisant son code pays au format ISO3166-1 Alpha 2","condition_type":"S","condition":"MAJ"},"A1":{"nom":"Immatriculation du véhicule","taille_min":0,"taille_max":17,"type":"Alphanumérique","description":"Cette donnée correspond au champ A du certificat d’immatriculation. Cette donnée est encodée en utilisant uniquement des lettres majuscules non accentuées [A-Z], des chiffres [0-9], des espaces ou des tirets ‘-‘.","condition_type":"S","condition":"MAJ+CHIFFRES+ESPACE+TIRET"},"A2":{"nom":"Marque du véhicule.","taille_min":0,"taille_max":17,"type":"Alphanumérique","description":"Cette donnée correspond au champ D.1 du certificat d’immatriculation. Cette donnée est encodée en utilisant uniquement des lettres majuscules non accentuées [A-Z], des chiffres [0-9] ou des espaces.","condition_type":"S","condition":"MAJ+CHIFFRES+ESPACE"},"A3":{"nom":"Nom commercial du véhicule.","taille_min":0,"taille_max":17,"type":"Alphanumérique","description":"Cette donnée correspond au champ D.1 du certificat d’immatriculation. Cette donnée est encodée en utilisant uniquement des lettres majuscules non accentuées [A-Z], des chiffres [0-9] ou des espaces.","condition_type":"S","condition":"MAJ+CHIFFRES+ESPACE"},"A4":{"nom":"Numéro de série du véhicule (VIN).","taille_min":17,"taille_max":17,"type":"Alphanumérique","description":"Cette donnée correspond au champ E du certificat d’immatriculation. Cette donnée est encodée en utilisant uniquement des lettres majuscules non accentuées [A-Z] et des chiffres [0-9]. Des espaces peuvent être utilisés pour suffixer les numéros de série ayant une taille inférieure à la taille du champ.","condition_type":"S","condition":"MAJ+CHIFFRES+ESPACE"},"A5":{"nom":"Catégorie du véhicule.","taille_min":3,"taille_max":3,"type":"Alphanumérique","description":"Cette donnée est extraite du champ J du certificat d’immatriculation. Cette donnée est encodée en utilisant uniquement des lettres majuscules non accentuées [A-Z], des chiffres [0-9] et des espaces.","condition_type":"S","condition":"MAJ+CHIFFRES+ESPACE"},"A6":{"nom":"Carburant.","taille_min":2,"taille_max":2,"type":"Alphanumérique","description":"Cette donnée est extraite du champ P.3 du certificat d’immatriculation. Cette donnée est encodée en utilisant uniquement des lettres majuscules non accentuées [A-Z] et des chiffres [0-9].","condition_type":"S","condition":"MAJ+CHIFFRES"},"A7":{"nom":"Taux d’émission de CO2 du véhicule (en g/km).","taille_min":3,"taille_max":3,"type":"Alphanumérique","description":"Cette donnée correspond au champ V.7 du certificat d’immatriculation. L’entier correspondant à cette donnée est encodée en hexadécimal préfixé par des 0 si nécessaire. Cette donnée est encodée en utilisant [0-9A-F].","condition_type":"S","condition":"HEXA"},"A8":{"nom":"Indication de la classe environnementale de réception CE.","taille_min":0,"taille_max":12,"type":"Alphanumérique","description":"Cette donnée est extraite du champ V.9 du certificat d’immatriculation. Cette donnée est encodée en utilisant uniquement des lettres majuscules non accentuées [A-Z], des chiffres [0-9], des espaces et des barres obliques ‘/’.","condition_type":"S","condition":"MAJ+CHIFFRES+ESPACE+SLASH"},"A9":{"nom":"Classe d’émission polluante.","taille_min":3,"taille_max":3,"type":"Alphanumérique","description":"Le champ classe d’émission polluante contient un agrégat de 3 valeurs chacune encodée sur un caractère alphanumérique majuscules sans accents dans l’ordre suivant : Le premier caractère indique la version de la spécification concernant la classe d’émission polluante. Actuellement, deux versions sont définies et autorisées : la version initiale à 0 et la version 1 (pouvant être utilisé dans le certificat de qualité de l’air v2). Le second caractère indique la classe du véhicule lui-même Le troisième caractère indique le motif de sur-classement du véhicule. Pour la version initiale, les valeurs possibles pour la classe du véhicule (du moins polluant au plus polluant) sont les suivantes : Encodage Signification E Véhicule électrique 1 Classe 1 2 Classe 2 3 Classe 3 4 Classe 4 5 Classe 5 6 Classe 6 La version initiale ne définit aucun motif de sur-classement du véhicule, donc la seule valeur autorisée est 0 indiquant l’absence de motif. Dans le cadre de la version 1, seule la valeur autorisée est 0 également, mais le motif de sur-classement doit être précisé dans un champ supplémentaire dont l’ID est AM.","condition_type":"F","condition":"CLASSE_VEHICULE"},"AA":{"nom":"Date de première immatriculation du véhicule.","taille_min":8,"taille_max":8,"type":"Numérique","description":"Cette donnée correspond au champ B du certificat d’immatriculation. Cette date est composée uniquement de 8 chiffres au format JJMMAAAA où JJ représente le jour dans le mois, MM le mois et AAAA l’année. Le jour et le numéro du mois sont encodés sur 2 chiffres préfixés par 0 si nécessaire.","condition_type":"F","condition":"DATE"},"AB":{"nom":"Type de lettre","taille_min":0,"taille_max":8,"type":"Alphanumérique","description":"Caractères autorisés (A-Z0-9)","condition_type":"S","condition":"MAJ+CHIFFRES"},"AC":{"nom":"N° Dossier","taille_min":0,"taille_max":19,"type":"Alphanumérique","description":"Caractères autorisés (A-Z0-9)","condition_type":"S","condition":"MAJ+CHIFFRES"},"AD":{"nom":"Date Infraction","taille_min":4,"taille_max":4,"type":"Alphanumérique","description":"Date de l’infraction (nombre de jours après le 01/01/2000 encodée en hexadécimal).","condition_type":"S","condition":"HEXA"},"AE":{"nom":"Heure de l’infraction","taille_min":4,"taille_max":4,"type":"Numérique","description":"Heure au format HHmm éventuellement préfixé par des 0.","condition_type":"F","condition":"HEURE"},"AF":{"nom":"Nombre de points retirés lors de l’infraction","taille_min":1,"taille_max":1,"type":"Alphanumérique","description":"Valeur entre 0 à 35 points. Encodée en base 36 (0-9A-Z)","condition_type":"S","condition":"MAJ+CHIFFRES"},"AG":{"nom":"Solde de points","taille_min":1,"taille_max":1,"type":"Alphanumérique","description":"Valeur entre 0 à 35 points. Encodée en base 36 (0-9A-Z)","condition_type":"S","condition":"MAJ+CHIFFRES"},"AH":{"nom":"Numéro de la carte","taille_min":0,"taille_max":30,"type":"Alphanumérique","description":"Cette donnée est encodée en utilisant uniquement des lettres majuscules non accentuées [A-Z] et des chiffres [0-9].","condition_type":"S","condition":"MAJ+CHIFFRES"},"AI":{"nom":"Date d’expiration initiale","taille_min":8,"taille_max":8,"type":"Numérique","description":"Cette date est composée uniquement de 8 chiffres au format JJMMAAAA où JJ représente le jour dans le mois, MM le mois et AAAA l’année. Le jour et le numéro du mois sont encodés sur 2 chiffres préfixés par 0 si nécessaire.","condition_type":"F","condition":"DATE"},"AJ":{"nom":"Numéro EVTC","taille_min":13,"taille_max":13,"type":"Alphanumérique","description":"Cette donnée est encodée en utilisant uniquement des lettres majuscules non accentuées [A-Z] et des chiffres [0-9].","condition_type":"S","condition":"MAJ+CHIFFRES"},"AK":{"nom":"K Numéro de macaron","taille_min":7,"taille_max":7,"type":"Numérique","description":"Cette donnée est encodée en utilisant uniquement des chiffres [0-9]. La valeur numérique est préfixée par des 0 si nécessaire.","condition_type":"S","condition":"CHIFFRES"},"AL":{"nom":"Numéro de la carte","taille_min":11,"taille_max":11,"type":"Alphanumérique","description":"Cette donnée est encodée en utilisant uniquement des lettres majuscules non accentuées [A-Z] et des chiffres [0-9].","condition_type":"S","condition":"MAJ+CHIFFRES"},"AM":{"nom":"Motif de sur-classement","taille_min":0,"taille_max":5,"type":"Alphanumérique","description":"Cette donnée est encodée en utilisant uniquement des lettres majuscules non accentuées [A-Z], des chiffres [0-9] et des espaces. Lorsque ce champ est présent mais vide, cela signifie qu’il n’y a aucun motif de sur-classement.","condition_type":"S","condition":"MAJ+CHIFFRES+ESPACE"},"AN":{"nom":"Kilométrage","taille_min":8,"taille_max":8,"type":"Numérique","description":"Cette donnée est encodée en utilisant uniquement des chiffres [0-9]. La valeur numérique est préfixée par des 0 si nécessaire.","condition_type":"S","condition":"CHIFFRES"},"AO":{"nom":"Numéro d’identification","taille_min":6,"taille_max":6,"type":"Numérique","description":"L’entier correspondant à cette donnée est encodée en décimal préfixé par des 0 si nécessaire. Cette donnée est encodée en utilisant [0-9].","condition_type":"S","condition":"CHIFFRES"},"AP":{"nom":"Type d’engin","taille_min":0,"taille_max":60,"type":"Alphabétique","description":"Cette donnée est encodée en utilisant uniquement des lettres majuscules non accentuées [A-Z] et des espaces.","condition_type":"S","condition":"MAJ+ESPACE"},"AQ":{"nom":"Numéro de série","taille_min":0,"taille_max":25,"type":"Alphanumérique","description":"Cette donnée est encodée en utilisant des lettres majuscules non accentuées [A-Z] et des chiffres [0-9].","condition_type":"S","condition":"MAJ+CHIFFRES"},"AR":{"nom":"Modèle","taille_min":0,"taille_max":35,"type":"Alphabétique","description":"Cette donnée est encodée en utilisant des lettres majuscules non accentuées [A-Z], des chiffres [0-9] et des espaces.","condition_type":"S","condition":"MAJ+CHIFFRES+ESPACE"},"AS":{"nom":"Couleur dominante","taille_min":0,"taille_max":10,"type":"Alphabétique","description":"Cette donnée est encodée en utilisant uniquement des lettres majuscules non accentuées [A-Z] et des espaces.","condition_type":"S","condition":"MAJ+ESPACE"},"AT":{"nom":"Type de propriétaire","taille_min":1,"taille_max":1,"type":"Numérique","description":"Deux choix sont possibles : • 1 = Personne physique • 2 = Personne morale","condition_type":"S","condition":"PROPRIETAIRE"},"AU":{"nom":"Ligne 2 de l'adresse postale du propriétaire","taille_min":0,"taille_max":38,"type":"Alphanumérique","description":"Cette donnée est encodée en utilisant uniquement des lettres majuscules non accentuées [A-Z], des chiffres [0-9] et des espaces. Il faut utiliser les méthodes de compression définies en annexe 11 de la norme en cas de dépassement de la donnée","condition_type":"S","condition":"MAJ+CHIFFRES+ESPACE"},"AV":{"nom":"Ligne 3 de l'adresse postale du propriétaire","taille_min":0,"taille_max":38,"type":"Alphanumérique","description":"Cette donnée est encodée en utilisant uniquement des lettres majuscules non accentuées [A-Z], des chiffres [0-9] et des espaces. Il faut utiliser les méthodes de compression définies en annexe 11 de la norme en cas de dépassement de la donnée.","condition_type":"S","condition":"MAJ+CHIFFRES+ESPACE"},"AW":{"nom":"Ligne 4 de l'adresse postale du propriétaire","taille_min":0,"taille_max":38,"type":"Alphanumérique","description":"Numéro dans la voie + type et nom de la voie. Cette donnée est encodée en utilisant uniquement des lettres majuscules non accentuées [A-Z], des chiffres [0-9] et des espaces. Il faut utiliser les méthodes de compression définies en annexe 11 de la norme en cas de dépassement de la donnée.","condition_type":"S","condition":"MAJ+CHIFFRES+ESPACE"},"AX":{"nom":"Ligne 5 de l'adresse postale du propriétaire","taille_min":0,"taille_max":38,"type":"Alphanumérique","description":"Mention de distribution (BP) suivie du libellé de la localité de destination dans le cas où celle-ci serait différente du libellé cedex lieu-dit ou hameau. Cette donnée est encodée en utilisant uniquement des lettres majuscules non accentuées [A-Z], des chiffres [0-9] et des espaces. Il faut utiliser les méthodes de compression définies en annexe 11 de la norme en cas de dépassement de la donnée.","condition_type":"S","condition":"MAJ+CHIFFRES"},"AY":{"nom":"Code postal ou code cedex de l'adresse postale du propriétaire","taille_min":5,"taille_max":5,"type":"Numérique","description":"Compris dans la ligne 6 de la norme adresse postale. Cette donnée est encodée en utilisant uniquement des chiffres ou des espaces si la donnée n’est pas renseignée (par exemple, dans le cas d’un pays ne disposant pas de code postal).","condition_type":"S","condition":"CHIFFRES+ESPACE"},"AZ":{"nom":"Commune de l'adresse postale du propriétaire","taille_min":0,"taille_max":32,"type":"Alphabétique","description":"Compris dans la ligne 6 de la norme adresse postale. Cette donnée est encodée en utilisant uniquement des lettres majuscules non accentuées [A-Z] et des espaces.","condition_type":"S","condition":"MAJ+ESPACE"},"B0":{"nom":"Liste des prénoms","taille_min":0,"taille_max":60,"type":"Alphanumérique","description":"Les prénoms composés sont séparés par un espace. Les différents prénoms sont séparés par '/'. Cette donnée est encodée en utilisant uniquement des lettres majuscules non accentuées [A-Z], des espaces et des '/' s'il y a plusieurs prénoms (au maximum 6).","condition_type":"S","condition":"MAJ+ESPACE+SLASH"},"B1":{"nom":"Prénom","taille_min":0,"taille_max":20,"type":"Alphanumérique","description":"Ce champ correspond au premier prénom de l'état civil ou au prénom d'usage. Les prénoms composés sont séparés par un espace. Cette donnée est encodée en utilisant uniquement des lettres majuscules non accentuées [A-Z] et des espaces.","condition_type":"S","condition":"MAJ+ESPACE"},"B2":{"nom":"Nom patronymique","taille_min":0,"taille_max":38,"type":"Alphanumérique","description":"Cette donnée est encodée en utilisant uniquement des lettres majuscules non accentuées [A-Z] et des espaces. Les noms composés sont séparés par un espace.","condition_type":"S","condition":"MAJ+ESPACE"},"B3":{"nom":"Nom d'usage","taille_min":0,"taille_max":38,"type":"Alphanumérique","description":"Cette donnée est encodée en utilisant uniquement des lettres majuscules non accentuées [A-Z] et des espaces. Les noms composés sont séparés par un espace.","condition_type":"S","condition":"MAJ+ESPACE"},"B4":{"nom":"Nom d'épouse/époux","taille_min":0,"taille_max":38,"type":"Alphanumérique","description":"Cette donnée est encodée en utilisant uniquement des lettres majuscules non accentuées [A-Z] et des espaces. Les noms composés sont séparés par un espace.","condition_type":"S","condition":"MAJ+ESPACE"},"B5":{"nom":"Nationalité","taille_min":0,"taille_max":2,"type":"Alphanumérique","description":"Le pays est encodé en utilisant son code pays au format ISO3166-1 Alpha 2","condition_type":"S","condition":"MAJ"},"B6":{"nom":"Genre","taille_min":1,"taille_max":1,"type":"Alphanumérique","description":"Genre masculin (M) ou féminin (F) ou autre (X).","condition_type":"S","condition":"GENRE+GENRE_AUTRE"},"B7":{"nom":"Date de naissance","taille_min":8,"taille_max":8,"type":"Numérique","description":"Cette date est composée uniquement de 8 chiffres au format JJMMAAAA où JJ représente le jour dans le mois, MM le mois et AAAA l'année. Le jour et le numéro du mois sont encodés sur 2 chiffres préfixés par 0 si nécessaire. Lorsque le jour ou le jour et le mois ne sont pas connus, leurs valeurs sont remplacées par 00.","condition_type":"F","condition":"DATE"},"B8":{"nom":"Lieu de naissance","taille_min":0,"taille_max":32,"type":"Alphanumérique","description":"Cette donnée est encodée en utilisant uniquement des lettres majuscules non accentuées [A-Z], des chiffres [0-9] et des espaces.","condition_type":"S","condition":"MAJ+CHIFFRES+ESPACE"},"B9":{"nom":"Pays de naissance","taille_min":2,"taille_max":2,"type":"Alphanumérique","description":"Le pays est encodé en utilisant son code pays au format ISO3166-1 Alpha 2","condition_type":"S","condition":"MAJ"},"BA":{"nom":"Mention obtenue","taille_min":1,"taille_max":1,"type":"Numérique","description":"0 aucune 1 Passable 2 Assez Bien 3 Bien 4 Très Bien 5 Très Honorable 6 Félicitations du jury","condition_type":"S","condition":"MENTIONS"},"BB":{"nom":"Numéro ou code d'identification de l'étudiant","taille_min":0,"taille_max":50,"type":"Alphanumérique","description":"Correspond en France au numéro INE, ou à défaut d'un numéro interne à l'établissement mentionné sur le diplôme. Cette donnée est encodée en utilisant uniquement des lettres majuscules non accentuées [A-Z], des chiffres [0-9] et des espaces.","condition_type":"S","condition":"MAJ+CHIFFRES+ESPACE"},"BC":{"nom":"Numéro du diplôme","taille_min":0,"taille_max":20,"type":"Alphanumérique","description":"Cette donnée est encodée en utilisant uniquement des lettres majuscules non accentuées [A-Z], des chiffres [0-9] et des espaces.","condition_type":"S","condition":"MAJ+CHIFFRES+ESPACE"},"BD":{"nom":"Niveau du diplôme selon la classification CEC","taille_min":1,"taille_max":1,"type":"Numérique","description":"Entre autres: Bac=4, BTS/DUT=5, Licence=6, Master=7, Doctorat=8","condition_type":"S","condition":"DIPLOME"},"BE":{"nom":"Crédits ECTS obtenus","taille_min":3,"taille_max":3,"type":"Numérique","description":"Entier positif.","condition_type":"S","condition":"CHIFFRES"},"BF":{"nom":"Année universitaire","taille_min":3,"taille_max":3,"type":"Numérique","description":"Pour l’année 2015-2016, l’année 2016 est encodée dans le champ au format hexadécimal. Les caractères encodés autorisés sont donc les chiffres [0-9] et les lettres [A-F].","condition_type":"S","condition":"HEXA"},"BG":{"nom":"Type de diplôme","taille_min":2,"taille_max":2,"type":"Alphanumérique","description":"Type de diplôme :\nBR = Brevet des Collèges\nCA = Certificat d'Aptitude Professionnelle (CAP)\nBE = Brevet d'Etudes Professionnelles (BEP)\nBA = Baccalauréat Général\nBP = Baccalauréat Professionnel\nBS = Baccalauréat Technologique\nBT = Brevet Technicien Supérieur (BTS)\nDU = Diplôme Universitaire de Technologie (DUT)\nLC = Licence\nLP = Licence Professionnelle\nDE = Diplôme Européen d'Etudes Supérieures (DEES)\nMA = Master\nMB = Maîtrise en Administration des Affaires (MBA)\nIN = Diplôme d'Ingénieur\nDR = Doctorat","condition_type":"F","condition":"DIPLOME_TYPE"},"BH":{"nom":"Domaine","taille_min":0,"taille_max":30,"type":"Alphanumérique","description":"Cette donnée est encodée en utilisant uniquement des lettres majuscules non accentuées [A-Z], des chiffres [0-9] et des espaces.","condition_type":"S","condition":"MAJ+CHIFFRES+ESPACE"},"BI":{"nom":"Mention","taille_min":0,"taille_max":30,"type":"Alphanumérique","description":"Cette donnée est encodée en utilisant uniquement des lettres majuscules non accentuées [A-Z], des chiffres [0-9] et des espaces.","condition_type":"S","condition":"MAJ+CHIFFRES+ESPACE"},"BJ":{"nom":"Spécialité","taille_min":0,"taille_max":30,"type":"Alphanumérique","description":"Cette donnée est encodée en utilisant uniquement des lettres majuscules non accentuées [A-Z], des chiffres [0-9] et des espaces.","condition_type":"S","condition":"MAJ+CHIFFRES+ESPACE"},"BK":{"nom":"Numéro de l'Attestation de versement de la CVE","taille_min":0,"taille_max":30,"type":"Alphanumérique","description":"Cette donnée est encodée en utilisant uniquement des lettres majuscules non accentuées [A-Z], des chiffres [0-9] et des tirets [-].","condition_type":"S","condition":"MAJ+CHIFFRES+TIRET"},"C0":{"nom":"Genre du vendeur","taille_min":1,"taille_max":1,"type":"Alphanumérique","description":"Genre masculin (M) ou féminin (F).","condition_type":"S","condition":"GENRE"},"C1":{"nom":"Nom patronymique du vendeur","taille_min":0,"taille_max":38,"type":"Alphanumérique","description":"Cette donnée est encodée en utilisant uniquement des lettres majuscules non accentuées [A-Z] et des espaces. Les noms composés sont séparés par un espace.","condition_type":"S","condition":"MAJ+ESPACE"},"C2":{"nom":"Prénom du vendeur","taille_min":0,"taille_max":20,"type":"Alphanumérique","description":"Cette donnée est encodée en utilisant uniquement des lettres majuscules non accentuées [A-Z] et des espaces. Les prénoms composés sont séparés par un espace.","condition_type":"S","condition":"MAJ+ESPACE"},"C3":{"nom":"Date et heure de la cession","taille_min":12,"taille_max":12,"type":"Numérique","description":"Cette date est composée uniquement de 12 chiffres au format JJMMAAAAHHmm où JJ représente le jour dans le mois, MM le mois, AAAA l’année, HH l’heure et mm les minutes. Le jour, le numéro du mois, l’heure et les minutes sont encodés sur 2 chiffres préfixés par 0 si nécessaire.","condition_type":"F","condition":"DATEHEURE"},"C4":{"nom":"Date de la signature du vendeur","taille_min":8,"taille_max":8,"type":"Numérique","description":"Cette date est composée uniquement de 8 chiffres au format JJMMAAAA où JJ représente le jour dans le mois, MM le mois et AAAA l’année. Le jour et le numéro du mois sont encodés sur 2 chiffres préfixés par 0 si nécessaire. Lorsque le jour ou le jour et le mois ne sont pas connus, leurs valeurs sont remplacées par 00.","condition_type":"F","condition":"DATE_INCONNUE"},"C5":{"nom":"Genre de l’acheteur","taille_min":1,"taille_max":1,"type":"Alphanumérique","description":"Genre masculin (M) ou féminin (F).","condition_type":"S","condition":"GENRE"},"C6":{"nom":"Nom patronymique de l’acheteur","taille_min":0,"taille_max":38,"type":"Alphanumérique","description":"Cette donnée est encodée en utilisant uniquement des lettres majuscules non accentuées [A-Z] et des espaces. Les noms composés sont séparés par un espace.","condition_type":"S","condition":"MAJ+ESPACE"},"C7":{"nom":"Prénom de l’acheteur","taille_min":0,"taille_max":20,"type":"Alphanumérique","description":"Cette donnée est encodée en utilisant uniquement des lettres majuscules non accentuées [A-Z] et des espaces. Les prénoms composés sont séparés par un espace.","condition_type":"S","condition":"MAJ+ESPACE"},"C8":{"nom":"Ligne 4 de la norme adresse postale du domicile de l’acheteur","taille_min":0,"taille_max":38,"type":"Alphanumérique","description":"Numéro dans la voie + type et nom de la voie. Cette donnée est encodée en utilisant uniquement des lettres majuscules non accentuées [A-Z], des chiffres [0-9] et des espaces. Il faut utiliser les méthodes de compression définies en section 10.9 du document en cas de dépassement de la donnée.","condition_type":"S","condition":"MAJ+CHIFFRES+ESPACE"},"C9":{"nom":"Code postal ou code cedex du domicile de l’acheteur","taille_min":5,"taille_max":5,"type":"Numérique","description":"Compris dans la ligne 6 de la norme adresse postale. Cette donnée est encodée en utilisant uniquement des chiffres ou des espaces si la donnée n’est pas renseignée (par exemple, dans le cas d’un pays ne disposant pas de code postal).","condition_type":"S","condition":"CHIFFRES+ESPACE"},"CA":{"nom":"Commune du domicile de l’acheteur","taille_min":0,"taille_max":45,"type":"Alphanumérique","description":"Cette donnée est encodée en utilisant uniquement des lettres majuscules non accentuées [A-Z] et des espaces. Les noms composés sont séparés par un espace.","condition_type":"S","condition":"MAJ+ESPACE"},"CB":{"nom":"N° d’enregistrement","taille_min":10,"taille_max":10,"type":"Numérique","description":"Cette donnée est encodée en utilisant uniquement des chiffres [0-9]. La valeur numérique est préfixée par des 0 si nécessaire.","condition_type":"S","condition":"CHIFFRES"},"CC":{"nom":"Date et heure d'enregistrement dans le SIV","taille_min":12,"taille_max":12,"type":"Numérique","description":"Cette date est composée uniquement de 12 chiffres au format JJMMAAAAHHmm où JJ représente le jour dans le mois, MM le mois, AAAA l’année, HH l’heure et mm les minutes. Le jour, le numéro du mois, l’heure et les minutes sont encodés sur 2 chiffres préfixés par 0 si nécessaire.","condition_type":"F","condition":"DATEHEURE"},"D0":{"nom":"Référence RTC","taille_min":17,"taille_max":17,"type":"Alphanumérique","description":"Référence unique du document RTC (Renseignement Tarifaire Contraignant)\r\nCette donnée est encodée en utilisant uniquement des lettres majuscules non accentuées [A-Z], des chiffres [0-9] et le caractère '-' pour séparer les sous-champs. Le format de ce champ est : XX-XXX-XXXX-XXXXX\r\nEx : FR-BTI-2020-XXXXX","condition_type":"S","condition":"MAJ+CHIFFRES+TIRET"},"D1":{"nom":"Nom du titulaire","taille_min":0,"taille_max":50,"type":"Alphanumérique","description":"Cette donnée est encodée en utilisant uniquement des lettres majuscules non accentuées [A-Z], des espaces (‘ ’), des tirets (' - '), des apostrophes (' ' ') et des points (‘.’).","condition_type":"S","condition":"MAJ+TIRET+POINT+ESPACE+APOSTROPHE"},"D2":{"nom":"EORI","taille_min":0,"taille_max":20,"type":"Alphanumérique","description":"L’EORI (Economic Operator Registration and Identification) est encodé en utilisant uniquement des lettres majuscules non accentuées [A-Z] et des chiffres [0-9].\nLe format exact est : Code Pays sur 2 car + n car numériques\nLe code pays respecte la norme ISO 3166-1 Alpha 2\nNB : un opérateur étranger pouvant déposer une demande de RTC en France, il incombe d'élargir la taille du EORI (fixé à 17 car en France)","condition_type":"S","condition":"MAJ+CHIFFRES"},"D3":{"nom":"Date de début de validité","taille_min":8,"taille_max":8,"type":"Numérique","description":"Date de début de validité du document.\r\nCette date est composée uniquement de 8 chiffres au format AAAAMMMJJ où AAAA représente l’année, MM le mois et JJ le jour. Le numéro de mois et le jour sont encodés sur 2 chiffres préfixés par 0 si nécessaire.","condition_type":"F","condition":"AAAAMMJJ"},"D4":{"nom":"Date de fin de validité","taille_min":8,"taille_max":8,"type":"Numérique","description":"Date de début de validité du document.\r\nCette date est composée uniquement de 8 chiffres au format AAAAMMMJJ où AAAA représente l’année, MM le mois et JJ le jour. Le numéro de mois et le jour sont encodés sur 2 chiffres préfixés par 0 si nécessaire.","condition_type":"F","condition":"AAAAMMJJ"},"D5":{"nom":"Code marchandise","taille_min":8,"taille_max":10,"type":"Alphanumérique","description":"Code de la marchandise importée.\r\nCette donnée est encodée en utilisant uniquement des lettres majuscules non accentuées [A-Z] et des chiffres [0-9]","condition_type":"S","condition":"MAJ+CHIFFRES"},"D6":{"nom":"Numéro de décision","taille_min":8,"taille_max":8,"type":"Numérique","description":"Numéro de décision attribuée par la DGDDI\r\nCette donnée de 8 caractères est encodée en utilisant uniquement des chiffres [0-9]","condition_type":"S","condition":"CHIFFRES"},"D7":{"nom":"Date de décision","taille_min":8,"taille_max":8,"type":"Numérique","description":"Date de décision de la DGDDI.\r\nCette date est composée uniquement de 8 chiffres au format JJMMAAAA où JJ représente le jour, MM le mois et AAAA représente l’année. Le numéro de jour et de mois sont encodés sur 2 chiffres préfixés par 0 si nécessaire.","condition_type":"F","condition":"DATE"},"D8":{"nom":"Durée de validité","taille_min":2,"taille_max":2,"type":"Numérique","description":"Durée de validité du document. Cette durée est exprimée en nombre de mois.\r\nCette donnée de 2 caractères (préfixés par 0 si nécessaire) est encodée en utilisant uniquement des chiffres [0-9]","condition_type":"S","condition":"CHIFFRES"},"D9":{"nom":"Date de fin de validité de la licence","taille_min":8,"taille_max":8,"type":"Numérique","description":"Date de décision de la DGDDI.\r\nCette date est composée uniquement de 8 chiffres au format JJMMAAAA où JJ représente le jour, MM le mois et AAAA représente l’année. Le numéro de jour et de mois sont encodés sur 2 chiffres préfixés par 0 si nécessaire.","condition_type":"F","condition":"DATE"},"DA":{"nom":"Numéro de licence","taille_min":8,"taille_max":8,"type":"Numérique","description":"Numéro de la licence émise par la DGDDI\r\nCette donnée de 8 caractères est encodée en utilisant uniquement des chiffres [0-9]","condition_type":"S","condition":"CHIFFRES"},"DB":{"nom":"Nom de l’expéditeur","taille_min":0,"taille_max":50,"type":"Alphanumérique","description":"Nom de l’expéditeur des armes/munitions\r\nCette donnée est encodée en utilisant uniquement des lettres majuscules non accentués [A-Z] et des espaces (‘ ‘)","condition_type":"S","condition":"MAJ+ESPACE"},"DC":{"nom":"Prénom de l’expéditeur","taille_min":0,"taille_max":50,"type":"Alphanumérique","description":"Prénom de l’expéditeur des armes/munitions\r\nCette donnée est encodée en utilisant uniquement des lettres majuscules non accentués [A-Z] et des espaces (‘ ‘)","condition_type":"S","condition":"MAJ+ESPACE"},"DD":{"nom":"Date de naissance de l’expéditeur","taille_min":8,"taille_max":8,"type":"Numérique","description":"Date de naissance de l’expéditeur.\r\nCette date est composée uniquement de 8 chiffres au format JJMMAAAA où JJ représente le jour, MM le mois et AAAA représente l’année. Le numéro de jour et de mois sont encodés sur 2 chiffres préfixés par 0 si nécessaire.","condition_type":"F","condition":"DATE"},"DE":{"nom":"Raison sociale de l’expéditeur","taille_min":0,"taille_max":50,"type":"Alphanumérique","description":"Raison sociale de la société expéditrice des armes/munitions\r\nCette donnée est encodée en utilisant des lettres majuscules non accentués [A-Z] et des chiffres [0-9] et des espaces (‘ ’)","condition_type":"S","condition":"MAJ+CHIFFRES+ESPACE"},"DF":{"nom":"SIREN de l’expéditeur","taille_min":9,"taille_max":9,"type":"Numérique","description":"SIREN de la société expéditrice des armes/munitions\r\nCette donnée de 9 caractères est encodée en utilisant uniquement des chiffres [0-9]","condition_type":"S","condition":"CHIFFRES"},"DG":{"nom":"SIRET de l’expéditeur","taille_min":14,"taille_max":14,"type":"Numérique","description":"SIRET de la société expéditrice des armes/munitions\r\nCette donnée de 14 caractères est encodée en utilisant uniquement des chiffres [0-9]","condition_type":"S","condition":"CHIFFRES"},"DH":{"nom":"EORI de l’expéditeur","taille_min":0,"taille_max":20,"type":"Alphanumérique","description":"L’EORI (Economic Operator Registration and Identification) de la société expéditrice est encodé en utilisant uniquement des lettres majuscules non accentuées [A-Z] et des chiffres [0-9]\r\nLe format exact est : Code Pays sur 2 car + Identifiant unique de la société expéditrice dans ce pays (chaîne de caractères de longueur variable suivant le pays)\r\nLe code pays respecte la norme ISO 3166-1 Alpha 2","condition_type":"S","condition":"MAJ+CHIFFRES"},"DI":{"nom":"TIN de l’expéditeur","taille_min":4,"taille_max":30,"type":"Alphanumérique","description":"Le TIN (Tax Identification Number ou numéro d’identification fiscale européen) de la société expéditrice est encodé en utilisant uniquement des lettres majuscules non accentuées [A-Z] et des chiffres [0-9].","condition_type":"S","condition":"MAJ+CHIFFRES"},"DJ":{"nom":"Nom de l’exportateur","taille_min":0,"taille_max":50,"type":"Alphanumérique","description":"Nom de l’exportateur des armes\r\nCette donnée est encodée en utilisant uniquement des lettres majuscules non accentués [A-Z] et des espaces (‘ ’)","condition_type":"S","condition":"MAJ+ESPACE"},"DK ":{"nom":"Prénom de l’exportateur","taille_min":0,"taille_max":50,"type":"Alphanumérique","description":"Prénom de l’exportateur des armes\r\nCette donnée est encodée en utilisant uniquement des lettres majuscules non accentués [A-Z] et des espaces (‘ ’)","condition_type":"S","condition":"MAJ+ESPACE"},"DL":{"nom":"Date de naissance de l’exportateur","taille_min":8,"taille_max":8,"type":"Numérique","description":"Date de naissance de l’expéditeur.\r\nCette date est composée uniquement de 8 chiffres au format JJMMAAAA où JJ représente le jour, MM le mois et AAAA représente l’année. Le numéro de jour et de mois sont encodés sur 2 chiffres préfixés par 0 si nécessaire.","condition_type":"F","condition":"DATE"},"DM":{"nom":"Raison sociale de l’exportateur","taille_min":0,"taille_max":50,"type":"Alphanumérique","description":"Raison sociale de la société exportatrice des armes\r\nCette donnée est encodée en utilisant des lettres majuscules non accentués [A-Z] et des chiffres [0-9] et des espaces (‘ ’)","condition_type":"S","condition":"MAJ+CHIFFRES+ESPACE"},"DN":{"nom":"SIREN de l’exportateur","taille_min":9,"taille_max":9,"type":"Numérique","description":"SIREN de la société exportatrice des armes\r\nCette donnée de 9 caractères est encodée en utilisant uniquement des chiffres [0-9]","condition_type":"S","condition":"CHIFFRES"},"DO":{"nom":"SIRET de l’exportateur","taille_min":14,"taille_max":14,"type":"Numérique","description":"SIRET de la société exportatrice des armes/munitions\r\nCette donnée de 14 caractères est encodée en utilisant uniquement des chiffres [0-9]","condition_type":"S","condition":"CHIFFRES"},"DP":{"nom":"EORI de l’exportateur","taille_min":0,"taille_max":20,"type":"Alphanumérique","description":"L’EORI (Economic Operator Registration and Identification) de la société exportatrice est encodé en utilisant uniquement des lettres majuscules non accentuées [A-Z] etdes chiffres [0-9] .\r\nLe format exact est : Code Pays sur 2 car + Identifiant unique de la société exportatrice dans ce pays (chaîne de caractères de longueur variable suivant le pays).\r\nLe code pays respecte la norme ISO 3166-1 Alpha 2","condition_type":"S","condition":"MAJ+CHIFFRES"},"DQ":{"nom":"Nom du destinataire","taille_min":0,"taille_max":50,"type":"Alphanumérique","description":"Nom du destinataire des armes\r\nCette donnée est encodée en utilisant uniquement des lettres majuscules non accentués [A-Z] et des espaces (‘ ’)","condition_type":"S","condition":"MAJ+ESPACE"},"DR":{"nom":"Prénom du destinataire","taille_min":0,"taille_max":50,"type":"Alphanumérique","description":"Prénom du destinataire des armes\r\nCette donnée est encodée en utilisant uniquement des lettres majuscules non accentués [A-Z] et des espaces (‘ ’)","condition_type":"S","condition":"MAJ+ESPACE"},"DS":{"nom":"Date de naissance du destinataire","taille_min":8,"taille_max":8,"type":"Numérique","description":"Date de naissance du destinataire\r\nCette date est composée uniquement de 8 chiffres au format JJMMAAAA où JJ représente le jour, MM le mois et AAAA représente l’année. Le numéro de jour et de mois sont encodés sur 2 chiffres préfixés par 0 si nécessaire.","condition_type":"F","condition":"DATE"},"DT":{"nom":"Raison sociale du destinataire","taille_min":0,"taille_max":50,"type":"Alphanumérique","description":"Raison sociale de la société destinatrice des armes\r\nCette donnée est encodée en utilisant des lettres majuscules non accentués [A-Z] et des chiffres [0-9] et des espaces (‘ ‘)","condition_type":"S","condition":"MAJ+CHIFFRES+ESPACE"},"DU":{"nom":"SIREN du destinataire","taille_min":9,"taille_max":9,"type":"Numérique","description":"SIREN de la société destinatrice des armes\r\nCette donnée de 9 caractères est encodée en utilisant uniquement des chiffres [0-9]","condition_type":"S","condition":"CHIFFRES"},"DV":{"nom":"SIRET du destinataire","taille_min":14,"taille_max":14,"type":"Numérique","description":"SIRET de la société destinatrice des armes/munitions\r\nCette donnée de 14 caractères est encodée en utilisant uniquement des chiffres [0-9]","condition_type":"S","condition":"CHIFFRES"},"DW":{"nom":"EORI du destinataire","taille_min":0,"taille_max":20,"type":"Alphanumérique","description":"L’EORI (Economic Operator Registration and Identification) de la société destinatrice est encodé en utilisant uniquement des lettres majuscules non accentuées [A-Z] et des chiffres [0-9] .\nLe format exact est : Code Pays sur 2 car + Identifiant unique de la société destinatrice dans ce pays (chaîne de caractères de longueur variable suivant le pays).\nLe code pays respecte la norme ISO 3166-1 Alpha 2","condition_type":"S","condition":"MAJ+CHIFFRES"},"DX":{"nom":"TIN du destinataire","taille_min":4,"taille_max":30,"type":"Alphanumérique","description":"Le TIN (Tax Identification Number ou numéro d’identification fiscale européen) de la société destinatrice est encodé en utilisant uniquement des lettres majuscules non accentuées [A-Z] et des chiffres [0-9].","condition_type":"S","condition":"MAJ+CHIFFRES"},"DY":{"nom":"Nombre de lignes articles","taille_min":3,"taille_max":3,"type":"Numérique","description":"Nombre de lignes d’articles concernés par le transfert/importation/exportation\r\nCette donnée de 3 caractères (préfixés par 0 si nécessaire) est encodée en utilisant uniquement des chiffres [0-9]","condition_type":"S","condition":"CHIFFRES"},"F0":{"nom":"Liste des prénoms","taille_min":0,"taille_max":60,"type":"Alphanumérique","description":"Les prénoms composés sont séparés par un espace. Les différents prénoms sont séparés par ‘/’. Cette donnée est encodée en utilisant uniquement des lettres majuscules non accentuées [A-Z], des espaces et des ‘/’ s’il y a plusieurs prénoms (au maximum 6).","condition_type":"S","condition":"MAJ+ESPACE+SLASH"},"F1":{"nom":"Nom patronymique","taille_min":0,"taille_max":38,"type":"Alphanumérique","description":"Cette donnée est encodée en utilisant uniquement des lettres majuscules non accentuées [A-Z] et des espaces. Les noms composés sont séparés par un espace.","condition_type":"S","condition":"MAJ+ESPACE"},"F2":{"nom":"Date de naissance","taille_min":8,"taille_max":8,"type":"Numérique","description":"Cette date est composée uniquement de 8 chiffres au format\r\nJJMMAAAA où JJ représente le jour dans le mois, MM le mois et\r\nAAAA l’année. Le jour et le numéro du mois sont encodés sur 2 chiffres préfixés par 0 si nécessaire. Lorsque le jour ou le jour et le mois ne sont pas connus, leurs valeurs sont remplacées par 00.","condition_type":"F","condition":"DATE"},"F3":{"nom":"Genre","taille_min":1,"taille_max":1,"type":"Alphanumérique","description":"M (genre masculin), F (féminin), U (unknown)","condition_type":"S","condition":"GENRE+GENRE_UNKNOWN"},"F4":{"nom":"Code analyse","taille_min":3,"taille_max":7,"type":"Alphanumérique","description":"Code analyse défini par LOINC (https://loinc.org/)","condition_type":"F","condition":"LOINC"},"F5":{"nom":"Résultat de l’analyse","taille_min":1,"taille_max":1,"type":"Alphanumérique","description":"P (résultat positif), N (négatif), I (indéterminé), X (prélèvement non conforme)","condition_type":"S","condition":"PRELEVEMENT"},"F6":{"nom":"Date et heure du prélèvement","taille_min":12,"taille_max":12,"type":"Numérique","description":"Cette date est composée uniquement de 12 chiffres au format JJMMAAAAHHmm où JJ représente le jour dans le mois, MM le mois, AAAA l’année, HH l’heure et mm les minutes. Le jour, le numéro du mois, l’heure et les minutes sont encodés sur 2 chiffres préfixés par 0 si nécessaire.","condition_type":"F","condition":"DATEHEURE"},"L0":{"nom":"Nom Patronymique du patient","taille_min":0,"taille_max":80,"type":"Alphanumérique","description":"Cette donnée est encodée en utilisant uniquement des lettres majuscules non accentuées [A-Z] et des espaces. Les noms composés sont séparés par un espace.\nLes caractères spéciaux « - » (ascii 45), « . » (ascii 46), « / » (ascii 47) et ESPACE (ascii 32) sont autorisés.","condition_type":"S","condition":"MAJ+CHIFFRES+TIRET+POINT+SLASH+ESPACE"},"L1":{"nom":"Liste des prénoms du patient","taille_min":0,"taille_max":80,"type":"Alphanumérique","description":"Les prénoms composés sont séparés par un espace. Les différents prénoms sont séparés par ‘/’. Cette donnée est encodée en utilisant uniquement des lettres majuscules non accentuées [A-Z], des espaces et des ‘/’ s’il y a plusieurs prénoms (au maximum 6).\r\nLes caractères spéciaux « - » (ascii 45), « . » (ascii 46), « / » (ascii 47) et ESPACE (ascii 32) sont autorisés.\r\nRemarque : seulement 1 prénom sur la première version.","condition_type":"S","condition":"MAJ+ESPACE+SLASH+TIRET+POINT"},"L2":{"nom":"Date de naissance du patient","taille_min":8,"taille_max":8,"type":"Alphanumérique","description":"Cette date est composée uniquement de 8 chiffres au format JJMMAAAA où JJ représente le jour dans le mois, MM le mois et AAAA l’année.\r\nCertaines valeurs peuvent être des dates lunaires :\r\n1 – 30 pour les jours\r\n1 – 50 pour les mois","condition_type":"F","condition":"DATE_LUNAIRE"},"L3":{"nom":"Nom de la maladie couverte","taille_min":0,"taille_max":30,"type":"Alphanumérique","description":"Cette donnée est encodée en utilisant uniquement des lettres majuscules non accentuées [A-Z] des chiffres [0-9] et les caractères spéciaux « - » (ascii 45), « . » (ascii 46), « / » (ascii 47) et ESPACE (ascii 32).\r\nTout autre caractère spécial à l’origine de la génération du 2D-Doc sera remplacé par un ESPACE.\r\nExemple pour la première version : COVID-19","condition_type":"S","condition":"MAJ+CHIFFRES+TIRET+POINT+SLASH+ESPACE"},"L4":{"nom":"Agent prophylactique","taille_min":5,"taille_max":15,"type":"Alphanumérique","description":"Cette donnée est encodée en utilisant uniquement des lettres majuscules non accentuées [A-Z] des chiffres [0-9] et les caractères spéciaux « - » (ascii 45), « . » (ascii 46), « / » (ascii 47) et ESPACE (ascii 32).\nTout autre caractère spécial à l’origine de la génération du 2D-Doc sera remplacé par un ESPACE.\nExemple : J07BX03","condition_type":"S","condition":"MAJ+CHIFFRES+TIRET+POINT+SLASH+ESPACE"},"L5":{"nom":"Nom du vaccin","taille_min":5,"taille_max":30,"type":"Alphanumérique","description":"Cette donnée est encodée en utilisant uniquement des lettres majuscules non accentuées [A-Z] des chiffres [0-9] et les caractères spéciaux « - » (ascii 45), « . » (ascii 46), « / » (ascii 47) et ESPACE (ascii 32).\r\nTout autre caractère spécial à l’origine de la génération du 2D-Doc sera remplacé par un ESPACE.\r\nExemple : COMIRNATY PFIZER/BIONTECH","condition_type":"S","condition":"MAJ+CHIFFRES+TIRET+POINT+SLASH+ESPACE"},"L6":{"nom":"Fabricant du vaccin","taille_min":5,"taille_max":30,"type":"Alphanumérique","description":"Cette donnée est encodée en utilisant uniquement des lettres majuscules non accentuées [A-Z] des chiffres [0-9] et les caractères spéciaux « - » (ascii 45), « . » (ascii 46), « / » (ascii 47) et ESPACE (ascii 32).\r\nTout autre caractère spécial à l’origine de la génération du 2D-Doc sera remplacé par un ESPACE.\r\nExemple : COMIRNATY PFIZER/BIONTECH","condition_type":"S","condition":"MAJ+CHIFFRES+TIRET+POINT+SLASH+ESPACE"},"L7":{"nom":"Rang du dernier état de vaccination effectué","taille_min":1,"taille_max":1,"type":"Numérique","description":"Cette donnée de 1 caractère est encodée en utilisant uniquement des chiffres [0-9]","condition_type":"S","condition":"CHIFFRES"},"L8":{"nom":"Nombre de doses attendues pour un cycle complet","taille_min":1,"taille_max":1,"type":"Numérique","description":"Cette donnée de 1 caractère est encodée en utilisant uniquement des chiffres [0-9]","condition_type":"S","condition":"CHIFFRES"},"L9":{"nom":"Date du dernier état du cycle de vaccination","taille_min":8,"taille_max":8,"type":"Numérique","description":"Cette date est composée uniquement de 8 chiffres au format JJMMAAAA où JJ représente le jour dans le mois, MM le mois et AAAA l’année.\r\nExemple : 31052021","condition_type":"F","condition":"DATE"},"LA":{"nom":"Etat du cycle de vaccination","taille_min":2,"taille_max":2,"type":"Alphanumérique","description":"Cette donnée de 2 caractères est encodée en utilisant uniquement des lettres majuscules non accentués [A-Z]\r\nExemple : CO / TE","condition_type":"S","condition":"MAJ"},"G0":{"nom":"Type de procédure","taille_min":2,"taille_max":2,"type":"Alphabétique","description":"Cette donnée peut uniquement contenir les éléments suivants : Encodage Valeur PN Procédure Normale PA Procédure Accélérée PD Procédure Dublin","condition_type":"F","condition":"PROCEDURE"},"G1":{"nom":"Orientation régionale","taille_min":2,"taille_max":2,"type":"Alphabétique","description":"Encodage Valeur KO Non (ou aucune orientation régionale) AR Auvergne-Rhône-Alpes BF Bourgogne-Franche-Comté BR Bretagne CV Centre-Val de Loire GE Grand Est HF Hauts-de-France IF Île-de-France NO Normandie NA Nouvelle-Aquitaine OC Occitanie PL Pays de la Loire PA Provence-Alpes-Côte d’Azur","condition_type":"F","condition":"REGIONS"},"G2":{"nom":"Numéro d’usager","taille_min":0,"taille_max":20,"type":"Alphanumérique","description":"Cette donnée est encodée en utilisant uniquement des lettres majuscules non accentuées [A-Z] et des chiffres [0-9].","condition_type":"S","condition":"MAJ+CHIFFRES"}}</text:p>
          </table:table-cell>
          <table:table-cell table:number-columns-repeated="1021"/>
        </table:table-row>
        <table:table-row table:style-name="ro2">
          <table:table-cell table:style-name="ce5"/>
          <table:table-cell table:style-name="ce3" office:value-type="string" calcext:value-type="string">
            <text:p>JSON: </text:p>
          </table:table-cell>
          <table:table-cell table:style-name="ce13" office:value-type="string" calcext:value-type="string">
            <text:p>{"10":{"nom":"Ligne 1 de la norme adresse postale du bénéficiaire de la prestation","taille_min":0,"taille_max":38,"type":"Alphanumérique","description":"Qualité – Nom – Prénom – éventuellement titre ou profession du bénéficiaire de la prestation. Les items Qualité, Nom et Prénom doivent être indiqués dans cet ordre et peuvent être séparés par le caractère ‘/’ pour faciliter leur lecture. Cette donnée est encodée en utilisant uniquement des lettres majuscules non accentuées [A-Z], des chiffres [0-9], des espaces et éventuellement des ‘/’ pour séparer les zones Qualité, Nom et Prénom. Dans le cas, d’un nom de société, il n’est pas nécessaire d’utiliser des séparateurs.","condition_type":"S","condition":"MAJ+CHIFFRES+ESPACE+SLASH"},"11":{"nom":"Qualité et/ou titre de la personne bénéficiaire de la prestation","taille_min":0,"taille_max":38,"type":"Alphanumérique","description":"Cette donnée est encodée en utilisant uniquement des lettres majuscules non accentuées [A-Z] et des espaces.","condition_type":"S","condition":"MAJ+ESPACE"},"12":{"nom":"Prénom de la personne bénéficiaire de la prestation","taille_min":0,"taille_max":38,"type":"Alphanumérique","description":"Cette donnée est encodée en utilisant uniquement des lettres majuscules non accentuées [A-Z] et des espaces.","condition_type":"S","condition":"MAJ+ESPACE"},"13":{"nom":"Nom de la personne bénéficiaire de la prestation","taille_min":0,"taille_max":38,"type":"Alphanumérique","description":"Cette donnée est encodée en utilisant uniquement des lettres majuscules non accentuées [A-Z] et des espaces.","condition_type":"S","condition":"MAJ+ESPACE"},"14":{"nom":"Ligne 1 de la norme adresse postale du destinataire de la facture","taille_min":0,"taille_max":38,"type":"Alphanumérique","description":"Qualité – Nom – Prénom – éventuellement titre ou profession du destinataire de la facture. Les items Qualité, Nom et Prénom doivent être indiqués dans cet ordre et peuvent être séparés par le caractère ‘/’ pour faciliter leur lecture. Cette donnée est encodée en utilisant uniquement des lettres majuscules non accentuées [A-Z], des chiffres [0-9], des espaces et éventuellement des ‘/’ pour séparer les zones Qualité, Nom et Prénom. Dans le cas, d’un nom de société, il n’est pas nécessaire d’utiliser des séparateurs.","condition_type":"S","condition":"MAJ+CHIFFRES+ESPACE+SLASH"},"15":{"nom":"Qualité et/ou titre de la personne destinataire de la facture","taille_min":0,"taille_max":38,"type":"Alphanumérique","description":"Cette donnée est encodée en utilisant uniquement des lettres majuscules non accentuées [A-Z] et des espaces.","condition_type":"S","condition":"MAJ+ESPACE"},"16":{"nom":"Prénom de la personne destinataire de la facture","taille_min":0,"taille_max":38,"type":"Alphanumérique","description":"Cette donnée est encodée en utilisant uniquement des lettres majuscules non accentuées [A-Z] et des espaces.","condition_type":"S","condition":"MAJ+ESPACE"},"17":{"nom":"Nom de la personne destinataire de la facture","taille_min":0,"taille_max":38,"type":"Alphanumérique","description":"Cette donnée est encodée en utilisant uniquement des lettres majuscules non accentuées [A-Z] et des espaces.","condition_type":"S","condition":"MAJ+ESPACE"},"18":{"nom":"Numéro de la facture","taille_min":0,"taille_max":-1,"type":"Alphanumérique","description":"Cette donnée est encodée en utilisant uniquement des lettres majuscules non accentuées [A-Z] et des chiffres [0-9].","condition_type":"S","condition":"MAJ+CHIFFRES"},"19":{"nom":"Numéro de client","taille_min":0,"taille_max":-1,"type":"Alphanumérique","description":"Cette donnée est encodée en utilisant uniquement des lettres majuscules non accentuées [A-Z] et des chiffres [0-9].","condition_type":"S","condition":"MAJ+CHIFFRES"},"20":{"nom":"Ligne 2 de la norme adresse postale du point de service des prestations","taille_min":0,"taille_max":38,"type":"Alphanumérique","description":"Cette donnée est encodée en utilisant uniquement des lettres majuscules non accentuées [A-Z], des chiffres [0-9] et des espaces. Il faut utiliser les méthodes de compression définies en section 10.9 du document en cas de dépassement de la donnée.","condition_type":"S","condition":"MAJ+CHIFFRES+ESPACE"},"21":{"nom":"Ligne 3 de la norme adresse postale du point de service des prestations","taille_min":0,"taille_max":38,"type":"Alphanumérique","description":"Cette donnée est encodée en utilisant uniquement des lettres majuscules non accentuées [A-Z], des chiffres [0-9] et des espaces. Il faut utiliser les méthodes de compression définies en section 10.9 du document en cas de dépassement de la donnée.","condition_type":"S","condition":"MAJ+CHIFFRES+ESPACE"},"22":{"nom":"Ligne 4 de la norme adresse postale du point de service des prestations","taille_min":0,"taille_max":38,"type":"Alphanumérique","description":"Numéro dans la voie + type et nom de la voie. Cette donnée est encodée en utilisant uniquement des lettres majuscules non accentuées [A-Z], des chiffres [0-9] et des espaces. Il faut utiliser les méthodes de compression définies en section 10.9 du document en cas de dépassement de la donnée.","condition_type":"S","condition":"MAJ+CHIFFRES+ESPACE"},"23":{"nom":"Ligne 5 de la norme adresse postale du point de service des prestations","taille_min":0,"taille_max":38,"type":"Alphanumérique","description":"Mention de distribution (BP) suivie du libellé de la localité de destination dans le cas où celle-ci serait différente du libellé cedex lieu-dit ou hameau. Cette donnée est encodée en utilisant uniquement des lettres majuscules non accentuées [A-Z], des chiffres [0-9] et des espaces. Il faut utiliser les méthodes de compression définies en section 10.9 du document en cas de dépassement de la donnée.","condition_type":"S","condition":"MAJ+CHIFFRES"},"24":{"nom":"Code postal ou code cedex du point de service des prestations","taille_min":5,"taille_max":5,"type":"Numérique","description":"Compris dans la ligne 6 de la norme adresse postale. Cette donnée est encodée en utilisant uniquement des chiffres ou des espaces si la donnée n’est pas renseignée (par exemple, dans le cas d’un pays ne disposant pas de code postal).","condition_type":"S","condition":"CHIFFRES+ESPACE"},"25":{"nom":"Localité de destination ou libellé cedex du point de service des prestations","taille_min":0,"taille_max":32,"type":"Numérique","description":"Compris dans la ligne 6 de la norme adresse postale. Cette donnée est encodée en utilisant uniquement des lettres majuscules non accentuées [A-Z] et des espaces.","condition_type":"S","condition":"MAJ"},"26":{"nom":"Pays de service des prestations","taille_min":2,"taille_max":2,"type":"Alphanumérique","description":"Le pays est encodé en utilisant son code pays au format ISO3166-1 Alpha 2","condition_type":"S","condition":"MAJ"},"27":{"nom":"Ligne 2 de la norme adresse postale du destinataire de la facture","taille_min":0,"taille_max":38,"type":"Alphanumérique","description":"Cette donnée est encodée en utilisant uniquement des lettres majuscules non accentuées [A-Z], des chiffres [0-9] et des espaces. Il faut utiliser les méthodes de compression définies en partie 2 de la norme.","condition_type":"S","condition":"MAJ+CHIFFRES+ESPACE"},"28":{"nom":"Ligne 3 de la norme adresse postale du destinataire de la facture","taille_min":0,"taille_max":38,"type":"Alphanumérique","description":"Cette donnée est encodée en utilisant uniquement des lettres majuscules non accentuées [A-Z], des chiffres [0-9] et des espaces. Il faut utiliser les méthodes de compression définies en section 10.9 du document en cas de dépassement de la donnée.","condition_type":"S","condition":"MAJ+CHIFFRES+ESPACE"},"29":{"nom":"Ligne 4 de la norme adresse postale du destinataire de la facture","taille_min":0,"taille_max":38,"type":"Alphanumérique","description":"Numéro dans la voie + type et nom de la voie. Cette donnée est encodée en utilisant uniquement des lettres majuscules non accentuées [A-Z], des chiffres [0-9] et des espaces. Il faut utiliser les méthodes de compression définies en section 10.9 du document en cas de dépassement de la donnée.","condition_type":"S","condition":"MAJ+CHIFFRES+ESPACE"},"30":{"nom":"Qualité Nom et Prénom.","taille_min":0,"taille_max":140,"type":"Alphanumérique","description":"Les items Qualité, Nom et Prénom sont indiqués sans ordre prédéfini.\n L’utilisation du séparateur ‘/’ est possible ; dans ce cas, l’ordre est obligatoirement Qualité/Nom/Prénom. Cette donnée est encodée en utilisant uniquement des lettres majuscules non accentuées [A-Z], des chiffres [0-9] des espaces et éventuellement des ‘/’ pour séparer les zones Qualité, Nom et Prénom. Dans le cas, d’un nom de société, il n’est pas nécessaire d’utiliser des séparateurs.","condition_type":"S","condition":"MAJ+CHIFFRES+ESPACE+SLASH"},"31":{"nom":"Code IBAN","taille_min":14,"taille_max":38,"type":"Alphanumérique","description":"Cette donnée est encodée en utilisant uniquement des lettres majuscules non accentuées [A-Z] et des chiffres [0-9] (cf. norme ISO 13616). S’il y a des espaces, ils sont retirés.","condition_type":"S","condition":"MAJ+CHIFFRES"},"32":{"nom":"Code BIC/SWIFT","taille_min":8,"taille_max":11,"type":"Alphanumérique","description":"Cette donnée est encodée en utilisant uniquement des lettres majuscules non accentuées [A-Z] et des chiffres (cf. norme ISO 9362). Ce code peut faire 8 ou 11 caractères. Il n’est jamais complété par des caractères.","condition_type":"S","condition":"MAJ+CHIFFRES"},"33":{"nom":"Code BBAN","taille_min":0,"taille_max":30,"type":"Alphanumérique","description":"Cette donnée est encodée en utilisant uniquement des lettres majuscules non accentuées [A-Z] et des chiffres [0-9]. S’il y a des espaces, ils sont retirés.","condition_type":"S","condition":"MAJ+CHIFFRES"},"34":{"nom":"Pays de localisation du compte","taille_min":2,"taille_max":2,"type":"Alphanumérique","description":"Le pays est encodé en utilisant son code pays au format ISO3166-1 Alpha 2","condition_type":"S","condition":"MAJ"},"35":{"nom":"Identifiant SEPAmail (QXBAN)","taille_min":14,"taille_max":34,"type":"Alphanumérique","description":"Cette donnée est encodée en utilisant uniquement des lettres majuscules non accentuées [A-Z] et des chiffres [0-9] (cf. norme ISO 13616). S’il y a des espaces, ils sont retirés.","condition_type":"S","condition":"MAJ+CHIFFRES"},"36":{"nom":"Date de début de période","taille_min":4,"taille_max":4,"type":"Alphanumérique","description":"Cette donnée correspond au nombre de jours écoulés depuis le 1er janvier 2000. Elle est encodée en hexadécimal en utilisant uniquement des lettres majuscules non accentuées [A-F] et des chiffres [0-9].","condition_type":"S","condition":"HEXA"},"37":{"nom":"Date de fin de période","taille_min":4,"taille_max":4,"type":"Alphanumérique","description":"Cette donnée correspond au nombre de jours écoulés depuis le 1er janvier 2000. Elle est encodée en hexadécimal en utilisant uniquement des lettres majuscules non accentuées [A-F] et des chiffres [0-9].","condition_type":"S","condition":"HEXA"},"38":{"nom":"Solde compte début de période","taille_min":0,"taille_max":11,"type":"Numérique","description":"Cette donnée correspond à un solde positif ou négatif. Elle est encodée en utilisant uniquement des chiffres [0-9], des virgules et des tirets [,-].","condition_type":"S","condition":"CHIFFRES+VIRGULE+TIRET"},"39":{"nom":"Solde compte fin de période","taille_min":0,"taille_max":11,"type":"Numérique","description":"Cette donnée correspond à un solde positif ou négatif. Elle est encodée en utilisant uniquement des chiffres [0-9], des virgules et des tirets [,-].","condition_type":"S","condition":"CHIFFRES+VIRGULE+TIRET"},"40":{"nom":"Numéro fiscal","taille_min":13,"taille_max":13,"type":"Numérique","description":"Cette donnée est encodée en utilisant uniquement des chiffres [0-9]. S’il y a des espaces, ils sont retirés.","condition_type":"S","condition":"CHIFFRES"},"41":{"nom":"Revenu fiscal de référence","taille_min":0,"taille_max":-1,"type":"Numérique","description":"Cette donnée est un nombre entier et est encodée en utilisant uniquement des chiffres [0-9].","condition_type":"S","condition":"CHIFFRES"},"42":{"nom":"Situation du foyer","taille_min":0,"taille_max":-1,"type":"Alphanumérique","description":"Cette donnée est encodée en utilisant uniquement des lettres majuscules non accentuées [A-Z] et des espaces.","condition_type":"S","condition":"MAJ+ESPACE"},"43":{"nom":"Nombre de parts","taille_min":0,"taille_max":-1,"type":"Numérique","description":"Le nombre de parts n’étant pas nécessairement un nombre entier, il est encodé en utilisant uniquement des chiffres [0-9] et le caractère « virgule » avec au plus deux décimales.","condition_type":"S","condition":"CHIFFRES+VIRGULE"},"44":{"nom":"Référence d’avis d’impôt","taille_min":13,"taille_max":13,"type":"Alphanumérique","description":"Cette donnée est encodée en utilisant uniquement des lettres majuscules non accentuées [A-Z] et des chiffres [0-9]. S’il y a des espaces, ils sont retirés.","condition_type":"S","condition":"MAJ+CHIFFRES"},"50":{"nom":"SIRET de l’employeur","taille_min":14,"taille_max":14,"type":"Numérique","description":"Cette donnée est encodée en utilisant uniquement des chiffres [0-9].","condition_type":"S","condition":"CHIFFRES"},"51":{"nom":"Nombre d’heures travaillées","taille_min":6,"taille_max":6,"type":"Numérique","description":"Cette donnée est encodée en utilisant uniquement des chiffres et une virgule [0-9,].","condition_type":"S","condition":"CHIFFRES+VIRGULE"},"52":{"nom":"Cumul du nombre d’heures travaillées","taille_min":7,"taille_max":7,"type":"Numérique","description":"Cette donnée est encodée en utilisant uniquement des chiffres et une virgule [0-9,].","condition_type":"S","condition":"CHIFFRES+VIRGULE"},"53":{"nom":"Début de période","taille_min":4,"taille_max":4,"type":"Alphanumérique","description":"Cette donnée correspond au nombre de jours écoulés depuis le 1er janvier 2000. Ell est encodée en hexadécimal en utilisant uniquement des lettres majuscules non accentuées [A-F] et des chiffres [0-9].","condition_type":"S","condition":"HEXA"},"54":{"nom":"Fin de période","taille_min":4,"taille_max":4,"type":"Alphanumérique","description":"Cette donnée correspond au nombre de jours écoulés depuis le 1er janvier 2000. Elle est encodée en hexadécimal en utilisant uniquement des lettres majuscules non accentuées [A-F] et des chiffres [0-9].","condition_type":"S","condition":"HEXA"},"55":{"nom":"Date de début de contrat","taille_min":8,"taille_max":8,"type":"Numérique","description":"Cette date est composée uniquement de 8 chiffres au format JJMMAAAA où JJ représente le jour dans le mois, MM le mois et AAAA l’année. Le jour et le numéro du mois sont encodés sur 2 chiffres préfixés par 0 si nécessaire.","condition_type":"F","condition":"DATE"},"56":{"nom":"Date de fin de contrat","taille_min":4,"taille_max":4,"type":"Alphanumérique","description":"Cette donnée correspond au nombre de jours écoulés depuis le 1er janvier 2000. Elle est encodée en hexadécimal en utilisant uniquement des lettres majuscules non accentuées [A-F] et des chiffres [0-9].","condition_type":"S","condition":"HEXA"},"57":{"nom":"Date de signature du contrat","taille_min":8,"taille_max":8,"type":"Numérique","description":"Cette date est composée uniquement de 8 chiffres au format JJMMAAAA où JJ représente le jour dans le mois, MM le mois et AAAA l’année. Le jour et le numéro du mois sont encodés sur 2 chiffres préfixés par 0 si nécessaire.","condition_type":"F","condition":"DATE"},"58":{"nom":"Salaire net imposable","taille_min":0,"taille_max":11,"type":"Numérique","description":"Cette donnée est un nombre positif ou négatif. Elle est encodée en utilisant uniquement des chiffres [0-9], au plus une virgule et au plus un tiret [,-].","condition_type":"S","condition":"CHIFFRES+VIRGULE+TIRET"},"59":{"nom":"Cumul du salaire net imposable","taille_min":0,"taille_max":12,"type":"Numérique","description":"Cette donnée est un nombre positif ou négatif. Elle est encodée en utilisant uniquement des chiffres [0-9], au plus une virgule et au plus un tiret [,-].","condition_type":"S","condition":"CHIFFRES+VIRGULE+TIRET"},"60":{"nom":"Liste des prénoms","taille_min":0,"taille_max":60,"type":"Alphanumérique","description":"Les prénoms composés sont séparés par un espace. Les différents prénoms sont séparés par ‘/’. Cette donnée est encodée en utilisant uniquement des lettres majuscules non accentuées [A-Z], des espaces et des ‘/’ s’il y a plusieurs prénoms (au maximum 6).","condition_type":"S","condition":"MAJ+ESPACE+SLASH"},"61":{"nom":"Prénom","taille_min":0,"taille_max":20,"type":"Alphanumérique","description":"Ce champ correspond au premier prénom de l’état civil ou au prénom d’usage. Les prénoms composés sont séparés par un espace. Cette donnée est encodée en utilisant uniquement des lettres majuscules non accentuées [A-Z] et des espaces.","condition_type":"S","condition":"MAJ+ESPACE"},"62":{"nom":"Nom patronymique","taille_min":0,"taille_max":38,"type":"Alphanumérique","description":"Cette donnée est encodée en utilisant uniquement des lettres majuscules non accentuées [A-Z] et des espaces. Les noms composés sont séparés par un espace.","condition_type":"S","condition":"MAJ+ESPACE"},"63":{"nom":"Nom d’usage","taille_min":0,"taille_max":38,"type":"Alphanumérique","description":"Cette donnée est encodée en utilisant uniquement des lettres majuscules non accentuées [A-Z] et des espaces. Les noms composés sont séparés par un espace.","condition_type":"S","condition":"MAJ+ESPACE"},"64":{"nom":"Nom d’épouse/époux","taille_min":0,"taille_max":38,"type":"Alphanumérique","description":"Cette donnée est encodée en utilisant uniquement des lettres majuscules non accentuées [A-Z] et des espaces. Les noms composés sont séparés par un espace.","condition_type":"S","condition":"MAJ+ESPACE"},"65":{"nom":"Type de pièce d’identité","taille_min":2,"taille_max":2,"type":"Alphanumérique","description":"Carte d’identité (ID), titre de séjour (IR), visa (V), permis de conduire (D), passeport (P). Une lettre supplémentaire peut être ajoutée à la discrétion de l’Etat pour les passeports (selon leur type) et pour les visas","condition_type":"F","condition":"PIECE_IDENTITE_TYPE"},"66":{"nom":"Numéro de la pièce d’identité","taille_min":0,"taille_max":20,"type":"Alphanumérique","description":"Cette donnée est encodée en utilisant uniquement des lettres majuscules non accentuées [A-Z] et des chiffres [0-9].","condition_type":"S","condition":"MAJ+CHIFFRES"},"67":{"nom":"Nationalité","taille_min":2,"taille_max":2,"type":"Alphanumérique","description":"Le pays est encodé en utilisant son code pays au format ISO3166-1 Alpha 2","condition_type":"S","condition":"MAJ"},"68":{"nom":"Genre","taille_min":1,"taille_max":1,"type":"Alphanumérique","description":"Genre masculin (M) ou féminin (F).","condition_type":"S","condition":"GENRE"},"69":{"nom":"Date de naissance","taille_min":8,"taille_max":8,"type":"Numérique","description":"Cette date est composée uniquement de 8 chiffres au format JJMMAAAA où JJ représente le jour dans le mois, MM le mois et AAAA l’année. Le jour et le numéro du mois sont encodés sur 2 chiffres préfixés par 0 si nécessaire. Lorsque le jour ou le jour et le mois ne sont pas connus, leurs valeurs sont remplacées par 00.","condition_type":"F","condition":"DATE_INCONNUE"},"70":{"nom":"Date et heure du décès","taille_min":12,"taille_max":12,"type":"Numérique","description":"Cette date est composée uniquement de 12 chiffres au format JJMMAAAAHHmm où JJ représente le jour dans le mois, MM le mois, AAAA l’année, HH l’heure et mm les minutes. Le jour, le numéro du mois, l’heure et les minutes sont encodés sur 2 chiffres préfixés par 0 si nécessaire.","condition_type":"F","condition":"DATEHEURE"},"71":{"nom":"Date et heure du constat de décès","taille_min":12,"taille_max":12,"type":"Numérique","description":"Cette date est composée uniquement de 12 chiffres au format JJMMAAAAHHmm où JJ représente le jour dans le mois, MM le mois, AAAA l’année, HH l’heure et mm les minutes. Le jour, le numéro du mois, l’heure et les minutes sont encodés sur 2 chiffres préfixés par 0 si nécessaire.","condition_type":"F","condition":"DATEHEURE"},"72":{"nom":"Nom du défunt","taille_min":0,"taille_max":38,"type":"Alphanumérique","description":"Cette donnée est encodée en utilisant uniquement des lettres majuscules non accentuées [A-Z] et des espaces. Les noms composés sont séparés par un espace.","condition_type":"S","condition":"MAJ+ESPACE"},"73":{"nom":"Prénoms du défunt","taille_min":0,"taille_max":60,"type":"Alphanumérique","description":"Les prénoms composés sont séparés par un espace. Les différents prénoms sont séparés par ‘/’. Cette donnée est encodée en utilisant uniquement des lettres majuscules non accentuées [A-Z], des espaces et des ‘/’ s’il y a plusieurs prénoms (au maximum 6).","condition_type":"S","condition":"MAJ+ESPACE+SLASH"},"74":{"nom":"Nom de jeune fille du défunt","taille_min":0,"taille_max":38,"type":"Alphanumérique","description":"Cette donnée est encodée en utilisant uniquement des lettres majuscules non accentuées [A-Z] et des espaces. Les noms composés sont séparés par un espace.","condition_type":"S","condition":"MAJ+ESPACE"},"75":{"nom":"Date de naissance du défunt","taille_min":8,"taille_max":8,"type":"Numérique","description":"Cette date est composée uniquement de 8 chiffres au format JJMMAAAA où JJ représente le jour dans le mois, MM le mois et AAAA l’année. Le jour et le numéro du mois sont encodés sur 2 chiffres préfixés par 0 si nécessaire. Lorsque le jour ou le jour et le mois ne sont pas connus, leurs valeurs sont remplacées par 00.","condition_type":"F","condition":"DATE_INCONNUE"},"76":{"nom":"Genre du défunt","taille_min":1,"taille_max":1,"type":"Alphanumérique","description":"Genre masculin (M) ou féminin (F)","condition_type":"S","condition":"GENRE"},"77":{"nom":"Commune de décès","taille_min":0,"taille_max":45,"type":"Alphanumérique","description":"Cette donnée est encodée en utilisant uniquement des lettres majuscules non accentuées [A-Z] et des espaces. Les noms composés sont séparés par un espace.","condition_type":"S","condition":"MAJ+ESPACE"},"78":{"nom":"Code postal de la commune de décès","taille_min":5,"taille_max":5,"type":"Numérique","description":"Cette donnée est encodée en utilisant uniquement des chiffres ou des espaces si la donnée n’est pas renseignée (par exemple, dans le cas d’un pays ne disposant pas de code postal).","condition_type":"S","condition":"CHIFFRES+ESPACE"},"79":{"nom":"Adresse du domicile du défunt","taille_min":0,"taille_max":114,"type":"Alphanumérique","description":"Ce champ peut contenir plusieurs lignes d’adresse. Cette donnée est encodée en utilisant uniquement des lettres majuscules non accentuées [A-Z], des chiffres [0-9] et des espaces.","condition_type":"S","condition":"MAJ+CHIFFRES+ESPACE"},"80":{"nom":"Nom","taille_min":0,"taille_max":38,"type":"Alphanumérique","description":"Cette donnée est encodée en utilisant uniquement des lettres majuscules non accentuées [A-Z] et des espaces. Les noms composés sont séparés par un espace.","condition_type":"S","condition":"MAJ+ESPACE"},"81":{"nom":"Prénoms","taille_min":0,"taille_max":60,"type":"Alphanumérique","description":"Les prénoms composés sont séparés par un espace. Les différents prénoms sont séparés par ‘/’. Cette donnée est encodée en utilisant uniquement des lettres majuscules non accentuées [A-Z], des espaces et des ‘/’ s’il y a plusieurs prénoms (au maximum 6).","condition_type":"S","condition":"MAJ+ESPACE+SLASH"},"82":{"nom":"Numéro de carte","taille_min":0,"taille_max":20,"type":"Alphanumérique","description":"Cette donnée est encodée en utilisant uniquement des lettres majuscules non accentuées [A-Z], des chiffres [0-9] et des espaces.","condition_type":"S","condition":"MAJ+CHIFFRES+ESPACE"},"83":{"nom":"Organisme de tutelle","taille_min":0,"taille_max":40,"type":"Alphanumérique","description":"Cette donnée est encodée en utilisant uniquement des lettres majuscules non accentuées [A-Z], des chiffres [0-9] et des espaces.","condition_type":"S","condition":"MAJ+CHIFFRES+ESPACE"},"84":{"nom":"Profession","taille_min":0,"taille_max":40,"type":"Alphanumérique","description":"Cette donnée est encodée en utilisant uniquement des lettres majuscules non accentuées [A-Z], des chiffres [0-9] et des espaces.","condition_type":"S","condition":"MAJ+CHIFFRES+ESPACE"},"85":{"nom":"Numéro de permis de chasser","taille_min":17,"taille_max":17,"type":"Alphanumérique","description":"Cette donnée est encodée en utilisant uniquement des lettres majuscules non accentuées [A-Z], des chiffres [0-9] et des caractères ‘-‘. Le numéro du permis est de la forme XXXXXXXXXXXX-XX-X.","condition_type":"S","condition":"MAJ+CHIFFRES+TIRET"},"86":{"nom":"Numéro de licence","taille_min":12,"taille_max":12,"type":"Alphanumérique","description":"Cette donnée est encodée en utilisant uniquement des lettres majuscules non accentuées [A-Z] et des chiffres [0-9].","condition_type":"S","condition":"MAJ+CHIFFRES"},"90":{"nom":"Identité de l'huissier de justice","taille_min":0,"taille_max":38,"type":"Alphanumérique","description":"L’Identité est séparée en Civilité (ou Titre), le Nom et le Prénom. Les éléments Civilité, Nom et Prénom doivent être indiqués dans cet ordre et peuvent être séparés par le caractère ‘/’ pour faciliter leur lecture. Cette donnée est encodée en utilisant uniquement des lettres majuscules non accentuées [A-Z], des espaces et éventuellement des ‘/’ pour séparer les zones Civilité, Nom et Prénom.","condition_type":"S","condition":"MAJ+ESPACE+SLASH"},"91":{"nom":"Identité ou raison sociale du demandeur","taille_min":0,"taille_max":38,"type":"Alphanumérique","description":"L’Identité est séparée en Civilité, le Nom et le Prénom. Les éléments Civilité, Nom et Prénom doivent être indiqués dans cet ordre et peuvent être séparés par le caractère ‘/’ pour faciliter leur lecture. Cette donnée est encodée en utilisant uniquement des lettres majuscules non accentuées [A-Z], des espaces et éventuellement des ‘/’ pour séparer les zones Civilité, Nom et Prénom. Dans le cas d’un nom de société, il n’est pas nécessaire d’utiliser des séparateurs.","condition_type":"S","condition":"MAJ+ESPACE+SLASH"},"92":{"nom":"Identité ou raison sociale du destinataire","taille_min":0,"taille_max":38,"type":"Alphanumérique","description":"L’Identité est séparée en Civilité, le Nom et le Prénom. Les éléments Civilité, Nom et Prénom doivent être indiqués dans cet ordre et peuvent être séparés par le caractère ‘/’ pour faciliter leur lecture. Cette donnée est encodée en utilisant uniquement des lettres majuscules non accentuées [A-Z], des espaces et éventuellement des ‘/’ pour séparer les zones Civilité, Nom et Prénom. Dans le cas d’un nom de société, il n’est pas nécessaire d’utiliser des séparateurs.","condition_type":"S","condition":"MAJ+ESPACE+SLASH"},"93":{"nom":"Identité ou raison sociale de tiers concerné","taille_min":0,"taille_max":38,"type":"Alphanumérique","description":"L’Identité est séparée en Civilité, le Nom et le Prénom. Les éléments Civilité, Nom et Prénom doivent être indiqués dans cet ordre et peuvent être séparés par le caractère ‘/’ pour faciliter leur lecture. Cette donnée est encodée en utilisant uniquement des lettres majuscules non accentuées [A-Z], des espaces et éventuellement des ‘/’ pour séparer les zones Civilité, Nom et Prénom. Dans le cas d’un nom de société, il n’est pas nécessaire d’utiliser des séparateurs.","condition_type":"S","condition":"MAJ+ESPACE+SLASH"},"94":{"nom":"Intitulé de l'acte","taille_min":0,"taille_max":38,"type":"Alphanumérique","description":"Cette donnée est encodée en utilisant uniquement des lettres majuscules non accentuées [A-Z], des chiffres [0-9], des espaces.","condition_type":"S","condition":"MAJ+CHIFFRES+ESPACE"},"95":{"nom":"Numéro de l'acte","taille_min":0,"taille_max":18,"type":"Alphanumérique","description":"Cette donnée est encodée en utilisant uniquement des lettres majuscules non accentuées [A-Z] et des chiffres [0-9].","condition_type":"S","condition":"MAJ+CHIFFRES"},"96":{"nom":"Date de signature de l'acte","taille_min":8,"taille_max":8,"type":"Numérique","description":"Cette date est composée uniquement de 8 chiffres au format JJMMAAAA où JJ représente le jour dans le mois, MM le mois et AAAA l’année.","condition_type":"F","condition":"DATE"},"01":{"nom":"Identifiant unique du document.","taille_min":0,"taille_max":-1,"type":"Alphanumérique","description":"Cet identifiant permet en fonction de l’émetteur (si celui-ci fournit le service) de récupérer le document correspondant. Cette donnée est encodée en utilisant uniquement des lettres majuscules non accentuées [A-Z] et des chiffres [0-9].","condition_type":"S","condition":"MAJ+CHIFFRES"},"02":{"nom":"Catégorie de document","taille_min":0,"taille_max":-1,"type":"Alphanumérique","description":"Cette donnée est encodée en utilisant uniquement des lettres majuscules non accentuées [A-Z], des chiffres [0-9] et des espaces.","condition_type":"S","condition":"MAJ+CHIFFRES+ESPACE"},"03":{"nom":"Sous-catégorie de document","taille_min":0,"taille_max":-1,"type":"Alphanumérique","description":"Cette donnée est encodée en utilisant uniquement des lettres majuscules non accentuées [A-Z], des chiffres [0-9] et des espaces.","condition_type":"S","condition":"MAJ+CHIFFRES+ESPACE"},"04":{"nom":"Application de composition","taille_min":0,"taille_max":-1,"type":"Alphanumérique","description":"Cette donnée est encodée en utilisant uniquement des lettres majuscules non accentuées [A-Z], des chiffres [0-9] et des espaces.","condition_type":"S","condition":"MAJ+CHIFFRES+ESPACE"},"05":{"nom":"Version de l’application de composition","taille_min":0,"taille_max":-1,"type":"Alphanumérique","description":"Cette donnée est encodée en utilisant uniquement des lettres majuscules non accentuées [A-Z], des chiffres [0-9] et des espaces.","condition_type":"S","condition":"MAJ+CHIFFRES+ESPACE"},"06":{"nom":"Date de l’association entre le document et le code 2D-Doc.","taille_min":4,"taille_max":4,"type":"Alphanumérique","description":"Cette date est indiquée par le nombre de jours encodé en hexadécimal depuis le 1er janvier 2000 de la même manière que les dates fournies dans l’en-tête.","condition_type":"S","condition":"HEXA"},"07":{"nom":"Heure de l’association entre le document et le code 2D-Doc.","taille_min":6,"taille_max":6,"type":"Numérique","description":"Cette donnée est composée uniquement de 6 chiffres au format HHMMSS où HH représente l’heure, MM les minutes et SS les secondes. Les heures, les minutes et les secondes sont encodées sur 2 chiffres préfixés par 0 si nécessaire.","condition_type":"F","condition":"HHMMSS"},"08":{"nom":"Date d’expiration du document","taille_min":4,"taille_max":4,"type":"Alphanumérique","description":"Cette date est indiquée par le nombre de jours encodé en hexadécimal depuis le 1er janvier 2000 de la même manière que les dates fournies dans l’en-tête.","condition_type":"S","condition":"HEXA"},"09":{"nom":"Nombre de pages du document","taille_min":4,"taille_max":4,"type":"Numérique","description":"Cette donnée est encodée en utilisant uniquement des chiffres [0-9]. Le nombre devra être préfixé par des 0 si nécessaire.","condition_type":"S","condition":"CHIFFRES"},"0A":{"nom":"Editeur du 2D-Doc","taille_min":9,"taille_max":9,"type":"Numérique","description":"Correspond au numéro de SIREN de l’éditeur, sur 9 caractères numériques.","condition_type":"S","condition":"CHIFFRES"},"0B":{"nom":"Intégrateur du 2D-Doc","taille_min":9,"taille_max":9,"type":"Numérique","description":"Correspond au numéro de SIREN de l’intégrateur, sur 9 caractères numériques.","condition_type":"S","condition":"CHIFFRES"},"0C":{"nom":"URL du document","taille_min":0,"taille_max":-1,"type":"Alphanumérique/symboles","description":"L’URL étant sensible à la casse, il n’est pas possible de réduire cela à l’ensemble des caractères majuscules. Pour permettre le stockage de cette donnée au format C40, l’URL ne subit aucune modification et son encodage UTF-8 est encodé en Base32. Cependant, une URL tronquée n’ayant pas de sens, ce champ ne devra pas être tronqué.","condition_type":"F","condition":"URL"},"1A":{"nom":"Numéro du contrat","taille_min":0,"taille_max":-1,"type":"Alphanumérique","description":"Cette donnée est encodée en utilisant uniquement des lettres majuscules non accentuées [A-Z] et des chiffres [0-9].","condition_type":"S","condition":"MAJ+CHIFFRES"},"1B":{"nom":"Identifiant du souscripteur du contrat","taille_min":0,"taille_max":-1,"type":"Alphanumérique","description":"Cette donnée est encodée en utilisant uniquement des lettres majuscules non accentuées [A-Z] et des chiffres [0-9].","condition_type":"S","condition":"MAJ+CHIFFRES"},"1C":{"nom":"Date d’effet du contrat","taille_min":8,"taille_max":8,"type":"Numérique","description":"Cette date est composée uniquement de 8 chiffres au format JJMMAAAA où JJ représente le jour dans le mois, MM le mois et AAAA l’année. Le jour et le numéro du mois sont encodés sur 2 chiffres préfixés par 0 si nécessaire.","condition_type":"F","condition":"DATE"},"1D":{"nom":"Montant TTC de la facture","taille_min":0,"taille_max":16,"type":"Numérique","description":"Le montant est un nombre avec au plus deux décimales et peut être positif ou négatif. Il est encodé en utilisant uniquement des chiffres [0-9], au plus une virgule et au plus un tiret [,-].","condition_type":"S","condition":"CHIFFRES+VIRGULE+TIRET"},"1E":{"nom":"Numéro de téléphone du bénéficiaire de la prestation","taille_min":0,"taille_max":30,"type":"Numérique","description":"Il est encodé en utilisant uniquement des chiffres [0-9]. Il commence par le code international, par exemple 33177935210 pour encoder le numéro français 01.77.93.52.10.","condition_type":"S","condition":"CHIFFRES"},"1F":{"nom":"Numéro de téléphone du destinataire de la facture","taille_min":0,"taille_max":30,"type":"Numérique","description":"Il est encodé en utilisant uniquement des chiffres [0-9]. Il commence par le code international, par exemple 33177935210 pour encoder le numéro français 01.77.93.52.10.","condition_type":"S","condition":"CHIFFRES"},"1G":{"nom":"Présence d’un co-bénéficiaire de la prestation non mentionné dans le code","taille_min":1,"taille_max":1,"type":"Numérique","description":"Permet d’indiquer la présence d’un ou plusieurs co-bénéficiaires de la prestation non mentionnés dans le code.\n Cette donnée est représentée par un numérique : 0 = faux et 1 = vrai.","condition_type":"S","condition":"BINAIRE"},"1H":{"nom":"Présence d’un co-destinataire de la facture non mentionné dans le code","taille_min":1,"taille_max":1,"type":"Numérique","description":"Permet d’indiquer la présence d’un ou plusieurs co-destinataires de la facture non mentionnés dans le code.\n Cette donnée est représentée par un numérique : 0 = faux et 1 = vrai.","condition_type":"S","condition":"BINAIRE"},"1I":{"nom":"Ligne 1 de la norme adresse postale du co-bénéficiaire de la prestation.","taille_min":0,"taille_max":38,"type":"Alphanumérique","description":"Qualité – Nom – Prénom – éventuellement titre ou profession du co-bénéficiaire de la prestation. Les items Qualité, Nom et Prénom doivent être indiqués dans cet ordre et peuvent être séparés par le caractère ‘/’ pour faciliter leur lecture. Cette donnée est encodée en utilisant uniquement des lettres majuscules non accentuées [A-Z], des chiffres [0-9], des espaces et éventuellement des ‘/’ pour séparer les zones Qualité, Nom et Prénom. Dans le cas, d’un nom de société, il n’est pas nécessaire d’utiliser des séparateurs.","condition_type":"S","condition":"MAJ+CHIFFRES+ESPACE+SLASH"},"1J":{"nom":"Qualité et/ou titre du co-bénéficiaire de la prestation.","taille_min":0,"taille_max":38,"type":"Alphanumérique","description":"Cette donnée est encodée en utilisant uniquement des lettres majuscules non accentuées [A-Z] et des espaces.","condition_type":"S","condition":"MAJ+ESPACE"},"1K":{"nom":"Prénom du co-bénéficiaire de la prestation.","taille_min":0,"taille_max":38,"type":"Alphanumérique","description":"Cette donnée est encodée en utilisant uniquement des lettres majuscules non accentuées [A-Z] et des espaces.","condition_type":"S","condition":"MAJ+ESPACE"},"1L":{"nom":"Nom du co-bénéficiaire de la prestation.","taille_min":0,"taille_max":38,"type":"Alphanumérique","description":"Cette donnée est encodée en utilisant uniquement des lettres majuscules non accentuées [A-Z] et des espaces.","condition_type":"S","condition":"MAJ+ESPACE"},"1M":{"nom":"Ligne 1 de la norme adresse postale du co-destinataire de la facture.","taille_min":0,"taille_max":38,"type":"Alphanumérique","description":"Qualité – Nom – Prénom – éventuellement titre ou profession du co-destinataire de la facture. Les items Qualité, Nom et Prénom doivent être indiqués dans cet ordre et peuvent être séparés par le caractère ‘/’ pour faciliter leur lecture. Cette donnée est encodée en utilisant uniquement des lettres majuscules non accentuées [A-Z], des chiffres [0-9], des espaces et éventuellement des ‘/’ pour séparer les zones Qualité, Nom et Prénom. Dans le cas, d’un nom de société, il n’est pas nécessaire d’utiliser des séparateurs.","condition_type":"S","condition":"MAJ+CHIFFRES+ESPACE+SLASH"},"1N":{"nom":"Qualité et/ou titre du co-destinataire de la facture.","taille_min":0,"taille_max":38,"type":"Alphanumérique","description":"Cette donnée est encodée en utilisant uniquement des lettres majuscules non accentuées [A-Z] et des espaces.","condition_type":"S","condition":"MAJ+ESPACE"},"1O":{"nom":"Prénom du co-destinataire de la facture.","taille_min":0,"taille_max":38,"type":"Alphanumérique","description":"Cette donnée est encodée en utilisant uniquement des lettres majuscules non accentuées [A-Z] et des espaces.","condition_type":"S","condition":"MAJ+ESPACE"},"1P":{"nom":"Nom du co-destinataire de la facture.","taille_min":0,"taille_max":38,"type":"Alphanumérique","description":"Cette donnée est encodée en utilisant uniquement des lettres majuscules non accentuées [A-Z] et des espaces.","condition_type":"S","condition":"MAJ+ESPACE"},"2A":{"nom":"Ligne 5 de la norme adresse postale du destinataire de la facture","taille_min":0,"taille_max":38,"type":"Alphanumérique","description":"Mention de distribution (BP) suivie du libellé de la localité de destination dans le cas où celle-ci serait différente du libellé cedex lieu-dit ou hameau. Cette donnée est encodée en utilisant uniquement des lettres majuscules non accentuées [A-Z], des chiffres [0-9] et des espaces. Il faut utiliser les méthodes de compression définies en section 10.9 du document en cas de dépassement de la donnée.","condition_type":"S","condition":"MAJ+CHIFFRES"},"2B":{"nom":"Code postal ou code cedex du destinataire de la facture","taille_min":5,"taille_max":5,"type":"Numérique","description":"Compris dans la ligne 6 de la norme adresse postale. Cette donnée est encodée en utilisant uniquement des chiffres ou des espaces si la donnée n’est pas renseignée (par exemple, dans le cas d’un pays ne disposant pas de code postal).","condition_type":"S","condition":"CHIFFRES+ESPACE"},"2C":{"nom":"Localité de destination ou libellé cedex du destinataire de la facture","taille_min":0,"taille_max":32,"type":"Numérique","description":"Compris dans la ligne 6 de la norme adresse postale. Cette donnée est encodée en utilisant uniquement des lettres majuscules non accentuées [A-Z] et des espaces.","condition_type":"S","condition":"MAJ"},"2D":{"nom":"Pays du destinataire de la facture","taille_min":2,"taille_max":2,"type":"Alphanumérique","description":"Le pays est encodé en utilisant son code pays au format ISO3166-1 Alpha 2","condition_type":"S","condition":"MAJ"},"5A":{"nom":"Salaire brut du mois","taille_min":0,"taille_max":11,"type":"Numérique","description":"Cette donnée est encodée en utilisant uniquement des chiffres et une virgule [0-9,].","condition_type":"S","condition":"CHIFFRES+VIRGULE"},"5B":{"nom":"Cumul du salaire brut","taille_min":0,"taille_max":12,"type":"Numérique","description":"Cette donnée est encodée en utilisant uniquement des chiffres et une virgule [0-9,].","condition_type":"S","condition":"CHIFFRES+VIRGULE"},"5C":{"nom":"Salaire net","taille_min":0,"taille_max":11,"type":"Numérique","description":"Cette donnée est un nombre positif ou négatif. Elle est encodée en utilisant uniquement des chiffres [0-9], au plus une virgule et au plus un tiret [,-].","condition_type":"S","condition":"CHIFFRES+VIRGULE+TIRET"},"5D":{"nom":"Ligne 2 de la norme adresse postale de l’employeur","taille_min":0,"taille_max":38,"type":"Alphanumérique","description":"Cette donnée est encodée en utilisant uniquement des lettres majuscules non accentuées [A-Z], des chiffres [0-9] et des espaces. Il faut utiliser les méthodes de compression définies en section 10.9 du document en cas de dépassement de la donnée.","condition_type":"S","condition":"MAJ+CHIFFRES+ESPACE"},"5E":{"nom":"Ligne 3 de la norme adresse postale de l’employeur","taille_min":0,"taille_max":38,"type":"Alphanumérique","description":"Cette donnée est encodée en utilisant uniquement des lettres majuscules non accentuées [A-Z], des chiffres [0-9] et des espaces. Il faut utiliser les méthodes de compression définies en section 10.9 du document en cas de dépassement de la donnée.","condition_type":"S","condition":"MAJ+CHIFFRES+ESPACE"},"5F":{"nom":"Ligne 4 de la norme adresse postale de l’employeur","taille_min":0,"taille_max":38,"type":"Alphanumérique","description":"Numéro dans la voie + type et nom de la voie. Cette donnée est encodée en utilisant uniquement des lettres majuscules non accentuées [A-Z], des chiffres [0-9] et des espaces. Il faut utiliser les méthodes de compression définies en section 10.9 du document en cas de dépassement de la donnée.","condition_type":"S","condition":"MAJ+CHIFFRES+ESPACE"},"5G":{"nom":"Ligne 5 de la norme adresse postale de l’employeur","taille_min":0,"taille_max":38,"type":"Alphanumérique","description":"Mention de distribution (BP) suivie du libellé de la localité de destination dans le cas où celle-ci serait différente du libellé cedex lieu-dit ou hameau. Cette donnée est encodée en utilisant uniquement des lettres majuscules non accentuées [A-Z], des chiffres [0-9] et des espaces. Il faut utiliser les méthodes de compression définies en section 10.9 du document en cas de dépassement de la donnée.","condition_type":"S","condition":"MAJ+CHIFFRES"},"5H":{"nom":"Code postal ou code cedex de l’employeur","taille_min":5,"taille_max":5,"type":"Numérique","description":"Cette donnée est encodée en utilisant uniquement des chiffres ou des espaces si la donnée n’est pas renseignée (par exemple, dans le cas d’un pays ne disposant pas de code postal).","condition_type":"S","condition":"CHIFFRES+ESPACE"},"5I":{"nom":"Localité de destination ou libellé cedex de l’employeur","taille_min":0,"taille_max":32,"type":"Alphanumérique","description":"Compris dans la ligne 6 de la norme adresse postale. Cette donnée est encodée en utilisant uniquement des lettres majuscules non accentuées [A-Z] et des espaces.","condition_type":"S","condition":"MAJ"},"5J":{"nom":"Pays de l’employeur","taille_min":2,"taille_max":2,"type":"Alphanumérique","description":"Le pays est encodé en utilisant son code pays au format ISO3166-1 Alpha 2","condition_type":"S","condition":"MAJ"},"5K":{"nom":"Identifiant Cotisant Prestations Sociales","taille_min":0,"taille_max":50,"type":"Alphanumérique","description":"Correspond en France au numéro URSSAF, au format de 18 chiffres.","condition_type":"S","condition":"MAJ+CHIFFRES"},"5L":{"nom":"Numéro de SIRET ou RNA","taille_min":9,"taille_max":14,"type":"Alphanumérique","description":"Cette donnée est encodée en utilisant des lettres majuscules non accentuées [A-Z] et des chiffres [0-9].","condition_type":"S","condition":"MAJ+CHIFFRES"},"5M":{"nom":"Dénomination sociale","taille_min":0,"taille_max":38,"type":"Alphanumérique","description":"Cette donnée est encodée en utilisant des lettres majuscules non accentuées [A-Z], des chiffres [0-9] et des espaces.","condition_type":"S","condition":"MAJ+CHIFFRES+ESPACE"},"5N":{"nom":"Numéro de dossier d'autorisation de travail","taille_min":21,"taille_max":21,"type":"Numérique","description":"Cette donnée est encodée en utilisant uniquement des chiffres [0-9].","condition_type":"S","condition":"CHIFFRES"},"5O":{"nom":"Nom de l'employeur","taille_min":0,"taille_max":38,"type":"Alphabétique","description":"Cette donnée est encodée en utilisant des lettres majuscules non accentuées [A-Z] et des espaces.","condition_type":"S","condition":"MAJ+ESPACE"},"5P":{"nom":"Prénom de l'employeur","taille_min":0,"taille_max":20,"type":"Alphabétique","description":"Cette donnée est encodée en utilisant des lettres majuscules non accentuées [A-Z] et des espaces.","condition_type":"S","condition":"MAJ+ESPACE"},"5Q":{"nom":"Nom du déclarant","taille_min":0,"taille_max":38,"type":"Alphabétique","description":"Cette donnée est encodée en utilisant des lettres majuscules non accentuées [A-Z] et des espaces.","condition_type":"S","condition":"MAJ+ESPACE"},"5R":{"nom":"Prénom du déclarant","taille_min":0,"taille_max":20,"type":"Alphabétique","description":"Cette donnée est encodée en utilisant des lettres majuscules non accentuées [A-Z] et des espaces.","condition_type":"S","condition":"MAJ+ESPACE"},"5S":{"nom":"Fonction du déclarant","taille_min":0,"taille_max":40,"type":"Alphabétique","description":"Cette donnée est encodée en utilisant des lettres majuscules non accentuées [A-Z] et des espaces.","condition_type":"S","condition":"MAJ+ESPACE"},"5T":{"nom":"Type de contrat de travail","taille_min":1,"taille_max":1,"type":"Numérique","description":"Le type est encodé de la manière suivante : Encodage Signification\n 0 CDD\n 1 CDI\n 2 CTT\n 3 CAP","condition_type":"S","condition":"CONTRAT"},"5U":{"nom":"Durée du contrat","taille_min":0,"taille_max":12,"type":"Alphanumérique","description":"Cette donnée est encodée en utilisant des lettres majuscules non accentuées [A-Z], des chiffres [0-9] et des espaces.","condition_type":"S","condition":"MAJ+CHIFFRES+ESPACE"},"6A":{"nom":"Lieu de naissance","taille_min":0,"taille_max":32,"type":"Alphanumérique","description":"Cette donnée est encodée en utilisant uniquement des lettres majuscules non accentuées [A-Z], des chiffres [0-9] et des espaces.","condition_type":"S","condition":"MAJ+CHIFFRES+ESPACE"},"6B":{"nom":"Département du bureau émetteur","taille_min":3,"taille_max":3,"type":"Alphanumérique","description":"Cette donnée est encodée en utilisant uniquement des lettres majuscules non accentuées [A-Z] et des chiffres [0-9]","condition_type":"S","condition":"MAJ+CHIFFRES"},"6C":{"nom":"Pays de naissance","taille_min":2,"taille_max":2,"type":"Alphanumérique","description":"Le pays est encodé en utilisant son code pays au format ISO3166-1 Alpha 2","condition_type":"S","condition":"MAJ"},"6D":{"nom":"Nom et prénom du père","taille_min":0,"taille_max":60,"type":"Alphanumérique","description":"Les items Nom et Prénom doivent être indiqués dans cet ordre et peuvent être séparés par le caractère ‘/’ pour faciliter leur lecture. Cette donnée est encodée en utilisant uniquement des lettres majuscules non accentuées [A-Z], des chiffres [0-9], des espaces et éventuellement des ‘/’ pour séparer les zones Nom et Prénom.","condition_type":"S","condition":"MAJ+CHIFFRES+ESPACE+SLASH"},"6E":{"nom":"Nom et prénom de la mère","taille_min":0,"taille_max":60,"type":"Alphanumérique","description":"Les items Nom et Prénom doivent être indiqués dans cet ordre et peuvent être séparés par le caractère ‘/’ pour faciliter leur lecture. Cette donnée est encodée en utilisant uniquement des lettres majuscules non accentuées [A-Z], des chiffres [0-9], des espaces et éventuellement des ‘/’ pour séparer les zones Nom et Prénom.","condition_type":"S","condition":"MAJ+CHIFFRES+ESPACE+SLASH"},"6F":{"nom":"Machine Readable Zone (Zone de Lecture Automatique, ZLA)","taille_min":0,"taille_max":90,"type":"Alphanumérique","description":"&lt; pour séparer les champs mais encodé en C40 comme un espace. Cette donnée est encodée en utilisant des majuscules non accentuées, des chiffres et des espaces [AZ0-9 ].","condition_type":"S","condition":"MAJ+CHIFFRES+ESPACE"},"6G":{"nom":"Nom","taille_min":1,"taille_max":38,"type":"Alphanumérique","description":"Cette donnée est encodée en utilisant uniquement des lettres majuscules non accentuées [A-Z] et des espaces.","condition_type":"S","condition":"MAJ+ESPACE"},"6H":{"nom":"Civilité","taille_min":1,"taille_max":10,"type":"Alphanumérique","description":"Cette donnée est encodée en utilisant uniquement des lettres majuscules non accentuées [A-Z] et des espaces.","condition_type":"S","condition":"MAJ+ESPACE"},"6I":{"nom":"Pays émetteur","taille_min":2,"taille_max":2,"type":"Alphanumérique","description":"Le pays est encodé en utilisant son code pays au format ISO3166-1 Alpha 2","condition_type":"S","condition":"MAJ"},"6J":{"nom":"Type de document étranger","taille_min":1,"taille_max":1,"type":"Numérique","description":"Trois choix sont possibles : Encodage Signification 1 Attestation de dépôt d'une demande de titre de séjour 2 Attestation de prolongation d'instruction d'une demande de titre de séjour 3 Attestation favorable de décision d'une demande de titre de séjour 4 Attestation de dépôt d’un document de circulation pour étranger mineur 5 Document de circulation pour étranger mineur","condition_type":"S","condition":"SEJOUR"},"6K":{"nom":"Numéro de la demande de document étranger","taille_min":19,"taille_max":19,"type":"Numérique","description":"Cette donnée est encodée en utilisant uniquement des chiffres [0-9].","condition_type":"S","condition":"CHIFFRES"},"6L":{"nom":"Date de dépôt de la demande","taille_min":8,"taille_max":8,"type":"Alphanumérique","description":"Cette date est composée uniquement de 8 chiffres au format JJMMAAAA où JJ représente le jour dans le mois, MM le mois et AAAA l’année. Le jour et le numéro du mois sont encodés sur 2 chiffres préfixés par 0 si nécessaire.","condition_type":"F","condition":"DATE"},"6M":{"nom":"Catégorie du titre","taille_min":0,"taille_max":40,"type":"Alphabétique","description":"Cette donnée est encodée en utilisant uniquement des lettres majuscules non accentuées [A-Z] et des espaces.","condition_type":"S","condition":"MAJ+ESPACE"},"6N":{"nom":"Date de début de validité","taille_min":8,"taille_max":8,"type":"Numérique","description":"Cette date est composée uniquement de 8 chiffres au format JJMMAAAA où JJ représente le jour dans le mois, MM le mois et AAAA l’année. Le jour et le numéro du mois sont encodés sur 2 chiffres préfixés par 0 si nécessaire.","condition_type":"F","condition":"DATE"},"6O":{"nom":"Date de fin de validité","taille_min":8,"taille_max":8,"type":"Numérique","description":"Cette date est composée uniquement de 8 chiffres au format JJMMAAAA où JJ représente le jour dans le mois, MM le mois et AAAA l’année. Le jour et le numéro du mois sont encodés sur 2 chiffres préfixés par 0 si nécessaire.","condition_type":"F","condition":"DATE"},"6P":{"nom":"Autorisation","taille_min":0,"taille_max":40,"type":"Alphabétique","description":"Cette donnée est encodée en utilisant uniquement des lettres majuscules non accentuées [A-Z] et des espaces.","condition_type":"S","condition":"MAJ+ESPACE"},"6Q":{"nom":"Numéro d’étranger","taille_min":0,"taille_max":10,"type":"Alphanumérique","description":"Cette donnée est encodée en utilisant uniquement des lettres majuscules non accentuées [A-Z] et des chiffres [0-9].","condition_type":"S","condition":"MAJ+CHIFFRES"},"6R":{"nom":"Numéro de visa","taille_min":12,"taille_max":12,"type":"Alphanumérique","description":"Cette donnée est encodée en utilisant uniquement des lettres majuscules non accentuées [A-Z] et des chiffres [0-9].","condition_type":"S","condition":"MAJ+CHIFFRES"},"6S":{"nom":"Ligne 2 de l'adresse postale du domicile","taille_min":0,"taille_max":38,"type":"Alphanumérique","description":"Cette donnée est encodée en utilisant uniquement des lettres majuscules non accentuées [A-Z], des chiffres [0-9] et des espaces. Il faut utiliser les méthodes de compression définies en annexe 11 de la norme en cas de dépassement de la donnée","condition_type":"S","condition":"MAJ+CHIFFRES+ESPACE"},"6T":{"nom":"Ligne 3 de l'adresse postale du domicile","taille_min":0,"taille_max":38,"type":"Alphanumérique","description":"Cette donnée est encodée en utilisant uniquement des lettres majuscules non accentuées [A-Z], des chiffres [0-9] et des espaces. Il faut utiliser les méthodes de compression définies en annexe 11 de la norme en cas de dépassement de la donnée","condition_type":"S","condition":"MAJ+CHIFFRES+ESPACE"},"6U":{"nom":"Ligne 4 de l'adresse postale du domicile","taille_min":0,"taille_max":38,"type":"Alphanumérique","description":"Cette donnée est encodée en utilisant uniquement des lettres majuscules non accentuées [A-Z], des chiffres [0-9] et des espaces. Il faut utiliser les méthodes de compression définies en annexe 11 de la norme en cas de dépassement de la donnée","condition_type":"S","condition":"MAJ+CHIFFRES+ESPACE"},"6V":{"nom":"Ligne 5 de l'adresse postale du domicile","taille_min":0,"taille_max":38,"type":"Alphanumérique","description":"Cette donnée est encodée en utilisant uniquement des lettres majuscules non accentuées [A-Z], des chiffres [0-9] et des espaces. Il faut utiliser les méthodes de compression définies en annexe 11 de la norme en cas de dépassement de la donnée","condition_type":"S","condition":"MAJ+CHIFFRES+ESPACE"},"6W":{"nom":"Code postal ou code cedex de l'adresse postale du domicile","taille_min":5,"taille_max":5,"type":"Numérique","description":"Compris dans la ligne 6 de la norme adresse postale. Cette donnée est encodée en utilisant uniquement des chiffres ou des espaces si la donnée n’est pas renseignée (par exemple, dans le cas d’un pays ne disposant pas de code postal).","condition_type":"S","condition":"CHIFFRES+ESPACE"},"6X":{"nom":"Commune de l'adresse postale du domicile","taille_min":0,"taille_max":32,"type":"Alphabétique","description":"Compris dans la ligne 6 de la norme adresse postale. Cette donnée est encodée en utilisant uniquement des lettres majuscules non accentuées [A-Z] et des espaces.","condition_type":"S","condition":"MAJ+ESPACE"},"6Y":{"nom":"Code pays de l'adresse postale du domicile","taille_min":2,"taille_max":2,"type":"Alphabétique","description":"Le pays est encodé en utilisant son code pays au format ISO3166-1 Alpha 2","condition_type":"S","condition":"MAJ"},"6Z":{"nom":"Numéro d'étranger de l'autorisation de travail","taille_min":9,"taille_max":11,"type":"Alphanumérique","description":"Cette donnée est encodée en utilisant des lettres majuscules non accentuées [A-Z] et des chiffres [0-9].","condition_type":"S","condition":"MAJ+CHIFFRES"},"7A":{"nom":"Code postal du domicile du défunt","taille_min":5,"taille_max":5,"type":"Numérique","description":"Cette donnée est encodée en utilisant uniquement des chiffres ou des espaces si la donnée n’est pas renseignée (par exemple, dans le cas d’un pays ne disposant pas de code postal).","condition_type":"S","condition":"CHIFFRES+ESPACE"},"7B":{"nom":"Commune du domicile du défunt","taille_min":0,"taille_max":45,"type":"Alphanumérique","description":"Cette donnée est encodée en utilisant uniquement des lettres majuscules non accentuées [A-Z] et des espaces. Les noms composés sont séparés par un espace.","condition_type":"S","condition":"MAJ+ESPACE"},"7C":{"nom":"Obstacle médico-légal","taille_min":1,"taille_max":1,"type":"Numérique","description":"Cette donnée est représentée par un numérique : 0 = faux et 1 = vrai.","condition_type":"S","condition":"BINAIRE"},"7D":{"nom":"Mise en bière","taille_min":1,"taille_max":1,"type":"Alphanumérique","description":"Cette donnée est représentée par un caractère : O = Pas de mise en bière, S = Mise en bière dans un cercueil simple, H = Mise en bière dans un cercueil hermétique.","condition_type":"S","condition":"BIERE"},"7E":{"nom":"Obstacle aux soins de conservation","taille_min":1,"taille_max":1,"type":"Numérique","description":"Cette donnée est représentée par un numérique : 0 = faux et 1 = vrai","condition_type":"S","condition":"BINAIRE"},"7F":{"nom":"Obstacle aux dons du corps","taille_min":1,"taille_max":1,"type":"Numérique","description":"Cette donnée est représentée par un numérique : 0 = faux et 1 = vrai","condition_type":"S","condition":"BINAIRE"},"7G":{"nom":"Recherche de la cause du décès","taille_min":1,"taille_max":1,"type":"Numérique","description":"Cette donnée est représentée par un numérique : 0 = faux et 1 = vrai","condition_type":"S","condition":"BINAIRE"},"7H":{"nom":"Délai de transport du corps","taille_min":2,"taille_max":2,"type":"Alphanumérique","description":"L’entier correspondant à cette donnée est encodée en hexadécimal préfixé par des 0 si nécessaire. Cette donnée est encodée en utilisant [0-9A-F].","condition_type":"S","condition":"HEXA"},"7I":{"nom":"Prothèse avec pile","taille_min":1,"taille_max":1,"type":"Numérique","description":"Cette donnée est représentée par un numérique : 0 = faux et 1 = vrai","condition_type":"S","condition":"BINAIRE"},"7J":{"nom":"Retrait de la pile de prothèse","taille_min":1,"taille_max":1,"type":"Numérique","description":"Cette donnée est représentée par un numérique : 0 = faux et 1 = vrai","condition_type":"S","condition":"BINAIRE"},"7K":{"nom":"Code NNC","taille_min":13,"taille_max":13,"type":"Alphanumérique","description":"Cette donnée est encodée en utilisant uniquement des lettres majuscules non accentuées [A-Z] et des chiffres [0-9].","condition_type":"S","condition":"MAJ+CHIFFRES"},"7L":{"nom":"Code Finess de l'organisme agréé","taille_min":9,"taille_max":9,"type":"Alphanumérique","description":"Cette donnée est encodée en utilisant uniquement des lettres majuscules non accentuées [A-Z] et des chiffres [0-9].","condition_type":"S","condition":"MAJ+CHIFFRES"},"7M":{"nom":"Identification du médecin","taille_min":0,"taille_max":64,"type":"Alphanumérique","description":"Cette donnée contient soit un nom/prénom de médecin, soit un code d’identification du médecin. Cette donnée est encodée en utilisant uniquement des lettres majuscules non accentuées [A-Z], des chiffres [0-9] et des espaces.","condition_type":"S","condition":"MAJ+CHIFFRES+ESPACE"},"7N":{"nom":"Lieu de validation du certificat de décès","taille_min":0,"taille_max":128,"type":"Alphanumérique","description":"Cette donnée contient la localisation de la signature du certificat de décès dont le format est variable : par exemple une adresse complète, un nom de commune, un nom d’établissement, etc. Cette donnée est encodée en utilisant uniquement des lettres majuscules non accentuées [A-Z], des chiffres [0-9] et des espaces.","condition_type":"S","condition":"MAJ+CHIFFRES+ESPACE"},"7O":{"nom":"Certificat de décès supplémentaire","taille_min":1,"taille_max":1,"type":"Numérique","description":"Cette donnée indique si une copie du certificat de décès a été fournie. Cette donnée est représentée par un numérique : 0 = faux et 1 = vrai.","condition_type":"S","condition":"BINAIRE"},"A0":{"nom":"Pays ayant émis l’immatriculation du véhicule.","taille_min":2,"taille_max":2,"type":"Alphanumérique","description":"Le pays est encodé en utilisant son code pays au format ISO3166-1 Alpha 2","condition_type":"S","condition":"MAJ"},"A1":{"nom":"Immatriculation du véhicule","taille_min":0,"taille_max":17,"type":"Alphanumérique","description":"Cette donnée correspond au champ A du certificat d’immatriculation. Cette donnée est encodée en utilisant uniquement des lettres majuscules non accentuées [A-Z], des chiffres [0-9], des espaces ou des tirets ‘-‘.","condition_type":"S","condition":"MAJ+CHIFFRES+ESPACE+TIRET"},"A2":{"nom":"Marque du véhicule.","taille_min":0,"taille_max":17,"type":"Alphanumérique","description":"Cette donnée correspond au champ D.1 du certificat d’immatriculation. Cette donnée est encodée en utilisant uniquement des lettres majuscules non accentuées [A-Z], des chiffres [0-9] ou des espaces.","condition_type":"S","condition":"MAJ+CHIFFRES+ESPACE"},"A3":{"nom":"Nom commercial du véhicule.","taille_min":0,"taille_max":17,"type":"Alphanumérique","description":"Cette donnée correspond au champ D.1 du certificat d’immatriculation. Cette donnée est encodée en utilisant uniquement des lettres majuscules non accentuées [A-Z], des chiffres [0-9] ou des espaces.","condition_type":"S","condition":"MAJ+CHIFFRES+ESPACE"},"A4":{"nom":"Numéro de série du véhicule (VIN).","taille_min":17,"taille_max":17,"type":"Alphanumérique","description":"Cette donnée correspond au champ E du certificat d’immatriculation. Cette donnée est encodée en utilisant uniquement des lettres majuscules non accentuées [A-Z] et des chiffres [0-9]. Des espaces peuvent être utilisés pour suffixer les numéros de série ayant une taille inférieure à la taille du champ.","condition_type":"S","condition":"MAJ+CHIFFRES+ESPACE"},"A5":{"nom":"Catégorie du véhicule.","taille_min":3,"taille_max":3,"type":"Alphanumérique","description":"Cette donnée est extraite du champ J du certificat d’immatriculation. Cette donnée est encodée en utilisant uniquement des lettres majuscules non accentuées [A-Z], des chiffres [0-9] et des espaces.","condition_type":"S","condition":"MAJ+CHIFFRES+ESPACE"},"A6":{"nom":"Carburant.","taille_min":2,"taille_max":2,"type":"Alphanumérique","description":"Cette donnée est extraite du champ P.3 du certificat d’immatriculation. Cette donnée est encodée en utilisant uniquement des lettres majuscules non accentuées [A-Z] et des chiffres [0-9].","condition_type":"S","condition":"MAJ+CHIFFRES"},"A7":{"nom":"Taux d’émission de CO2 du véhicule (en g/km).","taille_min":3,"taille_max":3,"type":"Alphanumérique","description":"Cette donnée correspond au champ V.7 du certificat d’immatriculation. L’entier correspondant à cette donnée est encodée en hexadécimal préfixé par des 0 si nécessaire. Cette donnée est encodée en utilisant [0-9A-F].","condition_type":"S","condition":"HEXA"},"A8":{"nom":"Indication de la classe environnementale de réception CE.","taille_min":0,"taille_max":12,"type":"Alphanumérique","description":"Cette donnée est extraite du champ V.9 du certificat d’immatriculation. Cette donnée est encodée en utilisant uniquement des lettres majuscules non accentuées [A-Z], des chiffres [0-9], des espaces et des barres obliques ‘/’.","condition_type":"S","condition":"MAJ+CHIFFRES+ESPACE+SLASH"},"A9":{"nom":"Classe d’émission polluante.","taille_min":3,"taille_max":3,"type":"Alphanumérique","description":"Le champ classe d’émission polluante contient un agrégat de 3 valeurs chacune encodée sur un caractère alphanumérique majuscules sans accents dans l’ordre suivant : Le premier caractère indique la version de la spécification concernant la classe d’émission polluante. Actuellement, deux versions sont définies et autorisées : la version initiale à 0 et la version 1 (pouvant être utilisé dans le certificat de qualité de l’air v2). Le second caractère indique la classe du véhicule lui-même Le troisième caractère indique le motif de sur-classement du véhicule. Pour la version initiale, les valeurs possibles pour la classe du véhicule (du moins polluant au plus polluant) sont les suivantes : Encodage Signification E Véhicule électrique 1 Classe 1 2 Classe 2 3 Classe 3 4 Classe 4 5 Classe 5 6 Classe 6 La version initiale ne définit aucun motif de sur-classement du véhicule, donc la seule valeur autorisée est 0 indiquant l’absence de motif. Dans le cadre de la version 1, seule la valeur autorisée est 0 également, mais le motif de sur-classement doit être précisé dans un champ supplémentaire dont l’ID est AM.","condition_type":"F","condition":"CLASSE_VEHICULE"},"AA":{"nom":"Date de première immatriculation du véhicule.","taille_min":8,"taille_max":8,"type":"Numérique","description":"Cette donnée correspond au champ B du certificat d’immatriculation. Cette date est composée uniquement de 8 chiffres au format JJMMAAAA où JJ représente le jour dans le mois, MM le mois et AAAA l’année. Le jour et le numéro du mois sont encodés sur 2 chiffres préfixés par 0 si nécessaire.","condition_type":"F","condition":"DATE"},"AB":{"nom":"Type de lettre","taille_min":0,"taille_max":8,"type":"Alphanumérique","description":"Caractères autorisés (A-Z0-9)","condition_type":"S","condition":"MAJ+CHIFFRES"},"AC":{"nom":"N° Dossier","taille_min":0,"taille_max":19,"type":"Alphanumérique","description":"Caractères autorisés (A-Z0-9)","condition_type":"S","condition":"MAJ+CHIFFRES"},"AD":{"nom":"Date Infraction","taille_min":4,"taille_max":4,"type":"Alphanumérique","description":"Date de l’infraction (nombre de jours après le 01/01/2000 encodée en hexadécimal).","condition_type":"S","condition":"HEXA"},"AE":{"nom":"Heure de l’infraction","taille_min":4,"taille_max":4,"type":"Numérique","description":"Heure au format HHmm éventuellement préfixé par des 0.","condition_type":"F","condition":"HEURE"},"AF":{"nom":"Nombre de points retirés lors de l’infraction","taille_min":1,"taille_max":1,"type":"Alphanumérique","description":"Valeur entre 0 à 35 points. Encodée en base 36 (0-9A-Z)","condition_type":"S","condition":"MAJ+CHIFFRES"},"AG":{"nom":"Solde de points","taille_min":1,"taille_max":1,"type":"Alphanumérique","description":"Valeur entre 0 à 35 points. Encodée en base 36 (0-9A-Z)","condition_type":"S","condition":"MAJ+CHIFFRES"},"AH":{"nom":"Numéro de la carte","taille_min":0,"taille_max":30,"type":"Alphanumérique","description":"Cette donnée est encodée en utilisant uniquement des lettres majuscules non accentuées [A-Z] et des chiffres [0-9].","condition_type":"S","condition":"MAJ+CHIFFRES"},"AI":{"nom":"Date d’expiration initiale","taille_min":8,"taille_max":8,"type":"Numérique","description":"Cette date est composée uniquement de 8 chiffres au format JJMMAAAA où JJ représente le jour dans le mois, MM le mois et AAAA l’année. Le jour et le numéro du mois sont encodés sur 2 chiffres préfixés par 0 si nécessaire.","condition_type":"F","condition":"DATE"},"AJ":{"nom":"Numéro EVTC","taille_min":13,"taille_max":13,"type":"Alphanumérique","description":"Cette donnée est encodée en utilisant uniquement des lettres majuscules non accentuées [A-Z] et des chiffres [0-9].","condition_type":"S","condition":"MAJ+CHIFFRES"},"AK":{"nom":"K Numéro de macaron","taille_min":7,"taille_max":7,"type":"Numérique","description":"Cette donnée est encodée en utilisant uniquement des chiffres [0-9]. La valeur numérique est préfixée par des 0 si nécessaire.","condition_type":"S","condition":"CHIFFRES"},"AL":{"nom":"Numéro de la carte","taille_min":11,"taille_max":11,"type":"Alphanumérique","description":"Cette donnée est encodée en utilisant uniquement des lettres majuscules non accentuées [A-Z] et des chiffres [0-9].","condition_type":"S","condition":"MAJ+CHIFFRES"},"AM":{"nom":"Motif de sur-classement","taille_min":0,"taille_max":5,"type":"Alphanumérique","description":"Cette donnée est encodée en utilisant uniquement des lettres majuscules non accentuées [A-Z], des chiffres [0-9] et des espaces. Lorsque ce champ est présent mais vide, cela signifie qu’il n’y a aucun motif de sur-classement.","condition_type":"S","condition":"MAJ+CHIFFRES+ESPACE"},"AN":{"nom":"Kilométrage","taille_min":8,"taille_max":8,"type":"Numérique","description":"Cette donnée est encodée en utilisant uniquement des chiffres [0-9]. La valeur numérique est préfixée par des 0 si nécessaire.","condition_type":"S","condition":"CHIFFRES"},"AO":{"nom":"Numéro d’identification","taille_min":6,"taille_max":6,"type":"Numérique","description":"L’entier correspondant à cette donnée est encodée en décimal préfixé par des 0 si nécessaire. Cette donnée est encodée en utilisant [0-9].","condition_type":"S","condition":"CHIFFRES"},"AP":{"nom":"Type d’engin","taille_min":0,"taille_max":60,"type":"Alphabétique","description":"Cette donnée est encodée en utilisant uniquement des lettres majuscules non accentuées [A-Z] et des espaces.","condition_type":"S","condition":"MAJ+ESPACE"},"AQ":{"nom":"Numéro de série","taille_min":0,"taille_max":25,"type":"Alphanumérique","description":"Cette donnée est encodée en utilisant des lettres majuscules non accentuées [A-Z] et des chiffres [0-9].","condition_type":"S","condition":"MAJ+CHIFFRES"},"AR":{"nom":"Modèle","taille_min":0,"taille_max":35,"type":"Alphabétique","description":"Cette donnée est encodée en utilisant des lettres majuscules non accentuées [A-Z], des chiffres [0-9] et des espaces.","condition_type":"S","condition":"MAJ+CHIFFRES+ESPACE"},"AS":{"nom":"Couleur dominante","taille_min":0,"taille_max":10,"type":"Alphabétique","description":"Cette donnée est encodée en utilisant uniquement des lettres majuscules non accentuées [A-Z] et des espaces.","condition_type":"S","condition":"MAJ+ESPACE"},"AT":{"nom":"Type de propriétaire","taille_min":1,"taille_max":1,"type":"Numérique","description":"Deux choix sont possibles : • 1 = Personne physique • 2 = Personne morale","condition_type":"S","condition":"PROPRIETAIRE"},"AU":{"nom":"Ligne 2 de l'adresse postale du propriétaire","taille_min":0,"taille_max":38,"type":"Alphanumérique","description":"Cette donnée est encodée en utilisant uniquement des lettres majuscules non accentuées [A-Z], des chiffres [0-9] et des espaces. Il faut utiliser les méthodes de compression définies en annexe 11 de la norme en cas de dépassement de la donnée","condition_type":"S","condition":"MAJ+CHIFFRES+ESPACE"},"AV":{"nom":"Ligne 3 de l'adresse postale du propriétaire","taille_min":0,"taille_max":38,"type":"Alphanumérique","description":"Cette donnée est encodée en utilisant uniquement des lettres majuscules non accentuées [A-Z], des chiffres [0-9] et des espaces. Il faut utiliser les méthodes de compression définies en annexe 11 de la norme en cas de dépassement de la donnée.","condition_type":"S","condition":"MAJ+CHIFFRES+ESPACE"},"AW":{"nom":"Ligne 4 de l'adresse postale du propriétaire","taille_min":0,"taille_max":38,"type":"Alphanumérique","description":"Numéro dans la voie + type et nom de la voie. Cette donnée est encodée en utilisant uniquement des lettres majuscules non accentuées [A-Z], des chiffres [0-9] et des espaces. Il faut utiliser les méthodes de compression définies en annexe 11 de la norme en cas de dépassement de la donnée.","condition_type":"S","condition":"MAJ+CHIFFRES+ESPACE"},"AX":{"nom":"Ligne 5 de l'adresse postale du propriétaire","taille_min":0,"taille_max":38,"type":"Alphanumérique","description":"Mention de distribution (BP) suivie du libellé de la localité de destination dans le cas où celle-ci serait différente du libellé cedex lieu-dit ou hameau. Cette donnée est encodée en utilisant uniquement des lettres majuscules non accentuées [A-Z], des chiffres [0-9] et des espaces. Il faut utiliser les méthodes de compression définies en annexe 11 de la norme en cas de dépassement de la donnée.","condition_type":"S","condition":"MAJ+CHIFFRES"},"AY":{"nom":"Code postal ou code cedex de l'adresse postale du propriétaire","taille_min":5,"taille_max":5,"type":"Numérique","description":"Compris dans la ligne 6 de la norme adresse postale. Cette donnée est encodée en utilisant uniquement des chiffres ou des espaces si la donnée n’est pas renseignée (par exemple, dans le cas d’un pays ne disposant pas de code postal).","condition_type":"S","condition":"CHIFFRES+ESPACE"},"AZ":{"nom":"Commune de l'adresse postale du propriétaire","taille_min":0,"taille_max":32,"type":"Alphabétique","description":"Compris dans la ligne 6 de la norme adresse postale. Cette donnée est encodée en utilisant uniquement des lettres majuscules non accentuées [A-Z] et des espaces.","condition_type":"S","condition":"MAJ+ESPACE"},"B0":{"nom":"Liste des prénoms","taille_min":0,"taille_max":60,"type":"Alphanumérique","description":"Les prénoms composés sont séparés par un espace. Les différents prénoms sont séparés par '/'. Cette donnée est encodée en utilisant uniquement des lettres majuscules non accentuées [A-Z], des espaces et des '/' s'il y a plusieurs prénoms (au maximum 6).","condition_type":"S","condition":"MAJ+ESPACE+SLASH"},"B1":{"nom":"Prénom","taille_min":0,"taille_max":20,"type":"Alphanumérique","description":"Ce champ correspond au premier prénom de l'état civil ou au prénom d'usage. Les prénoms composés sont séparés par un espace. Cette donnée est encodée en utilisant uniquement des lettres majuscules non accentuées [A-Z] et des espaces.","condition_type":"S","condition":"MAJ+ESPACE"},"B2":{"nom":"Nom patronymique","taille_min":0,"taille_max":38,"type":"Alphanumérique","description":"Cette donnée est encodée en utilisant uniquement des lettres majuscules non accentuées [A-Z] et des espaces. Les noms composés sont séparés par un espace.","condition_type":"S","condition":"MAJ+ESPACE"},"B3":{"nom":"Nom d'usage","taille_min":0,"taille_max":38,"type":"Alphanumérique","description":"Cette donnée est encodée en utilisant uniquement des lettres majuscules non accentuées [A-Z] et des espaces. Les noms composés sont séparés par un espace.","condition_type":"S","condition":"MAJ+ESPACE"},"B4":{"nom":"Nom d'épouse/époux","taille_min":0,"taille_max":38,"type":"Alphanumérique","description":"Cette donnée est encodée en utilisant uniquement des lettres majuscules non accentuées [A-Z] et des espaces. Les noms composés sont séparés par un espace.","condition_type":"S","condition":"MAJ+ESPACE"},"B5":{"nom":"Nationalité","taille_min":0,"taille_max":2,"type":"Alphanumérique","description":"Le pays est encodé en utilisant son code pays au format ISO3166-1 Alpha 2","condition_type":"S","condition":"MAJ"},"B6":{"nom":"Genre","taille_min":1,"taille_max":1,"type":"Alphanumérique","description":"Genre masculin (M) ou féminin (F) ou autre (X).","condition_type":"S","condition":"GENRE+GENRE_AUTRE"},"B7":{"nom":"Date de naissance","taille_min":8,"taille_max":8,"type":"Numérique","description":"Cette date est composée uniquement de 8 chiffres au format JJMMAAAA où JJ représente le jour dans le mois, MM le mois et AAAA l'année. Le jour et le numéro du mois sont encodés sur 2 chiffres préfixés par 0 si nécessaire. Lorsque le jour ou le jour et le mois ne sont pas connus, leurs valeurs sont remplacées par 00.","condition_type":"F","condition":"DATE"},"B8":{"nom":"Lieu de naissance","taille_min":0,"taille_max":32,"type":"Alphanumérique","description":"Cette donnée est encodée en utilisant uniquement des lettres majuscules non accentuées [A-Z], des chiffres [0-9] et des espaces.","condition_type":"S","condition":"MAJ+CHIFFRES+ESPACE"},"B9":{"nom":"Pays de naissance","taille_min":2,"taille_max":2,"type":"Alphanumérique","description":"Le pays est encodé en utilisant son code pays au format ISO3166-1 Alpha 2","condition_type":"S","condition":"MAJ"},"BA":{"nom":"Mention obtenue","taille_min":1,"taille_max":1,"type":"Numérique","description":"0 aucune 1 Passable 2 Assez Bien 3 Bien 4 Très Bien 5 Très Honorable 6 Félicitations du jury","condition_type":"S","condition":"MENTIONS"},"BB":{"nom":"Numéro ou code d'identification de l'étudiant","taille_min":0,"taille_max":50,"type":"Alphanumérique","description":"Correspond en France au numéro INE, ou à défaut d'un numéro interne à l'établissement mentionné sur le diplôme. Cette donnée est encodée en utilisant uniquement des lettres majuscules non accentuées [A-Z], des chiffres [0-9] et des espaces.","condition_type":"S","condition":"MAJ+CHIFFRES+ESPACE"},"BC":{"nom":"Numéro du diplôme","taille_min":0,"taille_max":20,"type":"Alphanumérique","description":"Cette donnée est encodée en utilisant uniquement des lettres majuscules non accentuées [A-Z], des chiffres [0-9] et des espaces.","condition_type":"S","condition":"MAJ+CHIFFRES+ESPACE"},"BD":{"nom":"Niveau du diplôme selon la classification CEC","taille_min":1,"taille_max":1,"type":"Numérique","description":"Entre autres: Bac=4, BTS/DUT=5, Licence=6, Master=7, Doctorat=8","condition_type":"S","condition":"DIPLOME"},"BE":{"nom":"Crédits ECTS obtenus","taille_min":3,"taille_max":3,"type":"Numérique","description":"Entier positif.","condition_type":"S","condition":"CHIFFRES"},"BF":{"nom":"Année universitaire","taille_min":3,"taille_max":3,"type":"Numérique","description":"Pour l’année 2015-2016, l’année 2016 est encodée dans le champ au format hexadécimal. Les caractères encodés autorisés sont donc les chiffres [0-9] et les lettres [A-F].","condition_type":"S","condition":"HEXA"},"BG":{"nom":"Type de diplôme","taille_min":2,"taille_max":2,"type":"Alphanumérique","description":"Type de diplôme :\nBR = Brevet des Collèges\nCA = Certificat d'Aptitude Professionnelle (CAP)\nBE = Brevet d'Etudes Professionnelles (BEP)\nBA = Baccalauréat Général\nBP = Baccalauréat Professionnel\nBS = Baccalauréat Technologique\nBT = Brevet Technicien Supérieur (BTS)\nDU = Diplôme Universitaire de Technologie (DUT)\nLC = Licence\nLP = Licence Professionnelle\nDE = Diplôme Européen d'Etudes Supérieures (DEES)\nMA = Master\nMB = Maîtrise en Administration des Affaires (MBA)\nIN = Diplôme d'Ingénieur\nDR = Doctorat","condition_type":"F","condition":"DIPLOME_TYPE"},"BH":{"nom":"Domaine","taille_min":0,"taille_max":30,"type":"Alphanumérique","description":"Cette donnée est encodée en utilisant uniquement des lettres majuscules non accentuées [A-Z], des chiffres [0-9] et des espaces.","condition_type":"S","condition":"MAJ+CHIFFRES+ESPACE"},"BI":{"nom":"Mention","taille_min":0,"taille_max":30,"type":"Alphanumérique","description":"Cette donnée est encodée en utilisant uniquement des lettres majuscules non accentuées [A-Z], des chiffres [0-9] et des espaces.","condition_type":"S","condition":"MAJ+CHIFFRES+ESPACE"},"BJ":{"nom":"Spécialité","taille_min":0,"taille_max":30,"type":"Alphanumérique","description":"Cette donnée est encodée en utilisant uniquement des lettres majuscules non accentuées [A-Z], des chiffres [0-9] et des espaces.","condition_type":"S","condition":"MAJ+CHIFFRES+ESPACE"},"BK":{"nom":"Numéro de l'Attestation de versement de la CVE","taille_min":0,"taille_max":30,"type":"Alphanumérique","description":"Cette donnée est encodée en utilisant uniquement des lettres majuscules non accentuées [A-Z], des chiffres [0-9] et des tirets [-].","condition_type":"S","condition":"MAJ+CHIFFRES+TIRET"},"C0":{"nom":"Genre du vendeur","taille_min":1,"taille_max":1,"type":"Alphanumérique","description":"Genre masculin (M) ou féminin (F).","condition_type":"S","condition":"GENRE"},"C1":{"nom":"Nom patronymique du vendeur","taille_min":0,"taille_max":38,"type":"Alphanumérique","description":"Cette donnée est encodée en utilisant uniquement des lettres majuscules non accentuées [A-Z] et des espaces. Les noms composés sont séparés par un espace.","condition_type":"S","condition":"MAJ+ESPACE"},"C2":{"nom":"Prénom du vendeur","taille_min":0,"taille_max":20,"type":"Alphanumérique","description":"Cette donnée est encodée en utilisant uniquement des lettres majuscules non accentuées [A-Z] et des espaces. Les prénoms composés sont séparés par un espace.","condition_type":"S","condition":"MAJ+ESPACE"},"C3":{"nom":"Date et heure de la cession","taille_min":12,"taille_max":12,"type":"Numérique","description":"Cette date est composée uniquement de 12 chiffres au format JJMMAAAAHHmm où JJ représente le jour dans le mois, MM le mois, AAAA l’année, HH l’heure et mm les minutes. Le jour, le numéro du mois, l’heure et les minutes sont encodés sur 2 chiffres préfixés par 0 si nécessaire.","condition_type":"F","condition":"DATEHEURE"},"C4":{"nom":"Date de la signature du vendeur","taille_min":8,"taille_max":8,"type":"Numérique","description":"Cette date est composée uniquement de 8 chiffres au format JJMMAAAA où JJ représente le jour dans le mois, MM le mois et AAAA l’année. Le jour et le numéro du mois sont encodés sur 2 chiffres préfixés par 0 si nécessaire. Lorsque le jour ou le jour et le mois ne sont pas connus, leurs valeurs sont remplacées par 00.","condition_type":"F","condition":"DATE_INCONNUE"},"C5":{"nom":"Genre de l’acheteur","taille_min":1,"taille_max":1,"type":"Alphanumérique","description":"Genre masculin (M) ou féminin (F).","condition_type":"S","condition":"GENRE"},"C6":{"nom":"Nom patronymique de l’acheteur","taille_min":0,"taille_max":38,"type":"Alphanumérique","description":"Cette donnée est encodée en utilisant uniquement des lettres majuscules non accentuées [A-Z] et des espaces. Les noms composés sont séparés par un espace.","condition_type":"S","condition":"MAJ+ESPACE"},"C7":{"nom":"Prénom de l’acheteur","taille_min":0,"taille_max":20,"type":"Alphanumérique","description":"Cette donnée est encodée en utilisant uniquement des lettres majuscules non accentuées [A-Z] et des espaces. Les prénoms composés sont séparés par un espace.","condition_type":"S","condition":"MAJ+ESPACE"},"C8":{"nom":"Ligne 4 de la norme adresse postale du domicile de l’acheteur","taille_min":0,"taille_max":38,"type":"Alphanumérique","description":"Numéro dans la voie + type et nom de la voie. Cette donnée est encodée en utilisant uniquement des lettres majuscules non accentuées [A-Z], des chiffres [0-9] et des espaces. Il faut utiliser les méthodes de compression définies en section 10.9 du document en cas de dépassement de la donnée.","condition_type":"S","condition":"MAJ+CHIFFRES+ESPACE"},"C9":{"nom":"Code postal ou code cedex du domicile de l’acheteur","taille_min":5,"taille_max":5,"type":"Numérique","description":"Compris dans la ligne 6 de la norme adresse postale. Cette donnée est encodée en utilisant uniquement des chiffres ou des espaces si la donnée n’est pas renseignée (par exemple, dans le cas d’un pays ne disposant pas de code postal).","condition_type":"S","condition":"CHIFFRES+ESPACE"},"CA":{"nom":"Commune du domicile de l’acheteur","taille_min":0,"taille_max":45,"type":"Alphanumérique","description":"Cette donnée est encodée en utilisant uniquement des lettres majuscules non accentuées [A-Z] et des espaces. Les noms composés sont séparés par un espace.","condition_type":"S","condition":"MAJ+ESPACE"},"CB":{"nom":"N° d’enregistrement","taille_min":10,"taille_max":10,"type":"Numérique","description":"Cette donnée est encodée en utilisant uniquement des chiffres [0-9]. La valeur numérique est préfixée par des 0 si nécessaire.","condition_type":"S","condition":"CHIFFRES"},"CC":{"nom":"Date et heure d'enregistrement dans le SIV","taille_min":12,"taille_max":12,"type":"Numérique","description":"Cette date est composée uniquement de 12 chiffres au format JJMMAAAAHHmm où JJ représente le jour dans le mois, MM le mois, AAAA l’année, HH l’heure et mm les minutes. Le jour, le numéro du mois, l’heure et les minutes sont encodés sur 2 chiffres préfixés par 0 si nécessaire.","condition_type":"F","condition":"DATEHEURE"},"D0":{"nom":"Référence RTC","taille_min":17,"taille_max":17,"type":"Alphanumérique","description":"Référence unique du document RTC (Renseignement Tarifaire Contraignant)\r\nCette donnée est encodée en utilisant uniquement des lettres majuscules non accentuées [A-Z], des chiffres [0-9] et le caractère '-' pour séparer les sous-champs. Le format de ce champ est : XX-XXX-XXXX-XXXXX\r\nEx : FR-BTI-2020-XXXXX","condition_type":"S","condition":"MAJ+CHIFFRES+TIRET"},"D1":{"nom":"Nom du titulaire","taille_min":0,"taille_max":50,"type":"Alphanumérique","description":"Cette donnée est encodée en utilisant uniquement des lettres majuscules non accentuées [A-Z], des espaces (‘ ’), des tirets (' - '), des apostrophes (' ' ') et des points (‘.’).","condition_type":"S","condition":"MAJ+TIRET+POINT+ESPACE+APOSTROPHE"},"D2":{"nom":"EORI","taille_min":0,"taille_max":20,"type":"Alphanumérique","description":"L’EORI (Economic Operator Registration and Identification) est encodé en utilisant uniquement des lettres majuscules non accentuées [A-Z] et des chiffres [0-9].\nLe format exact est : Code Pays sur 2 car + n car numériques\nLe code pays respecte la norme ISO 3166-1 Alpha 2\nNB : un opérateur étranger pouvant déposer une demande de RTC en France, il incombe d'élargir la taille du EORI (fixé à 17 car en France)","condition_type":"S","condition":"MAJ+CHIFFRES"},"D3":{"nom":"Date de début de validité","taille_min":8,"taille_max":8,"type":"Numérique","description":"Date de début de validité du document.\r\nCette date est composée uniquement de 8 chiffres au format AAAAMMMJJ où AAAA représente l’année, MM le mois et JJ le jour. Le numéro de mois et le jour sont encodés sur 2 chiffres préfixés par 0 si nécessaire.","condition_type":"F","condition":"AAAAMMJJ"},"D4":{"nom":"Date de fin de validité","taille_min":8,"taille_max":8,"type":"Numérique","description":"Date de début de validité du document.\r\nCette date est composée uniquement de 8 chiffres au format AAAAMMMJJ où AAAA représente l’année, MM le mois et JJ le jour. Le numéro de mois et le jour sont encodés sur 2 chiffres préfixés par 0 si nécessaire.","condition_type":"F","condition":"AAAAMMJJ"},"D5":{"nom":"Code marchandise","taille_min":8,"taille_max":10,"type":"Alphanumérique","description":"Code de la marchandise importée.\r\nCette donnée est encodée en utilisant uniquement des lettres majuscules non accentuées [A-Z] et des chiffres [0-9]","condition_type":"S","condition":"MAJ+CHIFFRES"},"D6":{"nom":"Numéro de décision","taille_min":8,"taille_max":8,"type":"Numérique","description":"Numéro de décision attribuée par la DGDDI\r\nCette donnée de 8 caractères est encodée en utilisant uniquement des chiffres [0-9]","condition_type":"S","condition":"CHIFFRES"},"D7":{"nom":"Date de décision","taille_min":8,"taille_max":8,"type":"Numérique","description":"Date de décision de la DGDDI.\r\nCette date est composée uniquement de 8 chiffres au format JJMMAAAA où JJ représente le jour, MM le mois et AAAA représente l’année. Le numéro de jour et de mois sont encodés sur 2 chiffres préfixés par 0 si nécessaire.","condition_type":"F","condition":"DATE"},"D8":{"nom":"Durée de validité","taille_min":2,"taille_max":2,"type":"Numérique","description":"Durée de validité du document. Cette durée est exprimée en nombre de mois.\r\nCette donnée de 2 caractères (préfixés par 0 si nécessaire) est encodée en utilisant uniquement des chiffres [0-9]","condition_type":"S","condition":"CHIFFRES"},"D9":{"nom":"Date de fin de validité de la licence","taille_min":8,"taille_max":8,"type":"Numérique","description":"Date de décision de la DGDDI.\r\nCette date est composée uniquement de 8 chiffres au format JJMMAAAA où JJ représente le jour, MM le mois et AAAA représente l’année. Le numéro de jour et de mois sont encodés sur 2 chiffres préfixés par 0 si nécessaire.","condition_type":"F","condition":"DATE"},"DA":{"nom":"Numéro de licence","taille_min":8,"taille_max":8,"type":"Numérique","description":"Numéro de la licence émise par la DGDDI\r\nCette donnée de 8 caractères est encodée en utilisant uniquement des chiffres [0-9]","condition_type":"S","condition":"CHIFFRES"},"DB":{"nom":"Nom de l’expéditeur","taille_min":0,"taille_max":50,"type":"Alphanumérique","description":"Nom de l’expéditeur des armes/munitions\r\nCette donnée est encodée en utilisant uniquement des lettres majuscules non accentués [A-Z] et des espaces (‘ ‘)","condition_type":"S","condition":"MAJ+ESPACE"},"DC":{"nom":"Prénom de l’expéditeur","taille_min":0,"taille_max":50,"type":"Alphanumérique","description":"Prénom de l’expéditeur des armes/munitions\r\nCette donnée est encodée en utilisant uniquement des lettres majuscules non accentués [A-Z] et des espaces (‘ ‘)","condition_type":"S","condition":"MAJ+ESPACE"},"DD":{"nom":"Date de naissance de l’expéditeur","taille_min":8,"taille_max":8,"type":"Numérique","description":"Date de naissance de l’expéditeur.\r\nCette date est composée uniquement de 8 chiffres au format JJMMAAAA où JJ représente le jour, MM le mois et AAAA représente l’année. Le numéro de jour et de mois sont encodés sur 2 chiffres préfixés par 0 si nécessaire.","condition_type":"F","condition":"DATE"},"DE":{"nom":"Raison sociale de l’expéditeur","taille_min":0,"taille_max":50,"type":"Alphanumérique","description":"Raison sociale de la société expéditrice des armes/munitions\r\nCette donnée est encodée en utilisant des lettres majuscules non accentués [A-Z] et des chiffres [0-9] et des espaces (‘ ’)","condition_type":"S","condition":"MAJ+CHIFFRES+ESPACE"},"DF":{"nom":"SIREN de l’expéditeur","taille_min":9,"taille_max":9,"type":"Numérique","description":"SIREN de la société expéditrice des armes/munitions\r\nCette donnée de 9 caractères est encodée en utilisant uniquement des chiffres [0-9]","condition_type":"S","condition":"CHIFFRES"},"DG":{"nom":"SIRET de l’expéditeur","taille_min":14,"taille_max":14,"type":"Numérique","description":"SIRET de la société expéditrice des armes/munitions\r\nCette donnée de 14 caractères est encodée en utilisant uniquement des chiffres [0-9]","condition_type":"S","condition":"CHIFFRES"},"DH":{"nom":"EORI de l’expéditeur","taille_min":0,"taille_max":20,"type":"Alphanumérique","description":"L’EORI (Economic Operator Registration and Identification) de la société expéditrice est encodé en utilisant uniquement des lettres majuscules non accentuées [A-Z] et des chiffres [0-9]\r\nLe format exact est : Code Pays sur 2 car + Identifiant unique de la société expéditrice dans ce pays (chaîne de caractères de longueur variable suivant le pays)\r\nLe code pays respecte la norme ISO 3166-1 Alpha 2","condition_type":"S","condition":"MAJ+CHIFFRES"},"DI":{"nom":"TIN de l’expéditeur","taille_min":4,"taille_max":30,"type":"Alphanumérique","description":"Le TIN (Tax Identification Number ou numéro d’identification fiscale européen) de la société expéditrice est encodé en utilisant uniquement des lettres majuscules non accentuées [A-Z] et des chiffres [0-9].","condition_type":"S","condition":"MAJ+CHIFFRES"},"DJ":{"nom":"Nom de l’exportateur","taille_min":0,"taille_max":50,"type":"Alphanumérique","description":"Nom de l’exportateur des armes\r\nCette donnée est encodée en utilisant uniquement des lettres majuscules non accentués [A-Z] et des espaces (‘ ’)","condition_type":"S","condition":"MAJ+ESPACE"},"DK ":{"nom":"Prénom de l’exportateur","taille_min":0,"taille_max":50,"type":"Alphanumérique","description":"Prénom de l’exportateur des armes\r\nCette donnée est encodée en utilisant uniquement des lettres majuscules non accentués [A-Z] et des espaces (‘ ’)","condition_type":"S","condition":"MAJ+ESPACE"},"DL":{"nom":"Date de naissance de l’exportateur","taille_min":8,"taille_max":8,"type":"Numérique","description":"Date de naissance de l’expéditeur.\r\nCette date est composée uniquement de 8 chiffres au format JJMMAAAA où JJ représente le jour, MM le mois et AAAA représente l’année. Le numéro de jour et de mois sont encodés sur 2 chiffres préfixés par 0 si nécessaire.","condition_type":"F","condition":"DATE"},"DM":{"nom":"Raison sociale de l’exportateur","taille_min":0,"taille_max":50,"type":"Alphanumérique","description":"Raison sociale de la société exportatrice des armes\r\nCette donnée est encodée en utilisant des lettres majuscules non accentués [A-Z] et des chiffres [0-9] et des espaces (‘ ’)","condition_type":"S","condition":"MAJ+CHIFFRES+ESPACE"},"DN":{"nom":"SIREN de l’exportateur","taille_min":9,"taille_max":9,"type":"Numérique","description":"SIREN de la société exportatrice des armes\r\nCette donnée de 9 caractères est encodée en utilisant uniquement des chiffres [0-9]","condition_type":"S","condition":"CHIFFRES"},"DO":{"nom":"SIRET de l’exportateur","taille_min":14,"taille_max":14,"type":"Numérique","description":"SIRET de la société exportatrice des armes/munitions\r\nCette donnée de 14 caractères est encodée en utilisant uniquement des chiffres [0-9]","condition_type":"S","condition":"CHIFFRES"},"DP":{"nom":"EORI de l’exportateur","taille_min":0,"taille_max":20,"type":"Alphanumérique","description":"L’EORI (Economic Operator Registration and Identification) de la société exportatrice est encodé en utilisant uniquement des lettres majuscules non accentuées [A-Z] etdes chiffres [0-9] .\r\nLe format exact est : Code Pays sur 2 car + Identifiant unique de la société exportatrice dans ce pays (chaîne de caractères de longueur variable suivant le pays).\r\nLe code pays respecte la norme ISO 3166-1 Alpha 2","condition_type":"S","condition":"MAJ+CHIFFRES"},"DQ":{"nom":"Nom du destinataire","taille_min":0,"taille_max":50,"type":"Alphanumérique","description":"Nom du destinataire des armes\r\nCette donnée est encodée en utilisant uniquement des lettres majuscules non accentués [A-Z] et des espaces (‘ ’)","condition_type":"S","condition":"MAJ+ESPACE"},"DR":{"nom":"Prénom du destinataire","taille_min":0,"taille_max":50,"type":"Alphanumérique","description":"Prénom du destinataire des armes\r\nCette donnée est encodée en utilisant uniquement des lettres majuscules non accentués [A-Z] et des espaces (‘ ’)","condition_type":"S","condition":"MAJ+ESPACE"},"DS":{"nom":"Date de naissance du destinataire","taille_min":8,"taille_max":8,"type":"Numérique","description":"Date de naissance du destinataire\r\nCette date est composée uniquement de 8 chiffres au format JJMMAAAA où JJ représente le jour, MM le mois et AAAA représente l’année. Le numéro de jour et de mois sont encodés sur 2 chiffres préfixés par 0 si nécessaire.","condition_type":"F","condition":"DATE"},"DT":{"nom":"Raison sociale du destinataire","taille_min":0,"taille_max":50,"type":"Alphanumérique","description":"Raison sociale de la société destinatrice des armes\r\nCette donnée est encodée en utilisant des lettres majuscules non accentués [A-Z] et des chiffres [0-9] et des espaces (‘ ‘)","condition_type":"S","condition":"MAJ+CHIFFRES+ESPACE"},"DU":{"nom":"SIREN du destinataire","taille_min":9,"taille_max":9,"type":"Numérique","description":"SIREN de la société destinatrice des armes\r\nCette donnée de 9 caractères est encodée en utilisant uniquement des chiffres [0-9]","condition_type":"S","condition":"CHIFFRES"},"DV":{"nom":"SIRET du destinataire","taille_min":14,"taille_max":14,"type":"Numérique","description":"SIRET de la société destinatrice des armes/munitions\r\nCette donnée de 14 caractères est encodée en utilisant uniquement des chiffres [0-9]","condition_type":"S","condition":"CHIFFRES"},"DW":{"nom":"EORI du destinataire","taille_min":0,"taille_max":20,"type":"Alphanumérique","description":"L’EORI (Economic Operator Registration and Identification) de la société destinatrice est encodé en utilisant uniquement des lettres majuscules non accentuées [A-Z] et des chiffres [0-9] .\nLe format exact est : Code Pays sur 2 car + Identifiant unique de la société destinatrice dans ce pays (chaîne de caractères de longueur variable suivant le pays).\nLe code pays respecte la norme ISO 3166-1 Alpha 2","condition_type":"S","condition":"MAJ+CHIFFRES"},"DX":{"nom":"TIN du destinataire","taille_min":4,"taille_max":30,"type":"Alphanumérique","description":"Le TIN (Tax Identification Number ou numéro d’identification fiscale européen) de la société destinatrice est encodé en utilisant uniquement des lettres majuscules non accentuées [A-Z] et des chiffres [0-9].","condition_type":"S","condition":"MAJ+CHIFFRES"},"DY":{"nom":"Nombre de lignes articles","taille_min":3,"taille_max":3,"type":"Numérique","description":"Nombre de lignes d’articles concernés par le transfert/importation/exportation\r\nCette donnée de 3 caractères (préfixés par 0 si nécessaire) est encodée en utilisant uniquement des chiffres [0-9]","condition_type":"S","condition":"CHIFFRES"},"F0":{"nom":"Liste des prénoms","taille_min":0,"taille_max":60,"type":"Alphanumérique","description":"Les prénoms composés sont séparés par un espace. Les différents prénoms sont séparés par ‘/’. Cette donnée est encodée en utilisant uniquement des lettres majuscules non accentuées [A-Z], des espaces et des ‘/’ s’il y a plusieurs prénoms (au maximum 6).","condition_type":"S","condition":"MAJ+ESPACE+SLASH"},"F1":{"nom":"Nom patronymique","taille_min":0,"taille_max":38,"type":"Alphanumérique","description":"Cette donnée est encodée en utilisant uniquement des lettres majuscules non accentuées [A-Z] et des espaces. Les noms composés sont séparés par un espace.","condition_type":"S","condition":"MAJ+ESPACE"},"F2":{"nom":"Date de naissance","taille_min":8,"taille_max":8,"type":"Numérique","description":"Cette date est composée uniquement de 8 chiffres au format\r\nJJMMAAAA où JJ représente le jour dans le mois, MM le mois et\r\nAAAA l’année. Le jour et le numéro du mois sont encodés sur 2 chiffres préfixés par 0 si nécessaire. Lorsque le jour ou le jour et le mois ne sont pas connus, leurs valeurs sont remplacées par 00.","condition_type":"F","condition":"DATE"},"F3":{"nom":"Genre","taille_min":1,"taille_max":1,"type":"Alphanumérique","description":"M (genre masculin), F (féminin), U (unknown)","condition_type":"S","condition":"GENRE+GENRE_UNKNOWN"},"F4":{"nom":"Code analyse","taille_min":3,"taille_max":7,"type":"Alphanumérique","description":"Code analyse défini par LOINC (https://loinc.org/)","condition_type":"F","condition":"LOINC"},"F5":{"nom":"Résultat de l’analyse","taille_min":1,"taille_max":1,"type":"Alphanumérique","description":"P (résultat positif), N (négatif), I (indéterminé), X (prélèvement non conforme)","condition_type":"S","condition":"PRELEVEMENT"},"F6":{"nom":"Date et heure du prélèvement","taille_min":12,"taille_max":12,"type":"Numérique","description":"Cette date est composée uniquement de 12 chiffres au format JJMMAAAAHHmm où JJ représente le jour dans le mois, MM le mois, AAAA l’année, HH l’heure et mm les minutes. Le jour, le numéro du mois, l’heure et les minutes sont encodés sur 2 chiffres préfixés par 0 si nécessaire.","condition_type":"F","condition":"DATEHEURE"},"L0":{"nom":"Nom Patronymique du patient","taille_min":0,"taille_max":80,"type":"Alphanumérique","description":"Cette donnée est encodée en utilisant uniquement des lettres majuscules non accentuées [A-Z] et des espaces. Les noms composés sont séparés par un espace.\nLes caractères spéciaux « - » (ascii 45), « . » (ascii 46), « / » (ascii 47) et ESPACE (ascii 32) sont autorisés.","condition_type":"S","condition":"MAJ+CHIFFRES+TIRET+POINT+SLASH+ESPACE"},"L1":{"nom":"Liste des prénoms du patient","taille_min":0,"taille_max":80,"type":"Alphanumérique","description":"Les prénoms composés sont séparés par un espace. Les différents prénoms sont séparés par ‘/’. Cette donnée est encodée en utilisant uniquement des lettres majuscules non accentuées [A-Z], des espaces et des ‘/’ s’il y a plusieurs prénoms (au maximum 6).\r\nLes caractères spéciaux « - » (ascii 45), « . » (ascii 46), « / » (ascii 47) et ESPACE (ascii 32) sont autorisés.\r\nRemarque : seulement 1 prénom sur la première version.","condition_type":"S","condition":"MAJ+ESPACE+SLASH+TIRET+POINT"},"L2":{"nom":"Date de naissance du patient","taille_min":8,"taille_max":8,"type":"Alphanumérique","description":"Cette date est composée uniquement de 8 chiffres au format JJMMAAAA où JJ représente le jour dans le mois, MM le mois et AAAA l’année.\r\nCertaines valeurs peuvent être des dates lunaires :\r\n1 – 30 pour les jours\r\n1 – 50 pour les mois","condition_type":"F","condition":"DATE_LUNAIRE"},"L3":{"nom":"Nom de la maladie couverte","taille_min":0,"taille_max":30,"type":"Alphanumérique","description":"Cette donnée est encodée en utilisant uniquement des lettres majuscules non accentuées [A-Z] des chiffres [0-9] et les caractères spéciaux « - » (ascii 45), « . » (ascii 46), « / » (ascii 47) et ESPACE (ascii 32).\r\nTout autre caractère spécial à l’origine de la génération du 2D-Doc sera remplacé par un ESPACE.\r\nExemple pour la première version : COVID-19","condition_type":"S","condition":"MAJ+CHIFFRES+TIRET+POINT+SLASH+ESPACE"},"L4":{"nom":"Agent prophylactique","taille_min":5,"taille_max":15,"type":"Alphanumérique","description":"Cette donnée est encodée en utilisant uniquement des lettres majuscules non accentuées [A-Z] des chiffres [0-9] et les caractères spéciaux « - » (ascii 45), « . » (ascii 46), « / » (ascii 47) et ESPACE (ascii 32).\nTout autre caractère spécial à l’origine de la génération du 2D-Doc sera remplacé par un ESPACE.\nExemple : J07BX03","condition_type":"S","condition":"MAJ+CHIFFRES+TIRET+POINT+SLASH+ESPACE"},"L5":{"nom":"Nom du vaccin","taille_min":5,"taille_max":30,"type":"Alphanumérique","description":"Cette donnée est encodée en utilisant uniquement des lettres majuscules non accentuées [A-Z] des chiffres [0-9] et les caractères spéciaux « - » (ascii 45), « . » (ascii 46), « / » (ascii 47) et ESPACE (ascii 32).\r\nTout autre caractère spécial à l’origine de la génération du 2D-Doc sera remplacé par un ESPACE.\r\nExemple : COMIRNATY PFIZER/BIONTECH","condition_type":"S","condition":"MAJ+CHIFFRES+TIRET+POINT+SLASH+ESPACE"},"L6":{"nom":"Fabricant du vaccin","taille_min":5,"taille_max":30,"type":"Alphanumérique","description":"Cette donnée est encodée en utilisant uniquement des lettres majuscules non accentuées [A-Z] des chiffres [0-9] et les caractères spéciaux « - » (ascii 45), « . » (ascii 46), « / » (ascii 47) et ESPACE (ascii 32).\r\nTout autre caractère spécial à l’origine de la génération du 2D-Doc sera remplacé par un ESPACE.\r\nExemple : COMIRNATY PFIZER/BIONTECH","condition_type":"S","condition":"MAJ+CHIFFRES+TIRET+POINT+SLASH+ESPACE"},"L7":{"nom":"Rang du dernier état de vaccination effectué","taille_min":1,"taille_max":1,"type":"Numérique","description":"Cette donnée de 1 caractère est encodée en utilisant uniquement des chiffres [0-9]","condition_type":"S","condition":"CHIFFRES"},"L8":{"nom":"Nombre de doses attendues pour un cycle complet","taille_min":1,"taille_max":1,"type":"Numérique","description":"Cette donnée de 1 caractère est encodée en utilisant uniquement des chiffres [0-9]","condition_type":"S","condition":"CHIFFRES"},"L9":{"nom":"Date du dernier état du cycle de vaccination","taille_min":8,"taille_max":8,"type":"Numérique","description":"Cette date est composée uniquement de 8 chiffres au format JJMMAAAA où JJ représente le jour dans le mois, MM le mois et AAAA l’année.\r\nExemple : 31052021","condition_type":"F","condition":"DATE"},"LA":{"nom":"Etat du cycle de vaccination","taille_min":2,"taille_max":2,"type":"Alphanumérique","description":"Cette donnée de 2 caractères est encodée en utilisant uniquement des lettres majuscules non accentués [A-Z]\r\nExemple : CO / TE","condition_type":"S","condition":"MAJ"},"G0":{"nom":"Type de procédure","taille_min":2,"taille_max":2,"type":"Alphabétique","description":"Cette donnée peut uniquement contenir les éléments suivants : Encodage Valeur PN Procédure Normale PA Procédure Accélérée PD Procédure Dublin","condition_type":"F","condition":"PROCEDURE"},"G1":{"nom":"Orientation régionale","taille_min":2,"taille_max":2,"type":"Alphabétique","description":"Encodage Valeur KO Non (ou aucune orientation régionale) AR Auvergne-Rhône-Alpes BF Bourgogne-Franche-Comté BR Bretagne CV Centre-Val de Loire GE Grand Est HF Hauts-de-France IF Île-de-France NO Normandie NA Nouvelle-Aquitaine OC Occitanie PL Pays de la Loire PA Provence-Alpes-Côte d’Azur","condition_type":"F","condition":"REGIONS"},"G2":{"nom":"Numéro d’usager","taille_min":0,"taille_max":20,"type":"Alphanumérique","description":"Cette donnée est encodée en utilisant uniquement des lettres majuscules non accentuées [A-Z] et des chiffres [0-9].","condition_type":"S","condition":"MAJ+CHIFFRES"},"E0":{"nom":"Type d’arrêtés Permis de conduire","taille_min":2,"taille_max":2,"type":"Alphanumérique","description":"Cette donnée est encodée en utilisant uniquement des lettres majuscules non accentuées [A-Z] et des chiffres [0-9]. Type d’arrêté : 1A = Restriction de conduire aux véhicules équipés d'un EAD 1B = Restriction de conduire aux véhicules équipés d'un EAD 1E = Interdiction temporaire de conduire en France 1F = Suspension provisoire du permis de conduire 2E = Interdiction temporaire d'urgence de conduire en France 2F = Suspension Provisoire d'urgence du permis de conduire 3A = Restriction immédiate de conduire aux véhicules équipés d'un EAD 3B = Restriction immédiate de conduire aux véhicules équipés d'un EAD 3E = Interdiction provisoire immédiate de conduire en France 3F = Suspension provisoire immédiate du permis de conduire 3I = Interdiction temporaire de passer un examen 43 = Récépissé de remise de certificat de conduite 44 = Récépissé de remise du titre 47 = Récupération de points suite à un stage 4X = Courrier de non-attribution de points suite à un stage","condition_type":"F","condition":"PERMIS_ARRETE"},"E1":{"nom":"Date édition du document","taille_min":4,"taille_max":4,"type":"Alphanumérique","description":"Date de l’édition du document (nombre de jours après le 01/01/2000 encodée en hexadécimal).","condition_type":"S","condition":"HEXA"},"E2":{"nom":"Date de fin de sanction","taille_min":4,"taille_max":4,"type":"Alphanumérique","description":"Date de fin de sanction (nombre de jours après le 01/01/2000 encodée en hexadécimal).","condition_type":"S","condition":"HEXA"},"E3":{"nom":"Date de notification","taille_min":4,"taille_max":4,"type":"Alphanumérique","description":"Date de notification (nombre de jours après le 01/01/2000 encodée en hexadécimal).","condition_type":"S","condition":"HEXA"},"E4":{"nom":"Type de relevé de permis de conduire","taille_min":3,"taille_max":3,"type":"Alphabétique","description":"Cette donnée peut uniquement contenir les éléments suivants : Encodage Valeur RII RII - Relevé d'Information Intégral RIR RIR - Relevé d'Information Restreint RRP RRP - Relevé de reconstitution du capital APC APC - Attestation de permis de conduire","condition_type":"F","condition":"PERMIS_TYPE"},"E5":{"nom":"Etat du permis de conduire du conducteur","taille_min":2,"taille_max":2,"type":"Numérique","description":"Cette donnée est encodée en utilisant uniquement des chiffres [0-9]. Pour les détails de l’encodage des différentes valeurs de ce champ et de leur signification, voir l’annexe 13.","condition_type":"S","condition":"CHIFFRES"},"E6":{"nom":"Catégories présentes de permis de conduire","taille_min":0,"taille_max":65,"type":"Alphanumérique","description":"Cette donnée contient la liste des catégories de permis de conduire séparées par un espace. Par exemple, « A B A1 D1E ». Cette donnée est encodée en utilisant des lettres majuscules non accentuées [A-Z], des chiffres [0-9] et des espaces.","condition_type":"F","condition":"PERMIS_CATEGORIE"},"E7":{"nom":"SIREN du demandeur du document","taille_min":9,"taille_max":9,"type":"Numérique","description":"Cette donnée est encodée en utilisant uniquement des chiffres [0-9].","condition_type":"S","condition":"CHIFFRES"},"E8":{"nom":"Date des données issues du SNCP","taille_min":12,"taille_max":12,"type":"Numérique","description":"Cette date est composée uniquement de 12 chiffres au format JJMMAAAAHHmm où JJ représente le jour dans le mois, MM le mois, AAAA l’année, HH l’heure et mm les minutes. Le jour, le numéro du mois, l’heure et les minutes sont encodés sur 2 chiffres préfixés par 0 si nécessaire.","condition_type":"F","condition":"DATE"}}</text:p>
          </table:table-cell>
          <table:table-cell table:number-columns-repeated="1021"/>
        </table:table-row>
        <table:table-row table:style-name="ro2">
          <table:table-cell table:style-name="ce5"/>
          <table:table-cell table:style-name="ce3" office:value-type="string" calcext:value-type="string">
            <text:p>JSON: </text:p>
          </table:table-cell>
          <table:table-cell table:style-name="ce13" office:value-type="string" calcext:value-type="string">
            <text:p>{"10":{"nom":"Ligne 1 de la norme adresse postale du bénéficiaire de la prestation","taille_min":0,"taille_max":38,"type":"Alphanumérique","description":"Qualité – Nom – Prénom – éventuellement titre ou profession du bénéficiaire de la prestation. Les items Qualité, Nom et Prénom doivent être indiqués dans cet ordre et peuvent être séparés par le caractère ‘/’ pour faciliter leur lecture. Cette donnée est encodée en utilisant uniquement des lettres majuscules non accentuées [A-Z], des chiffres [0-9], des espaces et éventuellement des ‘/’ pour séparer les zones Qualité, Nom et Prénom. Dans le cas, d’un nom de société, il n’est pas nécessaire d’utiliser des séparateurs.","condition_type":"S","condition":"MAJ+CHIFFRES+ESPACE+SLASH"},"11":{"nom":"Qualité et/ou titre de la personne bénéficiaire de la prestation","taille_min":0,"taille_max":38,"type":"Alphanumérique","description":"Cette donnée est encodée en utilisant uniquement des lettres majuscules non accentuées [A-Z] et des espaces.","condition_type":"S","condition":"MAJ+ESPACE"},"12":{"nom":"Prénom de la personne bénéficiaire de la prestation","taille_min":0,"taille_max":38,"type":"Alphanumérique","description":"Cette donnée est encodée en utilisant uniquement des lettres majuscules non accentuées [A-Z] et des espaces.","condition_type":"S","condition":"MAJ+ESPACE"},"13":{"nom":"Nom de la personne bénéficiaire de la prestation","taille_min":0,"taille_max":38,"type":"Alphanumérique","description":"Cette donnée est encodée en utilisant uniquement des lettres majuscules non accentuées [A-Z] et des espaces.","condition_type":"S","condition":"MAJ+ESPACE"},"14":{"nom":"Ligne 1 de la norme adresse postale du destinataire de la facture","taille_min":0,"taille_max":38,"type":"Alphanumérique","description":"Qualité – Nom – Prénom – éventuellement titre ou profession du destinataire de la facture. Les items Qualité, Nom et Prénom doivent être indiqués dans cet ordre et peuvent être séparés par le caractère ‘/’ pour faciliter leur lecture. Cette donnée est encodée en utilisant uniquement des lettres majuscules non accentuées [A-Z], des chiffres [0-9], des espaces et éventuellement des ‘/’ pour séparer les zones Qualité, Nom et Prénom. Dans le cas, d’un nom de société, il n’est pas nécessaire d’utiliser des séparateurs.","condition_type":"S","condition":"MAJ+CHIFFRES+ESPACE+SLASH"},"15":{"nom":"Qualité et/ou titre de la personne destinataire de la facture","taille_min":0,"taille_max":38,"type":"Alphanumérique","description":"Cette donnée est encodée en utilisant uniquement des lettres majuscules non accentuées [A-Z] et des espaces.","condition_type":"S","condition":"MAJ+ESPACE"},"16":{"nom":"Prénom de la personne destinataire de la facture","taille_min":0,"taille_max":38,"type":"Alphanumérique","description":"Cette donnée est encodée en utilisant uniquement des lettres majuscules non accentuées [A-Z] et des espaces.","condition_type":"S","condition":"MAJ+ESPACE"},"17":{"nom":"Nom de la personne destinataire de la facture","taille_min":0,"taille_max":38,"type":"Alphanumérique","description":"Cette donnée est encodée en utilisant uniquement des lettres majuscules non accentuées [A-Z] et des espaces.","condition_type":"S","condition":"MAJ+ESPACE"},"18":{"nom":"Numéro de la facture","taille_min":0,"taille_max":-1,"type":"Alphanumérique","description":"Cette donnée est encodée en utilisant uniquement des lettres majuscules non accentuées [A-Z] et des chiffres [0-9].","condition_type":"S","condition":"MAJ+CHIFFRES"},"19":{"nom":"Numéro de client","taille_min":0,"taille_max":-1,"type":"Alphanumérique","description":"Cette donnée est encodée en utilisant uniquement des lettres majuscules non accentuées [A-Z] et des chiffres [0-9].","condition_type":"S","condition":"MAJ+CHIFFRES"},"20":{"nom":"Ligne 2 de la norme adresse postale du point de service des prestations","taille_min":0,"taille_max":38,"type":"Alphanumérique","description":"Cette donnée est encodée en utilisant uniquement des lettres majuscules non accentuées [A-Z], des chiffres [0-9] et des espaces. Il faut utiliser les méthodes de compression définies en section 10.9 du document en cas de dépassement de la donnée.","condition_type":"S","condition":"MAJ+CHIFFRES+ESPACE"},"21":{"nom":"Ligne 3 de la norme adresse postale du point de service des prestations","taille_min":0,"taille_max":38,"type":"Alphanumérique","description":"Cette donnée est encodée en utilisant uniquement des lettres majuscules non accentuées [A-Z], des chiffres [0-9] et des espaces. Il faut utiliser les méthodes de compression définies en section 10.9 du document en cas de dépassement de la donnée.","condition_type":"S","condition":"MAJ+CHIFFRES+ESPACE"},"22":{"nom":"Ligne 4 de la norme adresse postale du point de service des prestations","taille_min":0,"taille_max":38,"type":"Alphanumérique","description":"Numéro dans la voie + type et nom de la voie. Cette donnée est encodée en utilisant uniquement des lettres majuscules non accentuées [A-Z], des chiffres [0-9] et des espaces. Il faut utiliser les méthodes de compression définies en section 10.9 du document en cas de dépassement de la donnée.","condition_type":"S","condition":"MAJ+CHIFFRES+ESPACE"},"23":{"nom":"Ligne 5 de la norme adresse postale du point de service des prestations","taille_min":0,"taille_max":38,"type":"Alphanumérique","description":"Mention de distribution (BP) suivie du libellé de la localité de destination dans le cas où celle-ci serait différente du libellé cedex lieu-dit ou hameau. Cette donnée est encodée en utilisant uniquement des lettres majuscules non accentuées [A-Z], des chiffres [0-9] et des espaces. Il faut utiliser les méthodes de compression définies en section 10.9 du document en cas de dépassement de la donnée.","condition_type":"S","condition":"MAJ+CHIFFRES"},"24":{"nom":"Code postal ou code cedex du point de service des prestations","taille_min":5,"taille_max":5,"type":"Numérique","description":"Compris dans la ligne 6 de la norme adresse postale. Cette donnée est encodée en utilisant uniquement des chiffres ou des espaces si la donnée n’est pas renseignée (par exemple, dans le cas d’un pays ne disposant pas de code postal).","condition_type":"S","condition":"CHIFFRES+ESPACE"},"25":{"nom":"Localité de destination ou libellé cedex du point de service des prestations","taille_min":0,"taille_max":32,"type":"Numérique","description":"Compris dans la ligne 6 de la norme adresse postale. Cette donnée est encodée en utilisant uniquement des lettres majuscules non accentuées [A-Z] et des espaces.","condition_type":"S","condition":"MAJ"},"26":{"nom":"Pays de service des prestations","taille_min":2,"taille_max":2,"type":"Alphanumérique","description":"Le pays est encodé en utilisant son code pays au format ISO3166-1 Alpha 2","condition_type":"S","condition":"MAJ"},"27":{"nom":"Ligne 2 de la norme adresse postale du destinataire de la facture","taille_min":0,"taille_max":38,"type":"Alphanumérique","description":"Cette donnée est encodée en utilisant uniquement des lettres majuscules non accentuées [A-Z], des chiffres [0-9] et des espaces. Il faut utiliser les méthodes de compression définies en partie 2 de la norme.","condition_type":"S","condition":"MAJ+CHIFFRES+ESPACE"},"28":{"nom":"Ligne 3 de la norme adresse postale du destinataire de la facture","taille_min":0,"taille_max":38,"type":"Alphanumérique","description":"Cette donnée est encodée en utilisant uniquement des lettres majuscules non accentuées [A-Z], des chiffres [0-9] et des espaces. Il faut utiliser les méthodes de compression définies en section 10.9 du document en cas de dépassement de la donnée.","condition_type":"S","condition":"MAJ+CHIFFRES+ESPACE"},"29":{"nom":"Ligne 4 de la norme adresse postale du destinataire de la facture","taille_min":0,"taille_max":38,"type":"Alphanumérique","description":"Numéro dans la voie + type et nom de la voie. Cette donnée est encodée en utilisant uniquement des lettres majuscules non accentuées [A-Z], des chiffres [0-9] et des espaces. Il faut utiliser les méthodes de compression définies en section 10.9 du document en cas de dépassement de la donnée.","condition_type":"S","condition":"MAJ+CHIFFRES+ESPACE"},"30":{"nom":"Qualité Nom et Prénom.","taille_min":0,"taille_max":140,"type":"Alphanumérique","description":"Les items Qualité, Nom et Prénom sont indiqués sans ordre prédéfini.\n L’utilisation du séparateur ‘/’ est possible ; dans ce cas, l’ordre est obligatoirement Qualité/Nom/Prénom. Cette donnée est encodée en utilisant uniquement des lettres majuscules non accentuées [A-Z], des chiffres [0-9] des espaces et éventuellement des ‘/’ pour séparer les zones Qualité, Nom et Prénom. Dans le cas, d’un nom de société, il n’est pas nécessaire d’utiliser des séparateurs.","condition_type":"S","condition":"MAJ+CHIFFRES+ESPACE+SLASH"},"31":{"nom":"Code IBAN","taille_min":14,"taille_max":38,"type":"Alphanumérique","description":"Cette donnée est encodée en utilisant uniquement des lettres majuscules non accentuées [A-Z] et des chiffres [0-9] (cf. norme ISO 13616). S’il y a des espaces, ils sont retirés.","condition_type":"S","condition":"MAJ+CHIFFRES"},"32":{"nom":"Code BIC/SWIFT","taille_min":8,"taille_max":11,"type":"Alphanumérique","description":"Cette donnée est encodée en utilisant uniquement des lettres majuscules non accentuées [A-Z] et des chiffres (cf. norme ISO 9362). Ce code peut faire 8 ou 11 caractères. Il n’est jamais complété par des caractères.","condition_type":"S","condition":"MAJ+CHIFFRES"},"33":{"nom":"Code BBAN","taille_min":0,"taille_max":30,"type":"Alphanumérique","description":"Cette donnée est encodée en utilisant uniquement des lettres majuscules non accentuées [A-Z] et des chiffres [0-9]. S’il y a des espaces, ils sont retirés.","condition_type":"S","condition":"MAJ+CHIFFRES"},"34":{"nom":"Pays de localisation du compte","taille_min":2,"taille_max":2,"type":"Alphanumérique","description":"Le pays est encodé en utilisant son code pays au format ISO3166-1 Alpha 2","condition_type":"S","condition":"MAJ"},"35":{"nom":"Identifiant SEPAmail (QXBAN)","taille_min":14,"taille_max":34,"type":"Alphanumérique","description":"Cette donnée est encodée en utilisant uniquement des lettres majuscules non accentuées [A-Z] et des chiffres [0-9] (cf. norme ISO 13616). S’il y a des espaces, ils sont retirés.","condition_type":"S","condition":"MAJ+CHIFFRES"},"36":{"nom":"Date de début de période","taille_min":4,"taille_max":4,"type":"Alphanumérique","description":"Cette donnée correspond au nombre de jours écoulés depuis le 1er janvier 2000. Elle est encodée en hexadécimal en utilisant uniquement des lettres majuscules non accentuées [A-F] et des chiffres [0-9].","condition_type":"S","condition":"HEXA"},"37":{"nom":"Date de fin de période","taille_min":4,"taille_max":4,"type":"Alphanumérique","description":"Cette donnée correspond au nombre de jours écoulés depuis le 1er janvier 2000. Elle est encodée en hexadécimal en utilisant uniquement des lettres majuscules non accentuées [A-F] et des chiffres [0-9].","condition_type":"S","condition":"HEXA"},"38":{"nom":"Solde compte début de période","taille_min":0,"taille_max":11,"type":"Numérique","description":"Cette donnée correspond à un solde positif ou négatif. Elle est encodée en utilisant uniquement des chiffres [0-9], des virgules et des tirets [,-].","condition_type":"S","condition":"CHIFFRES+VIRGULE+TIRET"},"39":{"nom":"Solde compte fin de période","taille_min":0,"taille_max":11,"type":"Numérique","description":"Cette donnée correspond à un solde positif ou négatif. Elle est encodée en utilisant uniquement des chiffres [0-9], des virgules et des tirets [,-].","condition_type":"S","condition":"CHIFFRES+VIRGULE+TIRET"},"40":{"nom":"Numéro fiscal","taille_min":13,"taille_max":13,"type":"Numérique","description":"Cette donnée est encodée en utilisant uniquement des chiffres [0-9]. S’il y a des espaces, ils sont retirés.","condition_type":"S","condition":"CHIFFRES"},"41":{"nom":"Revenu fiscal de référence","taille_min":0,"taille_max":-1,"type":"Numérique","description":"Cette donnée est un nombre entier et est encodée en utilisant uniquement des chiffres [0-9].","condition_type":"S","condition":"CHIFFRES"},"42":{"nom":"Situation du foyer","taille_min":0,"taille_max":-1,"type":"Alphanumérique","description":"Cette donnée est encodée en utilisant uniquement des lettres majuscules non accentuées [A-Z] et des espaces.","condition_type":"S","condition":"MAJ+ESPACE"},"43":{"nom":"Nombre de parts","taille_min":0,"taille_max":-1,"type":"Numérique","description":"Le nombre de parts n’étant pas nécessairement un nombre entier, il est encodé en utilisant uniquement des chiffres [0-9] et le caractère « virgule » avec au plus deux décimales.","condition_type":"S","condition":"CHIFFRES+VIRGULE"},"44":{"nom":"Référence d’avis d’impôt","taille_min":13,"taille_max":13,"type":"Alphanumérique","description":"Cette donnée est encodée en utilisant uniquement des lettres majuscules non accentuées [A-Z] et des chiffres [0-9]. S’il y a des espaces, ils sont retirés.","condition_type":"S","condition":"MAJ+CHIFFRES"},"50":{"nom":"SIRET de l’employeur","taille_min":14,"taille_max":14,"type":"Numérique","description":"Cette donnée est encodée en utilisant uniquement des chiffres [0-9].","condition_type":"S","condition":"CHIFFRES"},"51":{"nom":"Nombre d’heures travaillées","taille_min":6,"taille_max":6,"type":"Numérique","description":"Cette donnée est encodée en utilisant uniquement des chiffres et une virgule [0-9,].","condition_type":"S","condition":"CHIFFRES+VIRGULE"},"52":{"nom":"Cumul du nombre d’heures travaillées","taille_min":7,"taille_max":7,"type":"Numérique","description":"Cette donnée est encodée en utilisant uniquement des chiffres et une virgule [0-9,].","condition_type":"S","condition":"CHIFFRES+VIRGULE"},"53":{"nom":"Début de période","taille_min":4,"taille_max":4,"type":"Alphanumérique","description":"Cette donnée correspond au nombre de jours écoulés depuis le 1er janvier 2000. Ell est encodée en hexadécimal en utilisant uniquement des lettres majuscules non accentuées [A-F] et des chiffres [0-9].","condition_type":"S","condition":"HEXA"},"54":{"nom":"Fin de période","taille_min":4,"taille_max":4,"type":"Alphanumérique","description":"Cette donnée correspond au nombre de jours écoulés depuis le 1er janvier 2000. Elle est encodée en hexadécimal en utilisant uniquement des lettres majuscules non accentuées [A-F] et des chiffres [0-9].","condition_type":"S","condition":"HEXA"},"55":{"nom":"Date de début de contrat","taille_min":8,"taille_max":8,"type":"Numérique","description":"Cette date est composée uniquement de 8 chiffres au format JJMMAAAA où JJ représente le jour dans le mois, MM le mois et AAAA l’année. Le jour et le numéro du mois sont encodés sur 2 chiffres préfixés par 0 si nécessaire.","condition_type":"F","condition":"DATE"},"56":{"nom":"Date de fin de contrat","taille_min":4,"taille_max":4,"type":"Alphanumérique","description":"Cette donnée correspond au nombre de jours écoulés depuis le 1er janvier 2000. Elle est encodée en hexadécimal en utilisant uniquement des lettres majuscules non accentuées [A-F] et des chiffres [0-9].","condition_type":"S","condition":"HEXA"},"57":{"nom":"Date de signature du contrat","taille_min":8,"taille_max":8,"type":"Numérique","description":"Cette date est composée uniquement de 8 chiffres au format JJMMAAAA où JJ représente le jour dans le mois, MM le mois et AAAA l’année. Le jour et le numéro du mois sont encodés sur 2 chiffres préfixés par 0 si nécessaire.","condition_type":"F","condition":"DATE"},"58":{"nom":"Salaire net imposable","taille_min":0,"taille_max":11,"type":"Numérique","description":"Cette donnée est un nombre positif ou négatif. Elle est encodée en utilisant uniquement des chiffres [0-9], au plus une virgule et au plus un tiret [,-].","condition_type":"S","condition":"CHIFFRES+VIRGULE+TIRET"},"59":{"nom":"Cumul du salaire net imposable","taille_min":0,"taille_max":12,"type":"Numérique","description":"Cette donnée est un nombre positif ou négatif. Elle est encodée en utilisant uniquement des chiffres [0-9], au plus une virgule et au plus un tiret [,-].","condition_type":"S","condition":"CHIFFRES+VIRGULE+TIRET"},"60":{"nom":"Liste des prénoms","taille_min":0,"taille_max":60,"type":"Alphanumérique","description":"Les prénoms composés sont séparés par un espace. Les différents prénoms sont séparés par ‘/’. Cette donnée est encodée en utilisant uniquement des lettres majuscules non accentuées [A-Z], des espaces et des ‘/’ s’il y a plusieurs prénoms (au maximum 6).","condition_type":"S","condition":"MAJ+ESPACE+SLASH"},"61":{"nom":"Prénom","taille_min":0,"taille_max":20,"type":"Alphanumérique","description":"Ce champ correspond au premier prénom de l’état civil ou au prénom d’usage. Les prénoms composés sont séparés par un espace. Cette donnée est encodée en utilisant uniquement des lettres majuscules non accentuées [A-Z] et des espaces.","condition_type":"S","condition":"MAJ+ESPACE"},"62":{"nom":"Nom patronymique","taille_min":0,"taille_max":38,"type":"Alphanumérique","description":"Cette donnée est encodée en utilisant uniquement des lettres majuscules non accentuées [A-Z] et des espaces. Les noms composés sont séparés par un espace.","condition_type":"S","condition":"MAJ+ESPACE"},"63":{"nom":"Nom d’usage","taille_min":0,"taille_max":38,"type":"Alphanumérique","description":"Cette donnée est encodée en utilisant uniquement des lettres majuscules non accentuées [A-Z] et des espaces. Les noms composés sont séparés par un espace.","condition_type":"S","condition":"MAJ+ESPACE"},"64":{"nom":"Nom d’épouse/époux","taille_min":0,"taille_max":38,"type":"Alphanumérique","description":"Cette donnée est encodée en utilisant uniquement des lettres majuscules non accentuées [A-Z] et des espaces. Les noms composés sont séparés par un espace.","condition_type":"S","condition":"MAJ+ESPACE"},"65":{"nom":"Type de pièce d’identité","taille_min":2,"taille_max":2,"type":"Alphanumérique","description":"Carte d’identité (ID), titre de séjour (IR), visa (V), permis de conduire (D), passeport (P). Une lettre supplémentaire peut être ajoutée à la discrétion de l’Etat pour les passeports (selon leur type) et pour les visas","condition_type":"F","condition":"PIECE_IDENTITE_TYPE"},"66":{"nom":"Numéro de la pièce d’identité","taille_min":0,"taille_max":20,"type":"Alphanumérique","description":"Cette donnée est encodée en utilisant uniquement des lettres majuscules non accentuées [A-Z] et des chiffres [0-9].","condition_type":"S","condition":"MAJ+CHIFFRES"},"67":{"nom":"Nationalité","taille_min":2,"taille_max":2,"type":"Alphanumérique","description":"Le pays est encodé en utilisant son code pays au format ISO3166-1 Alpha 2","condition_type":"S","condition":"MAJ"},"68":{"nom":"Genre","taille_min":1,"taille_max":1,"type":"Alphanumérique","description":"Genre masculin (M) ou féminin (F).","condition_type":"S","condition":"GENRE"},"69":{"nom":"Date de naissance","taille_min":8,"taille_max":8,"type":"Numérique","description":"Cette date est composée uniquement de 8 chiffres au format JJMMAAAA où JJ représente le jour dans le mois, MM le mois et AAAA l’année. Le jour et le numéro du mois sont encodés sur 2 chiffres préfixés par 0 si nécessaire. Lorsque le jour ou le jour et le mois ne sont pas connus, leurs valeurs sont remplacées par 00.","condition_type":"F","condition":"DATE_INCONNUE"},"70":{"nom":"Date et heure du décès","taille_min":12,"taille_max":12,"type":"Numérique","description":"Cette date est composée uniquement de 12 chiffres au format JJMMAAAAHHmm où JJ représente le jour dans le mois, MM le mois, AAAA l’année, HH l’heure et mm les minutes. Le jour, le numéro du mois, l’heure et les minutes sont encodés sur 2 chiffres préfixés par 0 si nécessaire.","condition_type":"F","condition":"DATEHEURE"},"71":{"nom":"Date et heure du constat de décès","taille_min":12,"taille_max":12,"type":"Numérique","description":"Cette date est composée uniquement de 12 chiffres au format JJMMAAAAHHmm où JJ représente le jour dans le mois, MM le mois, AAAA l’année, HH l’heure et mm les minutes. Le jour, le numéro du mois, l’heure et les minutes sont encodés sur 2 chiffres préfixés par 0 si nécessaire.","condition_type":"F","condition":"DATEHEURE"},"72":{"nom":"Nom du défunt","taille_min":0,"taille_max":38,"type":"Alphanumérique","description":"Cette donnée est encodée en utilisant uniquement des lettres majuscules non accentuées [A-Z] et des espaces. Les noms composés sont séparés par un espace.","condition_type":"S","condition":"MAJ+ESPACE"},"73":{"nom":"Prénoms du défunt","taille_min":0,"taille_max":60,"type":"Alphanumérique","description":"Les prénoms composés sont séparés par un espace. Les différents prénoms sont séparés par ‘/’. Cette donnée est encodée en utilisant uniquement des lettres majuscules non accentuées [A-Z], des espaces et des ‘/’ s’il y a plusieurs prénoms (au maximum 6).","condition_type":"S","condition":"MAJ+ESPACE+SLASH"},"74":{"nom":"Nom de jeune fille du défunt","taille_min":0,"taille_max":38,"type":"Alphanumérique","description":"Cette donnée est encodée en utilisant uniquement des lettres majuscules non accentuées [A-Z] et des espaces. Les noms composés sont séparés par un espace.","condition_type":"S","condition":"MAJ+ESPACE"},"75":{"nom":"Date de naissance du défunt","taille_min":8,"taille_max":8,"type":"Numérique","description":"Cette date est composée uniquement de 8 chiffres au format JJMMAAAA où JJ représente le jour dans le mois, MM le mois et AAAA l’année. Le jour et le numéro du mois sont encodés sur 2 chiffres préfixés par 0 si nécessaire. Lorsque le jour ou le jour et le mois ne sont pas connus, leurs valeurs sont remplacées par 00.","condition_type":"F","condition":"DATE_INCONNUE"},"76":{"nom":"Genre du défunt","taille_min":1,"taille_max":1,"type":"Alphanumérique","description":"Genre masculin (M) ou féminin (F)","condition_type":"S","condition":"GENRE"},"77":{"nom":"Commune de décès","taille_min":0,"taille_max":45,"type":"Alphanumérique","description":"Cette donnée est encodée en utilisant uniquement des lettres majuscules non accentuées [A-Z] et des espaces. Les noms composés sont séparés par un espace.","condition_type":"S","condition":"MAJ+ESPACE"},"78":{"nom":"Code postal de la commune de décès","taille_min":5,"taille_max":5,"type":"Numérique","description":"Cette donnée est encodée en utilisant uniquement des chiffres ou des espaces si la donnée n’est pas renseignée (par exemple, dans le cas d’un pays ne disposant pas de code postal).","condition_type":"S","condition":"CHIFFRES+ESPACE"},"79":{"nom":"Adresse du domicile du défunt","taille_min":0,"taille_max":114,"type":"Alphanumérique","description":"Ce champ peut contenir plusieurs lignes d’adresse. Cette donnée est encodée en utilisant uniquement des lettres majuscules non accentuées [A-Z], des chiffres [0-9] et des espaces.","condition_type":"S","condition":"MAJ+CHIFFRES+ESPACE"},"80":{"nom":"Nom","taille_min":0,"taille_max":38,"type":"Alphanumérique","description":"Cette donnée est encodée en utilisant uniquement des lettres majuscules non accentuées [A-Z] et des espaces. Les noms composés sont séparés par un espace.","condition_type":"S","condition":"MAJ+ESPACE"},"81":{"nom":"Prénoms","taille_min":0,"taille_max":60,"type":"Alphanumérique","description":"Les prénoms composés sont séparés par un espace. Les différents prénoms sont séparés par ‘/’. Cette donnée est encodée en utilisant uniquement des lettres majuscules non accentuées [A-Z], des espaces et des ‘/’ s’il y a plusieurs prénoms (au maximum 6).","condition_type":"S","condition":"MAJ+ESPACE+SLASH"},"82":{"nom":"Numéro de carte","taille_min":0,"taille_max":20,"type":"Alphanumérique","description":"Cette donnée est encodée en utilisant uniquement des lettres majuscules non accentuées [A-Z], des chiffres [0-9] et des espaces.","condition_type":"S","condition":"MAJ+CHIFFRES+ESPACE"},"83":{"nom":"Organisme de tutelle","taille_min":0,"taille_max":40,"type":"Alphanumérique","description":"Cette donnée est encodée en utilisant uniquement des lettres majuscules non accentuées [A-Z], des chiffres [0-9] et des espaces.","condition_type":"S","condition":"MAJ+CHIFFRES+ESPACE"},"84":{"nom":"Profession","taille_min":0,"taille_max":40,"type":"Alphanumérique","description":"Cette donnée est encodée en utilisant uniquement des lettres majuscules non accentuées [A-Z], des chiffres [0-9] et des espaces.","condition_type":"S","condition":"MAJ+CHIFFRES+ESPACE"},"85":{"nom":"Numéro de permis de chasser","taille_min":17,"taille_max":17,"type":"Alphanumérique","description":"Cette donnée est encodée en utilisant uniquement des lettres majuscules non accentuées [A-Z], des chiffres [0-9] et des caractères ‘-‘. Le numéro du permis est de la forme XXXXXXXXXXXX-XX-X.","condition_type":"S","condition":"MAJ+CHIFFRES+TIRET"},"86":{"nom":"Numéro de licence","taille_min":12,"taille_max":12,"type":"Alphanumérique","description":"Cette donnée est encodée en utilisant uniquement des lettres majuscules non accentuées [A-Z] et des chiffres [0-9].","condition_type":"S","condition":"MAJ+CHIFFRES"},"90":{"nom":"Identité de l'huissier de justice","taille_min":0,"taille_max":38,"type":"Alphanumérique","description":"L’Identité est séparée en Civilité (ou Titre), le Nom et le Prénom. Les éléments Civilité, Nom et Prénom doivent être indiqués dans cet ordre et peuvent être séparés par le caractère ‘/’ pour faciliter leur lecture. Cette donnée est encodée en utilisant uniquement des lettres majuscules non accentuées [A-Z], des espaces et éventuellement des ‘/’ pour séparer les zones Civilité, Nom et Prénom.","condition_type":"S","condition":"MAJ+ESPACE+SLASH"},"91":{"nom":"Identité ou raison sociale du demandeur","taille_min":0,"taille_max":38,"type":"Alphanumérique","description":"L’Identité est séparée en Civilité, le Nom et le Prénom. Les éléments Civilité, Nom et Prénom doivent être indiqués dans cet ordre et peuvent être séparés par le caractère ‘/’ pour faciliter leur lecture. Cette donnée est encodée en utilisant uniquement des lettres majuscules non accentuées [A-Z], des espaces et éventuellement des ‘/’ pour séparer les zones Civilité, Nom et Prénom. Dans le cas d’un nom de société, il n’est pas nécessaire d’utiliser des séparateurs.","condition_type":"S","condition":"MAJ+ESPACE+SLASH"},"92":{"nom":"Identité ou raison sociale du destinataire","taille_min":0,"taille_max":38,"type":"Alphanumérique","description":"L’Identité est séparée en Civilité, le Nom et le Prénom. Les éléments Civilité, Nom et Prénom doivent être indiqués dans cet ordre et peuvent être séparés par le caractère ‘/’ pour faciliter leur lecture. Cette donnée est encodée en utilisant uniquement des lettres majuscules non accentuées [A-Z], des espaces et éventuellement des ‘/’ pour séparer les zones Civilité, Nom et Prénom. Dans le cas d’un nom de société, il n’est pas nécessaire d’utiliser des séparateurs.","condition_type":"S","condition":"MAJ+ESPACE+SLASH"},"93":{"nom":"Identité ou raison sociale de tiers concerné","taille_min":0,"taille_max":38,"type":"Alphanumérique","description":"L’Identité est séparée en Civilité, le Nom et le Prénom. Les éléments Civilité, Nom et Prénom doivent être indiqués dans cet ordre et peuvent être séparés par le caractère ‘/’ pour faciliter leur lecture. Cette donnée est encodée en utilisant uniquement des lettres majuscules non accentuées [A-Z], des espaces et éventuellement des ‘/’ pour séparer les zones Civilité, Nom et Prénom. Dans le cas d’un nom de société, il n’est pas nécessaire d’utiliser des séparateurs.","condition_type":"S","condition":"MAJ+ESPACE+SLASH"},"94":{"nom":"Intitulé de l'acte","taille_min":0,"taille_max":38,"type":"Alphanumérique","description":"Cette donnée est encodée en utilisant uniquement des lettres majuscules non accentuées [A-Z], des chiffres [0-9], des espaces.","condition_type":"S","condition":"MAJ+CHIFFRES+ESPACE"},"95":{"nom":"Numéro de l'acte","taille_min":0,"taille_max":18,"type":"Alphanumérique","description":"Cette donnée est encodée en utilisant uniquement des lettres majuscules non accentuées [A-Z] et des chiffres [0-9].","condition_type":"S","condition":"MAJ+CHIFFRES"},"96":{"nom":"Date de signature de l'acte","taille_min":8,"taille_max":8,"type":"Numérique","description":"Cette date est composée uniquement de 8 chiffres au format JJMMAAAA où JJ représente le jour dans le mois, MM le mois et AAAA l’année.","condition_type":"F","condition":"DATE"},"01":{"nom":"Identifiant unique du document.","taille_min":0,"taille_max":-1,"type":"Alphanumérique","description":"Cet identifiant permet en fonction de l’émetteur (si celui-ci fournit le service) de récupérer le document correspondant. Cette donnée est encodée en utilisant uniquement des lettres majuscules non accentuées [A-Z] et des chiffres [0-9].","condition_type":"S","condition":"MAJ+CHIFFRES"},"02":{"nom":"Catégorie de document","taille_min":0,"taille_max":-1,"type":"Alphanumérique","description":"Cette donnée est encodée en utilisant uniquement des lettres majuscules non accentuées [A-Z], des chiffres [0-9] et des espaces.","condition_type":"S","condition":"MAJ+CHIFFRES+ESPACE"},"03":{"nom":"Sous-catégorie de document","taille_min":0,"taille_max":-1,"type":"Alphanumérique","description":"Cette donnée est encodée en utilisant uniquement des lettres majuscules non accentuées [A-Z], des chiffres [0-9] et des espaces.","condition_type":"S","condition":"MAJ+CHIFFRES+ESPACE"},"04":{"nom":"Application de composition","taille_min":0,"taille_max":-1,"type":"Alphanumérique","description":"Cette donnée est encodée en utilisant uniquement des lettres majuscules non accentuées [A-Z], des chiffres [0-9] et des espaces.","condition_type":"S","condition":"MAJ+CHIFFRES+ESPACE"},"05":{"nom":"Version de l’application de composition","taille_min":0,"taille_max":-1,"type":"Alphanumérique","description":"Cette donnée est encodée en utilisant uniquement des lettres majuscules non accentuées [A-Z], des chiffres [0-9] et des espaces.","condition_type":"S","condition":"MAJ+CHIFFRES+ESPACE"},"06":{"nom":"Date de l’association entre le document et le code 2D-Doc.","taille_min":4,"taille_max":4,"type":"Alphanumérique","description":"Cette date est indiquée par le nombre de jours encodé en hexadécimal depuis le 1er janvier 2000 de la même manière que les dates fournies dans l’en-tête.","condition_type":"S","condition":"HEXA"},"07":{"nom":"Heure de l’association entre le document et le code 2D-Doc.","taille_min":6,"taille_max":6,"type":"Numérique","description":"Cette donnée est composée uniquement de 6 chiffres au format HHMMSS où HH représente l’heure, MM les minutes et SS les secondes. Les heures, les minutes et les secondes sont encodées sur 2 chiffres préfixés par 0 si nécessaire.","condition_type":"F","condition":"HHMMSS"},"08":{"nom":"Date d’expiration du document","taille_min":4,"taille_max":4,"type":"Alphanumérique","description":"Cette date est indiquée par le nombre de jours encodé en hexadécimal depuis le 1er janvier 2000 de la même manière que les dates fournies dans l’en-tête.","condition_type":"S","condition":"HEXA"},"09":{"nom":"Nombre de pages du document","taille_min":4,"taille_max":4,"type":"Numérique","description":"Cette donnée est encodée en utilisant uniquement des chiffres [0-9]. Le nombre devra être préfixé par des 0 si nécessaire.","condition_type":"S","condition":"CHIFFRES"},"0A":{"nom":"Editeur du 2D-Doc","taille_min":9,"taille_max":9,"type":"Numérique","description":"Correspond au numéro de SIREN de l’éditeur, sur 9 caractères numériques.","condition_type":"S","condition":"CHIFFRES"},"0B":{"nom":"Intégrateur du 2D-Doc","taille_min":9,"taille_max":9,"type":"Numérique","description":"Correspond au numéro de SIREN de l’intégrateur, sur 9 caractères numériques.","condition_type":"S","condition":"CHIFFRES"},"0C":{"nom":"URL du document","taille_min":0,"taille_max":-1,"type":"Alphanumérique/symboles","description":"L’URL étant sensible à la casse, il n’est pas possible de réduire cela à l’ensemble des caractères majuscules. Pour permettre le stockage de cette donnée au format C40, l’URL ne subit aucune modification et son encodage UTF-8 est encodé en Base32. Cependant, une URL tronquée n’ayant pas de sens, ce champ ne devra pas être tronqué.","condition_type":"F","condition":"URL"},"1A":{"nom":"Numéro du contrat","taille_min":0,"taille_max":-1,"type":"Alphanumérique","description":"Cette donnée est encodée en utilisant uniquement des lettres majuscules non accentuées [A-Z] et des chiffres [0-9].","condition_type":"S","condition":"MAJ+CHIFFRES"},"1B":{"nom":"Identifiant du souscripteur du contrat","taille_min":0,"taille_max":-1,"type":"Alphanumérique","description":"Cette donnée est encodée en utilisant uniquement des lettres majuscules non accentuées [A-Z] et des chiffres [0-9].","condition_type":"S","condition":"MAJ+CHIFFRES"},"1C":{"nom":"Date d’effet du contrat","taille_min":8,"taille_max":8,"type":"Numérique","description":"Cette date est composée uniquement de 8 chiffres au format JJMMAAAA où JJ représente le jour dans le mois, MM le mois et AAAA l’année. Le jour et le numéro du mois sont encodés sur 2 chiffres préfixés par 0 si nécessaire.","condition_type":"F","condition":"DATE"},"1D":{"nom":"Montant TTC de la facture","taille_min":0,"taille_max":16,"type":"Numérique","description":"Le montant est un nombre avec au plus deux décimales et peut être positif ou négatif. Il est encodé en utilisant uniquement des chiffres [0-9], au plus une virgule et au plus un tiret [,-].","condition_type":"S","condition":"CHIFFRES+VIRGULE+TIRET"},"1E":{"nom":"Numéro de téléphone du bénéficiaire de la prestation","taille_min":0,"taille_max":30,"type":"Numérique","description":"Il est encodé en utilisant uniquement des chiffres [0-9]. Il commence par le code international, par exemple 33177935210 pour encoder le numéro français 01.77.93.52.10.","condition_type":"S","condition":"CHIFFRES"},"1F":{"nom":"Numéro de téléphone du destinataire de la facture","taille_min":0,"taille_max":30,"type":"Numérique","description":"Il est encodé en utilisant uniquement des chiffres [0-9]. Il commence par le code international, par exemple 33177935210 pour encoder le numéro français 01.77.93.52.10.","condition_type":"S","condition":"CHIFFRES"},"1G":{"nom":"Présence d’un co-bénéficiaire de la prestation non mentionné dans le code","taille_min":1,"taille_max":1,"type":"Numérique","description":"Permet d’indiquer la présence d’un ou plusieurs co-bénéficiaires de la prestation non mentionnés dans le code.\n Cette donnée est représentée par un numérique : 0 = faux et 1 = vrai.","condition_type":"S","condition":"BINAIRE"},"1H":{"nom":"Présence d’un co-destinataire de la facture non mentionné dans le code","taille_min":1,"taille_max":1,"type":"Numérique","description":"Permet d’indiquer la présence d’un ou plusieurs co-destinataires de la facture non mentionnés dans le code.\n Cette donnée est représentée par un numérique : 0 = faux et 1 = vrai.","condition_type":"S","condition":"BINAIRE"},"1I":{"nom":"Ligne 1 de la norme adresse postale du co-bénéficiaire de la prestation.","taille_min":0,"taille_max":38,"type":"Alphanumérique","description":"Qualité – Nom – Prénom – éventuellement titre ou profession du co-bénéficiaire de la prestation. Les items Qualité, Nom et Prénom doivent être indiqués dans cet ordre et peuvent être séparés par le caractère ‘/’ pour faciliter leur lecture. Cette donnée est encodée en utilisant uniquement des lettres majuscules non accentuées [A-Z], des chiffres [0-9], des espaces et éventuellement des ‘/’ pour séparer les zones Qualité, Nom et Prénom. Dans le cas, d’un nom de société, il n’est pas nécessaire d’utiliser des séparateurs.","condition_type":"S","condition":"MAJ+CHIFFRES+ESPACE+SLASH"},"1J":{"nom":"Qualité et/ou titre du co-bénéficiaire de la prestation.","taille_min":0,"taille_max":38,"type":"Alphanumérique","description":"Cette donnée est encodée en utilisant uniquement des lettres majuscules non accentuées [A-Z] et des espaces.","condition_type":"S","condition":"MAJ+ESPACE"},"1K":{"nom":"Prénom du co-bénéficiaire de la prestation.","taille_min":0,"taille_max":38,"type":"Alphanumérique","description":"Cette donnée est encodée en utilisant uniquement des lettres majuscules non accentuées [A-Z] et des espaces.","condition_type":"S","condition":"MAJ+ESPACE"},"1L":{"nom":"Nom du co-bénéficiaire de la prestation.","taille_min":0,"taille_max":38,"type":"Alphanumérique","description":"Cette donnée est encodée en utilisant uniquement des lettres majuscules non accentuées [A-Z] et des espaces.","condition_type":"S","condition":"MAJ+ESPACE"},"1M":{"nom":"Ligne 1 de la norme adresse postale du co-destinataire de la facture.","taille_min":0,"taille_max":38,"type":"Alphanumérique","description":"Qualité – Nom – Prénom – éventuellement titre ou profession du co-destinataire de la facture. Les items Qualité, Nom et Prénom doivent être indiqués dans cet ordre et peuvent être séparés par le caractère ‘/’ pour faciliter leur lecture. Cette donnée est encodée en utilisant uniquement des lettres majuscules non accentuées [A-Z], des chiffres [0-9], des espaces et éventuellement des ‘/’ pour séparer les zones Qualité, Nom et Prénom. Dans le cas, d’un nom de société, il n’est pas nécessaire d’utiliser des séparateurs.","condition_type":"S","condition":"MAJ+CHIFFRES+ESPACE+SLASH"},"1N":{"nom":"Qualité et/ou titre du co-destinataire de la facture.","taille_min":0,"taille_max":38,"type":"Alphanumérique","description":"Cette donnée est encodée en utilisant uniquement des lettres majuscules non accentuées [A-Z] et des espaces.","condition_type":"S","condition":"MAJ+ESPACE"},"1O":{"nom":"Prénom du co-destinataire de la facture.","taille_min":0,"taille_max":38,"type":"Alphanumérique","description":"Cette donnée est encodée en utilisant uniquement des lettres majuscules non accentuées [A-Z] et des espaces.","condition_type":"S","condition":"MAJ+ESPACE"},"1P":{"nom":"Nom du co-destinataire de la facture.","taille_min":0,"taille_max":38,"type":"Alphanumérique","description":"Cette donnée est encodée en utilisant uniquement des lettres majuscules non accentuées [A-Z] et des espaces.","condition_type":"S","condition":"MAJ+ESPACE"},"2A":{"nom":"Ligne 5 de la norme adresse postale du destinataire de la facture","taille_min":0,"taille_max":38,"type":"Alphanumérique","description":"Mention de distribution (BP) suivie du libellé de la localité de destination dans le cas où celle-ci serait différente du libellé cedex lieu-dit ou hameau. Cette donnée est encodée en utilisant uniquement des lettres majuscules non accentuées [A-Z], des chiffres [0-9] et des espaces. Il faut utiliser les méthodes de compression définies en section 10.9 du document en cas de dépassement de la donnée.","condition_type":"S","condition":"MAJ+CHIFFRES"},"2B":{"nom":"Code postal ou code cedex du destinataire de la facture","taille_min":5,"taille_max":5,"type":"Numérique","description":"Compris dans la ligne 6 de la norme adresse postale. Cette donnée est encodée en utilisant uniquement des chiffres ou des espaces si la donnée n’est pas renseignée (par exemple, dans le cas d’un pays ne disposant pas de code postal).","condition_type":"S","condition":"CHIFFRES+ESPACE"},"2C":{"nom":"Localité de destination ou libellé cedex du destinataire de la facture","taille_min":0,"taille_max":32,"type":"Numérique","description":"Compris dans la ligne 6 de la norme adresse postale. Cette donnée est encodée en utilisant uniquement des lettres majuscules non accentuées [A-Z] et des espaces.","condition_type":"S","condition":"MAJ"},"2D":{"nom":"Pays du destinataire de la facture","taille_min":2,"taille_max":2,"type":"Alphanumérique","description":"Le pays est encodé en utilisant son code pays au format ISO3166-1 Alpha 2","condition_type":"S","condition":"MAJ"},"5A":{"nom":"Salaire brut du mois","taille_min":0,"taille_max":11,"type":"Numérique","description":"Cette donnée est encodée en utilisant uniquement des chiffres et une virgule [0-9,].","condition_type":"S","condition":"CHIFFRES+VIRGULE"},"5B":{"nom":"Cumul du salaire brut","taille_min":0,"taille_max":12,"type":"Numérique","description":"Cette donnée est encodée en utilisant uniquement des chiffres et une virgule [0-9,].","condition_type":"S","condition":"CHIFFRES+VIRGULE"},"5C":{"nom":"Salaire net","taille_min":0,"taille_max":11,"type":"Numérique","description":"Cette donnée est un nombre positif ou négatif. Elle est encodée en utilisant uniquement des chiffres [0-9], au plus une virgule et au plus un tiret [,-].","condition_type":"S","condition":"CHIFFRES+VIRGULE+TIRET"},"5D":{"nom":"Ligne 2 de la norme adresse postale de l’employeur","taille_min":0,"taille_max":38,"type":"Alphanumérique","description":"Cette donnée est encodée en utilisant uniquement des lettres majuscules non accentuées [A-Z], des chiffres [0-9] et des espaces. Il faut utiliser les méthodes de compression définies en section 10.9 du document en cas de dépassement de la donnée.","condition_type":"S","condition":"MAJ+CHIFFRES+ESPACE"},"5E":{"nom":"Ligne 3 de la norme adresse postale de l’employeur","taille_min":0,"taille_max":38,"type":"Alphanumérique","description":"Cette donnée est encodée en utilisant uniquement des lettres majuscules non accentuées [A-Z], des chiffres [0-9] et des espaces. Il faut utiliser les méthodes de compression définies en section 10.9 du document en cas de dépassement de la donnée.","condition_type":"S","condition":"MAJ+CHIFFRES+ESPACE"},"5F":{"nom":"Ligne 4 de la norme adresse postale de l’employeur","taille_min":0,"taille_max":38,"type":"Alphanumérique","description":"Numéro dans la voie + type et nom de la voie. Cette donnée est encodée en utilisant uniquement des lettres majuscules non accentuées [A-Z], des chiffres [0-9] et des espaces. Il faut utiliser les méthodes de compression définies en section 10.9 du document en cas de dépassement de la donnée.","condition_type":"S","condition":"MAJ+CHIFFRES+ESPACE"},"5G":{"nom":"Ligne 5 de la norme adresse postale de l’employeur","taille_min":0,"taille_max":38,"type":"Alphanumérique","description":"Mention de distribution (BP) suivie du libellé de la localité de destination dans le cas où celle-ci serait différente du libellé cedex lieu-dit ou hameau. Cette donnée est encodée en utilisant uniquement des lettres majuscules non accentuées [A-Z], des chiffres [0-9] et des espaces. Il faut utiliser les méthodes de compression définies en section 10.9 du document en cas de dépassement de la donnée.","condition_type":"S","condition":"MAJ+CHIFFRES"},"5H":{"nom":"Code postal ou code cedex de l’employeur","taille_min":5,"taille_max":5,"type":"Numérique","description":"Cette donnée est encodée en utilisant uniquement des chiffres ou des espaces si la donnée n’est pas renseignée (par exemple, dans le cas d’un pays ne disposant pas de code postal).","condition_type":"S","condition":"CHIFFRES+ESPACE"},"5I":{"nom":"Localité de destination ou libellé cedex de l’employeur","taille_min":0,"taille_max":32,"type":"Alphanumérique","description":"Compris dans la ligne 6 de la norme adresse postale. Cette donnée est encodée en utilisant uniquement des lettres majuscules non accentuées [A-Z] et des espaces.","condition_type":"S","condition":"MAJ"},"5J":{"nom":"Pays de l’employeur","taille_min":2,"taille_max":2,"type":"Alphanumérique","description":"Le pays est encodé en utilisant son code pays au format ISO3166-1 Alpha 2","condition_type":"S","condition":"MAJ"},"5K":{"nom":"Identifiant Cotisant Prestations Sociales","taille_min":0,"taille_max":50,"type":"Alphanumérique","description":"Correspond en France au numéro URSSAF, au format de 18 chiffres.","condition_type":"S","condition":"MAJ+CHIFFRES"},"5L":{"nom":"Numéro de SIRET ou RNA","taille_min":9,"taille_max":14,"type":"Alphanumérique","description":"Cette donnée est encodée en utilisant des lettres majuscules non accentuées [A-Z] et des chiffres [0-9].","condition_type":"S","condition":"MAJ+CHIFFRES"},"5M":{"nom":"Dénomination sociale","taille_min":0,"taille_max":38,"type":"Alphanumérique","description":"Cette donnée est encodée en utilisant des lettres majuscules non accentuées [A-Z], des chiffres [0-9] et des espaces.","condition_type":"S","condition":"MAJ+CHIFFRES+ESPACE"},"5N":{"nom":"Numéro de dossier d'autorisation de travail","taille_min":21,"taille_max":21,"type":"Numérique","description":"Cette donnée est encodée en utilisant uniquement des chiffres [0-9].","condition_type":"S","condition":"CHIFFRES"},"5O":{"nom":"Nom de l'employeur","taille_min":0,"taille_max":38,"type":"Alphabétique","description":"Cette donnée est encodée en utilisant des lettres majuscules non accentuées [A-Z] et des espaces.","condition_type":"S","condition":"MAJ+ESPACE"},"5P":{"nom":"Prénom de l'employeur","taille_min":0,"taille_max":20,"type":"Alphabétique","description":"Cette donnée est encodée en utilisant des lettres majuscules non accentuées [A-Z] et des espaces.","condition_type":"S","condition":"MAJ+ESPACE"},"5Q":{"nom":"Nom du déclarant","taille_min":0,"taille_max":38,"type":"Alphabétique","description":"Cette donnée est encodée en utilisant des lettres majuscules non accentuées [A-Z] et des espaces.","condition_type":"S","condition":"MAJ+ESPACE"},"5R":{"nom":"Prénom du déclarant","taille_min":0,"taille_max":20,"type":"Alphabétique","description":"Cette donnée est encodée en utilisant des lettres majuscules non accentuées [A-Z] et des espaces.","condition_type":"S","condition":"MAJ+ESPACE"},"5S":{"nom":"Fonction du déclarant","taille_min":0,"taille_max":40,"type":"Alphabétique","description":"Cette donnée est encodée en utilisant des lettres majuscules non accentuées [A-Z] et des espaces.","condition_type":"S","condition":"MAJ+ESPACE"},"5T":{"nom":"Type de contrat de travail","taille_min":1,"taille_max":1,"type":"Numérique","description":"Le type est encodé de la manière suivante : Encodage Signification\n 0 CDD\n 1 CDI\n 2 CTT\n 3 CAP","condition_type":"S","condition":"CONTRAT"},"5U":{"nom":"Durée du contrat","taille_min":0,"taille_max":12,"type":"Alphanumérique","description":"Cette donnée est encodée en utilisant des lettres majuscules non accentuées [A-Z], des chiffres [0-9] et des espaces.","condition_type":"S","condition":"MAJ+CHIFFRES+ESPACE"},"6A":{"nom":"Lieu de naissance","taille_min":0,"taille_max":32,"type":"Alphanumérique","description":"Cette donnée est encodée en utilisant uniquement des lettres majuscules non accentuées [A-Z], des chiffres [0-9] et des espaces.","condition_type":"S","condition":"MAJ+CHIFFRES+ESPACE"},"6B":{"nom":"Département du bureau émetteur","taille_min":3,"taille_max":3,"type":"Alphanumérique","description":"Cette donnée est encodée en utilisant uniquement des lettres majuscules non accentuées [A-Z] et des chiffres [0-9]","condition_type":"S","condition":"MAJ+CHIFFRES"},"6C":{"nom":"Pays de naissance","taille_min":2,"taille_max":2,"type":"Alphanumérique","description":"Le pays est encodé en utilisant son code pays au format ISO3166-1 Alpha 2","condition_type":"S","condition":"MAJ"},"6D":{"nom":"Nom et prénom du père","taille_min":0,"taille_max":60,"type":"Alphanumérique","description":"Les items Nom et Prénom doivent être indiqués dans cet ordre et peuvent être séparés par le caractère ‘/’ pour faciliter leur lecture. Cette donnée est encodée en utilisant uniquement des lettres majuscules non accentuées [A-Z], des chiffres [0-9], des espaces et éventuellement des ‘/’ pour séparer les zones Nom et Prénom.","condition_type":"S","condition":"MAJ+CHIFFRES+ESPACE+SLASH"},"6E":{"nom":"Nom et prénom de la mère","taille_min":0,"taille_max":60,"type":"Alphanumérique","description":"Les items Nom et Prénom doivent être indiqués dans cet ordre et peuvent être séparés par le caractère ‘/’ pour faciliter leur lecture. Cette donnée est encodée en utilisant uniquement des lettres majuscules non accentuées [A-Z], des chiffres [0-9], des espaces et éventuellement des ‘/’ pour séparer les zones Nom et Prénom.","condition_type":"S","condition":"MAJ+CHIFFRES+ESPACE+SLASH"},"6F":{"nom":"Machine Readable Zone (Zone de Lecture Automatique, ZLA)","taille_min":0,"taille_max":90,"type":"Alphanumérique","description":"&lt; pour séparer les champs mais encodé en C40 comme un espace. Cette donnée est encodée en utilisant des majuscules non accentuées, des chiffres et des espaces [AZ0-9 ].","condition_type":"S","condition":"MAJ+CHIFFRES+ESPACE"},"6G":{"nom":"Nom","taille_min":1,"taille_max":38,"type":"Alphanumérique","description":"Cette donnée est encodée en utilisant uniquement des lettres majuscules non accentuées [A-Z] et des espaces.","condition_type":"S","condition":"MAJ+ESPACE"},"6H":{"nom":"Civilité","taille_min":1,"taille_max":10,"type":"Alphanumérique","description":"Cette donnée est encodée en utilisant uniquement des lettres majuscules non accentuées [A-Z] et des espaces.","condition_type":"S","condition":"MAJ+ESPACE"},"6I":{"nom":"Pays émetteur","taille_min":2,"taille_max":2,"type":"Alphanumérique","description":"Le pays est encodé en utilisant son code pays au format ISO3166-1 Alpha 2","condition_type":"S","condition":"MAJ"},"6J":{"nom":"Type de document étranger","taille_min":1,"taille_max":1,"type":"Numérique","description":"Trois choix sont possibles : Encodage Signification 1 Attestation de dépôt d'une demande de titre de séjour 2 Attestation de prolongation d'instruction d'une demande de titre de séjour 3 Attestation favorable de décision d'une demande de titre de séjour 4 Attestation de dépôt d’un document de circulation pour étranger mineur 5 Document de circulation pour étranger mineur","condition_type":"S","condition":"SEJOUR"},"6K":{"nom":"Numéro de la demande de document étranger","taille_min":19,"taille_max":19,"type":"Numérique","description":"Cette donnée est encodée en utilisant uniquement des chiffres [0-9].","condition_type":"S","condition":"CHIFFRES"},"6L":{"nom":"Date de dépôt de la demande","taille_min":8,"taille_max":8,"type":"Alphanumérique","description":"Cette date est composée uniquement de 8 chiffres au format JJMMAAAA où JJ représente le jour dans le mois, MM le mois et AAAA l’année. Le jour et le numéro du mois sont encodés sur 2 chiffres préfixés par 0 si nécessaire.","condition_type":"F","condition":"DATE"},"6M":{"nom":"Catégorie du titre","taille_min":0,"taille_max":40,"type":"Alphabétique","description":"Cette donnée est encodée en utilisant uniquement des lettres majuscules non accentuées [A-Z] et des espaces.","condition_type":"S","condition":"MAJ+ESPACE"},"6N":{"nom":"Date de début de validité","taille_min":8,"taille_max":8,"type":"Numérique","description":"Cette date est composée uniquement de 8 chiffres au format JJMMAAAA où JJ représente le jour dans le mois, MM le mois et AAAA l’année. Le jour et le numéro du mois sont encodés sur 2 chiffres préfixés par 0 si nécessaire.","condition_type":"F","condition":"DATE"},"6O":{"nom":"Date de fin de validité","taille_min":8,"taille_max":8,"type":"Numérique","description":"Cette date est composée uniquement de 8 chiffres au format JJMMAAAA où JJ représente le jour dans le mois, MM le mois et AAAA l’année. Le jour et le numéro du mois sont encodés sur 2 chiffres préfixés par 0 si nécessaire.","condition_type":"F","condition":"DATE"},"6P":{"nom":"Autorisation","taille_min":0,"taille_max":40,"type":"Alphabétique","description":"Cette donnée est encodée en utilisant uniquement des lettres majuscules non accentuées [A-Z] et des espaces.","condition_type":"S","condition":"MAJ+ESPACE"},"6Q":{"nom":"Numéro d’étranger","taille_min":0,"taille_max":10,"type":"Alphanumérique","description":"Cette donnée est encodée en utilisant uniquement des lettres majuscules non accentuées [A-Z] et des chiffres [0-9].","condition_type":"S","condition":"MAJ+CHIFFRES"},"6R":{"nom":"Numéro de visa","taille_min":12,"taille_max":12,"type":"Alphanumérique","description":"Cette donnée est encodée en utilisant uniquement des lettres majuscules non accentuées [A-Z] et des chiffres [0-9].","condition_type":"S","condition":"MAJ+CHIFFRES"},"6S":{"nom":"Ligne 2 de l'adresse postale du domicile","taille_min":0,"taille_max":38,"type":"Alphanumérique","description":"Cette donnée est encodée en utilisant uniquement des lettres majuscules non accentuées [A-Z], des chiffres [0-9] et des espaces. Il faut utiliser les méthodes de compression définies en annexe 11 de la norme en cas de dépassement de la donnée","condition_type":"S","condition":"MAJ+CHIFFRES+ESPACE"},"6T":{"nom":"Ligne 3 de l'adresse postale du domicile","taille_min":0,"taille_max":38,"type":"Alphanumérique","description":"Cette donnée est encodée en utilisant uniquement des lettres majuscules non accentuées [A-Z], des chiffres [0-9] et des espaces. Il faut utiliser les méthodes de compression définies en annexe 11 de la norme en cas de dépassement de la donnée","condition_type":"S","condition":"MAJ+CHIFFRES+ESPACE"},"6U":{"nom":"Ligne 4 de l'adresse postale du domicile","taille_min":0,"taille_max":38,"type":"Alphanumérique","description":"Cette donnée est encodée en utilisant uniquement des lettres majuscules non accentuées [A-Z], des chiffres [0-9] et des espaces. Il faut utiliser les méthodes de compression définies en annexe 11 de la norme en cas de dépassement de la donnée","condition_type":"S","condition":"MAJ+CHIFFRES+ESPACE"},"6V":{"nom":"Ligne 5 de l'adresse postale du domicile","taille_min":0,"taille_max":38,"type":"Alphanumérique","description":"Cette donnée est encodée en utilisant uniquement des lettres majuscules non accentuées [A-Z], des chiffres [0-9] et des espaces. Il faut utiliser les méthodes de compression définies en annexe 11 de la norme en cas de dépassement de la donnée","condition_type":"S","condition":"MAJ+CHIFFRES+ESPACE"},"6W":{"nom":"Code postal ou code cedex de l'adresse postale du domicile","taille_min":5,"taille_max":5,"type":"Numérique","description":"Compris dans la ligne 6 de la norme adresse postale. Cette donnée est encodée en utilisant uniquement des chiffres ou des espaces si la donnée n’est pas renseignée (par exemple, dans le cas d’un pays ne disposant pas de code postal).","condition_type":"S","condition":"CHIFFRES+ESPACE"},"6X":{"nom":"Commune de l'adresse postale du domicile","taille_min":0,"taille_max":32,"type":"Alphabétique","description":"Compris dans la ligne 6 de la norme adresse postale. Cette donnée est encodée en utilisant uniquement des lettres majuscules non accentuées [A-Z] et des espaces.","condition_type":"S","condition":"MAJ+ESPACE"},"6Y":{"nom":"Code pays de l'adresse postale du domicile","taille_min":2,"taille_max":2,"type":"Alphabétique","description":"Le pays est encodé en utilisant son code pays au format ISO3166-1 Alpha 2","condition_type":"S","condition":"MAJ"},"6Z":{"nom":"Numéro d'étranger de l'autorisation de travail","taille_min":9,"taille_max":11,"type":"Alphanumérique","description":"Cette donnée est encodée en utilisant des lettres majuscules non accentuées [A-Z] et des chiffres [0-9].","condition_type":"S","condition":"MAJ+CHIFFRES"},"7A":{"nom":"Code postal du domicile du défunt","taille_min":5,"taille_max":5,"type":"Numérique","description":"Cette donnée est encodée en utilisant uniquement des chiffres ou des espaces si la donnée n’est pas renseignée (par exemple, dans le cas d’un pays ne disposant pas de code postal).","condition_type":"S","condition":"CHIFFRES+ESPACE"},"7B":{"nom":"Commune du domicile du défunt","taille_min":0,"taille_max":45,"type":"Alphanumérique","description":"Cette donnée est encodée en utilisant uniquement des lettres majuscules non accentuées [A-Z] et des espaces. Les noms composés sont séparés par un espace.","condition_type":"S","condition":"MAJ+ESPACE"},"7C":{"nom":"Obstacle médico-légal","taille_min":1,"taille_max":1,"type":"Numérique","description":"Cette donnée est représentée par un numérique : 0 = faux et 1 = vrai.","condition_type":"S","condition":"BINAIRE"},"7D":{"nom":"Mise en bière","taille_min":1,"taille_max":1,"type":"Alphanumérique","description":"Cette donnée est représentée par un caractère : O = Pas de mise en bière, S = Mise en bière dans un cercueil simple, H = Mise en bière dans un cercueil hermétique.","condition_type":"S","condition":"BIERE"},"7E":{"nom":"Obstacle aux soins de conservation","taille_min":1,"taille_max":1,"type":"Numérique","description":"Cette donnée est représentée par un numérique : 0 = faux et 1 = vrai","condition_type":"S","condition":"BINAIRE"},"7F":{"nom":"Obstacle aux dons du corps","taille_min":1,"taille_max":1,"type":"Numérique","description":"Cette donnée est représentée par un numérique : 0 = faux et 1 = vrai","condition_type":"S","condition":"BINAIRE"},"7G":{"nom":"Recherche de la cause du décès","taille_min":1,"taille_max":1,"type":"Numérique","description":"Cette donnée est représentée par un numérique : 0 = faux et 1 = vrai","condition_type":"S","condition":"BINAIRE"},"7H":{"nom":"Délai de transport du corps","taille_min":2,"taille_max":2,"type":"Alphanumérique","description":"L’entier correspondant à cette donnée est encodée en hexadécimal préfixé par des 0 si nécessaire. Cette donnée est encodée en utilisant [0-9A-F].","condition_type":"S","condition":"HEXA"},"7I":{"nom":"Prothèse avec pile","taille_min":1,"taille_max":1,"type":"Numérique","description":"Cette donnée est représentée par un numérique : 0 = faux et 1 = vrai","condition_type":"S","condition":"BINAIRE"},"7J":{"nom":"Retrait de la pile de prothèse","taille_min":1,"taille_max":1,"type":"Numérique","description":"Cette donnée est représentée par un numérique : 0 = faux et 1 = vrai","condition_type":"S","condition":"BINAIRE"},"7K":{"nom":"Code NNC","taille_min":13,"taille_max":13,"type":"Alphanumérique","description":"Cette donnée est encodée en utilisant uniquement des lettres majuscules non accentuées [A-Z] et des chiffres [0-9].","condition_type":"S","condition":"MAJ+CHIFFRES"},"7L":{"nom":"Code Finess de l'organisme agréé","taille_min":9,"taille_max":9,"type":"Alphanumérique","description":"Cette donnée est encodée en utilisant uniquement des lettres majuscules non accentuées [A-Z] et des chiffres [0-9].","condition_type":"S","condition":"MAJ+CHIFFRES"},"7M":{"nom":"Identification du médecin","taille_min":0,"taille_max":64,"type":"Alphanumérique","description":"Cette donnée contient soit un nom/prénom de médecin, soit un code d’identification du médecin. Cette donnée est encodée en utilisant uniquement des lettres majuscules non accentuées [A-Z], des chiffres [0-9] et des espaces.","condition_type":"S","condition":"MAJ+CHIFFRES+ESPACE"},"7N":{"nom":"Lieu de validation du certificat de décès","taille_min":0,"taille_max":128,"type":"Alphanumérique","description":"Cette donnée contient la localisation de la signature du certificat de décès dont le format est variable : par exemple une adresse complète, un nom de commune, un nom d’établissement, etc. Cette donnée est encodée en utilisant uniquement des lettres majuscules non accentuées [A-Z], des chiffres [0-9] et des espaces.","condition_type":"S","condition":"MAJ+CHIFFRES+ESPACE"},"7O":{"nom":"Certificat de décès supplémentaire","taille_min":1,"taille_max":1,"type":"Numérique","description":"Cette donnée indique si une copie du certificat de décès a été fournie. Cette donnée est représentée par un numérique : 0 = faux et 1 = vrai.","condition_type":"S","condition":"BINAIRE"},"A0":{"nom":"Pays ayant émis l’immatriculation du véhicule.","taille_min":2,"taille_max":2,"type":"Alphanumérique","description":"Le pays est encodé en utilisant son code pays au format ISO3166-1 Alpha 2","condition_type":"S","condition":"MAJ"},"A1":{"nom":"Immatriculation du véhicule","taille_min":0,"taille_max":17,"type":"Alphanumérique","description":"Cette donnée correspond au champ A du certificat d’immatriculation. Cette donnée est encodée en utilisant uniquement des lettres majuscules non accentuées [A-Z], des chiffres [0-9], des espaces ou des tirets ‘-‘.","condition_type":"S","condition":"MAJ+CHIFFRES+ESPACE+TIRET"},"A2":{"nom":"Marque du véhicule.","taille_min":0,"taille_max":17,"type":"Alphanumérique","description":"Cette donnée correspond au champ D.1 du certificat d’immatriculation. Cette donnée est encodée en utilisant uniquement des lettres majuscules non accentuées [A-Z], des chiffres [0-9] ou des espaces.","condition_type":"S","condition":"MAJ+CHIFFRES+ESPACE"},"A3":{"nom":"Nom commercial du véhicule.","taille_min":0,"taille_max":17,"type":"Alphanumérique","description":"Cette donnée correspond au champ D.1 du certificat d’immatriculation. Cette donnée est encodée en utilisant uniquement des lettres majuscules non accentuées [A-Z], des chiffres [0-9] ou des espaces.","condition_type":"S","condition":"MAJ+CHIFFRES+ESPACE"},"A4":{"nom":"Numéro de série du véhicule (VIN).","taille_min":17,"taille_max":17,"type":"Alphanumérique","description":"Cette donnée correspond au champ E du certificat d’immatriculation. Cette donnée est encodée en utilisant uniquement des lettres majuscules non accentuées [A-Z] et des chiffres [0-9]. Des espaces peuvent être utilisés pour suffixer les numéros de série ayant une taille inférieure à la taille du champ.","condition_type":"S","condition":"MAJ+CHIFFRES+ESPACE"},"A5":{"nom":"Catégorie du véhicule.","taille_min":3,"taille_max":3,"type":"Alphanumérique","description":"Cette donnée est extraite du champ J du certificat d’immatriculation. Cette donnée est encodée en utilisant uniquement des lettres majuscules non accentuées [A-Z], des chiffres [0-9] et des espaces.","condition_type":"S","condition":"MAJ+CHIFFRES+ESPACE"},"A6":{"nom":"Carburant.","taille_min":2,"taille_max":2,"type":"Alphanumérique","description":"Cette donnée est extraite du champ P.3 du certificat d’immatriculation. Cette donnée est encodée en utilisant uniquement des lettres majuscules non accentuées [A-Z] et des chiffres [0-9].","condition_type":"S","condition":"MAJ+CHIFFRES"},"A7":{"nom":"Taux d’émission de CO2 du véhicule (en g/km).","taille_min":3,"taille_max":3,"type":"Alphanumérique","description":"Cette donnée correspond au champ V.7 du certificat d’immatriculation. L’entier correspondant à cette donnée est encodée en hexadécimal préfixé par des 0 si nécessaire. Cette donnée est encodée en utilisant [0-9A-F].","condition_type":"S","condition":"HEXA"},"A8":{"nom":"Indication de la classe environnementale de réception CE.","taille_min":0,"taille_max":12,"type":"Alphanumérique","description":"Cette donnée est extraite du champ V.9 du certificat d’immatriculation. Cette donnée est encodée en utilisant uniquement des lettres majuscules non accentuées [A-Z], des chiffres [0-9], des espaces et des barres obliques ‘/’.","condition_type":"S","condition":"MAJ+CHIFFRES+ESPACE+SLASH"},"A9":{"nom":"Classe d’émission polluante.","taille_min":3,"taille_max":3,"type":"Alphanumérique","description":"Le champ classe d’émission polluante contient un agrégat de 3 valeurs chacune encodée sur un caractère alphanumérique majuscules sans accents dans l’ordre suivant : Le premier caractère indique la version de la spécification concernant la classe d’émission polluante. Actuellement, deux versions sont définies et autorisées : la version initiale à 0 et la version 1 (pouvant être utilisé dans le certificat de qualité de l’air v2). Le second caractère indique la classe du véhicule lui-même Le troisième caractère indique le motif de sur-classement du véhicule. Pour la version initiale, les valeurs possibles pour la classe du véhicule (du moins polluant au plus polluant) sont les suivantes : Encodage Signification E Véhicule électrique 1 Classe 1 2 Classe 2 3 Classe 3 4 Classe 4 5 Classe 5 6 Classe 6 La version initiale ne définit aucun motif de sur-classement du véhicule, donc la seule valeur autorisée est 0 indiquant l’absence de motif. Dans le cadre de la version 1, seule la valeur autorisée est 0 également, mais le motif de sur-classement doit être précisé dans un champ supplémentaire dont l’ID est AM.","condition_type":"F","condition":"CLASSE_VEHICULE"},"AA":{"nom":"Date de première immatriculation du véhicule.","taille_min":8,"taille_max":8,"type":"Numérique","description":"Cette donnée correspond au champ B du certificat d’immatriculation. Cette date est composée uniquement de 8 chiffres au format JJMMAAAA où JJ représente le jour dans le mois, MM le mois et AAAA l’année. Le jour et le numéro du mois sont encodés sur 2 chiffres préfixés par 0 si nécessaire.","condition_type":"F","condition":"DATE"},"AB":{"nom":"Type de lettre","taille_min":0,"taille_max":8,"type":"Alphanumérique","description":"Caractères autorisés (A-Z0-9)","condition_type":"S","condition":"MAJ+CHIFFRES"},"AC":{"nom":"N° Dossier","taille_min":0,"taille_max":19,"type":"Alphanumérique","description":"Caractères autorisés (A-Z0-9)","condition_type":"S","condition":"MAJ+CHIFFRES"},"AD":{"nom":"Date Infraction","taille_min":4,"taille_max":4,"type":"Alphanumérique","description":"Date de l’infraction (nombre de jours après le 01/01/2000 encodée en hexadécimal).","condition_type":"S","condition":"HEXA"},"AE":{"nom":"Heure de l’infraction","taille_min":4,"taille_max":4,"type":"Numérique","description":"Heure au format HHmm éventuellement préfixé par des 0.","condition_type":"F","condition":"HEURE"},"AF":{"nom":"Nombre de points retirés lors de l’infraction","taille_min":1,"taille_max":1,"type":"Alphanumérique","description":"Valeur entre 0 à 35 points. Encodée en base 36 (0-9A-Z)","condition_type":"S","condition":"MAJ+CHIFFRES"},"AG":{"nom":"Solde de points","taille_min":1,"taille_max":1,"type":"Alphanumérique","description":"Valeur entre 0 à 35 points. Encodée en base 36 (0-9A-Z)","condition_type":"S","condition":"MAJ+CHIFFRES"},"AH":{"nom":"Numéro de la carte","taille_min":0,"taille_max":30,"type":"Alphanumérique","description":"Cette donnée est encodée en utilisant uniquement des lettres majuscules non accentuées [A-Z] et des chiffres [0-9].","condition_type":"S","condition":"MAJ+CHIFFRES"},"AI":{"nom":"Date d’expiration initiale","taille_min":8,"taille_max":8,"type":"Numérique","description":"Cette date est composée uniquement de 8 chiffres au format JJMMAAAA où JJ représente le jour dans le mois, MM le mois et AAAA l’année. Le jour et le numéro du mois sont encodés sur 2 chiffres préfixés par 0 si nécessaire.","condition_type":"F","condition":"DATE"},"AJ":{"nom":"Numéro EVTC","taille_min":13,"taille_max":13,"type":"Alphanumérique","description":"Cette donnée est encodée en utilisant uniquement des lettres majuscules non accentuées [A-Z] et des chiffres [0-9].","condition_type":"S","condition":"MAJ+CHIFFRES"},"AK":{"nom":"K Numéro de macaron","taille_min":7,"taille_max":7,"type":"Numérique","description":"Cette donnée est encodée en utilisant uniquement des chiffres [0-9]. La valeur numérique est préfixée par des 0 si nécessaire.","condition_type":"S","condition":"CHIFFRES"},"AL":{"nom":"Numéro de la carte","taille_min":11,"taille_max":11,"type":"Alphanumérique","description":"Cette donnée est encodée en utilisant uniquement des lettres majuscules non accentuées [A-Z] et des chiffres [0-9].","condition_type":"S","condition":"MAJ+CHIFFRES"},"AM":{"nom":"Motif de sur-classement","taille_min":0,"taille_max":5,"type":"Alphanumérique","description":"Cette donnée est encodée en utilisant uniquement des lettres majuscules non accentuées [A-Z], des chiffres [0-9] et des espaces. Lorsque ce champ est présent mais vide, cela signifie qu’il n’y a aucun motif de sur-classement.","condition_type":"S","condition":"MAJ+CHIFFRES+ESPACE"},"AN":{"nom":"Kilométrage","taille_min":8,"taille_max":8,"type":"Numérique","description":"Cette donnée est encodée en utilisant uniquement des chiffres [0-9]. La valeur numérique est préfixée par des 0 si nécessaire.","condition_type":"S","condition":"CHIFFRES"},"AO":{"nom":"Numéro d’identification","taille_min":6,"taille_max":6,"type":"Numérique","description":"L’entier correspondant à cette donnée est encodée en décimal préfixé par des 0 si nécessaire. Cette donnée est encodée en utilisant [0-9].","condition_type":"S","condition":"CHIFFRES"},"AP":{"nom":"Type d’engin","taille_min":0,"taille_max":60,"type":"Alphabétique","description":"Cette donnée est encodée en utilisant uniquement des lettres majuscules non accentuées [A-Z] et des espaces.","condition_type":"S","condition":"MAJ+ESPACE"},"AQ":{"nom":"Numéro de série","taille_min":0,"taille_max":25,"type":"Alphanumérique","description":"Cette donnée est encodée en utilisant des lettres majuscules non accentuées [A-Z] et des chiffres [0-9].","condition_type":"S","condition":"MAJ+CHIFFRES"},"AR":{"nom":"Modèle","taille_min":0,"taille_max":35,"type":"Alphabétique","description":"Cette donnée est encodée en utilisant des lettres majuscules non accentuées [A-Z], des chiffres [0-9] et des espaces.","condition_type":"S","condition":"MAJ+CHIFFRES+ESPACE"},"AS":{"nom":"Couleur dominante","taille_min":0,"taille_max":10,"type":"Alphabétique","description":"Cette donnée est encodée en utilisant uniquement des lettres majuscules non accentuées [A-Z] et des espaces.","condition_type":"S","condition":"MAJ+ESPACE"},"AT":{"nom":"Type de propriétaire","taille_min":1,"taille_max":1,"type":"Numérique","description":"Deux choix sont possibles : • 1 = Personne physique • 2 = Personne morale","condition_type":"S","condition":"PROPRIETAIRE"},"AU":{"nom":"Ligne 2 de l'adresse postale du propriétaire","taille_min":0,"taille_max":38,"type":"Alphanumérique","description":"Cette donnée est encodée en utilisant uniquement des lettres majuscules non accentuées [A-Z], des chiffres [0-9] et des espaces. Il faut utiliser les méthodes de compression définies en annexe 11 de la norme en cas de dépassement de la donnée","condition_type":"S","condition":"MAJ+CHIFFRES+ESPACE"},"AV":{"nom":"Ligne 3 de l'adresse postale du propriétaire","taille_min":0,"taille_max":38,"type":"Alphanumérique","description":"Cette donnée est encodée en utilisant uniquement des lettres majuscules non accentuées [A-Z], des chiffres [0-9] et des espaces. Il faut utiliser les méthodes de compression définies en annexe 11 de la norme en cas de dépassement de la donnée.","condition_type":"S","condition":"MAJ+CHIFFRES+ESPACE"},"AW":{"nom":"Ligne 4 de l'adresse postale du propriétaire","taille_min":0,"taille_max":38,"type":"Alphanumérique","description":"Numéro dans la voie + type et nom de la voie. Cette donnée est encodée en utilisant uniquement des lettres majuscules non accentuées [A-Z], des chiffres [0-9] et des espaces. Il faut utiliser les méthodes de compression définies en annexe 11 de la norme en cas de dépassement de la donnée.","condition_type":"S","condition":"MAJ+CHIFFRES+ESPACE"},"AX":{"nom":"Ligne 5 de l'adresse postale du propriétaire","taille_min":0,"taille_max":38,"type":"Alphanumérique","description":"Mention de distribution (BP) suivie du libellé de la localité de destination dans le cas où celle-ci serait différente du libellé cedex lieu-dit ou hameau. Cette donnée est encodée en utilisant uniquement des lettres majuscules non accentuées [A-Z], des chiffres [0-9] et des espaces. Il faut utiliser les méthodes de compression définies en annexe 11 de la norme en cas de dépassement de la donnée.","condition_type":"S","condition":"MAJ+CHIFFRES"},"AY":{"nom":"Code postal ou code cedex de l'adresse postale du propriétaire","taille_min":5,"taille_max":5,"type":"Numérique","description":"Compris dans la ligne 6 de la norme adresse postale. Cette donnée est encodée en utilisant uniquement des chiffres ou des espaces si la donnée n’est pas renseignée (par exemple, dans le cas d’un pays ne disposant pas de code postal).","condition_type":"S","condition":"CHIFFRES+ESPACE"},"AZ":{"nom":"Commune de l'adresse postale du propriétaire","taille_min":0,"taille_max":32,"type":"Alphabétique","description":"Compris dans la ligne 6 de la norme adresse postale. Cette donnée est encodée en utilisant uniquement des lettres majuscules non accentuées [A-Z] et des espaces.","condition_type":"S","condition":"MAJ+ESPACE"},"B0":{"nom":"Liste des prénoms","taille_min":0,"taille_max":60,"type":"Alphanumérique","description":"Les prénoms composés sont séparés par un espace. Les différents prénoms sont séparés par '/'. Cette donnée est encodée en utilisant uniquement des lettres majuscules non accentuées [A-Z], des espaces et des '/' s'il y a plusieurs prénoms (au maximum 6).","condition_type":"S","condition":"MAJ+ESPACE+SLASH"},"B1":{"nom":"Prénom","taille_min":0,"taille_max":20,"type":"Alphanumérique","description":"Ce champ correspond au premier prénom de l'état civil ou au prénom d'usage. Les prénoms composés sont séparés par un espace. Cette donnée est encodée en utilisant uniquement des lettres majuscules non accentuées [A-Z] et des espaces.","condition_type":"S","condition":"MAJ+ESPACE"},"B2":{"nom":"Nom patronymique","taille_min":0,"taille_max":38,"type":"Alphanumérique","description":"Cette donnée est encodée en utilisant uniquement des lettres majuscules non accentuées [A-Z] et des espaces. Les noms composés sont séparés par un espace.","condition_type":"S","condition":"MAJ+ESPACE"},"B3":{"nom":"Nom d'usage","taille_min":0,"taille_max":38,"type":"Alphanumérique","description":"Cette donnée est encodée en utilisant uniquement des lettres majuscules non accentuées [A-Z] et des espaces. Les noms composés sont séparés par un espace.","condition_type":"S","condition":"MAJ+ESPACE"},"B4":{"nom":"Nom d'épouse/époux","taille_min":0,"taille_max":38,"type":"Alphanumérique","description":"Cette donnée est encodée en utilisant uniquement des lettres majuscules non accentuées [A-Z] et des espaces. Les noms composés sont séparés par un espace.","condition_type":"S","condition":"MAJ+ESPACE"},"B5":{"nom":"Nationalité","taille_min":0,"taille_max":2,"type":"Alphanumérique","description":"Le pays est encodé en utilisant son code pays au format ISO3166-1 Alpha 2","condition_type":"S","condition":"MAJ"},"B6":{"nom":"Genre","taille_min":1,"taille_max":1,"type":"Alphanumérique","description":"Genre masculin (M) ou féminin (F) ou autre (X).","condition_type":"S","condition":"GENRE+GENRE_AUTRE"},"B7":{"nom":"Date de naissance","taille_min":8,"taille_max":8,"type":"Numérique","description":"Cette date est composée uniquement de 8 chiffres au format JJMMAAAA où JJ représente le jour dans le mois, MM le mois et AAAA l'année. Le jour et le numéro du mois sont encodés sur 2 chiffres préfixés par 0 si nécessaire. Lorsque le jour ou le jour et le mois ne sont pas connus, leurs valeurs sont remplacées par 00.","condition_type":"F","condition":"DATE"},"B8":{"nom":"Lieu de naissance","taille_min":0,"taille_max":32,"type":"Alphanumérique","description":"Cette donnée est encodée en utilisant uniquement des lettres majuscules non accentuées [A-Z], des chiffres [0-9] et des espaces.","condition_type":"S","condition":"MAJ+CHIFFRES+ESPACE"},"B9":{"nom":"Pays de naissance","taille_min":2,"taille_max":2,"type":"Alphanumérique","description":"Le pays est encodé en utilisant son code pays au format ISO3166-1 Alpha 2","condition_type":"S","condition":"MAJ"},"BA":{"nom":"Mention obtenue","taille_min":1,"taille_max":1,"type":"Numérique","description":"0 aucune 1 Passable 2 Assez Bien 3 Bien 4 Très Bien 5 Très Honorable 6 Félicitations du jury","condition_type":"S","condition":"MENTIONS"},"BB":{"nom":"Numéro ou code d'identification de l'étudiant","taille_min":0,"taille_max":50,"type":"Alphanumérique","description":"Correspond en France au numéro INE, ou à défaut d'un numéro interne à l'établissement mentionné sur le diplôme. Cette donnée est encodée en utilisant uniquement des lettres majuscules non accentuées [A-Z], des chiffres [0-9] et des espaces.","condition_type":"S","condition":"MAJ+CHIFFRES+ESPACE"},"BC":{"nom":"Numéro du diplôme","taille_min":0,"taille_max":20,"type":"Alphanumérique","description":"Cette donnée est encodée en utilisant uniquement des lettres majuscules non accentuées [A-Z], des chiffres [0-9] et des espaces.","condition_type":"S","condition":"MAJ+CHIFFRES+ESPACE"},"BD":{"nom":"Niveau du diplôme selon la classification CEC","taille_min":1,"taille_max":1,"type":"Numérique","description":"Entre autres: Bac=4, BTS/DUT=5, Licence=6, Master=7, Doctorat=8","condition_type":"S","condition":"DIPLOME"},"BE":{"nom":"Crédits ECTS obtenus","taille_min":3,"taille_max":3,"type":"Numérique","description":"Entier positif.","condition_type":"S","condition":"CHIFFRES"},"BF":{"nom":"Année universitaire","taille_min":3,"taille_max":3,"type":"Numérique","description":"Pour l’année 2015-2016, l’année 2016 est encodée dans le champ au format hexadécimal. Les caractères encodés autorisés sont donc les chiffres [0-9] et les lettres [A-F].","condition_type":"S","condition":"HEXA"},"BG":{"nom":"Type de diplôme","taille_min":2,"taille_max":2,"type":"Alphanumérique","description":"Type de diplôme :\nBR = Brevet des Collèges\nCA = Certificat d'Aptitude Professionnelle (CAP)\nBE = Brevet d'Etudes Professionnelles (BEP)\nBA = Baccalauréat Général\nBP = Baccalauréat Professionnel\nBS = Baccalauréat Technologique\nBT = Brevet Technicien Supérieur (BTS)\nDU = Diplôme Universitaire de Technologie (DUT)\nLC = Licence\nLP = Licence Professionnelle\nDE = Diplôme Européen d'Etudes Supérieures (DEES)\nMA = Master\nMB = Maîtrise en Administration des Affaires (MBA)\nIN = Diplôme d'Ingénieur\nDR = Doctorat","condition_type":"F","condition":"DIPLOME_TYPE"},"BH":{"nom":"Domaine","taille_min":0,"taille_max":30,"type":"Alphanumérique","description":"Cette donnée est encodée en utilisant uniquement des lettres majuscules non accentuées [A-Z], des chiffres [0-9] et des espaces.","condition_type":"S","condition":"MAJ+CHIFFRES+ESPACE"},"BI":{"nom":"Mention","taille_min":0,"taille_max":30,"type":"Alphanumérique","description":"Cette donnée est encodée en utilisant uniquement des lettres majuscules non accentuées [A-Z], des chiffres [0-9] et des espaces.","condition_type":"S","condition":"MAJ+CHIFFRES+ESPACE"},"BJ":{"nom":"Spécialité","taille_min":0,"taille_max":30,"type":"Alphanumérique","description":"Cette donnée est encodée en utilisant uniquement des lettres majuscules non accentuées [A-Z], des chiffres [0-9] et des espaces.","condition_type":"S","condition":"MAJ+CHIFFRES+ESPACE"},"BK":{"nom":"Numéro de l'Attestation de versement de la CVE","taille_min":0,"taille_max":30,"type":"Alphanumérique","description":"Cette donnée est encodée en utilisant uniquement des lettres majuscules non accentuées [A-Z], des chiffres [0-9] et des tirets [-].","condition_type":"S","condition":"MAJ+CHIFFRES+TIRET"},"C0":{"nom":"Genre du vendeur","taille_min":1,"taille_max":1,"type":"Alphanumérique","description":"Genre masculin (M) ou féminin (F).","condition_type":"S","condition":"GENRE"},"C1":{"nom":"Nom patronymique du vendeur","taille_min":0,"taille_max":38,"type":"Alphanumérique","description":"Cette donnée est encodée en utilisant uniquement des lettres majuscules non accentuées [A-Z] et des espaces. Les noms composés sont séparés par un espace.","condition_type":"S","condition":"MAJ+ESPACE"},"C2":{"nom":"Prénom du vendeur","taille_min":0,"taille_max":20,"type":"Alphanumérique","description":"Cette donnée est encodée en utilisant uniquement des lettres majuscules non accentuées [A-Z] et des espaces. Les prénoms composés sont séparés par un espace.","condition_type":"S","condition":"MAJ+ESPACE"},"C3":{"nom":"Date et heure de la cession","taille_min":12,"taille_max":12,"type":"Numérique","description":"Cette date est composée uniquement de 12 chiffres au format JJMMAAAAHHmm où JJ représente le jour dans le mois, MM le mois, AAAA l’année, HH l’heure et mm les minutes. Le jour, le numéro du mois, l’heure et les minutes sont encodés sur 2 chiffres préfixés par 0 si nécessaire.","condition_type":"F","condition":"DATEHEURE"},"C4":{"nom":"Date de la signature du vendeur","taille_min":8,"taille_max":8,"type":"Numérique","description":"Cette date est composée uniquement de 8 chiffres au format JJMMAAAA où JJ représente le jour dans le mois, MM le mois et AAAA l’année. Le jour et le numéro du mois sont encodés sur 2 chiffres préfixés par 0 si nécessaire. Lorsque le jour ou le jour et le mois ne sont pas connus, leurs valeurs sont remplacées par 00.","condition_type":"F","condition":"DATE_INCONNUE"},"C5":{"nom":"Genre de l’acheteur","taille_min":1,"taille_max":1,"type":"Alphanumérique","description":"Genre masculin (M) ou féminin (F).","condition_type":"S","condition":"GENRE"},"C6":{"nom":"Nom patronymique de l’acheteur","taille_min":0,"taille_max":38,"type":"Alphanumérique","description":"Cette donnée est encodée en utilisant uniquement des lettres majuscules non accentuées [A-Z] et des espaces. Les noms composés sont séparés par un espace.","condition_type":"S","condition":"MAJ+ESPACE"},"C7":{"nom":"Prénom de l’acheteur","taille_min":0,"taille_max":20,"type":"Alphanumérique","description":"Cette donnée est encodée en utilisant uniquement des lettres majuscules non accentuées [A-Z] et des espaces. Les prénoms composés sont séparés par un espace.","condition_type":"S","condition":"MAJ+ESPACE"},"C8":{"nom":"Ligne 4 de la norme adresse postale du domicile de l’acheteur","taille_min":0,"taille_max":38,"type":"Alphanumérique","description":"Numéro dans la voie + type et nom de la voie. Cette donnée est encodée en utilisant uniquement des lettres majuscules non accentuées [A-Z], des chiffres [0-9] et des espaces. Il faut utiliser les méthodes de compression définies en section 10.9 du document en cas de dépassement de la donnée.","condition_type":"S","condition":"MAJ+CHIFFRES+ESPACE"},"C9":{"nom":"Code postal ou code cedex du domicile de l’acheteur","taille_min":5,"taille_max":5,"type":"Numérique","description":"Compris dans la ligne 6 de la norme adresse postale. Cette donnée est encodée en utilisant uniquement des chiffres ou des espaces si la donnée n’est pas renseignée (par exemple, dans le cas d’un pays ne disposant pas de code postal).","condition_type":"S","condition":"CHIFFRES+ESPACE"},"CA":{"nom":"Commune du domicile de l’acheteur","taille_min":0,"taille_max":45,"type":"Alphanumérique","description":"Cette donnée est encodée en utilisant uniquement des lettres majuscules non accentuées [A-Z] et des espaces. Les noms composés sont séparés par un espace.","condition_type":"S","condition":"MAJ+ESPACE"},"CB":{"nom":"N° d’enregistrement","taille_min":10,"taille_max":10,"type":"Numérique","description":"Cette donnée est encodée en utilisant uniquement des chiffres [0-9]. La valeur numérique est préfixée par des 0 si nécessaire.","condition_type":"S","condition":"CHIFFRES"},"CC":{"nom":"Date et heure d'enregistrement dans le SIV","taille_min":12,"taille_max":12,"type":"Numérique","description":"Cette date est composée uniquement de 12 chiffres au format JJMMAAAAHHmm où JJ représente le jour dans le mois, MM le mois, AAAA l’année, HH l’heure et mm les minutes. Le jour, le numéro du mois, l’heure et les minutes sont encodés sur 2 chiffres préfixés par 0 si nécessaire.","condition_type":"F","condition":"DATEHEURE"},"D0":{"nom":"Référence RTC","taille_min":17,"taille_max":17,"type":"Alphanumérique","description":"Référence unique du document RTC (Renseignement Tarifaire Contraignant)\r\nCette donnée est encodée en utilisant uniquement des lettres majuscules non accentuées [A-Z], des chiffres [0-9] et le caractère '-' pour séparer les sous-champs. Le format de ce champ est : XX-XXX-XXXX-XXXXX\r\nEx : FR-BTI-2020-XXXXX","condition_type":"S","condition":"MAJ+CHIFFRES+TIRET"},"D1":{"nom":"Nom du titulaire","taille_min":0,"taille_max":50,"type":"Alphanumérique","description":"Cette donnée est encodée en utilisant uniquement des lettres majuscules non accentuées [A-Z], des espaces (‘ ’), des tirets (' - '), des apostrophes (' ' ') et des points (‘.’).","condition_type":"S","condition":"MAJ+TIRET+POINT+ESPACE+APOSTROPHE"},"D2":{"nom":"EORI","taille_min":0,"taille_max":20,"type":"Alphanumérique","description":"L’EORI (Economic Operator Registration and Identification) est encodé en utilisant uniquement des lettres majuscules non accentuées [A-Z] et des chiffres [0-9].\nLe format exact est : Code Pays sur 2 car + n car numériques\nLe code pays respecte la norme ISO 3166-1 Alpha 2\nNB : un opérateur étranger pouvant déposer une demande de RTC en France, il incombe d'élargir la taille du EORI (fixé à 17 car en France)","condition_type":"S","condition":"MAJ+CHIFFRES"},"D3":{"nom":"Date de début de validité","taille_min":8,"taille_max":8,"type":"Numérique","description":"Date de début de validité du document.\r\nCette date est composée uniquement de 8 chiffres au format AAAAMMMJJ où AAAA représente l’année, MM le mois et JJ le jour. Le numéro de mois et le jour sont encodés sur 2 chiffres préfixés par 0 si nécessaire.","condition_type":"F","condition":"AAAAMMJJ"},"D4":{"nom":"Date de fin de validité","taille_min":8,"taille_max":8,"type":"Numérique","description":"Date de début de validité du document.\r\nCette date est composée uniquement de 8 chiffres au format AAAAMMMJJ où AAAA représente l’année, MM le mois et JJ le jour. Le numéro de mois et le jour sont encodés sur 2 chiffres préfixés par 0 si nécessaire.","condition_type":"F","condition":"AAAAMMJJ"},"D5":{"nom":"Code marchandise","taille_min":8,"taille_max":10,"type":"Alphanumérique","description":"Code de la marchandise importée.\r\nCette donnée est encodée en utilisant uniquement des lettres majuscules non accentuées [A-Z] et des chiffres [0-9]","condition_type":"S","condition":"MAJ+CHIFFRES"},"D6":{"nom":"Numéro de décision","taille_min":8,"taille_max":8,"type":"Numérique","description":"Numéro de décision attribuée par la DGDDI\r\nCette donnée de 8 caractères est encodée en utilisant uniquement des chiffres [0-9]","condition_type":"S","condition":"CHIFFRES"},"D7":{"nom":"Date de décision","taille_min":8,"taille_max":8,"type":"Numérique","description":"Date de décision de la DGDDI.\r\nCette date est composée uniquement de 8 chiffres au format JJMMAAAA où JJ représente le jour, MM le mois et AAAA représente l’année. Le numéro de jour et de mois sont encodés sur 2 chiffres préfixés par 0 si nécessaire.","condition_type":"F","condition":"DATE"},"D8":{"nom":"Durée de validité","taille_min":2,"taille_max":2,"type":"Numérique","description":"Durée de validité du document. Cette durée est exprimée en nombre de mois.\r\nCette donnée de 2 caractères (préfixés par 0 si nécessaire) est encodée en utilisant uniquement des chiffres [0-9]","condition_type":"S","condition":"CHIFFRES"},"D9":{"nom":"Date de fin de validité de la licence","taille_min":8,"taille_max":8,"type":"Numérique","description":"Date de décision de la DGDDI.\r\nCette date est composée uniquement de 8 chiffres au format JJMMAAAA où JJ représente le jour, MM le mois et AAAA représente l’année. Le numéro de jour et de mois sont encodés sur 2 chiffres préfixés par 0 si nécessaire.","condition_type":"F","condition":"DATE"},"DA":{"nom":"Numéro de licence","taille_min":8,"taille_max":8,"type":"Numérique","description":"Numéro de la licence émise par la DGDDI\r\nCette donnée de 8 caractères est encodée en utilisant uniquement des chiffres [0-9]","condition_type":"S","condition":"CHIFFRES"},"DB":{"nom":"Nom de l’expéditeur","taille_min":0,"taille_max":50,"type":"Alphanumérique","description":"Nom de l’expéditeur des armes/munitions\r\nCette donnée est encodée en utilisant uniquement des lettres majuscules non accentués [A-Z] et des espaces (‘ ‘)","condition_type":"S","condition":"MAJ+ESPACE"},"DC":{"nom":"Prénom de l’expéditeur","taille_min":0,"taille_max":50,"type":"Alphanumérique","description":"Prénom de l’expéditeur des armes/munitions\r\nCette donnée est encodée en utilisant uniquement des lettres majuscules non accentués [A-Z] et des espaces (‘ ‘)","condition_type":"S","condition":"MAJ+ESPACE"},"DD":{"nom":"Date de naissance de l’expéditeur","taille_min":8,"taille_max":8,"type":"Numérique","description":"Date de naissance de l’expéditeur.\r\nCette date est composée uniquement de 8 chiffres au format JJMMAAAA où JJ représente le jour, MM le mois et AAAA représente l’année. Le numéro de jour et de mois sont encodés sur 2 chiffres préfixés par 0 si nécessaire.","condition_type":"F","condition":"DATE"},"DE":{"nom":"Raison sociale de l’expéditeur","taille_min":0,"taille_max":50,"type":"Alphanumérique","description":"Raison sociale de la société expéditrice des armes/munitions\r\nCette donnée est encodée en utilisant des lettres majuscules non accentués [A-Z] et des chiffres [0-9] et des espaces (‘ ’)","condition_type":"S","condition":"MAJ+CHIFFRES+ESPACE"},"DF":{"nom":"SIREN de l’expéditeur","taille_min":9,"taille_max":9,"type":"Numérique","description":"SIREN de la société expéditrice des armes/munitions\r\nCette donnée de 9 caractères est encodée en utilisant uniquement des chiffres [0-9]","condition_type":"S","condition":"CHIFFRES"},"DG":{"nom":"SIRET de l’expéditeur","taille_min":14,"taille_max":14,"type":"Numérique","description":"SIRET de la société expéditrice des armes/munitions\r\nCette donnée de 14 caractères est encodée en utilisant uniquement des chiffres [0-9]","condition_type":"S","condition":"CHIFFRES"},"DH":{"nom":"EORI de l’expéditeur","taille_min":0,"taille_max":20,"type":"Alphanumérique","description":"L’EORI (Economic Operator Registration and Identification) de la société expéditrice est encodé en utilisant uniquement des lettres majuscules non accentuées [A-Z] et des chiffres [0-9]\r\nLe format exact est : Code Pays sur 2 car + Identifiant unique de la société expéditrice dans ce pays (chaîne de caractères de longueur variable suivant le pays)\r\nLe code pays respecte la norme ISO 3166-1 Alpha 2","condition_type":"S","condition":"MAJ+CHIFFRES"},"DI":{"nom":"TIN de l’expéditeur","taille_min":4,"taille_max":30,"type":"Alphanumérique","description":"Le TIN (Tax Identification Number ou numéro d’identification fiscale européen) de la société expéditrice est encodé en utilisant uniquement des lettres majuscules non accentuées [A-Z] et des chiffres [0-9].","condition_type":"S","condition":"MAJ+CHIFFRES"},"DJ":{"nom":"Nom de l’exportateur","taille_min":0,"taille_max":50,"type":"Alphanumérique","description":"Nom de l’exportateur des armes\r\nCette donnée est encodée en utilisant uniquement des lettres majuscules non accentués [A-Z] et des espaces (‘ ’)","condition_type":"S","condition":"MAJ+ESPACE"},"DK ":{"nom":"Prénom de l’exportateur","taille_min":0,"taille_max":50,"type":"Alphanumérique","description":"Prénom de l’exportateur des armes\r\nCette donnée est encodée en utilisant uniquement des lettres majuscules non accentués [A-Z] et des espaces (‘ ’)","condition_type":"S","condition":"MAJ+ESPACE"},"DL":{"nom":"Date de naissance de l’exportateur","taille_min":8,"taille_max":8,"type":"Numérique","description":"Date de naissance de l’expéditeur.\r\nCette date est composée uniquement de 8 chiffres au format JJMMAAAA où JJ représente le jour, MM le mois et AAAA représente l’année. Le numéro de jour et de mois sont encodés sur 2 chiffres préfixés par 0 si nécessaire.","condition_type":"F","condition":"DATE"},"DM":{"nom":"Raison sociale de l’exportateur","taille_min":0,"taille_max":50,"type":"Alphanumérique","description":"Raison sociale de la société exportatrice des armes\r\nCette donnée est encodée en utilisant des lettres majuscules non accentués [A-Z] et des chiffres [0-9] et des espaces (‘ ’)","condition_type":"S","condition":"MAJ+CHIFFRES+ESPACE"},"DN":{"nom":"SIREN de l’exportateur","taille_min":9,"taille_max":9,"type":"Numérique","description":"SIREN de la société exportatrice des armes\r\nCette donnée de 9 caractères est encodée en utilisant uniquement des chiffres [0-9]","condition_type":"S","condition":"CHIFFRES"},"DO":{"nom":"SIRET de l’exportateur","taille_min":14,"taille_max":14,"type":"Numérique","description":"SIRET de la société exportatrice des armes/munitions\r\nCette donnée de 14 caractères est encodée en utilisant uniquement des chiffres [0-9]","condition_type":"S","condition":"CHIFFRES"},"DP":{"nom":"EORI de l’exportateur","taille_min":0,"taille_max":20,"type":"Alphanumérique","description":"L’EORI (Economic Operator Registration and Identification) de la société exportatrice est encodé en utilisant uniquement des lettres majuscules non accentuées [A-Z] etdes chiffres [0-9] .\r\nLe format exact est : Code Pays sur 2 car + Identifiant unique de la société exportatrice dans ce pays (chaîne de caractères de longueur variable suivant le pays).\r\nLe code pays respecte la norme ISO 3166-1 Alpha 2","condition_type":"S","condition":"MAJ+CHIFFRES"},"DQ":{"nom":"Nom du destinataire","taille_min":0,"taille_max":50,"type":"Alphanumérique","description":"Nom du destinataire des armes\r\nCette donnée est encodée en utilisant uniquement des lettres majuscules non accentués [A-Z] et des espaces (‘ ’)","condition_type":"S","condition":"MAJ+ESPACE"},"DR":{"nom":"Prénom du destinataire","taille_min":0,"taille_max":50,"type":"Alphanumérique","description":"Prénom du destinataire des armes\r\nCette donnée est encodée en utilisant uniquement des lettres majuscules non accentués [A-Z] et des espaces (‘ ’)","condition_type":"S","condition":"MAJ+ESPACE"},"DS":{"nom":"Date de naissance du destinataire","taille_min":8,"taille_max":8,"type":"Numérique","description":"Date de naissance du destinataire\r\nCette date est composée uniquement de 8 chiffres au format JJMMAAAA où JJ représente le jour, MM le mois et AAAA représente l’année. Le numéro de jour et de mois sont encodés sur 2 chiffres préfixés par 0 si nécessaire.","condition_type":"F","condition":"DATE"},"DT":{"nom":"Raison sociale du destinataire","taille_min":0,"taille_max":50,"type":"Alphanumérique","description":"Raison sociale de la société destinatrice des armes\r\nCette donnée est encodée en utilisant des lettres majuscules non accentués [A-Z] et des chiffres [0-9] et des espaces (‘ ‘)","condition_type":"S","condition":"MAJ+CHIFFRES+ESPACE"},"DU":{"nom":"SIREN du destinataire","taille_min":9,"taille_max":9,"type":"Numérique","description":"SIREN de la société destinatrice des armes\r\nCette donnée de 9 caractères est encodée en utilisant uniquement des chiffres [0-9]","condition_type":"S","condition":"CHIFFRES"},"DV":{"nom":"SIRET du destinataire","taille_min":14,"taille_max":14,"type":"Numérique","description":"SIRET de la société destinatrice des armes/munitions\r\nCette donnée de 14 caractères est encodée en utilisant uniquement des chiffres [0-9]","condition_type":"S","condition":"CHIFFRES"},"DW":{"nom":"EORI du destinataire","taille_min":0,"taille_max":20,"type":"Alphanumérique","description":"L’EORI (Economic Operator Registration and Identification) de la société destinatrice est encodé en utilisant uniquement des lettres majuscules non accentuées [A-Z] et des chiffres [0-9] .\nLe format exact est : Code Pays sur 2 car + Identifiant unique de la société destinatrice dans ce pays (chaîne de caractères de longueur variable suivant le pays).\nLe code pays respecte la norme ISO 3166-1 Alpha 2","condition_type":"S","condition":"MAJ+CHIFFRES"},"DX":{"nom":"TIN du destinataire","taille_min":4,"taille_max":30,"type":"Alphanumérique","description":"Le TIN (Tax Identification Number ou numéro d’identification fiscale européen) de la société destinatrice est encodé en utilisant uniquement des lettres majuscules non accentuées [A-Z] et des chiffres [0-9].","condition_type":"S","condition":"MAJ+CHIFFRES"},"DY":{"nom":"Nombre de lignes articles","taille_min":3,"taille_max":3,"type":"Numérique","description":"Nombre de lignes d’articles concernés par le transfert/importation/exportation\r\nCette donnée de 3 caractères (préfixés par 0 si nécessaire) est encodée en utilisant uniquement des chiffres [0-9]","condition_type":"S","condition":"CHIFFRES"},"F0":{"nom":"Liste des prénoms","taille_min":0,"taille_max":60,"type":"Alphanumérique","description":"Les prénoms composés sont séparés par un espace. Les différents prénoms sont séparés par ‘/’. Cette donnée est encodée en utilisant uniquement des lettres majuscules non accentuées [A-Z], des espaces et des ‘/’ s’il y a plusieurs prénoms (au maximum 6).","condition_type":"S","condition":"MAJ+ESPACE+SLASH"},"F1":{"nom":"Nom patronymique","taille_min":0,"taille_max":38,"type":"Alphanumérique","description":"Cette donnée est encodée en utilisant uniquement des lettres majuscules non accentuées [A-Z] et des espaces. Les noms composés sont séparés par un espace.","condition_type":"S","condition":"MAJ+ESPACE"},"F2":{"nom":"Date de naissance","taille_min":8,"taille_max":8,"type":"Numérique","description":"Cette date est composée uniquement de 8 chiffres au format\r\nJJMMAAAA où JJ représente le jour dans le mois, MM le mois et\r\nAAAA l’année. Le jour et le numéro du mois sont encodés sur 2 chiffres préfixés par 0 si nécessaire. Lorsque le jour ou le jour et le mois ne sont pas connus, leurs valeurs sont remplacées par 00.","condition_type":"F","condition":"DATE"},"F3":{"nom":"Genre","taille_min":1,"taille_max":1,"type":"Alphanumérique","description":"M (genre masculin), F (féminin), U (unknown)","condition_type":"S","condition":"GENRE+GENRE_UNKNOWN"},"F4":{"nom":"Code analyse","taille_min":3,"taille_max":7,"type":"Alphanumérique","description":"Code analyse défini par LOINC (https://loinc.org/)","condition_type":"F","condition":"LOINC"},"F5":{"nom":"Résultat de l’analyse","taille_min":1,"taille_max":1,"type":"Alphanumérique","description":"P (résultat positif), N (négatif), I (indéterminé), X (prélèvement non conforme)","condition_type":"S","condition":"PRELEVEMENT"},"F6":{"nom":"Date et heure du prélèvement","taille_min":12,"taille_max":12,"type":"Numérique","description":"Cette date est composée uniquement de 12 chiffres au format JJMMAAAAHHmm où JJ représente le jour dans le mois, MM le mois, AAAA l’année, HH l’heure et mm les minutes. Le jour, le numéro du mois, l’heure et les minutes sont encodés sur 2 chiffres préfixés par 0 si nécessaire.","condition_type":"F","condition":"DATEHEURE"},"L0":{"nom":"Nom Patronymique du patient","taille_min":0,"taille_max":80,"type":"Alphanumérique","description":"Cette donnée est encodée en utilisant uniquement des lettres majuscules non accentuées [A-Z] et des espaces. Les noms composés sont séparés par un espace.\nLes caractères spéciaux « - » (ascii 45), « . » (ascii 46), « / » (ascii 47) et ESPACE (ascii 32) sont autorisés.","condition_type":"S","condition":"MAJ+CHIFFRES+TIRET+POINT+SLASH+ESPACE"},"L1":{"nom":"Liste des prénoms du patient","taille_min":0,"taille_max":80,"type":"Alphanumérique","description":"Les prénoms composés sont séparés par un espace. Les différents prénoms sont séparés par ‘/’. Cette donnée est encodée en utilisant uniquement des lettres majuscules non accentuées [A-Z], des espaces et des ‘/’ s’il y a plusieurs prénoms (au maximum 6).\r\nLes caractères spéciaux « - » (ascii 45), « . » (ascii 46), « / » (ascii 47) et ESPACE (ascii 32) sont autorisés.\r\nRemarque : seulement 1 prénom sur la première version.","condition_type":"S","condition":"MAJ+ESPACE+SLASH+TIRET+POINT"},"L2":{"nom":"Date de naissance du patient","taille_min":8,"taille_max":8,"type":"Alphanumérique","description":"Cette date est composée uniquement de 8 chiffres au format JJMMAAAA où JJ représente le jour dans le mois, MM le mois et AAAA l’année.\r\nCertaines valeurs peuvent être des dates lunaires :\r\n1 – 30 pour les jours\r\n1 – 50 pour les mois","condition_type":"F","condition":"DATE_LUNAIRE"},"L3":{"nom":"Nom de la maladie couverte","taille_min":0,"taille_max":30,"type":"Alphanumérique","description":"Cette donnée est encodée en utilisant uniquement des lettres majuscules non accentuées [A-Z] des chiffres [0-9] et les caractères spéciaux « - » (ascii 45), « . » (ascii 46), « / » (ascii 47) et ESPACE (ascii 32).\r\nTout autre caractère spécial à l’origine de la génération du 2D-Doc sera remplacé par un ESPACE.\r\nExemple pour la première version : COVID-19","condition_type":"S","condition":"MAJ+CHIFFRES+TIRET+POINT+SLASH+ESPACE"},"L4":{"nom":"Agent prophylactique","taille_min":5,"taille_max":15,"type":"Alphanumérique","description":"Cette donnée est encodée en utilisant uniquement des lettres majuscules non accentuées [A-Z] des chiffres [0-9] et les caractères spéciaux « - » (ascii 45), « . » (ascii 46), « / » (ascii 47) et ESPACE (ascii 32).\nTout autre caractère spécial à l’origine de la génération du 2D-Doc sera remplacé par un ESPACE.\nExemple : J07BX03","condition_type":"S","condition":"MAJ+CHIFFRES+TIRET+POINT+SLASH+ESPACE"},"L5":{"nom":"Nom du vaccin","taille_min":5,"taille_max":30,"type":"Alphanumérique","description":"Cette donnée est encodée en utilisant uniquement des lettres majuscules non accentuées [A-Z] des chiffres [0-9] et les caractères spéciaux « - » (ascii 45), « . » (ascii 46), « / » (ascii 47) et ESPACE (ascii 32).\r\nTout autre caractère spécial à l’origine de la génération du 2D-Doc sera remplacé par un ESPACE.\r\nExemple : COMIRNATY PFIZER/BIONTECH","condition_type":"S","condition":"MAJ+CHIFFRES+TIRET+POINT+SLASH+ESPACE"},"L6":{"nom":"Fabricant du vaccin","taille_min":5,"taille_max":30,"type":"Alphanumérique","description":"Cette donnée est encodée en utilisant uniquement des lettres majuscules non accentuées [A-Z] des chiffres [0-9] et les caractères spéciaux « - » (ascii 45), « . » (ascii 46), « / » (ascii 47) et ESPACE (ascii 32).\r\nTout autre caractère spécial à l’origine de la génération du 2D-Doc sera remplacé par un ESPACE.\r\nExemple : COMIRNATY PFIZER/BIONTECH","condition_type":"S","condition":"MAJ+CHIFFRES+TIRET+POINT+SLASH+ESPACE"},"L7":{"nom":"Rang du dernier état de vaccination effectué","taille_min":1,"taille_max":1,"type":"Numérique","description":"Cette donnée de 1 caractère est encodée en utilisant uniquement des chiffres [0-9]","condition_type":"S","condition":"CHIFFRES"},"L8":{"nom":"Nombre de doses attendues pour un cycle complet","taille_min":1,"taille_max":1,"type":"Numérique","description":"Cette donnée de 1 caractère est encodée en utilisant uniquement des chiffres [0-9]","condition_type":"S","condition":"CHIFFRES"},"L9":{"nom":"Date du dernier état du cycle de vaccination","taille_min":8,"taille_max":8,"type":"Numérique","description":"Cette date est composée uniquement de 8 chiffres au format JJMMAAAA où JJ représente le jour dans le mois, MM le mois et AAAA l’année.\r\nExemple : 31052021","condition_type":"F","condition":"DATE"},"LA":{"nom":"Etat du cycle de vaccination","taille_min":2,"taille_max":2,"type":"Alphanumérique","description":"Cette donnée de 2 caractères est encodée en utilisant uniquement des lettres majuscules non accentués [A-Z]\r\nExemple : CO / TE","condition_type":"S","condition":"MAJ"},"G0":{"nom":"Type de procédure","taille_min":2,"taille_max":2,"type":"Alphabétique","description":"Cette donnée peut uniquement contenir les éléments suivants : Encodage Valeur PN Procédure Normale PA Procédure Accélérée PD Procédure Dublin","condition_type":"F","condition":"PROCEDURE"},"G1":{"nom":"Orientation régionale","taille_min":2,"taille_max":2,"type":"Alphabétique","description":"Encodage Valeur KO Non (ou aucune orientation régionale) AR Auvergne-Rhône-Alpes BF Bourgogne-Franche-Comté BR Bretagne CV Centre-Val de Loire GE Grand Est HF Hauts-de-France IF Île-de-France NO Normandie NA Nouvelle-Aquitaine OC Occitanie PL Pays de la Loire PA Provence-Alpes-Côte d’Azur","condition_type":"F","condition":"REGIONS"},"G2":{"nom":"Numéro d’usager","taille_min":0,"taille_max":20,"type":"Alphanumérique","description":"Cette donnée est encodée en utilisant uniquement des lettres majuscules non accentuées [A-Z] et des chiffres [0-9].","condition_type":"S","condition":"MAJ+CHIFFRES"},"E0":{"nom":"Type d’arrêtés Permis de conduire","taille_min":2,"taille_max":2,"type":"Alphanumérique","description":"Cette donnée est encodée en utilisant uniquement des lettres majuscules non accentuées [A-Z] et des chiffres [0-9]. Type d’arrêté : 1A = Restriction de conduire aux véhicules équipés d'un EAD 1B = Restriction de conduire aux véhicules équipés d'un EAD 1E = Interdiction temporaire de conduire en France 1F = Suspension provisoire du permis de conduire 2E = Interdiction temporaire d'urgence de conduire en France 2F = Suspension Provisoire d'urgence du permis de conduire 3A = Restriction immédiate de conduire aux véhicules équipés d'un EAD 3B = Restriction immédiate de conduire aux véhicules équipés d'un EAD 3E = Interdiction provisoire immédiate de conduire en France 3F = Suspension provisoire immédiate du permis de conduire 3I = Interdiction temporaire de passer un examen 43 = Récépissé de remise de certificat de conduite 44 = Récépissé de remise du titre 47 = Récupération de points suite à un stage 4X = Courrier de non-attribution de points suite à un stage","condition_type":"F","condition":"PERMIS_ARRETE"},"E1":{"nom":"Date édition du document","taille_min":4,"taille_max":4,"type":"Alphanumérique","description":"Date de l’édition du document (nombre de jours après le 01/01/2000 encodée en hexadécimal).","condition_type":"S","condition":"HEXA"},"E2":{"nom":"Date de fin de sanction","taille_min":4,"taille_max":4,"type":"Alphanumérique","description":"Date de fin de sanction (nombre de jours après le 01/01/2000 encodée en hexadécimal).","condition_type":"S","condition":"HEXA"},"E3":{"nom":"Date de notification","taille_min":4,"taille_max":4,"type":"Alphanumérique","description":"Date de notification (nombre de jours après le 01/01/2000 encodée en hexadécimal).","condition_type":"S","condition":"HEXA"},"E4":{"nom":"Type de relevé de permis de conduire","taille_min":3,"taille_max":3,"type":"Alphabétique","description":"Cette donnée peut uniquement contenir les éléments suivants : Encodage Valeur RII RII - Relevé d'Information Intégral RIR RIR - Relevé d'Information Restreint RRP RRP - Relevé de reconstitution du capital APC APC - Attestation de permis de conduire","condition_type":"F","condition":"PERMIS_TYPE"},"E5":{"nom":"Etat du permis de conduire du conducteur","taille_min":2,"taille_max":2,"type":"Numérique","description":"Cette donnée est encodée en utilisant uniquement des chiffres [0-9]. Pour les détails de l’encodage des différentes valeurs de ce champ et de leur signification, voir l’annexe 13.","condition_type":"S","condition":"CHIFFRES"},"E6":{"nom":"Catégories présentes de permis de conduire","taille_min":0,"taille_max":65,"type":"Alphanumérique","description":"Cette donnée contient la liste des catégories de permis de conduire séparées par un espace. Par exemple, « A B A1 D1E ». Cette donnée est encodée en utilisant des lettres majuscules non accentuées [A-Z], des chiffres [0-9] et des espaces.","condition_type":"F","condition":"PERMIS_CATEGORIE"},"E7":{"nom":"SIREN du demandeur du document","taille_min":9,"taille_max":9,"type":"Numérique","description":"Cette donnée est encodée en utilisant uniquement des chiffres [0-9].","condition_type":"S","condition":"CHIFFRES"},"E8":{"nom":"Date des données issues du SNCP","taille_min":12,"taille_max":12,"type":"Numérique","description":"Cette date est composée uniquement de 12 chiffres au format JJMMAAAAHHmm où JJ représente le jour dans le mois, MM le mois, AAAA l’année, HH l’heure et mm les minutes. Le jour, le numéro du mois, l’heure et les minutes sont encodés sur 2 chiffres préfixés par 0 si nécessaire.","condition_type":"F","condition":"DATEHEURE"}}</text:p>
          </table:table-cell>
          <table:table-cell table:number-columns-repeated="1021"/>
        </table:table-row>
        <table:table-row table:style-name="ro2" table:number-rows-repeated="11">
          <table:table-cell table:style-name="ce5"/>
          <table:table-cell/>
          <table:table-cell table:style-name="ce20"/>
          <table:table-cell table:number-columns-repeated="1021"/>
        </table:table-row>
        <table:table-row table:style-name="ro2" table:number-rows-repeated="35">
          <table:table-cell table:number-columns-repeated="2"/>
          <table:table-cell table:style-name="ce20"/>
          <table:table-cell table:number-columns-repeated="1021"/>
        </table:table-row>
        <table:table-row table:style-name="ro2" table:number-rows-repeated="351">
          <table:table-cell table:number-columns-repeated="2"/>
          <table:table-cell table:style-name="ce16"/>
          <table:table-cell table:number-columns-repeated="1021"/>
        </table:table-row>
        <table:table-row table:style-name="ro1" table:number-rows-repeated="1047854">
          <table:table-cell table:number-columns-repeated="1024"/>
        </table:table-row>
        <table:table-row table:style-name="ro1">
          <table:table-cell table:number-columns-repeated="1024"/>
        </table:table-row>
        <table:named-expressions>
          <table:named-range table:name="Z_886D0D13_05E5_42DE_B72A_F7F9B9116190_.wvu.FilterData" table:base-cell-address="$README.$A$1" table:cell-range-address="$'Section 7'.$A$3:.$N$314"/>
        </table:named-expressions>
      </table:table>
      <table:table table:name="Section 8" table:style-name="ta4">
        <table:table-column table:style-name="co1" table:number-columns-repeated="1024" table:default-cell-style-name="Default"/>
        <table:table-row table:style-name="ro2">
          <table:table-cell table:style-name="ce33"/>
          <table:table-cell table:style-name="ce38"/>
          <table:table-cell table:style-name="ce34" office:value-type="string" calcext:value-type="string">
            <text:p>{O/F/I}</text:p>
          </table:table-cell>
          <table:table-cell table:style-name="ce37" table:number-columns-repeated="47"/>
          <table:table-cell table:number-columns-repeated="974"/>
        </table:table-row>
        <table:table-row table:style-name="ro2">
          <table:table-cell table:style-name="ce34" office:value-type="string" calcext:value-type="string">
            <text:p>Section</text:p>
          </table:table-cell>
          <table:table-cell table:style-name="ce39"/>
          <table:table-cell table:style-name="ce42" office:value-type="string" calcext:value-type="string" table:number-columns-spanned="3" table:number-rows-spanned="1">
            <text:p>1 colonne par Type de Doc (Section 6)</text:p>
          </table:table-cell>
          <table:covered-table-cell table:number-columns-repeated="2"/>
          <table:table-cell table:style-name="ce37" table:number-columns-repeated="45"/>
          <table:table-cell table:number-columns-repeated="974"/>
        </table:table-row>
        <table:table-row table:style-name="ro2">
          <table:table-cell table:style-name="ce35" table:number-columns-repeated="2"/>
          <table:table-cell table:style-name="ce43" office:value-type="string" calcext:value-type="string">
            <text:p>00</text:p>
          </table:table-cell>
          <table:table-cell table:style-name="ce43" office:value-type="string" calcext:value-type="string">
            <text:p>01</text:p>
          </table:table-cell>
          <table:table-cell table:style-name="ce43" office:value-type="string" calcext:value-type="string">
            <text:p>02</text:p>
          </table:table-cell>
          <table:table-cell table:style-name="ce43" office:value-type="string" calcext:value-type="string">
            <text:p>03</text:p>
          </table:table-cell>
          <table:table-cell table:style-name="ce43" office:value-type="string" calcext:value-type="string">
            <text:p>05</text:p>
          </table:table-cell>
          <table:table-cell table:style-name="ce43" office:value-type="string" calcext:value-type="string">
            <text:p>04</text:p>
          </table:table-cell>
          <table:table-cell table:style-name="ce43" office:value-type="string" calcext:value-type="string">
            <text:p>06</text:p>
          </table:table-cell>
          <table:table-cell table:style-name="ce43" office:value-type="string" calcext:value-type="string">
            <text:p>11</text:p>
          </table:table-cell>
          <table:table-cell table:style-name="ce43" office:value-type="string" calcext:value-type="string">
            <text:p>07</text:p>
          </table:table-cell>
          <table:table-cell table:style-name="ce43" office:value-type="string" calcext:value-type="string">
            <text:p>08</text:p>
          </table:table-cell>
          <table:table-cell table:style-name="ce43" office:value-type="string" calcext:value-type="string">
            <text:p>13</text:p>
          </table:table-cell>
          <table:table-cell table:style-name="ce43" office:value-type="string" calcext:value-type="string">
            <text:p>09</text:p>
          </table:table-cell>
          <table:table-cell table:style-name="ce43" office:value-type="string" calcext:value-type="string">
            <text:p>10</text:p>
          </table:table-cell>
          <table:table-cell table:style-name="ce43" office:value-type="string" calcext:value-type="string">
            <text:p>15</text:p>
          </table:table-cell>
          <table:table-cell table:style-name="ce43" office:value-type="string" calcext:value-type="string">
            <text:p>A0</text:p>
          </table:table-cell>
          <table:table-cell table:style-name="ce43" office:value-type="string" calcext:value-type="string">
            <text:p>A7</text:p>
          </table:table-cell>
          <table:table-cell table:style-name="ce43" office:value-type="string" calcext:value-type="string">
            <text:p>14</text:p>
          </table:table-cell>
          <table:table-cell table:style-name="ce43" office:value-type="string" calcext:value-type="string">
            <text:p>A1</text:p>
          </table:table-cell>
          <table:table-cell table:style-name="ce43" office:value-type="string" calcext:value-type="string">
            <text:p>AA</text:p>
          </table:table-cell>
          <table:table-cell table:style-name="ce43" office:value-type="string" calcext:value-type="string">
            <text:p>AB</text:p>
          </table:table-cell>
          <table:table-cell table:style-name="ce43" office:value-type="string" calcext:value-type="string">
            <text:p>A2</text:p>
          </table:table-cell>
          <table:table-cell table:style-name="ce43" office:value-type="string" calcext:value-type="string">
            <text:p>A3</text:p>
          </table:table-cell>
          <table:table-cell table:style-name="ce43" office:value-type="string" calcext:value-type="string">
            <text:p>A5</text:p>
          </table:table-cell>
          <table:table-cell table:style-name="ce43" office:value-type="string" calcext:value-type="string">
            <text:p>A6</text:p>
          </table:table-cell>
          <table:table-cell table:style-name="ce43" office:value-type="string" calcext:value-type="string">
            <text:p>A9</text:p>
          </table:table-cell>
          <table:table-cell table:style-name="ce43" office:value-type="string" calcext:value-type="string">
            <text:p>AC</text:p>
          </table:table-cell>
          <table:table-cell table:style-name="ce43" office:value-type="string" calcext:value-type="string">
            <text:p>A4</text:p>
          </table:table-cell>
          <table:table-cell table:style-name="ce43" office:value-type="string" calcext:value-type="string">
            <text:p>B0</text:p>
          </table:table-cell>
          <table:table-cell table:style-name="ce43" office:value-type="string" calcext:value-type="string">
            <text:p>B1</text:p>
          </table:table-cell>
          <table:table-cell table:style-name="ce43" office:value-type="string" calcext:value-type="string">
            <text:p>12</text:p>
          </table:table-cell>
          <table:table-cell table:style-name="ce43" office:value-type="string" calcext:value-type="string">
            <text:p>A8</text:p>
          </table:table-cell>
          <table:table-cell table:style-name="ce43" office:value-type="string" calcext:value-type="string">
            <text:p>C1</text:p>
          </table:table-cell>
          <table:table-cell table:style-name="ce43" office:value-type="string" calcext:value-type="string">
            <text:p>C2</text:p>
          </table:table-cell>
          <table:table-cell table:style-name="ce43" office:value-type="string" calcext:value-type="string">
            <text:p>C3</text:p>
          </table:table-cell>
          <table:table-cell table:style-name="ce43" office:value-type="string" calcext:value-type="string">
            <text:p>C4</text:p>
          </table:table-cell>
          <table:table-cell table:style-name="ce43" office:value-type="string" calcext:value-type="string">
            <text:p>C5</text:p>
          </table:table-cell>
          <table:table-cell table:style-name="ce43" office:value-type="string" calcext:value-type="string">
            <text:p>C6</text:p>
          </table:table-cell>
          <table:table-cell table:style-name="ce43" office:value-type="string" calcext:value-type="string">
            <text:p>B2</text:p>
          </table:table-cell>
          <table:table-cell table:style-name="ce43" office:value-type="string" calcext:value-type="string">
            <text:p>L1</text:p>
          </table:table-cell>
          <table:table-cell table:style-name="ce43" office:value-type="string" calcext:value-type="string">
            <text:p>16</text:p>
          </table:table-cell>
          <table:table-cell table:style-name="ce48" table:number-columns-repeated="8"/>
          <table:table-cell table:number-columns-repeated="974"/>
        </table:table-row>
        <table:table-row table:style-name="ro2">
          <table:table-cell table:style-name="ce36" office:value-type="string" calcext:value-type="string">
            <text:p>7.0</text:p>
          </table:table-cell>
          <table:table-cell table:style-name="ce40" office:value-type="string" calcext:value-type="string">
            <text:p>01</text:p>
          </table:table-cell>
          <table:table-cell table:number-columns-repeated="40" table:style-name="ce34" office:value-type="string" calcext:value-type="string">
            <text:p>F</text:p>
          </table:table-cell>
          <table:table-cell table:style-name="ce37" table:number-columns-repeated="8"/>
          <table:table-cell table:number-columns-repeated="974"/>
        </table:table-row>
        <table:table-row table:style-name="ro2">
          <table:table-cell table:style-name="ce36" office:value-type="string" calcext:value-type="string">
            <text:p>7.0</text:p>
          </table:table-cell>
          <table:table-cell table:style-name="ce40" office:value-type="string" calcext:value-type="string">
            <text:p>02</text:p>
          </table:table-cell>
          <table:table-cell table:number-columns-repeated="40" table:style-name="ce34" office:value-type="string" calcext:value-type="string">
            <text:p>F</text:p>
          </table:table-cell>
          <table:table-cell table:style-name="ce37" table:number-columns-repeated="8"/>
          <table:table-cell table:number-columns-repeated="974"/>
        </table:table-row>
        <table:table-row table:style-name="ro2">
          <table:table-cell table:style-name="ce36" office:value-type="string" calcext:value-type="string">
            <text:p>7.0</text:p>
          </table:table-cell>
          <table:table-cell table:style-name="ce40" office:value-type="string" calcext:value-type="string">
            <text:p>03</text:p>
          </table:table-cell>
          <table:table-cell table:number-columns-repeated="40" table:style-name="ce34" office:value-type="string" calcext:value-type="string">
            <text:p>F</text:p>
          </table:table-cell>
          <table:table-cell table:style-name="ce37" table:number-columns-repeated="8"/>
          <table:table-cell table:number-columns-repeated="974"/>
        </table:table-row>
        <table:table-row table:style-name="ro2">
          <table:table-cell table:style-name="ce36" office:value-type="string" calcext:value-type="string">
            <text:p>7.0</text:p>
          </table:table-cell>
          <table:table-cell table:style-name="ce40" office:value-type="string" calcext:value-type="string">
            <text:p>04</text:p>
          </table:table-cell>
          <table:table-cell table:number-columns-repeated="40" table:style-name="ce34" office:value-type="string" calcext:value-type="string">
            <text:p>F</text:p>
          </table:table-cell>
          <table:table-cell table:style-name="ce37" table:number-columns-repeated="8"/>
          <table:table-cell table:number-columns-repeated="974"/>
        </table:table-row>
        <table:table-row table:style-name="ro2">
          <table:table-cell table:style-name="ce36" office:value-type="string" calcext:value-type="string">
            <text:p>7.0</text:p>
          </table:table-cell>
          <table:table-cell table:style-name="ce40" office:value-type="string" calcext:value-type="string">
            <text:p>05</text:p>
          </table:table-cell>
          <table:table-cell table:number-columns-repeated="40" table:style-name="ce34" office:value-type="string" calcext:value-type="string">
            <text:p>F</text:p>
          </table:table-cell>
          <table:table-cell/>
          <table:table-cell table:style-name="ce49" office:value-type="string" calcext:value-type="string">
            <text:p>_</text:p>
          </table:table-cell>
          <table:table-cell table:number-columns-repeated="3" table:style-name="ce53" office:value-type="string" calcext:value-type="string">
            <text:p>_</text:p>
          </table:table-cell>
          <table:table-cell table:style-name="ce53" office:value-type="string" calcext:value-type="string">
            <text:p>O(7)</text:p>
          </table:table-cell>
          <table:table-cell table:style-name="ce55" office:value-type="string" calcext:value-type="string">
            <text:p>_</text:p>
          </table:table-cell>
          <table:table-cell table:style-name="ce58"/>
          <table:table-cell table:number-columns-repeated="974"/>
        </table:table-row>
        <table:table-row table:style-name="ro2">
          <table:table-cell table:style-name="ce36" office:value-type="string" calcext:value-type="string">
            <text:p>7.0</text:p>
          </table:table-cell>
          <table:table-cell table:style-name="ce40" office:value-type="string" calcext:value-type="string">
            <text:p>06</text:p>
          </table:table-cell>
          <table:table-cell table:number-columns-repeated="40" table:style-name="ce34" office:value-type="string" calcext:value-type="string">
            <text:p>F</text:p>
          </table:table-cell>
          <table:table-cell/>
          <table:table-cell table:style-name="ce50" office:value-type="string" calcext:value-type="string">
            <text:p>_</text:p>
          </table:table-cell>
          <table:table-cell table:number-columns-repeated="3" table:style-name="ce47" office:value-type="string" calcext:value-type="string">
            <text:p>_</text:p>
          </table:table-cell>
          <table:table-cell table:style-name="ce47" office:value-type="string" calcext:value-type="string">
            <text:p>O(7)</text:p>
          </table:table-cell>
          <table:table-cell table:style-name="ce56" office:value-type="string" calcext:value-type="string">
            <text:p>_</text:p>
          </table:table-cell>
          <table:table-cell table:style-name="ce58"/>
          <table:table-cell table:number-columns-repeated="974"/>
        </table:table-row>
        <table:table-row table:style-name="ro2">
          <table:table-cell table:style-name="ce36" office:value-type="string" calcext:value-type="string">
            <text:p>7.0</text:p>
          </table:table-cell>
          <table:table-cell table:style-name="ce40" office:value-type="string" calcext:value-type="string">
            <text:p>07</text:p>
          </table:table-cell>
          <table:table-cell table:number-columns-repeated="40" table:style-name="ce34" office:value-type="string" calcext:value-type="string">
            <text:p>F</text:p>
          </table:table-cell>
          <table:table-cell/>
          <table:table-cell table:style-name="ce51" office:value-type="string" calcext:value-type="string">
            <text:p>_</text:p>
          </table:table-cell>
          <table:table-cell table:number-columns-repeated="3" table:style-name="ce47" office:value-type="string" calcext:value-type="string">
            <text:p>_</text:p>
          </table:table-cell>
          <table:table-cell table:style-name="ce47" office:value-type="string" calcext:value-type="string">
            <text:p>O(8)</text:p>
          </table:table-cell>
          <table:table-cell table:style-name="ce56" office:value-type="string" calcext:value-type="string">
            <text:p>_</text:p>
          </table:table-cell>
          <table:table-cell table:style-name="ce58"/>
          <table:table-cell table:number-columns-repeated="974"/>
        </table:table-row>
        <table:table-row table:style-name="ro2">
          <table:table-cell table:style-name="ce36" office:value-type="string" calcext:value-type="string">
            <text:p>7.0</text:p>
          </table:table-cell>
          <table:table-cell table:style-name="ce40" office:value-type="string" calcext:value-type="string">
            <text:p>08</text:p>
          </table:table-cell>
          <table:table-cell table:number-columns-repeated="4" table:style-name="ce34" office:value-type="string" calcext:value-type="string">
            <text:p>F</text:p>
          </table:table-cell>
          <table:table-cell table:style-name="ce34" office:value-type="string" calcext:value-type="string">
            <text:p>O</text:p>
          </table:table-cell>
          <table:table-cell table:number-columns-repeated="35" table:style-name="ce34" office:value-type="string" calcext:value-type="string">
            <text:p>F</text:p>
          </table:table-cell>
          <table:table-cell/>
          <table:table-cell table:style-name="ce51" office:value-type="string" calcext:value-type="string">
            <text:p>_</text:p>
          </table:table-cell>
          <table:table-cell table:number-columns-repeated="3" table:style-name="ce47" office:value-type="string" calcext:value-type="string">
            <text:p>_</text:p>
          </table:table-cell>
          <table:table-cell table:style-name="ce47" office:value-type="string" calcext:value-type="string">
            <text:p>O(8)</text:p>
          </table:table-cell>
          <table:table-cell table:style-name="ce56" office:value-type="string" calcext:value-type="string">
            <text:p>_</text:p>
          </table:table-cell>
          <table:table-cell table:style-name="ce58"/>
          <table:table-cell table:number-columns-repeated="974"/>
        </table:table-row>
        <table:table-row table:style-name="ro2">
          <table:table-cell table:style-name="ce36" office:value-type="string" calcext:value-type="string">
            <text:p>7.0</text:p>
          </table:table-cell>
          <table:table-cell table:style-name="ce40" office:value-type="string" calcext:value-type="string">
            <text:p>09</text:p>
          </table:table-cell>
          <table:table-cell table:number-columns-repeated="19" table:style-name="ce34" office:value-type="string" calcext:value-type="string">
            <text:p>F</text:p>
          </table:table-cell>
          <table:table-cell table:style-name="ce34" office:value-type="string" calcext:value-type="string">
            <text:p>O</text:p>
          </table:table-cell>
          <table:table-cell table:number-columns-repeated="20" table:style-name="ce34" office:value-type="string" calcext:value-type="string">
            <text:p>F</text:p>
          </table:table-cell>
          <table:table-cell/>
          <table:table-cell table:style-name="ce51" office:value-type="string" calcext:value-type="string">
            <text:p>_</text:p>
          </table:table-cell>
          <table:table-cell table:number-columns-repeated="3" table:style-name="ce47" office:value-type="string" calcext:value-type="string">
            <text:p>_</text:p>
          </table:table-cell>
          <table:table-cell table:style-name="ce47" office:value-type="string" calcext:value-type="string">
            <text:p>O(8)</text:p>
          </table:table-cell>
          <table:table-cell table:style-name="ce56" office:value-type="string" calcext:value-type="string">
            <text:p>_</text:p>
          </table:table-cell>
          <table:table-cell table:style-name="ce58"/>
          <table:table-cell table:number-columns-repeated="974"/>
        </table:table-row>
        <table:table-row table:style-name="ro2">
          <table:table-cell table:style-name="ce36" office:value-type="string" calcext:value-type="string">
            <text:p>7.0</text:p>
          </table:table-cell>
          <table:table-cell table:style-name="ce40" office:value-type="string" calcext:value-type="string">
            <text:p>0A</text:p>
          </table:table-cell>
          <table:table-cell table:number-columns-repeated="40" table:style-name="ce34" office:value-type="string" calcext:value-type="string">
            <text:p>F</text:p>
          </table:table-cell>
          <table:table-cell/>
          <table:table-cell table:style-name="ce51" office:value-type="string" calcext:value-type="string">
            <text:p>_</text:p>
          </table:table-cell>
          <table:table-cell table:number-columns-repeated="3" table:style-name="ce47" office:value-type="string" calcext:value-type="string">
            <text:p>_</text:p>
          </table:table-cell>
          <table:table-cell table:style-name="ce47" office:value-type="string" calcext:value-type="string">
            <text:p>O(8)</text:p>
          </table:table-cell>
          <table:table-cell table:style-name="ce56" office:value-type="string" calcext:value-type="string">
            <text:p>_</text:p>
          </table:table-cell>
          <table:table-cell table:style-name="ce58"/>
          <table:table-cell table:number-columns-repeated="974"/>
        </table:table-row>
        <table:table-row table:style-name="ro2">
          <table:table-cell table:style-name="ce36" office:value-type="string" calcext:value-type="string">
            <text:p>7.0</text:p>
          </table:table-cell>
          <table:table-cell table:style-name="ce40" office:value-type="string" calcext:value-type="string">
            <text:p>0B</text:p>
          </table:table-cell>
          <table:table-cell table:number-columns-repeated="40" table:style-name="ce34" office:value-type="string" calcext:value-type="string">
            <text:p>F</text:p>
          </table:table-cell>
          <table:table-cell/>
          <table:table-cell table:style-name="ce51" office:value-type="string" calcext:value-type="string">
            <text:p>_</text:p>
          </table:table-cell>
          <table:table-cell table:number-columns-repeated="4" table:style-name="ce47" office:value-type="string" calcext:value-type="string">
            <text:p>O(3)</text:p>
          </table:table-cell>
          <table:table-cell table:style-name="ce56" office:value-type="string" calcext:value-type="string">
            <text:p>_</text:p>
          </table:table-cell>
          <table:table-cell table:style-name="ce58"/>
          <table:table-cell table:number-columns-repeated="974"/>
        </table:table-row>
        <table:table-row table:style-name="ro2">
          <table:table-cell table:style-name="ce36" office:value-type="string" calcext:value-type="string">
            <text:p>7.0</text:p>
          </table:table-cell>
          <table:table-cell table:style-name="ce40" office:value-type="string" calcext:value-type="string">
            <text:p>0C</text:p>
          </table:table-cell>
          <table:table-cell table:number-columns-repeated="40" table:style-name="ce34" office:value-type="string" calcext:value-type="string">
            <text:p>F</text:p>
          </table:table-cell>
          <table:table-cell/>
          <table:table-cell table:style-name="ce51" office:value-type="string" calcext:value-type="string">
            <text:p>_</text:p>
          </table:table-cell>
          <table:table-cell table:number-columns-repeated="4" table:style-name="ce47" office:value-type="string" calcext:value-type="string">
            <text:p>O(3)</text:p>
          </table:table-cell>
          <table:table-cell table:style-name="ce56" office:value-type="string" calcext:value-type="string">
            <text:p>_</text:p>
          </table:table-cell>
          <table:table-cell table:style-name="ce58"/>
          <table:table-cell table:number-columns-repeated="974"/>
        </table:table-row>
        <table:table-row table:style-name="ro2">
          <table:table-cell table:style-name="ce36" office:value-type="string" calcext:value-type="string">
            <text:p>7.1</text:p>
          </table:table-cell>
          <table:table-cell table:style-name="ce40" office:value-type="string" calcext:value-type="string">
            <text:p>10</text:p>
          </table:table-cell>
          <table:table-cell table:number-columns-repeated="3" table:style-name="ce34" office:value-type="string" calcext:value-type="string">
            <text:p>O.1.1</text:p>
          </table:table-cell>
          <table:table-cell table:style-name="ce37" table:number-columns-repeated="2"/>
          <table:table-cell table:number-columns-repeated="2" table:style-name="ce34" office:value-type="string" calcext:value-type="string">
            <text:p>O.1.1</text:p>
          </table:table-cell>
          <table:table-cell table:style-name="ce43"/>
          <table:table-cell table:style-name="ce37" table:number-columns-repeated="3"/>
          <table:table-cell table:style-name="ce34" office:value-type="string" calcext:value-type="string">
            <text:p>O.1.1</text:p>
          </table:table-cell>
          <table:table-cell table:style-name="ce37" table:number-columns-repeated="28"/>
          <table:table-cell/>
          <table:table-cell table:style-name="ce51" office:value-type="string" calcext:value-type="string">
            <text:p>_</text:p>
          </table:table-cell>
          <table:table-cell table:number-columns-repeated="4" table:style-name="ce47" office:value-type="string" calcext:value-type="string">
            <text:p>O(3)</text:p>
          </table:table-cell>
          <table:table-cell table:style-name="ce56" office:value-type="string" calcext:value-type="string">
            <text:p>_</text:p>
          </table:table-cell>
          <table:table-cell table:style-name="ce58"/>
          <table:table-cell table:number-columns-repeated="974"/>
        </table:table-row>
        <table:table-row table:style-name="ro2">
          <table:table-cell table:style-name="ce36" office:value-type="string" calcext:value-type="string">
            <text:p>7.1</text:p>
          </table:table-cell>
          <table:table-cell table:style-name="ce40" office:value-type="string" calcext:value-type="string">
            <text:p>11</text:p>
          </table:table-cell>
          <table:table-cell table:number-columns-repeated="3" table:style-name="ce34" office:value-type="string" calcext:value-type="string">
            <text:p>O.1.2</text:p>
          </table:table-cell>
          <table:table-cell table:style-name="ce37" table:number-columns-repeated="2"/>
          <table:table-cell table:number-columns-repeated="2" table:style-name="ce34" office:value-type="string" calcext:value-type="string">
            <text:p>O.1.2</text:p>
          </table:table-cell>
          <table:table-cell table:style-name="ce43"/>
          <table:table-cell table:style-name="ce37" table:number-columns-repeated="3"/>
          <table:table-cell table:style-name="ce34" office:value-type="string" calcext:value-type="string">
            <text:p>O.1.2</text:p>
          </table:table-cell>
          <table:table-cell table:style-name="ce37" table:number-columns-repeated="28"/>
          <table:table-cell/>
          <table:table-cell table:style-name="ce51" office:value-type="string" calcext:value-type="string">
            <text:p>_</text:p>
          </table:table-cell>
          <table:table-cell table:style-name="ce47" office:value-type="string" calcext:value-type="string">
            <text:p>O(9)</text:p>
          </table:table-cell>
          <table:table-cell table:style-name="ce47" office:value-type="string" calcext:value-type="string">
            <text:p>O(6)</text:p>
          </table:table-cell>
          <table:table-cell table:style-name="ce47" office:value-type="string" calcext:value-type="string">
            <text:p>O(4)</text:p>
          </table:table-cell>
          <table:table-cell table:style-name="ce47" office:value-type="string" calcext:value-type="string">
            <text:p>O(6)</text:p>
          </table:table-cell>
          <table:table-cell table:style-name="ce56" office:value-type="string" calcext:value-type="string">
            <text:p>O</text:p>
          </table:table-cell>
          <table:table-cell table:style-name="ce58"/>
          <table:table-cell table:number-columns-repeated="974"/>
        </table:table-row>
        <table:table-row table:style-name="ro2">
          <table:table-cell table:style-name="ce36" office:value-type="string" calcext:value-type="string">
            <text:p>7.1</text:p>
          </table:table-cell>
          <table:table-cell table:style-name="ce40" office:value-type="string" calcext:value-type="string">
            <text:p>12</text:p>
          </table:table-cell>
          <table:table-cell table:number-columns-repeated="3" table:style-name="ce34" office:value-type="string" calcext:value-type="string">
            <text:p>O.1.2</text:p>
          </table:table-cell>
          <table:table-cell table:style-name="ce37" table:number-columns-repeated="2"/>
          <table:table-cell table:number-columns-repeated="2" table:style-name="ce34" office:value-type="string" calcext:value-type="string">
            <text:p>O.1.2</text:p>
          </table:table-cell>
          <table:table-cell table:style-name="ce43"/>
          <table:table-cell table:style-name="ce37" table:number-columns-repeated="3"/>
          <table:table-cell table:style-name="ce34" office:value-type="string" calcext:value-type="string">
            <text:p>O.1.2</text:p>
          </table:table-cell>
          <table:table-cell table:style-name="ce37" table:number-columns-repeated="28"/>
          <table:table-cell/>
          <table:table-cell table:style-name="ce51" office:value-type="string" calcext:value-type="string">
            <text:p>_</text:p>
          </table:table-cell>
          <table:table-cell table:style-name="ce47" office:value-type="string" calcext:value-type="string">
            <text:p>O(9)</text:p>
          </table:table-cell>
          <table:table-cell table:style-name="ce47" office:value-type="string" calcext:value-type="string">
            <text:p>_</text:p>
          </table:table-cell>
          <table:table-cell table:style-name="ce47" office:value-type="string" calcext:value-type="string">
            <text:p>O(4)</text:p>
          </table:table-cell>
          <table:table-cell table:style-name="ce47" office:value-type="string" calcext:value-type="string">
            <text:p>_</text:p>
          </table:table-cell>
          <table:table-cell table:style-name="ce56" office:value-type="string" calcext:value-type="string">
            <text:p>_</text:p>
          </table:table-cell>
          <table:table-cell table:style-name="ce58"/>
          <table:table-cell table:number-columns-repeated="974"/>
        </table:table-row>
        <table:table-row table:style-name="ro2">
          <table:table-cell table:style-name="ce36" office:value-type="string" calcext:value-type="string">
            <text:p>7.1</text:p>
          </table:table-cell>
          <table:table-cell table:style-name="ce40" office:value-type="string" calcext:value-type="string">
            <text:p>13</text:p>
          </table:table-cell>
          <table:table-cell table:number-columns-repeated="3" table:style-name="ce34" office:value-type="string" calcext:value-type="string">
            <text:p>O.1.2</text:p>
          </table:table-cell>
          <table:table-cell table:style-name="ce37" table:number-columns-repeated="2"/>
          <table:table-cell table:number-columns-repeated="2" table:style-name="ce34" office:value-type="string" calcext:value-type="string">
            <text:p>O.1.2</text:p>
          </table:table-cell>
          <table:table-cell table:style-name="ce43"/>
          <table:table-cell table:style-name="ce37" table:number-columns-repeated="3"/>
          <table:table-cell table:style-name="ce34" office:value-type="string" calcext:value-type="string">
            <text:p>O.1.2</text:p>
          </table:table-cell>
          <table:table-cell table:style-name="ce37" table:number-columns-repeated="28"/>
          <table:table-cell/>
          <table:table-cell table:style-name="ce51" office:value-type="string" calcext:value-type="string">
            <text:p>_</text:p>
          </table:table-cell>
          <table:table-cell table:style-name="ce47" office:value-type="string" calcext:value-type="string">
            <text:p>O(9)</text:p>
          </table:table-cell>
          <table:table-cell table:style-name="ce47" office:value-type="string" calcext:value-type="string">
            <text:p>_</text:p>
          </table:table-cell>
          <table:table-cell table:style-name="ce47" office:value-type="string" calcext:value-type="string">
            <text:p>O(4)</text:p>
          </table:table-cell>
          <table:table-cell table:style-name="ce47" office:value-type="string" calcext:value-type="string">
            <text:p>_</text:p>
          </table:table-cell>
          <table:table-cell table:style-name="ce56" office:value-type="string" calcext:value-type="string">
            <text:p>_</text:p>
          </table:table-cell>
          <table:table-cell table:style-name="ce58"/>
          <table:table-cell table:number-columns-repeated="974"/>
        </table:table-row>
        <table:table-row table:style-name="ro2">
          <table:table-cell table:style-name="ce36" office:value-type="string" calcext:value-type="string">
            <text:p>7.1</text:p>
          </table:table-cell>
          <table:table-cell table:style-name="ce40" office:value-type="string" calcext:value-type="string">
            <text:p>14</text:p>
          </table:table-cell>
          <table:table-cell table:style-name="ce37"/>
          <table:table-cell table:style-name="ce34" office:value-type="string" calcext:value-type="string">
            <text:p>F</text:p>
          </table:table-cell>
          <table:table-cell table:style-name="ce37" table:number-columns-repeated="5"/>
          <table:table-cell table:style-name="ce43"/>
          <table:table-cell table:style-name="ce37" table:number-columns-repeated="32"/>
          <table:table-cell/>
          <table:table-cell table:style-name="ce51" office:value-type="string" calcext:value-type="string">
            <text:p>_</text:p>
          </table:table-cell>
          <table:table-cell table:number-columns-repeated="2" table:style-name="ce47" office:value-type="string" calcext:value-type="string">
            <text:p>F</text:p>
          </table:table-cell>
          <table:table-cell table:style-name="ce47" office:value-type="string" calcext:value-type="string">
            <text:p>O(4)</text:p>
          </table:table-cell>
          <table:table-cell table:style-name="ce47" office:value-type="string" calcext:value-type="string">
            <text:p>F</text:p>
          </table:table-cell>
          <table:table-cell table:style-name="ce56" office:value-type="string" calcext:value-type="string">
            <text:p>F</text:p>
          </table:table-cell>
          <table:table-cell table:style-name="ce58"/>
          <table:table-cell table:number-columns-repeated="974"/>
        </table:table-row>
        <table:table-row table:style-name="ro2">
          <table:table-cell table:style-name="ce36" office:value-type="string" calcext:value-type="string">
            <text:p>7.1</text:p>
          </table:table-cell>
          <table:table-cell table:style-name="ce40" office:value-type="string" calcext:value-type="string">
            <text:p>15</text:p>
          </table:table-cell>
          <table:table-cell table:style-name="ce37"/>
          <table:table-cell table:style-name="ce34" office:value-type="string" calcext:value-type="string">
            <text:p>F</text:p>
          </table:table-cell>
          <table:table-cell table:style-name="ce37" table:number-columns-repeated="5"/>
          <table:table-cell table:style-name="ce43"/>
          <table:table-cell table:style-name="ce37" table:number-columns-repeated="32"/>
          <table:table-cell/>
          <table:table-cell table:style-name="ce51" office:value-type="string" calcext:value-type="string">
            <text:p>_</text:p>
          </table:table-cell>
          <table:table-cell table:style-name="ce47" office:value-type="string" calcext:value-type="string">
            <text:p>-</text:p>
          </table:table-cell>
          <table:table-cell table:style-name="ce47" office:value-type="string" calcext:value-type="string">
            <text:p>F</text:p>
          </table:table-cell>
          <table:table-cell table:style-name="ce47" office:value-type="string" calcext:value-type="string">
            <text:p>_</text:p>
          </table:table-cell>
          <table:table-cell table:style-name="ce47" office:value-type="string" calcext:value-type="string">
            <text:p>F</text:p>
          </table:table-cell>
          <table:table-cell table:style-name="ce56" office:value-type="string" calcext:value-type="string">
            <text:p>F</text:p>
          </table:table-cell>
          <table:table-cell table:style-name="ce58"/>
          <table:table-cell table:number-columns-repeated="974"/>
        </table:table-row>
        <table:table-row table:style-name="ro2">
          <table:table-cell table:style-name="ce36" office:value-type="string" calcext:value-type="string">
            <text:p>7.1</text:p>
          </table:table-cell>
          <table:table-cell table:style-name="ce40" office:value-type="string" calcext:value-type="string">
            <text:p>16</text:p>
          </table:table-cell>
          <table:table-cell table:style-name="ce37"/>
          <table:table-cell table:style-name="ce34" office:value-type="string" calcext:value-type="string">
            <text:p>F</text:p>
          </table:table-cell>
          <table:table-cell table:style-name="ce37" table:number-columns-repeated="5"/>
          <table:table-cell table:style-name="ce43"/>
          <table:table-cell table:style-name="ce37" table:number-columns-repeated="32"/>
          <table:table-cell/>
          <table:table-cell table:style-name="ce52" office:value-type="string" calcext:value-type="string">
            <text:p>_</text:p>
          </table:table-cell>
          <table:table-cell table:number-columns-repeated="4" table:style-name="ce54" office:value-type="string" calcext:value-type="string">
            <text:p>O</text:p>
          </table:table-cell>
          <table:table-cell table:style-name="ce57" office:value-type="string" calcext:value-type="string">
            <text:p>O</text:p>
          </table:table-cell>
          <table:table-cell table:style-name="ce58"/>
          <table:table-cell table:number-columns-repeated="974"/>
        </table:table-row>
        <table:table-row table:style-name="ro2">
          <table:table-cell table:style-name="ce36" office:value-type="string" calcext:value-type="string">
            <text:p>7.1</text:p>
          </table:table-cell>
          <table:table-cell table:style-name="ce40" office:value-type="string" calcext:value-type="string">
            <text:p>17</text:p>
          </table:table-cell>
          <table:table-cell table:style-name="ce37"/>
          <table:table-cell table:style-name="ce34" office:value-type="string" calcext:value-type="string">
            <text:p>F</text:p>
          </table:table-cell>
          <table:table-cell table:style-name="ce37" table:number-columns-repeated="5"/>
          <table:table-cell table:style-name="ce43"/>
          <table:table-cell table:style-name="ce37" table:number-columns-repeated="32"/>
          <table:table-cell table:style-name="ce7" table:number-columns-repeated="8"/>
          <table:table-cell table:number-columns-repeated="974"/>
        </table:table-row>
        <table:table-row table:style-name="ro2">
          <table:table-cell table:style-name="ce36" office:value-type="string" calcext:value-type="string">
            <text:p>7.1</text:p>
          </table:table-cell>
          <table:table-cell table:style-name="ce40" office:value-type="string" calcext:value-type="string">
            <text:p>18</text:p>
          </table:table-cell>
          <table:table-cell table:style-name="ce37"/>
          <table:table-cell table:style-name="ce34" office:value-type="string" calcext:value-type="string">
            <text:p>F</text:p>
          </table:table-cell>
          <table:table-cell table:style-name="ce37" table:number-columns-repeated="5"/>
          <table:table-cell table:style-name="ce43"/>
          <table:table-cell table:style-name="ce37" table:number-columns-repeated="32"/>
          <table:table-cell table:style-name="ce7" table:number-columns-repeated="8"/>
          <table:table-cell table:number-columns-repeated="974"/>
        </table:table-row>
        <table:table-row table:style-name="ro2">
          <table:table-cell table:style-name="ce36" office:value-type="string" calcext:value-type="string">
            <text:p>7.1</text:p>
          </table:table-cell>
          <table:table-cell table:style-name="ce40" office:value-type="string" calcext:value-type="string">
            <text:p>19</text:p>
          </table:table-cell>
          <table:table-cell table:style-name="ce37"/>
          <table:table-cell table:style-name="ce34" office:value-type="string" calcext:value-type="string">
            <text:p>F</text:p>
          </table:table-cell>
          <table:table-cell table:style-name="ce37" table:number-columns-repeated="5"/>
          <table:table-cell table:style-name="ce43"/>
          <table:table-cell table:style-name="ce37" table:number-columns-repeated="32"/>
          <table:table-cell table:style-name="ce7" table:number-columns-repeated="8"/>
          <table:table-cell table:number-columns-repeated="974"/>
        </table:table-row>
        <table:table-row table:style-name="ro2">
          <table:table-cell table:style-name="ce36" office:value-type="string" calcext:value-type="string">
            <text:p>7.1</text:p>
          </table:table-cell>
          <table:table-cell table:style-name="ce40" office:value-type="string" calcext:value-type="string">
            <text:p>1A</text:p>
          </table:table-cell>
          <table:table-cell table:style-name="ce37"/>
          <table:table-cell table:style-name="ce34" office:value-type="string" calcext:value-type="string">
            <text:p>F</text:p>
          </table:table-cell>
          <table:table-cell table:style-name="ce37" table:number-columns-repeated="5"/>
          <table:table-cell table:style-name="ce43"/>
          <table:table-cell table:style-name="ce37" table:number-columns-repeated="32"/>
          <table:table-cell table:style-name="ce7" table:number-columns-repeated="8"/>
          <table:table-cell table:number-columns-repeated="974"/>
        </table:table-row>
        <table:table-row table:style-name="ro2">
          <table:table-cell table:style-name="ce36" office:value-type="string" calcext:value-type="string">
            <text:p>7.1</text:p>
          </table:table-cell>
          <table:table-cell table:style-name="ce40" office:value-type="string" calcext:value-type="string">
            <text:p>1B</text:p>
          </table:table-cell>
          <table:table-cell table:style-name="ce37"/>
          <table:table-cell table:style-name="ce34" office:value-type="string" calcext:value-type="string">
            <text:p>F</text:p>
          </table:table-cell>
          <table:table-cell table:style-name="ce37" table:number-columns-repeated="5"/>
          <table:table-cell table:style-name="ce43"/>
          <table:table-cell table:style-name="ce37" table:number-columns-repeated="32"/>
          <table:table-cell table:style-name="ce7" table:number-columns-repeated="8"/>
          <table:table-cell table:number-columns-repeated="974"/>
        </table:table-row>
        <table:table-row table:style-name="ro2">
          <table:table-cell table:style-name="ce36" office:value-type="string" calcext:value-type="string">
            <text:p>7.1</text:p>
          </table:table-cell>
          <table:table-cell table:style-name="ce40" office:value-type="string" calcext:value-type="string">
            <text:p>1C</text:p>
          </table:table-cell>
          <table:table-cell table:style-name="ce37"/>
          <table:table-cell table:style-name="ce34" office:value-type="string" calcext:value-type="string">
            <text:p>F</text:p>
          </table:table-cell>
          <table:table-cell table:style-name="ce37" table:number-columns-repeated="5"/>
          <table:table-cell table:style-name="ce43"/>
          <table:table-cell table:style-name="ce37" table:number-columns-repeated="32"/>
          <table:table-cell table:style-name="ce7" table:number-columns-repeated="8"/>
          <table:table-cell table:number-columns-repeated="974"/>
        </table:table-row>
        <table:table-row table:style-name="ro2">
          <table:table-cell table:style-name="ce36" office:value-type="string" calcext:value-type="string">
            <text:p>7.1</text:p>
          </table:table-cell>
          <table:table-cell table:style-name="ce40" office:value-type="string" calcext:value-type="string">
            <text:p>1D</text:p>
          </table:table-cell>
          <table:table-cell table:style-name="ce37"/>
          <table:table-cell table:style-name="ce34" office:value-type="string" calcext:value-type="string">
            <text:p>F</text:p>
          </table:table-cell>
          <table:table-cell table:style-name="ce37" table:number-columns-repeated="5"/>
          <table:table-cell table:style-name="ce43"/>
          <table:table-cell table:style-name="ce37" table:number-columns-repeated="32"/>
          <table:table-cell table:style-name="ce7" table:number-columns-repeated="8"/>
          <table:table-cell table:number-columns-repeated="974"/>
        </table:table-row>
        <table:table-row table:style-name="ro2">
          <table:table-cell table:style-name="ce36" office:value-type="string" calcext:value-type="string">
            <text:p>7.1</text:p>
          </table:table-cell>
          <table:table-cell table:style-name="ce40" office:value-type="string" calcext:value-type="string">
            <text:p>1E</text:p>
          </table:table-cell>
          <table:table-cell table:style-name="ce37"/>
          <table:table-cell table:style-name="ce34" office:value-type="string" calcext:value-type="string">
            <text:p>F</text:p>
          </table:table-cell>
          <table:table-cell table:style-name="ce37" table:number-columns-repeated="5"/>
          <table:table-cell table:style-name="ce43"/>
          <table:table-cell table:style-name="ce37" table:number-columns-repeated="40"/>
          <table:table-cell table:number-columns-repeated="974"/>
        </table:table-row>
        <table:table-row table:style-name="ro2">
          <table:table-cell table:style-name="ce36" office:value-type="string" calcext:value-type="string">
            <text:p>7.1</text:p>
          </table:table-cell>
          <table:table-cell table:style-name="ce40" office:value-type="string" calcext:value-type="string">
            <text:p>1F</text:p>
          </table:table-cell>
          <table:table-cell table:style-name="ce37"/>
          <table:table-cell table:style-name="ce34" office:value-type="string" calcext:value-type="string">
            <text:p>F</text:p>
          </table:table-cell>
          <table:table-cell table:style-name="ce37" table:number-columns-repeated="5"/>
          <table:table-cell table:style-name="ce43"/>
          <table:table-cell table:style-name="ce37" table:number-columns-repeated="40"/>
          <table:table-cell table:number-columns-repeated="974"/>
        </table:table-row>
        <table:table-row table:style-name="ro2">
          <table:table-cell table:style-name="ce36" office:value-type="string" calcext:value-type="string">
            <text:p>7.1</text:p>
          </table:table-cell>
          <table:table-cell table:style-name="ce40" office:value-type="string" calcext:value-type="string">
            <text:p>1G</text:p>
          </table:table-cell>
          <table:table-cell table:number-columns-repeated="3" table:style-name="ce34" office:value-type="string" calcext:value-type="string">
            <text:p>F</text:p>
          </table:table-cell>
          <table:table-cell table:style-name="ce37" table:number-columns-repeated="4"/>
          <table:table-cell table:style-name="ce43"/>
          <table:table-cell table:style-name="ce37" table:number-columns-repeated="40"/>
          <table:table-cell table:number-columns-repeated="974"/>
        </table:table-row>
        <table:table-row table:style-name="ro2">
          <table:table-cell table:style-name="ce36" office:value-type="string" calcext:value-type="string">
            <text:p>7.1</text:p>
          </table:table-cell>
          <table:table-cell table:style-name="ce40" office:value-type="string" calcext:value-type="string">
            <text:p>1H</text:p>
          </table:table-cell>
          <table:table-cell table:style-name="ce37"/>
          <table:table-cell table:style-name="ce34" office:value-type="string" calcext:value-type="string">
            <text:p>F</text:p>
          </table:table-cell>
          <table:table-cell table:style-name="ce37" table:number-columns-repeated="5"/>
          <table:table-cell table:style-name="ce43"/>
          <table:table-cell table:style-name="ce37" table:number-columns-repeated="40"/>
          <table:table-cell table:number-columns-repeated="974"/>
        </table:table-row>
        <table:table-row table:style-name="ro2">
          <table:table-cell table:style-name="ce36" office:value-type="string" calcext:value-type="string">
            <text:p>7.1</text:p>
          </table:table-cell>
          <table:table-cell table:style-name="ce40" office:value-type="string" calcext:value-type="string">
            <text:p>1I</text:p>
          </table:table-cell>
          <table:table-cell table:number-columns-repeated="3" table:style-name="ce34" office:value-type="string" calcext:value-type="string">
            <text:p>F</text:p>
          </table:table-cell>
          <table:table-cell table:style-name="ce37" table:number-columns-repeated="4"/>
          <table:table-cell table:style-name="ce43"/>
          <table:table-cell table:style-name="ce37" table:number-columns-repeated="40"/>
          <table:table-cell table:number-columns-repeated="974"/>
        </table:table-row>
        <table:table-row table:style-name="ro2">
          <table:table-cell table:style-name="ce36" office:value-type="string" calcext:value-type="string">
            <text:p>7.1</text:p>
          </table:table-cell>
          <table:table-cell table:style-name="ce40" office:value-type="string" calcext:value-type="string">
            <text:p>1J</text:p>
          </table:table-cell>
          <table:table-cell table:number-columns-repeated="3" table:style-name="ce34" office:value-type="string" calcext:value-type="string">
            <text:p>F</text:p>
          </table:table-cell>
          <table:table-cell table:style-name="ce37" table:number-columns-repeated="4"/>
          <table:table-cell table:style-name="ce43"/>
          <table:table-cell table:style-name="ce37" table:number-columns-repeated="40"/>
          <table:table-cell table:number-columns-repeated="974"/>
        </table:table-row>
        <table:table-row table:style-name="ro2">
          <table:table-cell table:style-name="ce36" office:value-type="string" calcext:value-type="string">
            <text:p>7.1</text:p>
          </table:table-cell>
          <table:table-cell table:style-name="ce40" office:value-type="string" calcext:value-type="string">
            <text:p>1K</text:p>
          </table:table-cell>
          <table:table-cell table:number-columns-repeated="3" table:style-name="ce34" office:value-type="string" calcext:value-type="string">
            <text:p>F</text:p>
          </table:table-cell>
          <table:table-cell table:style-name="ce37" table:number-columns-repeated="4"/>
          <table:table-cell table:style-name="ce43"/>
          <table:table-cell table:style-name="ce37" table:number-columns-repeated="40"/>
          <table:table-cell table:number-columns-repeated="974"/>
        </table:table-row>
        <table:table-row table:style-name="ro2">
          <table:table-cell table:style-name="ce36" office:value-type="string" calcext:value-type="string">
            <text:p>7.1</text:p>
          </table:table-cell>
          <table:table-cell table:style-name="ce40" office:value-type="string" calcext:value-type="string">
            <text:p>1L</text:p>
          </table:table-cell>
          <table:table-cell table:style-name="ce37"/>
          <table:table-cell table:style-name="ce34" office:value-type="string" calcext:value-type="string">
            <text:p>F</text:p>
          </table:table-cell>
          <table:table-cell table:style-name="ce37" table:number-columns-repeated="46"/>
          <table:table-cell table:number-columns-repeated="974"/>
        </table:table-row>
        <table:table-row table:style-name="ro2">
          <table:table-cell table:style-name="ce36" office:value-type="string" calcext:value-type="string">
            <text:p>7.1</text:p>
          </table:table-cell>
          <table:table-cell table:style-name="ce40" office:value-type="string" calcext:value-type="string">
            <text:p>1M</text:p>
          </table:table-cell>
          <table:table-cell table:style-name="ce37"/>
          <table:table-cell table:style-name="ce34" office:value-type="string" calcext:value-type="string">
            <text:p>F</text:p>
          </table:table-cell>
          <table:table-cell table:style-name="ce37" table:number-columns-repeated="46"/>
          <table:table-cell table:number-columns-repeated="974"/>
        </table:table-row>
        <table:table-row table:style-name="ro2">
          <table:table-cell table:style-name="ce36" office:value-type="string" calcext:value-type="string">
            <text:p>7.1</text:p>
          </table:table-cell>
          <table:table-cell table:style-name="ce40" office:value-type="string" calcext:value-type="string">
            <text:p>1N</text:p>
          </table:table-cell>
          <table:table-cell table:style-name="ce37"/>
          <table:table-cell table:style-name="ce34" office:value-type="string" calcext:value-type="string">
            <text:p>F</text:p>
          </table:table-cell>
          <table:table-cell table:style-name="ce37" table:number-columns-repeated="46"/>
          <table:table-cell table:number-columns-repeated="974"/>
        </table:table-row>
        <table:table-row table:style-name="ro2">
          <table:table-cell table:style-name="ce36" office:value-type="string" calcext:value-type="string">
            <text:p>7.1</text:p>
          </table:table-cell>
          <table:table-cell table:style-name="ce40" office:value-type="string" calcext:value-type="string">
            <text:p>1O</text:p>
          </table:table-cell>
          <table:table-cell table:style-name="ce37"/>
          <table:table-cell table:style-name="ce34" office:value-type="string" calcext:value-type="string">
            <text:p>F</text:p>
          </table:table-cell>
          <table:table-cell table:style-name="ce37" table:number-columns-repeated="46"/>
          <table:table-cell table:number-columns-repeated="974"/>
        </table:table-row>
        <table:table-row table:style-name="ro2">
          <table:table-cell table:style-name="ce36" office:value-type="string" calcext:value-type="string">
            <text:p>7.1</text:p>
          </table:table-cell>
          <table:table-cell table:style-name="ce40" office:value-type="string" calcext:value-type="string">
            <text:p>1P</text:p>
          </table:table-cell>
          <table:table-cell table:style-name="ce37"/>
          <table:table-cell table:style-name="ce34" office:value-type="string" calcext:value-type="string">
            <text:p>F</text:p>
          </table:table-cell>
          <table:table-cell table:style-name="ce37" table:number-columns-repeated="46"/>
          <table:table-cell table:number-columns-repeated="974"/>
        </table:table-row>
        <table:table-row table:style-name="ro2">
          <table:table-cell table:style-name="ce36" office:value-type="string" calcext:value-type="string">
            <text:p>7.1</text:p>
          </table:table-cell>
          <table:table-cell table:style-name="ce40" office:value-type="string" calcext:value-type="string">
            <text:p>20</text:p>
          </table:table-cell>
          <table:table-cell table:style-name="ce34" office:value-type="string" calcext:value-type="string">
            <text:p>O</text:p>
          </table:table-cell>
          <table:table-cell table:style-name="ce34" office:value-type="string" calcext:value-type="string">
            <text:p>F</text:p>
          </table:table-cell>
          <table:table-cell table:style-name="ce37" table:number-columns-repeated="46"/>
          <table:table-cell table:number-columns-repeated="974"/>
        </table:table-row>
        <table:table-row table:style-name="ro2">
          <table:table-cell table:style-name="ce36" office:value-type="string" calcext:value-type="string">
            <text:p>7.1</text:p>
          </table:table-cell>
          <table:table-cell table:style-name="ce40" office:value-type="string" calcext:value-type="string">
            <text:p>21</text:p>
          </table:table-cell>
          <table:table-cell table:style-name="ce34" office:value-type="string" calcext:value-type="string">
            <text:p>O</text:p>
          </table:table-cell>
          <table:table-cell table:style-name="ce34" office:value-type="string" calcext:value-type="string">
            <text:p>F</text:p>
          </table:table-cell>
          <table:table-cell table:style-name="ce37" table:number-columns-repeated="46"/>
          <table:table-cell table:number-columns-repeated="974"/>
        </table:table-row>
        <table:table-row table:style-name="ro2">
          <table:table-cell table:style-name="ce36" office:value-type="string" calcext:value-type="string">
            <text:p>7.1</text:p>
          </table:table-cell>
          <table:table-cell table:style-name="ce40" office:value-type="string" calcext:value-type="string">
            <text:p>22</text:p>
          </table:table-cell>
          <table:table-cell table:number-columns-repeated="3" table:style-name="ce34" office:value-type="string" calcext:value-type="string">
            <text:p>O</text:p>
          </table:table-cell>
          <table:table-cell table:style-name="ce37" table:number-columns-repeated="8"/>
          <table:table-cell table:style-name="ce34" office:value-type="string" calcext:value-type="string">
            <text:p>O</text:p>
          </table:table-cell>
          <table:table-cell table:style-name="ce37" table:number-columns-repeated="36"/>
          <table:table-cell table:number-columns-repeated="974"/>
        </table:table-row>
        <table:table-row table:style-name="ro2">
          <table:table-cell table:style-name="ce36" office:value-type="string" calcext:value-type="string">
            <text:p>7.1</text:p>
          </table:table-cell>
          <table:table-cell table:style-name="ce40" office:value-type="string" calcext:value-type="string">
            <text:p>23</text:p>
          </table:table-cell>
          <table:table-cell table:style-name="ce34" office:value-type="string" calcext:value-type="string">
            <text:p>O</text:p>
          </table:table-cell>
          <table:table-cell table:number-columns-repeated="2" table:style-name="ce34" office:value-type="string" calcext:value-type="string">
            <text:p>F</text:p>
          </table:table-cell>
          <table:table-cell table:style-name="ce37" table:number-columns-repeated="45"/>
          <table:table-cell table:number-columns-repeated="974"/>
        </table:table-row>
        <table:table-row table:style-name="ro2">
          <table:table-cell table:style-name="ce36" office:value-type="string" calcext:value-type="string">
            <text:p>7.1</text:p>
          </table:table-cell>
          <table:table-cell table:style-name="ce40" office:value-type="string" calcext:value-type="string">
            <text:p>24</text:p>
          </table:table-cell>
          <table:table-cell table:number-columns-repeated="3" table:style-name="ce34" office:value-type="string" calcext:value-type="string">
            <text:p>O</text:p>
          </table:table-cell>
          <table:table-cell table:style-name="ce37" table:number-columns-repeated="8"/>
          <table:table-cell table:style-name="ce34" office:value-type="string" calcext:value-type="string">
            <text:p>O</text:p>
          </table:table-cell>
          <table:table-cell table:style-name="ce37" table:number-columns-repeated="36"/>
          <table:table-cell table:number-columns-repeated="974"/>
        </table:table-row>
        <table:table-row table:style-name="ro2">
          <table:table-cell table:style-name="ce36" office:value-type="string" calcext:value-type="string">
            <text:p>7.1</text:p>
          </table:table-cell>
          <table:table-cell table:style-name="ce40" office:value-type="string" calcext:value-type="string">
            <text:p>25</text:p>
          </table:table-cell>
          <table:table-cell table:style-name="ce34" office:value-type="string" calcext:value-type="string">
            <text:p>O</text:p>
          </table:table-cell>
          <table:table-cell table:style-name="ce34" office:value-type="string" calcext:value-type="string">
            <text:p>F</text:p>
          </table:table-cell>
          <table:table-cell table:style-name="ce34" office:value-type="string" calcext:value-type="string">
            <text:p>O</text:p>
          </table:table-cell>
          <table:table-cell table:style-name="ce37" table:number-columns-repeated="45"/>
          <table:table-cell table:number-columns-repeated="974"/>
        </table:table-row>
        <table:table-row table:style-name="ro2">
          <table:table-cell table:style-name="ce36" office:value-type="string" calcext:value-type="string">
            <text:p>7.1</text:p>
          </table:table-cell>
          <table:table-cell table:style-name="ce40" office:value-type="string" calcext:value-type="string">
            <text:p>26</text:p>
          </table:table-cell>
          <table:table-cell table:number-columns-repeated="3" table:style-name="ce34" office:value-type="string" calcext:value-type="string">
            <text:p>O</text:p>
          </table:table-cell>
          <table:table-cell table:style-name="ce37" table:number-columns-repeated="8"/>
          <table:table-cell table:style-name="ce34" office:value-type="string" calcext:value-type="string">
            <text:p>O</text:p>
          </table:table-cell>
          <table:table-cell table:style-name="ce37" table:number-columns-repeated="36"/>
          <table:table-cell table:number-columns-repeated="974"/>
        </table:table-row>
        <table:table-row table:style-name="ro2">
          <table:table-cell table:style-name="ce36" office:value-type="string" calcext:value-type="string">
            <text:p>7.1</text:p>
          </table:table-cell>
          <table:table-cell table:style-name="ce40" office:value-type="string" calcext:value-type="string">
            <text:p>27</text:p>
          </table:table-cell>
          <table:table-cell table:style-name="ce37"/>
          <table:table-cell table:style-name="ce34" office:value-type="string" calcext:value-type="string">
            <text:p>F</text:p>
          </table:table-cell>
          <table:table-cell table:style-name="ce37" table:number-columns-repeated="46"/>
          <table:table-cell table:number-columns-repeated="974"/>
        </table:table-row>
        <table:table-row table:style-name="ro2">
          <table:table-cell table:style-name="ce36" office:value-type="string" calcext:value-type="string">
            <text:p>7.1</text:p>
          </table:table-cell>
          <table:table-cell table:style-name="ce40" office:value-type="string" calcext:value-type="string">
            <text:p>28</text:p>
          </table:table-cell>
          <table:table-cell table:style-name="ce37"/>
          <table:table-cell table:style-name="ce34" office:value-type="string" calcext:value-type="string">
            <text:p>F</text:p>
          </table:table-cell>
          <table:table-cell table:style-name="ce37" table:number-columns-repeated="46"/>
          <table:table-cell table:number-columns-repeated="974"/>
        </table:table-row>
        <table:table-row table:style-name="ro2">
          <table:table-cell table:style-name="ce36" office:value-type="string" calcext:value-type="string">
            <text:p>7.1</text:p>
          </table:table-cell>
          <table:table-cell table:style-name="ce40" office:value-type="string" calcext:value-type="string">
            <text:p>29</text:p>
          </table:table-cell>
          <table:table-cell table:style-name="ce37"/>
          <table:table-cell table:style-name="ce34" office:value-type="string" calcext:value-type="string">
            <text:p>F</text:p>
          </table:table-cell>
          <table:table-cell table:style-name="ce37" table:number-columns-repeated="46"/>
          <table:table-cell table:number-columns-repeated="974"/>
        </table:table-row>
        <table:table-row table:style-name="ro2">
          <table:table-cell table:style-name="ce36" office:value-type="string" calcext:value-type="string">
            <text:p>7.1</text:p>
          </table:table-cell>
          <table:table-cell table:style-name="ce40" office:value-type="string" calcext:value-type="string">
            <text:p>2A</text:p>
          </table:table-cell>
          <table:table-cell table:style-name="ce37"/>
          <table:table-cell table:style-name="ce34" office:value-type="string" calcext:value-type="string">
            <text:p>F</text:p>
          </table:table-cell>
          <table:table-cell table:style-name="ce37" table:number-columns-repeated="46"/>
          <table:table-cell table:number-columns-repeated="974"/>
        </table:table-row>
        <table:table-row table:style-name="ro2">
          <table:table-cell table:style-name="ce36" office:value-type="string" calcext:value-type="string">
            <text:p>7.1</text:p>
          </table:table-cell>
          <table:table-cell table:style-name="ce40" office:value-type="string" calcext:value-type="string">
            <text:p>2B</text:p>
          </table:table-cell>
          <table:table-cell table:style-name="ce37"/>
          <table:table-cell table:style-name="ce34" office:value-type="string" calcext:value-type="string">
            <text:p>F</text:p>
          </table:table-cell>
          <table:table-cell table:style-name="ce37" table:number-columns-repeated="46"/>
          <table:table-cell table:number-columns-repeated="974"/>
        </table:table-row>
        <table:table-row table:style-name="ro2">
          <table:table-cell table:style-name="ce36" office:value-type="string" calcext:value-type="string">
            <text:p>7.1</text:p>
          </table:table-cell>
          <table:table-cell table:style-name="ce40" office:value-type="string" calcext:value-type="string">
            <text:p>2C</text:p>
          </table:table-cell>
          <table:table-cell table:style-name="ce37"/>
          <table:table-cell table:style-name="ce34" office:value-type="string" calcext:value-type="string">
            <text:p>F</text:p>
          </table:table-cell>
          <table:table-cell table:style-name="ce37" table:number-columns-repeated="46"/>
          <table:table-cell table:number-columns-repeated="974"/>
        </table:table-row>
        <table:table-row table:style-name="ro2">
          <table:table-cell table:style-name="ce36" office:value-type="string" calcext:value-type="string">
            <text:p>7.1</text:p>
          </table:table-cell>
          <table:table-cell table:style-name="ce40" office:value-type="string" calcext:value-type="string">
            <text:p>2D</text:p>
          </table:table-cell>
          <table:table-cell table:style-name="ce37"/>
          <table:table-cell table:style-name="ce34" office:value-type="string" calcext:value-type="string">
            <text:p>F</text:p>
          </table:table-cell>
          <table:table-cell table:style-name="ce37" table:number-columns-repeated="46"/>
          <table:table-cell table:number-columns-repeated="974"/>
        </table:table-row>
        <table:table-row table:style-name="ro2">
          <table:table-cell table:style-name="ce36" office:value-type="string" calcext:value-type="string">
            <text:p>7.2</text:p>
          </table:table-cell>
          <table:table-cell table:style-name="ce40" office:value-type="string" calcext:value-type="string">
            <text:p>30</text:p>
          </table:table-cell>
          <table:table-cell table:style-name="ce37" table:number-columns-repeated="3"/>
          <table:table-cell table:number-columns-repeated="2" table:style-name="ce34" office:value-type="string" calcext:value-type="string">
            <text:p>O</text:p>
          </table:table-cell>
          <table:table-cell table:style-name="ce37" table:number-columns-repeated="2"/>
          <table:table-cell table:style-name="ce34" office:value-type="string" calcext:value-type="string">
            <text:p>O</text:p>
          </table:table-cell>
          <table:table-cell table:style-name="ce37" table:number-columns-repeated="40"/>
          <table:table-cell table:number-columns-repeated="974"/>
        </table:table-row>
        <table:table-row table:style-name="ro2">
          <table:table-cell table:style-name="ce36" office:value-type="string" calcext:value-type="string">
            <text:p>7.2</text:p>
          </table:table-cell>
          <table:table-cell table:style-name="ce40" office:value-type="string" calcext:value-type="string">
            <text:p>31</text:p>
          </table:table-cell>
          <table:table-cell table:style-name="ce37" table:number-columns-repeated="3"/>
          <table:table-cell table:style-name="ce34" office:value-type="string" calcext:value-type="string">
            <text:p>O</text:p>
          </table:table-cell>
          <table:table-cell table:style-name="ce34" office:value-type="string" calcext:value-type="string">
            <text:p>F</text:p>
          </table:table-cell>
          <table:table-cell table:style-name="ce37" table:number-columns-repeated="2"/>
          <table:table-cell table:style-name="ce34" office:value-type="string" calcext:value-type="string">
            <text:p>O</text:p>
          </table:table-cell>
          <table:table-cell table:style-name="ce37" table:number-columns-repeated="40"/>
          <table:table-cell table:number-columns-repeated="974"/>
        </table:table-row>
        <table:table-row table:style-name="ro2">
          <table:table-cell table:style-name="ce36" office:value-type="string" calcext:value-type="string">
            <text:p>7.2</text:p>
          </table:table-cell>
          <table:table-cell table:style-name="ce40" office:value-type="string" calcext:value-type="string">
            <text:p>32</text:p>
          </table:table-cell>
          <table:table-cell table:style-name="ce34"/>
          <table:table-cell table:style-name="ce37" table:number-columns-repeated="2"/>
          <table:table-cell table:style-name="ce34" office:value-type="string" calcext:value-type="string">
            <text:p>O</text:p>
          </table:table-cell>
          <table:table-cell table:style-name="ce34" office:value-type="string" calcext:value-type="string">
            <text:p>F</text:p>
          </table:table-cell>
          <table:table-cell table:style-name="ce37" table:number-columns-repeated="2"/>
          <table:table-cell table:style-name="ce34" office:value-type="string" calcext:value-type="string">
            <text:p>O</text:p>
          </table:table-cell>
          <table:table-cell table:style-name="ce37" table:number-columns-repeated="40"/>
          <table:table-cell table:number-columns-repeated="974"/>
        </table:table-row>
        <table:table-row table:style-name="ro2">
          <table:table-cell table:style-name="ce36" office:value-type="string" calcext:value-type="string">
            <text:p>7.2</text:p>
          </table:table-cell>
          <table:table-cell table:style-name="ce40" office:value-type="string" calcext:value-type="string">
            <text:p>33</text:p>
          </table:table-cell>
          <table:table-cell table:style-name="ce37" table:number-columns-repeated="3"/>
          <table:table-cell table:number-columns-repeated="2" table:style-name="ce34" office:value-type="string" calcext:value-type="string">
            <text:p>F</text:p>
          </table:table-cell>
          <table:table-cell table:style-name="ce37" table:number-columns-repeated="2"/>
          <table:table-cell table:style-name="ce34" office:value-type="string" calcext:value-type="string">
            <text:p>F</text:p>
          </table:table-cell>
          <table:table-cell table:style-name="ce37" table:number-columns-repeated="40"/>
          <table:table-cell table:number-columns-repeated="974"/>
        </table:table-row>
        <table:table-row table:style-name="ro2">
          <table:table-cell table:style-name="ce36" office:value-type="string" calcext:value-type="string">
            <text:p>7.2</text:p>
          </table:table-cell>
          <table:table-cell table:style-name="ce40" office:value-type="string" calcext:value-type="string">
            <text:p>34</text:p>
          </table:table-cell>
          <table:table-cell table:style-name="ce37" table:number-columns-repeated="3"/>
          <table:table-cell table:number-columns-repeated="2" table:style-name="ce34" office:value-type="string" calcext:value-type="string">
            <text:p>F</text:p>
          </table:table-cell>
          <table:table-cell table:style-name="ce37" table:number-columns-repeated="2"/>
          <table:table-cell table:style-name="ce34" office:value-type="string" calcext:value-type="string">
            <text:p>F</text:p>
          </table:table-cell>
          <table:table-cell table:style-name="ce37" table:number-columns-repeated="40"/>
          <table:table-cell table:number-columns-repeated="974"/>
        </table:table-row>
        <table:table-row table:style-name="ro2">
          <table:table-cell table:style-name="ce36" office:value-type="string" calcext:value-type="string">
            <text:p>7.2</text:p>
          </table:table-cell>
          <table:table-cell table:style-name="ce40" office:value-type="string" calcext:value-type="string">
            <text:p>35</text:p>
          </table:table-cell>
          <table:table-cell table:style-name="ce37" table:number-columns-repeated="3"/>
          <table:table-cell table:style-name="ce34" office:value-type="string" calcext:value-type="string">
            <text:p>F</text:p>
          </table:table-cell>
          <table:table-cell table:style-name="ce34" office:value-type="string" calcext:value-type="string">
            <text:p>O</text:p>
          </table:table-cell>
          <table:table-cell table:style-name="ce37" table:number-columns-repeated="2"/>
          <table:table-cell table:style-name="ce34" office:value-type="string" calcext:value-type="string">
            <text:p>F</text:p>
          </table:table-cell>
          <table:table-cell table:style-name="ce37" table:number-columns-repeated="40"/>
          <table:table-cell table:number-columns-repeated="974"/>
        </table:table-row>
        <table:table-row table:style-name="ro2">
          <table:table-cell table:style-name="ce36" office:value-type="string" calcext:value-type="string">
            <text:p>7.2</text:p>
          </table:table-cell>
          <table:table-cell table:style-name="ce40" office:value-type="string" calcext:value-type="string">
            <text:p>36</text:p>
          </table:table-cell>
          <table:table-cell table:style-name="ce37" table:number-columns-repeated="3"/>
          <table:table-cell table:number-columns-repeated="2" table:style-name="ce34" office:value-type="string" calcext:value-type="string">
            <text:p>F</text:p>
          </table:table-cell>
          <table:table-cell table:style-name="ce37" table:number-columns-repeated="2"/>
          <table:table-cell table:style-name="ce34" office:value-type="string" calcext:value-type="string">
            <text:p>O</text:p>
          </table:table-cell>
          <table:table-cell table:style-name="ce37" table:number-columns-repeated="40"/>
          <table:table-cell table:number-columns-repeated="974"/>
        </table:table-row>
        <table:table-row table:style-name="ro2">
          <table:table-cell table:style-name="ce36" office:value-type="string" calcext:value-type="string">
            <text:p>7.2</text:p>
          </table:table-cell>
          <table:table-cell table:style-name="ce40" office:value-type="string" calcext:value-type="string">
            <text:p>37</text:p>
          </table:table-cell>
          <table:table-cell table:style-name="ce37" table:number-columns-repeated="3"/>
          <table:table-cell table:number-columns-repeated="2" table:style-name="ce34" office:value-type="string" calcext:value-type="string">
            <text:p>F</text:p>
          </table:table-cell>
          <table:table-cell table:style-name="ce37" table:number-columns-repeated="2"/>
          <table:table-cell table:style-name="ce34" office:value-type="string" calcext:value-type="string">
            <text:p>O</text:p>
          </table:table-cell>
          <table:table-cell table:style-name="ce37" table:number-columns-repeated="40"/>
          <table:table-cell table:number-columns-repeated="974"/>
        </table:table-row>
        <table:table-row table:style-name="ro2">
          <table:table-cell table:style-name="ce36" office:value-type="string" calcext:value-type="string">
            <text:p>7.2</text:p>
          </table:table-cell>
          <table:table-cell table:style-name="ce40" office:value-type="string" calcext:value-type="string">
            <text:p>38</text:p>
          </table:table-cell>
          <table:table-cell table:style-name="ce37" table:number-columns-repeated="3"/>
          <table:table-cell table:number-columns-repeated="2" table:style-name="ce34" office:value-type="string" calcext:value-type="string">
            <text:p>F</text:p>
          </table:table-cell>
          <table:table-cell table:style-name="ce37" table:number-columns-repeated="2"/>
          <table:table-cell table:style-name="ce34" office:value-type="string" calcext:value-type="string">
            <text:p>O</text:p>
          </table:table-cell>
          <table:table-cell table:style-name="ce37" table:number-columns-repeated="40"/>
          <table:table-cell table:number-columns-repeated="974"/>
        </table:table-row>
        <table:table-row table:style-name="ro2">
          <table:table-cell table:style-name="ce36" office:value-type="string" calcext:value-type="string">
            <text:p>7.2</text:p>
          </table:table-cell>
          <table:table-cell table:style-name="ce40" office:value-type="string" calcext:value-type="string">
            <text:p>39</text:p>
          </table:table-cell>
          <table:table-cell table:style-name="ce37" table:number-columns-repeated="3"/>
          <table:table-cell table:number-columns-repeated="2" table:style-name="ce34" office:value-type="string" calcext:value-type="string">
            <text:p>F</text:p>
          </table:table-cell>
          <table:table-cell table:style-name="ce37" table:number-columns-repeated="2"/>
          <table:table-cell table:style-name="ce34" office:value-type="string" calcext:value-type="string">
            <text:p>F</text:p>
          </table:table-cell>
          <table:table-cell table:style-name="ce37" table:number-columns-repeated="40"/>
          <table:table-cell table:number-columns-repeated="974"/>
        </table:table-row>
        <table:table-row table:style-name="ro2">
          <table:table-cell table:style-name="ce36" office:value-type="string" calcext:value-type="string">
            <text:p>7.3</text:p>
          </table:table-cell>
          <table:table-cell table:style-name="ce40" office:value-type="string" calcext:value-type="string">
            <text:p>40</text:p>
          </table:table-cell>
          <table:table-cell table:style-name="ce37" table:number-columns-repeated="5"/>
          <table:table-cell table:style-name="ce34" office:value-type="string" calcext:value-type="string">
            <text:p>O</text:p>
          </table:table-cell>
          <table:table-cell table:style-name="ce37" table:number-columns-repeated="42"/>
          <table:table-cell table:number-columns-repeated="974"/>
        </table:table-row>
        <table:table-row table:style-name="ro2">
          <table:table-cell table:style-name="ce36" office:value-type="string" calcext:value-type="string">
            <text:p>7.3</text:p>
          </table:table-cell>
          <table:table-cell table:style-name="ce40" office:value-type="string" calcext:value-type="string">
            <text:p>41</text:p>
          </table:table-cell>
          <table:table-cell table:style-name="ce37" table:number-columns-repeated="5"/>
          <table:table-cell table:style-name="ce34" office:value-type="string" calcext:value-type="string">
            <text:p>O</text:p>
          </table:table-cell>
          <table:table-cell table:style-name="ce37" table:number-columns-repeated="42"/>
          <table:table-cell table:number-columns-repeated="974"/>
        </table:table-row>
        <table:table-row table:style-name="ro2">
          <table:table-cell table:style-name="ce36" office:value-type="string" calcext:value-type="string">
            <text:p>7.3</text:p>
          </table:table-cell>
          <table:table-cell table:style-name="ce40" office:value-type="string" calcext:value-type="string">
            <text:p>42</text:p>
          </table:table-cell>
          <table:table-cell table:style-name="ce37" table:number-columns-repeated="5"/>
          <table:table-cell table:style-name="ce34" office:value-type="string" calcext:value-type="string">
            <text:p>F</text:p>
          </table:table-cell>
          <table:table-cell table:style-name="ce37" table:number-columns-repeated="42"/>
          <table:table-cell table:number-columns-repeated="974"/>
        </table:table-row>
        <table:table-row table:style-name="ro2">
          <table:table-cell table:style-name="ce36" office:value-type="string" calcext:value-type="string">
            <text:p>7.3</text:p>
          </table:table-cell>
          <table:table-cell table:style-name="ce40" office:value-type="string" calcext:value-type="string">
            <text:p>43</text:p>
          </table:table-cell>
          <table:table-cell table:style-name="ce37" table:number-columns-repeated="5"/>
          <table:table-cell table:style-name="ce34" office:value-type="string" calcext:value-type="string">
            <text:p>F</text:p>
          </table:table-cell>
          <table:table-cell table:style-name="ce37" table:number-columns-repeated="42"/>
          <table:table-cell table:number-columns-repeated="974"/>
        </table:table-row>
        <table:table-row table:style-name="ro2">
          <table:table-cell table:style-name="ce36" office:value-type="string" calcext:value-type="string">
            <text:p>7.3</text:p>
          </table:table-cell>
          <table:table-cell table:style-name="ce40" office:value-type="string" calcext:value-type="string">
            <text:p>44</text:p>
          </table:table-cell>
          <table:table-cell table:style-name="ce37" table:number-columns-repeated="5"/>
          <table:table-cell table:style-name="ce34" office:value-type="string" calcext:value-type="string">
            <text:p>F</text:p>
          </table:table-cell>
          <table:table-cell table:style-name="ce37" table:number-columns-repeated="42"/>
          <table:table-cell table:number-columns-repeated="974"/>
        </table:table-row>
        <table:table-row table:style-name="ro2">
          <table:table-cell table:style-name="ce36" office:value-type="string" calcext:value-type="string">
            <text:p>7.4</text:p>
          </table:table-cell>
          <table:table-cell table:style-name="ce40" office:value-type="string" calcext:value-type="string">
            <text:p>50</text:p>
          </table:table-cell>
          <table:table-cell table:style-name="ce37" table:number-columns-repeated="6"/>
          <table:table-cell table:style-name="ce34" office:value-type="string" calcext:value-type="string">
            <text:p>O</text:p>
          </table:table-cell>
          <table:table-cell table:style-name="ce34" table:number-columns-repeated="2"/>
          <table:table-cell table:style-name="ce37" table:number-columns-repeated="3"/>
          <table:table-cell table:style-name="ce34" office:value-type="string" calcext:value-type="string">
            <text:p>O</text:p>
          </table:table-cell>
          <table:table-cell table:style-name="ce34" office:value-type="string" calcext:value-type="string">
            <text:p>O.1.1</text:p>
          </table:table-cell>
          <table:table-cell table:style-name="ce37" table:number-columns-repeated="34"/>
          <table:table-cell table:number-columns-repeated="974"/>
        </table:table-row>
        <table:table-row table:style-name="ro2">
          <table:table-cell table:style-name="ce36" office:value-type="string" calcext:value-type="string">
            <text:p>7.4</text:p>
          </table:table-cell>
          <table:table-cell table:style-name="ce40" office:value-type="string" calcext:value-type="string">
            <text:p>51</text:p>
          </table:table-cell>
          <table:table-cell table:style-name="ce37" table:number-columns-repeated="6"/>
          <table:table-cell table:style-name="ce34" office:value-type="string" calcext:value-type="string">
            <text:p>F</text:p>
          </table:table-cell>
          <table:table-cell table:style-name="ce37" table:number-columns-repeated="41"/>
          <table:table-cell table:number-columns-repeated="974"/>
        </table:table-row>
        <table:table-row table:style-name="ro2">
          <table:table-cell table:style-name="ce36" office:value-type="string" calcext:value-type="string">
            <text:p>7.4</text:p>
          </table:table-cell>
          <table:table-cell table:style-name="ce40" office:value-type="string" calcext:value-type="string">
            <text:p>52</text:p>
          </table:table-cell>
          <table:table-cell table:style-name="ce37" table:number-columns-repeated="6"/>
          <table:table-cell table:style-name="ce34" office:value-type="string" calcext:value-type="string">
            <text:p>F</text:p>
          </table:table-cell>
          <table:table-cell table:style-name="ce37" table:number-columns-repeated="41"/>
          <table:table-cell table:number-columns-repeated="974"/>
        </table:table-row>
        <table:table-row table:style-name="ro2">
          <table:table-cell table:style-name="ce36" office:value-type="string" calcext:value-type="string">
            <text:p>7.4</text:p>
          </table:table-cell>
          <table:table-cell table:style-name="ce40" office:value-type="string" calcext:value-type="string">
            <text:p>53</text:p>
          </table:table-cell>
          <table:table-cell table:style-name="ce37" table:number-columns-repeated="6"/>
          <table:table-cell table:style-name="ce34" office:value-type="string" calcext:value-type="string">
            <text:p>O</text:p>
          </table:table-cell>
          <table:table-cell table:style-name="ce34"/>
          <table:table-cell table:style-name="ce37" table:number-columns-repeated="4"/>
          <table:table-cell table:style-name="ce34" office:value-type="string" calcext:value-type="string">
            <text:p>F</text:p>
          </table:table-cell>
          <table:table-cell table:style-name="ce37" table:number-columns-repeated="35"/>
          <table:table-cell table:number-columns-repeated="974"/>
        </table:table-row>
        <table:table-row table:style-name="ro2">
          <table:table-cell table:style-name="ce36" office:value-type="string" calcext:value-type="string">
            <text:p>7.4</text:p>
          </table:table-cell>
          <table:table-cell table:style-name="ce40" office:value-type="string" calcext:value-type="string">
            <text:p>54</text:p>
          </table:table-cell>
          <table:table-cell table:style-name="ce37" table:number-columns-repeated="6"/>
          <table:table-cell table:style-name="ce34" office:value-type="string" calcext:value-type="string">
            <text:p>O</text:p>
          </table:table-cell>
          <table:table-cell table:style-name="ce34"/>
          <table:table-cell table:style-name="ce37" table:number-columns-repeated="4"/>
          <table:table-cell table:style-name="ce34" office:value-type="string" calcext:value-type="string">
            <text:p>F</text:p>
          </table:table-cell>
          <table:table-cell table:style-name="ce37" table:number-columns-repeated="35"/>
          <table:table-cell table:number-columns-repeated="974"/>
        </table:table-row>
        <table:table-row table:style-name="ro2">
          <table:table-cell table:style-name="ce36" office:value-type="string" calcext:value-type="string">
            <text:p>7.4</text:p>
          </table:table-cell>
          <table:table-cell table:style-name="ce40" office:value-type="string" calcext:value-type="string">
            <text:p>55</text:p>
          </table:table-cell>
          <table:table-cell table:style-name="ce37" table:number-columns-repeated="6"/>
          <table:table-cell table:style-name="ce34" office:value-type="string" calcext:value-type="string">
            <text:p>O</text:p>
          </table:table-cell>
          <table:table-cell table:style-name="ce37" table:number-columns-repeated="5"/>
          <table:table-cell table:style-name="ce34" office:value-type="string" calcext:value-type="string">
            <text:p>F</text:p>
          </table:table-cell>
          <table:table-cell table:style-name="ce34" office:value-type="string" calcext:value-type="string">
            <text:p>O</text:p>
          </table:table-cell>
          <table:table-cell table:style-name="ce37" table:number-columns-repeated="34"/>
          <table:table-cell table:number-columns-repeated="974"/>
        </table:table-row>
        <table:table-row table:style-name="ro2">
          <table:table-cell table:style-name="ce36" office:value-type="string" calcext:value-type="string">
            <text:p>7.4</text:p>
          </table:table-cell>
          <table:table-cell table:style-name="ce40" office:value-type="string" calcext:value-type="string">
            <text:p>56</text:p>
          </table:table-cell>
          <table:table-cell table:style-name="ce37" table:number-columns-repeated="6"/>
          <table:table-cell table:style-name="ce34" office:value-type="string" calcext:value-type="string">
            <text:p>F</text:p>
          </table:table-cell>
          <table:table-cell table:style-name="ce37" table:number-columns-repeated="41"/>
          <table:table-cell table:number-columns-repeated="974"/>
        </table:table-row>
        <table:table-row table:style-name="ro2">
          <table:table-cell table:style-name="ce36" office:value-type="string" calcext:value-type="string">
            <text:p>7.4</text:p>
          </table:table-cell>
          <table:table-cell table:style-name="ce40" office:value-type="string" calcext:value-type="string">
            <text:p>57</text:p>
          </table:table-cell>
          <table:table-cell table:style-name="ce37" table:number-columns-repeated="6"/>
          <table:table-cell table:style-name="ce34" office:value-type="string" calcext:value-type="string">
            <text:p>F</text:p>
          </table:table-cell>
          <table:table-cell table:style-name="ce37" table:number-columns-repeated="5"/>
          <table:table-cell table:style-name="ce34" office:value-type="string" calcext:value-type="string">
            <text:p>O</text:p>
          </table:table-cell>
          <table:table-cell table:style-name="ce37" table:number-columns-repeated="35"/>
          <table:table-cell table:number-columns-repeated="974"/>
        </table:table-row>
        <table:table-row table:style-name="ro2">
          <table:table-cell table:style-name="ce36" office:value-type="string" calcext:value-type="string">
            <text:p>7.4</text:p>
          </table:table-cell>
          <table:table-cell table:style-name="ce40" office:value-type="string" calcext:value-type="string">
            <text:p>58</text:p>
          </table:table-cell>
          <table:table-cell table:style-name="ce37" table:number-columns-repeated="6"/>
          <table:table-cell table:style-name="ce34" office:value-type="string" calcext:value-type="string">
            <text:p>O</text:p>
          </table:table-cell>
          <table:table-cell table:style-name="ce37" table:number-columns-repeated="5"/>
          <table:table-cell table:style-name="ce34" office:value-type="string" calcext:value-type="string">
            <text:p>F</text:p>
          </table:table-cell>
          <table:table-cell table:style-name="ce37" table:number-columns-repeated="35"/>
          <table:table-cell table:number-columns-repeated="974"/>
        </table:table-row>
        <table:table-row table:style-name="ro2">
          <table:table-cell table:style-name="ce36" office:value-type="string" calcext:value-type="string">
            <text:p>7.4</text:p>
          </table:table-cell>
          <table:table-cell table:style-name="ce40" office:value-type="string" calcext:value-type="string">
            <text:p>59</text:p>
          </table:table-cell>
          <table:table-cell table:style-name="ce37" table:number-columns-repeated="6"/>
          <table:table-cell table:style-name="ce34" office:value-type="string" calcext:value-type="string">
            <text:p>O</text:p>
          </table:table-cell>
          <table:table-cell table:style-name="ce37" table:number-columns-repeated="5"/>
          <table:table-cell table:style-name="ce34" office:value-type="string" calcext:value-type="string">
            <text:p>F</text:p>
          </table:table-cell>
          <table:table-cell table:style-name="ce37" table:number-columns-repeated="35"/>
          <table:table-cell table:number-columns-repeated="974"/>
        </table:table-row>
        <table:table-row table:style-name="ro2">
          <table:table-cell table:style-name="ce36" office:value-type="string" calcext:value-type="string">
            <text:p>7.4</text:p>
          </table:table-cell>
          <table:table-cell table:style-name="ce40" office:value-type="string" calcext:value-type="string">
            <text:p>5A</text:p>
          </table:table-cell>
          <table:table-cell table:style-name="ce37" table:number-columns-repeated="6"/>
          <table:table-cell table:style-name="ce34" office:value-type="string" calcext:value-type="string">
            <text:p>F</text:p>
          </table:table-cell>
          <table:table-cell table:style-name="ce37" table:number-columns-repeated="5"/>
          <table:table-cell table:style-name="ce34" office:value-type="string" calcext:value-type="string">
            <text:p>O</text:p>
          </table:table-cell>
          <table:table-cell table:style-name="ce37" table:number-columns-repeated="35"/>
          <table:table-cell table:number-columns-repeated="974"/>
        </table:table-row>
        <table:table-row table:style-name="ro2">
          <table:table-cell table:style-name="ce36" office:value-type="string" calcext:value-type="string">
            <text:p>7.4</text:p>
          </table:table-cell>
          <table:table-cell table:style-name="ce40" office:value-type="string" calcext:value-type="string">
            <text:p>5B</text:p>
          </table:table-cell>
          <table:table-cell table:style-name="ce37" table:number-columns-repeated="6"/>
          <table:table-cell table:style-name="ce34" office:value-type="string" calcext:value-type="string">
            <text:p>F</text:p>
          </table:table-cell>
          <table:table-cell table:style-name="ce37" table:number-columns-repeated="5"/>
          <table:table-cell table:number-columns-repeated="2" table:style-name="ce34" office:value-type="string" calcext:value-type="string">
            <text:p>F</text:p>
          </table:table-cell>
          <table:table-cell table:style-name="ce37" table:number-columns-repeated="34"/>
          <table:table-cell table:number-columns-repeated="974"/>
        </table:table-row>
        <table:table-row table:style-name="ro2">
          <table:table-cell table:style-name="ce36" office:value-type="string" calcext:value-type="string">
            <text:p>7.4</text:p>
          </table:table-cell>
          <table:table-cell table:style-name="ce40" office:value-type="string" calcext:value-type="string">
            <text:p>5C</text:p>
          </table:table-cell>
          <table:table-cell table:style-name="ce37" table:number-columns-repeated="6"/>
          <table:table-cell table:style-name="ce34" office:value-type="string" calcext:value-type="string">
            <text:p>F</text:p>
          </table:table-cell>
          <table:table-cell table:style-name="ce37" table:number-columns-repeated="5"/>
          <table:table-cell table:number-columns-repeated="2" table:style-name="ce34" office:value-type="string" calcext:value-type="string">
            <text:p>F</text:p>
          </table:table-cell>
          <table:table-cell table:style-name="ce37" table:number-columns-repeated="34"/>
          <table:table-cell table:number-columns-repeated="974"/>
        </table:table-row>
        <table:table-row table:style-name="ro2">
          <table:table-cell table:style-name="ce36" office:value-type="string" calcext:value-type="string">
            <text:p>7.4</text:p>
          </table:table-cell>
          <table:table-cell table:style-name="ce40" office:value-type="string" calcext:value-type="string">
            <text:p>5D</text:p>
          </table:table-cell>
          <table:table-cell table:style-name="ce37" table:number-columns-repeated="6"/>
          <table:table-cell table:style-name="ce34" office:value-type="string" calcext:value-type="string">
            <text:p>F</text:p>
          </table:table-cell>
          <table:table-cell table:style-name="ce37" table:number-columns-repeated="5"/>
          <table:table-cell table:number-columns-repeated="2" table:style-name="ce34" office:value-type="string" calcext:value-type="string">
            <text:p>F</text:p>
          </table:table-cell>
          <table:table-cell table:style-name="ce37" table:number-columns-repeated="34"/>
          <table:table-cell table:number-columns-repeated="974"/>
        </table:table-row>
        <table:table-row table:style-name="ro2">
          <table:table-cell table:style-name="ce36" office:value-type="string" calcext:value-type="string">
            <text:p>7.4</text:p>
          </table:table-cell>
          <table:table-cell table:style-name="ce40" office:value-type="string" calcext:value-type="string">
            <text:p>5E</text:p>
          </table:table-cell>
          <table:table-cell table:style-name="ce37" table:number-columns-repeated="6"/>
          <table:table-cell table:style-name="ce34" office:value-type="string" calcext:value-type="string">
            <text:p>F</text:p>
          </table:table-cell>
          <table:table-cell table:style-name="ce37" table:number-columns-repeated="5"/>
          <table:table-cell table:number-columns-repeated="2" table:style-name="ce34" office:value-type="string" calcext:value-type="string">
            <text:p>F</text:p>
          </table:table-cell>
          <table:table-cell table:style-name="ce37" table:number-columns-repeated="34"/>
          <table:table-cell table:number-columns-repeated="974"/>
        </table:table-row>
        <table:table-row table:style-name="ro2">
          <table:table-cell table:style-name="ce36" office:value-type="string" calcext:value-type="string">
            <text:p>7.4</text:p>
          </table:table-cell>
          <table:table-cell table:style-name="ce40" office:value-type="string" calcext:value-type="string">
            <text:p>5F</text:p>
          </table:table-cell>
          <table:table-cell table:style-name="ce37" table:number-columns-repeated="6"/>
          <table:table-cell table:style-name="ce34" office:value-type="string" calcext:value-type="string">
            <text:p>F</text:p>
          </table:table-cell>
          <table:table-cell table:style-name="ce37" table:number-columns-repeated="5"/>
          <table:table-cell table:number-columns-repeated="2" table:style-name="ce34" office:value-type="string" calcext:value-type="string">
            <text:p>F</text:p>
          </table:table-cell>
          <table:table-cell table:style-name="ce37" table:number-columns-repeated="34"/>
          <table:table-cell table:number-columns-repeated="974"/>
        </table:table-row>
        <table:table-row table:style-name="ro2">
          <table:table-cell table:style-name="ce36" office:value-type="string" calcext:value-type="string">
            <text:p>7.4</text:p>
          </table:table-cell>
          <table:table-cell table:style-name="ce40" office:value-type="string" calcext:value-type="string">
            <text:p>5G</text:p>
          </table:table-cell>
          <table:table-cell table:style-name="ce37" table:number-columns-repeated="6"/>
          <table:table-cell table:style-name="ce34" office:value-type="string" calcext:value-type="string">
            <text:p>F</text:p>
          </table:table-cell>
          <table:table-cell table:style-name="ce37" table:number-columns-repeated="5"/>
          <table:table-cell table:number-columns-repeated="2" table:style-name="ce34" office:value-type="string" calcext:value-type="string">
            <text:p>F</text:p>
          </table:table-cell>
          <table:table-cell table:style-name="ce37" table:number-columns-repeated="34"/>
          <table:table-cell table:number-columns-repeated="974"/>
        </table:table-row>
        <table:table-row table:style-name="ro2">
          <table:table-cell table:style-name="ce36" office:value-type="string" calcext:value-type="string">
            <text:p>7.4</text:p>
          </table:table-cell>
          <table:table-cell table:style-name="ce40" office:value-type="string" calcext:value-type="string">
            <text:p>5H</text:p>
          </table:table-cell>
          <table:table-cell table:style-name="ce37" table:number-columns-repeated="6"/>
          <table:table-cell table:style-name="ce34" office:value-type="string" calcext:value-type="string">
            <text:p>F</text:p>
          </table:table-cell>
          <table:table-cell table:style-name="ce37" table:number-columns-repeated="5"/>
          <table:table-cell table:number-columns-repeated="2" table:style-name="ce34" office:value-type="string" calcext:value-type="string">
            <text:p>F</text:p>
          </table:table-cell>
          <table:table-cell table:style-name="ce37" table:number-columns-repeated="34"/>
          <table:table-cell table:number-columns-repeated="974"/>
        </table:table-row>
        <table:table-row table:style-name="ro2">
          <table:table-cell table:style-name="ce36" office:value-type="string" calcext:value-type="string">
            <text:p>7.4</text:p>
          </table:table-cell>
          <table:table-cell table:style-name="ce40" office:value-type="string" calcext:value-type="string">
            <text:p>5I</text:p>
          </table:table-cell>
          <table:table-cell table:style-name="ce37" table:number-columns-repeated="6"/>
          <table:table-cell table:style-name="ce34" office:value-type="string" calcext:value-type="string">
            <text:p>F</text:p>
          </table:table-cell>
          <table:table-cell table:style-name="ce37" table:number-columns-repeated="5"/>
          <table:table-cell table:number-columns-repeated="2" table:style-name="ce34" office:value-type="string" calcext:value-type="string">
            <text:p>F</text:p>
          </table:table-cell>
          <table:table-cell table:style-name="ce37" table:number-columns-repeated="34"/>
          <table:table-cell table:number-columns-repeated="974"/>
        </table:table-row>
        <table:table-row table:style-name="ro2">
          <table:table-cell table:style-name="ce36" office:value-type="string" calcext:value-type="string">
            <text:p>7.4</text:p>
          </table:table-cell>
          <table:table-cell table:style-name="ce40" office:value-type="string" calcext:value-type="string">
            <text:p>5J</text:p>
          </table:table-cell>
          <table:table-cell table:style-name="ce37" table:number-columns-repeated="6"/>
          <table:table-cell table:style-name="ce34" office:value-type="string" calcext:value-type="string">
            <text:p>F</text:p>
          </table:table-cell>
          <table:table-cell table:style-name="ce37" table:number-columns-repeated="5"/>
          <table:table-cell table:number-columns-repeated="2" table:style-name="ce34" office:value-type="string" calcext:value-type="string">
            <text:p>F</text:p>
          </table:table-cell>
          <table:table-cell table:style-name="ce37" table:number-columns-repeated="34"/>
          <table:table-cell table:number-columns-repeated="974"/>
        </table:table-row>
        <table:table-row table:style-name="ro2">
          <table:table-cell table:style-name="ce36" office:value-type="string" calcext:value-type="string">
            <text:p>7.4</text:p>
          </table:table-cell>
          <table:table-cell table:style-name="ce40" office:value-type="string" calcext:value-type="string">
            <text:p>5K</text:p>
          </table:table-cell>
          <table:table-cell table:style-name="ce37" table:number-columns-repeated="6"/>
          <table:table-cell table:style-name="ce34" office:value-type="string" calcext:value-type="string">
            <text:p>F</text:p>
          </table:table-cell>
          <table:table-cell table:style-name="ce37" table:number-columns-repeated="5"/>
          <table:table-cell table:number-columns-repeated="2" table:style-name="ce34" office:value-type="string" calcext:value-type="string">
            <text:p>F</text:p>
          </table:table-cell>
          <table:table-cell table:style-name="ce37" table:number-columns-repeated="34"/>
          <table:table-cell table:number-columns-repeated="974"/>
        </table:table-row>
        <table:table-row table:style-name="ro2">
          <table:table-cell table:style-name="ce36" office:value-type="string" calcext:value-type="string">
            <text:p>7.4</text:p>
          </table:table-cell>
          <table:table-cell table:style-name="ce40" office:value-type="string" calcext:value-type="string">
            <text:p>5L</text:p>
          </table:table-cell>
          <table:table-cell table:style-name="ce37" table:number-columns-repeated="6"/>
          <table:table-cell table:style-name="ce34" office:value-type="string" calcext:value-type="string">
            <text:p>F</text:p>
          </table:table-cell>
          <table:table-cell table:style-name="ce37" table:number-columns-repeated="5"/>
          <table:table-cell table:number-columns-repeated="2" table:style-name="ce34" office:value-type="string" calcext:value-type="string">
            <text:p>F</text:p>
          </table:table-cell>
          <table:table-cell table:style-name="ce37" table:number-columns-repeated="2"/>
          <table:table-cell table:style-name="ce34" office:value-type="string" calcext:value-type="string">
            <text:p>C AT=MORALE</text:p>
          </table:table-cell>
          <table:table-cell table:style-name="ce37" table:number-columns-repeated="31"/>
          <table:table-cell table:number-columns-repeated="974"/>
        </table:table-row>
        <table:table-row table:style-name="ro2">
          <table:table-cell table:style-name="ce36" office:value-type="string" calcext:value-type="string">
            <text:p>7.4</text:p>
          </table:table-cell>
          <table:table-cell table:style-name="ce40" office:value-type="string" calcext:value-type="string">
            <text:p>5M</text:p>
          </table:table-cell>
          <table:table-cell table:style-name="ce37" table:number-columns-repeated="6"/>
          <table:table-cell table:style-name="ce34" office:value-type="string" calcext:value-type="string">
            <text:p>F</text:p>
          </table:table-cell>
          <table:table-cell table:style-name="ce37" table:number-columns-repeated="5"/>
          <table:table-cell table:style-name="ce34" office:value-type="string" calcext:value-type="string">
            <text:p>F</text:p>
          </table:table-cell>
          <table:table-cell table:style-name="ce34" office:value-type="string" calcext:value-type="string">
            <text:p>O.1.1</text:p>
          </table:table-cell>
          <table:table-cell table:style-name="ce37" table:number-columns-repeated="2"/>
          <table:table-cell table:style-name="ce34" office:value-type="string" calcext:value-type="string">
            <text:p>C AT=MORALE</text:p>
          </table:table-cell>
          <table:table-cell table:style-name="ce37" table:number-columns-repeated="31"/>
          <table:table-cell table:number-columns-repeated="974"/>
        </table:table-row>
        <table:table-row table:style-name="ro2">
          <table:table-cell table:style-name="ce36" office:value-type="string" calcext:value-type="string">
            <text:p>7.4</text:p>
          </table:table-cell>
          <table:table-cell table:style-name="ce40" office:value-type="string" calcext:value-type="string">
            <text:p>5N</text:p>
          </table:table-cell>
          <table:table-cell table:style-name="ce37" table:number-columns-repeated="6"/>
          <table:table-cell table:style-name="ce34" office:value-type="string" calcext:value-type="string">
            <text:p>F</text:p>
          </table:table-cell>
          <table:table-cell table:style-name="ce37" table:number-columns-repeated="5"/>
          <table:table-cell table:style-name="ce34" office:value-type="string" calcext:value-type="string">
            <text:p>F</text:p>
          </table:table-cell>
          <table:table-cell table:style-name="ce34" office:value-type="string" calcext:value-type="string">
            <text:p>O</text:p>
          </table:table-cell>
          <table:table-cell table:style-name="ce37" table:number-columns-repeated="34"/>
          <table:table-cell table:number-columns-repeated="974"/>
        </table:table-row>
        <table:table-row table:style-name="ro2">
          <table:table-cell table:style-name="ce36" office:value-type="string" calcext:value-type="string">
            <text:p>7.4</text:p>
          </table:table-cell>
          <table:table-cell table:style-name="ce40" office:value-type="string" calcext:value-type="string">
            <text:p>5O</text:p>
          </table:table-cell>
          <table:table-cell table:style-name="ce37" table:number-columns-repeated="6"/>
          <table:table-cell table:style-name="ce34" office:value-type="string" calcext:value-type="string">
            <text:p>F</text:p>
          </table:table-cell>
          <table:table-cell table:style-name="ce37" table:number-columns-repeated="5"/>
          <table:table-cell table:style-name="ce34" office:value-type="string" calcext:value-type="string">
            <text:p>F</text:p>
          </table:table-cell>
          <table:table-cell table:style-name="ce34" office:value-type="string" calcext:value-type="string">
            <text:p>O.1.2</text:p>
          </table:table-cell>
          <table:table-cell table:style-name="ce37" table:number-columns-repeated="34"/>
          <table:table-cell table:number-columns-repeated="974"/>
        </table:table-row>
        <table:table-row table:style-name="ro2">
          <table:table-cell table:style-name="ce36" office:value-type="string" calcext:value-type="string">
            <text:p>7.4</text:p>
          </table:table-cell>
          <table:table-cell table:style-name="ce40" office:value-type="string" calcext:value-type="string">
            <text:p>5P</text:p>
          </table:table-cell>
          <table:table-cell table:style-name="ce37" table:number-columns-repeated="6"/>
          <table:table-cell table:style-name="ce34" office:value-type="string" calcext:value-type="string">
            <text:p>F</text:p>
          </table:table-cell>
          <table:table-cell table:style-name="ce37" table:number-columns-repeated="5"/>
          <table:table-cell table:style-name="ce34" office:value-type="string" calcext:value-type="string">
            <text:p>F</text:p>
          </table:table-cell>
          <table:table-cell table:style-name="ce34" office:value-type="string" calcext:value-type="string">
            <text:p>O.1.2</text:p>
          </table:table-cell>
          <table:table-cell table:style-name="ce37" table:number-columns-repeated="34"/>
          <table:table-cell table:number-columns-repeated="974"/>
        </table:table-row>
        <table:table-row table:style-name="ro2">
          <table:table-cell table:style-name="ce36" office:value-type="string" calcext:value-type="string">
            <text:p>7.4</text:p>
          </table:table-cell>
          <table:table-cell table:style-name="ce40" office:value-type="string" calcext:value-type="string">
            <text:p>5Q</text:p>
          </table:table-cell>
          <table:table-cell table:style-name="ce37" table:number-columns-repeated="6"/>
          <table:table-cell table:style-name="ce34" office:value-type="string" calcext:value-type="string">
            <text:p>F</text:p>
          </table:table-cell>
          <table:table-cell table:style-name="ce37" table:number-columns-repeated="5"/>
          <table:table-cell table:style-name="ce34" office:value-type="string" calcext:value-type="string">
            <text:p>F</text:p>
          </table:table-cell>
          <table:table-cell table:style-name="ce34" office:value-type="string" calcext:value-type="string">
            <text:p>O</text:p>
          </table:table-cell>
          <table:table-cell table:style-name="ce37" table:number-columns-repeated="34"/>
          <table:table-cell table:number-columns-repeated="974"/>
        </table:table-row>
        <table:table-row table:style-name="ro2">
          <table:table-cell table:style-name="ce36" office:value-type="string" calcext:value-type="string">
            <text:p>7.4</text:p>
          </table:table-cell>
          <table:table-cell table:style-name="ce40" office:value-type="string" calcext:value-type="string">
            <text:p>5R</text:p>
          </table:table-cell>
          <table:table-cell table:style-name="ce37" table:number-columns-repeated="6"/>
          <table:table-cell table:style-name="ce34" office:value-type="string" calcext:value-type="string">
            <text:p>F</text:p>
          </table:table-cell>
          <table:table-cell table:style-name="ce37" table:number-columns-repeated="5"/>
          <table:table-cell table:style-name="ce34" office:value-type="string" calcext:value-type="string">
            <text:p>F</text:p>
          </table:table-cell>
          <table:table-cell table:style-name="ce34" office:value-type="string" calcext:value-type="string">
            <text:p>O</text:p>
          </table:table-cell>
          <table:table-cell table:style-name="ce37" table:number-columns-repeated="34"/>
          <table:table-cell table:number-columns-repeated="974"/>
        </table:table-row>
        <table:table-row table:style-name="ro2">
          <table:table-cell table:style-name="ce36" office:value-type="string" calcext:value-type="string">
            <text:p>7.4</text:p>
          </table:table-cell>
          <table:table-cell table:style-name="ce40" office:value-type="string" calcext:value-type="string">
            <text:p>5S</text:p>
          </table:table-cell>
          <table:table-cell table:style-name="ce37" table:number-columns-repeated="6"/>
          <table:table-cell table:style-name="ce34" office:value-type="string" calcext:value-type="string">
            <text:p>F</text:p>
          </table:table-cell>
          <table:table-cell table:style-name="ce37" table:number-columns-repeated="5"/>
          <table:table-cell table:style-name="ce34" office:value-type="string" calcext:value-type="string">
            <text:p>F</text:p>
          </table:table-cell>
          <table:table-cell table:style-name="ce34" office:value-type="string" calcext:value-type="string">
            <text:p>O</text:p>
          </table:table-cell>
          <table:table-cell table:style-name="ce37" table:number-columns-repeated="34"/>
          <table:table-cell table:number-columns-repeated="974"/>
        </table:table-row>
        <table:table-row table:style-name="ro2">
          <table:table-cell table:style-name="ce36" office:value-type="string" calcext:value-type="string">
            <text:p>7.4</text:p>
          </table:table-cell>
          <table:table-cell table:style-name="ce40" office:value-type="string" calcext:value-type="string">
            <text:p>5T</text:p>
          </table:table-cell>
          <table:table-cell table:style-name="ce37" table:number-columns-repeated="6"/>
          <table:table-cell table:style-name="ce34" office:value-type="string" calcext:value-type="string">
            <text:p>F</text:p>
          </table:table-cell>
          <table:table-cell table:style-name="ce37" table:number-columns-repeated="5"/>
          <table:table-cell table:style-name="ce34" office:value-type="string" calcext:value-type="string">
            <text:p>F</text:p>
          </table:table-cell>
          <table:table-cell table:style-name="ce34" office:value-type="string" calcext:value-type="string">
            <text:p>O</text:p>
          </table:table-cell>
          <table:table-cell table:style-name="ce37" table:number-columns-repeated="34"/>
          <table:table-cell table:number-columns-repeated="974"/>
        </table:table-row>
        <table:table-row table:style-name="ro2">
          <table:table-cell table:style-name="ce36" office:value-type="string" calcext:value-type="string">
            <text:p>7.4</text:p>
          </table:table-cell>
          <table:table-cell table:style-name="ce40" office:value-type="string" calcext:value-type="string">
            <text:p>5U</text:p>
          </table:table-cell>
          <table:table-cell table:style-name="ce37" table:number-columns-repeated="6"/>
          <table:table-cell table:style-name="ce34" office:value-type="string" calcext:value-type="string">
            <text:p>F</text:p>
          </table:table-cell>
          <table:table-cell table:style-name="ce37" table:number-columns-repeated="5"/>
          <table:table-cell table:style-name="ce34" office:value-type="string" calcext:value-type="string">
            <text:p>F</text:p>
          </table:table-cell>
          <table:table-cell table:style-name="ce34" office:value-type="string" calcext:value-type="string">
            <text:p>C 5T=CDD | 5U = CTT</text:p>
          </table:table-cell>
          <table:table-cell table:style-name="ce37" table:number-columns-repeated="34"/>
          <table:table-cell table:number-columns-repeated="974"/>
        </table:table-row>
        <table:table-row table:style-name="ro2">
          <table:table-cell table:style-name="ce36" office:value-type="string" calcext:value-type="string">
            <text:p>7.5</text:p>
          </table:table-cell>
          <table:table-cell table:style-name="ce36" office:value-type="string" calcext:value-type="string">
            <text:p>60</text:p>
          </table:table-cell>
          <table:table-cell table:style-name="ce37" table:number-columns-repeated="8"/>
          <table:table-cell table:style-name="ce44" office:value-type="string" calcext:value-type="string">
            <text:p>O</text:p>
          </table:table-cell>
          <table:table-cell table:style-name="ce44" office:value-type="string" calcext:value-type="string">
            <text:p>F</text:p>
          </table:table-cell>
          <table:table-cell table:style-name="ce44" office:value-type="string" calcext:value-type="string">
            <text:p>O</text:p>
          </table:table-cell>
          <table:table-cell table:style-name="ce37" table:number-columns-repeated="5"/>
          <table:table-cell table:number-columns-repeated="4" table:style-name="ce34" office:value-type="string" calcext:value-type="string">
            <text:p>O</text:p>
          </table:table-cell>
          <table:table-cell table:style-name="ce37" table:number-columns-repeated="19"/>
          <table:table-cell table:style-name="ce34" office:value-type="string" calcext:value-type="string">
            <text:p>O</text:p>
          </table:table-cell>
          <table:table-cell table:style-name="ce37" table:number-columns-repeated="8"/>
          <table:table-cell table:number-columns-repeated="974"/>
        </table:table-row>
        <table:table-row table:style-name="ro2">
          <table:table-cell table:style-name="ce36" office:value-type="string" calcext:value-type="string">
            <text:p>7.5</text:p>
          </table:table-cell>
          <table:table-cell table:style-name="ce36" office:value-type="string" calcext:value-type="string">
            <text:p>61</text:p>
          </table:table-cell>
          <table:table-cell table:style-name="ce37" table:number-columns-repeated="8"/>
          <table:table-cell table:number-columns-repeated="3" table:style-name="ce44" office:value-type="string" calcext:value-type="string">
            <text:p>F</text:p>
          </table:table-cell>
          <table:table-cell table:style-name="ce37"/>
          <table:table-cell table:number-columns-repeated="2" table:style-name="ce34" office:value-type="string" calcext:value-type="string">
            <text:p>O</text:p>
          </table:table-cell>
          <table:table-cell table:style-name="ce37" table:number-columns-repeated="34"/>
          <table:table-cell table:number-columns-repeated="974"/>
        </table:table-row>
        <table:table-row table:style-name="ro2">
          <table:table-cell table:style-name="ce36" office:value-type="string" calcext:value-type="string">
            <text:p>7.5</text:p>
          </table:table-cell>
          <table:table-cell table:style-name="ce36" office:value-type="string" calcext:value-type="string">
            <text:p>62</text:p>
          </table:table-cell>
          <table:table-cell table:style-name="ce37" table:number-columns-repeated="8"/>
          <table:table-cell table:style-name="ce44" office:value-type="string" calcext:value-type="string">
            <text:p>O</text:p>
          </table:table-cell>
          <table:table-cell table:style-name="ce44" office:value-type="string" calcext:value-type="string">
            <text:p>F</text:p>
          </table:table-cell>
          <table:table-cell table:style-name="ce44" office:value-type="string" calcext:value-type="string">
            <text:p>O</text:p>
          </table:table-cell>
          <table:table-cell table:style-name="ce37"/>
          <table:table-cell table:number-columns-repeated="2" table:style-name="ce34" office:value-type="string" calcext:value-type="string">
            <text:p>O</text:p>
          </table:table-cell>
          <table:table-cell table:style-name="ce37" table:number-columns-repeated="2"/>
          <table:table-cell table:style-name="ce34" office:value-type="string" calcext:value-type="string">
            <text:p>O</text:p>
          </table:table-cell>
          <table:table-cell table:style-name="ce37" table:number-columns-repeated="22"/>
          <table:table-cell table:style-name="ce34" office:value-type="string" calcext:value-type="string">
            <text:p>O</text:p>
          </table:table-cell>
          <table:table-cell table:style-name="ce37" table:number-columns-repeated="8"/>
          <table:table-cell table:number-columns-repeated="974"/>
        </table:table-row>
        <table:table-row table:style-name="ro2">
          <table:table-cell table:style-name="ce36" office:value-type="string" calcext:value-type="string">
            <text:p>7.5</text:p>
          </table:table-cell>
          <table:table-cell table:style-name="ce36" office:value-type="string" calcext:value-type="string">
            <text:p>63</text:p>
          </table:table-cell>
          <table:table-cell table:style-name="ce37" table:number-columns-repeated="8"/>
          <table:table-cell table:number-columns-repeated="2" table:style-name="ce44" office:value-type="string" calcext:value-type="string">
            <text:p>F</text:p>
          </table:table-cell>
          <table:table-cell table:style-name="ce44" office:value-type="string" calcext:value-type="string">
            <text:p>O</text:p>
          </table:table-cell>
          <table:table-cell table:style-name="ce37" table:number-columns-repeated="2"/>
          <table:table-cell table:style-name="ce34"/>
          <table:table-cell table:style-name="ce37" table:number-columns-repeated="34"/>
          <table:table-cell table:number-columns-repeated="974"/>
        </table:table-row>
        <table:table-row table:style-name="ro2">
          <table:table-cell table:style-name="ce36" office:value-type="string" calcext:value-type="string">
            <text:p>7.5</text:p>
          </table:table-cell>
          <table:table-cell table:style-name="ce36" office:value-type="string" calcext:value-type="string">
            <text:p>64</text:p>
          </table:table-cell>
          <table:table-cell table:style-name="ce37" table:number-columns-repeated="8"/>
          <table:table-cell table:number-columns-repeated="3" table:style-name="ce44" office:value-type="string" calcext:value-type="string">
            <text:p>F</text:p>
          </table:table-cell>
          <table:table-cell table:style-name="ce37" table:number-columns-repeated="37"/>
          <table:table-cell table:number-columns-repeated="974"/>
        </table:table-row>
        <table:table-row table:style-name="ro2">
          <table:table-cell table:style-name="ce36" office:value-type="string" calcext:value-type="string">
            <text:p>7.5</text:p>
          </table:table-cell>
          <table:table-cell table:style-name="ce36" office:value-type="string" calcext:value-type="string">
            <text:p>65</text:p>
          </table:table-cell>
          <table:table-cell table:style-name="ce37" table:number-columns-repeated="8"/>
          <table:table-cell table:style-name="ce44" office:value-type="string" calcext:value-type="string">
            <text:p>O</text:p>
          </table:table-cell>
          <table:table-cell table:number-columns-repeated="2" table:style-name="ce44" office:value-type="string" calcext:value-type="string">
            <text:p>F</text:p>
          </table:table-cell>
          <table:table-cell table:style-name="ce37" table:number-columns-repeated="37"/>
          <table:table-cell table:number-columns-repeated="974"/>
        </table:table-row>
        <table:table-row table:style-name="ro2">
          <table:table-cell table:style-name="ce36" office:value-type="string" calcext:value-type="string">
            <text:p>7.5</text:p>
          </table:table-cell>
          <table:table-cell table:style-name="ce36" office:value-type="string" calcext:value-type="string">
            <text:p>66</text:p>
          </table:table-cell>
          <table:table-cell table:style-name="ce37" table:number-columns-repeated="8"/>
          <table:table-cell table:style-name="ce44" office:value-type="string" calcext:value-type="string">
            <text:p>O</text:p>
          </table:table-cell>
          <table:table-cell table:number-columns-repeated="2" table:style-name="ce44" office:value-type="string" calcext:value-type="string">
            <text:p>F</text:p>
          </table:table-cell>
          <table:table-cell table:style-name="ce37" table:number-columns-repeated="2"/>
          <table:table-cell table:style-name="ce34" office:value-type="string" calcext:value-type="string">
            <text:p>F</text:p>
          </table:table-cell>
          <table:table-cell table:style-name="ce37" table:number-columns-repeated="34"/>
          <table:table-cell table:number-columns-repeated="974"/>
        </table:table-row>
        <table:table-row table:style-name="ro2">
          <table:table-cell table:style-name="ce36" office:value-type="string" calcext:value-type="string">
            <text:p>7.5</text:p>
          </table:table-cell>
          <table:table-cell table:style-name="ce36" office:value-type="string" calcext:value-type="string">
            <text:p>67</text:p>
          </table:table-cell>
          <table:table-cell table:style-name="ce37" table:number-columns-repeated="8"/>
          <table:table-cell table:style-name="ce44" office:value-type="string" calcext:value-type="string">
            <text:p>O</text:p>
          </table:table-cell>
          <table:table-cell table:style-name="ce44" office:value-type="string" calcext:value-type="string">
            <text:p>F</text:p>
          </table:table-cell>
          <table:table-cell table:style-name="ce44" office:value-type="string" calcext:value-type="string">
            <text:p>O</text:p>
          </table:table-cell>
          <table:table-cell table:style-name="ce37" table:number-columns-repeated="2"/>
          <table:table-cell table:style-name="ce34" office:value-type="string" calcext:value-type="string">
            <text:p>O</text:p>
          </table:table-cell>
          <table:table-cell table:style-name="ce37" table:number-columns-repeated="25"/>
          <table:table-cell table:style-name="ce34" office:value-type="string" calcext:value-type="string">
            <text:p>O</text:p>
          </table:table-cell>
          <table:table-cell table:style-name="ce37" table:number-columns-repeated="8"/>
          <table:table-cell table:number-columns-repeated="974"/>
        </table:table-row>
        <table:table-row table:style-name="ro2">
          <table:table-cell table:style-name="ce36" office:value-type="string" calcext:value-type="string">
            <text:p>7.5</text:p>
          </table:table-cell>
          <table:table-cell table:style-name="ce36" office:value-type="string" calcext:value-type="string">
            <text:p>68</text:p>
          </table:table-cell>
          <table:table-cell table:style-name="ce37" table:number-columns-repeated="8"/>
          <table:table-cell table:style-name="ce44" office:value-type="string" calcext:value-type="string">
            <text:p>O</text:p>
          </table:table-cell>
          <table:table-cell table:style-name="ce44" office:value-type="string" calcext:value-type="string">
            <text:p>F</text:p>
          </table:table-cell>
          <table:table-cell table:style-name="ce44" office:value-type="string" calcext:value-type="string">
            <text:p>O</text:p>
          </table:table-cell>
          <table:table-cell table:style-name="ce37" table:number-columns-repeated="37"/>
          <table:table-cell table:number-columns-repeated="974"/>
        </table:table-row>
        <table:table-row table:style-name="ro2">
          <table:table-cell table:style-name="ce36" office:value-type="string" calcext:value-type="string">
            <text:p>7.5</text:p>
          </table:table-cell>
          <table:table-cell table:style-name="ce36" office:value-type="string" calcext:value-type="string">
            <text:p>69</text:p>
          </table:table-cell>
          <table:table-cell table:style-name="ce37" table:number-columns-repeated="8"/>
          <table:table-cell table:number-columns-repeated="2" table:style-name="ce44" office:value-type="string" calcext:value-type="string">
            <text:p>F</text:p>
          </table:table-cell>
          <table:table-cell table:style-name="ce44" office:value-type="string" calcext:value-type="string">
            <text:p>O</text:p>
          </table:table-cell>
          <table:table-cell table:style-name="ce37" table:number-columns-repeated="2"/>
          <table:table-cell table:style-name="ce34" office:value-type="string" calcext:value-type="string">
            <text:p>O</text:p>
          </table:table-cell>
          <table:table-cell table:style-name="ce37" table:number-columns-repeated="2"/>
          <table:table-cell table:style-name="ce34" office:value-type="string" calcext:value-type="string">
            <text:p>C AT=PHYSIQUE</text:p>
          </table:table-cell>
          <table:table-cell table:style-name="ce37"/>
          <table:table-cell table:number-columns-repeated="2" table:style-name="ce34" office:value-type="string" calcext:value-type="string">
            <text:p>O</text:p>
          </table:table-cell>
          <table:table-cell table:style-name="ce37" table:number-columns-repeated="4"/>
          <table:table-cell table:style-name="ce34" office:value-type="string" calcext:value-type="string">
            <text:p>O</text:p>
          </table:table-cell>
          <table:table-cell table:style-name="ce34"/>
          <table:table-cell table:style-name="ce37" table:number-columns-repeated="13"/>
          <table:table-cell table:style-name="ce34" office:value-type="string" calcext:value-type="string">
            <text:p>O</text:p>
          </table:table-cell>
          <table:table-cell table:style-name="ce37" table:number-columns-repeated="8"/>
          <table:table-cell table:number-columns-repeated="974"/>
        </table:table-row>
        <table:table-row table:style-name="ro2">
          <table:table-cell table:style-name="ce36" office:value-type="string" calcext:value-type="string">
            <text:p>7.5</text:p>
          </table:table-cell>
          <table:table-cell table:style-name="ce36" office:value-type="string" calcext:value-type="string">
            <text:p>6A</text:p>
          </table:table-cell>
          <table:table-cell table:style-name="ce37" table:number-columns-repeated="8"/>
          <table:table-cell table:number-columns-repeated="2" table:style-name="ce44" office:value-type="string" calcext:value-type="string">
            <text:p>F</text:p>
          </table:table-cell>
          <table:table-cell table:style-name="ce44" office:value-type="string" calcext:value-type="string">
            <text:p>O</text:p>
          </table:table-cell>
          <table:table-cell table:style-name="ce37" table:number-columns-repeated="2"/>
          <table:table-cell table:style-name="ce34" office:value-type="string" calcext:value-type="string">
            <text:p>O</text:p>
          </table:table-cell>
          <table:table-cell table:style-name="ce37" table:number-columns-repeated="2"/>
          <table:table-cell table:style-name="ce34" office:value-type="string" calcext:value-type="string">
            <text:p>C AT=PHYSIQUE</text:p>
          </table:table-cell>
          <table:table-cell table:style-name="ce34" office:value-type="string" calcext:value-type="string">
            <text:p>F</text:p>
          </table:table-cell>
          <table:table-cell table:number-columns-repeated="2" table:style-name="ce34" office:value-type="string" calcext:value-type="string">
            <text:p>O</text:p>
          </table:table-cell>
          <table:table-cell table:style-name="ce37" table:number-columns-repeated="28"/>
          <table:table-cell table:number-columns-repeated="974"/>
        </table:table-row>
        <table:table-row table:style-name="ro2">
          <table:table-cell table:style-name="ce36" office:value-type="string" calcext:value-type="string">
            <text:p>7.5</text:p>
          </table:table-cell>
          <table:table-cell table:style-name="ce36" office:value-type="string" calcext:value-type="string">
            <text:p>6B</text:p>
          </table:table-cell>
          <table:table-cell table:style-name="ce37" table:number-columns-repeated="8"/>
          <table:table-cell table:number-columns-repeated="3" table:style-name="ce44" office:value-type="string" calcext:value-type="string">
            <text:p>F</text:p>
          </table:table-cell>
          <table:table-cell table:style-name="ce37" table:number-columns-repeated="37"/>
          <table:table-cell table:number-columns-repeated="974"/>
        </table:table-row>
        <table:table-row table:style-name="ro2">
          <table:table-cell table:style-name="ce36" office:value-type="string" calcext:value-type="string">
            <text:p>7.5</text:p>
          </table:table-cell>
          <table:table-cell table:style-name="ce36" office:value-type="string" calcext:value-type="string">
            <text:p>6C</text:p>
          </table:table-cell>
          <table:table-cell table:style-name="ce37" table:number-columns-repeated="8"/>
          <table:table-cell table:style-name="ce44" office:value-type="string" calcext:value-type="string">
            <text:p>O</text:p>
          </table:table-cell>
          <table:table-cell table:style-name="ce44" office:value-type="string" calcext:value-type="string">
            <text:p>F</text:p>
          </table:table-cell>
          <table:table-cell table:style-name="ce44" office:value-type="string" calcext:value-type="string">
            <text:p>O</text:p>
          </table:table-cell>
          <table:table-cell table:style-name="ce37" table:number-columns-repeated="37"/>
          <table:table-cell table:number-columns-repeated="974"/>
        </table:table-row>
        <table:table-row table:style-name="ro2">
          <table:table-cell table:style-name="ce36" office:value-type="string" calcext:value-type="string">
            <text:p>7.5</text:p>
          </table:table-cell>
          <table:table-cell table:style-name="ce36" office:value-type="string" calcext:value-type="string">
            <text:p>6D</text:p>
          </table:table-cell>
          <table:table-cell table:style-name="ce37" table:number-columns-repeated="8"/>
          <table:table-cell table:number-columns-repeated="3" table:style-name="ce44" office:value-type="string" calcext:value-type="string">
            <text:p>F</text:p>
          </table:table-cell>
          <table:table-cell table:style-name="ce37" table:number-columns-repeated="37"/>
          <table:table-cell table:number-columns-repeated="974"/>
        </table:table-row>
        <table:table-row table:style-name="ro2">
          <table:table-cell table:style-name="ce36" office:value-type="string" calcext:value-type="string">
            <text:p>7.5</text:p>
          </table:table-cell>
          <table:table-cell table:style-name="ce36" office:value-type="string" calcext:value-type="string">
            <text:p>6E</text:p>
          </table:table-cell>
          <table:table-cell table:style-name="ce37" table:number-columns-repeated="8"/>
          <table:table-cell table:number-columns-repeated="3" table:style-name="ce44" office:value-type="string" calcext:value-type="string">
            <text:p>F</text:p>
          </table:table-cell>
          <table:table-cell table:style-name="ce37" table:number-columns-repeated="37"/>
          <table:table-cell table:number-columns-repeated="974"/>
        </table:table-row>
        <table:table-row table:style-name="ro2">
          <table:table-cell table:style-name="ce36" office:value-type="string" calcext:value-type="string">
            <text:p>7.5</text:p>
          </table:table-cell>
          <table:table-cell table:style-name="ce36" office:value-type="string" calcext:value-type="string">
            <text:p>6F</text:p>
          </table:table-cell>
          <table:table-cell table:style-name="ce37" table:number-columns-repeated="8"/>
          <table:table-cell table:style-name="ce44" office:value-type="string" calcext:value-type="string">
            <text:p>F</text:p>
          </table:table-cell>
          <table:table-cell table:style-name="ce44" office:value-type="string" calcext:value-type="string">
            <text:p>O</text:p>
          </table:table-cell>
          <table:table-cell table:style-name="ce44" office:value-type="string" calcext:value-type="string">
            <text:p>F</text:p>
          </table:table-cell>
          <table:table-cell table:style-name="ce37" table:number-columns-repeated="37"/>
          <table:table-cell table:number-columns-repeated="974"/>
        </table:table-row>
        <table:table-row table:style-name="ro2">
          <table:table-cell table:style-name="ce36" office:value-type="string" calcext:value-type="string">
            <text:p>7.5</text:p>
          </table:table-cell>
          <table:table-cell table:style-name="ce36" office:value-type="string" calcext:value-type="string">
            <text:p>6G</text:p>
          </table:table-cell>
          <table:table-cell table:style-name="ce37" table:number-columns-repeated="8"/>
          <table:table-cell table:number-columns-repeated="3" table:style-name="ce44" office:value-type="string" calcext:value-type="string">
            <text:p>F</text:p>
          </table:table-cell>
          <table:table-cell table:style-name="ce37" table:number-columns-repeated="6"/>
          <table:table-cell table:number-columns-repeated="3" table:style-name="ce34" office:value-type="string" calcext:value-type="string">
            <text:p>O</text:p>
          </table:table-cell>
          <table:table-cell table:style-name="ce37" table:number-columns-repeated="28"/>
          <table:table-cell table:number-columns-repeated="974"/>
        </table:table-row>
        <table:table-row table:style-name="ro2">
          <table:table-cell table:style-name="ce36" office:value-type="string" calcext:value-type="string">
            <text:p>7.5</text:p>
          </table:table-cell>
          <table:table-cell table:style-name="ce36" office:value-type="string" calcext:value-type="string">
            <text:p>6H</text:p>
          </table:table-cell>
          <table:table-cell table:style-name="ce37" table:number-columns-repeated="8"/>
          <table:table-cell table:number-columns-repeated="3" table:style-name="ce44" office:value-type="string" calcext:value-type="string">
            <text:p>F</text:p>
          </table:table-cell>
          <table:table-cell table:style-name="ce37" table:number-columns-repeated="6"/>
          <table:table-cell table:number-columns-repeated="3" table:style-name="ce34" office:value-type="string" calcext:value-type="string">
            <text:p>O</text:p>
          </table:table-cell>
          <table:table-cell table:style-name="ce37" table:number-columns-repeated="28"/>
          <table:table-cell table:number-columns-repeated="974"/>
        </table:table-row>
        <table:table-row table:style-name="ro2">
          <table:table-cell table:style-name="ce36" office:value-type="string" calcext:value-type="string">
            <text:p>7.5</text:p>
          </table:table-cell>
          <table:table-cell table:style-name="ce36" office:value-type="string" calcext:value-type="string">
            <text:p>6I</text:p>
          </table:table-cell>
          <table:table-cell table:style-name="ce37" table:number-columns-repeated="8"/>
          <table:table-cell table:number-columns-repeated="3" table:style-name="ce44" office:value-type="string" calcext:value-type="string">
            <text:p>F</text:p>
          </table:table-cell>
          <table:table-cell table:style-name="ce37" table:number-columns-repeated="37"/>
          <table:table-cell table:number-columns-repeated="974"/>
        </table:table-row>
        <table:table-row table:style-name="ro2">
          <table:table-cell table:style-name="ce36" office:value-type="string" calcext:value-type="string">
            <text:p>7.5</text:p>
          </table:table-cell>
          <table:table-cell table:style-name="ce36" office:value-type="string" calcext:value-type="string">
            <text:p>6J</text:p>
          </table:table-cell>
          <table:table-cell table:style-name="ce37" table:number-columns-repeated="8"/>
          <table:table-cell table:number-columns-repeated="2" table:style-name="ce44" office:value-type="string" calcext:value-type="string">
            <text:p>F</text:p>
          </table:table-cell>
          <table:table-cell table:style-name="ce44" office:value-type="string" calcext:value-type="string">
            <text:p>O</text:p>
          </table:table-cell>
          <table:table-cell table:style-name="ce37" table:number-columns-repeated="37"/>
          <table:table-cell table:number-columns-repeated="974"/>
        </table:table-row>
        <table:table-row table:style-name="ro2">
          <table:table-cell table:style-name="ce36" office:value-type="string" calcext:value-type="string">
            <text:p>7.5</text:p>
          </table:table-cell>
          <table:table-cell table:style-name="ce36" office:value-type="string" calcext:value-type="string">
            <text:p>6K</text:p>
          </table:table-cell>
          <table:table-cell table:style-name="ce37" table:number-columns-repeated="8"/>
          <table:table-cell table:number-columns-repeated="2" table:style-name="ce44" office:value-type="string" calcext:value-type="string">
            <text:p>F</text:p>
          </table:table-cell>
          <table:table-cell table:style-name="ce44" office:value-type="string" calcext:value-type="string">
            <text:p>O</text:p>
          </table:table-cell>
          <table:table-cell table:style-name="ce37" table:number-columns-repeated="37"/>
          <table:table-cell table:number-columns-repeated="974"/>
        </table:table-row>
        <table:table-row table:style-name="ro2">
          <table:table-cell table:style-name="ce36" office:value-type="string" calcext:value-type="string">
            <text:p>7.5</text:p>
          </table:table-cell>
          <table:table-cell table:style-name="ce36" office:value-type="string" calcext:value-type="string">
            <text:p>6L</text:p>
          </table:table-cell>
          <table:table-cell table:style-name="ce37" table:number-columns-repeated="8"/>
          <table:table-cell table:number-columns-repeated="2" table:style-name="ce44" office:value-type="string" calcext:value-type="string">
            <text:p>F</text:p>
          </table:table-cell>
          <table:table-cell table:style-name="ce44" office:value-type="string" calcext:value-type="string">
            <text:p>O</text:p>
          </table:table-cell>
          <table:table-cell table:style-name="ce37" table:number-columns-repeated="2"/>
          <table:table-cell table:style-name="ce34" office:value-type="string" calcext:value-type="string">
            <text:p>O</text:p>
          </table:table-cell>
          <table:table-cell table:style-name="ce37" table:number-columns-repeated="34"/>
          <table:table-cell table:number-columns-repeated="974"/>
        </table:table-row>
        <table:table-row table:style-name="ro2">
          <table:table-cell table:style-name="ce36" office:value-type="string" calcext:value-type="string">
            <text:p>7.5</text:p>
          </table:table-cell>
          <table:table-cell table:style-name="ce36" office:value-type="string" calcext:value-type="string">
            <text:p>6M</text:p>
          </table:table-cell>
          <table:table-cell table:style-name="ce37" table:number-columns-repeated="8"/>
          <table:table-cell table:number-columns-repeated="3" table:style-name="ce44" office:value-type="string" calcext:value-type="string">
            <text:p>F</text:p>
          </table:table-cell>
          <table:table-cell table:style-name="ce37" table:number-columns-repeated="37"/>
          <table:table-cell table:number-columns-repeated="974"/>
        </table:table-row>
        <table:table-row table:style-name="ro2">
          <table:table-cell table:style-name="ce36" office:value-type="string" calcext:value-type="string">
            <text:p>7.5</text:p>
          </table:table-cell>
          <table:table-cell table:style-name="ce36" office:value-type="string" calcext:value-type="string">
            <text:p>6N</text:p>
          </table:table-cell>
          <table:table-cell table:style-name="ce37" table:number-columns-repeated="8"/>
          <table:table-cell table:number-columns-repeated="3" table:style-name="ce44" office:value-type="string" calcext:value-type="string">
            <text:p>F</text:p>
          </table:table-cell>
          <table:table-cell table:style-name="ce37" table:number-columns-repeated="37"/>
          <table:table-cell table:number-columns-repeated="974"/>
        </table:table-row>
        <table:table-row table:style-name="ro2">
          <table:table-cell table:style-name="ce36" office:value-type="string" calcext:value-type="string">
            <text:p>7.5</text:p>
          </table:table-cell>
          <table:table-cell table:style-name="ce36" office:value-type="string" calcext:value-type="string">
            <text:p>6O</text:p>
          </table:table-cell>
          <table:table-cell table:style-name="ce37" table:number-columns-repeated="8"/>
          <table:table-cell table:number-columns-repeated="3" table:style-name="ce44" office:value-type="string" calcext:value-type="string">
            <text:p>F</text:p>
          </table:table-cell>
          <table:table-cell table:style-name="ce37" table:number-columns-repeated="28"/>
          <table:table-cell table:style-name="ce34" office:value-type="string" calcext:value-type="string">
            <text:p>O</text:p>
          </table:table-cell>
          <table:table-cell table:style-name="ce37" table:number-columns-repeated="8"/>
          <table:table-cell table:number-columns-repeated="974"/>
        </table:table-row>
        <table:table-row table:style-name="ro2">
          <table:table-cell table:style-name="ce36" office:value-type="string" calcext:value-type="string">
            <text:p>7.5</text:p>
          </table:table-cell>
          <table:table-cell table:style-name="ce36" office:value-type="string" calcext:value-type="string">
            <text:p>6P</text:p>
          </table:table-cell>
          <table:table-cell table:style-name="ce37" table:number-columns-repeated="8"/>
          <table:table-cell table:number-columns-repeated="2" table:style-name="ce44" office:value-type="string" calcext:value-type="string">
            <text:p>F</text:p>
          </table:table-cell>
          <table:table-cell table:style-name="ce44" office:value-type="string" calcext:value-type="string">
            <text:p>O</text:p>
          </table:table-cell>
          <table:table-cell table:style-name="ce37" table:number-columns-repeated="37"/>
          <table:table-cell table:number-columns-repeated="974"/>
        </table:table-row>
        <table:table-row table:style-name="ro2">
          <table:table-cell table:style-name="ce36" office:value-type="string" calcext:value-type="string">
            <text:p>7.5</text:p>
          </table:table-cell>
          <table:table-cell table:style-name="ce36" office:value-type="string" calcext:value-type="string">
            <text:p>6Q</text:p>
          </table:table-cell>
          <table:table-cell table:style-name="ce37" table:number-columns-repeated="8"/>
          <table:table-cell table:number-columns-repeated="2" table:style-name="ce44" office:value-type="string" calcext:value-type="string">
            <text:p>F</text:p>
          </table:table-cell>
          <table:table-cell table:style-name="ce44" office:value-type="string" calcext:value-type="string">
            <text:p>O</text:p>
          </table:table-cell>
          <table:table-cell table:style-name="ce37" table:number-columns-repeated="28"/>
          <table:table-cell table:style-name="ce34" office:value-type="string" calcext:value-type="string">
            <text:p>O</text:p>
          </table:table-cell>
          <table:table-cell table:style-name="ce37" table:number-columns-repeated="8"/>
          <table:table-cell table:number-columns-repeated="974"/>
        </table:table-row>
        <table:table-row table:style-name="ro2">
          <table:table-cell table:style-name="ce36" office:value-type="string" calcext:value-type="string">
            <text:p>7.5</text:p>
          </table:table-cell>
          <table:table-cell table:style-name="ce36" office:value-type="string" calcext:value-type="string">
            <text:p>6R</text:p>
          </table:table-cell>
          <table:table-cell table:style-name="ce37" table:number-columns-repeated="8"/>
          <table:table-cell table:number-columns-repeated="3" table:style-name="ce44" office:value-type="string" calcext:value-type="string">
            <text:p>F</text:p>
          </table:table-cell>
          <table:table-cell table:style-name="ce37" table:number-columns-repeated="37"/>
          <table:table-cell table:number-columns-repeated="974"/>
        </table:table-row>
        <table:table-row table:style-name="ro2">
          <table:table-cell table:style-name="ce36" office:value-type="string" calcext:value-type="string">
            <text:p>7.5</text:p>
          </table:table-cell>
          <table:table-cell table:style-name="ce36" office:value-type="string" calcext:value-type="string">
            <text:p>6S</text:p>
          </table:table-cell>
          <table:table-cell table:style-name="ce37" table:number-columns-repeated="8"/>
          <table:table-cell table:number-columns-repeated="3" table:style-name="ce44" office:value-type="string" calcext:value-type="string">
            <text:p>F</text:p>
          </table:table-cell>
          <table:table-cell table:style-name="ce37" table:number-columns-repeated="37"/>
          <table:table-cell table:number-columns-repeated="974"/>
        </table:table-row>
        <table:table-row table:style-name="ro2">
          <table:table-cell table:style-name="ce36" office:value-type="string" calcext:value-type="string">
            <text:p>7.5</text:p>
          </table:table-cell>
          <table:table-cell table:style-name="ce36" office:value-type="string" calcext:value-type="string">
            <text:p>6T</text:p>
          </table:table-cell>
          <table:table-cell table:style-name="ce37" table:number-columns-repeated="8"/>
          <table:table-cell table:number-columns-repeated="3" table:style-name="ce44" office:value-type="string" calcext:value-type="string">
            <text:p>F</text:p>
          </table:table-cell>
          <table:table-cell table:style-name="ce37" table:number-columns-repeated="37"/>
          <table:table-cell table:number-columns-repeated="974"/>
        </table:table-row>
        <table:table-row table:style-name="ro2">
          <table:table-cell table:style-name="ce36" office:value-type="string" calcext:value-type="string">
            <text:p>7.5</text:p>
          </table:table-cell>
          <table:table-cell table:style-name="ce36" office:value-type="string" calcext:value-type="string">
            <text:p>6U</text:p>
          </table:table-cell>
          <table:table-cell table:style-name="ce37" table:number-columns-repeated="8"/>
          <table:table-cell table:number-columns-repeated="2" table:style-name="ce44" office:value-type="string" calcext:value-type="string">
            <text:p>F</text:p>
          </table:table-cell>
          <table:table-cell table:style-name="ce44" office:value-type="string" calcext:value-type="string">
            <text:p>O</text:p>
          </table:table-cell>
          <table:table-cell table:style-name="ce37" table:number-columns-repeated="37"/>
          <table:table-cell table:number-columns-repeated="974"/>
        </table:table-row>
        <table:table-row table:style-name="ro2">
          <table:table-cell table:style-name="ce36" office:value-type="string" calcext:value-type="string">
            <text:p>7.5</text:p>
          </table:table-cell>
          <table:table-cell table:style-name="ce36" office:value-type="string" calcext:value-type="string">
            <text:p>6V</text:p>
          </table:table-cell>
          <table:table-cell table:style-name="ce37" table:number-columns-repeated="8"/>
          <table:table-cell table:number-columns-repeated="3" table:style-name="ce44" office:value-type="string" calcext:value-type="string">
            <text:p>F</text:p>
          </table:table-cell>
          <table:table-cell table:style-name="ce37" table:number-columns-repeated="37"/>
          <table:table-cell table:number-columns-repeated="974"/>
        </table:table-row>
        <table:table-row table:style-name="ro2">
          <table:table-cell table:style-name="ce36" office:value-type="string" calcext:value-type="string">
            <text:p>7.5</text:p>
          </table:table-cell>
          <table:table-cell table:style-name="ce36" office:value-type="string" calcext:value-type="string">
            <text:p>6W</text:p>
          </table:table-cell>
          <table:table-cell table:style-name="ce37" table:number-columns-repeated="8"/>
          <table:table-cell table:number-columns-repeated="2" table:style-name="ce44" office:value-type="string" calcext:value-type="string">
            <text:p>F</text:p>
          </table:table-cell>
          <table:table-cell table:style-name="ce44" office:value-type="string" calcext:value-type="string">
            <text:p>O</text:p>
          </table:table-cell>
          <table:table-cell table:style-name="ce37" table:number-columns-repeated="37"/>
          <table:table-cell table:number-columns-repeated="974"/>
        </table:table-row>
        <table:table-row table:style-name="ro2">
          <table:table-cell table:style-name="ce36" office:value-type="string" calcext:value-type="string">
            <text:p>7.5</text:p>
          </table:table-cell>
          <table:table-cell table:style-name="ce36" office:value-type="string" calcext:value-type="string">
            <text:p>6X</text:p>
          </table:table-cell>
          <table:table-cell table:style-name="ce37" table:number-columns-repeated="8"/>
          <table:table-cell table:number-columns-repeated="2" table:style-name="ce44" office:value-type="string" calcext:value-type="string">
            <text:p>F</text:p>
          </table:table-cell>
          <table:table-cell table:style-name="ce44" office:value-type="string" calcext:value-type="string">
            <text:p>O</text:p>
          </table:table-cell>
          <table:table-cell table:style-name="ce37" table:number-columns-repeated="37"/>
          <table:table-cell table:number-columns-repeated="974"/>
        </table:table-row>
        <table:table-row table:style-name="ro2">
          <table:table-cell table:style-name="ce36" office:value-type="string" calcext:value-type="string">
            <text:p>7.5</text:p>
          </table:table-cell>
          <table:table-cell table:style-name="ce36" office:value-type="string" calcext:value-type="string">
            <text:p>6Y</text:p>
          </table:table-cell>
          <table:table-cell table:style-name="ce37" table:number-columns-repeated="8"/>
          <table:table-cell table:number-columns-repeated="3" table:style-name="ce44" office:value-type="string" calcext:value-type="string">
            <text:p>F</text:p>
          </table:table-cell>
          <table:table-cell table:style-name="ce37" table:number-columns-repeated="37"/>
          <table:table-cell table:number-columns-repeated="974"/>
        </table:table-row>
        <table:table-row table:style-name="ro2">
          <table:table-cell table:style-name="ce36" office:value-type="string" calcext:value-type="string">
            <text:p>7.5</text:p>
          </table:table-cell>
          <table:table-cell table:style-name="ce36" office:value-type="string" calcext:value-type="string">
            <text:p>6Z</text:p>
          </table:table-cell>
          <table:table-cell table:style-name="ce37" table:number-columns-repeated="8"/>
          <table:table-cell table:number-columns-repeated="3" table:style-name="ce44" office:value-type="string" calcext:value-type="string">
            <text:p>F</text:p>
          </table:table-cell>
          <table:table-cell table:style-name="ce37" table:number-columns-repeated="2"/>
          <table:table-cell table:style-name="ce34" office:value-type="string" calcext:value-type="string">
            <text:p>F</text:p>
          </table:table-cell>
          <table:table-cell table:style-name="ce37" table:number-columns-repeated="34"/>
          <table:table-cell table:number-columns-repeated="974"/>
        </table:table-row>
        <table:table-row table:style-name="ro2">
          <table:table-cell table:style-name="ce36" office:value-type="string" calcext:value-type="string">
            <text:p>7.6</text:p>
          </table:table-cell>
          <table:table-cell table:style-name="ce36" office:value-type="string" calcext:value-type="string">
            <text:p>70</text:p>
          </table:table-cell>
          <table:table-cell table:style-name="ce37" table:number-columns-repeated="26"/>
          <table:table-cell table:style-name="ce34" office:value-type="string" calcext:value-type="string">
            <text:p>O.1.1</text:p>
          </table:table-cell>
          <table:table-cell table:style-name="ce37" table:number-columns-repeated="21"/>
          <table:table-cell table:number-columns-repeated="974"/>
        </table:table-row>
        <table:table-row table:style-name="ro2">
          <table:table-cell table:style-name="ce36" office:value-type="string" calcext:value-type="string">
            <text:p>7.6</text:p>
          </table:table-cell>
          <table:table-cell table:style-name="ce36" office:value-type="string" calcext:value-type="string">
            <text:p>71</text:p>
          </table:table-cell>
          <table:table-cell table:style-name="ce37" table:number-columns-repeated="26"/>
          <table:table-cell table:style-name="ce34" office:value-type="string" calcext:value-type="string">
            <text:p>O.1.2</text:p>
          </table:table-cell>
          <table:table-cell table:style-name="ce37" table:number-columns-repeated="21"/>
          <table:table-cell table:number-columns-repeated="974"/>
        </table:table-row>
        <table:table-row table:style-name="ro2">
          <table:table-cell table:style-name="ce36" office:value-type="string" calcext:value-type="string">
            <text:p>7.6</text:p>
          </table:table-cell>
          <table:table-cell table:style-name="ce36" office:value-type="string" calcext:value-type="string">
            <text:p>72</text:p>
          </table:table-cell>
          <table:table-cell table:style-name="ce37" table:number-columns-repeated="26"/>
          <table:table-cell table:style-name="ce34" office:value-type="string" calcext:value-type="string">
            <text:p>O</text:p>
          </table:table-cell>
          <table:table-cell table:style-name="ce37" table:number-columns-repeated="21"/>
          <table:table-cell table:number-columns-repeated="974"/>
        </table:table-row>
        <table:table-row table:style-name="ro2">
          <table:table-cell table:style-name="ce36" office:value-type="string" calcext:value-type="string">
            <text:p>7.6</text:p>
          </table:table-cell>
          <table:table-cell table:style-name="ce36" office:value-type="string" calcext:value-type="string">
            <text:p>73</text:p>
          </table:table-cell>
          <table:table-cell table:style-name="ce37" table:number-columns-repeated="26"/>
          <table:table-cell table:style-name="ce34" office:value-type="string" calcext:value-type="string">
            <text:p>O</text:p>
          </table:table-cell>
          <table:table-cell table:style-name="ce37" table:number-columns-repeated="21"/>
          <table:table-cell table:number-columns-repeated="974"/>
        </table:table-row>
        <table:table-row table:style-name="ro2">
          <table:table-cell table:style-name="ce36" office:value-type="string" calcext:value-type="string">
            <text:p>7.6</text:p>
          </table:table-cell>
          <table:table-cell table:style-name="ce36" office:value-type="string" calcext:value-type="string">
            <text:p>74</text:p>
          </table:table-cell>
          <table:table-cell table:style-name="ce37" table:number-columns-repeated="26"/>
          <table:table-cell table:style-name="ce34" office:value-type="string" calcext:value-type="string">
            <text:p>F</text:p>
          </table:table-cell>
          <table:table-cell table:style-name="ce37" table:number-columns-repeated="21"/>
          <table:table-cell table:number-columns-repeated="974"/>
        </table:table-row>
        <table:table-row table:style-name="ro2">
          <table:table-cell table:style-name="ce36" office:value-type="string" calcext:value-type="string">
            <text:p>7.6</text:p>
          </table:table-cell>
          <table:table-cell table:style-name="ce36" office:value-type="string" calcext:value-type="string">
            <text:p>75</text:p>
          </table:table-cell>
          <table:table-cell table:style-name="ce37" table:number-columns-repeated="26"/>
          <table:table-cell table:style-name="ce34" office:value-type="string" calcext:value-type="string">
            <text:p>F</text:p>
          </table:table-cell>
          <table:table-cell table:style-name="ce37" table:number-columns-repeated="21"/>
          <table:table-cell table:number-columns-repeated="974"/>
        </table:table-row>
        <table:table-row table:style-name="ro2">
          <table:table-cell table:style-name="ce36" office:value-type="string" calcext:value-type="string">
            <text:p>7.6</text:p>
          </table:table-cell>
          <table:table-cell table:style-name="ce36" office:value-type="string" calcext:value-type="string">
            <text:p>76</text:p>
          </table:table-cell>
          <table:table-cell table:style-name="ce37" table:number-columns-repeated="26"/>
          <table:table-cell table:style-name="ce34" office:value-type="string" calcext:value-type="string">
            <text:p>F</text:p>
          </table:table-cell>
          <table:table-cell table:style-name="ce37" table:number-columns-repeated="21"/>
          <table:table-cell table:number-columns-repeated="974"/>
        </table:table-row>
        <table:table-row table:style-name="ro2">
          <table:table-cell table:style-name="ce36" office:value-type="string" calcext:value-type="string">
            <text:p>7.6</text:p>
          </table:table-cell>
          <table:table-cell table:style-name="ce36" office:value-type="string" calcext:value-type="string">
            <text:p>77</text:p>
          </table:table-cell>
          <table:table-cell table:style-name="ce37" table:number-columns-repeated="26"/>
          <table:table-cell table:style-name="ce34" office:value-type="string" calcext:value-type="string">
            <text:p>O</text:p>
          </table:table-cell>
          <table:table-cell table:style-name="ce37" table:number-columns-repeated="21"/>
          <table:table-cell table:number-columns-repeated="974"/>
        </table:table-row>
        <table:table-row table:style-name="ro2">
          <table:table-cell table:style-name="ce36" office:value-type="string" calcext:value-type="string">
            <text:p>7.6</text:p>
          </table:table-cell>
          <table:table-cell table:style-name="ce36" office:value-type="string" calcext:value-type="string">
            <text:p>78</text:p>
          </table:table-cell>
          <table:table-cell table:style-name="ce37" table:number-columns-repeated="26"/>
          <table:table-cell table:style-name="ce34" office:value-type="string" calcext:value-type="string">
            <text:p>O</text:p>
          </table:table-cell>
          <table:table-cell table:style-name="ce37" table:number-columns-repeated="21"/>
          <table:table-cell table:number-columns-repeated="974"/>
        </table:table-row>
        <table:table-row table:style-name="ro2">
          <table:table-cell table:style-name="ce36" office:value-type="string" calcext:value-type="string">
            <text:p>7.6</text:p>
          </table:table-cell>
          <table:table-cell table:style-name="ce36" office:value-type="string" calcext:value-type="string">
            <text:p>79</text:p>
          </table:table-cell>
          <table:table-cell table:style-name="ce37" table:number-columns-repeated="26"/>
          <table:table-cell table:style-name="ce34" office:value-type="string" calcext:value-type="string">
            <text:p>F</text:p>
          </table:table-cell>
          <table:table-cell table:style-name="ce37" table:number-columns-repeated="21"/>
          <table:table-cell table:number-columns-repeated="974"/>
        </table:table-row>
        <table:table-row table:style-name="ro2">
          <table:table-cell table:style-name="ce36" office:value-type="string" calcext:value-type="string">
            <text:p>7.6</text:p>
          </table:table-cell>
          <table:table-cell table:style-name="ce36" office:value-type="string" calcext:value-type="string">
            <text:p>7A</text:p>
          </table:table-cell>
          <table:table-cell table:style-name="ce37" table:number-columns-repeated="26"/>
          <table:table-cell table:style-name="ce34" office:value-type="string" calcext:value-type="string">
            <text:p>F</text:p>
          </table:table-cell>
          <table:table-cell table:style-name="ce37" table:number-columns-repeated="21"/>
          <table:table-cell table:number-columns-repeated="974"/>
        </table:table-row>
        <table:table-row table:style-name="ro2">
          <table:table-cell table:style-name="ce36" office:value-type="string" calcext:value-type="string">
            <text:p>7.6</text:p>
          </table:table-cell>
          <table:table-cell table:style-name="ce36" office:value-type="string" calcext:value-type="string">
            <text:p>7B</text:p>
          </table:table-cell>
          <table:table-cell table:style-name="ce37" table:number-columns-repeated="26"/>
          <table:table-cell table:style-name="ce34" office:value-type="string" calcext:value-type="string">
            <text:p>F</text:p>
          </table:table-cell>
          <table:table-cell table:style-name="ce37" table:number-columns-repeated="21"/>
          <table:table-cell table:number-columns-repeated="974"/>
        </table:table-row>
        <table:table-row table:style-name="ro2">
          <table:table-cell table:style-name="ce36" office:value-type="string" calcext:value-type="string">
            <text:p>7.6</text:p>
          </table:table-cell>
          <table:table-cell table:style-name="ce36" office:value-type="string" calcext:value-type="string">
            <text:p>7C</text:p>
          </table:table-cell>
          <table:table-cell table:style-name="ce37" table:number-columns-repeated="26"/>
          <table:table-cell table:style-name="ce34" office:value-type="string" calcext:value-type="string">
            <text:p>O</text:p>
          </table:table-cell>
          <table:table-cell table:style-name="ce37" table:number-columns-repeated="21"/>
          <table:table-cell table:number-columns-repeated="974"/>
        </table:table-row>
        <table:table-row table:style-name="ro2">
          <table:table-cell table:style-name="ce36" office:value-type="string" calcext:value-type="string">
            <text:p>7.6</text:p>
          </table:table-cell>
          <table:table-cell table:style-name="ce36" office:value-type="string" calcext:value-type="string">
            <text:p>7D</text:p>
          </table:table-cell>
          <table:table-cell table:style-name="ce37" table:number-columns-repeated="26"/>
          <table:table-cell table:style-name="ce34" office:value-type="string" calcext:value-type="string">
            <text:p>O</text:p>
          </table:table-cell>
          <table:table-cell table:style-name="ce37" table:number-columns-repeated="21"/>
          <table:table-cell table:number-columns-repeated="974"/>
        </table:table-row>
        <table:table-row table:style-name="ro2">
          <table:table-cell table:style-name="ce36" office:value-type="string" calcext:value-type="string">
            <text:p>7.6</text:p>
          </table:table-cell>
          <table:table-cell table:style-name="ce36" office:value-type="string" calcext:value-type="string">
            <text:p>7E</text:p>
          </table:table-cell>
          <table:table-cell table:style-name="ce37" table:number-columns-repeated="26"/>
          <table:table-cell table:style-name="ce34" office:value-type="string" calcext:value-type="string">
            <text:p>O</text:p>
          </table:table-cell>
          <table:table-cell table:style-name="ce37" table:number-columns-repeated="21"/>
          <table:table-cell table:number-columns-repeated="974"/>
        </table:table-row>
        <table:table-row table:style-name="ro2">
          <table:table-cell table:style-name="ce36" office:value-type="string" calcext:value-type="string">
            <text:p>7.6</text:p>
          </table:table-cell>
          <table:table-cell table:style-name="ce36" office:value-type="string" calcext:value-type="string">
            <text:p>7F</text:p>
          </table:table-cell>
          <table:table-cell table:style-name="ce37" table:number-columns-repeated="26"/>
          <table:table-cell table:style-name="ce34" office:value-type="string" calcext:value-type="string">
            <text:p>F</text:p>
          </table:table-cell>
          <table:table-cell table:style-name="ce37" table:number-columns-repeated="21"/>
          <table:table-cell table:number-columns-repeated="974"/>
        </table:table-row>
        <table:table-row table:style-name="ro2">
          <table:table-cell table:style-name="ce36" office:value-type="string" calcext:value-type="string">
            <text:p>7.6</text:p>
          </table:table-cell>
          <table:table-cell table:style-name="ce36" office:value-type="string" calcext:value-type="string">
            <text:p>7G</text:p>
          </table:table-cell>
          <table:table-cell table:style-name="ce37" table:number-columns-repeated="26"/>
          <table:table-cell table:style-name="ce34" office:value-type="string" calcext:value-type="string">
            <text:p>O</text:p>
          </table:table-cell>
          <table:table-cell table:style-name="ce37" table:number-columns-repeated="21"/>
          <table:table-cell table:number-columns-repeated="974"/>
        </table:table-row>
        <table:table-row table:style-name="ro2">
          <table:table-cell table:style-name="ce36" office:value-type="string" calcext:value-type="string">
            <text:p>7.6</text:p>
          </table:table-cell>
          <table:table-cell table:style-name="ce36" office:value-type="string" calcext:value-type="string">
            <text:p>7H</text:p>
          </table:table-cell>
          <table:table-cell table:style-name="ce37" table:number-columns-repeated="26"/>
          <table:table-cell table:style-name="ce34" office:value-type="string" calcext:value-type="string">
            <text:p>F</text:p>
          </table:table-cell>
          <table:table-cell table:style-name="ce37" table:number-columns-repeated="21"/>
          <table:table-cell table:number-columns-repeated="974"/>
        </table:table-row>
        <table:table-row table:style-name="ro2">
          <table:table-cell table:style-name="ce36" office:value-type="string" calcext:value-type="string">
            <text:p>7.6</text:p>
          </table:table-cell>
          <table:table-cell table:style-name="ce36" office:value-type="string" calcext:value-type="string">
            <text:p>7I</text:p>
          </table:table-cell>
          <table:table-cell table:style-name="ce37" table:number-columns-repeated="26"/>
          <table:table-cell table:style-name="ce34" office:value-type="string" calcext:value-type="string">
            <text:p>F</text:p>
          </table:table-cell>
          <table:table-cell table:style-name="ce37" table:number-columns-repeated="21"/>
          <table:table-cell table:number-columns-repeated="974"/>
        </table:table-row>
        <table:table-row table:style-name="ro2">
          <table:table-cell table:style-name="ce36" office:value-type="string" calcext:value-type="string">
            <text:p>7.6</text:p>
          </table:table-cell>
          <table:table-cell table:style-name="ce36" office:value-type="string" calcext:value-type="string">
            <text:p>7J</text:p>
          </table:table-cell>
          <table:table-cell table:style-name="ce37" table:number-columns-repeated="26"/>
          <table:table-cell table:style-name="ce34" office:value-type="string" calcext:value-type="string">
            <text:p>F</text:p>
          </table:table-cell>
          <table:table-cell table:style-name="ce37" table:number-columns-repeated="21"/>
          <table:table-cell table:number-columns-repeated="974"/>
        </table:table-row>
        <table:table-row table:style-name="ro2">
          <table:table-cell table:style-name="ce36" office:value-type="string" calcext:value-type="string">
            <text:p>7.6</text:p>
          </table:table-cell>
          <table:table-cell table:style-name="ce36" office:value-type="string" calcext:value-type="string">
            <text:p>7K</text:p>
          </table:table-cell>
          <table:table-cell table:style-name="ce37" table:number-columns-repeated="26"/>
          <table:table-cell table:style-name="ce34" office:value-type="string" calcext:value-type="string">
            <text:p>O</text:p>
          </table:table-cell>
          <table:table-cell table:style-name="ce37" table:number-columns-repeated="21"/>
          <table:table-cell table:number-columns-repeated="974"/>
        </table:table-row>
        <table:table-row table:style-name="ro2">
          <table:table-cell table:style-name="ce36" office:value-type="string" calcext:value-type="string">
            <text:p>7.6</text:p>
          </table:table-cell>
          <table:table-cell table:style-name="ce36" office:value-type="string" calcext:value-type="string">
            <text:p>7L</text:p>
          </table:table-cell>
          <table:table-cell table:style-name="ce37" table:number-columns-repeated="26"/>
          <table:table-cell table:style-name="ce34" office:value-type="string" calcext:value-type="string">
            <text:p>F</text:p>
          </table:table-cell>
          <table:table-cell table:style-name="ce37" table:number-columns-repeated="21"/>
          <table:table-cell table:number-columns-repeated="974"/>
        </table:table-row>
        <table:table-row table:style-name="ro2">
          <table:table-cell table:style-name="ce36" office:value-type="string" calcext:value-type="string">
            <text:p>7.6</text:p>
          </table:table-cell>
          <table:table-cell table:style-name="ce36" office:value-type="string" calcext:value-type="string">
            <text:p>7M</text:p>
          </table:table-cell>
          <table:table-cell table:style-name="ce37" table:number-columns-repeated="26"/>
          <table:table-cell table:style-name="ce34" office:value-type="string" calcext:value-type="string">
            <text:p>O</text:p>
          </table:table-cell>
          <table:table-cell table:style-name="ce37" table:number-columns-repeated="21"/>
          <table:table-cell table:number-columns-repeated="974"/>
        </table:table-row>
        <table:table-row table:style-name="ro2">
          <table:table-cell table:style-name="ce36" office:value-type="string" calcext:value-type="string">
            <text:p>7.6</text:p>
          </table:table-cell>
          <table:table-cell table:style-name="ce36" office:value-type="string" calcext:value-type="string">
            <text:p>7N</text:p>
          </table:table-cell>
          <table:table-cell table:style-name="ce37" table:number-columns-repeated="26"/>
          <table:table-cell table:style-name="ce34" office:value-type="string" calcext:value-type="string">
            <text:p>F</text:p>
          </table:table-cell>
          <table:table-cell table:style-name="ce37" table:number-columns-repeated="21"/>
          <table:table-cell table:number-columns-repeated="974"/>
        </table:table-row>
        <table:table-row table:style-name="ro2">
          <table:table-cell table:style-name="ce36" office:value-type="string" calcext:value-type="string">
            <text:p>7.6</text:p>
          </table:table-cell>
          <table:table-cell table:style-name="ce36" office:value-type="string" calcext:value-type="string">
            <text:p>7O</text:p>
          </table:table-cell>
          <table:table-cell table:style-name="ce37" table:number-columns-repeated="48"/>
          <table:table-cell table:number-columns-repeated="974"/>
        </table:table-row>
        <table:table-row table:style-name="ro2">
          <table:table-cell table:style-name="ce36" office:value-type="string" calcext:value-type="string">
            <text:p>7.7</text:p>
          </table:table-cell>
          <table:table-cell table:style-name="ce36" office:value-type="string" calcext:value-type="string">
            <text:p>80</text:p>
          </table:table-cell>
          <table:table-cell table:style-name="ce37" table:number-columns-repeated="23"/>
          <table:table-cell table:number-columns-repeated="3" table:style-name="ce34" office:value-type="string" calcext:value-type="string">
            <text:p>O</text:p>
          </table:table-cell>
          <table:table-cell table:style-name="ce37" table:number-columns-repeated="22"/>
          <table:table-cell table:number-columns-repeated="974"/>
        </table:table-row>
        <table:table-row table:style-name="ro2">
          <table:table-cell table:style-name="ce36" office:value-type="string" calcext:value-type="string">
            <text:p>7.7</text:p>
          </table:table-cell>
          <table:table-cell table:style-name="ce36" office:value-type="string" calcext:value-type="string">
            <text:p>81</text:p>
          </table:table-cell>
          <table:table-cell table:style-name="ce37" table:number-columns-repeated="23"/>
          <table:table-cell table:number-columns-repeated="3" table:style-name="ce34" office:value-type="string" calcext:value-type="string">
            <text:p>O</text:p>
          </table:table-cell>
          <table:table-cell table:style-name="ce37" table:number-columns-repeated="22"/>
          <table:table-cell table:number-columns-repeated="974"/>
        </table:table-row>
        <table:table-row table:style-name="ro2">
          <table:table-cell table:style-name="ce36" office:value-type="string" calcext:value-type="string">
            <text:p>7.7</text:p>
          </table:table-cell>
          <table:table-cell table:style-name="ce36" office:value-type="string" calcext:value-type="string">
            <text:p>82</text:p>
          </table:table-cell>
          <table:table-cell table:style-name="ce37" table:number-columns-repeated="23"/>
          <table:table-cell table:style-name="ce34" office:value-type="string" calcext:value-type="string">
            <text:p>O</text:p>
          </table:table-cell>
          <table:table-cell table:style-name="ce34" office:value-type="string" calcext:value-type="string">
            <text:p>F</text:p>
          </table:table-cell>
          <table:table-cell table:style-name="ce34" office:value-type="string" calcext:value-type="string">
            <text:p>O</text:p>
          </table:table-cell>
          <table:table-cell table:style-name="ce37" table:number-columns-repeated="22"/>
          <table:table-cell table:number-columns-repeated="974"/>
        </table:table-row>
        <table:table-row table:style-name="ro2">
          <table:table-cell table:style-name="ce36" office:value-type="string" calcext:value-type="string">
            <text:p>7.7</text:p>
          </table:table-cell>
          <table:table-cell table:style-name="ce36" office:value-type="string" calcext:value-type="string">
            <text:p>83</text:p>
          </table:table-cell>
          <table:table-cell table:style-name="ce37" table:number-columns-repeated="23"/>
          <table:table-cell table:style-name="ce34" office:value-type="string" calcext:value-type="string">
            <text:p>O</text:p>
          </table:table-cell>
          <table:table-cell table:number-columns-repeated="2" table:style-name="ce34" office:value-type="string" calcext:value-type="string">
            <text:p>F</text:p>
          </table:table-cell>
          <table:table-cell table:style-name="ce37" table:number-columns-repeated="22"/>
          <table:table-cell table:number-columns-repeated="974"/>
        </table:table-row>
        <table:table-row table:style-name="ro2">
          <table:table-cell table:style-name="ce36" office:value-type="string" calcext:value-type="string">
            <text:p>7.7</text:p>
          </table:table-cell>
          <table:table-cell table:style-name="ce36" office:value-type="string" calcext:value-type="string">
            <text:p>84</text:p>
          </table:table-cell>
          <table:table-cell table:style-name="ce37" table:number-columns-repeated="23"/>
          <table:table-cell table:number-columns-repeated="3" table:style-name="ce34" office:value-type="string" calcext:value-type="string">
            <text:p>F</text:p>
          </table:table-cell>
          <table:table-cell table:style-name="ce37" table:number-columns-repeated="22"/>
          <table:table-cell table:number-columns-repeated="974"/>
        </table:table-row>
        <table:table-row table:style-name="ro2">
          <table:table-cell table:style-name="ce36" office:value-type="string" calcext:value-type="string">
            <text:p>7.7</text:p>
          </table:table-cell>
          <table:table-cell table:style-name="ce36" office:value-type="string" calcext:value-type="string">
            <text:p>85</text:p>
          </table:table-cell>
          <table:table-cell table:style-name="ce37" table:number-columns-repeated="23"/>
          <table:table-cell table:style-name="ce34" office:value-type="string" calcext:value-type="string">
            <text:p>F</text:p>
          </table:table-cell>
          <table:table-cell table:style-name="ce34" office:value-type="string" calcext:value-type="string">
            <text:p>O</text:p>
          </table:table-cell>
          <table:table-cell table:style-name="ce34" office:value-type="string" calcext:value-type="string">
            <text:p>F</text:p>
          </table:table-cell>
          <table:table-cell table:style-name="ce37" table:number-columns-repeated="22"/>
          <table:table-cell table:number-columns-repeated="974"/>
        </table:table-row>
        <table:table-row table:style-name="ro2">
          <table:table-cell table:style-name="ce36" office:value-type="string" calcext:value-type="string">
            <text:p>7.7</text:p>
          </table:table-cell>
          <table:table-cell table:style-name="ce36" office:value-type="string" calcext:value-type="string">
            <text:p>86</text:p>
          </table:table-cell>
          <table:table-cell table:style-name="ce37" table:number-columns-repeated="23"/>
          <table:table-cell table:number-columns-repeated="2" table:style-name="ce34" office:value-type="string" calcext:value-type="string">
            <text:p>F</text:p>
          </table:table-cell>
          <table:table-cell table:style-name="ce34" office:value-type="string" calcext:value-type="string">
            <text:p>O</text:p>
          </table:table-cell>
          <table:table-cell table:style-name="ce37" table:number-columns-repeated="22"/>
          <table:table-cell table:number-columns-repeated="974"/>
        </table:table-row>
        <table:table-row table:style-name="ro2">
          <table:table-cell table:style-name="ce36" office:value-type="string" calcext:value-type="string">
            <text:p>7.8</text:p>
          </table:table-cell>
          <table:table-cell table:style-name="ce36" office:value-type="string" calcext:value-type="string">
            <text:p>90</text:p>
          </table:table-cell>
          <table:table-cell table:style-name="ce37" table:number-columns-repeated="29"/>
          <table:table-cell table:style-name="ce34" office:value-type="string" calcext:value-type="string">
            <text:p>O</text:p>
          </table:table-cell>
          <table:table-cell table:style-name="ce37" table:number-columns-repeated="18"/>
          <table:table-cell table:number-columns-repeated="974"/>
        </table:table-row>
        <table:table-row table:style-name="ro2">
          <table:table-cell table:style-name="ce36" office:value-type="string" calcext:value-type="string">
            <text:p>7.8</text:p>
          </table:table-cell>
          <table:table-cell table:style-name="ce36" office:value-type="string" calcext:value-type="string">
            <text:p>91</text:p>
          </table:table-cell>
          <table:table-cell table:style-name="ce37" table:number-columns-repeated="29"/>
          <table:table-cell table:style-name="ce34" office:value-type="string" calcext:value-type="string">
            <text:p>F</text:p>
          </table:table-cell>
          <table:table-cell table:style-name="ce37" table:number-columns-repeated="18"/>
          <table:table-cell table:number-columns-repeated="974"/>
        </table:table-row>
        <table:table-row table:style-name="ro2">
          <table:table-cell table:style-name="ce36" office:value-type="string" calcext:value-type="string">
            <text:p>7.8</text:p>
          </table:table-cell>
          <table:table-cell table:style-name="ce36" office:value-type="string" calcext:value-type="string">
            <text:p>92</text:p>
          </table:table-cell>
          <table:table-cell table:style-name="ce37" table:number-columns-repeated="29"/>
          <table:table-cell table:style-name="ce34" office:value-type="string" calcext:value-type="string">
            <text:p>O</text:p>
          </table:table-cell>
          <table:table-cell table:style-name="ce37" table:number-columns-repeated="18"/>
          <table:table-cell table:number-columns-repeated="974"/>
        </table:table-row>
        <table:table-row table:style-name="ro2">
          <table:table-cell table:style-name="ce36" office:value-type="string" calcext:value-type="string">
            <text:p>7.8</text:p>
          </table:table-cell>
          <table:table-cell table:style-name="ce36" office:value-type="string" calcext:value-type="string">
            <text:p>93</text:p>
          </table:table-cell>
          <table:table-cell table:style-name="ce37" table:number-columns-repeated="29"/>
          <table:table-cell table:style-name="ce34" office:value-type="string" calcext:value-type="string">
            <text:p>F</text:p>
          </table:table-cell>
          <table:table-cell table:style-name="ce37" table:number-columns-repeated="18"/>
          <table:table-cell table:number-columns-repeated="974"/>
        </table:table-row>
        <table:table-row table:style-name="ro2">
          <table:table-cell table:style-name="ce36" office:value-type="string" calcext:value-type="string">
            <text:p>7.8</text:p>
          </table:table-cell>
          <table:table-cell table:style-name="ce36" office:value-type="string" calcext:value-type="string">
            <text:p>94</text:p>
          </table:table-cell>
          <table:table-cell table:style-name="ce37" table:number-columns-repeated="29"/>
          <table:table-cell table:style-name="ce34" office:value-type="string" calcext:value-type="string">
            <text:p>O</text:p>
          </table:table-cell>
          <table:table-cell table:style-name="ce37" table:number-columns-repeated="18"/>
          <table:table-cell table:number-columns-repeated="974"/>
        </table:table-row>
        <table:table-row table:style-name="ro2">
          <table:table-cell table:style-name="ce36" office:value-type="string" calcext:value-type="string">
            <text:p>7.8</text:p>
          </table:table-cell>
          <table:table-cell table:style-name="ce36" office:value-type="string" calcext:value-type="string">
            <text:p>95</text:p>
          </table:table-cell>
          <table:table-cell table:style-name="ce37" table:number-columns-repeated="29"/>
          <table:table-cell table:style-name="ce34" office:value-type="string" calcext:value-type="string">
            <text:p>F</text:p>
          </table:table-cell>
          <table:table-cell table:style-name="ce37" table:number-columns-repeated="18"/>
          <table:table-cell table:number-columns-repeated="974"/>
        </table:table-row>
        <table:table-row table:style-name="ro2">
          <table:table-cell table:style-name="ce36" office:value-type="string" calcext:value-type="string">
            <text:p>7.8</text:p>
          </table:table-cell>
          <table:table-cell table:style-name="ce36" office:value-type="string" calcext:value-type="string">
            <text:p>96</text:p>
          </table:table-cell>
          <table:table-cell table:style-name="ce37" table:number-columns-repeated="29"/>
          <table:table-cell table:style-name="ce34" office:value-type="string" calcext:value-type="string">
            <text:p>O</text:p>
          </table:table-cell>
          <table:table-cell table:style-name="ce37" table:number-columns-repeated="18"/>
          <table:table-cell table:number-columns-repeated="974"/>
        </table:table-row>
        <table:table-row table:style-name="ro2">
          <table:table-cell table:style-name="ce36" office:value-type="string" calcext:value-type="string">
            <text:p>7.9</text:p>
          </table:table-cell>
          <table:table-cell table:style-name="ce36" office:value-type="string" calcext:value-type="string">
            <text:p>A0</text:p>
          </table:table-cell>
          <table:table-cell table:style-name="ce37" table:number-columns-repeated="14"/>
          <table:table-cell table:number-columns-repeated="2" table:style-name="ce34" office:value-type="string" calcext:value-type="string">
            <text:p>O</text:p>
          </table:table-cell>
          <table:table-cell table:number-columns-repeated="2" table:style-name="ce34" office:value-type="string" calcext:value-type="string">
            <text:p>F</text:p>
          </table:table-cell>
          <table:table-cell table:style-name="ce34" table:number-columns-repeated="2"/>
          <table:table-cell table:number-columns-repeated="3" table:style-name="ce34" office:value-type="string" calcext:value-type="string">
            <text:p>F</text:p>
          </table:table-cell>
          <table:table-cell table:style-name="ce37" table:number-columns-repeated="7"/>
          <table:table-cell table:style-name="ce34" office:value-type="string" calcext:value-type="string">
            <text:p>F</text:p>
          </table:table-cell>
          <table:table-cell table:style-name="ce37" table:number-columns-repeated="17"/>
          <table:table-cell table:number-columns-repeated="974"/>
        </table:table-row>
        <table:table-row table:style-name="ro2">
          <table:table-cell table:style-name="ce36" office:value-type="string" calcext:value-type="string">
            <text:p>7.9</text:p>
          </table:table-cell>
          <table:table-cell table:style-name="ce36" office:value-type="string" calcext:value-type="string">
            <text:p>A1</text:p>
          </table:table-cell>
          <table:table-cell table:style-name="ce37" table:number-columns-repeated="14"/>
          <table:table-cell table:number-columns-repeated="2" table:style-name="ce34" office:value-type="string" calcext:value-type="string">
            <text:p>O</text:p>
          </table:table-cell>
          <table:table-cell table:number-columns-repeated="2" table:style-name="ce34" office:value-type="string" calcext:value-type="string">
            <text:p>F</text:p>
          </table:table-cell>
          <table:table-cell table:style-name="ce34" table:number-columns-repeated="2"/>
          <table:table-cell table:style-name="ce34" office:value-type="string" calcext:value-type="string">
            <text:p>F</text:p>
          </table:table-cell>
          <table:table-cell table:style-name="ce34" office:value-type="string" calcext:value-type="string">
            <text:p>O</text:p>
          </table:table-cell>
          <table:table-cell table:style-name="ce34" office:value-type="string" calcext:value-type="string">
            <text:p>F</text:p>
          </table:table-cell>
          <table:table-cell table:style-name="ce37" table:number-columns-repeated="7"/>
          <table:table-cell table:style-name="ce34" office:value-type="string" calcext:value-type="string">
            <text:p>O</text:p>
          </table:table-cell>
          <table:table-cell table:style-name="ce37" table:number-columns-repeated="17"/>
          <table:table-cell table:number-columns-repeated="974"/>
        </table:table-row>
        <table:table-row table:style-name="ro2">
          <table:table-cell table:style-name="ce36" office:value-type="string" calcext:value-type="string">
            <text:p>7.9</text:p>
          </table:table-cell>
          <table:table-cell table:style-name="ce36" office:value-type="string" calcext:value-type="string">
            <text:p>A2</text:p>
          </table:table-cell>
          <table:table-cell table:style-name="ce37" table:number-columns-repeated="14"/>
          <table:table-cell table:number-columns-repeated="3" table:style-name="ce34" office:value-type="string" calcext:value-type="string">
            <text:p>O</text:p>
          </table:table-cell>
          <table:table-cell table:style-name="ce34" office:value-type="string" calcext:value-type="string">
            <text:p>F</text:p>
          </table:table-cell>
          <table:table-cell table:style-name="ce34" table:number-columns-repeated="2"/>
          <table:table-cell table:number-columns-repeated="3" table:style-name="ce34" office:value-type="string" calcext:value-type="string">
            <text:p>F</text:p>
          </table:table-cell>
          <table:table-cell table:style-name="ce37" table:number-columns-repeated="7"/>
          <table:table-cell table:style-name="ce34" office:value-type="string" calcext:value-type="string">
            <text:p>F</text:p>
          </table:table-cell>
          <table:table-cell table:style-name="ce37" table:number-columns-repeated="17"/>
          <table:table-cell table:number-columns-repeated="974"/>
        </table:table-row>
        <table:table-row table:style-name="ro2">
          <table:table-cell table:style-name="ce36" office:value-type="string" calcext:value-type="string">
            <text:p>7.9</text:p>
          </table:table-cell>
          <table:table-cell table:style-name="ce36" office:value-type="string" calcext:value-type="string">
            <text:p>A3</text:p>
          </table:table-cell>
          <table:table-cell table:style-name="ce37" table:number-columns-repeated="14"/>
          <table:table-cell table:style-name="ce34" office:value-type="string" calcext:value-type="string">
            <text:p>O</text:p>
          </table:table-cell>
          <table:table-cell table:number-columns-repeated="3" table:style-name="ce34" office:value-type="string" calcext:value-type="string">
            <text:p>F</text:p>
          </table:table-cell>
          <table:table-cell table:style-name="ce34" table:number-columns-repeated="2"/>
          <table:table-cell table:number-columns-repeated="3" table:style-name="ce34" office:value-type="string" calcext:value-type="string">
            <text:p>F</text:p>
          </table:table-cell>
          <table:table-cell table:style-name="ce37" table:number-columns-repeated="7"/>
          <table:table-cell table:style-name="ce34" office:value-type="string" calcext:value-type="string">
            <text:p>F</text:p>
          </table:table-cell>
          <table:table-cell table:style-name="ce37" table:number-columns-repeated="17"/>
          <table:table-cell table:number-columns-repeated="974"/>
        </table:table-row>
        <table:table-row table:style-name="ro2">
          <table:table-cell table:style-name="ce36" office:value-type="string" calcext:value-type="string">
            <text:p>7.9</text:p>
          </table:table-cell>
          <table:table-cell table:style-name="ce36" office:value-type="string" calcext:value-type="string">
            <text:p>A4</text:p>
          </table:table-cell>
          <table:table-cell table:style-name="ce37" table:number-columns-repeated="14"/>
          <table:table-cell table:number-columns-repeated="2" table:style-name="ce34" office:value-type="string" calcext:value-type="string">
            <text:p>O</text:p>
          </table:table-cell>
          <table:table-cell table:number-columns-repeated="2" table:style-name="ce34" office:value-type="string" calcext:value-type="string">
            <text:p>F</text:p>
          </table:table-cell>
          <table:table-cell table:style-name="ce34" table:number-columns-repeated="2"/>
          <table:table-cell table:number-columns-repeated="3" table:style-name="ce34" office:value-type="string" calcext:value-type="string">
            <text:p>F</text:p>
          </table:table-cell>
          <table:table-cell table:style-name="ce37" table:number-columns-repeated="7"/>
          <table:table-cell table:style-name="ce34" office:value-type="string" calcext:value-type="string">
            <text:p>O</text:p>
          </table:table-cell>
          <table:table-cell table:style-name="ce37" table:number-columns-repeated="17"/>
          <table:table-cell table:number-columns-repeated="974"/>
        </table:table-row>
        <table:table-row table:style-name="ro2">
          <table:table-cell table:style-name="ce36" office:value-type="string" calcext:value-type="string">
            <text:p>7.9</text:p>
          </table:table-cell>
          <table:table-cell table:style-name="ce36" office:value-type="string" calcext:value-type="string">
            <text:p>A5</text:p>
          </table:table-cell>
          <table:table-cell table:style-name="ce37" table:number-columns-repeated="14"/>
          <table:table-cell table:number-columns-repeated="2" table:style-name="ce34" office:value-type="string" calcext:value-type="string">
            <text:p>O</text:p>
          </table:table-cell>
          <table:table-cell table:number-columns-repeated="2" table:style-name="ce34" office:value-type="string" calcext:value-type="string">
            <text:p>F</text:p>
          </table:table-cell>
          <table:table-cell table:style-name="ce34" table:number-columns-repeated="2"/>
          <table:table-cell table:number-columns-repeated="3" table:style-name="ce34" office:value-type="string" calcext:value-type="string">
            <text:p>F</text:p>
          </table:table-cell>
          <table:table-cell table:style-name="ce37" table:number-columns-repeated="7"/>
          <table:table-cell table:style-name="ce34" office:value-type="string" calcext:value-type="string">
            <text:p>F</text:p>
          </table:table-cell>
          <table:table-cell table:style-name="ce37" table:number-columns-repeated="17"/>
          <table:table-cell table:number-columns-repeated="974"/>
        </table:table-row>
        <table:table-row table:style-name="ro2">
          <table:table-cell table:style-name="ce36" office:value-type="string" calcext:value-type="string">
            <text:p>7.9</text:p>
          </table:table-cell>
          <table:table-cell table:style-name="ce36" office:value-type="string" calcext:value-type="string">
            <text:p>A6</text:p>
          </table:table-cell>
          <table:table-cell table:style-name="ce37" table:number-columns-repeated="14"/>
          <table:table-cell table:number-columns-repeated="2" table:style-name="ce34" office:value-type="string" calcext:value-type="string">
            <text:p>O</text:p>
          </table:table-cell>
          <table:table-cell table:number-columns-repeated="2" table:style-name="ce34" office:value-type="string" calcext:value-type="string">
            <text:p>F</text:p>
          </table:table-cell>
          <table:table-cell table:style-name="ce34" table:number-columns-repeated="2"/>
          <table:table-cell table:number-columns-repeated="3" table:style-name="ce34" office:value-type="string" calcext:value-type="string">
            <text:p>F</text:p>
          </table:table-cell>
          <table:table-cell table:style-name="ce37" table:number-columns-repeated="7"/>
          <table:table-cell table:style-name="ce34" office:value-type="string" calcext:value-type="string">
            <text:p>F</text:p>
          </table:table-cell>
          <table:table-cell table:style-name="ce37" table:number-columns-repeated="17"/>
          <table:table-cell table:number-columns-repeated="974"/>
        </table:table-row>
        <table:table-row table:style-name="ro2">
          <table:table-cell table:style-name="ce36" office:value-type="string" calcext:value-type="string">
            <text:p>7.9</text:p>
          </table:table-cell>
          <table:table-cell table:style-name="ce36" office:value-type="string" calcext:value-type="string">
            <text:p>A7</text:p>
          </table:table-cell>
          <table:table-cell table:style-name="ce37" table:number-columns-repeated="14"/>
          <table:table-cell table:style-name="ce34" office:value-type="string" calcext:value-type="string">
            <text:p>O</text:p>
          </table:table-cell>
          <table:table-cell table:number-columns-repeated="3" table:style-name="ce34" office:value-type="string" calcext:value-type="string">
            <text:p>F</text:p>
          </table:table-cell>
          <table:table-cell table:style-name="ce34" table:number-columns-repeated="2"/>
          <table:table-cell table:number-columns-repeated="3" table:style-name="ce34" office:value-type="string" calcext:value-type="string">
            <text:p>F</text:p>
          </table:table-cell>
          <table:table-cell table:style-name="ce37" table:number-columns-repeated="7"/>
          <table:table-cell table:style-name="ce34" office:value-type="string" calcext:value-type="string">
            <text:p>F</text:p>
          </table:table-cell>
          <table:table-cell table:style-name="ce37" table:number-columns-repeated="17"/>
          <table:table-cell table:number-columns-repeated="974"/>
        </table:table-row>
        <table:table-row table:style-name="ro2">
          <table:table-cell table:style-name="ce36" office:value-type="string" calcext:value-type="string">
            <text:p>7.9</text:p>
          </table:table-cell>
          <table:table-cell table:style-name="ce36" office:value-type="string" calcext:value-type="string">
            <text:p>A8</text:p>
          </table:table-cell>
          <table:table-cell table:style-name="ce37" table:number-columns-repeated="14"/>
          <table:table-cell table:number-columns-repeated="4" table:style-name="ce34" office:value-type="string" calcext:value-type="string">
            <text:p>F</text:p>
          </table:table-cell>
          <table:table-cell table:style-name="ce34" table:number-columns-repeated="2"/>
          <table:table-cell table:number-columns-repeated="3" table:style-name="ce34" office:value-type="string" calcext:value-type="string">
            <text:p>F</text:p>
          </table:table-cell>
          <table:table-cell table:style-name="ce37" table:number-columns-repeated="7"/>
          <table:table-cell table:style-name="ce34" office:value-type="string" calcext:value-type="string">
            <text:p>F</text:p>
          </table:table-cell>
          <table:table-cell table:style-name="ce37" table:number-columns-repeated="17"/>
          <table:table-cell table:number-columns-repeated="974"/>
        </table:table-row>
        <table:table-row table:style-name="ro2">
          <table:table-cell table:style-name="ce36" office:value-type="string" calcext:value-type="string">
            <text:p>7.9</text:p>
          </table:table-cell>
          <table:table-cell table:style-name="ce36" office:value-type="string" calcext:value-type="string">
            <text:p>A9</text:p>
          </table:table-cell>
          <table:table-cell table:style-name="ce37" table:number-columns-repeated="14"/>
          <table:table-cell table:number-columns-repeated="2" table:style-name="ce34" office:value-type="string" calcext:value-type="string">
            <text:p>O</text:p>
          </table:table-cell>
          <table:table-cell table:number-columns-repeated="2" table:style-name="ce34" office:value-type="string" calcext:value-type="string">
            <text:p>F</text:p>
          </table:table-cell>
          <table:table-cell table:style-name="ce34" table:number-columns-repeated="2"/>
          <table:table-cell table:number-columns-repeated="3" table:style-name="ce34" office:value-type="string" calcext:value-type="string">
            <text:p>F</text:p>
          </table:table-cell>
          <table:table-cell table:style-name="ce37" table:number-columns-repeated="7"/>
          <table:table-cell table:style-name="ce34" office:value-type="string" calcext:value-type="string">
            <text:p>F</text:p>
          </table:table-cell>
          <table:table-cell table:style-name="ce37" table:number-columns-repeated="17"/>
          <table:table-cell table:number-columns-repeated="974"/>
        </table:table-row>
        <table:table-row table:style-name="ro2">
          <table:table-cell table:style-name="ce36" office:value-type="string" calcext:value-type="string">
            <text:p>7.9</text:p>
          </table:table-cell>
          <table:table-cell table:style-name="ce36" office:value-type="string" calcext:value-type="string">
            <text:p>AA</text:p>
          </table:table-cell>
          <table:table-cell table:style-name="ce37" table:number-columns-repeated="14"/>
          <table:table-cell table:number-columns-repeated="4" table:style-name="ce34" office:value-type="string" calcext:value-type="string">
            <text:p>F</text:p>
          </table:table-cell>
          <table:table-cell table:style-name="ce34" table:number-columns-repeated="2"/>
          <table:table-cell table:number-columns-repeated="3" table:style-name="ce34" office:value-type="string" calcext:value-type="string">
            <text:p>F</text:p>
          </table:table-cell>
          <table:table-cell table:style-name="ce37" table:number-columns-repeated="7"/>
          <table:table-cell table:style-name="ce34" office:value-type="string" calcext:value-type="string">
            <text:p>O</text:p>
          </table:table-cell>
          <table:table-cell table:style-name="ce37" table:number-columns-repeated="17"/>
          <table:table-cell table:number-columns-repeated="974"/>
        </table:table-row>
        <table:table-row table:style-name="ro2">
          <table:table-cell table:style-name="ce36" office:value-type="string" calcext:value-type="string">
            <text:p>7.9</text:p>
          </table:table-cell>
          <table:table-cell table:style-name="ce36" office:value-type="string" calcext:value-type="string">
            <text:p>AB</text:p>
          </table:table-cell>
          <table:table-cell table:style-name="ce37" table:number-columns-repeated="14"/>
          <table:table-cell table:number-columns-repeated="3" table:style-name="ce34" office:value-type="string" calcext:value-type="string">
            <text:p>F</text:p>
          </table:table-cell>
          <table:table-cell table:style-name="ce34" office:value-type="string" calcext:value-type="string">
            <text:p>O</text:p>
          </table:table-cell>
          <table:table-cell table:style-name="ce34" table:number-columns-repeated="2"/>
          <table:table-cell table:number-columns-repeated="3" table:style-name="ce34" office:value-type="string" calcext:value-type="string">
            <text:p>F</text:p>
          </table:table-cell>
          <table:table-cell table:style-name="ce37" table:number-columns-repeated="7"/>
          <table:table-cell table:style-name="ce34" office:value-type="string" calcext:value-type="string">
            <text:p>F</text:p>
          </table:table-cell>
          <table:table-cell table:style-name="ce37" table:number-columns-repeated="17"/>
          <table:table-cell table:number-columns-repeated="974"/>
        </table:table-row>
        <table:table-row table:style-name="ro2">
          <table:table-cell table:style-name="ce36" office:value-type="string" calcext:value-type="string">
            <text:p>7.9</text:p>
          </table:table-cell>
          <table:table-cell table:style-name="ce36" office:value-type="string" calcext:value-type="string">
            <text:p>AC</text:p>
          </table:table-cell>
          <table:table-cell table:style-name="ce37" table:number-columns-repeated="14"/>
          <table:table-cell table:number-columns-repeated="3" table:style-name="ce34" office:value-type="string" calcext:value-type="string">
            <text:p>F</text:p>
          </table:table-cell>
          <table:table-cell table:number-columns-repeated="3" table:style-name="ce34" office:value-type="string" calcext:value-type="string">
            <text:p>O</text:p>
          </table:table-cell>
          <table:table-cell table:number-columns-repeated="3" table:style-name="ce34" office:value-type="string" calcext:value-type="string">
            <text:p>F</text:p>
          </table:table-cell>
          <table:table-cell table:style-name="ce37" table:number-columns-repeated="7"/>
          <table:table-cell table:style-name="ce34" office:value-type="string" calcext:value-type="string">
            <text:p>F</text:p>
          </table:table-cell>
          <table:table-cell table:style-name="ce37" table:number-columns-repeated="17"/>
          <table:table-cell table:number-columns-repeated="974"/>
        </table:table-row>
        <table:table-row table:style-name="ro2">
          <table:table-cell table:style-name="ce36" office:value-type="string" calcext:value-type="string">
            <text:p>7.9</text:p>
          </table:table-cell>
          <table:table-cell table:style-name="ce36" office:value-type="string" calcext:value-type="string">
            <text:p>AD</text:p>
          </table:table-cell>
          <table:table-cell table:style-name="ce37" table:number-columns-repeated="14"/>
          <table:table-cell table:number-columns-repeated="5" table:style-name="ce34" office:value-type="string" calcext:value-type="string">
            <text:p>F</text:p>
          </table:table-cell>
          <table:table-cell table:style-name="ce34"/>
          <table:table-cell table:number-columns-repeated="3" table:style-name="ce34" office:value-type="string" calcext:value-type="string">
            <text:p>F</text:p>
          </table:table-cell>
          <table:table-cell table:style-name="ce37" table:number-columns-repeated="7"/>
          <table:table-cell table:style-name="ce34" office:value-type="string" calcext:value-type="string">
            <text:p>F</text:p>
          </table:table-cell>
          <table:table-cell table:style-name="ce37" table:number-columns-repeated="17"/>
          <table:table-cell table:number-columns-repeated="974"/>
        </table:table-row>
        <table:table-row table:style-name="ro2">
          <table:table-cell table:style-name="ce36" office:value-type="string" calcext:value-type="string">
            <text:p>7.9</text:p>
          </table:table-cell>
          <table:table-cell table:style-name="ce36" office:value-type="string" calcext:value-type="string">
            <text:p>AE</text:p>
          </table:table-cell>
          <table:table-cell table:style-name="ce37" table:number-columns-repeated="14"/>
          <table:table-cell table:number-columns-repeated="5" table:style-name="ce34" office:value-type="string" calcext:value-type="string">
            <text:p>F</text:p>
          </table:table-cell>
          <table:table-cell table:style-name="ce34"/>
          <table:table-cell table:number-columns-repeated="3" table:style-name="ce34" office:value-type="string" calcext:value-type="string">
            <text:p>F</text:p>
          </table:table-cell>
          <table:table-cell table:style-name="ce37" table:number-columns-repeated="7"/>
          <table:table-cell table:style-name="ce34" office:value-type="string" calcext:value-type="string">
            <text:p>F</text:p>
          </table:table-cell>
          <table:table-cell table:style-name="ce37" table:number-columns-repeated="17"/>
          <table:table-cell table:number-columns-repeated="974"/>
        </table:table-row>
        <table:table-row table:style-name="ro2">
          <table:table-cell table:style-name="ce36" office:value-type="string" calcext:value-type="string">
            <text:p>7.9</text:p>
          </table:table-cell>
          <table:table-cell table:style-name="ce36" office:value-type="string" calcext:value-type="string">
            <text:p>AF</text:p>
          </table:table-cell>
          <table:table-cell table:style-name="ce37" table:number-columns-repeated="14"/>
          <table:table-cell table:number-columns-repeated="4" table:style-name="ce34" office:value-type="string" calcext:value-type="string">
            <text:p>F</text:p>
          </table:table-cell>
          <table:table-cell table:style-name="ce34" table:number-columns-repeated="2"/>
          <table:table-cell table:number-columns-repeated="3" table:style-name="ce34" office:value-type="string" calcext:value-type="string">
            <text:p>F</text:p>
          </table:table-cell>
          <table:table-cell table:style-name="ce37" table:number-columns-repeated="7"/>
          <table:table-cell table:style-name="ce34" office:value-type="string" calcext:value-type="string">
            <text:p>F</text:p>
          </table:table-cell>
          <table:table-cell table:style-name="ce37" table:number-columns-repeated="17"/>
          <table:table-cell table:number-columns-repeated="974"/>
        </table:table-row>
        <table:table-row table:style-name="ro2">
          <table:table-cell table:style-name="ce36" office:value-type="string" calcext:value-type="string">
            <text:p>7.9</text:p>
          </table:table-cell>
          <table:table-cell table:style-name="ce36" office:value-type="string" calcext:value-type="string">
            <text:p>AG</text:p>
          </table:table-cell>
          <table:table-cell table:style-name="ce37" table:number-columns-repeated="14"/>
          <table:table-cell table:number-columns-repeated="4" table:style-name="ce34" office:value-type="string" calcext:value-type="string">
            <text:p>F</text:p>
          </table:table-cell>
          <table:table-cell table:style-name="ce34"/>
          <table:table-cell table:number-columns-repeated="4" table:style-name="ce34" office:value-type="string" calcext:value-type="string">
            <text:p>F</text:p>
          </table:table-cell>
          <table:table-cell table:style-name="ce37" table:number-columns-repeated="7"/>
          <table:table-cell table:style-name="ce34" office:value-type="string" calcext:value-type="string">
            <text:p>F</text:p>
          </table:table-cell>
          <table:table-cell table:style-name="ce37" table:number-columns-repeated="17"/>
          <table:table-cell table:number-columns-repeated="974"/>
        </table:table-row>
        <table:table-row table:style-name="ro2">
          <table:table-cell table:style-name="ce36" office:value-type="string" calcext:value-type="string">
            <text:p>7.9</text:p>
          </table:table-cell>
          <table:table-cell table:style-name="ce36" office:value-type="string" calcext:value-type="string">
            <text:p>AH</text:p>
          </table:table-cell>
          <table:table-cell table:style-name="ce37" table:number-columns-repeated="14"/>
          <table:table-cell table:number-columns-repeated="2" table:style-name="ce34" office:value-type="string" calcext:value-type="string">
            <text:p>F</text:p>
          </table:table-cell>
          <table:table-cell table:style-name="ce34" office:value-type="string" calcext:value-type="string">
            <text:p>O</text:p>
          </table:table-cell>
          <table:table-cell table:style-name="ce34" office:value-type="string" calcext:value-type="string">
            <text:p>F</text:p>
          </table:table-cell>
          <table:table-cell table:style-name="ce34" table:number-columns-repeated="2"/>
          <table:table-cell table:number-columns-repeated="3" table:style-name="ce34" office:value-type="string" calcext:value-type="string">
            <text:p>F</text:p>
          </table:table-cell>
          <table:table-cell table:style-name="ce37" table:number-columns-repeated="7"/>
          <table:table-cell table:style-name="ce34" office:value-type="string" calcext:value-type="string">
            <text:p>F</text:p>
          </table:table-cell>
          <table:table-cell table:style-name="ce37" table:number-columns-repeated="17"/>
          <table:table-cell table:number-columns-repeated="974"/>
        </table:table-row>
        <table:table-row table:style-name="ro2">
          <table:table-cell table:style-name="ce36" office:value-type="string" calcext:value-type="string">
            <text:p>7.9</text:p>
          </table:table-cell>
          <table:table-cell table:style-name="ce36" office:value-type="string" calcext:value-type="string">
            <text:p>AI</text:p>
          </table:table-cell>
          <table:table-cell table:style-name="ce37" table:number-columns-repeated="14"/>
          <table:table-cell table:number-columns-repeated="2" table:style-name="ce34" office:value-type="string" calcext:value-type="string">
            <text:p>F</text:p>
          </table:table-cell>
          <table:table-cell table:style-name="ce34" office:value-type="string" calcext:value-type="string">
            <text:p>O</text:p>
          </table:table-cell>
          <table:table-cell table:style-name="ce34" office:value-type="string" calcext:value-type="string">
            <text:p>F</text:p>
          </table:table-cell>
          <table:table-cell table:style-name="ce34" table:number-columns-repeated="2"/>
          <table:table-cell table:number-columns-repeated="2" table:style-name="ce34" office:value-type="string" calcext:value-type="string">
            <text:p>F</text:p>
          </table:table-cell>
          <table:table-cell table:style-name="ce34" office:value-type="string" calcext:value-type="string">
            <text:p>O</text:p>
          </table:table-cell>
          <table:table-cell table:style-name="ce37" table:number-columns-repeated="2"/>
          <table:table-cell table:style-name="ce34" office:value-type="string" calcext:value-type="string">
            <text:p>F</text:p>
          </table:table-cell>
          <table:table-cell table:style-name="ce37" table:number-columns-repeated="4"/>
          <table:table-cell table:style-name="ce34" office:value-type="string" calcext:value-type="string">
            <text:p>F</text:p>
          </table:table-cell>
          <table:table-cell table:style-name="ce37" table:number-columns-repeated="17"/>
          <table:table-cell table:number-columns-repeated="974"/>
        </table:table-row>
        <table:table-row table:style-name="ro2">
          <table:table-cell table:style-name="ce36" office:value-type="string" calcext:value-type="string">
            <text:p>7.9</text:p>
          </table:table-cell>
          <table:table-cell table:style-name="ce36" office:value-type="string" calcext:value-type="string">
            <text:p>AJ</text:p>
          </table:table-cell>
          <table:table-cell table:style-name="ce37" table:number-columns-repeated="14"/>
          <table:table-cell table:number-columns-repeated="4" table:style-name="ce34" office:value-type="string" calcext:value-type="string">
            <text:p>F</text:p>
          </table:table-cell>
          <table:table-cell table:style-name="ce34" table:number-columns-repeated="2"/>
          <table:table-cell table:style-name="ce34" office:value-type="string" calcext:value-type="string">
            <text:p>F</text:p>
          </table:table-cell>
          <table:table-cell table:style-name="ce34" office:value-type="string" calcext:value-type="string">
            <text:p>O</text:p>
          </table:table-cell>
          <table:table-cell table:style-name="ce34" office:value-type="string" calcext:value-type="string">
            <text:p>F</text:p>
          </table:table-cell>
          <table:table-cell table:style-name="ce37" table:number-columns-repeated="7"/>
          <table:table-cell table:style-name="ce34" office:value-type="string" calcext:value-type="string">
            <text:p>F</text:p>
          </table:table-cell>
          <table:table-cell table:style-name="ce37" table:number-columns-repeated="17"/>
          <table:table-cell table:number-columns-repeated="974"/>
        </table:table-row>
        <table:table-row table:style-name="ro2">
          <table:table-cell table:style-name="ce36" office:value-type="string" calcext:value-type="string">
            <text:p>7.9</text:p>
          </table:table-cell>
          <table:table-cell table:style-name="ce36" office:value-type="string" calcext:value-type="string">
            <text:p>AK</text:p>
          </table:table-cell>
          <table:table-cell table:style-name="ce37" table:number-columns-repeated="14"/>
          <table:table-cell table:number-columns-repeated="4" table:style-name="ce34" office:value-type="string" calcext:value-type="string">
            <text:p>F</text:p>
          </table:table-cell>
          <table:table-cell table:style-name="ce34" table:number-columns-repeated="2"/>
          <table:table-cell table:style-name="ce34" office:value-type="string" calcext:value-type="string">
            <text:p>F</text:p>
          </table:table-cell>
          <table:table-cell table:style-name="ce34" office:value-type="string" calcext:value-type="string">
            <text:p>O</text:p>
          </table:table-cell>
          <table:table-cell table:style-name="ce34" office:value-type="string" calcext:value-type="string">
            <text:p>F</text:p>
          </table:table-cell>
          <table:table-cell table:style-name="ce37" table:number-columns-repeated="7"/>
          <table:table-cell table:style-name="ce34" office:value-type="string" calcext:value-type="string">
            <text:p>F</text:p>
          </table:table-cell>
          <table:table-cell table:style-name="ce37" table:number-columns-repeated="17"/>
          <table:table-cell table:number-columns-repeated="974"/>
        </table:table-row>
        <table:table-row table:style-name="ro2">
          <table:table-cell table:style-name="ce36" office:value-type="string" calcext:value-type="string">
            <text:p>7.9</text:p>
          </table:table-cell>
          <table:table-cell table:style-name="ce36" office:value-type="string" calcext:value-type="string">
            <text:p>AL</text:p>
          </table:table-cell>
          <table:table-cell table:style-name="ce37" table:number-columns-repeated="14"/>
          <table:table-cell table:number-columns-repeated="4" table:style-name="ce34" office:value-type="string" calcext:value-type="string">
            <text:p>F</text:p>
          </table:table-cell>
          <table:table-cell table:style-name="ce34" table:number-columns-repeated="2"/>
          <table:table-cell table:number-columns-repeated="2" table:style-name="ce34" office:value-type="string" calcext:value-type="string">
            <text:p>F</text:p>
          </table:table-cell>
          <table:table-cell table:style-name="ce34" office:value-type="string" calcext:value-type="string">
            <text:p>O</text:p>
          </table:table-cell>
          <table:table-cell table:style-name="ce37" table:number-columns-repeated="7"/>
          <table:table-cell table:style-name="ce34" office:value-type="string" calcext:value-type="string">
            <text:p>F</text:p>
          </table:table-cell>
          <table:table-cell table:style-name="ce37" table:number-columns-repeated="17"/>
          <table:table-cell table:number-columns-repeated="974"/>
        </table:table-row>
        <table:table-row table:style-name="ro2">
          <table:table-cell table:style-name="ce36" office:value-type="string" calcext:value-type="string">
            <text:p>7.9</text:p>
          </table:table-cell>
          <table:table-cell table:style-name="ce36" office:value-type="string" calcext:value-type="string">
            <text:p>AM</text:p>
          </table:table-cell>
          <table:table-cell table:style-name="ce37" table:number-columns-repeated="14"/>
          <table:table-cell table:style-name="ce34" office:value-type="string" calcext:value-type="string">
            <text:p>F</text:p>
          </table:table-cell>
          <table:table-cell table:style-name="ce34" office:value-type="string" calcext:value-type="string">
            <text:p>O</text:p>
          </table:table-cell>
          <table:table-cell table:number-columns-repeated="2" table:style-name="ce34" office:value-type="string" calcext:value-type="string">
            <text:p>F</text:p>
          </table:table-cell>
          <table:table-cell table:style-name="ce34" table:number-columns-repeated="2"/>
          <table:table-cell table:number-columns-repeated="3" table:style-name="ce34" office:value-type="string" calcext:value-type="string">
            <text:p>F</text:p>
          </table:table-cell>
          <table:table-cell table:style-name="ce37" table:number-columns-repeated="7"/>
          <table:table-cell table:style-name="ce34" office:value-type="string" calcext:value-type="string">
            <text:p>F</text:p>
          </table:table-cell>
          <table:table-cell table:style-name="ce37" table:number-columns-repeated="17"/>
          <table:table-cell table:number-columns-repeated="974"/>
        </table:table-row>
        <table:table-row table:style-name="ro2">
          <table:table-cell table:style-name="ce36" office:value-type="string" calcext:value-type="string">
            <text:p>7.9</text:p>
          </table:table-cell>
          <table:table-cell table:style-name="ce36" office:value-type="string" calcext:value-type="string">
            <text:p>AN</text:p>
          </table:table-cell>
          <table:table-cell table:style-name="ce37" table:number-columns-repeated="14"/>
          <table:table-cell table:number-columns-repeated="4" table:style-name="ce34" office:value-type="string" calcext:value-type="string">
            <text:p>F</text:p>
          </table:table-cell>
          <table:table-cell table:style-name="ce34" table:number-columns-repeated="2"/>
          <table:table-cell table:number-columns-repeated="3" table:style-name="ce34" office:value-type="string" calcext:value-type="string">
            <text:p>F</text:p>
          </table:table-cell>
          <table:table-cell table:style-name="ce37" table:number-columns-repeated="6"/>
          <table:table-cell table:style-name="ce34"/>
          <table:table-cell table:style-name="ce34" office:value-type="string" calcext:value-type="string">
            <text:p>O</text:p>
          </table:table-cell>
          <table:table-cell table:style-name="ce37" table:number-columns-repeated="17"/>
          <table:table-cell table:number-columns-repeated="974"/>
        </table:table-row>
        <table:table-row table:style-name="ro2">
          <table:table-cell table:style-name="ce36" office:value-type="string" calcext:value-type="string">
            <text:p>7.9</text:p>
          </table:table-cell>
          <table:table-cell table:style-name="ce36" office:value-type="string" calcext:value-type="string">
            <text:p>AO</text:p>
          </table:table-cell>
          <table:table-cell table:style-name="ce37" table:number-columns-repeated="14"/>
          <table:table-cell table:number-columns-repeated="2" table:style-name="ce34" office:value-type="string" calcext:value-type="string">
            <text:p>F</text:p>
          </table:table-cell>
          <table:table-cell table:style-name="ce34" office:value-type="string" calcext:value-type="string">
            <text:p>O</text:p>
          </table:table-cell>
          <table:table-cell table:style-name="ce34" office:value-type="string" calcext:value-type="string">
            <text:p>F</text:p>
          </table:table-cell>
          <table:table-cell table:style-name="ce34" table:number-columns-repeated="2"/>
          <table:table-cell table:number-columns-repeated="3" table:style-name="ce34" office:value-type="string" calcext:value-type="string">
            <text:p>F</text:p>
          </table:table-cell>
          <table:table-cell table:style-name="ce37" table:number-columns-repeated="7"/>
          <table:table-cell table:style-name="ce34" office:value-type="string" calcext:value-type="string">
            <text:p>F</text:p>
          </table:table-cell>
          <table:table-cell table:style-name="ce37" table:number-columns-repeated="17"/>
          <table:table-cell table:number-columns-repeated="974"/>
        </table:table-row>
        <table:table-row table:style-name="ro2">
          <table:table-cell table:style-name="ce36" office:value-type="string" calcext:value-type="string">
            <text:p>7.9</text:p>
          </table:table-cell>
          <table:table-cell table:style-name="ce36" office:value-type="string" calcext:value-type="string">
            <text:p>AP</text:p>
          </table:table-cell>
          <table:table-cell table:style-name="ce37" table:number-columns-repeated="14"/>
          <table:table-cell table:number-columns-repeated="2" table:style-name="ce34" office:value-type="string" calcext:value-type="string">
            <text:p>F</text:p>
          </table:table-cell>
          <table:table-cell table:style-name="ce34" office:value-type="string" calcext:value-type="string">
            <text:p>O</text:p>
          </table:table-cell>
          <table:table-cell table:style-name="ce34" office:value-type="string" calcext:value-type="string">
            <text:p>F</text:p>
          </table:table-cell>
          <table:table-cell table:style-name="ce34" table:number-columns-repeated="2"/>
          <table:table-cell table:number-columns-repeated="3" table:style-name="ce34" office:value-type="string" calcext:value-type="string">
            <text:p>F</text:p>
          </table:table-cell>
          <table:table-cell table:style-name="ce37" table:number-columns-repeated="7"/>
          <table:table-cell table:style-name="ce34" office:value-type="string" calcext:value-type="string">
            <text:p>F</text:p>
          </table:table-cell>
          <table:table-cell table:style-name="ce37" table:number-columns-repeated="17"/>
          <table:table-cell table:number-columns-repeated="974"/>
        </table:table-row>
        <table:table-row table:style-name="ro2">
          <table:table-cell table:style-name="ce36" office:value-type="string" calcext:value-type="string">
            <text:p>7.9</text:p>
          </table:table-cell>
          <table:table-cell table:style-name="ce36" office:value-type="string" calcext:value-type="string">
            <text:p>AQ</text:p>
          </table:table-cell>
          <table:table-cell table:style-name="ce37" table:number-columns-repeated="14"/>
          <table:table-cell table:number-columns-repeated="2" table:style-name="ce34" office:value-type="string" calcext:value-type="string">
            <text:p>F</text:p>
          </table:table-cell>
          <table:table-cell table:style-name="ce34" office:value-type="string" calcext:value-type="string">
            <text:p>O</text:p>
          </table:table-cell>
          <table:table-cell table:style-name="ce34" office:value-type="string" calcext:value-type="string">
            <text:p>F</text:p>
          </table:table-cell>
          <table:table-cell table:style-name="ce34" table:number-columns-repeated="2"/>
          <table:table-cell table:number-columns-repeated="3" table:style-name="ce34" office:value-type="string" calcext:value-type="string">
            <text:p>F</text:p>
          </table:table-cell>
          <table:table-cell table:style-name="ce37" table:number-columns-repeated="7"/>
          <table:table-cell table:style-name="ce34" office:value-type="string" calcext:value-type="string">
            <text:p>F</text:p>
          </table:table-cell>
          <table:table-cell table:style-name="ce37" table:number-columns-repeated="17"/>
          <table:table-cell table:number-columns-repeated="974"/>
        </table:table-row>
        <table:table-row table:style-name="ro2">
          <table:table-cell table:style-name="ce36" office:value-type="string" calcext:value-type="string">
            <text:p>7.9</text:p>
          </table:table-cell>
          <table:table-cell table:style-name="ce36" office:value-type="string" calcext:value-type="string">
            <text:p>AR</text:p>
          </table:table-cell>
          <table:table-cell table:style-name="ce37" table:number-columns-repeated="14"/>
          <table:table-cell table:number-columns-repeated="4" table:style-name="ce34" office:value-type="string" calcext:value-type="string">
            <text:p>F</text:p>
          </table:table-cell>
          <table:table-cell table:style-name="ce34" table:number-columns-repeated="2"/>
          <table:table-cell table:number-columns-repeated="3" table:style-name="ce34" office:value-type="string" calcext:value-type="string">
            <text:p>F</text:p>
          </table:table-cell>
          <table:table-cell table:style-name="ce37" table:number-columns-repeated="7"/>
          <table:table-cell table:style-name="ce34" office:value-type="string" calcext:value-type="string">
            <text:p>F</text:p>
          </table:table-cell>
          <table:table-cell table:style-name="ce37" table:number-columns-repeated="17"/>
          <table:table-cell table:number-columns-repeated="974"/>
        </table:table-row>
        <table:table-row table:style-name="ro2">
          <table:table-cell table:style-name="ce36" office:value-type="string" calcext:value-type="string">
            <text:p>7.9</text:p>
          </table:table-cell>
          <table:table-cell table:style-name="ce36" office:value-type="string" calcext:value-type="string">
            <text:p>AS</text:p>
          </table:table-cell>
          <table:table-cell table:style-name="ce37" table:number-columns-repeated="14"/>
          <table:table-cell table:number-columns-repeated="2" table:style-name="ce34" office:value-type="string" calcext:value-type="string">
            <text:p>F</text:p>
          </table:table-cell>
          <table:table-cell table:style-name="ce34" office:value-type="string" calcext:value-type="string">
            <text:p>O</text:p>
          </table:table-cell>
          <table:table-cell table:style-name="ce34" office:value-type="string" calcext:value-type="string">
            <text:p>F</text:p>
          </table:table-cell>
          <table:table-cell table:style-name="ce34" table:number-columns-repeated="2"/>
          <table:table-cell table:number-columns-repeated="3" table:style-name="ce34" office:value-type="string" calcext:value-type="string">
            <text:p>F</text:p>
          </table:table-cell>
          <table:table-cell table:style-name="ce37" table:number-columns-repeated="7"/>
          <table:table-cell table:style-name="ce34" office:value-type="string" calcext:value-type="string">
            <text:p>F</text:p>
          </table:table-cell>
          <table:table-cell table:style-name="ce37" table:number-columns-repeated="17"/>
          <table:table-cell table:number-columns-repeated="974"/>
        </table:table-row>
        <table:table-row table:style-name="ro2">
          <table:table-cell table:style-name="ce36" office:value-type="string" calcext:value-type="string">
            <text:p>7.9</text:p>
          </table:table-cell>
          <table:table-cell table:style-name="ce36" office:value-type="string" calcext:value-type="string">
            <text:p>AT</text:p>
          </table:table-cell>
          <table:table-cell table:style-name="ce37" table:number-columns-repeated="14"/>
          <table:table-cell table:number-columns-repeated="2" table:style-name="ce34" office:value-type="string" calcext:value-type="string">
            <text:p>F</text:p>
          </table:table-cell>
          <table:table-cell table:style-name="ce34" office:value-type="string" calcext:value-type="string">
            <text:p>O</text:p>
          </table:table-cell>
          <table:table-cell table:style-name="ce34" office:value-type="string" calcext:value-type="string">
            <text:p>F</text:p>
          </table:table-cell>
          <table:table-cell table:style-name="ce34" table:number-columns-repeated="2"/>
          <table:table-cell table:number-columns-repeated="3" table:style-name="ce34" office:value-type="string" calcext:value-type="string">
            <text:p>F</text:p>
          </table:table-cell>
          <table:table-cell table:style-name="ce37" table:number-columns-repeated="7"/>
          <table:table-cell table:style-name="ce34" office:value-type="string" calcext:value-type="string">
            <text:p>F</text:p>
          </table:table-cell>
          <table:table-cell table:style-name="ce37" table:number-columns-repeated="17"/>
          <table:table-cell table:number-columns-repeated="974"/>
        </table:table-row>
        <table:table-row table:style-name="ro2">
          <table:table-cell table:style-name="ce36" office:value-type="string" calcext:value-type="string">
            <text:p>7.9</text:p>
          </table:table-cell>
          <table:table-cell table:style-name="ce36" office:value-type="string" calcext:value-type="string">
            <text:p>AU</text:p>
          </table:table-cell>
          <table:table-cell table:style-name="ce37" table:number-columns-repeated="14"/>
          <table:table-cell table:number-columns-repeated="4" table:style-name="ce34" office:value-type="string" calcext:value-type="string">
            <text:p>F</text:p>
          </table:table-cell>
          <table:table-cell table:style-name="ce34" table:number-columns-repeated="2"/>
          <table:table-cell table:number-columns-repeated="3" table:style-name="ce34" office:value-type="string" calcext:value-type="string">
            <text:p>F</text:p>
          </table:table-cell>
          <table:table-cell table:style-name="ce37" table:number-columns-repeated="7"/>
          <table:table-cell table:style-name="ce34" office:value-type="string" calcext:value-type="string">
            <text:p>F</text:p>
          </table:table-cell>
          <table:table-cell table:style-name="ce37" table:number-columns-repeated="17"/>
          <table:table-cell table:number-columns-repeated="974"/>
        </table:table-row>
        <table:table-row table:style-name="ro2">
          <table:table-cell table:style-name="ce36" office:value-type="string" calcext:value-type="string">
            <text:p>7.9</text:p>
          </table:table-cell>
          <table:table-cell table:style-name="ce36" office:value-type="string" calcext:value-type="string">
            <text:p>AV</text:p>
          </table:table-cell>
          <table:table-cell table:style-name="ce37" table:number-columns-repeated="14"/>
          <table:table-cell table:number-columns-repeated="4" table:style-name="ce34" office:value-type="string" calcext:value-type="string">
            <text:p>F</text:p>
          </table:table-cell>
          <table:table-cell table:style-name="ce34" table:number-columns-repeated="2"/>
          <table:table-cell table:number-columns-repeated="3" table:style-name="ce34" office:value-type="string" calcext:value-type="string">
            <text:p>F</text:p>
          </table:table-cell>
          <table:table-cell table:style-name="ce37" table:number-columns-repeated="7"/>
          <table:table-cell table:style-name="ce34" office:value-type="string" calcext:value-type="string">
            <text:p>F</text:p>
          </table:table-cell>
          <table:table-cell table:style-name="ce37" table:number-columns-repeated="17"/>
          <table:table-cell table:number-columns-repeated="974"/>
        </table:table-row>
        <table:table-row table:style-name="ro2">
          <table:table-cell table:style-name="ce36" office:value-type="string" calcext:value-type="string">
            <text:p>7.9</text:p>
          </table:table-cell>
          <table:table-cell table:style-name="ce36" office:value-type="string" calcext:value-type="string">
            <text:p>AW</text:p>
          </table:table-cell>
          <table:table-cell table:style-name="ce37" table:number-columns-repeated="14"/>
          <table:table-cell table:number-columns-repeated="2" table:style-name="ce34" office:value-type="string" calcext:value-type="string">
            <text:p>F</text:p>
          </table:table-cell>
          <table:table-cell table:style-name="ce34" office:value-type="string" calcext:value-type="string">
            <text:p>O</text:p>
          </table:table-cell>
          <table:table-cell table:style-name="ce34" office:value-type="string" calcext:value-type="string">
            <text:p>F</text:p>
          </table:table-cell>
          <table:table-cell table:style-name="ce34" table:number-columns-repeated="2"/>
          <table:table-cell table:number-columns-repeated="3" table:style-name="ce34" office:value-type="string" calcext:value-type="string">
            <text:p>F</text:p>
          </table:table-cell>
          <table:table-cell table:style-name="ce37" table:number-columns-repeated="7"/>
          <table:table-cell table:style-name="ce34" office:value-type="string" calcext:value-type="string">
            <text:p>F</text:p>
          </table:table-cell>
          <table:table-cell table:style-name="ce37" table:number-columns-repeated="17"/>
          <table:table-cell table:number-columns-repeated="974"/>
        </table:table-row>
        <table:table-row table:style-name="ro2">
          <table:table-cell table:style-name="ce36" office:value-type="string" calcext:value-type="string">
            <text:p>7.9</text:p>
          </table:table-cell>
          <table:table-cell table:style-name="ce36" office:value-type="string" calcext:value-type="string">
            <text:p>AX</text:p>
          </table:table-cell>
          <table:table-cell table:style-name="ce37" table:number-columns-repeated="14"/>
          <table:table-cell table:number-columns-repeated="4" table:style-name="ce34" office:value-type="string" calcext:value-type="string">
            <text:p>F</text:p>
          </table:table-cell>
          <table:table-cell table:style-name="ce34" table:number-columns-repeated="2"/>
          <table:table-cell table:number-columns-repeated="3" table:style-name="ce34" office:value-type="string" calcext:value-type="string">
            <text:p>F</text:p>
          </table:table-cell>
          <table:table-cell table:style-name="ce37" table:number-columns-repeated="7"/>
          <table:table-cell table:style-name="ce34" office:value-type="string" calcext:value-type="string">
            <text:p>F</text:p>
          </table:table-cell>
          <table:table-cell table:style-name="ce37" table:number-columns-repeated="17"/>
          <table:table-cell table:number-columns-repeated="974"/>
        </table:table-row>
        <table:table-row table:style-name="ro2">
          <table:table-cell table:style-name="ce36" office:value-type="string" calcext:value-type="string">
            <text:p>7.9</text:p>
          </table:table-cell>
          <table:table-cell table:style-name="ce36" office:value-type="string" calcext:value-type="string">
            <text:p>AY</text:p>
          </table:table-cell>
          <table:table-cell table:style-name="ce37" table:number-columns-repeated="14"/>
          <table:table-cell table:number-columns-repeated="2" table:style-name="ce34" office:value-type="string" calcext:value-type="string">
            <text:p>F</text:p>
          </table:table-cell>
          <table:table-cell table:style-name="ce34" office:value-type="string" calcext:value-type="string">
            <text:p>O</text:p>
          </table:table-cell>
          <table:table-cell table:style-name="ce34" office:value-type="string" calcext:value-type="string">
            <text:p>F</text:p>
          </table:table-cell>
          <table:table-cell table:style-name="ce34" table:number-columns-repeated="2"/>
          <table:table-cell table:number-columns-repeated="3" table:style-name="ce34" office:value-type="string" calcext:value-type="string">
            <text:p>F</text:p>
          </table:table-cell>
          <table:table-cell table:style-name="ce37" table:number-columns-repeated="7"/>
          <table:table-cell table:style-name="ce34" office:value-type="string" calcext:value-type="string">
            <text:p>F</text:p>
          </table:table-cell>
          <table:table-cell table:style-name="ce37" table:number-columns-repeated="17"/>
          <table:table-cell table:number-columns-repeated="974"/>
        </table:table-row>
        <table:table-row table:style-name="ro2">
          <table:table-cell table:style-name="ce36" office:value-type="string" calcext:value-type="string">
            <text:p>7.9</text:p>
          </table:table-cell>
          <table:table-cell table:style-name="ce36" office:value-type="string" calcext:value-type="string">
            <text:p>AZ</text:p>
          </table:table-cell>
          <table:table-cell table:style-name="ce37" table:number-columns-repeated="14"/>
          <table:table-cell table:number-columns-repeated="2" table:style-name="ce34" office:value-type="string" calcext:value-type="string">
            <text:p>F</text:p>
          </table:table-cell>
          <table:table-cell table:style-name="ce34" office:value-type="string" calcext:value-type="string">
            <text:p>O</text:p>
          </table:table-cell>
          <table:table-cell table:style-name="ce34" office:value-type="string" calcext:value-type="string">
            <text:p>F</text:p>
          </table:table-cell>
          <table:table-cell table:style-name="ce34" table:number-columns-repeated="2"/>
          <table:table-cell table:number-columns-repeated="3" table:style-name="ce34" office:value-type="string" calcext:value-type="string">
            <text:p>F</text:p>
          </table:table-cell>
          <table:table-cell table:style-name="ce37" table:number-columns-repeated="7"/>
          <table:table-cell table:style-name="ce34" office:value-type="string" calcext:value-type="string">
            <text:p>F</text:p>
          </table:table-cell>
          <table:table-cell table:style-name="ce37" table:number-columns-repeated="17"/>
          <table:table-cell table:number-columns-repeated="974"/>
        </table:table-row>
        <table:table-row table:style-name="ro2">
          <table:table-cell table:style-name="ce36" office:value-type="string" calcext:value-type="string">
            <text:p>7.10</text:p>
          </table:table-cell>
          <table:table-cell table:style-name="ce36" office:value-type="string" calcext:value-type="string">
            <text:p>B0</text:p>
          </table:table-cell>
          <table:table-cell table:style-name="ce37" table:number-columns-repeated="16"/>
          <table:table-cell table:style-name="ce34"/>
          <table:table-cell table:style-name="ce37" table:number-columns-repeated="10"/>
          <table:table-cell table:style-name="ce34" office:value-type="string" calcext:value-type="string">
            <text:p>O.1.1</text:p>
          </table:table-cell>
          <table:table-cell table:style-name="ce34" office:value-type="string" calcext:value-type="string">
            <text:p>O</text:p>
          </table:table-cell>
          <table:table-cell table:style-name="ce37" table:number-columns-repeated="19"/>
          <table:table-cell table:number-columns-repeated="974"/>
        </table:table-row>
        <table:table-row table:style-name="ro2">
          <table:table-cell table:style-name="ce36" office:value-type="string" calcext:value-type="string">
            <text:p>7.10</text:p>
          </table:table-cell>
          <table:table-cell table:style-name="ce36" office:value-type="string" calcext:value-type="string">
            <text:p>B1</text:p>
          </table:table-cell>
          <table:table-cell table:style-name="ce37" table:number-columns-repeated="27"/>
          <table:table-cell table:style-name="ce34" office:value-type="string" calcext:value-type="string">
            <text:p>O.1.2</text:p>
          </table:table-cell>
          <table:table-cell table:style-name="ce34" office:value-type="string" calcext:value-type="string">
            <text:p>F</text:p>
          </table:table-cell>
          <table:table-cell table:style-name="ce37" table:number-columns-repeated="19"/>
          <table:table-cell table:number-columns-repeated="974"/>
        </table:table-row>
        <table:table-row table:style-name="ro2">
          <table:table-cell table:style-name="ce36" office:value-type="string" calcext:value-type="string">
            <text:p>7.10</text:p>
          </table:table-cell>
          <table:table-cell table:style-name="ce36" office:value-type="string" calcext:value-type="string">
            <text:p>B2</text:p>
          </table:table-cell>
          <table:table-cell table:style-name="ce37" table:number-columns-repeated="27"/>
          <table:table-cell table:number-columns-repeated="2" table:style-name="ce34" office:value-type="string" calcext:value-type="string">
            <text:p>O</text:p>
          </table:table-cell>
          <table:table-cell table:style-name="ce37" table:number-columns-repeated="19"/>
          <table:table-cell table:number-columns-repeated="974"/>
        </table:table-row>
        <table:table-row table:style-name="ro2">
          <table:table-cell table:style-name="ce36" office:value-type="string" calcext:value-type="string">
            <text:p>7.10</text:p>
          </table:table-cell>
          <table:table-cell table:style-name="ce36" office:value-type="string" calcext:value-type="string">
            <text:p>B3</text:p>
          </table:table-cell>
          <table:table-cell table:style-name="ce37" table:number-columns-repeated="27"/>
          <table:table-cell table:number-columns-repeated="2" table:style-name="ce34" office:value-type="string" calcext:value-type="string">
            <text:p>F</text:p>
          </table:table-cell>
          <table:table-cell table:style-name="ce37" table:number-columns-repeated="19"/>
          <table:table-cell table:number-columns-repeated="974"/>
        </table:table-row>
        <table:table-row table:style-name="ro2">
          <table:table-cell table:style-name="ce36" office:value-type="string" calcext:value-type="string">
            <text:p>7.10</text:p>
          </table:table-cell>
          <table:table-cell table:style-name="ce36" office:value-type="string" calcext:value-type="string">
            <text:p>B4</text:p>
          </table:table-cell>
          <table:table-cell table:style-name="ce37" table:number-columns-repeated="27"/>
          <table:table-cell table:number-columns-repeated="2" table:style-name="ce34" office:value-type="string" calcext:value-type="string">
            <text:p>F</text:p>
          </table:table-cell>
          <table:table-cell table:style-name="ce37" table:number-columns-repeated="19"/>
          <table:table-cell table:number-columns-repeated="974"/>
        </table:table-row>
        <table:table-row table:style-name="ro2">
          <table:table-cell table:style-name="ce36" office:value-type="string" calcext:value-type="string">
            <text:p>7.10</text:p>
          </table:table-cell>
          <table:table-cell table:style-name="ce36" office:value-type="string" calcext:value-type="string">
            <text:p>B5</text:p>
          </table:table-cell>
          <table:table-cell table:style-name="ce37" table:number-columns-repeated="27"/>
          <table:table-cell table:number-columns-repeated="2" table:style-name="ce34" office:value-type="string" calcext:value-type="string">
            <text:p>F</text:p>
          </table:table-cell>
          <table:table-cell table:style-name="ce37" table:number-columns-repeated="19"/>
          <table:table-cell table:number-columns-repeated="974"/>
        </table:table-row>
        <table:table-row table:style-name="ro2">
          <table:table-cell table:style-name="ce36" office:value-type="string" calcext:value-type="string">
            <text:p>7.10</text:p>
          </table:table-cell>
          <table:table-cell table:style-name="ce36" office:value-type="string" calcext:value-type="string">
            <text:p>B6</text:p>
          </table:table-cell>
          <table:table-cell table:style-name="ce37" table:number-columns-repeated="27"/>
          <table:table-cell table:style-name="ce34" office:value-type="string" calcext:value-type="string">
            <text:p>O</text:p>
          </table:table-cell>
          <table:table-cell table:style-name="ce34" office:value-type="string" calcext:value-type="string">
            <text:p>F</text:p>
          </table:table-cell>
          <table:table-cell table:style-name="ce37" table:number-columns-repeated="19"/>
          <table:table-cell table:number-columns-repeated="974"/>
        </table:table-row>
        <table:table-row table:style-name="ro2">
          <table:table-cell table:style-name="ce36" office:value-type="string" calcext:value-type="string">
            <text:p>7.10</text:p>
          </table:table-cell>
          <table:table-cell table:style-name="ce36" office:value-type="string" calcext:value-type="string">
            <text:p>B7</text:p>
          </table:table-cell>
          <table:table-cell table:style-name="ce37" table:number-columns-repeated="27"/>
          <table:table-cell table:number-columns-repeated="2" table:style-name="ce34" office:value-type="string" calcext:value-type="string">
            <text:p>O</text:p>
          </table:table-cell>
          <table:table-cell table:style-name="ce37" table:number-columns-repeated="19"/>
          <table:table-cell table:number-columns-repeated="974"/>
        </table:table-row>
        <table:table-row table:style-name="ro2">
          <table:table-cell table:style-name="ce36" office:value-type="string" calcext:value-type="string">
            <text:p>7.10</text:p>
          </table:table-cell>
          <table:table-cell table:style-name="ce36" office:value-type="string" calcext:value-type="string">
            <text:p>B8</text:p>
          </table:table-cell>
          <table:table-cell table:style-name="ce37" table:number-columns-repeated="27"/>
          <table:table-cell table:number-columns-repeated="2" table:style-name="ce34" office:value-type="string" calcext:value-type="string">
            <text:p>F</text:p>
          </table:table-cell>
          <table:table-cell table:style-name="ce37" table:number-columns-repeated="19"/>
          <table:table-cell table:number-columns-repeated="974"/>
        </table:table-row>
        <table:table-row table:style-name="ro2">
          <table:table-cell table:style-name="ce36" office:value-type="string" calcext:value-type="string">
            <text:p>7.10</text:p>
          </table:table-cell>
          <table:table-cell table:style-name="ce36" office:value-type="string" calcext:value-type="string">
            <text:p>B9</text:p>
          </table:table-cell>
          <table:table-cell table:style-name="ce37" table:number-columns-repeated="27"/>
          <table:table-cell table:style-name="ce34" office:value-type="string" calcext:value-type="string">
            <text:p>O</text:p>
          </table:table-cell>
          <table:table-cell table:style-name="ce34" office:value-type="string" calcext:value-type="string">
            <text:p>F</text:p>
          </table:table-cell>
          <table:table-cell table:style-name="ce37" table:number-columns-repeated="19"/>
          <table:table-cell table:number-columns-repeated="974"/>
        </table:table-row>
        <table:table-row table:style-name="ro2">
          <table:table-cell table:style-name="ce36" office:value-type="string" calcext:value-type="string">
            <text:p>7.10</text:p>
          </table:table-cell>
          <table:table-cell table:style-name="ce36" office:value-type="string" calcext:value-type="string">
            <text:p>BA</text:p>
          </table:table-cell>
          <table:table-cell table:style-name="ce37" table:number-columns-repeated="27"/>
          <table:table-cell table:number-columns-repeated="2" table:style-name="ce34" office:value-type="string" calcext:value-type="string">
            <text:p>F</text:p>
          </table:table-cell>
          <table:table-cell table:style-name="ce37" table:number-columns-repeated="19"/>
          <table:table-cell table:number-columns-repeated="974"/>
        </table:table-row>
        <table:table-row table:style-name="ro2">
          <table:table-cell table:style-name="ce36" office:value-type="string" calcext:value-type="string">
            <text:p>7.10</text:p>
          </table:table-cell>
          <table:table-cell table:style-name="ce36" office:value-type="string" calcext:value-type="string">
            <text:p>BB</text:p>
          </table:table-cell>
          <table:table-cell table:style-name="ce37" table:number-columns-repeated="27"/>
          <table:table-cell table:style-name="ce34" office:value-type="string" calcext:value-type="string">
            <text:p>F</text:p>
          </table:table-cell>
          <table:table-cell table:style-name="ce34" office:value-type="string" calcext:value-type="string">
            <text:p>O</text:p>
          </table:table-cell>
          <table:table-cell table:style-name="ce37" table:number-columns-repeated="19"/>
          <table:table-cell table:number-columns-repeated="974"/>
        </table:table-row>
        <table:table-row table:style-name="ro2">
          <table:table-cell table:style-name="ce36" office:value-type="string" calcext:value-type="string">
            <text:p>7.10</text:p>
          </table:table-cell>
          <table:table-cell table:style-name="ce36" office:value-type="string" calcext:value-type="string">
            <text:p>BC</text:p>
          </table:table-cell>
          <table:table-cell table:style-name="ce37" table:number-columns-repeated="27"/>
          <table:table-cell table:number-columns-repeated="2" table:style-name="ce34" office:value-type="string" calcext:value-type="string">
            <text:p>F</text:p>
          </table:table-cell>
          <table:table-cell table:style-name="ce37" table:number-columns-repeated="19"/>
          <table:table-cell table:number-columns-repeated="974"/>
        </table:table-row>
        <table:table-row table:style-name="ro2">
          <table:table-cell table:style-name="ce36" office:value-type="string" calcext:value-type="string">
            <text:p>7.10</text:p>
          </table:table-cell>
          <table:table-cell table:style-name="ce36" office:value-type="string" calcext:value-type="string">
            <text:p>BD</text:p>
          </table:table-cell>
          <table:table-cell table:style-name="ce37" table:number-columns-repeated="27"/>
          <table:table-cell table:style-name="ce34" office:value-type="string" calcext:value-type="string">
            <text:p>O</text:p>
          </table:table-cell>
          <table:table-cell table:style-name="ce34" office:value-type="string" calcext:value-type="string">
            <text:p>F</text:p>
          </table:table-cell>
          <table:table-cell table:style-name="ce37" table:number-columns-repeated="19"/>
          <table:table-cell table:number-columns-repeated="974"/>
        </table:table-row>
        <table:table-row table:style-name="ro2">
          <table:table-cell table:style-name="ce36" office:value-type="string" calcext:value-type="string">
            <text:p>7.10</text:p>
          </table:table-cell>
          <table:table-cell table:style-name="ce36" office:value-type="string" calcext:value-type="string">
            <text:p>BE</text:p>
          </table:table-cell>
          <table:table-cell table:style-name="ce37" table:number-columns-repeated="27"/>
          <table:table-cell table:number-columns-repeated="2" table:style-name="ce34" office:value-type="string" calcext:value-type="string">
            <text:p>F</text:p>
          </table:table-cell>
          <table:table-cell table:style-name="ce37" table:number-columns-repeated="19"/>
          <table:table-cell table:number-columns-repeated="974"/>
        </table:table-row>
        <table:table-row table:style-name="ro2">
          <table:table-cell table:style-name="ce36" office:value-type="string" calcext:value-type="string">
            <text:p>7.10</text:p>
          </table:table-cell>
          <table:table-cell table:style-name="ce36" office:value-type="string" calcext:value-type="string">
            <text:p>BF</text:p>
          </table:table-cell>
          <table:table-cell table:style-name="ce37" table:number-columns-repeated="27"/>
          <table:table-cell table:number-columns-repeated="2" table:style-name="ce34" office:value-type="string" calcext:value-type="string">
            <text:p>F</text:p>
          </table:table-cell>
          <table:table-cell table:style-name="ce37" table:number-columns-repeated="19"/>
          <table:table-cell table:number-columns-repeated="974"/>
        </table:table-row>
        <table:table-row table:style-name="ro2">
          <table:table-cell table:style-name="ce36" office:value-type="string" calcext:value-type="string">
            <text:p>7.10</text:p>
          </table:table-cell>
          <table:table-cell table:style-name="ce36" office:value-type="string" calcext:value-type="string">
            <text:p>BG</text:p>
          </table:table-cell>
          <table:table-cell table:style-name="ce37" table:number-columns-repeated="27"/>
          <table:table-cell table:style-name="ce34" office:value-type="string" calcext:value-type="string">
            <text:p>O</text:p>
          </table:table-cell>
          <table:table-cell table:style-name="ce34" office:value-type="string" calcext:value-type="string">
            <text:p>F</text:p>
          </table:table-cell>
          <table:table-cell table:style-name="ce37" table:number-columns-repeated="19"/>
          <table:table-cell table:number-columns-repeated="974"/>
        </table:table-row>
        <table:table-row table:style-name="ro2">
          <table:table-cell table:style-name="ce36" office:value-type="string" calcext:value-type="string">
            <text:p>7.10</text:p>
          </table:table-cell>
          <table:table-cell table:style-name="ce36" office:value-type="string" calcext:value-type="string">
            <text:p>BH</text:p>
          </table:table-cell>
          <table:table-cell table:style-name="ce37" table:number-columns-repeated="27"/>
          <table:table-cell table:style-name="ce34" office:value-type="string" calcext:value-type="string">
            <text:p>O</text:p>
          </table:table-cell>
          <table:table-cell table:style-name="ce34" office:value-type="string" calcext:value-type="string">
            <text:p>F</text:p>
          </table:table-cell>
          <table:table-cell table:style-name="ce37" table:number-columns-repeated="19"/>
          <table:table-cell table:number-columns-repeated="974"/>
        </table:table-row>
        <table:table-row table:style-name="ro2">
          <table:table-cell table:style-name="ce36" office:value-type="string" calcext:value-type="string">
            <text:p>7.10</text:p>
          </table:table-cell>
          <table:table-cell table:style-name="ce36" office:value-type="string" calcext:value-type="string">
            <text:p>BI</text:p>
          </table:table-cell>
          <table:table-cell table:style-name="ce37" table:number-columns-repeated="27"/>
          <table:table-cell table:style-name="ce34" office:value-type="string" calcext:value-type="string">
            <text:p>O</text:p>
          </table:table-cell>
          <table:table-cell table:style-name="ce34" office:value-type="string" calcext:value-type="string">
            <text:p>F</text:p>
          </table:table-cell>
          <table:table-cell table:style-name="ce37" table:number-columns-repeated="19"/>
          <table:table-cell table:number-columns-repeated="974"/>
        </table:table-row>
        <table:table-row table:style-name="ro2">
          <table:table-cell table:style-name="ce36" office:value-type="string" calcext:value-type="string">
            <text:p>7.10</text:p>
          </table:table-cell>
          <table:table-cell table:style-name="ce36" office:value-type="string" calcext:value-type="string">
            <text:p>BJ</text:p>
          </table:table-cell>
          <table:table-cell table:style-name="ce37" table:number-columns-repeated="27"/>
          <table:table-cell table:style-name="ce34" office:value-type="string" calcext:value-type="string">
            <text:p>O</text:p>
          </table:table-cell>
          <table:table-cell table:style-name="ce34" office:value-type="string" calcext:value-type="string">
            <text:p>F</text:p>
          </table:table-cell>
          <table:table-cell table:style-name="ce37" table:number-columns-repeated="19"/>
          <table:table-cell table:number-columns-repeated="974"/>
        </table:table-row>
        <table:table-row table:style-name="ro2">
          <table:table-cell table:style-name="ce36" office:value-type="string" calcext:value-type="string">
            <text:p>7.10</text:p>
          </table:table-cell>
          <table:table-cell table:style-name="ce36" office:value-type="string" calcext:value-type="string">
            <text:p>BK</text:p>
          </table:table-cell>
          <table:table-cell table:style-name="ce37" table:number-columns-repeated="27"/>
          <table:table-cell table:number-columns-repeated="2" table:style-name="ce34" office:value-type="string" calcext:value-type="string">
            <text:p>F</text:p>
          </table:table-cell>
          <table:table-cell table:style-name="ce34"/>
          <table:table-cell table:style-name="ce37" table:number-columns-repeated="18"/>
          <table:table-cell table:number-columns-repeated="974"/>
        </table:table-row>
        <table:table-row table:style-name="ro2">
          <table:table-cell table:style-name="ce36" office:value-type="string" calcext:value-type="string">
            <text:p>7.11</text:p>
          </table:table-cell>
          <table:table-cell table:style-name="ce36" office:value-type="string" calcext:value-type="string">
            <text:p>C0</text:p>
          </table:table-cell>
          <table:table-cell table:style-name="ce37" table:number-columns-repeated="14"/>
          <table:table-cell table:number-columns-repeated="4" table:style-name="ce34" office:value-type="string" calcext:value-type="string">
            <text:p>F</text:p>
          </table:table-cell>
          <table:table-cell table:style-name="ce34" table:number-columns-repeated="2"/>
          <table:table-cell table:number-columns-repeated="3" table:style-name="ce34" office:value-type="string" calcext:value-type="string">
            <text:p>F</text:p>
          </table:table-cell>
          <table:table-cell table:style-name="ce37" table:number-columns-repeated="6"/>
          <table:table-cell table:style-name="ce34"/>
          <table:table-cell table:style-name="ce34" office:value-type="string" calcext:value-type="string">
            <text:p>F</text:p>
          </table:table-cell>
          <table:table-cell table:style-name="ce37" table:number-columns-repeated="17"/>
          <table:table-cell table:number-columns-repeated="974"/>
        </table:table-row>
        <table:table-row table:style-name="ro2">
          <table:table-cell table:style-name="ce36" office:value-type="string" calcext:value-type="string">
            <text:p>7.11</text:p>
          </table:table-cell>
          <table:table-cell table:style-name="ce36" office:value-type="string" calcext:value-type="string">
            <text:p>C1</text:p>
          </table:table-cell>
          <table:table-cell table:style-name="ce37" table:number-columns-repeated="14"/>
          <table:table-cell table:number-columns-repeated="4" table:style-name="ce34" office:value-type="string" calcext:value-type="string">
            <text:p>F</text:p>
          </table:table-cell>
          <table:table-cell table:style-name="ce34" table:number-columns-repeated="2"/>
          <table:table-cell table:number-columns-repeated="3" table:style-name="ce34" office:value-type="string" calcext:value-type="string">
            <text:p>F</text:p>
          </table:table-cell>
          <table:table-cell table:style-name="ce37" table:number-columns-repeated="6"/>
          <table:table-cell table:style-name="ce34"/>
          <table:table-cell table:style-name="ce34" office:value-type="string" calcext:value-type="string">
            <text:p>O</text:p>
          </table:table-cell>
          <table:table-cell table:style-name="ce37"/>
          <table:table-cell table:style-name="ce7" table:number-columns-repeated="5"/>
          <table:table-cell table:style-name="ce37" table:number-columns-repeated="11"/>
          <table:table-cell table:number-columns-repeated="974"/>
        </table:table-row>
        <table:table-row table:style-name="ro2">
          <table:table-cell table:style-name="ce36" office:value-type="string" calcext:value-type="string">
            <text:p>7.11</text:p>
          </table:table-cell>
          <table:table-cell table:style-name="ce36" office:value-type="string" calcext:value-type="string">
            <text:p>C2</text:p>
          </table:table-cell>
          <table:table-cell table:style-name="ce37" table:number-columns-repeated="14"/>
          <table:table-cell table:number-columns-repeated="4" table:style-name="ce34" office:value-type="string" calcext:value-type="string">
            <text:p>F</text:p>
          </table:table-cell>
          <table:table-cell table:style-name="ce34" table:number-columns-repeated="2"/>
          <table:table-cell table:number-columns-repeated="3" table:style-name="ce34" office:value-type="string" calcext:value-type="string">
            <text:p>F</text:p>
          </table:table-cell>
          <table:table-cell table:style-name="ce37" table:number-columns-repeated="7"/>
          <table:table-cell table:style-name="ce34" office:value-type="string" calcext:value-type="string">
            <text:p>O</text:p>
          </table:table-cell>
          <table:table-cell table:style-name="ce37"/>
          <table:table-cell table:style-name="ce7" table:number-columns-repeated="5"/>
          <table:table-cell table:style-name="ce37" table:number-columns-repeated="11"/>
          <table:table-cell table:number-columns-repeated="974"/>
        </table:table-row>
        <table:table-row table:style-name="ro2">
          <table:table-cell table:style-name="ce36" office:value-type="string" calcext:value-type="string">
            <text:p>7.11</text:p>
          </table:table-cell>
          <table:table-cell table:style-name="ce36" office:value-type="string" calcext:value-type="string">
            <text:p>C3</text:p>
          </table:table-cell>
          <table:table-cell table:style-name="ce37" table:number-columns-repeated="14"/>
          <table:table-cell table:number-columns-repeated="4" table:style-name="ce34" office:value-type="string" calcext:value-type="string">
            <text:p>F</text:p>
          </table:table-cell>
          <table:table-cell table:style-name="ce34" table:number-columns-repeated="2"/>
          <table:table-cell table:number-columns-repeated="3" table:style-name="ce34" office:value-type="string" calcext:value-type="string">
            <text:p>F</text:p>
          </table:table-cell>
          <table:table-cell table:style-name="ce37" table:number-columns-repeated="7"/>
          <table:table-cell table:style-name="ce34" office:value-type="string" calcext:value-type="string">
            <text:p>O</text:p>
          </table:table-cell>
          <table:table-cell table:style-name="ce37"/>
          <table:table-cell table:style-name="ce7" table:number-columns-repeated="5"/>
          <table:table-cell table:style-name="ce37" table:number-columns-repeated="11"/>
          <table:table-cell table:number-columns-repeated="974"/>
        </table:table-row>
        <table:table-row table:style-name="ro2">
          <table:table-cell table:style-name="ce36" office:value-type="string" calcext:value-type="string">
            <text:p>7.11</text:p>
          </table:table-cell>
          <table:table-cell table:style-name="ce36" office:value-type="string" calcext:value-type="string">
            <text:p>C4</text:p>
          </table:table-cell>
          <table:table-cell table:style-name="ce37" table:number-columns-repeated="14"/>
          <table:table-cell table:number-columns-repeated="4" table:style-name="ce34" office:value-type="string" calcext:value-type="string">
            <text:p>F</text:p>
          </table:table-cell>
          <table:table-cell table:style-name="ce34" table:number-columns-repeated="2"/>
          <table:table-cell table:number-columns-repeated="3" table:style-name="ce34" office:value-type="string" calcext:value-type="string">
            <text:p>F</text:p>
          </table:table-cell>
          <table:table-cell table:style-name="ce37" table:number-columns-repeated="7"/>
          <table:table-cell table:style-name="ce34" office:value-type="string" calcext:value-type="string">
            <text:p>O</text:p>
          </table:table-cell>
          <table:table-cell table:style-name="ce37"/>
          <table:table-cell table:style-name="ce7" table:number-columns-repeated="5"/>
          <table:table-cell table:style-name="ce37" table:number-columns-repeated="11"/>
          <table:table-cell table:number-columns-repeated="974"/>
        </table:table-row>
        <table:table-row table:style-name="ro2">
          <table:table-cell table:style-name="ce36" office:value-type="string" calcext:value-type="string">
            <text:p>7.11</text:p>
          </table:table-cell>
          <table:table-cell table:style-name="ce36" office:value-type="string" calcext:value-type="string">
            <text:p>C5</text:p>
          </table:table-cell>
          <table:table-cell table:style-name="ce37" table:number-columns-repeated="14"/>
          <table:table-cell table:number-columns-repeated="4" table:style-name="ce34" office:value-type="string" calcext:value-type="string">
            <text:p>F</text:p>
          </table:table-cell>
          <table:table-cell table:style-name="ce34" table:number-columns-repeated="2"/>
          <table:table-cell table:number-columns-repeated="3" table:style-name="ce34" office:value-type="string" calcext:value-type="string">
            <text:p>F</text:p>
          </table:table-cell>
          <table:table-cell table:style-name="ce37" table:number-columns-repeated="7"/>
          <table:table-cell table:style-name="ce34" office:value-type="string" calcext:value-type="string">
            <text:p>F</text:p>
          </table:table-cell>
          <table:table-cell table:style-name="ce37"/>
          <table:table-cell table:style-name="ce7" table:number-columns-repeated="5"/>
          <table:table-cell table:style-name="ce37" table:number-columns-repeated="11"/>
          <table:table-cell table:number-columns-repeated="974"/>
        </table:table-row>
        <table:table-row table:style-name="ro2">
          <table:table-cell table:style-name="ce36" office:value-type="string" calcext:value-type="string">
            <text:p>7.11</text:p>
          </table:table-cell>
          <table:table-cell table:style-name="ce36" office:value-type="string" calcext:value-type="string">
            <text:p>C6</text:p>
          </table:table-cell>
          <table:table-cell table:style-name="ce37" table:number-columns-repeated="14"/>
          <table:table-cell table:number-columns-repeated="4" table:style-name="ce34" office:value-type="string" calcext:value-type="string">
            <text:p>F</text:p>
          </table:table-cell>
          <table:table-cell table:style-name="ce34" table:number-columns-repeated="2"/>
          <table:table-cell table:number-columns-repeated="3" table:style-name="ce34" office:value-type="string" calcext:value-type="string">
            <text:p>F</text:p>
          </table:table-cell>
          <table:table-cell table:style-name="ce37" table:number-columns-repeated="7"/>
          <table:table-cell table:style-name="ce34" office:value-type="string" calcext:value-type="string">
            <text:p>O</text:p>
          </table:table-cell>
          <table:table-cell table:style-name="ce37"/>
          <table:table-cell table:style-name="ce7" table:number-columns-repeated="5"/>
          <table:table-cell table:style-name="ce37" table:number-columns-repeated="11"/>
          <table:table-cell table:number-columns-repeated="974"/>
        </table:table-row>
        <table:table-row table:style-name="ro2">
          <table:table-cell table:style-name="ce36" office:value-type="string" calcext:value-type="string">
            <text:p>7.11</text:p>
          </table:table-cell>
          <table:table-cell table:style-name="ce36" office:value-type="string" calcext:value-type="string">
            <text:p>C7</text:p>
          </table:table-cell>
          <table:table-cell table:style-name="ce37" table:number-columns-repeated="14"/>
          <table:table-cell table:number-columns-repeated="4" table:style-name="ce34" office:value-type="string" calcext:value-type="string">
            <text:p>F</text:p>
          </table:table-cell>
          <table:table-cell table:style-name="ce34" table:number-columns-repeated="2"/>
          <table:table-cell table:number-columns-repeated="3" table:style-name="ce34" office:value-type="string" calcext:value-type="string">
            <text:p>F</text:p>
          </table:table-cell>
          <table:table-cell table:style-name="ce37" table:number-columns-repeated="7"/>
          <table:table-cell table:style-name="ce34" office:value-type="string" calcext:value-type="string">
            <text:p>O</text:p>
          </table:table-cell>
          <table:table-cell table:style-name="ce37" table:number-columns-repeated="17"/>
          <table:table-cell table:number-columns-repeated="974"/>
        </table:table-row>
        <table:table-row table:style-name="ro2">
          <table:table-cell table:style-name="ce36" office:value-type="string" calcext:value-type="string">
            <text:p>7.11</text:p>
          </table:table-cell>
          <table:table-cell table:style-name="ce36" office:value-type="string" calcext:value-type="string">
            <text:p>C8</text:p>
          </table:table-cell>
          <table:table-cell table:style-name="ce37" table:number-columns-repeated="14"/>
          <table:table-cell table:number-columns-repeated="4" table:style-name="ce34" office:value-type="string" calcext:value-type="string">
            <text:p>F</text:p>
          </table:table-cell>
          <table:table-cell table:style-name="ce34" table:number-columns-repeated="2"/>
          <table:table-cell table:number-columns-repeated="3" table:style-name="ce34" office:value-type="string" calcext:value-type="string">
            <text:p>F</text:p>
          </table:table-cell>
          <table:table-cell table:style-name="ce37" table:number-columns-repeated="7"/>
          <table:table-cell table:style-name="ce34" office:value-type="string" calcext:value-type="string">
            <text:p>O</text:p>
          </table:table-cell>
          <table:table-cell table:style-name="ce37" table:number-columns-repeated="17"/>
          <table:table-cell table:number-columns-repeated="974"/>
        </table:table-row>
        <table:table-row table:style-name="ro2">
          <table:table-cell table:style-name="ce36" office:value-type="string" calcext:value-type="string">
            <text:p>7.11</text:p>
          </table:table-cell>
          <table:table-cell table:style-name="ce36" office:value-type="string" calcext:value-type="string">
            <text:p>C9</text:p>
          </table:table-cell>
          <table:table-cell table:style-name="ce37" table:number-columns-repeated="14"/>
          <table:table-cell table:number-columns-repeated="4" table:style-name="ce34" office:value-type="string" calcext:value-type="string">
            <text:p>F</text:p>
          </table:table-cell>
          <table:table-cell table:style-name="ce34" table:number-columns-repeated="2"/>
          <table:table-cell table:number-columns-repeated="3" table:style-name="ce34" office:value-type="string" calcext:value-type="string">
            <text:p>F</text:p>
          </table:table-cell>
          <table:table-cell table:style-name="ce37" table:number-columns-repeated="7"/>
          <table:table-cell table:style-name="ce34" office:value-type="string" calcext:value-type="string">
            <text:p>O</text:p>
          </table:table-cell>
          <table:table-cell table:style-name="ce37" table:number-columns-repeated="17"/>
          <table:table-cell table:number-columns-repeated="974"/>
        </table:table-row>
        <table:table-row table:style-name="ro2">
          <table:table-cell table:style-name="ce36" office:value-type="string" calcext:value-type="string">
            <text:p>7.11</text:p>
          </table:table-cell>
          <table:table-cell table:style-name="ce36" office:value-type="string" calcext:value-type="string">
            <text:p>CA</text:p>
          </table:table-cell>
          <table:table-cell table:style-name="ce37" table:number-columns-repeated="14"/>
          <table:table-cell table:number-columns-repeated="4" table:style-name="ce34" office:value-type="string" calcext:value-type="string">
            <text:p>F</text:p>
          </table:table-cell>
          <table:table-cell table:style-name="ce34" table:number-columns-repeated="2"/>
          <table:table-cell table:number-columns-repeated="3" table:style-name="ce34" office:value-type="string" calcext:value-type="string">
            <text:p>F</text:p>
          </table:table-cell>
          <table:table-cell table:style-name="ce37" table:number-columns-repeated="7"/>
          <table:table-cell table:style-name="ce34" office:value-type="string" calcext:value-type="string">
            <text:p>O</text:p>
          </table:table-cell>
          <table:table-cell table:style-name="ce7"/>
          <table:table-cell table:style-name="ce37" table:number-columns-repeated="16"/>
          <table:table-cell table:number-columns-repeated="974"/>
        </table:table-row>
        <table:table-row table:style-name="ro2">
          <table:table-cell table:style-name="ce36" office:value-type="string" calcext:value-type="string">
            <text:p>7.11</text:p>
          </table:table-cell>
          <table:table-cell table:style-name="ce36" office:value-type="string" calcext:value-type="string">
            <text:p>CB</text:p>
          </table:table-cell>
          <table:table-cell table:style-name="ce37" table:number-columns-repeated="14"/>
          <table:table-cell table:number-columns-repeated="4" table:style-name="ce34" office:value-type="string" calcext:value-type="string">
            <text:p>F</text:p>
          </table:table-cell>
          <table:table-cell table:style-name="ce34" table:number-columns-repeated="2"/>
          <table:table-cell table:number-columns-repeated="3" table:style-name="ce34" office:value-type="string" calcext:value-type="string">
            <text:p>F</text:p>
          </table:table-cell>
          <table:table-cell table:style-name="ce37" table:number-columns-repeated="7"/>
          <table:table-cell table:style-name="ce34" office:value-type="string" calcext:value-type="string">
            <text:p>O</text:p>
          </table:table-cell>
          <table:table-cell table:style-name="ce7"/>
          <table:table-cell table:style-name="ce37" table:number-columns-repeated="16"/>
          <table:table-cell table:number-columns-repeated="974"/>
        </table:table-row>
        <table:table-row table:style-name="ro2">
          <table:table-cell table:style-name="ce36" office:value-type="string" calcext:value-type="string">
            <text:p>7.11</text:p>
          </table:table-cell>
          <table:table-cell table:style-name="ce36" office:value-type="string" calcext:value-type="string">
            <text:p>CC</text:p>
          </table:table-cell>
          <table:table-cell table:style-name="ce37" table:number-columns-repeated="14"/>
          <table:table-cell table:number-columns-repeated="4" table:style-name="ce34" office:value-type="string" calcext:value-type="string">
            <text:p>F</text:p>
          </table:table-cell>
          <table:table-cell table:style-name="ce34" table:number-columns-repeated="2"/>
          <table:table-cell table:number-columns-repeated="3" table:style-name="ce34" office:value-type="string" calcext:value-type="string">
            <text:p>F</text:p>
          </table:table-cell>
          <table:table-cell table:style-name="ce37" table:number-columns-repeated="7"/>
          <table:table-cell table:style-name="ce34" office:value-type="string" calcext:value-type="string">
            <text:p>O</text:p>
          </table:table-cell>
          <table:table-cell table:style-name="ce7"/>
          <table:table-cell table:style-name="ce37" table:number-columns-repeated="16"/>
          <table:table-cell table:number-columns-repeated="974"/>
        </table:table-row>
        <table:table-row table:style-name="ro2">
          <table:table-cell table:style-name="ce36" office:value-type="string" calcext:value-type="string">
            <text:p>7.12</text:p>
          </table:table-cell>
          <table:table-cell table:style-name="ce36" office:value-type="string" calcext:value-type="string">
            <text:p>D0</text:p>
          </table:table-cell>
          <table:table-cell table:style-name="ce37" table:number-columns-repeated="31"/>
          <table:table-cell table:style-name="ce7" office:value-type="string" calcext:value-type="string">
            <text:p>O</text:p>
          </table:table-cell>
          <table:table-cell table:style-name="ce45" table:number-columns-repeated="7"/>
          <table:table-cell table:style-name="ce37" table:number-columns-repeated="9"/>
          <table:table-cell table:number-columns-repeated="974"/>
        </table:table-row>
        <table:table-row table:style-name="ro2">
          <table:table-cell table:style-name="ce36" office:value-type="string" calcext:value-type="string">
            <text:p>7.12</text:p>
          </table:table-cell>
          <table:table-cell table:style-name="ce36" office:value-type="string" calcext:value-type="string">
            <text:p>D1</text:p>
          </table:table-cell>
          <table:table-cell table:style-name="ce37" table:number-columns-repeated="31"/>
          <table:table-cell table:style-name="ce7" office:value-type="string" calcext:value-type="string">
            <text:p>O</text:p>
          </table:table-cell>
          <table:table-cell table:style-name="ce45" table:number-columns-repeated="7"/>
          <table:table-cell table:style-name="ce37" table:number-columns-repeated="9"/>
          <table:table-cell table:number-columns-repeated="974"/>
        </table:table-row>
        <table:table-row table:style-name="ro2">
          <table:table-cell table:style-name="ce36" office:value-type="string" calcext:value-type="string">
            <text:p>7.12</text:p>
          </table:table-cell>
          <table:table-cell table:style-name="ce36" office:value-type="string" calcext:value-type="string">
            <text:p>D2</text:p>
          </table:table-cell>
          <table:table-cell table:style-name="ce37" table:number-columns-repeated="31"/>
          <table:table-cell table:style-name="ce7" office:value-type="string" calcext:value-type="string">
            <text:p>O</text:p>
          </table:table-cell>
          <table:table-cell table:style-name="ce45" table:number-columns-repeated="7"/>
          <table:table-cell table:style-name="ce37" table:number-columns-repeated="9"/>
          <table:table-cell table:number-columns-repeated="974"/>
        </table:table-row>
        <table:table-row table:style-name="ro2">
          <table:table-cell table:style-name="ce36" office:value-type="string" calcext:value-type="string">
            <text:p>7.12</text:p>
          </table:table-cell>
          <table:table-cell table:style-name="ce36" office:value-type="string" calcext:value-type="string">
            <text:p>D3</text:p>
          </table:table-cell>
          <table:table-cell table:style-name="ce37" table:number-columns-repeated="31"/>
          <table:table-cell table:style-name="ce7" office:value-type="string" calcext:value-type="string">
            <text:p>O</text:p>
          </table:table-cell>
          <table:table-cell table:style-name="ce45" table:number-columns-repeated="7"/>
          <table:table-cell table:style-name="ce37" table:number-columns-repeated="9"/>
          <table:table-cell table:number-columns-repeated="974"/>
        </table:table-row>
        <table:table-row table:style-name="ro2">
          <table:table-cell table:style-name="ce36" office:value-type="string" calcext:value-type="string">
            <text:p>7.12</text:p>
          </table:table-cell>
          <table:table-cell table:style-name="ce36" office:value-type="string" calcext:value-type="string">
            <text:p>D4</text:p>
          </table:table-cell>
          <table:table-cell table:style-name="ce37" table:number-columns-repeated="31"/>
          <table:table-cell table:style-name="ce7" office:value-type="string" calcext:value-type="string">
            <text:p>O</text:p>
          </table:table-cell>
          <table:table-cell table:style-name="ce45" table:number-columns-repeated="7"/>
          <table:table-cell table:style-name="ce37" table:number-columns-repeated="9"/>
          <table:table-cell table:number-columns-repeated="974"/>
        </table:table-row>
        <table:table-row table:style-name="ro2">
          <table:table-cell table:style-name="ce36" office:value-type="string" calcext:value-type="string">
            <text:p>7.12</text:p>
          </table:table-cell>
          <table:table-cell table:style-name="ce36" office:value-type="string" calcext:value-type="string">
            <text:p>D5</text:p>
          </table:table-cell>
          <table:table-cell table:style-name="ce37" table:number-columns-repeated="31"/>
          <table:table-cell table:style-name="ce7" office:value-type="string" calcext:value-type="string">
            <text:p>O</text:p>
          </table:table-cell>
          <table:table-cell table:style-name="ce45" table:number-columns-repeated="7"/>
          <table:table-cell table:style-name="ce37" table:number-columns-repeated="9"/>
          <table:table-cell table:number-columns-repeated="974"/>
        </table:table-row>
        <table:table-row table:style-name="ro2">
          <table:table-cell table:style-name="ce36" office:value-type="string" calcext:value-type="string">
            <text:p>7.12</text:p>
          </table:table-cell>
          <table:table-cell table:style-name="ce36" office:value-type="string" calcext:value-type="string">
            <text:p>D6</text:p>
          </table:table-cell>
          <table:table-cell table:style-name="ce37" table:number-columns-repeated="31"/>
          <table:table-cell table:style-name="ce7"/>
          <table:table-cell table:number-columns-repeated="3" table:style-name="ce7" office:value-type="string" calcext:value-type="string">
            <text:p>O</text:p>
          </table:table-cell>
          <table:table-cell table:style-name="ce7"/>
          <table:table-cell table:style-name="ce7" office:value-type="string" calcext:value-type="string">
            <text:p>O</text:p>
          </table:table-cell>
          <table:table-cell table:style-name="ce45" table:number-columns-repeated="2"/>
          <table:table-cell table:style-name="ce37" table:number-columns-repeated="9"/>
          <table:table-cell table:number-columns-repeated="974"/>
        </table:table-row>
        <table:table-row table:style-name="ro2">
          <table:table-cell table:style-name="ce36" office:value-type="string" calcext:value-type="string">
            <text:p>7.12</text:p>
          </table:table-cell>
          <table:table-cell table:style-name="ce36" office:value-type="string" calcext:value-type="string">
            <text:p>D7</text:p>
          </table:table-cell>
          <table:table-cell table:style-name="ce37" table:number-columns-repeated="31"/>
          <table:table-cell table:style-name="ce7"/>
          <table:table-cell table:number-columns-repeated="5" table:style-name="ce7" office:value-type="string" calcext:value-type="string">
            <text:p>O</text:p>
          </table:table-cell>
          <table:table-cell table:style-name="ce45" table:number-columns-repeated="2"/>
          <table:table-cell table:style-name="ce37" table:number-columns-repeated="9"/>
          <table:table-cell table:number-columns-repeated="974"/>
        </table:table-row>
        <table:table-row table:style-name="ro2">
          <table:table-cell table:style-name="ce36" office:value-type="string" calcext:value-type="string">
            <text:p>7.12</text:p>
          </table:table-cell>
          <table:table-cell table:style-name="ce36" office:value-type="string" calcext:value-type="string">
            <text:p>D8</text:p>
          </table:table-cell>
          <table:table-cell table:style-name="ce37" table:number-columns-repeated="31"/>
          <table:table-cell table:number-columns-repeated="4" table:style-name="ce7" office:value-type="string" calcext:value-type="string">
            <text:p>O</text:p>
          </table:table-cell>
          <table:table-cell table:style-name="ce7"/>
          <table:table-cell table:style-name="ce7" office:value-type="string" calcext:value-type="string">
            <text:p>O</text:p>
          </table:table-cell>
          <table:table-cell table:style-name="ce45" table:number-columns-repeated="2"/>
          <table:table-cell table:style-name="ce37" table:number-columns-repeated="9"/>
          <table:table-cell table:number-columns-repeated="974"/>
        </table:table-row>
        <table:table-row table:style-name="ro2">
          <table:table-cell table:style-name="ce36" office:value-type="string" calcext:value-type="string">
            <text:p>7.12</text:p>
          </table:table-cell>
          <table:table-cell table:style-name="ce36" office:value-type="string" calcext:value-type="string">
            <text:p>D9</text:p>
          </table:table-cell>
          <table:table-cell table:style-name="ce37" table:number-columns-repeated="31"/>
          <table:table-cell table:style-name="ce45"/>
          <table:table-cell table:style-name="ce7" table:number-columns-repeated="3"/>
          <table:table-cell table:style-name="ce7" office:value-type="string" calcext:value-type="string">
            <text:p>O</text:p>
          </table:table-cell>
          <table:table-cell table:style-name="ce7"/>
          <table:table-cell table:style-name="ce45" table:number-columns-repeated="2"/>
          <table:table-cell table:style-name="ce37" table:number-columns-repeated="9"/>
          <table:table-cell table:number-columns-repeated="974"/>
        </table:table-row>
        <table:table-row table:style-name="ro2">
          <table:table-cell table:style-name="ce36" office:value-type="string" calcext:value-type="string">
            <text:p>7.12</text:p>
          </table:table-cell>
          <table:table-cell table:style-name="ce36" office:value-type="string" calcext:value-type="string">
            <text:p>DA</text:p>
          </table:table-cell>
          <table:table-cell table:style-name="ce37" table:number-columns-repeated="31"/>
          <table:table-cell table:style-name="ce45"/>
          <table:table-cell table:style-name="ce7" table:number-columns-repeated="3"/>
          <table:table-cell table:style-name="ce7" office:value-type="string" calcext:value-type="string">
            <text:p>O</text:p>
          </table:table-cell>
          <table:table-cell table:style-name="ce7"/>
          <table:table-cell table:style-name="ce45" table:number-columns-repeated="2"/>
          <table:table-cell table:style-name="ce37" table:number-columns-repeated="9"/>
          <table:table-cell table:number-columns-repeated="974"/>
        </table:table-row>
        <table:table-row table:style-name="ro2">
          <table:table-cell table:style-name="ce36" office:value-type="string" calcext:value-type="string">
            <text:p>7.12</text:p>
          </table:table-cell>
          <table:table-cell table:style-name="ce36" office:value-type="string" calcext:value-type="string">
            <text:p>DB</text:p>
          </table:table-cell>
          <table:table-cell table:style-name="ce37" table:number-columns-repeated="31"/>
          <table:table-cell table:style-name="ce45"/>
          <table:table-cell table:number-columns-repeated="3" table:style-name="ce7" office:value-type="string" calcext:value-type="string">
            <text:p>O.1.1</text:p>
          </table:table-cell>
          <table:table-cell table:style-name="ce7" table:number-columns-repeated="2"/>
          <table:table-cell table:style-name="ce45" table:number-columns-repeated="2"/>
          <table:table-cell table:style-name="ce37" table:number-columns-repeated="9"/>
          <table:table-cell table:number-columns-repeated="974"/>
        </table:table-row>
        <table:table-row table:style-name="ro2">
          <table:table-cell table:style-name="ce36" office:value-type="string" calcext:value-type="string">
            <text:p>7.12</text:p>
          </table:table-cell>
          <table:table-cell table:style-name="ce36" office:value-type="string" calcext:value-type="string">
            <text:p>DC</text:p>
          </table:table-cell>
          <table:table-cell table:style-name="ce37" table:number-columns-repeated="31"/>
          <table:table-cell table:style-name="ce45"/>
          <table:table-cell table:number-columns-repeated="3" table:style-name="ce7" office:value-type="string" calcext:value-type="string">
            <text:p>O.1.1</text:p>
          </table:table-cell>
          <table:table-cell table:style-name="ce7" table:number-columns-repeated="2"/>
          <table:table-cell table:style-name="ce45" table:number-columns-repeated="2"/>
          <table:table-cell table:style-name="ce37" table:number-columns-repeated="9"/>
          <table:table-cell table:number-columns-repeated="974"/>
        </table:table-row>
        <table:table-row table:style-name="ro2">
          <table:table-cell table:style-name="ce36" office:value-type="string" calcext:value-type="string">
            <text:p>7.12</text:p>
          </table:table-cell>
          <table:table-cell table:style-name="ce36" office:value-type="string" calcext:value-type="string">
            <text:p>DD</text:p>
          </table:table-cell>
          <table:table-cell table:style-name="ce37" table:number-columns-repeated="31"/>
          <table:table-cell table:style-name="ce45"/>
          <table:table-cell table:number-columns-repeated="3" table:style-name="ce7" office:value-type="string" calcext:value-type="string">
            <text:p>O.1.1</text:p>
          </table:table-cell>
          <table:table-cell table:style-name="ce7" table:number-columns-repeated="2"/>
          <table:table-cell table:style-name="ce45" table:number-columns-repeated="2"/>
          <table:table-cell table:style-name="ce37" table:number-columns-repeated="9"/>
          <table:table-cell table:number-columns-repeated="974"/>
        </table:table-row>
        <table:table-row table:style-name="ro2">
          <table:table-cell table:style-name="ce36" office:value-type="string" calcext:value-type="string">
            <text:p>7.12</text:p>
          </table:table-cell>
          <table:table-cell table:style-name="ce36" office:value-type="string" calcext:value-type="string">
            <text:p>DE</text:p>
          </table:table-cell>
          <table:table-cell table:style-name="ce37" table:number-columns-repeated="31"/>
          <table:table-cell table:style-name="ce45"/>
          <table:table-cell table:number-columns-repeated="3" table:style-name="ce7" office:value-type="string" calcext:value-type="string">
            <text:p>O.1.2</text:p>
          </table:table-cell>
          <table:table-cell table:style-name="ce7"/>
          <table:table-cell table:style-name="ce7" office:value-type="string" calcext:value-type="string">
            <text:p>O</text:p>
          </table:table-cell>
          <table:table-cell table:style-name="ce45" table:number-columns-repeated="2"/>
          <table:table-cell table:style-name="ce37" table:number-columns-repeated="9"/>
          <table:table-cell table:number-columns-repeated="974"/>
        </table:table-row>
        <table:table-row table:style-name="ro2">
          <table:table-cell table:style-name="ce36" office:value-type="string" calcext:value-type="string">
            <text:p>7.12</text:p>
          </table:table-cell>
          <table:table-cell table:style-name="ce36" office:value-type="string" calcext:value-type="string">
            <text:p>DF</text:p>
          </table:table-cell>
          <table:table-cell table:style-name="ce37" table:number-columns-repeated="31"/>
          <table:table-cell table:style-name="ce45"/>
          <table:table-cell table:style-name="ce7"/>
          <table:table-cell table:style-name="ce7" office:value-type="string" calcext:value-type="string">
            <text:p>O.1.2</text:p>
          </table:table-cell>
          <table:table-cell table:style-name="ce7" table:number-columns-repeated="2"/>
          <table:table-cell table:style-name="ce7" office:value-type="string" calcext:value-type="string">
            <text:p>O</text:p>
          </table:table-cell>
          <table:table-cell table:style-name="ce45" table:number-columns-repeated="2"/>
          <table:table-cell table:style-name="ce37" table:number-columns-repeated="9"/>
          <table:table-cell table:number-columns-repeated="974"/>
        </table:table-row>
        <table:table-row table:style-name="ro2">
          <table:table-cell table:style-name="ce36" office:value-type="string" calcext:value-type="string">
            <text:p>7.12</text:p>
          </table:table-cell>
          <table:table-cell table:style-name="ce36" office:value-type="string" calcext:value-type="string">
            <text:p>DG</text:p>
          </table:table-cell>
          <table:table-cell table:style-name="ce37" table:number-columns-repeated="31"/>
          <table:table-cell table:style-name="ce45"/>
          <table:table-cell table:style-name="ce7"/>
          <table:table-cell table:style-name="ce7" office:value-type="string" calcext:value-type="string">
            <text:p>O.1.2</text:p>
          </table:table-cell>
          <table:table-cell table:style-name="ce7" table:number-columns-repeated="2"/>
          <table:table-cell table:style-name="ce7" office:value-type="string" calcext:value-type="string">
            <text:p>O</text:p>
          </table:table-cell>
          <table:table-cell table:style-name="ce45" table:number-columns-repeated="2"/>
          <table:table-cell table:style-name="ce37" table:number-columns-repeated="9"/>
          <table:table-cell table:number-columns-repeated="974"/>
        </table:table-row>
        <table:table-row table:style-name="ro2">
          <table:table-cell table:style-name="ce36" office:value-type="string" calcext:value-type="string">
            <text:p>7.12</text:p>
          </table:table-cell>
          <table:table-cell table:style-name="ce36" office:value-type="string" calcext:value-type="string">
            <text:p>DH</text:p>
          </table:table-cell>
          <table:table-cell table:style-name="ce37" table:number-columns-repeated="31"/>
          <table:table-cell table:style-name="ce45"/>
          <table:table-cell table:number-columns-repeated="3" table:style-name="ce7" office:value-type="string" calcext:value-type="string">
            <text:p>F</text:p>
          </table:table-cell>
          <table:table-cell table:style-name="ce7"/>
          <table:table-cell table:style-name="ce7" office:value-type="string" calcext:value-type="string">
            <text:p>F</text:p>
          </table:table-cell>
          <table:table-cell table:style-name="ce45" table:number-columns-repeated="2"/>
          <table:table-cell table:style-name="ce37" table:number-columns-repeated="9"/>
          <table:table-cell table:number-columns-repeated="974"/>
        </table:table-row>
        <table:table-row table:style-name="ro2">
          <table:table-cell table:style-name="ce36" office:value-type="string" calcext:value-type="string">
            <text:p>7.12</text:p>
          </table:table-cell>
          <table:table-cell table:style-name="ce36" office:value-type="string" calcext:value-type="string">
            <text:p>DI</text:p>
          </table:table-cell>
          <table:table-cell table:style-name="ce37" table:number-columns-repeated="31"/>
          <table:table-cell table:style-name="ce45"/>
          <table:table-cell table:style-name="ce7" office:value-type="string" calcext:value-type="string">
            <text:p>F</text:p>
          </table:table-cell>
          <table:table-cell table:style-name="ce7"/>
          <table:table-cell table:style-name="ce7" office:value-type="string" calcext:value-type="string">
            <text:p>F</text:p>
          </table:table-cell>
          <table:table-cell table:style-name="ce7" table:number-columns-repeated="2"/>
          <table:table-cell table:style-name="ce45" table:number-columns-repeated="2"/>
          <table:table-cell table:style-name="ce37" table:number-columns-repeated="9"/>
          <table:table-cell table:number-columns-repeated="974"/>
        </table:table-row>
        <table:table-row table:style-name="ro2">
          <table:table-cell table:style-name="ce36" office:value-type="string" calcext:value-type="string">
            <text:p>7.12</text:p>
          </table:table-cell>
          <table:table-cell table:style-name="ce36" office:value-type="string" calcext:value-type="string">
            <text:p>DJ</text:p>
          </table:table-cell>
          <table:table-cell table:style-name="ce37" table:number-columns-repeated="31"/>
          <table:table-cell table:style-name="ce45"/>
          <table:table-cell table:style-name="ce7" table:number-columns-repeated="3"/>
          <table:table-cell table:style-name="ce7" office:value-type="string" calcext:value-type="string">
            <text:p>O.1.1</text:p>
          </table:table-cell>
          <table:table-cell table:style-name="ce7"/>
          <table:table-cell table:style-name="ce45" table:number-columns-repeated="2"/>
          <table:table-cell table:style-name="ce37" table:number-columns-repeated="9"/>
          <table:table-cell table:number-columns-repeated="974"/>
        </table:table-row>
        <table:table-row table:style-name="ro2">
          <table:table-cell table:style-name="ce36" office:value-type="string" calcext:value-type="string">
            <text:p>7.12</text:p>
          </table:table-cell>
          <table:table-cell table:style-name="ce36" office:value-type="string" calcext:value-type="string">
            <text:p>DK </text:p>
          </table:table-cell>
          <table:table-cell table:style-name="ce37" table:number-columns-repeated="31"/>
          <table:table-cell table:style-name="ce46" table:number-columns-repeated="4"/>
          <table:table-cell table:style-name="ce7" office:value-type="string" calcext:value-type="string">
            <text:p>O.1.1</text:p>
          </table:table-cell>
          <table:table-cell table:style-name="ce46"/>
          <table:table-cell table:style-name="ce45" table:number-columns-repeated="2"/>
          <table:table-cell table:style-name="ce37" table:number-columns-repeated="9"/>
          <table:table-cell table:number-columns-repeated="974"/>
        </table:table-row>
        <table:table-row table:style-name="ro2">
          <table:table-cell table:style-name="ce36" office:value-type="string" calcext:value-type="string">
            <text:p>7.12</text:p>
          </table:table-cell>
          <table:table-cell table:style-name="ce36" office:value-type="string" calcext:value-type="string">
            <text:p>DL</text:p>
          </table:table-cell>
          <table:table-cell table:style-name="ce37" table:number-columns-repeated="31"/>
          <table:table-cell table:style-name="ce46" table:number-columns-repeated="4"/>
          <table:table-cell table:style-name="ce7" office:value-type="string" calcext:value-type="string">
            <text:p>O.1.1</text:p>
          </table:table-cell>
          <table:table-cell table:style-name="ce46"/>
          <table:table-cell table:style-name="ce45" table:number-columns-repeated="2"/>
          <table:table-cell table:style-name="ce37" table:number-columns-repeated="9"/>
          <table:table-cell table:number-columns-repeated="974"/>
        </table:table-row>
        <table:table-row table:style-name="ro2">
          <table:table-cell table:style-name="ce36" office:value-type="string" calcext:value-type="string">
            <text:p>7.12</text:p>
          </table:table-cell>
          <table:table-cell table:style-name="ce36" office:value-type="string" calcext:value-type="string">
            <text:p>DM</text:p>
          </table:table-cell>
          <table:table-cell table:style-name="ce37" table:number-columns-repeated="31"/>
          <table:table-cell table:style-name="ce7"/>
          <table:table-cell table:style-name="ce46" table:number-columns-repeated="3"/>
          <table:table-cell table:style-name="ce7" office:value-type="string" calcext:value-type="string">
            <text:p>O.1.2</text:p>
          </table:table-cell>
          <table:table-cell table:style-name="ce46"/>
          <table:table-cell table:style-name="ce45" table:number-columns-repeated="2"/>
          <table:table-cell table:style-name="ce37" table:number-columns-repeated="9"/>
          <table:table-cell table:number-columns-repeated="974"/>
        </table:table-row>
        <table:table-row table:style-name="ro2">
          <table:table-cell table:style-name="ce36" office:value-type="string" calcext:value-type="string">
            <text:p>7.12</text:p>
          </table:table-cell>
          <table:table-cell table:style-name="ce36" office:value-type="string" calcext:value-type="string">
            <text:p>DN</text:p>
          </table:table-cell>
          <table:table-cell table:style-name="ce37" table:number-columns-repeated="31"/>
          <table:table-cell table:style-name="ce7"/>
          <table:table-cell table:style-name="ce46" table:number-columns-repeated="3"/>
          <table:table-cell table:style-name="ce7" office:value-type="string" calcext:value-type="string">
            <text:p>O.1.2</text:p>
          </table:table-cell>
          <table:table-cell table:style-name="ce46"/>
          <table:table-cell table:style-name="ce45" table:number-columns-repeated="2"/>
          <table:table-cell table:style-name="ce37" table:number-columns-repeated="9"/>
          <table:table-cell table:number-columns-repeated="974"/>
        </table:table-row>
        <table:table-row table:style-name="ro2">
          <table:table-cell table:style-name="ce36" office:value-type="string" calcext:value-type="string">
            <text:p>7.12</text:p>
          </table:table-cell>
          <table:table-cell table:style-name="ce36" office:value-type="string" calcext:value-type="string">
            <text:p>DO</text:p>
          </table:table-cell>
          <table:table-cell table:style-name="ce37" table:number-columns-repeated="31"/>
          <table:table-cell table:style-name="ce7"/>
          <table:table-cell table:style-name="ce46" table:number-columns-repeated="3"/>
          <table:table-cell table:style-name="ce7" office:value-type="string" calcext:value-type="string">
            <text:p>O.1.2</text:p>
          </table:table-cell>
          <table:table-cell table:style-name="ce46"/>
          <table:table-cell table:style-name="ce45" table:number-columns-repeated="2"/>
          <table:table-cell table:style-name="ce37" table:number-columns-repeated="9"/>
          <table:table-cell table:number-columns-repeated="974"/>
        </table:table-row>
        <table:table-row table:style-name="ro2">
          <table:table-cell table:style-name="ce36" office:value-type="string" calcext:value-type="string">
            <text:p>7.12</text:p>
          </table:table-cell>
          <table:table-cell table:style-name="ce36" office:value-type="string" calcext:value-type="string">
            <text:p>DP</text:p>
          </table:table-cell>
          <table:table-cell table:style-name="ce37" table:number-columns-repeated="31"/>
          <table:table-cell table:style-name="ce7"/>
          <table:table-cell table:style-name="ce46" table:number-columns-repeated="3"/>
          <table:table-cell table:style-name="ce7" office:value-type="string" calcext:value-type="string">
            <text:p>O.1.2</text:p>
          </table:table-cell>
          <table:table-cell table:style-name="ce46"/>
          <table:table-cell table:style-name="ce45" table:number-columns-repeated="2"/>
          <table:table-cell table:style-name="ce37" table:number-columns-repeated="9"/>
          <table:table-cell table:number-columns-repeated="974"/>
        </table:table-row>
        <table:table-row table:style-name="ro2">
          <table:table-cell table:style-name="ce36" office:value-type="string" calcext:value-type="string">
            <text:p>7.12</text:p>
          </table:table-cell>
          <table:table-cell table:style-name="ce36" office:value-type="string" calcext:value-type="string">
            <text:p>DQ</text:p>
          </table:table-cell>
          <table:table-cell table:style-name="ce37" table:number-columns-repeated="31"/>
          <table:table-cell table:style-name="ce7"/>
          <table:table-cell table:number-columns-repeated="4" table:style-name="ce46" office:value-type="string" calcext:value-type="string">
            <text:p>O.2.1</text:p>
          </table:table-cell>
          <table:table-cell table:style-name="ce46"/>
          <table:table-cell table:style-name="ce45" table:number-columns-repeated="2"/>
          <table:table-cell table:style-name="ce37" table:number-columns-repeated="9"/>
          <table:table-cell table:number-columns-repeated="974"/>
        </table:table-row>
        <table:table-row table:style-name="ro2">
          <table:table-cell table:style-name="ce36" office:value-type="string" calcext:value-type="string">
            <text:p>7.12</text:p>
          </table:table-cell>
          <table:table-cell table:style-name="ce36" office:value-type="string" calcext:value-type="string">
            <text:p>DR</text:p>
          </table:table-cell>
          <table:table-cell table:style-name="ce37" table:number-columns-repeated="31"/>
          <table:table-cell table:style-name="ce7"/>
          <table:table-cell table:number-columns-repeated="4" table:style-name="ce46" office:value-type="string" calcext:value-type="string">
            <text:p>O.2.1</text:p>
          </table:table-cell>
          <table:table-cell table:style-name="ce46"/>
          <table:table-cell table:style-name="ce45" table:number-columns-repeated="2"/>
          <table:table-cell table:style-name="ce37" table:number-columns-repeated="9"/>
          <table:table-cell table:number-columns-repeated="974"/>
        </table:table-row>
        <table:table-row table:style-name="ro2">
          <table:table-cell table:style-name="ce36" office:value-type="string" calcext:value-type="string">
            <text:p>7.12</text:p>
          </table:table-cell>
          <table:table-cell table:style-name="ce36" office:value-type="string" calcext:value-type="string">
            <text:p>DS</text:p>
          </table:table-cell>
          <table:table-cell table:style-name="ce37" table:number-columns-repeated="31"/>
          <table:table-cell table:style-name="ce7"/>
          <table:table-cell table:number-columns-repeated="4" table:style-name="ce46" office:value-type="string" calcext:value-type="string">
            <text:p>O.2.1</text:p>
          </table:table-cell>
          <table:table-cell table:style-name="ce46"/>
          <table:table-cell table:style-name="ce45" table:number-columns-repeated="2"/>
          <table:table-cell table:style-name="ce37" table:number-columns-repeated="9"/>
          <table:table-cell table:number-columns-repeated="974"/>
        </table:table-row>
        <table:table-row table:style-name="ro2">
          <table:table-cell table:style-name="ce36" office:value-type="string" calcext:value-type="string">
            <text:p>7.12</text:p>
          </table:table-cell>
          <table:table-cell table:style-name="ce36" office:value-type="string" calcext:value-type="string">
            <text:p>DT</text:p>
          </table:table-cell>
          <table:table-cell table:style-name="ce37" table:number-columns-repeated="31"/>
          <table:table-cell table:style-name="ce7"/>
          <table:table-cell table:number-columns-repeated="4" table:style-name="ce46" office:value-type="string" calcext:value-type="string">
            <text:p>O.2.2</text:p>
          </table:table-cell>
          <table:table-cell table:style-name="ce46" office:value-type="string" calcext:value-type="string">
            <text:p>O</text:p>
          </table:table-cell>
          <table:table-cell table:style-name="ce45" table:number-columns-repeated="2"/>
          <table:table-cell table:style-name="ce37" table:number-columns-repeated="9"/>
          <table:table-cell table:number-columns-repeated="974"/>
        </table:table-row>
        <table:table-row table:style-name="ro2">
          <table:table-cell table:style-name="ce36" office:value-type="string" calcext:value-type="string">
            <text:p>7.12</text:p>
          </table:table-cell>
          <table:table-cell table:style-name="ce36" office:value-type="string" calcext:value-type="string">
            <text:p>DU</text:p>
          </table:table-cell>
          <table:table-cell table:style-name="ce37" table:number-columns-repeated="31"/>
          <table:table-cell table:style-name="ce7"/>
          <table:table-cell table:style-name="ce46" office:value-type="string" calcext:value-type="string">
            <text:p>O.2.2</text:p>
          </table:table-cell>
          <table:table-cell table:style-name="ce46"/>
          <table:table-cell table:style-name="ce46" office:value-type="string" calcext:value-type="string">
            <text:p>O.2.2</text:p>
          </table:table-cell>
          <table:table-cell table:style-name="ce46" table:number-columns-repeated="2"/>
          <table:table-cell table:style-name="ce45" table:number-columns-repeated="2"/>
          <table:table-cell table:style-name="ce37" table:number-columns-repeated="9"/>
          <table:table-cell table:number-columns-repeated="974"/>
        </table:table-row>
        <table:table-row table:style-name="ro2">
          <table:table-cell table:style-name="ce36" office:value-type="string" calcext:value-type="string">
            <text:p>7.12</text:p>
          </table:table-cell>
          <table:table-cell table:style-name="ce36" office:value-type="string" calcext:value-type="string">
            <text:p>DV</text:p>
          </table:table-cell>
          <table:table-cell table:style-name="ce37" table:number-columns-repeated="31"/>
          <table:table-cell table:style-name="ce7"/>
          <table:table-cell table:style-name="ce46" office:value-type="string" calcext:value-type="string">
            <text:p>O.2.2</text:p>
          </table:table-cell>
          <table:table-cell table:style-name="ce46"/>
          <table:table-cell table:style-name="ce46" office:value-type="string" calcext:value-type="string">
            <text:p>O.2.2</text:p>
          </table:table-cell>
          <table:table-cell table:style-name="ce46" table:number-columns-repeated="2"/>
          <table:table-cell table:style-name="ce45" table:number-columns-repeated="2"/>
          <table:table-cell table:style-name="ce37" table:number-columns-repeated="9"/>
          <table:table-cell table:number-columns-repeated="974"/>
        </table:table-row>
        <table:table-row table:style-name="ro2">
          <table:table-cell table:style-name="ce36" office:value-type="string" calcext:value-type="string">
            <text:p>7.12</text:p>
          </table:table-cell>
          <table:table-cell table:style-name="ce36" office:value-type="string" calcext:value-type="string">
            <text:p>DW</text:p>
          </table:table-cell>
          <table:table-cell table:style-name="ce37" table:number-columns-repeated="31"/>
          <table:table-cell table:style-name="ce7"/>
          <table:table-cell table:number-columns-repeated="2" table:style-name="ce46" office:value-type="string" calcext:value-type="string">
            <text:p>F</text:p>
          </table:table-cell>
          <table:table-cell table:style-name="ce46" office:value-type="string" calcext:value-type="string">
            <text:p>O.2.2</text:p>
          </table:table-cell>
          <table:table-cell table:number-columns-repeated="2" table:style-name="ce46" office:value-type="string" calcext:value-type="string">
            <text:p>F</text:p>
          </table:table-cell>
          <table:table-cell table:style-name="ce45" table:number-columns-repeated="2"/>
          <table:table-cell table:style-name="ce37" table:number-columns-repeated="9"/>
          <table:table-cell table:number-columns-repeated="974"/>
        </table:table-row>
        <table:table-row table:style-name="ro2">
          <table:table-cell table:style-name="ce36" office:value-type="string" calcext:value-type="string">
            <text:p>7.12</text:p>
          </table:table-cell>
          <table:table-cell table:style-name="ce36" office:value-type="string" calcext:value-type="string">
            <text:p>DX</text:p>
          </table:table-cell>
          <table:table-cell table:style-name="ce37" table:number-columns-repeated="31"/>
          <table:table-cell table:style-name="ce7"/>
          <table:table-cell table:style-name="ce46"/>
          <table:table-cell table:style-name="ce46" office:value-type="string" calcext:value-type="string">
            <text:p>F</text:p>
          </table:table-cell>
          <table:table-cell table:style-name="ce46"/>
          <table:table-cell table:number-columns-repeated="2" table:style-name="ce46" office:value-type="string" calcext:value-type="string">
            <text:p>F</text:p>
          </table:table-cell>
          <table:table-cell table:style-name="ce45" table:number-columns-repeated="2"/>
          <table:table-cell table:style-name="ce37" table:number-columns-repeated="9"/>
          <table:table-cell table:number-columns-repeated="974"/>
        </table:table-row>
        <table:table-row table:style-name="ro2">
          <table:table-cell table:style-name="ce36" office:value-type="string" calcext:value-type="string">
            <text:p>7.12</text:p>
          </table:table-cell>
          <table:table-cell table:style-name="ce36" office:value-type="string" calcext:value-type="string">
            <text:p>DY</text:p>
          </table:table-cell>
          <table:table-cell table:style-name="ce37" table:number-columns-repeated="31"/>
          <table:table-cell table:style-name="ce7"/>
          <table:table-cell table:number-columns-repeated="5" table:style-name="ce46" office:value-type="string" calcext:value-type="string">
            <text:p>O</text:p>
          </table:table-cell>
          <table:table-cell table:style-name="ce45" table:number-columns-repeated="2"/>
          <table:table-cell table:style-name="ce37" table:number-columns-repeated="9"/>
          <table:table-cell table:number-columns-repeated="974"/>
        </table:table-row>
        <table:table-row table:style-name="ro2">
          <table:table-cell table:style-name="ce36" office:value-type="string" calcext:value-type="string">
            <text:p>7.13</text:p>
          </table:table-cell>
          <table:table-cell table:style-name="ce36" office:value-type="string" calcext:value-type="string">
            <text:p>F0</text:p>
          </table:table-cell>
          <table:table-cell table:style-name="ce37" table:number-columns-repeated="31"/>
          <table:table-cell table:style-name="ce45" table:number-columns-repeated="6"/>
          <table:table-cell table:style-name="ce45" office:value-type="string" calcext:value-type="string">
            <text:p>O</text:p>
          </table:table-cell>
          <table:table-cell table:style-name="ce45"/>
          <table:table-cell table:style-name="ce37" table:number-columns-repeated="9"/>
          <table:table-cell table:number-columns-repeated="974"/>
        </table:table-row>
        <table:table-row table:style-name="ro2">
          <table:table-cell table:style-name="ce36" office:value-type="string" calcext:value-type="string">
            <text:p>7.13</text:p>
          </table:table-cell>
          <table:table-cell table:style-name="ce36" office:value-type="string" calcext:value-type="string">
            <text:p>F1</text:p>
          </table:table-cell>
          <table:table-cell table:style-name="ce37" table:number-columns-repeated="31"/>
          <table:table-cell table:style-name="ce45" table:number-columns-repeated="6"/>
          <table:table-cell table:style-name="ce45" office:value-type="string" calcext:value-type="string">
            <text:p>O</text:p>
          </table:table-cell>
          <table:table-cell table:style-name="ce45"/>
          <table:table-cell table:style-name="ce37" table:number-columns-repeated="9"/>
          <table:table-cell table:number-columns-repeated="974"/>
        </table:table-row>
        <table:table-row table:style-name="ro2">
          <table:table-cell table:style-name="ce36" office:value-type="string" calcext:value-type="string">
            <text:p>7.13</text:p>
          </table:table-cell>
          <table:table-cell table:style-name="ce36" office:value-type="string" calcext:value-type="string">
            <text:p>F2</text:p>
          </table:table-cell>
          <table:table-cell table:style-name="ce37" table:number-columns-repeated="31"/>
          <table:table-cell table:style-name="ce45" table:number-columns-repeated="6"/>
          <table:table-cell table:style-name="ce45" office:value-type="string" calcext:value-type="string">
            <text:p>O</text:p>
          </table:table-cell>
          <table:table-cell table:style-name="ce45"/>
          <table:table-cell table:style-name="ce37" table:number-columns-repeated="9"/>
          <table:table-cell table:number-columns-repeated="974"/>
        </table:table-row>
        <table:table-row table:style-name="ro2">
          <table:table-cell table:style-name="ce36" office:value-type="string" calcext:value-type="string">
            <text:p>7.13</text:p>
          </table:table-cell>
          <table:table-cell table:style-name="ce36" office:value-type="string" calcext:value-type="string">
            <text:p>F3</text:p>
          </table:table-cell>
          <table:table-cell table:style-name="ce37" table:number-columns-repeated="31"/>
          <table:table-cell table:style-name="ce45" table:number-columns-repeated="6"/>
          <table:table-cell table:style-name="ce45" office:value-type="string" calcext:value-type="string">
            <text:p>O</text:p>
          </table:table-cell>
          <table:table-cell table:style-name="ce45"/>
          <table:table-cell table:style-name="ce37" table:number-columns-repeated="9"/>
          <table:table-cell table:number-columns-repeated="974"/>
        </table:table-row>
        <table:table-row table:style-name="ro2">
          <table:table-cell table:style-name="ce36" office:value-type="string" calcext:value-type="string">
            <text:p>7.13</text:p>
          </table:table-cell>
          <table:table-cell table:style-name="ce36" office:value-type="string" calcext:value-type="string">
            <text:p>F4</text:p>
          </table:table-cell>
          <table:table-cell table:style-name="ce37" table:number-columns-repeated="31"/>
          <table:table-cell table:style-name="ce45" table:number-columns-repeated="6"/>
          <table:table-cell table:style-name="ce45" office:value-type="string" calcext:value-type="string">
            <text:p>O</text:p>
          </table:table-cell>
          <table:table-cell table:style-name="ce45"/>
          <table:table-cell table:style-name="ce37" table:number-columns-repeated="9"/>
          <table:table-cell table:number-columns-repeated="974"/>
        </table:table-row>
        <table:table-row table:style-name="ro2">
          <table:table-cell table:style-name="ce36" office:value-type="string" calcext:value-type="string">
            <text:p>7.13</text:p>
          </table:table-cell>
          <table:table-cell table:style-name="ce36" office:value-type="string" calcext:value-type="string">
            <text:p>F5</text:p>
          </table:table-cell>
          <table:table-cell table:style-name="ce37" table:number-columns-repeated="31"/>
          <table:table-cell table:style-name="ce45" table:number-columns-repeated="6"/>
          <table:table-cell table:style-name="ce45" office:value-type="string" calcext:value-type="string">
            <text:p>O</text:p>
          </table:table-cell>
          <table:table-cell table:style-name="ce45"/>
          <table:table-cell table:style-name="ce37" table:number-columns-repeated="9"/>
          <table:table-cell table:number-columns-repeated="974"/>
        </table:table-row>
        <table:table-row table:style-name="ro2">
          <table:table-cell table:style-name="ce36" office:value-type="string" calcext:value-type="string">
            <text:p>7.13</text:p>
          </table:table-cell>
          <table:table-cell table:style-name="ce36" office:value-type="string" calcext:value-type="string">
            <text:p>F6</text:p>
          </table:table-cell>
          <table:table-cell table:style-name="ce37" table:number-columns-repeated="31"/>
          <table:table-cell table:style-name="ce45" table:number-columns-repeated="6"/>
          <table:table-cell table:style-name="ce45" office:value-type="string" calcext:value-type="string">
            <text:p>O</text:p>
          </table:table-cell>
          <table:table-cell table:style-name="ce45"/>
          <table:table-cell table:style-name="ce37" table:number-columns-repeated="9"/>
          <table:table-cell table:number-columns-repeated="974"/>
        </table:table-row>
        <table:table-row table:style-name="ro2">
          <table:table-cell table:style-name="ce36" office:value-type="string" calcext:value-type="string">
            <text:p>7.14</text:p>
          </table:table-cell>
          <table:table-cell table:style-name="ce36" office:value-type="string" calcext:value-type="string">
            <text:p>L0</text:p>
          </table:table-cell>
          <table:table-cell table:style-name="ce37" table:number-columns-repeated="31"/>
          <table:table-cell table:style-name="ce45" table:number-columns-repeated="7"/>
          <table:table-cell table:style-name="ce46" office:value-type="string" calcext:value-type="string">
            <text:p>O</text:p>
          </table:table-cell>
          <table:table-cell table:style-name="ce47" table:number-columns-repeated="9"/>
          <table:table-cell table:number-columns-repeated="974"/>
        </table:table-row>
        <table:table-row table:style-name="ro2">
          <table:table-cell table:style-name="ce36" office:value-type="string" calcext:value-type="string">
            <text:p>7.14</text:p>
          </table:table-cell>
          <table:table-cell table:style-name="ce36" office:value-type="string" calcext:value-type="string">
            <text:p>L1</text:p>
          </table:table-cell>
          <table:table-cell table:style-name="ce37" table:number-columns-repeated="31"/>
          <table:table-cell table:style-name="ce45" table:number-columns-repeated="7"/>
          <table:table-cell table:style-name="ce46" office:value-type="string" calcext:value-type="string">
            <text:p>O</text:p>
          </table:table-cell>
          <table:table-cell table:style-name="ce47" table:number-columns-repeated="9"/>
          <table:table-cell table:number-columns-repeated="974"/>
        </table:table-row>
        <table:table-row table:style-name="ro2">
          <table:table-cell table:style-name="ce36" office:value-type="string" calcext:value-type="string">
            <text:p>7.14</text:p>
          </table:table-cell>
          <table:table-cell table:style-name="ce36" office:value-type="string" calcext:value-type="string">
            <text:p>L2</text:p>
          </table:table-cell>
          <table:table-cell table:style-name="ce37" table:number-columns-repeated="31"/>
          <table:table-cell table:style-name="ce45" table:number-columns-repeated="7"/>
          <table:table-cell table:style-name="ce46" office:value-type="string" calcext:value-type="string">
            <text:p>O</text:p>
          </table:table-cell>
          <table:table-cell table:style-name="ce47" table:number-columns-repeated="9"/>
          <table:table-cell table:number-columns-repeated="974"/>
        </table:table-row>
        <table:table-row table:style-name="ro2">
          <table:table-cell table:style-name="ce36" office:value-type="string" calcext:value-type="string">
            <text:p>7.14</text:p>
          </table:table-cell>
          <table:table-cell table:style-name="ce36" office:value-type="string" calcext:value-type="string">
            <text:p>L3</text:p>
          </table:table-cell>
          <table:table-cell table:style-name="ce37" table:number-columns-repeated="31"/>
          <table:table-cell table:style-name="ce45" table:number-columns-repeated="7"/>
          <table:table-cell table:style-name="ce46" office:value-type="string" calcext:value-type="string">
            <text:p>O</text:p>
          </table:table-cell>
          <table:table-cell table:style-name="ce47" table:number-columns-repeated="9"/>
          <table:table-cell table:number-columns-repeated="974"/>
        </table:table-row>
        <table:table-row table:style-name="ro2">
          <table:table-cell table:style-name="ce36" office:value-type="string" calcext:value-type="string">
            <text:p>7.14</text:p>
          </table:table-cell>
          <table:table-cell table:style-name="ce36" office:value-type="string" calcext:value-type="string">
            <text:p>L4</text:p>
          </table:table-cell>
          <table:table-cell table:style-name="ce37" table:number-columns-repeated="31"/>
          <table:table-cell table:style-name="ce45" table:number-columns-repeated="7"/>
          <table:table-cell table:style-name="ce46" office:value-type="string" calcext:value-type="string">
            <text:p>O</text:p>
          </table:table-cell>
          <table:table-cell table:style-name="ce47" table:number-columns-repeated="9"/>
          <table:table-cell table:number-columns-repeated="974"/>
        </table:table-row>
        <table:table-row table:style-name="ro2">
          <table:table-cell table:style-name="ce36" office:value-type="string" calcext:value-type="string">
            <text:p>7.14</text:p>
          </table:table-cell>
          <table:table-cell table:style-name="ce36" office:value-type="string" calcext:value-type="string">
            <text:p>L5</text:p>
          </table:table-cell>
          <table:table-cell table:style-name="ce37" table:number-columns-repeated="31"/>
          <table:table-cell table:style-name="ce45" table:number-columns-repeated="7"/>
          <table:table-cell table:style-name="ce46" office:value-type="string" calcext:value-type="string">
            <text:p>O</text:p>
          </table:table-cell>
          <table:table-cell table:style-name="ce47" table:number-columns-repeated="9"/>
          <table:table-cell table:number-columns-repeated="974"/>
        </table:table-row>
        <table:table-row table:style-name="ro2">
          <table:table-cell table:style-name="ce36" office:value-type="string" calcext:value-type="string">
            <text:p>7.14</text:p>
          </table:table-cell>
          <table:table-cell table:style-name="ce36" office:value-type="string" calcext:value-type="string">
            <text:p>L6</text:p>
          </table:table-cell>
          <table:table-cell table:style-name="ce37" table:number-columns-repeated="31"/>
          <table:table-cell table:style-name="ce45" table:number-columns-repeated="7"/>
          <table:table-cell table:style-name="ce46" office:value-type="string" calcext:value-type="string">
            <text:p>O</text:p>
          </table:table-cell>
          <table:table-cell table:style-name="ce47" table:number-columns-repeated="9"/>
          <table:table-cell table:number-columns-repeated="974"/>
        </table:table-row>
        <table:table-row table:style-name="ro2">
          <table:table-cell table:style-name="ce36" office:value-type="string" calcext:value-type="string">
            <text:p>7.14</text:p>
          </table:table-cell>
          <table:table-cell table:style-name="ce36" office:value-type="string" calcext:value-type="string">
            <text:p>L7</text:p>
          </table:table-cell>
          <table:table-cell table:style-name="ce37" table:number-columns-repeated="31"/>
          <table:table-cell table:style-name="ce45" table:number-columns-repeated="7"/>
          <table:table-cell table:style-name="ce46" office:value-type="string" calcext:value-type="string">
            <text:p>O</text:p>
          </table:table-cell>
          <table:table-cell table:style-name="ce47" table:number-columns-repeated="9"/>
          <table:table-cell table:number-columns-repeated="974"/>
        </table:table-row>
        <table:table-row table:style-name="ro2">
          <table:table-cell table:style-name="ce36" office:value-type="string" calcext:value-type="string">
            <text:p>7.14</text:p>
          </table:table-cell>
          <table:table-cell table:style-name="ce36" office:value-type="string" calcext:value-type="string">
            <text:p>L8</text:p>
          </table:table-cell>
          <table:table-cell table:style-name="ce37" table:number-columns-repeated="31"/>
          <table:table-cell table:style-name="ce45" table:number-columns-repeated="7"/>
          <table:table-cell table:style-name="ce46" office:value-type="string" calcext:value-type="string">
            <text:p>O</text:p>
          </table:table-cell>
          <table:table-cell table:style-name="ce47" table:number-columns-repeated="9"/>
          <table:table-cell table:number-columns-repeated="974"/>
        </table:table-row>
        <table:table-row table:style-name="ro2">
          <table:table-cell table:style-name="ce36" office:value-type="string" calcext:value-type="string">
            <text:p>7.14</text:p>
          </table:table-cell>
          <table:table-cell table:style-name="ce36" office:value-type="string" calcext:value-type="string">
            <text:p>L9</text:p>
          </table:table-cell>
          <table:table-cell table:style-name="ce37" table:number-columns-repeated="31"/>
          <table:table-cell table:style-name="ce45" table:number-columns-repeated="7"/>
          <table:table-cell table:style-name="ce46" office:value-type="string" calcext:value-type="string">
            <text:p>O</text:p>
          </table:table-cell>
          <table:table-cell table:style-name="ce47" table:number-columns-repeated="9"/>
          <table:table-cell table:number-columns-repeated="974"/>
        </table:table-row>
        <table:table-row table:style-name="ro2">
          <table:table-cell table:style-name="ce36" office:value-type="string" calcext:value-type="string">
            <text:p>7.14</text:p>
          </table:table-cell>
          <table:table-cell table:style-name="ce36" office:value-type="string" calcext:value-type="string">
            <text:p>LA</text:p>
          </table:table-cell>
          <table:table-cell table:style-name="ce37" table:number-columns-repeated="31"/>
          <table:table-cell table:style-name="ce45" table:number-columns-repeated="7"/>
          <table:table-cell table:style-name="ce46" office:value-type="string" calcext:value-type="string">
            <text:p>O</text:p>
          </table:table-cell>
          <table:table-cell table:style-name="ce47" table:number-columns-repeated="9"/>
          <table:table-cell table:number-columns-repeated="974"/>
        </table:table-row>
        <table:table-row table:style-name="ro2">
          <table:table-cell table:style-name="ce34" office:value-type="string" calcext:value-type="string">
            <text:p>7.15</text:p>
          </table:table-cell>
          <table:table-cell table:style-name="ce34" office:value-type="string" calcext:value-type="string">
            <text:p>G0</text:p>
          </table:table-cell>
          <table:table-cell table:style-name="ce37" table:number-columns-repeated="39"/>
          <table:table-cell table:style-name="ce34" office:value-type="string" calcext:value-type="string">
            <text:p>O</text:p>
          </table:table-cell>
          <table:table-cell table:style-name="ce37" table:number-columns-repeated="8"/>
          <table:table-cell table:number-columns-repeated="974"/>
        </table:table-row>
        <table:table-row table:style-name="ro2">
          <table:table-cell table:style-name="ce34" office:value-type="string" calcext:value-type="string">
            <text:p>7.15</text:p>
          </table:table-cell>
          <table:table-cell table:style-name="ce34" office:value-type="string" calcext:value-type="string">
            <text:p>G1</text:p>
          </table:table-cell>
          <table:table-cell table:style-name="ce37" table:number-columns-repeated="39"/>
          <table:table-cell table:style-name="ce34" office:value-type="string" calcext:value-type="string">
            <text:p>O</text:p>
          </table:table-cell>
          <table:table-cell table:style-name="ce37" table:number-columns-repeated="8"/>
          <table:table-cell table:number-columns-repeated="974"/>
        </table:table-row>
        <table:table-row table:style-name="ro2">
          <table:table-cell table:style-name="ce34" office:value-type="string" calcext:value-type="string">
            <text:p>7.15</text:p>
          </table:table-cell>
          <table:table-cell table:style-name="ce34" office:value-type="string" calcext:value-type="string">
            <text:p>G2</text:p>
          </table:table-cell>
          <table:table-cell table:style-name="ce37" table:number-columns-repeated="39"/>
          <table:table-cell table:style-name="ce34" office:value-type="string" calcext:value-type="string">
            <text:p>O</text:p>
          </table:table-cell>
          <table:table-cell table:style-name="ce37" table:number-columns-repeated="8"/>
          <table:table-cell table:number-columns-repeated="974"/>
        </table:table-row>
        <table:table-row table:style-name="ro2">
          <table:table-cell table:style-name="ce34" office:value-type="string" calcext:value-type="string">
            <text:p>7.16</text:p>
          </table:table-cell>
          <table:table-cell table:style-name="ce3" office:value-type="string" calcext:value-type="string">
            <text:p>E0</text:p>
          </table:table-cell>
          <table:table-cell/>
          <table:table-cell table:style-name="ce37" table:number-columns-repeated="17"/>
          <table:table-cell table:style-name="ce34" office:value-type="string" calcext:value-type="string">
            <text:p>O</text:p>
          </table:table-cell>
          <table:table-cell table:style-name="ce37" table:number-columns-repeated="29"/>
          <table:table-cell table:number-columns-repeated="974"/>
        </table:table-row>
        <table:table-row table:style-name="ro2">
          <table:table-cell table:style-name="ce34" office:value-type="string" calcext:value-type="string">
            <text:p>7.16</text:p>
          </table:table-cell>
          <table:table-cell table:style-name="ce3" office:value-type="string" calcext:value-type="string">
            <text:p>E1</text:p>
          </table:table-cell>
          <table:table-cell/>
          <table:table-cell table:style-name="ce37" table:number-columns-repeated="17"/>
          <table:table-cell table:style-name="ce34" office:value-type="string" calcext:value-type="string">
            <text:p>O</text:p>
          </table:table-cell>
          <table:table-cell table:style-name="ce37" table:number-columns-repeated="29"/>
          <table:table-cell table:number-columns-repeated="974"/>
        </table:table-row>
        <table:table-row table:style-name="ro2">
          <table:table-cell table:style-name="ce34" office:value-type="string" calcext:value-type="string">
            <text:p>7.16</text:p>
          </table:table-cell>
          <table:table-cell table:style-name="ce3" office:value-type="string" calcext:value-type="string">
            <text:p>E2</text:p>
          </table:table-cell>
          <table:table-cell/>
          <table:table-cell table:style-name="ce37" table:number-columns-repeated="17"/>
          <table:table-cell table:style-name="ce34" office:value-type="string" calcext:value-type="string">
            <text:p>F</text:p>
          </table:table-cell>
          <table:table-cell table:style-name="ce37" table:number-columns-repeated="29"/>
          <table:table-cell table:number-columns-repeated="974"/>
        </table:table-row>
        <table:table-row table:style-name="ro2">
          <table:table-cell table:style-name="ce34" office:value-type="string" calcext:value-type="string">
            <text:p>7.16</text:p>
          </table:table-cell>
          <table:table-cell table:style-name="ce3" office:value-type="string" calcext:value-type="string">
            <text:p>E3</text:p>
          </table:table-cell>
          <table:table-cell/>
          <table:table-cell table:style-name="ce37" table:number-columns-repeated="17"/>
          <table:table-cell table:style-name="ce34" office:value-type="string" calcext:value-type="string">
            <text:p>F</text:p>
          </table:table-cell>
          <table:table-cell table:style-name="ce37" table:number-columns-repeated="29"/>
          <table:table-cell table:number-columns-repeated="974"/>
        </table:table-row>
        <table:table-row table:style-name="ro2">
          <table:table-cell table:style-name="ce34" office:value-type="string" calcext:value-type="string">
            <text:p>7.17</text:p>
          </table:table-cell>
          <table:table-cell table:style-name="ce3" office:value-type="string" calcext:value-type="string">
            <text:p>E4</text:p>
          </table:table-cell>
          <table:table-cell/>
          <table:table-cell table:style-name="ce37" table:number-columns-repeated="18"/>
          <table:table-cell table:style-name="ce34" office:value-type="string" calcext:value-type="string">
            <text:p>O</text:p>
          </table:table-cell>
          <table:table-cell table:style-name="ce37" table:number-columns-repeated="28"/>
          <table:table-cell table:number-columns-repeated="974"/>
        </table:table-row>
        <table:table-row table:style-name="ro2">
          <table:table-cell table:style-name="ce34" office:value-type="string" calcext:value-type="string">
            <text:p>7.18</text:p>
          </table:table-cell>
          <table:table-cell table:style-name="ce3" office:value-type="string" calcext:value-type="string">
            <text:p>E5</text:p>
          </table:table-cell>
          <table:table-cell/>
          <table:table-cell table:style-name="ce37" table:number-columns-repeated="18"/>
          <table:table-cell table:style-name="ce34" office:value-type="string" calcext:value-type="string">
            <text:p>O</text:p>
          </table:table-cell>
          <table:table-cell table:style-name="ce37" table:number-columns-repeated="28"/>
          <table:table-cell table:number-columns-repeated="974"/>
        </table:table-row>
        <table:table-row table:style-name="ro2">
          <table:table-cell table:style-name="ce34" office:value-type="string" calcext:value-type="string">
            <text:p>7.19</text:p>
          </table:table-cell>
          <table:table-cell table:style-name="ce3" office:value-type="string" calcext:value-type="string">
            <text:p>E6</text:p>
          </table:table-cell>
          <table:table-cell/>
          <table:table-cell table:style-name="ce37" table:number-columns-repeated="18"/>
          <table:table-cell table:style-name="ce34" office:value-type="string" calcext:value-type="string">
            <text:p>F</text:p>
          </table:table-cell>
          <table:table-cell table:style-name="ce37" table:number-columns-repeated="28"/>
          <table:table-cell table:number-columns-repeated="974"/>
        </table:table-row>
        <table:table-row table:style-name="ro2">
          <table:table-cell table:style-name="ce34" office:value-type="string" calcext:value-type="string">
            <text:p>7.20</text:p>
          </table:table-cell>
          <table:table-cell table:style-name="ce3" office:value-type="string" calcext:value-type="string">
            <text:p>E7</text:p>
          </table:table-cell>
          <table:table-cell/>
          <table:table-cell table:style-name="ce37" table:number-columns-repeated="18"/>
          <table:table-cell table:style-name="ce34" office:value-type="string" calcext:value-type="string">
            <text:p>F</text:p>
          </table:table-cell>
          <table:table-cell table:style-name="ce37" table:number-columns-repeated="28"/>
          <table:table-cell table:number-columns-repeated="974"/>
        </table:table-row>
        <table:table-row table:style-name="ro2">
          <table:table-cell table:style-name="ce34" office:value-type="string" calcext:value-type="string">
            <text:p>7.21</text:p>
          </table:table-cell>
          <table:table-cell table:style-name="ce19" office:value-type="string" calcext:value-type="string">
            <text:p>E8</text:p>
          </table:table-cell>
          <table:table-cell/>
          <table:table-cell table:style-name="ce37" table:number-columns-repeated="18"/>
          <table:table-cell table:style-name="ce34" office:value-type="string" calcext:value-type="string">
            <text:p>O</text:p>
          </table:table-cell>
          <table:table-cell table:style-name="ce37" table:number-columns-repeated="28"/>
          <table:table-cell table:number-columns-repeated="974"/>
        </table:table-row>
        <table:table-row table:style-name="ro2">
          <table:table-cell/>
          <table:table-cell table:style-name="ce20"/>
          <table:table-cell/>
          <table:table-cell table:style-name="ce37" table:number-columns-repeated="47"/>
          <table:table-cell table:number-columns-repeated="974"/>
        </table:table-row>
        <table:table-row table:style-name="ro2" table:number-rows-repeated="2">
          <table:table-cell table:style-name="ce37"/>
          <table:table-cell table:style-name="ce41"/>
          <table:table-cell table:style-name="ce37" table:number-columns-repeated="48"/>
          <table:table-cell table:number-columns-repeated="974"/>
        </table:table-row>
        <table:table-row table:style-name="ro2">
          <table:table-cell table:style-name="ce34" office:value-type="string" calcext:value-type="string">
            <text:p>JSON: </text:p>
          </table:table-cell>
          <table:table-cell table:style-name="ce35"/>
          <table:table-cell table:style-name="ce34" office:value-type="string" calcext:value-type="string">
            <text:p>{"10":{"O":["50","57","5A","61","62"],"F":["53","54","55","58","59","5M","5O","5P","5T","5U"],"C":[]},"11":{"O":["30","31","32","36","37","38"],"F":["08","35"],"C":[]},"12":{"O":["90","92","94","96","AN","BK","C1"],"F":["91","93","95","C0"],"C":[]},"13":{"O":["60","62","63","67","68","69","6A","6C","6J","6K","6L","6P","6Q","6U","6W","6X"],"F":["61","66","6M","6N","6O","6R","6S","6T","6V","6Y"],"C":[]},"14":{"O":["60","62","A2","AH","AI","AO","AP","AQ","AS","AT","AW","AY","AZ"],"F":["5L","5M","69","6A","AR","AU","AV","AX"],"C":[]},"15":{"O":["55","5N","5Q","5R","5S","5T","61","62","67","69","6A","6L"],"F":["50","5M","5O","5P","5U","66","6Z"],"C":[]},"16":{"O":["60","62","67","69","6O","6Q","G0","G1","G2"],"F":[],"C":[]},"":{"O":[],"F":[],"C":[]},"00":{"O":["20","21","22","23","24","25","26"],"F":["ID S7.ID","10","11","12","13","1G","1I","1J","1K"],"C":[]},"01":{"O":["22","24","26"],"F":["10","11","12","13","14","15","16","17","18","19","1A","1B","1C","1D","1E","1F","1G","1H","1I","1J","1K","1L","1M","1N","1O","1P","20","21","23","25","27","28","29","2A","2B","2C","2D"],"C":[]},"02":{"O":["22","24","25","26"],"F":["10","11","12","13","1G","1I","1J","1K","23"],"C":[]},"03":{"O":["30","31","32"],"F":["08"],"C":[]},"05":{"O":["08","30","35"],"F":[],"C":[]},"04":{"O":["40","41"],"F":["10","11","12","13"],"C":[]},"06":{"O":["50","53","54","55","58","59"],"F":["10","11","12","13","57","5A","5M","5O","5P","5T","5U"],"C":[]},"07":{"O":["60","62","65","66","67","68","6C"],"F":["61","63","69","6A","6F","6N","6O","6S","6T","6U","6V","6W","6X","6Y"],"C":[]},"08":{"O":["6F"],"F":[],"C":[]},"09":{"O":["22","24","26"],"F":["10","11","12","13"],"C":[]},"A0":{"O":["A0","A1","A2","A3","A4","A5","A6","A7","A9"],"F":["AA"],"C":[]},"A7":{"O":["A0","A1","A2","A4","A5","A6","A9","AM"],"F":["A3","A7","AA"],"C":[]},"A1":{"O":["60","6G","6H","AB","AC"],"F":["6A"],"C":[]},"A2":{"O":[],"F":[],"C":[]},"A3":{"O":["A1","AJ","AK"],"F":[],"C":[]},"A5":{"O":["AI","AL"],"F":[],"C":[]},"A6":{"O":["80","81","82","83"],"F":[],"C":[]},"A9":{"O":["69","80","81","83"],"F":[],"C":[]},"A4":{"O":["72","73","77","78","7C","7D","7E","7G","7K","7M"],"F":["70","71"],"C":[]},"B0":{"O":["B2","B6","B7","B9","BD","BG","BH","BI","BJ"],"F":["B0","B1","BB"],"C":[]},"B1":{"O":["B0","B2","B7","BB"],"F":[],"C":[]},"A8":{"O":["A1","A4","AA","C2","C3","C4","C6","C7","C8","C9","CA","CB","CC"],"F":["C5"],"C":[]},"C1":{"O":["D0","D1","D2","D3","D4","D5","D8"],"F":[],"C":[]},"C2":{"O":["D6","D7","D8","DY"],"F":["DB","DC","DD","DE","DH","DI","DQ","DR","DS","DT","DU","DV","DW"],"C":[]},"C3":{"O":["D6","D7","D8","DY"],"F":["DB","DC","DD","DE","DF","DG","DH","DQ","DR","DS","DT","DW","DX"],"C":[]},"C4":{"O":["D6","D7","D8","DY"],"F":["DB","DC","DD","DE","DH","DI","DQ","DR","DS","DT","DU","DV","DW"],"C":[]},"C5":{"O":["D7","D9","DA","DY"],"F":["DJ","DK ","DL","DM","DN","DO","DP","DQ","DR","DS","DT","DW","DX"],"C":[]},"C6":{"O":["D6","D7","D8","DE","DF","DG","DT","DY"],"F":["DH","DW","DX"],"C":[]},"B2":{"O":["F0","F1","F2","F3","F4","F5","F6"],"F":[],"C":[]},"L1":{"O":["L0","L1","L2","L3","L4","L5","L6","L7","L8","L9","LA"],"F":[],"C":[]}}</text:p>
          </table:table-cell>
          <table:table-cell table:style-name="ce37" table:number-columns-repeated="47"/>
          <table:table-cell table:number-columns-repeated="974"/>
        </table:table-row>
        <table:table-row table:style-name="ro2">
          <table:table-cell table:style-name="ce34" office:value-type="string" calcext:value-type="string">
            <text:p>JSON: </text:p>
          </table:table-cell>
          <table:table-cell table:style-name="ce35"/>
          <table:table-cell table:style-name="ce34" office:value-type="string" calcext:value-type="string">
            <text:p>{"10":{"O":["50","57","5A","61","62"],"F":["53","54","55","58","59","5M","5O","5P","5T","5U"],"C":[]},"11":{"O":["30","31","32","36","37","38"],"F":["08","35"],"C":[]},"12":{"O":["90","92","94","96","AN","BK","C1"],"F":["91","93","95","C0"],"C":[]},"13":{"O":["60","62","63","67","68","69","6A","6C","6J","6K","6L","6P","6Q","6U","6W","6X"],"F":["61","66","6M","6N","6O","6R","6S","6T","6V","6Y"],"C":[]},"14":{"O":["60","62","A2","AH","AI","AO","AP","AQ","AS","AT","AW","AY","AZ"],"F":["5L","5M","69","6A","AR","AU","AV","AX"],"C":[]},"15":{"O":["55","5N","5Q","5R","5S","5T","61","62","67","69","6A","6L"],"F":["50","5M","5O","5P","5U","66","6Z"],"C":[]},"16":{"O":["60","62","67","69","6O","6Q","G0","G1","G2"],"F":[],"C":[]},"":{"O":[],"F":[],"C":[]},"00":{"O":["20","21","22","23","24","25","26"],"F":["10","11","12","13","1G","1I","1J","1K"],"C":[]},"01":{"O":["22","24","26"],"F":["10","11","12","13","14","15","16","17","18","19","1A","1B","1C","1D","1E","1F","1G","1H","1I","1J","1K","1L","1M","1N","1O","1P","20","21","23","25","27","28","29","2A","2B","2C","2D"],"C":[]},"02":{"O":["22","24","25","26"],"F":["10","11","12","13","1G","1I","1J","1K","23"],"C":[]},"03":{"O":["30","31","32"],"F":["08"],"C":[]},"05":{"O":["08","30","35"],"F":[],"C":[]},"04":{"O":["40","41"],"F":["10","11","12","13"],"C":[]},"06":{"O":["50","53","54","55","58","59"],"F":["10","11","12","13","57","5A","5M","5O","5P","5T","5U"],"C":[]},"07":{"O":["60","62","65","66","67","68","6C"],"F":["61","63","69","6A","6F","6N","6O","6S","6T","6U","6V","6W","6X","6Y"],"C":[]},"08":{"O":["6F"],"F":[],"C":[]},"09":{"O":["22","24","26"],"F":["10","11","12","13"],"C":[]},"A0":{"O":["A0","A1","A2","A3","A4","A5","A6","A7","A9"],"F":["AA"],"C":[]},"A7":{"O":["A0","A1","A2","A4","A5","A6","A9","AM"],"F":["A3","A7","AA"],"C":[]},"A1":{"O":["60","6G","6H","AB","AC"],"F":["6A"],"C":[]},"A2":{"O":[],"F":[],"C":[]},"A3":{"O":["A1","AJ","AK"],"F":[],"C":[]},"A5":{"O":["AI","AL"],"F":[],"C":[]},"A6":{"O":["80","81","82","83"],"F":["86"],"C":[]},"A9":{"O":["69","80","81","85"],"F":["86"],"C":[]},"AC":{"O":["80","81","82","86"],"F":["AI"],"C":[]},"A4":{"O":["72","73","77","78","7C","7D","7E","7G","7K","7M"],"F":["70","71"],"C":[]},"B0":{"O":["B2","B6","B7","B9","BD","BG","BH","BI","BJ"],"F":["B0","B1","BB"],"C":[]},"B1":{"O":["B0","B2","B7","BB"],"F":[],"C":[]},"A8":{"O":["A1","A4","AA","C2","C3","C4","C6","C7","C8","C9","CA","CB","CC"],"F":["C5"],"C":[]},"C1":{"O":["D0","D1","D2","D3","D4","D5","D8"],"F":[],"C":[]},"C2":{"O":["D6","D7","D8","DY"],"F":["DB","DC","DD","DE","DH","DI","DQ","DR","DS","DT","DU","DV","DW"],"C":[]},"C3":{"O":["D6","D7","D8","DY"],"F":["DB","DC","DD","DE","DF","DG","DH","DQ","DR","DS","DT","DW","DX"],"C":[]},"C4":{"O":["D6","D7","D8","DY"],"F":["DB","DC","DD","DE","DH","DI","DQ","DR","DS","DT","DU","DV","DW"],"C":[]},"C5":{"O":["D7","D9","DA","DY"],"F":["DJ","DK ","DL","DM","DN","DO","DP","DQ","DR","DS","DT","DW","DX"],"C":[]},"C6":{"O":["D6","D7","D8","DE","DF","DG","DT","DY"],"F":["DH","DW","DX"],"C":[]},"B2":{"O":["F0","F1","F2","F3","F4","F5","F6"],"F":[],"C":[]},"L1":{"O":["L0","L1","L2","L3","L4","L5","L6","L7","L8","L9","LA"],"F":[],"C":[]}}</text:p>
          </table:table-cell>
          <table:table-cell table:style-name="ce37" table:number-columns-repeated="47"/>
          <table:table-cell table:number-columns-repeated="974"/>
        </table:table-row>
        <table:table-row table:style-name="ro2">
          <table:table-cell table:style-name="ce34" office:value-type="string" calcext:value-type="string">
            <text:p>JSON: </text:p>
          </table:table-cell>
          <table:table-cell table:style-name="ce35"/>
          <table:table-cell table:style-name="ce34" office:value-type="string" calcext:value-type="string">
            <text:p>{"10":{"O":["50","57","5A","61","62"],"F":["53","54","55","58","59","5M","5O","5P","5T","5U"],"C":[]},"11":{"O":["30","31","32","36","37","38"],"F":["08","35"],"C":[]},"12":{"O":["90","92","94","96","AN","BK","C1"],"F":["91","93","95","C0"],"C":[]},"13":{"O":["60","62","63","67","68","69","6A","6C","6J","6K","6L","6P","6Q","6U","6W","6X"],"F":["61","66","6M","6N","6O","6R","6S","6T","6V","6Y"],"C":[]},"14":{"O":["60","62","A2","AH","AI","AO","AP","AQ","AS","AT","AW","AY","AZ"],"F":["5L","5M","69","6A","AR","AU","AV","AX"],"C":[]},"15":{"O":["55","5N","5Q","5R","5S","5T","61","62","67","69","6A","6L"],"F":["5U","66","6Z"],"C":[[],[[],["50","5M"]],[[],["5O","5P"]]]},"16":{"O":["60","62","67","69","6O","6Q","G0","G1","G2"],"F":[],"C":[]},"":{"O":[],"F":[],"C":[]},"00":{"O":["20","21","22","23","24","25","26"],"F":["1G","1I","1J","1K"],"C":[[],[[],["10"]],[[],["11","12","13"]]]},"01":{"O":["22","24","26"],"F":["14","15","16","17","18","19","1A","1B","1C","1D","1E","1F","1G","1H","1I","1J","1K","1L","1M","1N","1O","1P","20","21","23","25","27","28","29","2A","2B","2C","2D"],"C":[[],[[],["10"]],[[],["11","12","13"]]]},"02":{"O":["22","24","25","26"],"F":["1G","1I","1J","1K","23"],"C":[[],[[],["10"]],[[],["11","12","13"]]]},"03":{"O":["30","31","32"],"F":["08"],"C":[]},"05":{"O":["08","30","35"],"F":[],"C":[]},"04":{"O":["40","41"],"F":[],"C":[[],[[],["10"]],[[],["11","12","13"]]]},"06":{"O":["50","53","54","55","58","59"],"F":["57","5A","5M","5O","5P","5T","5U"],"C":[[],[[],["10"]],[[],["11","12","13"]]]},"07":{"O":["60","62","65","66","67","68","6C"],"F":["61","63","69","6A","6F","6N","6O","6S","6T","6U","6V","6W","6X","6Y"],"C":[]},"08":{"O":["6F"],"F":[],"C":[]},"09":{"O":["22","24","26"],"F":[],"C":[[],[[],["10"]],[[],["11","12","13"]]]},"A0":{"O":["A0","A1","A2","A3","A4","A5","A6","A7","A9"],"F":["AA"],"C":[]},"A7":{"O":["A0","A1","A2","A4","A5","A6","A9","AM"],"F":["A3","A7","AA"],"C":[]},"A1":{"O":["60","6G","6H","AB","AC"],"F":["6A"],"C":[]},"A2":{"O":[],"F":[],"C":[]},"A3":{"O":["A1","AJ","AK"],"F":[],"C":[]},"A5":{"O":["AI","AL"],"F":[],"C":[]},"A6":{"O":["80","81","82","83"],"F":["86"],"C":[]},"A9":{"O":["69","80","81","85"],"F":["86"],"C":[]},"AC":{"O":["80","81","82","86"],"F":["AI"],"C":[]},"A4":{"O":["72","73","77","78","7C","7D","7E","7G","7K","7M"],"F":[],"C":[[],[[],["70","71"]]]},"B0":{"O":["B2","B6","B7","B9","BD","BG","BH","BI","BJ"],"F":["BB"],"C":[[],[[],["B0","B1"]]]},"B1":{"O":["B0","B2","B7","BB"],"F":[],"C":[]},"A8":{"O":["A1","A4","AA","C2","C3","C4","C6","C7","C8","C9","CA","CB","CC"],"F":["C5"],"C":[]},"C1":{"O":["D0","D1","D2","D3","D4","D5","D8"],"F":[],"C":[]},"C2":{"O":["D6","D7","D8","DY"],"F":["DH","DI","DW"],"C":[[],[[],["DB","DC","DD"],["DE"]],[[],["DQ","DR","DS"],["DT","DU","DV"]]]},"C3":{"O":["D6","D7","D8","DY"],"F":["DH","DW","DX"],"C":[[],[[],["DB","DC","DD"],["DE","DF","DG"]],[[],["DQ","DR","DS"],["DT"]]]},"C4":{"O":["D6","D7","D8","DY"],"F":["DH","DI"],"C":[[],[[],["DB","DC","DD"],["DE"]],[[],["DQ","DR","DS"],["DT","DU","DV","DW"]]]},"C5":{"O":["D7","D9","DA","DY"],"F":["DW","DX"],"C":[[],[],[[],["DQ","DR","DS"],["DT"]],[[],["DJ","DK ","DL"],["DM","DN","DO","DP"]]]},"C6":{"O":["D6","D7","D8","DE","DF","DG","DT","DY"],"F":["DH","DW","DX"],"C":[]},"B2":{"O":["F0","F1","F2","F3","F4","F5","F6"],"F":[],"C":[]},"L1":{"O":["L0","L1","L2","L3","L4","L5","L6","L7","L8","L9","LA"],"F":[],"C":[]}}</text:p>
          </table:table-cell>
          <table:table-cell table:style-name="ce37" table:number-columns-repeated="47"/>
          <table:table-cell table:number-columns-repeated="974"/>
        </table:table-row>
        <table:table-row table:style-name="ro2">
          <table:table-cell table:style-name="ce34" office:value-type="string" calcext:value-type="string">
            <text:p>JSON: </text:p>
          </table:table-cell>
          <table:table-cell table:style-name="ce35"/>
          <table:table-cell table:style-name="ce34" office:value-type="string" calcext:value-type="string">
            <text:p>{"10":{"O":["50","57","5A","61","62"],"F":["53","54","55","58","59","5M","5O","5P","5T","5U"],"C":[]},"11":{"O":["30","31","32","36","37","38"],"F":["08","35"],"C":[]},"12":{"O":["90","92","94","96","AN","BK","C1"],"F":["91","93","95","C0"],"C":[]},"13":{"O":["60","62","63","67","68","69","6A","6C","6J","6K","6L","6P","6Q","6U","6W","6X"],"F":["61","66","6M","6N","6O","6R","6S","6T","6V","6Y"],"C":[]},"14":{"O":["60","62","A2","AH","AI","AO","AP","AQ","AS","AT","AW","AY","AZ"],"F":["5L","5M","69","6A","AR","AU","AV","AX"],"C":[]},"15":{"O":["55","5N","5Q","5R","5S","5T","61","62","67","69","6A","6L"],"F":["5U","66","6Z"],"C":[[["50","5M"]],[["5O","5P"]]]},"16":{"O":["60","62","67","69","6O","6Q","G0","G1","G2"],"F":[],"C":[]},"":{"O":[],"F":[],"C":[]},"00":{"O":["20","21","22","23","24","25","26"],"F":["1G","1I","1J","1K"],"C":[[["10"]],[["11","12","13"]]]},"01":{"O":["22","24","26"],"F":["14","15","16","17","18","19","1A","1B","1C","1D","1E","1F","1G","1H","1I","1J","1K","1L","1M","1N","1O","1P","20","21","23","25","27","28","29","2A","2B","2C","2D"],"C":[[["10"]],[["11","12","13"]]]},"02":{"O":["22","24","25","26"],"F":["1G","1I","1J","1K","23"],"C":[[["10"]],[["11","12","13"]]]},"03":{"O":["30","31","32"],"F":["08"],"C":[]},"05":{"O":["08","30","35"],"F":[],"C":[]},"04":{"O":["40","41"],"F":[],"C":[[["10"]],[["11","12","13"]]]},"06":{"O":["50","53","54","55","58","59"],"F":["57","5A","5M","5O","5P","5T","5U"],"C":[[["10"]],[["11","12","13"]]]},"07":{"O":["60","62","65","66","67","68","6C"],"F":["61","63","69","6A","6F","6N","6O","6S","6T","6U","6V","6W","6X","6Y"],"C":[]},"08":{"O":["6F"],"F":[],"C":[]},"09":{"O":["22","24","26"],"F":[],"C":[[["10"]],[["11","12","13"]]]},"A0":{"O":["A0","A1","A2","A3","A4","A5","A6","A7","A9"],"F":["AA"],"C":[]},"A7":{"O":["A0","A1","A2","A4","A5","A6","A9","AM"],"F":["A3","A7","AA"],"C":[]},"A1":{"O":["60","6G","6H","AB","AC"],"F":["6A"],"C":[]},"A2":{"O":[],"F":[],"C":[]},"A3":{"O":["A1","AJ","AK"],"F":[],"C":[]},"A5":{"O":["AI","AL"],"F":[],"C":[]},"A6":{"O":["80","81","82","83"],"F":["86"],"C":[]},"A9":{"O":["69","80","81","85"],"F":["86"],"C":[]},"AC":{"O":["80","81","82","86"],"F":["AI"],"C":[]},"A4":{"O":["72","73","77","78","7C","7D","7E","7G","7K","7M"],"F":[],"C":[[["70","71"]]]},"B0":{"O":["B2","B6","B7","B9","BD","BG","BH","BI","BJ"],"F":["BB"],"C":[[["B0","B1"]]]},"B1":{"O":["B0","B2","B7","BB"],"F":[],"C":[]},"A8":{"O":["A1","A4","AA","C2","C3","C4","C6","C7","C8","C9","CA","CB","CC"],"F":["C5"],"C":[]},"C1":{"O":["D0","D1","D2","D3","D4","D5","D8"],"F":[],"C":[]},"C2":{"O":["D6","D7","D8","DY"],"F":["DH","DI","DW"],"C":[[["DB","DC","DD"],["DE"]],[["DQ","DR","DS"],["DT","DU","DV"]]]},"C3":{"O":["D6","D7","D8","DY"],"F":["DH","DW","DX"],"C":[[["DB","DC","DD"],["DE","DF","DG"]],[["DQ","DR","DS"],["DT"]]]},"C4":{"O":["D6","D7","D8","DY"],"F":["DH","DI"],"C":[[["DB","DC","DD"],["DE"]],[["DQ","DR","DS"],["DT","DU","DV","DW"]]]},"C5":{"O":["D7","D9","DA","DY"],"F":["DW","DX"],"C":[[],[["DQ","DR","DS"],["DT"]],[["DJ","DK ","DL"],["DM","DN","DO","DP"]]]},"C6":{"O":["D6","D7","D8","DE","DF","DG","DT","DY"],"F":["DH","DW","DX"],"C":[]},"B2":{"O":["F0","F1","F2","F3","F4","F5","F6"],"F":[],"C":[]},"L1":{"O":["L0","L1","L2","L3","L4","L5","L6","L7","L8","L9","LA"],"F":[],"C":[]}}</text:p>
          </table:table-cell>
          <table:table-cell table:style-name="ce37" table:number-columns-repeated="47"/>
          <table:table-cell table:number-columns-repeated="974"/>
        </table:table-row>
        <table:table-row table:style-name="ro2">
          <table:table-cell table:style-name="ce34" office:value-type="string" calcext:value-type="string">
            <text:p>JSON: </text:p>
          </table:table-cell>
          <table:table-cell table:style-name="ce35"/>
          <table:table-cell table:style-name="ce34" office:value-type="string" calcext:value-type="string">
            <text:p>{"10":{"O":["50","57","5A","61","62"],"F":["53","54","55","58","59","5M","5O","5P","5T","5U"],"C":[]},"11":{"O":["30","31","32","36","37","38"],"F":["08","35"],"C":[]},"12":{"O":["90","92","94","96","AN","BK","C1"],"F":["91","93","95","C0"],"C":[]},"13":{"O":["60","62","63","67","68","69","6A","6C","6J","6K","6L","6P","6Q","6U","6W","6X"],"F":["61","66","6M","6N","6O","6R","6S","6T","6V","6Y"],"C":[]},"14":{"O":["60","62","A2","AH","AI","AO","AP","AQ","AS","AT","AW","AY","AZ"],"F":["5L","5M","69","6A","AR","AU","AV","AX"],"C":[]},"15":{"O":["55","5N","5Q","5R","5S","5T","61","62","67","69","6A","6L"],"F":["5U","66","6Z"],"C":[[["50","5M"],["5O","5P"]]]},"16":{"O":["60","62","67","69","6O","6Q","G0","G1","G2"],"F":[],"C":[]},"":{"O":[],"F":[],"C":[]},"00":{"O":["20","21","22","23","24","25","26"],"F":["1G","1I","1J","1K"],"C":[[["10"],["11","12","13"]]]},"01":{"O":["22","24","26"],"F":["14","15","16","17","18","19","1A","1B","1C","1D","1E","1F","1G","1H","1I","1J","1K","1L","1M","1N","1O","1P","20","21","23","25","27","28","29","2A","2B","2C","2D"],"C":[[["10"],["11","12","13"]]]},"02":{"O":["22","24","25","26"],"F":["1G","1I","1J","1K","23"],"C":[[["10"],["11","12","13"]]]},"03":{"O":["30","31","32"],"F":["08"],"C":[]},"05":{"O":["08","30","35"],"F":[],"C":[]},"04":{"O":["40","41"],"F":[],"C":[[["10"],["11","12","13"]]]},"06":{"O":["50","53","54","55","58","59"],"F":["57","5A","5M","5O","5P","5T","5U"],"C":[[["10"],["11","12","13"]]]},"07":{"O":["60","62","65","66","67","68","6C"],"F":["61","63","69","6A","6F","6N","6O","6S","6T","6U","6V","6W","6X","6Y"],"C":[]},"08":{"O":["6F"],"F":[],"C":[]},"09":{"O":["22","24","26"],"F":[],"C":[[["10"],["11","12","13"]]]},"A0":{"O":["A0","A1","A2","A3","A4","A5","A6","A7","A9"],"F":["AA"],"C":[]},"A7":{"O":["A0","A1","A2","A4","A5","A6","A9","AM"],"F":["A3","A7","AA"],"C":[]},"A1":{"O":["60","6G","6H","AB","AC"],"F":["6A"],"C":[]},"A2":{"O":[],"F":[],"C":[]},"A3":{"O":["A1","AJ","AK"],"F":[],"C":[]},"A5":{"O":["AI","AL"],"F":[],"C":[]},"A6":{"O":["80","81","82","83"],"F":["86"],"C":[]},"A9":{"O":["69","80","81","85"],"F":["86"],"C":[]},"AC":{"O":["80","81","82","86"],"F":["AI"],"C":[]},"A4":{"O":["72","73","77","78","7C","7D","7E","7G","7K","7M"],"F":[],"C":[[["70"],["71"]]]},"B0":{"O":["B2","B6","B7","B9","BD","BG","BH","BI","BJ"],"F":["BB"],"C":[[["B0"],["B1"]]]},"B1":{"O":["B0","B2","B7","BB"],"F":[],"C":[]},"A8":{"O":["A1","A4","AA","C2","C3","C4","C6","C7","C8","C9","CA","CB","CC"],"F":["C5"],"C":[]},"C1":{"O":["D0","D1","D2","D3","D4","D5","D8"],"F":[],"C":[]},"C2":{"O":["D6","D7","D8","DY"],"F":["DH","DI","DW"],"C":[[["DB","DC","DD"],["DE"]],[["DQ","DR","DS"],["DT","DU","DV"]]]},"C3":{"O":["D6","D7","D8","DY"],"F":["DH","DW","DX"],"C":[[["DB","DC","DD"],["DE","DF","DG"]],[["DQ","DR","DS"],["DT"]]]},"C4":{"O":["D6","D7","D8","DY"],"F":["DH","DI"],"C":[[["DB","DC","DD"],["DE"]],[["DQ","DR","DS"],["DT","DU","DV","DW"]]]},"C5":{"O":["D7","D9","DA","DY"],"F":["DW","DX"],"C":[[],[["DQ","DR","DS"],["DT"]],[["DJ","DK ","DL"],["DM","DN","DO","DP"]]]},"C6":{"O":["D6","D7","D8","DE","DF","DG","DT","DY"],"F":["DH","DW","DX"],"C":[]},"B2":{"O":["F0","F1","F2","F3","F4","F5","F6"],"F":[],"C":[]},"L1":{"O":["L0","L1","L2","L3","L4","L5","L6","L7","L8","L9","LA"],"F":[],"C":[]}}</text:p>
          </table:table-cell>
          <table:table-cell table:style-name="ce37" table:number-columns-repeated="47"/>
          <table:table-cell table:number-columns-repeated="974"/>
        </table:table-row>
        <table:table-row table:style-name="ro2">
          <table:table-cell table:style-name="ce34" office:value-type="string" calcext:value-type="string">
            <text:p>JSON: </text:p>
          </table:table-cell>
          <table:table-cell table:style-name="ce35"/>
          <table:table-cell table:style-name="ce34" office:value-type="string" calcext:value-type="string">
            <text:p>{"10":{"O":["50","57","5A","61","62"],"F":["53","54","55","58","59","5M","5O","5P","5T","5U"],"C":[]},"11":{"O":["30","31","32","36","37","38"],"F":["08","35"],"C":[]},"12":{"O":["90","92","94","96","AN","BK","C1"],"F":["91","93","95","C0"],"C":[]},"13":{"O":["60","62","63","67","68","69","6A","6C","6J","6K","6L","6P","6Q","6U","6W","6X"],"F":["61","66","6M","6N","6O","6R","6S","6T","6V","6Y"],"C":[]},"14":{"O":["60","62","A2","AH","AI","AO","AP","AQ","AS","AT","AW","AY","AZ"],"F":["5L","5M","69","6A","AR","AU","AV","AX"],"C":[]},"15":{"O":["55","5N","5Q","5R","5S","5T","61","62","67","69","6A","6L"],"F":["5U","66","6Z"],"C":[[["50","5M"],["5O","5P"]]]},"16":{"O":["60","62","67","69","6O","6Q","G0","G1","G2"],"F":[],"C":[]},"":{"O":[],"F":[],"C":[]},"00":{"O":["20","21","22","23","24","25","26"],"F":["1G","1I","1J","1K"],"C":[[["10"],["11","12","13"]]]},"01":{"O":["22","24","26"],"F":["14","15","16","17","18","19","1A","1B","1C","1D","1E","1F","1G","1H","1I","1J","1K","1L","1M","1N","1O","1P","20","21","23","25","27","28","29","2A","2B","2C","2D"],"C":[[["10"],["11","12","13"]]]},"02":{"O":["22","24","25","26"],"F":["1G","1I","1J","1K","23"],"C":[[["10"],["11","12","13"]]]},"03":{"O":["30","31","32"],"F":["08"],"C":[]},"05":{"O":["08","30","35"],"F":[],"C":[]},"04":{"O":["40","41"],"F":[],"C":[[["10"],["11","12","13"]]]},"06":{"O":["50","53","54","55","58","59"],"F":["57","5A","5M","5O","5P","5T","5U"],"C":[[["10"],["11","12","13"]]]},"07":{"O":["60","62","65","66","67","68","6C"],"F":["61","63","69","6A","6F","6N","6O","6S","6T","6U","6V","6W","6X","6Y"],"C":[]},"08":{"O":["6F"],"F":[],"C":[]},"09":{"O":["22","24","26"],"F":[],"C":[[["10"],["11","12","13"]]]},"A0":{"O":["A0","A1","A2","A3","A4","A5","A6","A7","A9"],"F":["AA"],"C":[]},"A7":{"O":["A0","A1","A2","A4","A5","A6","A9","AM"],"F":["A3","A7","AA"],"C":[]},"A1":{"O":["60","6G","6H","AB","AC"],"F":["6A"],"C":[]},"A2":{"O":[],"F":[],"C":[]},"A3":{"O":["A1","AJ","AK"],"F":[],"C":[]},"A5":{"O":["AI","AL"],"F":[],"C":[]},"A6":{"O":["80","81","82","83"],"F":["86"],"C":[]},"A9":{"O":["69","80","81","85"],"F":["86"],"C":[]},"AC":{"O":["80","81","82","86"],"F":["AI"],"C":[]},"A4":{"O":["72","73","77","78","7C","7D","7E","7G","7K","7M"],"F":[],"C":[[["70"],["71"]]]},"B0":{"O":["B2","B6","B7","B9","BD","BG","BH","BI","BJ"],"F":["BB"],"C":[[["B0"],["B1"]]]},"B1":{"O":["B0","B2","B7","BB"],"F":[],"C":[]},"A8":{"O":["A1","A4","AA","C2","C3","C4","C6","C7","C8","C9","CA","CB","CC"],"F":["C5"],"C":[]},"C1":{"O":["D0","D1","D2","D3","D4","D5","D8"],"F":[],"C":[]},"C2":{"O":["D6","D7","D8","DY"],"F":["DH","DI","DW"],"C":[[["DB","DC","DD"],["DE"]],[["DQ","DR","DS"],["DT","DU","DV"]]]},"C3":{"O":["D6","D7","D8","DY"],"F":["DH","DW","DX"],"C":[[["DB","DC","DD"],["DE","DF","DG"]],[["DQ","DR","DS"],["DT"]]]},"C4":{"O":["D6","D7","D8","DY"],"F":["DH","DI"],"C":[[["DB","DC","DD"],["DE"]],[["DQ","DR","DS"],["DT","DU","DV","DW"]]]},"C5":{"O":["D7","D9","DA","DY"],"F":["DW","DX"],"C":[[],[["DQ","DR","DS"],["DT"]],[["DJ","DK ","DL"],["DM","DN","DO","DP"]]]},"C6":{"O":["D6","D7","D8","DE","DF","DG","DT","DY"],"F":["DH","DW","DX"],"C":[]},"B2":{"O":["F0","F1","F2","F3","F4","F5","F6"],"F":[],"C":[]},"L1":{"O":["L0","L1","L2","L3","L4","L5","L6","L7","L8","L9","LA"],"F":[],"C":[]}}</text:p>
          </table:table-cell>
          <table:table-cell table:style-name="ce37" table:number-columns-repeated="47"/>
          <table:table-cell table:number-columns-repeated="974"/>
        </table:table-row>
        <table:table-row table:style-name="ro2">
          <table:table-cell table:style-name="ce34" office:value-type="string" calcext:value-type="string">
            <text:p>JSON: </text:p>
          </table:table-cell>
          <table:table-cell table:style-name="ce35"/>
          <table:table-cell table:style-name="ce34" office:value-type="string" calcext:value-type="string">
            <text:p>{"10":{"O":["50","57","5A","61","62"],"F":["53","54","55","58","59","5M","5O","5P","5T","5U"],"C":[]},"11":{"O":["30","31","32","36","37","38"],"F":["08","35"],"C":[]},"12":{"O":["90","92","94","96","AN","BK","C1"],"F":["91","93","95","C0"],"C":[]},"13":{"O":["60","62","63","67","68","69","6A","6C","6J","6K","6L","6P","6Q","6U","6W","6X"],"F":["61","66","6M","6N","6O","6R","6S","6T","6V","6Y"],"C":[]},"14":{"O":["60","62","A2","AH","AI","AO","AP","AQ","AS","AT","AW","AY","AZ"],"F":["5L","5M","69","6A","AR","AU","AV","AX"],"C":[]},"15":{"O":["55","5N","5Q","5R","5S","5T","61","62","67","69","6A","6L"],"F":["5U","66","6Z"],"C":[[["50","5M"],["5O","5P"]]]},"16":{"O":["60","62","67","69","6O","6Q","G0","G1","G2"],"F":[],"C":[]},"":{"O":[],"F":[],"C":[]},"00":{"O":["20","21","22","23","24","25","26"],"F":["1G","1I","1J","1K"],"C":[[["10"],["11","12","13"]]]},"01":{"O":["22","24","26"],"F":["14","15","16","17","18","19","1A","1B","1C","1D","1E","1F","1G","1H","1I","1J","1K","1L","1M","1N","1O","1P","20","21","23","25","27","28","29","2A","2B","2C","2D"],"C":[[["10"],["11","12","13"]]]},"02":{"O":["22","24","25","26"],"F":["1G","1I","1J","1K","23"],"C":[[["10"],["11","12","13"]]]},"03":{"O":["30","31","32"],"F":["08"],"C":[]},"05":{"O":["08","30","35"],"F":[],"C":[]},"04":{"O":["40","41"],"F":[],"C":[[["10"],["11","12","13"]]]},"06":{"O":["50","53","54","55","58","59"],"F":["57","5A","5M","5O","5P","5T","5U"],"C":[[["10"],["11","12","13"]]]},"07":{"O":["60","62","65","66","67","68","6C"],"F":["61","63","69","6A","6F","6N","6O","6S","6T","6U","6V","6W","6X","6Y"],"C":[]},"08":{"O":["6F"],"F":[],"C":[]},"09":{"O":["22","24","26"],"F":[],"C":[[["10"],["11","12","13"]]]},"A0":{"O":["A0","A1","A2","A3","A4","A5","A6","A7","A9"],"F":["AA"],"C":[]},"A7":{"O":["A0","A1","A2","A4","A5","A6","A9","AM"],"F":["A3","A7","AA"],"C":[]},"A1":{"O":["60","6G","6H","AB","AC"],"F":["6A"],"C":[]},"A2":{"O":[],"F":[],"C":[]},"A3":{"O":["A1","AJ","AK"],"F":[],"C":[]},"A5":{"O":["AI","AL"],"F":[],"C":[]},"A6":{"O":["80","81","82","83"],"F":["86"],"C":[]},"A9":{"O":["69","80","81","85"],"F":["86"],"C":[]},"AC":{"O":["80","81","82","86"],"F":["AI"],"C":[]},"A4":{"O":["72","73","77","78","7C","7D","7E","7G","7K","7M"],"F":[],"C":[[["70"],["71"]]]},"B0":{"O":["B2","B6","B7","B9","BD","BG","BH","BI","BJ"],"F":["BB"],"C":[[["B0"],["B1"]]]},"B1":{"O":["B0","B2","B7","BB"],"F":[],"C":[]},"A8":{"O":["A1","A4","AA","C2","C3","C4","C6","C7","C8","C9","CA","CB","CC"],"F":["C5"],"C":[]},"C1":{"O":["D0","D1","D2","D3","D4","D5","D8"],"F":[],"C":[]},"C2":{"O":["D6","D7","D8","DY"],"F":["DH","DI","DW"],"C":[[["DB","DC","DD"],["DE"]],[["DQ","DR","DS"],["DT","DU","DV"]]]},"C3":{"O":["D6","D7","D8","DY"],"F":["DH","DW","DX"],"C":[[["DB","DC","DD"],["DE","DF","DG"]],[["DQ","DR","DS"],["DT"]]]},"C4":{"O":["D6","D7","D8","DY"],"F":["DH","DI"],"C":[[["DB","DC","DD"],["DE"]],[["DQ","DR","DS"],["DT","DU","DV","DW"]]]},"C5":{"O":["D7","D9","DA","DY"],"F":["DW","DX"],"C":[[["DJ","DK ","DL"],["DM","DN","DO","DP"]],[["DQ","DR","DS"],["DT"]]]},"C6":{"O":["D6","D7","D8","DE","DF","DG","DT","DY"],"F":["DH","DW","DX"],"C":[]},"B2":{"O":["F0","F1","F2","F3","F4","F5","F6"],"F":[],"C":[]},"L1":{"O":["L0","L1","L2","L3","L4","L5","L6","L7","L8","L9","LA"],"F":[],"C":[]}}</text:p>
          </table:table-cell>
          <table:table-cell table:style-name="ce37" table:number-columns-repeated="47"/>
          <table:table-cell table:number-columns-repeated="974"/>
        </table:table-row>
        <table:table-row table:style-name="ro2">
          <table:table-cell table:style-name="ce34" office:value-type="string" calcext:value-type="string">
            <text:p>JSON: </text:p>
          </table:table-cell>
          <table:table-cell table:style-name="ce35"/>
          <table:table-cell table:style-name="ce34" office:value-type="string" calcext:value-type="string">
            <text:p>{"10":{"O":["50","57","5A","61","62"],"F":["53","54","55","58","59","5M","5O","5P","5T","5U"],"C":[]},"11":{"O":["30","31","32","36","37","38"],"F":["08","35"],"C":[]},"12":{"O":["90","92","94","96"],"F":["91","93","95"],"C":[]},"13":{"O":["60","62","63","67","68","69","6A","6C","6J","6K","6L","6P","6Q","6U","6W","6X"],"F":["61","66","6M","6N","6O","6R","6S","6T","6V","6Y"],"C":[]},"14":{"O":["60","62","A2","AH","AI","AO","AP","AQ","AS","AT","AW","AY","AZ"],"F":["5L","5M","69","6A","AR","AU","AV","AX"],"C":[]},"15":{"O":["55","5N","5Q","5R","5S","5T","61","62","67","69","6A","6L"],"F":["5U","66","6Z"],"C":[[["50","5M"],["5O","5P"]]]},"16":{"O":["60","62","67","69","6O","6Q","G0","G1","G2"],"F":[],"C":[]},"":{"O":[],"F":[],"C":[]},"00":{"O":["20","21","22","23","24","25","26"],"F":["1G","1I","1J","1K"],"C":[[["10"],["11","12","13"]]]},"01":{"O":["22","24","26"],"F":["14","15","16","17","18","19","1A","1B","1C","1D","1E","1F","1G","1H","1I","1J","1K","1L","1M","1N","1O","1P","20","21","23","25","27","28","29","2A","2B","2C","2D"],"C":[[["10"],["11","12","13"]]]},"02":{"O":["22","24","25","26"],"F":["1G","1I","1J","1K","23"],"C":[[["10"],["11","12","13"]]]},"03":{"O":["30","31","32"],"F":["08"],"C":[]},"05":{"O":["08","30","35"],"F":[],"C":[]},"04":{"O":["40","41"],"F":[],"C":[[["10"],["11","12","13"]]]},"06":{"O":["50","53","54","55","58","59"],"F":["57","5A","5M","5O","5P","5T","5U"],"C":[[["10"],["11","12","13"]]]},"07":{"O":["60","62","65","66","67","68","6C"],"F":["61","63","69","6A","6F","6N","6O","6S","6T","6U","6V","6W","6X","6Y"],"C":[]},"08":{"O":["6F"],"F":[],"C":[]},"09":{"O":["22","24","26"],"F":[],"C":[[["10"],["11","12","13"]]]},"A0":{"O":["A0","A1","A2","A3","A4","A5","A6","A7","A9"],"F":["AA"],"C":[]},"A7":{"O":["A0","A1","A2","A4","A5","A6","A9","AM"],"F":["A3","A7","AA"],"C":[]},"A1":{"O":["60","6G","6H","AB","AC"],"F":["6A"],"C":[]},"A2":{"O":[],"F":[],"C":[]},"A3":{"O":["A1","AJ","AK"],"F":[],"C":[]},"A5":{"O":["AI","AL"],"F":[],"C":[]},"A6":{"O":["80","81","82","83"],"F":["86"],"C":[]},"A9":{"O":["69","80","81","85"],"F":["86"],"C":[]},"AC":{"O":["80","81","82","86"],"F":["AI"],"C":[]},"A4":{"O":["72","73","77","78","7C","7D","7E","7G","7K","7M"],"F":[],"C":[[["70"],["71"]]]},"B0":{"O":["B2","B6","B7","B9","BD","BG","BH","BI","BJ"],"F":["BB"],"C":[[["B0"],["B1"]]]},"B1":{"O":["B0","B2","B7","BB"],"F":[],"C":[]},"A8":{"O":["A1","A4","AA","AN","C1","C2","C3","C4","C6","C7","C8","C9","CA","CB","CC"],"F":["C0","C5"],"C":[]},"C1":{"O":["D0","D1","D2","D3","D4","D5","D8"],"F":[],"C":[]},"C2":{"O":["D6","D7","D8","DY"],"F":["DH","DI","DW"],"C":[[["DB","DC","DD"],["DE"]],[["DQ","DR","DS"],["DT","DU","DV"]]]},"C3":{"O":["D6","D7","D8","DY"],"F":["DH","DW","DX"],"C":[[["DB","DC","DD"],["DE","DF","DG"]],[["DQ","DR","DS"],["DT"]]]},"C4":{"O":["D6","D7","D8","DY"],"F":["DH","DI"],"C":[[["DB","DC","DD"],["DE"]],[["DQ","DR","DS"],["DT","DU","DV","DW"]]]},"C5":{"O":["D7","D9","DA","DY"],"F":["DW","DX"],"C":[[["DJ","DK ","DL"],["DM","DN","DO","DP"]],[["DQ","DR","DS"],["DT"]]]},"C6":{"O":["D6","D7","D8","DE","DF","DG","DT","DY"],"F":["DH","DW","DX"],"C":[]},"B2":{"O":["F0","F1","F2","F3","F4","F5","F6"],"F":[],"C":[]},"L1":{"O":["L0","L1","L2","L3","L4","L5","L6","L7","L8","L9","LA"],"F":[],"C":[]}}</text:p>
          </table:table-cell>
          <table:table-cell table:style-name="ce37" table:number-columns-repeated="47"/>
          <table:table-cell table:number-columns-repeated="974"/>
        </table:table-row>
        <table:table-row table:style-name="ro2">
          <table:table-cell table:style-name="ce34" office:value-type="string" calcext:value-type="string">
            <text:p>JSON: </text:p>
          </table:table-cell>
          <table:table-cell table:style-name="ce35"/>
          <table:table-cell table:style-name="ce34" office:value-type="string" calcext:value-type="string">
            <text:p>{"10":{"O":["50","57","5A","61","62"],"F":["01","02","03","04","05","06","07","08","09","0A","0B","0C","53","54","55","58","59","5B","5C","5D","5E","5F","5G","5H","5I","5J","5K","5L","5M","5N","5O","5P","5Q","5R","5S","5T","5U"],"C":[]},"11":{"O":["30","31","32","36","37","38"],"F":["01","02","03","04","05","06","07","08","09","0A","0B","0C","33","34","35","39"],"C":[]},"12":{"O":["90","92","94","96"],"F":["01","02","03","04","05","06","07","08","09","0A","0B","0C","91","93","95"],"C":[]},"13":{"O":["60","62","63","67","68","69","6A","6C","6J","6K","6L","6P","6Q","6U","6W","6X"],"F":["01","02","03","04","05","06","07","08","09","0A","0B","0C","61","64","65","66","6B","6D","6E","6F","6G","6H","6I","6M","6N","6O","6R","6S","6T","6V","6Y","6Z"],"C":[]},"14":{"O":["60","62","A2","AH","AI","AO","AP","AQ","AS","AT","AW","AY","AZ"],"F":["01","02","03","04","05","06","07","08","09","0A","0B","0C","5L","5M","69","6A","A0","A1","A3","A4","A5","A6","A7","A8","A9","AA","AB","AC","AD","AE","AF","AG","AJ","AK","AL","AM","AN","AR","AU","AV","AX","C0","C1","C2","C3","C4","C5","C6","C7","C8","C9","CA","CB","CC"],"C":[]},"15":{"O":["55","5N","5Q","5R","5S","5T","61","62","67","69","6A","6L"],"F":["01","02","03","04","05","06","07","08","09","0A","0B","0C","5B","5C","5D","5E","5F","5G","5H","5I","5J","5K","5L","5U","66","6Z"],"C":[[["50","5M"],["5O","5P"]]]},"16":{"O":["60","62","67","69","6O","6Q","G0","G1","G2"],"F":["01","02","03","04","05","06","07","08","09","0A","0B","0C"],"C":[]},"":{"O":[],"F":[],"C":[]},"00":{"O":["20","21","22","23","24","25","26"],"F":["01","02","03","04","05","06","07","08","09","0A","0B","0C","1G","1I","1J","1K"],"C":[[["10"],["11","12","13"]]]},"01":{"O":["22","24","26"],"F":["01","02","03","04","05","06","07","08","09","0A","0B","0C","14","15","16","17","18","19","1A","1B","1C","1D","1E","1F","1G","1H","1I","1J","1K","1L","1M","1N","1O","1P","20","21","23","25","27","28","29","2A","2B","2C","2D"],"C":[[["10"],["11","12","13"]]]},"02":{"O":["22","24","25","26"],"F":["01","02","03","04","05","06","07","08","09","0A","0B","0C","1G","1I","1J","1K","23"],"C":[[["10"],["11","12","13"]]]},"03":{"O":["30","31","32"],"F":["01","02","03","04","05","06","07","08","09","0A","0B","0C","33","34","35","36","37","38","39"],"C":[]},"05":{"O":["08","30","35"],"F":["01","02","03","04","05","06","07","09","0A","0B","0C","31","32","33","34","36","37","38","39"],"C":[]},"04":{"O":["40","41"],"F":["01","02","03","04","05","06","07","08","09","0A","0B","0C","42","43","44"],"C":[[["10"],["11","12","13"]]]},"06":{"O":["50","53","54","55","58","59"],"F":["01","02","03","04","05","06","07","08","09","0A","0B","0C","51","52","56","57","5A","5B","5C","5D","5E","5F","5G","5H","5I","5J","5K","5L","5M","5N","5O","5P","5Q","5R","5S","5T","5U"],"C":[[["10"],["11","12","13"]]]},"07":{"O":["60","62","65","66","67","68","6C"],"F":["01","02","03","04","05","06","07","08","09","0A","0B","0C","61","63","64","69","6A","6B","6D","6E","6F","6G","6H","6I","6J","6K","6L","6M","6N","6O","6P","6Q","6R","6S","6T","6U","6V","6W","6X","6Y","6Z"],"C":[]},"08":{"O":["6F"],"F":["01","02","03","04","05","06","07","08","09","0A","0B","0C","60","61","62","63","64","65","66","67","68","69","6A","6B","6C","6D","6E","6G","6H","6I","6J","6K","6L","6M","6N","6O","6P","6Q","6R","6S","6T","6U","6V","6W","6X","6Y","6Z"],"C":[]},"09":{"O":["22","24","26"],"F":["01","02","03","04","05","06","07","08","09","0A","0B","0C"],"C":[[["10"],["11","12","13"]]]},"A0":{"O":["A0","A1","A2","A3","A4","A5","A6","A7","A9"],"F":["01","02","03","04","05","06","07","08","09","0A","0B","0C","A8","AA","AB","AC","AD","AE","AF","AG","AH","AI","AJ","AK","AL","AM","AN","AO","AP","AQ","AR","AS","AT","AU","AV","AW","AX","AY","AZ","C0","C1","C2","C3","C4","C5","C6","C7","C8","C9","CA","CB","CC"],"C":[]},"A7":{"O":["A0","A1","A2","A4","A5","A6","A9","AM"],"F":["01","02","03","04","05","06","07","08","09","0A","0B","0C","A3","A7","A8","AA","AB","AC","AD","AE","AF","AG","AH","AI","AJ","AK","AL","AN","AO","AP","AQ","AR","AS","AT","AU","AV","AW","AX","AY","AZ","C0","C1","C2","C3","C4","C5","C6","C7","C8","C9","CA","CB","CC"],"C":[]},"A1":{"O":["60","6G","6H","AB","AC"],"F":["01","02","03","04","05","06","07","08","09","0A","0B","0C","6A","A0","A1","A2","A3","A4","A5","A6","A7","A8","A9","AA","AD","AE","AF","AG","AH","AI","AJ","AK","AL","AM","AN","AO","AP","AQ","AR","AS","AT","AU","AV","AW","AX","AY","AZ","C0","C1","C2","C3","C4","C5","C6","C7","C8","C9","CA","CB","CC"],"C":[]},"A2":{"O":[],"F":["01","02","03","04","05","06","07","08","09","0A","0B","0C","A0","A1","A2","A3","A4","A5","A6","A7","A8","A9","AA","AB","AC","AD","AE","AF","AG","AH","AI","AJ","AK","AL","AM","AN","AO","AP","AQ","AR","AS","AT","AU","AV","AW","AX","AY","AZ","C0","C1","C2","C3","C4","C5","C6","C7","C8","C9","CA","CB","CC"],"C":[]},"A3":{"O":["A1","AJ","AK"],"F":["01","02","03","04","05","06","07","08","09","0A","0B","0C","A0","A2","A3","A4","A5","A6","A7","A8","A9","AA","AB","AC","AD","AE","AF","AG","AH","AI","AL","AM","AN","AO","AP","AQ","AR","AS","AT","AU","AV","AW","AX","AY","AZ","C0","C1","C2","C3","C4","C5","C6","C7","C8","C9","CA","CB","CC"],"C":[]},"A5":{"O":["AI","AL"],"F":["01","02","03","04","05","06","07","08","09","0A","0B","0C","A0","A1","A2","A3","A4","A5","A6","A7","A8","A9","AA","AB","AC","AD","AE","AF","AG","AH","AJ","AK","AM","AN","AO","AP","AQ","AR","AS","AT","AU","AV","AW","AX","AY","AZ","C0","C1","C2","C3","C4","C5","C6","C7","C8","C9","CA","CB","CC"],"C":[]},"A6":{"O":["80","81","82","83"],"F":["01","02","03","04","05","06","07","08","09","0A","0B","0C","84","85","86"],"C":[]},"A9":{"O":["69","80","81","85"],"F":["01","02","03","04","05","06","07","08","09","0A","0B","0C","82","83","84","86"],"C":[]},"AC":{"O":["80","81","82","86"],"F":["01","02","03","04","05","06","07","08","09","0A","0B","0C","83","84","85","AI"],"C":[]},"A4":{"O":["72","73","77","78","7C","7D","7E","7G","7K","7M"],"F":["01","02","03","04","05","06","07","08","09","0A","0B","0C","74","75","76","79","7A","7B","7F","7H","7I","7J","7L","7N"],"C":[[["70"],["71"]]]},"B0":{"O":["B2","B6","B7","B9","BD","BG","BH","BI","BJ"],"F":["01","02","03","04","05","06","07","08","09","0A","0B","0C","B3","B4","B5","B8","BA","BB","BC","BE","BF","BK"],"C":[[["B0"],["B1"]]]},"B1":{"O":["B0","B2","B7","BB"],"F":["01","02","03","04","05","06","07","08","09","0A","0B","0C","B1","B3","B4","B5","B6","B8","B9","BA","BC","BD","BE","BF","BG","BH","BI","BJ","BK"],"C":[]},"A8":{"O":["A1","A4","AA","AN","C1","C2","C3","C4","C6","C7","C8","C9","CA","CB","CC"],"F":["01","02","03","04","05","06","07","08","09","0A","0B","0C","A0","A2","A3","A5","A6","A7","A8","A9","AB","AC","AD","AE","AF","AG","AH","AI","AJ","AK","AL","AM","AO","AP","AQ","AR","AS","AT","AU","AV","AW","AX","AY","AZ","C0","C5"],"C":[]},"C1":{"O":["D0","D1","D2","D3","D4","D5","D8"],"F":["01","02","03","04","05","06","07","08","09","0A","0B","0C"],"C":[]},"C2":{"O":["D6","D7","D8","DY"],"F":["01","02","03","04","05","06","07","08","09","0A","0B","0C","DH","DI","DW"],"C":[[["DB","DC","DD"],["DE"]],[["DQ","DR","DS"],["DT","DU","DV"]]]},"C3":{"O":["D6","D7","D8","DY"],"F":["01","02","03","04","05","06","07","08","09","0A","0B","0C","DH","DW","DX"],"C":[[["DB","DC","DD"],["DE","DF","DG"]],[["DQ","DR","DS"],["DT"]]]},"C4":{"O":["D6","D7","D8","DY"],"F":["01","02","03","04","05","06","07","08","09","0A","0B","0C","DH","DI"],"C":[[["DB","DC","DD"],["DE"]],[["DQ","DR","DS"],["DT","DU","DV","DW"]]]},"C5":{"O":["D7","D9","DA","DY"],"F":["01","02","03","04","05","06","07","08","09","0A","0B","0C","DW","DX"],"C":[[["DJ","DK ","DL"],["DM","DN","DO","DP"]],[["DQ","DR","DS"],["DT"]]]},"C6":{"O":["D6","D7","D8","DE","DF","DG","DT","DY"],"F":["01","02","03","04","05","06","07","08","09","0A","0B","0C","DH","DW","DX"],"C":[]},"B2":{"O":["F0","F1","F2","F3","F4","F5","F6"],"F":["01","02","03","04","05","06","07","08","09","0A","0B","0C"],"C":[]},"L1":{"O":["L0","L1","L2","L3","L4","L5","L6","L7","L8","L9","LA"],"F":["01","02","03","04","05","06","07","08","09","0A","0B","0C"],"C":[]}}</text:p>
          </table:table-cell>
          <table:table-cell table:style-name="ce37" table:number-columns-repeated="47"/>
          <table:table-cell table:number-columns-repeated="974"/>
        </table:table-row>
        <table:table-row table:style-name="ro2">
          <table:table-cell table:style-name="ce34" office:value-type="string" calcext:value-type="string">
            <text:p>JSON: </text:p>
          </table:table-cell>
          <table:table-cell table:style-name="ce35"/>
          <table:table-cell table:style-name="ce34" office:value-type="string" calcext:value-type="string">
            <text:p>{"10":{"O":["50","57","5A","61","62"],"F":["01","02","03","04","05","06","07","08","09","0A","0B","0C","53","54","55","58","59","5B","5C","5D","5E","5F","5G","5H","5I","5J","5K","5L","5M","5N","5O","5P","5Q","5R","5S","5T","5U"],"C":[]},"11":{"O":["30","31","32","36","37","38"],"F":["01","02","03","04","05","06","07","08","09","0A","0B","0C","33","34","35","39"],"C":[]},"12":{"O":["90","92","94","96"],"F":["01","02","03","04","05","06","07","08","09","0A","0B","0C","91","93","95"],"C":[]},"13":{"O":["60","62","63","67","68","69","6A","6C","6J","6K","6L","6P","6Q","6U","6W","6X"],"F":["01","02","03","04","05","06","07","08","09","0A","0B","0C","61","64","65","66","6B","6D","6E","6F","6G","6H","6I","6M","6N","6O","6R","6S","6T","6V","6Y","6Z"],"C":[]},"14":{"O":["60","62","A2","AH","AI","AO","AP","AQ","AS","AT","AW","AY","AZ"],"F":["01","02","03","04","05","06","07","08","09","0A","0B","0C","5L","5M","69","6A","A0","A1","A3","A4","A5","A6","A7","A8","A9","AA","AB","AC","AD","AE","AF","AG","AJ","AK","AL","AM","AN","AR","AU","AV","AX","C0","C1","C2","C3","C4","C5","C6","C7","C8","C9","CA","CB","CC"],"C":[]},"15":{"O":["55","5N","5Q","5R","5S","5T","61","62","67","69","6A","6L"],"F":["01","02","03","04","05","06","07","08","09","0A","0B","0C","5B","5C","5D","5E","5F","5G","5H","5I","5J","5K","5L","5U","66","6Z"],"C":[[["50","5M"],["5O","5P"]]]},"16":{"O":["60","62","67","69","6O","6Q","G0","G1","G2"],"F":["01","02","03","04","05","06","07","08","09","0A","0B","0C"],"C":[]},"":{"O":[],"F":[],"C":[]},"00":{"O":["20","21","22","23","24","25","26"],"F":["01","02","03","04","05","06","07","08","09","0A","0B","0C","1G","1I","1J","1K"],"C":[[["10"],["11","12","13"]]]},"01":{"O":["22","24","26"],"F":["01","02","03","04","05","06","07","08","09","0A","0B","0C","14","15","16","17","18","19","1A","1B","1C","1D","1E","1F","1G","1H","1I","1J","1K","1L","1M","1N","1O","1P","20","21","23","25","27","28","29","2A","2B","2C","2D"],"C":[[["10"],["11","12","13"]]]},"02":{"O":["22","24","25","26"],"F":["01","02","03","04","05","06","07","08","09","0A","0B","0C","1G","1I","1J","1K","23"],"C":[[["10"],["11","12","13"]]]},"03":{"O":["30","31","32"],"F":["01","02","03","04","05","06","07","08","09","0A","0B","0C","33","34","35","36","37","38","39"],"C":[]},"05":{"O":["08","30","35"],"F":["01","02","03","04","05","06","07","09","0A","0B","0C","31","32","33","34","36","37","38","39"],"C":[]},"04":{"O":["40","41"],"F":["01","02","03","04","05","06","07","08","09","0A","0B","0C","42","43","44"],"C":[[["10"],["11","12","13"]]]},"06":{"O":["50","53","54","55","58","59"],"F":["01","02","03","04","05","06","07","08","09","0A","0B","0C","51","52","56","57","5A","5B","5C","5D","5E","5F","5G","5H","5I","5J","5K","5L","5M","5N","5O","5P","5Q","5R","5S","5T","5U"],"C":[[["10"],["11","12","13"]]]},"07":{"O":["60","62","65","66","67","68","6C"],"F":["01","02","03","04","05","06","07","08","09","0A","0B","0C","61","63","64","69","6A","6B","6D","6E","6F","6G","6H","6I","6J","6K","6L","6M","6N","6O","6P","6Q","6R","6S","6T","6U","6V","6W","6X","6Y","6Z"],"C":[]},"08":{"O":["6F"],"F":["01","02","03","04","05","06","07","08","09","0A","0B","0C","60","61","62","63","64","65","66","67","68","69","6A","6B","6C","6D","6E","6G","6H","6I","6J","6K","6L","6M","6N","6O","6P","6Q","6R","6S","6T","6U","6V","6W","6X","6Y","6Z"],"C":[]},"09":{"O":["22","24","26"],"F":["01","02","03","04","05","06","07","08","09","0A","0B","0C"],"C":[[["10"],["11","12","13"]]]},"A0":{"O":["A0","A1","A2","A3","A4","A5","A6","A7","A9"],"F":["01","02","03","04","05","06","07","08","09","0A","0B","0C","A8","AA","AB","AC","AD","AE","AF","AG","AH","AI","AJ","AK","AL","AM","AN","AO","AP","AQ","AR","AS","AT","AU","AV","AW","AX","AY","AZ","C0","C1","C2","C3","C4","C5","C6","C7","C8","C9","CA","CB","CC"],"C":[]},"A7":{"O":["A0","A1","A2","A4","A5","A6","A9","AM"],"F":["01","02","03","04","05","06","07","08","09","0A","0B","0C","A3","A7","A8","AA","AB","AC","AD","AE","AF","AG","AH","AI","AJ","AK","AL","AN","AO","AP","AQ","AR","AS","AT","AU","AV","AW","AX","AY","AZ","C0","C1","C2","C3","C4","C5","C6","C7","C8","C9","CA","CB","CC"],"C":[]},"A1":{"O":["60","6G","6H","AB","AC"],"F":["01","02","03","04","05","06","07","08","09","0A","0B","0C","6A","A0","A1","A2","A3","A4","A5","A6","A7","A8","A9","AA","AD","AE","AF","AG","AH","AI","AJ","AK","AL","AM","AN","AO","AP","AQ","AR","AS","AT","AU","AV","AW","AX","AY","AZ","C0","C1","C2","C3","C4","C5","C6","C7","C8","C9","CA","CB","CC"],"C":[]},"A2":{"O":[],"F":["01","02","03","04","05","06","07","08","09","0A","0B","0C","A0","A1","A2","A3","A4","A5","A6","A7","A8","A9","AA","AB","AC","AD","AE","AF","AG","AH","AI","AJ","AK","AL","AM","AN","AO","AP","AQ","AR","AS","AT","AU","AV","AW","AX","AY","AZ","C0","C1","C2","C3","C4","C5","C6","C7","C8","C9","CA","CB","CC"],"C":[]},"A3":{"O":["A1","AJ","AK"],"F":["01","02","03","04","05","06","07","08","09","0A","0B","0C","A0","A2","A3","A4","A5","A6","A7","A8","A9","AA","AB","AC","AD","AE","AF","AG","AH","AI","AL","AM","AN","AO","AP","AQ","AR","AS","AT","AU","AV","AW","AX","AY","AZ","C0","C1","C2","C3","C4","C5","C6","C7","C8","C9","CA","CB","CC"],"C":[]},"A5":{"O":["AI","AL"],"F":["01","02","03","04","05","06","07","08","09","0A","0B","0C","A0","A1","A2","A3","A4","A5","A6","A7","A8","A9","AA","AB","AC","AD","AE","AF","AG","AH","AJ","AK","AM","AN","AO","AP","AQ","AR","AS","AT","AU","AV","AW","AX","AY","AZ","C0","C1","C2","C3","C4","C5","C6","C7","C8","C9","CA","CB","CC"],"C":[]},"A6":{"O":["80","81","82","83"],"F":["01","02","03","04","05","06","07","08","09","0A","0B","0C","84","85","86"],"C":[]},"A9":{"O":["69","80","81","85"],"F":["01","02","03","04","05","06","07","08","09","0A","0B","0C","82","83","84","86"],"C":[]},"AC":{"O":["80","81","82","86"],"F":["01","02","03","04","05","06","07","08","09","0A","0B","0C","83","84","85","AI"],"C":[]},"A4":{"O":["72","73","77","78","7C","7D","7E","7G","7K","7M"],"F":["01","02","03","04","05","06","07","08","09","0A","0B","0C","74","75","76","79","7A","7B","7F","7H","7I","7J","7L","7N"],"C":[[["70"],["71"]]]},"B0":{"O":["B2","B6","B7","B9","BD","BG","BH","BI","BJ"],"F":["01","02","03","04","05","06","07","08","09","0A","0B","0C","B3","B4","B5","B8","BA","BB","BC","BE","BF","BK"],"C":[[["B0"],["B1"]]]},"B1":{"O":["B0","B2","B7","BB"],"F":["01","02","03","04","05","06","07","08","09","0A","0B","0C","B1","B3","B4","B5","B6","B8","B9","BA","BC","BD","BE","BF","BG","BH","BI","BJ","BK"],"C":[]},"A8":{"O":["A1","A4","AA","AN","C1","C2","C3","C4","C6","C7","C8","C9","CA","CB","CC"],"F":["01","02","03","04","05","06","07","08","09","0A","0B","0C","A0","A2","A3","A5","A6","A7","A8","A9","AB","AC","AD","AE","AF","AG","AH","AI","AJ","AK","AL","AM","AO","AP","AQ","AR","AS","AT","AU","AV","AW","AX","AY","AZ","C0","C5"],"C":[]},"C1":{"O":["D0","D1","D2","D3","D4","D5","D8"],"F":["01","02","03","04","05","06","07","08","09","0A","0B","0C"],"C":[]},"C2":{"O":["D6","D7","D8","DY"],"F":["01","02","03","04","05","06","07","08","09","0A","0B","0C","DH","DI","DW"],"C":[[["DB","DC","DD"],["DE"]],[["DQ","DR","DS"],["DT","DU","DV"]]]},"C3":{"O":["D6","D7","D8","DY"],"F":["01","02","03","04","05","06","07","08","09","0A","0B","0C","DH","DW","DX"],"C":[[["DB","DC","DD"],["DE","DF","DG"]],[["DQ","DR","DS"],["DT"]]]},"C4":{"O":["D6","D7","D8","DY"],"F":["01","02","03","04","05","06","07","08","09","0A","0B","0C","DH","DI"],"C":[[["DB","DC","DD"],["DE"]],[["DQ","DR","DS"],["DT","DU","DV","DW"]]]},"C5":{"O":["D7","D9","DA","DY"],"F":["01","02","03","04","05","06","07","08","09","0A","0B","0C","DW","DX"],"C":[[["DJ","DK ","DL"],["DM","DN","DO","DP"]],[["DQ","DR","DS"],["DT"]]]},"C6":{"O":["D6","D7","D8","DE","DF","DG","DT","DY"],"F":["01","02","03","04","05","06","07","08","09","0A","0B","0C","DH","DW","DX"],"C":[]},"B2":{"O":["F0","F1","F2","F3","F4","F5","F6"],"F":["01","02","03","04","05","06","07","08","09","0A","0B","0C"],"C":[]},"L1":{"O":["L0","L1","L2","L3","L4","L5","L6","L7","L8","L9","LA"],"F":["01","02","03","04","05","06","07","08","09","0A","0B","0C"],"C":[]}}</text:p>
          </table:table-cell>
          <table:table-cell table:style-name="ce37" table:number-columns-repeated="47"/>
          <table:table-cell table:number-columns-repeated="974"/>
        </table:table-row>
        <table:table-row table:style-name="ro2">
          <table:table-cell table:style-name="ce34" office:value-type="string" calcext:value-type="string">
            <text:p>JSON: </text:p>
          </table:table-cell>
          <table:table-cell table:style-name="ce35"/>
          <table:table-cell table:style-name="ce34" office:value-type="string" calcext:value-type="string">
            <text:p>{"10":{"O":["50","57","5A","61","62"],"F":["01","02","03","04","05","06","07","08","09","0A","0B","0C","53","54","55","58","59","5B","5C","5D","5E","5F","5G","5H","5I","5J","5K","5L","5M","5N","5O","5P","5Q","5R","5S","5T","5U"],"C":[]},"11":{"O":["30","31","32","36","37","38"],"F":["01","02","03","04","05","06","07","08","09","0A","0B","0C","33","34","35","39"],"C":[]},"12":{"O":["90","92","94","96"],"F":["01","02","03","04","05","06","07","08","09","0A","0B","0C","91","93","95"],"C":[]},"13":{"O":["60","62","63","67","68","69","6A","6C","6J","6K","6L","6P","6Q","6U","6W","6X"],"F":["01","02","03","04","05","06","07","08","09","0A","0B","0C","61","64","65","66","6B","6D","6E","6F","6G","6H","6I","6M","6N","6O","6R","6S","6T","6V","6Y","6Z"],"C":[]},"14":{"O":["60","62","A2","AH","AI","AO","AP","AQ","AS","AT","AW","AY","AZ"],"F":["01","02","03","04","05","06","07","08","09","0A","0B","0C","5L","5M","69","6A","A0","A1","A3","A4","A5","A6","A7","A8","A9","AA","AB","AC","AD","AE","AF","AG","AJ","AK","AL","AM","AN","AR","AU","AV","AX","C0","C1","C2","C3","C4","C5","C6","C7","C8","C9","CA","CB","CC"],"C":[]},"15":{"O":["55","5N","5Q","5R","5S","5T","61","62","67","69","6A","6L"],"F":["01","02","03","04","05","06","07","08","09","0A","0B","0C","5B","5C","5D","5E","5F","5G","5H","5I","5J","5K","5L","5U","66","6Z"],"C":[[["50","5M"],["5O","5P"]]]},"16":{"O":["60","62","67","69","6O","6Q","G0","G1","G2"],"F":["01","02","03","04","05","06","07","08","09","0A","0B","0C"],"C":[]},"":{"O":[],"F":[],"C":[]},"00":{"O":["20","21","22","23","24","25","26"],"F":["01","02","03","04","05","06","07","08","09","0A","0B","0C","1G","1I","1J","1K"],"C":[[["10"],["11","12","13"]]]},"01":{"O":["22","24","26"],"F":["01","02","03","04","05","06","07","08","09","0A","0B","0C","14","15","16","17","18","19","1A","1B","1C","1D","1E","1F","1G","1H","1I","1J","1K","1L","1M","1N","1O","1P","20","21","23","25","27","28","29","2A","2B","2C","2D"],"C":[[["10"],["11","12","13"]]]},"02":{"O":["22","24","25","26"],"F":["01","02","03","04","05","06","07","08","09","0A","0B","0C","1G","1I","1J","1K","23"],"C":[[["10"],["11","12","13"]]]},"03":{"O":["30","31","32"],"F":["01","02","03","04","05","06","07","08","09","0A","0B","0C","33","34","35","36","37","38","39"],"C":[]},"05":{"O":["08","30","35"],"F":["01","02","03","04","05","06","07","09","0A","0B","0C","31","32","33","34","36","37","38","39"],"C":[]},"04":{"O":["40","41"],"F":["01","02","03","04","05","06","07","08","09","0A","0B","0C","42","43","44"],"C":[[["10"],["11","12","13"]]]},"06":{"O":["50","53","54","55","58","59"],"F":["01","02","03","04","05","06","07","08","09","0A","0B","0C","51","52","56","57","5A","5B","5C","5D","5E","5F","5G","5H","5I","5J","5K","5L","5M","5N","5O","5P","5Q","5R","5S","5T","5U"],"C":[[["10"],["11","12","13"]]]},"07":{"O":["60","62","65","66","67","68","6C"],"F":["01","02","03","04","05","06","07","08","09","0A","0B","0C","61","63","64","69","6A","6B","6D","6E","6F","6G","6H","6I","6J","6K","6L","6M","6N","6O","6P","6Q","6R","6S","6T","6U","6V","6W","6X","6Y","6Z"],"C":[]},"08":{"O":["6F"],"F":["01","02","03","04","05","06","07","08","09","0A","0B","0C","60","61","62","63","64","65","66","67","68","69","6A","6B","6C","6D","6E","6G","6H","6I","6J","6K","6L","6M","6N","6O","6P","6Q","6R","6S","6T","6U","6V","6W","6X","6Y","6Z"],"C":[]},"09":{"O":["22","24","26"],"F":["01","02","03","04","05","06","07","08","09","0A","0B","0C"],"C":[[["10"],["11","12","13"]]]},"A0":{"O":["A0","A1","A2","A3","A4","A5","A6","A7","A9"],"F":["01","02","03","04","05","06","07","08","09","0A","0B","0C","A8","AA","AB","AC","AD","AE","AF","AG","AH","AI","AJ","AK","AL","AM","AN","AO","AP","AQ","AR","AS","AT","AU","AV","AW","AX","AY","AZ","C0","C1","C2","C3","C4","C5","C6","C7","C8","C9","CA","CB","CC"],"C":[]},"A7":{"O":["A0","A1","A2","A4","A5","A6","A9","AM"],"F":["01","02","03","04","05","06","07","08","09","0A","0B","0C","A3","A7","A8","AA","AB","AC","AD","AE","AF","AG","AH","AI","AJ","AK","AL","AN","AO","AP","AQ","AR","AS","AT","AU","AV","AW","AX","AY","AZ","C0","C1","C2","C3","C4","C5","C6","C7","C8","C9","CA","CB","CC"],"C":[]},"A1":{"O":["60","6G","6H","AB","AC"],"F":["01","02","03","04","05","06","07","08","09","0A","0B","0C","6A","A0","A1","A2","A3","A4","A5","A6","A7","A8","A9","AA","AD","AE","AF","AG","AH","AI","AJ","AK","AL","AM","AN","AO","AP","AQ","AR","AS","AT","AU","AV","AW","AX","AY","AZ","C0","C1","C2","C3","C4","C5","C6","C7","C8","C9","CA","CB","CC"],"C":[]},"AA":{"O":["60","69","6A","6G","6H","AC","E0","E1"],"F":["01","02","03","04","05","06","07","08","09","0A","0B","0C","AD","AE","E2","E3"],"C":[]},"AB":{"O":["09","60","69","6A","6G","6H","AC","E4","E5","E8"],"F":["01","02","03","04","05","06","07","08","0A","0B","0C","AG","E6","E7"],"C":[]},"A2":{"O":[],"F":["01","02","03","04","05","06","07","08","09","0A","0B","0C","A0","A1","A2","A3","A4","A5","A6","A7","A8","A9","AA","AB","AC","AD","AE","AF","AG","AH","AI","AJ","AK","AL","AM","AN","AO","AP","AQ","AR","AS","AT","AU","AV","AW","AX","AY","AZ","C0","C1","C2","C3","C4","C5","C6","C7","C8","C9","CA","CB","CC"],"C":[]},"A3":{"O":["A1","AJ","AK"],"F":["01","02","03","04","05","06","07","08","09","0A","0B","0C","A0","A2","A3","A4","A5","A6","A7","A8","A9","AA","AB","AC","AD","AE","AF","AG","AH","AI","AL","AM","AN","AO","AP","AQ","AR","AS","AT","AU","AV","AW","AX","AY","AZ","C0","C1","C2","C3","C4","C5","C6","C7","C8","C9","CA","CB","CC"],"C":[]},"A5":{"O":["AI","AL"],"F":["01","02","03","04","05","06","07","08","09","0A","0B","0C","A0","A1","A2","A3","A4","A5","A6","A7","A8","A9","AA","AB","AC","AD","AE","AF","AG","AH","AJ","AK","AM","AN","AO","AP","AQ","AR","AS","AT","AU","AV","AW","AX","AY","AZ","C0","C1","C2","C3","C4","C5","C6","C7","C8","C9","CA","CB","CC"],"C":[]},"A6":{"O":["80","81","82","83"],"F":["01","02","03","04","05","06","07","08","09","0A","0B","0C","84","85","86"],"C":[]},"A9":{"O":["69","80","81","85"],"F":["01","02","03","04","05","06","07","08","09","0A","0B","0C","82","83","84","86"],"C":[]},"AC":{"O":["80","81","82","86"],"F":["01","02","03","04","05","06","07","08","09","0A","0B","0C","83","84","85","AI"],"C":[]},"A4":{"O":["72","73","77","78","7C","7D","7E","7G","7K","7M"],"F":["01","02","03","04","05","06","07","08","09","0A","0B","0C","74","75","76","79","7A","7B","7F","7H","7I","7J","7L","7N"],"C":[[["70"],["71"]]]},"B0":{"O":["B2","B6","B7","B9","BD","BG","BH","BI","BJ"],"F":["01","02","03","04","05","06","07","08","09","0A","0B","0C","B3","B4","B5","B8","BA","BB","BC","BE","BF","BK"],"C":[[["B0"],["B1"]]]},"B1":{"O":["B0","B2","B7","BB"],"F":["01","02","03","04","05","06","07","08","09","0A","0B","0C","B1","B3","B4","B5","B6","B8","B9","BA","BC","BD","BE","BF","BG","BH","BI","BJ","BK"],"C":[]},"A8":{"O":["A1","A4","AA","AN","C1","C2","C3","C4","C6","C7","C8","C9","CA","CB","CC"],"F":["01","02","03","04","05","06","07","08","09","0A","0B","0C","A0","A2","A3","A5","A6","A7","A8","A9","AB","AC","AD","AE","AF","AG","AH","AI","AJ","AK","AL","AM","AO","AP","AQ","AR","AS","AT","AU","AV","AW","AX","AY","AZ","C0","C5"],"C":[]},"C1":{"O":["D0","D1","D2","D3","D4","D5","D8"],"F":["01","02","03","04","05","06","07","08","09","0A","0B","0C"],"C":[]},"C2":{"O":["D6","D7","D8","DY"],"F":["01","02","03","04","05","06","07","08","09","0A","0B","0C","DH","DI","DW"],"C":[[["DB","DC","DD"],["DE"]],[["DQ","DR","DS"],["DT","DU","DV"]]]},"C3":{"O":["D6","D7","D8","DY"],"F":["01","02","03","04","05","06","07","08","09","0A","0B","0C","DH","DW","DX"],"C":[[["DB","DC","DD"],["DE","DF","DG"]],[["DQ","DR","DS"],["DT"]]]},"C4":{"O":["D6","D7","D8","DY"],"F":["01","02","03","04","05","06","07","08","09","0A","0B","0C","DH","DI"],"C":[[["DB","DC","DD"],["DE"]],[["DQ","DR","DS"],["DT","DU","DV","DW"]]]},"C5":{"O":["D7","D9","DA","DY"],"F":["01","02","03","04","05","06","07","08","09","0A","0B","0C","DW","DX"],"C":[[["DJ","DK ","DL"],["DM","DN","DO","DP"]],[["DQ","DR","DS"],["DT"]]]},"C6":{"O":["D6","D7","D8","DE","DF","DG","DT","DY"],"F":["01","02","03","04","05","06","07","08","09","0A","0B","0C","DH","DW","DX"],"C":[]},"B2":{"O":["F0","F1","F2","F3","F4","F5","F6"],"F":["01","02","03","04","05","06","07","08","09","0A","0B","0C"],"C":[]},"L1":{"O":["L0","L1","L2","L3","L4","L5","L6","L7","L8","L9","LA"],"F":["01","02","03","04","05","06","07","08","09","0A","0B","0C"],"C":[]}}</text:p>
          </table:table-cell>
          <table:table-cell table:style-name="ce37" table:number-columns-repeated="47"/>
          <table:table-cell table:number-columns-repeated="974"/>
        </table:table-row>
        <table:table-row table:style-name="ro2">
          <table:table-cell table:style-name="ce34" office:value-type="string" calcext:value-type="string">
            <text:p>JSON: </text:p>
          </table:table-cell>
          <table:table-cell table:style-name="ce35"/>
          <table:table-cell table:style-name="ce34" office:value-type="string" calcext:value-type="string">
            <text:p>{"10":{"O":["50","57","5A","61","62"],"F":["01","02","03","04","05","06","07","08","09","0A","0B","0C","53","54","55","58","59","5B","5C","5D","5E","5F","5G","5H","5I","5J","5K","5L","5M","5N","5O","5P","5Q","5R","5S","5T","5U"],"C":[]},"11":{"O":["30","31","32","36","37","38"],"F":["01","02","03","04","05","06","07","08","09","0A","0B","0C","33","34","35","39"],"C":[]},"12":{"O":["90","92","94","96"],"F":["01","02","03","04","05","06","07","08","09","0A","0B","0C","91","93","95"],"C":[]},"13":{"O":["60","62","63","67","68","69","6A","6C","6J","6K","6L","6P","6Q","6U","6W","6X"],"F":["01","02","03","04","05","06","07","08","09","0A","0B","0C","61","64","65","66","6B","6D","6E","6F","6G","6H","6I","6M","6N","6O","6R","6S","6T","6V","6Y","6Z"],"C":[]},"14":{"O":["60","62","A2","AH","AI","AO","AP","AQ","AS","AT","AW","AY","AZ"],"F":["01","02","03","04","05","06","07","08","09","0A","0B","0C","5L","5M","69","6A","A0","A1","A3","A4","A5","A6","A7","A8","A9","AA","AB","AC","AD","AE","AF","AG","AJ","AK","AL","AM","AN","AR","AU","AV","AX","C0","C1","C2","C3","C4","C5","C6","C7","C8","C9","CA","CB","CC"],"C":[]},"15":{"O":["55","5N","5Q","5R","5S","5T","61","62","67","69","6A","6L"],"F":["01","02","03","04","05","06","07","08","09","0A","0B","0C","5B","5C","5D","5E","5F","5G","5H","5I","5J","5K","5L","5U","66","6Z"],"C":[[["50","5M"],["5O","5P"]]]},"16":{"O":["60","62","67","69","6O","6Q","G0","G1","G2"],"F":["01","02","03","04","05","06","07","08","09","0A","0B","0C"],"C":[]},"":{"O":[],"F":[],"C":[]},"00":{"O":["20","21","22","23","24","25","26"],"F":["01","02","03","04","05","06","07","08","09","0A","0B","0C","1G","1I","1J","1K"],"C":[[["10"],["11","12","13"]]]},"01":{"O":["22","24","26"],"F":["01","02","03","04","05","06","07","08","09","0A","0B","0C","14","15","16","17","18","19","1A","1B","1C","1D","1E","1F","1G","1H","1I","1J","1K","1L","1M","1N","1O","1P","20","21","23","25","27","28","29","2A","2B","2C","2D"],"C":[[["10"],["11","12","13"]]]},"02":{"O":["22","24","25","26"],"F":["01","02","03","04","05","06","07","08","09","0A","0B","0C","1G","1I","1J","1K","23"],"C":[[["10"],["11","12","13"]]]},"03":{"O":["30","31","32"],"F":["01","02","03","04","05","06","07","08","09","0A","0B","0C","33","34","35","36","37","38","39"],"C":[]},"05":{"O":["08","30","35"],"F":["01","02","03","04","05","06","07","09","0A","0B","0C","31","32","33","34","36","37","38","39"],"C":[]},"04":{"O":["40","41"],"F":["01","02","03","04","05","06","07","08","09","0A","0B","0C","42","43","44"],"C":[[["10"],["11","12","13"]]]},"06":{"O":["50","53","54","55","58","59"],"F":["01","02","03","04","05","06","07","08","09","0A","0B","0C","51","52","56","57","5A","5B","5C","5D","5E","5F","5G","5H","5I","5J","5K","5L","5M","5N","5O","5P","5Q","5R","5S","5T","5U"],"C":[[["10"],["11","12","13"]]]},"07":{"O":["60","62","65","66","67","68","6C"],"F":["01","02","03","04","05","06","07","08","09","0A","0B","0C","61","63","64","69","6A","6B","6D","6E","6F","6G","6H","6I","6J","6K","6L","6M","6N","6O","6P","6Q","6R","6S","6T","6U","6V","6W","6X","6Y","6Z"],"C":[]},"08":{"O":["6F"],"F":["01","02","03","04","05","06","07","08","09","0A","0B","0C","60","61","62","63","64","65","66","67","68","69","6A","6B","6C","6D","6E","6G","6H","6I","6J","6K","6L","6M","6N","6O","6P","6Q","6R","6S","6T","6U","6V","6W","6X","6Y","6Z"],"C":[]},"09":{"O":["22","24","26"],"F":["01","02","03","04","05","06","07","08","09","0A","0B","0C"],"C":[[["10"],["11","12","13"]]]},"A0":{"O":["A0","A1","A2","A3","A4","A5","A6","A7","A9"],"F":["01","02","03","04","05","06","07","08","09","0A","0B","0C","A8","AA","AB","AC","AD","AE","AF","AG","AH","AI","AJ","AK","AL","AM","AN","AO","AP","AQ","AR","AS","AT","AU","AV","AW","AX","AY","AZ","C0","C1","C2","C3","C4","C5","C6","C7","C8","C9","CA","CB","CC"],"C":[]},"A7":{"O":["A0","A1","A2","A4","A5","A6","A9","AM"],"F":["01","02","03","04","05","06","07","08","09","0A","0B","0C","A3","A7","A8","AA","AB","AC","AD","AE","AF","AG","AH","AI","AJ","AK","AL","AN","AO","AP","AQ","AR","AS","AT","AU","AV","AW","AX","AY","AZ","C0","C1","C2","C3","C4","C5","C6","C7","C8","C9","CA","CB","CC"],"C":[]},"A1":{"O":["60","6G","6H","AB","AC"],"F":["01","02","03","04","05","06","07","08","09","0A","0B","0C","6A","A0","A1","A2","A3","A4","A5","A6","A7","A8","A9","AA","AD","AE","AF","AG","AH","AI","AJ","AK","AL","AM","AN","AO","AP","AQ","AR","AS","AT","AU","AV","AW","AX","AY","AZ","C0","C1","C2","C3","C4","C5","C6","C7","C8","C9","CA","CB","CC"],"C":[]},"AA":{"O":["60","69","6A","6G","6H","AC","E0","E1"],"F":["01","02","03","04","05","06","07","08","09","0A","0B","0C","AD","AE","E2","E3"],"C":[]},"AB":{"O":["09","60","69","6A","6G","6H","AC","E4","E5","E8"],"F":["01","02","03","04","05","06","07","08","0A","0B","0C","AG","E6","E7"],"C":[]},"A2":{"O":[],"F":["01","02","03","04","05","06","07","08","09","0A","0B","0C","A0","A1","A2","A3","A4","A5","A6","A7","A8","A9","AA","AB","AC","AD","AE","AF","AG","AH","AI","AJ","AK","AL","AM","AN","AO","AP","AQ","AR","AS","AT","AU","AV","AW","AX","AY","AZ","C0","C1","C2","C3","C4","C5","C6","C7","C8","C9","CA","CB","CC"],"C":[]},"A3":{"O":["A1","AJ","AK"],"F":["01","02","03","04","05","06","07","08","09","0A","0B","0C","A0","A2","A3","A4","A5","A6","A7","A8","A9","AA","AB","AC","AD","AE","AF","AG","AH","AI","AL","AM","AN","AO","AP","AQ","AR","AS","AT","AU","AV","AW","AX","AY","AZ","C0","C1","C2","C3","C4","C5","C6","C7","C8","C9","CA","CB","CC"],"C":[]},"A5":{"O":["AI","AL"],"F":["01","02","03","04","05","06","07","08","09","0A","0B","0C","A0","A1","A2","A3","A4","A5","A6","A7","A8","A9","AA","AB","AC","AD","AE","AF","AG","AH","AJ","AK","AM","AN","AO","AP","AQ","AR","AS","AT","AU","AV","AW","AX","AY","AZ","C0","C1","C2","C3","C4","C5","C6","C7","C8","C9","CA","CB","CC"],"C":[]},"A6":{"O":["80","81","82","83"],"F":["01","02","03","04","05","06","07","08","09","0A","0B","0C","84","85","86"],"C":[]},"A9":{"O":["69","80","81","85"],"F":["01","02","03","04","05","06","07","08","09","0A","0B","0C","82","83","84","86"],"C":[]},"AC":{"O":["80","81","82","86"],"F":["01","02","03","04","05","06","07","08","09","0A","0B","0C","83","84","85","AI"],"C":[]},"A4":{"O":["72","73","77","78","7C","7D","7E","7G","7K","7M"],"F":["01","02","03","04","05","06","07","08","09","0A","0B","0C","74","75","76","79","7A","7B","7F","7H","7I","7J","7L","7N"],"C":[[["70"],["71"]]]},"B0":{"O":["B2","B6","B7","B9","BD","BG","BH","BI","BJ"],"F":["01","02","03","04","05","06","07","08","09","0A","0B","0C","B3","B4","B5","B8","BA","BB","BC","BE","BF","BK"],"C":[[["B0"],["B1"]]]},"B1":{"O":["B0","B2","B7","BB"],"F":["01","02","03","04","05","06","07","08","09","0A","0B","0C","B1","B3","B4","B5","B6","B8","B9","BA","BC","BD","BE","BF","BG","BH","BI","BJ","BK"],"C":[]},"A8":{"O":["A1","A4","AA","AN","C1","C2","C3","C4","C6","C7","C8","C9","CA","CB","CC"],"F":["01","02","03","04","05","06","07","08","09","0A","0B","0C","A0","A2","A3","A5","A6","A7","A8","A9","AB","AC","AD","AE","AF","AG","AH","AI","AJ","AK","AL","AM","AO","AP","AQ","AR","AS","AT","AU","AV","AW","AX","AY","AZ","C0","C5"],"C":[]},"C1":{"O":["D0","D1","D2","D3","D4","D5","D8"],"F":["01","02","03","04","05","06","07","08","09","0A","0B","0C"],"C":[]},"C2":{"O":["D6","D7","D8","DY"],"F":["01","02","03","04","05","06","07","08","09","0A","0B","0C","DH","DI","DW"],"C":[[["DB","DC","DD"],["DE"]],[["DQ","DR","DS"],["DT","DU","DV"]]]},"C3":{"O":["D6","D7","D8","DY"],"F":["01","02","03","04","05","06","07","08","09","0A","0B","0C","DH","DW","DX"],"C":[[["DB","DC","DD"],["DE","DF","DG"]],[["DQ","DR","DS"],["DT"]]]},"C4":{"O":["D6","D7","D8","DY"],"F":["01","02","03","04","05","06","07","08","09","0A","0B","0C","DH","DI"],"C":[[["DB","DC","DD"],["DE"]],[["DQ","DR","DS"],["DT","DU","DV","DW"]]]},"C5":{"O":["D7","D9","DA","DY"],"F":["01","02","03","04","05","06","07","08","09","0A","0B","0C","DW","DX"],"C":[[["DJ","DK ","DL"],["DM","DN","DO","DP"]],[["DQ","DR","DS"],["DT"]]]},"C6":{"O":["D6","D7","D8","DE","DF","DG","DT","DY"],"F":["01","02","03","04","05","06","07","08","09","0A","0B","0C","DH","DW","DX"],"C":[]},"B2":{"O":["F0","F1","F2","F3","F4","F5","F6"],"F":["01","02","03","04","05","06","07","08","09","0A","0B","0C"],"C":[]},"L1":{"O":["L0","L1","L2","L3","L4","L5","L6","L7","L8","L9","LA"],"F":["01","02","03","04","05","06","07","08","09","0A","0B","0C"],"C":[]}}</text:p>
          </table:table-cell>
          <table:table-cell table:style-name="ce37" table:number-columns-repeated="47"/>
          <table:table-cell table:number-columns-repeated="974"/>
        </table:table-row>
        <table:table-row table:style-name="ro2" table:number-rows-repeated="46">
          <table:table-cell table:style-name="ce37"/>
          <table:table-cell table:style-name="ce35"/>
          <table:table-cell table:style-name="ce37" table:number-columns-repeated="48"/>
          <table:table-cell table:number-columns-repeated="974"/>
        </table:table-row>
        <table:table-row table:style-name="ro2">
          <table:table-cell table:style-name="ce37" table:number-columns-repeated="50"/>
          <table:table-cell table:number-columns-repeated="974"/>
        </table:table-row>
        <table:table-row table:style-name="ro2" table:number-rows-repeated="626">
          <table:table-cell table:style-name="ce37" table:number-columns-repeated="50"/>
          <table:table-cell table:number-columns-repeated="974"/>
        </table:table-row>
        <table:table-row table:style-name="ro1" table:number-rows-repeated="1047576">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Times New Roman&quot;" svg:font-family="'&quot;Times New Roman&quot;'"/>
    <style:font-face style:name="Arial" svg:font-family="Arial"/>
    <style:font-face style:name="Roboto" svg:font-family="Roboto"/>
    <style:font-face style:name="Times New Roman" svg:font-family="'Times New Roman'"/>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17">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README" style:display-name="PageStyle_README" style:page-layout-name="Mpm3">
      <style:header style:display="false"/>
      <style:header-left style:display="false"/>
      <style:footer style:display="false"/>
      <style:footer-left style:display="false"/>
    </style:master-page>
    <style:master-page style:name="PageStyle_5f_Section_20_6" style:display-name="PageStyle_Section 6" style:page-layout-name="Mpm3">
      <style:header style:display="false"/>
      <style:header-left style:display="false"/>
      <style:footer style:display="false"/>
      <style:footer-left style:display="false"/>
    </style:master-page>
    <style:master-page style:name="PageStyle_5f_Section_20_7" style:display-name="PageStyle_Section 7" style:page-layout-name="Mpm3">
      <style:header style:display="false"/>
      <style:header-left style:display="false"/>
      <style:footer style:display="false"/>
      <style:footer-left style:display="false"/>
    </style:master-page>
    <style:master-page style:name="PageStyle_5f_Section_20_8" style:display-name="PageStyle_Section 8"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cell-count="5619" meta:object-count="0"/>
    <meta:generator>LibreOfficeDev/6.0.5.2$Linux_X86_64 LibreOffice_project/</meta:generator>
  </office:meta>
</office:document-meta>
</file>